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whole-program</text:p>
          </table:table-cell>
          <table:table-cell office:value-type="string" calcext:value-type="string">
            <text:p>strlen</text:p>
          </table:table-cell>
          <table:table-cell office:value-type="string" calcext:value-type="string">
            <text:p>phicprop</text:p>
          </table:table-cell>
          <table:table-cell office:value-type="string" calcext:value-type="string">
            <text:p>reassoc</text:p>
          </table:table-cell>
          <table:table-cell office:value-type="string" calcext:value-type="string">
            <text:p>widening_mul</text:p>
          </table:table-cell>
          <table:table-cell office:value-type="string" calcext:value-type="string">
            <text:p>pure-const</text:p>
          </table:table-cell>
          <table:table-cell office:value-type="string" calcext:value-type="string">
            <text:p>ehdisp</text:p>
          </table:table-cell>
          <table:table-cell office:value-type="string" calcext:value-type="string">
            <text:p>stdarg</text:p>
          </table:table-cell>
          <table:table-cell office:value-type="string" calcext:value-type="string">
            <text:p>aprefetch</text:p>
          </table:table-cell>
          <table:table-cell office:value-type="string" calcext:value-type="string">
            <text:p>cdtor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pta</text:p>
          </table:table-cell>
          <table:table-cell office:value-type="string" calcext:value-type="string">
            <text:p>tailr</text:p>
          </table:table-cell>
          <table:table-cell office:value-type="string" calcext:value-type="string">
            <text:p>fnsplit</text:p>
          </table:table-cell>
          <table:table-cell office:value-type="string" calcext:value-type="string">
            <text:p>loopinit</text:p>
          </table:table-cell>
          <table:table-cell office:value-type="string" calcext:value-type="string">
            <text:p>ckdd</text:p>
          </table:table-cell>
          <table:table-cell office:value-type="string" calcext:value-type="string">
            <text:p>recip</text:p>
          </table:table-cell>
          <table:table-cell office:value-type="string" calcext:value-type="string">
            <text:p>profile_estimate</text:p>
          </table:table-cell>
          <table:table-cell office:value-type="string" calcext:value-type="string">
            <text:p>ehcleanup</text:p>
          </table:table-cell>
          <table:table-cell office:value-type="string" calcext:value-type="string">
            <text:p>isolate-paths</text:p>
          </table:table-cell>
          <table:table-cell office:value-type="string" calcext:value-type="string">
            <text:p>esra</text:p>
          </table:table-cell>
          <table:table-cell office:value-type="string" calcext:value-type="string">
            <text:p>crited</text:p>
          </table:table-cell>
          <table:table-cell office:value-type="string" calcext:value-type="string">
            <text:p>slsr</text:p>
          </table:table-cell>
          <table:table-cell office:value-type="string" calcext:value-type="string">
            <text:p>ifcombine</text:p>
          </table:table-cell>
          <table:table-cell office:value-type="string" calcext:value-type="string">
            <text:p>loopdon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forwprop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dce</text:p>
          </table:table-cell>
          <table:table-cell office:value-type="string" calcext:value-type="string">
            <text:p>tmipa</text:p>
          </table:table-cell>
          <table:table-cell office:value-type="string" calcext:value-type="string">
            <text:p>ldist</text:p>
          </table:table-cell>
          <table:table-cell office:value-type="string" calcext:value-type="string">
            <text:p>ivopts</text:p>
          </table:table-cell>
          <table:table-cell office:value-type="string" calcext:value-type="string">
            <text:p>mergephi</text:p>
          </table:table-cell>
          <table:table-cell office:value-type="string" calcext:value-type="string">
            <text:p>graphite0</text:p>
          </table:table-cell>
          <table:table-cell office:value-type="string" calcext:value-type="string">
            <text:p>tracer</text:p>
          </table:table-cell>
          <table:table-cell office:value-type="string" calcext:value-type="string">
            <text:p>pcom</text:p>
          </table:table-cell>
          <table:table-cell office:value-type="string" calcext:value-type="string">
            <text:p>retslot</text:p>
          </table:table-cell>
          <table:table-cell office:value-type="string" calcext:value-type="string">
            <text:p>einline</text:p>
          </table:table-cell>
          <table:table-cell office:value-type="string" calcext:value-type="string">
            <text:p>cselim</text:p>
          </table:table-cell>
          <table:table-cell office:value-type="string" calcext:value-type="string">
            <text:p>vrp</text:p>
          </table:table-cell>
          <table:table-cell office:value-type="string" calcext:value-type="string">
            <text:p>release_ssa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ivcanon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dse</text:p>
          </table:table-cell>
          <table:table-cell office:value-type="string" calcext:value-type="string">
            <text:p>switchconv</text:p>
          </table:table-cell>
          <table:table-cell office:value-type="string" calcext:value-type="string">
            <text:p>static-var</text:p>
          </table:table-cell>
          <table:table-cell office:value-type="string" calcext:value-type="string">
            <text:p>cddce</text:p>
          </table:table-cell>
          <table:table-cell office:value-type="string" calcext:value-type="string">
            <text:p>inline</text:p>
          </table:table-cell>
          <table:table-cell office:value-type="string" calcext:value-type="string">
            <text:p>cdce</text:p>
          </table:table-cell>
          <table:table-cell office:value-type="string" calcext:value-type="string">
            <text:p>sccp</text:p>
          </table:table-cell>
          <table:table-cell office:value-type="string" calcext:value-type="string">
            <text:p>uninit</text:p>
          </table:table-cell>
          <table:table-cell office:value-type="string" calcext:value-type="string">
            <text:p>ealias</text:p>
          </table:table-cell>
          <table:table-cell office:value-type="string" calcext:value-type="string">
            <text:p>parloops</text:p>
          </table:table-cell>
          <table:table-cell office:value-type="string" calcext:value-type="string">
            <text:p>tailc</text:p>
          </table:table-cell>
          <table:table-cell office:value-type="string" calcext:value-type="string">
            <text:p>ifcvt</text:p>
          </table:table-cell>
          <table:table-cell office:value-type="string" calcext:value-type="string">
            <text:p>simdclone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copyprop</text:p>
          </table:table-cell>
          <table:table-cell office:value-type="string" calcext:value-type="string">
            <text:p>objs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early_optimizations</text:p>
          </table:table-cell>
          <table:table-cell office:value-type="string" calcext:value-type="string">
            <text:p>sincos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inline_param</text:p>
          </table:table-cell>
          <table:table-cell office:value-type="string" calcext:value-type="string">
            <text:p>cunroll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phiprop</text:p>
          </table:table-cell>
          <table:table-cell office:value-type="string" calcext:value-type="string">
            <text:p>copyrename</text:p>
          </table:table-cell>
          <table:table-cell office:value-type="string" calcext:value-type="string">
            <text:p>veclower2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emutls</text:p>
          </table:table-cell>
          <table:table-cell office:value-type="string" calcext:value-type="string">
            <text:p>dceloop</text:p>
          </table:table-cell>
          <table:table-cell office:value-type="string" calcext:value-type="string">
            <text:p>phiopt</text:p>
          </table:table-cell>
          <table:table-cell office:value-type="string" calcext:value-type="string">
            <text:p>bswap</text:p>
          </table:table-cell>
          <table:table-cell office:value-type="string" calcext:value-type="string">
            <text:p>cunrolli</text:p>
          </table:table-cell>
          <table:table-cell office:value-type="string" calcext:value-type="string">
            <text:p>local-pure-const</text:p>
          </table:table-cell>
          <table:table-cell office:value-type="string" calcext:value-type="string">
            <text:p>devirt</text:p>
          </table:table-cell>
          <table:table-cell office:value-type="string" calcext:value-type="string">
            <text:p>increase_alignment</text:p>
          </table:table-cell>
          <table:table-cell office:value-type="string" calcext:value-type="string">
            <text:p>eipa_sra</text:p>
          </table:table-cell>
          <table:table-cell office:value-type="string" calcext:value-type="string">
            <text:p>unswitch</text:p>
          </table:table-cell>
          <table:table-cell office:value-type="string" calcext:value-type="string">
            <text:p>slp</text:p>
          </table:table-cell>
        </table:table-row>
        <table:table-row table:style-name="ro1">
          <table:table-cell office:value-type="string" calcext:value-type="string">
            <text:p>dijkstra</text:p>
          </table:table-cell>
          <table:table-cell office:value-type="float" office:value="-0.106611024814117" calcext:value-type="float">
            <text:p>-0.1066110248</text:p>
          </table:table-cell>
          <table:table-cell office:value-type="float" office:value="0.241801751662429" calcext:value-type="float">
            <text:p>0.2418017517</text:p>
          </table:table-cell>
          <table:table-cell office:value-type="float" office:value="-0.0346259567631728" calcext:value-type="float">
            <text:p>-0.0346259568</text:p>
          </table:table-cell>
          <table:table-cell office:value-type="float" office:value="0.496181326324545" calcext:value-type="float">
            <text:p>0.4961813263</text:p>
          </table:table-cell>
          <table:table-cell office:value-type="float" office:value="-0.725509261014557" calcext:value-type="float">
            <text:p>-0.725509261</text:p>
          </table:table-cell>
          <table:table-cell office:value-type="float" office:value="0.0852446029965057" calcext:value-type="float">
            <text:p>0.085244603</text:p>
          </table:table-cell>
          <table:table-cell office:value-type="float" office:value="-0.728087103136924" calcext:value-type="float">
            <text:p>-0.7280871031</text:p>
          </table:table-cell>
          <table:table-cell office:value-type="float" office:value="-0.0864504658117781" calcext:value-type="float">
            <text:p>-0.0864504658</text:p>
          </table:table-cell>
          <table:table-cell office:value-type="float" office:value="-0.207359600272209" calcext:value-type="float">
            <text:p>-0.2073596003</text:p>
          </table:table-cell>
          <table:table-cell office:value-type="float" office:value="0.00561083067834572" calcext:value-type="float">
            <text:p>0.0056108307</text:p>
          </table:table-cell>
          <table:table-cell office:value-type="float" office:value="-0.0984825611543535" calcext:value-type="float">
            <text:p>-0.0984825612</text:p>
          </table:table-cell>
          <table:table-cell office:value-type="float" office:value="0.0788559932310185" calcext:value-type="float">
            <text:p>0.0788559932</text:p>
          </table:table-cell>
          <table:table-cell office:value-type="float" office:value="-0.0659557472650126" calcext:value-type="float">
            <text:p>-0.0659557473</text:p>
          </table:table-cell>
          <table:table-cell office:value-type="float" office:value="-0.275912117292745" calcext:value-type="float">
            <text:p>-0.2759121173</text:p>
          </table:table-cell>
          <table:table-cell office:value-type="float" office:value="-0.342384208672353" calcext:value-type="float">
            <text:p>-0.3423842087</text:p>
          </table:table-cell>
          <table:table-cell office:value-type="float" office:value="-0.0512924265719475" calcext:value-type="float">
            <text:p>-0.0512924266</text:p>
          </table:table-cell>
          <table:table-cell office:value-type="float" office:value="0.1709324016657" calcext:value-type="float">
            <text:p>0.1709324017</text:p>
          </table:table-cell>
          <table:table-cell office:value-type="float" office:value="-1.35444890485719" calcext:value-type="float">
            <text:p>-1.3544489049</text:p>
          </table:table-cell>
          <table:table-cell office:value-type="float" office:value="-0.292862075904069" calcext:value-type="float">
            <text:p>-0.2928620759</text:p>
          </table:table-cell>
          <table:table-cell office:value-type="float" office:value="0.064803580667045" calcext:value-type="float">
            <text:p>0.0648035807</text:p>
          </table:table-cell>
          <table:table-cell office:value-type="float" office:value="-0.40624356287765" calcext:value-type="float">
            <text:p>-0.4062435629</text:p>
          </table:table-cell>
          <table:table-cell office:value-type="float" office:value="0.478923600357907" calcext:value-type="float">
            <text:p>0.4789236004</text:p>
          </table:table-cell>
          <table:table-cell office:value-type="float" office:value="-0.10107264118578" calcext:value-type="float">
            <text:p>-0.1010726412</text:p>
          </table:table-cell>
          <table:table-cell office:value-type="float" office:value="0.199185663990113" calcext:value-type="float">
            <text:p>0.199185664</text:p>
          </table:table-cell>
          <table:table-cell office:value-type="float" office:value="-0.327306385035618" calcext:value-type="float">
            <text:p>-0.327306385</text:p>
          </table:table-cell>
          <table:table-cell office:value-type="float" office:value="-0.772527150328543" calcext:value-type="float">
            <text:p>-0.7725271503</text:p>
          </table:table-cell>
          <table:table-cell office:value-type="float" office:value="-0.929069570778504" calcext:value-type="float">
            <text:p>-0.9290695708</text:p>
          </table:table-cell>
          <table:table-cell office:value-type="float" office:value="0.250149343928446" calcext:value-type="float">
            <text:p>0.2501493439</text:p>
          </table:table-cell>
          <table:table-cell office:value-type="float" office:value="-0.240942704434871" calcext:value-type="float">
            <text:p>-0.2409427044</text:p>
          </table:table-cell>
          <table:table-cell office:value-type="float" office:value="0.140915097816301" calcext:value-type="float">
            <text:p>0.1409150978</text:p>
          </table:table-cell>
          <table:table-cell office:value-type="float" office:value="-0.35618018182846" calcext:value-type="float">
            <text:p>-0.3561801818</text:p>
          </table:table-cell>
          <table:table-cell office:value-type="float" office:value="-0.303454915582564" calcext:value-type="float">
            <text:p>-0.3034549156</text:p>
          </table:table-cell>
          <table:table-cell office:value-type="float" office:value="0.595820761843348" calcext:value-type="float">
            <text:p>0.5958207618</text:p>
          </table:table-cell>
          <table:table-cell office:value-type="float" office:value="-0.32472489113135" calcext:value-type="float">
            <text:p>-0.3247248911</text:p>
          </table:table-cell>
          <table:table-cell office:value-type="float" office:value="-0.570285616173424" calcext:value-type="float">
            <text:p>-0.5702856162</text:p>
          </table:table-cell>
          <table:table-cell office:value-type="float" office:value="0.087061082162109" calcext:value-type="float">
            <text:p>0.0870610822</text:p>
          </table:table-cell>
          <table:table-cell office:value-type="float" office:value="-0.57198317952516" calcext:value-type="float">
            <text:p>-0.5719831795</text:p>
          </table:table-cell>
          <table:table-cell office:value-type="float" office:value="0.0307142324721594" calcext:value-type="float">
            <text:p>0.0307142325</text:p>
          </table:table-cell>
          <table:table-cell office:value-type="float" office:value="-0.666037697798436" calcext:value-type="float">
            <text:p>-0.6660376978</text:p>
          </table:table-cell>
          <table:table-cell office:value-type="float" office:value="0.282511600019191" calcext:value-type="float">
            <text:p>0.2825116</text:p>
          </table:table-cell>
          <table:table-cell office:value-type="float" office:value="0.0223639882018031" calcext:value-type="float">
            <text:p>0.0223639882</text:p>
          </table:table-cell>
          <table:table-cell office:value-type="float" office:value="-0.288939161755009" calcext:value-type="float">
            <text:p>-0.2889391618</text:p>
          </table:table-cell>
          <table:table-cell office:value-type="float" office:value="-0.241671827605055" calcext:value-type="float">
            <text:p>-0.2416718276</text:p>
          </table:table-cell>
          <table:table-cell office:value-type="float" office:value="-0.0554562493879906" calcext:value-type="float">
            <text:p>-0.0554562494</text:p>
          </table:table-cell>
          <table:table-cell office:value-type="float" office:value="0.311174012086926" calcext:value-type="float">
            <text:p>0.3111740121</text:p>
          </table:table-cell>
          <table:table-cell office:value-type="float" office:value="-0.758758286781432" calcext:value-type="float">
            <text:p>-0.7587582868</text:p>
          </table:table-cell>
          <table:table-cell office:value-type="float" office:value="-0.381799180712854" calcext:value-type="float">
            <text:p>-0.3817991807</text:p>
          </table:table-cell>
          <table:table-cell office:value-type="float" office:value="-0.257300549281865" calcext:value-type="float">
            <text:p>-0.2573005493</text:p>
          </table:table-cell>
          <table:table-cell office:value-type="float" office:value="-0.0764404315761741" calcext:value-type="float">
            <text:p>-0.0764404316</text:p>
          </table:table-cell>
          <table:table-cell office:value-type="float" office:value="-0.374090458669247" calcext:value-type="float">
            <text:p>-0.3740904587</text:p>
          </table:table-cell>
          <table:table-cell office:value-type="float" office:value="0.247897919089822" calcext:value-type="float">
            <text:p>0.2478979191</text:p>
          </table:table-cell>
          <table:table-cell office:value-type="float" office:value="0.228190322466022" calcext:value-type="float">
            <text:p>0.2281903225</text:p>
          </table:table-cell>
          <table:table-cell office:value-type="float" office:value="-0.07829556766562" calcext:value-type="float">
            <text:p>-0.0782955677</text:p>
          </table:table-cell>
          <table:table-cell office:value-type="float" office:value="-0.295407055660475" calcext:value-type="float">
            <text:p>-0.2954070557</text:p>
          </table:table-cell>
          <table:table-cell office:value-type="float" office:value="0.18865554067866" calcext:value-type="float">
            <text:p>0.1886555407</text:p>
          </table:table-cell>
          <table:table-cell office:value-type="float" office:value="-0.145567969382135" calcext:value-type="float">
            <text:p>-0.1455679694</text:p>
          </table:table-cell>
          <table:table-cell office:value-type="float" office:value="-0.205401773952976" calcext:value-type="float">
            <text:p>-0.205401774</text:p>
          </table:table-cell>
          <table:table-cell office:value-type="float" office:value="0.240852093282312" calcext:value-type="float">
            <text:p>0.2408520933</text:p>
          </table:table-cell>
          <table:table-cell office:value-type="float" office:value="-0.199715354942901" calcext:value-type="float">
            <text:p>-0.1997153549</text:p>
          </table:table-cell>
          <table:table-cell office:value-type="float" office:value="-0.0559203235176044" calcext:value-type="float">
            <text:p>-0.0559203235</text:p>
          </table:table-cell>
          <table:table-cell office:value-type="float" office:value="-0.0987095441673112" calcext:value-type="float">
            <text:p>-0.0987095442</text:p>
          </table:table-cell>
          <table:table-cell office:value-type="float" office:value="-1.88213536361716" calcext:value-type="float">
            <text:p>-1.8821353636</text:p>
          </table:table-cell>
          <table:table-cell office:value-type="float" office:value="1.38559502440016" calcext:value-type="float">
            <text:p>1.3855950244</text:p>
          </table:table-cell>
          <table:table-cell office:value-type="float" office:value="-1.53681945762043" calcext:value-type="float">
            <text:p>-1.5368194576</text:p>
          </table:table-cell>
          <table:table-cell office:value-type="float" office:value="0.17618708690187" calcext:value-type="float">
            <text:p>0.1761870869</text:p>
          </table:table-cell>
          <table:table-cell office:value-type="float" office:value="0.518987149540131" calcext:value-type="float">
            <text:p>0.5189871495</text:p>
          </table:table-cell>
          <table:table-cell office:value-type="float" office:value="0.120104842761815" calcext:value-type="float">
            <text:p>0.1201048428</text:p>
          </table:table-cell>
          <table:table-cell office:value-type="float" office:value="-0.0944378773166889" calcext:value-type="float">
            <text:p>-0.0944378773</text:p>
          </table:table-cell>
          <table:table-cell office:value-type="float" office:value="-0.0023155868500895" calcext:value-type="float">
            <text:p>-0.0023155869</text:p>
          </table:table-cell>
          <table:table-cell office:value-type="float" office:value="2.06529787900246" calcext:value-type="float">
            <text:p>2.065297879</text:p>
          </table:table-cell>
          <table:table-cell office:value-type="float" office:value="0.223762043235136" calcext:value-type="float">
            <text:p>0.2237620432</text:p>
          </table:table-cell>
          <table:table-cell office:value-type="float" office:value="0.0597292781560175" calcext:value-type="float">
            <text:p>0.0597292782</text:p>
          </table:table-cell>
          <table:table-cell office:value-type="float" office:value="-0.649518978972189" calcext:value-type="float">
            <text:p>-0.649518979</text:p>
          </table:table-cell>
          <table:table-cell office:value-type="float" office:value="-0.0592090461262681" calcext:value-type="float">
            <text:p>-0.0592090461</text:p>
          </table:table-cell>
          <table:table-cell office:value-type="float" office:value="-0.356142695205403" calcext:value-type="float">
            <text:p>-0.3561426952</text:p>
          </table:table-cell>
          <table:table-cell office:value-type="float" office:value="-0.410433007205804" calcext:value-type="float">
            <text:p>-0.4104330072</text:p>
          </table:table-cell>
          <table:table-cell office:value-type="float" office:value="0.663497370891813" calcext:value-type="float">
            <text:p>0.6634973709</text:p>
          </table:table-cell>
          <table:table-cell office:value-type="float" office:value="-0.842200628503153" calcext:value-type="float">
            <text:p>-0.8422006285</text:p>
          </table:table-cell>
          <table:table-cell office:value-type="float" office:value="-0.525400281116583" calcext:value-type="float">
            <text:p>-0.5254002811</text:p>
          </table:table-cell>
          <table:table-cell office:value-type="float" office:value="-0.292872103931286" calcext:value-type="float">
            <text:p>-0.2928721039</text:p>
          </table:table-cell>
          <table:table-cell office:value-type="float" office:value="-0.0388008892191724" calcext:value-type="float">
            <text:p>-0.0388008892</text:p>
          </table:table-cell>
          <table:table-cell office:value-type="float" office:value="0.578432110276425" calcext:value-type="float">
            <text:p>0.5784321103</text:p>
          </table:table-cell>
          <table:table-cell office:value-type="float" office:value="-0.0695520910648304" calcext:value-type="float">
            <text:p>-0.0695520911</text:p>
          </table:table-cell>
          <table:table-cell office:value-type="float" office:value="-0.276585685389833" calcext:value-type="float">
            <text:p>-0.2765856854</text:p>
          </table:table-cell>
          <table:table-cell office:value-type="float" office:value="-0.671339800818506" calcext:value-type="float">
            <text:p>-0.6713398008</text:p>
          </table:table-cell>
          <table:table-cell office:value-type="float" office:value="-0.481521632930459" calcext:value-type="float">
            <text:p>-0.4815216329</text:p>
          </table:table-cell>
        </table:table-row>
        <table:table-row table:style-name="ro1">
          <table:table-cell office:value-type="string" calcext:value-type="string">
            <text:p>nettle-md5</text:p>
          </table:table-cell>
          <table:table-cell office:value-type="float" office:value="0.718981073981055" calcext:value-type="float">
            <text:p>0.718981074</text:p>
          </table:table-cell>
          <table:table-cell office:value-type="float" office:value="0.0145429936010728" calcext:value-type="float">
            <text:p>0.0145429936</text:p>
          </table:table-cell>
          <table:table-cell office:value-type="float" office:value="0.0982502985466886" calcext:value-type="float">
            <text:p>0.0982502985</text:p>
          </table:table-cell>
          <table:table-cell office:value-type="float" office:value="-7.95986964700199" calcext:value-type="float">
            <text:p>-7.959869647</text:p>
          </table:table-cell>
          <table:table-cell office:value-type="float" office:value="0.463186278248589" calcext:value-type="float">
            <text:p>0.4631862782</text:p>
          </table:table-cell>
          <table:table-cell office:value-type="float" office:value="-0.663391598354132" calcext:value-type="float">
            <text:p>-0.6633915984</text:p>
          </table:table-cell>
          <table:table-cell office:value-type="float" office:value="1.09959460374916" calcext:value-type="float">
            <text:p>1.0995946037</text:p>
          </table:table-cell>
          <table:table-cell office:value-type="float" office:value="0.236766524862281" calcext:value-type="float">
            <text:p>0.2367665249</text:p>
          </table:table-cell>
          <table:table-cell office:value-type="float" office:value="0.220299113962021" calcext:value-type="float">
            <text:p>0.220299114</text:p>
          </table:table-cell>
          <table:table-cell office:value-type="float" office:value="0.141693371330833" calcext:value-type="float">
            <text:p>0.1416933713</text:p>
          </table:table-cell>
          <table:table-cell office:value-type="float" office:value="-0.0029522993632519" calcext:value-type="float">
            <text:p>-0.0029522994</text:p>
          </table:table-cell>
          <table:table-cell office:value-type="float" office:value="-0.711103470206204" calcext:value-type="float">
            <text:p>-0.7111034702</text:p>
          </table:table-cell>
          <table:table-cell office:value-type="float" office:value="0.42972509940675" calcext:value-type="float">
            <text:p>0.4297250994</text:p>
          </table:table-cell>
          <table:table-cell office:value-type="float" office:value="0.560359895337546" calcext:value-type="float">
            <text:p>0.5603598953</text:p>
          </table:table-cell>
          <table:table-cell office:value-type="float" office:value="-0.27344136638066" calcext:value-type="float">
            <text:p>-0.2734413664</text:p>
          </table:table-cell>
          <table:table-cell office:value-type="float" office:value="-0.00665887375592157" calcext:value-type="float">
            <text:p>-0.0066588738</text:p>
          </table:table-cell>
          <table:table-cell office:value-type="float" office:value="-0.0221748154116851" calcext:value-type="float">
            <text:p>-0.0221748154</text:p>
          </table:table-cell>
          <table:table-cell office:value-type="float" office:value="0.106538216752839" calcext:value-type="float">
            <text:p>0.1065382168</text:p>
          </table:table-cell>
          <table:table-cell office:value-type="float" office:value="-1.36761461161472" calcext:value-type="float">
            <text:p>-1.3676146116</text:p>
          </table:table-cell>
          <table:table-cell office:value-type="float" office:value="-0.326470249409101" calcext:value-type="float">
            <text:p>-0.3264702494</text:p>
          </table:table-cell>
          <table:table-cell office:value-type="float" office:value="0.76414669235625" calcext:value-type="float">
            <text:p>0.7641466924</text:p>
          </table:table-cell>
          <table:table-cell office:value-type="float" office:value="-0.777093294280231" calcext:value-type="float">
            <text:p>-0.7770932943</text:p>
          </table:table-cell>
          <table:table-cell office:value-type="float" office:value="-0.172027477217478" calcext:value-type="float">
            <text:p>-0.1720274772</text:p>
          </table:table-cell>
          <table:table-cell office:value-type="float" office:value="-0.197409880704883" calcext:value-type="float">
            <text:p>-0.1974098807</text:p>
          </table:table-cell>
          <table:table-cell office:value-type="float" office:value="-0.252335099116053" calcext:value-type="float">
            <text:p>-0.2523350991</text:p>
          </table:table-cell>
          <table:table-cell office:value-type="float" office:value="0.783852460545617" calcext:value-type="float">
            <text:p>0.7838524605</text:p>
          </table:table-cell>
          <table:table-cell office:value-type="float" office:value="1.9210576539979" calcext:value-type="float">
            <text:p>1.921057654</text:p>
          </table:table-cell>
          <table:table-cell office:value-type="float" office:value="0.577588164590565" calcext:value-type="float">
            <text:p>0.5775881646</text:p>
          </table:table-cell>
          <table:table-cell office:value-type="float" office:value="1.52378958476267" calcext:value-type="float">
            <text:p>1.5237895848</text:p>
          </table:table-cell>
          <table:table-cell office:value-type="float" office:value="0.958885066361348" calcext:value-type="float">
            <text:p>0.9588850664</text:p>
          </table:table-cell>
          <table:table-cell office:value-type="float" office:value="0.308234047533015" calcext:value-type="float">
            <text:p>0.3082340475</text:p>
          </table:table-cell>
          <table:table-cell office:value-type="float" office:value="-1.19928307834733" calcext:value-type="float">
            <text:p>-1.1992830783</text:p>
          </table:table-cell>
          <table:table-cell office:value-type="float" office:value="-0.402185387862137" calcext:value-type="float">
            <text:p>-0.4021853879</text:p>
          </table:table-cell>
          <table:table-cell office:value-type="float" office:value="-0.114386254873311" calcext:value-type="float">
            <text:p>-0.1143862549</text:p>
          </table:table-cell>
          <table:table-cell office:value-type="float" office:value="-0.195366065133838" calcext:value-type="float">
            <text:p>-0.1953660651</text:p>
          </table:table-cell>
          <table:table-cell office:value-type="float" office:value="-0.436310871297643" calcext:value-type="float">
            <text:p>-0.4363108713</text:p>
          </table:table-cell>
          <table:table-cell office:value-type="float" office:value="-0.929689814161481" calcext:value-type="float">
            <text:p>-0.9296898142</text:p>
          </table:table-cell>
          <table:table-cell office:value-type="float" office:value="-1.17632892263347" calcext:value-type="float">
            <text:p>-1.1763289226</text:p>
          </table:table-cell>
          <table:table-cell office:value-type="float" office:value="-0.3975714106677" calcext:value-type="float">
            <text:p>-0.3975714107</text:p>
          </table:table-cell>
          <table:table-cell office:value-type="float" office:value="0.462838554803326" calcext:value-type="float">
            <text:p>0.4628385548</text:p>
          </table:table-cell>
          <table:table-cell office:value-type="float" office:value="0.198224402451328" calcext:value-type="float">
            <text:p>0.1982244025</text:p>
          </table:table-cell>
          <table:table-cell office:value-type="float" office:value="-0.199666020710368" calcext:value-type="float">
            <text:p>-0.1996660207</text:p>
          </table:table-cell>
          <table:table-cell office:value-type="float" office:value="-0.500930654451514" calcext:value-type="float">
            <text:p>-0.5009306545</text:p>
          </table:table-cell>
          <table:table-cell office:value-type="float" office:value="-0.639112365322536" calcext:value-type="float">
            <text:p>-0.6391123653</text:p>
          </table:table-cell>
          <table:table-cell office:value-type="float" office:value="0.221073541161412" calcext:value-type="float">
            <text:p>0.2210735412</text:p>
          </table:table-cell>
          <table:table-cell office:value-type="float" office:value="0.413299999673767" calcext:value-type="float">
            <text:p>0.4132999997</text:p>
          </table:table-cell>
          <table:table-cell office:value-type="float" office:value="1.04151092177876" calcext:value-type="float">
            <text:p>1.0415109218</text:p>
          </table:table-cell>
          <table:table-cell office:value-type="float" office:value="0.190144510935355" calcext:value-type="float">
            <text:p>0.1901445109</text:p>
          </table:table-cell>
          <table:table-cell office:value-type="float" office:value="0.382210580189644" calcext:value-type="float">
            <text:p>0.3822105802</text:p>
          </table:table-cell>
          <table:table-cell office:value-type="float" office:value="0.132354855063864" calcext:value-type="float">
            <text:p>0.1323548551</text:p>
          </table:table-cell>
          <table:table-cell office:value-type="float" office:value="0.2097513847446" calcext:value-type="float">
            <text:p>0.2097513847</text:p>
          </table:table-cell>
          <table:table-cell office:value-type="float" office:value="-0.812377271514371" calcext:value-type="float">
            <text:p>-0.8123772715</text:p>
          </table:table-cell>
          <table:table-cell office:value-type="float" office:value="-0.0340431660071604" calcext:value-type="float">
            <text:p>-0.034043166</text:p>
          </table:table-cell>
          <table:table-cell office:value-type="float" office:value="-1.26311374154632" calcext:value-type="float">
            <text:p>-1.2631137415</text:p>
          </table:table-cell>
          <table:table-cell office:value-type="float" office:value="0.422755064656036" calcext:value-type="float">
            <text:p>0.4227550647</text:p>
          </table:table-cell>
          <table:table-cell office:value-type="float" office:value="0.500632777351945" calcext:value-type="float">
            <text:p>0.5006327774</text:p>
          </table:table-cell>
          <table:table-cell office:value-type="float" office:value="-0.0326999605822461" calcext:value-type="float">
            <text:p>-0.0326999606</text:p>
          </table:table-cell>
          <table:table-cell office:value-type="float" office:value="0.25590347136921" calcext:value-type="float">
            <text:p>0.2559034714</text:p>
          </table:table-cell>
          <table:table-cell office:value-type="float" office:value="-0.109248574207457" calcext:value-type="float">
            <text:p>-0.1092485742</text:p>
          </table:table-cell>
          <table:table-cell office:value-type="float" office:value="1.67504172354304" calcext:value-type="float">
            <text:p>1.6750417235</text:p>
          </table:table-cell>
          <table:table-cell office:value-type="float" office:value="-0.420271047045399" calcext:value-type="float">
            <text:p>-0.420271047</text:p>
          </table:table-cell>
          <table:table-cell office:value-type="float" office:value="0.468651484756179" calcext:value-type="float">
            <text:p>0.4686514848</text:p>
          </table:table-cell>
          <table:table-cell office:value-type="float" office:value="0.0337700081361786" calcext:value-type="float">
            <text:p>0.0337700081</text:p>
          </table:table-cell>
          <table:table-cell office:value-type="float" office:value="0.624707236803346" calcext:value-type="float">
            <text:p>0.6247072368</text:p>
          </table:table-cell>
          <table:table-cell office:value-type="float" office:value="0.287082246840736" calcext:value-type="float">
            <text:p>0.2870822468</text:p>
          </table:table-cell>
          <table:table-cell office:value-type="float" office:value="0.42794746299097" calcext:value-type="float">
            <text:p>0.427947463</text:p>
          </table:table-cell>
          <table:table-cell office:value-type="float" office:value="-1.49694354548116" calcext:value-type="float">
            <text:p>-1.4969435455</text:p>
          </table:table-cell>
          <table:table-cell office:value-type="float" office:value="0.929969534838014" calcext:value-type="float">
            <text:p>0.9299695348</text:p>
          </table:table-cell>
          <table:table-cell office:value-type="float" office:value="-0.17402160126872" calcext:value-type="float">
            <text:p>-0.1740216013</text:p>
          </table:table-cell>
          <table:table-cell office:value-type="float" office:value="-0.247149849545393" calcext:value-type="float">
            <text:p>-0.2471498495</text:p>
          </table:table-cell>
          <table:table-cell office:value-type="float" office:value="0.184400685453725" calcext:value-type="float">
            <text:p>0.1844006855</text:p>
          </table:table-cell>
          <table:table-cell office:value-type="float" office:value="-0.883478303478799" calcext:value-type="float">
            <text:p>-0.8834783035</text:p>
          </table:table-cell>
          <table:table-cell office:value-type="float" office:value="-1.67242055251837" calcext:value-type="float">
            <text:p>-1.6724205525</text:p>
          </table:table-cell>
          <table:table-cell office:value-type="float" office:value="-0.326594116811167" calcext:value-type="float">
            <text:p>-0.3265941168</text:p>
          </table:table-cell>
          <table:table-cell office:value-type="float" office:value="-0.249379024857267" calcext:value-type="float">
            <text:p>-0.2493790249</text:p>
          </table:table-cell>
          <table:table-cell office:value-type="float" office:value="0.883863301771757" calcext:value-type="float">
            <text:p>0.8838633018</text:p>
          </table:table-cell>
          <table:table-cell office:value-type="float" office:value="0.12276106418551" calcext:value-type="float">
            <text:p>0.1227610642</text:p>
          </table:table-cell>
          <table:table-cell office:value-type="float" office:value="0.649487689958507" calcext:value-type="float">
            <text:p>0.64948769</text:p>
          </table:table-cell>
          <table:table-cell office:value-type="float" office:value="0.246519574111574" calcext:value-type="float">
            <text:p>0.2465195741</text:p>
          </table:table-cell>
          <table:table-cell office:value-type="float" office:value="-0.923189854474599" calcext:value-type="float">
            <text:p>-0.9231898545</text:p>
          </table:table-cell>
          <table:table-cell office:value-type="float" office:value="0.430057212103819" calcext:value-type="float">
            <text:p>0.4300572121</text:p>
          </table:table-cell>
          <table:table-cell office:value-type="float" office:value="-0.215235019600922" calcext:value-type="float">
            <text:p>-0.2152350196</text:p>
          </table:table-cell>
          <table:table-cell office:value-type="float" office:value="0.996105924738746" calcext:value-type="float">
            <text:p>0.9961059247</text:p>
          </table:table-cell>
          <table:table-cell office:value-type="float" office:value="-0.319836759670658" calcext:value-type="float">
            <text:p>-0.3198367597</text:p>
          </table:table-cell>
          <table:table-cell office:value-type="float" office:value="-0.644245718606589" calcext:value-type="float">
            <text:p>-0.6442457186</text:p>
          </table:table-cell>
          <table:table-cell office:value-type="float" office:value="-0.744957487993422" calcext:value-type="float">
            <text:p>-0.744957488</text:p>
          </table:table-cell>
        </table:table-row>
        <table:table-row table:style-name="ro1">
          <table:table-cell office:value-type="string" calcext:value-type="string">
            <text:p>stb_perlin</text:p>
          </table:table-cell>
          <table:table-cell office:value-type="float" office:value="19.5112506519099" calcext:value-type="float">
            <text:p>19.5112506519</text:p>
          </table:table-cell>
          <table:table-cell office:value-type="float" office:value="-1.61225947820322" calcext:value-type="float">
            <text:p>-1.6122594782</text:p>
          </table:table-cell>
          <table:table-cell office:value-type="float" office:value="-26.9343536797601" calcext:value-type="float">
            <text:p>-26.9343536798</text:p>
          </table:table-cell>
          <table:table-cell office:value-type="float" office:value="40.1666790068934" calcext:value-type="float">
            <text:p>40.1666790069</text:p>
          </table:table-cell>
          <table:table-cell office:value-type="float" office:value="2.16622072532827" calcext:value-type="float">
            <text:p>2.1662207253</text:p>
          </table:table-cell>
          <table:table-cell office:value-type="float" office:value="-7.77390786944409" calcext:value-type="float">
            <text:p>-7.7739078694</text:p>
          </table:table-cell>
          <table:table-cell office:value-type="float" office:value="-0.798493196373784" calcext:value-type="float">
            <text:p>-0.7984931964</text:p>
          </table:table-cell>
          <table:table-cell office:value-type="float" office:value="14.193966838526" calcext:value-type="float">
            <text:p>14.1939668385</text:p>
          </table:table-cell>
          <table:table-cell office:value-type="float" office:value="-4.74947244011304" calcext:value-type="float">
            <text:p>-4.7494724401</text:p>
          </table:table-cell>
          <table:table-cell office:value-type="float" office:value="-6.46449427227211" calcext:value-type="float">
            <text:p>-6.4644942723</text:p>
          </table:table-cell>
          <table:table-cell office:value-type="float" office:value="11.6086958787945" calcext:value-type="float">
            <text:p>11.6086958788</text:p>
          </table:table-cell>
          <table:table-cell office:value-type="float" office:value="8.94637751865668" calcext:value-type="float">
            <text:p>8.9463775187</text:p>
          </table:table-cell>
          <table:table-cell office:value-type="float" office:value="-12.8627234287317" calcext:value-type="float">
            <text:p>-12.8627234287</text:p>
          </table:table-cell>
          <table:table-cell office:value-type="float" office:value="8.21054896588543" calcext:value-type="float">
            <text:p>8.2105489659</text:p>
          </table:table-cell>
          <table:table-cell office:value-type="float" office:value="-27.0868956613141" calcext:value-type="float">
            <text:p>-27.0868956613</text:p>
          </table:table-cell>
          <table:table-cell office:value-type="float" office:value="7.16980013213939" calcext:value-type="float">
            <text:p>7.1698001321</text:p>
          </table:table-cell>
          <table:table-cell office:value-type="float" office:value="-8.26328107362473" calcext:value-type="float">
            <text:p>-8.2632810736</text:p>
          </table:table-cell>
          <table:table-cell office:value-type="float" office:value="-17.5246436618442" calcext:value-type="float">
            <text:p>-17.5246436618</text:p>
          </table:table-cell>
          <table:table-cell office:value-type="float" office:value="-0.401574280630632" calcext:value-type="float">
            <text:p>-0.4015742806</text:p>
          </table:table-cell>
          <table:table-cell office:value-type="float" office:value="7.28293130655705" calcext:value-type="float">
            <text:p>7.2829313066</text:p>
          </table:table-cell>
          <table:table-cell office:value-type="float" office:value="-29.8626405234855" calcext:value-type="float">
            <text:p>-29.8626405235</text:p>
          </table:table-cell>
          <table:table-cell office:value-type="float" office:value="-22.4305785094131" calcext:value-type="float">
            <text:p>-22.4305785094</text:p>
          </table:table-cell>
          <table:table-cell office:value-type="float" office:value="11.0267672693295" calcext:value-type="float">
            <text:p>11.0267672693</text:p>
          </table:table-cell>
          <table:table-cell office:value-type="float" office:value="35.1271555884734" calcext:value-type="float">
            <text:p>35.1271555885</text:p>
          </table:table-cell>
          <table:table-cell office:value-type="float" office:value="-20.2418430446789" calcext:value-type="float">
            <text:p>-20.2418430447</text:p>
          </table:table-cell>
          <table:table-cell office:value-type="float" office:value="-23.4374547456951" calcext:value-type="float">
            <text:p>-23.4374547457</text:p>
          </table:table-cell>
          <table:table-cell office:value-type="float" office:value="-10.6100141953158" calcext:value-type="float">
            <text:p>-10.6100141953</text:p>
          </table:table-cell>
          <table:table-cell office:value-type="float" office:value="-22.285450657028" calcext:value-type="float">
            <text:p>-22.285450657</text:p>
          </table:table-cell>
          <table:table-cell office:value-type="float" office:value="-31.4940729481324" calcext:value-type="float">
            <text:p>-31.4940729481</text:p>
          </table:table-cell>
          <table:table-cell office:value-type="float" office:value="-19.1373455408298" calcext:value-type="float">
            <text:p>-19.1373455408</text:p>
          </table:table-cell>
          <table:table-cell office:value-type="float" office:value="-0.368721919332829" calcext:value-type="float">
            <text:p>-0.3687219193</text:p>
          </table:table-cell>
          <table:table-cell office:value-type="float" office:value="12.2042908142616" calcext:value-type="float">
            <text:p>12.2042908143</text:p>
          </table:table-cell>
          <table:table-cell office:value-type="float" office:value="-8.7722480348135" calcext:value-type="float">
            <text:p>-8.7722480348</text:p>
          </table:table-cell>
          <table:table-cell office:value-type="float" office:value="6.16085567408429" calcext:value-type="float">
            <text:p>6.1608556741</text:p>
          </table:table-cell>
          <table:table-cell office:value-type="float" office:value="0.219774018959323" calcext:value-type="float">
            <text:p>0.219774019</text:p>
          </table:table-cell>
          <table:table-cell office:value-type="float" office:value="4.14540491217527" calcext:value-type="float">
            <text:p>4.1454049122</text:p>
          </table:table-cell>
          <table:table-cell office:value-type="float" office:value="14.1450222534082" calcext:value-type="float">
            <text:p>14.1450222534</text:p>
          </table:table-cell>
          <table:table-cell office:value-type="float" office:value="5.96813189602046" calcext:value-type="float">
            <text:p>5.968131896</text:p>
          </table:table-cell>
          <table:table-cell office:value-type="float" office:value="-7.51201543242549" calcext:value-type="float">
            <text:p>-7.5120154324</text:p>
          </table:table-cell>
          <table:table-cell office:value-type="float" office:value="4.52134598490803" calcext:value-type="float">
            <text:p>4.5213459849</text:p>
          </table:table-cell>
          <table:table-cell office:value-type="float" office:value="11.4666530550363" calcext:value-type="float">
            <text:p>11.466653055</text:p>
          </table:table-cell>
          <table:table-cell office:value-type="float" office:value="8.19240252854827" calcext:value-type="float">
            <text:p>8.1924025285</text:p>
          </table:table-cell>
          <table:table-cell office:value-type="float" office:value="-6.2179451538641" calcext:value-type="float">
            <text:p>-6.2179451539</text:p>
          </table:table-cell>
          <table:table-cell office:value-type="float" office:value="-17.7252326929257" calcext:value-type="float">
            <text:p>-17.7252326929</text:p>
          </table:table-cell>
          <table:table-cell office:value-type="float" office:value="8.91835291489494" calcext:value-type="float">
            <text:p>8.9183529149</text:p>
          </table:table-cell>
          <table:table-cell office:value-type="float" office:value="-17.6452794343713" calcext:value-type="float">
            <text:p>-17.6452794344</text:p>
          </table:table-cell>
          <table:table-cell office:value-type="float" office:value="-19.2731158169571" calcext:value-type="float">
            <text:p>-19.273115817</text:p>
          </table:table-cell>
          <table:table-cell office:value-type="float" office:value="9.1551984451428" calcext:value-type="float">
            <text:p>9.1551984451</text:p>
          </table:table-cell>
          <table:table-cell office:value-type="float" office:value="12.083441559103" calcext:value-type="float">
            <text:p>12.0834415591</text:p>
          </table:table-cell>
          <table:table-cell office:value-type="float" office:value="31.7814698118647" calcext:value-type="float">
            <text:p>31.7814698119</text:p>
          </table:table-cell>
          <table:table-cell office:value-type="float" office:value="-9.59224783695849" calcext:value-type="float">
            <text:p>-9.592247837</text:p>
          </table:table-cell>
          <table:table-cell office:value-type="float" office:value="9.44911404872691" calcext:value-type="float">
            <text:p>9.4491140487</text:p>
          </table:table-cell>
          <table:table-cell office:value-type="float" office:value="1.12814471980759" calcext:value-type="float">
            <text:p>1.1281447198</text:p>
          </table:table-cell>
          <table:table-cell office:value-type="float" office:value="11.7353205375579" calcext:value-type="float">
            <text:p>11.7353205376</text:p>
          </table:table-cell>
          <table:table-cell office:value-type="float" office:value="7.66091104186879" calcext:value-type="float">
            <text:p>7.6609110419</text:p>
          </table:table-cell>
          <table:table-cell office:value-type="float" office:value="-8.83339281552701" calcext:value-type="float">
            <text:p>-8.8333928155</text:p>
          </table:table-cell>
          <table:table-cell office:value-type="float" office:value="-7.11998346186815" calcext:value-type="float">
            <text:p>-7.1199834619</text:p>
          </table:table-cell>
          <table:table-cell office:value-type="float" office:value="-3.08989679614455" calcext:value-type="float">
            <text:p>-3.0898967961</text:p>
          </table:table-cell>
          <table:table-cell office:value-type="float" office:value="35.5274195582465" calcext:value-type="float">
            <text:p>35.5274195582</text:p>
          </table:table-cell>
          <table:table-cell office:value-type="float" office:value="-12.7120288119958" calcext:value-type="float">
            <text:p>-12.712028812</text:p>
          </table:table-cell>
          <table:table-cell office:value-type="float" office:value="21.6417422645841" calcext:value-type="float">
            <text:p>21.6417422646</text:p>
          </table:table-cell>
          <table:table-cell office:value-type="float" office:value="-92.0628303979005" calcext:value-type="float">
            <text:p>-92.0628303979</text:p>
          </table:table-cell>
          <table:table-cell office:value-type="float" office:value="-26.1457410996488" calcext:value-type="float">
            <text:p>-26.1457410996</text:p>
          </table:table-cell>
          <table:table-cell office:value-type="float" office:value="-0.00561441194039538" calcext:value-type="float">
            <text:p>-0.0056144119</text:p>
          </table:table-cell>
          <table:table-cell office:value-type="float" office:value="2.16606902814859" calcext:value-type="float">
            <text:p>2.1660690281</text:p>
          </table:table-cell>
          <table:table-cell office:value-type="float" office:value="23.233257837091" calcext:value-type="float">
            <text:p>23.2332578371</text:p>
          </table:table-cell>
          <table:table-cell office:value-type="float" office:value="-41.5900046450154" calcext:value-type="float">
            <text:p>-41.590004645</text:p>
          </table:table-cell>
          <table:table-cell office:value-type="float" office:value="-9.22256562770855" calcext:value-type="float">
            <text:p>-9.2225656277</text:p>
          </table:table-cell>
          <table:table-cell office:value-type="float" office:value="32.0328994750474" calcext:value-type="float">
            <text:p>32.032899475</text:p>
          </table:table-cell>
          <table:table-cell office:value-type="float" office:value="16.9876725340526" calcext:value-type="float">
            <text:p>16.9876725341</text:p>
          </table:table-cell>
          <table:table-cell office:value-type="float" office:value="-23.8792826698255" calcext:value-type="float">
            <text:p>-23.8792826698</text:p>
          </table:table-cell>
          <table:table-cell office:value-type="float" office:value="-8.89797925260625" calcext:value-type="float">
            <text:p>-8.8979792526</text:p>
          </table:table-cell>
          <table:table-cell office:value-type="float" office:value="14.3633495071692" calcext:value-type="float">
            <text:p>14.3633495072</text:p>
          </table:table-cell>
          <table:table-cell office:value-type="float" office:value="-9.30274254717002" calcext:value-type="float">
            <text:p>-9.3027425472</text:p>
          </table:table-cell>
          <table:table-cell office:value-type="float" office:value="-3.84583782480596" calcext:value-type="float">
            <text:p>-3.8458378248</text:p>
          </table:table-cell>
          <table:table-cell office:value-type="float" office:value="-11.1713618310465" calcext:value-type="float">
            <text:p>-11.171361831</text:p>
          </table:table-cell>
          <table:table-cell office:value-type="float" office:value="-17.7179478696799" calcext:value-type="float">
            <text:p>-17.7179478697</text:p>
          </table:table-cell>
          <table:table-cell office:value-type="float" office:value="-4.52788846747536" calcext:value-type="float">
            <text:p>-4.5278884675</text:p>
          </table:table-cell>
          <table:table-cell office:value-type="float" office:value="0.149846608235269" calcext:value-type="float">
            <text:p>0.1498466082</text:p>
          </table:table-cell>
          <table:table-cell office:value-type="float" office:value="-10.2207719088785" calcext:value-type="float">
            <text:p>-10.2207719089</text:p>
          </table:table-cell>
          <table:table-cell office:value-type="float" office:value="38.7158143218034" calcext:value-type="float">
            <text:p>38.7158143218</text:p>
          </table:table-cell>
          <table:table-cell office:value-type="float" office:value="-0.595318710079518" calcext:value-type="float">
            <text:p>-0.5953187101</text:p>
          </table:table-cell>
          <table:table-cell office:value-type="float" office:value="30.99966871459" calcext:value-type="float">
            <text:p>30.9996687146</text:p>
          </table:table-cell>
          <table:table-cell office:value-type="float" office:value="9.60500846072824" calcext:value-type="float">
            <text:p>9.6050084607</text:p>
          </table:table-cell>
          <table:table-cell office:value-type="float" office:value="13.1406353687878" calcext:value-type="float">
            <text:p>13.1406353688</text:p>
          </table:table-cell>
          <table:table-cell office:value-type="float" office:value="8.65362415689226" calcext:value-type="float">
            <text:p>8.6536241569</text:p>
          </table:table-cell>
        </table:table-row>
        <table:table-row table:style-name="ro1">
          <table:table-cell office:value-type="string" calcext:value-type="string">
            <text:p>ud</text:p>
          </table:table-cell>
          <table:table-cell office:value-type="float" office:value="-0.0966295137473243" calcext:value-type="float">
            <text:p>-0.0966295137</text:p>
          </table:table-cell>
          <table:table-cell office:value-type="float" office:value="-0.174062944745447" calcext:value-type="float">
            <text:p>-0.1740629447</text:p>
          </table:table-cell>
          <table:table-cell office:value-type="float" office:value="-0.218396251785507" calcext:value-type="float">
            <text:p>-0.2183962518</text:p>
          </table:table-cell>
          <table:table-cell office:value-type="float" office:value="0.462933347552162" calcext:value-type="float">
            <text:p>0.4629333476</text:p>
          </table:table-cell>
          <table:table-cell office:value-type="float" office:value="0.096323624616226" calcext:value-type="float">
            <text:p>0.0963236246</text:p>
          </table:table-cell>
          <table:table-cell office:value-type="float" office:value="-0.363878929803241" calcext:value-type="float">
            <text:p>-0.3638789298</text:p>
          </table:table-cell>
          <table:table-cell office:value-type="float" office:value="-0.0918801675875457" calcext:value-type="float">
            <text:p>-0.0918801676</text:p>
          </table:table-cell>
          <table:table-cell office:value-type="float" office:value="-0.0819648784736871" calcext:value-type="float">
            <text:p>-0.0819648785</text:p>
          </table:table-cell>
          <table:table-cell office:value-type="float" office:value="0.0108503367343154" calcext:value-type="float">
            <text:p>0.0108503367</text:p>
          </table:table-cell>
          <table:table-cell office:value-type="float" office:value="0.132040134218301" calcext:value-type="float">
            <text:p>0.1320401342</text:p>
          </table:table-cell>
          <table:table-cell office:value-type="float" office:value="-0.379623750275178" calcext:value-type="float">
            <text:p>-0.3796237503</text:p>
          </table:table-cell>
          <table:table-cell office:value-type="float" office:value="0.0361198408932445" calcext:value-type="float">
            <text:p>0.0361198409</text:p>
          </table:table-cell>
          <table:table-cell office:value-type="float" office:value="-0.206196198652226" calcext:value-type="float">
            <text:p>-0.2061961987</text:p>
          </table:table-cell>
          <table:table-cell office:value-type="float" office:value="-0.142684040036862" calcext:value-type="float">
            <text:p>-0.14268404</text:p>
          </table:table-cell>
          <table:table-cell office:value-type="float" office:value="-0.591579190186722" calcext:value-type="float">
            <text:p>-0.5915791902</text:p>
          </table:table-cell>
          <table:table-cell office:value-type="float" office:value="-0.274969634469926" calcext:value-type="float">
            <text:p>-0.2749696345</text:p>
          </table:table-cell>
          <table:table-cell office:value-type="float" office:value="0.00903706959756038" calcext:value-type="float">
            <text:p>0.0090370696</text:p>
          </table:table-cell>
          <table:table-cell office:value-type="float" office:value="-1.15691485138971" calcext:value-type="float">
            <text:p>-1.1569148514</text:p>
          </table:table-cell>
          <table:table-cell office:value-type="float" office:value="0.0336252048215348" calcext:value-type="float">
            <text:p>0.0336252048</text:p>
          </table:table-cell>
          <table:table-cell office:value-type="float" office:value="-0.0406625775284705" calcext:value-type="float">
            <text:p>-0.0406625775</text:p>
          </table:table-cell>
          <table:table-cell office:value-type="float" office:value="-0.211132060927236" calcext:value-type="float">
            <text:p>-0.2111320609</text:p>
          </table:table-cell>
          <table:table-cell office:value-type="float" office:value="-0.242942955474059" calcext:value-type="float">
            <text:p>-0.2429429555</text:p>
          </table:table-cell>
          <table:table-cell office:value-type="float" office:value="-0.0177435235417178" calcext:value-type="float">
            <text:p>-0.0177435235</text:p>
          </table:table-cell>
          <table:table-cell office:value-type="float" office:value="0.301410891746491" calcext:value-type="float">
            <text:p>0.3014108917</text:p>
          </table:table-cell>
          <table:table-cell office:value-type="float" office:value="-0.0583987481696269" calcext:value-type="float">
            <text:p>-0.0583987482</text:p>
          </table:table-cell>
          <table:table-cell office:value-type="float" office:value="-1.91416447885548" calcext:value-type="float">
            <text:p>-1.9141644789</text:p>
          </table:table-cell>
          <table:table-cell office:value-type="float" office:value="0.667117118490094" calcext:value-type="float">
            <text:p>0.6671171185</text:p>
          </table:table-cell>
          <table:table-cell office:value-type="float" office:value="-0.0335036646960369" calcext:value-type="float">
            <text:p>-0.0335036647</text:p>
          </table:table-cell>
          <table:table-cell office:value-type="float" office:value="-0.404657563506119" calcext:value-type="float">
            <text:p>-0.4046575635</text:p>
          </table:table-cell>
          <table:table-cell office:value-type="float" office:value="0.050288247218581" calcext:value-type="float">
            <text:p>0.0502882472</text:p>
          </table:table-cell>
          <table:table-cell office:value-type="float" office:value="-0.0995190676820463" calcext:value-type="float">
            <text:p>-0.0995190677</text:p>
          </table:table-cell>
          <table:table-cell office:value-type="float" office:value="-0.513249802698254" calcext:value-type="float">
            <text:p>-0.5132498027</text:p>
          </table:table-cell>
          <table:table-cell office:value-type="float" office:value="0.0906861232891648" calcext:value-type="float">
            <text:p>0.0906861233</text:p>
          </table:table-cell>
          <table:table-cell office:value-type="float" office:value="-0.124890397033228" calcext:value-type="float">
            <text:p>-0.124890397</text:p>
          </table:table-cell>
          <table:table-cell office:value-type="float" office:value="-0.431924637091327" calcext:value-type="float">
            <text:p>-0.4319246371</text:p>
          </table:table-cell>
          <table:table-cell office:value-type="float" office:value="-0.219418676162116" calcext:value-type="float">
            <text:p>-0.2194186762</text:p>
          </table:table-cell>
          <table:table-cell office:value-type="float" office:value="-0.0343445969856548" calcext:value-type="float">
            <text:p>-0.034344597</text:p>
          </table:table-cell>
          <table:table-cell office:value-type="float" office:value="-0.163348583372485" calcext:value-type="float">
            <text:p>-0.1633485834</text:p>
          </table:table-cell>
          <table:table-cell office:value-type="float" office:value="-0.0486159757383398" calcext:value-type="float">
            <text:p>-0.0486159757</text:p>
          </table:table-cell>
          <table:table-cell office:value-type="float" office:value="-0.160194305127242" calcext:value-type="float">
            <text:p>-0.1601943051</text:p>
          </table:table-cell>
          <table:table-cell office:value-type="float" office:value="-0.277730475362128" calcext:value-type="float">
            <text:p>-0.2777304754</text:p>
          </table:table-cell>
          <table:table-cell office:value-type="float" office:value="-0.124376841347577" calcext:value-type="float">
            <text:p>-0.1243768413</text:p>
          </table:table-cell>
          <table:table-cell office:value-type="float" office:value="-0.238314222867725" calcext:value-type="float">
            <text:p>-0.2383142229</text:p>
          </table:table-cell>
          <table:table-cell office:value-type="float" office:value="0.00262501268581573" calcext:value-type="float">
            <text:p>0.0026250127</text:p>
          </table:table-cell>
          <table:table-cell office:value-type="float" office:value="-0.109029116764394" calcext:value-type="float">
            <text:p>-0.1090291168</text:p>
          </table:table-cell>
          <table:table-cell office:value-type="float" office:value="-0.278001287623385" calcext:value-type="float">
            <text:p>-0.2780012876</text:p>
          </table:table-cell>
          <table:table-cell office:value-type="float" office:value="0.0454668805648424" calcext:value-type="float">
            <text:p>0.0454668806</text:p>
          </table:table-cell>
          <table:table-cell office:value-type="float" office:value="0.256931322867367" calcext:value-type="float">
            <text:p>0.2569313229</text:p>
          </table:table-cell>
          <table:table-cell office:value-type="float" office:value="0.17392531973694" calcext:value-type="float">
            <text:p>0.1739253197</text:p>
          </table:table-cell>
          <table:table-cell office:value-type="float" office:value="0.236301932925384" calcext:value-type="float">
            <text:p>0.2363019329</text:p>
          </table:table-cell>
          <table:table-cell office:value-type="float" office:value="0.330899215983067" calcext:value-type="float">
            <text:p>0.330899216</text:p>
          </table:table-cell>
          <table:table-cell office:value-type="float" office:value="0.233231987807608" calcext:value-type="float">
            <text:p>0.2332319878</text:p>
          </table:table-cell>
          <table:table-cell office:value-type="float" office:value="-0.183432828348156" calcext:value-type="float">
            <text:p>-0.1834328283</text:p>
          </table:table-cell>
          <table:table-cell office:value-type="float" office:value="0.0602988331280026" calcext:value-type="float">
            <text:p>0.0602988331</text:p>
          </table:table-cell>
          <table:table-cell office:value-type="float" office:value="-0.0593598180307841" calcext:value-type="float">
            <text:p>-0.059359818</text:p>
          </table:table-cell>
          <table:table-cell office:value-type="float" office:value="0.136642887731488" calcext:value-type="float">
            <text:p>0.1366428877</text:p>
          </table:table-cell>
          <table:table-cell office:value-type="float" office:value="-0.184193279096449" calcext:value-type="float">
            <text:p>-0.1841932791</text:p>
          </table:table-cell>
          <table:table-cell office:value-type="float" office:value="0.125640778204645" calcext:value-type="float">
            <text:p>0.1256407782</text:p>
          </table:table-cell>
          <table:table-cell office:value-type="float" office:value="-0.248527886566548" calcext:value-type="float">
            <text:p>-0.2485278866</text:p>
          </table:table-cell>
          <table:table-cell office:value-type="float" office:value="0.2800866088212" calcext:value-type="float">
            <text:p>0.2800866088</text:p>
          </table:table-cell>
          <table:table-cell office:value-type="float" office:value="-0.612102096058683" calcext:value-type="float">
            <text:p>-0.6121020961</text:p>
          </table:table-cell>
          <table:table-cell office:value-type="float" office:value="-1.48929791336461" calcext:value-type="float">
            <text:p>-1.4892979134</text:p>
          </table:table-cell>
          <table:table-cell office:value-type="float" office:value="-0.658671702911996" calcext:value-type="float">
            <text:p>-0.6586717029</text:p>
          </table:table-cell>
          <table:table-cell office:value-type="float" office:value="-1.13072575175903" calcext:value-type="float">
            <text:p>-1.1307257518</text:p>
          </table:table-cell>
          <table:table-cell office:value-type="float" office:value="0.00907865226215449" calcext:value-type="float">
            <text:p>0.0090786523</text:p>
          </table:table-cell>
          <table:table-cell office:value-type="float" office:value="0.317878541780447" calcext:value-type="float">
            <text:p>0.3178785418</text:p>
          </table:table-cell>
          <table:table-cell office:value-type="float" office:value="-0.273850892570085" calcext:value-type="float">
            <text:p>-0.2738508926</text:p>
          </table:table-cell>
          <table:table-cell office:value-type="float" office:value="-0.242686156797817" calcext:value-type="float">
            <text:p>-0.2426861568</text:p>
          </table:table-cell>
          <table:table-cell office:value-type="float" office:value="-0.0267938370480536" calcext:value-type="float">
            <text:p>-0.026793837</text:p>
          </table:table-cell>
          <table:table-cell office:value-type="float" office:value="0.715981472481505" calcext:value-type="float">
            <text:p>0.7159814725</text:p>
          </table:table-cell>
          <table:table-cell office:value-type="float" office:value="-0.218818323251884" calcext:value-type="float">
            <text:p>-0.2188183233</text:p>
          </table:table-cell>
          <table:table-cell office:value-type="float" office:value="0.392034651551341" calcext:value-type="float">
            <text:p>0.3920346516</text:p>
          </table:table-cell>
          <table:table-cell office:value-type="float" office:value="-0.624156530803778" calcext:value-type="float">
            <text:p>-0.6241565308</text:p>
          </table:table-cell>
          <table:table-cell office:value-type="float" office:value="0.100684171798903" calcext:value-type="float">
            <text:p>0.1006841718</text:p>
          </table:table-cell>
          <table:table-cell office:value-type="float" office:value="0.433393293380045" calcext:value-type="float">
            <text:p>0.4333932934</text:p>
          </table:table-cell>
          <table:table-cell office:value-type="float" office:value="-0.40744775476654" calcext:value-type="float">
            <text:p>-0.4074477548</text:p>
          </table:table-cell>
          <table:table-cell office:value-type="float" office:value="0.285059207599979" calcext:value-type="float">
            <text:p>0.2850592076</text:p>
          </table:table-cell>
          <table:table-cell office:value-type="float" office:value="-0.317182300057" calcext:value-type="float">
            <text:p>-0.3171823001</text:p>
          </table:table-cell>
          <table:table-cell office:value-type="float" office:value="-0.0632765847117689" calcext:value-type="float">
            <text:p>-0.0632765847</text:p>
          </table:table-cell>
          <table:table-cell office:value-type="float" office:value="-0.0358565202456944" calcext:value-type="float">
            <text:p>-0.0358565202</text:p>
          </table:table-cell>
          <table:table-cell office:value-type="float" office:value="0.0911638643573423" calcext:value-type="float">
            <text:p>0.0911638644</text:p>
          </table:table-cell>
          <table:table-cell office:value-type="float" office:value="0.204607603857354" calcext:value-type="float">
            <text:p>0.2046076039</text:p>
          </table:table-cell>
          <table:table-cell office:value-type="float" office:value="-0.111683431497976" calcext:value-type="float">
            <text:p>-0.1116834315</text:p>
          </table:table-cell>
          <table:table-cell office:value-type="float" office:value="-0.240574174136511" calcext:value-type="float">
            <text:p>-0.2405741741</text:p>
          </table:table-cell>
          <table:table-cell office:value-type="float" office:value="-0.112442741569269" calcext:value-type="float">
            <text:p>-0.1124427416</text:p>
          </table:table-cell>
          <table:table-cell office:value-type="float" office:value="-0.222656291762985" calcext:value-type="float">
            <text:p>-0.2226562918</text:p>
          </table:table-cell>
        </table:table-row>
        <table:table-row table:style-name="ro1">
          <table:table-cell office:value-type="string" calcext:value-type="string">
            <text:p>lcdnum</text:p>
          </table:table-cell>
          <table:table-cell office:value-type="float" office:value="3.84999059717317" calcext:value-type="float">
            <text:p>3.8499905972</text:p>
          </table:table-cell>
          <table:table-cell office:value-type="float" office:value="-2.85789261157945" calcext:value-type="float">
            <text:p>-2.8578926116</text:p>
          </table:table-cell>
          <table:table-cell office:value-type="float" office:value="-3.49476122346975" calcext:value-type="float">
            <text:p>-3.4947612235</text:p>
          </table:table-cell>
          <table:table-cell office:value-type="float" office:value="-0.785667700919085" calcext:value-type="float">
            <text:p>-0.7856677009</text:p>
          </table:table-cell>
          <table:table-cell office:value-type="float" office:value="0.67709787715513" calcext:value-type="float">
            <text:p>0.6770978772</text:p>
          </table:table-cell>
          <table:table-cell office:value-type="float" office:value="-1.16352577356201" calcext:value-type="float">
            <text:p>-1.1635257736</text:p>
          </table:table-cell>
          <table:table-cell office:value-type="float" office:value="-1.02840169457244" calcext:value-type="float">
            <text:p>-1.0284016946</text:p>
          </table:table-cell>
          <table:table-cell office:value-type="float" office:value="-2.10429659589482" calcext:value-type="float">
            <text:p>-2.1042965959</text:p>
          </table:table-cell>
          <table:table-cell office:value-type="float" office:value="2.63329158565912" calcext:value-type="float">
            <text:p>2.6332915857</text:p>
          </table:table-cell>
          <table:table-cell office:value-type="float" office:value="-3.36334107537077" calcext:value-type="float">
            <text:p>-3.3633410754</text:p>
          </table:table-cell>
          <table:table-cell office:value-type="float" office:value="-0.756657202456331" calcext:value-type="float">
            <text:p>-0.7566572025</text:p>
          </table:table-cell>
          <table:table-cell office:value-type="float" office:value="-0.890980431158186" calcext:value-type="float">
            <text:p>-0.8909804312</text:p>
          </table:table-cell>
          <table:table-cell office:value-type="float" office:value="-1.70626400367568" calcext:value-type="float">
            <text:p>-1.7062640037</text:p>
          </table:table-cell>
          <table:table-cell office:value-type="float" office:value="-3.30931793324727" calcext:value-type="float">
            <text:p>-3.3093179332</text:p>
          </table:table-cell>
          <table:table-cell office:value-type="float" office:value="-1.16521869255569" calcext:value-type="float">
            <text:p>-1.1652186926</text:p>
          </table:table-cell>
          <table:table-cell office:value-type="float" office:value="-0.378270151647885" calcext:value-type="float">
            <text:p>-0.3782701516</text:p>
          </table:table-cell>
          <table:table-cell office:value-type="float" office:value="0.822797650253126" calcext:value-type="float">
            <text:p>0.8227976503</text:p>
          </table:table-cell>
          <table:table-cell office:value-type="float" office:value="-4.07625075604779" calcext:value-type="float">
            <text:p>-4.076250756</text:p>
          </table:table-cell>
          <table:table-cell office:value-type="float" office:value="-0.107971401998909" calcext:value-type="float">
            <text:p>-0.107971402</text:p>
          </table:table-cell>
          <table:table-cell office:value-type="float" office:value="-0.537045535536328" calcext:value-type="float">
            <text:p>-0.5370455355</text:p>
          </table:table-cell>
          <table:table-cell office:value-type="float" office:value="-0.687529160864009" calcext:value-type="float">
            <text:p>-0.6875291609</text:p>
          </table:table-cell>
          <table:table-cell office:value-type="float" office:value="2.89870978171129" calcext:value-type="float">
            <text:p>2.8987097817</text:p>
          </table:table-cell>
          <table:table-cell office:value-type="float" office:value="2.71832110431667" calcext:value-type="float">
            <text:p>2.7183211043</text:p>
          </table:table-cell>
          <table:table-cell office:value-type="float" office:value="2.71892967330391" calcext:value-type="float">
            <text:p>2.7189296733</text:p>
          </table:table-cell>
          <table:table-cell office:value-type="float" office:value="1.96872326785624" calcext:value-type="float">
            <text:p>1.9687232679</text:p>
          </table:table-cell>
          <table:table-cell office:value-type="float" office:value="2.86646959911784" calcext:value-type="float">
            <text:p>2.8664695991</text:p>
          </table:table-cell>
          <table:table-cell office:value-type="float" office:value="0.355496884199979" calcext:value-type="float">
            <text:p>0.3554968842</text:p>
          </table:table-cell>
          <table:table-cell office:value-type="float" office:value="0.254921259712327" calcext:value-type="float">
            <text:p>0.2549212597</text:p>
          </table:table-cell>
          <table:table-cell office:value-type="float" office:value="0.0837027261970623" calcext:value-type="float">
            <text:p>0.0837027262</text:p>
          </table:table-cell>
          <table:table-cell office:value-type="float" office:value="-0.640527349110645" calcext:value-type="float">
            <text:p>-0.6405273491</text:p>
          </table:table-cell>
          <table:table-cell office:value-type="float" office:value="-0.872091502337119" calcext:value-type="float">
            <text:p>-0.8720915023</text:p>
          </table:table-cell>
          <table:table-cell office:value-type="float" office:value="-0.944898579074774" calcext:value-type="float">
            <text:p>-0.9448985791</text:p>
          </table:table-cell>
          <table:table-cell office:value-type="float" office:value="-1.58084685674969" calcext:value-type="float">
            <text:p>-1.5808468567</text:p>
          </table:table-cell>
          <table:table-cell office:value-type="float" office:value="-0.633168560886497" calcext:value-type="float">
            <text:p>-0.6331685609</text:p>
          </table:table-cell>
          <table:table-cell office:value-type="float" office:value="-0.906706716534553" calcext:value-type="float">
            <text:p>-0.9067067165</text:p>
          </table:table-cell>
          <table:table-cell office:value-type="float" office:value="-0.28131669318778" calcext:value-type="float">
            <text:p>-0.2813166932</text:p>
          </table:table-cell>
          <table:table-cell office:value-type="float" office:value="-2.96652880709568" calcext:value-type="float">
            <text:p>-2.9665288071</text:p>
          </table:table-cell>
          <table:table-cell office:value-type="float" office:value="-6.24984673039771" calcext:value-type="float">
            <text:p>-6.2498467304</text:p>
          </table:table-cell>
          <table:table-cell office:value-type="float" office:value="-5.48030011443167" calcext:value-type="float">
            <text:p>-5.4803001144</text:p>
          </table:table-cell>
          <table:table-cell office:value-type="float" office:value="0.457639181791585" calcext:value-type="float">
            <text:p>0.4576391818</text:p>
          </table:table-cell>
          <table:table-cell office:value-type="float" office:value="0.8399197865708" calcext:value-type="float">
            <text:p>0.8399197866</text:p>
          </table:table-cell>
          <table:table-cell office:value-type="float" office:value="-0.216164383676472" calcext:value-type="float">
            <text:p>-0.2161643837</text:p>
          </table:table-cell>
          <table:table-cell office:value-type="float" office:value="3.0200728126517" calcext:value-type="float">
            <text:p>3.0200728127</text:p>
          </table:table-cell>
          <table:table-cell office:value-type="float" office:value="-1.0122987218925" calcext:value-type="float">
            <text:p>-1.0122987219</text:p>
          </table:table-cell>
          <table:table-cell office:value-type="float" office:value="-2.3383490788854" calcext:value-type="float">
            <text:p>-2.3383490789</text:p>
          </table:table-cell>
          <table:table-cell office:value-type="float" office:value="-1.74241974055357" calcext:value-type="float">
            <text:p>-1.7424197406</text:p>
          </table:table-cell>
          <table:table-cell office:value-type="float" office:value="-9.93240516722544" calcext:value-type="float">
            <text:p>-9.9324051672</text:p>
          </table:table-cell>
          <table:table-cell office:value-type="float" office:value="-1.70478539822827" calcext:value-type="float">
            <text:p>-1.7047853982</text:p>
          </table:table-cell>
          <table:table-cell office:value-type="float" office:value="-2.38806204027834" calcext:value-type="float">
            <text:p>-2.3880620403</text:p>
          </table:table-cell>
          <table:table-cell office:value-type="float" office:value="-4.24966886376178" calcext:value-type="float">
            <text:p>-4.2496688638</text:p>
          </table:table-cell>
          <table:table-cell office:value-type="float" office:value="1.82141413127115" calcext:value-type="float">
            <text:p>1.8214141313</text:p>
          </table:table-cell>
          <table:table-cell office:value-type="float" office:value="0.764763481626793" calcext:value-type="float">
            <text:p>0.7647634816</text:p>
          </table:table-cell>
          <table:table-cell office:value-type="float" office:value="0.280384725757133" calcext:value-type="float">
            <text:p>0.2803847258</text:p>
          </table:table-cell>
          <table:table-cell office:value-type="float" office:value="-0.858080595333261" calcext:value-type="float">
            <text:p>-0.8580805953</text:p>
          </table:table-cell>
          <table:table-cell office:value-type="float" office:value="1.29538401462337" calcext:value-type="float">
            <text:p>1.2953840146</text:p>
          </table:table-cell>
          <table:table-cell office:value-type="float" office:value="1.38260549176532" calcext:value-type="float">
            <text:p>1.3826054918</text:p>
          </table:table-cell>
          <table:table-cell office:value-type="float" office:value="-0.955384544457773" calcext:value-type="float">
            <text:p>-0.9553845445</text:p>
          </table:table-cell>
          <table:table-cell office:value-type="float" office:value="-2.64500635610719" calcext:value-type="float">
            <text:p>-2.6450063561</text:p>
          </table:table-cell>
          <table:table-cell office:value-type="float" office:value="1.81446207521961" calcext:value-type="float">
            <text:p>1.8144620752</text:p>
          </table:table-cell>
          <table:table-cell office:value-type="float" office:value="-4.79632000099029" calcext:value-type="float">
            <text:p>-4.796320001</text:p>
          </table:table-cell>
          <table:table-cell office:value-type="float" office:value="0.400830245793639" calcext:value-type="float">
            <text:p>0.4008302458</text:p>
          </table:table-cell>
          <table:table-cell office:value-type="float" office:value="0.65595622445451" calcext:value-type="float">
            <text:p>0.6559562245</text:p>
          </table:table-cell>
          <table:table-cell office:value-type="float" office:value="-3.71738504023225" calcext:value-type="float">
            <text:p>-3.7173850402</text:p>
          </table:table-cell>
          <table:table-cell office:value-type="float" office:value="-11.6815186234149" calcext:value-type="float">
            <text:p>-11.6815186234</text:p>
          </table:table-cell>
          <table:table-cell office:value-type="float" office:value="-0.112883343012169" calcext:value-type="float">
            <text:p>-0.112883343</text:p>
          </table:table-cell>
          <table:table-cell office:value-type="float" office:value="-0.156308280488078" calcext:value-type="float">
            <text:p>-0.1563082805</text:p>
          </table:table-cell>
          <table:table-cell office:value-type="float" office:value="-0.46005384482958" calcext:value-type="float">
            <text:p>-0.4600538448</text:p>
          </table:table-cell>
          <table:table-cell office:value-type="float" office:value="-2.82687333010583" calcext:value-type="float">
            <text:p>-2.8268733301</text:p>
          </table:table-cell>
          <table:table-cell office:value-type="float" office:value="0.420954465032255" calcext:value-type="float">
            <text:p>0.420954465</text:p>
          </table:table-cell>
          <table:table-cell office:value-type="float" office:value="1.30701805351828" calcext:value-type="float">
            <text:p>1.3070180535</text:p>
          </table:table-cell>
          <table:table-cell office:value-type="float" office:value="-2.53623516543645" calcext:value-type="float">
            <text:p>-2.5362351654</text:p>
          </table:table-cell>
          <table:table-cell office:value-type="float" office:value="1.860697448003" calcext:value-type="float">
            <text:p>1.860697448</text:p>
          </table:table-cell>
          <table:table-cell office:value-type="float" office:value="-3.29388051794781" calcext:value-type="float">
            <text:p>-3.2938805179</text:p>
          </table:table-cell>
          <table:table-cell office:value-type="float" office:value="-1.78257405225728" calcext:value-type="float">
            <text:p>-1.7825740523</text:p>
          </table:table-cell>
          <table:table-cell office:value-type="float" office:value="1.97185031285606" calcext:value-type="float">
            <text:p>1.9718503129</text:p>
          </table:table-cell>
          <table:table-cell office:value-type="float" office:value="0.108570702872827" calcext:value-type="float">
            <text:p>0.1085707029</text:p>
          </table:table-cell>
          <table:table-cell office:value-type="float" office:value="6.1457289767073" calcext:value-type="float">
            <text:p>6.1457289767</text:p>
          </table:table-cell>
          <table:table-cell office:value-type="float" office:value="-3.08979982149804" calcext:value-type="float">
            <text:p>-3.0897998215</text:p>
          </table:table-cell>
          <table:table-cell office:value-type="float" office:value="-0.782089308123841" calcext:value-type="float">
            <text:p>-0.7820893081</text:p>
          </table:table-cell>
          <table:table-cell office:value-type="float" office:value="-3.37209160409415" calcext:value-type="float">
            <text:p>-3.3720916041</text:p>
          </table:table-cell>
          <table:table-cell office:value-type="float" office:value="0.0970795288850405" calcext:value-type="float">
            <text:p>0.0970795289</text:p>
          </table:table-cell>
          <table:table-cell office:value-type="float" office:value="-1.30400063014388" calcext:value-type="float">
            <text:p>-1.3040006301</text:p>
          </table:table-cell>
          <table:table-cell office:value-type="float" office:value="2.33611526182749" calcext:value-type="float">
            <text:p>2.3361152618</text:p>
          </table:table-cell>
          <table:table-cell office:value-type="float" office:value="-2.1337460899338" calcext:value-type="float">
            <text:p>-2.1337460899</text:p>
          </table:table-cell>
          <table:table-cell office:value-type="float" office:value="-1.42629577465083" calcext:value-type="float">
            <text:p>-1.4262957747</text:p>
          </table:table-cell>
          <table:table-cell office:value-type="float" office:value="-0.818051586082817" calcext:value-type="float">
            <text:p>-0.8180515861</text:p>
          </table:table-cell>
        </table:table-row>
        <table:table-row table:style-name="ro1">
          <table:table-cell office:value-type="string" calcext:value-type="string">
            <text:p>aha-compress</text:p>
          </table:table-cell>
          <table:table-cell office:value-type="float" office:value="0.348019947430527" calcext:value-type="float">
            <text:p>0.3480199474</text:p>
          </table:table-cell>
          <table:table-cell office:value-type="float" office:value="-0.519426560065964" calcext:value-type="float">
            <text:p>-0.5194265601</text:p>
          </table:table-cell>
          <table:table-cell office:value-type="float" office:value="0.211250392162357" calcext:value-type="float">
            <text:p>0.2112503922</text:p>
          </table:table-cell>
          <table:table-cell office:value-type="float" office:value="0.264138576291471" calcext:value-type="float">
            <text:p>0.2641385763</text:p>
          </table:table-cell>
          <table:table-cell office:value-type="float" office:value="-0.134439412323078" calcext:value-type="float">
            <text:p>-0.1344394123</text:p>
          </table:table-cell>
          <table:table-cell office:value-type="float" office:value="0.130705863299969" calcext:value-type="float">
            <text:p>0.1307058633</text:p>
          </table:table-cell>
          <table:table-cell office:value-type="float" office:value="0.0552791266483416" calcext:value-type="float">
            <text:p>0.0552791266</text:p>
          </table:table-cell>
          <table:table-cell office:value-type="float" office:value="0.146168038082612" calcext:value-type="float">
            <text:p>0.1461680381</text:p>
          </table:table-cell>
          <table:table-cell office:value-type="float" office:value="0.0677829518332869" calcext:value-type="float">
            <text:p>0.0677829518</text:p>
          </table:table-cell>
          <table:table-cell office:value-type="float" office:value="-0.378534406166926" calcext:value-type="float">
            <text:p>-0.3785344062</text:p>
          </table:table-cell>
          <table:table-cell office:value-type="float" office:value="-0.279865669918354" calcext:value-type="float">
            <text:p>-0.2798656699</text:p>
          </table:table-cell>
          <table:table-cell office:value-type="float" office:value="-0.111050085823617" calcext:value-type="float">
            <text:p>-0.1110500858</text:p>
          </table:table-cell>
          <table:table-cell office:value-type="float" office:value="-0.0493947342755643" calcext:value-type="float">
            <text:p>-0.0493947343</text:p>
          </table:table-cell>
          <table:table-cell office:value-type="float" office:value="0.526827552090054" calcext:value-type="float">
            <text:p>0.5268275521</text:p>
          </table:table-cell>
          <table:table-cell office:value-type="float" office:value="0.40776512687318" calcext:value-type="float">
            <text:p>0.4077651269</text:p>
          </table:table-cell>
          <table:table-cell office:value-type="float" office:value="0.64733363371805" calcext:value-type="float">
            <text:p>0.6473336337</text:p>
          </table:table-cell>
          <table:table-cell office:value-type="float" office:value="-0.139619394350004" calcext:value-type="float">
            <text:p>-0.1396193944</text:p>
          </table:table-cell>
          <table:table-cell office:value-type="float" office:value="-0.591983489774997" calcext:value-type="float">
            <text:p>-0.5919834898</text:p>
          </table:table-cell>
          <table:table-cell office:value-type="float" office:value="0.212714128454951" calcext:value-type="float">
            <text:p>0.2127141285</text:p>
          </table:table-cell>
          <table:table-cell office:value-type="float" office:value="-0.153154782462431" calcext:value-type="float">
            <text:p>-0.1531547825</text:p>
          </table:table-cell>
          <table:table-cell office:value-type="float" office:value="-0.179952278159438" calcext:value-type="float">
            <text:p>-0.1799522782</text:p>
          </table:table-cell>
          <table:table-cell office:value-type="float" office:value="-0.295405357483985" calcext:value-type="float">
            <text:p>-0.2954053575</text:p>
          </table:table-cell>
          <table:table-cell office:value-type="float" office:value="0.437415073257201" calcext:value-type="float">
            <text:p>0.4374150733</text:p>
          </table:table-cell>
          <table:table-cell office:value-type="float" office:value="0.329640916662139" calcext:value-type="float">
            <text:p>0.3296409167</text:p>
          </table:table-cell>
          <table:table-cell office:value-type="float" office:value="0.591077469066447" calcext:value-type="float">
            <text:p>0.5910774691</text:p>
          </table:table-cell>
          <table:table-cell office:value-type="float" office:value="-0.0843674400093107" calcext:value-type="float">
            <text:p>-0.08436744</text:p>
          </table:table-cell>
          <table:table-cell office:value-type="float" office:value="0.409112663501858" calcext:value-type="float">
            <text:p>0.4091126635</text:p>
          </table:table-cell>
          <table:table-cell office:value-type="float" office:value="0.0501468625009188" calcext:value-type="float">
            <text:p>0.0501468625</text:p>
          </table:table-cell>
          <table:table-cell office:value-type="float" office:value="-0.279740816510244" calcext:value-type="float">
            <text:p>-0.2797408165</text:p>
          </table:table-cell>
          <table:table-cell office:value-type="float" office:value="-0.191926992684558" calcext:value-type="float">
            <text:p>-0.1919269927</text:p>
          </table:table-cell>
          <table:table-cell office:value-type="float" office:value="0.011817792724859" calcext:value-type="float">
            <text:p>0.0118177927</text:p>
          </table:table-cell>
          <table:table-cell office:value-type="float" office:value="-0.0902682401381519" calcext:value-type="float">
            <text:p>-0.0902682401</text:p>
          </table:table-cell>
          <table:table-cell office:value-type="float" office:value="-0.295746705594997" calcext:value-type="float">
            <text:p>-0.2957467056</text:p>
          </table:table-cell>
          <table:table-cell office:value-type="float" office:value="-0.260526635329584" calcext:value-type="float">
            <text:p>-0.2605266353</text:p>
          </table:table-cell>
          <table:table-cell office:value-type="float" office:value="0.17929936016771" calcext:value-type="float">
            <text:p>0.1792993602</text:p>
          </table:table-cell>
          <table:table-cell office:value-type="float" office:value="0.23667525499039" calcext:value-type="float">
            <text:p>0.236675255</text:p>
          </table:table-cell>
          <table:table-cell office:value-type="float" office:value="0.0941884340989271" calcext:value-type="float">
            <text:p>0.0941884341</text:p>
          </table:table-cell>
          <table:table-cell office:value-type="float" office:value="-0.261031679886094" calcext:value-type="float">
            <text:p>-0.2610316799</text:p>
          </table:table-cell>
          <table:table-cell office:value-type="float" office:value="0.106368057369521" calcext:value-type="float">
            <text:p>0.1063680574</text:p>
          </table:table-cell>
          <table:table-cell office:value-type="float" office:value="-0.53422577670632" calcext:value-type="float">
            <text:p>-0.5342257767</text:p>
          </table:table-cell>
          <table:table-cell office:value-type="float" office:value="-0.158330060966487" calcext:value-type="float">
            <text:p>-0.158330061</text:p>
          </table:table-cell>
          <table:table-cell office:value-type="float" office:value="-0.0139996377132868" calcext:value-type="float">
            <text:p>-0.0139996377</text:p>
          </table:table-cell>
          <table:table-cell office:value-type="float" office:value="-0.120881440983061" calcext:value-type="float">
            <text:p>-0.120881441</text:p>
          </table:table-cell>
          <table:table-cell office:value-type="float" office:value="-0.0506903166122895" calcext:value-type="float">
            <text:p>-0.0506903166</text:p>
          </table:table-cell>
          <table:table-cell office:value-type="float" office:value="0.485046374282704" calcext:value-type="float">
            <text:p>0.4850463743</text:p>
          </table:table-cell>
          <table:table-cell office:value-type="float" office:value="-0.27662227337225" calcext:value-type="float">
            <text:p>-0.2766222734</text:p>
          </table:table-cell>
          <table:table-cell office:value-type="float" office:value="-0.216501337343805" calcext:value-type="float">
            <text:p>-0.2165013373</text:p>
          </table:table-cell>
          <table:table-cell office:value-type="float" office:value="-0.0836680849346897" calcext:value-type="float">
            <text:p>-0.0836680849</text:p>
          </table:table-cell>
          <table:table-cell office:value-type="float" office:value="0.201582359832928" calcext:value-type="float">
            <text:p>0.2015823598</text:p>
          </table:table-cell>
          <table:table-cell office:value-type="float" office:value="-0.254314541316737" calcext:value-type="float">
            <text:p>-0.2543145413</text:p>
          </table:table-cell>
          <table:table-cell office:value-type="float" office:value="-0.0535123276772498" calcext:value-type="float">
            <text:p>-0.0535123277</text:p>
          </table:table-cell>
          <table:table-cell office:value-type="float" office:value="0.0242368572716535" calcext:value-type="float">
            <text:p>0.0242368573</text:p>
          </table:table-cell>
          <table:table-cell office:value-type="float" office:value="-0.0408421522485354" calcext:value-type="float">
            <text:p>-0.0408421522</text:p>
          </table:table-cell>
          <table:table-cell office:value-type="float" office:value="0.0105247256371167" calcext:value-type="float">
            <text:p>0.0105247256</text:p>
          </table:table-cell>
          <table:table-cell office:value-type="float" office:value="-0.285322285469834" calcext:value-type="float">
            <text:p>-0.2853222855</text:p>
          </table:table-cell>
          <table:table-cell office:value-type="float" office:value="-0.139628868543327" calcext:value-type="float">
            <text:p>-0.1396288685</text:p>
          </table:table-cell>
          <table:table-cell office:value-type="float" office:value="0.187470994345119" calcext:value-type="float">
            <text:p>0.1874709943</text:p>
          </table:table-cell>
          <table:table-cell office:value-type="float" office:value="-0.0693929617138066" calcext:value-type="float">
            <text:p>-0.0693929617</text:p>
          </table:table-cell>
          <table:table-cell office:value-type="float" office:value="-0.190059133595175" calcext:value-type="float">
            <text:p>-0.1900591336</text:p>
          </table:table-cell>
          <table:table-cell office:value-type="float" office:value="0.354931316883119" calcext:value-type="float">
            <text:p>0.3549313169</text:p>
          </table:table-cell>
          <table:table-cell office:value-type="float" office:value="-0.327791729546707" calcext:value-type="float">
            <text:p>-0.3277917295</text:p>
          </table:table-cell>
          <table:table-cell office:value-type="float" office:value="0.287451825516605" calcext:value-type="float">
            <text:p>0.2874518255</text:p>
          </table:table-cell>
          <table:table-cell office:value-type="float" office:value="0.114349189426209" calcext:value-type="float">
            <text:p>0.1143491894</text:p>
          </table:table-cell>
          <table:table-cell office:value-type="float" office:value="-0.77663164691681" calcext:value-type="float">
            <text:p>-0.7766316469</text:p>
          </table:table-cell>
          <table:table-cell office:value-type="float" office:value="0.0613013562781428" calcext:value-type="float">
            <text:p>0.0613013563</text:p>
          </table:table-cell>
          <table:table-cell office:value-type="float" office:value="0.514279344412456" calcext:value-type="float">
            <text:p>0.5142793444</text:p>
          </table:table-cell>
          <table:table-cell office:value-type="float" office:value="0.341690667438857" calcext:value-type="float">
            <text:p>0.3416906674</text:p>
          </table:table-cell>
          <table:table-cell office:value-type="float" office:value="0.209050728539776" calcext:value-type="float">
            <text:p>0.2090507285</text:p>
          </table:table-cell>
          <table:table-cell office:value-type="float" office:value="-0.0302260107168271" calcext:value-type="float">
            <text:p>-0.0302260107</text:p>
          </table:table-cell>
          <table:table-cell office:value-type="float" office:value="0.522420693565837" calcext:value-type="float">
            <text:p>0.5224206936</text:p>
          </table:table-cell>
          <table:table-cell office:value-type="float" office:value="0.606325312492748" calcext:value-type="float">
            <text:p>0.6063253125</text:p>
          </table:table-cell>
          <table:table-cell office:value-type="float" office:value="0.0209526406499341" calcext:value-type="float">
            <text:p>0.0209526406</text:p>
          </table:table-cell>
          <table:table-cell office:value-type="float" office:value="0.359432350998808" calcext:value-type="float">
            <text:p>0.359432351</text:p>
          </table:table-cell>
          <table:table-cell office:value-type="float" office:value="-0.0616560357711819" calcext:value-type="float">
            <text:p>-0.0616560358</text:p>
          </table:table-cell>
          <table:table-cell office:value-type="float" office:value="-0.0174818636703422" calcext:value-type="float">
            <text:p>-0.0174818637</text:p>
          </table:table-cell>
          <table:table-cell office:value-type="float" office:value="0.0732152104200603" calcext:value-type="float">
            <text:p>0.0732152104</text:p>
          </table:table-cell>
          <table:table-cell office:value-type="float" office:value="-0.482414703822787" calcext:value-type="float">
            <text:p>-0.4824147038</text:p>
          </table:table-cell>
          <table:table-cell office:value-type="float" office:value="-0.0805594903664938" calcext:value-type="float">
            <text:p>-0.0805594904</text:p>
          </table:table-cell>
          <table:table-cell office:value-type="float" office:value="-0.0113818782209103" calcext:value-type="float">
            <text:p>-0.0113818782</text:p>
          </table:table-cell>
          <table:table-cell office:value-type="float" office:value="0.0409202503350191" calcext:value-type="float">
            <text:p>0.0409202503</text:p>
          </table:table-cell>
          <table:table-cell office:value-type="float" office:value="-0.266967294066137" calcext:value-type="float">
            <text:p>-0.2669672941</text:p>
          </table:table-cell>
          <table:table-cell office:value-type="float" office:value="0.160975047858486" calcext:value-type="float">
            <text:p>0.1609750479</text:p>
          </table:table-cell>
          <table:table-cell office:value-type="float" office:value="-0.0672422866821169" calcext:value-type="float">
            <text:p>-0.0672422867</text:p>
          </table:table-cell>
          <table:table-cell office:value-type="float" office:value="-0.486962514138473" calcext:value-type="float">
            <text:p>-0.4869625141</text:p>
          </table:table-cell>
          <table:table-cell office:value-type="float" office:value="-0.252746388850875" calcext:value-type="float">
            <text:p>-0.2527463889</text:p>
          </table:table-cell>
          <table:table-cell office:value-type="float" office:value="0.368400345190047" calcext:value-type="float">
            <text:p>0.3684003452</text:p>
          </table:table-cell>
        </table:table-row>
        <table:table-row table:style-name="ro1">
          <table:table-cell office:value-type="string" calcext:value-type="string">
            <text:p>crc32</text:p>
          </table:table-cell>
          <table:table-cell office:value-type="float" office:value="-0.129931020581774" calcext:value-type="float">
            <text:p>-0.1299310206</text:p>
          </table:table-cell>
          <table:table-cell office:value-type="float" office:value="0.0461771203103279" calcext:value-type="float">
            <text:p>0.0461771203</text:p>
          </table:table-cell>
          <table:table-cell office:value-type="float" office:value="0.023636873907417" calcext:value-type="float">
            <text:p>0.0236368739</text:p>
          </table:table-cell>
          <table:table-cell office:value-type="float" office:value="-0.0738507538488293" calcext:value-type="float">
            <text:p>-0.0738507538</text:p>
          </table:table-cell>
          <table:table-cell office:value-type="float" office:value="-0.0215866764086399" calcext:value-type="float">
            <text:p>-0.0215866764</text:p>
          </table:table-cell>
          <table:table-cell office:value-type="float" office:value="0.030865315654717" calcext:value-type="float">
            <text:p>0.0308653157</text:p>
          </table:table-cell>
          <table:table-cell office:value-type="float" office:value="-0.008593578579845" calcext:value-type="float">
            <text:p>-0.0085935786</text:p>
          </table:table-cell>
          <table:table-cell office:value-type="float" office:value="-0.0232124806300838" calcext:value-type="float">
            <text:p>-0.0232124806</text:p>
          </table:table-cell>
          <table:table-cell office:value-type="float" office:value="-0.0107471802262857" calcext:value-type="float">
            <text:p>-0.0107471802</text:p>
          </table:table-cell>
          <table:table-cell office:value-type="float" office:value="-0.0546459647382275" calcext:value-type="float">
            <text:p>-0.0546459647</text:p>
          </table:table-cell>
          <table:table-cell office:value-type="float" office:value="-0.0416090040511685" calcext:value-type="float">
            <text:p>-0.0416090041</text:p>
          </table:table-cell>
          <table:table-cell office:value-type="float" office:value="-0.0148246892179814" calcext:value-type="float">
            <text:p>-0.0148246892</text:p>
          </table:table-cell>
          <table:table-cell office:value-type="float" office:value="-0.0493005009756755" calcext:value-type="float">
            <text:p>-0.049300501</text:p>
          </table:table-cell>
          <table:table-cell office:value-type="float" office:value="-0.113701720091121" calcext:value-type="float">
            <text:p>-0.1137017201</text:p>
          </table:table-cell>
          <table:table-cell office:value-type="float" office:value="-0.149662855778667" calcext:value-type="float">
            <text:p>-0.1496628558</text:p>
          </table:table-cell>
          <table:table-cell office:value-type="float" office:value="-0.0129480145326918" calcext:value-type="float">
            <text:p>-0.0129480145</text:p>
          </table:table-cell>
          <table:table-cell office:value-type="float" office:value="-0.0158102393222015" calcext:value-type="float">
            <text:p>-0.0158102393</text:p>
          </table:table-cell>
          <table:table-cell office:value-type="float" office:value="-0.0148284347842064" calcext:value-type="float">
            <text:p>-0.0148284348</text:p>
          </table:table-cell>
          <table:table-cell office:value-type="float" office:value="0.0214947132839375" calcext:value-type="float">
            <text:p>0.0214947133</text:p>
          </table:table-cell>
          <table:table-cell office:value-type="float" office:value="-0.0222467561674892" calcext:value-type="float">
            <text:p>-0.0222467562</text:p>
          </table:table-cell>
          <table:table-cell office:value-type="float" office:value="-0.0177629197552324" calcext:value-type="float">
            <text:p>-0.0177629198</text:p>
          </table:table-cell>
          <table:table-cell office:value-type="float" office:value="0.00935260831042224" calcext:value-type="float">
            <text:p>0.0093526083</text:p>
          </table:table-cell>
          <table:table-cell office:value-type="float" office:value="-0.0168805270150437" calcext:value-type="float">
            <text:p>-0.016880527</text:p>
          </table:table-cell>
          <table:table-cell office:value-type="float" office:value="-0.0112018442640056" calcext:value-type="float">
            <text:p>-0.0112018443</text:p>
          </table:table-cell>
          <table:table-cell office:value-type="float" office:value="-0.0914518891520692" calcext:value-type="float">
            <text:p>-0.0914518892</text:p>
          </table:table-cell>
          <table:table-cell office:value-type="float" office:value="0.0654938692208305" calcext:value-type="float">
            <text:p>0.0654938692</text:p>
          </table:table-cell>
          <table:table-cell office:value-type="float" office:value="-0.069441710012943" calcext:value-type="float">
            <text:p>-0.06944171</text:p>
          </table:table-cell>
          <table:table-cell office:value-type="float" office:value="-0.0200389715863716" calcext:value-type="float">
            <text:p>-0.0200389716</text:p>
          </table:table-cell>
          <table:table-cell office:value-type="float" office:value="0.020359120618233" calcext:value-type="float">
            <text:p>0.0203591206</text:p>
          </table:table-cell>
          <table:table-cell office:value-type="float" office:value="-0.00863012758819637" calcext:value-type="float">
            <text:p>-0.0086301276</text:p>
          </table:table-cell>
          <table:table-cell office:value-type="float" office:value="-0.0425571579996792" calcext:value-type="float">
            <text:p>-0.042557158</text:p>
          </table:table-cell>
          <table:table-cell office:value-type="float" office:value="-0.0531563699170196" calcext:value-type="float">
            <text:p>-0.0531563699</text:p>
          </table:table-cell>
          <table:table-cell office:value-type="float" office:value="-0.0278168864832744" calcext:value-type="float">
            <text:p>-0.0278168865</text:p>
          </table:table-cell>
          <table:table-cell office:value-type="float" office:value="0.0222576990407233" calcext:value-type="float">
            <text:p>0.022257699</text:p>
          </table:table-cell>
          <table:table-cell office:value-type="float" office:value="-0.0556550106291958" calcext:value-type="float">
            <text:p>-0.0556550106</text:p>
          </table:table-cell>
          <table:table-cell office:value-type="float" office:value="-0.0815777954757128" calcext:value-type="float">
            <text:p>-0.0815777955</text:p>
          </table:table-cell>
          <table:table-cell office:value-type="float" office:value="-0.0606917918509167" calcext:value-type="float">
            <text:p>-0.0606917919</text:p>
          </table:table-cell>
          <table:table-cell office:value-type="float" office:value="-0.0809510619055684" calcext:value-type="float">
            <text:p>-0.0809510619</text:p>
          </table:table-cell>
          <table:table-cell office:value-type="float" office:value="-0.0609570356081242" calcext:value-type="float">
            <text:p>-0.0609570356</text:p>
          </table:table-cell>
          <table:table-cell office:value-type="float" office:value="0.111925747312511" calcext:value-type="float">
            <text:p>0.1119257473</text:p>
          </table:table-cell>
          <table:table-cell office:value-type="float" office:value="0.0293921844462741" calcext:value-type="float">
            <text:p>0.0293921844</text:p>
          </table:table-cell>
          <table:table-cell office:value-type="float" office:value="-0.0115626495701777" calcext:value-type="float">
            <text:p>-0.0115626496</text:p>
          </table:table-cell>
          <table:table-cell office:value-type="float" office:value="-0.0580131060554331" calcext:value-type="float">
            <text:p>-0.0580131061</text:p>
          </table:table-cell>
          <table:table-cell office:value-type="float" office:value="-0.0962099336797462" calcext:value-type="float">
            <text:p>-0.0962099337</text:p>
          </table:table-cell>
          <table:table-cell office:value-type="float" office:value="-0.0585264371164605" calcext:value-type="float">
            <text:p>-0.0585264371</text:p>
          </table:table-cell>
          <table:table-cell office:value-type="float" office:value="-0.0346308494415867" calcext:value-type="float">
            <text:p>-0.0346308494</text:p>
          </table:table-cell>
          <table:table-cell office:value-type="float" office:value="-0.0264605495920527" calcext:value-type="float">
            <text:p>-0.0264605496</text:p>
          </table:table-cell>
          <table:table-cell office:value-type="float" office:value="0.0157902373560474" calcext:value-type="float">
            <text:p>0.0157902374</text:p>
          </table:table-cell>
          <table:table-cell office:value-type="float" office:value="0.0470637025819064" calcext:value-type="float">
            <text:p>0.0470637026</text:p>
          </table:table-cell>
          <table:table-cell office:value-type="float" office:value="0.0129249355249996" calcext:value-type="float">
            <text:p>0.0129249355</text:p>
          </table:table-cell>
          <table:table-cell office:value-type="float" office:value="0.0271129590953805" calcext:value-type="float">
            <text:p>0.0271129591</text:p>
          </table:table-cell>
          <table:table-cell office:value-type="float" office:value="-0.0747550880340351" calcext:value-type="float">
            <text:p>-0.074755088</text:p>
          </table:table-cell>
          <table:table-cell office:value-type="float" office:value="-0.0136673136580853" calcext:value-type="float">
            <text:p>-0.0136673137</text:p>
          </table:table-cell>
          <table:table-cell office:value-type="float" office:value="-0.0600666484975323" calcext:value-type="float">
            <text:p>-0.0600666485</text:p>
          </table:table-cell>
          <table:table-cell office:value-type="float" office:value="0.0513997452596317" calcext:value-type="float">
            <text:p>0.0513997453</text:p>
          </table:table-cell>
          <table:table-cell office:value-type="float" office:value="0.046938475066844" calcext:value-type="float">
            <text:p>0.0469384751</text:p>
          </table:table-cell>
          <table:table-cell office:value-type="float" office:value="0.0323381688356274" calcext:value-type="float">
            <text:p>0.0323381688</text:p>
          </table:table-cell>
          <table:table-cell office:value-type="float" office:value="-0.00304719041060414" calcext:value-type="float">
            <text:p>-0.0030471904</text:p>
          </table:table-cell>
          <table:table-cell office:value-type="float" office:value="0.0400351622374648" calcext:value-type="float">
            <text:p>0.0400351622</text:p>
          </table:table-cell>
          <table:table-cell office:value-type="float" office:value="-0.12254051824942" calcext:value-type="float">
            <text:p>-0.1225405182</text:p>
          </table:table-cell>
          <table:table-cell office:value-type="float" office:value="-0.0136606069901301" calcext:value-type="float">
            <text:p>-0.013660607</text:p>
          </table:table-cell>
          <table:table-cell office:value-type="float" office:value="0.0255258502118173" calcext:value-type="float">
            <text:p>0.0255258502</text:p>
          </table:table-cell>
          <table:table-cell office:value-type="float" office:value="0.0632141296086664" calcext:value-type="float">
            <text:p>0.0632141296</text:p>
          </table:table-cell>
          <table:table-cell office:value-type="float" office:value="0.00678589247736066" calcext:value-type="float">
            <text:p>0.0067858925</text:p>
          </table:table-cell>
          <table:table-cell office:value-type="float" office:value="0.0589691440620099" calcext:value-type="float">
            <text:p>0.0589691441</text:p>
          </table:table-cell>
          <table:table-cell office:value-type="float" office:value="-0.0126349072255253" calcext:value-type="float">
            <text:p>-0.0126349072</text:p>
          </table:table-cell>
          <table:table-cell office:value-type="float" office:value="-0.175313496656279" calcext:value-type="float">
            <text:p>-0.1753134967</text:p>
          </table:table-cell>
          <table:table-cell office:value-type="float" office:value="0.0551938390616506" calcext:value-type="float">
            <text:p>0.0551938391</text:p>
          </table:table-cell>
          <table:table-cell office:value-type="float" office:value="-0.0317076770294055" calcext:value-type="float">
            <text:p>-0.031707677</text:p>
          </table:table-cell>
          <table:table-cell office:value-type="float" office:value="0.0662952000063346" calcext:value-type="float">
            <text:p>0.0662952</text:p>
          </table:table-cell>
          <table:table-cell office:value-type="float" office:value="-0.0052544229460173" calcext:value-type="float">
            <text:p>-0.0052544229</text:p>
          </table:table-cell>
          <table:table-cell office:value-type="float" office:value="0.0418749546424731" calcext:value-type="float">
            <text:p>0.0418749546</text:p>
          </table:table-cell>
          <table:table-cell office:value-type="float" office:value="0.00580346006924978" calcext:value-type="float">
            <text:p>0.0058034601</text:p>
          </table:table-cell>
          <table:table-cell office:value-type="float" office:value="-0.0384978593702114" calcext:value-type="float">
            <text:p>-0.0384978594</text:p>
          </table:table-cell>
          <table:table-cell office:value-type="float" office:value="-0.0834152541838941" calcext:value-type="float">
            <text:p>-0.0834152542</text:p>
          </table:table-cell>
          <table:table-cell office:value-type="float" office:value="0.0143792650428231" calcext:value-type="float">
            <text:p>0.014379265</text:p>
          </table:table-cell>
          <table:table-cell office:value-type="float" office:value="-0.022872722192717" calcext:value-type="float">
            <text:p>-0.0228727222</text:p>
          </table:table-cell>
          <table:table-cell office:value-type="float" office:value="0.100832863351684" calcext:value-type="float">
            <text:p>0.1008328634</text:p>
          </table:table-cell>
          <table:table-cell office:value-type="float" office:value="-0.0212193799568789" calcext:value-type="float">
            <text:p>-0.02121938</text:p>
          </table:table-cell>
          <table:table-cell office:value-type="float" office:value="0.0904076382815031" calcext:value-type="float">
            <text:p>0.0904076383</text:p>
          </table:table-cell>
          <table:table-cell office:value-type="float" office:value="0.0223855939422441" calcext:value-type="float">
            <text:p>0.0223855939</text:p>
          </table:table-cell>
          <table:table-cell office:value-type="float" office:value="0.0157970787566759" calcext:value-type="float">
            <text:p>0.0157970788</text:p>
          </table:table-cell>
          <table:table-cell office:value-type="float" office:value="-0.0448575966458307" calcext:value-type="float">
            <text:p>-0.0448575966</text:p>
          </table:table-cell>
          <table:table-cell office:value-type="float" office:value="-0.0472003750078538" calcext:value-type="float">
            <text:p>-0.047200375</text:p>
          </table:table-cell>
          <table:table-cell office:value-type="float" office:value="-0.116235102404956" calcext:value-type="float">
            <text:p>-0.1162351024</text:p>
          </table:table-cell>
          <table:table-cell office:value-type="float" office:value="-0.0121041845992339" calcext:value-type="float">
            <text:p>-0.0121041846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-0.0311430711237882" calcext:value-type="float">
            <text:p>-0.0311430711</text:p>
          </table:table-cell>
          <table:table-cell office:value-type="float" office:value="-0.426273411681358" calcext:value-type="float">
            <text:p>-0.4262734117</text:p>
          </table:table-cell>
          <table:table-cell office:value-type="float" office:value="-0.0990999505517896" calcext:value-type="float">
            <text:p>-0.0990999506</text:p>
          </table:table-cell>
          <table:table-cell office:value-type="float" office:value="0.036385165571922" calcext:value-type="float">
            <text:p>0.0363851656</text:p>
          </table:table-cell>
          <table:table-cell office:value-type="float" office:value="0.0623256488218924" calcext:value-type="float">
            <text:p>0.0623256488</text:p>
          </table:table-cell>
          <table:table-cell office:value-type="float" office:value="-0.366681361138145" calcext:value-type="float">
            <text:p>-0.3666813611</text:p>
          </table:table-cell>
          <table:table-cell office:value-type="float" office:value="0.00120399010107821" calcext:value-type="float">
            <text:p>0.0012039901</text:p>
          </table:table-cell>
          <table:table-cell office:value-type="float" office:value="0.253235123788852" calcext:value-type="float">
            <text:p>0.2532351238</text:p>
          </table:table-cell>
          <table:table-cell office:value-type="float" office:value="-0.141166520722672" calcext:value-type="float">
            <text:p>-0.1411665207</text:p>
          </table:table-cell>
          <table:table-cell office:value-type="float" office:value="-0.0928202430370646" calcext:value-type="float">
            <text:p>-0.092820243</text:p>
          </table:table-cell>
          <table:table-cell office:value-type="float" office:value="-0.307496795790314" calcext:value-type="float">
            <text:p>-0.3074967958</text:p>
          </table:table-cell>
          <table:table-cell office:value-type="float" office:value="-0.187330013651538" calcext:value-type="float">
            <text:p>-0.1873300137</text:p>
          </table:table-cell>
          <table:table-cell office:value-type="float" office:value="-0.365110857919851" calcext:value-type="float">
            <text:p>-0.3651108579</text:p>
          </table:table-cell>
          <table:table-cell office:value-type="float" office:value="-0.282385405552264" calcext:value-type="float">
            <text:p>-0.2823854056</text:p>
          </table:table-cell>
          <table:table-cell office:value-type="float" office:value="-0.588945387053033" calcext:value-type="float">
            <text:p>-0.5889453871</text:p>
          </table:table-cell>
          <table:table-cell office:value-type="float" office:value="0.0548312669259341" calcext:value-type="float">
            <text:p>0.0548312669</text:p>
          </table:table-cell>
          <table:table-cell office:value-type="float" office:value="0.0277651603385725" calcext:value-type="float">
            <text:p>0.0277651603</text:p>
          </table:table-cell>
          <table:table-cell office:value-type="float" office:value="-0.784846698095942" calcext:value-type="float">
            <text:p>-0.7848466981</text:p>
          </table:table-cell>
          <table:table-cell office:value-type="float" office:value="-0.33610325321588" calcext:value-type="float">
            <text:p>-0.3361032532</text:p>
          </table:table-cell>
          <table:table-cell office:value-type="float" office:value="-0.133094128832158" calcext:value-type="float">
            <text:p>-0.1330941288</text:p>
          </table:table-cell>
          <table:table-cell office:value-type="float" office:value="-0.366608429171822" calcext:value-type="float">
            <text:p>-0.3666084292</text:p>
          </table:table-cell>
          <table:table-cell office:value-type="float" office:value="-0.0368090661568843" calcext:value-type="float">
            <text:p>-0.0368090662</text:p>
          </table:table-cell>
          <table:table-cell office:value-type="float" office:value="0.105028642656779" calcext:value-type="float">
            <text:p>0.1050286427</text:p>
          </table:table-cell>
          <table:table-cell office:value-type="float" office:value="-0.122753226130319" calcext:value-type="float">
            <text:p>-0.1227532261</text:p>
          </table:table-cell>
          <table:table-cell office:value-type="float" office:value="-0.55385402740956" calcext:value-type="float">
            <text:p>-0.5538540274</text:p>
          </table:table-cell>
          <table:table-cell office:value-type="float" office:value="-0.278228546858109" calcext:value-type="float">
            <text:p>-0.2782285469</text:p>
          </table:table-cell>
          <table:table-cell office:value-type="float" office:value="0.0513037504598911" calcext:value-type="float">
            <text:p>0.0513037505</text:p>
          </table:table-cell>
          <table:table-cell office:value-type="float" office:value="-0.462034885637661" calcext:value-type="float">
            <text:p>-0.4620348856</text:p>
          </table:table-cell>
          <table:table-cell office:value-type="float" office:value="-0.0216739848663273" calcext:value-type="float">
            <text:p>-0.0216739849</text:p>
          </table:table-cell>
          <table:table-cell office:value-type="float" office:value="0.529269079081799" calcext:value-type="float">
            <text:p>0.5292690791</text:p>
          </table:table-cell>
          <table:table-cell office:value-type="float" office:value="-0.403576222398584" calcext:value-type="float">
            <text:p>-0.4035762224</text:p>
          </table:table-cell>
          <table:table-cell office:value-type="float" office:value="-0.750814646014157" calcext:value-type="float">
            <text:p>-0.750814646</text:p>
          </table:table-cell>
          <table:table-cell office:value-type="float" office:value="-0.228027927933934" calcext:value-type="float">
            <text:p>-0.2280279279</text:p>
          </table:table-cell>
          <table:table-cell office:value-type="float" office:value="0.195838018084145" calcext:value-type="float">
            <text:p>0.1958380181</text:p>
          </table:table-cell>
          <table:table-cell office:value-type="float" office:value="0.0901035811316886" calcext:value-type="float">
            <text:p>0.0901035811</text:p>
          </table:table-cell>
          <table:table-cell office:value-type="float" office:value="0.00462163953280628" calcext:value-type="float">
            <text:p>0.0046216395</text:p>
          </table:table-cell>
          <table:table-cell office:value-type="float" office:value="-0.297775787148289" calcext:value-type="float">
            <text:p>-0.2977757871</text:p>
          </table:table-cell>
          <table:table-cell office:value-type="float" office:value="-0.392659432459009" calcext:value-type="float">
            <text:p>-0.3926594325</text:p>
          </table:table-cell>
          <table:table-cell office:value-type="float" office:value="-0.254976214188791" calcext:value-type="float">
            <text:p>-0.2549762142</text:p>
          </table:table-cell>
          <table:table-cell office:value-type="float" office:value="-0.667290747627054" calcext:value-type="float">
            <text:p>-0.6672907476</text:p>
          </table:table-cell>
          <table:table-cell office:value-type="float" office:value="-0.381099176896571" calcext:value-type="float">
            <text:p>-0.3810991769</text:p>
          </table:table-cell>
          <table:table-cell office:value-type="float" office:value="0.0330745653425585" calcext:value-type="float">
            <text:p>0.0330745653</text:p>
          </table:table-cell>
          <table:table-cell office:value-type="float" office:value="-0.49082990714892" calcext:value-type="float">
            <text:p>-0.4908299071</text:p>
          </table:table-cell>
          <table:table-cell office:value-type="float" office:value="0.140915633478738" calcext:value-type="float">
            <text:p>0.1409156335</text:p>
          </table:table-cell>
          <table:table-cell office:value-type="float" office:value="-0.0330427499104628" calcext:value-type="float">
            <text:p>-0.0330427499</text:p>
          </table:table-cell>
          <table:table-cell office:value-type="float" office:value="0.031241677270011" calcext:value-type="float">
            <text:p>0.0312416773</text:p>
          </table:table-cell>
          <table:table-cell office:value-type="float" office:value="-0.090867641589534" calcext:value-type="float">
            <text:p>-0.0908676416</text:p>
          </table:table-cell>
          <table:table-cell office:value-type="float" office:value="0.29269258710702" calcext:value-type="float">
            <text:p>0.2926925871</text:p>
          </table:table-cell>
          <table:table-cell office:value-type="float" office:value="-0.542393074077346" calcext:value-type="float">
            <text:p>-0.5423930741</text:p>
          </table:table-cell>
          <table:table-cell office:value-type="float" office:value="0.00527939055855479" calcext:value-type="float">
            <text:p>0.0052793906</text:p>
          </table:table-cell>
          <table:table-cell office:value-type="float" office:value="0.219436229813674" calcext:value-type="float">
            <text:p>0.2194362298</text:p>
          </table:table-cell>
          <table:table-cell office:value-type="float" office:value="0.022033084459292" calcext:value-type="float">
            <text:p>0.0220330845</text:p>
          </table:table-cell>
          <table:table-cell office:value-type="float" office:value="-0.241683906171652" calcext:value-type="float">
            <text:p>-0.2416839062</text:p>
          </table:table-cell>
          <table:table-cell office:value-type="float" office:value="-0.243775672100465" calcext:value-type="float">
            <text:p>-0.2437756721</text:p>
          </table:table-cell>
          <table:table-cell office:value-type="float" office:value="0.0729250960581658" calcext:value-type="float">
            <text:p>0.0729250961</text:p>
          </table:table-cell>
          <table:table-cell office:value-type="float" office:value="0.223920364691582" calcext:value-type="float">
            <text:p>0.2239203647</text:p>
          </table:table-cell>
          <table:table-cell office:value-type="float" office:value="-0.331168190341814" calcext:value-type="float">
            <text:p>-0.3311681903</text:p>
          </table:table-cell>
          <table:table-cell office:value-type="float" office:value="0.297371928038983" calcext:value-type="float">
            <text:p>0.297371928</text:p>
          </table:table-cell>
          <table:table-cell office:value-type="float" office:value="0.849115777304383" calcext:value-type="float">
            <text:p>0.8491157773</text:p>
          </table:table-cell>
          <table:table-cell office:value-type="float" office:value="-0.798826257185483" calcext:value-type="float">
            <text:p>-0.7988262572</text:p>
          </table:table-cell>
          <table:table-cell office:value-type="float" office:value="-0.398015879427812" calcext:value-type="float">
            <text:p>-0.3980158794</text:p>
          </table:table-cell>
          <table:table-cell office:value-type="float" office:value="0.658857481355445" calcext:value-type="float">
            <text:p>0.6588574814</text:p>
          </table:table-cell>
          <table:table-cell office:value-type="float" office:value="-0.467123870804906" calcext:value-type="float">
            <text:p>-0.4671238708</text:p>
          </table:table-cell>
          <table:table-cell office:value-type="float" office:value="-1.03078831486462" calcext:value-type="float">
            <text:p>-1.0307883149</text:p>
          </table:table-cell>
          <table:table-cell office:value-type="float" office:value="0.059744361251272" calcext:value-type="float">
            <text:p>0.0597443613</text:p>
          </table:table-cell>
          <table:table-cell office:value-type="float" office:value="-0.250399773264219" calcext:value-type="float">
            <text:p>-0.2503997733</text:p>
          </table:table-cell>
          <table:table-cell office:value-type="float" office:value="-0.533666325842927" calcext:value-type="float">
            <text:p>-0.5336663258</text:p>
          </table:table-cell>
          <table:table-cell office:value-type="float" office:value="0.0470022452051424" calcext:value-type="float">
            <text:p>0.0470022452</text:p>
          </table:table-cell>
          <table:table-cell office:value-type="float" office:value="0.0706316543737412" calcext:value-type="float">
            <text:p>0.0706316544</text:p>
          </table:table-cell>
          <table:table-cell office:value-type="float" office:value="0.443785647889065" calcext:value-type="float">
            <text:p>0.4437856479</text:p>
          </table:table-cell>
          <table:table-cell office:value-type="float" office:value="0.189668497086889" calcext:value-type="float">
            <text:p>0.1896684971</text:p>
          </table:table-cell>
          <table:table-cell office:value-type="float" office:value="0.319058260624898" calcext:value-type="float">
            <text:p>0.3190582606</text:p>
          </table:table-cell>
          <table:table-cell office:value-type="float" office:value="0.182597971047143" calcext:value-type="float">
            <text:p>0.182597971</text:p>
          </table:table-cell>
          <table:table-cell office:value-type="float" office:value="-0.183345098410897" calcext:value-type="float">
            <text:p>-0.1833450984</text:p>
          </table:table-cell>
          <table:table-cell office:value-type="float" office:value="0.065665410030852" calcext:value-type="float">
            <text:p>0.06566541</text:p>
          </table:table-cell>
          <table:table-cell office:value-type="float" office:value="-0.256031188972278" calcext:value-type="float">
            <text:p>-0.256031189</text:p>
          </table:table-cell>
          <table:table-cell office:value-type="float" office:value="0.0460512019475258" calcext:value-type="float">
            <text:p>0.0460512019</text:p>
          </table:table-cell>
          <table:table-cell office:value-type="float" office:value="-0.00334253232613309" calcext:value-type="float">
            <text:p>-0.0033425323</text:p>
          </table:table-cell>
          <table:table-cell office:value-type="float" office:value="0.0477294833259679" calcext:value-type="float">
            <text:p>0.0477294833</text:p>
          </table:table-cell>
          <table:table-cell office:value-type="float" office:value="0.0473414511364169" calcext:value-type="float">
            <text:p>0.0473414511</text:p>
          </table:table-cell>
          <table:table-cell office:value-type="float" office:value="-0.116015670346333" calcext:value-type="float">
            <text:p>-0.1160156703</text:p>
          </table:table-cell>
          <table:table-cell office:value-type="float" office:value="0.0832163241314555" calcext:value-type="float">
            <text:p>0.0832163241</text:p>
          </table:table-cell>
          <table:table-cell office:value-type="float" office:value="-0.526877584403975" calcext:value-type="float">
            <text:p>-0.5268775844</text:p>
          </table:table-cell>
          <table:table-cell office:value-type="float" office:value="-0.119963079331167" calcext:value-type="float">
            <text:p>-0.1199630793</text:p>
          </table:table-cell>
          <table:table-cell office:value-type="float" office:value="-0.190835963246695" calcext:value-type="float">
            <text:p>-0.1908359632</text:p>
          </table:table-cell>
          <table:table-cell office:value-type="float" office:value="-0.0711307762374443" calcext:value-type="float">
            <text:p>-0.0711307762</text:p>
          </table:table-cell>
        </table:table-row>
        <table:table-row table:style-name="ro1">
          <table:table-cell office:value-type="string" calcext:value-type="string">
            <text:p>duff</text:p>
          </table:table-cell>
          <table:table-cell office:value-type="float" office:value="0.365819459381512" calcext:value-type="float">
            <text:p>0.3658194594</text:p>
          </table:table-cell>
          <table:table-cell office:value-type="float" office:value="-1.82090608205563" calcext:value-type="float">
            <text:p>-1.8209060821</text:p>
          </table:table-cell>
          <table:table-cell office:value-type="float" office:value="-3.16794414334082" calcext:value-type="float">
            <text:p>-3.1679441433</text:p>
          </table:table-cell>
          <table:table-cell office:value-type="float" office:value="-1.62942595812163" calcext:value-type="float">
            <text:p>-1.6294259581</text:p>
          </table:table-cell>
          <table:table-cell office:value-type="float" office:value="3.18326241404183" calcext:value-type="float">
            <text:p>3.183262414</text:p>
          </table:table-cell>
          <table:table-cell office:value-type="float" office:value="-1.04365128613989" calcext:value-type="float">
            <text:p>-1.0436512861</text:p>
          </table:table-cell>
          <table:table-cell office:value-type="float" office:value="2.88612236043078" calcext:value-type="float">
            <text:p>2.8861223604</text:p>
          </table:table-cell>
          <table:table-cell office:value-type="float" office:value="2.33591232928067" calcext:value-type="float">
            <text:p>2.3359123293</text:p>
          </table:table-cell>
          <table:table-cell office:value-type="float" office:value="0.714726085933427" calcext:value-type="float">
            <text:p>0.7147260859</text:p>
          </table:table-cell>
          <table:table-cell office:value-type="float" office:value="0.935230509765227" calcext:value-type="float">
            <text:p>0.9352305098</text:p>
          </table:table-cell>
          <table:table-cell office:value-type="float" office:value="-1.27937775956572" calcext:value-type="float">
            <text:p>-1.2793777596</text:p>
          </table:table-cell>
          <table:table-cell office:value-type="float" office:value="-0.3079450479105" calcext:value-type="float">
            <text:p>-0.3079450479</text:p>
          </table:table-cell>
          <table:table-cell office:value-type="float" office:value="-3.14018507653503" calcext:value-type="float">
            <text:p>-3.1401850765</text:p>
          </table:table-cell>
          <table:table-cell office:value-type="float" office:value="-0.392341284536457" calcext:value-type="float">
            <text:p>-0.3923412845</text:p>
          </table:table-cell>
          <table:table-cell office:value-type="float" office:value="-3.18033737638108" calcext:value-type="float">
            <text:p>-3.1803373764</text:p>
          </table:table-cell>
          <table:table-cell office:value-type="float" office:value="1.22278029644235" calcext:value-type="float">
            <text:p>1.2227802964</text:p>
          </table:table-cell>
          <table:table-cell office:value-type="float" office:value="3.08249572829211" calcext:value-type="float">
            <text:p>3.0824957283</text:p>
          </table:table-cell>
          <table:table-cell office:value-type="float" office:value="-1.01384269176336" calcext:value-type="float">
            <text:p>-1.0138426918</text:p>
          </table:table-cell>
          <table:table-cell office:value-type="float" office:value="-1.55441687847143" calcext:value-type="float">
            <text:p>-1.5544168785</text:p>
          </table:table-cell>
          <table:table-cell office:value-type="float" office:value="-1.40858968388397" calcext:value-type="float">
            <text:p>-1.4085896839</text:p>
          </table:table-cell>
          <table:table-cell office:value-type="float" office:value="-1.16188644556724" calcext:value-type="float">
            <text:p>-1.1618864456</text:p>
          </table:table-cell>
          <table:table-cell office:value-type="float" office:value="0.0371631875127278" calcext:value-type="float">
            <text:p>0.0371631875</text:p>
          </table:table-cell>
          <table:table-cell office:value-type="float" office:value="0.943076928075961" calcext:value-type="float">
            <text:p>0.9430769281</text:p>
          </table:table-cell>
          <table:table-cell office:value-type="float" office:value="1.09415743738665" calcext:value-type="float">
            <text:p>1.0941574374</text:p>
          </table:table-cell>
          <table:table-cell office:value-type="float" office:value="-1.82603182111321" calcext:value-type="float">
            <text:p>-1.8260318211</text:p>
          </table:table-cell>
          <table:table-cell office:value-type="float" office:value="-2.56492339415936" calcext:value-type="float">
            <text:p>-2.5649233942</text:p>
          </table:table-cell>
          <table:table-cell office:value-type="float" office:value="-1.18172272639968" calcext:value-type="float">
            <text:p>-1.1817227264</text:p>
          </table:table-cell>
          <table:table-cell office:value-type="float" office:value="-0.895653294749624" calcext:value-type="float">
            <text:p>-0.8956532947</text:p>
          </table:table-cell>
          <table:table-cell office:value-type="float" office:value="1.18613057636073" calcext:value-type="float">
            <text:p>1.1861305764</text:p>
          </table:table-cell>
          <table:table-cell office:value-type="float" office:value="2.79575319419988" calcext:value-type="float">
            <text:p>2.7957531942</text:p>
          </table:table-cell>
          <table:table-cell office:value-type="float" office:value="-2.53414898170412" calcext:value-type="float">
            <text:p>-2.5341489817</text:p>
          </table:table-cell>
          <table:table-cell office:value-type="float" office:value="-3.08739288328475" calcext:value-type="float">
            <text:p>-3.0873928833</text:p>
          </table:table-cell>
          <table:table-cell office:value-type="float" office:value="-2.19470904172496" calcext:value-type="float">
            <text:p>-2.1947090417</text:p>
          </table:table-cell>
          <table:table-cell office:value-type="float" office:value="2.64866169334958" calcext:value-type="float">
            <text:p>2.6486616933</text:p>
          </table:table-cell>
          <table:table-cell office:value-type="float" office:value="2.47680340055289" calcext:value-type="float">
            <text:p>2.4768034006</text:p>
          </table:table-cell>
          <table:table-cell office:value-type="float" office:value="0.905050575819945" calcext:value-type="float">
            <text:p>0.9050505758</text:p>
          </table:table-cell>
          <table:table-cell office:value-type="float" office:value="-0.636547241709296" calcext:value-type="float">
            <text:p>-0.6365472417</text:p>
          </table:table-cell>
          <table:table-cell office:value-type="float" office:value="-4.32818443874785" calcext:value-type="float">
            <text:p>-4.3281844387</text:p>
          </table:table-cell>
          <table:table-cell office:value-type="float" office:value="0.0816585276300429" calcext:value-type="float">
            <text:p>0.0816585276</text:p>
          </table:table-cell>
          <table:table-cell office:value-type="float" office:value="-3.3412003345624" calcext:value-type="float">
            <text:p>-3.3412003346</text:p>
          </table:table-cell>
          <table:table-cell office:value-type="float" office:value="-0.254747053667097" calcext:value-type="float">
            <text:p>-0.2547470537</text:p>
          </table:table-cell>
          <table:table-cell office:value-type="float" office:value="0.295394662122711" calcext:value-type="float">
            <text:p>0.2953946621</text:p>
          </table:table-cell>
          <table:table-cell office:value-type="float" office:value="-3.93299894026166" calcext:value-type="float">
            <text:p>-3.9329989403</text:p>
          </table:table-cell>
          <table:table-cell office:value-type="float" office:value="-1.66426677025912" calcext:value-type="float">
            <text:p>-1.6642667703</text:p>
          </table:table-cell>
          <table:table-cell office:value-type="float" office:value="1.44494900230929" calcext:value-type="float">
            <text:p>1.4449490023</text:p>
          </table:table-cell>
          <table:table-cell office:value-type="float" office:value="0.334407849449051" calcext:value-type="float">
            <text:p>0.3344078494</text:p>
          </table:table-cell>
          <table:table-cell office:value-type="float" office:value="1.05738548139266" calcext:value-type="float">
            <text:p>1.0573854814</text:p>
          </table:table-cell>
          <table:table-cell office:value-type="float" office:value="3.37455888950845" calcext:value-type="float">
            <text:p>3.3745588895</text:p>
          </table:table-cell>
          <table:table-cell office:value-type="float" office:value="-1.57261236217767" calcext:value-type="float">
            <text:p>-1.5726123622</text:p>
          </table:table-cell>
          <table:table-cell office:value-type="float" office:value="3.06007796577159" calcext:value-type="float">
            <text:p>3.0600779658</text:p>
          </table:table-cell>
          <table:table-cell office:value-type="float" office:value="0.033538244242574" calcext:value-type="float">
            <text:p>0.0335382442</text:p>
          </table:table-cell>
          <table:table-cell office:value-type="float" office:value="-1.3469993579971" calcext:value-type="float">
            <text:p>-1.346999358</text:p>
          </table:table-cell>
          <table:table-cell office:value-type="float" office:value="0.785552512725273" calcext:value-type="float">
            <text:p>0.7855525127</text:p>
          </table:table-cell>
          <table:table-cell office:value-type="float" office:value="-0.483993021903787" calcext:value-type="float">
            <text:p>-0.4839930219</text:p>
          </table:table-cell>
          <table:table-cell office:value-type="float" office:value="1.90940759687775" calcext:value-type="float">
            <text:p>1.9094075969</text:p>
          </table:table-cell>
          <table:table-cell office:value-type="float" office:value="0.872879595001853" calcext:value-type="float">
            <text:p>0.872879595</text:p>
          </table:table-cell>
          <table:table-cell office:value-type="float" office:value="-0.823296293860964" calcext:value-type="float">
            <text:p>-0.8232962939</text:p>
          </table:table-cell>
          <table:table-cell office:value-type="float" office:value="3.00190955532918" calcext:value-type="float">
            <text:p>3.0019095553</text:p>
          </table:table-cell>
          <table:table-cell office:value-type="float" office:value="6.85796438336255" calcext:value-type="float">
            <text:p>6.8579643834</text:p>
          </table:table-cell>
          <table:table-cell office:value-type="float" office:value="-2.27309425890812" calcext:value-type="float">
            <text:p>-2.2730942589</text:p>
          </table:table-cell>
          <table:table-cell office:value-type="float" office:value="-1.20631837839606" calcext:value-type="float">
            <text:p>-1.2063183784</text:p>
          </table:table-cell>
          <table:table-cell office:value-type="float" office:value="-1.76849146708357" calcext:value-type="float">
            <text:p>-1.7684914671</text:p>
          </table:table-cell>
          <table:table-cell office:value-type="float" office:value="-1.59772547760274" calcext:value-type="float">
            <text:p>-1.5977254776</text:p>
          </table:table-cell>
          <table:table-cell office:value-type="float" office:value="0.427596901388454" calcext:value-type="float">
            <text:p>0.4275969014</text:p>
          </table:table-cell>
          <table:table-cell office:value-type="float" office:value="0.324662558588431" calcext:value-type="float">
            <text:p>0.3246625586</text:p>
          </table:table-cell>
          <table:table-cell office:value-type="float" office:value="0.535107532588449" calcext:value-type="float">
            <text:p>0.5351075326</text:p>
          </table:table-cell>
          <table:table-cell office:value-type="float" office:value="-5.89532537955815" calcext:value-type="float">
            <text:p>-5.8953253796</text:p>
          </table:table-cell>
          <table:table-cell office:value-type="float" office:value="0.617223034717707" calcext:value-type="float">
            <text:p>0.6172230347</text:p>
          </table:table-cell>
          <table:table-cell office:value-type="float" office:value="1.31194432169917" calcext:value-type="float">
            <text:p>1.3119443217</text:p>
          </table:table-cell>
          <table:table-cell office:value-type="float" office:value="1.01714217702356" calcext:value-type="float">
            <text:p>1.017142177</text:p>
          </table:table-cell>
          <table:table-cell office:value-type="float" office:value="0.0537132490675809" calcext:value-type="float">
            <text:p>0.0537132491</text:p>
          </table:table-cell>
          <table:table-cell office:value-type="float" office:value="1.04562464990704" calcext:value-type="float">
            <text:p>1.0456246499</text:p>
          </table:table-cell>
          <table:table-cell office:value-type="float" office:value="-0.215683894700986" calcext:value-type="float">
            <text:p>-0.2156838947</text:p>
          </table:table-cell>
          <table:table-cell office:value-type="float" office:value="-0.775992292372557" calcext:value-type="float">
            <text:p>-0.7759922924</text:p>
          </table:table-cell>
          <table:table-cell office:value-type="float" office:value="0.464368146697107" calcext:value-type="float">
            <text:p>0.4643681467</text:p>
          </table:table-cell>
          <table:table-cell office:value-type="float" office:value="-0.955211384597219" calcext:value-type="float">
            <text:p>-0.9552113846</text:p>
          </table:table-cell>
          <table:table-cell office:value-type="float" office:value="2.6437028383814" calcext:value-type="float">
            <text:p>2.6437028384</text:p>
          </table:table-cell>
          <table:table-cell office:value-type="float" office:value="-1.19114723576352" calcext:value-type="float">
            <text:p>-1.1911472358</text:p>
          </table:table-cell>
          <table:table-cell office:value-type="float" office:value="1.31943688293266" calcext:value-type="float">
            <text:p>1.3194368829</text:p>
          </table:table-cell>
          <table:table-cell office:value-type="float" office:value="1.02767911833484" calcext:value-type="float">
            <text:p>1.0276791183</text:p>
          </table:table-cell>
          <table:table-cell office:value-type="float" office:value="-1.24934083078813" calcext:value-type="float">
            <text:p>-1.2493408308</text:p>
          </table:table-cell>
          <table:table-cell office:value-type="float" office:value="0.13645043758195" calcext:value-type="float">
            <text:p>0.1364504376</text:p>
          </table:table-cell>
          <table:table-cell office:value-type="float" office:value="-2.12871641882262" calcext:value-type="float">
            <text:p>-2.1287164188</text:p>
          </table:table-cell>
          <table:table-cell office:value-type="float" office:value="1.53807708542647" calcext:value-type="float">
            <text:p>1.5380770854</text:p>
          </table:table-cell>
          <table:table-cell office:value-type="float" office:value="1.15138196030715" calcext:value-type="float">
            <text:p>1.1513819603</text:p>
          </table:table-cell>
          <table:table-cell office:value-type="float" office:value="-0.101295122076536" calcext:value-type="float">
            <text:p>-0.1012951221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float" office:value="-0.904753726786982" calcext:value-type="float">
            <text:p>-0.9047537268</text:p>
          </table:table-cell>
          <table:table-cell office:value-type="float" office:value="0.089081758192397" calcext:value-type="float">
            <text:p>0.0890817582</text:p>
          </table:table-cell>
          <table:table-cell office:value-type="float" office:value="1.07526103893855" calcext:value-type="float">
            <text:p>1.0752610389</text:p>
          </table:table-cell>
          <table:table-cell office:value-type="float" office:value="-1.037523901832" calcext:value-type="float">
            <text:p>-1.0375239018</text:p>
          </table:table-cell>
          <table:table-cell office:value-type="float" office:value="-2.15517820416763" calcext:value-type="float">
            <text:p>-2.1551782042</text:p>
          </table:table-cell>
          <table:table-cell office:value-type="float" office:value="-1.89730617701377" calcext:value-type="float">
            <text:p>-1.897306177</text:p>
          </table:table-cell>
          <table:table-cell office:value-type="float" office:value="-0.583710624786934" calcext:value-type="float">
            <text:p>-0.5837106248</text:p>
          </table:table-cell>
          <table:table-cell office:value-type="float" office:value="3.74465349616461" calcext:value-type="float">
            <text:p>3.7446534962</text:p>
          </table:table-cell>
          <table:table-cell office:value-type="float" office:value="1.16172437302113" calcext:value-type="float">
            <text:p>1.161724373</text:p>
          </table:table-cell>
          <table:table-cell office:value-type="float" office:value="0.932108291385313" calcext:value-type="float">
            <text:p>0.9321082914</text:p>
          </table:table-cell>
          <table:table-cell office:value-type="float" office:value="-0.414698535832992" calcext:value-type="float">
            <text:p>-0.4146985358</text:p>
          </table:table-cell>
          <table:table-cell office:value-type="float" office:value="-6.21714870875846" calcext:value-type="float">
            <text:p>-6.2171487088</text:p>
          </table:table-cell>
          <table:table-cell office:value-type="float" office:value="0.179986075728271" calcext:value-type="float">
            <text:p>0.1799860757</text:p>
          </table:table-cell>
          <table:table-cell office:value-type="float" office:value="-0.308741966643087" calcext:value-type="float">
            <text:p>-0.3087419666</text:p>
          </table:table-cell>
          <table:table-cell office:value-type="float" office:value="0.845206693238658" calcext:value-type="float">
            <text:p>0.8452066932</text:p>
          </table:table-cell>
          <table:table-cell office:value-type="float" office:value="-0.931305495752345" calcext:value-type="float">
            <text:p>-0.9313054958</text:p>
          </table:table-cell>
          <table:table-cell office:value-type="float" office:value="-0.643049197429293" calcext:value-type="float">
            <text:p>-0.6430491974</text:p>
          </table:table-cell>
          <table:table-cell office:value-type="float" office:value="1.30420635431915" calcext:value-type="float">
            <text:p>1.3042063543</text:p>
          </table:table-cell>
          <table:table-cell office:value-type="float" office:value="2.89322704703969" calcext:value-type="float">
            <text:p>2.893227047</text:p>
          </table:table-cell>
          <table:table-cell office:value-type="float" office:value="0.679764036899731" calcext:value-type="float">
            <text:p>0.6797640369</text:p>
          </table:table-cell>
          <table:table-cell office:value-type="float" office:value="-1.27765302989745" calcext:value-type="float">
            <text:p>-1.2776530299</text:p>
          </table:table-cell>
          <table:table-cell office:value-type="float" office:value="4.98724383610326" calcext:value-type="float">
            <text:p>4.9872438361</text:p>
          </table:table-cell>
          <table:table-cell office:value-type="float" office:value="-1.38339869656474" calcext:value-type="float">
            <text:p>-1.3833986966</text:p>
          </table:table-cell>
          <table:table-cell office:value-type="float" office:value="-0.355429361354684" calcext:value-type="float">
            <text:p>-0.3554293614</text:p>
          </table:table-cell>
          <table:table-cell office:value-type="float" office:value="0.03359474720864" calcext:value-type="float">
            <text:p>0.0335947472</text:p>
          </table:table-cell>
          <table:table-cell office:value-type="float" office:value="-1.66270137278809" calcext:value-type="float">
            <text:p>-1.6627013728</text:p>
          </table:table-cell>
          <table:table-cell office:value-type="float" office:value="3.99529617150261" calcext:value-type="float">
            <text:p>3.9952961715</text:p>
          </table:table-cell>
          <table:table-cell office:value-type="float" office:value="-1.00957045985746" calcext:value-type="float">
            <text:p>-1.0095704599</text:p>
          </table:table-cell>
          <table:table-cell office:value-type="float" office:value="1.7604791774939" calcext:value-type="float">
            <text:p>1.7604791775</text:p>
          </table:table-cell>
          <table:table-cell office:value-type="float" office:value="2.63104456036321" calcext:value-type="float">
            <text:p>2.6310445604</text:p>
          </table:table-cell>
          <table:table-cell office:value-type="float" office:value="0.221570190522484" calcext:value-type="float">
            <text:p>0.2215701905</text:p>
          </table:table-cell>
          <table:table-cell office:value-type="float" office:value="1.87659646871147" calcext:value-type="float">
            <text:p>1.8765964687</text:p>
          </table:table-cell>
          <table:table-cell office:value-type="float" office:value="-0.136795640583825" calcext:value-type="float">
            <text:p>-0.1367956406</text:p>
          </table:table-cell>
          <table:table-cell office:value-type="float" office:value="0.377445204296334" calcext:value-type="float">
            <text:p>0.3774452043</text:p>
          </table:table-cell>
          <table:table-cell office:value-type="float" office:value="-0.841270369585197" calcext:value-type="float">
            <text:p>-0.8412703696</text:p>
          </table:table-cell>
          <table:table-cell office:value-type="float" office:value="-1.93396125030475" calcext:value-type="float">
            <text:p>-1.9339612503</text:p>
          </table:table-cell>
          <table:table-cell office:value-type="float" office:value="-4.33344036523095" calcext:value-type="float">
            <text:p>-4.3334403652</text:p>
          </table:table-cell>
          <table:table-cell office:value-type="float" office:value="-8.54684021958641" calcext:value-type="float">
            <text:p>-8.5468402196</text:p>
          </table:table-cell>
          <table:table-cell office:value-type="float" office:value="-2.81873775474059" calcext:value-type="float">
            <text:p>-2.8187377547</text:p>
          </table:table-cell>
          <table:table-cell office:value-type="float" office:value="-0.262051401300053" calcext:value-type="float">
            <text:p>-0.2620514013</text:p>
          </table:table-cell>
          <table:table-cell office:value-type="float" office:value="1.47927193817711" calcext:value-type="float">
            <text:p>1.4792719382</text:p>
          </table:table-cell>
          <table:table-cell office:value-type="float" office:value="-0.236639258380907" calcext:value-type="float">
            <text:p>-0.2366392584</text:p>
          </table:table-cell>
          <table:table-cell office:value-type="float" office:value="-1.47431451419212" calcext:value-type="float">
            <text:p>-1.4743145142</text:p>
          </table:table-cell>
          <table:table-cell office:value-type="float" office:value="-1.99075723400803" calcext:value-type="float">
            <text:p>-1.990757234</text:p>
          </table:table-cell>
          <table:table-cell office:value-type="float" office:value="-0.157750442782603" calcext:value-type="float">
            <text:p>-0.1577504428</text:p>
          </table:table-cell>
          <table:table-cell office:value-type="float" office:value="1.62687173550109" calcext:value-type="float">
            <text:p>1.6268717355</text:p>
          </table:table-cell>
          <table:table-cell office:value-type="float" office:value="-0.309968883848864" calcext:value-type="float">
            <text:p>-0.3099688838</text:p>
          </table:table-cell>
          <table:table-cell office:value-type="float" office:value="-0.438678840667017" calcext:value-type="float">
            <text:p>-0.4386788407</text:p>
          </table:table-cell>
          <table:table-cell office:value-type="float" office:value="-0.668770854675696" calcext:value-type="float">
            <text:p>-0.6687708547</text:p>
          </table:table-cell>
          <table:table-cell office:value-type="float" office:value="-0.37998257813296" calcext:value-type="float">
            <text:p>-0.3799825781</text:p>
          </table:table-cell>
          <table:table-cell office:value-type="float" office:value="2.44559179593614" calcext:value-type="float">
            <text:p>2.4455917959</text:p>
          </table:table-cell>
          <table:table-cell office:value-type="float" office:value="-0.349816685029289" calcext:value-type="float">
            <text:p>-0.349816685</text:p>
          </table:table-cell>
          <table:table-cell office:value-type="float" office:value="-1.2681820040251" calcext:value-type="float">
            <text:p>-1.268182004</text:p>
          </table:table-cell>
          <table:table-cell office:value-type="float" office:value="-1.36695736572823" calcext:value-type="float">
            <text:p>-1.3669573657</text:p>
          </table:table-cell>
          <table:table-cell office:value-type="float" office:value="-0.218053861155297" calcext:value-type="float">
            <text:p>-0.2180538612</text:p>
          </table:table-cell>
          <table:table-cell office:value-type="float" office:value="0.170800561176427" calcext:value-type="float">
            <text:p>0.1708005612</text:p>
          </table:table-cell>
          <table:table-cell office:value-type="float" office:value="0.361904744118342" calcext:value-type="float">
            <text:p>0.3619047441</text:p>
          </table:table-cell>
          <table:table-cell office:value-type="float" office:value="-0.679536145391289" calcext:value-type="float">
            <text:p>-0.6795361454</text:p>
          </table:table-cell>
          <table:table-cell office:value-type="float" office:value="4.00944216034122" calcext:value-type="float">
            <text:p>4.0094421603</text:p>
          </table:table-cell>
          <table:table-cell office:value-type="float" office:value="-4.88107070884978" calcext:value-type="float">
            <text:p>-4.8810707088</text:p>
          </table:table-cell>
          <table:table-cell office:value-type="float" office:value="0.319614967271426" calcext:value-type="float">
            <text:p>0.3196149673</text:p>
          </table:table-cell>
          <table:table-cell office:value-type="float" office:value="0.657647846275552" calcext:value-type="float">
            <text:p>0.6576478463</text:p>
          </table:table-cell>
          <table:table-cell office:value-type="float" office:value="0.0391535271589928" calcext:value-type="float">
            <text:p>0.0391535272</text:p>
          </table:table-cell>
          <table:table-cell office:value-type="float" office:value="-4.33469398600463" calcext:value-type="float">
            <text:p>-4.334693986</text:p>
          </table:table-cell>
          <table:table-cell office:value-type="float" office:value="1.48773547028544" calcext:value-type="float">
            <text:p>1.4877354703</text:p>
          </table:table-cell>
          <table:table-cell office:value-type="float" office:value="1.03890968223704" calcext:value-type="float">
            <text:p>1.0389096822</text:p>
          </table:table-cell>
          <table:table-cell office:value-type="float" office:value="-0.951267304077123" calcext:value-type="float">
            <text:p>-0.9512673041</text:p>
          </table:table-cell>
          <table:table-cell office:value-type="float" office:value="-3.76861063856742" calcext:value-type="float">
            <text:p>-3.7686106386</text:p>
          </table:table-cell>
          <table:table-cell office:value-type="float" office:value="0.610920573420468" calcext:value-type="float">
            <text:p>0.6109205734</text:p>
          </table:table-cell>
          <table:table-cell office:value-type="float" office:value="-6.54399695326317" calcext:value-type="float">
            <text:p>-6.5439969533</text:p>
          </table:table-cell>
          <table:table-cell office:value-type="float" office:value="-1.23326743080636" calcext:value-type="float">
            <text:p>-1.2332674308</text:p>
          </table:table-cell>
          <table:table-cell office:value-type="float" office:value="-0.13933277106747" calcext:value-type="float">
            <text:p>-0.1393327711</text:p>
          </table:table-cell>
          <table:table-cell office:value-type="float" office:value="-4.5894521509453" calcext:value-type="float">
            <text:p>-4.5894521509</text:p>
          </table:table-cell>
          <table:table-cell office:value-type="float" office:value="-1.65688652382999" calcext:value-type="float">
            <text:p>-1.6568865238</text:p>
          </table:table-cell>
          <table:table-cell office:value-type="float" office:value="1.76303339275083" calcext:value-type="float">
            <text:p>1.7630333928</text:p>
          </table:table-cell>
          <table:table-cell office:value-type="float" office:value="1.69986866112845" calcext:value-type="float">
            <text:p>1.6998686611</text:p>
          </table:table-cell>
          <table:table-cell office:value-type="float" office:value="1.00765732504186" calcext:value-type="float">
            <text:p>1.007657325</text:p>
          </table:table-cell>
          <table:table-cell office:value-type="float" office:value="-5.13790967084224" calcext:value-type="float">
            <text:p>-5.1379096708</text:p>
          </table:table-cell>
          <table:table-cell office:value-type="float" office:value="-1.07392739498722" calcext:value-type="float">
            <text:p>-1.073927395</text:p>
          </table:table-cell>
          <table:table-cell office:value-type="float" office:value="-2.44694028636087" calcext:value-type="float">
            <text:p>-2.4469402864</text:p>
          </table:table-cell>
          <table:table-cell office:value-type="float" office:value="0.771777764212465" calcext:value-type="float">
            <text:p>0.7717777642</text:p>
          </table:table-cell>
          <table:table-cell office:value-type="float" office:value="3.55038991187135" calcext:value-type="float">
            <text:p>3.5503899119</text:p>
          </table:table-cell>
          <table:table-cell office:value-type="float" office:value="-3.4361873216556" calcext:value-type="float">
            <text:p>-3.4361873217</text:p>
          </table:table-cell>
          <table:table-cell office:value-type="float" office:value="-1.96006435313266" calcext:value-type="float">
            <text:p>-1.9600643531</text:p>
          </table:table-cell>
          <table:table-cell office:value-type="float" office:value="0.288349611753253" calcext:value-type="float">
            <text:p>0.2883496118</text:p>
          </table:table-cell>
          <table:table-cell office:value-type="float" office:value="0.756452694716195" calcext:value-type="float">
            <text:p>0.7564526947</text:p>
          </table:table-cell>
        </table:table-row>
        <table:table-row table:style-name="ro1">
          <table:table-cell office:value-type="string" calcext:value-type="string">
            <text:p>ctl-stack</text:p>
          </table:table-cell>
          <table:table-cell office:value-type="float" office:value="0.114262688230472" calcext:value-type="float">
            <text:p>0.1142626882</text:p>
          </table:table-cell>
          <table:table-cell office:value-type="float" office:value="-0.62713425804623" calcext:value-type="float">
            <text:p>-0.627134258</text:p>
          </table:table-cell>
          <table:table-cell office:value-type="float" office:value="-0.671740444397574" calcext:value-type="float">
            <text:p>-0.6717404444</text:p>
          </table:table-cell>
          <table:table-cell office:value-type="float" office:value="0.274425145673692" calcext:value-type="float">
            <text:p>0.2744251457</text:p>
          </table:table-cell>
          <table:table-cell office:value-type="float" office:value="0.565866461068477" calcext:value-type="float">
            <text:p>0.5658664611</text:p>
          </table:table-cell>
          <table:table-cell office:value-type="float" office:value="-0.625671274444654" calcext:value-type="float">
            <text:p>-0.6256712744</text:p>
          </table:table-cell>
          <table:table-cell office:value-type="float" office:value="0.191641930184964" calcext:value-type="float">
            <text:p>0.1916419302</text:p>
          </table:table-cell>
          <table:table-cell office:value-type="float" office:value="-0.417282151016669" calcext:value-type="float">
            <text:p>-0.417282151</text:p>
          </table:table-cell>
          <table:table-cell office:value-type="float" office:value="-0.351805137452799" calcext:value-type="float">
            <text:p>-0.3518051375</text:p>
          </table:table-cell>
          <table:table-cell office:value-type="float" office:value="-0.0831479538326544" calcext:value-type="float">
            <text:p>-0.0831479538</text:p>
          </table:table-cell>
          <table:table-cell office:value-type="float" office:value="-1.1359226731045" calcext:value-type="float">
            <text:p>-1.1359226731</text:p>
          </table:table-cell>
          <table:table-cell office:value-type="float" office:value="0.357522787103502" calcext:value-type="float">
            <text:p>0.3575227871</text:p>
          </table:table-cell>
          <table:table-cell office:value-type="float" office:value="-0.0931642468307179" calcext:value-type="float">
            <text:p>-0.0931642468</text:p>
          </table:table-cell>
          <table:table-cell office:value-type="float" office:value="-0.111687600311732" calcext:value-type="float">
            <text:p>-0.1116876003</text:p>
          </table:table-cell>
          <table:table-cell office:value-type="float" office:value="-0.822543571622992" calcext:value-type="float">
            <text:p>-0.8225435716</text:p>
          </table:table-cell>
          <table:table-cell office:value-type="float" office:value="0.114940101632606" calcext:value-type="float">
            <text:p>0.1149401016</text:p>
          </table:table-cell>
          <table:table-cell office:value-type="float" office:value="0.442513114638023" calcext:value-type="float">
            <text:p>0.4425131146</text:p>
          </table:table-cell>
          <table:table-cell office:value-type="float" office:value="-2.02417785216438" calcext:value-type="float">
            <text:p>-2.0241778522</text:p>
          </table:table-cell>
          <table:table-cell office:value-type="float" office:value="-0.446887989324335" calcext:value-type="float">
            <text:p>-0.4468879893</text:p>
          </table:table-cell>
          <table:table-cell office:value-type="float" office:value="0.543379987981527" calcext:value-type="float">
            <text:p>0.543379988</text:p>
          </table:table-cell>
          <table:table-cell office:value-type="float" office:value="-0.219833393865089" calcext:value-type="float">
            <text:p>-0.2198333939</text:p>
          </table:table-cell>
          <table:table-cell office:value-type="float" office:value="-0.367058603743299" calcext:value-type="float">
            <text:p>-0.3670586037</text:p>
          </table:table-cell>
          <table:table-cell office:value-type="float" office:value="0.328745061581613" calcext:value-type="float">
            <text:p>0.3287450616</text:p>
          </table:table-cell>
          <table:table-cell office:value-type="float" office:value="-0.198365824276883" calcext:value-type="float">
            <text:p>-0.1983658243</text:p>
          </table:table-cell>
          <table:table-cell office:value-type="float" office:value="-0.455467983812163" calcext:value-type="float">
            <text:p>-0.4554679838</text:p>
          </table:table-cell>
          <table:table-cell office:value-type="float" office:value="-1.69775676746493" calcext:value-type="float">
            <text:p>-1.6977567675</text:p>
          </table:table-cell>
          <table:table-cell office:value-type="float" office:value="-1.22424998651558" calcext:value-type="float">
            <text:p>-1.2242499865</text:p>
          </table:table-cell>
          <table:table-cell office:value-type="float" office:value="-0.00933548365504014" calcext:value-type="float">
            <text:p>-0.0093354837</text:p>
          </table:table-cell>
          <table:table-cell office:value-type="float" office:value="-0.132502254552025" calcext:value-type="float">
            <text:p>-0.1325022546</text:p>
          </table:table-cell>
          <table:table-cell office:value-type="float" office:value="-0.0193021857679618" calcext:value-type="float">
            <text:p>-0.0193021858</text:p>
          </table:table-cell>
          <table:table-cell office:value-type="float" office:value="-0.654848582188822" calcext:value-type="float">
            <text:p>-0.6548485822</text:p>
          </table:table-cell>
          <table:table-cell office:value-type="float" office:value="-1.23463553850912" calcext:value-type="float">
            <text:p>-1.2346355385</text:p>
          </table:table-cell>
          <table:table-cell office:value-type="float" office:value="-0.100118228205085" calcext:value-type="float">
            <text:p>-0.1001182282</text:p>
          </table:table-cell>
          <table:table-cell office:value-type="float" office:value="0.0599624357699844" calcext:value-type="float">
            <text:p>0.0599624358</text:p>
          </table:table-cell>
          <table:table-cell office:value-type="float" office:value="0.634983754482313" calcext:value-type="float">
            <text:p>0.6349837545</text:p>
          </table:table-cell>
          <table:table-cell office:value-type="float" office:value="-0.00753602530602599" calcext:value-type="float">
            <text:p>-0.0075360253</text:p>
          </table:table-cell>
          <table:table-cell office:value-type="float" office:value="0.370244754061673" calcext:value-type="float">
            <text:p>0.3702447541</text:p>
          </table:table-cell>
          <table:table-cell office:value-type="float" office:value="0.602286022620585" calcext:value-type="float">
            <text:p>0.6022860226</text:p>
          </table:table-cell>
          <table:table-cell office:value-type="float" office:value="-0.0833184366062267" calcext:value-type="float">
            <text:p>-0.0833184366</text:p>
          </table:table-cell>
          <table:table-cell office:value-type="float" office:value="-0.453607812701319" calcext:value-type="float">
            <text:p>-0.4536078127</text:p>
          </table:table-cell>
          <table:table-cell office:value-type="float" office:value="-0.787008307026362" calcext:value-type="float">
            <text:p>-0.787008307</text:p>
          </table:table-cell>
          <table:table-cell office:value-type="float" office:value="0.338340162422882" calcext:value-type="float">
            <text:p>0.3383401624</text:p>
          </table:table-cell>
          <table:table-cell office:value-type="float" office:value="-0.274238155656447" calcext:value-type="float">
            <text:p>-0.2742381557</text:p>
          </table:table-cell>
          <table:table-cell office:value-type="float" office:value="0.223195348799695" calcext:value-type="float">
            <text:p>0.2231953488</text:p>
          </table:table-cell>
          <table:table-cell office:value-type="float" office:value="-0.508435908619858" calcext:value-type="float">
            <text:p>-0.5084359086</text:p>
          </table:table-cell>
          <table:table-cell office:value-type="float" office:value="-0.132916915663761" calcext:value-type="float">
            <text:p>-0.1329169157</text:p>
          </table:table-cell>
          <table:table-cell office:value-type="float" office:value="0.0606189886596395" calcext:value-type="float">
            <text:p>0.0606189887</text:p>
          </table:table-cell>
          <table:table-cell office:value-type="float" office:value="0.238207800439389" calcext:value-type="float">
            <text:p>0.2382078004</text:p>
          </table:table-cell>
          <table:table-cell office:value-type="float" office:value="-0.272371624419538" calcext:value-type="float">
            <text:p>-0.2723716244</text:p>
          </table:table-cell>
          <table:table-cell office:value-type="float" office:value="0.0139680798679942" calcext:value-type="float">
            <text:p>0.0139680799</text:p>
          </table:table-cell>
          <table:table-cell office:value-type="float" office:value="0.396678701281719" calcext:value-type="float">
            <text:p>0.3966787013</text:p>
          </table:table-cell>
          <table:table-cell office:value-type="float" office:value="0.0918063741761292" calcext:value-type="float">
            <text:p>0.0918063742</text:p>
          </table:table-cell>
          <table:table-cell office:value-type="float" office:value="-0.01858456667944" calcext:value-type="float">
            <text:p>-0.0185845667</text:p>
          </table:table-cell>
          <table:table-cell office:value-type="float" office:value="0.0683881132746841" calcext:value-type="float">
            <text:p>0.0683881133</text:p>
          </table:table-cell>
          <table:table-cell office:value-type="float" office:value="0.370026705774419" calcext:value-type="float">
            <text:p>0.3700267058</text:p>
          </table:table-cell>
          <table:table-cell office:value-type="float" office:value="-0.228596558980563" calcext:value-type="float">
            <text:p>-0.228596559</text:p>
          </table:table-cell>
          <table:table-cell office:value-type="float" office:value="-0.576281879853663" calcext:value-type="float">
            <text:p>-0.5762818799</text:p>
          </table:table-cell>
          <table:table-cell office:value-type="float" office:value="0.637442477147289" calcext:value-type="float">
            <text:p>0.6374424771</text:p>
          </table:table-cell>
          <table:table-cell office:value-type="float" office:value="1.18043693314227" calcext:value-type="float">
            <text:p>1.1804369331</text:p>
          </table:table-cell>
          <table:table-cell office:value-type="float" office:value="0.890111816601473" calcext:value-type="float">
            <text:p>0.8901118166</text:p>
          </table:table-cell>
          <table:table-cell office:value-type="float" office:value="-1.11428299835943" calcext:value-type="float">
            <text:p>-1.1142829984</text:p>
          </table:table-cell>
          <table:table-cell office:value-type="float" office:value="-0.132509930337367" calcext:value-type="float">
            <text:p>-0.1325099303</text:p>
          </table:table-cell>
          <table:table-cell office:value-type="float" office:value="-0.417341148393634" calcext:value-type="float">
            <text:p>-0.4173411484</text:p>
          </table:table-cell>
          <table:table-cell office:value-type="float" office:value="-1.65177985398139" calcext:value-type="float">
            <text:p>-1.651779854</text:p>
          </table:table-cell>
          <table:table-cell office:value-type="float" office:value="-0.270967728336766" calcext:value-type="float">
            <text:p>-0.2709677283</text:p>
          </table:table-cell>
          <table:table-cell office:value-type="float" office:value="-0.573625214708104" calcext:value-type="float">
            <text:p>-0.5736252147</text:p>
          </table:table-cell>
          <table:table-cell office:value-type="float" office:value="-1.05857202778404" calcext:value-type="float">
            <text:p>-1.0585720278</text:p>
          </table:table-cell>
          <table:table-cell office:value-type="float" office:value="-0.307684982411553" calcext:value-type="float">
            <text:p>-0.3076849824</text:p>
          </table:table-cell>
          <table:table-cell office:value-type="float" office:value="-0.445765120548213" calcext:value-type="float">
            <text:p>-0.4457651205</text:p>
          </table:table-cell>
          <table:table-cell office:value-type="float" office:value="0.827503346396447" calcext:value-type="float">
            <text:p>0.8275033464</text:p>
          </table:table-cell>
          <table:table-cell office:value-type="float" office:value="-0.213993857748054" calcext:value-type="float">
            <text:p>-0.2139938577</text:p>
          </table:table-cell>
          <table:table-cell office:value-type="float" office:value="0.628341520313608" calcext:value-type="float">
            <text:p>0.6283415203</text:p>
          </table:table-cell>
          <table:table-cell office:value-type="float" office:value="-0.318067181889001" calcext:value-type="float">
            <text:p>-0.3180671819</text:p>
          </table:table-cell>
          <table:table-cell office:value-type="float" office:value="-0.197901113476435" calcext:value-type="float">
            <text:p>-0.1979011135</text:p>
          </table:table-cell>
          <table:table-cell office:value-type="float" office:value="0.27497277983854" calcext:value-type="float">
            <text:p>0.2749727798</text:p>
          </table:table-cell>
          <table:table-cell office:value-type="float" office:value="-0.446323049389913" calcext:value-type="float">
            <text:p>-0.4463230494</text:p>
          </table:table-cell>
          <table:table-cell office:value-type="float" office:value="0.205259589688048" calcext:value-type="float">
            <text:p>0.2052595897</text:p>
          </table:table-cell>
          <table:table-cell office:value-type="float" office:value="0.430515116434589" calcext:value-type="float">
            <text:p>0.4305151164</text:p>
          </table:table-cell>
          <table:table-cell office:value-type="float" office:value="-0.0848926298362002" calcext:value-type="float">
            <text:p>-0.0848926298</text:p>
          </table:table-cell>
          <table:table-cell office:value-type="float" office:value="0.0728611362296435" calcext:value-type="float">
            <text:p>0.0728611362</text:p>
          </table:table-cell>
          <table:table-cell office:value-type="float" office:value="-0.159395413010744" calcext:value-type="float">
            <text:p>-0.159395413</text:p>
          </table:table-cell>
          <table:table-cell office:value-type="float" office:value="0.0747584682989885" calcext:value-type="float">
            <text:p>0.0747584683</text:p>
          </table:table-cell>
          <table:table-cell office:value-type="float" office:value="-0.14797639039203" calcext:value-type="float">
            <text:p>-0.1479763904</text:p>
          </table:table-cell>
          <table:table-cell office:value-type="float" office:value="-0.199209587998958" calcext:value-type="float">
            <text:p>-0.199209588</text:p>
          </table:table-cell>
          <table:table-cell office:value-type="float" office:value="0.115209765092008" calcext:value-type="float">
            <text:p>0.1152097651</text:p>
          </table:table-cell>
          <table:table-cell office:value-type="float" office:value="-0.421738883297794" calcext:value-type="float">
            <text:p>-0.4217388833</text:p>
          </table:table-cell>
        </table:table-row>
        <table:table-row table:style-name="ro1">
          <table:table-cell office:value-type="string" calcext:value-type="string">
            <text:p>newlib-exp</text:p>
          </table:table-cell>
          <table:table-cell office:value-type="float" office:value="-0.129879318673179" calcext:value-type="float">
            <text:p>-0.1298793187</text:p>
          </table:table-cell>
          <table:table-cell office:value-type="float" office:value="0.0310343380673614" calcext:value-type="float">
            <text:p>0.0310343381</text:p>
          </table:table-cell>
          <table:table-cell office:value-type="float" office:value="0.0300663704697805" calcext:value-type="float">
            <text:p>0.0300663705</text:p>
          </table:table-cell>
          <table:table-cell office:value-type="float" office:value="-0.0641020961629507" calcext:value-type="float">
            <text:p>-0.0641020962</text:p>
          </table:table-cell>
          <table:table-cell office:value-type="float" office:value="0.0581870626835574" calcext:value-type="float">
            <text:p>0.0581870627</text:p>
          </table:table-cell>
          <table:table-cell office:value-type="float" office:value="0.0166353917508248" calcext:value-type="float">
            <text:p>0.0166353918</text:p>
          </table:table-cell>
          <table:table-cell office:value-type="float" office:value="-0.0291655173462974" calcext:value-type="float">
            <text:p>-0.0291655173</text:p>
          </table:table-cell>
          <table:table-cell office:value-type="float" office:value="0.104387599730072" calcext:value-type="float">
            <text:p>0.1043875997</text:p>
          </table:table-cell>
          <table:table-cell office:value-type="float" office:value="0.0525189165242839" calcext:value-type="float">
            <text:p>0.0525189165</text:p>
          </table:table-cell>
          <table:table-cell office:value-type="float" office:value="-0.0635130025062373" calcext:value-type="float">
            <text:p>-0.0635130025</text:p>
          </table:table-cell>
          <table:table-cell office:value-type="float" office:value="0.129216516689263" calcext:value-type="float">
            <text:p>0.1292165167</text:p>
          </table:table-cell>
          <table:table-cell office:value-type="float" office:value="0.0389765312945336" calcext:value-type="float">
            <text:p>0.0389765313</text:p>
          </table:table-cell>
          <table:table-cell office:value-type="float" office:value="-0.14395809950315" calcext:value-type="float">
            <text:p>-0.1439580995</text:p>
          </table:table-cell>
          <table:table-cell office:value-type="float" office:value="0.0940866344837044" calcext:value-type="float">
            <text:p>0.0940866345</text:p>
          </table:table-cell>
          <table:table-cell office:value-type="float" office:value="-0.0966974519067755" calcext:value-type="float">
            <text:p>-0.0966974519</text:p>
          </table:table-cell>
          <table:table-cell office:value-type="float" office:value="0.0252705829192291" calcext:value-type="float">
            <text:p>0.0252705829</text:p>
          </table:table-cell>
          <table:table-cell office:value-type="float" office:value="-0.0753123556059541" calcext:value-type="float">
            <text:p>-0.0753123556</text:p>
          </table:table-cell>
          <table:table-cell office:value-type="float" office:value="0.272900392906536" calcext:value-type="float">
            <text:p>0.2729003929</text:p>
          </table:table-cell>
          <table:table-cell office:value-type="float" office:value="0.016189115940667" calcext:value-type="float">
            <text:p>0.0161891159</text:p>
          </table:table-cell>
          <table:table-cell office:value-type="float" office:value="-0.0544783861183914" calcext:value-type="float">
            <text:p>-0.0544783861</text:p>
          </table:table-cell>
          <table:table-cell office:value-type="float" office:value="-0.0634597389084697" calcext:value-type="float">
            <text:p>-0.0634597389</text:p>
          </table:table-cell>
          <table:table-cell office:value-type="float" office:value="-0.0706998243131364" calcext:value-type="float">
            <text:p>-0.0706998243</text:p>
          </table:table-cell>
          <table:table-cell office:value-type="float" office:value="-0.0754495926728817" calcext:value-type="float">
            <text:p>-0.0754495927</text:p>
          </table:table-cell>
          <table:table-cell office:value-type="float" office:value="-0.0244901548711113" calcext:value-type="float">
            <text:p>-0.0244901549</text:p>
          </table:table-cell>
          <table:table-cell office:value-type="float" office:value="0.0157920538496316" calcext:value-type="float">
            <text:p>0.0157920538</text:p>
          </table:table-cell>
          <table:table-cell office:value-type="float" office:value="0.0653656466619538" calcext:value-type="float">
            <text:p>0.0653656467</text:p>
          </table:table-cell>
          <table:table-cell office:value-type="float" office:value="0.0999297979967273" calcext:value-type="float">
            <text:p>0.099929798</text:p>
          </table:table-cell>
          <table:table-cell office:value-type="float" office:value="-0.147981464722341" calcext:value-type="float">
            <text:p>-0.1479814647</text:p>
          </table:table-cell>
          <table:table-cell office:value-type="float" office:value="0.127691117577301" calcext:value-type="float">
            <text:p>0.1276911176</text:p>
          </table:table-cell>
          <table:table-cell office:value-type="float" office:value="0.0257418620291872" calcext:value-type="float">
            <text:p>0.025741862</text:p>
          </table:table-cell>
          <table:table-cell office:value-type="float" office:value="-0.0379918937545233" calcext:value-type="float">
            <text:p>-0.0379918938</text:p>
          </table:table-cell>
          <table:table-cell office:value-type="float" office:value="-0.0203476359861092" calcext:value-type="float">
            <text:p>-0.020347636</text:p>
          </table:table-cell>
          <table:table-cell office:value-type="float" office:value="0.0231532123047026" calcext:value-type="float">
            <text:p>0.0231532123</text:p>
          </table:table-cell>
          <table:table-cell office:value-type="float" office:value="0.18648762371474" calcext:value-type="float">
            <text:p>0.1864876237</text:p>
          </table:table-cell>
          <table:table-cell office:value-type="float" office:value="0.213270505653056" calcext:value-type="float">
            <text:p>0.2132705057</text:p>
          </table:table-cell>
          <table:table-cell office:value-type="float" office:value="-0.11384136259202" calcext:value-type="float">
            <text:p>-0.1138413626</text:p>
          </table:table-cell>
          <table:table-cell office:value-type="float" office:value="-0.0635188998341602" calcext:value-type="float">
            <text:p>-0.0635188998</text:p>
          </table:table-cell>
          <table:table-cell office:value-type="float" office:value="-0.0474119743946151" calcext:value-type="float">
            <text:p>-0.0474119744</text:p>
          </table:table-cell>
          <table:table-cell office:value-type="float" office:value="0.126573591501319" calcext:value-type="float">
            <text:p>0.1265735915</text:p>
          </table:table-cell>
          <table:table-cell office:value-type="float" office:value="0.0799684984505662" calcext:value-type="float">
            <text:p>0.0799684985</text:p>
          </table:table-cell>
          <table:table-cell office:value-type="float" office:value="0.00813816996469705" calcext:value-type="float">
            <text:p>0.00813817</text:p>
          </table:table-cell>
          <table:table-cell office:value-type="float" office:value="-0.0707998385200207" calcext:value-type="float">
            <text:p>-0.0707998385</text:p>
          </table:table-cell>
          <table:table-cell office:value-type="float" office:value="-0.226668236719153" calcext:value-type="float">
            <text:p>-0.2266682367</text:p>
          </table:table-cell>
          <table:table-cell office:value-type="float" office:value="0.0222980263803324" calcext:value-type="float">
            <text:p>0.0222980264</text:p>
          </table:table-cell>
          <table:table-cell office:value-type="float" office:value="-0.00208851826990472" calcext:value-type="float">
            <text:p>-0.0020885183</text:p>
          </table:table-cell>
          <table:table-cell office:value-type="float" office:value="0.0362477964156245" calcext:value-type="float">
            <text:p>0.0362477964</text:p>
          </table:table-cell>
          <table:table-cell office:value-type="float" office:value="-0.0129119142107826" calcext:value-type="float">
            <text:p>-0.0129119142</text:p>
          </table:table-cell>
          <table:table-cell office:value-type="float" office:value="0.0593607396898398" calcext:value-type="float">
            <text:p>0.0593607397</text:p>
          </table:table-cell>
          <table:table-cell office:value-type="float" office:value="0.0456159832781477" calcext:value-type="float">
            <text:p>0.0456159833</text:p>
          </table:table-cell>
          <table:table-cell office:value-type="float" office:value="-0.0787406886460855" calcext:value-type="float">
            <text:p>-0.0787406886</text:p>
          </table:table-cell>
          <table:table-cell office:value-type="float" office:value="-0.00880841101619345" calcext:value-type="float">
            <text:p>-0.008808411</text:p>
          </table:table-cell>
          <table:table-cell office:value-type="float" office:value="-0.170386839627471" calcext:value-type="float">
            <text:p>-0.1703868396</text:p>
          </table:table-cell>
          <table:table-cell office:value-type="float" office:value="-0.136302214727501" calcext:value-type="float">
            <text:p>-0.1363022147</text:p>
          </table:table-cell>
          <table:table-cell office:value-type="float" office:value="-0.011833496440868" calcext:value-type="float">
            <text:p>-0.0118334964</text:p>
          </table:table-cell>
          <table:table-cell office:value-type="float" office:value="0.0280401702300847" calcext:value-type="float">
            <text:p>0.0280401702</text:p>
          </table:table-cell>
          <table:table-cell office:value-type="float" office:value="0.0486510305339351" calcext:value-type="float">
            <text:p>0.0486510305</text:p>
          </table:table-cell>
          <table:table-cell office:value-type="float" office:value="0.0655306570918284" calcext:value-type="float">
            <text:p>0.0655306571</text:p>
          </table:table-cell>
          <table:table-cell office:value-type="float" office:value="-0.00282801190822132" calcext:value-type="float">
            <text:p>-0.0028280119</text:p>
          </table:table-cell>
          <table:table-cell office:value-type="float" office:value="0.0784502843203933" calcext:value-type="float">
            <text:p>0.0784502843</text:p>
          </table:table-cell>
          <table:table-cell office:value-type="float" office:value="-0.251645757881786" calcext:value-type="float">
            <text:p>-0.2516457579</text:p>
          </table:table-cell>
          <table:table-cell office:value-type="float" office:value="0.121099495556546" calcext:value-type="float">
            <text:p>0.1210994956</text:p>
          </table:table-cell>
          <table:table-cell office:value-type="float" office:value="-0.0764829260483048" calcext:value-type="float">
            <text:p>-0.076482926</text:p>
          </table:table-cell>
          <table:table-cell office:value-type="float" office:value="0.00110912339420957" calcext:value-type="float">
            <text:p>0.0011091234</text:p>
          </table:table-cell>
          <table:table-cell office:value-type="float" office:value="0.553841800293082" calcext:value-type="float">
            <text:p>0.5538418003</text:p>
          </table:table-cell>
          <table:table-cell office:value-type="float" office:value="-0.00482757205778563" calcext:value-type="float">
            <text:p>-0.0048275721</text:p>
          </table:table-cell>
          <table:table-cell office:value-type="float" office:value="-0.0191422191746198" calcext:value-type="float">
            <text:p>-0.0191422192</text:p>
          </table:table-cell>
          <table:table-cell office:value-type="float" office:value="-0.0928888942108047" calcext:value-type="float">
            <text:p>-0.0928888942</text:p>
          </table:table-cell>
          <table:table-cell office:value-type="float" office:value="0.0606830539513079" calcext:value-type="float">
            <text:p>0.060683054</text:p>
          </table:table-cell>
          <table:table-cell office:value-type="float" office:value="0.030647203553031" calcext:value-type="float">
            <text:p>0.0306472036</text:p>
          </table:table-cell>
          <table:table-cell office:value-type="float" office:value="-0.118435103833105" calcext:value-type="float">
            <text:p>-0.1184351038</text:p>
          </table:table-cell>
          <table:table-cell office:value-type="float" office:value="0.0818700601719486" calcext:value-type="float">
            <text:p>0.0818700602</text:p>
          </table:table-cell>
          <table:table-cell office:value-type="float" office:value="-0.0333987034299176" calcext:value-type="float">
            <text:p>-0.0333987034</text:p>
          </table:table-cell>
          <table:table-cell office:value-type="float" office:value="0.127144600030771" calcext:value-type="float">
            <text:p>0.1271446</text:p>
          </table:table-cell>
          <table:table-cell office:value-type="float" office:value="0.0511688824812556" calcext:value-type="float">
            <text:p>0.0511688825</text:p>
          </table:table-cell>
          <table:table-cell office:value-type="float" office:value="-0.0804995772950334" calcext:value-type="float">
            <text:p>-0.0804995773</text:p>
          </table:table-cell>
          <table:table-cell office:value-type="float" office:value="0.0555515994173572" calcext:value-type="float">
            <text:p>0.0555515994</text:p>
          </table:table-cell>
          <table:table-cell office:value-type="float" office:value="-0.231254376638333" calcext:value-type="float">
            <text:p>-0.2312543766</text:p>
          </table:table-cell>
          <table:table-cell office:value-type="float" office:value="0.0781025527392723" calcext:value-type="float">
            <text:p>0.0781025527</text:p>
          </table:table-cell>
          <table:table-cell office:value-type="float" office:value="-0.0205806681624789" calcext:value-type="float">
            <text:p>-0.0205806682</text:p>
          </table:table-cell>
          <table:table-cell office:value-type="float" office:value="0.0607741085297521" calcext:value-type="float">
            <text:p>0.0607741085</text:p>
          </table:table-cell>
          <table:table-cell office:value-type="float" office:value="0.0762940359614985" calcext:value-type="float">
            <text:p>0.076294036</text:p>
          </table:table-cell>
          <table:table-cell office:value-type="float" office:value="-0.10218581896727" calcext:value-type="float">
            <text:p>-0.102185819</text:p>
          </table:table-cell>
          <table:table-cell office:value-type="float" office:value="0.132507636389176" calcext:value-type="float">
            <text:p>0.1325076364</text:p>
          </table:table-cell>
          <table:table-cell office:value-type="float" office:value="0.0737417260574552" calcext:value-type="float">
            <text:p>0.0737417261</text:p>
          </table:table-cell>
          <table:table-cell office:value-type="float" office:value="-0.0130059561024793" calcext:value-type="float">
            <text:p>-0.0130059561</text:p>
          </table:table-cell>
          <table:table-cell office:value-type="float" office:value="0.0186486067772173" calcext:value-type="float">
            <text:p>0.0186486068</text:p>
          </table:table-cell>
        </table:table-row>
        <table:table-row table:style-name="ro1">
          <table:table-cell office:value-type="string" calcext:value-type="string">
            <text:p>ctl-string</text:p>
          </table:table-cell>
          <table:table-cell office:value-type="float" office:value="0.738002760567048" calcext:value-type="float">
            <text:p>0.7380027606</text:p>
          </table:table-cell>
          <table:table-cell office:value-type="float" office:value="0.526212141170029" calcext:value-type="float">
            <text:p>0.5262121412</text:p>
          </table:table-cell>
          <table:table-cell office:value-type="float" office:value="-0.0898621047668834" calcext:value-type="float">
            <text:p>-0.0898621048</text:p>
          </table:table-cell>
          <table:table-cell office:value-type="float" office:value="-0.195886544538902" calcext:value-type="float">
            <text:p>-0.1958865445</text:p>
          </table:table-cell>
          <table:table-cell office:value-type="float" office:value="-0.485166084845402" calcext:value-type="float">
            <text:p>-0.4851660848</text:p>
          </table:table-cell>
          <table:table-cell office:value-type="float" office:value="-0.359269946831226" calcext:value-type="float">
            <text:p>-0.3592699468</text:p>
          </table:table-cell>
          <table:table-cell office:value-type="float" office:value="0.922350030047207" calcext:value-type="float">
            <text:p>0.92235003</text:p>
          </table:table-cell>
          <table:table-cell office:value-type="float" office:value="0.220079093910007" calcext:value-type="float">
            <text:p>0.2200790939</text:p>
          </table:table-cell>
          <table:table-cell office:value-type="float" office:value="-0.373617471392066" calcext:value-type="float">
            <text:p>-0.3736174714</text:p>
          </table:table-cell>
          <table:table-cell office:value-type="float" office:value="0.547453912508994" calcext:value-type="float">
            <text:p>0.5474539125</text:p>
          </table:table-cell>
          <table:table-cell office:value-type="float" office:value="0.408975557943863" calcext:value-type="float">
            <text:p>0.4089755579</text:p>
          </table:table-cell>
          <table:table-cell office:value-type="float" office:value="-0.943680186847702" calcext:value-type="float">
            <text:p>-0.9436801868</text:p>
          </table:table-cell>
          <table:table-cell office:value-type="float" office:value="0.657398669303364" calcext:value-type="float">
            <text:p>0.6573986693</text:p>
          </table:table-cell>
          <table:table-cell office:value-type="float" office:value="-1.22822894494028" calcext:value-type="float">
            <text:p>-1.2282289449</text:p>
          </table:table-cell>
          <table:table-cell office:value-type="float" office:value="-0.968602521956669" calcext:value-type="float">
            <text:p>-0.968602522</text:p>
          </table:table-cell>
          <table:table-cell office:value-type="float" office:value="0.975587306954815" calcext:value-type="float">
            <text:p>0.975587307</text:p>
          </table:table-cell>
          <table:table-cell office:value-type="float" office:value="-0.40935035583266" calcext:value-type="float">
            <text:p>-0.4093503558</text:p>
          </table:table-cell>
          <table:table-cell office:value-type="float" office:value="-1.42599318814214" calcext:value-type="float">
            <text:p>-1.4259931881</text:p>
          </table:table-cell>
          <table:table-cell office:value-type="float" office:value="0.686679048224507" calcext:value-type="float">
            <text:p>0.6866790482</text:p>
          </table:table-cell>
          <table:table-cell office:value-type="float" office:value="-0.230768922931478" calcext:value-type="float">
            <text:p>-0.2307689229</text:p>
          </table:table-cell>
          <table:table-cell office:value-type="float" office:value="-0.323305043723104" calcext:value-type="float">
            <text:p>-0.3233050437</text:p>
          </table:table-cell>
          <table:table-cell office:value-type="float" office:value="0.0680783489640791" calcext:value-type="float">
            <text:p>0.068078349</text:p>
          </table:table-cell>
          <table:table-cell office:value-type="float" office:value="-0.597111634645933" calcext:value-type="float">
            <text:p>-0.5971116346</text:p>
          </table:table-cell>
          <table:table-cell office:value-type="float" office:value="1.19962768380378" calcext:value-type="float">
            <text:p>1.1996276838</text:p>
          </table:table-cell>
          <table:table-cell office:value-type="float" office:value="-1.04395909723656" calcext:value-type="float">
            <text:p>-1.0439590972</text:p>
          </table:table-cell>
          <table:table-cell office:value-type="float" office:value="-0.00436304179997022" calcext:value-type="float">
            <text:p>-0.0043630418</text:p>
          </table:table-cell>
          <table:table-cell office:value-type="float" office:value="0.891495786658475" calcext:value-type="float">
            <text:p>0.8914957867</text:p>
          </table:table-cell>
          <table:table-cell office:value-type="float" office:value="-0.487736544427595" calcext:value-type="float">
            <text:p>-0.4877365444</text:p>
          </table:table-cell>
          <table:table-cell office:value-type="float" office:value="-2.59786874515995" calcext:value-type="float">
            <text:p>-2.5978687452</text:p>
          </table:table-cell>
          <table:table-cell office:value-type="float" office:value="0.33993551619584" calcext:value-type="float">
            <text:p>0.3399355162</text:p>
          </table:table-cell>
          <table:table-cell office:value-type="float" office:value="-0.452476932687554" calcext:value-type="float">
            <text:p>-0.4524769327</text:p>
          </table:table-cell>
          <table:table-cell office:value-type="float" office:value="-0.911733678135736" calcext:value-type="float">
            <text:p>-0.9117336781</text:p>
          </table:table-cell>
          <table:table-cell office:value-type="float" office:value="-1.09214214464855" calcext:value-type="float">
            <text:p>-1.0921421446</text:p>
          </table:table-cell>
          <table:table-cell office:value-type="float" office:value="0.544083824309759" calcext:value-type="float">
            <text:p>0.5440838243</text:p>
          </table:table-cell>
          <table:table-cell office:value-type="float" office:value="-0.193624191835895" calcext:value-type="float">
            <text:p>-0.1936241918</text:p>
          </table:table-cell>
          <table:table-cell office:value-type="float" office:value="-0.137428486049556" calcext:value-type="float">
            <text:p>-0.137428486</text:p>
          </table:table-cell>
          <table:table-cell office:value-type="float" office:value="-0.433024523641062" calcext:value-type="float">
            <text:p>-0.4330245236</text:p>
          </table:table-cell>
          <table:table-cell office:value-type="float" office:value="0.279889018593207" calcext:value-type="float">
            <text:p>0.2798890186</text:p>
          </table:table-cell>
          <table:table-cell office:value-type="float" office:value="-0.180428864219418" calcext:value-type="float">
            <text:p>-0.1804288642</text:p>
          </table:table-cell>
          <table:table-cell office:value-type="float" office:value="0.227274109836993" calcext:value-type="float">
            <text:p>0.2272741098</text:p>
          </table:table-cell>
          <table:table-cell office:value-type="float" office:value="1.21586920456074" calcext:value-type="float">
            <text:p>1.2158692046</text:p>
          </table:table-cell>
          <table:table-cell office:value-type="float" office:value="-0.586925592625749" calcext:value-type="float">
            <text:p>-0.5869255926</text:p>
          </table:table-cell>
          <table:table-cell office:value-type="float" office:value="0.391392747744905" calcext:value-type="float">
            <text:p>0.3913927477</text:p>
          </table:table-cell>
          <table:table-cell office:value-type="float" office:value="-0.0761360408226484" calcext:value-type="float">
            <text:p>-0.0761360408</text:p>
          </table:table-cell>
          <table:table-cell office:value-type="float" office:value="-0.528340263310884" calcext:value-type="float">
            <text:p>-0.5283402633</text:p>
          </table:table-cell>
          <table:table-cell office:value-type="float" office:value="0.838604334334122" calcext:value-type="float">
            <text:p>0.8386043343</text:p>
          </table:table-cell>
          <table:table-cell office:value-type="float" office:value="-0.299260737114703" calcext:value-type="float">
            <text:p>-0.2992607371</text:p>
          </table:table-cell>
          <table:table-cell office:value-type="float" office:value="0.435183056179232" calcext:value-type="float">
            <text:p>0.4351830562</text:p>
          </table:table-cell>
          <table:table-cell office:value-type="float" office:value="0.581128266220001" calcext:value-type="float">
            <text:p>0.5811282662</text:p>
          </table:table-cell>
          <table:table-cell office:value-type="float" office:value="1.12781767490592" calcext:value-type="float">
            <text:p>1.1278176749</text:p>
          </table:table-cell>
          <table:table-cell office:value-type="float" office:value="0.794381851464237" calcext:value-type="float">
            <text:p>0.7943818515</text:p>
          </table:table-cell>
          <table:table-cell office:value-type="float" office:value="1.16273799040721" calcext:value-type="float">
            <text:p>1.1627379904</text:p>
          </table:table-cell>
          <table:table-cell office:value-type="float" office:value="0.792281332452109" calcext:value-type="float">
            <text:p>0.7922813325</text:p>
          </table:table-cell>
          <table:table-cell office:value-type="float" office:value="-0.690428946284728" calcext:value-type="float">
            <text:p>-0.6904289463</text:p>
          </table:table-cell>
          <table:table-cell office:value-type="float" office:value="0.318947970532567" calcext:value-type="float">
            <text:p>0.3189479705</text:p>
          </table:table-cell>
          <table:table-cell office:value-type="float" office:value="0.28110768562227" calcext:value-type="float">
            <text:p>0.2811076856</text:p>
          </table:table-cell>
          <table:table-cell office:value-type="float" office:value="0.156152910569058" calcext:value-type="float">
            <text:p>0.1561529106</text:p>
          </table:table-cell>
          <table:table-cell office:value-type="float" office:value="-0.086276857214097" calcext:value-type="float">
            <text:p>-0.0862768572</text:p>
          </table:table-cell>
          <table:table-cell office:value-type="float" office:value="-0.191318300125896" calcext:value-type="float">
            <text:p>-0.1913183001</text:p>
          </table:table-cell>
          <table:table-cell office:value-type="float" office:value="0.491530007462507" calcext:value-type="float">
            <text:p>0.4915300075</text:p>
          </table:table-cell>
          <table:table-cell office:value-type="float" office:value="-0.787726427098599" calcext:value-type="float">
            <text:p>-0.7877264271</text:p>
          </table:table-cell>
          <table:table-cell office:value-type="float" office:value="-1.49720019295803" calcext:value-type="float">
            <text:p>-1.497200193</text:p>
          </table:table-cell>
          <table:table-cell office:value-type="float" office:value="-1.36885510566175" calcext:value-type="float">
            <text:p>-1.3688551057</text:p>
          </table:table-cell>
          <table:table-cell office:value-type="float" office:value="-1.46471800744495" calcext:value-type="float">
            <text:p>-1.4647180074</text:p>
          </table:table-cell>
          <table:table-cell office:value-type="float" office:value="1.03181079107774" calcext:value-type="float">
            <text:p>1.0318107911</text:p>
          </table:table-cell>
          <table:table-cell office:value-type="float" office:value="0.235413800803705" calcext:value-type="float">
            <text:p>0.2354138008</text:p>
          </table:table-cell>
          <table:table-cell office:value-type="float" office:value="-0.121352355322686" calcext:value-type="float">
            <text:p>-0.1213523553</text:p>
          </table:table-cell>
          <table:table-cell office:value-type="float" office:value="-1.22514640688378" calcext:value-type="float">
            <text:p>-1.2251464069</text:p>
          </table:table-cell>
          <table:table-cell office:value-type="float" office:value="0.793246633342659" calcext:value-type="float">
            <text:p>0.7932466333</text:p>
          </table:table-cell>
          <table:table-cell office:value-type="float" office:value="-2.94641160430651" calcext:value-type="float">
            <text:p>-2.9464116043</text:p>
          </table:table-cell>
          <table:table-cell office:value-type="float" office:value="-0.720763739424985" calcext:value-type="float">
            <text:p>-0.7207637394</text:p>
          </table:table-cell>
          <table:table-cell office:value-type="float" office:value="-0.060775555628024" calcext:value-type="float">
            <text:p>-0.0607755556</text:p>
          </table:table-cell>
          <table:table-cell office:value-type="float" office:value="0.240878270420644" calcext:value-type="float">
            <text:p>0.2408782704</text:p>
          </table:table-cell>
          <table:table-cell office:value-type="float" office:value="0.295698201092297" calcext:value-type="float">
            <text:p>0.2956982011</text:p>
          </table:table-cell>
          <table:table-cell office:value-type="float" office:value="0.933178072765842" calcext:value-type="float">
            <text:p>0.9331780728</text:p>
          </table:table-cell>
          <table:table-cell office:value-type="float" office:value="0.10280685083086" calcext:value-type="float">
            <text:p>0.1028068508</text:p>
          </table:table-cell>
          <table:table-cell office:value-type="float" office:value="-0.863729150842769" calcext:value-type="float">
            <text:p>-0.8637291508</text:p>
          </table:table-cell>
          <table:table-cell office:value-type="float" office:value="0.0625150178026889" calcext:value-type="float">
            <text:p>0.0625150178</text:p>
          </table:table-cell>
          <table:table-cell office:value-type="float" office:value="0.188174630030028" calcext:value-type="float">
            <text:p>0.18817463</text:p>
          </table:table-cell>
          <table:table-cell office:value-type="float" office:value="-0.494188187365802" calcext:value-type="float">
            <text:p>-0.4941881874</text:p>
          </table:table-cell>
          <table:table-cell office:value-type="float" office:value="0.830075875656395" calcext:value-type="float">
            <text:p>0.8300758757</text:p>
          </table:table-cell>
          <table:table-cell office:value-type="float" office:value="-0.330443320641491" calcext:value-type="float">
            <text:p>-0.3304433206</text:p>
          </table:table-cell>
          <table:table-cell office:value-type="float" office:value="-0.949493149432366" calcext:value-type="float">
            <text:p>-0.9494931494</text:p>
          </table:table-cell>
          <table:table-cell office:value-type="float" office:value="0.113033747007023" calcext:value-type="float">
            <text:p>0.113033747</text:p>
          </table:table-cell>
          <table:table-cell office:value-type="float" office:value="-0.479895935463863" calcext:value-type="float">
            <text:p>-0.4798959355</text:p>
          </table:table-cell>
          <table:table-cell office:value-type="float" office:value="-0.108088900034213" calcext:value-type="float">
            <text:p>-0.1080889</text:p>
          </table:table-cell>
        </table:table-row>
        <table:table-row table:style-name="ro1">
          <table:table-cell office:value-type="string" calcext:value-type="string">
            <text:p>levenshtein</text:p>
          </table:table-cell>
          <table:table-cell office:value-type="float" office:value="0.757386388763546" calcext:value-type="float">
            <text:p>0.7573863888</text:p>
          </table:table-cell>
          <table:table-cell office:value-type="float" office:value="0.391745163177751" calcext:value-type="float">
            <text:p>0.3917451632</text:p>
          </table:table-cell>
          <table:table-cell office:value-type="float" office:value="0.0536346002858145" calcext:value-type="float">
            <text:p>0.0536346003</text:p>
          </table:table-cell>
          <table:table-cell office:value-type="float" office:value="0.233092941672981" calcext:value-type="float">
            <text:p>0.2330929417</text:p>
          </table:table-cell>
          <table:table-cell office:value-type="float" office:value="1.62999751456917" calcext:value-type="float">
            <text:p>1.6299975146</text:p>
          </table:table-cell>
          <table:table-cell office:value-type="float" office:value="-1.43732079233316" calcext:value-type="float">
            <text:p>-1.4373207923</text:p>
          </table:table-cell>
          <table:table-cell office:value-type="float" office:value="0.475910865013986" calcext:value-type="float">
            <text:p>0.475910865</text:p>
          </table:table-cell>
          <table:table-cell office:value-type="float" office:value="0.012288071027637" calcext:value-type="float">
            <text:p>0.012288071</text:p>
          </table:table-cell>
          <table:table-cell office:value-type="float" office:value="0.704558796531103" calcext:value-type="float">
            <text:p>0.7045587965</text:p>
          </table:table-cell>
          <table:table-cell office:value-type="float" office:value="0.126136989465991" calcext:value-type="float">
            <text:p>0.1261369895</text:p>
          </table:table-cell>
          <table:table-cell office:value-type="float" office:value="-1.46887527068579" calcext:value-type="float">
            <text:p>-1.4688752707</text:p>
          </table:table-cell>
          <table:table-cell office:value-type="float" office:value="-0.671691665251336" calcext:value-type="float">
            <text:p>-0.6716916653</text:p>
          </table:table-cell>
          <table:table-cell office:value-type="float" office:value="0.0853766085191591" calcext:value-type="float">
            <text:p>0.0853766085</text:p>
          </table:table-cell>
          <table:table-cell office:value-type="float" office:value="-0.454565801953141" calcext:value-type="float">
            <text:p>-0.454565802</text:p>
          </table:table-cell>
          <table:table-cell office:value-type="float" office:value="-2.53166332386997" calcext:value-type="float">
            <text:p>-2.5316633239</text:p>
          </table:table-cell>
          <table:table-cell office:value-type="float" office:value="2.35531344939672" calcext:value-type="float">
            <text:p>2.3553134494</text:p>
          </table:table-cell>
          <table:table-cell office:value-type="float" office:value="0.892199587629198" calcext:value-type="float">
            <text:p>0.8921995876</text:p>
          </table:table-cell>
          <table:table-cell office:value-type="float" office:value="-4.22312699589553" calcext:value-type="float">
            <text:p>-4.2231269959</text:p>
          </table:table-cell>
          <table:table-cell office:value-type="float" office:value="0.144110539820812" calcext:value-type="float">
            <text:p>0.1441105398</text:p>
          </table:table-cell>
          <table:table-cell office:value-type="float" office:value="1.22290396575869" calcext:value-type="float">
            <text:p>1.2229039658</text:p>
          </table:table-cell>
          <table:table-cell office:value-type="float" office:value="0.358119994146033" calcext:value-type="float">
            <text:p>0.3581199941</text:p>
          </table:table-cell>
          <table:table-cell office:value-type="float" office:value="-0.508069593381866" calcext:value-type="float">
            <text:p>-0.5080695934</text:p>
          </table:table-cell>
          <table:table-cell office:value-type="float" office:value="1.05661892446955" calcext:value-type="float">
            <text:p>1.0566189245</text:p>
          </table:table-cell>
          <table:table-cell office:value-type="float" office:value="1.09448768947004" calcext:value-type="float">
            <text:p>1.0944876895</text:p>
          </table:table-cell>
          <table:table-cell office:value-type="float" office:value="-0.162836361353981" calcext:value-type="float">
            <text:p>-0.1628363614</text:p>
          </table:table-cell>
          <table:table-cell office:value-type="float" office:value="-5.2928663578586" calcext:value-type="float">
            <text:p>-5.2928663579</text:p>
          </table:table-cell>
          <table:table-cell office:value-type="float" office:value="1.11816824982856" calcext:value-type="float">
            <text:p>1.1181682498</text:p>
          </table:table-cell>
          <table:table-cell office:value-type="float" office:value="0.952158175880784" calcext:value-type="float">
            <text:p>0.9521581759</text:p>
          </table:table-cell>
          <table:table-cell office:value-type="float" office:value="-1.97735344084336" calcext:value-type="float">
            <text:p>-1.9773534408</text:p>
          </table:table-cell>
          <table:table-cell office:value-type="float" office:value="0.242465244219059" calcext:value-type="float">
            <text:p>0.2424652442</text:p>
          </table:table-cell>
          <table:table-cell office:value-type="float" office:value="0.109030038681534" calcext:value-type="float">
            <text:p>0.1090300387</text:p>
          </table:table-cell>
          <table:table-cell office:value-type="float" office:value="-0.569250048134089" calcext:value-type="float">
            <text:p>-0.5692500481</text:p>
          </table:table-cell>
          <table:table-cell office:value-type="float" office:value="-1.53201307572568" calcext:value-type="float">
            <text:p>-1.5320130757</text:p>
          </table:table-cell>
          <table:table-cell office:value-type="float" office:value="1.76795344316796" calcext:value-type="float">
            <text:p>1.7679534432</text:p>
          </table:table-cell>
          <table:table-cell office:value-type="float" office:value="1.07188630441815" calcext:value-type="float">
            <text:p>1.0718863044</text:p>
          </table:table-cell>
          <table:table-cell office:value-type="float" office:value="-0.276594826298442" calcext:value-type="float">
            <text:p>-0.2765948263</text:p>
          </table:table-cell>
          <table:table-cell office:value-type="float" office:value="0.585482074581675" calcext:value-type="float">
            <text:p>0.5854820746</text:p>
          </table:table-cell>
          <table:table-cell office:value-type="float" office:value="1.10960919881911" calcext:value-type="float">
            <text:p>1.1096091988</text:p>
          </table:table-cell>
          <table:table-cell office:value-type="float" office:value="0.734101942654718" calcext:value-type="float">
            <text:p>0.7341019427</text:p>
          </table:table-cell>
          <table:table-cell office:value-type="float" office:value="0.0831673339620868" calcext:value-type="float">
            <text:p>0.083167334</text:p>
          </table:table-cell>
          <table:table-cell office:value-type="float" office:value="0.863640501041799" calcext:value-type="float">
            <text:p>0.863640501</text:p>
          </table:table-cell>
          <table:table-cell office:value-type="float" office:value="-0.131705313047835" calcext:value-type="float">
            <text:p>-0.131705313</text:p>
          </table:table-cell>
          <table:table-cell office:value-type="float" office:value="-0.135874511439673" calcext:value-type="float">
            <text:p>-0.1358745114</text:p>
          </table:table-cell>
          <table:table-cell office:value-type="float" office:value="-0.275581361966417" calcext:value-type="float">
            <text:p>-0.275581362</text:p>
          </table:table-cell>
          <table:table-cell office:value-type="float" office:value="-0.317850958956946" calcext:value-type="float">
            <text:p>-0.317850959</text:p>
          </table:table-cell>
          <table:table-cell office:value-type="float" office:value="-0.252841045603572" calcext:value-type="float">
            <text:p>-0.2528410456</text:p>
          </table:table-cell>
          <table:table-cell office:value-type="float" office:value="0.838840768336384" calcext:value-type="float">
            <text:p>0.8388407683</text:p>
          </table:table-cell>
          <table:table-cell office:value-type="float" office:value="0.903852568897448" calcext:value-type="float">
            <text:p>0.9038525689</text:p>
          </table:table-cell>
          <table:table-cell office:value-type="float" office:value="0.866409087410943" calcext:value-type="float">
            <text:p>0.8664090874</text:p>
          </table:table-cell>
          <table:table-cell office:value-type="float" office:value="1.02080077572648" calcext:value-type="float">
            <text:p>1.0208007757</text:p>
          </table:table-cell>
          <table:table-cell office:value-type="float" office:value="1.14869837492892" calcext:value-type="float">
            <text:p>1.1486983749</text:p>
          </table:table-cell>
          <table:table-cell office:value-type="float" office:value="1.64619293987751" calcext:value-type="float">
            <text:p>1.6461929399</text:p>
          </table:table-cell>
          <table:table-cell office:value-type="float" office:value="0.416868715952591" calcext:value-type="float">
            <text:p>0.416868716</text:p>
          </table:table-cell>
          <table:table-cell office:value-type="float" office:value="-0.829043691490492" calcext:value-type="float">
            <text:p>-0.8290436915</text:p>
          </table:table-cell>
          <table:table-cell office:value-type="float" office:value="0.871280784086661" calcext:value-type="float">
            <text:p>0.8712807841</text:p>
          </table:table-cell>
          <table:table-cell office:value-type="float" office:value="0.721734957470812" calcext:value-type="float">
            <text:p>0.7217349575</text:p>
          </table:table-cell>
          <table:table-cell office:value-type="float" office:value="-1.06448862974058" calcext:value-type="float">
            <text:p>-1.0644886297</text:p>
          </table:table-cell>
          <table:table-cell office:value-type="float" office:value="0.0722038448415019" calcext:value-type="float">
            <text:p>0.0722038448</text:p>
          </table:table-cell>
          <table:table-cell office:value-type="float" office:value="2.18810647773176" calcext:value-type="float">
            <text:p>2.1881064777</text:p>
          </table:table-cell>
          <table:table-cell office:value-type="float" office:value="-0.248812937286645" calcext:value-type="float">
            <text:p>-0.2488129373</text:p>
          </table:table-cell>
          <table:table-cell office:value-type="float" office:value="-1.49896248342492" calcext:value-type="float">
            <text:p>-1.4989624834</text:p>
          </table:table-cell>
          <table:table-cell office:value-type="float" office:value="-3.48548491560561" calcext:value-type="float">
            <text:p>-3.4854849156</text:p>
          </table:table-cell>
          <table:table-cell office:value-type="float" office:value="-0.569443223718505" calcext:value-type="float">
            <text:p>-0.5694432237</text:p>
          </table:table-cell>
          <table:table-cell office:value-type="float" office:value="-6.9487173171856" calcext:value-type="float">
            <text:p>-6.9487173172</text:p>
          </table:table-cell>
          <table:table-cell office:value-type="float" office:value="2.14324281511668" calcext:value-type="float">
            <text:p>2.1432428151</text:p>
          </table:table-cell>
          <table:table-cell office:value-type="float" office:value="-0.200143900132986" calcext:value-type="float">
            <text:p>-0.2001439001</text:p>
          </table:table-cell>
          <table:table-cell office:value-type="float" office:value="-2.48554793319695" calcext:value-type="float">
            <text:p>-2.4855479332</text:p>
          </table:table-cell>
          <table:table-cell office:value-type="float" office:value="-1.89701334217942" calcext:value-type="float">
            <text:p>-1.8970133422</text:p>
          </table:table-cell>
          <table:table-cell office:value-type="float" office:value="0.255497744513147" calcext:value-type="float">
            <text:p>0.2554977445</text:p>
          </table:table-cell>
          <table:table-cell office:value-type="float" office:value="1.1359716164466" calcext:value-type="float">
            <text:p>1.1359716164</text:p>
          </table:table-cell>
          <table:table-cell office:value-type="float" office:value="-0.944170160980035" calcext:value-type="float">
            <text:p>-0.944170161</text:p>
          </table:table-cell>
          <table:table-cell office:value-type="float" office:value="1.69930411420305" calcext:value-type="float">
            <text:p>1.6993041142</text:p>
          </table:table-cell>
          <table:table-cell office:value-type="float" office:value="-1.92846107149713" calcext:value-type="float">
            <text:p>-1.9284610715</text:p>
          </table:table-cell>
          <table:table-cell office:value-type="float" office:value="0.917433719973639" calcext:value-type="float">
            <text:p>0.91743372</text:p>
          </table:table-cell>
          <table:table-cell office:value-type="float" office:value="1.37409931424691" calcext:value-type="float">
            <text:p>1.3740993142</text:p>
          </table:table-cell>
          <table:table-cell office:value-type="float" office:value="0.237452349302494" calcext:value-type="float">
            <text:p>0.2374523493</text:p>
          </table:table-cell>
          <table:table-cell office:value-type="float" office:value="0.686151877624859" calcext:value-type="float">
            <text:p>0.6861518776</text:p>
          </table:table-cell>
          <table:table-cell office:value-type="float" office:value="-0.570866103017828" calcext:value-type="float">
            <text:p>-0.570866103</text:p>
          </table:table-cell>
          <table:table-cell office:value-type="float" office:value="-0.0105353913230032" calcext:value-type="float">
            <text:p>-0.0105353913</text:p>
          </table:table-cell>
          <table:table-cell office:value-type="float" office:value="-0.231458171265338" calcext:value-type="float">
            <text:p>-0.2314581713</text:p>
          </table:table-cell>
          <table:table-cell office:value-type="float" office:value="1.1263219099222" calcext:value-type="float">
            <text:p>1.1263219099</text:p>
          </table:table-cell>
          <table:table-cell office:value-type="float" office:value="0.908540753307763" calcext:value-type="float">
            <text:p>0.9085407533</text:p>
          </table:table-cell>
          <table:table-cell office:value-type="float" office:value="-0.0906205448321101" calcext:value-type="float">
            <text:p>-0.0906205448</text:p>
          </table:table-cell>
          <table:table-cell office:value-type="float" office:value="-1.12143852514546" calcext:value-type="float">
            <text:p>-1.1214385251</text:p>
          </table:table-cell>
          <table:table-cell office:value-type="float" office:value="-0.886499418759117" calcext:value-type="float">
            <text:p>-0.8864994188</text:p>
          </table:table-cell>
          <table:table-cell office:value-type="float" office:value="-0.144593146110275" calcext:value-type="float">
            <text:p>-0.1445931461</text:p>
          </table:table-cell>
        </table:table-row>
        <table:table-row table:style-name="ro1">
          <table:table-cell office:value-type="string" calcext:value-type="string">
            <text:p>cover</text:p>
          </table:table-cell>
          <table:table-cell office:value-type="float" office:value="0.0338093241404203" calcext:value-type="float">
            <text:p>0.0338093241</text:p>
          </table:table-cell>
          <table:table-cell office:value-type="float" office:value="-0.335997237794021" calcext:value-type="float">
            <text:p>-0.3359972378</text:p>
          </table:table-cell>
          <table:table-cell office:value-type="float" office:value="-0.671790637935927" calcext:value-type="float">
            <text:p>-0.6717906379</text:p>
          </table:table-cell>
          <table:table-cell office:value-type="float" office:value="0.758028184704115" calcext:value-type="float">
            <text:p>0.7580281847</text:p>
          </table:table-cell>
          <table:table-cell office:value-type="float" office:value="0.129039610437667" calcext:value-type="float">
            <text:p>0.1290396104</text:p>
          </table:table-cell>
          <table:table-cell office:value-type="float" office:value="-1.13260180094033" calcext:value-type="float">
            <text:p>-1.1326018009</text:p>
          </table:table-cell>
          <table:table-cell office:value-type="float" office:value="-0.887524219264075" calcext:value-type="float">
            <text:p>-0.8875242193</text:p>
          </table:table-cell>
          <table:table-cell office:value-type="float" office:value="-0.468333060556473" calcext:value-type="float">
            <text:p>-0.4683330606</text:p>
          </table:table-cell>
          <table:table-cell office:value-type="float" office:value="-0.339645985639483" calcext:value-type="float">
            <text:p>-0.3396459856</text:p>
          </table:table-cell>
          <table:table-cell office:value-type="float" office:value="0.781038290788772" calcext:value-type="float">
            <text:p>0.7810382908</text:p>
          </table:table-cell>
          <table:table-cell office:value-type="float" office:value="-1.83630679651885" calcext:value-type="float">
            <text:p>-1.8363067965</text:p>
          </table:table-cell>
          <table:table-cell office:value-type="float" office:value="-0.32853183694964" calcext:value-type="float">
            <text:p>-0.3285318369</text:p>
          </table:table-cell>
          <table:table-cell office:value-type="float" office:value="-0.609866019130076" calcext:value-type="float">
            <text:p>-0.6098660191</text:p>
          </table:table-cell>
          <table:table-cell office:value-type="float" office:value="-0.172100847932111" calcext:value-type="float">
            <text:p>-0.1721008479</text:p>
          </table:table-cell>
          <table:table-cell office:value-type="float" office:value="-1.20767918364452" calcext:value-type="float">
            <text:p>-1.2076791836</text:p>
          </table:table-cell>
          <table:table-cell office:value-type="float" office:value="-0.968511885550522" calcext:value-type="float">
            <text:p>-0.9685118856</text:p>
          </table:table-cell>
          <table:table-cell office:value-type="float" office:value="0.0995156083860572" calcext:value-type="float">
            <text:p>0.0995156084</text:p>
          </table:table-cell>
          <table:table-cell office:value-type="float" office:value="-2.58588833520265" calcext:value-type="float">
            <text:p>-2.5858883352</text:p>
          </table:table-cell>
          <table:table-cell office:value-type="float" office:value="-0.123794153811513" calcext:value-type="float">
            <text:p>-0.1237941538</text:p>
          </table:table-cell>
          <table:table-cell office:value-type="float" office:value="-1.28386098056209" calcext:value-type="float">
            <text:p>-1.2838609806</text:p>
          </table:table-cell>
          <table:table-cell office:value-type="float" office:value="-0.872146820732586" calcext:value-type="float">
            <text:p>-0.8721468207</text:p>
          </table:table-cell>
          <table:table-cell office:value-type="float" office:value="0.298187328080817" calcext:value-type="float">
            <text:p>0.2981873281</text:p>
          </table:table-cell>
          <table:table-cell office:value-type="float" office:value="-0.778459649925355" calcext:value-type="float">
            <text:p>-0.7784596499</text:p>
          </table:table-cell>
          <table:table-cell office:value-type="float" office:value="-0.367803084628849" calcext:value-type="float">
            <text:p>-0.3678030846</text:p>
          </table:table-cell>
          <table:table-cell office:value-type="float" office:value="0.393337188232977" calcext:value-type="float">
            <text:p>0.3933371882</text:p>
          </table:table-cell>
          <table:table-cell office:value-type="float" office:value="-1.36156380342918" calcext:value-type="float">
            <text:p>-1.3615638034</text:p>
          </table:table-cell>
          <table:table-cell office:value-type="float" office:value="-0.0935967861790144" calcext:value-type="float">
            <text:p>-0.0935967862</text:p>
          </table:table-cell>
          <table:table-cell office:value-type="float" office:value="0.196287952177211" calcext:value-type="float">
            <text:p>0.1962879522</text:p>
          </table:table-cell>
          <table:table-cell office:value-type="float" office:value="-0.849659299573369" calcext:value-type="float">
            <text:p>-0.8496592996</text:p>
          </table:table-cell>
          <table:table-cell office:value-type="float" office:value="1.01375247969456" calcext:value-type="float">
            <text:p>1.0137524797</text:p>
          </table:table-cell>
          <table:table-cell office:value-type="float" office:value="-0.699186324457178" calcext:value-type="float">
            <text:p>-0.6991863245</text:p>
          </table:table-cell>
          <table:table-cell office:value-type="float" office:value="-1.20176234223774" calcext:value-type="float">
            <text:p>-1.2017623422</text:p>
          </table:table-cell>
          <table:table-cell office:value-type="float" office:value="-1.24294729918098" calcext:value-type="float">
            <text:p>-1.2429472992</text:p>
          </table:table-cell>
          <table:table-cell office:value-type="float" office:value="0.481776413709974" calcext:value-type="float">
            <text:p>0.4817764137</text:p>
          </table:table-cell>
          <table:table-cell office:value-type="float" office:value="-0.590949611915987" calcext:value-type="float">
            <text:p>-0.5909496119</text:p>
          </table:table-cell>
          <table:table-cell office:value-type="float" office:value="-0.65979884391487" calcext:value-type="float">
            <text:p>-0.6597988439</text:p>
          </table:table-cell>
          <table:table-cell office:value-type="float" office:value="-0.316868539883287" calcext:value-type="float">
            <text:p>-0.3168685399</text:p>
          </table:table-cell>
          <table:table-cell office:value-type="float" office:value="-1.022857144106" calcext:value-type="float">
            <text:p>-1.0228571441</text:p>
          </table:table-cell>
          <table:table-cell office:value-type="float" office:value="0.235113524043042" calcext:value-type="float">
            <text:p>0.235113524</text:p>
          </table:table-cell>
          <table:table-cell office:value-type="float" office:value="2.56913165707215" calcext:value-type="float">
            <text:p>2.5691316571</text:p>
          </table:table-cell>
          <table:table-cell office:value-type="float" office:value="-0.428509217906234" calcext:value-type="float">
            <text:p>-0.4285092179</text:p>
          </table:table-cell>
          <table:table-cell office:value-type="float" office:value="-0.085233724527727" calcext:value-type="float">
            <text:p>-0.0852337245</text:p>
          </table:table-cell>
          <table:table-cell office:value-type="float" office:value="-0.187862134343422" calcext:value-type="float">
            <text:p>-0.1878621343</text:p>
          </table:table-cell>
          <table:table-cell office:value-type="float" office:value="0.48637399448101" calcext:value-type="float">
            <text:p>0.4863739945</text:p>
          </table:table-cell>
          <table:table-cell office:value-type="float" office:value="-0.801733853758919" calcext:value-type="float">
            <text:p>-0.8017338538</text:p>
          </table:table-cell>
          <table:table-cell office:value-type="float" office:value="1.18144287463019" calcext:value-type="float">
            <text:p>1.1814428746</text:p>
          </table:table-cell>
          <table:table-cell office:value-type="float" office:value="-0.618600970619967" calcext:value-type="float">
            <text:p>-0.6186009706</text:p>
          </table:table-cell>
          <table:table-cell office:value-type="float" office:value="1.27484617594248" calcext:value-type="float">
            <text:p>1.2748461759</text:p>
          </table:table-cell>
          <table:table-cell office:value-type="float" office:value="0.281412629771714" calcext:value-type="float">
            <text:p>0.2814126298</text:p>
          </table:table-cell>
          <table:table-cell office:value-type="float" office:value="0.168671535435285" calcext:value-type="float">
            <text:p>0.1686715354</text:p>
          </table:table-cell>
          <table:table-cell office:value-type="float" office:value="1.52498978584379" calcext:value-type="float">
            <text:p>1.5249897858</text:p>
          </table:table-cell>
          <table:table-cell office:value-type="float" office:value="-0.564197562460961" calcext:value-type="float">
            <text:p>-0.5641975625</text:p>
          </table:table-cell>
          <table:table-cell office:value-type="float" office:value="-0.111896143492909" calcext:value-type="float">
            <text:p>-0.1118961435</text:p>
          </table:table-cell>
          <table:table-cell office:value-type="float" office:value="0.860026782830404" calcext:value-type="float">
            <text:p>0.8600267828</text:p>
          </table:table-cell>
          <table:table-cell office:value-type="float" office:value="0.0474768551723816" calcext:value-type="float">
            <text:p>0.0474768552</text:p>
          </table:table-cell>
          <table:table-cell office:value-type="float" office:value="1.29575079598657" calcext:value-type="float">
            <text:p>1.295750796</text:p>
          </table:table-cell>
          <table:table-cell office:value-type="float" office:value="-1.33694857871682" calcext:value-type="float">
            <text:p>-1.3369485787</text:p>
          </table:table-cell>
          <table:table-cell office:value-type="float" office:value="1.59240818790432" calcext:value-type="float">
            <text:p>1.5924081879</text:p>
          </table:table-cell>
          <table:table-cell office:value-type="float" office:value="1.70985492805547" calcext:value-type="float">
            <text:p>1.7098549281</text:p>
          </table:table-cell>
          <table:table-cell office:value-type="float" office:value="-2.3276206004472" calcext:value-type="float">
            <text:p>-2.3276206004</text:p>
          </table:table-cell>
          <table:table-cell office:value-type="float" office:value="-1.72118656559147" calcext:value-type="float">
            <text:p>-1.7211865656</text:p>
          </table:table-cell>
          <table:table-cell office:value-type="float" office:value="-1.21438543746625" calcext:value-type="float">
            <text:p>-1.2143854375</text:p>
          </table:table-cell>
          <table:table-cell office:value-type="float" office:value="-3.82239161973241" calcext:value-type="float">
            <text:p>-3.8223916197</text:p>
          </table:table-cell>
          <table:table-cell office:value-type="float" office:value="-1.81211285396751" calcext:value-type="float">
            <text:p>-1.812112854</text:p>
          </table:table-cell>
          <table:table-cell office:value-type="float" office:value="-0.79530348635392" calcext:value-type="float">
            <text:p>-0.7953034864</text:p>
          </table:table-cell>
          <table:table-cell office:value-type="float" office:value="-0.987303007942506" calcext:value-type="float">
            <text:p>-0.9873030079</text:p>
          </table:table-cell>
          <table:table-cell office:value-type="float" office:value="-1.75870959227889" calcext:value-type="float">
            <text:p>-1.7587095923</text:p>
          </table:table-cell>
          <table:table-cell office:value-type="float" office:value="-0.349841393493154" calcext:value-type="float">
            <text:p>-0.3498413935</text:p>
          </table:table-cell>
          <table:table-cell office:value-type="float" office:value="0.11961676789254" calcext:value-type="float">
            <text:p>0.1196167679</text:p>
          </table:table-cell>
          <table:table-cell office:value-type="float" office:value="-0.747071537300643" calcext:value-type="float">
            <text:p>-0.7470715373</text:p>
          </table:table-cell>
          <table:table-cell office:value-type="float" office:value="-0.314708175298054" calcext:value-type="float">
            <text:p>-0.3147081753</text:p>
          </table:table-cell>
          <table:table-cell office:value-type="float" office:value="1.43994923074984" calcext:value-type="float">
            <text:p>1.4399492307</text:p>
          </table:table-cell>
          <table:table-cell office:value-type="float" office:value="-0.391808198762635" calcext:value-type="float">
            <text:p>-0.3918081988</text:p>
          </table:table-cell>
          <table:table-cell office:value-type="float" office:value="0.24305326735209" calcext:value-type="float">
            <text:p>0.2430532674</text:p>
          </table:table-cell>
          <table:table-cell office:value-type="float" office:value="1.15275190466086" calcext:value-type="float">
            <text:p>1.1527519047</text:p>
          </table:table-cell>
          <table:table-cell office:value-type="float" office:value="0.215334629520902" calcext:value-type="float">
            <text:p>0.2153346295</text:p>
          </table:table-cell>
          <table:table-cell office:value-type="float" office:value="0.677810445047619" calcext:value-type="float">
            <text:p>0.677810445</text:p>
          </table:table-cell>
          <table:table-cell office:value-type="float" office:value="-0.337315704788673" calcext:value-type="float">
            <text:p>-0.3373157048</text:p>
          </table:table-cell>
          <table:table-cell office:value-type="float" office:value="0.255009381002047" calcext:value-type="float">
            <text:p>0.255009381</text:p>
          </table:table-cell>
          <table:table-cell office:value-type="float" office:value="-0.182553908325301" calcext:value-type="float">
            <text:p>-0.1825539083</text:p>
          </table:table-cell>
          <table:table-cell office:value-type="float" office:value="-0.421270099768148" calcext:value-type="float">
            <text:p>-0.4212700998</text:p>
          </table:table-cell>
          <table:table-cell office:value-type="float" office:value="-0.00930740433355481" calcext:value-type="float">
            <text:p>-0.0093074043</text:p>
          </table:table-cell>
          <table:table-cell office:value-type="float" office:value="-1.81684691125479" calcext:value-type="float">
            <text:p>-1.8168469113</text:p>
          </table:table-cell>
          <table:table-cell office:value-type="float" office:value="0.437430528227374" calcext:value-type="float">
            <text:p>0.4374305282</text:p>
          </table:table-cell>
          <table:table-cell office:value-type="float" office:value="-0.275251665579865" calcext:value-type="float">
            <text:p>-0.2752516656</text:p>
          </table:table-cell>
          <table:table-cell office:value-type="float" office:value="-0.111555580442673" calcext:value-type="float">
            <text:p>-0.1115555804</text:p>
          </table:table-cell>
        </table:table-row>
        <table:table-row table:style-name="ro1">
          <table:table-cell office:value-type="string" calcext:value-type="string">
            <text:p>sglib-rbtree</text:p>
          </table:table-cell>
          <table:table-cell office:value-type="float" office:value="0.278431267128934" calcext:value-type="float">
            <text:p>0.2784312671</text:p>
          </table:table-cell>
          <table:table-cell office:value-type="float" office:value="-0.196718394790499" calcext:value-type="float">
            <text:p>-0.1967183948</text:p>
          </table:table-cell>
          <table:table-cell office:value-type="float" office:value="-0.393169848664651" calcext:value-type="float">
            <text:p>-0.3931698487</text:p>
          </table:table-cell>
          <table:table-cell office:value-type="float" office:value="-0.331932027769127" calcext:value-type="float">
            <text:p>-0.3319320278</text:p>
          </table:table-cell>
          <table:table-cell office:value-type="float" office:value="0.0619725789552125" calcext:value-type="float">
            <text:p>0.061972579</text:p>
          </table:table-cell>
          <table:table-cell office:value-type="float" office:value="-0.548117830718231" calcext:value-type="float">
            <text:p>-0.5481178307</text:p>
          </table:table-cell>
          <table:table-cell office:value-type="float" office:value="0.333970783601829" calcext:value-type="float">
            <text:p>0.3339707836</text:p>
          </table:table-cell>
          <table:table-cell office:value-type="float" office:value="-0.242003332245898" calcext:value-type="float">
            <text:p>-0.2420033322</text:p>
          </table:table-cell>
          <table:table-cell office:value-type="float" office:value="0.434710612363239" calcext:value-type="float">
            <text:p>0.4347106124</text:p>
          </table:table-cell>
          <table:table-cell office:value-type="float" office:value="-0.33406877115152" calcext:value-type="float">
            <text:p>-0.3340687712</text:p>
          </table:table-cell>
          <table:table-cell office:value-type="float" office:value="-0.535332439648263" calcext:value-type="float">
            <text:p>-0.5353324396</text:p>
          </table:table-cell>
          <table:table-cell office:value-type="float" office:value="-0.214378248170326" calcext:value-type="float">
            <text:p>-0.2143782482</text:p>
          </table:table-cell>
          <table:table-cell office:value-type="float" office:value="-0.650303732083312" calcext:value-type="float">
            <text:p>-0.6503037321</text:p>
          </table:table-cell>
          <table:table-cell office:value-type="float" office:value="-0.490009159149643" calcext:value-type="float">
            <text:p>-0.4900091591</text:p>
          </table:table-cell>
          <table:table-cell office:value-type="float" office:value="-0.338534728354311" calcext:value-type="float">
            <text:p>-0.3385347284</text:p>
          </table:table-cell>
          <table:table-cell office:value-type="float" office:value="0.0183956758910935" calcext:value-type="float">
            <text:p>0.0183956759</text:p>
          </table:table-cell>
          <table:table-cell office:value-type="float" office:value="0.681706593186769" calcext:value-type="float">
            <text:p>0.6817065932</text:p>
          </table:table-cell>
          <table:table-cell office:value-type="float" office:value="-2.23375863664102" calcext:value-type="float">
            <text:p>-2.2337586366</text:p>
          </table:table-cell>
          <table:table-cell office:value-type="float" office:value="-0.0939015857292288" calcext:value-type="float">
            <text:p>-0.0939015857</text:p>
          </table:table-cell>
          <table:table-cell office:value-type="float" office:value="0.0228471403631519" calcext:value-type="float">
            <text:p>0.0228471404</text:p>
          </table:table-cell>
          <table:table-cell office:value-type="float" office:value="-0.554766841578392" calcext:value-type="float">
            <text:p>-0.5547668416</text:p>
          </table:table-cell>
          <table:table-cell office:value-type="float" office:value="0.244474783790998" calcext:value-type="float">
            <text:p>0.2444747838</text:p>
          </table:table-cell>
          <table:table-cell office:value-type="float" office:value="0.633785309521435" calcext:value-type="float">
            <text:p>0.6337853095</text:p>
          </table:table-cell>
          <table:table-cell office:value-type="float" office:value="0.319606942468719" calcext:value-type="float">
            <text:p>0.3196069425</text:p>
          </table:table-cell>
          <table:table-cell office:value-type="float" office:value="-0.0219720643410775" calcext:value-type="float">
            <text:p>-0.0219720643</text:p>
          </table:table-cell>
          <table:table-cell office:value-type="float" office:value="-1.26891659977326" calcext:value-type="float">
            <text:p>-1.2689165998</text:p>
          </table:table-cell>
          <table:table-cell office:value-type="float" office:value="1.21602744518624" calcext:value-type="float">
            <text:p>1.2160274452</text:p>
          </table:table-cell>
          <table:table-cell office:value-type="float" office:value="0.364176410013384" calcext:value-type="float">
            <text:p>0.36417641</text:p>
          </table:table-cell>
          <table:table-cell office:value-type="float" office:value="-0.708654691879207" calcext:value-type="float">
            <text:p>-0.7086546919</text:p>
          </table:table-cell>
          <table:table-cell office:value-type="float" office:value="0.238640641394774" calcext:value-type="float">
            <text:p>0.2386406414</text:p>
          </table:table-cell>
          <table:table-cell office:value-type="float" office:value="0.0391120724996885" calcext:value-type="float">
            <text:p>0.0391120725</text:p>
          </table:table-cell>
          <table:table-cell office:value-type="float" office:value="-0.312364829932384" calcext:value-type="float">
            <text:p>-0.3123648299</text:p>
          </table:table-cell>
          <table:table-cell office:value-type="float" office:value="-0.381473653717508" calcext:value-type="float">
            <text:p>-0.3814736537</text:p>
          </table:table-cell>
          <table:table-cell office:value-type="float" office:value="-0.355900166363524" calcext:value-type="float">
            <text:p>-0.3559001664</text:p>
          </table:table-cell>
          <table:table-cell office:value-type="float" office:value="0.132617689095344" calcext:value-type="float">
            <text:p>0.1326176891</text:p>
          </table:table-cell>
          <table:table-cell office:value-type="float" office:value="-0.86650820136699" calcext:value-type="float">
            <text:p>-0.8665082014</text:p>
          </table:table-cell>
          <table:table-cell office:value-type="float" office:value="-0.336014678924995" calcext:value-type="float">
            <text:p>-0.3360146789</text:p>
          </table:table-cell>
          <table:table-cell office:value-type="float" office:value="-2.57527383380943" calcext:value-type="float">
            <text:p>-2.5752738338</text:p>
          </table:table-cell>
          <table:table-cell office:value-type="float" office:value="-0.319455647050524" calcext:value-type="float">
            <text:p>-0.3194556471</text:p>
          </table:table-cell>
          <table:table-cell office:value-type="float" office:value="-1.15493624127669" calcext:value-type="float">
            <text:p>-1.1549362413</text:p>
          </table:table-cell>
          <table:table-cell office:value-type="float" office:value="-0.0906802588269531" calcext:value-type="float">
            <text:p>-0.0906802588</text:p>
          </table:table-cell>
          <table:table-cell office:value-type="float" office:value="-0.0820310844112065" calcext:value-type="float">
            <text:p>-0.0820310844</text:p>
          </table:table-cell>
          <table:table-cell office:value-type="float" office:value="-0.103919792308942" calcext:value-type="float">
            <text:p>-0.1039197923</text:p>
          </table:table-cell>
          <table:table-cell office:value-type="float" office:value="-0.321137778983101" calcext:value-type="float">
            <text:p>-0.321137779</text:p>
          </table:table-cell>
          <table:table-cell office:value-type="float" office:value="0.0173935907526782" calcext:value-type="float">
            <text:p>0.0173935908</text:p>
          </table:table-cell>
          <table:table-cell office:value-type="float" office:value="-0.278692087871146" calcext:value-type="float">
            <text:p>-0.2786920879</text:p>
          </table:table-cell>
          <table:table-cell office:value-type="float" office:value="-0.0639419867007639" calcext:value-type="float">
            <text:p>-0.0639419867</text:p>
          </table:table-cell>
          <table:table-cell office:value-type="float" office:value="0.293303995763592" calcext:value-type="float">
            <text:p>0.2933039958</text:p>
          </table:table-cell>
          <table:table-cell office:value-type="float" office:value="0.311643428177524" calcext:value-type="float">
            <text:p>0.3116434282</text:p>
          </table:table-cell>
          <table:table-cell office:value-type="float" office:value="0.450599317967161" calcext:value-type="float">
            <text:p>0.450599318</text:p>
          </table:table-cell>
          <table:table-cell office:value-type="float" office:value="0.563249496347107" calcext:value-type="float">
            <text:p>0.5632494963</text:p>
          </table:table-cell>
          <table:table-cell office:value-type="float" office:value="0.514197989656905" calcext:value-type="float">
            <text:p>0.5141979897</text:p>
          </table:table-cell>
          <table:table-cell office:value-type="float" office:value="0.157945676668318" calcext:value-type="float">
            <text:p>0.1579456767</text:p>
          </table:table-cell>
          <table:table-cell office:value-type="float" office:value="-0.131210886118061" calcext:value-type="float">
            <text:p>-0.1312108861</text:p>
          </table:table-cell>
          <table:table-cell office:value-type="float" office:value="0.131317829720139" calcext:value-type="float">
            <text:p>0.1313178297</text:p>
          </table:table-cell>
          <table:table-cell office:value-type="float" office:value="-0.160214216776011" calcext:value-type="float">
            <text:p>-0.1602142168</text:p>
          </table:table-cell>
          <table:table-cell office:value-type="float" office:value="0.225704710769569" calcext:value-type="float">
            <text:p>0.2257047108</text:p>
          </table:table-cell>
          <table:table-cell office:value-type="float" office:value="-0.0413316601895748" calcext:value-type="float">
            <text:p>-0.0413316602</text:p>
          </table:table-cell>
          <table:table-cell office:value-type="float" office:value="0.731287337251923" calcext:value-type="float">
            <text:p>0.7312873373</text:p>
          </table:table-cell>
          <table:table-cell office:value-type="float" office:value="-0.333867967153931" calcext:value-type="float">
            <text:p>-0.3338679672</text:p>
          </table:table-cell>
          <table:table-cell office:value-type="float" office:value="-0.795092094046801" calcext:value-type="float">
            <text:p>-0.795092094</text:p>
          </table:table-cell>
          <table:table-cell office:value-type="float" office:value="-2.08778214551105" calcext:value-type="float">
            <text:p>-2.0877821455</text:p>
          </table:table-cell>
          <table:table-cell office:value-type="float" office:value="0.0787087938513431" calcext:value-type="float">
            <text:p>0.0787087939</text:p>
          </table:table-cell>
          <table:table-cell office:value-type="float" office:value="-2.67267467749218" calcext:value-type="float">
            <text:p>-2.6726746775</text:p>
          </table:table-cell>
          <table:table-cell office:value-type="float" office:value="0.673944650867749" calcext:value-type="float">
            <text:p>0.6739446509</text:p>
          </table:table-cell>
          <table:table-cell office:value-type="float" office:value="0.637412049923822" calcext:value-type="float">
            <text:p>0.6374120499</text:p>
          </table:table-cell>
          <table:table-cell office:value-type="float" office:value="-0.89822064752589" calcext:value-type="float">
            <text:p>-0.8982206475</text:p>
          </table:table-cell>
          <table:table-cell office:value-type="float" office:value="-0.586293673389657" calcext:value-type="float">
            <text:p>-0.5862936734</text:p>
          </table:table-cell>
          <table:table-cell office:value-type="float" office:value="-0.157247391605057" calcext:value-type="float">
            <text:p>-0.1572473916</text:p>
          </table:table-cell>
          <table:table-cell office:value-type="float" office:value="0.592667486212446" calcext:value-type="float">
            <text:p>0.5926674862</text:p>
          </table:table-cell>
          <table:table-cell office:value-type="float" office:value="-0.381469650486583" calcext:value-type="float">
            <text:p>-0.3814696505</text:p>
          </table:table-cell>
          <table:table-cell office:value-type="float" office:value="0.41093734566606" calcext:value-type="float">
            <text:p>0.4109373457</text:p>
          </table:table-cell>
          <table:table-cell office:value-type="float" office:value="-0.23906205604831" calcext:value-type="float">
            <text:p>-0.239062056</text:p>
          </table:table-cell>
          <table:table-cell office:value-type="float" office:value="-0.123460623753283" calcext:value-type="float">
            <text:p>-0.1234606238</text:p>
          </table:table-cell>
          <table:table-cell office:value-type="float" office:value="0.778088604765116" calcext:value-type="float">
            <text:p>0.7780886048</text:p>
          </table:table-cell>
          <table:table-cell office:value-type="float" office:value="0.04994613921712" calcext:value-type="float">
            <text:p>0.0499461392</text:p>
          </table:table-cell>
          <table:table-cell office:value-type="float" office:value="0.75211208010487" calcext:value-type="float">
            <text:p>0.7521120801</text:p>
          </table:table-cell>
          <table:table-cell office:value-type="float" office:value="-0.950478326696225" calcext:value-type="float">
            <text:p>-0.9504783267</text:p>
          </table:table-cell>
          <table:table-cell office:value-type="float" office:value="-0.147496315357954" calcext:value-type="float">
            <text:p>-0.1474963154</text:p>
          </table:table-cell>
          <table:table-cell office:value-type="float" office:value="-0.473259090405729" calcext:value-type="float">
            <text:p>-0.4732590904</text:p>
          </table:table-cell>
          <table:table-cell office:value-type="float" office:value="0.19764745391297" calcext:value-type="float">
            <text:p>0.1976474539</text:p>
          </table:table-cell>
          <table:table-cell office:value-type="float" office:value="0.415206437536677" calcext:value-type="float">
            <text:p>0.4152064375</text:p>
          </table:table-cell>
          <table:table-cell office:value-type="float" office:value="-0.232055722627708" calcext:value-type="float">
            <text:p>-0.2320557226</text:p>
          </table:table-cell>
          <table:table-cell office:value-type="float" office:value="-0.616867293031686" calcext:value-type="float">
            <text:p>-0.616867293</text:p>
          </table:table-cell>
          <table:table-cell office:value-type="float" office:value="-0.00895184764831165" calcext:value-type="float">
            <text:p>-0.0089518476</text:p>
          </table:table-cell>
          <table:table-cell office:value-type="float" office:value="-0.623396775907998" calcext:value-type="float">
            <text:p>-0.6233967759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float" office:value="-0.0563006357383766" calcext:value-type="float">
            <text:p>-0.0563006357</text:p>
          </table:table-cell>
          <table:table-cell office:value-type="float" office:value="0.0595832525357201" calcext:value-type="float">
            <text:p>0.0595832525</text:p>
          </table:table-cell>
          <table:table-cell office:value-type="float" office:value="0.0700025764635064" calcext:value-type="float">
            <text:p>0.0700025765</text:p>
          </table:table-cell>
          <table:table-cell office:value-type="float" office:value="0.00204064761257741" calcext:value-type="float">
            <text:p>0.0020406476</text:p>
          </table:table-cell>
          <table:table-cell office:value-type="float" office:value="-0.0421820206222683" calcext:value-type="float">
            <text:p>-0.0421820206</text:p>
          </table:table-cell>
          <table:table-cell office:value-type="float" office:value="-0.000214271661883228" calcext:value-type="float">
            <text:p>-0.0002142717</text:p>
          </table:table-cell>
          <table:table-cell table:style-name="ce1" office:value-type="float" office:value="0.0000382338101201866" calcext:value-type="float">
            <text:p>3.82E-005</text:p>
          </table:table-cell>
          <table:table-cell office:value-type="float" office:value="-0.0711353378669805" calcext:value-type="float">
            <text:p>-0.0711353379</text:p>
          </table:table-cell>
          <table:table-cell office:value-type="float" office:value="-0.0262039810965356" calcext:value-type="float">
            <text:p>-0.0262039811</text:p>
          </table:table-cell>
          <table:table-cell office:value-type="float" office:value="-0.0676073433674579" calcext:value-type="float">
            <text:p>-0.0676073434</text:p>
          </table:table-cell>
          <table:table-cell office:value-type="float" office:value="-0.101998767965779" calcext:value-type="float">
            <text:p>-0.101998768</text:p>
          </table:table-cell>
          <table:table-cell office:value-type="float" office:value="-0.059149673331926" calcext:value-type="float">
            <text:p>-0.0591496733</text:p>
          </table:table-cell>
          <table:table-cell office:value-type="float" office:value="-0.10465314783566" calcext:value-type="float">
            <text:p>-0.1046531478</text:p>
          </table:table-cell>
          <table:table-cell office:value-type="float" office:value="-0.102733849830672" calcext:value-type="float">
            <text:p>-0.1027338498</text:p>
          </table:table-cell>
          <table:table-cell office:value-type="float" office:value="-0.0242926223234669" calcext:value-type="float">
            <text:p>-0.0242926223</text:p>
          </table:table-cell>
          <table:table-cell office:value-type="float" office:value="0.0647539332431393" calcext:value-type="float">
            <text:p>0.0647539332</text:p>
          </table:table-cell>
          <table:table-cell office:value-type="float" office:value="-0.0141886960596495" calcext:value-type="float">
            <text:p>-0.0141886961</text:p>
          </table:table-cell>
          <table:table-cell office:value-type="float" office:value="-0.286953367003066" calcext:value-type="float">
            <text:p>-0.286953367</text:p>
          </table:table-cell>
          <table:table-cell office:value-type="float" office:value="-0.0256497893307858" calcext:value-type="float">
            <text:p>-0.0256497893</text:p>
          </table:table-cell>
          <table:table-cell office:value-type="float" office:value="0.0710286667089603" calcext:value-type="float">
            <text:p>0.0710286667</text:p>
          </table:table-cell>
          <table:table-cell office:value-type="float" office:value="-0.0594744974466577" calcext:value-type="float">
            <text:p>-0.0594744974</text:p>
          </table:table-cell>
          <table:table-cell office:value-type="float" office:value="0.0691895990003522" calcext:value-type="float">
            <text:p>0.069189599</text:p>
          </table:table-cell>
          <table:table-cell office:value-type="float" office:value="0.184873903026529" calcext:value-type="float">
            <text:p>0.184873903</text:p>
          </table:table-cell>
          <table:table-cell office:value-type="float" office:value="0.0163958259295366" calcext:value-type="float">
            <text:p>0.0163958259</text:p>
          </table:table-cell>
          <table:table-cell office:value-type="float" office:value="-0.0262115177118735" calcext:value-type="float">
            <text:p>-0.0262115177</text:p>
          </table:table-cell>
          <table:table-cell office:value-type="float" office:value="0.00131488563813858" calcext:value-type="float">
            <text:p>0.0013148856</text:p>
          </table:table-cell>
          <table:table-cell office:value-type="float" office:value="-0.165767900387573" calcext:value-type="float">
            <text:p>-0.1657679004</text:p>
          </table:table-cell>
          <table:table-cell office:value-type="float" office:value="0.0389541657797168" calcext:value-type="float">
            <text:p>0.0389541658</text:p>
          </table:table-cell>
          <table:table-cell office:value-type="float" office:value="-0.0909114579490773" calcext:value-type="float">
            <text:p>-0.0909114579</text:p>
          </table:table-cell>
          <table:table-cell office:value-type="float" office:value="0.000681659328537694" calcext:value-type="float">
            <text:p>0.0006816593</text:p>
          </table:table-cell>
          <table:table-cell office:value-type="float" office:value="-0.0391810412233892" calcext:value-type="float">
            <text:p>-0.0391810412</text:p>
          </table:table-cell>
          <table:table-cell office:value-type="float" office:value="-0.0281250684268896" calcext:value-type="float">
            <text:p>-0.0281250684</text:p>
          </table:table-cell>
          <table:table-cell office:value-type="float" office:value="-0.0808207202852959" calcext:value-type="float">
            <text:p>-0.0808207203</text:p>
          </table:table-cell>
          <table:table-cell office:value-type="float" office:value="0.0157394038677133" calcext:value-type="float">
            <text:p>0.0157394039</text:p>
          </table:table-cell>
          <table:table-cell office:value-type="float" office:value="-0.0161360888906546" calcext:value-type="float">
            <text:p>-0.0161360889</text:p>
          </table:table-cell>
          <table:table-cell office:value-type="float" office:value="-0.0548800820124438" calcext:value-type="float">
            <text:p>-0.054880082</text:p>
          </table:table-cell>
          <table:table-cell office:value-type="float" office:value="-0.0930648318501332" calcext:value-type="float">
            <text:p>-0.0930648319</text:p>
          </table:table-cell>
          <table:table-cell office:value-type="float" office:value="0.00231721122957696" calcext:value-type="float">
            <text:p>0.0023172112</text:p>
          </table:table-cell>
          <table:table-cell office:value-type="float" office:value="-0.00907879658980624" calcext:value-type="float">
            <text:p>-0.0090787966</text:p>
          </table:table-cell>
          <table:table-cell office:value-type="float" office:value="-0.0165815005445667" calcext:value-type="float">
            <text:p>-0.0165815005</text:p>
          </table:table-cell>
          <table:table-cell office:value-type="float" office:value="0.0035456941776593" calcext:value-type="float">
            <text:p>0.0035456942</text:p>
          </table:table-cell>
          <table:table-cell office:value-type="float" office:value="-0.0246607241264515" calcext:value-type="float">
            <text:p>-0.0246607241</text:p>
          </table:table-cell>
          <table:table-cell office:value-type="float" office:value="-0.0469867987706923" calcext:value-type="float">
            <text:p>-0.0469867988</text:p>
          </table:table-cell>
          <table:table-cell office:value-type="float" office:value="-0.0186960104726137" calcext:value-type="float">
            <text:p>-0.0186960105</text:p>
          </table:table-cell>
          <table:table-cell office:value-type="float" office:value="-0.0237239128718228" calcext:value-type="float">
            <text:p>-0.0237239129</text:p>
          </table:table-cell>
          <table:table-cell office:value-type="float" office:value="-0.0887822771838622" calcext:value-type="float">
            <text:p>-0.0887822772</text:p>
          </table:table-cell>
          <table:table-cell office:value-type="float" office:value="-0.0360881423438751" calcext:value-type="float">
            <text:p>-0.0360881423</text:p>
          </table:table-cell>
          <table:table-cell office:value-type="float" office:value="0.0322779189161638" calcext:value-type="float">
            <text:p>0.0322779189</text:p>
          </table:table-cell>
          <table:table-cell office:value-type="float" office:value="-0.0283619383847396" calcext:value-type="float">
            <text:p>-0.0283619384</text:p>
          </table:table-cell>
          <table:table-cell office:value-type="float" office:value="0.0252944993708572" calcext:value-type="float">
            <text:p>0.0252944994</text:p>
          </table:table-cell>
          <table:table-cell office:value-type="float" office:value="0.106809384266679" calcext:value-type="float">
            <text:p>0.1068093843</text:p>
          </table:table-cell>
          <table:table-cell office:value-type="float" office:value="0.000824956924639237" calcext:value-type="float">
            <text:p>0.0008249569</text:p>
          </table:table-cell>
          <table:table-cell office:value-type="float" office:value="-0.0265093317379106" calcext:value-type="float">
            <text:p>-0.0265093317</text:p>
          </table:table-cell>
          <table:table-cell office:value-type="float" office:value="-0.059881749770403" calcext:value-type="float">
            <text:p>-0.0598817498</text:p>
          </table:table-cell>
          <table:table-cell office:value-type="float" office:value="0.0340510956358373" calcext:value-type="float">
            <text:p>0.0340510956</text:p>
          </table:table-cell>
          <table:table-cell office:value-type="float" office:value="0.059798771838983" calcext:value-type="float">
            <text:p>0.0597987718</text:p>
          </table:table-cell>
          <table:table-cell office:value-type="float" office:value="0.0718620112774215" calcext:value-type="float">
            <text:p>0.0718620113</text:p>
          </table:table-cell>
          <table:table-cell office:value-type="float" office:value="0.0431733664940727" calcext:value-type="float">
            <text:p>0.0431733665</text:p>
          </table:table-cell>
          <table:table-cell office:value-type="float" office:value="0.0978432205610571" calcext:value-type="float">
            <text:p>0.0978432206</text:p>
          </table:table-cell>
          <table:table-cell office:value-type="float" office:value="-0.142661557650546" calcext:value-type="float">
            <text:p>-0.1426615577</text:p>
          </table:table-cell>
          <table:table-cell office:value-type="float" office:value="-0.18385908727679" calcext:value-type="float">
            <text:p>-0.1838590873</text:p>
          </table:table-cell>
          <table:table-cell office:value-type="float" office:value="-0.0107374605807247" calcext:value-type="float">
            <text:p>-0.0107374606</text:p>
          </table:table-cell>
          <table:table-cell office:value-type="float" office:value="0.177622922338879" calcext:value-type="float">
            <text:p>0.1776229223</text:p>
          </table:table-cell>
          <table:table-cell office:value-type="float" office:value="-0.447279002147334" calcext:value-type="float">
            <text:p>-0.4472790021</text:p>
          </table:table-cell>
          <table:table-cell office:value-type="float" office:value="0.104931038174933" calcext:value-type="float">
            <text:p>0.1049310382</text:p>
          </table:table-cell>
          <table:table-cell office:value-type="float" office:value="-0.0175029720933617" calcext:value-type="float">
            <text:p>-0.0175029721</text:p>
          </table:table-cell>
          <table:table-cell office:value-type="float" office:value="-0.185404407198578" calcext:value-type="float">
            <text:p>-0.1854044072</text:p>
          </table:table-cell>
          <table:table-cell office:value-type="float" office:value="-0.00533601157002151" calcext:value-type="float">
            <text:p>-0.0053360116</text:p>
          </table:table-cell>
          <table:table-cell office:value-type="float" office:value="-0.0435745945898531" calcext:value-type="float">
            <text:p>-0.0435745946</text:p>
          </table:table-cell>
          <table:table-cell office:value-type="float" office:value="0.194215210172718" calcext:value-type="float">
            <text:p>0.1942152102</text:p>
          </table:table-cell>
          <table:table-cell office:value-type="float" office:value="0.0340540686898779" calcext:value-type="float">
            <text:p>0.0340540687</text:p>
          </table:table-cell>
          <table:table-cell office:value-type="float" office:value="0.146168512372079" calcext:value-type="float">
            <text:p>0.1461685124</text:p>
          </table:table-cell>
          <table:table-cell office:value-type="float" office:value="0.00323693155709511" calcext:value-type="float">
            <text:p>0.0032369316</text:p>
          </table:table-cell>
          <table:table-cell office:value-type="float" office:value="-0.0211559933782232" calcext:value-type="float">
            <text:p>-0.0211559934</text:p>
          </table:table-cell>
          <table:table-cell office:value-type="float" office:value="0.00449224702131001" calcext:value-type="float">
            <text:p>0.004492247</text:p>
          </table:table-cell>
          <table:table-cell office:value-type="float" office:value="-0.0246527483748057" calcext:value-type="float">
            <text:p>-0.0246527484</text:p>
          </table:table-cell>
          <table:table-cell office:value-type="float" office:value="0.0384347955183507" calcext:value-type="float">
            <text:p>0.0384347955</text:p>
          </table:table-cell>
          <table:table-cell office:value-type="float" office:value="0.0167333741152743" calcext:value-type="float">
            <text:p>0.0167333741</text:p>
          </table:table-cell>
          <table:table-cell office:value-type="float" office:value="-0.0217535760979486" calcext:value-type="float">
            <text:p>-0.0217535761</text:p>
          </table:table-cell>
          <table:table-cell office:value-type="float" office:value="0.0399760875437593" calcext:value-type="float">
            <text:p>0.0399760875</text:p>
          </table:table-cell>
          <table:table-cell office:value-type="float" office:value="0.0387924380815819" calcext:value-type="float">
            <text:p>0.0387924381</text:p>
          </table:table-cell>
          <table:table-cell office:value-type="float" office:value="0.133840346157838" calcext:value-type="float">
            <text:p>0.1338403462</text:p>
          </table:table-cell>
          <table:table-cell office:value-type="float" office:value="-0.0746392392778835" calcext:value-type="float">
            <text:p>-0.0746392393</text:p>
          </table:table-cell>
          <table:table-cell office:value-type="float" office:value="-0.0311291931816077" calcext:value-type="float">
            <text:p>-0.0311291932</text:p>
          </table:table-cell>
          <table:table-cell office:value-type="float" office:value="-0.101632026606011" calcext:value-type="float">
            <text:p>-0.1016320266</text:p>
          </table:table-cell>
          <table:table-cell office:value-type="float" office:value="-0.095341960676705" calcext:value-type="float">
            <text:p>-0.0953419607</text:p>
          </table:table-cell>
        </table:table-row>
        <table:table-row table:style-name="ro1">
          <table:table-cell office:value-type="string" calcext:value-type="string">
            <text:p>nettle-arcfour</text:p>
          </table:table-cell>
          <table:table-cell office:value-type="float" office:value="0.0577975105806066" calcext:value-type="float">
            <text:p>0.0577975106</text:p>
          </table:table-cell>
          <table:table-cell office:value-type="float" office:value="-0.318139424590755" calcext:value-type="float">
            <text:p>-0.3181394246</text:p>
          </table:table-cell>
          <table:table-cell office:value-type="float" office:value="-0.218172369571004" calcext:value-type="float">
            <text:p>-0.2181723696</text:p>
          </table:table-cell>
          <table:table-cell office:value-type="float" office:value="-0.0733042731066007" calcext:value-type="float">
            <text:p>-0.0733042731</text:p>
          </table:table-cell>
          <table:table-cell office:value-type="float" office:value="0.537348375924001" calcext:value-type="float">
            <text:p>0.5373483759</text:p>
          </table:table-cell>
          <table:table-cell office:value-type="float" office:value="-0.139266156393569" calcext:value-type="float">
            <text:p>-0.1392661564</text:p>
          </table:table-cell>
          <table:table-cell office:value-type="float" office:value="0.321662409310754" calcext:value-type="float">
            <text:p>0.3216624093</text:p>
          </table:table-cell>
          <table:table-cell office:value-type="float" office:value="0.453310252431019" calcext:value-type="float">
            <text:p>0.4533102524</text:p>
          </table:table-cell>
          <table:table-cell office:value-type="float" office:value="0.0221465371209619" calcext:value-type="float">
            <text:p>0.0221465371</text:p>
          </table:table-cell>
          <table:table-cell office:value-type="float" office:value="0.146699187449105" calcext:value-type="float">
            <text:p>0.1466991874</text:p>
          </table:table-cell>
          <table:table-cell office:value-type="float" office:value="-0.347372151276259" calcext:value-type="float">
            <text:p>-0.3473721513</text:p>
          </table:table-cell>
          <table:table-cell office:value-type="float" office:value="-0.157513428003664" calcext:value-type="float">
            <text:p>-0.157513428</text:p>
          </table:table-cell>
          <table:table-cell office:value-type="float" office:value="-0.523977142563022" calcext:value-type="float">
            <text:p>-0.5239771426</text:p>
          </table:table-cell>
          <table:table-cell office:value-type="float" office:value="0.0160073107825026" calcext:value-type="float">
            <text:p>0.0160073108</text:p>
          </table:table-cell>
          <table:table-cell office:value-type="float" office:value="-0.288265029588666" calcext:value-type="float">
            <text:p>-0.2882650296</text:p>
          </table:table-cell>
          <table:table-cell office:value-type="float" office:value="-0.0614204596485643" calcext:value-type="float">
            <text:p>-0.0614204596</text:p>
          </table:table-cell>
          <table:table-cell office:value-type="float" office:value="0.554554897788947" calcext:value-type="float">
            <text:p>0.5545548978</text:p>
          </table:table-cell>
          <table:table-cell office:value-type="float" office:value="-0.516805660059648" calcext:value-type="float">
            <text:p>-0.5168056601</text:p>
          </table:table-cell>
          <table:table-cell office:value-type="float" office:value="-0.232814581976134" calcext:value-type="float">
            <text:p>-0.232814582</text:p>
          </table:table-cell>
          <table:table-cell office:value-type="float" office:value="-0.373246549181771" calcext:value-type="float">
            <text:p>-0.3732465492</text:p>
          </table:table-cell>
          <table:table-cell office:value-type="float" office:value="-0.324606368120238" calcext:value-type="float">
            <text:p>-0.3246063681</text:p>
          </table:table-cell>
          <table:table-cell office:value-type="float" office:value="0.127370639667983" calcext:value-type="float">
            <text:p>0.1273706397</text:p>
          </table:table-cell>
          <table:table-cell office:value-type="float" office:value="0.334517756919499" calcext:value-type="float">
            <text:p>0.3345177569</text:p>
          </table:table-cell>
          <table:table-cell office:value-type="float" office:value="0.135390424195129" calcext:value-type="float">
            <text:p>0.1353904242</text:p>
          </table:table-cell>
          <table:table-cell office:value-type="float" office:value="-0.148403924991263" calcext:value-type="float">
            <text:p>-0.148403925</text:p>
          </table:table-cell>
          <table:table-cell office:value-type="float" office:value="-0.538053152146173" calcext:value-type="float">
            <text:p>-0.5380531521</text:p>
          </table:table-cell>
          <table:table-cell office:value-type="float" office:value="0.126140457124364" calcext:value-type="float">
            <text:p>0.1261404571</text:p>
          </table:table-cell>
          <table:table-cell office:value-type="float" office:value="-0.0404156659197429" calcext:value-type="float">
            <text:p>-0.0404156659</text:p>
          </table:table-cell>
          <table:table-cell office:value-type="float" office:value="0.232175968809002" calcext:value-type="float">
            <text:p>0.2321759688</text:p>
          </table:table-cell>
          <table:table-cell office:value-type="float" office:value="0.563997832158964" calcext:value-type="float">
            <text:p>0.5639978322</text:p>
          </table:table-cell>
          <table:table-cell office:value-type="float" office:value="-0.331684837711036" calcext:value-type="float">
            <text:p>-0.3316848377</text:p>
          </table:table-cell>
          <table:table-cell office:value-type="float" office:value="-0.645680246494343" calcext:value-type="float">
            <text:p>-0.6456802465</text:p>
          </table:table-cell>
          <table:table-cell office:value-type="float" office:value="-0.0853874990418602" calcext:value-type="float">
            <text:p>-0.085387499</text:p>
          </table:table-cell>
          <table:table-cell office:value-type="float" office:value="0.252777469050553" calcext:value-type="float">
            <text:p>0.2527774691</text:p>
          </table:table-cell>
          <table:table-cell office:value-type="float" office:value="0.0451406539157956" calcext:value-type="float">
            <text:p>0.0451406539</text:p>
          </table:table-cell>
          <table:table-cell office:value-type="float" office:value="0.181028959654563" calcext:value-type="float">
            <text:p>0.1810289597</text:p>
          </table:table-cell>
          <table:table-cell office:value-type="float" office:value="-0.163649467632308" calcext:value-type="float">
            <text:p>-0.1636494676</text:p>
          </table:table-cell>
          <table:table-cell office:value-type="float" office:value="-0.434810876526979" calcext:value-type="float">
            <text:p>-0.4348108765</text:p>
          </table:table-cell>
          <table:table-cell office:value-type="float" office:value="0.185077695161017" calcext:value-type="float">
            <text:p>0.1850776952</text:p>
          </table:table-cell>
          <table:table-cell office:value-type="float" office:value="-0.406612505821775" calcext:value-type="float">
            <text:p>-0.4066125058</text:p>
          </table:table-cell>
          <table:table-cell office:value-type="float" office:value="-0.259948562841221" calcext:value-type="float">
            <text:p>-0.2599485628</text:p>
          </table:table-cell>
          <table:table-cell office:value-type="float" office:value="-0.0348900079918454" calcext:value-type="float">
            <text:p>-0.034890008</text:p>
          </table:table-cell>
          <table:table-cell office:value-type="float" office:value="-0.382471917745441" calcext:value-type="float">
            <text:p>-0.3824719177</text:p>
          </table:table-cell>
          <table:table-cell office:value-type="float" office:value="-0.0302079219391851" calcext:value-type="float">
            <text:p>-0.0302079219</text:p>
          </table:table-cell>
          <table:table-cell office:value-type="float" office:value="0.27109536419981" calcext:value-type="float">
            <text:p>0.2710953642</text:p>
          </table:table-cell>
          <table:table-cell office:value-type="float" office:value="0.0812008181059273" calcext:value-type="float">
            <text:p>0.0812008181</text:p>
          </table:table-cell>
          <table:table-cell office:value-type="float" office:value="0.336168730256797" calcext:value-type="float">
            <text:p>0.3361687303</text:p>
          </table:table-cell>
          <table:table-cell office:value-type="float" office:value="0.500860412858521" calcext:value-type="float">
            <text:p>0.5008604129</text:p>
          </table:table-cell>
          <table:table-cell office:value-type="float" office:value="0.00354401365943507" calcext:value-type="float">
            <text:p>0.0035440137</text:p>
          </table:table-cell>
          <table:table-cell office:value-type="float" office:value="0.337738847500184" calcext:value-type="float">
            <text:p>0.3377388475</text:p>
          </table:table-cell>
          <table:table-cell office:value-type="float" office:value="0.274925588507432" calcext:value-type="float">
            <text:p>0.2749255885</text:p>
          </table:table-cell>
          <table:table-cell office:value-type="float" office:value="-0.192302847975414" calcext:value-type="float">
            <text:p>-0.192302848</text:p>
          </table:table-cell>
          <table:table-cell office:value-type="float" office:value="0.0432553649127719" calcext:value-type="float">
            <text:p>0.0432553649</text:p>
          </table:table-cell>
          <table:table-cell office:value-type="float" office:value="0.0460207119957206" calcext:value-type="float">
            <text:p>0.046020712</text:p>
          </table:table-cell>
          <table:table-cell office:value-type="float" office:value="0.289780382911771" calcext:value-type="float">
            <text:p>0.2897803829</text:p>
          </table:table-cell>
          <table:table-cell office:value-type="float" office:value="0.255975764577816" calcext:value-type="float">
            <text:p>0.2559757646</text:p>
          </table:table-cell>
          <table:table-cell office:value-type="float" office:value="-0.281193336320306" calcext:value-type="float">
            <text:p>-0.2811933363</text:p>
          </table:table-cell>
          <table:table-cell office:value-type="float" office:value="0.587649796029648" calcext:value-type="float">
            <text:p>0.587649796</text:p>
          </table:table-cell>
          <table:table-cell office:value-type="float" office:value="0.679023139320814" calcext:value-type="float">
            <text:p>0.6790231393</text:p>
          </table:table-cell>
          <table:table-cell office:value-type="float" office:value="-0.0845988139468636" calcext:value-type="float">
            <text:p>-0.0845988139</text:p>
          </table:table-cell>
          <table:table-cell office:value-type="float" office:value="-0.317952297994823" calcext:value-type="float">
            <text:p>-0.317952298</text:p>
          </table:table-cell>
          <table:table-cell office:value-type="float" office:value="-0.263410466622767" calcext:value-type="float">
            <text:p>-0.2634104666</text:p>
          </table:table-cell>
          <table:table-cell office:value-type="float" office:value="-0.52846168555804" calcext:value-type="float">
            <text:p>-0.5284616856</text:p>
          </table:table-cell>
          <table:table-cell office:value-type="float" office:value="-0.417766534867489" calcext:value-type="float">
            <text:p>-0.4177665349</text:p>
          </table:table-cell>
          <table:table-cell office:value-type="float" office:value="-0.00206622897143804" calcext:value-type="float">
            <text:p>-0.002066229</text:p>
          </table:table-cell>
          <table:table-cell office:value-type="float" office:value="0.24930448743669" calcext:value-type="float">
            <text:p>0.2493044874</text:p>
          </table:table-cell>
          <table:table-cell office:value-type="float" office:value="-0.547237738374684" calcext:value-type="float">
            <text:p>-0.5472377384</text:p>
          </table:table-cell>
          <table:table-cell office:value-type="float" office:value="0.10306036684539" calcext:value-type="float">
            <text:p>0.1030603668</text:p>
          </table:table-cell>
          <table:table-cell office:value-type="float" office:value="0.207803839698666" calcext:value-type="float">
            <text:p>0.2078038397</text:p>
          </table:table-cell>
          <table:table-cell office:value-type="float" office:value="0.241753139832648" calcext:value-type="float">
            <text:p>0.2417531398</text:p>
          </table:table-cell>
          <table:table-cell office:value-type="float" office:value="0.0681761474460826" calcext:value-type="float">
            <text:p>0.0681761474</text:p>
          </table:table-cell>
          <table:table-cell office:value-type="float" office:value="0.0988761579214072" calcext:value-type="float">
            <text:p>0.0988761579</text:p>
          </table:table-cell>
          <table:table-cell office:value-type="float" office:value="-0.280239763719255" calcext:value-type="float">
            <text:p>-0.2802397637</text:p>
          </table:table-cell>
          <table:table-cell office:value-type="float" office:value="-0.00805116250532456" calcext:value-type="float">
            <text:p>-0.0080511625</text:p>
          </table:table-cell>
          <table:table-cell office:value-type="float" office:value="0.161710378972181" calcext:value-type="float">
            <text:p>0.161710379</text:p>
          </table:table-cell>
          <table:table-cell office:value-type="float" office:value="-0.0515061171653375" calcext:value-type="float">
            <text:p>-0.0515061172</text:p>
          </table:table-cell>
          <table:table-cell office:value-type="float" office:value="0.426503419331689" calcext:value-type="float">
            <text:p>0.4265034193</text:p>
          </table:table-cell>
          <table:table-cell office:value-type="float" office:value="-0.436067346500922" calcext:value-type="float">
            <text:p>-0.4360673465</text:p>
          </table:table-cell>
          <table:table-cell office:value-type="float" office:value="0.197587560234186" calcext:value-type="float">
            <text:p>0.1975875602</text:p>
          </table:table-cell>
          <table:table-cell office:value-type="float" office:value="0.140283131715017" calcext:value-type="float">
            <text:p>0.1402831317</text:p>
          </table:table-cell>
          <table:table-cell office:value-type="float" office:value="-0.216264967475396" calcext:value-type="float">
            <text:p>-0.2162649675</text:p>
          </table:table-cell>
          <table:table-cell office:value-type="float" office:value="-0.0145390763340326" calcext:value-type="float">
            <text:p>-0.0145390763</text:p>
          </table:table-cell>
          <table:table-cell office:value-type="float" office:value="-0.27445872034574" calcext:value-type="float">
            <text:p>-0.2744587203</text:p>
          </table:table-cell>
          <table:table-cell office:value-type="float" office:value="0.326123699745248" calcext:value-type="float">
            <text:p>0.3261236997</text:p>
          </table:table-cell>
          <table:table-cell office:value-type="float" office:value="-0.0216601441628378" calcext:value-type="float">
            <text:p>-0.0216601442</text:p>
          </table:table-cell>
          <table:table-cell office:value-type="float" office:value="-0.0963413898471695" calcext:value-type="float">
            <text:p>-0.0963413898</text:p>
          </table:table-cell>
        </table:table-row>
        <table:table-row table:style-name="ro1">
          <table:table-cell office:value-type="string" calcext:value-type="string">
            <text:p>ndes</text:p>
          </table:table-cell>
          <table:table-cell office:value-type="float" office:value="2.24485025767809" calcext:value-type="float">
            <text:p>2.2448502577</text:p>
          </table:table-cell>
          <table:table-cell office:value-type="float" office:value="-2.25911954525307" calcext:value-type="float">
            <text:p>-2.2591195453</text:p>
          </table:table-cell>
          <table:table-cell office:value-type="float" office:value="-5.61263989635635" calcext:value-type="float">
            <text:p>-5.6126398964</text:p>
          </table:table-cell>
          <table:table-cell office:value-type="float" office:value="-2.5400226729061" calcext:value-type="float">
            <text:p>-2.5400226729</text:p>
          </table:table-cell>
          <table:table-cell office:value-type="float" office:value="0.585452707053785" calcext:value-type="float">
            <text:p>0.5854527071</text:p>
          </table:table-cell>
          <table:table-cell office:value-type="float" office:value="2.76140727572746" calcext:value-type="float">
            <text:p>2.7614072757</text:p>
          </table:table-cell>
          <table:table-cell office:value-type="float" office:value="0.509791231408247" calcext:value-type="float">
            <text:p>0.5097912314</text:p>
          </table:table-cell>
          <table:table-cell office:value-type="float" office:value="0.47635111614468" calcext:value-type="float">
            <text:p>0.4763511161</text:p>
          </table:table-cell>
          <table:table-cell office:value-type="float" office:value="1.35709377118506" calcext:value-type="float">
            <text:p>1.3570937712</text:p>
          </table:table-cell>
          <table:table-cell office:value-type="float" office:value="-3.30498395209883" calcext:value-type="float">
            <text:p>-3.3049839521</text:p>
          </table:table-cell>
          <table:table-cell office:value-type="float" office:value="-1.99134662320088" calcext:value-type="float">
            <text:p>-1.9913466232</text:p>
          </table:table-cell>
          <table:table-cell office:value-type="float" office:value="-5.37092932480703" calcext:value-type="float">
            <text:p>-5.3709293248</text:p>
          </table:table-cell>
          <table:table-cell office:value-type="float" office:value="-0.0466882824930764" calcext:value-type="float">
            <text:p>-0.0466882825</text:p>
          </table:table-cell>
          <table:table-cell office:value-type="float" office:value="0.797276578033618" calcext:value-type="float">
            <text:p>0.797276578</text:p>
          </table:table-cell>
          <table:table-cell office:value-type="float" office:value="-1.47563947435115" calcext:value-type="float">
            <text:p>-1.4756394744</text:p>
          </table:table-cell>
          <table:table-cell office:value-type="float" office:value="-1.81566108742481" calcext:value-type="float">
            <text:p>-1.8156610874</text:p>
          </table:table-cell>
          <table:table-cell office:value-type="float" office:value="-0.129580774703774" calcext:value-type="float">
            <text:p>-0.1295807747</text:p>
          </table:table-cell>
          <table:table-cell office:value-type="float" office:value="-7.75586360413334" calcext:value-type="float">
            <text:p>-7.7558636041</text:p>
          </table:table-cell>
          <table:table-cell office:value-type="float" office:value="-2.53524259152535" calcext:value-type="float">
            <text:p>-2.5352425915</text:p>
          </table:table-cell>
          <table:table-cell office:value-type="float" office:value="-0.268738295945754" calcext:value-type="float">
            <text:p>-0.2687382959</text:p>
          </table:table-cell>
          <table:table-cell office:value-type="float" office:value="-7.18671602621724" calcext:value-type="float">
            <text:p>-7.1867160262</text:p>
          </table:table-cell>
          <table:table-cell office:value-type="float" office:value="0.235778518701277" calcext:value-type="float">
            <text:p>0.2357785187</text:p>
          </table:table-cell>
          <table:table-cell office:value-type="float" office:value="3.22056308197273" calcext:value-type="float">
            <text:p>3.220563082</text:p>
          </table:table-cell>
          <table:table-cell office:value-type="float" office:value="-3.15207707593104" calcext:value-type="float">
            <text:p>-3.1520770759</text:p>
          </table:table-cell>
          <table:table-cell office:value-type="float" office:value="-0.860656044142233" calcext:value-type="float">
            <text:p>-0.8606560441</text:p>
          </table:table-cell>
          <table:table-cell office:value-type="float" office:value="-3.43109157136025" calcext:value-type="float">
            <text:p>-3.4310915714</text:p>
          </table:table-cell>
          <table:table-cell office:value-type="float" office:value="15.0766884151424" calcext:value-type="float">
            <text:p>15.0766884151</text:p>
          </table:table-cell>
          <table:table-cell office:value-type="float" office:value="0.805450265355718" calcext:value-type="float">
            <text:p>0.8054502654</text:p>
          </table:table-cell>
          <table:table-cell office:value-type="float" office:value="-4.46119866511245" calcext:value-type="float">
            <text:p>-4.4611986651</text:p>
          </table:table-cell>
          <table:table-cell office:value-type="float" office:value="8.31049520685132" calcext:value-type="float">
            <text:p>8.3104952069</text:p>
          </table:table-cell>
          <table:table-cell office:value-type="float" office:value="0.236251331656031" calcext:value-type="float">
            <text:p>0.2362513317</text:p>
          </table:table-cell>
          <table:table-cell office:value-type="float" office:value="-2.5083482373162" calcext:value-type="float">
            <text:p>-2.5083482373</text:p>
          </table:table-cell>
          <table:table-cell office:value-type="float" office:value="-0.775412317344695" calcext:value-type="float">
            <text:p>-0.7754123173</text:p>
          </table:table-cell>
          <table:table-cell office:value-type="float" office:value="-2.54431315567677" calcext:value-type="float">
            <text:p>-2.5443131557</text:p>
          </table:table-cell>
          <table:table-cell office:value-type="float" office:value="-0.856869775205368" calcext:value-type="float">
            <text:p>-0.8568697752</text:p>
          </table:table-cell>
          <table:table-cell office:value-type="float" office:value="-1.2049471070541" calcext:value-type="float">
            <text:p>-1.2049471071</text:p>
          </table:table-cell>
          <table:table-cell office:value-type="float" office:value="-4.33724474518506" calcext:value-type="float">
            <text:p>-4.3372447452</text:p>
          </table:table-cell>
          <table:table-cell office:value-type="float" office:value="-21.2612687430863" calcext:value-type="float">
            <text:p>-21.2612687431</text:p>
          </table:table-cell>
          <table:table-cell office:value-type="float" office:value="-1.44405757442317" calcext:value-type="float">
            <text:p>-1.4440575744</text:p>
          </table:table-cell>
          <table:table-cell office:value-type="float" office:value="-3.54676002221256" calcext:value-type="float">
            <text:p>-3.5467600222</text:p>
          </table:table-cell>
          <table:table-cell office:value-type="float" office:value="1.33636210895536" calcext:value-type="float">
            <text:p>1.336362109</text:p>
          </table:table-cell>
          <table:table-cell office:value-type="float" office:value="-1.27575420870042" calcext:value-type="float">
            <text:p>-1.2757542087</text:p>
          </table:table-cell>
          <table:table-cell office:value-type="float" office:value="-13.9333971975989" calcext:value-type="float">
            <text:p>-13.9333971976</text:p>
          </table:table-cell>
          <table:table-cell office:value-type="float" office:value="-0.879789739369332" calcext:value-type="float">
            <text:p>-0.8797897394</text:p>
          </table:table-cell>
          <table:table-cell office:value-type="float" office:value="0.438394500660651" calcext:value-type="float">
            <text:p>0.4383945007</text:p>
          </table:table-cell>
          <table:table-cell office:value-type="float" office:value="4.5614627806288" calcext:value-type="float">
            <text:p>4.5614627806</text:p>
          </table:table-cell>
          <table:table-cell office:value-type="float" office:value="-1.33255137664915" calcext:value-type="float">
            <text:p>-1.3325513766</text:p>
          </table:table-cell>
          <table:table-cell office:value-type="float" office:value="0.935792278412229" calcext:value-type="float">
            <text:p>0.9357922784</text:p>
          </table:table-cell>
          <table:table-cell office:value-type="float" office:value="1.49123217246056" calcext:value-type="float">
            <text:p>1.4912321725</text:p>
          </table:table-cell>
          <table:table-cell office:value-type="float" office:value="-1.16294105676198" calcext:value-type="float">
            <text:p>-1.1629410568</text:p>
          </table:table-cell>
          <table:table-cell office:value-type="float" office:value="2.56931678238822" calcext:value-type="float">
            <text:p>2.5693167824</text:p>
          </table:table-cell>
          <table:table-cell office:value-type="float" office:value="-0.0633699178127275" calcext:value-type="float">
            <text:p>-0.0633699178</text:p>
          </table:table-cell>
          <table:table-cell office:value-type="float" office:value="-0.0473111532266298" calcext:value-type="float">
            <text:p>-0.0473111532</text:p>
          </table:table-cell>
          <table:table-cell office:value-type="float" office:value="2.51248096800136" calcext:value-type="float">
            <text:p>2.512480968</text:p>
          </table:table-cell>
          <table:table-cell office:value-type="float" office:value="-1.04440202885121" calcext:value-type="float">
            <text:p>-1.0444020289</text:p>
          </table:table-cell>
          <table:table-cell office:value-type="float" office:value="1.54459705515863" calcext:value-type="float">
            <text:p>1.5445970552</text:p>
          </table:table-cell>
          <table:table-cell office:value-type="float" office:value="2.18493490762754" calcext:value-type="float">
            <text:p>2.1849349076</text:p>
          </table:table-cell>
          <table:table-cell office:value-type="float" office:value="1.72617122468488" calcext:value-type="float">
            <text:p>1.7261712247</text:p>
          </table:table-cell>
          <table:table-cell office:value-type="float" office:value="0.790026791356337" calcext:value-type="float">
            <text:p>0.7900267914</text:p>
          </table:table-cell>
          <table:table-cell office:value-type="float" office:value="-11.8166275373762" calcext:value-type="float">
            <text:p>-11.8166275374</text:p>
          </table:table-cell>
          <table:table-cell office:value-type="float" office:value="2.64321045547869" calcext:value-type="float">
            <text:p>2.6432104555</text:p>
          </table:table-cell>
          <table:table-cell office:value-type="float" office:value="2.44912500298759" calcext:value-type="float">
            <text:p>2.449125003</text:p>
          </table:table-cell>
          <table:table-cell office:value-type="float" office:value="0.326973404192253" calcext:value-type="float">
            <text:p>0.3269734042</text:p>
          </table:table-cell>
          <table:table-cell office:value-type="float" office:value="-3.44739523698506" calcext:value-type="float">
            <text:p>-3.447395237</text:p>
          </table:table-cell>
          <table:table-cell office:value-type="float" office:value="3.27854150915792" calcext:value-type="float">
            <text:p>3.2785415092</text:p>
          </table:table-cell>
          <table:table-cell office:value-type="float" office:value="2.39731010377193" calcext:value-type="float">
            <text:p>2.3973101038</text:p>
          </table:table-cell>
          <table:table-cell office:value-type="float" office:value="-5.35468730807349" calcext:value-type="float">
            <text:p>-5.3546873081</text:p>
          </table:table-cell>
          <table:table-cell office:value-type="float" office:value="-2.25280233413713" calcext:value-type="float">
            <text:p>-2.2528023341</text:p>
          </table:table-cell>
          <table:table-cell office:value-type="float" office:value="-0.596683254577539" calcext:value-type="float">
            <text:p>-0.5966832546</text:p>
          </table:table-cell>
          <table:table-cell office:value-type="float" office:value="-1.00448208754534" calcext:value-type="float">
            <text:p>-1.0044820875</text:p>
          </table:table-cell>
          <table:table-cell office:value-type="float" office:value="-0.248305462175476" calcext:value-type="float">
            <text:p>-0.2483054622</text:p>
          </table:table-cell>
          <table:table-cell office:value-type="float" office:value="4.42235022543446" calcext:value-type="float">
            <text:p>4.4223502254</text:p>
          </table:table-cell>
          <table:table-cell office:value-type="float" office:value="2.22507845748627" calcext:value-type="float">
            <text:p>2.2250784575</text:p>
          </table:table-cell>
          <table:table-cell office:value-type="float" office:value="-1.89939367329438" calcext:value-type="float">
            <text:p>-1.8993936733</text:p>
          </table:table-cell>
          <table:table-cell office:value-type="float" office:value="-2.19992552055126" calcext:value-type="float">
            <text:p>-2.1999255206</text:p>
          </table:table-cell>
          <table:table-cell office:value-type="float" office:value="3.11462942326223" calcext:value-type="float">
            <text:p>3.1146294233</text:p>
          </table:table-cell>
          <table:table-cell office:value-type="float" office:value="3.35286227681568" calcext:value-type="float">
            <text:p>3.3528622768</text:p>
          </table:table-cell>
          <table:table-cell office:value-type="float" office:value="8.59440036462793" calcext:value-type="float">
            <text:p>8.5944003646</text:p>
          </table:table-cell>
          <table:table-cell office:value-type="float" office:value="-0.909703603168843" calcext:value-type="float">
            <text:p>-0.9097036032</text:p>
          </table:table-cell>
          <table:table-cell office:value-type="float" office:value="0.793941108030776" calcext:value-type="float">
            <text:p>0.793941108</text:p>
          </table:table-cell>
          <table:table-cell office:value-type="float" office:value="-0.604485706245599" calcext:value-type="float">
            <text:p>-0.6044857062</text:p>
          </table:table-cell>
          <table:table-cell office:value-type="float" office:value="0.0123861935404883" calcext:value-type="float">
            <text:p>0.0123861935</text:p>
          </table:table-cell>
          <table:table-cell office:value-type="float" office:value="-5.38431889686898" calcext:value-type="float">
            <text:p>-5.3843188969</text:p>
          </table:table-cell>
          <table:table-cell office:value-type="float" office:value="-5.51591027164125" calcext:value-type="float">
            <text:p>-5.5159102716</text:p>
          </table:table-cell>
          <table:table-cell office:value-type="float" office:value="2.78100373912353" calcext:value-type="float">
            <text:p>2.7810037391</text:p>
          </table:table-cell>
          <table:table-cell office:value-type="float" office:value="0.0499763481906953" calcext:value-type="float">
            <text:p>0.0499763482</text:p>
          </table:table-cell>
        </table:table-row>
        <table:table-row table:style-name="ro1">
          <table:table-cell office:value-type="string" calcext:value-type="string">
            <text:p>lms</text:p>
          </table:table-cell>
          <table:table-cell office:value-type="float" office:value="0.133359285895327" calcext:value-type="float">
            <text:p>0.1333592859</text:p>
          </table:table-cell>
          <table:table-cell office:value-type="float" office:value="0.195224438839724" calcext:value-type="float">
            <text:p>0.1952244388</text:p>
          </table:table-cell>
          <table:table-cell office:value-type="float" office:value="-0.154435112174695" calcext:value-type="float">
            <text:p>-0.1544351122</text:p>
          </table:table-cell>
          <table:table-cell office:value-type="float" office:value="-0.210703684039484" calcext:value-type="float">
            <text:p>-0.210703684</text:p>
          </table:table-cell>
          <table:table-cell office:value-type="float" office:value="0.0577442845294398" calcext:value-type="float">
            <text:p>0.0577442845</text:p>
          </table:table-cell>
          <table:table-cell office:value-type="float" office:value="-0.180492306817432" calcext:value-type="float">
            <text:p>-0.1804923068</text:p>
          </table:table-cell>
          <table:table-cell office:value-type="float" office:value="0.185907368061679" calcext:value-type="float">
            <text:p>0.1859073681</text:p>
          </table:table-cell>
          <table:table-cell office:value-type="float" office:value="-0.0875201388366555" calcext:value-type="float">
            <text:p>-0.0875201388</text:p>
          </table:table-cell>
          <table:table-cell office:value-type="float" office:value="-0.0775795318178372" calcext:value-type="float">
            <text:p>-0.0775795318</text:p>
          </table:table-cell>
          <table:table-cell office:value-type="float" office:value="0.0792939783702722" calcext:value-type="float">
            <text:p>0.0792939784</text:p>
          </table:table-cell>
          <table:table-cell office:value-type="float" office:value="-0.157009599137097" calcext:value-type="float">
            <text:p>-0.1570095991</text:p>
          </table:table-cell>
          <table:table-cell office:value-type="float" office:value="-0.214182535134639" calcext:value-type="float">
            <text:p>-0.2141825351</text:p>
          </table:table-cell>
          <table:table-cell office:value-type="float" office:value="-0.0601232375762753" calcext:value-type="float">
            <text:p>-0.0601232376</text:p>
          </table:table-cell>
          <table:table-cell office:value-type="float" office:value="-0.292105397832384" calcext:value-type="float">
            <text:p>-0.2921053978</text:p>
          </table:table-cell>
          <table:table-cell office:value-type="float" office:value="-0.395084100250531" calcext:value-type="float">
            <text:p>-0.3950841003</text:p>
          </table:table-cell>
          <table:table-cell office:value-type="float" office:value="0.0921304300420651" calcext:value-type="float">
            <text:p>0.09213043</text:p>
          </table:table-cell>
          <table:table-cell office:value-type="float" office:value="0.0415922947348026" calcext:value-type="float">
            <text:p>0.0415922947</text:p>
          </table:table-cell>
          <table:table-cell office:value-type="float" office:value="-0.682527454162622" calcext:value-type="float">
            <text:p>-0.6825274542</text:p>
          </table:table-cell>
          <table:table-cell office:value-type="float" office:value="0.0344064199830492" calcext:value-type="float">
            <text:p>0.03440642</text:p>
          </table:table-cell>
          <table:table-cell office:value-type="float" office:value="-0.0389991495869805" calcext:value-type="float">
            <text:p>-0.0389991496</text:p>
          </table:table-cell>
          <table:table-cell office:value-type="float" office:value="-0.150329157266471" calcext:value-type="float">
            <text:p>-0.1503291573</text:p>
          </table:table-cell>
          <table:table-cell office:value-type="float" office:value="0.0336841833875287" calcext:value-type="float">
            <text:p>0.0336841834</text:p>
          </table:table-cell>
          <table:table-cell office:value-type="float" office:value="0.0154328009559154" calcext:value-type="float">
            <text:p>0.015432801</text:p>
          </table:table-cell>
          <table:table-cell office:value-type="float" office:value="0.249845765402498" calcext:value-type="float">
            <text:p>0.2498457654</text:p>
          </table:table-cell>
          <table:table-cell office:value-type="float" office:value="-0.290158038162838" calcext:value-type="float">
            <text:p>-0.2901580382</text:p>
          </table:table-cell>
          <table:table-cell office:value-type="float" office:value="-0.17966399443068" calcext:value-type="float">
            <text:p>-0.1796639944</text:p>
          </table:table-cell>
          <table:table-cell office:value-type="float" office:value="-0.00829066841437131" calcext:value-type="float">
            <text:p>-0.0082906684</text:p>
          </table:table-cell>
          <table:table-cell office:value-type="float" office:value="-0.0826801507802476" calcext:value-type="float">
            <text:p>-0.0826801508</text:p>
          </table:table-cell>
          <table:table-cell office:value-type="float" office:value="-0.394976804879018" calcext:value-type="float">
            <text:p>-0.3949768049</text:p>
          </table:table-cell>
          <table:table-cell office:value-type="float" office:value="0.126658869874883" calcext:value-type="float">
            <text:p>0.1266588699</text:p>
          </table:table-cell>
          <table:table-cell office:value-type="float" office:value="-0.0374781065440663" calcext:value-type="float">
            <text:p>-0.0374781065</text:p>
          </table:table-cell>
          <table:table-cell office:value-type="float" office:value="-0.405050414209653" calcext:value-type="float">
            <text:p>-0.4050504142</text:p>
          </table:table-cell>
          <table:table-cell office:value-type="float" office:value="-0.316560470222164" calcext:value-type="float">
            <text:p>-0.3165604702</text:p>
          </table:table-cell>
          <table:table-cell office:value-type="float" office:value="0.119855065669652" calcext:value-type="float">
            <text:p>0.1198550657</text:p>
          </table:table-cell>
          <table:table-cell office:value-type="float" office:value="-0.0493118154441803" calcext:value-type="float">
            <text:p>-0.0493118154</text:p>
          </table:table-cell>
          <table:table-cell office:value-type="float" office:value="0.0766339676887288" calcext:value-type="float">
            <text:p>0.0766339677</text:p>
          </table:table-cell>
          <table:table-cell office:value-type="float" office:value="-0.039465351996932" calcext:value-type="float">
            <text:p>-0.039465352</text:p>
          </table:table-cell>
          <table:table-cell office:value-type="float" office:value="-0.135488822287973" calcext:value-type="float">
            <text:p>-0.1354888223</text:p>
          </table:table-cell>
          <table:table-cell office:value-type="float" office:value="-0.0616566331492437" calcext:value-type="float">
            <text:p>-0.0616566331</text:p>
          </table:table-cell>
          <table:table-cell office:value-type="float" office:value="-0.0633842214563723" calcext:value-type="float">
            <text:p>-0.0633842215</text:p>
          </table:table-cell>
          <table:table-cell office:value-type="float" office:value="0.0309376195040582" calcext:value-type="float">
            <text:p>0.0309376195</text:p>
          </table:table-cell>
          <table:table-cell office:value-type="float" office:value="-0.0909725196573802" calcext:value-type="float">
            <text:p>-0.0909725197</text:p>
          </table:table-cell>
          <table:table-cell office:value-type="float" office:value="0.0227282815109928" calcext:value-type="float">
            <text:p>0.0227282815</text:p>
          </table:table-cell>
          <table:table-cell office:value-type="float" office:value="-0.128335141451858" calcext:value-type="float">
            <text:p>-0.1283351415</text:p>
          </table:table-cell>
          <table:table-cell office:value-type="float" office:value="-0.0352739980824993" calcext:value-type="float">
            <text:p>-0.0352739981</text:p>
          </table:table-cell>
          <table:table-cell office:value-type="float" office:value="0.0752546820840931" calcext:value-type="float">
            <text:p>0.0752546821</text:p>
          </table:table-cell>
          <table:table-cell office:value-type="float" office:value="-0.0887021857795957" calcext:value-type="float">
            <text:p>-0.0887021858</text:p>
          </table:table-cell>
          <table:table-cell office:value-type="float" office:value="0.174069917003111" calcext:value-type="float">
            <text:p>0.174069917</text:p>
          </table:table-cell>
          <table:table-cell office:value-type="float" office:value="-0.00117741879864605" calcext:value-type="float">
            <text:p>-0.0011774188</text:p>
          </table:table-cell>
          <table:table-cell office:value-type="float" office:value="0.256293106693418" calcext:value-type="float">
            <text:p>0.2562931067</text:p>
          </table:table-cell>
          <table:table-cell office:value-type="float" office:value="0.151919570106693" calcext:value-type="float">
            <text:p>0.1519195701</text:p>
          </table:table-cell>
          <table:table-cell office:value-type="float" office:value="0.129939299841317" calcext:value-type="float">
            <text:p>0.1299392998</text:p>
          </table:table-cell>
          <table:table-cell office:value-type="float" office:value="0.229263078808196" calcext:value-type="float">
            <text:p>0.2292630788</text:p>
          </table:table-cell>
          <table:table-cell office:value-type="float" office:value="-0.189953881586467" calcext:value-type="float">
            <text:p>-0.1899538816</text:p>
          </table:table-cell>
          <table:table-cell office:value-type="float" office:value="-0.0427008104685265" calcext:value-type="float">
            <text:p>-0.0427008105</text:p>
          </table:table-cell>
          <table:table-cell office:value-type="float" office:value="0.0522015855995233" calcext:value-type="float">
            <text:p>0.0522015856</text:p>
          </table:table-cell>
          <table:table-cell office:value-type="float" office:value="-0.0516368819999739" calcext:value-type="float">
            <text:p>-0.051636882</text:p>
          </table:table-cell>
          <table:table-cell office:value-type="float" office:value="0.0651837811891674" calcext:value-type="float">
            <text:p>0.0651837812</text:p>
          </table:table-cell>
          <table:table-cell office:value-type="float" office:value="0.36556029664945" calcext:value-type="float">
            <text:p>0.3655602966</text:p>
          </table:table-cell>
          <table:table-cell office:value-type="float" office:value="0.140123032954442" calcext:value-type="float">
            <text:p>0.140123033</text:p>
          </table:table-cell>
          <table:table-cell office:value-type="float" office:value="-0.43715767472588" calcext:value-type="float">
            <text:p>-0.4371576747</text:p>
          </table:table-cell>
          <table:table-cell office:value-type="float" office:value="-0.322104245468837" calcext:value-type="float">
            <text:p>-0.3221042455</text:p>
          </table:table-cell>
          <table:table-cell office:value-type="float" office:value="-0.363077075088469" calcext:value-type="float">
            <text:p>-0.3630770751</text:p>
          </table:table-cell>
          <table:table-cell office:value-type="float" office:value="-0.821857384483285" calcext:value-type="float">
            <text:p>-0.8218573845</text:p>
          </table:table-cell>
          <table:table-cell office:value-type="float" office:value="0.191407581666819" calcext:value-type="float">
            <text:p>0.1914075817</text:p>
          </table:table-cell>
          <table:table-cell office:value-type="float" office:value="0.00741472222055997" calcext:value-type="float">
            <text:p>0.0074147222</text:p>
          </table:table-cell>
          <table:table-cell office:value-type="float" office:value="-0.374769147822818" calcext:value-type="float">
            <text:p>-0.3747691478</text:p>
          </table:table-cell>
          <table:table-cell office:value-type="float" office:value="-0.164674247045975" calcext:value-type="float">
            <text:p>-0.164674247</text:p>
          </table:table-cell>
          <table:table-cell office:value-type="float" office:value="-0.0400046522052759" calcext:value-type="float">
            <text:p>-0.0400046522</text:p>
          </table:table-cell>
          <table:table-cell office:value-type="float" office:value="-0.0747699853396207" calcext:value-type="float">
            <text:p>-0.0747699853</text:p>
          </table:table-cell>
          <table:table-cell office:value-type="float" office:value="-0.0655945050445236" calcext:value-type="float">
            <text:p>-0.065594505</text:p>
          </table:table-cell>
          <table:table-cell office:value-type="float" office:value="0.207184730429369" calcext:value-type="float">
            <text:p>0.2071847304</text:p>
          </table:table-cell>
          <table:table-cell office:value-type="float" office:value="0.102481547470778" calcext:value-type="float">
            <text:p>0.1024815475</text:p>
          </table:table-cell>
          <table:table-cell office:value-type="float" office:value="-0.213883346402597" calcext:value-type="float">
            <text:p>-0.2138833464</text:p>
          </table:table-cell>
          <table:table-cell office:value-type="float" office:value="0.252841113504388" calcext:value-type="float">
            <text:p>0.2528411135</text:p>
          </table:table-cell>
          <table:table-cell office:value-type="float" office:value="-0.0948816417380523" calcext:value-type="float">
            <text:p>-0.0948816417</text:p>
          </table:table-cell>
          <table:table-cell office:value-type="float" office:value="-0.00341142528828123" calcext:value-type="float">
            <text:p>-0.0034114253</text:p>
          </table:table-cell>
          <table:table-cell office:value-type="float" office:value="0.103514792691697" calcext:value-type="float">
            <text:p>0.1035147927</text:p>
          </table:table-cell>
          <table:table-cell office:value-type="float" office:value="0.0385144950983311" calcext:value-type="float">
            <text:p>0.0385144951</text:p>
          </table:table-cell>
          <table:table-cell office:value-type="float" office:value="-0.149536118962866" calcext:value-type="float">
            <text:p>-0.149536119</text:p>
          </table:table-cell>
          <table:table-cell office:value-type="float" office:value="0.10495923731114" calcext:value-type="float">
            <text:p>0.1049592373</text:p>
          </table:table-cell>
          <table:table-cell office:value-type="float" office:value="0.0915274471360499" calcext:value-type="float">
            <text:p>0.0915274471</text:p>
          </table:table-cell>
          <table:table-cell office:value-type="float" office:value="-0.164785823778576" calcext:value-type="float">
            <text:p>-0.1647858238</text:p>
          </table:table-cell>
          <table:table-cell office:value-type="float" office:value="-0.158185865954801" calcext:value-type="float">
            <text:p>-0.158185866</text:p>
          </table:table-cell>
          <table:table-cell office:value-type="float" office:value="-0.161099833612904" calcext:value-type="float">
            <text:p>-0.1610998336</text:p>
          </table:table-cell>
          <table:table-cell office:value-type="float" office:value="-0.165760380232168" calcext:value-type="float">
            <text:p>-0.1657603802</text:p>
          </table:table-cell>
        </table:table-row>
        <table:table-row table:style-name="ro1">
          <table:table-cell office:value-type="string" calcext:value-type="string">
            <text:p>dtoa</text:p>
          </table:table-cell>
          <table:table-cell office:value-type="float" office:value="0.876545003219415" calcext:value-type="float">
            <text:p>0.8765450032</text:p>
          </table:table-cell>
          <table:table-cell office:value-type="float" office:value="0.266000611867534" calcext:value-type="float">
            <text:p>0.2660006119</text:p>
          </table:table-cell>
          <table:table-cell office:value-type="float" office:value="1.48699074066763" calcext:value-type="float">
            <text:p>1.4869907407</text:p>
          </table:table-cell>
          <table:table-cell office:value-type="float" office:value="-0.801989520005491" calcext:value-type="float">
            <text:p>-0.80198952</text:p>
          </table:table-cell>
          <table:table-cell office:value-type="float" office:value="-0.0698864320527324" calcext:value-type="float">
            <text:p>-0.0698864321</text:p>
          </table:table-cell>
          <table:table-cell office:value-type="float" office:value="0.933510376753299" calcext:value-type="float">
            <text:p>0.9335103768</text:p>
          </table:table-cell>
          <table:table-cell office:value-type="float" office:value="0.344079577130063" calcext:value-type="float">
            <text:p>0.3440795771</text:p>
          </table:table-cell>
          <table:table-cell office:value-type="float" office:value="0.519224078022176" calcext:value-type="float">
            <text:p>0.519224078</text:p>
          </table:table-cell>
          <table:table-cell office:value-type="float" office:value="-0.768917785775765" calcext:value-type="float">
            <text:p>-0.7689177858</text:p>
          </table:table-cell>
          <table:table-cell office:value-type="float" office:value="-0.00632415467532211" calcext:value-type="float">
            <text:p>-0.0063241547</text:p>
          </table:table-cell>
          <table:table-cell office:value-type="float" office:value="-0.310389032293065" calcext:value-type="float">
            <text:p>-0.3103890323</text:p>
          </table:table-cell>
          <table:table-cell office:value-type="float" office:value="0.974051094622486" calcext:value-type="float">
            <text:p>0.9740510946</text:p>
          </table:table-cell>
          <table:table-cell office:value-type="float" office:value="-2.47944490631776" calcext:value-type="float">
            <text:p>-2.4794449063</text:p>
          </table:table-cell>
          <table:table-cell office:value-type="float" office:value="0.895211383926578" calcext:value-type="float">
            <text:p>0.8952113839</text:p>
          </table:table-cell>
          <table:table-cell office:value-type="float" office:value="0.0243695188313834" calcext:value-type="float">
            <text:p>0.0243695188</text:p>
          </table:table-cell>
          <table:table-cell office:value-type="float" office:value="0.366040066566015" calcext:value-type="float">
            <text:p>0.3660400666</text:p>
          </table:table-cell>
          <table:table-cell office:value-type="float" office:value="-0.898345810682614" calcext:value-type="float">
            <text:p>-0.8983458107</text:p>
          </table:table-cell>
          <table:table-cell office:value-type="float" office:value="-1.18361269570898" calcext:value-type="float">
            <text:p>-1.1836126957</text:p>
          </table:table-cell>
          <table:table-cell office:value-type="float" office:value="-0.131939154140135" calcext:value-type="float">
            <text:p>-0.1319391541</text:p>
          </table:table-cell>
          <table:table-cell office:value-type="float" office:value="-0.631371222349197" calcext:value-type="float">
            <text:p>-0.6313712223</text:p>
          </table:table-cell>
          <table:table-cell office:value-type="float" office:value="-1.20553848117409" calcext:value-type="float">
            <text:p>-1.2055384812</text:p>
          </table:table-cell>
          <table:table-cell office:value-type="float" office:value="-3.49511753118599" calcext:value-type="float">
            <text:p>-3.4951175312</text:p>
          </table:table-cell>
          <table:table-cell office:value-type="float" office:value="-0.290251442339033" calcext:value-type="float">
            <text:p>-0.2902514423</text:p>
          </table:table-cell>
          <table:table-cell office:value-type="float" office:value="0.850274363464191" calcext:value-type="float">
            <text:p>0.8502743635</text:p>
          </table:table-cell>
          <table:table-cell office:value-type="float" office:value="0.869840424464309" calcext:value-type="float">
            <text:p>0.8698404245</text:p>
          </table:table-cell>
          <table:table-cell office:value-type="float" office:value="0.896329575897919" calcext:value-type="float">
            <text:p>0.8963295759</text:p>
          </table:table-cell>
          <table:table-cell office:value-type="float" office:value="-1.84401601811454" calcext:value-type="float">
            <text:p>-1.8440160181</text:p>
          </table:table-cell>
          <table:table-cell office:value-type="float" office:value="-0.170571919866433" calcext:value-type="float">
            <text:p>-0.1705719199</text:p>
          </table:table-cell>
          <table:table-cell office:value-type="float" office:value="-0.24054694088373" calcext:value-type="float">
            <text:p>-0.2405469409</text:p>
          </table:table-cell>
          <table:table-cell office:value-type="float" office:value="0.0289563657224322" calcext:value-type="float">
            <text:p>0.0289563657</text:p>
          </table:table-cell>
          <table:table-cell office:value-type="float" office:value="-0.474750865440966" calcext:value-type="float">
            <text:p>-0.4747508654</text:p>
          </table:table-cell>
          <table:table-cell office:value-type="float" office:value="0.0114984529478475" calcext:value-type="float">
            <text:p>0.0114984529</text:p>
          </table:table-cell>
          <table:table-cell office:value-type="float" office:value="0.316926478956467" calcext:value-type="float">
            <text:p>0.316926479</text:p>
          </table:table-cell>
          <table:table-cell office:value-type="float" office:value="1.23325514320835" calcext:value-type="float">
            <text:p>1.2332551432</text:p>
          </table:table-cell>
          <table:table-cell office:value-type="float" office:value="0.841879828825959" calcext:value-type="float">
            <text:p>0.8418798288</text:p>
          </table:table-cell>
          <table:table-cell office:value-type="float" office:value="-0.691907905595802" calcext:value-type="float">
            <text:p>-0.6919079056</text:p>
          </table:table-cell>
          <table:table-cell office:value-type="float" office:value="-0.355749726246389" calcext:value-type="float">
            <text:p>-0.3557497262</text:p>
          </table:table-cell>
          <table:table-cell office:value-type="float" office:value="0.0197307954275785" calcext:value-type="float">
            <text:p>0.0197307954</text:p>
          </table:table-cell>
          <table:table-cell office:value-type="float" office:value="0.485639335893347" calcext:value-type="float">
            <text:p>0.4856393359</text:p>
          </table:table-cell>
          <table:table-cell office:value-type="float" office:value="0.208696752824805" calcext:value-type="float">
            <text:p>0.2086967528</text:p>
          </table:table-cell>
          <table:table-cell office:value-type="float" office:value="-1.46876596975996" calcext:value-type="float">
            <text:p>-1.4687659698</text:p>
          </table:table-cell>
          <table:table-cell office:value-type="float" office:value="-0.510145525433118" calcext:value-type="float">
            <text:p>-0.5101455254</text:p>
          </table:table-cell>
          <table:table-cell office:value-type="float" office:value="-1.87223441320312" calcext:value-type="float">
            <text:p>-1.8722344132</text:p>
          </table:table-cell>
          <table:table-cell office:value-type="float" office:value="-0.832449749802465" calcext:value-type="float">
            <text:p>-0.8324497498</text:p>
          </table:table-cell>
          <table:table-cell office:value-type="float" office:value="-0.142399472778545" calcext:value-type="float">
            <text:p>-0.1423994728</text:p>
          </table:table-cell>
          <table:table-cell office:value-type="float" office:value="1.23080017813186" calcext:value-type="float">
            <text:p>1.2308001781</text:p>
          </table:table-cell>
          <table:table-cell office:value-type="float" office:value="1.59459972220979" calcext:value-type="float">
            <text:p>1.5945997222</text:p>
          </table:table-cell>
          <table:table-cell office:value-type="float" office:value="0.621488885483951" calcext:value-type="float">
            <text:p>0.6214888855</text:p>
          </table:table-cell>
          <table:table-cell office:value-type="float" office:value="1.07040030994407" calcext:value-type="float">
            <text:p>1.0704003099</text:p>
          </table:table-cell>
          <table:table-cell office:value-type="float" office:value="-0.813630843668519" calcext:value-type="float">
            <text:p>-0.8136308437</text:p>
          </table:table-cell>
          <table:table-cell office:value-type="float" office:value="0.411129888449604" calcext:value-type="float">
            <text:p>0.4111298884</text:p>
          </table:table-cell>
          <table:table-cell office:value-type="float" office:value="0.775445834607875" calcext:value-type="float">
            <text:p>0.7754458346</text:p>
          </table:table-cell>
          <table:table-cell office:value-type="float" office:value="0.814848336384819" calcext:value-type="float">
            <text:p>0.8148483364</text:p>
          </table:table-cell>
          <table:table-cell office:value-type="float" office:value="-1.01551688394855" calcext:value-type="float">
            <text:p>-1.0155168839</text:p>
          </table:table-cell>
          <table:table-cell office:value-type="float" office:value="0.488625199508468" calcext:value-type="float">
            <text:p>0.4886251995</text:p>
          </table:table-cell>
          <table:table-cell office:value-type="float" office:value="1.75193232996404" calcext:value-type="float">
            <text:p>1.75193233</text:p>
          </table:table-cell>
          <table:table-cell office:value-type="float" office:value="-0.156179077168042" calcext:value-type="float">
            <text:p>-0.1561790772</text:p>
          </table:table-cell>
          <table:table-cell office:value-type="float" office:value="0.112015696040218" calcext:value-type="float">
            <text:p>0.112015696</text:p>
          </table:table-cell>
          <table:table-cell office:value-type="float" office:value="1.33804009222508" calcext:value-type="float">
            <text:p>1.3380400922</text:p>
          </table:table-cell>
          <table:table-cell office:value-type="float" office:value="-0.000518987440499968" calcext:value-type="float">
            <text:p>-0.0005189874</text:p>
          </table:table-cell>
          <table:table-cell office:value-type="float" office:value="-0.785949520949191" calcext:value-type="float">
            <text:p>-0.7859495209</text:p>
          </table:table-cell>
          <table:table-cell office:value-type="float" office:value="-0.595184523169055" calcext:value-type="float">
            <text:p>-0.5951845232</text:p>
          </table:table-cell>
          <table:table-cell office:value-type="float" office:value="-0.674183776683206" calcext:value-type="float">
            <text:p>-0.6741837767</text:p>
          </table:table-cell>
          <table:table-cell office:value-type="float" office:value="-0.954622407135755" calcext:value-type="float">
            <text:p>-0.9546224071</text:p>
          </table:table-cell>
          <table:table-cell office:value-type="float" office:value="-0.397578656954302" calcext:value-type="float">
            <text:p>-0.397578657</text:p>
          </table:table-cell>
          <table:table-cell office:value-type="float" office:value="-0.932164927153806" calcext:value-type="float">
            <text:p>-0.9321649272</text:p>
          </table:table-cell>
          <table:table-cell office:value-type="float" office:value="-1.47313601195077" calcext:value-type="float">
            <text:p>-1.473136012</text:p>
          </table:table-cell>
          <table:table-cell office:value-type="float" office:value="-0.179829314465369" calcext:value-type="float">
            <text:p>-0.1798293145</text:p>
          </table:table-cell>
          <table:table-cell office:value-type="float" office:value="-0.953841752808239" calcext:value-type="float">
            <text:p>-0.9538417528</text:p>
          </table:table-cell>
          <table:table-cell office:value-type="float" office:value="0.896304392882577" calcext:value-type="float">
            <text:p>0.8963043929</text:p>
          </table:table-cell>
          <table:table-cell office:value-type="float" office:value="0.649275645930484" calcext:value-type="float">
            <text:p>0.6492756459</text:p>
          </table:table-cell>
          <table:table-cell office:value-type="float" office:value="0.324514637604107" calcext:value-type="float">
            <text:p>0.3245146376</text:p>
          </table:table-cell>
          <table:table-cell office:value-type="float" office:value="2.15677600508472" calcext:value-type="float">
            <text:p>2.1567760051</text:p>
          </table:table-cell>
          <table:table-cell office:value-type="float" office:value="-0.0886474391678582" calcext:value-type="float">
            <text:p>-0.0886474392</text:p>
          </table:table-cell>
          <table:table-cell office:value-type="float" office:value="0.989796285452481" calcext:value-type="float">
            <text:p>0.9897962855</text:p>
          </table:table-cell>
          <table:table-cell office:value-type="float" office:value="-0.346848590949332" calcext:value-type="float">
            <text:p>-0.3468485909</text:p>
          </table:table-cell>
          <table:table-cell office:value-type="float" office:value="-1.00387388099781" calcext:value-type="float">
            <text:p>-1.003873881</text:p>
          </table:table-cell>
          <table:table-cell office:value-type="float" office:value="-0.608746805769902" calcext:value-type="float">
            <text:p>-0.6087468058</text:p>
          </table:table-cell>
          <table:table-cell office:value-type="float" office:value="-0.389180781246004" calcext:value-type="float">
            <text:p>-0.3891807812</text:p>
          </table:table-cell>
          <table:table-cell office:value-type="float" office:value="0.21433398156029" calcext:value-type="float">
            <text:p>0.2143339816</text:p>
          </table:table-cell>
          <table:table-cell office:value-type="float" office:value="0.418852328350917" calcext:value-type="float">
            <text:p>0.4188523284</text:p>
          </table:table-cell>
          <table:table-cell office:value-type="float" office:value="-0.0737795797263993" calcext:value-type="float">
            <text:p>-0.0737795797</text:p>
          </table:table-cell>
          <table:table-cell office:value-type="float" office:value="0.350018871295716" calcext:value-type="float">
            <text:p>0.3500188713</text:p>
          </table:table-cell>
          <table:table-cell office:value-type="float" office:value="-0.835984849863298" calcext:value-type="float">
            <text:p>-0.8359848499</text:p>
          </table:table-cell>
          <table:table-cell office:value-type="float" office:value="0.939311066711362" calcext:value-type="float">
            <text:p>0.9393110667</text:p>
          </table:table-cell>
          <table:table-cell office:value-type="float" office:value="0.954792261496124" calcext:value-type="float">
            <text:p>0.9547922615</text:p>
          </table:table-cell>
        </table:table-row>
        <table:table-row table:style-name="ro1">
          <table:table-cell office:value-type="string" calcext:value-type="string">
            <text:p>select</text:p>
          </table:table-cell>
          <table:table-cell office:value-type="float" office:value="-7.32484665436848" calcext:value-type="float">
            <text:p>-7.3248466544</text:p>
          </table:table-cell>
          <table:table-cell office:value-type="float" office:value="16.6049699757525" calcext:value-type="float">
            <text:p>16.6049699758</text:p>
          </table:table-cell>
          <table:table-cell office:value-type="float" office:value="22.6332276372161" calcext:value-type="float">
            <text:p>22.6332276372</text:p>
          </table:table-cell>
          <table:table-cell office:value-type="float" office:value="-7.37767876863854" calcext:value-type="float">
            <text:p>-7.3776787686</text:p>
          </table:table-cell>
          <table:table-cell office:value-type="float" office:value="7.98104572708481" calcext:value-type="float">
            <text:p>7.9810457271</text:p>
          </table:table-cell>
          <table:table-cell office:value-type="float" office:value="-1.08469605388217" calcext:value-type="float">
            <text:p>-1.0846960539</text:p>
          </table:table-cell>
          <table:table-cell office:value-type="float" office:value="9.55266570501561" calcext:value-type="float">
            <text:p>9.552665705</text:p>
          </table:table-cell>
          <table:table-cell office:value-type="float" office:value="0.82672413174086" calcext:value-type="float">
            <text:p>0.8267241317</text:p>
          </table:table-cell>
          <table:table-cell office:value-type="float" office:value="9.58589590374151" calcext:value-type="float">
            <text:p>9.5858959037</text:p>
          </table:table-cell>
          <table:table-cell office:value-type="float" office:value="-1.27941575628719" calcext:value-type="float">
            <text:p>-1.2794157563</text:p>
          </table:table-cell>
          <table:table-cell office:value-type="float" office:value="-9.7782755128016" calcext:value-type="float">
            <text:p>-9.7782755128</text:p>
          </table:table-cell>
          <table:table-cell office:value-type="float" office:value="-21.1970964990438" calcext:value-type="float">
            <text:p>-21.197096499</text:p>
          </table:table-cell>
          <table:table-cell office:value-type="float" office:value="1.48323657684168" calcext:value-type="float">
            <text:p>1.4832365768</text:p>
          </table:table-cell>
          <table:table-cell office:value-type="float" office:value="6.81243933397698" calcext:value-type="float">
            <text:p>6.812439334</text:p>
          </table:table-cell>
          <table:table-cell office:value-type="float" office:value="-13.6746642934639" calcext:value-type="float">
            <text:p>-13.6746642935</text:p>
          </table:table-cell>
          <table:table-cell office:value-type="float" office:value="-5.90520707281091" calcext:value-type="float">
            <text:p>-5.9052070728</text:p>
          </table:table-cell>
          <table:table-cell office:value-type="float" office:value="2.95205185649087" calcext:value-type="float">
            <text:p>2.9520518565</text:p>
          </table:table-cell>
          <table:table-cell office:value-type="float" office:value="6.14072787301888" calcext:value-type="float">
            <text:p>6.140727873</text:p>
          </table:table-cell>
          <table:table-cell office:value-type="float" office:value="7.89824677437369" calcext:value-type="float">
            <text:p>7.8982467744</text:p>
          </table:table-cell>
          <table:table-cell office:value-type="float" office:value="14.7261331416464" calcext:value-type="float">
            <text:p>14.7261331416</text:p>
          </table:table-cell>
          <table:table-cell office:value-type="float" office:value="6.36403128967133" calcext:value-type="float">
            <text:p>6.3640312897</text:p>
          </table:table-cell>
          <table:table-cell office:value-type="float" office:value="28.3731459466171" calcext:value-type="float">
            <text:p>28.3731459466</text:p>
          </table:table-cell>
          <table:table-cell office:value-type="float" office:value="3.99757398073824" calcext:value-type="float">
            <text:p>3.9975739807</text:p>
          </table:table-cell>
          <table:table-cell office:value-type="float" office:value="-4.13514824384777" calcext:value-type="float">
            <text:p>-4.1351482438</text:p>
          </table:table-cell>
          <table:table-cell office:value-type="float" office:value="-22.5994412036877" calcext:value-type="float">
            <text:p>-22.5994412037</text:p>
          </table:table-cell>
          <table:table-cell office:value-type="float" office:value="-0.722013845750089" calcext:value-type="float">
            <text:p>-0.7220138458</text:p>
          </table:table-cell>
          <table:table-cell office:value-type="float" office:value="17.9041608690513" calcext:value-type="float">
            <text:p>17.9041608691</text:p>
          </table:table-cell>
          <table:table-cell office:value-type="float" office:value="-10.9992350730801" calcext:value-type="float">
            <text:p>-10.9992350731</text:p>
          </table:table-cell>
          <table:table-cell office:value-type="float" office:value="39.7892127365183" calcext:value-type="float">
            <text:p>39.7892127365</text:p>
          </table:table-cell>
          <table:table-cell office:value-type="float" office:value="4.31696982313932" calcext:value-type="float">
            <text:p>4.3169698231</text:p>
          </table:table-cell>
          <table:table-cell office:value-type="float" office:value="-8.1947050695691" calcext:value-type="float">
            <text:p>-8.1947050696</text:p>
          </table:table-cell>
          <table:table-cell office:value-type="float" office:value="-9.96154926725869" calcext:value-type="float">
            <text:p>-9.9615492673</text:p>
          </table:table-cell>
          <table:table-cell office:value-type="float" office:value="21.4673009162068" calcext:value-type="float">
            <text:p>21.4673009162</text:p>
          </table:table-cell>
          <table:table-cell office:value-type="float" office:value="-5.12877756146934" calcext:value-type="float">
            <text:p>-5.1287775615</text:p>
          </table:table-cell>
          <table:table-cell office:value-type="float" office:value="10.5042951450047" calcext:value-type="float">
            <text:p>10.504295145</text:p>
          </table:table-cell>
          <table:table-cell office:value-type="float" office:value="21.3263467865799" calcext:value-type="float">
            <text:p>21.3263467866</text:p>
          </table:table-cell>
          <table:table-cell office:value-type="float" office:value="16.1734327678001" calcext:value-type="float">
            <text:p>16.1734327678</text:p>
          </table:table-cell>
          <table:table-cell office:value-type="float" office:value="-0.482848989676732" calcext:value-type="float">
            <text:p>-0.4828489897</text:p>
          </table:table-cell>
          <table:table-cell office:value-type="float" office:value="4.22023531039658" calcext:value-type="float">
            <text:p>4.2202353104</text:p>
          </table:table-cell>
          <table:table-cell office:value-type="float" office:value="-6.5871680423413" calcext:value-type="float">
            <text:p>-6.5871680423</text:p>
          </table:table-cell>
          <table:table-cell office:value-type="float" office:value="-11.6758584564719" calcext:value-type="float">
            <text:p>-11.6758584565</text:p>
          </table:table-cell>
          <table:table-cell office:value-type="float" office:value="-15.7106322532662" calcext:value-type="float">
            <text:p>-15.7106322533</text:p>
          </table:table-cell>
          <table:table-cell office:value-type="float" office:value="2.22288627294732" calcext:value-type="float">
            <text:p>2.2228862729</text:p>
          </table:table-cell>
          <table:table-cell office:value-type="float" office:value="7.21844653480798" calcext:value-type="float">
            <text:p>7.2184465348</text:p>
          </table:table-cell>
          <table:table-cell office:value-type="float" office:value="-0.62865607699781" calcext:value-type="float">
            <text:p>-0.628656077</text:p>
          </table:table-cell>
          <table:table-cell office:value-type="float" office:value="-17.7023082827805" calcext:value-type="float">
            <text:p>-17.7023082828</text:p>
          </table:table-cell>
          <table:table-cell office:value-type="float" office:value="-1.92816915745409" calcext:value-type="float">
            <text:p>-1.9281691575</text:p>
          </table:table-cell>
          <table:table-cell office:value-type="float" office:value="5.10254844529776" calcext:value-type="float">
            <text:p>5.1025484453</text:p>
          </table:table-cell>
          <table:table-cell office:value-type="float" office:value="-15.3478117748985" calcext:value-type="float">
            <text:p>-15.3478117749</text:p>
          </table:table-cell>
          <table:table-cell office:value-type="float" office:value="-14.1460260510348" calcext:value-type="float">
            <text:p>-14.146026051</text:p>
          </table:table-cell>
          <table:table-cell office:value-type="float" office:value="-7.03097385562402" calcext:value-type="float">
            <text:p>-7.0309738556</text:p>
          </table:table-cell>
          <table:table-cell office:value-type="float" office:value="-7.67068975847382" calcext:value-type="float">
            <text:p>-7.6706897585</text:p>
          </table:table-cell>
          <table:table-cell office:value-type="float" office:value="-3.91952244375468" calcext:value-type="float">
            <text:p>-3.9195224438</text:p>
          </table:table-cell>
          <table:table-cell office:value-type="float" office:value="-16.364448105475" calcext:value-type="float">
            <text:p>-16.3644481055</text:p>
          </table:table-cell>
          <table:table-cell office:value-type="float" office:value="-9.35309228387915" calcext:value-type="float">
            <text:p>-9.3530922839</text:p>
          </table:table-cell>
          <table:table-cell office:value-type="float" office:value="-13.188857832991" calcext:value-type="float">
            <text:p>-13.188857833</text:p>
          </table:table-cell>
          <table:table-cell office:value-type="float" office:value="3.18564371748001" calcext:value-type="float">
            <text:p>3.1856437175</text:p>
          </table:table-cell>
          <table:table-cell office:value-type="float" office:value="8.73694073559199" calcext:value-type="float">
            <text:p>8.7369407356</text:p>
          </table:table-cell>
          <table:table-cell office:value-type="float" office:value="43.2854017526949" calcext:value-type="float">
            <text:p>43.2854017527</text:p>
          </table:table-cell>
          <table:table-cell office:value-type="float" office:value="80.6482836021119" calcext:value-type="float">
            <text:p>80.6482836021</text:p>
          </table:table-cell>
          <table:table-cell office:value-type="float" office:value="27.0464099323781" calcext:value-type="float">
            <text:p>27.0464099324</text:p>
          </table:table-cell>
          <table:table-cell office:value-type="float" office:value="49.0904942755198" calcext:value-type="float">
            <text:p>49.0904942755</text:p>
          </table:table-cell>
          <table:table-cell office:value-type="float" office:value="-2.14459700343708" calcext:value-type="float">
            <text:p>-2.1445970034</text:p>
          </table:table-cell>
          <table:table-cell office:value-type="float" office:value="3.37600339432709" calcext:value-type="float">
            <text:p>3.3760033943</text:p>
          </table:table-cell>
          <table:table-cell office:value-type="float" office:value="39.0511989928299" calcext:value-type="float">
            <text:p>39.0511989928</text:p>
          </table:table-cell>
          <table:table-cell office:value-type="float" office:value="1.34881409528655" calcext:value-type="float">
            <text:p>1.3488140953</text:p>
          </table:table-cell>
          <table:table-cell office:value-type="float" office:value="-2.62371888843338" calcext:value-type="float">
            <text:p>-2.6237188884</text:p>
          </table:table-cell>
          <table:table-cell office:value-type="float" office:value="0.863752285033369" calcext:value-type="float">
            <text:p>0.863752285</text:p>
          </table:table-cell>
          <table:table-cell office:value-type="float" office:value="-9.95506362673582" calcext:value-type="float">
            <text:p>-9.9550636267</text:p>
          </table:table-cell>
          <table:table-cell office:value-type="float" office:value="-18.8557025932482" calcext:value-type="float">
            <text:p>-18.8557025932</text:p>
          </table:table-cell>
          <table:table-cell office:value-type="float" office:value="1.114984836175" calcext:value-type="float">
            <text:p>1.1149848362</text:p>
          </table:table-cell>
          <table:table-cell office:value-type="float" office:value="-13.0790820915948" calcext:value-type="float">
            <text:p>-13.0790820916</text:p>
          </table:table-cell>
          <table:table-cell office:value-type="float" office:value="-15.0719026761817" calcext:value-type="float">
            <text:p>-15.0719026762</text:p>
          </table:table-cell>
          <table:table-cell office:value-type="float" office:value="-5.06969285600098" calcext:value-type="float">
            <text:p>-5.069692856</text:p>
          </table:table-cell>
          <table:table-cell office:value-type="float" office:value="-19.5493456833046" calcext:value-type="float">
            <text:p>-19.5493456833</text:p>
          </table:table-cell>
          <table:table-cell office:value-type="float" office:value="-0.704971919436813" calcext:value-type="float">
            <text:p>-0.7049719194</text:p>
          </table:table-cell>
          <table:table-cell office:value-type="float" office:value="-2.34443335416716" calcext:value-type="float">
            <text:p>-2.3444333542</text:p>
          </table:table-cell>
          <table:table-cell office:value-type="float" office:value="-4.85041970768203" calcext:value-type="float">
            <text:p>-4.8504197077</text:p>
          </table:table-cell>
          <table:table-cell office:value-type="float" office:value="-2.45176070787143" calcext:value-type="float">
            <text:p>-2.4517607079</text:p>
          </table:table-cell>
          <table:table-cell office:value-type="float" office:value="-11.4381783664184" calcext:value-type="float">
            <text:p>-11.4381783664</text:p>
          </table:table-cell>
          <table:table-cell office:value-type="float" office:value="1.30953286665637" calcext:value-type="float">
            <text:p>1.3095328667</text:p>
          </table:table-cell>
          <table:table-cell office:value-type="float" office:value="6.73798035089483" calcext:value-type="float">
            <text:p>6.7379803509</text:p>
          </table:table-cell>
          <table:table-cell office:value-type="float" office:value="-11.381647982037" calcext:value-type="float">
            <text:p>-11.381647982</text:p>
          </table:table-cell>
          <table:table-cell office:value-type="float" office:value="6.68417922604127" calcext:value-type="float">
            <text:p>6.684179226</text:p>
          </table:table-cell>
          <table:table-cell office:value-type="float" office:value="-22.5160184565157" calcext:value-type="float">
            <text:p>-22.5160184565</text:p>
          </table:table-cell>
          <table:table-cell office:value-type="float" office:value="-0.0455377578660081" calcext:value-type="float">
            <text:p>-0.0455377579</text:p>
          </table:table-cell>
        </table:table-row>
        <table:table-row table:style-name="ro1">
          <table:table-cell office:value-type="string" calcext:value-type="string">
            <text:p>2dfir</text:p>
          </table:table-cell>
          <table:table-cell office:value-type="float" office:value="0.456756398737337" calcext:value-type="float">
            <text:p>0.4567563987</text:p>
          </table:table-cell>
          <table:table-cell office:value-type="float" office:value="-0.0117669077372139" calcext:value-type="float">
            <text:p>-0.0117669077</text:p>
          </table:table-cell>
          <table:table-cell office:value-type="float" office:value="-1.22491583520676" calcext:value-type="float">
            <text:p>-1.2249158352</text:p>
          </table:table-cell>
          <table:table-cell office:value-type="float" office:value="1.03363241559297" calcext:value-type="float">
            <text:p>1.0336324156</text:p>
          </table:table-cell>
          <table:table-cell office:value-type="float" office:value="0.225739826057605" calcext:value-type="float">
            <text:p>0.2257398261</text:p>
          </table:table-cell>
          <table:table-cell office:value-type="float" office:value="-0.584785348363965" calcext:value-type="float">
            <text:p>-0.5847853484</text:p>
          </table:table-cell>
          <table:table-cell office:value-type="float" office:value="0.147557665905132" calcext:value-type="float">
            <text:p>0.1475576659</text:p>
          </table:table-cell>
          <table:table-cell office:value-type="float" office:value="0.526412860551285" calcext:value-type="float">
            <text:p>0.5264128606</text:p>
          </table:table-cell>
          <table:table-cell office:value-type="float" office:value="-0.333166315746633" calcext:value-type="float">
            <text:p>-0.3331663157</text:p>
          </table:table-cell>
          <table:table-cell office:value-type="float" office:value="-0.517375680297016" calcext:value-type="float">
            <text:p>-0.5173756803</text:p>
          </table:table-cell>
          <table:table-cell office:value-type="float" office:value="-0.0926470380810239" calcext:value-type="float">
            <text:p>-0.0926470381</text:p>
          </table:table-cell>
          <table:table-cell office:value-type="float" office:value="-0.0926666218877135" calcext:value-type="float">
            <text:p>-0.0926666219</text:p>
          </table:table-cell>
          <table:table-cell office:value-type="float" office:value="-0.811095522942007" calcext:value-type="float">
            <text:p>-0.8110955229</text:p>
          </table:table-cell>
          <table:table-cell office:value-type="float" office:value="0.2618945560807" calcext:value-type="float">
            <text:p>0.2618945561</text:p>
          </table:table-cell>
          <table:table-cell office:value-type="float" office:value="-1.63211088812433" calcext:value-type="float">
            <text:p>-1.6321108881</text:p>
          </table:table-cell>
          <table:table-cell office:value-type="float" office:value="0.170616031401098" calcext:value-type="float">
            <text:p>0.1706160314</text:p>
          </table:table-cell>
          <table:table-cell office:value-type="float" office:value="-0.346477022702115" calcext:value-type="float">
            <text:p>-0.3464770227</text:p>
          </table:table-cell>
          <table:table-cell office:value-type="float" office:value="-1.57568316081793" calcext:value-type="float">
            <text:p>-1.5756831608</text:p>
          </table:table-cell>
          <table:table-cell office:value-type="float" office:value="-0.0256688752730284" calcext:value-type="float">
            <text:p>-0.0256688753</text:p>
          </table:table-cell>
          <table:table-cell office:value-type="float" office:value="0.367916944450927" calcext:value-type="float">
            <text:p>0.3679169445</text:p>
          </table:table-cell>
          <table:table-cell office:value-type="float" office:value="-1.7002535918096" calcext:value-type="float">
            <text:p>-1.7002535918</text:p>
          </table:table-cell>
          <table:table-cell office:value-type="float" office:value="-0.492440478597778" calcext:value-type="float">
            <text:p>-0.4924404786</text:p>
          </table:table-cell>
          <table:table-cell office:value-type="float" office:value="0.607057019957903" calcext:value-type="float">
            <text:p>0.60705702</text:p>
          </table:table-cell>
          <table:table-cell office:value-type="float" office:value="0.956176542050538" calcext:value-type="float">
            <text:p>0.9561765421</text:p>
          </table:table-cell>
          <table:table-cell office:value-type="float" office:value="-1.34732559191441" calcext:value-type="float">
            <text:p>-1.3473255919</text:p>
          </table:table-cell>
          <table:table-cell office:value-type="float" office:value="-1.11564691750526" calcext:value-type="float">
            <text:p>-1.1156469175</text:p>
          </table:table-cell>
          <table:table-cell office:value-type="float" office:value="-0.041013692756307" calcext:value-type="float">
            <text:p>-0.0410136928</text:p>
          </table:table-cell>
          <table:table-cell office:value-type="float" office:value="-0.809583845739888" calcext:value-type="float">
            <text:p>-0.8095838457</text:p>
          </table:table-cell>
          <table:table-cell office:value-type="float" office:value="-1.34026540346345" calcext:value-type="float">
            <text:p>-1.3402654035</text:p>
          </table:table-cell>
          <table:table-cell office:value-type="float" office:value="-0.475251699449712" calcext:value-type="float">
            <text:p>-0.4752516994</text:p>
          </table:table-cell>
          <table:table-cell office:value-type="float" office:value="0.101782155992757" calcext:value-type="float">
            <text:p>0.101782156</text:p>
          </table:table-cell>
          <table:table-cell office:value-type="float" office:value="0.00660882893559642" calcext:value-type="float">
            <text:p>0.0066088289</text:p>
          </table:table-cell>
          <table:table-cell office:value-type="float" office:value="-0.135599489093834" calcext:value-type="float">
            <text:p>-0.1355994891</text:p>
          </table:table-cell>
          <table:table-cell office:value-type="float" office:value="0.086030161196842" calcext:value-type="float">
            <text:p>0.0860301612</text:p>
          </table:table-cell>
          <table:table-cell office:value-type="float" office:value="-0.111528182632221" calcext:value-type="float">
            <text:p>-0.1115281826</text:p>
          </table:table-cell>
          <table:table-cell office:value-type="float" office:value="0.206708882629065" calcext:value-type="float">
            <text:p>0.2067088826</text:p>
          </table:table-cell>
          <table:table-cell office:value-type="float" office:value="0.447055886816841" calcext:value-type="float">
            <text:p>0.4470558868</text:p>
          </table:table-cell>
          <table:table-cell office:value-type="float" office:value="-0.0145361349999068" calcext:value-type="float">
            <text:p>-0.014536135</text:p>
          </table:table-cell>
          <table:table-cell office:value-type="float" office:value="-0.39821674170682" calcext:value-type="float">
            <text:p>-0.3982167417</text:p>
          </table:table-cell>
          <table:table-cell office:value-type="float" office:value="-0.244241294592661" calcext:value-type="float">
            <text:p>-0.2442412946</text:p>
          </table:table-cell>
          <table:table-cell office:value-type="float" office:value="0.0351842569792521" calcext:value-type="float">
            <text:p>0.035184257</text:p>
          </table:table-cell>
          <table:table-cell office:value-type="float" office:value="0.339138060738106" calcext:value-type="float">
            <text:p>0.3391380607</text:p>
          </table:table-cell>
          <table:table-cell office:value-type="float" office:value="-0.631323404101476" calcext:value-type="float">
            <text:p>-0.6313234041</text:p>
          </table:table-cell>
          <table:table-cell office:value-type="float" office:value="-0.558595215944453" calcext:value-type="float">
            <text:p>-0.5585952159</text:p>
          </table:table-cell>
          <table:table-cell office:value-type="float" office:value="0.61269469012654" calcext:value-type="float">
            <text:p>0.6126946901</text:p>
          </table:table-cell>
          <table:table-cell office:value-type="float" office:value="-0.904570108665015" calcext:value-type="float">
            <text:p>-0.9045701087</text:p>
          </table:table-cell>
          <table:table-cell office:value-type="float" office:value="-0.543281885650507" calcext:value-type="float">
            <text:p>-0.5432818857</text:p>
          </table:table-cell>
          <table:table-cell office:value-type="float" office:value="0.3700302072582" calcext:value-type="float">
            <text:p>0.3700302073</text:p>
          </table:table-cell>
          <table:table-cell office:value-type="float" office:value="0.686674699888183" calcext:value-type="float">
            <text:p>0.6866746999</text:p>
          </table:table-cell>
          <table:table-cell office:value-type="float" office:value="0.64152464463774" calcext:value-type="float">
            <text:p>0.6415246446</text:p>
          </table:table-cell>
          <table:table-cell office:value-type="float" office:value="-0.13069411293842" calcext:value-type="float">
            <text:p>-0.1306941129</text:p>
          </table:table-cell>
          <table:table-cell office:value-type="float" office:value="0.347612802643713" calcext:value-type="float">
            <text:p>0.3476128026</text:p>
          </table:table-cell>
          <table:table-cell office:value-type="float" office:value="-0.166218122831722" calcext:value-type="float">
            <text:p>-0.1662181228</text:p>
          </table:table-cell>
          <table:table-cell office:value-type="float" office:value="0.551719042897726" calcext:value-type="float">
            <text:p>0.5517190429</text:p>
          </table:table-cell>
          <table:table-cell office:value-type="float" office:value="-0.129898028819391" calcext:value-type="float">
            <text:p>-0.1298980288</text:p>
          </table:table-cell>
          <table:table-cell office:value-type="float" office:value="-0.368562261172607" calcext:value-type="float">
            <text:p>-0.3685622612</text:p>
          </table:table-cell>
          <table:table-cell office:value-type="float" office:value="-0.461086599818919" calcext:value-type="float">
            <text:p>-0.4610865998</text:p>
          </table:table-cell>
          <table:table-cell office:value-type="float" office:value="0.105060354293541" calcext:value-type="float">
            <text:p>0.1050603543</text:p>
          </table:table-cell>
          <table:table-cell office:value-type="float" office:value="1.11802645463838" calcext:value-type="float">
            <text:p>1.1180264546</text:p>
          </table:table-cell>
          <table:table-cell office:value-type="float" office:value="-0.377191295509648" calcext:value-type="float">
            <text:p>-0.3771912955</text:p>
          </table:table-cell>
          <table:table-cell office:value-type="float" office:value="0.239884896961191" calcext:value-type="float">
            <text:p>0.239884897</text:p>
          </table:table-cell>
          <table:table-cell office:value-type="float" office:value="-5.29476226709173" calcext:value-type="float">
            <text:p>-5.2947622671</text:p>
          </table:table-cell>
          <table:table-cell office:value-type="float" office:value="-1.685490496346" calcext:value-type="float">
            <text:p>-1.6854904963</text:p>
          </table:table-cell>
          <table:table-cell office:value-type="float" office:value="-0.675888037465712" calcext:value-type="float">
            <text:p>-0.6758880375</text:p>
          </table:table-cell>
          <table:table-cell office:value-type="float" office:value="-0.112213956102678" calcext:value-type="float">
            <text:p>-0.1122139561</text:p>
          </table:table-cell>
          <table:table-cell office:value-type="float" office:value="1.03015464817886" calcext:value-type="float">
            <text:p>1.0301546482</text:p>
          </table:table-cell>
          <table:table-cell office:value-type="float" office:value="-2.67445891197932" calcext:value-type="float">
            <text:p>-2.674458912</text:p>
          </table:table-cell>
          <table:table-cell office:value-type="float" office:value="-0.582342111240812" calcext:value-type="float">
            <text:p>-0.5823421112</text:p>
          </table:table-cell>
          <table:table-cell office:value-type="float" office:value="0.916651484153194" calcext:value-type="float">
            <text:p>0.9166514842</text:p>
          </table:table-cell>
          <table:table-cell office:value-type="float" office:value="0.689304789366185" calcext:value-type="float">
            <text:p>0.6893047894</text:p>
          </table:table-cell>
          <table:table-cell office:value-type="float" office:value="-0.506253193341977" calcext:value-type="float">
            <text:p>-0.5062531933</text:p>
          </table:table-cell>
          <table:table-cell office:value-type="float" office:value="-0.0784595099549333" calcext:value-type="float">
            <text:p>-0.07845951</text:p>
          </table:table-cell>
          <table:table-cell office:value-type="float" office:value="0.0805271477338045" calcext:value-type="float">
            <text:p>0.0805271477</text:p>
          </table:table-cell>
          <table:table-cell office:value-type="float" office:value="-0.559105011101586" calcext:value-type="float">
            <text:p>-0.5591050111</text:p>
          </table:table-cell>
          <table:table-cell office:value-type="float" office:value="-0.134047904070543" calcext:value-type="float">
            <text:p>-0.1340479041</text:p>
          </table:table-cell>
          <table:table-cell office:value-type="float" office:value="-0.696372307002476" calcext:value-type="float">
            <text:p>-0.696372307</text:p>
          </table:table-cell>
          <table:table-cell office:value-type="float" office:value="-0.450137221969228" calcext:value-type="float">
            <text:p>-0.450137222</text:p>
          </table:table-cell>
          <table:table-cell office:value-type="float" office:value="0.542026354666787" calcext:value-type="float">
            <text:p>0.5420263547</text:p>
          </table:table-cell>
          <table:table-cell office:value-type="float" office:value="0.368572730175397" calcext:value-type="float">
            <text:p>0.3685727302</text:p>
          </table:table-cell>
          <table:table-cell office:value-type="float" office:value="0.18791174472111" calcext:value-type="float">
            <text:p>0.1879117447</text:p>
          </table:table-cell>
          <table:table-cell office:value-type="float" office:value="1.16625528315308" calcext:value-type="float">
            <text:p>1.1662552832</text:p>
          </table:table-cell>
          <table:table-cell office:value-type="float" office:value="0.230282433536882" calcext:value-type="float">
            <text:p>0.2302824335</text:p>
          </table:table-cell>
          <table:table-cell office:value-type="float" office:value="0.67298160017381" calcext:value-type="float">
            <text:p>0.6729816002</text:p>
          </table:table-cell>
          <table:table-cell office:value-type="float" office:value="0.436251352164976" calcext:value-type="float">
            <text:p>0.4362513522</text:p>
          </table:table-cell>
          <table:table-cell office:value-type="float" office:value="0.373494753866128" calcext:value-type="float">
            <text:p>0.3734947539</text:p>
          </table:table-cell>
          <table:table-cell office:value-type="float" office:value="0.071588261240014" calcext:value-type="float">
            <text:p>0.0715882612</text:p>
          </table:table-cell>
        </table:table-row>
        <table:table-row table:style-name="ro1">
          <table:table-cell office:value-type="string" calcext:value-type="string">
            <text:p>cnt</text:p>
          </table:table-cell>
          <table:table-cell office:value-type="float" office:value="0.0138682707011668" calcext:value-type="float">
            <text:p>0.0138682707</text:p>
          </table:table-cell>
          <table:table-cell office:value-type="float" office:value="-0.51530104796562" calcext:value-type="float">
            <text:p>-0.515301048</text:p>
          </table:table-cell>
          <table:table-cell office:value-type="float" office:value="-0.0156130392031542" calcext:value-type="float">
            <text:p>-0.0156130392</text:p>
          </table:table-cell>
          <table:table-cell office:value-type="float" office:value="-1.30318770274633" calcext:value-type="float">
            <text:p>-1.3031877027</text:p>
          </table:table-cell>
          <table:table-cell office:value-type="float" office:value="0.212701217504204" calcext:value-type="float">
            <text:p>0.2127012175</text:p>
          </table:table-cell>
          <table:table-cell office:value-type="float" office:value="0.451141566360542" calcext:value-type="float">
            <text:p>0.4511415664</text:p>
          </table:table-cell>
          <table:table-cell office:value-type="float" office:value="-0.472123062575788" calcext:value-type="float">
            <text:p>-0.4721230626</text:p>
          </table:table-cell>
          <table:table-cell office:value-type="float" office:value="-0.179106036398458" calcext:value-type="float">
            <text:p>-0.1791060364</text:p>
          </table:table-cell>
          <table:table-cell office:value-type="float" office:value="0.518240743529798" calcext:value-type="float">
            <text:p>0.5182407435</text:p>
          </table:table-cell>
          <table:table-cell office:value-type="float" office:value="-0.537851817024094" calcext:value-type="float">
            <text:p>-0.537851817</text:p>
          </table:table-cell>
          <table:table-cell office:value-type="float" office:value="-0.393358751854341" calcext:value-type="float">
            <text:p>-0.3933587519</text:p>
          </table:table-cell>
          <table:table-cell office:value-type="float" office:value="-0.600699067074388" calcext:value-type="float">
            <text:p>-0.6006990671</text:p>
          </table:table-cell>
          <table:table-cell office:value-type="float" office:value="-0.122160905685901" calcext:value-type="float">
            <text:p>-0.1221609057</text:p>
          </table:table-cell>
          <table:table-cell office:value-type="float" office:value="1.37075221502435" calcext:value-type="float">
            <text:p>1.370752215</text:p>
          </table:table-cell>
          <table:table-cell office:value-type="float" office:value="0.980936162309912" calcext:value-type="float">
            <text:p>0.9809361623</text:p>
          </table:table-cell>
          <table:table-cell office:value-type="float" office:value="0.518008971565933" calcext:value-type="float">
            <text:p>0.5180089716</text:p>
          </table:table-cell>
          <table:table-cell office:value-type="float" office:value="0.645466113750908" calcext:value-type="float">
            <text:p>0.6454661138</text:p>
          </table:table-cell>
          <table:table-cell office:value-type="float" office:value="-0.228569688329932" calcext:value-type="float">
            <text:p>-0.2285696883</text:p>
          </table:table-cell>
          <table:table-cell office:value-type="float" office:value="-0.36587201301349" calcext:value-type="float">
            <text:p>-0.365872013</text:p>
          </table:table-cell>
          <table:table-cell office:value-type="float" office:value="-0.207402576107564" calcext:value-type="float">
            <text:p>-0.2074025761</text:p>
          </table:table-cell>
          <table:table-cell office:value-type="float" office:value="-0.27625010793453" calcext:value-type="float">
            <text:p>-0.2762501079</text:p>
          </table:table-cell>
          <table:table-cell office:value-type="float" office:value="-0.0216503900111038" calcext:value-type="float">
            <text:p>-0.02165039</text:p>
          </table:table-cell>
          <table:table-cell office:value-type="float" office:value="-0.250125179276683" calcext:value-type="float">
            <text:p>-0.2501251793</text:p>
          </table:table-cell>
          <table:table-cell office:value-type="float" office:value="0.312186455237469" calcext:value-type="float">
            <text:p>0.3121864552</text:p>
          </table:table-cell>
          <table:table-cell office:value-type="float" office:value="1.32299185287827" calcext:value-type="float">
            <text:p>1.3229918529</text:p>
          </table:table-cell>
          <table:table-cell office:value-type="float" office:value="-0.0501348613561623" calcext:value-type="float">
            <text:p>-0.0501348614</text:p>
          </table:table-cell>
          <table:table-cell office:value-type="float" office:value="1.57597466378511" calcext:value-type="float">
            <text:p>1.5759746638</text:p>
          </table:table-cell>
          <table:table-cell office:value-type="float" office:value="0.896243383276098" calcext:value-type="float">
            <text:p>0.8962433833</text:p>
          </table:table-cell>
          <table:table-cell office:value-type="float" office:value="0.397234710898305" calcext:value-type="float">
            <text:p>0.3972347109</text:p>
          </table:table-cell>
          <table:table-cell office:value-type="float" office:value="0.183806951901553" calcext:value-type="float">
            <text:p>0.1838069519</text:p>
          </table:table-cell>
          <table:table-cell office:value-type="float" office:value="-0.36510627081197" calcext:value-type="float">
            <text:p>-0.3651062708</text:p>
          </table:table-cell>
          <table:table-cell office:value-type="float" office:value="-0.834016990853779" calcext:value-type="float">
            <text:p>-0.8340169909</text:p>
          </table:table-cell>
          <table:table-cell office:value-type="float" office:value="-0.708543226336458" calcext:value-type="float">
            <text:p>-0.7085432263</text:p>
          </table:table-cell>
          <table:table-cell office:value-type="float" office:value="-0.45525105884078" calcext:value-type="float">
            <text:p>-0.4552510588</text:p>
          </table:table-cell>
          <table:table-cell office:value-type="float" office:value="0.20860373147216" calcext:value-type="float">
            <text:p>0.2086037315</text:p>
          </table:table-cell>
          <table:table-cell office:value-type="float" office:value="-0.327508183827017" calcext:value-type="float">
            <text:p>-0.3275081838</text:p>
          </table:table-cell>
          <table:table-cell office:value-type="float" office:value="-0.657104455151263" calcext:value-type="float">
            <text:p>-0.6571044552</text:p>
          </table:table-cell>
          <table:table-cell office:value-type="float" office:value="-3.27284737924504" calcext:value-type="float">
            <text:p>-3.2728473792</text:p>
          </table:table-cell>
          <table:table-cell office:value-type="float" office:value="-0.104679822655373" calcext:value-type="float">
            <text:p>-0.1046798227</text:p>
          </table:table-cell>
          <table:table-cell office:value-type="float" office:value="-1.02460960071992" calcext:value-type="float">
            <text:p>-1.0246096007</text:p>
          </table:table-cell>
          <table:table-cell office:value-type="float" office:value="-0.527458391731931" calcext:value-type="float">
            <text:p>-0.5274583917</text:p>
          </table:table-cell>
          <table:table-cell office:value-type="float" office:value="0.359569148196884" calcext:value-type="float">
            <text:p>0.3595691482</text:p>
          </table:table-cell>
          <table:table-cell office:value-type="float" office:value="-0.145573011278383" calcext:value-type="float">
            <text:p>-0.1455730113</text:p>
          </table:table-cell>
          <table:table-cell office:value-type="float" office:value="-0.919938386443372" calcext:value-type="float">
            <text:p>-0.9199383864</text:p>
          </table:table-cell>
          <table:table-cell office:value-type="float" office:value="0.290853044320406" calcext:value-type="float">
            <text:p>0.2908530443</text:p>
          </table:table-cell>
          <table:table-cell office:value-type="float" office:value="0.922678498695426" calcext:value-type="float">
            <text:p>0.9226784987</text:p>
          </table:table-cell>
          <table:table-cell office:value-type="float" office:value="-0.175479867834354" calcext:value-type="float">
            <text:p>-0.1754798678</text:p>
          </table:table-cell>
          <table:table-cell office:value-type="float" office:value="0.420486358255535" calcext:value-type="float">
            <text:p>0.4204863583</text:p>
          </table:table-cell>
          <table:table-cell office:value-type="float" office:value="-0.072511283705573" calcext:value-type="float">
            <text:p>-0.0725112837</text:p>
          </table:table-cell>
          <table:table-cell office:value-type="float" office:value="-0.25974105029417" calcext:value-type="float">
            <text:p>-0.2597410503</text:p>
          </table:table-cell>
          <table:table-cell office:value-type="float" office:value="0.382483086314202" calcext:value-type="float">
            <text:p>0.3824830863</text:p>
          </table:table-cell>
          <table:table-cell office:value-type="float" office:value="0.174573978734462" calcext:value-type="float">
            <text:p>0.1745739787</text:p>
          </table:table-cell>
          <table:table-cell office:value-type="float" office:value="0.342215179639621" calcext:value-type="float">
            <text:p>0.3422151796</text:p>
          </table:table-cell>
          <table:table-cell office:value-type="float" office:value="-0.424345495201046" calcext:value-type="float">
            <text:p>-0.4243454952</text:p>
          </table:table-cell>
          <table:table-cell office:value-type="float" office:value="-0.674579186425974" calcext:value-type="float">
            <text:p>-0.6745791864</text:p>
          </table:table-cell>
          <table:table-cell office:value-type="float" office:value="-0.0276674043066518" calcext:value-type="float">
            <text:p>-0.0276674043</text:p>
          </table:table-cell>
          <table:table-cell office:value-type="float" office:value="1.4409280345533" calcext:value-type="float">
            <text:p>1.4409280346</text:p>
          </table:table-cell>
          <table:table-cell office:value-type="float" office:value="-0.302197019676835" calcext:value-type="float">
            <text:p>-0.3021970197</text:p>
          </table:table-cell>
          <table:table-cell office:value-type="float" office:value="0.349836314354549" calcext:value-type="float">
            <text:p>0.3498363144</text:p>
          </table:table-cell>
          <table:table-cell office:value-type="float" office:value="0.235589019413731" calcext:value-type="float">
            <text:p>0.2355890194</text:p>
          </table:table-cell>
          <table:table-cell office:value-type="float" office:value="-0.367205760694543" calcext:value-type="float">
            <text:p>-0.3672057607</text:p>
          </table:table-cell>
          <table:table-cell office:value-type="float" office:value="0.200122895037867" calcext:value-type="float">
            <text:p>0.200122895</text:p>
          </table:table-cell>
          <table:table-cell office:value-type="float" office:value="-0.272514820326405" calcext:value-type="float">
            <text:p>-0.2725148203</text:p>
          </table:table-cell>
          <table:table-cell office:value-type="float" office:value="-0.858734535071642" calcext:value-type="float">
            <text:p>-0.8587345351</text:p>
          </table:table-cell>
          <table:table-cell office:value-type="float" office:value="1.11508058053434" calcext:value-type="float">
            <text:p>1.1150805805</text:p>
          </table:table-cell>
          <table:table-cell office:value-type="float" office:value="-0.13414557356308" calcext:value-type="float">
            <text:p>-0.1341455736</text:p>
          </table:table-cell>
          <table:table-cell office:value-type="float" office:value="1.35940218432925" calcext:value-type="float">
            <text:p>1.3594021843</text:p>
          </table:table-cell>
          <table:table-cell office:value-type="float" office:value="0.821355466328549" calcext:value-type="float">
            <text:p>0.8213554663</text:p>
          </table:table-cell>
          <table:table-cell office:value-type="float" office:value="0.0919366202542389" calcext:value-type="float">
            <text:p>0.0919366203</text:p>
          </table:table-cell>
          <table:table-cell office:value-type="float" office:value="0.729050391886242" calcext:value-type="float">
            <text:p>0.7290503919</text:p>
          </table:table-cell>
          <table:table-cell office:value-type="float" office:value="0.387414714429955" calcext:value-type="float">
            <text:p>0.3874147144</text:p>
          </table:table-cell>
          <table:table-cell office:value-type="float" office:value="0.472973524105746" calcext:value-type="float">
            <text:p>0.4729735241</text:p>
          </table:table-cell>
          <table:table-cell office:value-type="float" office:value="1.17555593357846" calcext:value-type="float">
            <text:p>1.1755559336</text:p>
          </table:table-cell>
          <table:table-cell office:value-type="float" office:value="-0.963706990333413" calcext:value-type="float">
            <text:p>-0.9637069903</text:p>
          </table:table-cell>
          <table:table-cell office:value-type="float" office:value="0.412117742658009" calcext:value-type="float">
            <text:p>0.4121177427</text:p>
          </table:table-cell>
          <table:table-cell office:value-type="float" office:value="0.510950997555197" calcext:value-type="float">
            <text:p>0.5109509976</text:p>
          </table:table-cell>
          <table:table-cell office:value-type="float" office:value="-0.426555497003293" calcext:value-type="float">
            <text:p>-0.426555497</text:p>
          </table:table-cell>
          <table:table-cell office:value-type="float" office:value="-1.20238234591266" calcext:value-type="float">
            <text:p>-1.2023823459</text:p>
          </table:table-cell>
          <table:table-cell office:value-type="float" office:value="0.245702246337666" calcext:value-type="float">
            <text:p>0.2457022463</text:p>
          </table:table-cell>
          <table:table-cell office:value-type="float" office:value="-0.276625226359266" calcext:value-type="float">
            <text:p>-0.2766252264</text:p>
          </table:table-cell>
          <table:table-cell office:value-type="float" office:value="0.0297878096667374" calcext:value-type="float">
            <text:p>0.0297878097</text:p>
          </table:table-cell>
          <table:table-cell office:value-type="float" office:value="0.153376403192546" calcext:value-type="float">
            <text:p>0.1533764032</text:p>
          </table:table-cell>
          <table:table-cell office:value-type="float" office:value="-0.513367506699837" calcext:value-type="float">
            <text:p>-0.5133675067</text:p>
          </table:table-cell>
          <table:table-cell office:value-type="float" office:value="-0.473406591184392" calcext:value-type="float">
            <text:p>-0.4734065912</text:p>
          </table:table-cell>
          <table:table-cell office:value-type="float" office:value="-0.0264861260845267" calcext:value-type="float">
            <text:p>-0.0264861261</text:p>
          </table:table-cell>
          <table:table-cell office:value-type="float" office:value="-0.0640744798890261" calcext:value-type="float">
            <text:p>-0.0640744799</text:p>
          </table:table-cell>
        </table:table-row>
        <table:table-row table:style-name="ro1">
          <table:table-cell office:value-type="string" calcext:value-type="string">
            <text:p>sglib-listsort</text:p>
          </table:table-cell>
          <table:table-cell office:value-type="float" office:value="-1.96826207827142" calcext:value-type="float">
            <text:p>-1.9682620783</text:p>
          </table:table-cell>
          <table:table-cell office:value-type="float" office:value="1.20642740922056" calcext:value-type="float">
            <text:p>1.2064274092</text:p>
          </table:table-cell>
          <table:table-cell office:value-type="float" office:value="-6.1777040920608" calcext:value-type="float">
            <text:p>-6.1777040921</text:p>
          </table:table-cell>
          <table:table-cell office:value-type="float" office:value="6.25683195897856" calcext:value-type="float">
            <text:p>6.256831959</text:p>
          </table:table-cell>
          <table:table-cell office:value-type="float" office:value="5.53246159957622" calcext:value-type="float">
            <text:p>5.5324615996</text:p>
          </table:table-cell>
          <table:table-cell office:value-type="float" office:value="-1.68001572649679" calcext:value-type="float">
            <text:p>-1.6800157265</text:p>
          </table:table-cell>
          <table:table-cell office:value-type="float" office:value="-2.56661306046474" calcext:value-type="float">
            <text:p>-2.5666130605</text:p>
          </table:table-cell>
          <table:table-cell office:value-type="float" office:value="2.27723706355961" calcext:value-type="float">
            <text:p>2.2772370636</text:p>
          </table:table-cell>
          <table:table-cell office:value-type="float" office:value="1.30008106456502" calcext:value-type="float">
            <text:p>1.3000810646</text:p>
          </table:table-cell>
          <table:table-cell office:value-type="float" office:value="2.53270908372911" calcext:value-type="float">
            <text:p>2.5327090837</text:p>
          </table:table-cell>
          <table:table-cell office:value-type="float" office:value="-1.60455688398543" calcext:value-type="float">
            <text:p>-1.604556884</text:p>
          </table:table-cell>
          <table:table-cell office:value-type="float" office:value="2.35279807461691" calcext:value-type="float">
            <text:p>2.3527980746</text:p>
          </table:table-cell>
          <table:table-cell office:value-type="float" office:value="-0.00213396022848987" calcext:value-type="float">
            <text:p>-0.0021339602</text:p>
          </table:table-cell>
          <table:table-cell office:value-type="float" office:value="1.90587918922739" calcext:value-type="float">
            <text:p>1.9058791892</text:p>
          </table:table-cell>
          <table:table-cell office:value-type="float" office:value="-2.20076274884834" calcext:value-type="float">
            <text:p>-2.2007627488</text:p>
          </table:table-cell>
          <table:table-cell office:value-type="float" office:value="1.34430136394863" calcext:value-type="float">
            <text:p>1.3443013639</text:p>
          </table:table-cell>
          <table:table-cell office:value-type="float" office:value="-2.9865551253116" calcext:value-type="float">
            <text:p>-2.9865551253</text:p>
          </table:table-cell>
          <table:table-cell office:value-type="float" office:value="-1.98382988621349" calcext:value-type="float">
            <text:p>-1.9838298862</text:p>
          </table:table-cell>
          <table:table-cell office:value-type="float" office:value="1.75905145596254" calcext:value-type="float">
            <text:p>1.759051456</text:p>
          </table:table-cell>
          <table:table-cell office:value-type="float" office:value="10.0544160521659" calcext:value-type="float">
            <text:p>10.0544160522</text:p>
          </table:table-cell>
          <table:table-cell office:value-type="float" office:value="1.39719076699917" calcext:value-type="float">
            <text:p>1.397190767</text:p>
          </table:table-cell>
          <table:table-cell office:value-type="float" office:value="22.5573339733055" calcext:value-type="float">
            <text:p>22.5573339733</text:p>
          </table:table-cell>
          <table:table-cell office:value-type="float" office:value="-1.94619269211918" calcext:value-type="float">
            <text:p>-1.9461926921</text:p>
          </table:table-cell>
          <table:table-cell office:value-type="float" office:value="-4.93939232190768" calcext:value-type="float">
            <text:p>-4.9393923219</text:p>
          </table:table-cell>
          <table:table-cell office:value-type="float" office:value="-2.19283668424285" calcext:value-type="float">
            <text:p>-2.1928366842</text:p>
          </table:table-cell>
          <table:table-cell office:value-type="float" office:value="-11.3778475100878" calcext:value-type="float">
            <text:p>-11.3778475101</text:p>
          </table:table-cell>
          <table:table-cell office:value-type="float" office:value="-4.07558363701328" calcext:value-type="float">
            <text:p>-4.075583637</text:p>
          </table:table-cell>
          <table:table-cell office:value-type="float" office:value="10.370288115896" calcext:value-type="float">
            <text:p>10.3702881159</text:p>
          </table:table-cell>
          <table:table-cell office:value-type="float" office:value="-1.62334879177801" calcext:value-type="float">
            <text:p>-1.6233487918</text:p>
          </table:table-cell>
          <table:table-cell office:value-type="float" office:value="-1.61331291446408" calcext:value-type="float">
            <text:p>-1.6133129145</text:p>
          </table:table-cell>
          <table:table-cell office:value-type="float" office:value="2.01128678331988" calcext:value-type="float">
            <text:p>2.0112867833</text:p>
          </table:table-cell>
          <table:table-cell office:value-type="float" office:value="1.20422653207738" calcext:value-type="float">
            <text:p>1.2042265321</text:p>
          </table:table-cell>
          <table:table-cell office:value-type="float" office:value="4.13131006645486" calcext:value-type="float">
            <text:p>4.1313100665</text:p>
          </table:table-cell>
          <table:table-cell office:value-type="float" office:value="-3.05986649676478" calcext:value-type="float">
            <text:p>-3.0598664968</text:p>
          </table:table-cell>
          <table:table-cell office:value-type="float" office:value="1.32451306051475" calcext:value-type="float">
            <text:p>1.3245130605</text:p>
          </table:table-cell>
          <table:table-cell office:value-type="float" office:value="1.58497752768013" calcext:value-type="float">
            <text:p>1.5849775277</text:p>
          </table:table-cell>
          <table:table-cell office:value-type="float" office:value="6.21483902177403" calcext:value-type="float">
            <text:p>6.2148390218</text:p>
          </table:table-cell>
          <table:table-cell office:value-type="float" office:value="-0.590697858595411" calcext:value-type="float">
            <text:p>-0.5906978586</text:p>
          </table:table-cell>
          <table:table-cell office:value-type="float" office:value="-5.49452701933066" calcext:value-type="float">
            <text:p>-5.4945270193</text:p>
          </table:table-cell>
          <table:table-cell office:value-type="float" office:value="-2.7065361096847" calcext:value-type="float">
            <text:p>-2.7065361097</text:p>
          </table:table-cell>
          <table:table-cell office:value-type="float" office:value="-1.41391393396575" calcext:value-type="float">
            <text:p>-1.413913934</text:p>
          </table:table-cell>
          <table:table-cell office:value-type="float" office:value="5.6158199097645" calcext:value-type="float">
            <text:p>5.6158199098</text:p>
          </table:table-cell>
          <table:table-cell office:value-type="float" office:value="-4.78489598539142" calcext:value-type="float">
            <text:p>-4.7848959854</text:p>
          </table:table-cell>
          <table:table-cell office:value-type="float" office:value="-5.69012392704058" calcext:value-type="float">
            <text:p>-5.690123927</text:p>
          </table:table-cell>
          <table:table-cell office:value-type="float" office:value="-2.05026997209058" calcext:value-type="float">
            <text:p>-2.0502699721</text:p>
          </table:table-cell>
          <table:table-cell office:value-type="float" office:value="-1.52101466254022" calcext:value-type="float">
            <text:p>-1.5210146625</text:p>
          </table:table-cell>
          <table:table-cell office:value-type="float" office:value="-5.42481940638399" calcext:value-type="float">
            <text:p>-5.4248194064</text:p>
          </table:table-cell>
          <table:table-cell office:value-type="float" office:value="-1.91078233136504" calcext:value-type="float">
            <text:p>-1.9107823314</text:p>
          </table:table-cell>
          <table:table-cell office:value-type="float" office:value="-6.80652757980078" calcext:value-type="float">
            <text:p>-6.8065275798</text:p>
          </table:table-cell>
          <table:table-cell office:value-type="float" office:value="-1.63602542142849" calcext:value-type="float">
            <text:p>-1.6360254214</text:p>
          </table:table-cell>
          <table:table-cell office:value-type="float" office:value="6.30481734482801" calcext:value-type="float">
            <text:p>6.3048173448</text:p>
          </table:table-cell>
          <table:table-cell office:value-type="float" office:value="2.33947440301573" calcext:value-type="float">
            <text:p>2.339474403</text:p>
          </table:table-cell>
          <table:table-cell office:value-type="float" office:value="-1.60359501493303" calcext:value-type="float">
            <text:p>-1.6035950149</text:p>
          </table:table-cell>
          <table:table-cell office:value-type="float" office:value="2.29879666738787" calcext:value-type="float">
            <text:p>2.2987966674</text:p>
          </table:table-cell>
          <table:table-cell office:value-type="float" office:value="1.13917081658633" calcext:value-type="float">
            <text:p>1.1391708166</text:p>
          </table:table-cell>
          <table:table-cell office:value-type="float" office:value="2.07558457830992" calcext:value-type="float">
            <text:p>2.0755845783</text:p>
          </table:table-cell>
          <table:table-cell office:value-type="float" office:value="-1.8563523245097" calcext:value-type="float">
            <text:p>-1.8563523245</text:p>
          </table:table-cell>
          <table:table-cell office:value-type="float" office:value="2.47777846014646" calcext:value-type="float">
            <text:p>2.4777784601</text:p>
          </table:table-cell>
          <table:table-cell office:value-type="float" office:value="2.77042741976736" calcext:value-type="float">
            <text:p>2.7704274198</text:p>
          </table:table-cell>
          <table:table-cell office:value-type="float" office:value="-3.51773785398319" calcext:value-type="float">
            <text:p>-3.517737854</text:p>
          </table:table-cell>
          <table:table-cell office:value-type="float" office:value="2.07794863612755" calcext:value-type="float">
            <text:p>2.0779486361</text:p>
          </table:table-cell>
          <table:table-cell office:value-type="float" office:value="-10.3110258524325" calcext:value-type="float">
            <text:p>-10.3110258524</text:p>
          </table:table-cell>
          <table:table-cell office:value-type="float" office:value="-6.27900961575045" calcext:value-type="float">
            <text:p>-6.2790096158</text:p>
          </table:table-cell>
          <table:table-cell office:value-type="float" office:value="-3.54618683226985" calcext:value-type="float">
            <text:p>-3.5461868323</text:p>
          </table:table-cell>
          <table:table-cell office:value-type="float" office:value="6.1757669255192" calcext:value-type="float">
            <text:p>6.1757669255</text:p>
          </table:table-cell>
          <table:table-cell office:value-type="float" office:value="1.45351945378493" calcext:value-type="float">
            <text:p>1.4535194538</text:p>
          </table:table-cell>
          <table:table-cell office:value-type="float" office:value="-6.12743973721604" calcext:value-type="float">
            <text:p>-6.1274397372</text:p>
          </table:table-cell>
          <table:table-cell office:value-type="float" office:value="2.50570518930504" calcext:value-type="float">
            <text:p>2.5057051893</text:p>
          </table:table-cell>
          <table:table-cell office:value-type="float" office:value="2.25906638521841" calcext:value-type="float">
            <text:p>2.2590663852</text:p>
          </table:table-cell>
          <table:table-cell office:value-type="float" office:value="-0.882860180531839" calcext:value-type="float">
            <text:p>-0.8828601805</text:p>
          </table:table-cell>
          <table:table-cell office:value-type="float" office:value="-1.912615660652" calcext:value-type="float">
            <text:p>-1.9126156607</text:p>
          </table:table-cell>
          <table:table-cell office:value-type="float" office:value="2.30871295772775" calcext:value-type="float">
            <text:p>2.3087129577</text:p>
          </table:table-cell>
          <table:table-cell office:value-type="float" office:value="-5.13672678070069" calcext:value-type="float">
            <text:p>-5.1367267807</text:p>
          </table:table-cell>
          <table:table-cell office:value-type="float" office:value="-5.88819111427303" calcext:value-type="float">
            <text:p>-5.8881911143</text:p>
          </table:table-cell>
          <table:table-cell office:value-type="float" office:value="-1.33929698198699" calcext:value-type="float">
            <text:p>-1.339296982</text:p>
          </table:table-cell>
          <table:table-cell office:value-type="float" office:value="-1.57403832444844" calcext:value-type="float">
            <text:p>-1.5740383244</text:p>
          </table:table-cell>
          <table:table-cell office:value-type="float" office:value="4.16261434027584" calcext:value-type="float">
            <text:p>4.1626143403</text:p>
          </table:table-cell>
          <table:table-cell office:value-type="float" office:value="-5.35892789430744" calcext:value-type="float">
            <text:p>-5.3589278943</text:p>
          </table:table-cell>
          <table:table-cell office:value-type="float" office:value="-1.69280936331879" calcext:value-type="float">
            <text:p>-1.6928093633</text:p>
          </table:table-cell>
          <table:table-cell office:value-type="float" office:value="5.47928919635489" calcext:value-type="float">
            <text:p>5.4792891964</text:p>
          </table:table-cell>
          <table:table-cell office:value-type="float" office:value="2.5988921173553" calcext:value-type="float">
            <text:p>2.5988921174</text:p>
          </table:table-cell>
          <table:table-cell office:value-type="float" office:value="6.53741160691249" calcext:value-type="float">
            <text:p>6.5374116069</text:p>
          </table:table-cell>
          <table:table-cell office:value-type="float" office:value="-1.5795245157805" calcext:value-type="float">
            <text:p>-1.5795245158</text:p>
          </table:table-cell>
          <table:table-cell office:value-type="float" office:value="10.5102970157837" calcext:value-type="float">
            <text:p>10.5102970158</text:p>
          </table:table-cell>
          <table:table-cell office:value-type="float" office:value="1.68893523103188" calcext:value-type="float">
            <text:p>1.688935231</text:p>
          </table:table-cell>
          <table:table-cell office:value-type="float" office:value="-2.53509266561858" calcext:value-type="float">
            <text:p>-2.5350926656</text:p>
          </table:table-cell>
        </table:table-row>
        <table:table-row table:style-name="ro1">
          <table:table-cell office:value-type="string" calcext:value-type="string">
            <text:p>fdct</text:p>
          </table:table-cell>
          <table:table-cell office:value-type="float" office:value="-0.0383090819610161" calcext:value-type="float">
            <text:p>-0.038309082</text:p>
          </table:table-cell>
          <table:table-cell office:value-type="float" office:value="-0.126076441611932" calcext:value-type="float">
            <text:p>-0.1260764416</text:p>
          </table:table-cell>
          <table:table-cell office:value-type="float" office:value="0.0625411320951052" calcext:value-type="float">
            <text:p>0.0625411321</text:p>
          </table:table-cell>
          <table:table-cell office:value-type="float" office:value="0.16277020071037" calcext:value-type="float">
            <text:p>0.1627702007</text:p>
          </table:table-cell>
          <table:table-cell office:value-type="float" office:value="-0.413406076183756" calcext:value-type="float">
            <text:p>-0.4134060762</text:p>
          </table:table-cell>
          <table:table-cell office:value-type="float" office:value="-0.148951276068427" calcext:value-type="float">
            <text:p>-0.1489512761</text:p>
          </table:table-cell>
          <table:table-cell office:value-type="float" office:value="-0.127272078950159" calcext:value-type="float">
            <text:p>-0.127272079</text:p>
          </table:table-cell>
          <table:table-cell office:value-type="float" office:value="0.0588000937609592" calcext:value-type="float">
            <text:p>0.0588000938</text:p>
          </table:table-cell>
          <table:table-cell office:value-type="float" office:value="-0.0738611060308446" calcext:value-type="float">
            <text:p>-0.073861106</text:p>
          </table:table-cell>
          <table:table-cell office:value-type="float" office:value="-0.00965044294564001" calcext:value-type="float">
            <text:p>-0.0096504429</text:p>
          </table:table-cell>
          <table:table-cell office:value-type="float" office:value="-0.148153582209011" calcext:value-type="float">
            <text:p>-0.1481535822</text:p>
          </table:table-cell>
          <table:table-cell office:value-type="float" office:value="-0.0568344934073789" calcext:value-type="float">
            <text:p>-0.0568344934</text:p>
          </table:table-cell>
          <table:table-cell office:value-type="float" office:value="-0.104829752125973" calcext:value-type="float">
            <text:p>-0.1048297521</text:p>
          </table:table-cell>
          <table:table-cell office:value-type="float" office:value="0.00942203358076313" calcext:value-type="float">
            <text:p>0.0094220336</text:p>
          </table:table-cell>
          <table:table-cell office:value-type="float" office:value="0.00540091710702144" calcext:value-type="float">
            <text:p>0.0054009171</text:p>
          </table:table-cell>
          <table:table-cell office:value-type="float" office:value="0.00226828652921309" calcext:value-type="float">
            <text:p>0.0022682865</text:p>
          </table:table-cell>
          <table:table-cell office:value-type="float" office:value="-0.0192923704656914" calcext:value-type="float">
            <text:p>-0.0192923705</text:p>
          </table:table-cell>
          <table:table-cell office:value-type="float" office:value="-0.53058055672953" calcext:value-type="float">
            <text:p>-0.5305805567</text:p>
          </table:table-cell>
          <table:table-cell office:value-type="float" office:value="0.0553681579761259" calcext:value-type="float">
            <text:p>0.055368158</text:p>
          </table:table-cell>
          <table:table-cell office:value-type="float" office:value="0.0650279948184852" calcext:value-type="float">
            <text:p>0.0650279948</text:p>
          </table:table-cell>
          <table:table-cell office:value-type="float" office:value="-0.258659508066276" calcext:value-type="float">
            <text:p>-0.2586595081</text:p>
          </table:table-cell>
          <table:table-cell office:value-type="float" office:value="-0.153388906381002" calcext:value-type="float">
            <text:p>-0.1533889064</text:p>
          </table:table-cell>
          <table:table-cell office:value-type="float" office:value="0.00610754616834767" calcext:value-type="float">
            <text:p>0.0061075462</text:p>
          </table:table-cell>
          <table:table-cell office:value-type="float" office:value="-0.0345983750281267" calcext:value-type="float">
            <text:p>-0.034598375</text:p>
          </table:table-cell>
          <table:table-cell office:value-type="float" office:value="-0.122083195379418" calcext:value-type="float">
            <text:p>-0.1220831954</text:p>
          </table:table-cell>
          <table:table-cell office:value-type="float" office:value="-0.0687411878279404" calcext:value-type="float">
            <text:p>-0.0687411878</text:p>
          </table:table-cell>
          <table:table-cell office:value-type="float" office:value="-0.0859648131367772" calcext:value-type="float">
            <text:p>-0.0859648131</text:p>
          </table:table-cell>
          <table:table-cell office:value-type="float" office:value="-0.02794655521244" calcext:value-type="float">
            <text:p>-0.0279465552</text:p>
          </table:table-cell>
          <table:table-cell office:value-type="float" office:value="-0.175671698578802" calcext:value-type="float">
            <text:p>-0.1756716986</text:p>
          </table:table-cell>
          <table:table-cell office:value-type="float" office:value="0.0623611433486305" calcext:value-type="float">
            <text:p>0.0623611433</text:p>
          </table:table-cell>
          <table:table-cell office:value-type="float" office:value="-0.0264406588517566" calcext:value-type="float">
            <text:p>-0.0264406589</text:p>
          </table:table-cell>
          <table:table-cell office:value-type="float" office:value="-0.272245580068918" calcext:value-type="float">
            <text:p>-0.2722455801</text:p>
          </table:table-cell>
          <table:table-cell office:value-type="float" office:value="0.0182873871969615" calcext:value-type="float">
            <text:p>0.0182873872</text:p>
          </table:table-cell>
          <table:table-cell office:value-type="float" office:value="-0.015026090089368" calcext:value-type="float">
            <text:p>-0.0150260901</text:p>
          </table:table-cell>
          <table:table-cell office:value-type="float" office:value="-0.0461675652096423" calcext:value-type="float">
            <text:p>-0.0461675652</text:p>
          </table:table-cell>
          <table:table-cell office:value-type="float" office:value="-0.201905804865406" calcext:value-type="float">
            <text:p>-0.2019058049</text:p>
          </table:table-cell>
          <table:table-cell office:value-type="float" office:value="-0.0038695653673709" calcext:value-type="float">
            <text:p>-0.0038695654</text:p>
          </table:table-cell>
          <table:table-cell office:value-type="float" office:value="-0.0803588405317477" calcext:value-type="float">
            <text:p>-0.0803588405</text:p>
          </table:table-cell>
          <table:table-cell office:value-type="float" office:value="-0.0426442246273352" calcext:value-type="float">
            <text:p>-0.0426442246</text:p>
          </table:table-cell>
          <table:table-cell office:value-type="float" office:value="-0.0262535539435889" calcext:value-type="float">
            <text:p>-0.0262535539</text:p>
          </table:table-cell>
          <table:table-cell office:value-type="float" office:value="-0.0412033741487212" calcext:value-type="float">
            <text:p>-0.0412033741</text:p>
          </table:table-cell>
          <table:table-cell office:value-type="float" office:value="0.0410434388191452" calcext:value-type="float">
            <text:p>0.0410434388</text:p>
          </table:table-cell>
          <table:table-cell office:value-type="float" office:value="-0.0244242169710264" calcext:value-type="float">
            <text:p>-0.024424217</text:p>
          </table:table-cell>
          <table:table-cell office:value-type="float" office:value="0.0798678055314063" calcext:value-type="float">
            <text:p>0.0798678055</text:p>
          </table:table-cell>
          <table:table-cell office:value-type="float" office:value="-0.0618621218696864" calcext:value-type="float">
            <text:p>-0.0618621219</text:p>
          </table:table-cell>
          <table:table-cell office:value-type="float" office:value="-0.0640882947989273" calcext:value-type="float">
            <text:p>-0.0640882948</text:p>
          </table:table-cell>
          <table:table-cell office:value-type="float" office:value="0.00823057431807258" calcext:value-type="float">
            <text:p>0.0082305743</text:p>
          </table:table-cell>
          <table:table-cell office:value-type="float" office:value="-0.0432561981559671" calcext:value-type="float">
            <text:p>-0.0432561982</text:p>
          </table:table-cell>
          <table:table-cell office:value-type="float" office:value="-0.0225886433991963" calcext:value-type="float">
            <text:p>-0.0225886434</text:p>
          </table:table-cell>
          <table:table-cell office:value-type="float" office:value="0.061856717860432" calcext:value-type="float">
            <text:p>0.0618567179</text:p>
          </table:table-cell>
          <table:table-cell office:value-type="float" office:value="0.154055728887627" calcext:value-type="float">
            <text:p>0.1540557289</text:p>
          </table:table-cell>
          <table:table-cell office:value-type="float" office:value="-0.041663823304305" calcext:value-type="float">
            <text:p>-0.0416638233</text:p>
          </table:table-cell>
          <table:table-cell office:value-type="float" office:value="0.0045991342002007" calcext:value-type="float">
            <text:p>0.0045991342</text:p>
          </table:table-cell>
          <table:table-cell office:value-type="float" office:value="-0.0712072392272125" calcext:value-type="float">
            <text:p>-0.0712072392</text:p>
          </table:table-cell>
          <table:table-cell office:value-type="float" office:value="-0.0629308904962968" calcext:value-type="float">
            <text:p>-0.0629308905</text:p>
          </table:table-cell>
          <table:table-cell office:value-type="float" office:value="0.0528647946357552" calcext:value-type="float">
            <text:p>0.0528647946</text:p>
          </table:table-cell>
          <table:table-cell office:value-type="float" office:value="-0.0741684367104788" calcext:value-type="float">
            <text:p>-0.0741684367</text:p>
          </table:table-cell>
          <table:table-cell office:value-type="float" office:value="0.0130095074841762" calcext:value-type="float">
            <text:p>0.0130095075</text:p>
          </table:table-cell>
          <table:table-cell office:value-type="float" office:value="-0.0353275297761942" calcext:value-type="float">
            <text:p>-0.0353275298</text:p>
          </table:table-cell>
          <table:table-cell office:value-type="float" office:value="-0.026731214449708" calcext:value-type="float">
            <text:p>-0.0267312144</text:p>
          </table:table-cell>
          <table:table-cell office:value-type="float" office:value="-0.203593878672557" calcext:value-type="float">
            <text:p>-0.2035938787</text:p>
          </table:table-cell>
          <table:table-cell office:value-type="float" office:value="0.0483766950281434" calcext:value-type="float">
            <text:p>0.048376695</text:p>
          </table:table-cell>
          <table:table-cell office:value-type="float" office:value="-0.134225086658594" calcext:value-type="float">
            <text:p>-0.1342250867</text:p>
          </table:table-cell>
          <table:table-cell office:value-type="float" office:value="-0.552903274470353" calcext:value-type="float">
            <text:p>-0.5529032745</text:p>
          </table:table-cell>
          <table:table-cell office:value-type="float" office:value="0.0589389259253838" calcext:value-type="float">
            <text:p>0.0589389259</text:p>
          </table:table-cell>
          <table:table-cell office:value-type="float" office:value="-0.0189581728254557" calcext:value-type="float">
            <text:p>-0.0189581728</text:p>
          </table:table-cell>
          <table:table-cell office:value-type="float" office:value="-0.1538792015902" calcext:value-type="float">
            <text:p>-0.1538792016</text:p>
          </table:table-cell>
          <table:table-cell office:value-type="float" office:value="-0.111676406308215" calcext:value-type="float">
            <text:p>-0.1116764063</text:p>
          </table:table-cell>
          <table:table-cell office:value-type="float" office:value="0.0109566182370975" calcext:value-type="float">
            <text:p>0.0109566182</text:p>
          </table:table-cell>
          <table:table-cell office:value-type="float" office:value="0.109555128157766" calcext:value-type="float">
            <text:p>0.1095551282</text:p>
          </table:table-cell>
          <table:table-cell office:value-type="float" office:value="0.0811777657420007" calcext:value-type="float">
            <text:p>0.0811777657</text:p>
          </table:table-cell>
          <table:table-cell office:value-type="float" office:value="0.225374677310185" calcext:value-type="float">
            <text:p>0.2253746773</text:p>
          </table:table-cell>
          <table:table-cell office:value-type="float" office:value="0.049214812888144" calcext:value-type="float">
            <text:p>0.0492148129</text:p>
          </table:table-cell>
          <table:table-cell office:value-type="float" office:value="-0.104660046724028" calcext:value-type="float">
            <text:p>-0.1046600467</text:p>
          </table:table-cell>
          <table:table-cell office:value-type="float" office:value="0.0600303489781693" calcext:value-type="float">
            <text:p>0.060030349</text:p>
          </table:table-cell>
          <table:table-cell office:value-type="float" office:value="-0.0857588290938668" calcext:value-type="float">
            <text:p>-0.0857588291</text:p>
          </table:table-cell>
          <table:table-cell office:value-type="float" office:value="-0.0410777464425526" calcext:value-type="float">
            <text:p>-0.0410777464</text:p>
          </table:table-cell>
          <table:table-cell office:value-type="float" office:value="-0.0192670804242156" calcext:value-type="float">
            <text:p>-0.0192670804</text:p>
          </table:table-cell>
          <table:table-cell office:value-type="float" office:value="0.123398602911623" calcext:value-type="float">
            <text:p>0.1233986029</text:p>
          </table:table-cell>
          <table:table-cell office:value-type="float" office:value="0.159524452447843" calcext:value-type="float">
            <text:p>0.1595244524</text:p>
          </table:table-cell>
          <table:table-cell office:value-type="float" office:value="0.0945553688662432" calcext:value-type="float">
            <text:p>0.0945553689</text:p>
          </table:table-cell>
          <table:table-cell office:value-type="float" office:value="0.0923669417105715" calcext:value-type="float">
            <text:p>0.0923669417</text:p>
          </table:table-cell>
          <table:table-cell office:value-type="float" office:value="-0.0254597745987815" calcext:value-type="float">
            <text:p>-0.0254597746</text:p>
          </table:table-cell>
          <table:table-cell office:value-type="float" office:value="-0.0452023312815049" calcext:value-type="float">
            <text:p>-0.0452023313</text:p>
          </table:table-cell>
          <table:table-cell office:value-type="float" office:value="-0.0847832592814152" calcext:value-type="float">
            <text:p>-0.0847832593</text:p>
          </table:table-cell>
          <table:table-cell office:value-type="float" office:value="-0.0570012472097033" calcext:value-type="float">
            <text:p>-0.0570012472</text:p>
          </table:table-cell>
        </table:table-row>
        <table:table-row table:style-name="ro1">
          <table:table-cell office:value-type="string" calcext:value-type="string">
            <text:p>expint</text:p>
          </table:table-cell>
          <table:table-cell office:value-type="float" office:value="10.4130826279645" calcext:value-type="float">
            <text:p>10.413082628</text:p>
          </table:table-cell>
          <table:table-cell office:value-type="float" office:value="-5.51670356317967" calcext:value-type="float">
            <text:p>-5.5167035632</text:p>
          </table:table-cell>
          <table:table-cell office:value-type="float" office:value="-19.0744234072824" calcext:value-type="float">
            <text:p>-19.0744234073</text:p>
          </table:table-cell>
          <table:table-cell office:value-type="float" office:value="-15.5419811462446" calcext:value-type="float">
            <text:p>-15.5419811462</text:p>
          </table:table-cell>
          <table:table-cell office:value-type="float" office:value="0.812155116279344" calcext:value-type="float">
            <text:p>0.8121551163</text:p>
          </table:table-cell>
          <table:table-cell office:value-type="float" office:value="-13.3695758698416" calcext:value-type="float">
            <text:p>-13.3695758698</text:p>
          </table:table-cell>
          <table:table-cell office:value-type="float" office:value="15.6027632377615" calcext:value-type="float">
            <text:p>15.6027632378</text:p>
          </table:table-cell>
          <table:table-cell office:value-type="float" office:value="8.97532897460339" calcext:value-type="float">
            <text:p>8.9753289746</text:p>
          </table:table-cell>
          <table:table-cell office:value-type="float" office:value="10.2550058968969" calcext:value-type="float">
            <text:p>10.2550058969</text:p>
          </table:table-cell>
          <table:table-cell office:value-type="float" office:value="-9.23968027631294" calcext:value-type="float">
            <text:p>-9.2396802763</text:p>
          </table:table-cell>
          <table:table-cell office:value-type="float" office:value="-14.8631613175578" calcext:value-type="float">
            <text:p>-14.8631613176</text:p>
          </table:table-cell>
          <table:table-cell office:value-type="float" office:value="12.1882501753617" calcext:value-type="float">
            <text:p>12.1882501754</text:p>
          </table:table-cell>
          <table:table-cell office:value-type="float" office:value="-2.94744442186403" calcext:value-type="float">
            <text:p>-2.9474444219</text:p>
          </table:table-cell>
          <table:table-cell office:value-type="float" office:value="14.1066414644725" calcext:value-type="float">
            <text:p>14.1066414645</text:p>
          </table:table-cell>
          <table:table-cell office:value-type="float" office:value="-17.7359641419771" calcext:value-type="float">
            <text:p>-17.735964142</text:p>
          </table:table-cell>
          <table:table-cell office:value-type="float" office:value="14.0993746758596" calcext:value-type="float">
            <text:p>14.0993746759</text:p>
          </table:table-cell>
          <table:table-cell office:value-type="float" office:value="2.43675684712712" calcext:value-type="float">
            <text:p>2.4367568471</text:p>
          </table:table-cell>
          <table:table-cell office:value-type="float" office:value="-27.7988775761401" calcext:value-type="float">
            <text:p>-27.7988775761</text:p>
          </table:table-cell>
          <table:table-cell office:value-type="float" office:value="-0.875010077829065" calcext:value-type="float">
            <text:p>-0.8750100778</text:p>
          </table:table-cell>
          <table:table-cell office:value-type="float" office:value="-9.57388189816454" calcext:value-type="float">
            <text:p>-9.5738818982</text:p>
          </table:table-cell>
          <table:table-cell office:value-type="float" office:value="-18.7876608907729" calcext:value-type="float">
            <text:p>-18.7876608908</text:p>
          </table:table-cell>
          <table:table-cell office:value-type="float" office:value="-4.34886662930021" calcext:value-type="float">
            <text:p>-4.3488666293</text:p>
          </table:table-cell>
          <table:table-cell office:value-type="float" office:value="-6.5271902734893" calcext:value-type="float">
            <text:p>-6.5271902735</text:p>
          </table:table-cell>
          <table:table-cell office:value-type="float" office:value="12.0563054033331" calcext:value-type="float">
            <text:p>12.0563054033</text:p>
          </table:table-cell>
          <table:table-cell office:value-type="float" office:value="-0.727036591343353" calcext:value-type="float">
            <text:p>-0.7270365913</text:p>
          </table:table-cell>
          <table:table-cell office:value-type="float" office:value="-0.559312725878506" calcext:value-type="float">
            <text:p>-0.5593127259</text:p>
          </table:table-cell>
          <table:table-cell office:value-type="float" office:value="13.2259484702299" calcext:value-type="float">
            <text:p>13.2259484702</text:p>
          </table:table-cell>
          <table:table-cell office:value-type="float" office:value="-8.0218727801105" calcext:value-type="float">
            <text:p>-8.0218727801</text:p>
          </table:table-cell>
          <table:table-cell office:value-type="float" office:value="-14.2418268115649" calcext:value-type="float">
            <text:p>-14.2418268116</text:p>
          </table:table-cell>
          <table:table-cell office:value-type="float" office:value="-3.8788635604684" calcext:value-type="float">
            <text:p>-3.8788635605</text:p>
          </table:table-cell>
          <table:table-cell office:value-type="float" office:value="0.467788471475093" calcext:value-type="float">
            <text:p>0.4677884715</text:p>
          </table:table-cell>
          <table:table-cell office:value-type="float" office:value="8.70643880864218" calcext:value-type="float">
            <text:p>8.7064388086</text:p>
          </table:table-cell>
          <table:table-cell office:value-type="float" office:value="-2.49862358110427" calcext:value-type="float">
            <text:p>-2.4986235811</text:p>
          </table:table-cell>
          <table:table-cell office:value-type="float" office:value="12.1339603983353" calcext:value-type="float">
            <text:p>12.1339603983</text:p>
          </table:table-cell>
          <table:table-cell office:value-type="float" office:value="17.5816688676671" calcext:value-type="float">
            <text:p>17.5816688677</text:p>
          </table:table-cell>
          <table:table-cell office:value-type="float" office:value="-8.32672671431" calcext:value-type="float">
            <text:p>-8.3267267143</text:p>
          </table:table-cell>
          <table:table-cell office:value-type="float" office:value="-3.77573215679112" calcext:value-type="float">
            <text:p>-3.7757321568</text:p>
          </table:table-cell>
          <table:table-cell office:value-type="float" office:value="-47.6787903702686" calcext:value-type="float">
            <text:p>-47.6787903703</text:p>
          </table:table-cell>
          <table:table-cell office:value-type="float" office:value="-9.27047559139997" calcext:value-type="float">
            <text:p>-9.2704755914</text:p>
          </table:table-cell>
          <table:table-cell office:value-type="float" office:value="11.1739528203025" calcext:value-type="float">
            <text:p>11.1739528203</text:p>
          </table:table-cell>
          <table:table-cell office:value-type="float" office:value="-2.09347129741101" calcext:value-type="float">
            <text:p>-2.0934712974</text:p>
          </table:table-cell>
          <table:table-cell office:value-type="float" office:value="12.0922540706285" calcext:value-type="float">
            <text:p>12.0922540706</text:p>
          </table:table-cell>
          <table:table-cell office:value-type="float" office:value="2.62074795047071" calcext:value-type="float">
            <text:p>2.6207479505</text:p>
          </table:table-cell>
          <table:table-cell office:value-type="float" office:value="-6.73149688724181" calcext:value-type="float">
            <text:p>-6.7314968872</text:p>
          </table:table-cell>
          <table:table-cell office:value-type="float" office:value="1.19590078894288" calcext:value-type="float">
            <text:p>1.1959007889</text:p>
          </table:table-cell>
          <table:table-cell office:value-type="float" office:value="-4.602854290424" calcext:value-type="float">
            <text:p>-4.6028542904</text:p>
          </table:table-cell>
          <table:table-cell office:value-type="float" office:value="4.08796601706247" calcext:value-type="float">
            <text:p>4.0879660171</text:p>
          </table:table-cell>
          <table:table-cell office:value-type="float" office:value="15.3073069530689" calcext:value-type="float">
            <text:p>15.3073069531</text:p>
          </table:table-cell>
          <table:table-cell office:value-type="float" office:value="1.53489870312741" calcext:value-type="float">
            <text:p>1.5348987031</text:p>
          </table:table-cell>
          <table:table-cell office:value-type="float" office:value="15.647639213682" calcext:value-type="float">
            <text:p>15.6476392137</text:p>
          </table:table-cell>
          <table:table-cell office:value-type="float" office:value="2.18350346395168" calcext:value-type="float">
            <text:p>2.183503464</text:p>
          </table:table-cell>
          <table:table-cell office:value-type="float" office:value="5.56274309319133" calcext:value-type="float">
            <text:p>5.5627430932</text:p>
          </table:table-cell>
          <table:table-cell office:value-type="float" office:value="6.8763867677646" calcext:value-type="float">
            <text:p>6.8763867678</text:p>
          </table:table-cell>
          <table:table-cell office:value-type="float" office:value="0.924230291316783" calcext:value-type="float">
            <text:p>0.9242302913</text:p>
          </table:table-cell>
          <table:table-cell office:value-type="float" office:value="10.4564885372919" calcext:value-type="float">
            <text:p>10.4564885373</text:p>
          </table:table-cell>
          <table:table-cell office:value-type="float" office:value="5.58631469242161" calcext:value-type="float">
            <text:p>5.5863146924</text:p>
          </table:table-cell>
          <table:table-cell office:value-type="float" office:value="3.76370836035157" calcext:value-type="float">
            <text:p>3.7637083604</text:p>
          </table:table-cell>
          <table:table-cell office:value-type="float" office:value="1.00197340221638" calcext:value-type="float">
            <text:p>1.0019734022</text:p>
          </table:table-cell>
          <table:table-cell office:value-type="float" office:value="32.5423144990613" calcext:value-type="float">
            <text:p>32.5423144991</text:p>
          </table:table-cell>
          <table:table-cell office:value-type="float" office:value="51.7479052662903" calcext:value-type="float">
            <text:p>51.7479052663</text:p>
          </table:table-cell>
          <table:table-cell office:value-type="float" office:value="19.6043356126624" calcext:value-type="float">
            <text:p>19.6043356127</text:p>
          </table:table-cell>
          <table:table-cell office:value-type="float" office:value="-39.9633032588077" calcext:value-type="float">
            <text:p>-39.9633032588</text:p>
          </table:table-cell>
          <table:table-cell office:value-type="float" office:value="-19.0491593358127" calcext:value-type="float">
            <text:p>-19.0491593358</text:p>
          </table:table-cell>
          <table:table-cell office:value-type="float" office:value="6.81971692321951" calcext:value-type="float">
            <text:p>6.8197169232</text:p>
          </table:table-cell>
          <table:table-cell office:value-type="float" office:value="7.4301533138255" calcext:value-type="float">
            <text:p>7.4301533138</text:p>
          </table:table-cell>
          <table:table-cell office:value-type="float" office:value="3.72950581056451" calcext:value-type="float">
            <text:p>3.7295058106</text:p>
          </table:table-cell>
          <table:table-cell office:value-type="float" office:value="-27.8300623351973" calcext:value-type="float">
            <text:p>-27.8300623352</text:p>
          </table:table-cell>
          <table:table-cell office:value-type="float" office:value="7.61632088510937" calcext:value-type="float">
            <text:p>7.6163208851</text:p>
          </table:table-cell>
          <table:table-cell office:value-type="float" office:value="-0.571506780376281" calcext:value-type="float">
            <text:p>-0.5715067804</text:p>
          </table:table-cell>
          <table:table-cell office:value-type="float" office:value="-2.42764034373458" calcext:value-type="float">
            <text:p>-2.4276403437</text:p>
          </table:table-cell>
          <table:table-cell office:value-type="float" office:value="-3.48838399805023" calcext:value-type="float">
            <text:p>-3.4883839981</text:p>
          </table:table-cell>
          <table:table-cell office:value-type="float" office:value="-0.454937272874652" calcext:value-type="float">
            <text:p>-0.4549372729</text:p>
          </table:table-cell>
          <table:table-cell office:value-type="float" office:value="-6.84722053832281" calcext:value-type="float">
            <text:p>-6.8472205383</text:p>
          </table:table-cell>
          <table:table-cell office:value-type="float" office:value="3.8908820810821" calcext:value-type="float">
            <text:p>3.8908820811</text:p>
          </table:table-cell>
          <table:table-cell office:value-type="float" office:value="-2.559614140086" calcext:value-type="float">
            <text:p>-2.5596141401</text:p>
          </table:table-cell>
          <table:table-cell office:value-type="float" office:value="2.25459915600877" calcext:value-type="float">
            <text:p>2.254599156</text:p>
          </table:table-cell>
          <table:table-cell office:value-type="float" office:value="5.96196812790581" calcext:value-type="float">
            <text:p>5.9619681279</text:p>
          </table:table-cell>
          <table:table-cell office:value-type="float" office:value="-7.63599694983603" calcext:value-type="float">
            <text:p>-7.6359969498</text:p>
          </table:table-cell>
          <table:table-cell office:value-type="float" office:value="-12.1109603180134" calcext:value-type="float">
            <text:p>-12.110960318</text:p>
          </table:table-cell>
          <table:table-cell office:value-type="float" office:value="-5.44663863507761" calcext:value-type="float">
            <text:p>-5.4466386351</text:p>
          </table:table-cell>
          <table:table-cell office:value-type="float" office:value="2.19830756939393" calcext:value-type="float">
            <text:p>2.1983075694</text:p>
          </table:table-cell>
          <table:table-cell office:value-type="float" office:value="5.48904162776718" calcext:value-type="float">
            <text:p>5.4890416278</text:p>
          </table:table-cell>
          <table:table-cell office:value-type="float" office:value="23.1020479466282" calcext:value-type="float">
            <text:p>23.1020479466</text:p>
          </table:table-cell>
          <table:table-cell office:value-type="float" office:value="3.91984358785618" calcext:value-type="float">
            <text:p>3.9198435879</text:p>
          </table:table-cell>
          <table:table-cell office:value-type="float" office:value="13.8127400901972" calcext:value-type="float">
            <text:p>13.8127400902</text:p>
          </table:table-cell>
          <table:table-cell office:value-type="float" office:value="-4.08395672092884" calcext:value-type="float">
            <text:p>-4.0839567209</text:p>
          </table:table-cell>
        </table:table-row>
        <table:table-row table:style-name="ro1">
          <table:table-cell office:value-type="string" calcext:value-type="string">
            <text:p>slre</text:p>
          </table:table-cell>
          <table:table-cell office:value-type="float" office:value="-0.128074617632546" calcext:value-type="float">
            <text:p>-0.1280746176</text:p>
          </table:table-cell>
          <table:table-cell office:value-type="float" office:value="-1.21738360628476" calcext:value-type="float">
            <text:p>-1.2173836063</text:p>
          </table:table-cell>
          <table:table-cell office:value-type="float" office:value="-1.90998306233845" calcext:value-type="float">
            <text:p>-1.9099830623</text:p>
          </table:table-cell>
          <table:table-cell office:value-type="float" office:value="-1.55639641143905" calcext:value-type="float">
            <text:p>-1.5563964114</text:p>
          </table:table-cell>
          <table:table-cell office:value-type="float" office:value="-0.456856765698452" calcext:value-type="float">
            <text:p>-0.4568567657</text:p>
          </table:table-cell>
          <table:table-cell office:value-type="float" office:value="-0.819878722098445" calcext:value-type="float">
            <text:p>-0.8198787221</text:p>
          </table:table-cell>
          <table:table-cell office:value-type="float" office:value="-0.622813394402779" calcext:value-type="float">
            <text:p>-0.6228133944</text:p>
          </table:table-cell>
          <table:table-cell office:value-type="float" office:value="0.782827317177699" calcext:value-type="float">
            <text:p>0.7828273172</text:p>
          </table:table-cell>
          <table:table-cell office:value-type="float" office:value="0.837767548312508" calcext:value-type="float">
            <text:p>0.8377675483</text:p>
          </table:table-cell>
          <table:table-cell office:value-type="float" office:value="-0.970175524973173" calcext:value-type="float">
            <text:p>-0.970175525</text:p>
          </table:table-cell>
          <table:table-cell office:value-type="float" office:value="0.000875934566835163" calcext:value-type="float">
            <text:p>0.0008759346</text:p>
          </table:table-cell>
          <table:table-cell office:value-type="float" office:value="-0.0629461393487472" calcext:value-type="float">
            <text:p>-0.0629461393</text:p>
          </table:table-cell>
          <table:table-cell office:value-type="float" office:value="-1.19542236059226" calcext:value-type="float">
            <text:p>-1.1954223606</text:p>
          </table:table-cell>
          <table:table-cell office:value-type="float" office:value="-0.242446962259169" calcext:value-type="float">
            <text:p>-0.2424469623</text:p>
          </table:table-cell>
          <table:table-cell office:value-type="float" office:value="-1.03269922686357" calcext:value-type="float">
            <text:p>-1.0326992269</text:p>
          </table:table-cell>
          <table:table-cell office:value-type="float" office:value="0.223987771207761" calcext:value-type="float">
            <text:p>0.2239877712</text:p>
          </table:table-cell>
          <table:table-cell office:value-type="float" office:value="1.01928750015342" calcext:value-type="float">
            <text:p>1.0192875002</text:p>
          </table:table-cell>
          <table:table-cell office:value-type="float" office:value="-2.20702033057216" calcext:value-type="float">
            <text:p>-2.2070203306</text:p>
          </table:table-cell>
          <table:table-cell office:value-type="float" office:value="-0.147084893514246" calcext:value-type="float">
            <text:p>-0.1470848935</text:p>
          </table:table-cell>
          <table:table-cell office:value-type="float" office:value="-0.126605858043888" calcext:value-type="float">
            <text:p>-0.126605858</text:p>
          </table:table-cell>
          <table:table-cell office:value-type="float" office:value="-1.65744215402986" calcext:value-type="float">
            <text:p>-1.657442154</text:p>
          </table:table-cell>
          <table:table-cell office:value-type="float" office:value="-1.34267126417431" calcext:value-type="float">
            <text:p>-1.3426712642</text:p>
          </table:table-cell>
          <table:table-cell office:value-type="float" office:value="0.228050395930217" calcext:value-type="float">
            <text:p>0.2280503959</text:p>
          </table:table-cell>
          <table:table-cell office:value-type="float" office:value="-0.228201537776269" calcext:value-type="float">
            <text:p>-0.2282015378</text:p>
          </table:table-cell>
          <table:table-cell office:value-type="float" office:value="0.572399084677468" calcext:value-type="float">
            <text:p>0.5723990847</text:p>
          </table:table-cell>
          <table:table-cell office:value-type="float" office:value="-0.49314961739358" calcext:value-type="float">
            <text:p>-0.4931496174</text:p>
          </table:table-cell>
          <table:table-cell office:value-type="float" office:value="2.2459305070331" calcext:value-type="float">
            <text:p>2.245930507</text:p>
          </table:table-cell>
          <table:table-cell office:value-type="float" office:value="0.66853522680175" calcext:value-type="float">
            <text:p>0.6685352268</text:p>
          </table:table-cell>
          <table:table-cell office:value-type="float" office:value="-0.941764900111974" calcext:value-type="float">
            <text:p>-0.9417649001</text:p>
          </table:table-cell>
          <table:table-cell office:value-type="float" office:value="0.344876867559119" calcext:value-type="float">
            <text:p>0.3448768676</text:p>
          </table:table-cell>
          <table:table-cell office:value-type="float" office:value="0.895257636905528" calcext:value-type="float">
            <text:p>0.8952576369</text:p>
          </table:table-cell>
          <table:table-cell office:value-type="float" office:value="-0.600698214597714" calcext:value-type="float">
            <text:p>-0.6006982146</text:p>
          </table:table-cell>
          <table:table-cell office:value-type="float" office:value="-0.85831198810323" calcext:value-type="float">
            <text:p>-0.8583119881</text:p>
          </table:table-cell>
          <table:table-cell office:value-type="float" office:value="-0.839019731129955" calcext:value-type="float">
            <text:p>-0.8390197311</text:p>
          </table:table-cell>
          <table:table-cell office:value-type="float" office:value="1.00244911897581" calcext:value-type="float">
            <text:p>1.002449119</text:p>
          </table:table-cell>
          <table:table-cell office:value-type="float" office:value="-1.32822926904476" calcext:value-type="float">
            <text:p>-1.328229269</text:p>
          </table:table-cell>
          <table:table-cell office:value-type="float" office:value="-0.72171949174717" calcext:value-type="float">
            <text:p>-0.7217194917</text:p>
          </table:table-cell>
          <table:table-cell office:value-type="float" office:value="-9.47293016501488" calcext:value-type="float">
            <text:p>-9.472930165</text:p>
          </table:table-cell>
          <table:table-cell office:value-type="float" office:value="-0.700393121221968" calcext:value-type="float">
            <text:p>-0.7003931212</text:p>
          </table:table-cell>
          <table:table-cell office:value-type="float" office:value="-1.41221535134282" calcext:value-type="float">
            <text:p>-1.4122153513</text:p>
          </table:table-cell>
          <table:table-cell office:value-type="float" office:value="0.555990257766623" calcext:value-type="float">
            <text:p>0.5559902578</text:p>
          </table:table-cell>
          <table:table-cell office:value-type="float" office:value="-0.472048926220487" calcext:value-type="float">
            <text:p>-0.4720489262</text:p>
          </table:table-cell>
          <table:table-cell office:value-type="float" office:value="-0.158876277429252" calcext:value-type="float">
            <text:p>-0.1588762774</text:p>
          </table:table-cell>
          <table:table-cell office:value-type="float" office:value="-2.35318933299272" calcext:value-type="float">
            <text:p>-2.353189333</text:p>
          </table:table-cell>
          <table:table-cell office:value-type="float" office:value="-0.672180857251409" calcext:value-type="float">
            <text:p>-0.6721808573</text:p>
          </table:table-cell>
          <table:table-cell office:value-type="float" office:value="0.612813915733612" calcext:value-type="float">
            <text:p>0.6128139157</text:p>
          </table:table-cell>
          <table:table-cell office:value-type="float" office:value="-0.14701665578114" calcext:value-type="float">
            <text:p>-0.1470166558</text:p>
          </table:table-cell>
          <table:table-cell office:value-type="float" office:value="0.580979176987915" calcext:value-type="float">
            <text:p>0.580979177</text:p>
          </table:table-cell>
          <table:table-cell office:value-type="float" office:value="-0.218416525467018" calcext:value-type="float">
            <text:p>-0.2184165255</text:p>
          </table:table-cell>
          <table:table-cell office:value-type="float" office:value="-0.333589587713268" calcext:value-type="float">
            <text:p>-0.3335895877</text:p>
          </table:table-cell>
          <table:table-cell office:value-type="float" office:value="0.277044016506886" calcext:value-type="float">
            <text:p>0.2770440165</text:p>
          </table:table-cell>
          <table:table-cell office:value-type="float" office:value="-0.598096255234234" calcext:value-type="float">
            <text:p>-0.5980962552</text:p>
          </table:table-cell>
          <table:table-cell office:value-type="float" office:value="-0.0168426485132585" calcext:value-type="float">
            <text:p>-0.0168426485</text:p>
          </table:table-cell>
          <table:table-cell office:value-type="float" office:value="-0.245110379398306" calcext:value-type="float">
            <text:p>-0.2451103794</text:p>
          </table:table-cell>
          <table:table-cell office:value-type="float" office:value="-0.357278203354822" calcext:value-type="float">
            <text:p>-0.3572782034</text:p>
          </table:table-cell>
          <table:table-cell office:value-type="float" office:value="-0.158387720663831" calcext:value-type="float">
            <text:p>-0.1583877207</text:p>
          </table:table-cell>
          <table:table-cell office:value-type="float" office:value="-0.43040513665773" calcext:value-type="float">
            <text:p>-0.4304051367</text:p>
          </table:table-cell>
          <table:table-cell office:value-type="float" office:value="0.0525349751433254" calcext:value-type="float">
            <text:p>0.0525349751</text:p>
          </table:table-cell>
          <table:table-cell office:value-type="float" office:value="-0.0112773403314935" calcext:value-type="float">
            <text:p>-0.0112773403</text:p>
          </table:table-cell>
          <table:table-cell office:value-type="float" office:value="-1.15230299473633" calcext:value-type="float">
            <text:p>-1.1523029947</text:p>
          </table:table-cell>
          <table:table-cell office:value-type="float" office:value="0.268758223556054" calcext:value-type="float">
            <text:p>0.2687582236</text:p>
          </table:table-cell>
          <table:table-cell office:value-type="float" office:value="0.565510290215379" calcext:value-type="float">
            <text:p>0.5655102902</text:p>
          </table:table-cell>
          <table:table-cell office:value-type="float" office:value="-1.99509571369527" calcext:value-type="float">
            <text:p>-1.9950957137</text:p>
          </table:table-cell>
          <table:table-cell office:value-type="float" office:value="1.34793965479496" calcext:value-type="float">
            <text:p>1.3479396548</text:p>
          </table:table-cell>
          <table:table-cell office:value-type="float" office:value="1.08685339522806" calcext:value-type="float">
            <text:p>1.0868533952</text:p>
          </table:table-cell>
          <table:table-cell office:value-type="float" office:value="0.672062403431175" calcext:value-type="float">
            <text:p>0.6720624034</text:p>
          </table:table-cell>
          <table:table-cell office:value-type="float" office:value="-1.59089835037785" calcext:value-type="float">
            <text:p>-1.5908983504</text:p>
          </table:table-cell>
          <table:table-cell office:value-type="float" office:value="-0.0775404782680165" calcext:value-type="float">
            <text:p>-0.0775404783</text:p>
          </table:table-cell>
          <table:table-cell office:value-type="float" office:value="-0.653522147414405" calcext:value-type="float">
            <text:p>-0.6535221474</text:p>
          </table:table-cell>
          <table:table-cell office:value-type="float" office:value="-0.341103197353993" calcext:value-type="float">
            <text:p>-0.3411031974</text:p>
          </table:table-cell>
          <table:table-cell office:value-type="float" office:value="1.11692883268163" calcext:value-type="float">
            <text:p>1.1169288327</text:p>
          </table:table-cell>
          <table:table-cell office:value-type="float" office:value="-0.209657176595574" calcext:value-type="float">
            <text:p>-0.2096571766</text:p>
          </table:table-cell>
          <table:table-cell office:value-type="float" office:value="2.25543627214726" calcext:value-type="float">
            <text:p>2.2554362721</text:p>
          </table:table-cell>
          <table:table-cell office:value-type="float" office:value="-0.244512390371041" calcext:value-type="float">
            <text:p>-0.2445123904</text:p>
          </table:table-cell>
          <table:table-cell office:value-type="float" office:value="-0.109485593737293" calcext:value-type="float">
            <text:p>-0.1094855937</text:p>
          </table:table-cell>
          <table:table-cell office:value-type="float" office:value="-0.51808448396204" calcext:value-type="float">
            <text:p>-0.518084484</text:p>
          </table:table-cell>
          <table:table-cell office:value-type="float" office:value="0.944909475527917" calcext:value-type="float">
            <text:p>0.9449094755</text:p>
          </table:table-cell>
          <table:table-cell office:value-type="float" office:value="-0.763586219824426" calcext:value-type="float">
            <text:p>-0.7635862198</text:p>
          </table:table-cell>
          <table:table-cell office:value-type="float" office:value="0.160828179963802" calcext:value-type="float">
            <text:p>0.16082818</text:p>
          </table:table-cell>
          <table:table-cell office:value-type="float" office:value="-0.804409203361714" calcext:value-type="float">
            <text:p>-0.8044092034</text:p>
          </table:table-cell>
          <table:table-cell office:value-type="float" office:value="1.18941710495834" calcext:value-type="float">
            <text:p>1.189417105</text:p>
          </table:table-cell>
          <table:table-cell office:value-type="float" office:value="-0.851141621019004" calcext:value-type="float">
            <text:p>-0.851141621</text:p>
          </table:table-cell>
          <table:table-cell office:value-type="float" office:value="-0.0959720331815517" calcext:value-type="float">
            <text:p>-0.0959720332</text:p>
          </table:table-cell>
          <table:table-cell office:value-type="float" office:value="-1.00944667083037" calcext:value-type="float">
            <text:p>-1.0094466708</text:p>
          </table:table-cell>
          <table:table-cell office:value-type="float" office:value="0.376191639925507" calcext:value-type="float">
            <text:p>0.3761916399</text:p>
          </table:table-cell>
          <table:table-cell office:value-type="float" office:value="0.508902922900486" calcext:value-type="float">
            <text:p>0.5089029229</text:p>
          </table:table-cell>
        </table:table-row>
        <table:table-row table:style-name="ro1">
          <table:table-cell office:value-type="string" calcext:value-type="string">
            <text:p>qurt</text:p>
          </table:table-cell>
          <table:table-cell office:value-type="float" office:value="-0.200821174027664" calcext:value-type="float">
            <text:p>-0.200821174</text:p>
          </table:table-cell>
          <table:table-cell office:value-type="float" office:value="0.00533670995154082" calcext:value-type="float">
            <text:p>0.00533671</text:p>
          </table:table-cell>
          <table:table-cell office:value-type="float" office:value="0.0911917197811317" calcext:value-type="float">
            <text:p>0.0911917198</text:p>
          </table:table-cell>
          <table:table-cell office:value-type="float" office:value="0.0438597217307733" calcext:value-type="float">
            <text:p>0.0438597217</text:p>
          </table:table-cell>
          <table:table-cell office:value-type="float" office:value="-0.0875446291023234" calcext:value-type="float">
            <text:p>-0.0875446291</text:p>
          </table:table-cell>
          <table:table-cell office:value-type="float" office:value="-0.0130630311621149" calcext:value-type="float">
            <text:p>-0.0130630312</text:p>
          </table:table-cell>
          <table:table-cell office:value-type="float" office:value="-0.108037954736173" calcext:value-type="float">
            <text:p>-0.1080379547</text:p>
          </table:table-cell>
          <table:table-cell office:value-type="float" office:value="0.0857539470205885" calcext:value-type="float">
            <text:p>0.085753947</text:p>
          </table:table-cell>
          <table:table-cell office:value-type="float" office:value="-0.137296245389159" calcext:value-type="float">
            <text:p>-0.1372962454</text:p>
          </table:table-cell>
          <table:table-cell office:value-type="float" office:value="-0.0730633318283528" calcext:value-type="float">
            <text:p>-0.0730633318</text:p>
          </table:table-cell>
          <table:table-cell office:value-type="float" office:value="-0.183718630303578" calcext:value-type="float">
            <text:p>-0.1837186303</text:p>
          </table:table-cell>
          <table:table-cell office:value-type="float" office:value="0.107130524303924" calcext:value-type="float">
            <text:p>0.1071305243</text:p>
          </table:table-cell>
          <table:table-cell office:value-type="float" office:value="0.202203990527378" calcext:value-type="float">
            <text:p>0.2022039905</text:p>
          </table:table-cell>
          <table:table-cell office:value-type="float" office:value="-0.0396643463157645" calcext:value-type="float">
            <text:p>-0.0396643463</text:p>
          </table:table-cell>
          <table:table-cell office:value-type="float" office:value="-0.0874418937521954" calcext:value-type="float">
            <text:p>-0.0874418938</text:p>
          </table:table-cell>
          <table:table-cell office:value-type="float" office:value="-0.155286258604188" calcext:value-type="float">
            <text:p>-0.1552862586</text:p>
          </table:table-cell>
          <table:table-cell office:value-type="float" office:value="-1.25373140236875" calcext:value-type="float">
            <text:p>-1.2537314024</text:p>
          </table:table-cell>
          <table:table-cell office:value-type="float" office:value="0.128277549789095" calcext:value-type="float">
            <text:p>0.1282775498</text:p>
          </table:table-cell>
          <table:table-cell office:value-type="float" office:value="-0.0720990516687625" calcext:value-type="float">
            <text:p>-0.0720990517</text:p>
          </table:table-cell>
          <table:table-cell office:value-type="float" office:value="0.0488630376153359" calcext:value-type="float">
            <text:p>0.0488630376</text:p>
          </table:table-cell>
          <table:table-cell office:value-type="float" office:value="-0.121080442134556" calcext:value-type="float">
            <text:p>-0.1210804421</text:p>
          </table:table-cell>
          <table:table-cell office:value-type="float" office:value="0.0251435923548866" calcext:value-type="float">
            <text:p>0.0251435924</text:p>
          </table:table-cell>
          <table:table-cell office:value-type="float" office:value="0.0220921113250816" calcext:value-type="float">
            <text:p>0.0220921113</text:p>
          </table:table-cell>
          <table:table-cell office:value-type="float" office:value="-0.0760058490542496" calcext:value-type="float">
            <text:p>-0.0760058491</text:p>
          </table:table-cell>
          <table:table-cell office:value-type="float" office:value="0.0323301044065112" calcext:value-type="float">
            <text:p>0.0323301044</text:p>
          </table:table-cell>
          <table:table-cell office:value-type="float" office:value="-0.0921590693902023" calcext:value-type="float">
            <text:p>-0.0921590694</text:p>
          </table:table-cell>
          <table:table-cell office:value-type="float" office:value="0.2100149899082" calcext:value-type="float">
            <text:p>0.2100149899</text:p>
          </table:table-cell>
          <table:table-cell office:value-type="float" office:value="-0.0218420638701612" calcext:value-type="float">
            <text:p>-0.0218420639</text:p>
          </table:table-cell>
          <table:table-cell office:value-type="float" office:value="-0.169901463493704" calcext:value-type="float">
            <text:p>-0.1699014635</text:p>
          </table:table-cell>
          <table:table-cell office:value-type="float" office:value="-0.0633596263512292" calcext:value-type="float">
            <text:p>-0.0633596264</text:p>
          </table:table-cell>
          <table:table-cell office:value-type="float" office:value="0.0118655463338938" calcext:value-type="float">
            <text:p>0.0118655463</text:p>
          </table:table-cell>
          <table:table-cell office:value-type="float" office:value="0.00119143905099547" calcext:value-type="float">
            <text:p>0.0011914391</text:p>
          </table:table-cell>
          <table:table-cell office:value-type="float" office:value="-0.0932919489291983" calcext:value-type="float">
            <text:p>-0.0932919489</text:p>
          </table:table-cell>
          <table:table-cell office:value-type="float" office:value="-0.00135587223381814" calcext:value-type="float">
            <text:p>-0.0013558722</text:p>
          </table:table-cell>
          <table:table-cell office:value-type="float" office:value="0.0839056998293561" calcext:value-type="float">
            <text:p>0.0839056998</text:p>
          </table:table-cell>
          <table:table-cell office:value-type="float" office:value="-0.0748819809809278" calcext:value-type="float">
            <text:p>-0.074881981</text:p>
          </table:table-cell>
          <table:table-cell office:value-type="float" office:value="-0.0785131428897856" calcext:value-type="float">
            <text:p>-0.0785131429</text:p>
          </table:table-cell>
          <table:table-cell office:value-type="float" office:value="0.130954984509494" calcext:value-type="float">
            <text:p>0.1309549845</text:p>
          </table:table-cell>
          <table:table-cell office:value-type="float" office:value="0.002568593734038" calcext:value-type="float">
            <text:p>0.0025685937</text:p>
          </table:table-cell>
          <table:table-cell office:value-type="float" office:value="-0.0258812209364376" calcext:value-type="float">
            <text:p>-0.0258812209</text:p>
          </table:table-cell>
          <table:table-cell office:value-type="float" office:value="0.0917130367354748" calcext:value-type="float">
            <text:p>0.0917130367</text:p>
          </table:table-cell>
          <table:table-cell office:value-type="float" office:value="0.0686904784812328" calcext:value-type="float">
            <text:p>0.0686904785</text:p>
          </table:table-cell>
          <table:table-cell office:value-type="float" office:value="-0.204944324101324" calcext:value-type="float">
            <text:p>-0.2049443241</text:p>
          </table:table-cell>
          <table:table-cell office:value-type="float" office:value="0.00465015787936301" calcext:value-type="float">
            <text:p>0.0046501579</text:p>
          </table:table-cell>
          <table:table-cell office:value-type="float" office:value="0.0140205292632076" calcext:value-type="float">
            <text:p>0.0140205293</text:p>
          </table:table-cell>
          <table:table-cell office:value-type="float" office:value="0.000605264849776745" calcext:value-type="float">
            <text:p>0.0006052648</text:p>
          </table:table-cell>
          <table:table-cell office:value-type="float" office:value="-0.0453980923235421" calcext:value-type="float">
            <text:p>-0.0453980923</text:p>
          </table:table-cell>
          <table:table-cell office:value-type="float" office:value="0.0765590851005738" calcext:value-type="float">
            <text:p>0.0765590851</text:p>
          </table:table-cell>
          <table:table-cell office:value-type="float" office:value="0.125297507040767" calcext:value-type="float">
            <text:p>0.125297507</text:p>
          </table:table-cell>
          <table:table-cell office:value-type="float" office:value="0.126002461510264" calcext:value-type="float">
            <text:p>0.1260024615</text:p>
          </table:table-cell>
          <table:table-cell office:value-type="float" office:value="0.108573694665989" calcext:value-type="float">
            <text:p>0.1085736947</text:p>
          </table:table-cell>
          <table:table-cell office:value-type="float" office:value="-0.111879050619688" calcext:value-type="float">
            <text:p>-0.1118790506</text:p>
          </table:table-cell>
          <table:table-cell office:value-type="float" office:value="0.0401451171164286" calcext:value-type="float">
            <text:p>0.0401451171</text:p>
          </table:table-cell>
          <table:table-cell office:value-type="float" office:value="0.101792899964903" calcext:value-type="float">
            <text:p>0.1017929</text:p>
          </table:table-cell>
          <table:table-cell office:value-type="float" office:value="0.0701016664169271" calcext:value-type="float">
            <text:p>0.0701016664</text:p>
          </table:table-cell>
          <table:table-cell office:value-type="float" office:value="-0.0296762138638009" calcext:value-type="float">
            <text:p>-0.0296762139</text:p>
          </table:table-cell>
          <table:table-cell office:value-type="float" office:value="0.0844739713731723" calcext:value-type="float">
            <text:p>0.0844739714</text:p>
          </table:table-cell>
          <table:table-cell office:value-type="float" office:value="-0.0265097174894357" calcext:value-type="float">
            <text:p>-0.0265097175</text:p>
          </table:table-cell>
          <table:table-cell office:value-type="float" office:value="-0.0885720602248064" calcext:value-type="float">
            <text:p>-0.0885720602</text:p>
          </table:table-cell>
          <table:table-cell office:value-type="float" office:value="-0.191564132655105" calcext:value-type="float">
            <text:p>-0.1915641327</text:p>
          </table:table-cell>
          <table:table-cell office:value-type="float" office:value="-0.0258103269966472" calcext:value-type="float">
            <text:p>-0.025810327</text:p>
          </table:table-cell>
          <table:table-cell office:value-type="float" office:value="0.00332778593179178" calcext:value-type="float">
            <text:p>0.0033277859</text:p>
          </table:table-cell>
          <table:table-cell office:value-type="float" office:value="0.105552939473317" calcext:value-type="float">
            <text:p>0.1055529395</text:p>
          </table:table-cell>
          <table:table-cell office:value-type="float" office:value="0.0391777222142087" calcext:value-type="float">
            <text:p>0.0391777222</text:p>
          </table:table-cell>
          <table:table-cell office:value-type="float" office:value="-0.0333474133695844" calcext:value-type="float">
            <text:p>-0.0333474134</text:p>
          </table:table-cell>
          <table:table-cell office:value-type="float" office:value="-0.111458392422125" calcext:value-type="float">
            <text:p>-0.1114583924</text:p>
          </table:table-cell>
          <table:table-cell office:value-type="float" office:value="0.018530973458897" calcext:value-type="float">
            <text:p>0.0185309735</text:p>
          </table:table-cell>
          <table:table-cell office:value-type="float" office:value="0.225885776590481" calcext:value-type="float">
            <text:p>0.2258857766</text:p>
          </table:table-cell>
          <table:table-cell office:value-type="float" office:value="-0.0968255366713018" calcext:value-type="float">
            <text:p>-0.0968255367</text:p>
          </table:table-cell>
          <table:table-cell office:value-type="float" office:value="0.0260070167410606" calcext:value-type="float">
            <text:p>0.0260070167</text:p>
          </table:table-cell>
          <table:table-cell office:value-type="float" office:value="0.157827036677926" calcext:value-type="float">
            <text:p>0.1578270367</text:p>
          </table:table-cell>
          <table:table-cell office:value-type="float" office:value="0.217793399864565" calcext:value-type="float">
            <text:p>0.2177933999</text:p>
          </table:table-cell>
          <table:table-cell office:value-type="float" office:value="0.513185097775222" calcext:value-type="float">
            <text:p>0.5131850978</text:p>
          </table:table-cell>
          <table:table-cell office:value-type="float" office:value="0.0135192953770768" calcext:value-type="float">
            <text:p>0.0135192954</text:p>
          </table:table-cell>
          <table:table-cell office:value-type="float" office:value="-0.055135819159545" calcext:value-type="float">
            <text:p>-0.0551358192</text:p>
          </table:table-cell>
          <table:table-cell office:value-type="float" office:value="-0.0111747544791568" calcext:value-type="float">
            <text:p>-0.0111747545</text:p>
          </table:table-cell>
          <table:table-cell office:value-type="float" office:value="-0.247223097767072" calcext:value-type="float">
            <text:p>-0.2472230978</text:p>
          </table:table-cell>
          <table:table-cell office:value-type="float" office:value="0.103123267404564" calcext:value-type="float">
            <text:p>0.1031232674</text:p>
          </table:table-cell>
          <table:table-cell office:value-type="float" office:value="0.0863421055142066" calcext:value-type="float">
            <text:p>0.0863421055</text:p>
          </table:table-cell>
          <table:table-cell office:value-type="float" office:value="0.059880460061389" calcext:value-type="float">
            <text:p>0.0598804601</text:p>
          </table:table-cell>
          <table:table-cell office:value-type="float" office:value="0.059814497038604" calcext:value-type="float">
            <text:p>0.059814497</text:p>
          </table:table-cell>
          <table:table-cell office:value-type="float" office:value="0.00356137462817659" calcext:value-type="float">
            <text:p>0.0035613746</text:p>
          </table:table-cell>
          <table:table-cell office:value-type="float" office:value="0.135215958210123" calcext:value-type="float">
            <text:p>0.1352159582</text:p>
          </table:table-cell>
          <table:table-cell office:value-type="float" office:value="-0.217646647951995" calcext:value-type="float">
            <text:p>-0.217646648</text:p>
          </table:table-cell>
          <table:table-cell office:value-type="float" office:value="-0.0239165696239335" calcext:value-type="float">
            <text:p>-0.0239165696</text:p>
          </table:table-cell>
          <table:table-cell office:value-type="float" office:value="-0.0342484379841772" calcext:value-type="float">
            <text:p>-0.034248438</text:p>
          </table:table-cell>
        </table:table-row>
        <table:table-row table:style-name="ro1">
          <table:table-cell office:value-type="string" calcext:value-type="string">
            <text:p>nbody</text:p>
          </table:table-cell>
          <table:table-cell office:value-type="float" office:value="-0.350722149810697" calcext:value-type="float">
            <text:p>-0.3507221498</text:p>
          </table:table-cell>
          <table:table-cell office:value-type="float" office:value="0.408561158770916" calcext:value-type="float">
            <text:p>0.4085611588</text:p>
          </table:table-cell>
          <table:table-cell office:value-type="float" office:value="-0.128407269208819" calcext:value-type="float">
            <text:p>-0.1284072692</text:p>
          </table:table-cell>
          <table:table-cell office:value-type="float" office:value="0.628546185583139" calcext:value-type="float">
            <text:p>0.6285461856</text:p>
          </table:table-cell>
          <table:table-cell office:value-type="float" office:value="-0.314509757190267" calcext:value-type="float">
            <text:p>-0.3145097572</text:p>
          </table:table-cell>
          <table:table-cell office:value-type="float" office:value="0.0911978041439161" calcext:value-type="float">
            <text:p>0.0911978041</text:p>
          </table:table-cell>
          <table:table-cell office:value-type="float" office:value="0.281774819141348" calcext:value-type="float">
            <text:p>0.2817748191</text:p>
          </table:table-cell>
          <table:table-cell office:value-type="float" office:value="0.325882552744629" calcext:value-type="float">
            <text:p>0.3258825527</text:p>
          </table:table-cell>
          <table:table-cell office:value-type="float" office:value="0.24166377724309" calcext:value-type="float">
            <text:p>0.2416637772</text:p>
          </table:table-cell>
          <table:table-cell office:value-type="float" office:value="-0.0999704433782314" calcext:value-type="float">
            <text:p>-0.0999704434</text:p>
          </table:table-cell>
          <table:table-cell office:value-type="float" office:value="0.320807542998906" calcext:value-type="float">
            <text:p>0.320807543</text:p>
          </table:table-cell>
          <table:table-cell office:value-type="float" office:value="-0.15875562868201" calcext:value-type="float">
            <text:p>-0.1587556287</text:p>
          </table:table-cell>
          <table:table-cell office:value-type="float" office:value="-1.23871968169069" calcext:value-type="float">
            <text:p>-1.2387196817</text:p>
          </table:table-cell>
          <table:table-cell office:value-type="float" office:value="0.0557643261373704" calcext:value-type="float">
            <text:p>0.0557643261</text:p>
          </table:table-cell>
          <table:table-cell office:value-type="float" office:value="-0.591905246683496" calcext:value-type="float">
            <text:p>-0.5919052467</text:p>
          </table:table-cell>
          <table:table-cell office:value-type="float" office:value="0.0326713503942214" calcext:value-type="float">
            <text:p>0.0326713504</text:p>
          </table:table-cell>
          <table:table-cell office:value-type="float" office:value="-0.0930372712610865" calcext:value-type="float">
            <text:p>-0.0930372713</text:p>
          </table:table-cell>
          <table:table-cell office:value-type="float" office:value="-0.11611568968135" calcext:value-type="float">
            <text:p>-0.1161156897</text:p>
          </table:table-cell>
          <table:table-cell office:value-type="float" office:value="-0.593699487893441" calcext:value-type="float">
            <text:p>-0.5936994879</text:p>
          </table:table-cell>
          <table:table-cell office:value-type="float" office:value="0.0231147609303672" calcext:value-type="float">
            <text:p>0.0231147609</text:p>
          </table:table-cell>
          <table:table-cell office:value-type="float" office:value="-0.364004477925629" calcext:value-type="float">
            <text:p>-0.3640044779</text:p>
          </table:table-cell>
          <table:table-cell office:value-type="float" office:value="0.232903149737529" calcext:value-type="float">
            <text:p>0.2329031497</text:p>
          </table:table-cell>
          <table:table-cell office:value-type="float" office:value="0.0967851484114327" calcext:value-type="float">
            <text:p>0.0967851484</text:p>
          </table:table-cell>
          <table:table-cell office:value-type="float" office:value="-0.361065619861988" calcext:value-type="float">
            <text:p>-0.3610656199</text:p>
          </table:table-cell>
          <table:table-cell office:value-type="float" office:value="-0.475109423734875" calcext:value-type="float">
            <text:p>-0.4751094237</text:p>
          </table:table-cell>
          <table:table-cell office:value-type="float" office:value="-0.132552973669631" calcext:value-type="float">
            <text:p>-0.1325529737</text:p>
          </table:table-cell>
          <table:table-cell office:value-type="float" office:value="0.955852312513649" calcext:value-type="float">
            <text:p>0.9558523125</text:p>
          </table:table-cell>
          <table:table-cell office:value-type="float" office:value="-0.231140473892142" calcext:value-type="float">
            <text:p>-0.2311404739</text:p>
          </table:table-cell>
          <table:table-cell office:value-type="float" office:value="-0.110906432650018" calcext:value-type="float">
            <text:p>-0.1109064327</text:p>
          </table:table-cell>
          <table:table-cell office:value-type="float" office:value="0.334180317889658" calcext:value-type="float">
            <text:p>0.3341803179</text:p>
          </table:table-cell>
          <table:table-cell office:value-type="float" office:value="-0.152425193076214" calcext:value-type="float">
            <text:p>-0.1524251931</text:p>
          </table:table-cell>
          <table:table-cell office:value-type="float" office:value="-0.199806193667822" calcext:value-type="float">
            <text:p>-0.1998061937</text:p>
          </table:table-cell>
          <table:table-cell office:value-type="float" office:value="-1.031195245805" calcext:value-type="float">
            <text:p>-1.0311952458</text:p>
          </table:table-cell>
          <table:table-cell office:value-type="float" office:value="0.443940012767521" calcext:value-type="float">
            <text:p>0.4439400128</text:p>
          </table:table-cell>
          <table:table-cell office:value-type="float" office:value="0.141398463744197" calcext:value-type="float">
            <text:p>0.1413984637</text:p>
          </table:table-cell>
          <table:table-cell office:value-type="float" office:value="0.679178574044925" calcext:value-type="float">
            <text:p>0.679178574</text:p>
          </table:table-cell>
          <table:table-cell office:value-type="float" office:value="0.00798273079554234" calcext:value-type="float">
            <text:p>0.0079827308</text:p>
          </table:table-cell>
          <table:table-cell office:value-type="float" office:value="-0.649304381226017" calcext:value-type="float">
            <text:p>-0.6493043812</text:p>
          </table:table-cell>
          <table:table-cell office:value-type="float" office:value="-0.280054663783336" calcext:value-type="float">
            <text:p>-0.2800546638</text:p>
          </table:table-cell>
          <table:table-cell office:value-type="float" office:value="0.370223011108615" calcext:value-type="float">
            <text:p>0.3702230111</text:p>
          </table:table-cell>
          <table:table-cell office:value-type="float" office:value="-0.318381167516828" calcext:value-type="float">
            <text:p>-0.3183811675</text:p>
          </table:table-cell>
          <table:table-cell office:value-type="float" office:value="-0.0370515121698189" calcext:value-type="float">
            <text:p>-0.0370515122</text:p>
          </table:table-cell>
          <table:table-cell office:value-type="float" office:value="0.313980900630044" calcext:value-type="float">
            <text:p>0.3139809006</text:p>
          </table:table-cell>
          <table:table-cell office:value-type="float" office:value="0.490991669363268" calcext:value-type="float">
            <text:p>0.4909916694</text:p>
          </table:table-cell>
          <table:table-cell office:value-type="float" office:value="0.230482594073341" calcext:value-type="float">
            <text:p>0.2304825941</text:p>
          </table:table-cell>
          <table:table-cell office:value-type="float" office:value="-0.613376447429188" calcext:value-type="float">
            <text:p>-0.6133764474</text:p>
          </table:table-cell>
          <table:table-cell office:value-type="float" office:value="-0.329103211769658" calcext:value-type="float">
            <text:p>-0.3291032118</text:p>
          </table:table-cell>
          <table:table-cell office:value-type="float" office:value="0.275059894034995" calcext:value-type="float">
            <text:p>0.275059894</text:p>
          </table:table-cell>
          <table:table-cell office:value-type="float" office:value="-5.2456496334446" calcext:value-type="float">
            <text:p>-5.2456496334</text:p>
          </table:table-cell>
          <table:table-cell office:value-type="float" office:value="-0.304808649925907" calcext:value-type="float">
            <text:p>-0.3048086499</text:p>
          </table:table-cell>
          <table:table-cell office:value-type="float" office:value="-0.08921358924464" calcext:value-type="float">
            <text:p>-0.0892135892</text:p>
          </table:table-cell>
          <table:table-cell office:value-type="float" office:value="-0.698133625281889" calcext:value-type="float">
            <text:p>-0.6981336253</text:p>
          </table:table-cell>
          <table:table-cell office:value-type="float" office:value="-0.914498289864143" calcext:value-type="float">
            <text:p>-0.9144982899</text:p>
          </table:table-cell>
          <table:table-cell office:value-type="float" office:value="0.0514806592292276" calcext:value-type="float">
            <text:p>0.0514806592</text:p>
          </table:table-cell>
          <table:table-cell office:value-type="float" office:value="-0.620952194446943" calcext:value-type="float">
            <text:p>-0.6209521944</text:p>
          </table:table-cell>
          <table:table-cell office:value-type="float" office:value="0.500179919644293" calcext:value-type="float">
            <text:p>0.5001799196</text:p>
          </table:table-cell>
          <table:table-cell office:value-type="float" office:value="-0.219058030191558" calcext:value-type="float">
            <text:p>-0.2190580302</text:p>
          </table:table-cell>
          <table:table-cell office:value-type="float" office:value="0.150702442383265" calcext:value-type="float">
            <text:p>0.1507024424</text:p>
          </table:table-cell>
          <table:table-cell office:value-type="float" office:value="0.0195214405280441" calcext:value-type="float">
            <text:p>0.0195214405</text:p>
          </table:table-cell>
          <table:table-cell office:value-type="float" office:value="1.59731224425379" calcext:value-type="float">
            <text:p>1.5973122443</text:p>
          </table:table-cell>
          <table:table-cell office:value-type="float" office:value="0.12773349642558" calcext:value-type="float">
            <text:p>0.1277334964</text:p>
          </table:table-cell>
          <table:table-cell office:value-type="float" office:value="-0.466161841761813" calcext:value-type="float">
            <text:p>-0.4661618418</text:p>
          </table:table-cell>
          <table:table-cell office:value-type="float" office:value="-0.229756978325228" calcext:value-type="float">
            <text:p>-0.2297569783</text:p>
          </table:table-cell>
          <table:table-cell office:value-type="float" office:value="-0.554542733765316" calcext:value-type="float">
            <text:p>-0.5545427338</text:p>
          </table:table-cell>
          <table:table-cell office:value-type="float" office:value="-0.096765029233025" calcext:value-type="float">
            <text:p>-0.0967650292</text:p>
          </table:table-cell>
          <table:table-cell office:value-type="float" office:value="0.592345078744607" calcext:value-type="float">
            <text:p>0.5923450787</text:p>
          </table:table-cell>
          <table:table-cell office:value-type="float" office:value="-1.03504214529014" calcext:value-type="float">
            <text:p>-1.0350421453</text:p>
          </table:table-cell>
          <table:table-cell office:value-type="float" office:value="-0.21128759419091" calcext:value-type="float">
            <text:p>-0.2112875942</text:p>
          </table:table-cell>
          <table:table-cell office:value-type="float" office:value="-0.1003138602048" calcext:value-type="float">
            <text:p>-0.1003138602</text:p>
          </table:table-cell>
          <table:table-cell office:value-type="float" office:value="0.0578249012592762" calcext:value-type="float">
            <text:p>0.0578249013</text:p>
          </table:table-cell>
          <table:table-cell office:value-type="float" office:value="-0.307644583869069" calcext:value-type="float">
            <text:p>-0.3076445839</text:p>
          </table:table-cell>
          <table:table-cell office:value-type="float" office:value="0.407512312609555" calcext:value-type="float">
            <text:p>0.4075123126</text:p>
          </table:table-cell>
          <table:table-cell office:value-type="float" office:value="1.59922242003643" calcext:value-type="float">
            <text:p>1.59922242</text:p>
          </table:table-cell>
          <table:table-cell office:value-type="float" office:value="-0.171781872467837" calcext:value-type="float">
            <text:p>-0.1717818725</text:p>
          </table:table-cell>
          <table:table-cell office:value-type="float" office:value="0.295033700987444" calcext:value-type="float">
            <text:p>0.295033701</text:p>
          </table:table-cell>
          <table:table-cell office:value-type="float" office:value="-0.213391679956157" calcext:value-type="float">
            <text:p>-0.21339168</text:p>
          </table:table-cell>
          <table:table-cell office:value-type="float" office:value="0.349895859283141" calcext:value-type="float">
            <text:p>0.3498958593</text:p>
          </table:table-cell>
          <table:table-cell office:value-type="float" office:value="0.00426404710038447" calcext:value-type="float">
            <text:p>0.0042640471</text:p>
          </table:table-cell>
          <table:table-cell office:value-type="float" office:value="-0.471842639957203" calcext:value-type="float">
            <text:p>-0.47184264</text:p>
          </table:table-cell>
          <table:table-cell office:value-type="float" office:value="-0.038932621675547" calcext:value-type="float">
            <text:p>-0.0389326217</text:p>
          </table:table-cell>
          <table:table-cell office:value-type="float" office:value="0.0772099789270392" calcext:value-type="float">
            <text:p>0.0772099789</text:p>
          </table:table-cell>
          <table:table-cell office:value-type="float" office:value="0.275214100099541" calcext:value-type="float">
            <text:p>0.2752141001</text:p>
          </table:table-cell>
          <table:table-cell office:value-type="float" office:value="-0.123756480857953" calcext:value-type="float">
            <text:p>-0.1237564809</text:p>
          </table:table-cell>
          <table:table-cell office:value-type="float" office:value="-0.0142193071329002" calcext:value-type="float">
            <text:p>-0.0142193071</text:p>
          </table:table-cell>
          <table:table-cell office:value-type="float" office:value="0.469340811326324" calcext:value-type="float">
            <text:p>0.4693408113</text:p>
          </table:table-cell>
          <table:table-cell office:value-type="float" office:value="0.777216616747767" calcext:value-type="float">
            <text:p>0.7772166167</text:p>
          </table:table-cell>
        </table:table-row>
        <table:table-row table:style-name="ro1">
          <table:table-cell office:value-type="string" calcext:value-type="string">
            <text:p>aha-mont64</text:p>
          </table:table-cell>
          <table:table-cell office:value-type="float" office:value="-1.91465568367288" calcext:value-type="float">
            <text:p>-1.9146556837</text:p>
          </table:table-cell>
          <table:table-cell office:value-type="float" office:value="2.08347096282348" calcext:value-type="float">
            <text:p>2.0834709628</text:p>
          </table:table-cell>
          <table:table-cell office:value-type="float" office:value="6.00200219662369" calcext:value-type="float">
            <text:p>6.0020021966</text:p>
          </table:table-cell>
          <table:table-cell office:value-type="float" office:value="-0.303251652408443" calcext:value-type="float">
            <text:p>-0.3032516524</text:p>
          </table:table-cell>
          <table:table-cell office:value-type="float" office:value="-1.41949652852466" calcext:value-type="float">
            <text:p>-1.4194965285</text:p>
          </table:table-cell>
          <table:table-cell office:value-type="float" office:value="0.449950775590572" calcext:value-type="float">
            <text:p>0.4499507756</text:p>
          </table:table-cell>
          <table:table-cell office:value-type="float" office:value="-3.35802153598678" calcext:value-type="float">
            <text:p>-3.358021536</text:p>
          </table:table-cell>
          <table:table-cell office:value-type="float" office:value="-0.941997724791436" calcext:value-type="float">
            <text:p>-0.9419977248</text:p>
          </table:table-cell>
          <table:table-cell office:value-type="float" office:value="5.1097070488001" calcext:value-type="float">
            <text:p>5.1097070488</text:p>
          </table:table-cell>
          <table:table-cell office:value-type="float" office:value="-0.192239495673045" calcext:value-type="float">
            <text:p>-0.1922394957</text:p>
          </table:table-cell>
          <table:table-cell office:value-type="float" office:value="0.790581980219683" calcext:value-type="float">
            <text:p>0.7905819802</text:p>
          </table:table-cell>
          <table:table-cell office:value-type="float" office:value="4.48708119803771" calcext:value-type="float">
            <text:p>4.487081198</text:p>
          </table:table-cell>
          <table:table-cell office:value-type="float" office:value="-11.0523194331083" calcext:value-type="float">
            <text:p>-11.0523194331</text:p>
          </table:table-cell>
          <table:table-cell office:value-type="float" office:value="0.900193307993499" calcext:value-type="float">
            <text:p>0.900193308</text:p>
          </table:table-cell>
          <table:table-cell office:value-type="float" office:value="1.11387143523996" calcext:value-type="float">
            <text:p>1.1138714352</text:p>
          </table:table-cell>
          <table:table-cell office:value-type="float" office:value="-0.929771261957688" calcext:value-type="float">
            <text:p>-0.929771262</text:p>
          </table:table-cell>
          <table:table-cell office:value-type="float" office:value="0.318553046846191" calcext:value-type="float">
            <text:p>0.3185530468</text:p>
          </table:table-cell>
          <table:table-cell office:value-type="float" office:value="3.54461790384588" calcext:value-type="float">
            <text:p>3.5446179038</text:p>
          </table:table-cell>
          <table:table-cell office:value-type="float" office:value="-2.65628297705106" calcext:value-type="float">
            <text:p>-2.6562829771</text:p>
          </table:table-cell>
          <table:table-cell office:value-type="float" office:value="-1.9844925672356" calcext:value-type="float">
            <text:p>-1.9844925672</text:p>
          </table:table-cell>
          <table:table-cell office:value-type="float" office:value="1.39912096059174" calcext:value-type="float">
            <text:p>1.3991209606</text:p>
          </table:table-cell>
          <table:table-cell office:value-type="float" office:value="5.84057715307236" calcext:value-type="float">
            <text:p>5.8405771531</text:p>
          </table:table-cell>
          <table:table-cell office:value-type="float" office:value="-1.58745099451148" calcext:value-type="float">
            <text:p>-1.5874509945</text:p>
          </table:table-cell>
          <table:table-cell office:value-type="float" office:value="3.52728180655135" calcext:value-type="float">
            <text:p>3.5272818066</text:p>
          </table:table-cell>
          <table:table-cell office:value-type="float" office:value="-0.163401213415137" calcext:value-type="float">
            <text:p>-0.1634012134</text:p>
          </table:table-cell>
          <table:table-cell office:value-type="float" office:value="0.366336947185655" calcext:value-type="float">
            <text:p>0.3663369472</text:p>
          </table:table-cell>
          <table:table-cell office:value-type="float" office:value="-0.469762147788868" calcext:value-type="float">
            <text:p>-0.4697621478</text:p>
          </table:table-cell>
          <table:table-cell office:value-type="float" office:value="3.0232531613304" calcext:value-type="float">
            <text:p>3.0232531613</text:p>
          </table:table-cell>
          <table:table-cell office:value-type="float" office:value="4.6012917856804" calcext:value-type="float">
            <text:p>4.6012917857</text:p>
          </table:table-cell>
          <table:table-cell office:value-type="float" office:value="-0.876901996259936" calcext:value-type="float">
            <text:p>-0.8769019963</text:p>
          </table:table-cell>
          <table:table-cell office:value-type="float" office:value="-4.74625025753883" calcext:value-type="float">
            <text:p>-4.7462502575</text:p>
          </table:table-cell>
          <table:table-cell office:value-type="float" office:value="-2.51681948977103" calcext:value-type="float">
            <text:p>-2.5168194898</text:p>
          </table:table-cell>
          <table:table-cell office:value-type="float" office:value="-1.6364981944868" calcext:value-type="float">
            <text:p>-1.6364981945</text:p>
          </table:table-cell>
          <table:table-cell office:value-type="float" office:value="2.20064300105775" calcext:value-type="float">
            <text:p>2.2006430011</text:p>
          </table:table-cell>
          <table:table-cell office:value-type="float" office:value="0.251549538908433" calcext:value-type="float">
            <text:p>0.2515495389</text:p>
          </table:table-cell>
          <table:table-cell office:value-type="float" office:value="6.08301388351612" calcext:value-type="float">
            <text:p>6.0830138835</text:p>
          </table:table-cell>
          <table:table-cell office:value-type="float" office:value="-3.82109798388687" calcext:value-type="float">
            <text:p>-3.8210979839</text:p>
          </table:table-cell>
          <table:table-cell office:value-type="float" office:value="6.64467884522113" calcext:value-type="float">
            <text:p>6.6446788452</text:p>
          </table:table-cell>
          <table:table-cell office:value-type="float" office:value="-1.55715369937952" calcext:value-type="float">
            <text:p>-1.5571536994</text:p>
          </table:table-cell>
          <table:table-cell office:value-type="float" office:value="-6.83913644908603" calcext:value-type="float">
            <text:p>-6.8391364491</text:p>
          </table:table-cell>
          <table:table-cell office:value-type="float" office:value="-6.03255556058775" calcext:value-type="float">
            <text:p>-6.0325555606</text:p>
          </table:table-cell>
          <table:table-cell office:value-type="float" office:value="0.648525732114125" calcext:value-type="float">
            <text:p>0.6485257321</text:p>
          </table:table-cell>
          <table:table-cell office:value-type="float" office:value="-0.126073474802961" calcext:value-type="float">
            <text:p>-0.1260734748</text:p>
          </table:table-cell>
          <table:table-cell office:value-type="float" office:value="-1.97082673019248" calcext:value-type="float">
            <text:p>-1.9708267302</text:p>
          </table:table-cell>
          <table:table-cell office:value-type="float" office:value="0.228127984782772" calcext:value-type="float">
            <text:p>0.2281279848</text:p>
          </table:table-cell>
          <table:table-cell office:value-type="float" office:value="0.314558715666434" calcext:value-type="float">
            <text:p>0.3145587157</text:p>
          </table:table-cell>
          <table:table-cell office:value-type="float" office:value="-3.37488135791538" calcext:value-type="float">
            <text:p>-3.3748813579</text:p>
          </table:table-cell>
          <table:table-cell office:value-type="float" office:value="0.152513007380513" calcext:value-type="float">
            <text:p>0.1525130074</text:p>
          </table:table-cell>
          <table:table-cell office:value-type="float" office:value="-17.102885966921" calcext:value-type="float">
            <text:p>-17.1028859669</text:p>
          </table:table-cell>
          <table:table-cell office:value-type="float" office:value="-1.3136792937932" calcext:value-type="float">
            <text:p>-1.3136792938</text:p>
          </table:table-cell>
          <table:table-cell office:value-type="float" office:value="0.167413037703919" calcext:value-type="float">
            <text:p>0.1674130377</text:p>
          </table:table-cell>
          <table:table-cell office:value-type="float" office:value="0.099037158175017" calcext:value-type="float">
            <text:p>0.0990371582</text:p>
          </table:table-cell>
          <table:table-cell office:value-type="float" office:value="-3.11134863290731" calcext:value-type="float">
            <text:p>-3.1113486329</text:p>
          </table:table-cell>
          <table:table-cell office:value-type="float" office:value="-4.92311831728744" calcext:value-type="float">
            <text:p>-4.9231183173</text:p>
          </table:table-cell>
          <table:table-cell office:value-type="float" office:value="1.76746621210587" calcext:value-type="float">
            <text:p>1.7674662121</text:p>
          </table:table-cell>
          <table:table-cell office:value-type="float" office:value="1.22504298973838" calcext:value-type="float">
            <text:p>1.2250429897</text:p>
          </table:table-cell>
          <table:table-cell office:value-type="float" office:value="4.73040362428775" calcext:value-type="float">
            <text:p>4.7304036243</text:p>
          </table:table-cell>
          <table:table-cell office:value-type="float" office:value="-0.260133133478252" calcext:value-type="float">
            <text:p>-0.2601331335</text:p>
          </table:table-cell>
          <table:table-cell office:value-type="float" office:value="-2.40891622773108" calcext:value-type="float">
            <text:p>-2.4089162277</text:p>
          </table:table-cell>
          <table:table-cell office:value-type="float" office:value="8.05240362001143" calcext:value-type="float">
            <text:p>8.05240362</text:p>
          </table:table-cell>
          <table:table-cell office:value-type="float" office:value="-4.02834538708436" calcext:value-type="float">
            <text:p>-4.0283453871</text:p>
          </table:table-cell>
          <table:table-cell office:value-type="float" office:value="0.929516627925396" calcext:value-type="float">
            <text:p>0.9295166279</text:p>
          </table:table-cell>
          <table:table-cell office:value-type="float" office:value="2.52189071716545" calcext:value-type="float">
            <text:p>2.5218907172</text:p>
          </table:table-cell>
          <table:table-cell office:value-type="float" office:value="-6.2682381016022" calcext:value-type="float">
            <text:p>-6.2682381016</text:p>
          </table:table-cell>
          <table:table-cell office:value-type="float" office:value="2.87014962204679" calcext:value-type="float">
            <text:p>2.870149622</text:p>
          </table:table-cell>
          <table:table-cell office:value-type="float" office:value="-3.11681725268883" calcext:value-type="float">
            <text:p>-3.1168172527</text:p>
          </table:table-cell>
          <table:table-cell office:value-type="float" office:value="8.16679832450043" calcext:value-type="float">
            <text:p>8.1667983245</text:p>
          </table:table-cell>
          <table:table-cell office:value-type="float" office:value="4.56206683524231" calcext:value-type="float">
            <text:p>4.5620668352</text:p>
          </table:table-cell>
          <table:table-cell office:value-type="float" office:value="0.0538235223800412" calcext:value-type="float">
            <text:p>0.0538235224</text:p>
          </table:table-cell>
          <table:table-cell office:value-type="float" office:value="6.55451901760923" calcext:value-type="float">
            <text:p>6.5545190176</text:p>
          </table:table-cell>
          <table:table-cell office:value-type="float" office:value="-0.431551700390783" calcext:value-type="float">
            <text:p>-0.4315517004</text:p>
          </table:table-cell>
          <table:table-cell office:value-type="float" office:value="1.48367110242847" calcext:value-type="float">
            <text:p>1.4836711024</text:p>
          </table:table-cell>
          <table:table-cell office:value-type="float" office:value="8.94462437215817" calcext:value-type="float">
            <text:p>8.9446243722</text:p>
          </table:table-cell>
          <table:table-cell office:value-type="float" office:value="-1.14194460620806" calcext:value-type="float">
            <text:p>-1.1419446062</text:p>
          </table:table-cell>
          <table:table-cell office:value-type="float" office:value="4.05221913217964" calcext:value-type="float">
            <text:p>4.0522191322</text:p>
          </table:table-cell>
          <table:table-cell office:value-type="float" office:value="3.67949211908441" calcext:value-type="float">
            <text:p>3.6794921191</text:p>
          </table:table-cell>
          <table:table-cell office:value-type="float" office:value="-1.9749695484015" calcext:value-type="float">
            <text:p>-1.9749695484</text:p>
          </table:table-cell>
          <table:table-cell office:value-type="float" office:value="-4.17519575174023" calcext:value-type="float">
            <text:p>-4.1751957517</text:p>
          </table:table-cell>
          <table:table-cell office:value-type="float" office:value="0.125564379890793" calcext:value-type="float">
            <text:p>0.1255643799</text:p>
          </table:table-cell>
          <table:table-cell office:value-type="float" office:value="-2.52055236578483" calcext:value-type="float">
            <text:p>-2.5205523658</text:p>
          </table:table-cell>
          <table:table-cell office:value-type="float" office:value="-2.91354891943354" calcext:value-type="float">
            <text:p>-2.9135489194</text:p>
          </table:table-cell>
          <table:table-cell office:value-type="float" office:value="4.60631602819295" calcext:value-type="float">
            <text:p>4.6063160282</text:p>
          </table:table-cell>
          <table:table-cell office:value-type="float" office:value="-3.71511500011626" calcext:value-type="float">
            <text:p>-3.7151150001</text:p>
          </table:table-cell>
          <table:table-cell office:value-type="float" office:value="3.37631076364772" calcext:value-type="float">
            <text:p>3.3763107636</text:p>
          </table:table-cell>
          <table:table-cell office:value-type="float" office:value="1.00123439840101" calcext:value-type="float">
            <text:p>1.0012343984</text:p>
          </table:table-cell>
          <table:table-cell office:value-type="float" office:value="-4.67088201864554" calcext:value-type="float">
            <text:p>-4.6708820186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0.322362857875287" calcext:value-type="float">
            <text:p>0.3223628579</text:p>
          </table:table-cell>
          <table:table-cell office:value-type="float" office:value="0.327052557610506" calcext:value-type="float">
            <text:p>0.3270525576</text:p>
          </table:table-cell>
          <table:table-cell office:value-type="float" office:value="-0.332750196425527" calcext:value-type="float">
            <text:p>-0.3327501964</text:p>
          </table:table-cell>
          <table:table-cell office:value-type="float" office:value="-0.532186627479288" calcext:value-type="float">
            <text:p>-0.5321866275</text:p>
          </table:table-cell>
          <table:table-cell office:value-type="float" office:value="-0.113678596989234" calcext:value-type="float">
            <text:p>-0.113678597</text:p>
          </table:table-cell>
          <table:table-cell office:value-type="float" office:value="-0.171333907747959" calcext:value-type="float">
            <text:p>-0.1713339077</text:p>
          </table:table-cell>
          <table:table-cell office:value-type="float" office:value="0.305917197509489" calcext:value-type="float">
            <text:p>0.3059171975</text:p>
          </table:table-cell>
          <table:table-cell office:value-type="float" office:value="-0.168746965418337" calcext:value-type="float">
            <text:p>-0.1687469654</text:p>
          </table:table-cell>
          <table:table-cell office:value-type="float" office:value="-0.0995380599263864" calcext:value-type="float">
            <text:p>-0.0995380599</text:p>
          </table:table-cell>
          <table:table-cell office:value-type="float" office:value="0.0135635399271563" calcext:value-type="float">
            <text:p>0.0135635399</text:p>
          </table:table-cell>
          <table:table-cell office:value-type="float" office:value="0.0229044997353296" calcext:value-type="float">
            <text:p>0.0229044997</text:p>
          </table:table-cell>
          <table:table-cell office:value-type="float" office:value="-0.555591863534882" calcext:value-type="float">
            <text:p>-0.5555918635</text:p>
          </table:table-cell>
          <table:table-cell office:value-type="float" office:value="0.064557940096883" calcext:value-type="float">
            <text:p>0.0645579401</text:p>
          </table:table-cell>
          <table:table-cell office:value-type="float" office:value="-0.391375684114926" calcext:value-type="float">
            <text:p>-0.3913756841</text:p>
          </table:table-cell>
          <table:table-cell office:value-type="float" office:value="-0.50338636418189" calcext:value-type="float">
            <text:p>-0.5033863642</text:p>
          </table:table-cell>
          <table:table-cell office:value-type="float" office:value="0.0539697105834446" calcext:value-type="float">
            <text:p>0.0539697106</text:p>
          </table:table-cell>
          <table:table-cell office:value-type="float" office:value="-0.0276981482688365" calcext:value-type="float">
            <text:p>-0.0276981483</text:p>
          </table:table-cell>
          <table:table-cell office:value-type="float" office:value="-0.477627200896552" calcext:value-type="float">
            <text:p>-0.4776272009</text:p>
          </table:table-cell>
          <table:table-cell office:value-type="float" office:value="-0.0562357596040173" calcext:value-type="float">
            <text:p>-0.0562357596</text:p>
          </table:table-cell>
          <table:table-cell office:value-type="float" office:value="0.0104271174639202" calcext:value-type="float">
            <text:p>0.0104271175</text:p>
          </table:table-cell>
          <table:table-cell office:value-type="float" office:value="-0.137482551299067" calcext:value-type="float">
            <text:p>-0.1374825513</text:p>
          </table:table-cell>
          <table:table-cell office:value-type="float" office:value="-0.100757228441842" calcext:value-type="float">
            <text:p>-0.1007572284</text:p>
          </table:table-cell>
          <table:table-cell office:value-type="float" office:value="0.0642159354427108" calcext:value-type="float">
            <text:p>0.0642159354</text:p>
          </table:table-cell>
          <table:table-cell office:value-type="float" office:value="0.330898880072108" calcext:value-type="float">
            <text:p>0.3308988801</text:p>
          </table:table-cell>
          <table:table-cell office:value-type="float" office:value="-0.503270818153181" calcext:value-type="float">
            <text:p>-0.5032708182</text:p>
          </table:table-cell>
          <table:table-cell office:value-type="float" office:value="0.214153680127317" calcext:value-type="float">
            <text:p>0.2141536801</text:p>
          </table:table-cell>
          <table:table-cell office:value-type="float" office:value="0.390313509184486" calcext:value-type="float">
            <text:p>0.3903135092</text:p>
          </table:table-cell>
          <table:table-cell office:value-type="float" office:value="0.114711705054966" calcext:value-type="float">
            <text:p>0.1147117051</text:p>
          </table:table-cell>
          <table:table-cell office:value-type="float" office:value="-0.614438130385274" calcext:value-type="float">
            <text:p>-0.6144381304</text:p>
          </table:table-cell>
          <table:table-cell office:value-type="float" office:value="0.266654712624827" calcext:value-type="float">
            <text:p>0.2666547126</text:p>
          </table:table-cell>
          <table:table-cell office:value-type="float" office:value="0.08089361456977" calcext:value-type="float">
            <text:p>0.0808936146</text:p>
          </table:table-cell>
          <table:table-cell office:value-type="float" office:value="-0.600592055086151" calcext:value-type="float">
            <text:p>-0.6005920551</text:p>
          </table:table-cell>
          <table:table-cell office:value-type="float" office:value="-0.498868015621712" calcext:value-type="float">
            <text:p>-0.4988680156</text:p>
          </table:table-cell>
          <table:table-cell office:value-type="float" office:value="0.0893406160603043" calcext:value-type="float">
            <text:p>0.0893406161</text:p>
          </table:table-cell>
          <table:table-cell office:value-type="float" office:value="0.121408330573558" calcext:value-type="float">
            <text:p>0.1214083306</text:p>
          </table:table-cell>
          <table:table-cell office:value-type="float" office:value="0.089441224965143" calcext:value-type="float">
            <text:p>0.089441225</text:p>
          </table:table-cell>
          <table:table-cell office:value-type="float" office:value="0.0849975858947348" calcext:value-type="float">
            <text:p>0.0849975859</text:p>
          </table:table-cell>
          <table:table-cell office:value-type="float" office:value="-0.834099052974757" calcext:value-type="float">
            <text:p>-0.834099053</text:p>
          </table:table-cell>
          <table:table-cell office:value-type="float" office:value="0.026457772441012" calcext:value-type="float">
            <text:p>0.0264577724</text:p>
          </table:table-cell>
          <table:table-cell office:value-type="float" office:value="-0.176717763293415" calcext:value-type="float">
            <text:p>-0.1767177633</text:p>
          </table:table-cell>
          <table:table-cell office:value-type="float" office:value="0.265748531518267" calcext:value-type="float">
            <text:p>0.2657485315</text:p>
          </table:table-cell>
          <table:table-cell office:value-type="float" office:value="0.121032129253048" calcext:value-type="float">
            <text:p>0.1210321293</text:p>
          </table:table-cell>
          <table:table-cell office:value-type="float" office:value="0.161455783121519" calcext:value-type="float">
            <text:p>0.1614557831</text:p>
          </table:table-cell>
          <table:table-cell office:value-type="float" office:value="-0.312881811157449" calcext:value-type="float">
            <text:p>-0.3128818112</text:p>
          </table:table-cell>
          <table:table-cell office:value-type="float" office:value="-0.108724056028794" calcext:value-type="float">
            <text:p>-0.108724056</text:p>
          </table:table-cell>
          <table:table-cell office:value-type="float" office:value="0.272747604672669" calcext:value-type="float">
            <text:p>0.2727476047</text:p>
          </table:table-cell>
          <table:table-cell office:value-type="float" office:value="0.12496362977018" calcext:value-type="float">
            <text:p>0.1249636298</text:p>
          </table:table-cell>
          <table:table-cell office:value-type="float" office:value="0.201890055195908" calcext:value-type="float">
            <text:p>0.2018900552</text:p>
          </table:table-cell>
          <table:table-cell office:value-type="float" office:value="0.29068604487085" calcext:value-type="float">
            <text:p>0.2906860449</text:p>
          </table:table-cell>
          <table:table-cell office:value-type="float" office:value="0.45693778642925" calcext:value-type="float">
            <text:p>0.4569377864</text:p>
          </table:table-cell>
          <table:table-cell office:value-type="float" office:value="-0.0390603781454486" calcext:value-type="float">
            <text:p>-0.0390603781</text:p>
          </table:table-cell>
          <table:table-cell office:value-type="float" office:value="0.303023451196428" calcext:value-type="float">
            <text:p>0.3030234512</text:p>
          </table:table-cell>
          <table:table-cell office:value-type="float" office:value="0.339262270067249" calcext:value-type="float">
            <text:p>0.3392622701</text:p>
          </table:table-cell>
          <table:table-cell office:value-type="float" office:value="-0.104778864481727" calcext:value-type="float">
            <text:p>-0.1047788645</text:p>
          </table:table-cell>
          <table:table-cell office:value-type="float" office:value="-0.200773433100726" calcext:value-type="float">
            <text:p>-0.2007734331</text:p>
          </table:table-cell>
          <table:table-cell office:value-type="float" office:value="-0.0481898250743438" calcext:value-type="float">
            <text:p>-0.0481898251</text:p>
          </table:table-cell>
          <table:table-cell office:value-type="float" office:value="0.0866452684340053" calcext:value-type="float">
            <text:p>0.0866452684</text:p>
          </table:table-cell>
          <table:table-cell office:value-type="float" office:value="0.0224899092298196" calcext:value-type="float">
            <text:p>0.0224899092</text:p>
          </table:table-cell>
          <table:table-cell office:value-type="float" office:value="0.335551541761007" calcext:value-type="float">
            <text:p>0.3355515418</text:p>
          </table:table-cell>
          <table:table-cell office:value-type="float" office:value="-0.0847956664335633" calcext:value-type="float">
            <text:p>-0.0847956664</text:p>
          </table:table-cell>
          <table:table-cell office:value-type="float" office:value="-0.24541717621444" calcext:value-type="float">
            <text:p>-0.2454171762</text:p>
          </table:table-cell>
          <table:table-cell office:value-type="float" office:value="-0.571449643338983" calcext:value-type="float">
            <text:p>-0.5714496433</text:p>
          </table:table-cell>
          <table:table-cell office:value-type="float" office:value="-0.964122551288439" calcext:value-type="float">
            <text:p>-0.9641225513</text:p>
          </table:table-cell>
          <table:table-cell office:value-type="float" office:value="-0.324244672229085" calcext:value-type="float">
            <text:p>-0.3242446722</text:p>
          </table:table-cell>
          <table:table-cell office:value-type="float" office:value="0.404691823219044" calcext:value-type="float">
            <text:p>0.4046918232</text:p>
          </table:table-cell>
          <table:table-cell office:value-type="float" office:value="0.00517435326562003" calcext:value-type="float">
            <text:p>0.0051743533</text:p>
          </table:table-cell>
          <table:table-cell office:value-type="float" office:value="-0.379124114356043" calcext:value-type="float">
            <text:p>-0.3791241144</text:p>
          </table:table-cell>
          <table:table-cell office:value-type="float" office:value="-0.0607182592001653" calcext:value-type="float">
            <text:p>-0.0607182592</text:p>
          </table:table-cell>
          <table:table-cell office:value-type="float" office:value="0.171796483307075" calcext:value-type="float">
            <text:p>0.1717964833</text:p>
          </table:table-cell>
          <table:table-cell office:value-type="float" office:value="-0.667004418788274" calcext:value-type="float">
            <text:p>-0.6670044188</text:p>
          </table:table-cell>
          <table:table-cell office:value-type="float" office:value="-0.106735216452649" calcext:value-type="float">
            <text:p>-0.1067352165</text:p>
          </table:table-cell>
          <table:table-cell office:value-type="float" office:value="-0.103629511853328" calcext:value-type="float">
            <text:p>-0.1036295119</text:p>
          </table:table-cell>
          <table:table-cell office:value-type="float" office:value="0.359109041176219" calcext:value-type="float">
            <text:p>0.3591090412</text:p>
          </table:table-cell>
          <table:table-cell office:value-type="float" office:value="-0.336788126615566" calcext:value-type="float">
            <text:p>-0.3367881266</text:p>
          </table:table-cell>
          <table:table-cell office:value-type="float" office:value="0.224428761590554" calcext:value-type="float">
            <text:p>0.2244287616</text:p>
          </table:table-cell>
          <table:table-cell office:value-type="float" office:value="0.0202888858544254" calcext:value-type="float">
            <text:p>0.0202888859</text:p>
          </table:table-cell>
          <table:table-cell office:value-type="float" office:value="-0.349303227396929" calcext:value-type="float">
            <text:p>-0.3493032274</text:p>
          </table:table-cell>
          <table:table-cell office:value-type="float" office:value="0.136981823525962" calcext:value-type="float">
            <text:p>0.1369818235</text:p>
          </table:table-cell>
          <table:table-cell office:value-type="float" office:value="0.185232302171517" calcext:value-type="float">
            <text:p>0.1852323022</text:p>
          </table:table-cell>
          <table:table-cell office:value-type="float" office:value="-0.284689277723494" calcext:value-type="float">
            <text:p>-0.2846892777</text:p>
          </table:table-cell>
          <table:table-cell office:value-type="float" office:value="0.193722409928049" calcext:value-type="float">
            <text:p>0.1937224099</text:p>
          </table:table-cell>
          <table:table-cell office:value-type="float" office:value="-0.229329174693732" calcext:value-type="float">
            <text:p>-0.2293291747</text:p>
          </table:table-cell>
          <table:table-cell office:value-type="float" office:value="-0.342367488090037" calcext:value-type="float">
            <text:p>-0.3423674881</text:p>
          </table:table-cell>
          <table:table-cell office:value-type="float" office:value="0.0263460538505689" calcext:value-type="float">
            <text:p>0.0263460539</text:p>
          </table:table-cell>
          <table:table-cell office:value-type="float" office:value="-0.0622390747545588" calcext:value-type="float">
            <text:p>-0.0622390748</text:p>
          </table:table-cell>
          <table:table-cell office:value-type="float" office:value="-0.116875975223025" calcext:value-type="float">
            <text:p>-0.1168759752</text:p>
          </table:table-cell>
        </table:table-row>
        <table:table-row table:style-name="ro1">
          <table:table-cell office:value-type="string" calcext:value-type="string">
            <text:p>edn</text:p>
          </table:table-cell>
          <table:table-cell office:value-type="float" office:value="1.03733819355391" calcext:value-type="float">
            <text:p>1.0373381936</text:p>
          </table:table-cell>
          <table:table-cell office:value-type="float" office:value="-0.608942210502449" calcext:value-type="float">
            <text:p>-0.6089422105</text:p>
          </table:table-cell>
          <table:table-cell office:value-type="float" office:value="-0.392858722290223" calcext:value-type="float">
            <text:p>-0.3928587223</text:p>
          </table:table-cell>
          <table:table-cell office:value-type="float" office:value="0.824011139127899" calcext:value-type="float">
            <text:p>0.8240111391</text:p>
          </table:table-cell>
          <table:table-cell office:value-type="float" office:value="1.44632266429824" calcext:value-type="float">
            <text:p>1.4463226643</text:p>
          </table:table-cell>
          <table:table-cell office:value-type="float" office:value="-1.01774945303731" calcext:value-type="float">
            <text:p>-1.017749453</text:p>
          </table:table-cell>
          <table:table-cell office:value-type="float" office:value="0.672277007053271" calcext:value-type="float">
            <text:p>0.6722770071</text:p>
          </table:table-cell>
          <table:table-cell office:value-type="float" office:value="1.85851597902298" calcext:value-type="float">
            <text:p>1.858515979</text:p>
          </table:table-cell>
          <table:table-cell office:value-type="float" office:value="0.505605981524842" calcext:value-type="float">
            <text:p>0.5056059815</text:p>
          </table:table-cell>
          <table:table-cell office:value-type="float" office:value="1.41517770691919" calcext:value-type="float">
            <text:p>1.4151777069</text:p>
          </table:table-cell>
          <table:table-cell office:value-type="float" office:value="-1.55785620710389" calcext:value-type="float">
            <text:p>-1.5578562071</text:p>
          </table:table-cell>
          <table:table-cell office:value-type="float" office:value="-0.79088769004547" calcext:value-type="float">
            <text:p>-0.79088769</text:p>
          </table:table-cell>
          <table:table-cell office:value-type="float" office:value="-0.782067000340973" calcext:value-type="float">
            <text:p>-0.7820670003</text:p>
          </table:table-cell>
          <table:table-cell office:value-type="float" office:value="-0.698317135715741" calcext:value-type="float">
            <text:p>-0.6983171357</text:p>
          </table:table-cell>
          <table:table-cell office:value-type="float" office:value="-0.873974504771589" calcext:value-type="float">
            <text:p>-0.8739745048</text:p>
          </table:table-cell>
          <table:table-cell office:value-type="float" office:value="0.0328111163805736" calcext:value-type="float">
            <text:p>0.0328111164</text:p>
          </table:table-cell>
          <table:table-cell office:value-type="float" office:value="2.20678466089754" calcext:value-type="float">
            <text:p>2.2067846609</text:p>
          </table:table-cell>
          <table:table-cell office:value-type="float" office:value="-4.84017663303471" calcext:value-type="float">
            <text:p>-4.840176633</text:p>
          </table:table-cell>
          <table:table-cell office:value-type="float" office:value="-0.860975069923122" calcext:value-type="float">
            <text:p>-0.8609750699</text:p>
          </table:table-cell>
          <table:table-cell office:value-type="float" office:value="-0.796630450052193" calcext:value-type="float">
            <text:p>-0.7966304501</text:p>
          </table:table-cell>
          <table:table-cell office:value-type="float" office:value="-1.3387935965377" calcext:value-type="float">
            <text:p>-1.3387935965</text:p>
          </table:table-cell>
          <table:table-cell office:value-type="float" office:value="1.25272139304749" calcext:value-type="float">
            <text:p>1.252721393</text:p>
          </table:table-cell>
          <table:table-cell office:value-type="float" office:value="-0.266913443840461" calcext:value-type="float">
            <text:p>-0.2669134438</text:p>
          </table:table-cell>
          <table:table-cell office:value-type="float" office:value="0.454499072067192" calcext:value-type="float">
            <text:p>0.4544990721</text:p>
          </table:table-cell>
          <table:table-cell office:value-type="float" office:value="-0.773284087872164" calcext:value-type="float">
            <text:p>-0.7732840879</text:p>
          </table:table-cell>
          <table:table-cell office:value-type="float" office:value="-0.911303812349125" calcext:value-type="float">
            <text:p>-0.9113038123</text:p>
          </table:table-cell>
          <table:table-cell office:value-type="float" office:value="-1.59468487616618" calcext:value-type="float">
            <text:p>-1.5946848762</text:p>
          </table:table-cell>
          <table:table-cell office:value-type="float" office:value="1.09344402909741" calcext:value-type="float">
            <text:p>1.0934440291</text:p>
          </table:table-cell>
          <table:table-cell office:value-type="float" office:value="0.108142927935893" calcext:value-type="float">
            <text:p>0.1081429279</text:p>
          </table:table-cell>
          <table:table-cell office:value-type="float" office:value="2.04056880277199" calcext:value-type="float">
            <text:p>2.0405688028</text:p>
          </table:table-cell>
          <table:table-cell office:value-type="float" office:value="-1.11737741003184" calcext:value-type="float">
            <text:p>-1.11737741</text:p>
          </table:table-cell>
          <table:table-cell office:value-type="float" office:value="-2.16820661205998" calcext:value-type="float">
            <text:p>-2.1682066121</text:p>
          </table:table-cell>
          <table:table-cell office:value-type="float" office:value="-0.566725348495174" calcext:value-type="float">
            <text:p>-0.5667253485</text:p>
          </table:table-cell>
          <table:table-cell office:value-type="float" office:value="1.41869747488441" calcext:value-type="float">
            <text:p>1.4186974749</text:p>
          </table:table-cell>
          <table:table-cell office:value-type="float" office:value="-0.0252501445679138" calcext:value-type="float">
            <text:p>-0.0252501446</text:p>
          </table:table-cell>
          <table:table-cell office:value-type="float" office:value="0.169722131247852" calcext:value-type="float">
            <text:p>0.1697221312</text:p>
          </table:table-cell>
          <table:table-cell office:value-type="float" office:value="-0.207697198416994" calcext:value-type="float">
            <text:p>-0.2076971984</text:p>
          </table:table-cell>
          <table:table-cell office:value-type="float" office:value="-0.873655302741823" calcext:value-type="float">
            <text:p>-0.8736553027</text:p>
          </table:table-cell>
          <table:table-cell office:value-type="float" office:value="-0.310447446251991" calcext:value-type="float">
            <text:p>-0.3104474463</text:p>
          </table:table-cell>
          <table:table-cell office:value-type="float" office:value="0.357883075278341" calcext:value-type="float">
            <text:p>0.3578830753</text:p>
          </table:table-cell>
          <table:table-cell office:value-type="float" office:value="-1.08126105685248" calcext:value-type="float">
            <text:p>-1.0812610569</text:p>
          </table:table-cell>
          <table:table-cell office:value-type="float" office:value="0.0607658530403298" calcext:value-type="float">
            <text:p>0.060765853</text:p>
          </table:table-cell>
          <table:table-cell office:value-type="float" office:value="-0.618710480379149" calcext:value-type="float">
            <text:p>-0.6187104804</text:p>
          </table:table-cell>
          <table:table-cell office:value-type="float" office:value="0.75721184062788" calcext:value-type="float">
            <text:p>0.7572118406</text:p>
          </table:table-cell>
          <table:table-cell office:value-type="float" office:value="1.38756311504777" calcext:value-type="float">
            <text:p>1.387563115</text:p>
          </table:table-cell>
          <table:table-cell office:value-type="float" office:value="-0.186084048087382" calcext:value-type="float">
            <text:p>-0.1860840481</text:p>
          </table:table-cell>
          <table:table-cell office:value-type="float" office:value="1.08663253860797" calcext:value-type="float">
            <text:p>1.0866325386</text:p>
          </table:table-cell>
          <table:table-cell office:value-type="float" office:value="1.10877780509057" calcext:value-type="float">
            <text:p>1.1087778051</text:p>
          </table:table-cell>
          <table:table-cell office:value-type="float" office:value="-1.38241325415618" calcext:value-type="float">
            <text:p>-1.3824132542</text:p>
          </table:table-cell>
          <table:table-cell office:value-type="float" office:value="0.795416848079469" calcext:value-type="float">
            <text:p>0.7954168481</text:p>
          </table:table-cell>
          <table:table-cell office:value-type="float" office:value="1.40109571787706" calcext:value-type="float">
            <text:p>1.4010957179</text:p>
          </table:table-cell>
          <table:table-cell office:value-type="float" office:value="-0.49521456603279" calcext:value-type="float">
            <text:p>-0.495214566</text:p>
          </table:table-cell>
          <table:table-cell office:value-type="float" office:value="0.693745241721653" calcext:value-type="float">
            <text:p>0.6937452417</text:p>
          </table:table-cell>
          <table:table-cell office:value-type="float" office:value="0.161574955936555" calcext:value-type="float">
            <text:p>0.1615749559</text:p>
          </table:table-cell>
          <table:table-cell office:value-type="float" office:value="0.618962126509782" calcext:value-type="float">
            <text:p>0.6189621265</text:p>
          </table:table-cell>
          <table:table-cell office:value-type="float" office:value="0.977136083567197" calcext:value-type="float">
            <text:p>0.9771360836</text:p>
          </table:table-cell>
          <table:table-cell office:value-type="float" office:value="-1.55724483200337" calcext:value-type="float">
            <text:p>-1.557244832</text:p>
          </table:table-cell>
          <table:table-cell office:value-type="float" office:value="2.14096209623132" calcext:value-type="float">
            <text:p>2.1409620962</text:p>
          </table:table-cell>
          <table:table-cell office:value-type="float" office:value="3.24620943983149" calcext:value-type="float">
            <text:p>3.2462094398</text:p>
          </table:table-cell>
          <table:table-cell office:value-type="float" office:value="-0.46201759379323" calcext:value-type="float">
            <text:p>-0.4620175938</text:p>
          </table:table-cell>
          <table:table-cell office:value-type="float" office:value="-1.81545952809933" calcext:value-type="float">
            <text:p>-1.8154595281</text:p>
          </table:table-cell>
          <table:table-cell office:value-type="float" office:value="-2.04327738762474" calcext:value-type="float">
            <text:p>-2.0432773876</text:p>
          </table:table-cell>
          <table:table-cell office:value-type="float" office:value="-0.990345923868841" calcext:value-type="float">
            <text:p>-0.9903459239</text:p>
          </table:table-cell>
          <table:table-cell office:value-type="float" office:value="-6.25607626361336" calcext:value-type="float">
            <text:p>-6.2560762636</text:p>
          </table:table-cell>
          <table:table-cell office:value-type="float" office:value="0.153404158237668" calcext:value-type="float">
            <text:p>0.1534041582</text:p>
          </table:table-cell>
          <table:table-cell office:value-type="float" office:value="1.47449956706815" calcext:value-type="float">
            <text:p>1.4744995671</text:p>
          </table:table-cell>
          <table:table-cell office:value-type="float" office:value="-1.90097342764804" calcext:value-type="float">
            <text:p>-1.9009734276</text:p>
          </table:table-cell>
          <table:table-cell office:value-type="float" office:value="-0.0551552813614339" calcext:value-type="float">
            <text:p>-0.0551552814</text:p>
          </table:table-cell>
          <table:table-cell office:value-type="float" office:value="0.606235704024989" calcext:value-type="float">
            <text:p>0.606235704</text:p>
          </table:table-cell>
          <table:table-cell office:value-type="float" office:value="2.44610531327043" calcext:value-type="float">
            <text:p>2.4461053133</text:p>
          </table:table-cell>
          <table:table-cell office:value-type="float" office:value="0.362543873397795" calcext:value-type="float">
            <text:p>0.3625438734</text:p>
          </table:table-cell>
          <table:table-cell office:value-type="float" office:value="1.03746121881037" calcext:value-type="float">
            <text:p>1.0374612188</text:p>
          </table:table-cell>
          <table:table-cell office:value-type="float" office:value="-0.817993944303516" calcext:value-type="float">
            <text:p>-0.8179939443</text:p>
          </table:table-cell>
          <table:table-cell office:value-type="float" office:value="-0.498795291239211" calcext:value-type="float">
            <text:p>-0.4987952912</text:p>
          </table:table-cell>
          <table:table-cell office:value-type="float" office:value="0.909942730539394" calcext:value-type="float">
            <text:p>0.9099427305</text:p>
          </table:table-cell>
          <table:table-cell office:value-type="float" office:value="-0.666570330401878" calcext:value-type="float">
            <text:p>-0.6665703304</text:p>
          </table:table-cell>
          <table:table-cell office:value-type="float" office:value="3.97454613212397" calcext:value-type="float">
            <text:p>3.9745461321</text:p>
          </table:table-cell>
          <table:table-cell office:value-type="float" office:value="-2.38128813989774" calcext:value-type="float">
            <text:p>-2.3812881399</text:p>
          </table:table-cell>
          <table:table-cell office:value-type="float" office:value="-0.358023039290775" calcext:value-type="float">
            <text:p>-0.3580230393</text:p>
          </table:table-cell>
          <table:table-cell office:value-type="float" office:value="0.790408357901909" calcext:value-type="float">
            <text:p>0.7904083579</text:p>
          </table:table-cell>
          <table:table-cell office:value-type="float" office:value="-0.429557673468581" calcext:value-type="float">
            <text:p>-0.4295576735</text:p>
          </table:table-cell>
          <table:table-cell office:value-type="float" office:value="0.468441667279758" calcext:value-type="float">
            <text:p>0.4684416673</text:p>
          </table:table-cell>
          <table:table-cell office:value-type="float" office:value="-1.68539363400372" calcext:value-type="float">
            <text:p>-1.685393634</text:p>
          </table:table-cell>
          <table:table-cell office:value-type="float" office:value="0.241935308026259" calcext:value-type="float">
            <text:p>0.241935308</text:p>
          </table:table-cell>
          <table:table-cell office:value-type="float" office:value="-0.837023788943113" calcext:value-type="float">
            <text:p>-0.8370237889</text:p>
          </table:table-cell>
          <table:table-cell office:value-type="float" office:value="-0.229882461257646" calcext:value-type="float">
            <text:p>-0.2298824613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0.968824313199777" calcext:value-type="float">
            <text:p>0.9688243132</text:p>
          </table:table-cell>
          <table:table-cell office:value-type="float" office:value="-2.22245831731026" calcext:value-type="float">
            <text:p>-2.2224583173</text:p>
          </table:table-cell>
          <table:table-cell office:value-type="float" office:value="-1.88019618374701" calcext:value-type="float">
            <text:p>-1.8801961837</text:p>
          </table:table-cell>
          <table:table-cell office:value-type="float" office:value="-3.36184547641922" calcext:value-type="float">
            <text:p>-3.3618454764</text:p>
          </table:table-cell>
          <table:table-cell office:value-type="float" office:value="2.17381863553404" calcext:value-type="float">
            <text:p>2.1738186355</text:p>
          </table:table-cell>
          <table:table-cell office:value-type="float" office:value="-0.234628484344919" calcext:value-type="float">
            <text:p>-0.2346284843</text:p>
          </table:table-cell>
          <table:table-cell office:value-type="float" office:value="1.39837124544243" calcext:value-type="float">
            <text:p>1.3983712454</text:p>
          </table:table-cell>
          <table:table-cell office:value-type="float" office:value="0.923119957534491" calcext:value-type="float">
            <text:p>0.9231199575</text:p>
          </table:table-cell>
          <table:table-cell office:value-type="float" office:value="0.923177880159664" calcext:value-type="float">
            <text:p>0.9231778802</text:p>
          </table:table-cell>
          <table:table-cell office:value-type="float" office:value="1.87918523038826" calcext:value-type="float">
            <text:p>1.8791852304</text:p>
          </table:table-cell>
          <table:table-cell office:value-type="float" office:value="-0.58921244043435" calcext:value-type="float">
            <text:p>-0.5892124404</text:p>
          </table:table-cell>
          <table:table-cell office:value-type="float" office:value="-0.449091292449171" calcext:value-type="float">
            <text:p>-0.4490912924</text:p>
          </table:table-cell>
          <table:table-cell office:value-type="float" office:value="-0.485768706669114" calcext:value-type="float">
            <text:p>-0.4857687067</text:p>
          </table:table-cell>
          <table:table-cell office:value-type="float" office:value="0.560579884298207" calcext:value-type="float">
            <text:p>0.5605798843</text:p>
          </table:table-cell>
          <table:table-cell office:value-type="float" office:value="-2.41109632372075" calcext:value-type="float">
            <text:p>-2.4110963237</text:p>
          </table:table-cell>
          <table:table-cell office:value-type="float" office:value="-1.49270893373985" calcext:value-type="float">
            <text:p>-1.4927089337</text:p>
          </table:table-cell>
          <table:table-cell office:value-type="float" office:value="1.12581797289249" calcext:value-type="float">
            <text:p>1.1258179729</text:p>
          </table:table-cell>
          <table:table-cell office:value-type="float" office:value="-1.90990089935835" calcext:value-type="float">
            <text:p>-1.9099008994</text:p>
          </table:table-cell>
          <table:table-cell office:value-type="float" office:value="-1.66107941762474" calcext:value-type="float">
            <text:p>-1.6610794176</text:p>
          </table:table-cell>
          <table:table-cell office:value-type="float" office:value="0.233492117911854" calcext:value-type="float">
            <text:p>0.2334921179</text:p>
          </table:table-cell>
          <table:table-cell office:value-type="float" office:value="-2.58864388648553" calcext:value-type="float">
            <text:p>-2.5886438865</text:p>
          </table:table-cell>
          <table:table-cell office:value-type="float" office:value="0.0761659837469302" calcext:value-type="float">
            <text:p>0.0761659837</text:p>
          </table:table-cell>
          <table:table-cell office:value-type="float" office:value="0.701895073355366" calcext:value-type="float">
            <text:p>0.7018950734</text:p>
          </table:table-cell>
          <table:table-cell office:value-type="float" office:value="0.16494718094116" calcext:value-type="float">
            <text:p>0.1649471809</text:p>
          </table:table-cell>
          <table:table-cell office:value-type="float" office:value="-2.38502314134912" calcext:value-type="float">
            <text:p>-2.3850231413</text:p>
          </table:table-cell>
          <table:table-cell office:value-type="float" office:value="-0.671877485094995" calcext:value-type="float">
            <text:p>-0.6718774851</text:p>
          </table:table-cell>
          <table:table-cell office:value-type="float" office:value="0.584490488353117" calcext:value-type="float">
            <text:p>0.5844904884</text:p>
          </table:table-cell>
          <table:table-cell office:value-type="float" office:value="-0.968624386430225" calcext:value-type="float">
            <text:p>-0.9686243864</text:p>
          </table:table-cell>
          <table:table-cell office:value-type="float" office:value="-0.255712558235243" calcext:value-type="float">
            <text:p>-0.2557125582</text:p>
          </table:table-cell>
          <table:table-cell office:value-type="float" office:value="1.43508295846609" calcext:value-type="float">
            <text:p>1.4350829585</text:p>
          </table:table-cell>
          <table:table-cell office:value-type="float" office:value="-0.436362380232471" calcext:value-type="float">
            <text:p>-0.4363623802</text:p>
          </table:table-cell>
          <table:table-cell office:value-type="float" office:value="-4.07126542384967" calcext:value-type="float">
            <text:p>-4.0712654238</text:p>
          </table:table-cell>
          <table:table-cell office:value-type="float" office:value="-1.03191771596576" calcext:value-type="float">
            <text:p>-1.031917716</text:p>
          </table:table-cell>
          <table:table-cell office:value-type="float" office:value="2.19490770987559" calcext:value-type="float">
            <text:p>2.1949077099</text:p>
          </table:table-cell>
          <table:table-cell office:value-type="float" office:value="1.54018369781681" calcext:value-type="float">
            <text:p>1.5401836978</text:p>
          </table:table-cell>
          <table:table-cell office:value-type="float" office:value="1.10872967361704" calcext:value-type="float">
            <text:p>1.1087296736</text:p>
          </table:table-cell>
          <table:table-cell office:value-type="float" office:value="-1.71414174179836" calcext:value-type="float">
            <text:p>-1.7141417418</text:p>
          </table:table-cell>
          <table:table-cell office:value-type="float" office:value="-3.58465303852867" calcext:value-type="float">
            <text:p>-3.5846530385</text:p>
          </table:table-cell>
          <table:table-cell office:value-type="float" office:value="-1.83244275247203" calcext:value-type="float">
            <text:p>-1.8324427525</text:p>
          </table:table-cell>
          <table:table-cell office:value-type="float" office:value="-2.90155338936066" calcext:value-type="float">
            <text:p>-2.9015533894</text:p>
          </table:table-cell>
          <table:table-cell office:value-type="float" office:value="-3.46699799116448" calcext:value-type="float">
            <text:p>-3.4669979912</text:p>
          </table:table-cell>
          <table:table-cell office:value-type="float" office:value="1.19127700025831" calcext:value-type="float">
            <text:p>1.1912770003</text:p>
          </table:table-cell>
          <table:table-cell office:value-type="float" office:value="-1.91912854553741" calcext:value-type="float">
            <text:p>-1.9191285455</text:p>
          </table:table-cell>
          <table:table-cell office:value-type="float" office:value="-0.276111552046417" calcext:value-type="float">
            <text:p>-0.276111552</text:p>
          </table:table-cell>
          <table:table-cell office:value-type="float" office:value="1.69434941109226" calcext:value-type="float">
            <text:p>1.6943494111</text:p>
          </table:table-cell>
          <table:table-cell office:value-type="float" office:value="-0.278635601277114" calcext:value-type="float">
            <text:p>-0.2786356013</text:p>
          </table:table-cell>
          <table:table-cell office:value-type="float" office:value="0.389997215178108" calcext:value-type="float">
            <text:p>0.3899972152</text:p>
          </table:table-cell>
          <table:table-cell office:value-type="float" office:value="0.426820253565234" calcext:value-type="float">
            <text:p>0.4268202536</text:p>
          </table:table-cell>
          <table:table-cell office:value-type="float" office:value="-0.318541803242956" calcext:value-type="float">
            <text:p>-0.3185418032</text:p>
          </table:table-cell>
          <table:table-cell office:value-type="float" office:value="0.205064750638465" calcext:value-type="float">
            <text:p>0.2050647506</text:p>
          </table:table-cell>
          <table:table-cell office:value-type="float" office:value="0.485279972399319" calcext:value-type="float">
            <text:p>0.4852799724</text:p>
          </table:table-cell>
          <table:table-cell office:value-type="float" office:value="-0.456417323463451" calcext:value-type="float">
            <text:p>-0.4564173235</text:p>
          </table:table-cell>
          <table:table-cell office:value-type="float" office:value="0.0650310769665628" calcext:value-type="float">
            <text:p>0.065031077</text:p>
          </table:table-cell>
          <table:table-cell office:value-type="float" office:value="-0.759687743798536" calcext:value-type="float">
            <text:p>-0.7596877438</text:p>
          </table:table-cell>
          <table:table-cell office:value-type="float" office:value="0.269111546812538" calcext:value-type="float">
            <text:p>0.2691115468</text:p>
          </table:table-cell>
          <table:table-cell office:value-type="float" office:value="0.190152658001801" calcext:value-type="float">
            <text:p>0.190152658</text:p>
          </table:table-cell>
          <table:table-cell office:value-type="float" office:value="-2.14103730679334" calcext:value-type="float">
            <text:p>-2.1410373068</text:p>
          </table:table-cell>
          <table:table-cell office:value-type="float" office:value="0.13566596248479" calcext:value-type="float">
            <text:p>0.1356659625</text:p>
          </table:table-cell>
          <table:table-cell office:value-type="float" office:value="3.94316807323848" calcext:value-type="float">
            <text:p>3.9431680732</text:p>
          </table:table-cell>
          <table:table-cell office:value-type="float" office:value="-0.168947409375007" calcext:value-type="float">
            <text:p>-0.1689474094</text:p>
          </table:table-cell>
          <table:table-cell office:value-type="float" office:value="-1.31505236335614" calcext:value-type="float">
            <text:p>-1.3150523634</text:p>
          </table:table-cell>
          <table:table-cell office:value-type="float" office:value="-0.961335505799238" calcext:value-type="float">
            <text:p>-0.9613355058</text:p>
          </table:table-cell>
          <table:table-cell office:value-type="float" office:value="-3.91223706716567" calcext:value-type="float">
            <text:p>-3.9122370672</text:p>
          </table:table-cell>
          <table:table-cell office:value-type="float" office:value="-0.799628856993048" calcext:value-type="float">
            <text:p>-0.799628857</text:p>
          </table:table-cell>
          <table:table-cell office:value-type="float" office:value="0.14807703757724" calcext:value-type="float">
            <text:p>0.1480770376</text:p>
          </table:table-cell>
          <table:table-cell office:value-type="float" office:value="0.200046976694475" calcext:value-type="float">
            <text:p>0.2000469767</text:p>
          </table:table-cell>
          <table:table-cell office:value-type="float" office:value="-3.16503249673864" calcext:value-type="float">
            <text:p>-3.1650324967</text:p>
          </table:table-cell>
          <table:table-cell office:value-type="float" office:value="1.21704137398588" calcext:value-type="float">
            <text:p>1.217041374</text:p>
          </table:table-cell>
          <table:table-cell office:value-type="float" office:value="0.395947166397958" calcext:value-type="float">
            <text:p>0.3959471664</text:p>
          </table:table-cell>
          <table:table-cell office:value-type="float" office:value="-0.299428509298353" calcext:value-type="float">
            <text:p>-0.2994285093</text:p>
          </table:table-cell>
          <table:table-cell office:value-type="float" office:value="-1.02142439156558" calcext:value-type="float">
            <text:p>-1.0214243916</text:p>
          </table:table-cell>
          <table:table-cell office:value-type="float" office:value="0.223554682117288" calcext:value-type="float">
            <text:p>0.2235546821</text:p>
          </table:table-cell>
          <table:table-cell office:value-type="float" office:value="-0.116916039050527" calcext:value-type="float">
            <text:p>-0.1169160391</text:p>
          </table:table-cell>
          <table:table-cell office:value-type="float" office:value="-1.75359212467839" calcext:value-type="float">
            <text:p>-1.7535921247</text:p>
          </table:table-cell>
          <table:table-cell office:value-type="float" office:value="0.590559332391362" calcext:value-type="float">
            <text:p>0.5905593324</text:p>
          </table:table-cell>
          <table:table-cell office:value-type="float" office:value="-3.06293591824552" calcext:value-type="float">
            <text:p>-3.0629359182</text:p>
          </table:table-cell>
          <table:table-cell office:value-type="float" office:value="-1.56480330703371" calcext:value-type="float">
            <text:p>-1.564803307</text:p>
          </table:table-cell>
          <table:table-cell office:value-type="float" office:value="-2.56287396380087" calcext:value-type="float">
            <text:p>-2.5628739638</text:p>
          </table:table-cell>
          <table:table-cell office:value-type="float" office:value="2.15824840999762" calcext:value-type="float">
            <text:p>2.15824841</text:p>
          </table:table-cell>
          <table:table-cell office:value-type="float" office:value="-0.365245370009716" calcext:value-type="float">
            <text:p>-0.36524537</text:p>
          </table:table-cell>
          <table:table-cell office:value-type="float" office:value="0.325637054881349" calcext:value-type="float">
            <text:p>0.3256370549</text:p>
          </table:table-cell>
          <table:table-cell office:value-type="float" office:value="-0.999231610555705" calcext:value-type="float">
            <text:p>-0.9992316106</text:p>
          </table:table-cell>
          <table:table-cell office:value-type="float" office:value="-1.48174305420482" calcext:value-type="float">
            <text:p>-1.4817430542</text:p>
          </table:table-cell>
          <table:table-cell office:value-type="float" office:value="0.346549160812727" calcext:value-type="float">
            <text:p>0.3465491608</text:p>
          </table:table-cell>
          <table:table-cell office:value-type="float" office:value="-0.56584039765494" calcext:value-type="float">
            <text:p>-0.5658403977</text:p>
          </table:table-cell>
          <table:table-cell office:value-type="float" office:value="-0.263821890702439" calcext:value-type="float">
            <text:p>-0.2638218907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float" office:value="-5.52294576219952" calcext:value-type="float">
            <text:p>-5.5229457622</text:p>
          </table:table-cell>
          <table:table-cell office:value-type="float" office:value="9.33805483682708" calcext:value-type="float">
            <text:p>9.3380548368</text:p>
          </table:table-cell>
          <table:table-cell office:value-type="float" office:value="5.61932052007235" calcext:value-type="float">
            <text:p>5.6193205201</text:p>
          </table:table-cell>
          <table:table-cell office:value-type="float" office:value="5.42852759396202" calcext:value-type="float">
            <text:p>5.428527594</text:p>
          </table:table-cell>
          <table:table-cell office:value-type="float" office:value="-5.39216404451664" calcext:value-type="float">
            <text:p>-5.3921640445</text:p>
          </table:table-cell>
          <table:table-cell office:value-type="float" office:value="-0.467853530094538" calcext:value-type="float">
            <text:p>-0.4678535301</text:p>
          </table:table-cell>
          <table:table-cell office:value-type="float" office:value="4.11259267850435" calcext:value-type="float">
            <text:p>4.1125926785</text:p>
          </table:table-cell>
          <table:table-cell office:value-type="float" office:value="0.344358023411579" calcext:value-type="float">
            <text:p>0.3443580234</text:p>
          </table:table-cell>
          <table:table-cell office:value-type="float" office:value="2.55055102932261" calcext:value-type="float">
            <text:p>2.5505510293</text:p>
          </table:table-cell>
          <table:table-cell office:value-type="float" office:value="0.959812816144718" calcext:value-type="float">
            <text:p>0.9598128161</text:p>
          </table:table-cell>
          <table:table-cell office:value-type="float" office:value="6.90000025227745" calcext:value-type="float">
            <text:p>6.9000002523</text:p>
          </table:table-cell>
          <table:table-cell office:value-type="float" office:value="3.78318932833247" calcext:value-type="float">
            <text:p>3.7831893283</text:p>
          </table:table-cell>
          <table:table-cell office:value-type="float" office:value="-14.1214010386704" calcext:value-type="float">
            <text:p>-14.1214010387</text:p>
          </table:table-cell>
          <table:table-cell office:value-type="float" office:value="-1.98259432623095" calcext:value-type="float">
            <text:p>-1.9825943262</text:p>
          </table:table-cell>
          <table:table-cell office:value-type="float" office:value="-0.925357879773719" calcext:value-type="float">
            <text:p>-0.9253578798</text:p>
          </table:table-cell>
          <table:table-cell office:value-type="float" office:value="2.19005523658256" calcext:value-type="float">
            <text:p>2.1900552366</text:p>
          </table:table-cell>
          <table:table-cell office:value-type="float" office:value="-3.3038018941977" calcext:value-type="float">
            <text:p>-3.3038018942</text:p>
          </table:table-cell>
          <table:table-cell office:value-type="float" office:value="-0.0770164696919178" calcext:value-type="float">
            <text:p>-0.0770164697</text:p>
          </table:table-cell>
          <table:table-cell office:value-type="float" office:value="-5.39344411592732" calcext:value-type="float">
            <text:p>-5.3934441159</text:p>
          </table:table-cell>
          <table:table-cell office:value-type="float" office:value="2.49672489755614" calcext:value-type="float">
            <text:p>2.4967248976</text:p>
          </table:table-cell>
          <table:table-cell office:value-type="float" office:value="1.64059669449539" calcext:value-type="float">
            <text:p>1.6405966945</text:p>
          </table:table-cell>
          <table:table-cell office:value-type="float" office:value="4.50687979543824" calcext:value-type="float">
            <text:p>4.5068797954</text:p>
          </table:table-cell>
          <table:table-cell office:value-type="float" office:value="-5.1063374227911" calcext:value-type="float">
            <text:p>-5.1063374228</text:p>
          </table:table-cell>
          <table:table-cell office:value-type="float" office:value="-6.11551770207352" calcext:value-type="float">
            <text:p>-6.1155177021</text:p>
          </table:table-cell>
          <table:table-cell office:value-type="float" office:value="-0.729829271490482" calcext:value-type="float">
            <text:p>-0.7298292715</text:p>
          </table:table-cell>
          <table:table-cell office:value-type="float" office:value="1.78196084495669" calcext:value-type="float">
            <text:p>1.781960845</text:p>
          </table:table-cell>
          <table:table-cell office:value-type="float" office:value="4.48117889951429" calcext:value-type="float">
            <text:p>4.4811788995</text:p>
          </table:table-cell>
          <table:table-cell office:value-type="float" office:value="3.44652746227037" calcext:value-type="float">
            <text:p>3.4465274623</text:p>
          </table:table-cell>
          <table:table-cell office:value-type="float" office:value="-2.17149723787326" calcext:value-type="float">
            <text:p>-2.1714972379</text:p>
          </table:table-cell>
          <table:table-cell office:value-type="float" office:value="-2.65784793637504" calcext:value-type="float">
            <text:p>-2.6578479364</text:p>
          </table:table-cell>
          <table:table-cell office:value-type="float" office:value="-1.50796988041039" calcext:value-type="float">
            <text:p>-1.5079698804</text:p>
          </table:table-cell>
          <table:table-cell office:value-type="float" office:value="-2.03162034834878" calcext:value-type="float">
            <text:p>-2.0316203483</text:p>
          </table:table-cell>
          <table:table-cell office:value-type="float" office:value="-6.00269554639586" calcext:value-type="float">
            <text:p>-6.0026955464</text:p>
          </table:table-cell>
          <table:table-cell office:value-type="float" office:value="9.48864434443161" calcext:value-type="float">
            <text:p>9.4886443444</text:p>
          </table:table-cell>
          <table:table-cell office:value-type="float" office:value="-1.90334065784311" calcext:value-type="float">
            <text:p>-1.9033406578</text:p>
          </table:table-cell>
          <table:table-cell office:value-type="float" office:value="14.2816916387906" calcext:value-type="float">
            <text:p>14.2816916388</text:p>
          </table:table-cell>
          <table:table-cell office:value-type="float" office:value="-0.94568442662409" calcext:value-type="float">
            <text:p>-0.9456844266</text:p>
          </table:table-cell>
          <table:table-cell office:value-type="float" office:value="-2.6057930106258" calcext:value-type="float">
            <text:p>-2.6057930106</text:p>
          </table:table-cell>
          <table:table-cell office:value-type="float" office:value="-3.2968770783246" calcext:value-type="float">
            <text:p>-3.2968770783</text:p>
          </table:table-cell>
          <table:table-cell office:value-type="float" office:value="4.6448869891991" calcext:value-type="float">
            <text:p>4.6448869892</text:p>
          </table:table-cell>
          <table:table-cell office:value-type="float" office:value="-7.32277421798621" calcext:value-type="float">
            <text:p>-7.322774218</text:p>
          </table:table-cell>
          <table:table-cell office:value-type="float" office:value="2.07217237988615" calcext:value-type="float">
            <text:p>2.0721723799</text:p>
          </table:table-cell>
          <table:table-cell office:value-type="float" office:value="5.87763407082282" calcext:value-type="float">
            <text:p>5.8776340708</text:p>
          </table:table-cell>
          <table:table-cell office:value-type="float" office:value="5.79303316703836" calcext:value-type="float">
            <text:p>5.793033167</text:p>
          </table:table-cell>
          <table:table-cell office:value-type="float" office:value="5.64381388116957" calcext:value-type="float">
            <text:p>5.6438138812</text:p>
          </table:table-cell>
          <table:table-cell office:value-type="float" office:value="-5.96219752850701" calcext:value-type="float">
            <text:p>-5.9621975285</text:p>
          </table:table-cell>
          <table:table-cell office:value-type="float" office:value="-4.16876237418684" calcext:value-type="float">
            <text:p>-4.1687623742</text:p>
          </table:table-cell>
          <table:table-cell office:value-type="float" office:value="1.91054589106656" calcext:value-type="float">
            <text:p>1.9105458911</text:p>
          </table:table-cell>
          <table:table-cell office:value-type="float" office:value="-51.9768025946262" calcext:value-type="float">
            <text:p>-51.9768025946</text:p>
          </table:table-cell>
          <table:table-cell office:value-type="float" office:value="-5.08757784055158" calcext:value-type="float">
            <text:p>-5.0875778406</text:p>
          </table:table-cell>
          <table:table-cell office:value-type="float" office:value="-2.55016933021728" calcext:value-type="float">
            <text:p>-2.5501693302</text:p>
          </table:table-cell>
          <table:table-cell office:value-type="float" office:value="-4.74262890440833" calcext:value-type="float">
            <text:p>-4.7426289044</text:p>
          </table:table-cell>
          <table:table-cell office:value-type="float" office:value="-7.20741410843171" calcext:value-type="float">
            <text:p>-7.2074141084</text:p>
          </table:table-cell>
          <table:table-cell office:value-type="float" office:value="-5.11179585572614" calcext:value-type="float">
            <text:p>-5.1117958557</text:p>
          </table:table-cell>
          <table:table-cell office:value-type="float" office:value="-3.63907201282561" calcext:value-type="float">
            <text:p>-3.6390720128</text:p>
          </table:table-cell>
          <table:table-cell office:value-type="float" office:value="5.54970878671284" calcext:value-type="float">
            <text:p>5.5497087867</text:p>
          </table:table-cell>
          <table:table-cell office:value-type="float" office:value="0.422289945428516" calcext:value-type="float">
            <text:p>0.4222899454</text:p>
          </table:table-cell>
          <table:table-cell office:value-type="float" office:value="4.47249303828858" calcext:value-type="float">
            <text:p>4.4724930383</text:p>
          </table:table-cell>
          <table:table-cell office:value-type="float" office:value="-4.70696508753616" calcext:value-type="float">
            <text:p>-4.7069650875</text:p>
          </table:table-cell>
          <table:table-cell office:value-type="float" office:value="32.5753792892185" calcext:value-type="float">
            <text:p>32.5753792892</text:p>
          </table:table-cell>
          <table:table-cell office:value-type="float" office:value="1.56990100932334" calcext:value-type="float">
            <text:p>1.5699010093</text:p>
          </table:table-cell>
          <table:table-cell office:value-type="float" office:value="9.02028640071491" calcext:value-type="float">
            <text:p>9.0202864007</text:p>
          </table:table-cell>
          <table:table-cell office:value-type="float" office:value="2.43314975463006" calcext:value-type="float">
            <text:p>2.4331497546</text:p>
          </table:table-cell>
          <table:table-cell office:value-type="float" office:value="-2.48716929022442" calcext:value-type="float">
            <text:p>-2.4871692902</text:p>
          </table:table-cell>
          <table:table-cell office:value-type="float" office:value="3.25296541014822" calcext:value-type="float">
            <text:p>3.2529654101</text:p>
          </table:table-cell>
          <table:table-cell office:value-type="float" office:value="4.57311985368893" calcext:value-type="float">
            <text:p>4.5731198537</text:p>
          </table:table-cell>
          <table:table-cell office:value-type="float" office:value="0.0267144858124917" calcext:value-type="float">
            <text:p>0.0267144858</text:p>
          </table:table-cell>
          <table:table-cell office:value-type="float" office:value="0.899375008380497" calcext:value-type="float">
            <text:p>0.8993750084</text:p>
          </table:table-cell>
          <table:table-cell office:value-type="float" office:value="-1.9385267350577" calcext:value-type="float">
            <text:p>-1.9385267351</text:p>
          </table:table-cell>
          <table:table-cell office:value-type="float" office:value="2.82976940276432" calcext:value-type="float">
            <text:p>2.8297694028</text:p>
          </table:table-cell>
          <table:table-cell office:value-type="float" office:value="-1.65960751785129" calcext:value-type="float">
            <text:p>-1.6596075179</text:p>
          </table:table-cell>
          <table:table-cell office:value-type="float" office:value="5.37926179651696" calcext:value-type="float">
            <text:p>5.3792617965</text:p>
          </table:table-cell>
          <table:table-cell office:value-type="float" office:value="32.6677303636984" calcext:value-type="float">
            <text:p>32.6677303637</text:p>
          </table:table-cell>
          <table:table-cell office:value-type="float" office:value="-2.26692058333297" calcext:value-type="float">
            <text:p>-2.2669205833</text:p>
          </table:table-cell>
          <table:table-cell office:value-type="float" office:value="2.50393566568047" calcext:value-type="float">
            <text:p>2.5039356657</text:p>
          </table:table-cell>
          <table:table-cell office:value-type="float" office:value="1.79308682935386" calcext:value-type="float">
            <text:p>1.7930868294</text:p>
          </table:table-cell>
          <table:table-cell office:value-type="float" office:value="7.67322339738714" calcext:value-type="float">
            <text:p>7.6732233974</text:p>
          </table:table-cell>
          <table:table-cell office:value-type="float" office:value="-8.23294999772601" calcext:value-type="float">
            <text:p>-8.2329499977</text:p>
          </table:table-cell>
          <table:table-cell office:value-type="float" office:value="-5.40458676404726" calcext:value-type="float">
            <text:p>-5.404586764</text:p>
          </table:table-cell>
          <table:table-cell office:value-type="float" office:value="-3.0066103895817" calcext:value-type="float">
            <text:p>-3.0066103896</text:p>
          </table:table-cell>
          <table:table-cell office:value-type="float" office:value="0.327170509040757" calcext:value-type="float">
            <text:p>0.327170509</text:p>
          </table:table-cell>
          <table:table-cell office:value-type="float" office:value="5.21804256828575" calcext:value-type="float">
            <text:p>5.2180425683</text:p>
          </table:table-cell>
          <table:table-cell office:value-type="float" office:value="-3.89277276496871" calcext:value-type="float">
            <text:p>-3.892772765</text:p>
          </table:table-cell>
          <table:table-cell office:value-type="float" office:value="-0.473435647339317" calcext:value-type="float">
            <text:p>-0.4734356473</text:p>
          </table:table-cell>
          <table:table-cell office:value-type="float" office:value="4.5139773262903" calcext:value-type="float">
            <text:p>4.5139773263</text:p>
          </table:table-cell>
          <table:table-cell office:value-type="float" office:value="8.16722421452336" calcext:value-type="float">
            <text:p>8.1672242145</text:p>
          </table:table-cell>
        </table:table-row>
        <table:table-row table:style-name="ro1">
          <table:table-cell office:value-type="string" calcext:value-type="string">
            <text:p>newlib-sqrt</text:p>
          </table:table-cell>
          <table:table-cell office:value-type="float" office:value="0.170243820419562" calcext:value-type="float">
            <text:p>0.1702438204</text:p>
          </table:table-cell>
          <table:table-cell office:value-type="float" office:value="2.11718819391122" calcext:value-type="float">
            <text:p>2.1171881939</text:p>
          </table:table-cell>
          <table:table-cell office:value-type="float" office:value="20.5918373398363" calcext:value-type="float">
            <text:p>20.5918373398</text:p>
          </table:table-cell>
          <table:table-cell office:value-type="float" office:value="-10.4132293457932" calcext:value-type="float">
            <text:p>-10.4132293458</text:p>
          </table:table-cell>
          <table:table-cell office:value-type="float" office:value="1.92388540542054" calcext:value-type="float">
            <text:p>1.9238854054</text:p>
          </table:table-cell>
          <table:table-cell office:value-type="float" office:value="12.6053880858945" calcext:value-type="float">
            <text:p>12.6053880859</text:p>
          </table:table-cell>
          <table:table-cell office:value-type="float" office:value="-5.15498699159192" calcext:value-type="float">
            <text:p>-5.1549869916</text:p>
          </table:table-cell>
          <table:table-cell office:value-type="float" office:value="-6.70645722412765" calcext:value-type="float">
            <text:p>-6.7064572241</text:p>
          </table:table-cell>
          <table:table-cell office:value-type="float" office:value="7.18338343873815" calcext:value-type="float">
            <text:p>7.1833834387</text:p>
          </table:table-cell>
          <table:table-cell office:value-type="float" office:value="-2.0463038776873" calcext:value-type="float">
            <text:p>-2.0463038777</text:p>
          </table:table-cell>
          <table:table-cell office:value-type="float" office:value="-0.866752206887806" calcext:value-type="float">
            <text:p>-0.8667522069</text:p>
          </table:table-cell>
          <table:table-cell office:value-type="float" office:value="-0.995516795935457" calcext:value-type="float">
            <text:p>-0.9955167959</text:p>
          </table:table-cell>
          <table:table-cell office:value-type="float" office:value="5.72887072252717" calcext:value-type="float">
            <text:p>5.7288707225</text:p>
          </table:table-cell>
          <table:table-cell office:value-type="float" office:value="22.0525995194445" calcext:value-type="float">
            <text:p>22.0525995194</text:p>
          </table:table-cell>
          <table:table-cell office:value-type="float" office:value="31.0088164199582" calcext:value-type="float">
            <text:p>31.00881642</text:p>
          </table:table-cell>
          <table:table-cell office:value-type="float" office:value="9.09711124114157" calcext:value-type="float">
            <text:p>9.0971112411</text:p>
          </table:table-cell>
          <table:table-cell office:value-type="float" office:value="1.19044029506925" calcext:value-type="float">
            <text:p>1.1904402951</text:p>
          </table:table-cell>
          <table:table-cell office:value-type="float" office:value="19.9578713753682" calcext:value-type="float">
            <text:p>19.9578713754</text:p>
          </table:table-cell>
          <table:table-cell office:value-type="float" office:value="6.74082020761122" calcext:value-type="float">
            <text:p>6.7408202076</text:p>
          </table:table-cell>
          <table:table-cell office:value-type="float" office:value="-4.11908462064412" calcext:value-type="float">
            <text:p>-4.1190846206</text:p>
          </table:table-cell>
          <table:table-cell office:value-type="float" office:value="13.8239500412207" calcext:value-type="float">
            <text:p>13.8239500412</text:p>
          </table:table-cell>
          <table:table-cell office:value-type="float" office:value="-0.0063190958621522" calcext:value-type="float">
            <text:p>-0.0063190959</text:p>
          </table:table-cell>
          <table:table-cell office:value-type="float" office:value="-12.1743566078285" calcext:value-type="float">
            <text:p>-12.1743566078</text:p>
          </table:table-cell>
          <table:table-cell office:value-type="float" office:value="11.4868444746014" calcext:value-type="float">
            <text:p>11.4868444746</text:p>
          </table:table-cell>
          <table:table-cell office:value-type="float" office:value="30.7799146510932" calcext:value-type="float">
            <text:p>30.7799146511</text:p>
          </table:table-cell>
          <table:table-cell office:value-type="float" office:value="7.70112504676613" calcext:value-type="float">
            <text:p>7.7011250468</text:p>
          </table:table-cell>
          <table:table-cell office:value-type="float" office:value="15.8518241537129" calcext:value-type="float">
            <text:p>15.8518241537</text:p>
          </table:table-cell>
          <table:table-cell office:value-type="float" office:value="12.5456406064663" calcext:value-type="float">
            <text:p>12.5456406065</text:p>
          </table:table-cell>
          <table:table-cell office:value-type="float" office:value="7.37713055925541" calcext:value-type="float">
            <text:p>7.3771305593</text:p>
          </table:table-cell>
          <table:table-cell office:value-type="float" office:value="-6.92380844468222" calcext:value-type="float">
            <text:p>-6.9238084447</text:p>
          </table:table-cell>
          <table:table-cell office:value-type="float" office:value="0.250258685645339" calcext:value-type="float">
            <text:p>0.2502586856</text:p>
          </table:table-cell>
          <table:table-cell office:value-type="float" office:value="1.89749292164696" calcext:value-type="float">
            <text:p>1.8974929216</text:p>
          </table:table-cell>
          <table:table-cell office:value-type="float" office:value="-0.136359291023681" calcext:value-type="float">
            <text:p>-0.136359291</text:p>
          </table:table-cell>
          <table:table-cell office:value-type="float" office:value="-4.1600591530019" calcext:value-type="float">
            <text:p>-4.160059153</text:p>
          </table:table-cell>
          <table:table-cell office:value-type="float" office:value="0.219897813282528" calcext:value-type="float">
            <text:p>0.2198978133</text:p>
          </table:table-cell>
          <table:table-cell office:value-type="float" office:value="0.74647260202165" calcext:value-type="float">
            <text:p>0.746472602</text:p>
          </table:table-cell>
          <table:table-cell office:value-type="float" office:value="-5.63549635225102" calcext:value-type="float">
            <text:p>-5.6354963523</text:p>
          </table:table-cell>
          <table:table-cell office:value-type="float" office:value="19.4415691067264" calcext:value-type="float">
            <text:p>19.4415691067</text:p>
          </table:table-cell>
          <table:table-cell office:value-type="float" office:value="6.06848193977229" calcext:value-type="float">
            <text:p>6.0684819398</text:p>
          </table:table-cell>
          <table:table-cell office:value-type="float" office:value="-4.90654997598097" calcext:value-type="float">
            <text:p>-4.906549976</text:p>
          </table:table-cell>
          <table:table-cell office:value-type="float" office:value="-1.06351224810286" calcext:value-type="float">
            <text:p>-1.0635122481</text:p>
          </table:table-cell>
          <table:table-cell office:value-type="float" office:value="6.66268921058583" calcext:value-type="float">
            <text:p>6.6626892106</text:p>
          </table:table-cell>
          <table:table-cell office:value-type="float" office:value="4.73608917836337" calcext:value-type="float">
            <text:p>4.7360891784</text:p>
          </table:table-cell>
          <table:table-cell office:value-type="float" office:value="0.282102039138238" calcext:value-type="float">
            <text:p>0.2821020391</text:p>
          </table:table-cell>
          <table:table-cell office:value-type="float" office:value="6.85518300452965" calcext:value-type="float">
            <text:p>6.8551830045</text:p>
          </table:table-cell>
          <table:table-cell office:value-type="float" office:value="8.9923542059296" calcext:value-type="float">
            <text:p>8.9923542059</text:p>
          </table:table-cell>
          <table:table-cell office:value-type="float" office:value="-1.47145790211756" calcext:value-type="float">
            <text:p>-1.4714579021</text:p>
          </table:table-cell>
          <table:table-cell office:value-type="float" office:value="0.129422382310274" calcext:value-type="float">
            <text:p>0.1294223823</text:p>
          </table:table-cell>
          <table:table-cell office:value-type="float" office:value="2.51559451814422" calcext:value-type="float">
            <text:p>2.5155945181</text:p>
          </table:table-cell>
          <table:table-cell office:value-type="float" office:value="-6.48517287487502" calcext:value-type="float">
            <text:p>-6.4851728749</text:p>
          </table:table-cell>
          <table:table-cell office:value-type="float" office:value="1.079882657976" calcext:value-type="float">
            <text:p>1.079882658</text:p>
          </table:table-cell>
          <table:table-cell office:value-type="float" office:value="6.59266021716196" calcext:value-type="float">
            <text:p>6.5926602172</text:p>
          </table:table-cell>
          <table:table-cell office:value-type="float" office:value="5.42457443111688" calcext:value-type="float">
            <text:p>5.4245744311</text:p>
          </table:table-cell>
          <table:table-cell office:value-type="float" office:value="-8.15800882734738" calcext:value-type="float">
            <text:p>-8.1580088273</text:p>
          </table:table-cell>
          <table:table-cell office:value-type="float" office:value="-5.2895130049937" calcext:value-type="float">
            <text:p>-5.289513005</text:p>
          </table:table-cell>
          <table:table-cell office:value-type="float" office:value="-0.0797842457312777" calcext:value-type="float">
            <text:p>-0.0797842457</text:p>
          </table:table-cell>
          <table:table-cell office:value-type="float" office:value="28.783566402057" calcext:value-type="float">
            <text:p>28.7835664021</text:p>
          </table:table-cell>
          <table:table-cell office:value-type="float" office:value="-12.7441569301359" calcext:value-type="float">
            <text:p>-12.7441569301</text:p>
          </table:table-cell>
          <table:table-cell office:value-type="float" office:value="-12.4405850800987" calcext:value-type="float">
            <text:p>-12.4405850801</text:p>
          </table:table-cell>
          <table:table-cell office:value-type="float" office:value="15.6685894517139" calcext:value-type="float">
            <text:p>15.6685894517</text:p>
          </table:table-cell>
          <table:table-cell office:value-type="float" office:value="-2.17547915572641" calcext:value-type="float">
            <text:p>-2.1754791557</text:p>
          </table:table-cell>
          <table:table-cell office:value-type="float" office:value="-0.265351142148199" calcext:value-type="float">
            <text:p>-0.2653511421</text:p>
          </table:table-cell>
          <table:table-cell office:value-type="float" office:value="8.73527129489436" calcext:value-type="float">
            <text:p>8.7352712949</text:p>
          </table:table-cell>
          <table:table-cell office:value-type="float" office:value="0.782659667731709" calcext:value-type="float">
            <text:p>0.7826596677</text:p>
          </table:table-cell>
          <table:table-cell office:value-type="float" office:value="12.4161720501466" calcext:value-type="float">
            <text:p>12.4161720501</text:p>
          </table:table-cell>
          <table:table-cell office:value-type="float" office:value="-4.78623080413296" calcext:value-type="float">
            <text:p>-4.7862308041</text:p>
          </table:table-cell>
          <table:table-cell office:value-type="float" office:value="45.6966914217505" calcext:value-type="float">
            <text:p>45.6966914218</text:p>
          </table:table-cell>
          <table:table-cell office:value-type="float" office:value="10.2622853442324" calcext:value-type="float">
            <text:p>10.2622853442</text:p>
          </table:table-cell>
          <table:table-cell office:value-type="float" office:value="-0.0615076786719315" calcext:value-type="float">
            <text:p>-0.0615076787</text:p>
          </table:table-cell>
          <table:table-cell office:value-type="float" office:value="8.66893439107773" calcext:value-type="float">
            <text:p>8.6689343911</text:p>
          </table:table-cell>
          <table:table-cell office:value-type="float" office:value="7.02623733218472" calcext:value-type="float">
            <text:p>7.0262373322</text:p>
          </table:table-cell>
          <table:table-cell office:value-type="float" office:value="6.47411589600335" calcext:value-type="float">
            <text:p>6.474115896</text:p>
          </table:table-cell>
          <table:table-cell office:value-type="float" office:value="16.6081691049365" calcext:value-type="float">
            <text:p>16.6081691049</text:p>
          </table:table-cell>
          <table:table-cell office:value-type="float" office:value="-6.27544123830618" calcext:value-type="float">
            <text:p>-6.2754412383</text:p>
          </table:table-cell>
          <table:table-cell office:value-type="float" office:value="10.8606213254937" calcext:value-type="float">
            <text:p>10.8606213255</text:p>
          </table:table-cell>
          <table:table-cell office:value-type="float" office:value="12.0974151817969" calcext:value-type="float">
            <text:p>12.0974151818</text:p>
          </table:table-cell>
          <table:table-cell office:value-type="float" office:value="-16.338036081596" calcext:value-type="float">
            <text:p>-16.3380360816</text:p>
          </table:table-cell>
          <table:table-cell office:value-type="float" office:value="-11.2211554430572" calcext:value-type="float">
            <text:p>-11.2211554431</text:p>
          </table:table-cell>
          <table:table-cell office:value-type="float" office:value="0.0117576172830637" calcext:value-type="float">
            <text:p>0.0117576173</text:p>
          </table:table-cell>
          <table:table-cell office:value-type="float" office:value="-5.51456530076489" calcext:value-type="float">
            <text:p>-5.5145653008</text:p>
          </table:table-cell>
          <table:table-cell office:value-type="float" office:value="-0.303850889595323" calcext:value-type="float">
            <text:p>-0.3038508896</text:p>
          </table:table-cell>
          <table:table-cell office:value-type="float" office:value="6.69555163992928" calcext:value-type="float">
            <text:p>6.6955516399</text:p>
          </table:table-cell>
          <table:table-cell office:value-type="float" office:value="5.80346718923202" calcext:value-type="float">
            <text:p>5.8034671892</text:p>
          </table:table-cell>
          <table:table-cell office:value-type="float" office:value="-1.06215942693176" calcext:value-type="float">
            <text:p>-1.0621594269</text:p>
          </table:table-cell>
          <table:table-cell office:value-type="float" office:value="-4.60297974177378" calcext:value-type="float">
            <text:p>-4.6029797418</text:p>
          </table:table-cell>
          <table:table-cell office:value-type="float" office:value="1.05601334340532" calcext:value-type="float">
            <text:p>1.0560133434</text:p>
          </table:table-cell>
        </table:table-row>
        <table:table-row table:style-name="ro1">
          <table:table-cell office:value-type="string" calcext:value-type="string">
            <text:p>sglib-hashtable</text:p>
          </table:table-cell>
          <table:table-cell office:value-type="float" office:value="-0.120116594774507" calcext:value-type="float">
            <text:p>-0.1201165948</text:p>
          </table:table-cell>
          <table:table-cell office:value-type="float" office:value="-0.590804347198391" calcext:value-type="float">
            <text:p>-0.5908043472</text:p>
          </table:table-cell>
          <table:table-cell office:value-type="float" office:value="-1.6136184132149" calcext:value-type="float">
            <text:p>-1.6136184132</text:p>
          </table:table-cell>
          <table:table-cell office:value-type="float" office:value="-1.33891832752707" calcext:value-type="float">
            <text:p>-1.3389183275</text:p>
          </table:table-cell>
          <table:table-cell office:value-type="float" office:value="-1.53045118279502" calcext:value-type="float">
            <text:p>-1.5304511828</text:p>
          </table:table-cell>
          <table:table-cell office:value-type="float" office:value="-0.883222824711027" calcext:value-type="float">
            <text:p>-0.8832228247</text:p>
          </table:table-cell>
          <table:table-cell office:value-type="float" office:value="0.259672797298425" calcext:value-type="float">
            <text:p>0.2596727973</text:p>
          </table:table-cell>
          <table:table-cell office:value-type="float" office:value="0.0842940364091958" calcext:value-type="float">
            <text:p>0.0842940364</text:p>
          </table:table-cell>
          <table:table-cell office:value-type="float" office:value="0.753628780392814" calcext:value-type="float">
            <text:p>0.7536287804</text:p>
          </table:table-cell>
          <table:table-cell office:value-type="float" office:value="-0.456577997976125" calcext:value-type="float">
            <text:p>-0.456577998</text:p>
          </table:table-cell>
          <table:table-cell office:value-type="float" office:value="-0.38972023045947" calcext:value-type="float">
            <text:p>-0.3897202305</text:p>
          </table:table-cell>
          <table:table-cell office:value-type="float" office:value="-0.889593149197589" calcext:value-type="float">
            <text:p>-0.8895931492</text:p>
          </table:table-cell>
          <table:table-cell office:value-type="float" office:value="-0.28384486227987" calcext:value-type="float">
            <text:p>-0.2838448623</text:p>
          </table:table-cell>
          <table:table-cell office:value-type="float" office:value="0.226259158068154" calcext:value-type="float">
            <text:p>0.2262591581</text:p>
          </table:table-cell>
          <table:table-cell office:value-type="float" office:value="-1.00204870630859" calcext:value-type="float">
            <text:p>-1.0020487063</text:p>
          </table:table-cell>
          <table:table-cell office:value-type="float" office:value="0.649647149136886" calcext:value-type="float">
            <text:p>0.6496471491</text:p>
          </table:table-cell>
          <table:table-cell office:value-type="float" office:value="0.610439962635639" calcext:value-type="float">
            <text:p>0.6104399626</text:p>
          </table:table-cell>
          <table:table-cell office:value-type="float" office:value="-1.89529367432608" calcext:value-type="float">
            <text:p>-1.8952936743</text:p>
          </table:table-cell>
          <table:table-cell office:value-type="float" office:value="-0.552747030492814" calcext:value-type="float">
            <text:p>-0.5527470305</text:p>
          </table:table-cell>
          <table:table-cell office:value-type="float" office:value="-0.737250758252605" calcext:value-type="float">
            <text:p>-0.7372507583</text:p>
          </table:table-cell>
          <table:table-cell office:value-type="float" office:value="-0.852039852575083" calcext:value-type="float">
            <text:p>-0.8520398526</text:p>
          </table:table-cell>
          <table:table-cell office:value-type="float" office:value="0.416706573873902" calcext:value-type="float">
            <text:p>0.4167065739</text:p>
          </table:table-cell>
          <table:table-cell office:value-type="float" office:value="0.332966222362196" calcext:value-type="float">
            <text:p>0.3329662224</text:p>
          </table:table-cell>
          <table:table-cell office:value-type="float" office:value="-0.100600767711041" calcext:value-type="float">
            <text:p>-0.1006007677</text:p>
          </table:table-cell>
          <table:table-cell office:value-type="float" office:value="-0.0499069935930312" calcext:value-type="float">
            <text:p>-0.0499069936</text:p>
          </table:table-cell>
          <table:table-cell office:value-type="float" office:value="-1.32827739947667" calcext:value-type="float">
            <text:p>-1.3282773995</text:p>
          </table:table-cell>
          <table:table-cell office:value-type="float" office:value="1.99369687537178" calcext:value-type="float">
            <text:p>1.9936968754</text:p>
          </table:table-cell>
          <table:table-cell office:value-type="float" office:value="0.0397330146835332" calcext:value-type="float">
            <text:p>0.0397330147</text:p>
          </table:table-cell>
          <table:table-cell office:value-type="float" office:value="-0.614971397834739" calcext:value-type="float">
            <text:p>-0.6149713978</text:p>
          </table:table-cell>
          <table:table-cell office:value-type="float" office:value="0.860255084138359" calcext:value-type="float">
            <text:p>0.8602550841</text:p>
          </table:table-cell>
          <table:table-cell office:value-type="float" office:value="0.637329419295873" calcext:value-type="float">
            <text:p>0.6373294193</text:p>
          </table:table-cell>
          <table:table-cell office:value-type="float" office:value="0.0153329677499201" calcext:value-type="float">
            <text:p>0.0153329677</text:p>
          </table:table-cell>
          <table:table-cell office:value-type="float" office:value="-0.20444177033255" calcext:value-type="float">
            <text:p>-0.2044417703</text:p>
          </table:table-cell>
          <table:table-cell office:value-type="float" office:value="-0.5155453852901" calcext:value-type="float">
            <text:p>-0.5155453853</text:p>
          </table:table-cell>
          <table:table-cell office:value-type="float" office:value="0.822362489141499" calcext:value-type="float">
            <text:p>0.8223624891</text:p>
          </table:table-cell>
          <table:table-cell office:value-type="float" office:value="-0.980258568900061" calcext:value-type="float">
            <text:p>-0.9802585689</text:p>
          </table:table-cell>
          <table:table-cell office:value-type="float" office:value="-0.929740770610979" calcext:value-type="float">
            <text:p>-0.9297407706</text:p>
          </table:table-cell>
          <table:table-cell office:value-type="float" office:value="-10.2235839833003" calcext:value-type="float">
            <text:p>-10.2235839833</text:p>
          </table:table-cell>
          <table:table-cell office:value-type="float" office:value="-0.711282636456386" calcext:value-type="float">
            <text:p>-0.7112826365</text:p>
          </table:table-cell>
          <table:table-cell office:value-type="float" office:value="0.470391310680766" calcext:value-type="float">
            <text:p>0.4703913107</text:p>
          </table:table-cell>
          <table:table-cell office:value-type="float" office:value="0.0117639157950225" calcext:value-type="float">
            <text:p>0.0117639158</text:p>
          </table:table-cell>
          <table:table-cell office:value-type="float" office:value="0.0103778440328972" calcext:value-type="float">
            <text:p>0.010377844</text:p>
          </table:table-cell>
          <table:table-cell office:value-type="float" office:value="-0.155238414348501" calcext:value-type="float">
            <text:p>-0.1552384143</text:p>
          </table:table-cell>
          <table:table-cell office:value-type="float" office:value="-1.69747163908566" calcext:value-type="float">
            <text:p>-1.6974716391</text:p>
          </table:table-cell>
          <table:table-cell office:value-type="float" office:value="-0.0652502290160149" calcext:value-type="float">
            <text:p>-0.065250229</text:p>
          </table:table-cell>
          <table:table-cell office:value-type="float" office:value="0.0321541308012018" calcext:value-type="float">
            <text:p>0.0321541308</text:p>
          </table:table-cell>
          <table:table-cell office:value-type="float" office:value="0.680182955044106" calcext:value-type="float">
            <text:p>0.680182955</text:p>
          </table:table-cell>
          <table:table-cell office:value-type="float" office:value="-0.0200570064256136" calcext:value-type="float">
            <text:p>-0.0200570064</text:p>
          </table:table-cell>
          <table:table-cell office:value-type="float" office:value="-0.0192830860742726" calcext:value-type="float">
            <text:p>-0.0192830861</text:p>
          </table:table-cell>
          <table:table-cell office:value-type="float" office:value="0.316228740536742" calcext:value-type="float">
            <text:p>0.3162287405</text:p>
          </table:table-cell>
          <table:table-cell office:value-type="float" office:value="0.194097079965189" calcext:value-type="float">
            <text:p>0.19409708</text:p>
          </table:table-cell>
          <table:table-cell office:value-type="float" office:value="-0.279680142683044" calcext:value-type="float">
            <text:p>-0.2796801427</text:p>
          </table:table-cell>
          <table:table-cell office:value-type="float" office:value="0.304348539896543" calcext:value-type="float">
            <text:p>0.3043485399</text:p>
          </table:table-cell>
          <table:table-cell office:value-type="float" office:value="0.204568378834317" calcext:value-type="float">
            <text:p>0.2045683788</text:p>
          </table:table-cell>
          <table:table-cell office:value-type="float" office:value="-1.08703270648139" calcext:value-type="float">
            <text:p>-1.0870327065</text:p>
          </table:table-cell>
          <table:table-cell office:value-type="float" office:value="-0.0565302144128154" calcext:value-type="float">
            <text:p>-0.0565302144</text:p>
          </table:table-cell>
          <table:table-cell office:value-type="float" office:value="1.12451357561751" calcext:value-type="float">
            <text:p>1.1245135756</text:p>
          </table:table-cell>
          <table:table-cell office:value-type="float" office:value="1.1453792383445" calcext:value-type="float">
            <text:p>1.1453792383</text:p>
          </table:table-cell>
          <table:table-cell office:value-type="float" office:value="0.507736663932897" calcext:value-type="float">
            <text:p>0.5077366639</text:p>
          </table:table-cell>
          <table:table-cell office:value-type="float" office:value="0.0611315859132309" calcext:value-type="float">
            <text:p>0.0611315859</text:p>
          </table:table-cell>
          <table:table-cell office:value-type="float" office:value="0.58695373770114" calcext:value-type="float">
            <text:p>0.5869537377</text:p>
          </table:table-cell>
          <table:table-cell office:value-type="float" office:value="-0.854580755125248" calcext:value-type="float">
            <text:p>-0.8545807551</text:p>
          </table:table-cell>
          <table:table-cell office:value-type="float" office:value="-0.101909839527855" calcext:value-type="float">
            <text:p>-0.1019098395</text:p>
          </table:table-cell>
          <table:table-cell office:value-type="float" office:value="0.874169849801745" calcext:value-type="float">
            <text:p>0.8741698498</text:p>
          </table:table-cell>
          <table:table-cell office:value-type="float" office:value="1.09940553563313" calcext:value-type="float">
            <text:p>1.0994055356</text:p>
          </table:table-cell>
          <table:table-cell office:value-type="float" office:value="0.845168944428207" calcext:value-type="float">
            <text:p>0.8451689444</text:p>
          </table:table-cell>
          <table:table-cell office:value-type="float" office:value="-1.08911465565294" calcext:value-type="float">
            <text:p>-1.0891146557</text:p>
          </table:table-cell>
          <table:table-cell office:value-type="float" office:value="-0.326947363487724" calcext:value-type="float">
            <text:p>-0.3269473635</text:p>
          </table:table-cell>
          <table:table-cell office:value-type="float" office:value="-0.134228675928246" calcext:value-type="float">
            <text:p>-0.1342286759</text:p>
          </table:table-cell>
          <table:table-cell office:value-type="float" office:value="-1.41861243987701" calcext:value-type="float">
            <text:p>-1.4186124399</text:p>
          </table:table-cell>
          <table:table-cell office:value-type="float" office:value="-0.129589541376434" calcext:value-type="float">
            <text:p>-0.1295895414</text:p>
          </table:table-cell>
          <table:table-cell office:value-type="float" office:value="-0.0964048713086073" calcext:value-type="float">
            <text:p>-0.0964048713</text:p>
          </table:table-cell>
          <table:table-cell office:value-type="float" office:value="-0.164765609044213" calcext:value-type="float">
            <text:p>-0.164765609</text:p>
          </table:table-cell>
          <table:table-cell office:value-type="float" office:value="-0.749541049962868" calcext:value-type="float">
            <text:p>-0.74954105</text:p>
          </table:table-cell>
          <table:table-cell office:value-type="float" office:value="-0.431227469223713" calcext:value-type="float">
            <text:p>-0.4312274692</text:p>
          </table:table-cell>
          <table:table-cell office:value-type="float" office:value="-0.153067492361475" calcext:value-type="float">
            <text:p>-0.1530674924</text:p>
          </table:table-cell>
          <table:table-cell office:value-type="float" office:value="0.935773103755833" calcext:value-type="float">
            <text:p>0.9357731038</text:p>
          </table:table-cell>
          <table:table-cell office:value-type="float" office:value="-0.796669482643697" calcext:value-type="float">
            <text:p>-0.7966694826</text:p>
          </table:table-cell>
          <table:table-cell office:value-type="float" office:value="-0.955420956951623" calcext:value-type="float">
            <text:p>-0.955420957</text:p>
          </table:table-cell>
          <table:table-cell office:value-type="float" office:value="-0.391403549393895" calcext:value-type="float">
            <text:p>-0.3914035494</text:p>
          </table:table-cell>
          <table:table-cell office:value-type="float" office:value="0.326022479456035" calcext:value-type="float">
            <text:p>0.3260224795</text:p>
          </table:table-cell>
          <table:table-cell office:value-type="float" office:value="-0.58974740939615" calcext:value-type="float">
            <text:p>-0.5897474094</text:p>
          </table:table-cell>
          <table:table-cell office:value-type="float" office:value="-0.61450381180991" calcext:value-type="float">
            <text:p>-0.6145038118</text:p>
          </table:table-cell>
          <table:table-cell office:value-type="float" office:value="-0.760563553126569" calcext:value-type="float">
            <text:p>-0.7605635531</text:p>
          </table:table-cell>
          <table:table-cell office:value-type="float" office:value="0.958923375502957" calcext:value-type="float">
            <text:p>0.9589233755</text:p>
          </table:table-cell>
          <table:table-cell office:value-type="float" office:value="0.0506401658340094" calcext:value-type="float">
            <text:p>0.0506401658</text:p>
          </table:table-cell>
        </table:table-row>
        <table:table-row table:style-name="ro1">
          <table:table-cell office:value-type="string" calcext:value-type="string">
            <text:p>strstr</text:p>
          </table:table-cell>
          <table:table-cell office:value-type="float" office:value="-0.468222081746547" calcext:value-type="float">
            <text:p>-0.4682220817</text:p>
          </table:table-cell>
          <table:table-cell office:value-type="float" office:value="0.0384774866163084" calcext:value-type="float">
            <text:p>0.0384774866</text:p>
          </table:table-cell>
          <table:table-cell office:value-type="float" office:value="-1.09728023960939" calcext:value-type="float">
            <text:p>-1.0972802396</text:p>
          </table:table-cell>
          <table:table-cell office:value-type="float" office:value="0.857067457773294" calcext:value-type="float">
            <text:p>0.8570674578</text:p>
          </table:table-cell>
          <table:table-cell office:value-type="float" office:value="-0.698295771336565" calcext:value-type="float">
            <text:p>-0.6982957713</text:p>
          </table:table-cell>
          <table:table-cell office:value-type="float" office:value="0.465043594894062" calcext:value-type="float">
            <text:p>0.4650435949</text:p>
          </table:table-cell>
          <table:table-cell office:value-type="float" office:value="-0.861716437256041" calcext:value-type="float">
            <text:p>-0.8617164373</text:p>
          </table:table-cell>
          <table:table-cell office:value-type="float" office:value="1.00054070197232" calcext:value-type="float">
            <text:p>1.000540702</text:p>
          </table:table-cell>
          <table:table-cell office:value-type="float" office:value="0.340606787766363" calcext:value-type="float">
            <text:p>0.3406067878</text:p>
          </table:table-cell>
          <table:table-cell office:value-type="float" office:value="-0.226941757948477" calcext:value-type="float">
            <text:p>-0.2269417579</text:p>
          </table:table-cell>
          <table:table-cell office:value-type="float" office:value="-0.872025514042813" calcext:value-type="float">
            <text:p>-0.872025514</text:p>
          </table:table-cell>
          <table:table-cell office:value-type="float" office:value="0.0309786128381829" calcext:value-type="float">
            <text:p>0.0309786128</text:p>
          </table:table-cell>
          <table:table-cell office:value-type="float" office:value="0.690512011536036" calcext:value-type="float">
            <text:p>0.6905120115</text:p>
          </table:table-cell>
          <table:table-cell office:value-type="float" office:value="0.647439947773935" calcext:value-type="float">
            <text:p>0.6474399478</text:p>
          </table:table-cell>
          <table:table-cell office:value-type="float" office:value="-1.08638912735812" calcext:value-type="float">
            <text:p>-1.0863891274</text:p>
          </table:table-cell>
          <table:table-cell office:value-type="float" office:value="-0.130334593254923" calcext:value-type="float">
            <text:p>-0.1303345933</text:p>
          </table:table-cell>
          <table:table-cell office:value-type="float" office:value="-0.564179552809008" calcext:value-type="float">
            <text:p>-0.5641795528</text:p>
          </table:table-cell>
          <table:table-cell office:value-type="float" office:value="-0.717710148335794" calcext:value-type="float">
            <text:p>-0.7177101483</text:p>
          </table:table-cell>
          <table:table-cell office:value-type="float" office:value="-0.874731199813732" calcext:value-type="float">
            <text:p>-0.8747311998</text:p>
          </table:table-cell>
          <table:table-cell office:value-type="float" office:value="-0.0867965679901627" calcext:value-type="float">
            <text:p>-0.086796568</text:p>
          </table:table-cell>
          <table:table-cell office:value-type="float" office:value="-0.0775875514707811" calcext:value-type="float">
            <text:p>-0.0775875515</text:p>
          </table:table-cell>
          <table:table-cell office:value-type="float" office:value="-0.218051736245511" calcext:value-type="float">
            <text:p>-0.2180517362</text:p>
          </table:table-cell>
          <table:table-cell office:value-type="float" office:value="-0.357661041555669" calcext:value-type="float">
            <text:p>-0.3576610416</text:p>
          </table:table-cell>
          <table:table-cell office:value-type="float" office:value="-0.207955476862998" calcext:value-type="float">
            <text:p>-0.2079554769</text:p>
          </table:table-cell>
          <table:table-cell office:value-type="float" office:value="1.03541586001103" calcext:value-type="float">
            <text:p>1.03541586</text:p>
          </table:table-cell>
          <table:table-cell office:value-type="float" office:value="-5.7087946353637" calcext:value-type="float">
            <text:p>-5.7087946354</text:p>
          </table:table-cell>
          <table:table-cell office:value-type="float" office:value="-1.5243407907249" calcext:value-type="float">
            <text:p>-1.5243407907</text:p>
          </table:table-cell>
          <table:table-cell office:value-type="float" office:value="-1.72351489638792" calcext:value-type="float">
            <text:p>-1.7235148964</text:p>
          </table:table-cell>
          <table:table-cell office:value-type="float" office:value="-0.062931637136192" calcext:value-type="float">
            <text:p>-0.0629316371</text:p>
          </table:table-cell>
          <table:table-cell office:value-type="float" office:value="-0.212136996239154" calcext:value-type="float">
            <text:p>-0.2121369962</text:p>
          </table:table-cell>
          <table:table-cell office:value-type="float" office:value="0.0138053092533175" calcext:value-type="float">
            <text:p>0.0138053093</text:p>
          </table:table-cell>
          <table:table-cell office:value-type="float" office:value="-0.877853776823533" calcext:value-type="float">
            <text:p>-0.8778537768</text:p>
          </table:table-cell>
          <table:table-cell office:value-type="float" office:value="-1.1401333871506" calcext:value-type="float">
            <text:p>-1.1401333872</text:p>
          </table:table-cell>
          <table:table-cell office:value-type="float" office:value="0.00644020734594421" calcext:value-type="float">
            <text:p>0.0064402073</text:p>
          </table:table-cell>
          <table:table-cell office:value-type="float" office:value="0.294273747955116" calcext:value-type="float">
            <text:p>0.294273748</text:p>
          </table:table-cell>
          <table:table-cell office:value-type="float" office:value="0.00970513519436622" calcext:value-type="float">
            <text:p>0.0097051352</text:p>
          </table:table-cell>
          <table:table-cell office:value-type="float" office:value="0.172847157307432" calcext:value-type="float">
            <text:p>0.1728471573</text:p>
          </table:table-cell>
          <table:table-cell office:value-type="float" office:value="0.463957149081587" calcext:value-type="float">
            <text:p>0.4639571491</text:p>
          </table:table-cell>
          <table:table-cell office:value-type="float" office:value="-0.908484736470749" calcext:value-type="float">
            <text:p>-0.9084847365</text:p>
          </table:table-cell>
          <table:table-cell office:value-type="float" office:value="1.25818487113278" calcext:value-type="float">
            <text:p>1.2581848711</text:p>
          </table:table-cell>
          <table:table-cell office:value-type="float" office:value="-0.216534487135712" calcext:value-type="float">
            <text:p>-0.2165344871</text:p>
          </table:table-cell>
          <table:table-cell office:value-type="float" office:value="-0.181043403127623" calcext:value-type="float">
            <text:p>-0.1810434031</text:p>
          </table:table-cell>
          <table:table-cell office:value-type="float" office:value="-0.874814786026441" calcext:value-type="float">
            <text:p>-0.874814786</text:p>
          </table:table-cell>
          <table:table-cell office:value-type="float" office:value="0.231621746848192" calcext:value-type="float">
            <text:p>0.2316217468</text:p>
          </table:table-cell>
          <table:table-cell office:value-type="float" office:value="-1.52769237623712" calcext:value-type="float">
            <text:p>-1.5276923762</text:p>
          </table:table-cell>
          <table:table-cell office:value-type="float" office:value="0.11544863939841" calcext:value-type="float">
            <text:p>0.1154486394</text:p>
          </table:table-cell>
          <table:table-cell office:value-type="float" office:value="-0.674782138225083" calcext:value-type="float">
            <text:p>-0.6747821382</text:p>
          </table:table-cell>
          <table:table-cell office:value-type="float" office:value="-0.232207493222803" calcext:value-type="float">
            <text:p>-0.2322074932</text:p>
          </table:table-cell>
          <table:table-cell office:value-type="float" office:value="0.806944956579137" calcext:value-type="float">
            <text:p>0.8069449566</text:p>
          </table:table-cell>
          <table:table-cell office:value-type="float" office:value="-1.25566886912402" calcext:value-type="float">
            <text:p>-1.2556688691</text:p>
          </table:table-cell>
          <table:table-cell office:value-type="float" office:value="0.523339959207271" calcext:value-type="float">
            <text:p>0.5233399592</text:p>
          </table:table-cell>
          <table:table-cell office:value-type="float" office:value="-0.621160624046574" calcext:value-type="float">
            <text:p>-0.621160624</text:p>
          </table:table-cell>
          <table:table-cell office:value-type="float" office:value="0.00251302042139035" calcext:value-type="float">
            <text:p>0.0025130204</text:p>
          </table:table-cell>
          <table:table-cell office:value-type="float" office:value="-0.814425867767836" calcext:value-type="float">
            <text:p>-0.8144258678</text:p>
          </table:table-cell>
          <table:table-cell office:value-type="float" office:value="0.100222795432524" calcext:value-type="float">
            <text:p>0.1002227954</text:p>
          </table:table-cell>
          <table:table-cell office:value-type="float" office:value="-1.14734658911786" calcext:value-type="float">
            <text:p>-1.1473465891</text:p>
          </table:table-cell>
          <table:table-cell office:value-type="float" office:value="-0.494760043844535" calcext:value-type="float">
            <text:p>-0.4947600438</text:p>
          </table:table-cell>
          <table:table-cell office:value-type="float" office:value="-0.443842687594831" calcext:value-type="float">
            <text:p>-0.4438426876</text:p>
          </table:table-cell>
          <table:table-cell office:value-type="float" office:value="-0.796800488572262" calcext:value-type="float">
            <text:p>-0.7968004886</text:p>
          </table:table-cell>
          <table:table-cell office:value-type="float" office:value="-1.88900261069346" calcext:value-type="float">
            <text:p>-1.8890026107</text:p>
          </table:table-cell>
          <table:table-cell office:value-type="float" office:value="-0.701302447751095" calcext:value-type="float">
            <text:p>-0.7013024478</text:p>
          </table:table-cell>
          <table:table-cell office:value-type="float" office:value="-1.29679864275466" calcext:value-type="float">
            <text:p>-1.2967986428</text:p>
          </table:table-cell>
          <table:table-cell office:value-type="float" office:value="1.77019154448049" calcext:value-type="float">
            <text:p>1.7701915445</text:p>
          </table:table-cell>
          <table:table-cell office:value-type="float" office:value="0.88588895657126" calcext:value-type="float">
            <text:p>0.8858889566</text:p>
          </table:table-cell>
          <table:table-cell office:value-type="float" office:value="-0.68295162277185" calcext:value-type="float">
            <text:p>-0.6829516228</text:p>
          </table:table-cell>
          <table:table-cell office:value-type="float" office:value="0.493212849610264" calcext:value-type="float">
            <text:p>0.4932128496</text:p>
          </table:table-cell>
          <table:table-cell office:value-type="float" office:value="-1.70405439344627" calcext:value-type="float">
            <text:p>-1.7040543934</text:p>
          </table:table-cell>
          <table:table-cell office:value-type="float" office:value="-1.17914561185685" calcext:value-type="float">
            <text:p>-1.1791456119</text:p>
          </table:table-cell>
          <table:table-cell office:value-type="float" office:value="-0.309738039776564" calcext:value-type="float">
            <text:p>-0.3097380398</text:p>
          </table:table-cell>
          <table:table-cell office:value-type="float" office:value="1.3657216239388" calcext:value-type="float">
            <text:p>1.3657216239</text:p>
          </table:table-cell>
          <table:table-cell office:value-type="float" office:value="0.893261130946036" calcext:value-type="float">
            <text:p>0.8932611309</text:p>
          </table:table-cell>
          <table:table-cell office:value-type="float" office:value="1.40125868019036" calcext:value-type="float">
            <text:p>1.4012586802</text:p>
          </table:table-cell>
          <table:table-cell office:value-type="float" office:value="-2.65981894505316" calcext:value-type="float">
            <text:p>-2.6598189451</text:p>
          </table:table-cell>
          <table:table-cell office:value-type="float" office:value="-0.125205834365708" calcext:value-type="float">
            <text:p>-0.1252058344</text:p>
          </table:table-cell>
          <table:table-cell office:value-type="float" office:value="-0.492682028460599" calcext:value-type="float">
            <text:p>-0.4926820285</text:p>
          </table:table-cell>
          <table:table-cell office:value-type="float" office:value="-1.95316817171475" calcext:value-type="float">
            <text:p>-1.9531681717</text:p>
          </table:table-cell>
          <table:table-cell office:value-type="float" office:value="0.825264619260683" calcext:value-type="float">
            <text:p>0.8252646193</text:p>
          </table:table-cell>
          <table:table-cell office:value-type="float" office:value="0.852171597335045" calcext:value-type="float">
            <text:p>0.8521715973</text:p>
          </table:table-cell>
          <table:table-cell office:value-type="float" office:value="1.38932362262223" calcext:value-type="float">
            <text:p>1.3893236226</text:p>
          </table:table-cell>
          <table:table-cell office:value-type="float" office:value="0.715326914657231" calcext:value-type="float">
            <text:p>0.7153269147</text:p>
          </table:table-cell>
          <table:table-cell office:value-type="float" office:value="1.55982775219205" calcext:value-type="float">
            <text:p>1.5598277522</text:p>
          </table:table-cell>
          <table:table-cell office:value-type="float" office:value="-0.4906181415755" calcext:value-type="float">
            <text:p>-0.4906181416</text:p>
          </table:table-cell>
          <table:table-cell office:value-type="float" office:value="1.22870611541666" calcext:value-type="float">
            <text:p>1.2287061154</text:p>
          </table:table-cell>
          <table:table-cell office:value-type="float" office:value="0.0600339290356295" calcext:value-type="float">
            <text:p>0.060033929</text:p>
          </table:table-cell>
          <table:table-cell office:value-type="float" office:value="-0.573700731525932" calcext:value-type="float">
            <text:p>-0.5737007315</text:p>
          </table:table-cell>
          <table:table-cell office:value-type="float" office:value="0.00821600179630942" calcext:value-type="float">
            <text:p>0.0082160018</text:p>
          </table:table-cell>
        </table:table-row>
        <table:table-row table:style-name="ro1">
          <table:table-cell office:value-type="string" calcext:value-type="string">
            <text:p>statemate</text:p>
          </table:table-cell>
          <table:table-cell office:value-type="float" office:value="-0.21242931622472" calcext:value-type="float">
            <text:p>-0.2124293162</text:p>
          </table:table-cell>
          <table:table-cell office:value-type="float" office:value="0.0739966338963422" calcext:value-type="float">
            <text:p>0.0739966339</text:p>
          </table:table-cell>
          <table:table-cell office:value-type="float" office:value="-0.033583841721893" calcext:value-type="float">
            <text:p>-0.0335838417</text:p>
          </table:table-cell>
          <table:table-cell office:value-type="float" office:value="-0.016494074544308" calcext:value-type="float">
            <text:p>-0.0164940745</text:p>
          </table:table-cell>
          <table:table-cell office:value-type="float" office:value="-0.0292962395168945" calcext:value-type="float">
            <text:p>-0.0292962395</text:p>
          </table:table-cell>
          <table:table-cell office:value-type="float" office:value="-0.0111724446825684" calcext:value-type="float">
            <text:p>-0.0111724447</text:p>
          </table:table-cell>
          <table:table-cell office:value-type="float" office:value="0.0396885898747792" calcext:value-type="float">
            <text:p>0.0396885899</text:p>
          </table:table-cell>
          <table:table-cell office:value-type="float" office:value="-0.0679985191536801" calcext:value-type="float">
            <text:p>-0.0679985192</text:p>
          </table:table-cell>
          <table:table-cell office:value-type="float" office:value="0.0308171839423847" calcext:value-type="float">
            <text:p>0.0308171839</text:p>
          </table:table-cell>
          <table:table-cell office:value-type="float" office:value="-0.0798510572599003" calcext:value-type="float">
            <text:p>-0.0798510573</text:p>
          </table:table-cell>
          <table:table-cell office:value-type="float" office:value="-0.0303296380669354" calcext:value-type="float">
            <text:p>-0.0303296381</text:p>
          </table:table-cell>
          <table:table-cell office:value-type="float" office:value="-0.00675363340545091" calcext:value-type="float">
            <text:p>-0.0067536334</text:p>
          </table:table-cell>
          <table:table-cell office:value-type="float" office:value="-0.118653420189187" calcext:value-type="float">
            <text:p>-0.1186534202</text:p>
          </table:table-cell>
          <table:table-cell office:value-type="float" office:value="0.173445034122414" calcext:value-type="float">
            <text:p>0.1734450341</text:p>
          </table:table-cell>
          <table:table-cell office:value-type="float" office:value="-0.107051022583927" calcext:value-type="float">
            <text:p>-0.1070510226</text:p>
          </table:table-cell>
          <table:table-cell office:value-type="float" office:value="0.0158882566960422" calcext:value-type="float">
            <text:p>0.0158882567</text:p>
          </table:table-cell>
          <table:table-cell office:value-type="float" office:value="-0.00903430607896704" calcext:value-type="float">
            <text:p>-0.0090343061</text:p>
          </table:table-cell>
          <table:table-cell office:value-type="float" office:value="0.219074456418883" calcext:value-type="float">
            <text:p>0.2190744564</text:p>
          </table:table-cell>
          <table:table-cell office:value-type="float" office:value="-0.163064252614177" calcext:value-type="float">
            <text:p>-0.1630642526</text:p>
          </table:table-cell>
          <table:table-cell office:value-type="float" office:value="0.0555127246557941" calcext:value-type="float">
            <text:p>0.0555127247</text:p>
          </table:table-cell>
          <table:table-cell office:value-type="float" office:value="0.0502996210964589" calcext:value-type="float">
            <text:p>0.0502996211</text:p>
          </table:table-cell>
          <table:table-cell office:value-type="float" office:value="-0.072414375305034" calcext:value-type="float">
            <text:p>-0.0724143753</text:p>
          </table:table-cell>
          <table:table-cell office:value-type="float" office:value="-0.0599063742447634" calcext:value-type="float">
            <text:p>-0.0599063742</text:p>
          </table:table-cell>
          <table:table-cell office:value-type="float" office:value="-0.055533621717957" calcext:value-type="float">
            <text:p>-0.0555336217</text:p>
          </table:table-cell>
          <table:table-cell office:value-type="float" office:value="0.130195979088302" calcext:value-type="float">
            <text:p>0.1301959791</text:p>
          </table:table-cell>
          <table:table-cell office:value-type="float" office:value="-0.812666708453272" calcext:value-type="float">
            <text:p>-0.8126667085</text:p>
          </table:table-cell>
          <table:table-cell office:value-type="float" office:value="0.00143413621608896" calcext:value-type="float">
            <text:p>0.0014341362</text:p>
          </table:table-cell>
          <table:table-cell office:value-type="float" office:value="0.000100091300681389" calcext:value-type="float">
            <text:p>0.0001000913</text:p>
          </table:table-cell>
          <table:table-cell office:value-type="float" office:value="0.202597647180155" calcext:value-type="float">
            <text:p>0.2025976472</text:p>
          </table:table-cell>
          <table:table-cell office:value-type="float" office:value="0.135205940050072" calcext:value-type="float">
            <text:p>0.1352059401</text:p>
          </table:table-cell>
          <table:table-cell office:value-type="float" office:value="0.069967721282886" calcext:value-type="float">
            <text:p>0.0699677213</text:p>
          </table:table-cell>
          <table:table-cell office:value-type="float" office:value="0.13885374767678" calcext:value-type="float">
            <text:p>0.1388537477</text:p>
          </table:table-cell>
          <table:table-cell office:value-type="float" office:value="0.0521271955511461" calcext:value-type="float">
            <text:p>0.0521271956</text:p>
          </table:table-cell>
          <table:table-cell office:value-type="float" office:value="0.0544337351154461" calcext:value-type="float">
            <text:p>0.0544337351</text:p>
          </table:table-cell>
          <table:table-cell office:value-type="float" office:value="-0.0218731812441223" calcext:value-type="float">
            <text:p>-0.0218731812</text:p>
          </table:table-cell>
          <table:table-cell office:value-type="float" office:value="0.0700630696058632" calcext:value-type="float">
            <text:p>0.0700630696</text:p>
          </table:table-cell>
          <table:table-cell office:value-type="float" office:value="0.0824418652130544" calcext:value-type="float">
            <text:p>0.0824418652</text:p>
          </table:table-cell>
          <table:table-cell office:value-type="float" office:value="-0.754148121222418" calcext:value-type="float">
            <text:p>-0.7541481212</text:p>
          </table:table-cell>
          <table:table-cell office:value-type="float" office:value="0.093911577657687" calcext:value-type="float">
            <text:p>0.0939115777</text:p>
          </table:table-cell>
          <table:table-cell office:value-type="float" office:value="0.0506479081350386" calcext:value-type="float">
            <text:p>0.0506479081</text:p>
          </table:table-cell>
          <table:table-cell office:value-type="float" office:value="-0.192236201596354" calcext:value-type="float">
            <text:p>-0.1922362016</text:p>
          </table:table-cell>
          <table:table-cell office:value-type="float" office:value="-0.0623047344121041" calcext:value-type="float">
            <text:p>-0.0623047344</text:p>
          </table:table-cell>
          <table:table-cell office:value-type="float" office:value="-0.0478563901403446" calcext:value-type="float">
            <text:p>-0.0478563901</text:p>
          </table:table-cell>
          <table:table-cell office:value-type="float" office:value="-0.13502831162769" calcext:value-type="float">
            <text:p>-0.1350283116</text:p>
          </table:table-cell>
          <table:table-cell office:value-type="float" office:value="0.0210549131713568" calcext:value-type="float">
            <text:p>0.0210549132</text:p>
          </table:table-cell>
          <table:table-cell office:value-type="float" office:value="-0.145047022405978" calcext:value-type="float">
            <text:p>-0.1450470224</text:p>
          </table:table-cell>
          <table:table-cell office:value-type="float" office:value="0.115919179621999" calcext:value-type="float">
            <text:p>0.1159191796</text:p>
          </table:table-cell>
          <table:table-cell office:value-type="float" office:value="0.0845178621082391" calcext:value-type="float">
            <text:p>0.0845178621</text:p>
          </table:table-cell>
          <table:table-cell office:value-type="float" office:value="0.0180317240990296" calcext:value-type="float">
            <text:p>0.0180317241</text:p>
          </table:table-cell>
          <table:table-cell office:value-type="float" office:value="0.00299551743402555" calcext:value-type="float">
            <text:p>0.0029955174</text:p>
          </table:table-cell>
          <table:table-cell office:value-type="float" office:value="-0.0323390765896166" calcext:value-type="float">
            <text:p>-0.0323390766</text:p>
          </table:table-cell>
          <table:table-cell office:value-type="float" office:value="0.00472285367441431" calcext:value-type="float">
            <text:p>0.0047228537</text:p>
          </table:table-cell>
          <table:table-cell office:value-type="float" office:value="-0.0758399959799074" calcext:value-type="float">
            <text:p>-0.075839996</text:p>
          </table:table-cell>
          <table:table-cell office:value-type="float" office:value="-0.15896077546233" calcext:value-type="float">
            <text:p>-0.1589607755</text:p>
          </table:table-cell>
          <table:table-cell office:value-type="float" office:value="-0.166441512161979" calcext:value-type="float">
            <text:p>-0.1664415122</text:p>
          </table:table-cell>
          <table:table-cell office:value-type="float" office:value="-0.00572935848430744" calcext:value-type="float">
            <text:p>-0.0057293585</text:p>
          </table:table-cell>
          <table:table-cell office:value-type="float" office:value="0.120250161494054" calcext:value-type="float">
            <text:p>0.1202501615</text:p>
          </table:table-cell>
          <table:table-cell office:value-type="float" office:value="0.0158131576147446" calcext:value-type="float">
            <text:p>0.0158131576</text:p>
          </table:table-cell>
          <table:table-cell office:value-type="float" office:value="-0.137833086164994" calcext:value-type="float">
            <text:p>-0.1378330862</text:p>
          </table:table-cell>
          <table:table-cell office:value-type="float" office:value="-0.169727763487655" calcext:value-type="float">
            <text:p>-0.1697277635</text:p>
          </table:table-cell>
          <table:table-cell office:value-type="float" office:value="0.203782866139072" calcext:value-type="float">
            <text:p>0.2037828661</text:p>
          </table:table-cell>
          <table:table-cell office:value-type="float" office:value="-0.180296538008474" calcext:value-type="float">
            <text:p>-0.180296538</text:p>
          </table:table-cell>
          <table:table-cell office:value-type="float" office:value="-0.0430911630379889" calcext:value-type="float">
            <text:p>-0.043091163</text:p>
          </table:table-cell>
          <table:table-cell office:value-type="float" office:value="0.743151595656296" calcext:value-type="float">
            <text:p>0.7431515957</text:p>
          </table:table-cell>
          <table:table-cell office:value-type="float" office:value="-0.0754093059740216" calcext:value-type="float">
            <text:p>-0.075409306</text:p>
          </table:table-cell>
          <table:table-cell office:value-type="float" office:value="0.0756201914241316" calcext:value-type="float">
            <text:p>0.0756201914</text:p>
          </table:table-cell>
          <table:table-cell office:value-type="float" office:value="-0.187188627617745" calcext:value-type="float">
            <text:p>-0.1871886276</text:p>
          </table:table-cell>
          <table:table-cell office:value-type="float" office:value="0.0647361525581163" calcext:value-type="float">
            <text:p>0.0647361526</text:p>
          </table:table-cell>
          <table:table-cell office:value-type="float" office:value="0.0601606535808338" calcext:value-type="float">
            <text:p>0.0601606536</text:p>
          </table:table-cell>
          <table:table-cell office:value-type="float" office:value="-0.0291700833538077" calcext:value-type="float">
            <text:p>-0.0291700834</text:p>
          </table:table-cell>
          <table:table-cell office:value-type="float" office:value="-0.00887032456202395" calcext:value-type="float">
            <text:p>-0.0088703246</text:p>
          </table:table-cell>
          <table:table-cell office:value-type="float" office:value="-0.0714065665296507" calcext:value-type="float">
            <text:p>-0.0714065665</text:p>
          </table:table-cell>
          <table:table-cell office:value-type="float" office:value="-0.54591773228737" calcext:value-type="float">
            <text:p>-0.5459177323</text:p>
          </table:table-cell>
          <table:table-cell office:value-type="float" office:value="0.0874602074816305" calcext:value-type="float">
            <text:p>0.0874602075</text:p>
          </table:table-cell>
          <table:table-cell office:value-type="float" office:value="-0.0226031430301617" calcext:value-type="float">
            <text:p>-0.022603143</text:p>
          </table:table-cell>
          <table:table-cell office:value-type="float" office:value="-0.040593214338899" calcext:value-type="float">
            <text:p>-0.0405932143</text:p>
          </table:table-cell>
          <table:table-cell office:value-type="float" office:value="-0.0649569392820279" calcext:value-type="float">
            <text:p>-0.0649569393</text:p>
          </table:table-cell>
          <table:table-cell office:value-type="float" office:value="0.0611597188087333" calcext:value-type="float">
            <text:p>0.0611597188</text:p>
          </table:table-cell>
          <table:table-cell office:value-type="float" office:value="-0.144823194964529" calcext:value-type="float">
            <text:p>-0.144823195</text:p>
          </table:table-cell>
          <table:table-cell office:value-type="float" office:value="0.0937979598651105" calcext:value-type="float">
            <text:p>0.0937979599</text:p>
          </table:table-cell>
          <table:table-cell office:value-type="float" office:value="0.0453362671463146" calcext:value-type="float">
            <text:p>0.0453362671</text:p>
          </table:table-cell>
          <table:table-cell office:value-type="float" office:value="-0.244342326420325" calcext:value-type="float">
            <text:p>-0.2443423264</text:p>
          </table:table-cell>
          <table:table-cell office:value-type="float" office:value="0.0277378603788092" calcext:value-type="float">
            <text:p>0.0277378604</text:p>
          </table:table-cell>
          <table:table-cell office:value-type="float" office:value="-0.0635085630055867" calcext:value-type="float">
            <text:p>-0.063508563</text:p>
          </table:table-cell>
          <table:table-cell office:value-type="float" office:value="0.139097422508623" calcext:value-type="float">
            <text:p>0.1390974225</text:p>
          </table:table-cell>
          <table:table-cell office:value-type="float" office:value="0.0346227442990119" calcext:value-type="float">
            <text:p>0.0346227443</text:p>
          </table:table-cell>
        </table:table-row>
        <table:table-row table:style-name="ro1">
          <table:table-cell office:value-type="string" calcext:value-type="string">
            <text:p>janne_complex</text:p>
          </table:table-cell>
          <table:table-cell office:value-type="float" office:value="2.85883741878639" calcext:value-type="float">
            <text:p>2.8588374188</text:p>
          </table:table-cell>
          <table:table-cell office:value-type="float" office:value="-0.727269966425463" calcext:value-type="float">
            <text:p>-0.7272699664</text:p>
          </table:table-cell>
          <table:table-cell office:value-type="float" office:value="2.50027691616897" calcext:value-type="float">
            <text:p>2.5002769162</text:p>
          </table:table-cell>
          <table:table-cell office:value-type="float" office:value="0.767514827886244" calcext:value-type="float">
            <text:p>0.7675148279</text:p>
          </table:table-cell>
          <table:table-cell office:value-type="float" office:value="0.921858308779258" calcext:value-type="float">
            <text:p>0.9218583088</text:p>
          </table:table-cell>
          <table:table-cell office:value-type="float" office:value="1.72064810494504" calcext:value-type="float">
            <text:p>1.7206481049</text:p>
          </table:table-cell>
          <table:table-cell office:value-type="float" office:value="0.848717946171874" calcext:value-type="float">
            <text:p>0.8487179462</text:p>
          </table:table-cell>
          <table:table-cell office:value-type="float" office:value="-1.15144986323901" calcext:value-type="float">
            <text:p>-1.1514498632</text:p>
          </table:table-cell>
          <table:table-cell office:value-type="float" office:value="3.13537937371369" calcext:value-type="float">
            <text:p>3.1353793737</text:p>
          </table:table-cell>
          <table:table-cell office:value-type="float" office:value="-1.46183764909241" calcext:value-type="float">
            <text:p>-1.4618376491</text:p>
          </table:table-cell>
          <table:table-cell office:value-type="float" office:value="-0.591941233557505" calcext:value-type="float">
            <text:p>-0.5919412336</text:p>
          </table:table-cell>
          <table:table-cell office:value-type="float" office:value="1.8648785078657" calcext:value-type="float">
            <text:p>1.8648785079</text:p>
          </table:table-cell>
          <table:table-cell office:value-type="float" office:value="-0.604766522930931" calcext:value-type="float">
            <text:p>-0.6047665229</text:p>
          </table:table-cell>
          <table:table-cell office:value-type="float" office:value="2.29655111492619" calcext:value-type="float">
            <text:p>2.2965511149</text:p>
          </table:table-cell>
          <table:table-cell office:value-type="float" office:value="4.64442267129548" calcext:value-type="float">
            <text:p>4.6444226713</text:p>
          </table:table-cell>
          <table:table-cell office:value-type="float" office:value="2.37159092742604" calcext:value-type="float">
            <text:p>2.3715909274</text:p>
          </table:table-cell>
          <table:table-cell office:value-type="float" office:value="2.31498282577907" calcext:value-type="float">
            <text:p>2.3149828258</text:p>
          </table:table-cell>
          <table:table-cell office:value-type="float" office:value="-0.703236190151775" calcext:value-type="float">
            <text:p>-0.7032361902</text:p>
          </table:table-cell>
          <table:table-cell office:value-type="float" office:value="0.674271499048337" calcext:value-type="float">
            <text:p>0.674271499</text:p>
          </table:table-cell>
          <table:table-cell office:value-type="float" office:value="-2.16823448453933" calcext:value-type="float">
            <text:p>-2.1682344845</text:p>
          </table:table-cell>
          <table:table-cell office:value-type="float" office:value="-0.0961440370845346" calcext:value-type="float">
            <text:p>-0.0961440371</text:p>
          </table:table-cell>
          <table:table-cell office:value-type="float" office:value="0.295536289273849" calcext:value-type="float">
            <text:p>0.2955362893</text:p>
          </table:table-cell>
          <table:table-cell office:value-type="float" office:value="-0.147997694541609" calcext:value-type="float">
            <text:p>-0.1479976945</text:p>
          </table:table-cell>
          <table:table-cell office:value-type="float" office:value="2.49802718488813" calcext:value-type="float">
            <text:p>2.4980271849</text:p>
          </table:table-cell>
          <table:table-cell office:value-type="float" office:value="5.04695139485949" calcext:value-type="float">
            <text:p>5.0469513949</text:p>
          </table:table-cell>
          <table:table-cell office:value-type="float" office:value="1.60815763063606" calcext:value-type="float">
            <text:p>1.6081576306</text:p>
          </table:table-cell>
          <table:table-cell office:value-type="float" office:value="3.78802673384408" calcext:value-type="float">
            <text:p>3.7880267338</text:p>
          </table:table-cell>
          <table:table-cell office:value-type="float" office:value="0.467275152798863" calcext:value-type="float">
            <text:p>0.4672751528</text:p>
          </table:table-cell>
          <table:table-cell office:value-type="float" office:value="-0.626473511727683" calcext:value-type="float">
            <text:p>-0.6264735117</text:p>
          </table:table-cell>
          <table:table-cell office:value-type="float" office:value="-2.4553701120268" calcext:value-type="float">
            <text:p>-2.455370112</text:p>
          </table:table-cell>
          <table:table-cell office:value-type="float" office:value="-0.451055540525875" calcext:value-type="float">
            <text:p>-0.4510555405</text:p>
          </table:table-cell>
          <table:table-cell office:value-type="float" office:value="0.666340324678531" calcext:value-type="float">
            <text:p>0.6663403247</text:p>
          </table:table-cell>
          <table:table-cell office:value-type="float" office:value="-0.0690659720900654" calcext:value-type="float">
            <text:p>-0.0690659721</text:p>
          </table:table-cell>
          <table:table-cell office:value-type="float" office:value="-1.41963151140107" calcext:value-type="float">
            <text:p>-1.4196315114</text:p>
          </table:table-cell>
          <table:table-cell office:value-type="float" office:value="0.0687283794237455" calcext:value-type="float">
            <text:p>0.0687283794</text:p>
          </table:table-cell>
          <table:table-cell office:value-type="float" office:value="2.94678632545019" calcext:value-type="float">
            <text:p>2.9467863255</text:p>
          </table:table-cell>
          <table:table-cell office:value-type="float" office:value="-0.950451112872084" calcext:value-type="float">
            <text:p>-0.9504511129</text:p>
          </table:table-cell>
          <table:table-cell office:value-type="float" office:value="0.770398217056339" calcext:value-type="float">
            <text:p>0.7703982171</text:p>
          </table:table-cell>
          <table:table-cell office:value-type="float" office:value="0.895053055613671" calcext:value-type="float">
            <text:p>0.8950530556</text:p>
          </table:table-cell>
          <table:table-cell office:value-type="float" office:value="-4.30612226268482" calcext:value-type="float">
            <text:p>-4.3061222627</text:p>
          </table:table-cell>
          <table:table-cell office:value-type="float" office:value="0.0595420334951778" calcext:value-type="float">
            <text:p>0.0595420335</text:p>
          </table:table-cell>
          <table:table-cell office:value-type="float" office:value="-0.0987001725382587" calcext:value-type="float">
            <text:p>-0.0987001725</text:p>
          </table:table-cell>
          <table:table-cell office:value-type="float" office:value="2.64434051795512" calcext:value-type="float">
            <text:p>2.644340518</text:p>
          </table:table-cell>
          <table:table-cell office:value-type="float" office:value="0.250238946478762" calcext:value-type="float">
            <text:p>0.2502389465</text:p>
          </table:table-cell>
          <table:table-cell office:value-type="float" office:value="2.45988543488186" calcext:value-type="float">
            <text:p>2.4598854349</text:p>
          </table:table-cell>
          <table:table-cell office:value-type="float" office:value="1.20340635280762" calcext:value-type="float">
            <text:p>1.2034063528</text:p>
          </table:table-cell>
          <table:table-cell office:value-type="float" office:value="-0.755853058801213" calcext:value-type="float">
            <text:p>-0.7558530588</text:p>
          </table:table-cell>
          <table:table-cell office:value-type="float" office:value="1.48402512281589" calcext:value-type="float">
            <text:p>1.4840251228</text:p>
          </table:table-cell>
          <table:table-cell office:value-type="float" office:value="-1.55147496622464" calcext:value-type="float">
            <text:p>-1.5514749662</text:p>
          </table:table-cell>
          <table:table-cell office:value-type="float" office:value="-0.653965984852611" calcext:value-type="float">
            <text:p>-0.6539659849</text:p>
          </table:table-cell>
          <table:table-cell office:value-type="float" office:value="0.160380173199211" calcext:value-type="float">
            <text:p>0.1603801732</text:p>
          </table:table-cell>
          <table:table-cell office:value-type="float" office:value="3.39177923178123" calcext:value-type="float">
            <text:p>3.3917792318</text:p>
          </table:table-cell>
          <table:table-cell office:value-type="float" office:value="1.38226693459536" calcext:value-type="float">
            <text:p>1.3822669346</text:p>
          </table:table-cell>
          <table:table-cell office:value-type="float" office:value="-1.34556926685024" calcext:value-type="float">
            <text:p>-1.3455692669</text:p>
          </table:table-cell>
          <table:table-cell office:value-type="float" office:value="0.909938399942566" calcext:value-type="float">
            <text:p>0.9099383999</text:p>
          </table:table-cell>
          <table:table-cell office:value-type="float" office:value="-1.53476210178422" calcext:value-type="float">
            <text:p>-1.5347621018</text:p>
          </table:table-cell>
          <table:table-cell office:value-type="float" office:value="4.42741234158539" calcext:value-type="float">
            <text:p>4.4274123416</text:p>
          </table:table-cell>
          <table:table-cell office:value-type="float" office:value="-0.769774465466165" calcext:value-type="float">
            <text:p>-0.7697744655</text:p>
          </table:table-cell>
          <table:table-cell office:value-type="float" office:value="-0.678499985219521" calcext:value-type="float">
            <text:p>-0.6784999852</text:p>
          </table:table-cell>
          <table:table-cell office:value-type="float" office:value="2.89926800427603" calcext:value-type="float">
            <text:p>2.8992680043</text:p>
          </table:table-cell>
          <table:table-cell office:value-type="float" office:value="-0.391700410492538" calcext:value-type="float">
            <text:p>-0.3917004105</text:p>
          </table:table-cell>
          <table:table-cell office:value-type="float" office:value="2.71664456125149" calcext:value-type="float">
            <text:p>2.7166445613</text:p>
          </table:table-cell>
          <table:table-cell office:value-type="float" office:value="1.92695903533785" calcext:value-type="float">
            <text:p>1.9269590353</text:p>
          </table:table-cell>
          <table:table-cell office:value-type="float" office:value="-4.21578059738318" calcext:value-type="float">
            <text:p>-4.2157805974</text:p>
          </table:table-cell>
          <table:table-cell office:value-type="float" office:value="3.45471895286465" calcext:value-type="float">
            <text:p>3.4547189529</text:p>
          </table:table-cell>
          <table:table-cell office:value-type="float" office:value="2.21750313226416" calcext:value-type="float">
            <text:p>2.2175031323</text:p>
          </table:table-cell>
          <table:table-cell office:value-type="float" office:value="6.75182640489094" calcext:value-type="float">
            <text:p>6.7518264049</text:p>
          </table:table-cell>
          <table:table-cell office:value-type="float" office:value="2.13139729304588" calcext:value-type="float">
            <text:p>2.131397293</text:p>
          </table:table-cell>
          <table:table-cell office:value-type="float" office:value="0.833587791680408" calcext:value-type="float">
            <text:p>0.8335877917</text:p>
          </table:table-cell>
          <table:table-cell office:value-type="float" office:value="3.29056855189069" calcext:value-type="float">
            <text:p>3.2905685519</text:p>
          </table:table-cell>
          <table:table-cell office:value-type="float" office:value="3.11860058978577" calcext:value-type="float">
            <text:p>3.1186005898</text:p>
          </table:table-cell>
          <table:table-cell office:value-type="float" office:value="1.53311971741274" calcext:value-type="float">
            <text:p>1.5331197174</text:p>
          </table:table-cell>
          <table:table-cell office:value-type="float" office:value="1.98033627429609" calcext:value-type="float">
            <text:p>1.9803362743</text:p>
          </table:table-cell>
          <table:table-cell office:value-type="float" office:value="0.466519213142739" calcext:value-type="float">
            <text:p>0.4665192131</text:p>
          </table:table-cell>
          <table:table-cell office:value-type="float" office:value="1.66717552804251" calcext:value-type="float">
            <text:p>1.667175528</text:p>
          </table:table-cell>
          <table:table-cell office:value-type="float" office:value="0.255003391772457" calcext:value-type="float">
            <text:p>0.2550033918</text:p>
          </table:table-cell>
          <table:table-cell office:value-type="float" office:value="-2.82888964882239" calcext:value-type="float">
            <text:p>-2.8288896488</text:p>
          </table:table-cell>
          <table:table-cell office:value-type="float" office:value="-5.32024980007266" calcext:value-type="float">
            <text:p>-5.3202498001</text:p>
          </table:table-cell>
          <table:table-cell office:value-type="float" office:value="0.926361044926141" calcext:value-type="float">
            <text:p>0.9263610449</text:p>
          </table:table-cell>
          <table:table-cell office:value-type="float" office:value="-1.34354958401302" calcext:value-type="float">
            <text:p>-1.343549584</text:p>
          </table:table-cell>
          <table:table-cell office:value-type="float" office:value="-1.19516346772902" calcext:value-type="float">
            <text:p>-1.1951634677</text:p>
          </table:table-cell>
          <table:table-cell office:value-type="float" office:value="2.86655683727669" calcext:value-type="float">
            <text:p>2.8665568373</text:p>
          </table:table-cell>
          <table:table-cell office:value-type="float" office:value="-0.324963201937937" calcext:value-type="float">
            <text:p>-0.3249632019</text:p>
          </table:table-cell>
          <table:table-cell office:value-type="float" office:value="-0.126054462353997" calcext:value-type="float">
            <text:p>-0.1260544624</text:p>
          </table:table-cell>
          <table:table-cell office:value-type="float" office:value="-1.98611227105304" calcext:value-type="float">
            <text:p>-1.9861122711</text:p>
          </table:table-cell>
          <table:table-cell office:value-type="float" office:value="0.896699505387828" calcext:value-type="float">
            <text:p>0.8966995054</text:p>
          </table:table-cell>
        </table:table-row>
        <table:table-row table:style-name="ro1">
          <table:table-cell office:value-type="string" calcext:value-type="string">
            <text:p>sglib-listinsertsort</text:p>
          </table:table-cell>
          <table:table-cell office:value-type="float" office:value="1.95178321002683" calcext:value-type="float">
            <text:p>1.95178321</text:p>
          </table:table-cell>
          <table:table-cell office:value-type="float" office:value="1.48803455059916" calcext:value-type="float">
            <text:p>1.4880345506</text:p>
          </table:table-cell>
          <table:table-cell office:value-type="float" office:value="1.14760149600242" calcext:value-type="float">
            <text:p>1.147601496</text:p>
          </table:table-cell>
          <table:table-cell office:value-type="float" office:value="-0.608690983579028" calcext:value-type="float">
            <text:p>-0.6086909836</text:p>
          </table:table-cell>
          <table:table-cell office:value-type="float" office:value="-0.787984426438061" calcext:value-type="float">
            <text:p>-0.7879844264</text:p>
          </table:table-cell>
          <table:table-cell office:value-type="float" office:value="0.126939296948947" calcext:value-type="float">
            <text:p>0.1269392969</text:p>
          </table:table-cell>
          <table:table-cell office:value-type="float" office:value="0.743673377483911" calcext:value-type="float">
            <text:p>0.7436733775</text:p>
          </table:table-cell>
          <table:table-cell office:value-type="float" office:value="-0.75849130937522" calcext:value-type="float">
            <text:p>-0.7584913094</text:p>
          </table:table-cell>
          <table:table-cell office:value-type="float" office:value="-0.27202580468639" calcext:value-type="float">
            <text:p>-0.2720258047</text:p>
          </table:table-cell>
          <table:table-cell office:value-type="float" office:value="1.23150256743545" calcext:value-type="float">
            <text:p>1.2315025674</text:p>
          </table:table-cell>
          <table:table-cell office:value-type="float" office:value="-1.08237865133098" calcext:value-type="float">
            <text:p>-1.0823786513</text:p>
          </table:table-cell>
          <table:table-cell office:value-type="float" office:value="-0.963447280994129" calcext:value-type="float">
            <text:p>-0.963447281</text:p>
          </table:table-cell>
          <table:table-cell office:value-type="float" office:value="0.921514933986547" calcext:value-type="float">
            <text:p>0.921514934</text:p>
          </table:table-cell>
          <table:table-cell office:value-type="float" office:value="-0.285682479004035" calcext:value-type="float">
            <text:p>-0.285682479</text:p>
          </table:table-cell>
          <table:table-cell office:value-type="float" office:value="-0.819674219945425" calcext:value-type="float">
            <text:p>-0.8196742199</text:p>
          </table:table-cell>
          <table:table-cell office:value-type="float" office:value="2.1801144470231" calcext:value-type="float">
            <text:p>2.180114447</text:p>
          </table:table-cell>
          <table:table-cell office:value-type="float" office:value="-0.213238458935842" calcext:value-type="float">
            <text:p>-0.2132384589</text:p>
          </table:table-cell>
          <table:table-cell office:value-type="float" office:value="-0.700846197408573" calcext:value-type="float">
            <text:p>-0.7008461974</text:p>
          </table:table-cell>
          <table:table-cell office:value-type="float" office:value="2.57173855048599" calcext:value-type="float">
            <text:p>2.5717385505</text:p>
          </table:table-cell>
          <table:table-cell office:value-type="float" office:value="-0.363120418626715" calcext:value-type="float">
            <text:p>-0.3631204186</text:p>
          </table:table-cell>
          <table:table-cell office:value-type="float" office:value="1.16797257809232" calcext:value-type="float">
            <text:p>1.1679725781</text:p>
          </table:table-cell>
          <table:table-cell office:value-type="float" office:value="0.806633247272372" calcext:value-type="float">
            <text:p>0.8066332473</text:p>
          </table:table-cell>
          <table:table-cell office:value-type="float" office:value="-0.758470638595749" calcext:value-type="float">
            <text:p>-0.7584706386</text:p>
          </table:table-cell>
          <table:table-cell office:value-type="float" office:value="0.701486523053953" calcext:value-type="float">
            <text:p>0.7014865231</text:p>
          </table:table-cell>
          <table:table-cell office:value-type="float" office:value="-0.659913292389995" calcext:value-type="float">
            <text:p>-0.6599132924</text:p>
          </table:table-cell>
          <table:table-cell office:value-type="float" office:value="-4.89714561259078" calcext:value-type="float">
            <text:p>-4.8971456126</text:p>
          </table:table-cell>
          <table:table-cell office:value-type="float" office:value="0.545128770541406" calcext:value-type="float">
            <text:p>0.5451287705</text:p>
          </table:table-cell>
          <table:table-cell office:value-type="float" office:value="-0.660179482627833" calcext:value-type="float">
            <text:p>-0.6601794826</text:p>
          </table:table-cell>
          <table:table-cell office:value-type="float" office:value="-1.86715446535539" calcext:value-type="float">
            <text:p>-1.8671544654</text:p>
          </table:table-cell>
          <table:table-cell office:value-type="float" office:value="1.61339299248073" calcext:value-type="float">
            <text:p>1.6133929925</text:p>
          </table:table-cell>
          <table:table-cell office:value-type="float" office:value="-0.740466022094868" calcext:value-type="float">
            <text:p>-0.7404660221</text:p>
          </table:table-cell>
          <table:table-cell office:value-type="float" office:value="-1.67680686785493" calcext:value-type="float">
            <text:p>-1.6768068679</text:p>
          </table:table-cell>
          <table:table-cell office:value-type="float" office:value="0.471023307069177" calcext:value-type="float">
            <text:p>0.4710233071</text:p>
          </table:table-cell>
          <table:table-cell office:value-type="float" office:value="0.606194916349399" calcext:value-type="float">
            <text:p>0.6061949163</text:p>
          </table:table-cell>
          <table:table-cell office:value-type="float" office:value="0.000891722268747452" calcext:value-type="float">
            <text:p>0.0008917223</text:p>
          </table:table-cell>
          <table:table-cell office:value-type="float" office:value="0.626414928970201" calcext:value-type="float">
            <text:p>0.626414929</text:p>
          </table:table-cell>
          <table:table-cell office:value-type="float" office:value="-0.0437393361067832" calcext:value-type="float">
            <text:p>-0.0437393361</text:p>
          </table:table-cell>
          <table:table-cell office:value-type="float" office:value="-0.936222866506561" calcext:value-type="float">
            <text:p>-0.9362228665</text:p>
          </table:table-cell>
          <table:table-cell office:value-type="float" office:value="-0.770168546445908" calcext:value-type="float">
            <text:p>-0.7701685464</text:p>
          </table:table-cell>
          <table:table-cell office:value-type="float" office:value="-0.448320965493516" calcext:value-type="float">
            <text:p>-0.4483209655</text:p>
          </table:table-cell>
          <table:table-cell office:value-type="float" office:value="1.393081537169" calcext:value-type="float">
            <text:p>1.3930815372</text:p>
          </table:table-cell>
          <table:table-cell office:value-type="float" office:value="-0.47073852328668" calcext:value-type="float">
            <text:p>-0.4707385233</text:p>
          </table:table-cell>
          <table:table-cell office:value-type="float" office:value="0.912914326924459" calcext:value-type="float">
            <text:p>0.9129143269</text:p>
          </table:table-cell>
          <table:table-cell office:value-type="float" office:value="0.00119606434476907" calcext:value-type="float">
            <text:p>0.0011960643</text:p>
          </table:table-cell>
          <table:table-cell office:value-type="float" office:value="0.545954318985977" calcext:value-type="float">
            <text:p>0.545954319</text:p>
          </table:table-cell>
          <table:table-cell office:value-type="float" office:value="0.973465511369421" calcext:value-type="float">
            <text:p>0.9734655114</text:p>
          </table:table-cell>
          <table:table-cell office:value-type="float" office:value="-0.171830601462389" calcext:value-type="float">
            <text:p>-0.1718306015</text:p>
          </table:table-cell>
          <table:table-cell office:value-type="float" office:value="0.690843032917161" calcext:value-type="float">
            <text:p>0.6908430329</text:p>
          </table:table-cell>
          <table:table-cell office:value-type="float" office:value="-0.21374062566394" calcext:value-type="float">
            <text:p>-0.2137406257</text:p>
          </table:table-cell>
          <table:table-cell office:value-type="float" office:value="1.41011045820387" calcext:value-type="float">
            <text:p>1.4101104582</text:p>
          </table:table-cell>
          <table:table-cell office:value-type="float" office:value="0.767807244466442" calcext:value-type="float">
            <text:p>0.7678072445</text:p>
          </table:table-cell>
          <table:table-cell office:value-type="float" office:value="2.20101918895429" calcext:value-type="float">
            <text:p>2.201019189</text:p>
          </table:table-cell>
          <table:table-cell office:value-type="float" office:value="1.34079446807008" calcext:value-type="float">
            <text:p>1.3407944681</text:p>
          </table:table-cell>
          <table:table-cell office:value-type="float" office:value="-1.25568038165414" calcext:value-type="float">
            <text:p>-1.2556803817</text:p>
          </table:table-cell>
          <table:table-cell office:value-type="float" office:value="-0.606392196922153" calcext:value-type="float">
            <text:p>-0.6063921969</text:p>
          </table:table-cell>
          <table:table-cell office:value-type="float" office:value="0.106464567723434" calcext:value-type="float">
            <text:p>0.1064645677</text:p>
          </table:table-cell>
          <table:table-cell office:value-type="float" office:value="0.724924698987561" calcext:value-type="float">
            <text:p>0.724924699</text:p>
          </table:table-cell>
          <table:table-cell office:value-type="float" office:value="0.368354875710911" calcext:value-type="float">
            <text:p>0.3683548757</text:p>
          </table:table-cell>
          <table:table-cell office:value-type="float" office:value="-1.20163900248345" calcext:value-type="float">
            <text:p>-1.2016390025</text:p>
          </table:table-cell>
          <table:table-cell office:value-type="float" office:value="0.167480690108285" calcext:value-type="float">
            <text:p>0.1674806901</text:p>
          </table:table-cell>
          <table:table-cell office:value-type="float" office:value="-1.36473346907324" calcext:value-type="float">
            <text:p>-1.3647334691</text:p>
          </table:table-cell>
          <table:table-cell office:value-type="float" office:value="0.168021134994077" calcext:value-type="float">
            <text:p>0.168021135</text:p>
          </table:table-cell>
          <table:table-cell office:value-type="float" office:value="-0.864844255977575" calcext:value-type="float">
            <text:p>-0.864844256</text:p>
          </table:table-cell>
          <table:table-cell office:value-type="float" office:value="0.294667615211994" calcext:value-type="float">
            <text:p>0.2946676152</text:p>
          </table:table-cell>
          <table:table-cell office:value-type="float" office:value="1.39587728152986" calcext:value-type="float">
            <text:p>1.3958772815</text:p>
          </table:table-cell>
          <table:table-cell office:value-type="float" office:value="0.0493995463886103" calcext:value-type="float">
            <text:p>0.0493995464</text:p>
          </table:table-cell>
          <table:table-cell office:value-type="float" office:value="0.198607154837746" calcext:value-type="float">
            <text:p>0.1986071548</text:p>
          </table:table-cell>
          <table:table-cell office:value-type="float" office:value="-3.1191439518107" calcext:value-type="float">
            <text:p>-3.1191439518</text:p>
          </table:table-cell>
          <table:table-cell office:value-type="float" office:value="1.47884361069316" calcext:value-type="float">
            <text:p>1.4788436107</text:p>
          </table:table-cell>
          <table:table-cell office:value-type="float" office:value="-4.35453094604686" calcext:value-type="float">
            <text:p>-4.354530946</text:p>
          </table:table-cell>
          <table:table-cell office:value-type="float" office:value="-0.558135174345465" calcext:value-type="float">
            <text:p>-0.5581351743</text:p>
          </table:table-cell>
          <table:table-cell office:value-type="float" office:value="1.96562127197361" calcext:value-type="float">
            <text:p>1.965621272</text:p>
          </table:table-cell>
          <table:table-cell office:value-type="float" office:value="-0.681211473221429" calcext:value-type="float">
            <text:p>-0.6812114732</text:p>
          </table:table-cell>
          <table:table-cell office:value-type="float" office:value="1.68802600207405" calcext:value-type="float">
            <text:p>1.6880260021</text:p>
          </table:table-cell>
          <table:table-cell office:value-type="float" office:value="1.61788069872906" calcext:value-type="float">
            <text:p>1.6178806987</text:p>
          </table:table-cell>
          <table:table-cell office:value-type="float" office:value="0.322383326252972" calcext:value-type="float">
            <text:p>0.3223833263</text:p>
          </table:table-cell>
          <table:table-cell office:value-type="float" office:value="-3.28104684877141" calcext:value-type="float">
            <text:p>-3.2810468488</text:p>
          </table:table-cell>
          <table:table-cell office:value-type="float" office:value="-0.231655786883118" calcext:value-type="float">
            <text:p>-0.2316557869</text:p>
          </table:table-cell>
          <table:table-cell office:value-type="float" office:value="-0.326728012201579" calcext:value-type="float">
            <text:p>-0.3267280122</text:p>
          </table:table-cell>
          <table:table-cell office:value-type="float" office:value="-1.66896748599956" calcext:value-type="float">
            <text:p>-1.668967486</text:p>
          </table:table-cell>
          <table:table-cell office:value-type="float" office:value="0.819601019640701" calcext:value-type="float">
            <text:p>0.8196010196</text:p>
          </table:table-cell>
          <table:table-cell office:value-type="float" office:value="-0.668455032464934" calcext:value-type="float">
            <text:p>-0.6684550325</text:p>
          </table:table-cell>
          <table:table-cell office:value-type="float" office:value="-0.732766263804599" calcext:value-type="float">
            <text:p>-0.7327662638</text:p>
          </table:table-cell>
          <table:table-cell office:value-type="float" office:value="-0.700711323574758" calcext:value-type="float">
            <text:p>-0.7007113236</text:p>
          </table:table-cell>
          <table:table-cell office:value-type="float" office:value="-1.13617673499714" calcext:value-type="float">
            <text:p>-1.136176735</text:p>
          </table:table-cell>
          <table:table-cell office:value-type="float" office:value="-0.0664180687360326" calcext:value-type="float">
            <text:p>-0.0664180687</text:p>
          </table:table-cell>
        </table:table-row>
        <table:table-row table:style-name="ro1">
          <table:table-cell office:value-type="string" calcext:value-type="string">
            <text:p>sglib-dllist</text:p>
          </table:table-cell>
          <table:table-cell office:value-type="float" office:value="-1.87282517977848" calcext:value-type="float">
            <text:p>-1.8728251798</text:p>
          </table:table-cell>
          <table:table-cell office:value-type="float" office:value="1.2956043071331" calcext:value-type="float">
            <text:p>1.2956043071</text:p>
          </table:table-cell>
          <table:table-cell office:value-type="float" office:value="-5.82294579297739" calcext:value-type="float">
            <text:p>-5.822945793</text:p>
          </table:table-cell>
          <table:table-cell office:value-type="float" office:value="5.27407515988534" calcext:value-type="float">
            <text:p>5.2740751599</text:p>
          </table:table-cell>
          <table:table-cell office:value-type="float" office:value="5.21998427373254" calcext:value-type="float">
            <text:p>5.2199842737</text:p>
          </table:table-cell>
          <table:table-cell office:value-type="float" office:value="-1.82753413426833" calcext:value-type="float">
            <text:p>-1.8275341343</text:p>
          </table:table-cell>
          <table:table-cell office:value-type="float" office:value="-2.3303653895935" calcext:value-type="float">
            <text:p>-2.3303653896</text:p>
          </table:table-cell>
          <table:table-cell office:value-type="float" office:value="2.28804710858083" calcext:value-type="float">
            <text:p>2.2880471086</text:p>
          </table:table-cell>
          <table:table-cell office:value-type="float" office:value="1.40489416952485" calcext:value-type="float">
            <text:p>1.4048941695</text:p>
          </table:table-cell>
          <table:table-cell office:value-type="float" office:value="2.69431131188303" calcext:value-type="float">
            <text:p>2.6943113119</text:p>
          </table:table-cell>
          <table:table-cell office:value-type="float" office:value="-2.03812242466152" calcext:value-type="float">
            <text:p>-2.0381224247</text:p>
          </table:table-cell>
          <table:table-cell office:value-type="float" office:value="1.63586716576462" calcext:value-type="float">
            <text:p>1.6358671658</text:p>
          </table:table-cell>
          <table:table-cell office:value-type="float" office:value="0.0831290738463702" calcext:value-type="float">
            <text:p>0.0831290738</text:p>
          </table:table-cell>
          <table:table-cell office:value-type="float" office:value="1.48530398620032" calcext:value-type="float">
            <text:p>1.4853039862</text:p>
          </table:table-cell>
          <table:table-cell office:value-type="float" office:value="-2.51727197450917" calcext:value-type="float">
            <text:p>-2.5172719745</text:p>
          </table:table-cell>
          <table:table-cell office:value-type="float" office:value="1.45166144904729" calcext:value-type="float">
            <text:p>1.451661449</text:p>
          </table:table-cell>
          <table:table-cell office:value-type="float" office:value="-2.51841892983457" calcext:value-type="float">
            <text:p>-2.5184189298</text:p>
          </table:table-cell>
          <table:table-cell office:value-type="float" office:value="-2.0806734281106" calcext:value-type="float">
            <text:p>-2.0806734281</text:p>
          </table:table-cell>
          <table:table-cell office:value-type="float" office:value="2.34224548762342" calcext:value-type="float">
            <text:p>2.3422454876</text:p>
          </table:table-cell>
          <table:table-cell office:value-type="float" office:value="9.40785008441944" calcext:value-type="float">
            <text:p>9.4078500844</text:p>
          </table:table-cell>
          <table:table-cell office:value-type="float" office:value="1.234348235499" calcext:value-type="float">
            <text:p>1.2343482355</text:p>
          </table:table-cell>
          <table:table-cell office:value-type="float" office:value="21.9905570502248" calcext:value-type="float">
            <text:p>21.9905570502</text:p>
          </table:table-cell>
          <table:table-cell office:value-type="float" office:value="-2.0666336438397" calcext:value-type="float">
            <text:p>-2.0666336438</text:p>
          </table:table-cell>
          <table:table-cell office:value-type="float" office:value="-4.33559896882784" calcext:value-type="float">
            <text:p>-4.3355989688</text:p>
          </table:table-cell>
          <table:table-cell office:value-type="float" office:value="-2.41494147762535" calcext:value-type="float">
            <text:p>-2.4149414776</text:p>
          </table:table-cell>
          <table:table-cell office:value-type="float" office:value="-10.8906132305446" calcext:value-type="float">
            <text:p>-10.8906132305</text:p>
          </table:table-cell>
          <table:table-cell office:value-type="float" office:value="-3.91080501382876" calcext:value-type="float">
            <text:p>-3.9108050138</text:p>
          </table:table-cell>
          <table:table-cell office:value-type="float" office:value="10.0574048649461" calcext:value-type="float">
            <text:p>10.0574048649</text:p>
          </table:table-cell>
          <table:table-cell office:value-type="float" office:value="-1.20781985150069" calcext:value-type="float">
            <text:p>-1.2078198515</text:p>
          </table:table-cell>
          <table:table-cell office:value-type="float" office:value="-1.3392593590175" calcext:value-type="float">
            <text:p>-1.339259359</text:p>
          </table:table-cell>
          <table:table-cell office:value-type="float" office:value="2.08236309860995" calcext:value-type="float">
            <text:p>2.0823630986</text:p>
          </table:table-cell>
          <table:table-cell office:value-type="float" office:value="1.36144785278481" calcext:value-type="float">
            <text:p>1.3614478528</text:p>
          </table:table-cell>
          <table:table-cell office:value-type="float" office:value="3.65978652519824" calcext:value-type="float">
            <text:p>3.6597865252</text:p>
          </table:table-cell>
          <table:table-cell office:value-type="float" office:value="-2.79086222449944" calcext:value-type="float">
            <text:p>-2.7908622245</text:p>
          </table:table-cell>
          <table:table-cell office:value-type="float" office:value="1.34592990743651" calcext:value-type="float">
            <text:p>1.3459299074</text:p>
          </table:table-cell>
          <table:table-cell office:value-type="float" office:value="1.38812391041258" calcext:value-type="float">
            <text:p>1.3881239104</text:p>
          </table:table-cell>
          <table:table-cell office:value-type="float" office:value="5.05335213161733" calcext:value-type="float">
            <text:p>5.0533521316</text:p>
          </table:table-cell>
          <table:table-cell office:value-type="float" office:value="-1.02515766780114" calcext:value-type="float">
            <text:p>-1.0251576678</text:p>
          </table:table-cell>
          <table:table-cell office:value-type="float" office:value="-5.70485381638114" calcext:value-type="float">
            <text:p>-5.7048538164</text:p>
          </table:table-cell>
          <table:table-cell office:value-type="float" office:value="-2.44719039844621" calcext:value-type="float">
            <text:p>-2.4471903984</text:p>
          </table:table-cell>
          <table:table-cell office:value-type="float" office:value="-1.51836368441678" calcext:value-type="float">
            <text:p>-1.5183636844</text:p>
          </table:table-cell>
          <table:table-cell office:value-type="float" office:value="5.61025646775502" calcext:value-type="float">
            <text:p>5.6102564678</text:p>
          </table:table-cell>
          <table:table-cell office:value-type="float" office:value="-4.71505273349702" calcext:value-type="float">
            <text:p>-4.7150527335</text:p>
          </table:table-cell>
          <table:table-cell office:value-type="float" office:value="-5.51268816474032" calcext:value-type="float">
            <text:p>-5.5126881647</text:p>
          </table:table-cell>
          <table:table-cell office:value-type="float" office:value="-1.76107068076773" calcext:value-type="float">
            <text:p>-1.7610706808</text:p>
          </table:table-cell>
          <table:table-cell office:value-type="float" office:value="-1.37954522989408" calcext:value-type="float">
            <text:p>-1.3795452299</text:p>
          </table:table-cell>
          <table:table-cell office:value-type="float" office:value="-5.0372412845845" calcext:value-type="float">
            <text:p>-5.0372412846</text:p>
          </table:table-cell>
          <table:table-cell office:value-type="float" office:value="-1.93143124995488" calcext:value-type="float">
            <text:p>-1.93143125</text:p>
          </table:table-cell>
          <table:table-cell office:value-type="float" office:value="-6.5429714836404" calcext:value-type="float">
            <text:p>-6.5429714836</text:p>
          </table:table-cell>
          <table:table-cell office:value-type="float" office:value="-1.57239313871515" calcext:value-type="float">
            <text:p>-1.5723931387</text:p>
          </table:table-cell>
          <table:table-cell office:value-type="float" office:value="6.17784256524348" calcext:value-type="float">
            <text:p>6.1778425652</text:p>
          </table:table-cell>
          <table:table-cell office:value-type="float" office:value="2.39125375492492" calcext:value-type="float">
            <text:p>2.3912537549</text:p>
          </table:table-cell>
          <table:table-cell office:value-type="float" office:value="-1.56325289558913" calcext:value-type="float">
            <text:p>-1.5632528956</text:p>
          </table:table-cell>
          <table:table-cell office:value-type="float" office:value="1.9653230515885" calcext:value-type="float">
            <text:p>1.9653230516</text:p>
          </table:table-cell>
          <table:table-cell office:value-type="float" office:value="1.73891850646437" calcext:value-type="float">
            <text:p>1.7389185065</text:p>
          </table:table-cell>
          <table:table-cell office:value-type="float" office:value="2.12007622446263" calcext:value-type="float">
            <text:p>2.1200762245</text:p>
          </table:table-cell>
          <table:table-cell office:value-type="float" office:value="-1.61357160501944" calcext:value-type="float">
            <text:p>-1.613571605</text:p>
          </table:table-cell>
          <table:table-cell office:value-type="float" office:value="2.03173217306189" calcext:value-type="float">
            <text:p>2.0317321731</text:p>
          </table:table-cell>
          <table:table-cell office:value-type="float" office:value="3.57574381601594" calcext:value-type="float">
            <text:p>3.575743816</text:p>
          </table:table-cell>
          <table:table-cell office:value-type="float" office:value="-4.28541990730616" calcext:value-type="float">
            <text:p>-4.2854199073</text:p>
          </table:table-cell>
          <table:table-cell office:value-type="float" office:value="2.14447296188027" calcext:value-type="float">
            <text:p>2.1444729619</text:p>
          </table:table-cell>
          <table:table-cell office:value-type="float" office:value="-10.1938211240675" calcext:value-type="float">
            <text:p>-10.1938211241</text:p>
          </table:table-cell>
          <table:table-cell office:value-type="float" office:value="-5.8398765654862" calcext:value-type="float">
            <text:p>-5.8398765655</text:p>
          </table:table-cell>
          <table:table-cell office:value-type="float" office:value="-4.934204850173" calcext:value-type="float">
            <text:p>-4.9342048502</text:p>
          </table:table-cell>
          <table:table-cell office:value-type="float" office:value="6.45739494591511" calcext:value-type="float">
            <text:p>6.4573949459</text:p>
          </table:table-cell>
          <table:table-cell office:value-type="float" office:value="1.8427704238736" calcext:value-type="float">
            <text:p>1.8427704239</text:p>
          </table:table-cell>
          <table:table-cell office:value-type="float" office:value="-6.05096054226532" calcext:value-type="float">
            <text:p>-6.0509605423</text:p>
          </table:table-cell>
          <table:table-cell office:value-type="float" office:value="1.9645002477977" calcext:value-type="float">
            <text:p>1.9645002478</text:p>
          </table:table-cell>
          <table:table-cell office:value-type="float" office:value="2.07872596041437" calcext:value-type="float">
            <text:p>2.0787259604</text:p>
          </table:table-cell>
          <table:table-cell office:value-type="float" office:value="-1.45788964718592" calcext:value-type="float">
            <text:p>-1.4578896472</text:p>
          </table:table-cell>
          <table:table-cell office:value-type="float" office:value="-2.20049862239952" calcext:value-type="float">
            <text:p>-2.2004986224</text:p>
          </table:table-cell>
          <table:table-cell office:value-type="float" office:value="2.42457685415771" calcext:value-type="float">
            <text:p>2.4245768542</text:p>
          </table:table-cell>
          <table:table-cell office:value-type="float" office:value="-5.70643644543044" calcext:value-type="float">
            <text:p>-5.7064364454</text:p>
          </table:table-cell>
          <table:table-cell office:value-type="float" office:value="-5.66019469962062" calcext:value-type="float">
            <text:p>-5.6601946996</text:p>
          </table:table-cell>
          <table:table-cell office:value-type="float" office:value="-1.0273868604283" calcext:value-type="float">
            <text:p>-1.0273868604</text:p>
          </table:table-cell>
          <table:table-cell office:value-type="float" office:value="-1.48334180516412" calcext:value-type="float">
            <text:p>-1.4833418052</text:p>
          </table:table-cell>
          <table:table-cell office:value-type="float" office:value="4.06462999852406" calcext:value-type="float">
            <text:p>4.0646299985</text:p>
          </table:table-cell>
          <table:table-cell office:value-type="float" office:value="-5.90653784564463" calcext:value-type="float">
            <text:p>-5.9065378456</text:p>
          </table:table-cell>
          <table:table-cell office:value-type="float" office:value="-2.38837033192563" calcext:value-type="float">
            <text:p>-2.3883703319</text:p>
          </table:table-cell>
          <table:table-cell office:value-type="float" office:value="5.05949172783748" calcext:value-type="float">
            <text:p>5.0594917278</text:p>
          </table:table-cell>
          <table:table-cell office:value-type="float" office:value="2.75209352726724" calcext:value-type="float">
            <text:p>2.7520935273</text:p>
          </table:table-cell>
          <table:table-cell office:value-type="float" office:value="6.51181448420276" calcext:value-type="float">
            <text:p>6.5118144842</text:p>
          </table:table-cell>
          <table:table-cell office:value-type="float" office:value="-1.90126266461082" calcext:value-type="float">
            <text:p>-1.9012626646</text:p>
          </table:table-cell>
          <table:table-cell office:value-type="float" office:value="9.64371385036765" calcext:value-type="float">
            <text:p>9.6437138504</text:p>
          </table:table-cell>
          <table:table-cell office:value-type="float" office:value="0.942157516645947" calcext:value-type="float">
            <text:p>0.9421575166</text:p>
          </table:table-cell>
          <table:table-cell office:value-type="float" office:value="-2.37008429351015" calcext:value-type="float">
            <text:p>-2.3700842935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-0.0566258704949882" calcext:value-type="float">
            <text:p>-0.0566258705</text:p>
          </table:table-cell>
          <table:table-cell office:value-type="float" office:value="0.000749107917261701" calcext:value-type="float">
            <text:p>0.0007491079</text:p>
          </table:table-cell>
          <table:table-cell office:value-type="float" office:value="-1.5696440552586" calcext:value-type="float">
            <text:p>-1.5696440553</text:p>
          </table:table-cell>
          <table:table-cell office:value-type="float" office:value="1.20665501191397" calcext:value-type="float">
            <text:p>1.2066550119</text:p>
          </table:table-cell>
          <table:table-cell office:value-type="float" office:value="0.293927316174678" calcext:value-type="float">
            <text:p>0.2939273162</text:p>
          </table:table-cell>
          <table:table-cell office:value-type="float" office:value="0.0616109593620768" calcext:value-type="float">
            <text:p>0.0616109594</text:p>
          </table:table-cell>
          <table:table-cell office:value-type="float" office:value="-1.06336467999509" calcext:value-type="float">
            <text:p>-1.06336468</text:p>
          </table:table-cell>
          <table:table-cell office:value-type="float" office:value="0.260909358666162" calcext:value-type="float">
            <text:p>0.2609093587</text:p>
          </table:table-cell>
          <table:table-cell office:value-type="float" office:value="-0.253217703463083" calcext:value-type="float">
            <text:p>-0.2532177035</text:p>
          </table:table-cell>
          <table:table-cell office:value-type="float" office:value="-0.110672270583619" calcext:value-type="float">
            <text:p>-0.1106722706</text:p>
          </table:table-cell>
          <table:table-cell office:value-type="float" office:value="0.36506445151909" calcext:value-type="float">
            <text:p>0.3650644515</text:p>
          </table:table-cell>
          <table:table-cell office:value-type="float" office:value="0.0169686661266197" calcext:value-type="float">
            <text:p>0.0169686661</text:p>
          </table:table-cell>
          <table:table-cell office:value-type="float" office:value="-1.52548351986219" calcext:value-type="float">
            <text:p>-1.5254835199</text:p>
          </table:table-cell>
          <table:table-cell office:value-type="float" office:value="1.04076370514345" calcext:value-type="float">
            <text:p>1.0407637051</text:p>
          </table:table-cell>
          <table:table-cell office:value-type="float" office:value="-0.289985833093533" calcext:value-type="float">
            <text:p>-0.2899858331</text:p>
          </table:table-cell>
          <table:table-cell office:value-type="float" office:value="-0.0656858363340098" calcext:value-type="float">
            <text:p>-0.0656858363</text:p>
          </table:table-cell>
          <table:table-cell office:value-type="float" office:value="0.0422096725996115" calcext:value-type="float">
            <text:p>0.0422096726</text:p>
          </table:table-cell>
          <table:table-cell office:value-type="float" office:value="-1.09853036596542" calcext:value-type="float">
            <text:p>-1.098530366</text:p>
          </table:table-cell>
          <table:table-cell office:value-type="float" office:value="-0.521018253611386" calcext:value-type="float">
            <text:p>-0.5210182536</text:p>
          </table:table-cell>
          <table:table-cell office:value-type="float" office:value="-0.0203336005445194" calcext:value-type="float">
            <text:p>-0.0203336005</text:p>
          </table:table-cell>
          <table:table-cell office:value-type="float" office:value="-1.12014857863438" calcext:value-type="float">
            <text:p>-1.1201485786</text:p>
          </table:table-cell>
          <table:table-cell office:value-type="float" office:value="-1.26296499280215" calcext:value-type="float">
            <text:p>-1.2629649928</text:p>
          </table:table-cell>
          <table:table-cell office:value-type="float" office:value="-0.0329975948792716" calcext:value-type="float">
            <text:p>-0.0329975949</text:p>
          </table:table-cell>
          <table:table-cell office:value-type="float" office:value="1.52730937240223" calcext:value-type="float">
            <text:p>1.5273093724</text:p>
          </table:table-cell>
          <table:table-cell office:value-type="float" office:value="0.240309141427137" calcext:value-type="float">
            <text:p>0.2403091414</text:p>
          </table:table-cell>
          <table:table-cell office:value-type="float" office:value="-2.19476598749248" calcext:value-type="float">
            <text:p>-2.1947659875</text:p>
          </table:table-cell>
          <table:table-cell office:value-type="float" office:value="0.237202422456485" calcext:value-type="float">
            <text:p>0.2372024225</text:p>
          </table:table-cell>
          <table:table-cell office:value-type="float" office:value="-0.032420947423262" calcext:value-type="float">
            <text:p>-0.0324209474</text:p>
          </table:table-cell>
          <table:table-cell office:value-type="float" office:value="-1.29397760163197" calcext:value-type="float">
            <text:p>-1.2939776016</text:p>
          </table:table-cell>
          <table:table-cell office:value-type="float" office:value="-0.729636847663461" calcext:value-type="float">
            <text:p>-0.7296368477</text:p>
          </table:table-cell>
          <table:table-cell office:value-type="float" office:value="-0.0059222688348857" calcext:value-type="float">
            <text:p>-0.0059222688</text:p>
          </table:table-cell>
          <table:table-cell office:value-type="float" office:value="0.15469386797695" calcext:value-type="float">
            <text:p>0.154693868</text:p>
          </table:table-cell>
          <table:table-cell office:value-type="float" office:value="-0.217305311904677" calcext:value-type="float">
            <text:p>-0.2173053119</text:p>
          </table:table-cell>
          <table:table-cell office:value-type="float" office:value="-0.0123629949147329" calcext:value-type="float">
            <text:p>-0.0123629949</text:p>
          </table:table-cell>
          <table:table-cell office:value-type="float" office:value="-0.511466177737378" calcext:value-type="float">
            <text:p>-0.5114661777</text:p>
          </table:table-cell>
          <table:table-cell office:value-type="float" office:value="-0.759571140850704" calcext:value-type="float">
            <text:p>-0.7595711409</text:p>
          </table:table-cell>
          <table:table-cell office:value-type="float" office:value="0.281307969551067" calcext:value-type="float">
            <text:p>0.2813079696</text:p>
          </table:table-cell>
          <table:table-cell office:value-type="float" office:value="0.892602654486066" calcext:value-type="float">
            <text:p>0.8926026545</text:p>
          </table:table-cell>
          <table:table-cell office:value-type="float" office:value="0.437955699754249" calcext:value-type="float">
            <text:p>0.4379556998</text:p>
          </table:table-cell>
          <table:table-cell office:value-type="float" office:value="0.311436319026396" calcext:value-type="float">
            <text:p>0.311436319</text:p>
          </table:table-cell>
          <table:table-cell office:value-type="float" office:value="-0.00708327484113371" calcext:value-type="float">
            <text:p>-0.0070832748</text:p>
          </table:table-cell>
          <table:table-cell office:value-type="float" office:value="0.504100950602945" calcext:value-type="float">
            <text:p>0.5041009506</text:p>
          </table:table-cell>
          <table:table-cell office:value-type="float" office:value="-0.607872861167762" calcext:value-type="float">
            <text:p>-0.6078728612</text:p>
          </table:table-cell>
          <table:table-cell office:value-type="float" office:value="-1.06609563087819" calcext:value-type="float">
            <text:p>-1.0660956309</text:p>
          </table:table-cell>
          <table:table-cell office:value-type="float" office:value="0.509158322859243" calcext:value-type="float">
            <text:p>0.5091583229</text:p>
          </table:table-cell>
          <table:table-cell office:value-type="float" office:value="-0.933443250420392" calcext:value-type="float">
            <text:p>-0.9334432504</text:p>
          </table:table-cell>
          <table:table-cell office:value-type="float" office:value="-0.743741230263585" calcext:value-type="float">
            <text:p>-0.7437412303</text:p>
          </table:table-cell>
          <table:table-cell office:value-type="float" office:value="0.668798042057358" calcext:value-type="float">
            <text:p>0.6687980421</text:p>
          </table:table-cell>
          <table:table-cell office:value-type="float" office:value="1.15385737728934" calcext:value-type="float">
            <text:p>1.1538573773</text:p>
          </table:table-cell>
          <table:table-cell office:value-type="float" office:value="1.09605159972251" calcext:value-type="float">
            <text:p>1.0960515997</text:p>
          </table:table-cell>
          <table:table-cell office:value-type="float" office:value="-0.076883351075788" calcext:value-type="float">
            <text:p>-0.0768833511</text:p>
          </table:table-cell>
          <table:table-cell office:value-type="float" office:value="0.490406588826543" calcext:value-type="float">
            <text:p>0.4904065888</text:p>
          </table:table-cell>
          <table:table-cell office:value-type="float" office:value="0.480758352716254" calcext:value-type="float">
            <text:p>0.4807583527</text:p>
          </table:table-cell>
          <table:table-cell office:value-type="float" office:value="0.518701248552584" calcext:value-type="float">
            <text:p>0.5187012486</text:p>
          </table:table-cell>
          <table:table-cell office:value-type="float" office:value="-0.424500394285862" calcext:value-type="float">
            <text:p>-0.4245003943</text:p>
          </table:table-cell>
          <table:table-cell office:value-type="float" office:value="0.0777554660019876" calcext:value-type="float">
            <text:p>0.077755466</text:p>
          </table:table-cell>
          <table:table-cell office:value-type="float" office:value="-0.0642015129180957" calcext:value-type="float">
            <text:p>-0.0642015129</text:p>
          </table:table-cell>
          <table:table-cell office:value-type="float" office:value="-0.210818724822577" calcext:value-type="float">
            <text:p>-0.2108187248</text:p>
          </table:table-cell>
          <table:table-cell office:value-type="float" office:value="0.138069780521909" calcext:value-type="float">
            <text:p>0.1380697805</text:p>
          </table:table-cell>
          <table:table-cell office:value-type="float" office:value="0.247828246312842" calcext:value-type="float">
            <text:p>0.2478282463</text:p>
          </table:table-cell>
          <table:table-cell office:value-type="float" office:value="0.447273917785585" calcext:value-type="float">
            <text:p>0.4472739178</text:p>
          </table:table-cell>
          <table:table-cell office:value-type="float" office:value="-10.9381680537446" calcext:value-type="float">
            <text:p>-10.9381680537</text:p>
          </table:table-cell>
          <table:table-cell office:value-type="float" office:value="-2.24057058626391" calcext:value-type="float">
            <text:p>-2.2405705863</text:p>
          </table:table-cell>
          <table:table-cell office:value-type="float" office:value="0.107531018951553" calcext:value-type="float">
            <text:p>0.107531019</text:p>
          </table:table-cell>
          <table:table-cell office:value-type="float" office:value="-0.0742937221210647" calcext:value-type="float">
            <text:p>-0.0742937221</text:p>
          </table:table-cell>
          <table:table-cell office:value-type="float" office:value="0.767965963692797" calcext:value-type="float">
            <text:p>0.7679659637</text:p>
          </table:table-cell>
          <table:table-cell office:value-type="float" office:value="-0.597095818540523" calcext:value-type="float">
            <text:p>-0.5970958185</text:p>
          </table:table-cell>
          <table:table-cell office:value-type="float" office:value="-0.186172061597699" calcext:value-type="float">
            <text:p>-0.1861720616</text:p>
          </table:table-cell>
          <table:table-cell office:value-type="float" office:value="1.02032927625848" calcext:value-type="float">
            <text:p>1.0203292763</text:p>
          </table:table-cell>
          <table:table-cell office:value-type="float" office:value="1.33082836160279" calcext:value-type="float">
            <text:p>1.3308283616</text:p>
          </table:table-cell>
          <table:table-cell office:value-type="float" office:value="-0.942101561907206" calcext:value-type="float">
            <text:p>-0.9421015619</text:p>
          </table:table-cell>
          <table:table-cell office:value-type="float" office:value="-0.945450944761673" calcext:value-type="float">
            <text:p>-0.9454509448</text:p>
          </table:table-cell>
          <table:table-cell office:value-type="float" office:value="1.31964434839404" calcext:value-type="float">
            <text:p>1.3196443484</text:p>
          </table:table-cell>
          <table:table-cell office:value-type="float" office:value="-1.00753889554887" calcext:value-type="float">
            <text:p>-1.0075388955</text:p>
          </table:table-cell>
          <table:table-cell office:value-type="float" office:value="0.73128861551181" calcext:value-type="float">
            <text:p>0.7312886155</text:p>
          </table:table-cell>
          <table:table-cell office:value-type="float" office:value="0.170865268696195" calcext:value-type="float">
            <text:p>0.1708652687</text:p>
          </table:table-cell>
          <table:table-cell office:value-type="float" office:value="-0.906470289248349" calcext:value-type="float">
            <text:p>-0.9064702892</text:p>
          </table:table-cell>
          <table:table-cell office:value-type="float" office:value="-1.34896760175485" calcext:value-type="float">
            <text:p>-1.3489676018</text:p>
          </table:table-cell>
          <table:table-cell office:value-type="float" office:value="-0.536028456095324" calcext:value-type="float">
            <text:p>-0.5360284561</text:p>
          </table:table-cell>
          <table:table-cell office:value-type="float" office:value="-1.06215252529464" calcext:value-type="float">
            <text:p>-1.0621525253</text:p>
          </table:table-cell>
          <table:table-cell office:value-type="float" office:value="1.38130659648383" calcext:value-type="float">
            <text:p>1.3813065965</text:p>
          </table:table-cell>
          <table:table-cell office:value-type="float" office:value="-0.515931925192563" calcext:value-type="float">
            <text:p>-0.5159319252</text:p>
          </table:table-cell>
          <table:table-cell office:value-type="float" office:value="1.613433970342" calcext:value-type="float">
            <text:p>1.6134339703</text:p>
          </table:table-cell>
          <table:table-cell office:value-type="float" office:value="0.92722313289244" calcext:value-type="float">
            <text:p>0.9272231329</text:p>
          </table:table-cell>
          <table:table-cell office:value-type="float" office:value="0.216847699883446" calcext:value-type="float">
            <text:p>0.2168476999</text:p>
          </table:table-cell>
          <table:table-cell office:value-type="float" office:value="-0.551691698844912" calcext:value-type="float">
            <text:p>-0.5516916988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-0.237361115295599" calcext:value-type="float">
            <text:p>-0.2373611153</text:p>
          </table:table-cell>
          <table:table-cell office:value-type="float" office:value="-0.487256196976605" calcext:value-type="float">
            <text:p>-0.487256197</text:p>
          </table:table-cell>
          <table:table-cell office:value-type="float" office:value="0.0503526428299035" calcext:value-type="float">
            <text:p>0.0503526428</text:p>
          </table:table-cell>
          <table:table-cell office:value-type="float" office:value="0.197451108611743" calcext:value-type="float">
            <text:p>0.1974511086</text:p>
          </table:table-cell>
          <table:table-cell office:value-type="float" office:value="0.381224380032471" calcext:value-type="float">
            <text:p>0.38122438</text:p>
          </table:table-cell>
          <table:table-cell office:value-type="float" office:value="1.44180237870549" calcext:value-type="float">
            <text:p>1.4418023787</text:p>
          </table:table-cell>
          <table:table-cell office:value-type="float" office:value="0.217792039664446" calcext:value-type="float">
            <text:p>0.2177920397</text:p>
          </table:table-cell>
          <table:table-cell office:value-type="float" office:value="1.54495226166466" calcext:value-type="float">
            <text:p>1.5449522617</text:p>
          </table:table-cell>
          <table:table-cell office:value-type="float" office:value="0.0481597534643716" calcext:value-type="float">
            <text:p>0.0481597535</text:p>
          </table:table-cell>
          <table:table-cell office:value-type="float" office:value="-0.424791024786423" calcext:value-type="float">
            <text:p>-0.4247910248</text:p>
          </table:table-cell>
          <table:table-cell office:value-type="float" office:value="-0.898535987562227" calcext:value-type="float">
            <text:p>-0.8985359876</text:p>
          </table:table-cell>
          <table:table-cell office:value-type="float" office:value="-1.41811593991947" calcext:value-type="float">
            <text:p>-1.4181159399</text:p>
          </table:table-cell>
          <table:table-cell office:value-type="float" office:value="0.470734205393346" calcext:value-type="float">
            <text:p>0.4707342054</text:p>
          </table:table-cell>
          <table:table-cell office:value-type="float" office:value="0.182287195553057" calcext:value-type="float">
            <text:p>0.1822871956</text:p>
          </table:table-cell>
          <table:table-cell office:value-type="float" office:value="-0.555568655944299" calcext:value-type="float">
            <text:p>-0.5555686559</text:p>
          </table:table-cell>
          <table:table-cell office:value-type="float" office:value="-0.161951316539304" calcext:value-type="float">
            <text:p>-0.1619513165</text:p>
          </table:table-cell>
          <table:table-cell office:value-type="float" office:value="-1.07093920573199" calcext:value-type="float">
            <text:p>-1.0709392057</text:p>
          </table:table-cell>
          <table:table-cell office:value-type="float" office:value="-2.26094900704741" calcext:value-type="float">
            <text:p>-2.260949007</text:p>
          </table:table-cell>
          <table:table-cell office:value-type="float" office:value="0.117747477995839" calcext:value-type="float">
            <text:p>0.117747478</text:p>
          </table:table-cell>
          <table:table-cell office:value-type="float" office:value="0.496174124569445" calcext:value-type="float">
            <text:p>0.4961741246</text:p>
          </table:table-cell>
          <table:table-cell office:value-type="float" office:value="-2.31473389109225" calcext:value-type="float">
            <text:p>-2.3147338911</text:p>
          </table:table-cell>
          <table:table-cell office:value-type="float" office:value="-0.288261778312302" calcext:value-type="float">
            <text:p>-0.2882617783</text:p>
          </table:table-cell>
          <table:table-cell office:value-type="float" office:value="0.144713048438279" calcext:value-type="float">
            <text:p>0.1447130484</text:p>
          </table:table-cell>
          <table:table-cell office:value-type="float" office:value="-0.418429195988195" calcext:value-type="float">
            <text:p>-0.418429196</text:p>
          </table:table-cell>
          <table:table-cell office:value-type="float" office:value="-0.843031143325697" calcext:value-type="float">
            <text:p>-0.8430311433</text:p>
          </table:table-cell>
          <table:table-cell office:value-type="float" office:value="-1.59074530415348" calcext:value-type="float">
            <text:p>-1.5907453042</text:p>
          </table:table-cell>
          <table:table-cell office:value-type="float" office:value="3.63895165307772" calcext:value-type="float">
            <text:p>3.6389516531</text:p>
          </table:table-cell>
          <table:table-cell office:value-type="float" office:value="-0.392626920500128" calcext:value-type="float">
            <text:p>-0.3926269205</text:p>
          </table:table-cell>
          <table:table-cell office:value-type="float" office:value="-2.21346737946198" calcext:value-type="float">
            <text:p>-2.2134673795</text:p>
          </table:table-cell>
          <table:table-cell office:value-type="float" office:value="0.977743544190132" calcext:value-type="float">
            <text:p>0.9777435442</text:p>
          </table:table-cell>
          <table:table-cell office:value-type="float" office:value="0.804733379352726" calcext:value-type="float">
            <text:p>0.8047333794</text:p>
          </table:table-cell>
          <table:table-cell office:value-type="float" office:value="-1.35638242007958" calcext:value-type="float">
            <text:p>-1.3563824201</text:p>
          </table:table-cell>
          <table:table-cell office:value-type="float" office:value="0.832622956187367" calcext:value-type="float">
            <text:p>0.8326229562</text:p>
          </table:table-cell>
          <table:table-cell office:value-type="float" office:value="0.738114801402291" calcext:value-type="float">
            <text:p>0.7381148014</text:p>
          </table:table-cell>
          <table:table-cell office:value-type="float" office:value="-0.20658271683161" calcext:value-type="float">
            <text:p>-0.2065827168</text:p>
          </table:table-cell>
          <table:table-cell office:value-type="float" office:value="-0.163799910041142" calcext:value-type="float">
            <text:p>-0.16379991</text:p>
          </table:table-cell>
          <table:table-cell office:value-type="float" office:value="-1.23470824934352" calcext:value-type="float">
            <text:p>-1.2347082493</text:p>
          </table:table-cell>
          <table:table-cell office:value-type="float" office:value="-0.674102679669963" calcext:value-type="float">
            <text:p>-0.6741026797</text:p>
          </table:table-cell>
          <table:table-cell office:value-type="float" office:value="-0.0511655160345227" calcext:value-type="float">
            <text:p>-0.051165516</text:p>
          </table:table-cell>
          <table:table-cell office:value-type="float" office:value="-1.3146990893729" calcext:value-type="float">
            <text:p>-1.3146990894</text:p>
          </table:table-cell>
          <table:table-cell office:value-type="float" office:value="-0.320772358197608" calcext:value-type="float">
            <text:p>-0.3207723582</text:p>
          </table:table-cell>
          <table:table-cell office:value-type="float" office:value="-0.0735220791314122" calcext:value-type="float">
            <text:p>-0.0735220791</text:p>
          </table:table-cell>
          <table:table-cell office:value-type="float" office:value="-8.40162588309362" calcext:value-type="float">
            <text:p>-8.4016258831</text:p>
          </table:table-cell>
          <table:table-cell office:value-type="float" office:value="0.529099258227442" calcext:value-type="float">
            <text:p>0.5290992582</text:p>
          </table:table-cell>
          <table:table-cell office:value-type="float" office:value="0.257991869773834" calcext:value-type="float">
            <text:p>0.2579918698</text:p>
          </table:table-cell>
          <table:table-cell office:value-type="float" office:value="1.51617666515623" calcext:value-type="float">
            <text:p>1.5161766652</text:p>
          </table:table-cell>
          <table:table-cell office:value-type="float" office:value="-0.413541607512762" calcext:value-type="float">
            <text:p>-0.4135416075</text:p>
          </table:table-cell>
          <table:table-cell office:value-type="float" office:value="-0.291017163971902" calcext:value-type="float">
            <text:p>-0.291017164</text:p>
          </table:table-cell>
          <table:table-cell office:value-type="float" office:value="0.304036692448508" calcext:value-type="float">
            <text:p>0.3040366924</text:p>
          </table:table-cell>
          <table:table-cell office:value-type="float" office:value="-0.858106911883617" calcext:value-type="float">
            <text:p>-0.8581069119</text:p>
          </table:table-cell>
          <table:table-cell office:value-type="float" office:value="0.911261947789645" calcext:value-type="float">
            <text:p>0.9112619478</text:p>
          </table:table-cell>
          <table:table-cell office:value-type="float" office:value="0.608708684079432" calcext:value-type="float">
            <text:p>0.6087086841</text:p>
          </table:table-cell>
          <table:table-cell office:value-type="float" office:value="0.750413255681861" calcext:value-type="float">
            <text:p>0.7504132557</text:p>
          </table:table-cell>
          <table:table-cell office:value-type="float" office:value="0.271504675741396" calcext:value-type="float">
            <text:p>0.2715046757</text:p>
          </table:table-cell>
          <table:table-cell office:value-type="float" office:value="0.168080627434921" calcext:value-type="float">
            <text:p>0.1680806274</text:p>
          </table:table-cell>
          <table:table-cell office:value-type="float" office:value="0.411612728173018" calcext:value-type="float">
            <text:p>0.4116127282</text:p>
          </table:table-cell>
          <table:table-cell office:value-type="float" office:value="-0.603860936777929" calcext:value-type="float">
            <text:p>-0.6038609368</text:p>
          </table:table-cell>
          <table:table-cell office:value-type="float" office:value="-0.360753422991176" calcext:value-type="float">
            <text:p>-0.360753423</text:p>
          </table:table-cell>
          <table:table-cell office:value-type="float" office:value="1.31133018886573" calcext:value-type="float">
            <text:p>1.3113301889</text:p>
          </table:table-cell>
          <table:table-cell office:value-type="float" office:value="-3.86192823926954" calcext:value-type="float">
            <text:p>-3.8619282393</text:p>
          </table:table-cell>
          <table:table-cell office:value-type="float" office:value="-0.451044547588215" calcext:value-type="float">
            <text:p>-0.4510445476</text:p>
          </table:table-cell>
          <table:table-cell office:value-type="float" office:value="-1.45427975299622" calcext:value-type="float">
            <text:p>-1.454279753</text:p>
          </table:table-cell>
          <table:table-cell office:value-type="float" office:value="0.291465664553014" calcext:value-type="float">
            <text:p>0.2914656646</text:p>
          </table:table-cell>
          <table:table-cell office:value-type="float" office:value="-2.61248332941391" calcext:value-type="float">
            <text:p>-2.6124833294</text:p>
          </table:table-cell>
          <table:table-cell office:value-type="float" office:value="0.752387438496075" calcext:value-type="float">
            <text:p>0.7523874385</text:p>
          </table:table-cell>
          <table:table-cell office:value-type="float" office:value="0.213360428507463" calcext:value-type="float">
            <text:p>0.2133604285</text:p>
          </table:table-cell>
          <table:table-cell office:value-type="float" office:value="-3.18084479461633" calcext:value-type="float">
            <text:p>-3.1808447946</text:p>
          </table:table-cell>
          <table:table-cell office:value-type="float" office:value="-1.66489319934772" calcext:value-type="float">
            <text:p>-1.6648931993</text:p>
          </table:table-cell>
          <table:table-cell office:value-type="float" office:value="-0.0165528322421906" calcext:value-type="float">
            <text:p>-0.0165528322</text:p>
          </table:table-cell>
          <table:table-cell office:value-type="float" office:value="0.827365316120457" calcext:value-type="float">
            <text:p>0.8273653161</text:p>
          </table:table-cell>
          <table:table-cell office:value-type="float" office:value="-0.387864884611524" calcext:value-type="float">
            <text:p>-0.3878648846</text:p>
          </table:table-cell>
          <table:table-cell office:value-type="float" office:value="1.63537118367554" calcext:value-type="float">
            <text:p>1.6353711837</text:p>
          </table:table-cell>
          <table:table-cell office:value-type="float" office:value="0.263398773635891" calcext:value-type="float">
            <text:p>0.2633987736</text:p>
          </table:table-cell>
          <table:table-cell office:value-type="float" office:value="-1.67593309472377" calcext:value-type="float">
            <text:p>-1.6759330947</text:p>
          </table:table-cell>
          <table:table-cell office:value-type="float" office:value="0.262486450629748" calcext:value-type="float">
            <text:p>0.2624864506</text:p>
          </table:table-cell>
          <table:table-cell office:value-type="float" office:value="0.434361966463772" calcext:value-type="float">
            <text:p>0.4343619665</text:p>
          </table:table-cell>
          <table:table-cell office:value-type="float" office:value="1.06984984779913" calcext:value-type="float">
            <text:p>1.0698498478</text:p>
          </table:table-cell>
          <table:table-cell office:value-type="float" office:value="0.350138689352814" calcext:value-type="float">
            <text:p>0.3501386894</text:p>
          </table:table-cell>
          <table:table-cell office:value-type="float" office:value="-0.200738916645046" calcext:value-type="float">
            <text:p>-0.2007389166</text:p>
          </table:table-cell>
          <table:table-cell office:value-type="float" office:value="0.312163830244551" calcext:value-type="float">
            <text:p>0.3121638302</text:p>
          </table:table-cell>
          <table:table-cell office:value-type="float" office:value="-0.0735578420314634" calcext:value-type="float">
            <text:p>-0.073557842</text:p>
          </table:table-cell>
          <table:table-cell office:value-type="float" office:value="0.450023852820561" calcext:value-type="float">
            <text:p>0.4500238528</text:p>
          </table:table-cell>
          <table:table-cell office:value-type="float" office:value="-1.19401968544641" calcext:value-type="float">
            <text:p>-1.1940196854</text:p>
          </table:table-cell>
          <table:table-cell office:value-type="float" office:value="-0.513453897083232" calcext:value-type="float">
            <text:p>-0.5134538971</text:p>
          </table:table-cell>
          <table:table-cell office:value-type="float" office:value="0.425132000833754" calcext:value-type="float">
            <text:p>0.4251320008</text:p>
          </table:table-cell>
          <table:table-cell office:value-type="float" office:value="-0.285455947540882" calcext:value-type="float">
            <text:p>-0.2854559475</text:p>
          </table:table-cell>
        </table:table-row>
        <table:table-row table:style-name="ro1">
          <table:table-cell office:value-type="string" calcext:value-type="string">
            <text:p>fac</text:p>
          </table:table-cell>
          <table:table-cell office:value-type="float" office:value="-1.98278158862243" calcext:value-type="float">
            <text:p>-1.9827815886</text:p>
          </table:table-cell>
          <table:table-cell office:value-type="float" office:value="-7.7254097482309" calcext:value-type="float">
            <text:p>-7.7254097482</text:p>
          </table:table-cell>
          <table:table-cell office:value-type="float" office:value="-2.49915715095828" calcext:value-type="float">
            <text:p>-2.499157151</text:p>
          </table:table-cell>
          <table:table-cell office:value-type="float" office:value="4.86734190850535" calcext:value-type="float">
            <text:p>4.8673419085</text:p>
          </table:table-cell>
          <table:table-cell office:value-type="float" office:value="-4.4257384866946" calcext:value-type="float">
            <text:p>-4.4257384867</text:p>
          </table:table-cell>
          <table:table-cell office:value-type="float" office:value="-2.62036230780198" calcext:value-type="float">
            <text:p>-2.6203623078</text:p>
          </table:table-cell>
          <table:table-cell office:value-type="float" office:value="0.224748812517794" calcext:value-type="float">
            <text:p>0.2247488125</text:p>
          </table:table-cell>
          <table:table-cell office:value-type="float" office:value="-3.16780027706954" calcext:value-type="float">
            <text:p>-3.1678002771</text:p>
          </table:table-cell>
          <table:table-cell office:value-type="float" office:value="-2.16461689795087" calcext:value-type="float">
            <text:p>-2.164616898</text:p>
          </table:table-cell>
          <table:table-cell office:value-type="float" office:value="-7.04034554850445" calcext:value-type="float">
            <text:p>-7.0403455485</text:p>
          </table:table-cell>
          <table:table-cell office:value-type="float" office:value="1.54062853417241" calcext:value-type="float">
            <text:p>1.5406285342</text:p>
          </table:table-cell>
          <table:table-cell office:value-type="float" office:value="5.65856399137431" calcext:value-type="float">
            <text:p>5.6585639914</text:p>
          </table:table-cell>
          <table:table-cell office:value-type="float" office:value="-25.3463154422169" calcext:value-type="float">
            <text:p>-25.3463154422</text:p>
          </table:table-cell>
          <table:table-cell office:value-type="float" office:value="-0.0526749193490892" calcext:value-type="float">
            <text:p>-0.0526749193</text:p>
          </table:table-cell>
          <table:table-cell office:value-type="float" office:value="-1.7577990059583" calcext:value-type="float">
            <text:p>-1.757799006</text:p>
          </table:table-cell>
          <table:table-cell office:value-type="float" office:value="-3.9827109270284" calcext:value-type="float">
            <text:p>-3.982710927</text:p>
          </table:table-cell>
          <table:table-cell office:value-type="float" office:value="1.36547272765648" calcext:value-type="float">
            <text:p>1.3654727277</text:p>
          </table:table-cell>
          <table:table-cell office:value-type="float" office:value="-2.1990852748551" calcext:value-type="float">
            <text:p>-2.1990852749</text:p>
          </table:table-cell>
          <table:table-cell office:value-type="float" office:value="3.18088283935233" calcext:value-type="float">
            <text:p>3.1808828394</text:p>
          </table:table-cell>
          <table:table-cell office:value-type="float" office:value="-3.08728195673789" calcext:value-type="float">
            <text:p>-3.0872819567</text:p>
          </table:table-cell>
          <table:table-cell office:value-type="float" office:value="2.67812058796264" calcext:value-type="float">
            <text:p>2.678120588</text:p>
          </table:table-cell>
          <table:table-cell office:value-type="float" office:value="8.02548376836686" calcext:value-type="float">
            <text:p>8.0254837684</text:p>
          </table:table-cell>
          <table:table-cell office:value-type="float" office:value="6.5790281008312" calcext:value-type="float">
            <text:p>6.5790281008</text:p>
          </table:table-cell>
          <table:table-cell office:value-type="float" office:value="-2.68004622544984" calcext:value-type="float">
            <text:p>-2.6800462254</text:p>
          </table:table-cell>
          <table:table-cell office:value-type="float" office:value="2.6508296921974" calcext:value-type="float">
            <text:p>2.6508296922</text:p>
          </table:table-cell>
          <table:table-cell office:value-type="float" office:value="-7.43099290133386" calcext:value-type="float">
            <text:p>-7.4309929013</text:p>
          </table:table-cell>
          <table:table-cell office:value-type="float" office:value="8.31315892111874" calcext:value-type="float">
            <text:p>8.3131589211</text:p>
          </table:table-cell>
          <table:table-cell office:value-type="float" office:value="2.11766757581966" calcext:value-type="float">
            <text:p>2.1176675758</text:p>
          </table:table-cell>
          <table:table-cell office:value-type="float" office:value="2.78814935252425" calcext:value-type="float">
            <text:p>2.7881493525</text:p>
          </table:table-cell>
          <table:table-cell office:value-type="float" office:value="6.24500981897277" calcext:value-type="float">
            <text:p>6.245009819</text:p>
          </table:table-cell>
          <table:table-cell office:value-type="float" office:value="-1.04962897585948" calcext:value-type="float">
            <text:p>-1.0496289759</text:p>
          </table:table-cell>
          <table:table-cell office:value-type="float" office:value="-1.00237231221825" calcext:value-type="float">
            <text:p>-1.0023723122</text:p>
          </table:table-cell>
          <table:table-cell office:value-type="float" office:value="6.14997899471436" calcext:value-type="float">
            <text:p>6.1499789947</text:p>
          </table:table-cell>
          <table:table-cell office:value-type="float" office:value="0.336613842002891" calcext:value-type="float">
            <text:p>0.336613842</text:p>
          </table:table-cell>
          <table:table-cell office:value-type="float" office:value="-1.93906533465691" calcext:value-type="float">
            <text:p>-1.9390653347</text:p>
          </table:table-cell>
          <table:table-cell office:value-type="float" office:value="-2.14954151726047" calcext:value-type="float">
            <text:p>-2.1495415173</text:p>
          </table:table-cell>
          <table:table-cell office:value-type="float" office:value="1.1429154610334" calcext:value-type="float">
            <text:p>1.142915461</text:p>
          </table:table-cell>
          <table:table-cell office:value-type="float" office:value="-3.94435679827586" calcext:value-type="float">
            <text:p>-3.9443567983</text:p>
          </table:table-cell>
          <table:table-cell office:value-type="float" office:value="1.59677149776331" calcext:value-type="float">
            <text:p>1.5967714978</text:p>
          </table:table-cell>
          <table:table-cell office:value-type="float" office:value="-5.20882876318447" calcext:value-type="float">
            <text:p>-5.2088287632</text:p>
          </table:table-cell>
          <table:table-cell office:value-type="float" office:value="-0.950081367936908" calcext:value-type="float">
            <text:p>-0.9500813679</text:p>
          </table:table-cell>
          <table:table-cell office:value-type="float" office:value="0.0531999557336792" calcext:value-type="float">
            <text:p>0.0531999557</text:p>
          </table:table-cell>
          <table:table-cell office:value-type="float" office:value="2.80885857622803" calcext:value-type="float">
            <text:p>2.8088585762</text:p>
          </table:table-cell>
          <table:table-cell office:value-type="float" office:value="5.06971109944312" calcext:value-type="float">
            <text:p>5.0697110994</text:p>
          </table:table-cell>
          <table:table-cell office:value-type="float" office:value="5.22317607527717" calcext:value-type="float">
            <text:p>5.2231760753</text:p>
          </table:table-cell>
          <table:table-cell office:value-type="float" office:value="-0.864635869577814" calcext:value-type="float">
            <text:p>-0.8646358696</text:p>
          </table:table-cell>
          <table:table-cell office:value-type="float" office:value="-1.54960199860066" calcext:value-type="float">
            <text:p>-1.5496019986</text:p>
          </table:table-cell>
          <table:table-cell office:value-type="float" office:value="4.68016666109197" calcext:value-type="float">
            <text:p>4.6801666611</text:p>
          </table:table-cell>
          <table:table-cell office:value-type="float" office:value="-3.23537801662159" calcext:value-type="float">
            <text:p>-3.2353780166</text:p>
          </table:table-cell>
          <table:table-cell office:value-type="float" office:value="-3.25745373065525" calcext:value-type="float">
            <text:p>-3.2574537307</text:p>
          </table:table-cell>
          <table:table-cell office:value-type="float" office:value="3.15742330512114" calcext:value-type="float">
            <text:p>3.1574233051</text:p>
          </table:table-cell>
          <table:table-cell office:value-type="float" office:value="-2.30795861637277" calcext:value-type="float">
            <text:p>-2.3079586164</text:p>
          </table:table-cell>
          <table:table-cell office:value-type="float" office:value="-6.46139511183316" calcext:value-type="float">
            <text:p>-6.4613951118</text:p>
          </table:table-cell>
          <table:table-cell office:value-type="float" office:value="-0.409124156849581" calcext:value-type="float">
            <text:p>-0.4091241568</text:p>
          </table:table-cell>
          <table:table-cell office:value-type="float" office:value="-1.82725397073449" calcext:value-type="float">
            <text:p>-1.8272539707</text:p>
          </table:table-cell>
          <table:table-cell office:value-type="float" office:value="-8.8101288055167" calcext:value-type="float">
            <text:p>-8.8101288055</text:p>
          </table:table-cell>
          <table:table-cell office:value-type="float" office:value="3.79332271107504" calcext:value-type="float">
            <text:p>3.7933227111</text:p>
          </table:table-cell>
          <table:table-cell office:value-type="float" office:value="2.72848724969948" calcext:value-type="float">
            <text:p>2.7284872497</text:p>
          </table:table-cell>
          <table:table-cell office:value-type="float" office:value="-5.94168531756764" calcext:value-type="float">
            <text:p>-5.9416853176</text:p>
          </table:table-cell>
          <table:table-cell office:value-type="float" office:value="1.87775506050296" calcext:value-type="float">
            <text:p>1.8777550605</text:p>
          </table:table-cell>
          <table:table-cell office:value-type="float" office:value="-5.25422579536458" calcext:value-type="float">
            <text:p>-5.2542257954</text:p>
          </table:table-cell>
          <table:table-cell office:value-type="float" office:value="-1.80010342445498" calcext:value-type="float">
            <text:p>-1.8001034245</text:p>
          </table:table-cell>
          <table:table-cell office:value-type="float" office:value="4.96144208552342" calcext:value-type="float">
            <text:p>4.9614420855</text:p>
          </table:table-cell>
          <table:table-cell office:value-type="float" office:value="-6.84909534040185" calcext:value-type="float">
            <text:p>-6.8490953404</text:p>
          </table:table-cell>
          <table:table-cell office:value-type="float" office:value="3.05795008340593" calcext:value-type="float">
            <text:p>3.0579500834</text:p>
          </table:table-cell>
          <table:table-cell office:value-type="float" office:value="0.453386748685549" calcext:value-type="float">
            <text:p>0.4533867487</text:p>
          </table:table-cell>
          <table:table-cell office:value-type="float" office:value="-1.89925875504861" calcext:value-type="float">
            <text:p>-1.899258755</text:p>
          </table:table-cell>
          <table:table-cell office:value-type="float" office:value="-1.19495667279868" calcext:value-type="float">
            <text:p>-1.1949566728</text:p>
          </table:table-cell>
          <table:table-cell office:value-type="float" office:value="-1.44239309739466" calcext:value-type="float">
            <text:p>-1.4423930974</text:p>
          </table:table-cell>
          <table:table-cell office:value-type="float" office:value="1.86208756257812" calcext:value-type="float">
            <text:p>1.8620875626</text:p>
          </table:table-cell>
          <table:table-cell office:value-type="float" office:value="-0.0392557897963165" calcext:value-type="float">
            <text:p>-0.0392557898</text:p>
          </table:table-cell>
          <table:table-cell office:value-type="float" office:value="-1.01766472249734" calcext:value-type="float">
            <text:p>-1.0176647225</text:p>
          </table:table-cell>
          <table:table-cell office:value-type="float" office:value="4.37870244430753" calcext:value-type="float">
            <text:p>4.3787024443</text:p>
          </table:table-cell>
          <table:table-cell office:value-type="float" office:value="3.24612576526603" calcext:value-type="float">
            <text:p>3.2461257653</text:p>
          </table:table-cell>
          <table:table-cell office:value-type="float" office:value="4.73067121662523" calcext:value-type="float">
            <text:p>4.7306712166</text:p>
          </table:table-cell>
          <table:table-cell office:value-type="float" office:value="5.05060235763199" calcext:value-type="float">
            <text:p>5.0506023576</text:p>
          </table:table-cell>
          <table:table-cell office:value-type="float" office:value="0.280239096020135" calcext:value-type="float">
            <text:p>0.280239096</text:p>
          </table:table-cell>
          <table:table-cell office:value-type="float" office:value="5.09945461150961" calcext:value-type="float">
            <text:p>5.0994546115</text:p>
          </table:table-cell>
          <table:table-cell office:value-type="float" office:value="2.62933045643138" calcext:value-type="float">
            <text:p>2.6293304564</text:p>
          </table:table-cell>
          <table:table-cell office:value-type="float" office:value="1.05937586643814" calcext:value-type="float">
            <text:p>1.0593758664</text:p>
          </table:table-cell>
          <table:table-cell office:value-type="float" office:value="-5.45311094583644" calcext:value-type="float">
            <text:p>-5.4531109458</text:p>
          </table:table-cell>
          <table:table-cell office:value-type="float" office:value="3.16568960236654" calcext:value-type="float">
            <text:p>3.1656896024</text:p>
          </table:table-cell>
          <table:table-cell office:value-type="float" office:value="0.41508559293351" calcext:value-type="float">
            <text:p>0.4150855929</text:p>
          </table:table-cell>
          <table:table-cell office:value-type="float" office:value="3.87033354528299" calcext:value-type="float">
            <text:p>3.8703335453</text:p>
          </table:table-cell>
          <table:table-cell office:value-type="float" office:value="3.10760904729086" calcext:value-type="float">
            <text:p>3.1076090473</text:p>
          </table:table-cell>
          <table:table-cell office:value-type="float" office:value="-5.05653999950772" calcext:value-type="float">
            <text:p>-5.0565399995</text:p>
          </table:table-cell>
        </table:table-row>
        <table:table-row table:style-name="ro1">
          <table:table-cell office:value-type="string" calcext:value-type="string">
            <text:p>jfdctint</text:p>
          </table:table-cell>
          <table:table-cell office:value-type="float" office:value="-0.0833744706603209" calcext:value-type="float">
            <text:p>-0.0833744707</text:p>
          </table:table-cell>
          <table:table-cell office:value-type="float" office:value="-0.125834718131556" calcext:value-type="float">
            <text:p>-0.1258347181</text:p>
          </table:table-cell>
          <table:table-cell office:value-type="float" office:value="-0.143996469445067" calcext:value-type="float">
            <text:p>-0.1439964694</text:p>
          </table:table-cell>
          <table:table-cell office:value-type="float" office:value="-0.24535220261558" calcext:value-type="float">
            <text:p>-0.2453522026</text:p>
          </table:table-cell>
          <table:table-cell office:value-type="float" office:value="0.00910436395243233" calcext:value-type="float">
            <text:p>0.009104364</text:p>
          </table:table-cell>
          <table:table-cell office:value-type="float" office:value="-0.0100345464330843" calcext:value-type="float">
            <text:p>-0.0100345464</text:p>
          </table:table-cell>
          <table:table-cell office:value-type="float" office:value="0.0526134734240347" calcext:value-type="float">
            <text:p>0.0526134734</text:p>
          </table:table-cell>
          <table:table-cell office:value-type="float" office:value="0.08308544453825" calcext:value-type="float">
            <text:p>0.0830854445</text:p>
          </table:table-cell>
          <table:table-cell office:value-type="float" office:value="-0.00312528989354056" calcext:value-type="float">
            <text:p>-0.0031252899</text:p>
          </table:table-cell>
          <table:table-cell office:value-type="float" office:value="0.00228818594243232" calcext:value-type="float">
            <text:p>0.0022881859</text:p>
          </table:table-cell>
          <table:table-cell office:value-type="float" office:value="-0.0203439718229189" calcext:value-type="float">
            <text:p>-0.0203439718</text:p>
          </table:table-cell>
          <table:table-cell office:value-type="float" office:value="-0.0508754927404218" calcext:value-type="float">
            <text:p>-0.0508754927</text:p>
          </table:table-cell>
          <table:table-cell office:value-type="float" office:value="-0.0539052640765447" calcext:value-type="float">
            <text:p>-0.0539052641</text:p>
          </table:table-cell>
          <table:table-cell office:value-type="float" office:value="0.0581298358216576" calcext:value-type="float">
            <text:p>0.0581298358</text:p>
          </table:table-cell>
          <table:table-cell office:value-type="float" office:value="-0.264059341362471" calcext:value-type="float">
            <text:p>-0.2640593414</text:p>
          </table:table-cell>
          <table:table-cell office:value-type="float" office:value="-0.134815531231188" calcext:value-type="float">
            <text:p>-0.1348155312</text:p>
          </table:table-cell>
          <table:table-cell office:value-type="float" office:value="-0.0994358166303805" calcext:value-type="float">
            <text:p>-0.0994358166</text:p>
          </table:table-cell>
          <table:table-cell office:value-type="float" office:value="0.122479743115576" calcext:value-type="float">
            <text:p>0.1224797431</text:p>
          </table:table-cell>
          <table:table-cell office:value-type="float" office:value="-0.160377276428338" calcext:value-type="float">
            <text:p>-0.1603772764</text:p>
          </table:table-cell>
          <table:table-cell office:value-type="float" office:value="-0.0419543918266642" calcext:value-type="float">
            <text:p>-0.0419543918</text:p>
          </table:table-cell>
          <table:table-cell office:value-type="float" office:value="-0.104240269864063" calcext:value-type="float">
            <text:p>-0.1042402699</text:p>
          </table:table-cell>
          <table:table-cell office:value-type="float" office:value="0.0162119585406335" calcext:value-type="float">
            <text:p>0.0162119585</text:p>
          </table:table-cell>
          <table:table-cell office:value-type="float" office:value="-0.0390274893775375" calcext:value-type="float">
            <text:p>-0.0390274894</text:p>
          </table:table-cell>
          <table:table-cell office:value-type="float" office:value="-0.0103331221233742" calcext:value-type="float">
            <text:p>-0.0103331221</text:p>
          </table:table-cell>
          <table:table-cell office:value-type="float" office:value="-0.205678045386311" calcext:value-type="float">
            <text:p>-0.2056780454</text:p>
          </table:table-cell>
          <table:table-cell office:value-type="float" office:value="-0.0796867290151995" calcext:value-type="float">
            <text:p>-0.079686729</text:p>
          </table:table-cell>
          <table:table-cell office:value-type="float" office:value="-0.0818615841835019" calcext:value-type="float">
            <text:p>-0.0818615842</text:p>
          </table:table-cell>
          <table:table-cell office:value-type="float" office:value="-0.176703699412452" calcext:value-type="float">
            <text:p>-0.1767036994</text:p>
          </table:table-cell>
          <table:table-cell office:value-type="float" office:value="0.08489156328385" calcext:value-type="float">
            <text:p>0.0848915633</text:p>
          </table:table-cell>
          <table:table-cell office:value-type="float" office:value="0.148021709259431" calcext:value-type="float">
            <text:p>0.1480217093</text:p>
          </table:table-cell>
          <table:table-cell office:value-type="float" office:value="-0.221520224843452" calcext:value-type="float">
            <text:p>-0.2215202248</text:p>
          </table:table-cell>
          <table:table-cell office:value-type="float" office:value="-0.263787389855509" calcext:value-type="float">
            <text:p>-0.2637873899</text:p>
          </table:table-cell>
          <table:table-cell office:value-type="float" office:value="-0.0471207728057404" calcext:value-type="float">
            <text:p>-0.0471207728</text:p>
          </table:table-cell>
          <table:table-cell office:value-type="float" office:value="0.214871734004111" calcext:value-type="float">
            <text:p>0.214871734</text:p>
          </table:table-cell>
          <table:table-cell office:value-type="float" office:value="0.0214973206273917" calcext:value-type="float">
            <text:p>0.0214973206</text:p>
          </table:table-cell>
          <table:table-cell office:value-type="float" office:value="0.00991214802012066" calcext:value-type="float">
            <text:p>0.009912148</text:p>
          </table:table-cell>
          <table:table-cell office:value-type="float" office:value="-0.0871126837369924" calcext:value-type="float">
            <text:p>-0.0871126837</text:p>
          </table:table-cell>
          <table:table-cell office:value-type="float" office:value="-0.261816082643048" calcext:value-type="float">
            <text:p>-0.2618160826</text:p>
          </table:table-cell>
          <table:table-cell office:value-type="float" office:value="-0.13460093137765" calcext:value-type="float">
            <text:p>-0.1346009314</text:p>
          </table:table-cell>
          <table:table-cell office:value-type="float" office:value="-0.0462517989040296" calcext:value-type="float">
            <text:p>-0.0462517989</text:p>
          </table:table-cell>
          <table:table-cell office:value-type="float" office:value="-0.197247250642759" calcext:value-type="float">
            <text:p>-0.1972472506</text:p>
          </table:table-cell>
          <table:table-cell office:value-type="float" office:value="0.0131350646628667" calcext:value-type="float">
            <text:p>0.0131350647</text:p>
          </table:table-cell>
          <table:table-cell office:value-type="float" office:value="-0.20623799683292" calcext:value-type="float">
            <text:p>-0.2062379968</text:p>
          </table:table-cell>
          <table:table-cell office:value-type="float" office:value="-0.0640822907245131" calcext:value-type="float">
            <text:p>-0.0640822907</text:p>
          </table:table-cell>
          <table:table-cell office:value-type="float" office:value="0.0741396018852767" calcext:value-type="float">
            <text:p>0.0741396019</text:p>
          </table:table-cell>
          <table:table-cell office:value-type="float" office:value="-0.162803508122931" calcext:value-type="float">
            <text:p>-0.1628035081</text:p>
          </table:table-cell>
          <table:table-cell office:value-type="float" office:value="0.074567750043908" calcext:value-type="float">
            <text:p>0.07456775</text:p>
          </table:table-cell>
          <table:table-cell office:value-type="float" office:value="0.00620159171301656" calcext:value-type="float">
            <text:p>0.0062015917</text:p>
          </table:table-cell>
          <table:table-cell office:value-type="float" office:value="-0.0282317872208644" calcext:value-type="float">
            <text:p>-0.0282317872</text:p>
          </table:table-cell>
          <table:table-cell office:value-type="float" office:value="-0.106280605388622" calcext:value-type="float">
            <text:p>-0.1062806054</text:p>
          </table:table-cell>
          <table:table-cell office:value-type="float" office:value="-0.179392761456966" calcext:value-type="float">
            <text:p>-0.1793927615</text:p>
          </table:table-cell>
          <table:table-cell office:value-type="float" office:value="-0.0941128290808771" calcext:value-type="float">
            <text:p>-0.0941128291</text:p>
          </table:table-cell>
          <table:table-cell office:value-type="float" office:value="0.027340422761739" calcext:value-type="float">
            <text:p>0.0273404228</text:p>
          </table:table-cell>
          <table:table-cell office:value-type="float" office:value="-0.0419797850430327" calcext:value-type="float">
            <text:p>-0.041979785</text:p>
          </table:table-cell>
          <table:table-cell office:value-type="float" office:value="-0.0554970294378433" calcext:value-type="float">
            <text:p>-0.0554970294</text:p>
          </table:table-cell>
          <table:table-cell office:value-type="float" office:value="-0.107027845169779" calcext:value-type="float">
            <text:p>-0.1070278452</text:p>
          </table:table-cell>
          <table:table-cell office:value-type="float" office:value="-0.0780757824500224" calcext:value-type="float">
            <text:p>-0.0780757825</text:p>
          </table:table-cell>
          <table:table-cell office:value-type="float" office:value="0.0626195370761067" calcext:value-type="float">
            <text:p>0.0626195371</text:p>
          </table:table-cell>
          <table:table-cell office:value-type="float" office:value="0.092177461973535" calcext:value-type="float">
            <text:p>0.092177462</text:p>
          </table:table-cell>
          <table:table-cell office:value-type="float" office:value="-0.246808927987486" calcext:value-type="float">
            <text:p>-0.246808928</text:p>
          </table:table-cell>
          <table:table-cell office:value-type="float" office:value="-0.0240242427235568" calcext:value-type="float">
            <text:p>-0.0240242427</text:p>
          </table:table-cell>
          <table:table-cell office:value-type="float" office:value="-0.0165022334737272" calcext:value-type="float">
            <text:p>-0.0165022335</text:p>
          </table:table-cell>
          <table:table-cell office:value-type="float" office:value="-0.189147562658368" calcext:value-type="float">
            <text:p>-0.1891475627</text:p>
          </table:table-cell>
          <table:table-cell office:value-type="float" office:value="0.283009086615565" calcext:value-type="float">
            <text:p>0.2830090866</text:p>
          </table:table-cell>
          <table:table-cell office:value-type="float" office:value="-0.0201690863637236" calcext:value-type="float">
            <text:p>-0.0201690864</text:p>
          </table:table-cell>
          <table:table-cell office:value-type="float" office:value="-0.004336613807872" calcext:value-type="float">
            <text:p>-0.0043366138</text:p>
          </table:table-cell>
          <table:table-cell office:value-type="float" office:value="-0.241600797699828" calcext:value-type="float">
            <text:p>-0.2416007977</text:p>
          </table:table-cell>
          <table:table-cell office:value-type="float" office:value="0.219019040870582" calcext:value-type="float">
            <text:p>0.2190190409</text:p>
          </table:table-cell>
          <table:table-cell office:value-type="float" office:value="0.0290017035470699" calcext:value-type="float">
            <text:p>0.0290017035</text:p>
          </table:table-cell>
          <table:table-cell office:value-type="float" office:value="0.0897978981463707" calcext:value-type="float">
            <text:p>0.0897978981</text:p>
          </table:table-cell>
          <table:table-cell office:value-type="float" office:value="0.00336065843947889" calcext:value-type="float">
            <text:p>0.0033606584</text:p>
          </table:table-cell>
          <table:table-cell office:value-type="float" office:value="0.00653567231441068" calcext:value-type="float">
            <text:p>0.0065356723</text:p>
          </table:table-cell>
          <table:table-cell office:value-type="float" office:value="-0.024423207794839" calcext:value-type="float">
            <text:p>-0.0244232078</text:p>
          </table:table-cell>
          <table:table-cell office:value-type="float" office:value="-0.17957330818179" calcext:value-type="float">
            <text:p>-0.1795733082</text:p>
          </table:table-cell>
          <table:table-cell office:value-type="float" office:value="-0.111966494287577" calcext:value-type="float">
            <text:p>-0.1119664943</text:p>
          </table:table-cell>
          <table:table-cell office:value-type="float" office:value="-0.208419676240033" calcext:value-type="float">
            <text:p>-0.2084196762</text:p>
          </table:table-cell>
          <table:table-cell office:value-type="float" office:value="-0.147957957228529" calcext:value-type="float">
            <text:p>-0.1479579572</text:p>
          </table:table-cell>
          <table:table-cell office:value-type="float" office:value="0.0284979869043801" calcext:value-type="float">
            <text:p>0.0284979869</text:p>
          </table:table-cell>
          <table:table-cell office:value-type="float" office:value="0.146839148803862" calcext:value-type="float">
            <text:p>0.1468391488</text:p>
          </table:table-cell>
          <table:table-cell office:value-type="float" office:value="0.0906080600054385" calcext:value-type="float">
            <text:p>0.09060806</text:p>
          </table:table-cell>
          <table:table-cell office:value-type="float" office:value="0.0208175171917763" calcext:value-type="float">
            <text:p>0.0208175172</text:p>
          </table:table-cell>
          <table:table-cell office:value-type="float" office:value="-0.0910872793400161" calcext:value-type="float">
            <text:p>-0.0910872793</text:p>
          </table:table-cell>
          <table:table-cell office:value-type="float" office:value="-0.0476824019255195" calcext:value-type="float">
            <text:p>-0.0476824019</text:p>
          </table:table-cell>
          <table:table-cell office:value-type="float" office:value="0.0122644101679437" calcext:value-type="float">
            <text:p>0.0122644102</text:p>
          </table:table-cell>
          <table:table-cell office:value-type="float" office:value="-0.0582335334401045" calcext:value-type="float">
            <text:p>-0.0582335334</text:p>
          </table:table-cell>
          <table:table-cell office:value-type="float" office:value="-0.0343104923565967" calcext:value-type="float">
            <text:p>-0.0343104924</text:p>
          </table:table-cell>
        </table:table-row>
        <table:table-row table:style-name="ro1">
          <table:table-cell office:value-type="string" calcext:value-type="string">
            <text:p>nettle-des</text:p>
          </table:table-cell>
          <table:table-cell office:value-type="float" office:value="-0.419998815815947" calcext:value-type="float">
            <text:p>-0.4199988158</text:p>
          </table:table-cell>
          <table:table-cell office:value-type="float" office:value="0.891159312807125" calcext:value-type="float">
            <text:p>0.8911593128</text:p>
          </table:table-cell>
          <table:table-cell office:value-type="float" office:value="-0.8609303296714" calcext:value-type="float">
            <text:p>-0.8609303297</text:p>
          </table:table-cell>
          <table:table-cell office:value-type="float" office:value="0.55515776415696" calcext:value-type="float">
            <text:p>0.5551577642</text:p>
          </table:table-cell>
          <table:table-cell office:value-type="float" office:value="-0.69056823030044" calcext:value-type="float">
            <text:p>-0.6905682303</text:p>
          </table:table-cell>
          <table:table-cell office:value-type="float" office:value="-0.115565889294727" calcext:value-type="float">
            <text:p>-0.1155658893</text:p>
          </table:table-cell>
          <table:table-cell office:value-type="float" office:value="-1.00083706568707" calcext:value-type="float">
            <text:p>-1.0008370657</text:p>
          </table:table-cell>
          <table:table-cell office:value-type="float" office:value="0.51406086114839" calcext:value-type="float">
            <text:p>0.5140608611</text:p>
          </table:table-cell>
          <table:table-cell office:value-type="float" office:value="0.41121904230661" calcext:value-type="float">
            <text:p>0.4112190423</text:p>
          </table:table-cell>
          <table:table-cell office:value-type="float" office:value="-0.7216174266636" calcext:value-type="float">
            <text:p>-0.7216174267</text:p>
          </table:table-cell>
          <table:table-cell office:value-type="float" office:value="-0.840929088240028" calcext:value-type="float">
            <text:p>-0.8409290882</text:p>
          </table:table-cell>
          <table:table-cell office:value-type="float" office:value="-0.0749592336842663" calcext:value-type="float">
            <text:p>-0.0749592337</text:p>
          </table:table-cell>
          <table:table-cell office:value-type="float" office:value="-0.407494573555463" calcext:value-type="float">
            <text:p>-0.4074945736</text:p>
          </table:table-cell>
          <table:table-cell office:value-type="float" office:value="-0.661075986061425" calcext:value-type="float">
            <text:p>-0.6610759861</text:p>
          </table:table-cell>
          <table:table-cell office:value-type="float" office:value="0.238316821972975" calcext:value-type="float">
            <text:p>0.238316822</text:p>
          </table:table-cell>
          <table:table-cell office:value-type="float" office:value="-0.658979893772406" calcext:value-type="float">
            <text:p>-0.6589798938</text:p>
          </table:table-cell>
          <table:table-cell office:value-type="float" office:value="0.913850236309221" calcext:value-type="float">
            <text:p>0.9138502363</text:p>
          </table:table-cell>
          <table:table-cell office:value-type="float" office:value="0.0887048621335499" calcext:value-type="float">
            <text:p>0.0887048621</text:p>
          </table:table-cell>
          <table:table-cell office:value-type="float" office:value="-0.403444259563137" calcext:value-type="float">
            <text:p>-0.4034442596</text:p>
          </table:table-cell>
          <table:table-cell office:value-type="float" office:value="-1.86010819167301" calcext:value-type="float">
            <text:p>-1.8601081917</text:p>
          </table:table-cell>
          <table:table-cell office:value-type="float" office:value="-0.684279385864168" calcext:value-type="float">
            <text:p>-0.6842793859</text:p>
          </table:table-cell>
          <table:table-cell office:value-type="float" office:value="0.278283719751779" calcext:value-type="float">
            <text:p>0.2782837198</text:p>
          </table:table-cell>
          <table:table-cell office:value-type="float" office:value="-0.371683161517588" calcext:value-type="float">
            <text:p>-0.3716831615</text:p>
          </table:table-cell>
          <table:table-cell office:value-type="float" office:value="0.16902548609879" calcext:value-type="float">
            <text:p>0.1690254861</text:p>
          </table:table-cell>
          <table:table-cell office:value-type="float" office:value="-0.139164257671102" calcext:value-type="float">
            <text:p>-0.1391642577</text:p>
          </table:table-cell>
          <table:table-cell office:value-type="float" office:value="-1.06776826227209" calcext:value-type="float">
            <text:p>-1.0677682623</text:p>
          </table:table-cell>
          <table:table-cell office:value-type="float" office:value="0.669200889250961" calcext:value-type="float">
            <text:p>0.6692008893</text:p>
          </table:table-cell>
          <table:table-cell office:value-type="float" office:value="0.0368856586101893" calcext:value-type="float">
            <text:p>0.0368856586</text:p>
          </table:table-cell>
          <table:table-cell office:value-type="float" office:value="-0.0951128326503343" calcext:value-type="float">
            <text:p>-0.0951128327</text:p>
          </table:table-cell>
          <table:table-cell office:value-type="float" office:value="0.40388196651918" calcext:value-type="float">
            <text:p>0.4038819665</text:p>
          </table:table-cell>
          <table:table-cell office:value-type="float" office:value="-0.724703476745183" calcext:value-type="float">
            <text:p>-0.7247034767</text:p>
          </table:table-cell>
          <table:table-cell office:value-type="float" office:value="0.448802106912018" calcext:value-type="float">
            <text:p>0.4488021069</text:p>
          </table:table-cell>
          <table:table-cell office:value-type="float" office:value="-0.385920776106206" calcext:value-type="float">
            <text:p>-0.3859207761</text:p>
          </table:table-cell>
          <table:table-cell office:value-type="float" office:value="-1.61469183475183" calcext:value-type="float">
            <text:p>-1.6146918348</text:p>
          </table:table-cell>
          <table:table-cell office:value-type="float" office:value="0.52628096350633" calcext:value-type="float">
            <text:p>0.5262809635</text:p>
          </table:table-cell>
          <table:table-cell office:value-type="float" office:value="-1.02749592532301" calcext:value-type="float">
            <text:p>-1.0274959253</text:p>
          </table:table-cell>
          <table:table-cell office:value-type="float" office:value="0.318291012706751" calcext:value-type="float">
            <text:p>0.3182910127</text:p>
          </table:table-cell>
          <table:table-cell office:value-type="float" office:value="-4.57196866875632" calcext:value-type="float">
            <text:p>-4.5719686688</text:p>
          </table:table-cell>
          <table:table-cell office:value-type="float" office:value="-0.316303790827439" calcext:value-type="float">
            <text:p>-0.3163037908</text:p>
          </table:table-cell>
          <table:table-cell office:value-type="float" office:value="0.340223191277728" calcext:value-type="float">
            <text:p>0.3402231913</text:p>
          </table:table-cell>
          <table:table-cell office:value-type="float" office:value="-0.0164434663710436" calcext:value-type="float">
            <text:p>-0.0164434664</text:p>
          </table:table-cell>
          <table:table-cell office:value-type="float" office:value="0.415816572223055" calcext:value-type="float">
            <text:p>0.4158165722</text:p>
          </table:table-cell>
          <table:table-cell office:value-type="float" office:value="-0.176411387322367" calcext:value-type="float">
            <text:p>-0.1764113873</text:p>
          </table:table-cell>
          <table:table-cell office:value-type="float" office:value="-1.03332549737183" calcext:value-type="float">
            <text:p>-1.0333254974</text:p>
          </table:table-cell>
          <table:table-cell office:value-type="float" office:value="-0.397620479654347" calcext:value-type="float">
            <text:p>-0.3976204797</text:p>
          </table:table-cell>
          <table:table-cell office:value-type="float" office:value="1.22709365699189" calcext:value-type="float">
            <text:p>1.227093657</text:p>
          </table:table-cell>
          <table:table-cell office:value-type="float" office:value="-0.541892995227942" calcext:value-type="float">
            <text:p>-0.5418929952</text:p>
          </table:table-cell>
          <table:table-cell office:value-type="float" office:value="0.992998118147776" calcext:value-type="float">
            <text:p>0.9929981181</text:p>
          </table:table-cell>
          <table:table-cell office:value-type="float" office:value="0.41850222329734" calcext:value-type="float">
            <text:p>0.4185022233</text:p>
          </table:table-cell>
          <table:table-cell office:value-type="float" office:value="-0.760169030252761" calcext:value-type="float">
            <text:p>-0.7601690303</text:p>
          </table:table-cell>
          <table:table-cell office:value-type="float" office:value="-0.222317994116346" calcext:value-type="float">
            <text:p>-0.2223179941</text:p>
          </table:table-cell>
          <table:table-cell office:value-type="float" office:value="-1.12837707771247" calcext:value-type="float">
            <text:p>-1.1283770777</text:p>
          </table:table-cell>
          <table:table-cell office:value-type="float" office:value="-0.876148413624186" calcext:value-type="float">
            <text:p>-0.8761484136</text:p>
          </table:table-cell>
          <table:table-cell office:value-type="float" office:value="-0.24804612217577" calcext:value-type="float">
            <text:p>-0.2480461222</text:p>
          </table:table-cell>
          <table:table-cell office:value-type="float" office:value="0.00848487634367453" calcext:value-type="float">
            <text:p>0.0084848763</text:p>
          </table:table-cell>
          <table:table-cell office:value-type="float" office:value="0.184633228060407" calcext:value-type="float">
            <text:p>0.1846332281</text:p>
          </table:table-cell>
          <table:table-cell office:value-type="float" office:value="-0.241316462236621" calcext:value-type="float">
            <text:p>-0.2413164622</text:p>
          </table:table-cell>
          <table:table-cell office:value-type="float" office:value="0.522319312385307" calcext:value-type="float">
            <text:p>0.5223193124</text:p>
          </table:table-cell>
          <table:table-cell office:value-type="float" office:value="0.27240120101042" calcext:value-type="float">
            <text:p>0.272401201</text:p>
          </table:table-cell>
          <table:table-cell office:value-type="float" office:value="0.530519816715398" calcext:value-type="float">
            <text:p>0.5305198167</text:p>
          </table:table-cell>
          <table:table-cell office:value-type="float" office:value="0.823890945889316" calcext:value-type="float">
            <text:p>0.8238909459</text:p>
          </table:table-cell>
          <table:table-cell office:value-type="float" office:value="0.538345803726943" calcext:value-type="float">
            <text:p>0.5383458037</text:p>
          </table:table-cell>
          <table:table-cell office:value-type="float" office:value="-1.27198570523836" calcext:value-type="float">
            <text:p>-1.2719857052</text:p>
          </table:table-cell>
          <table:table-cell office:value-type="float" office:value="0.83235298672569" calcext:value-type="float">
            <text:p>0.8323529867</text:p>
          </table:table-cell>
          <table:table-cell office:value-type="float" office:value="0.314332912811712" calcext:value-type="float">
            <text:p>0.3143329128</text:p>
          </table:table-cell>
          <table:table-cell office:value-type="float" office:value="0.88768689309285" calcext:value-type="float">
            <text:p>0.8876868931</text:p>
          </table:table-cell>
          <table:table-cell office:value-type="float" office:value="0.054351433777438" calcext:value-type="float">
            <text:p>0.0543514338</text:p>
          </table:table-cell>
          <table:table-cell office:value-type="float" office:value="0.0212583608040629" calcext:value-type="float">
            <text:p>0.0212583608</text:p>
          </table:table-cell>
          <table:table-cell office:value-type="float" office:value="0.321204897029265" calcext:value-type="float">
            <text:p>0.321204897</text:p>
          </table:table-cell>
          <table:table-cell office:value-type="float" office:value="1.01058730058718" calcext:value-type="float">
            <text:p>1.0105873006</text:p>
          </table:table-cell>
          <table:table-cell office:value-type="float" office:value="0.302546235587313" calcext:value-type="float">
            <text:p>0.3025462356</text:p>
          </table:table-cell>
          <table:table-cell office:value-type="float" office:value="0.752556615010511" calcext:value-type="float">
            <text:p>0.752556615</text:p>
          </table:table-cell>
          <table:table-cell office:value-type="float" office:value="-3.27573490281631" calcext:value-type="float">
            <text:p>-3.2757349028</text:p>
          </table:table-cell>
          <table:table-cell office:value-type="float" office:value="0.197781831634087" calcext:value-type="float">
            <text:p>0.1977818316</text:p>
          </table:table-cell>
          <table:table-cell office:value-type="float" office:value="-0.00834032615959184" calcext:value-type="float">
            <text:p>-0.0083403262</text:p>
          </table:table-cell>
          <table:table-cell office:value-type="float" office:value="-0.688986583343259" calcext:value-type="float">
            <text:p>-0.6889865833</text:p>
          </table:table-cell>
          <table:table-cell office:value-type="float" office:value="1.02696829727438" calcext:value-type="float">
            <text:p>1.0269682973</text:p>
          </table:table-cell>
          <table:table-cell office:value-type="float" office:value="0.763648056036046" calcext:value-type="float">
            <text:p>0.763648056</text:p>
          </table:table-cell>
          <table:table-cell office:value-type="float" office:value="0.0191465485945504" calcext:value-type="float">
            <text:p>0.0191465486</text:p>
          </table:table-cell>
          <table:table-cell office:value-type="float" office:value="0.296631498948792" calcext:value-type="float">
            <text:p>0.2966314989</text:p>
          </table:table-cell>
          <table:table-cell office:value-type="float" office:value="-0.606224594428801" calcext:value-type="float">
            <text:p>-0.6062245944</text:p>
          </table:table-cell>
          <table:table-cell office:value-type="float" office:value="0.40189784257605" calcext:value-type="float">
            <text:p>0.4018978426</text:p>
          </table:table-cell>
          <table:table-cell office:value-type="float" office:value="-0.154169871704109" calcext:value-type="float">
            <text:p>-0.1541698717</text:p>
          </table:table-cell>
          <table:table-cell office:value-type="float" office:value="-1.39034510236446" calcext:value-type="float">
            <text:p>-1.3903451024</text:p>
          </table:table-cell>
          <table:table-cell office:value-type="float" office:value="0.362788289458026" calcext:value-type="float">
            <text:p>0.3627882895</text:p>
          </table:table-cell>
          <table:table-cell office:value-type="float" office:value="0.0766278878279132" calcext:value-type="float">
            <text:p>0.0766278878</text:p>
          </table:table-cell>
        </table:table-row>
        <table:table-row table:style-name="ro1">
          <table:table-cell office:value-type="string" calcext:value-type="string">
            <text:p>crc</text:p>
          </table:table-cell>
          <table:table-cell office:value-type="float" office:value="0.303413557288218" calcext:value-type="float">
            <text:p>0.3034135573</text:p>
          </table:table-cell>
          <table:table-cell office:value-type="float" office:value="-0.568556421535348" calcext:value-type="float">
            <text:p>-0.5685564215</text:p>
          </table:table-cell>
          <table:table-cell office:value-type="float" office:value="0.416712238451029" calcext:value-type="float">
            <text:p>0.4167122385</text:p>
          </table:table-cell>
          <table:table-cell office:value-type="float" office:value="1.84281638492823" calcext:value-type="float">
            <text:p>1.8428163849</text:p>
          </table:table-cell>
          <table:table-cell office:value-type="float" office:value="-0.519218401693111" calcext:value-type="float">
            <text:p>-0.5192184017</text:p>
          </table:table-cell>
          <table:table-cell office:value-type="float" office:value="0.782190061500201" calcext:value-type="float">
            <text:p>0.7821900615</text:p>
          </table:table-cell>
          <table:table-cell office:value-type="float" office:value="-1.50886961733893" calcext:value-type="float">
            <text:p>-1.5088696173</text:p>
          </table:table-cell>
          <table:table-cell office:value-type="float" office:value="-0.579426538176507" calcext:value-type="float">
            <text:p>-0.5794265382</text:p>
          </table:table-cell>
          <table:table-cell office:value-type="float" office:value="0.662594188062215" calcext:value-type="float">
            <text:p>0.6625941881</text:p>
          </table:table-cell>
          <table:table-cell office:value-type="float" office:value="-1.98645652041802" calcext:value-type="float">
            <text:p>-1.9864565204</text:p>
          </table:table-cell>
          <table:table-cell office:value-type="float" office:value="-0.227601637117056" calcext:value-type="float">
            <text:p>-0.2276016371</text:p>
          </table:table-cell>
          <table:table-cell office:value-type="float" office:value="0.978706619024031" calcext:value-type="float">
            <text:p>0.978706619</text:p>
          </table:table-cell>
          <table:table-cell office:value-type="float" office:value="0.157763504267598" calcext:value-type="float">
            <text:p>0.1577635043</text:p>
          </table:table-cell>
          <table:table-cell office:value-type="float" office:value="-0.453103812267642" calcext:value-type="float">
            <text:p>-0.4531038123</text:p>
          </table:table-cell>
          <table:table-cell office:value-type="float" office:value="0.411141365256094" calcext:value-type="float">
            <text:p>0.4111413653</text:p>
          </table:table-cell>
          <table:table-cell office:value-type="float" office:value="-0.261092891051484" calcext:value-type="float">
            <text:p>-0.2610928911</text:p>
          </table:table-cell>
          <table:table-cell office:value-type="float" office:value="-0.711057250573846" calcext:value-type="float">
            <text:p>-0.7110572506</text:p>
          </table:table-cell>
          <table:table-cell office:value-type="float" office:value="-2.04628853947706" calcext:value-type="float">
            <text:p>-2.0462885395</text:p>
          </table:table-cell>
          <table:table-cell office:value-type="float" office:value="0.312784616093079" calcext:value-type="float">
            <text:p>0.3127846161</text:p>
          </table:table-cell>
          <table:table-cell office:value-type="float" office:value="0.144986984218886" calcext:value-type="float">
            <text:p>0.1449869842</text:p>
          </table:table-cell>
          <table:table-cell office:value-type="float" office:value="0.273949321994735" calcext:value-type="float">
            <text:p>0.273949322</text:p>
          </table:table-cell>
          <table:table-cell office:value-type="float" office:value="-1.40302479724747" calcext:value-type="float">
            <text:p>-1.4030247972</text:p>
          </table:table-cell>
          <table:table-cell office:value-type="float" office:value="-0.00133847647833275" calcext:value-type="float">
            <text:p>-0.0013384765</text:p>
          </table:table-cell>
          <table:table-cell office:value-type="float" office:value="1.10423602079739" calcext:value-type="float">
            <text:p>1.1042360208</text:p>
          </table:table-cell>
          <table:table-cell office:value-type="float" office:value="2.42655273813288" calcext:value-type="float">
            <text:p>2.4265527381</text:p>
          </table:table-cell>
          <table:table-cell office:value-type="float" office:value="-4.78504308702764" calcext:value-type="float">
            <text:p>-4.785043087</text:p>
          </table:table-cell>
          <table:table-cell office:value-type="float" office:value="5.58357188247188" calcext:value-type="float">
            <text:p>5.5835718825</text:p>
          </table:table-cell>
          <table:table-cell office:value-type="float" office:value="-1.10584101994196" calcext:value-type="float">
            <text:p>-1.1058410199</text:p>
          </table:table-cell>
          <table:table-cell office:value-type="float" office:value="-1.2163335081434" calcext:value-type="float">
            <text:p>-1.2163335081</text:p>
          </table:table-cell>
          <table:table-cell office:value-type="float" office:value="-0.993832067434966" calcext:value-type="float">
            <text:p>-0.9938320674</text:p>
          </table:table-cell>
          <table:table-cell office:value-type="float" office:value="0.488625430593328" calcext:value-type="float">
            <text:p>0.4886254306</text:p>
          </table:table-cell>
          <table:table-cell office:value-type="float" office:value="0.693612013210555" calcext:value-type="float">
            <text:p>0.6936120132</text:p>
          </table:table-cell>
          <table:table-cell office:value-type="float" office:value="0.0364728866451142" calcext:value-type="float">
            <text:p>0.0364728866</text:p>
          </table:table-cell>
          <table:table-cell office:value-type="float" office:value="-1.00383318586562" calcext:value-type="float">
            <text:p>-1.0038331859</text:p>
          </table:table-cell>
          <table:table-cell office:value-type="float" office:value="-1.61941170923193" calcext:value-type="float">
            <text:p>-1.6194117092</text:p>
          </table:table-cell>
          <table:table-cell office:value-type="float" office:value="0.561873024014259" calcext:value-type="float">
            <text:p>0.561873024</text:p>
          </table:table-cell>
          <table:table-cell office:value-type="float" office:value="-0.445835578550167" calcext:value-type="float">
            <text:p>-0.4458355786</text:p>
          </table:table-cell>
          <table:table-cell office:value-type="float" office:value="1.43929956907311" calcext:value-type="float">
            <text:p>1.4392995691</text:p>
          </table:table-cell>
          <table:table-cell office:value-type="float" office:value="-0.287626491126842" calcext:value-type="float">
            <text:p>-0.2876264911</text:p>
          </table:table-cell>
          <table:table-cell office:value-type="float" office:value="0.662271863877876" calcext:value-type="float">
            <text:p>0.6622718639</text:p>
          </table:table-cell>
          <table:table-cell office:value-type="float" office:value="1.78327812425887" calcext:value-type="float">
            <text:p>1.7832781243</text:p>
          </table:table-cell>
          <table:table-cell office:value-type="float" office:value="-1.95335651041723" calcext:value-type="float">
            <text:p>-1.9533565104</text:p>
          </table:table-cell>
          <table:table-cell office:value-type="float" office:value="-0.195839706392881" calcext:value-type="float">
            <text:p>-0.1958397064</text:p>
          </table:table-cell>
          <table:table-cell office:value-type="float" office:value="0.425026159769078" calcext:value-type="float">
            <text:p>0.4250261598</text:p>
          </table:table-cell>
          <table:table-cell office:value-type="float" office:value="-0.491955424442101" calcext:value-type="float">
            <text:p>-0.4919554244</text:p>
          </table:table-cell>
          <table:table-cell office:value-type="float" office:value="-0.783164987075008" calcext:value-type="float">
            <text:p>-0.7831649871</text:p>
          </table:table-cell>
          <table:table-cell office:value-type="float" office:value="-1.88589968643842" calcext:value-type="float">
            <text:p>-1.8858996864</text:p>
          </table:table-cell>
          <table:table-cell office:value-type="float" office:value="-1.0146855475008" calcext:value-type="float">
            <text:p>-1.0146855475</text:p>
          </table:table-cell>
          <table:table-cell office:value-type="float" office:value="0.763581936791447" calcext:value-type="float">
            <text:p>0.7635819368</text:p>
          </table:table-cell>
          <table:table-cell office:value-type="float" office:value="-1.42441489859834" calcext:value-type="float">
            <text:p>-1.4244148986</text:p>
          </table:table-cell>
          <table:table-cell office:value-type="float" office:value="0.283477389631943" calcext:value-type="float">
            <text:p>0.2834773896</text:p>
          </table:table-cell>
          <table:table-cell office:value-type="float" office:value="0.614496776662466" calcext:value-type="float">
            <text:p>0.6144967767</text:p>
          </table:table-cell>
          <table:table-cell office:value-type="float" office:value="-0.349215921973173" calcext:value-type="float">
            <text:p>-0.349215922</text:p>
          </table:table-cell>
          <table:table-cell office:value-type="float" office:value="-0.881181143027169" calcext:value-type="float">
            <text:p>-0.881181143</text:p>
          </table:table-cell>
          <table:table-cell office:value-type="float" office:value="-0.117479149401106" calcext:value-type="float">
            <text:p>-0.1174791494</text:p>
          </table:table-cell>
          <table:table-cell office:value-type="float" office:value="0.062194995645332" calcext:value-type="float">
            <text:p>0.0621949956</text:p>
          </table:table-cell>
          <table:table-cell office:value-type="float" office:value="-0.155551568610066" calcext:value-type="float">
            <text:p>-0.1555515686</text:p>
          </table:table-cell>
          <table:table-cell office:value-type="float" office:value="-0.549947616743395" calcext:value-type="float">
            <text:p>-0.5499476167</text:p>
          </table:table-cell>
          <table:table-cell office:value-type="float" office:value="-4.95697294450144" calcext:value-type="float">
            <text:p>-4.9569729445</text:p>
          </table:table-cell>
          <table:table-cell office:value-type="float" office:value="-1.70095290141847" calcext:value-type="float">
            <text:p>-1.7009529014</text:p>
          </table:table-cell>
          <table:table-cell office:value-type="float" office:value="0.0916814007665091" calcext:value-type="float">
            <text:p>0.0916814008</text:p>
          </table:table-cell>
          <table:table-cell office:value-type="float" office:value="0.171339854442626" calcext:value-type="float">
            <text:p>0.1713398544</text:p>
          </table:table-cell>
          <table:table-cell office:value-type="float" office:value="1.71115042905793" calcext:value-type="float">
            <text:p>1.7111504291</text:p>
          </table:table-cell>
          <table:table-cell office:value-type="float" office:value="-1.65543669926425" calcext:value-type="float">
            <text:p>-1.6554366993</text:p>
          </table:table-cell>
          <table:table-cell office:value-type="float" office:value="0.191385308267399" calcext:value-type="float">
            <text:p>0.1913853083</text:p>
          </table:table-cell>
          <table:table-cell office:value-type="float" office:value="0.871585720938101" calcext:value-type="float">
            <text:p>0.8715857209</text:p>
          </table:table-cell>
          <table:table-cell office:value-type="float" office:value="1.18745655902059" calcext:value-type="float">
            <text:p>1.187456559</text:p>
          </table:table-cell>
          <table:table-cell office:value-type="float" office:value="-1.06633299611203" calcext:value-type="float">
            <text:p>-1.0663329961</text:p>
          </table:table-cell>
          <table:table-cell office:value-type="float" office:value="1.226028069585" calcext:value-type="float">
            <text:p>1.2260280696</text:p>
          </table:table-cell>
          <table:table-cell office:value-type="float" office:value="2.42194387022431" calcext:value-type="float">
            <text:p>2.4219438702</text:p>
          </table:table-cell>
          <table:table-cell office:value-type="float" office:value="0.365748731082874" calcext:value-type="float">
            <text:p>0.3657487311</text:p>
          </table:table-cell>
          <table:table-cell office:value-type="float" office:value="1.68519694213257" calcext:value-type="float">
            <text:p>1.6851969421</text:p>
          </table:table-cell>
          <table:table-cell office:value-type="float" office:value="-0.548873195028615" calcext:value-type="float">
            <text:p>-0.548873195</text:p>
          </table:table-cell>
          <table:table-cell office:value-type="float" office:value="1.47501637164661" calcext:value-type="float">
            <text:p>1.4750163716</text:p>
          </table:table-cell>
          <table:table-cell office:value-type="float" office:value="-0.294124233714471" calcext:value-type="float">
            <text:p>-0.2941242337</text:p>
          </table:table-cell>
          <table:table-cell office:value-type="float" office:value="-0.257793256309372" calcext:value-type="float">
            <text:p>-0.2577932563</text:p>
          </table:table-cell>
          <table:table-cell office:value-type="float" office:value="0.564873878034172" calcext:value-type="float">
            <text:p>0.564873878</text:p>
          </table:table-cell>
          <table:table-cell office:value-type="float" office:value="0.625498920924357" calcext:value-type="float">
            <text:p>0.6254989209</text:p>
          </table:table-cell>
          <table:table-cell office:value-type="float" office:value="0.57121460663014" calcext:value-type="float">
            <text:p>0.5712146066</text:p>
          </table:table-cell>
          <table:table-cell office:value-type="float" office:value="0.51058806579914" calcext:value-type="float">
            <text:p>0.5105880658</text:p>
          </table:table-cell>
          <table:table-cell office:value-type="float" office:value="0.524124183433012" calcext:value-type="float">
            <text:p>0.5241241834</text:p>
          </table:table-cell>
          <table:table-cell office:value-type="float" office:value="-0.425458873120596" calcext:value-type="float">
            <text:p>-0.4254588731</text:p>
          </table:table-cell>
          <table:table-cell office:value-type="float" office:value="1.75988642616117" calcext:value-type="float">
            <text:p>1.7598864262</text:p>
          </table:table-cell>
          <table:table-cell office:value-type="float" office:value="-0.748137131304127" calcext:value-type="float">
            <text:p>-0.7481371313</text:p>
          </table:table-cell>
          <table:table-cell office:value-type="float" office:value="-2.03959343873212" calcext:value-type="float">
            <text:p>-2.0395934387</text:p>
          </table:table-cell>
          <table:table-cell office:value-type="float" office:value="0.0960649051686957" calcext:value-type="float">
            <text:p>0.0960649052</text:p>
          </table:table-cell>
        </table:table-row>
        <table:table-row table:style-name="ro1">
          <table:table-cell office:value-type="string" calcext:value-type="string">
            <text:p>recursion</text:p>
          </table:table-cell>
          <table:table-cell office:value-type="float" office:value="-0.437658998596938" calcext:value-type="float">
            <text:p>-0.4376589986</text:p>
          </table:table-cell>
          <table:table-cell office:value-type="float" office:value="-4.72329914278519" calcext:value-type="float">
            <text:p>-4.7232991428</text:p>
          </table:table-cell>
          <table:table-cell office:value-type="float" office:value="-1.52680261831761" calcext:value-type="float">
            <text:p>-1.5268026183</text:p>
          </table:table-cell>
          <table:table-cell office:value-type="float" office:value="-8.54386857400663" calcext:value-type="float">
            <text:p>-8.543868574</text:p>
          </table:table-cell>
          <table:table-cell office:value-type="float" office:value="-3.13342763282984" calcext:value-type="float">
            <text:p>-3.1334276328</text:p>
          </table:table-cell>
          <table:table-cell office:value-type="float" office:value="-3.45470446259313" calcext:value-type="float">
            <text:p>-3.4547044626</text:p>
          </table:table-cell>
          <table:table-cell office:value-type="float" office:value="2.17972845908309" calcext:value-type="float">
            <text:p>2.1797284591</text:p>
          </table:table-cell>
          <table:table-cell office:value-type="float" office:value="-2.00290225720023" calcext:value-type="float">
            <text:p>-2.0029022572</text:p>
          </table:table-cell>
          <table:table-cell office:value-type="float" office:value="-2.23151291881992" calcext:value-type="float">
            <text:p>-2.2315129188</text:p>
          </table:table-cell>
          <table:table-cell office:value-type="float" office:value="-4.33363155005859" calcext:value-type="float">
            <text:p>-4.3336315501</text:p>
          </table:table-cell>
          <table:table-cell office:value-type="float" office:value="1.09992878642696" calcext:value-type="float">
            <text:p>1.0999287864</text:p>
          </table:table-cell>
          <table:table-cell office:value-type="float" office:value="2.89612999163471" calcext:value-type="float">
            <text:p>2.8961299916</text:p>
          </table:table-cell>
          <table:table-cell office:value-type="float" office:value="-17.8555958211084" calcext:value-type="float">
            <text:p>-17.8555958211</text:p>
          </table:table-cell>
          <table:table-cell office:value-type="float" office:value="1.14632266512665" calcext:value-type="float">
            <text:p>1.1463226651</text:p>
          </table:table-cell>
          <table:table-cell office:value-type="float" office:value="-1.69477383946599" calcext:value-type="float">
            <text:p>-1.6947738395</text:p>
          </table:table-cell>
          <table:table-cell office:value-type="float" office:value="-2.54624046629267" calcext:value-type="float">
            <text:p>-2.5462404663</text:p>
          </table:table-cell>
          <table:table-cell office:value-type="float" office:value="0.862241454995567" calcext:value-type="float">
            <text:p>0.862241455</text:p>
          </table:table-cell>
          <table:table-cell office:value-type="float" office:value="-2.31937347121155" calcext:value-type="float">
            <text:p>-2.3193734712</text:p>
          </table:table-cell>
          <table:table-cell office:value-type="float" office:value="0.3146101423754" calcext:value-type="float">
            <text:p>0.3146101424</text:p>
          </table:table-cell>
          <table:table-cell office:value-type="float" office:value="-2.0610238701306" calcext:value-type="float">
            <text:p>-2.0610238701</text:p>
          </table:table-cell>
          <table:table-cell office:value-type="float" office:value="4.46356220171225" calcext:value-type="float">
            <text:p>4.4635622017</text:p>
          </table:table-cell>
          <table:table-cell office:value-type="float" office:value="4.75253540378466" calcext:value-type="float">
            <text:p>4.7525354038</text:p>
          </table:table-cell>
          <table:table-cell office:value-type="float" office:value="4.50685598041279" calcext:value-type="float">
            <text:p>4.5068559804</text:p>
          </table:table-cell>
          <table:table-cell office:value-type="float" office:value="-2.91811569659395" calcext:value-type="float">
            <text:p>-2.9181156966</text:p>
          </table:table-cell>
          <table:table-cell office:value-type="float" office:value="0.521323837784746" calcext:value-type="float">
            <text:p>0.5213238378</text:p>
          </table:table-cell>
          <table:table-cell office:value-type="float" office:value="-5.26346753325137" calcext:value-type="float">
            <text:p>-5.2634675333</text:p>
          </table:table-cell>
          <table:table-cell office:value-type="float" office:value="3.67034718741112" calcext:value-type="float">
            <text:p>3.6703471874</text:p>
          </table:table-cell>
          <table:table-cell office:value-type="float" office:value="3.06032649527206" calcext:value-type="float">
            <text:p>3.0603264953</text:p>
          </table:table-cell>
          <table:table-cell office:value-type="float" office:value="3.9070466567188" calcext:value-type="float">
            <text:p>3.9070466567</text:p>
          </table:table-cell>
          <table:table-cell office:value-type="float" office:value="5.53682790889287" calcext:value-type="float">
            <text:p>5.5368279089</text:p>
          </table:table-cell>
          <table:table-cell office:value-type="float" office:value="0.91412922616911" calcext:value-type="float">
            <text:p>0.9141292262</text:p>
          </table:table-cell>
          <table:table-cell office:value-type="float" office:value="-2.24069774421883" calcext:value-type="float">
            <text:p>-2.2406977442</text:p>
          </table:table-cell>
          <table:table-cell office:value-type="float" office:value="5.27430297435097" calcext:value-type="float">
            <text:p>5.2743029744</text:p>
          </table:table-cell>
          <table:table-cell office:value-type="float" office:value="-0.226405201156186" calcext:value-type="float">
            <text:p>-0.2264052012</text:p>
          </table:table-cell>
          <table:table-cell office:value-type="float" office:value="-1.93104969181506" calcext:value-type="float">
            <text:p>-1.9310496918</text:p>
          </table:table-cell>
          <table:table-cell office:value-type="float" office:value="-2.8105190185509" calcext:value-type="float">
            <text:p>-2.8105190186</text:p>
          </table:table-cell>
          <table:table-cell office:value-type="float" office:value="-0.221291928263587" calcext:value-type="float">
            <text:p>-0.2212919283</text:p>
          </table:table-cell>
          <table:table-cell office:value-type="float" office:value="-1.5825114112136" calcext:value-type="float">
            <text:p>-1.5825114112</text:p>
          </table:table-cell>
          <table:table-cell office:value-type="float" office:value="1.35559009128424" calcext:value-type="float">
            <text:p>1.3555900913</text:p>
          </table:table-cell>
          <table:table-cell office:value-type="float" office:value="-2.99861528822684" calcext:value-type="float">
            <text:p>-2.9986152882</text:p>
          </table:table-cell>
          <table:table-cell office:value-type="float" office:value="0.237155962626088" calcext:value-type="float">
            <text:p>0.2371559626</text:p>
          </table:table-cell>
          <table:table-cell office:value-type="float" office:value="0.253891278203366" calcext:value-type="float">
            <text:p>0.2538912782</text:p>
          </table:table-cell>
          <table:table-cell office:value-type="float" office:value="2.33296618277091" calcext:value-type="float">
            <text:p>2.3329661828</text:p>
          </table:table-cell>
          <table:table-cell office:value-type="float" office:value="3.07488182448168" calcext:value-type="float">
            <text:p>3.0748818245</text:p>
          </table:table-cell>
          <table:table-cell office:value-type="float" office:value="3.75849589294422" calcext:value-type="float">
            <text:p>3.7584958929</text:p>
          </table:table-cell>
          <table:table-cell office:value-type="float" office:value="0.740087572212918" calcext:value-type="float">
            <text:p>0.7400875722</text:p>
          </table:table-cell>
          <table:table-cell office:value-type="float" office:value="1.78629835917248" calcext:value-type="float">
            <text:p>1.7862983592</text:p>
          </table:table-cell>
          <table:table-cell office:value-type="float" office:value="5.03537933605825" calcext:value-type="float">
            <text:p>5.0353793361</text:p>
          </table:table-cell>
          <table:table-cell office:value-type="float" office:value="-0.938428461716809" calcext:value-type="float">
            <text:p>-0.9384284617</text:p>
          </table:table-cell>
          <table:table-cell office:value-type="float" office:value="-1.03210692979416" calcext:value-type="float">
            <text:p>-1.0321069298</text:p>
          </table:table-cell>
          <table:table-cell office:value-type="float" office:value="3.7503966108927" calcext:value-type="float">
            <text:p>3.7503966109</text:p>
          </table:table-cell>
          <table:table-cell office:value-type="float" office:value="-2.62355113950053" calcext:value-type="float">
            <text:p>-2.6235511395</text:p>
          </table:table-cell>
          <table:table-cell office:value-type="float" office:value="-3.6102499226021" calcext:value-type="float">
            <text:p>-3.6102499226</text:p>
          </table:table-cell>
          <table:table-cell office:value-type="float" office:value="-3.35881533315917" calcext:value-type="float">
            <text:p>-3.3588153332</text:p>
          </table:table-cell>
          <table:table-cell office:value-type="float" office:value="-0.982173566671314" calcext:value-type="float">
            <text:p>-0.9821735667</text:p>
          </table:table-cell>
          <table:table-cell office:value-type="float" office:value="-6.87129558006498" calcext:value-type="float">
            <text:p>-6.8712955801</text:p>
          </table:table-cell>
          <table:table-cell office:value-type="float" office:value="1.01269938363516" calcext:value-type="float">
            <text:p>1.0126993836</text:p>
          </table:table-cell>
          <table:table-cell office:value-type="float" office:value="3.13728181206008" calcext:value-type="float">
            <text:p>3.1372818121</text:p>
          </table:table-cell>
          <table:table-cell office:value-type="float" office:value="-3.99433560716274" calcext:value-type="float">
            <text:p>-3.9943356072</text:p>
          </table:table-cell>
          <table:table-cell office:value-type="float" office:value="8.12312620404226" calcext:value-type="float">
            <text:p>8.123126204</text:p>
          </table:table-cell>
          <table:table-cell office:value-type="float" office:value="-3.40880346004589" calcext:value-type="float">
            <text:p>-3.40880346</text:p>
          </table:table-cell>
          <table:table-cell office:value-type="float" office:value="-2.09739723495891" calcext:value-type="float">
            <text:p>-2.097397235</text:p>
          </table:table-cell>
          <table:table-cell office:value-type="float" office:value="3.30542739255613" calcext:value-type="float">
            <text:p>3.3054273926</text:p>
          </table:table-cell>
          <table:table-cell office:value-type="float" office:value="-2.94365506025155" calcext:value-type="float">
            <text:p>-2.9436550603</text:p>
          </table:table-cell>
          <table:table-cell office:value-type="float" office:value="2.17150856879676" calcext:value-type="float">
            <text:p>2.1715085688</text:p>
          </table:table-cell>
          <table:table-cell office:value-type="float" office:value="1.52005699386687" calcext:value-type="float">
            <text:p>1.5200569939</text:p>
          </table:table-cell>
          <table:table-cell office:value-type="float" office:value="-3.04119489525224" calcext:value-type="float">
            <text:p>-3.0411948953</text:p>
          </table:table-cell>
          <table:table-cell office:value-type="float" office:value="0.854031675670833" calcext:value-type="float">
            <text:p>0.8540316757</text:p>
          </table:table-cell>
          <table:table-cell office:value-type="float" office:value="-2.63016793113701" calcext:value-type="float">
            <text:p>-2.6301679311</text:p>
          </table:table-cell>
          <table:table-cell office:value-type="float" office:value="-0.627344797703972" calcext:value-type="float">
            <text:p>-0.6273447977</text:p>
          </table:table-cell>
          <table:table-cell office:value-type="float" office:value="0.00775975192888677" calcext:value-type="float">
            <text:p>0.0077597519</text:p>
          </table:table-cell>
          <table:table-cell office:value-type="float" office:value="-2.80511705428479" calcext:value-type="float">
            <text:p>-2.8051170543</text:p>
          </table:table-cell>
          <table:table-cell office:value-type="float" office:value="0.924034258695339" calcext:value-type="float">
            <text:p>0.9240342587</text:p>
          </table:table-cell>
          <table:table-cell office:value-type="float" office:value="3.07841978477758" calcext:value-type="float">
            <text:p>3.0784197848</text:p>
          </table:table-cell>
          <table:table-cell office:value-type="float" office:value="4.10243497500173" calcext:value-type="float">
            <text:p>4.102434975</text:p>
          </table:table-cell>
          <table:table-cell office:value-type="float" office:value="5.68410960190367" calcext:value-type="float">
            <text:p>5.6841096019</text:p>
          </table:table-cell>
          <table:table-cell office:value-type="float" office:value="1.18992527483064" calcext:value-type="float">
            <text:p>1.1899252748</text:p>
          </table:table-cell>
          <table:table-cell office:value-type="float" office:value="6.70616617394904" calcext:value-type="float">
            <text:p>6.7061661739</text:p>
          </table:table-cell>
          <table:table-cell office:value-type="float" office:value="1.75182195831232" calcext:value-type="float">
            <text:p>1.7518219583</text:p>
          </table:table-cell>
          <table:table-cell office:value-type="float" office:value="-1.65438073656796" calcext:value-type="float">
            <text:p>-1.6543807366</text:p>
          </table:table-cell>
          <table:table-cell office:value-type="float" office:value="-3.38157462727904" calcext:value-type="float">
            <text:p>-3.3815746273</text:p>
          </table:table-cell>
          <table:table-cell office:value-type="float" office:value="2.20328805054213" calcext:value-type="float">
            <text:p>2.2032880505</text:p>
          </table:table-cell>
          <table:table-cell office:value-type="float" office:value="1.65774203585579" calcext:value-type="float">
            <text:p>1.6577420359</text:p>
          </table:table-cell>
          <table:table-cell office:value-type="float" office:value="2.92104547461221" calcext:value-type="float">
            <text:p>2.9210454746</text:p>
          </table:table-cell>
          <table:table-cell office:value-type="float" office:value="2.02321943640489" calcext:value-type="float">
            <text:p>2.0232194364</text:p>
          </table:table-cell>
          <table:table-cell office:value-type="float" office:value="-4.39251902725508" calcext:value-type="float">
            <text:p>-4.3925190273</text:p>
          </table:table-cell>
        </table:table-row>
        <table:table-row table:style-name="ro1">
          <table:table-cell office:value-type="string" calcext:value-type="string">
            <text:p>sglib-queue</text:p>
          </table:table-cell>
          <table:table-cell office:value-type="float" office:value="0.268452865888728" calcext:value-type="float">
            <text:p>0.2684528659</text:p>
          </table:table-cell>
          <table:table-cell office:value-type="float" office:value="-0.236403577385505" calcext:value-type="float">
            <text:p>-0.2364035774</text:p>
          </table:table-cell>
          <table:table-cell office:value-type="float" office:value="-0.641654649525986" calcext:value-type="float">
            <text:p>-0.6416546495</text:p>
          </table:table-cell>
          <table:table-cell office:value-type="float" office:value="0.670346051383609" calcext:value-type="float">
            <text:p>0.6703460514</text:p>
          </table:table-cell>
          <table:table-cell office:value-type="float" office:value="0.858336653012827" calcext:value-type="float">
            <text:p>0.858336653</text:p>
          </table:table-cell>
          <table:table-cell office:value-type="float" office:value="-0.714027151346619" calcext:value-type="float">
            <text:p>-0.7140271513</text:p>
          </table:table-cell>
          <table:table-cell office:value-type="float" office:value="-0.15982646898453" calcext:value-type="float">
            <text:p>-0.159826469</text:p>
          </table:table-cell>
          <table:table-cell office:value-type="float" office:value="0.00411400176466248" calcext:value-type="float">
            <text:p>0.0041140018</text:p>
          </table:table-cell>
          <table:table-cell office:value-type="float" office:value="0.199130222576533" calcext:value-type="float">
            <text:p>0.1991302226</text:p>
          </table:table-cell>
          <table:table-cell office:value-type="float" office:value="-0.293723052294369" calcext:value-type="float">
            <text:p>-0.2937230523</text:p>
          </table:table-cell>
          <table:table-cell office:value-type="float" office:value="-0.142731703653205" calcext:value-type="float">
            <text:p>-0.1427317037</text:p>
          </table:table-cell>
          <table:table-cell office:value-type="float" office:value="-0.65209481011118" calcext:value-type="float">
            <text:p>-0.6520948101</text:p>
          </table:table-cell>
          <table:table-cell office:value-type="float" office:value="-0.204517830635928" calcext:value-type="float">
            <text:p>-0.2045178306</text:p>
          </table:table-cell>
          <table:table-cell office:value-type="float" office:value="-0.451142161848364" calcext:value-type="float">
            <text:p>-0.4511421618</text:p>
          </table:table-cell>
          <table:table-cell office:value-type="float" office:value="-0.449310618671605" calcext:value-type="float">
            <text:p>-0.4493106187</text:p>
          </table:table-cell>
          <table:table-cell office:value-type="float" office:value="0.254629580001445" calcext:value-type="float">
            <text:p>0.25462958</text:p>
          </table:table-cell>
          <table:table-cell office:value-type="float" office:value="-0.160603419423791" calcext:value-type="float">
            <text:p>-0.1606034194</text:p>
          </table:table-cell>
          <table:table-cell office:value-type="float" office:value="-2.32959892146269" calcext:value-type="float">
            <text:p>-2.3295989215</text:p>
          </table:table-cell>
          <table:table-cell office:value-type="float" office:value="0.28795570857532" calcext:value-type="float">
            <text:p>0.2879557086</text:p>
          </table:table-cell>
          <table:table-cell office:value-type="float" office:value="0.467797247673237" calcext:value-type="float">
            <text:p>0.4677972477</text:p>
          </table:table-cell>
          <table:table-cell office:value-type="float" office:value="-1.25154557942358" calcext:value-type="float">
            <text:p>-1.2515455794</text:p>
          </table:table-cell>
          <table:table-cell office:value-type="float" office:value="-0.556472278541648" calcext:value-type="float">
            <text:p>-0.5564722785</text:p>
          </table:table-cell>
          <table:table-cell office:value-type="float" office:value="0.126570698852138" calcext:value-type="float">
            <text:p>0.1265706989</text:p>
          </table:table-cell>
          <table:table-cell office:value-type="float" office:value="0.211082037831075" calcext:value-type="float">
            <text:p>0.2110820378</text:p>
          </table:table-cell>
          <table:table-cell office:value-type="float" office:value="-0.126655154633158" calcext:value-type="float">
            <text:p>-0.1266551546</text:p>
          </table:table-cell>
          <table:table-cell office:value-type="float" office:value="-0.913937231048445" calcext:value-type="float">
            <text:p>-0.913937231</text:p>
          </table:table-cell>
          <table:table-cell office:value-type="float" office:value="0.344875650592925" calcext:value-type="float">
            <text:p>0.3448756506</text:p>
          </table:table-cell>
          <table:table-cell office:value-type="float" office:value="-0.657788623084891" calcext:value-type="float">
            <text:p>-0.6577886231</text:p>
          </table:table-cell>
          <table:table-cell office:value-type="float" office:value="-1.13457036310032" calcext:value-type="float">
            <text:p>-1.1345703631</text:p>
          </table:table-cell>
          <table:table-cell office:value-type="float" office:value="-0.266741557078648" calcext:value-type="float">
            <text:p>-0.2667415571</text:p>
          </table:table-cell>
          <table:table-cell office:value-type="float" office:value="0.527688545832848" calcext:value-type="float">
            <text:p>0.5276885458</text:p>
          </table:table-cell>
          <table:table-cell office:value-type="float" office:value="-0.68980355783076" calcext:value-type="float">
            <text:p>-0.6898035578</text:p>
          </table:table-cell>
          <table:table-cell office:value-type="float" office:value="-0.383756950698595" calcext:value-type="float">
            <text:p>-0.3837569507</text:p>
          </table:table-cell>
          <table:table-cell office:value-type="float" office:value="0.145334320739426" calcext:value-type="float">
            <text:p>0.1453343207</text:p>
          </table:table-cell>
          <table:table-cell office:value-type="float" office:value="-0.478047266263279" calcext:value-type="float">
            <text:p>-0.4780472663</text:p>
          </table:table-cell>
          <table:table-cell office:value-type="float" office:value="0.177361938835697" calcext:value-type="float">
            <text:p>0.1773619388</text:p>
          </table:table-cell>
          <table:table-cell office:value-type="float" office:value="0.518086910844156" calcext:value-type="float">
            <text:p>0.5180869108</text:p>
          </table:table-cell>
          <table:table-cell office:value-type="float" office:value="0.402953093697548" calcext:value-type="float">
            <text:p>0.4029530937</text:p>
          </table:table-cell>
          <table:table-cell office:value-type="float" office:value="-0.145846815801602" calcext:value-type="float">
            <text:p>-0.1458468158</text:p>
          </table:table-cell>
          <table:table-cell office:value-type="float" office:value="-1.49431900085259" calcext:value-type="float">
            <text:p>-1.4943190009</text:p>
          </table:table-cell>
          <table:table-cell office:value-type="float" office:value="0.155252264685906" calcext:value-type="float">
            <text:p>0.1552522647</text:p>
          </table:table-cell>
          <table:table-cell office:value-type="float" office:value="0.703638830416568" calcext:value-type="float">
            <text:p>0.7036388304</text:p>
          </table:table-cell>
          <table:table-cell office:value-type="float" office:value="0.0182366507082385" calcext:value-type="float">
            <text:p>0.0182366507</text:p>
          </table:table-cell>
          <table:table-cell office:value-type="float" office:value="-0.68540171899204" calcext:value-type="float">
            <text:p>-0.685401719</text:p>
          </table:table-cell>
          <table:table-cell office:value-type="float" office:value="-0.485362214212046" calcext:value-type="float">
            <text:p>-0.4853622142</text:p>
          </table:table-cell>
          <table:table-cell office:value-type="float" office:value="0.48830738804567" calcext:value-type="float">
            <text:p>0.488307388</text:p>
          </table:table-cell>
          <table:table-cell office:value-type="float" office:value="-0.912295739023296" calcext:value-type="float">
            <text:p>-0.912295739</text:p>
          </table:table-cell>
          <table:table-cell office:value-type="float" office:value="0.232025274418836" calcext:value-type="float">
            <text:p>0.2320252744</text:p>
          </table:table-cell>
          <table:table-cell office:value-type="float" office:value="-0.0683066797461087" calcext:value-type="float">
            <text:p>-0.0683066797</text:p>
          </table:table-cell>
          <table:table-cell office:value-type="float" office:value="0.464816762306998" calcext:value-type="float">
            <text:p>0.4648167623</text:p>
          </table:table-cell>
          <table:table-cell office:value-type="float" office:value="0.765687090664258" calcext:value-type="float">
            <text:p>0.7656870907</text:p>
          </table:table-cell>
          <table:table-cell office:value-type="float" office:value="0.435454618289351" calcext:value-type="float">
            <text:p>0.4354546183</text:p>
          </table:table-cell>
          <table:table-cell office:value-type="float" office:value="0.722042779449367" calcext:value-type="float">
            <text:p>0.7220427794</text:p>
          </table:table-cell>
          <table:table-cell office:value-type="float" office:value="0.135431524580342" calcext:value-type="float">
            <text:p>0.1354315246</text:p>
          </table:table-cell>
          <table:table-cell office:value-type="float" office:value="-0.640317983000524" calcext:value-type="float">
            <text:p>-0.640317983</text:p>
          </table:table-cell>
          <table:table-cell office:value-type="float" office:value="0.0845409210763159" calcext:value-type="float">
            <text:p>0.0845409211</text:p>
          </table:table-cell>
          <table:table-cell office:value-type="float" office:value="-0.778462318331121" calcext:value-type="float">
            <text:p>-0.7784623183</text:p>
          </table:table-cell>
          <table:table-cell office:value-type="float" office:value="-0.268783179035942" calcext:value-type="float">
            <text:p>-0.268783179</text:p>
          </table:table-cell>
          <table:table-cell office:value-type="float" office:value="1.027131066081" calcext:value-type="float">
            <text:p>1.0271310661</text:p>
          </table:table-cell>
          <table:table-cell office:value-type="float" office:value="0.631899165261967" calcext:value-type="float">
            <text:p>0.6318991653</text:p>
          </table:table-cell>
          <table:table-cell office:value-type="float" office:value="-0.958154044824735" calcext:value-type="float">
            <text:p>-0.9581540448</text:p>
          </table:table-cell>
          <table:table-cell office:value-type="float" office:value="-1.26698392948578" calcext:value-type="float">
            <text:p>-1.2669839295</text:p>
          </table:table-cell>
          <table:table-cell office:value-type="float" office:value="-3.47431389138265" calcext:value-type="float">
            <text:p>-3.4743138914</text:p>
          </table:table-cell>
          <table:table-cell office:value-type="float" office:value="-3.31008461541152" calcext:value-type="float">
            <text:p>-3.3100846154</text:p>
          </table:table-cell>
          <table:table-cell office:value-type="float" office:value="0.512631021036306" calcext:value-type="float">
            <text:p>0.512631021</text:p>
          </table:table-cell>
          <table:table-cell office:value-type="float" office:value="-0.126961782091061" calcext:value-type="float">
            <text:p>-0.1269617821</text:p>
          </table:table-cell>
          <table:table-cell office:value-type="float" office:value="-1.14140016319183" calcext:value-type="float">
            <text:p>-1.1414001632</text:p>
          </table:table-cell>
          <table:table-cell office:value-type="float" office:value="-2.04486849854495" calcext:value-type="float">
            <text:p>-2.0448684985</text:p>
          </table:table-cell>
          <table:table-cell office:value-type="float" office:value="0.158143372950516" calcext:value-type="float">
            <text:p>0.158143373</text:p>
          </table:table-cell>
          <table:table-cell office:value-type="float" office:value="-0.64314812093128" calcext:value-type="float">
            <text:p>-0.6431481209</text:p>
          </table:table-cell>
          <table:table-cell office:value-type="float" office:value="-0.695745800724584" calcext:value-type="float">
            <text:p>-0.6957458007</text:p>
          </table:table-cell>
          <table:table-cell office:value-type="float" office:value="0.178614782263341" calcext:value-type="float">
            <text:p>0.1786147823</text:p>
          </table:table-cell>
          <table:table-cell office:value-type="float" office:value="0.528566170852479" calcext:value-type="float">
            <text:p>0.5285661709</text:p>
          </table:table-cell>
          <table:table-cell office:value-type="float" office:value="-0.54244645184655" calcext:value-type="float">
            <text:p>-0.5424464518</text:p>
          </table:table-cell>
          <table:table-cell office:value-type="float" office:value="1.52200073380487" calcext:value-type="float">
            <text:p>1.5220007338</text:p>
          </table:table-cell>
          <table:table-cell office:value-type="float" office:value="-0.612369526305788" calcext:value-type="float">
            <text:p>-0.6123695263</text:p>
          </table:table-cell>
          <table:table-cell office:value-type="float" office:value="0.465020916500422" calcext:value-type="float">
            <text:p>0.4650209165</text:p>
          </table:table-cell>
          <table:table-cell office:value-type="float" office:value="0.304779580428369" calcext:value-type="float">
            <text:p>0.3047795804</text:p>
          </table:table-cell>
          <table:table-cell office:value-type="float" office:value="0.545706843347651" calcext:value-type="float">
            <text:p>0.5457068433</text:p>
          </table:table-cell>
          <table:table-cell office:value-type="float" office:value="-0.38681393316902" calcext:value-type="float">
            <text:p>-0.3868139332</text:p>
          </table:table-cell>
          <table:table-cell office:value-type="float" office:value="0.598731228063542" calcext:value-type="float">
            <text:p>0.5987312281</text:p>
          </table:table-cell>
          <table:table-cell office:value-type="float" office:value="-0.266624384653408" calcext:value-type="float">
            <text:p>-0.2666243847</text:p>
          </table:table-cell>
          <table:table-cell office:value-type="float" office:value="-0.076638814307426" calcext:value-type="float">
            <text:p>-0.0766388143</text:p>
          </table:table-cell>
          <table:table-cell office:value-type="float" office:value="-0.414013752572864" calcext:value-type="float">
            <text:p>-0.4140137526</text:p>
          </table:table-cell>
          <table:table-cell office:value-type="float" office:value="0.534012738430648" calcext:value-type="float">
            <text:p>0.5340127384</text:p>
          </table:table-cell>
          <table:table-cell office:value-type="float" office:value="-0.484584815858287" calcext:value-type="float">
            <text:p>-0.4845848159</text:p>
          </table:table-cell>
        </table:table-row>
        <table:table-row table:style-name="ro1">
          <table:table-cell office:value-type="string" calcext:value-type="string">
            <text:p>newlib-mod</text:p>
          </table:table-cell>
          <table:table-cell office:value-type="float" office:value="-0.795800220819954" calcext:value-type="float">
            <text:p>-0.7958002208</text:p>
          </table:table-cell>
          <table:table-cell office:value-type="float" office:value="-0.100156962064798" calcext:value-type="float">
            <text:p>-0.1001569621</text:p>
          </table:table-cell>
          <table:table-cell office:value-type="float" office:value="-0.0944547583104666" calcext:value-type="float">
            <text:p>-0.0944547583</text:p>
          </table:table-cell>
          <table:table-cell office:value-type="float" office:value="0.0807895800728865" calcext:value-type="float">
            <text:p>0.0807895801</text:p>
          </table:table-cell>
          <table:table-cell office:value-type="float" office:value="0.441244635974428" calcext:value-type="float">
            <text:p>0.441244636</text:p>
          </table:table-cell>
          <table:table-cell office:value-type="float" office:value="0.269188060956045" calcext:value-type="float">
            <text:p>0.269188061</text:p>
          </table:table-cell>
          <table:table-cell office:value-type="float" office:value="0.0826349864701667" calcext:value-type="float">
            <text:p>0.0826349865</text:p>
          </table:table-cell>
          <table:table-cell office:value-type="float" office:value="0.371275075382203" calcext:value-type="float">
            <text:p>0.3712750754</text:p>
          </table:table-cell>
          <table:table-cell office:value-type="float" office:value="-0.39667895482558" calcext:value-type="float">
            <text:p>-0.3966789548</text:p>
          </table:table-cell>
          <table:table-cell office:value-type="float" office:value="0.323005971849602" calcext:value-type="float">
            <text:p>0.3230059718</text:p>
          </table:table-cell>
          <table:table-cell office:value-type="float" office:value="-0.932372293115197" calcext:value-type="float">
            <text:p>-0.9323722931</text:p>
          </table:table-cell>
          <table:table-cell office:value-type="float" office:value="-0.313324952635809" calcext:value-type="float">
            <text:p>-0.3133249526</text:p>
          </table:table-cell>
          <table:table-cell office:value-type="float" office:value="0.651806526164595" calcext:value-type="float">
            <text:p>0.6518065262</text:p>
          </table:table-cell>
          <table:table-cell office:value-type="float" office:value="-0.0954157364981659" calcext:value-type="float">
            <text:p>-0.0954157365</text:p>
          </table:table-cell>
          <table:table-cell office:value-type="float" office:value="-0.166710109896366" calcext:value-type="float">
            <text:p>-0.1667101099</text:p>
          </table:table-cell>
          <table:table-cell office:value-type="float" office:value="0.202885908907385" calcext:value-type="float">
            <text:p>0.2028859089</text:p>
          </table:table-cell>
          <table:table-cell office:value-type="float" office:value="0.147266561119891" calcext:value-type="float">
            <text:p>0.1472665611</text:p>
          </table:table-cell>
          <table:table-cell office:value-type="float" office:value="-0.291459655778623" calcext:value-type="float">
            <text:p>-0.2914596558</text:p>
          </table:table-cell>
          <table:table-cell office:value-type="float" office:value="0.341748247924086" calcext:value-type="float">
            <text:p>0.3417482479</text:p>
          </table:table-cell>
          <table:table-cell office:value-type="float" office:value="0.274545445231185" calcext:value-type="float">
            <text:p>0.2745454452</text:p>
          </table:table-cell>
          <table:table-cell office:value-type="float" office:value="-0.427278810420505" calcext:value-type="float">
            <text:p>-0.4272788104</text:p>
          </table:table-cell>
          <table:table-cell office:value-type="float" office:value="0.230508100817918" calcext:value-type="float">
            <text:p>0.2305081008</text:p>
          </table:table-cell>
          <table:table-cell office:value-type="float" office:value="-1.06036775310745" calcext:value-type="float">
            <text:p>-1.0603677531</text:p>
          </table:table-cell>
          <table:table-cell office:value-type="float" office:value="-0.424643853141706" calcext:value-type="float">
            <text:p>-0.4246438531</text:p>
          </table:table-cell>
          <table:table-cell office:value-type="float" office:value="-0.312970570111836" calcext:value-type="float">
            <text:p>-0.3129705701</text:p>
          </table:table-cell>
          <table:table-cell office:value-type="float" office:value="-0.545549430526034" calcext:value-type="float">
            <text:p>-0.5455494305</text:p>
          </table:table-cell>
          <table:table-cell office:value-type="float" office:value="2.19736566265106" calcext:value-type="float">
            <text:p>2.1973656627</text:p>
          </table:table-cell>
          <table:table-cell office:value-type="float" office:value="-0.0090872327299665" calcext:value-type="float">
            <text:p>-0.0090872327</text:p>
          </table:table-cell>
          <table:table-cell office:value-type="float" office:value="-0.605927500729423" calcext:value-type="float">
            <text:p>-0.6059275007</text:p>
          </table:table-cell>
          <table:table-cell office:value-type="float" office:value="-0.184123350966122" calcext:value-type="float">
            <text:p>-0.184123351</text:p>
          </table:table-cell>
          <table:table-cell office:value-type="float" office:value="-0.747995231028219" calcext:value-type="float">
            <text:p>-0.747995231</text:p>
          </table:table-cell>
          <table:table-cell office:value-type="float" office:value="-0.208971866931484" calcext:value-type="float">
            <text:p>-0.2089718669</text:p>
          </table:table-cell>
          <table:table-cell office:value-type="float" office:value="0.65150330173732" calcext:value-type="float">
            <text:p>0.6515033017</text:p>
          </table:table-cell>
          <table:table-cell office:value-type="float" office:value="-0.205543952101641" calcext:value-type="float">
            <text:p>-0.2055439521</text:p>
          </table:table-cell>
          <table:table-cell office:value-type="float" office:value="-0.0983123868884107" calcext:value-type="float">
            <text:p>-0.0983123869</text:p>
          </table:table-cell>
          <table:table-cell office:value-type="float" office:value="-0.0988787199294405" calcext:value-type="float">
            <text:p>-0.0988787199</text:p>
          </table:table-cell>
          <table:table-cell office:value-type="float" office:value="-0.114306873932984" calcext:value-type="float">
            <text:p>-0.1143068739</text:p>
          </table:table-cell>
          <table:table-cell office:value-type="float" office:value="0.00588501575622205" calcext:value-type="float">
            <text:p>0.0058850158</text:p>
          </table:table-cell>
          <table:table-cell office:value-type="float" office:value="0.109339420047852" calcext:value-type="float">
            <text:p>0.10933942</text:p>
          </table:table-cell>
          <table:table-cell office:value-type="float" office:value="0.623703456049247" calcext:value-type="float">
            <text:p>0.623703456</text:p>
          </table:table-cell>
          <table:table-cell office:value-type="float" office:value="0.154752018460993" calcext:value-type="float">
            <text:p>0.1547520185</text:p>
          </table:table-cell>
          <table:table-cell office:value-type="float" office:value="-0.365802084326537" calcext:value-type="float">
            <text:p>-0.3658020843</text:p>
          </table:table-cell>
          <table:table-cell office:value-type="float" office:value="-0.436240044247106" calcext:value-type="float">
            <text:p>-0.4362400442</text:p>
          </table:table-cell>
          <table:table-cell office:value-type="float" office:value="0.546572717541705" calcext:value-type="float">
            <text:p>0.5465727175</text:p>
          </table:table-cell>
          <table:table-cell office:value-type="float" office:value="-0.0837603816370434" calcext:value-type="float">
            <text:p>-0.0837603816</text:p>
          </table:table-cell>
          <table:table-cell office:value-type="float" office:value="0.449642906760397" calcext:value-type="float">
            <text:p>0.4496429068</text:p>
          </table:table-cell>
          <table:table-cell office:value-type="float" office:value="0.0828747904686136" calcext:value-type="float">
            <text:p>0.0828747905</text:p>
          </table:table-cell>
          <table:table-cell office:value-type="float" office:value="-0.142149126849704" calcext:value-type="float">
            <text:p>-0.1421491268</text:p>
          </table:table-cell>
          <table:table-cell office:value-type="float" office:value="0.157209698361506" calcext:value-type="float">
            <text:p>0.1572096984</text:p>
          </table:table-cell>
          <table:table-cell office:value-type="float" office:value="0.106719945166421" calcext:value-type="float">
            <text:p>0.1067199452</text:p>
          </table:table-cell>
          <table:table-cell office:value-type="float" office:value="0.258947772886803" calcext:value-type="float">
            <text:p>0.2589477729</text:p>
          </table:table-cell>
          <table:table-cell office:value-type="float" office:value="0.149891818807904" calcext:value-type="float">
            <text:p>0.1498918188</text:p>
          </table:table-cell>
          <table:table-cell office:value-type="float" office:value="-0.319010588338742" calcext:value-type="float">
            <text:p>-0.3190105883</text:p>
          </table:table-cell>
          <table:table-cell office:value-type="float" office:value="0.545509494919993" calcext:value-type="float">
            <text:p>0.5455094949</text:p>
          </table:table-cell>
          <table:table-cell office:value-type="float" office:value="0.455690731012478" calcext:value-type="float">
            <text:p>0.455690731</text:p>
          </table:table-cell>
          <table:table-cell office:value-type="float" office:value="0.306777087631052" calcext:value-type="float">
            <text:p>0.3067770876</text:p>
          </table:table-cell>
          <table:table-cell office:value-type="float" office:value="0.117420338596171" calcext:value-type="float">
            <text:p>0.1174203386</text:p>
          </table:table-cell>
          <table:table-cell office:value-type="float" office:value="0.309706819213721" calcext:value-type="float">
            <text:p>0.3097068192</text:p>
          </table:table-cell>
          <table:table-cell office:value-type="float" office:value="-0.137575758984809" calcext:value-type="float">
            <text:p>-0.137575759</text:p>
          </table:table-cell>
          <table:table-cell office:value-type="float" office:value="1.58580300258388" calcext:value-type="float">
            <text:p>1.5858030026</text:p>
          </table:table-cell>
          <table:table-cell office:value-type="float" office:value="0.310193401531161" calcext:value-type="float">
            <text:p>0.3101934015</text:p>
          </table:table-cell>
          <table:table-cell office:value-type="float" office:value="-0.223329917734195" calcext:value-type="float">
            <text:p>-0.2233299177</text:p>
          </table:table-cell>
          <table:table-cell office:value-type="float" office:value="-0.208181452260366" calcext:value-type="float">
            <text:p>-0.2081814523</text:p>
          </table:table-cell>
          <table:table-cell office:value-type="float" office:value="0.523839599929147" calcext:value-type="float">
            <text:p>0.5238395999</text:p>
          </table:table-cell>
          <table:table-cell office:value-type="float" office:value="0.241319699833618" calcext:value-type="float">
            <text:p>0.2413196998</text:p>
          </table:table-cell>
          <table:table-cell office:value-type="float" office:value="-0.244380323108328" calcext:value-type="float">
            <text:p>-0.2443803231</text:p>
          </table:table-cell>
          <table:table-cell office:value-type="float" office:value="-0.0364474204765052" calcext:value-type="float">
            <text:p>-0.0364474205</text:p>
          </table:table-cell>
          <table:table-cell office:value-type="float" office:value="-0.168244018088631" calcext:value-type="float">
            <text:p>-0.1682440181</text:p>
          </table:table-cell>
          <table:table-cell office:value-type="float" office:value="0.185111109491426" calcext:value-type="float">
            <text:p>0.1851111095</text:p>
          </table:table-cell>
          <table:table-cell office:value-type="float" office:value="-0.943767448945028" calcext:value-type="float">
            <text:p>-0.9437674489</text:p>
          </table:table-cell>
          <table:table-cell office:value-type="float" office:value="-0.257035037456438" calcext:value-type="float">
            <text:p>-0.2570350375</text:p>
          </table:table-cell>
          <table:table-cell office:value-type="float" office:value="-0.177735611419273" calcext:value-type="float">
            <text:p>-0.1777356114</text:p>
          </table:table-cell>
          <table:table-cell office:value-type="float" office:value="-0.6599442167873" calcext:value-type="float">
            <text:p>-0.6599442168</text:p>
          </table:table-cell>
          <table:table-cell office:value-type="float" office:value="-0.261470165115884" calcext:value-type="float">
            <text:p>-0.2614701651</text:p>
          </table:table-cell>
          <table:table-cell office:value-type="float" office:value="-0.318118969012529" calcext:value-type="float">
            <text:p>-0.318118969</text:p>
          </table:table-cell>
          <table:table-cell office:value-type="float" office:value="0.310312721401937" calcext:value-type="float">
            <text:p>0.3103127214</text:p>
          </table:table-cell>
          <table:table-cell office:value-type="float" office:value="-0.626654019652566" calcext:value-type="float">
            <text:p>-0.6266540197</text:p>
          </table:table-cell>
          <table:table-cell office:value-type="float" office:value="-0.0658843280379412" calcext:value-type="float">
            <text:p>-0.065884328</text:p>
          </table:table-cell>
          <table:table-cell office:value-type="float" office:value="-0.080246995761999" calcext:value-type="float">
            <text:p>-0.0802469958</text:p>
          </table:table-cell>
          <table:table-cell office:value-type="float" office:value="0.323800953154549" calcext:value-type="float">
            <text:p>0.3238009532</text:p>
          </table:table-cell>
          <table:table-cell office:value-type="float" office:value="0.0153946875646943" calcext:value-type="float">
            <text:p>0.0153946876</text:p>
          </table:table-cell>
          <table:table-cell office:value-type="float" office:value="0.0313835990142768" calcext:value-type="float">
            <text:p>0.031383599</text:p>
          </table:table-cell>
          <table:table-cell office:value-type="float" office:value="-0.61192405678423" calcext:value-type="float">
            <text:p>-0.6119240568</text:p>
          </table:table-cell>
          <table:table-cell office:value-type="float" office:value="-0.174906949214971" calcext:value-type="float">
            <text:p>-0.1749069492</text:p>
          </table:table-cell>
          <table:table-cell office:value-type="float" office:value="0.145650775201405" calcext:value-type="float">
            <text:p>0.1456507752</text:p>
          </table:table-cell>
          <table:table-cell office:value-type="float" office:value="0.0408001111832828" calcext:value-type="float">
            <text:p>0.0408001112</text:p>
          </table:table-cell>
        </table:table-row>
        <table:table-row table:style-name="ro1">
          <table:table-cell office:value-type="string" calcext:value-type="string">
            <text:p>sglib-arrayquicksort</text:p>
          </table:table-cell>
          <table:table-cell office:value-type="float" office:value="2.60765037173338" calcext:value-type="float">
            <text:p>2.6076503717</text:p>
          </table:table-cell>
          <table:table-cell office:value-type="float" office:value="-0.665216411800618" calcext:value-type="float">
            <text:p>-0.6652164118</text:p>
          </table:table-cell>
          <table:table-cell office:value-type="float" office:value="-0.031840504127786" calcext:value-type="float">
            <text:p>-0.0318405041</text:p>
          </table:table-cell>
          <table:table-cell office:value-type="float" office:value="-0.745767631958152" calcext:value-type="float">
            <text:p>-0.745767632</text:p>
          </table:table-cell>
          <table:table-cell office:value-type="float" office:value="2.41194676717559" calcext:value-type="float">
            <text:p>2.4119467672</text:p>
          </table:table-cell>
          <table:table-cell office:value-type="float" office:value="-1.28030226071444" calcext:value-type="float">
            <text:p>-1.2803022607</text:p>
          </table:table-cell>
          <table:table-cell office:value-type="float" office:value="1.54223536347574" calcext:value-type="float">
            <text:p>1.5422353635</text:p>
          </table:table-cell>
          <table:table-cell office:value-type="float" office:value="1.17202067431548" calcext:value-type="float">
            <text:p>1.1720206743</text:p>
          </table:table-cell>
          <table:table-cell office:value-type="float" office:value="-0.297230661731231" calcext:value-type="float">
            <text:p>-0.2972306617</text:p>
          </table:table-cell>
          <table:table-cell office:value-type="float" office:value="-0.486208979755995" calcext:value-type="float">
            <text:p>-0.4862089798</text:p>
          </table:table-cell>
          <table:table-cell office:value-type="float" office:value="-0.0447533280119065" calcext:value-type="float">
            <text:p>-0.044753328</text:p>
          </table:table-cell>
          <table:table-cell office:value-type="float" office:value="-0.63176165668274" calcext:value-type="float">
            <text:p>-0.6317616567</text:p>
          </table:table-cell>
          <table:table-cell office:value-type="float" office:value="-1.068904851653" calcext:value-type="float">
            <text:p>-1.0689048517</text:p>
          </table:table-cell>
          <table:table-cell office:value-type="float" office:value="0.9572551719296" calcext:value-type="float">
            <text:p>0.9572551719</text:p>
          </table:table-cell>
          <table:table-cell office:value-type="float" office:value="-3.05868309438024" calcext:value-type="float">
            <text:p>-3.0586830944</text:p>
          </table:table-cell>
          <table:table-cell office:value-type="float" office:value="0.636554172336301" calcext:value-type="float">
            <text:p>0.6365541723</text:p>
          </table:table-cell>
          <table:table-cell office:value-type="float" office:value="-1.44422525635581" calcext:value-type="float">
            <text:p>-1.4442252564</text:p>
          </table:table-cell>
          <table:table-cell office:value-type="float" office:value="-3.36522011103177" calcext:value-type="float">
            <text:p>-3.365220111</text:p>
          </table:table-cell>
          <table:table-cell office:value-type="float" office:value="0.405220418947265" calcext:value-type="float">
            <text:p>0.4052204189</text:p>
          </table:table-cell>
          <table:table-cell office:value-type="float" office:value="1.43823917898553" calcext:value-type="float">
            <text:p>1.438239179</text:p>
          </table:table-cell>
          <table:table-cell office:value-type="float" office:value="-3.44457908366334" calcext:value-type="float">
            <text:p>-3.4445790837</text:p>
          </table:table-cell>
          <table:table-cell office:value-type="float" office:value="-3.48462333278137" calcext:value-type="float">
            <text:p>-3.4846233328</text:p>
          </table:table-cell>
          <table:table-cell office:value-type="float" office:value="-0.488863368903887" calcext:value-type="float">
            <text:p>-0.4888633689</text:p>
          </table:table-cell>
          <table:table-cell office:value-type="float" office:value="-0.354271874898762" calcext:value-type="float">
            <text:p>-0.3542718749</text:p>
          </table:table-cell>
          <table:table-cell office:value-type="float" office:value="-2.24056616021542" calcext:value-type="float">
            <text:p>-2.2405661602</text:p>
          </table:table-cell>
          <table:table-cell office:value-type="float" office:value="1.12736694444988" calcext:value-type="float">
            <text:p>1.1273669444</text:p>
          </table:table-cell>
          <table:table-cell office:value-type="float" office:value="-3.8845976700878" calcext:value-type="float">
            <text:p>-3.8845976701</text:p>
          </table:table-cell>
          <table:table-cell office:value-type="float" office:value="-1.26946053871155" calcext:value-type="float">
            <text:p>-1.2694605387</text:p>
          </table:table-cell>
          <table:table-cell office:value-type="float" office:value="-1.56061015657116" calcext:value-type="float">
            <text:p>-1.5606101566</text:p>
          </table:table-cell>
          <table:table-cell office:value-type="float" office:value="-1.66319827132615" calcext:value-type="float">
            <text:p>-1.6631982713</text:p>
          </table:table-cell>
          <table:table-cell office:value-type="float" office:value="0.240047458129953" calcext:value-type="float">
            <text:p>0.2400474581</text:p>
          </table:table-cell>
          <table:table-cell office:value-type="float" office:value="-0.411421501772604" calcext:value-type="float">
            <text:p>-0.4114215018</text:p>
          </table:table-cell>
          <table:table-cell office:value-type="float" office:value="-1.14636207951157" calcext:value-type="float">
            <text:p>-1.1463620795</text:p>
          </table:table-cell>
          <table:table-cell office:value-type="float" office:value="0.64400322091348" calcext:value-type="float">
            <text:p>0.6440032209</text:p>
          </table:table-cell>
          <table:table-cell office:value-type="float" office:value="0.0896727358595575" calcext:value-type="float">
            <text:p>0.0896727359</text:p>
          </table:table-cell>
          <table:table-cell office:value-type="float" office:value="-1.11808638175795" calcext:value-type="float">
            <text:p>-1.1180863818</text:p>
          </table:table-cell>
          <table:table-cell office:value-type="float" office:value="1.85937023016789" calcext:value-type="float">
            <text:p>1.8593702302</text:p>
          </table:table-cell>
          <table:table-cell office:value-type="float" office:value="1.09704730336652" calcext:value-type="float">
            <text:p>1.0970473034</text:p>
          </table:table-cell>
          <table:table-cell office:value-type="float" office:value="-1.62974548268265" calcext:value-type="float">
            <text:p>-1.6297454827</text:p>
          </table:table-cell>
          <table:table-cell office:value-type="float" office:value="-2.04221837569297" calcext:value-type="float">
            <text:p>-2.0422183757</text:p>
          </table:table-cell>
          <table:table-cell office:value-type="float" office:value="-0.996706140271448" calcext:value-type="float">
            <text:p>-0.9967061403</text:p>
          </table:table-cell>
          <table:table-cell office:value-type="float" office:value="0.657801070353171" calcext:value-type="float">
            <text:p>0.6578010704</text:p>
          </table:table-cell>
          <table:table-cell office:value-type="float" office:value="-1.20874201975275" calcext:value-type="float">
            <text:p>-1.2087420198</text:p>
          </table:table-cell>
          <table:table-cell office:value-type="float" office:value="-1.18977658858331" calcext:value-type="float">
            <text:p>-1.1897765886</text:p>
          </table:table-cell>
          <table:table-cell office:value-type="float" office:value="0.621272851866095" calcext:value-type="float">
            <text:p>0.6212728519</text:p>
          </table:table-cell>
          <table:table-cell office:value-type="float" office:value="1.83703968785187" calcext:value-type="float">
            <text:p>1.8370396879</text:p>
          </table:table-cell>
          <table:table-cell office:value-type="float" office:value="-0.411489623673211" calcext:value-type="float">
            <text:p>-0.4114896237</text:p>
          </table:table-cell>
          <table:table-cell office:value-type="float" office:value="1.48723765040971" calcext:value-type="float">
            <text:p>1.4872376504</text:p>
          </table:table-cell>
          <table:table-cell office:value-type="float" office:value="-1.00534210739892" calcext:value-type="float">
            <text:p>-1.0053421074</text:p>
          </table:table-cell>
          <table:table-cell office:value-type="float" office:value="0.803736401682071" calcext:value-type="float">
            <text:p>0.8037364017</text:p>
          </table:table-cell>
          <table:table-cell office:value-type="float" office:value="0.0593457249567944" calcext:value-type="float">
            <text:p>0.059345725</text:p>
          </table:table-cell>
          <table:table-cell office:value-type="float" office:value="-0.667966535243094" calcext:value-type="float">
            <text:p>-0.6679665352</text:p>
          </table:table-cell>
          <table:table-cell office:value-type="float" office:value="2.06481517913959" calcext:value-type="float">
            <text:p>2.0648151791</text:p>
          </table:table-cell>
          <table:table-cell office:value-type="float" office:value="-0.590838885392093" calcext:value-type="float">
            <text:p>-0.5908388854</text:p>
          </table:table-cell>
          <table:table-cell office:value-type="float" office:value="-1.98001404689389" calcext:value-type="float">
            <text:p>-1.9800140469</text:p>
          </table:table-cell>
          <table:table-cell office:value-type="float" office:value="1.60390312004754" calcext:value-type="float">
            <text:p>1.60390312</text:p>
          </table:table-cell>
          <table:table-cell office:value-type="float" office:value="-2.66956255866256" calcext:value-type="float">
            <text:p>-2.6695625587</text:p>
          </table:table-cell>
          <table:table-cell office:value-type="float" office:value="-0.405702622606307" calcext:value-type="float">
            <text:p>-0.4057026226</text:p>
          </table:table-cell>
          <table:table-cell office:value-type="float" office:value="6.08023759153495" calcext:value-type="float">
            <text:p>6.0802375915</text:p>
          </table:table-cell>
          <table:table-cell office:value-type="float" office:value="1.32986292476647" calcext:value-type="float">
            <text:p>1.3298629248</text:p>
          </table:table-cell>
          <table:table-cell office:value-type="float" office:value="-1.66393109732856" calcext:value-type="float">
            <text:p>-1.6639310973</text:p>
          </table:table-cell>
          <table:table-cell office:value-type="float" office:value="-5.24831633517779" calcext:value-type="float">
            <text:p>-5.2483163352</text:p>
          </table:table-cell>
          <table:table-cell office:value-type="float" office:value="-8.74240599327358" calcext:value-type="float">
            <text:p>-8.7424059933</text:p>
          </table:table-cell>
          <table:table-cell office:value-type="float" office:value="-3.43691816747171" calcext:value-type="float">
            <text:p>-3.4369181675</text:p>
          </table:table-cell>
          <table:table-cell office:value-type="float" office:value="0.200991191233489" calcext:value-type="float">
            <text:p>0.2009911912</text:p>
          </table:table-cell>
          <table:table-cell office:value-type="float" office:value="0.665679587681647" calcext:value-type="float">
            <text:p>0.6656795877</text:p>
          </table:table-cell>
          <table:table-cell office:value-type="float" office:value="-5.41327448365351" calcext:value-type="float">
            <text:p>-5.4132744837</text:p>
          </table:table-cell>
          <table:table-cell office:value-type="float" office:value="-0.068839729405337" calcext:value-type="float">
            <text:p>-0.0688397294</text:p>
          </table:table-cell>
          <table:table-cell office:value-type="float" office:value="0.487902823404983" calcext:value-type="float">
            <text:p>0.4879028234</text:p>
          </table:table-cell>
          <table:table-cell office:value-type="float" office:value="-0.509476320148902" calcext:value-type="float">
            <text:p>-0.5094763201</text:p>
          </table:table-cell>
          <table:table-cell office:value-type="float" office:value="-0.573271943120414" calcext:value-type="float">
            <text:p>-0.5732719431</text:p>
          </table:table-cell>
          <table:table-cell office:value-type="float" office:value="-0.514915769581482" calcext:value-type="float">
            <text:p>-0.5149157696</text:p>
          </table:table-cell>
          <table:table-cell office:value-type="float" office:value="2.93320522817299" calcext:value-type="float">
            <text:p>2.9332052282</text:p>
          </table:table-cell>
          <table:table-cell office:value-type="float" office:value="-0.581933119868183" calcext:value-type="float">
            <text:p>-0.5819331199</text:p>
          </table:table-cell>
          <table:table-cell office:value-type="float" office:value="2.87319694779668" calcext:value-type="float">
            <text:p>2.8731969478</text:p>
          </table:table-cell>
          <table:table-cell office:value-type="float" office:value="-1.26994396737142" calcext:value-type="float">
            <text:p>-1.2699439674</text:p>
          </table:table-cell>
          <table:table-cell office:value-type="float" office:value="0.492424961594569" calcext:value-type="float">
            <text:p>0.4924249616</text:p>
          </table:table-cell>
          <table:table-cell office:value-type="float" office:value="0.876055692296335" calcext:value-type="float">
            <text:p>0.8760556923</text:p>
          </table:table-cell>
          <table:table-cell office:value-type="float" office:value="0.50358401789829" calcext:value-type="float">
            <text:p>0.5035840179</text:p>
          </table:table-cell>
          <table:table-cell office:value-type="float" office:value="-0.849624440546375" calcext:value-type="float">
            <text:p>-0.8496244405</text:p>
          </table:table-cell>
          <table:table-cell office:value-type="float" office:value="2.08223644462875" calcext:value-type="float">
            <text:p>2.0822364446</text:p>
          </table:table-cell>
          <table:table-cell office:value-type="float" office:value="1.06930378324111" calcext:value-type="float">
            <text:p>1.0693037832</text:p>
          </table:table-cell>
          <table:table-cell office:value-type="float" office:value="1.03419279296072" calcext:value-type="float">
            <text:p>1.034192793</text:p>
          </table:table-cell>
          <table:table-cell office:value-type="float" office:value="1.69506328760245" calcext:value-type="float">
            <text:p>1.6950632876</text:p>
          </table:table-cell>
          <table:table-cell office:value-type="float" office:value="3.6834771135689" calcext:value-type="float">
            <text:p>3.6834771136</text:p>
          </table:table-cell>
          <table:table-cell office:value-type="float" office:value="-0.221179597771125" calcext:value-type="float">
            <text:p>-0.2211795978</text:p>
          </table:table-cell>
        </table:table-row>
        <table:table-row table:style-name="ro1">
          <table:table-cell office:value-type="string" calcext:value-type="string">
            <text:p>sglib-arrayheapsort</text:p>
          </table:table-cell>
          <table:table-cell office:value-type="float" office:value="3.65940471044474" calcext:value-type="float">
            <text:p>3.6594047104</text:p>
          </table:table-cell>
          <table:table-cell office:value-type="float" office:value="0.377613850919607" calcext:value-type="float">
            <text:p>0.3776138509</text:p>
          </table:table-cell>
          <table:table-cell office:value-type="float" office:value="0.820991680741335" calcext:value-type="float">
            <text:p>0.8209916807</text:p>
          </table:table-cell>
          <table:table-cell office:value-type="float" office:value="-0.941331489304972" calcext:value-type="float">
            <text:p>-0.9413314893</text:p>
          </table:table-cell>
          <table:table-cell office:value-type="float" office:value="1.0593100544499" calcext:value-type="float">
            <text:p>1.0593100544</text:p>
          </table:table-cell>
          <table:table-cell office:value-type="float" office:value="-1.51580539448715" calcext:value-type="float">
            <text:p>-1.5158053945</text:p>
          </table:table-cell>
          <table:table-cell office:value-type="float" office:value="0.969657152908664" calcext:value-type="float">
            <text:p>0.9696571529</text:p>
          </table:table-cell>
          <table:table-cell office:value-type="float" office:value="-2.54678619863637" calcext:value-type="float">
            <text:p>-2.5467861986</text:p>
          </table:table-cell>
          <table:table-cell office:value-type="float" office:value="-0.83191023976346" calcext:value-type="float">
            <text:p>-0.8319102398</text:p>
          </table:table-cell>
          <table:table-cell office:value-type="float" office:value="0.850746987228117" calcext:value-type="float">
            <text:p>0.8507469872</text:p>
          </table:table-cell>
          <table:table-cell office:value-type="float" office:value="0.0164252010517111" calcext:value-type="float">
            <text:p>0.0164252011</text:p>
          </table:table-cell>
          <table:table-cell office:value-type="float" office:value="-1.03315684571869" calcext:value-type="float">
            <text:p>-1.0331568457</text:p>
          </table:table-cell>
          <table:table-cell office:value-type="float" office:value="-2.1634965694835" calcext:value-type="float">
            <text:p>-2.1634965695</text:p>
          </table:table-cell>
          <table:table-cell office:value-type="float" office:value="-0.12674648166486" calcext:value-type="float">
            <text:p>-0.1267464817</text:p>
          </table:table-cell>
          <table:table-cell office:value-type="float" office:value="-1.88699640177049" calcext:value-type="float">
            <text:p>-1.8869964018</text:p>
          </table:table-cell>
          <table:table-cell office:value-type="float" office:value="0.120496873698921" calcext:value-type="float">
            <text:p>0.1204968737</text:p>
          </table:table-cell>
          <table:table-cell office:value-type="float" office:value="0.846058303525278" calcext:value-type="float">
            <text:p>0.8460583035</text:p>
          </table:table-cell>
          <table:table-cell office:value-type="float" office:value="-3.72985256718193" calcext:value-type="float">
            <text:p>-3.7298525672</text:p>
          </table:table-cell>
          <table:table-cell office:value-type="float" office:value="0.890138476768721" calcext:value-type="float">
            <text:p>0.8901384768</text:p>
          </table:table-cell>
          <table:table-cell office:value-type="float" office:value="0.618833652748624" calcext:value-type="float">
            <text:p>0.6188336527</text:p>
          </table:table-cell>
          <table:table-cell office:value-type="float" office:value="-1.7339182848005" calcext:value-type="float">
            <text:p>-1.7339182848</text:p>
          </table:table-cell>
          <table:table-cell office:value-type="float" office:value="-3.83689039343605" calcext:value-type="float">
            <text:p>-3.8368903934</text:p>
          </table:table-cell>
          <table:table-cell office:value-type="float" office:value="-1.5211684378185" calcext:value-type="float">
            <text:p>-1.5211684378</text:p>
          </table:table-cell>
          <table:table-cell office:value-type="float" office:value="-2.25197309212916" calcext:value-type="float">
            <text:p>-2.2519730921</text:p>
          </table:table-cell>
          <table:table-cell office:value-type="float" office:value="-1.1846293659035" calcext:value-type="float">
            <text:p>-1.1846293659</text:p>
          </table:table-cell>
          <table:table-cell office:value-type="float" office:value="1.19026129517455" calcext:value-type="float">
            <text:p>1.1902612952</text:p>
          </table:table-cell>
          <table:table-cell office:value-type="float" office:value="4.35059229281903" calcext:value-type="float">
            <text:p>4.3505922928</text:p>
          </table:table-cell>
          <table:table-cell office:value-type="float" office:value="0.321805592175087" calcext:value-type="float">
            <text:p>0.3218055922</text:p>
          </table:table-cell>
          <table:table-cell office:value-type="float" office:value="-2.17134326158976" calcext:value-type="float">
            <text:p>-2.1713432616</text:p>
          </table:table-cell>
          <table:table-cell office:value-type="float" office:value="0.651693021671219" calcext:value-type="float">
            <text:p>0.6516930217</text:p>
          </table:table-cell>
          <table:table-cell office:value-type="float" office:value="1.59726970738591" calcext:value-type="float">
            <text:p>1.5972697074</text:p>
          </table:table-cell>
          <table:table-cell office:value-type="float" office:value="-1.62403276706865" calcext:value-type="float">
            <text:p>-1.6240327671</text:p>
          </table:table-cell>
          <table:table-cell office:value-type="float" office:value="0.317807959895389" calcext:value-type="float">
            <text:p>0.3178079599</text:p>
          </table:table-cell>
          <table:table-cell office:value-type="float" office:value="-1.57974482889915" calcext:value-type="float">
            <text:p>-1.5797448289</text:p>
          </table:table-cell>
          <table:table-cell office:value-type="float" office:value="1.12345012523592" calcext:value-type="float">
            <text:p>1.1234501252</text:p>
          </table:table-cell>
          <table:table-cell office:value-type="float" office:value="0.740218037328292" calcext:value-type="float">
            <text:p>0.7402180373</text:p>
          </table:table-cell>
          <table:table-cell office:value-type="float" office:value="1.76841658167335" calcext:value-type="float">
            <text:p>1.7684165817</text:p>
          </table:table-cell>
          <table:table-cell office:value-type="float" office:value="0.60966112203947" calcext:value-type="float">
            <text:p>0.609661122</text:p>
          </table:table-cell>
          <table:table-cell office:value-type="float" office:value="1.54462925272183" calcext:value-type="float">
            <text:p>1.5446292527</text:p>
          </table:table-cell>
          <table:table-cell office:value-type="float" office:value="-2.72633594996753" calcext:value-type="float">
            <text:p>-2.72633595</text:p>
          </table:table-cell>
          <table:table-cell office:value-type="float" office:value="-0.408076478574926" calcext:value-type="float">
            <text:p>-0.4080764786</text:p>
          </table:table-cell>
          <table:table-cell office:value-type="float" office:value="0.492007930961865" calcext:value-type="float">
            <text:p>0.492007931</text:p>
          </table:table-cell>
          <table:table-cell office:value-type="float" office:value="1.06862693576222" calcext:value-type="float">
            <text:p>1.0686269358</text:p>
          </table:table-cell>
          <table:table-cell office:value-type="float" office:value="-0.14235473469076" calcext:value-type="float">
            <text:p>-0.1423547347</text:p>
          </table:table-cell>
          <table:table-cell office:value-type="float" office:value="-2.28848030309663" calcext:value-type="float">
            <text:p>-2.2884803031</text:p>
          </table:table-cell>
          <table:table-cell office:value-type="float" office:value="3.44099221184784" calcext:value-type="float">
            <text:p>3.4409922118</text:p>
          </table:table-cell>
          <table:table-cell office:value-type="float" office:value="-0.565684682029062" calcext:value-type="float">
            <text:p>-0.565684682</text:p>
          </table:table-cell>
          <table:table-cell office:value-type="float" office:value="2.00728863119323" calcext:value-type="float">
            <text:p>2.0072886312</text:p>
          </table:table-cell>
          <table:table-cell office:value-type="float" office:value="1.66943831884592" calcext:value-type="float">
            <text:p>1.6694383188</text:p>
          </table:table-cell>
          <table:table-cell office:value-type="float" office:value="1.87579313062048" calcext:value-type="float">
            <text:p>1.8757931306</text:p>
          </table:table-cell>
          <table:table-cell office:value-type="float" office:value="2.1537839068998" calcext:value-type="float">
            <text:p>2.1537839069</text:p>
          </table:table-cell>
          <table:table-cell office:value-type="float" office:value="1.34016263755392" calcext:value-type="float">
            <text:p>1.3401626376</text:p>
          </table:table-cell>
          <table:table-cell office:value-type="float" office:value="0.499046089932408" calcext:value-type="float">
            <text:p>0.4990460899</text:p>
          </table:table-cell>
          <table:table-cell office:value-type="float" office:value="-1.06723048606129" calcext:value-type="float">
            <text:p>-1.0672304861</text:p>
          </table:table-cell>
          <table:table-cell office:value-type="float" office:value="-0.719270319606888" calcext:value-type="float">
            <text:p>-0.7192703196</text:p>
          </table:table-cell>
          <table:table-cell office:value-type="float" office:value="1.64880027252895" calcext:value-type="float">
            <text:p>1.6488002725</text:p>
          </table:table-cell>
          <table:table-cell office:value-type="float" office:value="-0.643589673474917" calcext:value-type="float">
            <text:p>-0.6435896735</text:p>
          </table:table-cell>
          <table:table-cell office:value-type="float" office:value="-0.451895187580502" calcext:value-type="float">
            <text:p>-0.4518951876</text:p>
          </table:table-cell>
          <table:table-cell office:value-type="float" office:value="3.414819665242" calcext:value-type="float">
            <text:p>3.4148196652</text:p>
          </table:table-cell>
          <table:table-cell office:value-type="float" office:value="2.22591029626877" calcext:value-type="float">
            <text:p>2.2259102963</text:p>
          </table:table-cell>
          <table:table-cell office:value-type="float" office:value="-0.91776651674162" calcext:value-type="float">
            <text:p>-0.9177665167</text:p>
          </table:table-cell>
          <table:table-cell office:value-type="float" office:value="-1.01267936547657" calcext:value-type="float">
            <text:p>-1.0126793655</text:p>
          </table:table-cell>
          <table:table-cell office:value-type="float" office:value="-9.9668696189348" calcext:value-type="float">
            <text:p>-9.9668696189</text:p>
          </table:table-cell>
          <table:table-cell office:value-type="float" office:value="-1.68658722647483" calcext:value-type="float">
            <text:p>-1.6865872265</text:p>
          </table:table-cell>
          <table:table-cell office:value-type="float" office:value="1.8631829668523" calcext:value-type="float">
            <text:p>1.8631829669</text:p>
          </table:table-cell>
          <table:table-cell office:value-type="float" office:value="-0.222184070058474" calcext:value-type="float">
            <text:p>-0.2221840701</text:p>
          </table:table-cell>
          <table:table-cell office:value-type="float" office:value="-1.65201372757789" calcext:value-type="float">
            <text:p>-1.6520137276</text:p>
          </table:table-cell>
          <table:table-cell office:value-type="float" office:value="-1.2982246494073" calcext:value-type="float">
            <text:p>-1.2982246494</text:p>
          </table:table-cell>
          <table:table-cell office:value-type="float" office:value="0.875947439103734" calcext:value-type="float">
            <text:p>0.8759474391</text:p>
          </table:table-cell>
          <table:table-cell office:value-type="float" office:value="-3.58076250509316" calcext:value-type="float">
            <text:p>-3.5807625051</text:p>
          </table:table-cell>
          <table:table-cell office:value-type="float" office:value="0.466941882180827" calcext:value-type="float">
            <text:p>0.4669418822</text:p>
          </table:table-cell>
          <table:table-cell office:value-type="float" office:value="-0.900097120477471" calcext:value-type="float">
            <text:p>-0.9000971205</text:p>
          </table:table-cell>
          <table:table-cell office:value-type="float" office:value="3.45598218584246" calcext:value-type="float">
            <text:p>3.4559821858</text:p>
          </table:table-cell>
          <table:table-cell office:value-type="float" office:value="-0.758625435185339" calcext:value-type="float">
            <text:p>-0.7586254352</text:p>
          </table:table-cell>
          <table:table-cell office:value-type="float" office:value="4.70378907505612" calcext:value-type="float">
            <text:p>4.7037890751</text:p>
          </table:table-cell>
          <table:table-cell office:value-type="float" office:value="0.70212493294949" calcext:value-type="float">
            <text:p>0.7021249329</text:p>
          </table:table-cell>
          <table:table-cell office:value-type="float" office:value="-0.955528133799503" calcext:value-type="float">
            <text:p>-0.9555281338</text:p>
          </table:table-cell>
          <table:table-cell office:value-type="float" office:value="-1.4063902126321" calcext:value-type="float">
            <text:p>-1.4063902126</text:p>
          </table:table-cell>
          <table:table-cell office:value-type="float" office:value="2.50361680677566" calcext:value-type="float">
            <text:p>2.5036168068</text:p>
          </table:table-cell>
          <table:table-cell office:value-type="float" office:value="-0.945459523747388" calcext:value-type="float">
            <text:p>-0.9454595237</text:p>
          </table:table-cell>
          <table:table-cell office:value-type="float" office:value="1.84763811935671" calcext:value-type="float">
            <text:p>1.8476381194</text:p>
          </table:table-cell>
          <table:table-cell office:value-type="float" office:value="1.36529901577174" calcext:value-type="float">
            <text:p>1.3652990158</text:p>
          </table:table-cell>
          <table:table-cell office:value-type="float" office:value="-0.0711908276010754" calcext:value-type="float">
            <text:p>-0.0711908276</text:p>
          </table:table-cell>
          <table:table-cell office:value-type="float" office:value="0.198487784579966" calcext:value-type="float">
            <text:p>0.1984877846</text:p>
          </table:table-cell>
          <table:table-cell office:value-type="float" office:value="0.502716476046022" calcext:value-type="float">
            <text:p>0.502716476</text:p>
          </table:table-cell>
          <table:table-cell office:value-type="float" office:value="-1.59392870127185" calcext:value-type="float">
            <text:p>-1.5939287013</text:p>
          </table:table-cell>
        </table:table-row>
        <table:table-row table:style-name="ro1">
          <table:table-cell office:value-type="string" calcext:value-type="string">
            <text:p>minver</text:p>
          </table:table-cell>
          <table:table-cell office:value-type="float" office:value="0.238364604960294" calcext:value-type="float">
            <text:p>0.238364605</text:p>
          </table:table-cell>
          <table:table-cell office:value-type="float" office:value="-0.382644142121672" calcext:value-type="float">
            <text:p>-0.3826441421</text:p>
          </table:table-cell>
          <table:table-cell office:value-type="float" office:value="1.15917749823514" calcext:value-type="float">
            <text:p>1.1591774982</text:p>
          </table:table-cell>
          <table:table-cell office:value-type="float" office:value="1.18299967314961" calcext:value-type="float">
            <text:p>1.1829996731</text:p>
          </table:table-cell>
          <table:table-cell office:value-type="float" office:value="-0.33938720448303" calcext:value-type="float">
            <text:p>-0.3393872045</text:p>
          </table:table-cell>
          <table:table-cell office:value-type="float" office:value="-0.331561389096086" calcext:value-type="float">
            <text:p>-0.3315613891</text:p>
          </table:table-cell>
          <table:table-cell office:value-type="float" office:value="-0.403353175596641" calcext:value-type="float">
            <text:p>-0.4033531756</text:p>
          </table:table-cell>
          <table:table-cell office:value-type="float" office:value="0.362626717804337" calcext:value-type="float">
            <text:p>0.3626267178</text:p>
          </table:table-cell>
          <table:table-cell office:value-type="float" office:value="-0.300225967673296" calcext:value-type="float">
            <text:p>-0.3002259677</text:p>
          </table:table-cell>
          <table:table-cell office:value-type="float" office:value="-1.02015917552556" calcext:value-type="float">
            <text:p>-1.0201591755</text:p>
          </table:table-cell>
          <table:table-cell office:value-type="float" office:value="-0.269507524507333" calcext:value-type="float">
            <text:p>-0.2695075245</text:p>
          </table:table-cell>
          <table:table-cell office:value-type="float" office:value="1.2889581109992" calcext:value-type="float">
            <text:p>1.288958111</text:p>
          </table:table-cell>
          <table:table-cell office:value-type="float" office:value="-1.15523965286907" calcext:value-type="float">
            <text:p>-1.1552396529</text:p>
          </table:table-cell>
          <table:table-cell office:value-type="float" office:value="-0.376349250721091" calcext:value-type="float">
            <text:p>-0.3763492507</text:p>
          </table:table-cell>
          <table:table-cell office:value-type="float" office:value="-0.0602140852915134" calcext:value-type="float">
            <text:p>-0.0602140853</text:p>
          </table:table-cell>
          <table:table-cell office:value-type="float" office:value="0.270166353819073" calcext:value-type="float">
            <text:p>0.2701663538</text:p>
          </table:table-cell>
          <table:table-cell office:value-type="float" office:value="-6.94341058842142" calcext:value-type="float">
            <text:p>-6.9434105884</text:p>
          </table:table-cell>
          <table:table-cell office:value-type="float" office:value="-0.0736513372272136" calcext:value-type="float">
            <text:p>-0.0736513372</text:p>
          </table:table-cell>
          <table:table-cell office:value-type="float" office:value="0.230741745344031" calcext:value-type="float">
            <text:p>0.2307417453</text:p>
          </table:table-cell>
          <table:table-cell office:value-type="float" office:value="0.187055271603769" calcext:value-type="float">
            <text:p>0.1870552716</text:p>
          </table:table-cell>
          <table:table-cell office:value-type="float" office:value="-0.705994276458474" calcext:value-type="float">
            <text:p>-0.7059942765</text:p>
          </table:table-cell>
          <table:table-cell office:value-type="float" office:value="-0.13714730778223" calcext:value-type="float">
            <text:p>-0.1371473078</text:p>
          </table:table-cell>
          <table:table-cell office:value-type="float" office:value="0.210265334919716" calcext:value-type="float">
            <text:p>0.2102653349</text:p>
          </table:table-cell>
          <table:table-cell office:value-type="float" office:value="-0.0646110146476204" calcext:value-type="float">
            <text:p>-0.0646110146</text:p>
          </table:table-cell>
          <table:table-cell office:value-type="float" office:value="0.46393866055144" calcext:value-type="float">
            <text:p>0.4639386606</text:p>
          </table:table-cell>
          <table:table-cell office:value-type="float" office:value="-0.172273380283367" calcext:value-type="float">
            <text:p>-0.1722733803</text:p>
          </table:table-cell>
          <table:table-cell office:value-type="float" office:value="3.78827031908612" calcext:value-type="float">
            <text:p>3.7882703191</text:p>
          </table:table-cell>
          <table:table-cell office:value-type="float" office:value="0.636994644960153" calcext:value-type="float">
            <text:p>0.636994645</text:p>
          </table:table-cell>
          <table:table-cell office:value-type="float" office:value="-0.485018101478473" calcext:value-type="float">
            <text:p>-0.4850181015</text:p>
          </table:table-cell>
          <table:table-cell office:value-type="float" office:value="-0.494324777589855" calcext:value-type="float">
            <text:p>-0.4943247776</text:p>
          </table:table-cell>
          <table:table-cell office:value-type="float" office:value="1.06364565258739" calcext:value-type="float">
            <text:p>1.0636456526</text:p>
          </table:table-cell>
          <table:table-cell office:value-type="float" office:value="1.11777627400408" calcext:value-type="float">
            <text:p>1.117776274</text:p>
          </table:table-cell>
          <table:table-cell office:value-type="float" office:value="1.46600277559434" calcext:value-type="float">
            <text:p>1.4660027756</text:p>
          </table:table-cell>
          <table:table-cell office:value-type="float" office:value="-0.980209659537637" calcext:value-type="float">
            <text:p>-0.9802096595</text:p>
          </table:table-cell>
          <table:table-cell office:value-type="float" office:value="-0.308384968481972" calcext:value-type="float">
            <text:p>-0.3083849685</text:p>
          </table:table-cell>
          <table:table-cell office:value-type="float" office:value="1.0765651976942" calcext:value-type="float">
            <text:p>1.0765651977</text:p>
          </table:table-cell>
          <table:table-cell office:value-type="float" office:value="-0.810480778421501" calcext:value-type="float">
            <text:p>-0.8104807784</text:p>
          </table:table-cell>
          <table:table-cell office:value-type="float" office:value="1.7029432532531" calcext:value-type="float">
            <text:p>1.7029432533</text:p>
          </table:table-cell>
          <table:table-cell office:value-type="float" office:value="0.0715511403042987" calcext:value-type="float">
            <text:p>0.0715511403</text:p>
          </table:table-cell>
          <table:table-cell office:value-type="float" office:value="-3.03664264160953" calcext:value-type="float">
            <text:p>-3.0366426416</text:p>
          </table:table-cell>
          <table:table-cell office:value-type="float" office:value="0.361421541591484" calcext:value-type="float">
            <text:p>0.3614215416</text:p>
          </table:table-cell>
          <table:table-cell office:value-type="float" office:value="0.427997341536468" calcext:value-type="float">
            <text:p>0.4279973415</text:p>
          </table:table-cell>
          <table:table-cell office:value-type="float" office:value="-1.19298072161918" calcext:value-type="float">
            <text:p>-1.1929807216</text:p>
          </table:table-cell>
          <table:table-cell office:value-type="float" office:value="-0.310276397937839" calcext:value-type="float">
            <text:p>-0.3102763979</text:p>
          </table:table-cell>
          <table:table-cell office:value-type="float" office:value="0.950283679985548" calcext:value-type="float">
            <text:p>0.95028368</text:p>
          </table:table-cell>
          <table:table-cell office:value-type="float" office:value="-0.612416020298635" calcext:value-type="float">
            <text:p>-0.6124160203</text:p>
          </table:table-cell>
          <table:table-cell office:value-type="float" office:value="-0.556017973901262" calcext:value-type="float">
            <text:p>-0.5560179739</text:p>
          </table:table-cell>
          <table:table-cell office:value-type="float" office:value="-0.0325357061445145" calcext:value-type="float">
            <text:p>-0.0325357061</text:p>
          </table:table-cell>
          <table:table-cell office:value-type="float" office:value="0.436573797683649" calcext:value-type="float">
            <text:p>0.4365737977</text:p>
          </table:table-cell>
          <table:table-cell office:value-type="float" office:value="0.195910347758273" calcext:value-type="float">
            <text:p>0.1959103478</text:p>
          </table:table-cell>
          <table:table-cell office:value-type="float" office:value="0.528389117257703" calcext:value-type="float">
            <text:p>0.5283891173</text:p>
          </table:table-cell>
          <table:table-cell office:value-type="float" office:value="0.690630651113902" calcext:value-type="float">
            <text:p>0.6906306511</text:p>
          </table:table-cell>
          <table:table-cell office:value-type="float" office:value="0.830498796145399" calcext:value-type="float">
            <text:p>0.8304987961</text:p>
          </table:table-cell>
          <table:table-cell office:value-type="float" office:value="0.423172710890408" calcext:value-type="float">
            <text:p>0.4231727109</text:p>
          </table:table-cell>
          <table:table-cell office:value-type="float" office:value="0.3961183147619" calcext:value-type="float">
            <text:p>0.3961183148</text:p>
          </table:table-cell>
          <table:table-cell office:value-type="float" office:value="-1.18248583025721" calcext:value-type="float">
            <text:p>-1.1824858303</text:p>
          </table:table-cell>
          <table:table-cell office:value-type="float" office:value="0.886083111318684" calcext:value-type="float">
            <text:p>0.8860831113</text:p>
          </table:table-cell>
          <table:table-cell office:value-type="float" office:value="-0.173901302544312" calcext:value-type="float">
            <text:p>-0.1739013025</text:p>
          </table:table-cell>
          <table:table-cell office:value-type="float" office:value="-1.17427054808165" calcext:value-type="float">
            <text:p>-1.1742705481</text:p>
          </table:table-cell>
          <table:table-cell office:value-type="float" office:value="1.93761636717684" calcext:value-type="float">
            <text:p>1.9376163672</text:p>
          </table:table-cell>
          <table:table-cell office:value-type="float" office:value="-0.0527613635092063" calcext:value-type="float">
            <text:p>-0.0527613635</text:p>
          </table:table-cell>
          <table:table-cell office:value-type="float" office:value="1.17342905052605" calcext:value-type="float">
            <text:p>1.1734290505</text:p>
          </table:table-cell>
          <table:table-cell office:value-type="float" office:value="-0.476205872485526" calcext:value-type="float">
            <text:p>-0.4762058725</text:p>
          </table:table-cell>
          <table:table-cell office:value-type="float" office:value="-1.43436532152812" calcext:value-type="float">
            <text:p>-1.4343653215</text:p>
          </table:table-cell>
          <table:table-cell office:value-type="float" office:value="0.000506779977525891" calcext:value-type="float">
            <text:p>0.00050678</text:p>
          </table:table-cell>
          <table:table-cell office:value-type="float" office:value="-0.344260388510871" calcext:value-type="float">
            <text:p>-0.3442603885</text:p>
          </table:table-cell>
          <table:table-cell office:value-type="float" office:value="0.65640109831736" calcext:value-type="float">
            <text:p>0.6564010983</text:p>
          </table:table-cell>
          <table:table-cell office:value-type="float" office:value="0.70725778970528" calcext:value-type="float">
            <text:p>0.7072577897</text:p>
          </table:table-cell>
          <table:table-cell office:value-type="float" office:value="-1.36666859571858" calcext:value-type="float">
            <text:p>-1.3666685957</text:p>
          </table:table-cell>
          <table:table-cell office:value-type="float" office:value="0.118605007424758" calcext:value-type="float">
            <text:p>0.1186050074</text:p>
          </table:table-cell>
          <table:table-cell office:value-type="float" office:value="1.67217177015524" calcext:value-type="float">
            <text:p>1.6721717702</text:p>
          </table:table-cell>
          <table:table-cell office:value-type="float" office:value="1.0928022674139" calcext:value-type="float">
            <text:p>1.0928022674</text:p>
          </table:table-cell>
          <table:table-cell office:value-type="float" office:value="4.33618220002247" calcext:value-type="float">
            <text:p>4.3361822</text:p>
          </table:table-cell>
          <table:table-cell office:value-type="float" office:value="-0.277909682625725" calcext:value-type="float">
            <text:p>-0.2779096826</text:p>
          </table:table-cell>
          <table:table-cell office:value-type="float" office:value="0.865386945226358" calcext:value-type="float">
            <text:p>0.8653869452</text:p>
          </table:table-cell>
          <table:table-cell office:value-type="float" office:value="0.54293864337582" calcext:value-type="float">
            <text:p>0.5429386434</text:p>
          </table:table-cell>
          <table:table-cell office:value-type="float" office:value="-0.617292035980466" calcext:value-type="float">
            <text:p>-0.617292036</text:p>
          </table:table-cell>
          <table:table-cell office:value-type="float" office:value="0.367994606589388" calcext:value-type="float">
            <text:p>0.3679946066</text:p>
          </table:table-cell>
          <table:table-cell office:value-type="float" office:value="0.121197398488707" calcext:value-type="float">
            <text:p>0.1211973985</text:p>
          </table:table-cell>
          <table:table-cell office:value-type="float" office:value="0.273750946740096" calcext:value-type="float">
            <text:p>0.2737509467</text:p>
          </table:table-cell>
          <table:table-cell office:value-type="float" office:value="0.0598444976887757" calcext:value-type="float">
            <text:p>0.0598444977</text:p>
          </table:table-cell>
          <table:table-cell office:value-type="float" office:value="1.83885359748492" calcext:value-type="float">
            <text:p>1.8388535975</text:p>
          </table:table-cell>
          <table:table-cell office:value-type="float" office:value="1.04058610019148" calcext:value-type="float">
            <text:p>1.0405861002</text:p>
          </table:table-cell>
          <table:table-cell office:value-type="float" office:value="-0.252607319638062" calcext:value-type="float">
            <text:p>-0.2526073196</text:p>
          </table:table-cell>
          <table:table-cell office:value-type="float" office:value="0.450939266419151" calcext:value-type="float">
            <text:p>0.4509392664</text:p>
          </table:table-cell>
          <table:table-cell office:value-type="float" office:value="0.437377722011703" calcext:value-type="float">
            <text:p>0.437377722</text:p>
          </table:table-cell>
        </table:table-row>
        <table:table-row table:style-name="ro1">
          <table:table-cell office:value-type="string" calcext:value-type="string">
            <text:p>insertsort</text:p>
          </table:table-cell>
          <table:table-cell office:value-type="float" office:value="0.57277740410213" calcext:value-type="float">
            <text:p>0.5727774041</text:p>
          </table:table-cell>
          <table:table-cell office:value-type="float" office:value="-0.944317527798184" calcext:value-type="float">
            <text:p>-0.9443175278</text:p>
          </table:table-cell>
          <table:table-cell office:value-type="float" office:value="-2.84344289178621" calcext:value-type="float">
            <text:p>-2.8434428918</text:p>
          </table:table-cell>
          <table:table-cell office:value-type="float" office:value="-4.25182331097634" calcext:value-type="float">
            <text:p>-4.251823311</text:p>
          </table:table-cell>
          <table:table-cell office:value-type="float" office:value="0.380550389452062" calcext:value-type="float">
            <text:p>0.3805503895</text:p>
          </table:table-cell>
          <table:table-cell office:value-type="float" office:value="-1.01462555368704" calcext:value-type="float">
            <text:p>-1.0146255537</text:p>
          </table:table-cell>
          <table:table-cell office:value-type="float" office:value="3.3053980316467" calcext:value-type="float">
            <text:p>3.3053980316</text:p>
          </table:table-cell>
          <table:table-cell office:value-type="float" office:value="0.864447108314695" calcext:value-type="float">
            <text:p>0.8644471083</text:p>
          </table:table-cell>
          <table:table-cell office:value-type="float" office:value="-0.136774723335909" calcext:value-type="float">
            <text:p>-0.1367747233</text:p>
          </table:table-cell>
          <table:table-cell office:value-type="float" office:value="0.592956336988607" calcext:value-type="float">
            <text:p>0.592956337</text:p>
          </table:table-cell>
          <table:table-cell office:value-type="float" office:value="0.851246397154084" calcext:value-type="float">
            <text:p>0.8512463972</text:p>
          </table:table-cell>
          <table:table-cell office:value-type="float" office:value="-1.81064109514681" calcext:value-type="float">
            <text:p>-1.8106410951</text:p>
          </table:table-cell>
          <table:table-cell office:value-type="float" office:value="1.54146963632588" calcext:value-type="float">
            <text:p>1.5414696363</text:p>
          </table:table-cell>
          <table:table-cell office:value-type="float" office:value="-2.39544313697783" calcext:value-type="float">
            <text:p>-2.395443137</text:p>
          </table:table-cell>
          <table:table-cell office:value-type="float" office:value="-5.66164957085052" calcext:value-type="float">
            <text:p>-5.6616495709</text:p>
          </table:table-cell>
          <table:table-cell office:value-type="float" office:value="1.89164908238703" calcext:value-type="float">
            <text:p>1.8916490824</text:p>
          </table:table-cell>
          <table:table-cell office:value-type="float" office:value="-0.0449460555927199" calcext:value-type="float">
            <text:p>-0.0449460556</text:p>
          </table:table-cell>
          <table:table-cell office:value-type="float" office:value="-1.73636537681887" calcext:value-type="float">
            <text:p>-1.7363653768</text:p>
          </table:table-cell>
          <table:table-cell office:value-type="float" office:value="-0.401034549954365" calcext:value-type="float">
            <text:p>-0.40103455</text:p>
          </table:table-cell>
          <table:table-cell office:value-type="float" office:value="-0.418841732682591" calcext:value-type="float">
            <text:p>-0.4188417327</text:p>
          </table:table-cell>
          <table:table-cell office:value-type="float" office:value="-2.00359352183413" calcext:value-type="float">
            <text:p>-2.0035935218</text:p>
          </table:table-cell>
          <table:table-cell office:value-type="float" office:value="1.17281609582237" calcext:value-type="float">
            <text:p>1.1728160958</text:p>
          </table:table-cell>
          <table:table-cell office:value-type="float" office:value="-2.11017436783683" calcext:value-type="float">
            <text:p>-2.1101743678</text:p>
          </table:table-cell>
          <table:table-cell office:value-type="float" office:value="1.69531548987027" calcext:value-type="float">
            <text:p>1.6953154899</text:p>
          </table:table-cell>
          <table:table-cell office:value-type="float" office:value="-6.00383132053444" calcext:value-type="float">
            <text:p>-6.0038313205</text:p>
          </table:table-cell>
          <table:table-cell office:value-type="float" office:value="-0.0469357532243877" calcext:value-type="float">
            <text:p>-0.0469357532</text:p>
          </table:table-cell>
          <table:table-cell office:value-type="float" office:value="1.22037370851654" calcext:value-type="float">
            <text:p>1.2203737085</text:p>
          </table:table-cell>
          <table:table-cell office:value-type="float" office:value="-1.01740793221381" calcext:value-type="float">
            <text:p>-1.0174079322</text:p>
          </table:table-cell>
          <table:table-cell office:value-type="float" office:value="-4.86491745993714" calcext:value-type="float">
            <text:p>-4.8649174599</text:p>
          </table:table-cell>
          <table:table-cell office:value-type="float" office:value="1.58088432037187" calcext:value-type="float">
            <text:p>1.5808843204</text:p>
          </table:table-cell>
          <table:table-cell office:value-type="float" office:value="-2.3487476129227" calcext:value-type="float">
            <text:p>-2.3487476129</text:p>
          </table:table-cell>
          <table:table-cell office:value-type="float" office:value="-6.25223067812715" calcext:value-type="float">
            <text:p>-6.2522306781</text:p>
          </table:table-cell>
          <table:table-cell office:value-type="float" office:value="-1.57097193961306" calcext:value-type="float">
            <text:p>-1.5709719396</text:p>
          </table:table-cell>
          <table:table-cell office:value-type="float" office:value="2.5612856502903" calcext:value-type="float">
            <text:p>2.5612856503</text:p>
          </table:table-cell>
          <table:table-cell office:value-type="float" office:value="-0.508948486564647" calcext:value-type="float">
            <text:p>-0.5089484866</text:p>
          </table:table-cell>
          <table:table-cell office:value-type="float" office:value="0.381080957271124" calcext:value-type="float">
            <text:p>0.3810809573</text:p>
          </table:table-cell>
          <table:table-cell office:value-type="float" office:value="-2.39491750697278" calcext:value-type="float">
            <text:p>-2.394917507</text:p>
          </table:table-cell>
          <table:table-cell office:value-type="float" office:value="-3.35388920743676" calcext:value-type="float">
            <text:p>-3.3538892074</text:p>
          </table:table-cell>
          <table:table-cell office:value-type="float" office:value="-3.53283844388415" calcext:value-type="float">
            <text:p>-3.5328384439</text:p>
          </table:table-cell>
          <table:table-cell office:value-type="float" office:value="-0.475913054826888" calcext:value-type="float">
            <text:p>-0.4759130548</text:p>
          </table:table-cell>
          <table:table-cell office:value-type="float" office:value="0.879865040439887" calcext:value-type="float">
            <text:p>0.8798650404</text:p>
          </table:table-cell>
          <table:table-cell office:value-type="float" office:value="0.341367257844407" calcext:value-type="float">
            <text:p>0.3413672578</text:p>
          </table:table-cell>
          <table:table-cell office:value-type="float" office:value="-2.59600404609987" calcext:value-type="float">
            <text:p>-2.5960040461</text:p>
          </table:table-cell>
          <table:table-cell office:value-type="float" office:value="-0.31796596410942" calcext:value-type="float">
            <text:p>-0.3179659641</text:p>
          </table:table-cell>
          <table:table-cell office:value-type="float" office:value="0.26156494614782" calcext:value-type="float">
            <text:p>0.2615649461</text:p>
          </table:table-cell>
          <table:table-cell office:value-type="float" office:value="0.397037708136478" calcext:value-type="float">
            <text:p>0.3970377081</text:p>
          </table:table-cell>
          <table:table-cell office:value-type="float" office:value="-0.570711412982531" calcext:value-type="float">
            <text:p>-0.570711413</text:p>
          </table:table-cell>
          <table:table-cell office:value-type="float" office:value="-0.017306028123183" calcext:value-type="float">
            <text:p>-0.0173060281</text:p>
          </table:table-cell>
          <table:table-cell office:value-type="float" office:value="-0.686345416347413" calcext:value-type="float">
            <text:p>-0.6863454163</text:p>
          </table:table-cell>
          <table:table-cell office:value-type="float" office:value="2.05051054174511" calcext:value-type="float">
            <text:p>2.0505105417</text:p>
          </table:table-cell>
          <table:table-cell office:value-type="float" office:value="1.17527658729887" calcext:value-type="float">
            <text:p>1.1752765873</text:p>
          </table:table-cell>
          <table:table-cell office:value-type="float" office:value="0.245504833210528" calcext:value-type="float">
            <text:p>0.2455048332</text:p>
          </table:table-cell>
          <table:table-cell office:value-type="float" office:value="1.66767742456571" calcext:value-type="float">
            <text:p>1.6676774246</text:p>
          </table:table-cell>
          <table:table-cell office:value-type="float" office:value="-1.07278679808316" calcext:value-type="float">
            <text:p>-1.0727867981</text:p>
          </table:table-cell>
          <table:table-cell office:value-type="float" office:value="1.64675272439028" calcext:value-type="float">
            <text:p>1.6467527244</text:p>
          </table:table-cell>
          <table:table-cell office:value-type="float" office:value="-1.07455377187447" calcext:value-type="float">
            <text:p>-1.0745537719</text:p>
          </table:table-cell>
          <table:table-cell office:value-type="float" office:value="-0.668578479780115" calcext:value-type="float">
            <text:p>-0.6685784798</text:p>
          </table:table-cell>
          <table:table-cell office:value-type="float" office:value="1.1100209102208" calcext:value-type="float">
            <text:p>1.1100209102</text:p>
          </table:table-cell>
          <table:table-cell office:value-type="float" office:value="1.43839178723775" calcext:value-type="float">
            <text:p>1.4383917872</text:p>
          </table:table-cell>
          <table:table-cell office:value-type="float" office:value="-0.9892544591163" calcext:value-type="float">
            <text:p>-0.9892544591</text:p>
          </table:table-cell>
          <table:table-cell office:value-type="float" office:value="-1.76256240253006" calcext:value-type="float">
            <text:p>-1.7625624025</text:p>
          </table:table-cell>
          <table:table-cell office:value-type="float" office:value="-2.64008856153798" calcext:value-type="float">
            <text:p>-2.6400885615</text:p>
          </table:table-cell>
          <table:table-cell office:value-type="float" office:value="-4.02434309198776" calcext:value-type="float">
            <text:p>-4.024343092</text:p>
          </table:table-cell>
          <table:table-cell office:value-type="float" office:value="-0.935220419444002" calcext:value-type="float">
            <text:p>-0.9352204194</text:p>
          </table:table-cell>
          <table:table-cell office:value-type="float" office:value="3.01738376897392" calcext:value-type="float">
            <text:p>3.017383769</text:p>
          </table:table-cell>
          <table:table-cell office:value-type="float" office:value="1.74961544705225" calcext:value-type="float">
            <text:p>1.7496154471</text:p>
          </table:table-cell>
          <table:table-cell office:value-type="float" office:value="-4.93129147475419" calcext:value-type="float">
            <text:p>-4.9312914748</text:p>
          </table:table-cell>
          <table:table-cell office:value-type="float" office:value="0.142238423480352" calcext:value-type="float">
            <text:p>0.1422384235</text:p>
          </table:table-cell>
          <table:table-cell office:value-type="float" office:value="1.23752279590499" calcext:value-type="float">
            <text:p>1.2375227959</text:p>
          </table:table-cell>
          <table:table-cell office:value-type="float" office:value="-3.68360105062257" calcext:value-type="float">
            <text:p>-3.6836010506</text:p>
          </table:table-cell>
          <table:table-cell office:value-type="float" office:value="-2.4941932173135" calcext:value-type="float">
            <text:p>-2.4941932173</text:p>
          </table:table-cell>
          <table:table-cell office:value-type="float" office:value="0.863729458756264" calcext:value-type="float">
            <text:p>0.8637294588</text:p>
          </table:table-cell>
          <table:table-cell office:value-type="float" office:value="-1.40941958257998" calcext:value-type="float">
            <text:p>-1.4094195826</text:p>
          </table:table-cell>
          <table:table-cell office:value-type="float" office:value="-2.14595874313762" calcext:value-type="float">
            <text:p>-2.1459587431</text:p>
          </table:table-cell>
          <table:table-cell office:value-type="float" office:value="-0.285957018442778" calcext:value-type="float">
            <text:p>-0.2859570184</text:p>
          </table:table-cell>
          <table:table-cell office:value-type="float" office:value="-2.28767450687298" calcext:value-type="float">
            <text:p>-2.2876745069</text:p>
          </table:table-cell>
          <table:table-cell office:value-type="float" office:value="-1.87433450580287" calcext:value-type="float">
            <text:p>-1.8743345058</text:p>
          </table:table-cell>
          <table:table-cell office:value-type="float" office:value="-0.181778748699062" calcext:value-type="float">
            <text:p>-0.1817787487</text:p>
          </table:table-cell>
          <table:table-cell office:value-type="float" office:value="2.42273963975316" calcext:value-type="float">
            <text:p>2.4227396398</text:p>
          </table:table-cell>
          <table:table-cell office:value-type="float" office:value="1.17380702124303" calcext:value-type="float">
            <text:p>1.1738070212</text:p>
          </table:table-cell>
          <table:table-cell office:value-type="float" office:value="0.874120210768184" calcext:value-type="float">
            <text:p>0.8741202108</text:p>
          </table:table-cell>
          <table:table-cell office:value-type="float" office:value="-0.303990128025316" calcext:value-type="float">
            <text:p>-0.303990128</text:p>
          </table:table-cell>
          <table:table-cell office:value-type="float" office:value="-4.50342872645487" calcext:value-type="float">
            <text:p>-4.5034287265</text:p>
          </table:table-cell>
          <table:table-cell office:value-type="float" office:value="0.38553388587739" calcext:value-type="float">
            <text:p>0.3855338859</text:p>
          </table:table-cell>
          <table:table-cell office:value-type="float" office:value="-1.69200238303336" calcext:value-type="float">
            <text:p>-1.692002383</text:p>
          </table:table-cell>
          <table:table-cell office:value-type="float" office:value="-0.288707059391482" calcext:value-type="float">
            <text:p>-0.2887070594</text:p>
          </table:table-cell>
        </table:table-row>
        <table:table-row table:style-name="ro1">
          <table:table-cell office:value-type="string" calcext:value-type="string">
            <text:p>sglib-arraybinsearch</text:p>
          </table:table-cell>
          <table:table-cell office:value-type="float" office:value="-1.31126155491551" calcext:value-type="float">
            <text:p>-1.3112615549</text:p>
          </table:table-cell>
          <table:table-cell office:value-type="float" office:value="-2.67224099188893" calcext:value-type="float">
            <text:p>-2.6722409919</text:p>
          </table:table-cell>
          <table:table-cell office:value-type="float" office:value="-0.235491344523691" calcext:value-type="float">
            <text:p>-0.2354913445</text:p>
          </table:table-cell>
          <table:table-cell office:value-type="float" office:value="4.91796199591617" calcext:value-type="float">
            <text:p>4.9179619959</text:p>
          </table:table-cell>
          <table:table-cell office:value-type="float" office:value="3.80409517864647" calcext:value-type="float">
            <text:p>3.8040951786</text:p>
          </table:table-cell>
          <table:table-cell office:value-type="float" office:value="-3.44990977904879" calcext:value-type="float">
            <text:p>-3.449909779</text:p>
          </table:table-cell>
          <table:table-cell office:value-type="float" office:value="0.958068385583483" calcext:value-type="float">
            <text:p>0.9580683856</text:p>
          </table:table-cell>
          <table:table-cell office:value-type="float" office:value="-1.77918578859017" calcext:value-type="float">
            <text:p>-1.7791857886</text:p>
          </table:table-cell>
          <table:table-cell office:value-type="float" office:value="0.900836960705838" calcext:value-type="float">
            <text:p>0.9008369607</text:p>
          </table:table-cell>
          <table:table-cell office:value-type="float" office:value="-2.10274076057235" calcext:value-type="float">
            <text:p>-2.1027407606</text:p>
          </table:table-cell>
          <table:table-cell office:value-type="float" office:value="2.27483601617031" calcext:value-type="float">
            <text:p>2.2748360162</text:p>
          </table:table-cell>
          <table:table-cell office:value-type="float" office:value="0.159352409743969" calcext:value-type="float">
            <text:p>0.1593524097</text:p>
          </table:table-cell>
          <table:table-cell office:value-type="float" office:value="-1.7045333777431" calcext:value-type="float">
            <text:p>-1.7045333777</text:p>
          </table:table-cell>
          <table:table-cell office:value-type="float" office:value="-1.94207769697242" calcext:value-type="float">
            <text:p>-1.942077697</text:p>
          </table:table-cell>
          <table:table-cell office:value-type="float" office:value="-3.52146871326252" calcext:value-type="float">
            <text:p>-3.5214687133</text:p>
          </table:table-cell>
          <table:table-cell office:value-type="float" office:value="-1.79926442678703" calcext:value-type="float">
            <text:p>-1.7992644268</text:p>
          </table:table-cell>
          <table:table-cell office:value-type="float" office:value="-0.754350959000104" calcext:value-type="float">
            <text:p>-0.754350959</text:p>
          </table:table-cell>
          <table:table-cell office:value-type="float" office:value="-4.06130146208903" calcext:value-type="float">
            <text:p>-4.0613014621</text:p>
          </table:table-cell>
          <table:table-cell office:value-type="float" office:value="2.24974139692825" calcext:value-type="float">
            <text:p>2.2497413969</text:p>
          </table:table-cell>
          <table:table-cell office:value-type="float" office:value="0.169757368455441" calcext:value-type="float">
            <text:p>0.1697573685</text:p>
          </table:table-cell>
          <table:table-cell office:value-type="float" office:value="-2.48720376027344" calcext:value-type="float">
            <text:p>-2.4872037603</text:p>
          </table:table-cell>
          <table:table-cell office:value-type="float" office:value="-3.76319814405048" calcext:value-type="float">
            <text:p>-3.7631981441</text:p>
          </table:table-cell>
          <table:table-cell office:value-type="float" office:value="0.758103846289609" calcext:value-type="float">
            <text:p>0.7581038463</text:p>
          </table:table-cell>
          <table:table-cell office:value-type="float" office:value="0.0835458033902465" calcext:value-type="float">
            <text:p>0.0835458034</text:p>
          </table:table-cell>
          <table:table-cell office:value-type="float" office:value="-1.33368595422349" calcext:value-type="float">
            <text:p>-1.3336859542</text:p>
          </table:table-cell>
          <table:table-cell office:value-type="float" office:value="-5.68085642634955" calcext:value-type="float">
            <text:p>-5.6808564263</text:p>
          </table:table-cell>
          <table:table-cell office:value-type="float" office:value="5.36285948016062" calcext:value-type="float">
            <text:p>5.3628594802</text:p>
          </table:table-cell>
          <table:table-cell office:value-type="float" office:value="0.393985760758997" calcext:value-type="float">
            <text:p>0.3939857608</text:p>
          </table:table-cell>
          <table:table-cell office:value-type="float" office:value="-0.674866389674992" calcext:value-type="float">
            <text:p>-0.6748663897</text:p>
          </table:table-cell>
          <table:table-cell office:value-type="float" office:value="2.63090595833869" calcext:value-type="float">
            <text:p>2.6309059583</text:p>
          </table:table-cell>
          <table:table-cell office:value-type="float" office:value="2.4910032033469" calcext:value-type="float">
            <text:p>2.4910032033</text:p>
          </table:table-cell>
          <table:table-cell office:value-type="float" office:value="3.13268887792535" calcext:value-type="float">
            <text:p>3.1326888779</text:p>
          </table:table-cell>
          <table:table-cell office:value-type="float" office:value="-1.68757318293435" calcext:value-type="float">
            <text:p>-1.6875731829</text:p>
          </table:table-cell>
          <table:table-cell office:value-type="float" office:value="-3.58509408018203" calcext:value-type="float">
            <text:p>-3.5850940802</text:p>
          </table:table-cell>
          <table:table-cell office:value-type="float" office:value="-3.60036834083883" calcext:value-type="float">
            <text:p>-3.6003683408</text:p>
          </table:table-cell>
          <table:table-cell office:value-type="float" office:value="1.64494566687269" calcext:value-type="float">
            <text:p>1.6449456669</text:p>
          </table:table-cell>
          <table:table-cell office:value-type="float" office:value="1.4958385241169" calcext:value-type="float">
            <text:p>1.4958385241</text:p>
          </table:table-cell>
          <table:table-cell office:value-type="float" office:value="-0.332818293569755" calcext:value-type="float">
            <text:p>-0.3328182936</text:p>
          </table:table-cell>
          <table:table-cell office:value-type="float" office:value="-2.01414646425815" calcext:value-type="float">
            <text:p>-2.0141464643</text:p>
          </table:table-cell>
          <table:table-cell office:value-type="float" office:value="-15.6917481318696" calcext:value-type="float">
            <text:p>-15.6917481319</text:p>
          </table:table-cell>
          <table:table-cell office:value-type="float" office:value="-1.4820727658246" calcext:value-type="float">
            <text:p>-1.4820727658</text:p>
          </table:table-cell>
          <table:table-cell office:value-type="float" office:value="3.72037588089587" calcext:value-type="float">
            <text:p>3.7203758809</text:p>
          </table:table-cell>
          <table:table-cell office:value-type="float" office:value="-0.68692138830369" calcext:value-type="float">
            <text:p>-0.6869213883</text:p>
          </table:table-cell>
          <table:table-cell office:value-type="float" office:value="0.979377112365694" calcext:value-type="float">
            <text:p>0.9793771124</text:p>
          </table:table-cell>
          <table:table-cell office:value-type="float" office:value="-1.97893501434505" calcext:value-type="float">
            <text:p>-1.9789350143</text:p>
          </table:table-cell>
          <table:table-cell office:value-type="float" office:value="-1.49549394445163" calcext:value-type="float">
            <text:p>-1.4954939445</text:p>
          </table:table-cell>
          <table:table-cell office:value-type="float" office:value="-1.43529495013932" calcext:value-type="float">
            <text:p>-1.4352949501</text:p>
          </table:table-cell>
          <table:table-cell office:value-type="float" office:value="-0.67899226053991" calcext:value-type="float">
            <text:p>-0.6789922605</text:p>
          </table:table-cell>
          <table:table-cell office:value-type="float" office:value="0.13573387993824" calcext:value-type="float">
            <text:p>0.1357338799</text:p>
          </table:table-cell>
          <table:table-cell office:value-type="float" office:value="2.20688520330629" calcext:value-type="float">
            <text:p>2.2068852033</text:p>
          </table:table-cell>
          <table:table-cell office:value-type="float" office:value="2.43997427877613" calcext:value-type="float">
            <text:p>2.4399742788</text:p>
          </table:table-cell>
          <table:table-cell office:value-type="float" office:value="4.07491644926383" calcext:value-type="float">
            <text:p>4.0749164493</text:p>
          </table:table-cell>
          <table:table-cell office:value-type="float" office:value="-0.209716718856963" calcext:value-type="float">
            <text:p>-0.2097167189</text:p>
          </table:table-cell>
          <table:table-cell office:value-type="float" office:value="0.143351158987326" calcext:value-type="float">
            <text:p>0.143351159</text:p>
          </table:table-cell>
          <table:table-cell office:value-type="float" office:value="-1.50827082961252" calcext:value-type="float">
            <text:p>-1.5082708296</text:p>
          </table:table-cell>
          <table:table-cell office:value-type="float" office:value="0.125772913536095" calcext:value-type="float">
            <text:p>0.1257729135</text:p>
          </table:table-cell>
          <table:table-cell office:value-type="float" office:value="-0.799174704910522" calcext:value-type="float">
            <text:p>-0.7991747049</text:p>
          </table:table-cell>
          <table:table-cell office:value-type="float" office:value="-1.74772574963395" calcext:value-type="float">
            <text:p>-1.7477257496</text:p>
          </table:table-cell>
          <table:table-cell office:value-type="float" office:value="4.22882571312354" calcext:value-type="float">
            <text:p>4.2288257131</text:p>
          </table:table-cell>
          <table:table-cell office:value-type="float" office:value="-9.43285182473937" calcext:value-type="float">
            <text:p>-9.4328518247</text:p>
          </table:table-cell>
          <table:table-cell office:value-type="float" office:value="-1.42683845421325" calcext:value-type="float">
            <text:p>-1.4268384542</text:p>
          </table:table-cell>
          <table:table-cell office:value-type="float" office:value="1.3430490538051" calcext:value-type="float">
            <text:p>1.3430490538</text:p>
          </table:table-cell>
          <table:table-cell office:value-type="float" office:value="-12.7213097228221" calcext:value-type="float">
            <text:p>-12.7213097228</text:p>
          </table:table-cell>
          <table:table-cell office:value-type="float" office:value="-2.95969073465741" calcext:value-type="float">
            <text:p>-2.9596907347</text:p>
          </table:table-cell>
          <table:table-cell office:value-type="float" office:value="-0.524361155176277" calcext:value-type="float">
            <text:p>-0.5243611552</text:p>
          </table:table-cell>
          <table:table-cell office:value-type="float" office:value="1.81688453701699" calcext:value-type="float">
            <text:p>1.816884537</text:p>
          </table:table-cell>
          <table:table-cell office:value-type="float" office:value="-3.21800985552768" calcext:value-type="float">
            <text:p>-3.2180098555</text:p>
          </table:table-cell>
          <table:table-cell office:value-type="float" office:value="-2.00947470292063" calcext:value-type="float">
            <text:p>-2.0094747029</text:p>
          </table:table-cell>
          <table:table-cell office:value-type="float" office:value="0.334636154164022" calcext:value-type="float">
            <text:p>0.3346361542</text:p>
          </table:table-cell>
          <table:table-cell office:value-type="float" office:value="2.01301544631817" calcext:value-type="float">
            <text:p>2.0130154463</text:p>
          </table:table-cell>
          <table:table-cell office:value-type="float" office:value="1.60599830565067" calcext:value-type="float">
            <text:p>1.6059983057</text:p>
          </table:table-cell>
          <table:table-cell office:value-type="float" office:value="1.79370776074681" calcext:value-type="float">
            <text:p>1.7937077607</text:p>
          </table:table-cell>
          <table:table-cell office:value-type="float" office:value="2.19109453374624" calcext:value-type="float">
            <text:p>2.1910945337</text:p>
          </table:table-cell>
          <table:table-cell office:value-type="float" office:value="0.180679072648307" calcext:value-type="float">
            <text:p>0.1806790726</text:p>
          </table:table-cell>
          <table:table-cell office:value-type="float" office:value="6.20031782961571" calcext:value-type="float">
            <text:p>6.2003178296</text:p>
          </table:table-cell>
          <table:table-cell office:value-type="float" office:value="-2.12248578008868" calcext:value-type="float">
            <text:p>-2.1224857801</text:p>
          </table:table-cell>
          <table:table-cell office:value-type="float" office:value="0.352132841608411" calcext:value-type="float">
            <text:p>0.3521328416</text:p>
          </table:table-cell>
          <table:table-cell office:value-type="float" office:value="2.43380063293749" calcext:value-type="float">
            <text:p>2.4338006329</text:p>
          </table:table-cell>
          <table:table-cell office:value-type="float" office:value="2.77295563310548" calcext:value-type="float">
            <text:p>2.7729556331</text:p>
          </table:table-cell>
          <table:table-cell office:value-type="float" office:value="-1.15200930250847" calcext:value-type="float">
            <text:p>-1.1520093025</text:p>
          </table:table-cell>
          <table:table-cell office:value-type="float" office:value="4.1655913842984" calcext:value-type="float">
            <text:p>4.1655913843</text:p>
          </table:table-cell>
          <table:table-cell office:value-type="float" office:value="0.46101743958567" calcext:value-type="float">
            <text:p>0.4610174396</text:p>
          </table:table-cell>
          <table:table-cell office:value-type="float" office:value="1.20932803621998" calcext:value-type="float">
            <text:p>1.2093280362</text:p>
          </table:table-cell>
          <table:table-cell office:value-type="float" office:value="-3.93966069154163" calcext:value-type="float">
            <text:p>-3.9396606915</text:p>
          </table:table-cell>
          <table:table-cell office:value-type="float" office:value="2.55954224466929" calcext:value-type="float">
            <text:p>2.5595422447</text:p>
          </table:table-cell>
          <table:table-cell office:value-type="float" office:value="0.357883270877691" calcext:value-type="float">
            <text:p>0.3578832709</text:p>
          </table:table-cell>
        </table:table-row>
        <table:table-row table:style-name="ro1">
          <table:table-cell office:value-type="string" calcext:value-type="string">
            <text:p>tarai</text:p>
          </table:table-cell>
          <table:table-cell office:value-type="float" office:value="-0.354890168443762" calcext:value-type="float">
            <text:p>-0.3548901684</text:p>
          </table:table-cell>
          <table:table-cell office:value-type="float" office:value="0.023518920355749" calcext:value-type="float">
            <text:p>0.0235189204</text:p>
          </table:table-cell>
          <table:table-cell office:value-type="float" office:value="0.0898734225839127" calcext:value-type="float">
            <text:p>0.0898734226</text:p>
          </table:table-cell>
          <table:table-cell office:value-type="float" office:value="-0.499918854112965" calcext:value-type="float">
            <text:p>-0.4999188541</text:p>
          </table:table-cell>
          <table:table-cell office:value-type="float" office:value="-0.019658297629675" calcext:value-type="float">
            <text:p>-0.0196582976</text:p>
          </table:table-cell>
          <table:table-cell office:value-type="float" office:value="0.387009610111607" calcext:value-type="float">
            <text:p>0.3870096101</text:p>
          </table:table-cell>
          <table:table-cell office:value-type="float" office:value="0.0360251798432641" calcext:value-type="float">
            <text:p>0.0360251798</text:p>
          </table:table-cell>
          <table:table-cell office:value-type="float" office:value="0.22167250557226" calcext:value-type="float">
            <text:p>0.2216725056</text:p>
          </table:table-cell>
          <table:table-cell office:value-type="float" office:value="0.0837438112958307" calcext:value-type="float">
            <text:p>0.0837438113</text:p>
          </table:table-cell>
          <table:table-cell office:value-type="float" office:value="-0.164939270147744" calcext:value-type="float">
            <text:p>-0.1649392701</text:p>
          </table:table-cell>
          <table:table-cell office:value-type="float" office:value="0.37124396375451" calcext:value-type="float">
            <text:p>0.3712439638</text:p>
          </table:table-cell>
          <table:table-cell office:value-type="float" office:value="-0.0368716556140879" calcext:value-type="float">
            <text:p>-0.0368716556</text:p>
          </table:table-cell>
          <table:table-cell office:value-type="float" office:value="0.0695997636318681" calcext:value-type="float">
            <text:p>0.0695997636</text:p>
          </table:table-cell>
          <table:table-cell office:value-type="float" office:value="0.21594124792279" calcext:value-type="float">
            <text:p>0.2159412479</text:p>
          </table:table-cell>
          <table:table-cell office:value-type="float" office:value="-0.0131641730008618" calcext:value-type="float">
            <text:p>-0.013164173</text:p>
          </table:table-cell>
          <table:table-cell office:value-type="float" office:value="-0.243985967837878" calcext:value-type="float">
            <text:p>-0.2439859678</text:p>
          </table:table-cell>
          <table:table-cell office:value-type="float" office:value="-0.31102063015929" calcext:value-type="float">
            <text:p>-0.3110206302</text:p>
          </table:table-cell>
          <table:table-cell office:value-type="float" office:value="1.56843602688125" calcext:value-type="float">
            <text:p>1.5684360269</text:p>
          </table:table-cell>
          <table:table-cell office:value-type="float" office:value="0.0473435170738659" calcext:value-type="float">
            <text:p>0.0473435171</text:p>
          </table:table-cell>
          <table:table-cell office:value-type="float" office:value="-0.300819693737452" calcext:value-type="float">
            <text:p>-0.3008196937</text:p>
          </table:table-cell>
          <table:table-cell office:value-type="float" office:value="0.255517348487333" calcext:value-type="float">
            <text:p>0.2555173485</text:p>
          </table:table-cell>
          <table:table-cell office:value-type="float" office:value="-0.27343969567681" calcext:value-type="float">
            <text:p>-0.2734396957</text:p>
          </table:table-cell>
          <table:table-cell office:value-type="float" office:value="-0.25808983333728" calcext:value-type="float">
            <text:p>-0.2580898333</text:p>
          </table:table-cell>
          <table:table-cell office:value-type="float" office:value="-0.174267954392851" calcext:value-type="float">
            <text:p>-0.1742679544</text:p>
          </table:table-cell>
          <table:table-cell office:value-type="float" office:value="0.113220428602327" calcext:value-type="float">
            <text:p>0.1132204286</text:p>
          </table:table-cell>
          <table:table-cell office:value-type="float" office:value="0.179071442817738" calcext:value-type="float">
            <text:p>0.1790714428</text:p>
          </table:table-cell>
          <table:table-cell office:value-type="float" office:value="0.396210344568035" calcext:value-type="float">
            <text:p>0.3962103446</text:p>
          </table:table-cell>
          <table:table-cell office:value-type="float" office:value="-0.142669880520334" calcext:value-type="float">
            <text:p>-0.1426698805</text:p>
          </table:table-cell>
          <table:table-cell office:value-type="float" office:value="0.614776188672939" calcext:value-type="float">
            <text:p>0.6147761887</text:p>
          </table:table-cell>
          <table:table-cell office:value-type="float" office:value="0.109568391382376" calcext:value-type="float">
            <text:p>0.1095683914</text:p>
          </table:table-cell>
          <table:table-cell office:value-type="float" office:value="-0.167887291929664" calcext:value-type="float">
            <text:p>-0.1678872919</text:p>
          </table:table-cell>
          <table:table-cell office:value-type="float" office:value="0.244799478486628" calcext:value-type="float">
            <text:p>0.2447994785</text:p>
          </table:table-cell>
          <table:table-cell office:value-type="float" office:value="0.240856096136716" calcext:value-type="float">
            <text:p>0.2408560961</text:p>
          </table:table-cell>
          <table:table-cell office:value-type="float" office:value="0.222134921354684" calcext:value-type="float">
            <text:p>0.2221349214</text:p>
          </table:table-cell>
          <table:table-cell office:value-type="float" office:value="-0.0318882818687679" calcext:value-type="float">
            <text:p>-0.0318882819</text:p>
          </table:table-cell>
          <table:table-cell office:value-type="float" office:value="0.0561791853843195" calcext:value-type="float">
            <text:p>0.0561791854</text:p>
          </table:table-cell>
          <table:table-cell office:value-type="float" office:value="-0.0557302543295949" calcext:value-type="float">
            <text:p>-0.0557302543</text:p>
          </table:table-cell>
          <table:table-cell office:value-type="float" office:value="-0.317720440460611" calcext:value-type="float">
            <text:p>-0.3177204405</text:p>
          </table:table-cell>
          <table:table-cell office:value-type="float" office:value="0.0789321958582355" calcext:value-type="float">
            <text:p>0.0789321959</text:p>
          </table:table-cell>
          <table:table-cell office:value-type="float" office:value="0.00260340332922766" calcext:value-type="float">
            <text:p>0.0026034033</text:p>
          </table:table-cell>
          <table:table-cell office:value-type="float" office:value="-0.0360623135246176" calcext:value-type="float">
            <text:p>-0.0360623135</text:p>
          </table:table-cell>
          <table:table-cell office:value-type="float" office:value="-0.0374285144826508" calcext:value-type="float">
            <text:p>-0.0374285145</text:p>
          </table:table-cell>
          <table:table-cell office:value-type="float" office:value="-0.315208850954575" calcext:value-type="float">
            <text:p>-0.315208851</text:p>
          </table:table-cell>
          <table:table-cell office:value-type="float" office:value="-0.0725188607958194" calcext:value-type="float">
            <text:p>-0.0725188608</text:p>
          </table:table-cell>
          <table:table-cell office:value-type="float" office:value="0.132861067826923" calcext:value-type="float">
            <text:p>0.1328610678</text:p>
          </table:table-cell>
          <table:table-cell office:value-type="float" office:value="-0.140137928361065" calcext:value-type="float">
            <text:p>-0.1401379284</text:p>
          </table:table-cell>
          <table:table-cell office:value-type="float" office:value="0.156864525322008" calcext:value-type="float">
            <text:p>0.1568645253</text:p>
          </table:table-cell>
          <table:table-cell office:value-type="float" office:value="-0.018745185638424" calcext:value-type="float">
            <text:p>-0.0187451856</text:p>
          </table:table-cell>
          <table:table-cell office:value-type="float" office:value="0.10074142685226" calcext:value-type="float">
            <text:p>0.1007414269</text:p>
          </table:table-cell>
          <table:table-cell office:value-type="float" office:value="-0.0905047530995009" calcext:value-type="float">
            <text:p>-0.0905047531</text:p>
          </table:table-cell>
          <table:table-cell office:value-type="float" office:value="-0.448798711506854" calcext:value-type="float">
            <text:p>-0.4487987115</text:p>
          </table:table-cell>
          <table:table-cell office:value-type="float" office:value="-0.285034776708168" calcext:value-type="float">
            <text:p>-0.2850347767</text:p>
          </table:table-cell>
          <table:table-cell office:value-type="float" office:value="0.0632724357033042" calcext:value-type="float">
            <text:p>0.0632724357</text:p>
          </table:table-cell>
          <table:table-cell office:value-type="float" office:value="-0.0031230347663759" calcext:value-type="float">
            <text:p>-0.0031230348</text:p>
          </table:table-cell>
          <table:table-cell office:value-type="float" office:value="-0.227188691933214" calcext:value-type="float">
            <text:p>-0.2271886919</text:p>
          </table:table-cell>
          <table:table-cell office:value-type="float" office:value="0.0162308725005227" calcext:value-type="float">
            <text:p>0.0162308725</text:p>
          </table:table-cell>
          <table:table-cell office:value-type="float" office:value="0.204438709382042" calcext:value-type="float">
            <text:p>0.2044387094</text:p>
          </table:table-cell>
          <table:table-cell office:value-type="float" office:value="-0.13785613981576" calcext:value-type="float">
            <text:p>-0.1378561398</text:p>
          </table:table-cell>
          <table:table-cell office:value-type="float" office:value="-0.439941116982706" calcext:value-type="float">
            <text:p>-0.439941117</text:p>
          </table:table-cell>
          <table:table-cell office:value-type="float" office:value="-0.451344624824159" calcext:value-type="float">
            <text:p>-0.4513446248</text:p>
          </table:table-cell>
          <table:table-cell office:value-type="float" office:value="0.663917670163126" calcext:value-type="float">
            <text:p>0.6639176702</text:p>
          </table:table-cell>
          <table:table-cell office:value-type="float" office:value="0.179785096556006" calcext:value-type="float">
            <text:p>0.1797850966</text:p>
          </table:table-cell>
          <table:table-cell office:value-type="float" office:value="-0.445997412214762" calcext:value-type="float">
            <text:p>-0.4459974122</text:p>
          </table:table-cell>
          <table:table-cell office:value-type="float" office:value="2.42299511455157" calcext:value-type="float">
            <text:p>2.4229951146</text:p>
          </table:table-cell>
          <table:table-cell office:value-type="float" office:value="-0.204709641438666" calcext:value-type="float">
            <text:p>-0.2047096414</text:p>
          </table:table-cell>
          <table:table-cell office:value-type="float" office:value="-0.0447272132593781" calcext:value-type="float">
            <text:p>-0.0447272133</text:p>
          </table:table-cell>
          <table:table-cell office:value-type="float" office:value="0.105774743383284" calcext:value-type="float">
            <text:p>0.1057747434</text:p>
          </table:table-cell>
          <table:table-cell office:value-type="float" office:value="0.595766117455554" calcext:value-type="float">
            <text:p>0.5957661175</text:p>
          </table:table-cell>
          <table:table-cell office:value-type="float" office:value="0.167845249392781" calcext:value-type="float">
            <text:p>0.1678452494</text:p>
          </table:table-cell>
          <table:table-cell office:value-type="float" office:value="-0.223199006466374" calcext:value-type="float">
            <text:p>-0.2231990065</text:p>
          </table:table-cell>
          <table:table-cell office:value-type="float" office:value="0.244814606058183" calcext:value-type="float">
            <text:p>0.2448146061</text:p>
          </table:table-cell>
          <table:table-cell office:value-type="float" office:value="-0.443456090530446" calcext:value-type="float">
            <text:p>-0.4434560905</text:p>
          </table:table-cell>
          <table:table-cell office:value-type="float" office:value="-0.158247715697453" calcext:value-type="float">
            <text:p>-0.1582477157</text:p>
          </table:table-cell>
          <table:table-cell office:value-type="float" office:value="0.0327479975475578" calcext:value-type="float">
            <text:p>0.0327479975</text:p>
          </table:table-cell>
          <table:table-cell office:value-type="float" office:value="-0.119801429092303" calcext:value-type="float">
            <text:p>-0.1198014291</text:p>
          </table:table-cell>
          <table:table-cell office:value-type="float" office:value="0.00769821258845332" calcext:value-type="float">
            <text:p>0.0076982126</text:p>
          </table:table-cell>
          <table:table-cell office:value-type="float" office:value="-0.249567441906285" calcext:value-type="float">
            <text:p>-0.2495674419</text:p>
          </table:table-cell>
          <table:table-cell office:value-type="float" office:value="0.0244494431416509" calcext:value-type="float">
            <text:p>0.0244494431</text:p>
          </table:table-cell>
          <table:table-cell office:value-type="float" office:value="0.128283060509792" calcext:value-type="float">
            <text:p>0.1282830605</text:p>
          </table:table-cell>
          <table:table-cell office:value-type="float" office:value="0.105499418604673" calcext:value-type="float">
            <text:p>0.1054994186</text:p>
          </table:table-cell>
          <table:table-cell office:value-type="float" office:value="0.151542956136722" calcext:value-type="float">
            <text:p>0.1515429561</text:p>
          </table:table-cell>
          <table:table-cell office:value-type="float" office:value="-0.501494506103708" calcext:value-type="float">
            <text:p>-0.5014945061</text:p>
          </table:table-cell>
          <table:table-cell office:value-type="float" office:value="0.24658003988024" calcext:value-type="float">
            <text:p>0.2465800399</text:p>
          </table:table-cell>
          <table:table-cell office:value-type="float" office:value="0.207075045582804" calcext:value-type="float">
            <text:p>0.2070750456</text:p>
          </table:table-cell>
          <table:table-cell office:value-type="float" office:value="0.241159039797203" calcext:value-type="float">
            <text:p>0.2411590398</text:p>
          </table:table-cell>
          <table:table-cell office:value-type="float" office:value="0.121511645251809" calcext:value-type="float">
            <text:p>0.1215116453</text:p>
          </table:table-cell>
        </table:table-row>
        <table:table-row table:style-name="ro1">
          <table:table-cell office:value-type="string" calcext:value-type="string">
            <text:p>ctl-vector</text:p>
          </table:table-cell>
          <table:table-cell office:value-type="float" office:value="0.31795637409744" calcext:value-type="float">
            <text:p>0.3179563741</text:p>
          </table:table-cell>
          <table:table-cell office:value-type="float" office:value="-0.999809835583383" calcext:value-type="float">
            <text:p>-0.9998098356</text:p>
          </table:table-cell>
          <table:table-cell office:value-type="float" office:value="-3.69439878286971" calcext:value-type="float">
            <text:p>-3.6943987829</text:p>
          </table:table-cell>
          <table:table-cell office:value-type="float" office:value="-2.64552719715181" calcext:value-type="float">
            <text:p>-2.6455271972</text:p>
          </table:table-cell>
          <table:table-cell office:value-type="float" office:value="-1.30185972827621" calcext:value-type="float">
            <text:p>-1.3018597283</text:p>
          </table:table-cell>
          <table:table-cell office:value-type="float" office:value="-1.60377106494851" calcext:value-type="float">
            <text:p>-1.6037710649</text:p>
          </table:table-cell>
          <table:table-cell office:value-type="float" office:value="0.803030122032314" calcext:value-type="float">
            <text:p>0.803030122</text:p>
          </table:table-cell>
          <table:table-cell office:value-type="float" office:value="-0.19786305908407" calcext:value-type="float">
            <text:p>-0.1978630591</text:p>
          </table:table-cell>
          <table:table-cell office:value-type="float" office:value="1.69145412724121" calcext:value-type="float">
            <text:p>1.6914541272</text:p>
          </table:table-cell>
          <table:table-cell office:value-type="float" office:value="-1.25248895461898" calcext:value-type="float">
            <text:p>-1.2524889546</text:p>
          </table:table-cell>
          <table:table-cell office:value-type="float" office:value="-0.562998676005885" calcext:value-type="float">
            <text:p>-0.562998676</text:p>
          </table:table-cell>
          <table:table-cell office:value-type="float" office:value="-1.37697819625353" calcext:value-type="float">
            <text:p>-1.3769781963</text:p>
          </table:table-cell>
          <table:table-cell office:value-type="float" office:value="-1.63838075727867" calcext:value-type="float">
            <text:p>-1.6383807573</text:p>
          </table:table-cell>
          <table:table-cell office:value-type="float" office:value="1.11103329298569" calcext:value-type="float">
            <text:p>1.111033293</text:p>
          </table:table-cell>
          <table:table-cell office:value-type="float" office:value="-0.108666894228959" calcext:value-type="float">
            <text:p>-0.1086668942</text:p>
          </table:table-cell>
          <table:table-cell office:value-type="float" office:value="0.892083069960112" calcext:value-type="float">
            <text:p>0.89208307</text:p>
          </table:table-cell>
          <table:table-cell office:value-type="float" office:value="2.85102717020863" calcext:value-type="float">
            <text:p>2.8510271702</text:p>
          </table:table-cell>
          <table:table-cell office:value-type="float" office:value="-5.06982293158078" calcext:value-type="float">
            <text:p>-5.0698229316</text:p>
          </table:table-cell>
          <table:table-cell office:value-type="float" office:value="-1.81717661419627" calcext:value-type="float">
            <text:p>-1.8171766142</text:p>
          </table:table-cell>
          <table:table-cell office:value-type="float" office:value="-1.18140191156579" calcext:value-type="float">
            <text:p>-1.1814019116</text:p>
          </table:table-cell>
          <table:table-cell office:value-type="float" office:value="-1.87210682832155" calcext:value-type="float">
            <text:p>-1.8721068283</text:p>
          </table:table-cell>
          <table:table-cell office:value-type="float" office:value="-0.262592338731636" calcext:value-type="float">
            <text:p>-0.2625923387</text:p>
          </table:table-cell>
          <table:table-cell office:value-type="float" office:value="1.8054469425586" calcext:value-type="float">
            <text:p>1.8054469426</text:p>
          </table:table-cell>
          <table:table-cell office:value-type="float" office:value="-0.233388595121636" calcext:value-type="float">
            <text:p>-0.2333885951</text:p>
          </table:table-cell>
          <table:table-cell office:value-type="float" office:value="0.786566437940047" calcext:value-type="float">
            <text:p>0.7865664379</text:p>
          </table:table-cell>
          <table:table-cell office:value-type="float" office:value="-0.419580673365138" calcext:value-type="float">
            <text:p>-0.4195806734</text:p>
          </table:table-cell>
          <table:table-cell office:value-type="float" office:value="1.77937230151627" calcext:value-type="float">
            <text:p>1.7793723015</text:p>
          </table:table-cell>
          <table:table-cell office:value-type="float" office:value="1.17032539187918" calcext:value-type="float">
            <text:p>1.1703253919</text:p>
          </table:table-cell>
          <table:table-cell office:value-type="float" office:value="-1.45978438403623" calcext:value-type="float">
            <text:p>-1.459784384</text:p>
          </table:table-cell>
          <table:table-cell office:value-type="float" office:value="2.4844768533511" calcext:value-type="float">
            <text:p>2.4844768534</text:p>
          </table:table-cell>
          <table:table-cell office:value-type="float" office:value="1.47969937754521" calcext:value-type="float">
            <text:p>1.4796993775</text:p>
          </table:table-cell>
          <table:table-cell office:value-type="float" office:value="-0.0236617275735753" calcext:value-type="float">
            <text:p>-0.0236617276</text:p>
          </table:table-cell>
          <table:table-cell office:value-type="float" office:value="-0.299250663982643" calcext:value-type="float">
            <text:p>-0.299250664</text:p>
          </table:table-cell>
          <table:table-cell office:value-type="float" office:value="-0.924537205918769" calcext:value-type="float">
            <text:p>-0.9245372059</text:p>
          </table:table-cell>
          <table:table-cell office:value-type="float" office:value="0.949745837280728" calcext:value-type="float">
            <text:p>0.9497458373</text:p>
          </table:table-cell>
          <table:table-cell office:value-type="float" office:value="-0.970254099787091" calcext:value-type="float">
            <text:p>-0.9702540998</text:p>
          </table:table-cell>
          <table:table-cell office:value-type="float" office:value="-0.801602518842586" calcext:value-type="float">
            <text:p>-0.8016025188</text:p>
          </table:table-cell>
          <table:table-cell office:value-type="float" office:value="-17.9334563658685" calcext:value-type="float">
            <text:p>-17.9334563659</text:p>
          </table:table-cell>
          <table:table-cell office:value-type="float" office:value="-0.992191287473228" calcext:value-type="float">
            <text:p>-0.9921912875</text:p>
          </table:table-cell>
          <table:table-cell office:value-type="float" office:value="-0.705665259623367" calcext:value-type="float">
            <text:p>-0.7056652596</text:p>
          </table:table-cell>
          <table:table-cell office:value-type="float" office:value="-1.12336692888617" calcext:value-type="float">
            <text:p>-1.1233669289</text:p>
          </table:table-cell>
          <table:table-cell office:value-type="float" office:value="-0.151699185446789" calcext:value-type="float">
            <text:p>-0.1516991854</text:p>
          </table:table-cell>
          <table:table-cell office:value-type="float" office:value="-0.0368003191049176" calcext:value-type="float">
            <text:p>-0.0368003191</text:p>
          </table:table-cell>
          <table:table-cell office:value-type="float" office:value="-2.6559062729456" calcext:value-type="float">
            <text:p>-2.6559062729</text:p>
          </table:table-cell>
          <table:table-cell office:value-type="float" office:value="0.749417972968279" calcext:value-type="float">
            <text:p>0.749417973</text:p>
          </table:table-cell>
          <table:table-cell office:value-type="float" office:value="0.855760114716477" calcext:value-type="float">
            <text:p>0.8557601147</text:p>
          </table:table-cell>
          <table:table-cell office:value-type="float" office:value="0.417546273776378" calcext:value-type="float">
            <text:p>0.4175462738</text:p>
          </table:table-cell>
          <table:table-cell office:value-type="float" office:value="0.771384030176172" calcext:value-type="float">
            <text:p>0.7713840302</text:p>
          </table:table-cell>
          <table:table-cell office:value-type="float" office:value="-0.27583327352592" calcext:value-type="float">
            <text:p>-0.2758332735</text:p>
          </table:table-cell>
          <table:table-cell office:value-type="float" office:value="1.94716234769231" calcext:value-type="float">
            <text:p>1.9471623477</text:p>
          </table:table-cell>
          <table:table-cell office:value-type="float" office:value="1.06012661153561" calcext:value-type="float">
            <text:p>1.0601266115</text:p>
          </table:table-cell>
          <table:table-cell office:value-type="float" office:value="0.913193983454554" calcext:value-type="float">
            <text:p>0.9131939835</text:p>
          </table:table-cell>
          <table:table-cell office:value-type="float" office:value="1.42442743537652" calcext:value-type="float">
            <text:p>1.4244274354</text:p>
          </table:table-cell>
          <table:table-cell office:value-type="float" office:value="0.286337241621547" calcext:value-type="float">
            <text:p>0.2863372416</text:p>
          </table:table-cell>
          <table:table-cell office:value-type="float" office:value="-1.66903611496637" calcext:value-type="float">
            <text:p>-1.669036115</text:p>
          </table:table-cell>
          <table:table-cell office:value-type="float" office:value="0.764214804088246" calcext:value-type="float">
            <text:p>0.7642148041</text:p>
          </table:table-cell>
          <table:table-cell office:value-type="float" office:value="1.78464395612057" calcext:value-type="float">
            <text:p>1.7846439561</text:p>
          </table:table-cell>
          <table:table-cell office:value-type="float" office:value="2.55872739744708" calcext:value-type="float">
            <text:p>2.5587273974</text:p>
          </table:table-cell>
          <table:table-cell office:value-type="float" office:value="2.03414481943398" calcext:value-type="float">
            <text:p>2.0341448194</text:p>
          </table:table-cell>
          <table:table-cell office:value-type="float" office:value="-0.910864895623212" calcext:value-type="float">
            <text:p>-0.9108648956</text:p>
          </table:table-cell>
          <table:table-cell office:value-type="float" office:value="0.518389377127062" calcext:value-type="float">
            <text:p>0.5183893771</text:p>
          </table:table-cell>
          <table:table-cell office:value-type="float" office:value="0.221882088105537" calcext:value-type="float">
            <text:p>0.2218820881</text:p>
          </table:table-cell>
          <table:table-cell office:value-type="float" office:value="-1.3550279717604" calcext:value-type="float">
            <text:p>-1.3550279718</text:p>
          </table:table-cell>
          <table:table-cell office:value-type="float" office:value="-0.361850746380526" calcext:value-type="float">
            <text:p>-0.3618507464</text:p>
          </table:table-cell>
          <table:table-cell office:value-type="float" office:value="1.95243691833551" calcext:value-type="float">
            <text:p>1.9524369183</text:p>
          </table:table-cell>
          <table:table-cell office:value-type="float" office:value="0.623546887459378" calcext:value-type="float">
            <text:p>0.6235468875</text:p>
          </table:table-cell>
          <table:table-cell office:value-type="float" office:value="-2.71160571014766" calcext:value-type="float">
            <text:p>-2.7116057101</text:p>
          </table:table-cell>
          <table:table-cell office:value-type="float" office:value="-0.0275327937463563" calcext:value-type="float">
            <text:p>-0.0275327937</text:p>
          </table:table-cell>
          <table:table-cell office:value-type="float" office:value="-0.0570333277188993" calcext:value-type="float">
            <text:p>-0.0570333277</text:p>
          </table:table-cell>
          <table:table-cell office:value-type="float" office:value="-0.919679130325976" calcext:value-type="float">
            <text:p>-0.9196791303</text:p>
          </table:table-cell>
          <table:table-cell office:value-type="float" office:value="0.121539077370086" calcext:value-type="float">
            <text:p>0.1215390774</text:p>
          </table:table-cell>
          <table:table-cell office:value-type="float" office:value="0.436974789408352" calcext:value-type="float">
            <text:p>0.4369747894</text:p>
          </table:table-cell>
          <table:table-cell office:value-type="float" office:value="2.22188343461485" calcext:value-type="float">
            <text:p>2.2218834346</text:p>
          </table:table-cell>
          <table:table-cell office:value-type="float" office:value="-1.21696917391376" calcext:value-type="float">
            <text:p>-1.2169691739</text:p>
          </table:table-cell>
          <table:table-cell office:value-type="float" office:value="-0.428711647570505" calcext:value-type="float">
            <text:p>-0.4287116476</text:p>
          </table:table-cell>
          <table:table-cell office:value-type="float" office:value="-0.489024636589326" calcext:value-type="float">
            <text:p>-0.4890246366</text:p>
          </table:table-cell>
          <table:table-cell office:value-type="float" office:value="3.36042889789907" calcext:value-type="float">
            <text:p>3.3604288979</text:p>
          </table:table-cell>
          <table:table-cell office:value-type="float" office:value="-1.02182490599414" calcext:value-type="float">
            <text:p>-1.021824906</text:p>
          </table:table-cell>
          <table:table-cell office:value-type="float" office:value="-0.491725358969756" calcext:value-type="float">
            <text:p>-0.491725359</text:p>
          </table:table-cell>
          <table:table-cell office:value-type="float" office:value="-0.482439998492275" calcext:value-type="float">
            <text:p>-0.4824399985</text:p>
          </table:table-cell>
          <table:table-cell office:value-type="float" office:value="0.43268063203144" calcext:value-type="float">
            <text:p>0.432680632</text:p>
          </table:table-cell>
          <table:table-cell office:value-type="float" office:value="-0.82926472490906" calcext:value-type="float">
            <text:p>-0.8292647249</text:p>
          </table:table-cell>
          <table:table-cell office:value-type="float" office:value="-1.81548940098841" calcext:value-type="float">
            <text:p>-1.815489401</text:p>
          </table:table-cell>
          <table:table-cell office:value-type="float" office:value="-2.62684839055691" calcext:value-type="float">
            <text:p>-2.6268483906</text:p>
          </table:table-cell>
          <table:table-cell office:value-type="float" office:value="2.04081216107815" calcext:value-type="float">
            <text:p>2.0408121611</text:p>
          </table:table-cell>
          <table:table-cell office:value-type="float" office:value="0.307682683858833" calcext:value-type="float">
            <text:p>0.3076826839</text:p>
          </table:table-cell>
        </table:table-row>
        <table:table-row table:style-name="ro1">
          <table:table-cell office:value-type="string" calcext:value-type="string">
            <text:p>prime</text:p>
          </table:table-cell>
          <table:table-cell office:value-type="float" office:value="0.0446790346549555" calcext:value-type="float">
            <text:p>0.0446790347</text:p>
          </table:table-cell>
          <table:table-cell office:value-type="float" office:value="-0.132352565281704" calcext:value-type="float">
            <text:p>-0.1323525653</text:p>
          </table:table-cell>
          <table:table-cell office:value-type="float" office:value="-0.0740468364716566" calcext:value-type="float">
            <text:p>-0.0740468365</text:p>
          </table:table-cell>
          <table:table-cell office:value-type="float" office:value="0.0416017058671862" calcext:value-type="float">
            <text:p>0.0416017059</text:p>
          </table:table-cell>
          <table:table-cell office:value-type="float" office:value="0.189960520797569" calcext:value-type="float">
            <text:p>0.1899605208</text:p>
          </table:table-cell>
          <table:table-cell office:value-type="float" office:value="-0.000856199980310211" calcext:value-type="float">
            <text:p>-0.0008562</text:p>
          </table:table-cell>
          <table:table-cell office:value-type="float" office:value="-0.0348502163036411" calcext:value-type="float">
            <text:p>-0.0348502163</text:p>
          </table:table-cell>
          <table:table-cell office:value-type="float" office:value="0.0173642741869524" calcext:value-type="float">
            <text:p>0.0173642742</text:p>
          </table:table-cell>
          <table:table-cell office:value-type="float" office:value="0.0481201130804246" calcext:value-type="float">
            <text:p>0.0481201131</text:p>
          </table:table-cell>
          <table:table-cell office:value-type="float" office:value="-0.0216325513857937" calcext:value-type="float">
            <text:p>-0.0216325514</text:p>
          </table:table-cell>
          <table:table-cell office:value-type="float" office:value="0.0156117867854067" calcext:value-type="float">
            <text:p>0.0156117868</text:p>
          </table:table-cell>
          <table:table-cell office:value-type="float" office:value="0.0231683099062666" calcext:value-type="float">
            <text:p>0.0231683099</text:p>
          </table:table-cell>
          <table:table-cell office:value-type="float" office:value="-0.0392101196771054" calcext:value-type="float">
            <text:p>-0.0392101197</text:p>
          </table:table-cell>
          <table:table-cell office:value-type="float" office:value="0.133284432427402" calcext:value-type="float">
            <text:p>0.1332844324</text:p>
          </table:table-cell>
          <table:table-cell office:value-type="float" office:value="-0.136555492658937" calcext:value-type="float">
            <text:p>-0.1365554927</text:p>
          </table:table-cell>
          <table:table-cell office:value-type="float" office:value="0.0354920160961773" calcext:value-type="float">
            <text:p>0.0354920161</text:p>
          </table:table-cell>
          <table:table-cell office:value-type="float" office:value="-0.0168630373740387" calcext:value-type="float">
            <text:p>-0.0168630374</text:p>
          </table:table-cell>
          <table:table-cell office:value-type="float" office:value="-0.0843771150951106" calcext:value-type="float">
            <text:p>-0.0843771151</text:p>
          </table:table-cell>
          <table:table-cell office:value-type="float" office:value="-0.115548185358563" calcext:value-type="float">
            <text:p>-0.1155481854</text:p>
          </table:table-cell>
          <table:table-cell office:value-type="float" office:value="-0.0720874801555995" calcext:value-type="float">
            <text:p>-0.0720874802</text:p>
          </table:table-cell>
          <table:table-cell office:value-type="float" office:value="0.145784244988456" calcext:value-type="float">
            <text:p>0.145784245</text:p>
          </table:table-cell>
          <table:table-cell office:value-type="float" office:value="-0.220039375864019" calcext:value-type="float">
            <text:p>-0.2200393759</text:p>
          </table:table-cell>
          <table:table-cell office:value-type="float" office:value="-0.119161266736487" calcext:value-type="float">
            <text:p>-0.1191612667</text:p>
          </table:table-cell>
          <table:table-cell office:value-type="float" office:value="0.0395162671851119" calcext:value-type="float">
            <text:p>0.0395162672</text:p>
          </table:table-cell>
          <table:table-cell office:value-type="float" office:value="-0.0727759600276613" calcext:value-type="float">
            <text:p>-0.07277596</text:p>
          </table:table-cell>
          <table:table-cell office:value-type="float" office:value="-0.15587317716482" calcext:value-type="float">
            <text:p>-0.1558731772</text:p>
          </table:table-cell>
          <table:table-cell office:value-type="float" office:value="-0.421202538465802" calcext:value-type="float">
            <text:p>-0.4212025385</text:p>
          </table:table-cell>
          <table:table-cell office:value-type="float" office:value="-0.128144921768691" calcext:value-type="float">
            <text:p>-0.1281449218</text:p>
          </table:table-cell>
          <table:table-cell office:value-type="float" office:value="0.0206781424970476" calcext:value-type="float">
            <text:p>0.0206781425</text:p>
          </table:table-cell>
          <table:table-cell office:value-type="float" office:value="0.0181140464345668" calcext:value-type="float">
            <text:p>0.0181140464</text:p>
          </table:table-cell>
          <table:table-cell office:value-type="float" office:value="-0.0541873632902699" calcext:value-type="float">
            <text:p>-0.0541873633</text:p>
          </table:table-cell>
          <table:table-cell office:value-type="float" office:value="-0.00661419867155205" calcext:value-type="float">
            <text:p>-0.0066141987</text:p>
          </table:table-cell>
          <table:table-cell office:value-type="float" office:value="-0.0123215436913015" calcext:value-type="float">
            <text:p>-0.0123215437</text:p>
          </table:table-cell>
          <table:table-cell office:value-type="float" office:value="0.0359079920632918" calcext:value-type="float">
            <text:p>0.0359079921</text:p>
          </table:table-cell>
          <table:table-cell office:value-type="float" office:value="-0.0236138876105319" calcext:value-type="float">
            <text:p>-0.0236138876</text:p>
          </table:table-cell>
          <table:table-cell office:value-type="float" office:value="0.260127363919054" calcext:value-type="float">
            <text:p>0.2601273639</text:p>
          </table:table-cell>
          <table:table-cell office:value-type="float" office:value="0.0771954931704699" calcext:value-type="float">
            <text:p>0.0771954932</text:p>
          </table:table-cell>
          <table:table-cell office:value-type="float" office:value="0.0589045693800055" calcext:value-type="float">
            <text:p>0.0589045694</text:p>
          </table:table-cell>
          <table:table-cell office:value-type="float" office:value="0.167774921637801" calcext:value-type="float">
            <text:p>0.1677749216</text:p>
          </table:table-cell>
          <table:table-cell office:value-type="float" office:value="-0.214653693240557" calcext:value-type="float">
            <text:p>-0.2146536932</text:p>
          </table:table-cell>
          <table:table-cell office:value-type="float" office:value="-0.00456613340901074" calcext:value-type="float">
            <text:p>-0.0045661334</text:p>
          </table:table-cell>
          <table:table-cell office:value-type="float" office:value="0.0122289479452163" calcext:value-type="float">
            <text:p>0.0122289479</text:p>
          </table:table-cell>
          <table:table-cell office:value-type="float" office:value="0.0425981934588727" calcext:value-type="float">
            <text:p>0.0425981935</text:p>
          </table:table-cell>
          <table:table-cell office:value-type="float" office:value="-0.0624307627628519" calcext:value-type="float">
            <text:p>-0.0624307628</text:p>
          </table:table-cell>
          <table:table-cell office:value-type="float" office:value="0.0257443037761934" calcext:value-type="float">
            <text:p>0.0257443038</text:p>
          </table:table-cell>
          <table:table-cell office:value-type="float" office:value="-0.0335449313279337" calcext:value-type="float">
            <text:p>-0.0335449313</text:p>
          </table:table-cell>
          <table:table-cell office:value-type="float" office:value="0.0529556482850112" calcext:value-type="float">
            <text:p>0.0529556483</text:p>
          </table:table-cell>
          <table:table-cell office:value-type="float" office:value="-0.0647904961040615" calcext:value-type="float">
            <text:p>-0.0647904961</text:p>
          </table:table-cell>
          <table:table-cell office:value-type="float" office:value="0.173011129925401" calcext:value-type="float">
            <text:p>0.1730111299</text:p>
          </table:table-cell>
          <table:table-cell office:value-type="float" office:value="0.19796990482387" calcext:value-type="float">
            <text:p>0.1979699048</text:p>
          </table:table-cell>
          <table:table-cell office:value-type="float" office:value="-0.0116423652726834" calcext:value-type="float">
            <text:p>-0.0116423653</text:p>
          </table:table-cell>
          <table:table-cell office:value-type="float" office:value="0.00215939586323002" calcext:value-type="float">
            <text:p>0.0021593959</text:p>
          </table:table-cell>
          <table:table-cell office:value-type="float" office:value="0.0142735364322421" calcext:value-type="float">
            <text:p>0.0142735364</text:p>
          </table:table-cell>
          <table:table-cell office:value-type="float" office:value="0.0435180848640789" calcext:value-type="float">
            <text:p>0.0435180849</text:p>
          </table:table-cell>
          <table:table-cell office:value-type="float" office:value="-0.126734353910138" calcext:value-type="float">
            <text:p>-0.1267343539</text:p>
          </table:table-cell>
          <table:table-cell office:value-type="float" office:value="0.127152941188285" calcext:value-type="float">
            <text:p>0.1271529412</text:p>
          </table:table-cell>
          <table:table-cell office:value-type="float" office:value="0.00399355742569986" calcext:value-type="float">
            <text:p>0.0039935574</text:p>
          </table:table-cell>
          <table:table-cell office:value-type="float" office:value="-0.0469546539831757" calcext:value-type="float">
            <text:p>-0.046954654</text:p>
          </table:table-cell>
          <table:table-cell office:value-type="float" office:value="0.110109355292929" calcext:value-type="float">
            <text:p>0.1101093553</text:p>
          </table:table-cell>
          <table:table-cell office:value-type="float" office:value="-0.577732418636144" calcext:value-type="float">
            <text:p>-0.5777324186</text:p>
          </table:table-cell>
          <table:table-cell office:value-type="float" office:value="-0.08331171471491" calcext:value-type="float">
            <text:p>-0.0833117147</text:p>
          </table:table-cell>
          <table:table-cell office:value-type="float" office:value="-0.15273475432026" calcext:value-type="float">
            <text:p>-0.1527347543</text:p>
          </table:table-cell>
          <table:table-cell office:value-type="float" office:value="-0.226725894454994" calcext:value-type="float">
            <text:p>-0.2267258945</text:p>
          </table:table-cell>
          <table:table-cell office:value-type="float" office:value="0.12664595291278" calcext:value-type="float">
            <text:p>0.1266459529</text:p>
          </table:table-cell>
          <table:table-cell office:value-type="float" office:value="-0.134274288149139" calcext:value-type="float">
            <text:p>-0.1342742881</text:p>
          </table:table-cell>
          <table:table-cell office:value-type="float" office:value="0.0492159845642523" calcext:value-type="float">
            <text:p>0.0492159846</text:p>
          </table:table-cell>
          <table:table-cell office:value-type="float" office:value="-0.267634030135934" calcext:value-type="float">
            <text:p>-0.2676340301</text:p>
          </table:table-cell>
          <table:table-cell office:value-type="float" office:value="-0.0650158448125389" calcext:value-type="float">
            <text:p>-0.0650158448</text:p>
          </table:table-cell>
          <table:table-cell office:value-type="float" office:value="-0.179663242770987" calcext:value-type="float">
            <text:p>-0.1796632428</text:p>
          </table:table-cell>
          <table:table-cell office:value-type="float" office:value="0.0574499829485954" calcext:value-type="float">
            <text:p>0.0574499829</text:p>
          </table:table-cell>
          <table:table-cell office:value-type="float" office:value="0.0288313759237886" calcext:value-type="float">
            <text:p>0.0288313759</text:p>
          </table:table-cell>
          <table:table-cell office:value-type="float" office:value="0.113311937196531" calcext:value-type="float">
            <text:p>0.1133119372</text:p>
          </table:table-cell>
          <table:table-cell office:value-type="float" office:value="0.158055915944604" calcext:value-type="float">
            <text:p>0.1580559159</text:p>
          </table:table-cell>
          <table:table-cell office:value-type="float" office:value="-0.113303718544559" calcext:value-type="float">
            <text:p>-0.1133037185</text:p>
          </table:table-cell>
          <table:table-cell office:value-type="float" office:value="-0.0444978005771391" calcext:value-type="float">
            <text:p>-0.0444978006</text:p>
          </table:table-cell>
          <table:table-cell office:value-type="float" office:value="-0.0900128770353383" calcext:value-type="float">
            <text:p>-0.090012877</text:p>
          </table:table-cell>
          <table:table-cell office:value-type="float" office:value="-0.0828422316591525" calcext:value-type="float">
            <text:p>-0.0828422317</text:p>
          </table:table-cell>
          <table:table-cell office:value-type="float" office:value="0.367030242431149" calcext:value-type="float">
            <text:p>0.3670302424</text:p>
          </table:table-cell>
          <table:table-cell office:value-type="float" office:value="-0.0327972599785949" calcext:value-type="float">
            <text:p>-0.03279726</text:p>
          </table:table-cell>
          <table:table-cell office:value-type="float" office:value="0.116693577630708" calcext:value-type="float">
            <text:p>0.1166935776</text:p>
          </table:table-cell>
          <table:table-cell office:value-type="float" office:value="0.234524373043052" calcext:value-type="float">
            <text:p>0.234524373</text:p>
          </table:table-cell>
          <table:table-cell office:value-type="float" office:value="-0.239392174182044" calcext:value-type="float">
            <text:p>-0.2393921742</text:p>
          </table:table-cell>
          <table:table-cell office:value-type="float" office:value="0.197978118953884" calcext:value-type="float">
            <text:p>0.197978119</text:p>
          </table:table-cell>
          <table:table-cell office:value-type="float" office:value="-0.0908280711972851" calcext:value-type="float">
            <text:p>-0.0908280712</text:p>
          </table:table-cell>
          <table:table-cell office:value-type="float" office:value="0.152361623677115" calcext:value-type="float">
            <text:p>0.1523616237</text:p>
          </table:table-cell>
          <table:table-cell office:value-type="float" office:value="-0.0499112533253492" calcext:value-type="float">
            <text:p>-0.0499112533</text:p>
          </table:table-cell>
        </table:table-row>
        <table:table-row table:style-name="ro1">
          <table:table-cell office:value-type="string" calcext:value-type="string">
            <text:p>sha</text:p>
          </table:table-cell>
          <table:table-cell office:value-type="float" office:value="0.921270177959509" calcext:value-type="float">
            <text:p>0.921270178</text:p>
          </table:table-cell>
          <table:table-cell office:value-type="float" office:value="-0.179757031271827" calcext:value-type="float">
            <text:p>-0.1797570313</text:p>
          </table:table-cell>
          <table:table-cell office:value-type="float" office:value="0.27898138546" calcext:value-type="float">
            <text:p>0.2789813855</text:p>
          </table:table-cell>
          <table:table-cell office:value-type="float" office:value="-0.798645912168396" calcext:value-type="float">
            <text:p>-0.7986459122</text:p>
          </table:table-cell>
          <table:table-cell office:value-type="float" office:value="0.0521368435241099" calcext:value-type="float">
            <text:p>0.0521368435</text:p>
          </table:table-cell>
          <table:table-cell office:value-type="float" office:value="-0.477168756924083" calcext:value-type="float">
            <text:p>-0.4771687569</text:p>
          </table:table-cell>
          <table:table-cell office:value-type="float" office:value="0.115500424090162" calcext:value-type="float">
            <text:p>0.1155004241</text:p>
          </table:table-cell>
          <table:table-cell office:value-type="float" office:value="0.00611074711288085" calcext:value-type="float">
            <text:p>0.0061107471</text:p>
          </table:table-cell>
          <table:table-cell office:value-type="float" office:value="-0.111603873106218" calcext:value-type="float">
            <text:p>-0.1116038731</text:p>
          </table:table-cell>
          <table:table-cell office:value-type="float" office:value="-0.121034332525404" calcext:value-type="float">
            <text:p>-0.1210343325</text:p>
          </table:table-cell>
          <table:table-cell office:value-type="float" office:value="-0.378600989124822" calcext:value-type="float">
            <text:p>-0.3786009891</text:p>
          </table:table-cell>
          <table:table-cell office:value-type="float" office:value="0.128866357940931" calcext:value-type="float">
            <text:p>0.1288663579</text:p>
          </table:table-cell>
          <table:table-cell office:value-type="float" office:value="0.220884478310317" calcext:value-type="float">
            <text:p>0.2208844783</text:p>
          </table:table-cell>
          <table:table-cell office:value-type="float" office:value="0.603412965899146" calcext:value-type="float">
            <text:p>0.6034129659</text:p>
          </table:table-cell>
          <table:table-cell office:value-type="float" office:value="-0.00911563393376466" calcext:value-type="float">
            <text:p>-0.0091156339</text:p>
          </table:table-cell>
          <table:table-cell office:value-type="float" office:value="0.30984890646924" calcext:value-type="float">
            <text:p>0.3098489065</text:p>
          </table:table-cell>
          <table:table-cell office:value-type="float" office:value="-0.399473176615712" calcext:value-type="float">
            <text:p>-0.3994731766</text:p>
          </table:table-cell>
          <table:table-cell office:value-type="float" office:value="-1.53998157264133" calcext:value-type="float">
            <text:p>-1.5399815726</text:p>
          </table:table-cell>
          <table:table-cell office:value-type="float" office:value="-0.0241307158826471" calcext:value-type="float">
            <text:p>-0.0241307159</text:p>
          </table:table-cell>
          <table:table-cell office:value-type="float" office:value="-0.0196329808739907" calcext:value-type="float">
            <text:p>-0.0196329809</text:p>
          </table:table-cell>
          <table:table-cell office:value-type="float" office:value="-0.308336196890738" calcext:value-type="float">
            <text:p>-0.3083361969</text:p>
          </table:table-cell>
          <table:table-cell office:value-type="float" office:value="-0.517746736979098" calcext:value-type="float">
            <text:p>-0.517746737</text:p>
          </table:table-cell>
          <table:table-cell office:value-type="float" office:value="0.397231929510713" calcext:value-type="float">
            <text:p>0.3972319295</text:p>
          </table:table-cell>
          <table:table-cell office:value-type="float" office:value="0.19079539437593" calcext:value-type="float">
            <text:p>0.1907953944</text:p>
          </table:table-cell>
          <table:table-cell office:value-type="float" office:value="-0.0208932937111324" calcext:value-type="float">
            <text:p>-0.0208932937</text:p>
          </table:table-cell>
          <table:table-cell office:value-type="float" office:value="-0.292235480488246" calcext:value-type="float">
            <text:p>-0.2922354805</text:p>
          </table:table-cell>
          <table:table-cell office:value-type="float" office:value="-0.826644334991312" calcext:value-type="float">
            <text:p>-0.826644335</text:p>
          </table:table-cell>
          <table:table-cell office:value-type="float" office:value="-0.0460775340244702" calcext:value-type="float">
            <text:p>-0.046077534</text:p>
          </table:table-cell>
          <table:table-cell office:value-type="float" office:value="-0.699163708576023" calcext:value-type="float">
            <text:p>-0.6991637086</text:p>
          </table:table-cell>
          <table:table-cell office:value-type="float" office:value="-0.128494312463722" calcext:value-type="float">
            <text:p>-0.1284943125</text:p>
          </table:table-cell>
          <table:table-cell office:value-type="float" office:value="0.173304856672225" calcext:value-type="float">
            <text:p>0.1733048567</text:p>
          </table:table-cell>
          <table:table-cell office:value-type="float" office:value="-0.302877869174267" calcext:value-type="float">
            <text:p>-0.3028778692</text:p>
          </table:table-cell>
          <table:table-cell office:value-type="float" office:value="0.0352040709149686" calcext:value-type="float">
            <text:p>0.0352040709</text:p>
          </table:table-cell>
          <table:table-cell office:value-type="float" office:value="0.136313067224893" calcext:value-type="float">
            <text:p>0.1363130672</text:p>
          </table:table-cell>
          <table:table-cell office:value-type="float" office:value="0.0631502291629347" calcext:value-type="float">
            <text:p>0.0631502292</text:p>
          </table:table-cell>
          <table:table-cell office:value-type="float" office:value="0.606647433197431" calcext:value-type="float">
            <text:p>0.6066474332</text:p>
          </table:table-cell>
          <table:table-cell office:value-type="float" office:value="0.114263589720516" calcext:value-type="float">
            <text:p>0.1142635897</text:p>
          </table:table-cell>
          <table:table-cell office:value-type="float" office:value="0.370577708866002" calcext:value-type="float">
            <text:p>0.3705777089</text:p>
          </table:table-cell>
          <table:table-cell office:value-type="float" office:value="-0.00817315944847684" calcext:value-type="float">
            <text:p>-0.0081731594</text:p>
          </table:table-cell>
          <table:table-cell office:value-type="float" office:value="-0.172177618336028" calcext:value-type="float">
            <text:p>-0.1721776183</text:p>
          </table:table-cell>
          <table:table-cell office:value-type="float" office:value="-0.0748845463376039" calcext:value-type="float">
            <text:p>-0.0748845463</text:p>
          </table:table-cell>
          <table:table-cell office:value-type="float" office:value="0.155731072458528" calcext:value-type="float">
            <text:p>0.1557310725</text:p>
          </table:table-cell>
          <table:table-cell office:value-type="float" office:value="0.292227985706085" calcext:value-type="float">
            <text:p>0.2922279857</text:p>
          </table:table-cell>
          <table:table-cell office:value-type="float" office:value="0.237270179117709" calcext:value-type="float">
            <text:p>0.2372701791</text:p>
          </table:table-cell>
          <table:table-cell office:value-type="float" office:value="0.321356410762866" calcext:value-type="float">
            <text:p>0.3213564108</text:p>
          </table:table-cell>
          <table:table-cell office:value-type="float" office:value="0.0667591717242127" calcext:value-type="float">
            <text:p>0.0667591717</text:p>
          </table:table-cell>
          <table:table-cell office:value-type="float" office:value="0.0986520331471577" calcext:value-type="float">
            <text:p>0.0986520331</text:p>
          </table:table-cell>
          <table:table-cell office:value-type="float" office:value="0.235851687163209" calcext:value-type="float">
            <text:p>0.2358516872</text:p>
          </table:table-cell>
          <table:table-cell office:value-type="float" office:value="-0.221720987931354" calcext:value-type="float">
            <text:p>-0.2217209879</text:p>
          </table:table-cell>
          <table:table-cell office:value-type="float" office:value="0.0775033844170339" calcext:value-type="float">
            <text:p>0.0775033844</text:p>
          </table:table-cell>
          <table:table-cell office:value-type="float" office:value="0.539357302576033" calcext:value-type="float">
            <text:p>0.5393573026</text:p>
          </table:table-cell>
          <table:table-cell office:value-type="float" office:value="-0.264985743468244" calcext:value-type="float">
            <text:p>-0.2649857435</text:p>
          </table:table-cell>
          <table:table-cell office:value-type="float" office:value="0.132488565392104" calcext:value-type="float">
            <text:p>0.1324885654</text:p>
          </table:table-cell>
          <table:table-cell office:value-type="float" office:value="-0.146611768514535" calcext:value-type="float">
            <text:p>-0.1466117685</text:p>
          </table:table-cell>
          <table:table-cell office:value-type="float" office:value="-0.107159377333283" calcext:value-type="float">
            <text:p>-0.1071593773</text:p>
          </table:table-cell>
          <table:table-cell office:value-type="float" office:value="-0.0103053349241964" calcext:value-type="float">
            <text:p>-0.0103053349</text:p>
          </table:table-cell>
          <table:table-cell office:value-type="float" office:value="-0.343439890092742" calcext:value-type="float">
            <text:p>-0.3434398901</text:p>
          </table:table-cell>
          <table:table-cell office:value-type="float" office:value="0.345206909888949" calcext:value-type="float">
            <text:p>0.3452069099</text:p>
          </table:table-cell>
          <table:table-cell office:value-type="float" office:value="0.187484758969108" calcext:value-type="float">
            <text:p>0.187484759</text:p>
          </table:table-cell>
          <table:table-cell office:value-type="float" office:value="0.0950185794710675" calcext:value-type="float">
            <text:p>0.0950185795</text:p>
          </table:table-cell>
          <table:table-cell office:value-type="float" office:value="-0.566375107983903" calcext:value-type="float">
            <text:p>-0.566375108</text:p>
          </table:table-cell>
          <table:table-cell office:value-type="float" office:value="0.153455242644838" calcext:value-type="float">
            <text:p>0.1534552426</text:p>
          </table:table-cell>
          <table:table-cell office:value-type="float" office:value="-0.782903455654219" calcext:value-type="float">
            <text:p>-0.7829034557</text:p>
          </table:table-cell>
          <table:table-cell office:value-type="float" office:value="-1.32471361063686" calcext:value-type="float">
            <text:p>-1.3247136106</text:p>
          </table:table-cell>
          <table:table-cell office:value-type="float" office:value="0.034897315648" calcext:value-type="float">
            <text:p>0.0348973156</text:p>
          </table:table-cell>
          <table:table-cell office:value-type="float" office:value="0.477749350524141" calcext:value-type="float">
            <text:p>0.4777493505</text:p>
          </table:table-cell>
          <table:table-cell office:value-type="float" office:value="-0.426227073371772" calcext:value-type="float">
            <text:p>-0.4262270734</text:p>
          </table:table-cell>
          <table:table-cell office:value-type="float" office:value="0.142208910053266" calcext:value-type="float">
            <text:p>0.1422089101</text:p>
          </table:table-cell>
          <table:table-cell office:value-type="float" office:value="-0.135718570013793" calcext:value-type="float">
            <text:p>-0.13571857</text:p>
          </table:table-cell>
          <table:table-cell office:value-type="float" office:value="0.579262190854887" calcext:value-type="float">
            <text:p>0.5792621909</text:p>
          </table:table-cell>
          <table:table-cell office:value-type="float" office:value="0.239890329151799" calcext:value-type="float">
            <text:p>0.2398903292</text:p>
          </table:table-cell>
          <table:table-cell office:value-type="float" office:value="0.283800981799998" calcext:value-type="float">
            <text:p>0.2838009818</text:p>
          </table:table-cell>
          <table:table-cell office:value-type="float" office:value="-0.205762738409699" calcext:value-type="float">
            <text:p>-0.2057627384</text:p>
          </table:table-cell>
          <table:table-cell office:value-type="float" office:value="0.132261683499582" calcext:value-type="float">
            <text:p>0.1322616835</text:p>
          </table:table-cell>
          <table:table-cell office:value-type="float" office:value="0.503356795263025" calcext:value-type="float">
            <text:p>0.5033567953</text:p>
          </table:table-cell>
          <table:table-cell office:value-type="float" office:value="-0.127790422714299" calcext:value-type="float">
            <text:p>-0.1277904227</text:p>
          </table:table-cell>
          <table:table-cell office:value-type="float" office:value="-0.00983765205544872" calcext:value-type="float">
            <text:p>-0.0098376521</text:p>
          </table:table-cell>
          <table:table-cell office:value-type="float" office:value="0.286645402921944" calcext:value-type="float">
            <text:p>0.2866454029</text:p>
          </table:table-cell>
          <table:table-cell office:value-type="float" office:value="0.310519971225276" calcext:value-type="float">
            <text:p>0.3105199712</text:p>
          </table:table-cell>
          <table:table-cell office:value-type="float" office:value="-0.096079447008069" calcext:value-type="float">
            <text:p>-0.096079447</text:p>
          </table:table-cell>
          <table:table-cell office:value-type="float" office:value="0.597364854672144" calcext:value-type="float">
            <text:p>0.5973648547</text:p>
          </table:table-cell>
          <table:table-cell office:value-type="float" office:value="0.429509383681942" calcext:value-type="float">
            <text:p>0.4295093837</text:p>
          </table:table-cell>
          <table:table-cell office:value-type="float" office:value="0.389094076279746" calcext:value-type="float">
            <text:p>0.3890940763</text:p>
          </table:table-cell>
          <table:table-cell office:value-type="float" office:value="-0.2740126578681" calcext:value-type="float">
            <text:p>-0.2740126579</text:p>
          </table:table-cell>
          <table:table-cell office:value-type="float" office:value="0.270600360919479" calcext:value-type="float">
            <text:p>0.2706003609</text:p>
          </table:table-cell>
          <table:table-cell office:value-type="float" office:value="0.139303658260498" calcext:value-type="float">
            <text:p>0.1393036583</text:p>
          </table:table-cell>
        </table:table-row>
      </table:table>
      <table:table table:name="Sheet2" table:style-name="ta1">
        <table:shapes>
          <draw:frame draw:z-index="0" draw:style-name="gr1" draw:text-style-name="P1" svg:width="96.973cm" svg:height="32.59cm" svg:x="0.001cm" svg:y="0.001cm">
            <draw:object draw:notify-on-update-of-ranges="Sheet1.B1:Sheet1.CI1 Sheet1.A2:Sheet1.A2 Sheet1.B2:Sheet1.CI2 Sheet1.A3:Sheet1.A3 Sheet1.B3:Sheet1.CI3 Sheet1.A4:Sheet1.A4 Sheet1.B4:Sheet1.CI4 Sheet1.A5:Sheet1.A5 Sheet1.B5:Sheet1.CI5 Sheet1.A6:Sheet1.A6 Sheet1.B6:Sheet1.CI6 Sheet1.A7:Sheet1.A7 Sheet1.B7:Sheet1.CI7 Sheet1.A8:Sheet1.A8 Sheet1.B8:Sheet1.CI8 Sheet1.A9:Sheet1.A9 Sheet1.B9:Sheet1.CI9 Sheet1.A10:Sheet1.A10 Sheet1.B10:Sheet1.CI10 Sheet1.A11:Sheet1.A11 Sheet1.B11:Sheet1.CI11 Sheet1.A12:Sheet1.A12 Sheet1.B12:Sheet1.CI12 Sheet1.A13:Sheet1.A13 Sheet1.B13:Sheet1.CI13 Sheet1.A14:Sheet1.A14 Sheet1.B14:Sheet1.CI14 Sheet1.A15:Sheet1.A15 Sheet1.B15:Sheet1.CI15 Sheet1.A16:Sheet1.A16 Sheet1.B16:Sheet1.CI16 Sheet1.A17:Sheet1.A17 Sheet1.B17:Sheet1.CI17 Sheet1.A18:Sheet1.A18 Sheet1.B18:Sheet1.CI18 Sheet1.A19:Sheet1.A19 Sheet1.B19:Sheet1.CI19 Sheet1.A20:Sheet1.A20 Sheet1.B20:Sheet1.CI20 Sheet1.A21:Sheet1.A21 Sheet1.B21:Sheet1.CI21 Sheet1.A22:Sheet1.A22 Sheet1.B22:Sheet1.CI22 Sheet1.A23:Sheet1.A23 Sheet1.B23:Sheet1.CI23 Sheet1.A24:Sheet1.A24 Sheet1.B24:Sheet1.CI24 Sheet1.A25:Sheet1.A25 Sheet1.B25:Sheet1.CI25 Sheet1.A26:Sheet1.A26 Sheet1.B26:Sheet1.CI26 Sheet1.A27:Sheet1.A27 Sheet1.B27:Sheet1.CI27 Sheet1.A28:Sheet1.A28 Sheet1.B28:Sheet1.CI28 Sheet1.A29:Sheet1.A29 Sheet1.B29:Sheet1.CI29 Sheet1.A30:Sheet1.A30 Sheet1.B30:Sheet1.CI30 Sheet1.A31:Sheet1.A31 Sheet1.B31:Sheet1.CI31 Sheet1.A32:Sheet1.A32 Sheet1.B32:Sheet1.CI32 Sheet1.A33:Sheet1.A33 Sheet1.B33:Sheet1.CI33 Sheet1.A34:Sheet1.A34 Sheet1.B34:Sheet1.CI34 Sheet1.A35:Sheet1.A35 Sheet1.B35:Sheet1.CI35 Sheet1.A36:Sheet1.A36 Sheet1.B36:Sheet1.CI36 Sheet1.A37:Sheet1.A37 Sheet1.B37:Sheet1.CI37 Sheet1.A38:Sheet1.A38 Sheet1.B38:Sheet1.CI38 Sheet1.A39:Sheet1.A39 Sheet1.B39:Sheet1.CI39 Sheet1.A40:Sheet1.A40 Sheet1.B40:Sheet1.CI40 Sheet1.A41:Sheet1.A41 Sheet1.B41:Sheet1.CI41 Sheet1.A42:Sheet1.A42 Sheet1.B42:Sheet1.CI42 Sheet1.A43:Sheet1.A43 Sheet1.B43:Sheet1.CI43 Sheet1.A44:Sheet1.A44 Sheet1.B44:Sheet1.CI44 Sheet1.A45:Sheet1.A45 Sheet1.B45:Sheet1.CI45 Sheet1.A46:Sheet1.A46 Sheet1.B46:Sheet1.CI46 Sheet1.A47:Sheet1.A47 Sheet1.B47:Sheet1.CI47 Sheet1.A48:Sheet1.A48 Sheet1.B48:Sheet1.CI48 Sheet1.A49:Sheet1.A49 Sheet1.B49:Sheet1.CI49 Sheet1.A50:Sheet1.A50 Sheet1.B50:Sheet1.CI50 Sheet1.A51:Sheet1.A51 Sheet1.B51:Sheet1.CI51 Sheet1.A52:Sheet1.A52 Sheet1.B52:Sheet1.CI52 Sheet1.A53:Sheet1.A53 Sheet1.B53:Sheet1.CI53 Sheet1.A54:Sheet1.A54 Sheet1.B54:Sheet1.CI54 Sheet1.A55:Sheet1.A55 Sheet1.B55:Sheet1.CI55 Sheet1.A56:Sheet1.A56 Sheet1.B56:Sheet1.CI56 Sheet1.A57:Sheet1.A57 Sheet1.B57:Sheet1.CI57 Sheet1.A58:Sheet1.A58 Sheet1.B58:Sheet1.CI58 Sheet1.A59:Sheet1.A59 Sheet1.B59:Sheet1.CI59 Sheet1.A60:Sheet1.A60 Sheet1.B60:Sheet1.CI60 Sheet1.A61:Sheet1.A61 Sheet1.B61:Sheet1.CI6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5">00/00/0000</text:date>, <text:time style:data-style-name="N2" text:time-value="15:35:00.292649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5T15:35:17.014568293</dc:date>
    <meta:generator>LibreOffice/4.2.6.3$Linux_X86_64 LibreOffice_project/420m0$Build-3</meta:generator>
    <meta:editing-duration>P0D</meta:editing-duration>
    <meta:editing-cycles>1</meta:editing-cycles>
    <meta:document-statistic meta:table-count="2" meta:cell-count="53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96.974cm" svg:height="32.591cm" xlink:href=".." xlink:type="simple" chart:class="chart:bar" chart:style-name="ch1">
        <chart:legend chart:legend-position="end" svg:x="93.15cm" svg:y="1.305cm" style:legend-expansion="high" chart:style-name="ch2"/>
        <chart:plot-area chart:style-name="ch3" table:cell-range-address="Sheet1.A1:Sheet1.CI61" chart:data-source-has-labels="both" svg:x="2.389cm" svg:y="2.739cm" svg:width="86.883cm" svg:height="28.781cm">
          <chartooo:coordinate-region svg:x="3.503cm" svg:y="2.938cm" svg:width="85.667cm" svg:height="25.956cm"/>
          <chart:axis chart:dimension="x" chart:name="primary-x" chart:style-name="ch4" chartooo:axis-type="auto">
            <chartooo:date-scale/>
            <chart:categories table:cell-range-address="Sheet1.B1:Sheet1.CI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B2:Sheet1.CI2" chart:label-cell-address="Sheet1.A2:Sheet1.A2" chart:class="chart:bar">
            <chart:data-point chart:repeated="86"/>
          </chart:series>
          <chart:series chart:style-name="ch8" chart:values-cell-range-address="Sheet1.B3:Sheet1.CI3" chart:label-cell-address="Sheet1.A3:Sheet1.A3" chart:class="chart:bar">
            <chart:data-point chart:repeated="86"/>
          </chart:series>
          <chart:series chart:style-name="ch9" chart:values-cell-range-address="Sheet1.B4:Sheet1.CI4" chart:label-cell-address="Sheet1.A4:Sheet1.A4" chart:class="chart:bar">
            <chart:data-point chart:repeated="86"/>
          </chart:series>
          <chart:series chart:style-name="ch10" chart:values-cell-range-address="Sheet1.B5:Sheet1.CI5" chart:label-cell-address="Sheet1.A5:Sheet1.A5" chart:class="chart:bar">
            <chart:data-point chart:repeated="86"/>
          </chart:series>
          <chart:series chart:style-name="ch11" chart:values-cell-range-address="Sheet1.B6:Sheet1.CI6" chart:label-cell-address="Sheet1.A6:Sheet1.A6" chart:class="chart:bar">
            <chart:data-point chart:repeated="86"/>
          </chart:series>
          <chart:series chart:style-name="ch12" chart:values-cell-range-address="Sheet1.B7:Sheet1.CI7" chart:label-cell-address="Sheet1.A7:Sheet1.A7" chart:class="chart:bar">
            <chart:data-point chart:repeated="86"/>
          </chart:series>
          <chart:series chart:style-name="ch13" chart:values-cell-range-address="Sheet1.B8:Sheet1.CI8" chart:label-cell-address="Sheet1.A8:Sheet1.A8" chart:class="chart:bar">
            <chart:data-point chart:repeated="86"/>
          </chart:series>
          <chart:series chart:style-name="ch14" chart:values-cell-range-address="Sheet1.B9:Sheet1.CI9" chart:label-cell-address="Sheet1.A9:Sheet1.A9" chart:class="chart:bar">
            <chart:data-point chart:repeated="86"/>
          </chart:series>
          <chart:series chart:style-name="ch15" chart:values-cell-range-address="Sheet1.B10:Sheet1.CI10" chart:label-cell-address="Sheet1.A10:Sheet1.A10" chart:class="chart:bar">
            <chart:data-point chart:repeated="86"/>
          </chart:series>
          <chart:series chart:style-name="ch16" chart:values-cell-range-address="Sheet1.B11:Sheet1.CI11" chart:label-cell-address="Sheet1.A11:Sheet1.A11" chart:class="chart:bar">
            <chart:data-point chart:repeated="86"/>
          </chart:series>
          <chart:series chart:style-name="ch17" chart:values-cell-range-address="Sheet1.B12:Sheet1.CI12" chart:label-cell-address="Sheet1.A12:Sheet1.A12" chart:class="chart:bar">
            <chart:data-point chart:repeated="86"/>
          </chart:series>
          <chart:series chart:style-name="ch18" chart:values-cell-range-address="Sheet1.B13:Sheet1.CI13" chart:label-cell-address="Sheet1.A13:Sheet1.A13" chart:class="chart:bar">
            <chart:data-point chart:repeated="86"/>
          </chart:series>
          <chart:series chart:style-name="ch7" chart:values-cell-range-address="Sheet1.B14:Sheet1.CI14" chart:label-cell-address="Sheet1.A14:Sheet1.A14" chart:class="chart:bar">
            <chart:data-point chart:repeated="86"/>
          </chart:series>
          <chart:series chart:style-name="ch8" chart:values-cell-range-address="Sheet1.B15:Sheet1.CI15" chart:label-cell-address="Sheet1.A15:Sheet1.A15" chart:class="chart:bar">
            <chart:data-point chart:repeated="86"/>
          </chart:series>
          <chart:series chart:style-name="ch9" chart:values-cell-range-address="Sheet1.B16:Sheet1.CI16" chart:label-cell-address="Sheet1.A16:Sheet1.A16" chart:class="chart:bar">
            <chart:data-point chart:repeated="86"/>
          </chart:series>
          <chart:series chart:style-name="ch10" chart:values-cell-range-address="Sheet1.B17:Sheet1.CI17" chart:label-cell-address="Sheet1.A17:Sheet1.A17" chart:class="chart:bar">
            <chart:data-point chart:repeated="86"/>
          </chart:series>
          <chart:series chart:style-name="ch11" chart:values-cell-range-address="Sheet1.B18:Sheet1.CI18" chart:label-cell-address="Sheet1.A18:Sheet1.A18" chart:class="chart:bar">
            <chart:data-point chart:repeated="86"/>
          </chart:series>
          <chart:series chart:style-name="ch12" chart:values-cell-range-address="Sheet1.B19:Sheet1.CI19" chart:label-cell-address="Sheet1.A19:Sheet1.A19" chart:class="chart:bar">
            <chart:data-point chart:repeated="86"/>
          </chart:series>
          <chart:series chart:style-name="ch13" chart:values-cell-range-address="Sheet1.B20:Sheet1.CI20" chart:label-cell-address="Sheet1.A20:Sheet1.A20" chart:class="chart:bar">
            <chart:data-point chart:repeated="86"/>
          </chart:series>
          <chart:series chart:style-name="ch14" chart:values-cell-range-address="Sheet1.B21:Sheet1.CI21" chart:label-cell-address="Sheet1.A21:Sheet1.A21" chart:class="chart:bar">
            <chart:data-point chart:repeated="86"/>
          </chart:series>
          <chart:series chart:style-name="ch15" chart:values-cell-range-address="Sheet1.B22:Sheet1.CI22" chart:label-cell-address="Sheet1.A22:Sheet1.A22" chart:class="chart:bar">
            <chart:data-point chart:repeated="86"/>
          </chart:series>
          <chart:series chart:style-name="ch16" chart:values-cell-range-address="Sheet1.B23:Sheet1.CI23" chart:label-cell-address="Sheet1.A23:Sheet1.A23" chart:class="chart:bar">
            <chart:data-point chart:repeated="86"/>
          </chart:series>
          <chart:series chart:style-name="ch17" chart:values-cell-range-address="Sheet1.B24:Sheet1.CI24" chart:label-cell-address="Sheet1.A24:Sheet1.A24" chart:class="chart:bar">
            <chart:data-point chart:repeated="86"/>
          </chart:series>
          <chart:series chart:style-name="ch18" chart:values-cell-range-address="Sheet1.B25:Sheet1.CI25" chart:label-cell-address="Sheet1.A25:Sheet1.A25" chart:class="chart:bar">
            <chart:data-point chart:repeated="86"/>
          </chart:series>
          <chart:series chart:style-name="ch7" chart:values-cell-range-address="Sheet1.B26:Sheet1.CI26" chart:label-cell-address="Sheet1.A26:Sheet1.A26" chart:class="chart:bar">
            <chart:data-point chart:repeated="86"/>
          </chart:series>
          <chart:series chart:style-name="ch8" chart:values-cell-range-address="Sheet1.B27:Sheet1.CI27" chart:label-cell-address="Sheet1.A27:Sheet1.A27" chart:class="chart:bar">
            <chart:data-point chart:repeated="86"/>
          </chart:series>
          <chart:series chart:style-name="ch9" chart:values-cell-range-address="Sheet1.B28:Sheet1.CI28" chart:label-cell-address="Sheet1.A28:Sheet1.A28" chart:class="chart:bar">
            <chart:data-point chart:repeated="86"/>
          </chart:series>
          <chart:series chart:style-name="ch10" chart:values-cell-range-address="Sheet1.B29:Sheet1.CI29" chart:label-cell-address="Sheet1.A29:Sheet1.A29" chart:class="chart:bar">
            <chart:data-point chart:repeated="86"/>
          </chart:series>
          <chart:series chart:style-name="ch11" chart:values-cell-range-address="Sheet1.B30:Sheet1.CI30" chart:label-cell-address="Sheet1.A30:Sheet1.A30" chart:class="chart:bar">
            <chart:data-point chart:repeated="86"/>
          </chart:series>
          <chart:series chart:style-name="ch12" chart:values-cell-range-address="Sheet1.B31:Sheet1.CI31" chart:label-cell-address="Sheet1.A31:Sheet1.A31" chart:class="chart:bar">
            <chart:data-point chart:repeated="86"/>
          </chart:series>
          <chart:series chart:style-name="ch13" chart:values-cell-range-address="Sheet1.B32:Sheet1.CI32" chart:label-cell-address="Sheet1.A32:Sheet1.A32" chart:class="chart:bar">
            <chart:data-point chart:repeated="86"/>
          </chart:series>
          <chart:series chart:style-name="ch14" chart:values-cell-range-address="Sheet1.B33:Sheet1.CI33" chart:label-cell-address="Sheet1.A33:Sheet1.A33" chart:class="chart:bar">
            <chart:data-point chart:repeated="86"/>
          </chart:series>
          <chart:series chart:style-name="ch15" chart:values-cell-range-address="Sheet1.B34:Sheet1.CI34" chart:label-cell-address="Sheet1.A34:Sheet1.A34" chart:class="chart:bar">
            <chart:data-point chart:repeated="86"/>
          </chart:series>
          <chart:series chart:style-name="ch16" chart:values-cell-range-address="Sheet1.B35:Sheet1.CI35" chart:label-cell-address="Sheet1.A35:Sheet1.A35" chart:class="chart:bar">
            <chart:data-point chart:repeated="86"/>
          </chart:series>
          <chart:series chart:style-name="ch17" chart:values-cell-range-address="Sheet1.B36:Sheet1.CI36" chart:label-cell-address="Sheet1.A36:Sheet1.A36" chart:class="chart:bar">
            <chart:data-point chart:repeated="86"/>
          </chart:series>
          <chart:series chart:style-name="ch18" chart:values-cell-range-address="Sheet1.B37:Sheet1.CI37" chart:label-cell-address="Sheet1.A37:Sheet1.A37" chart:class="chart:bar">
            <chart:data-point chart:repeated="86"/>
          </chart:series>
          <chart:series chart:style-name="ch7" chart:values-cell-range-address="Sheet1.B38:Sheet1.CI38" chart:label-cell-address="Sheet1.A38:Sheet1.A38" chart:class="chart:bar">
            <chart:data-point chart:repeated="86"/>
          </chart:series>
          <chart:series chart:style-name="ch8" chart:values-cell-range-address="Sheet1.B39:Sheet1.CI39" chart:label-cell-address="Sheet1.A39:Sheet1.A39" chart:class="chart:bar">
            <chart:data-point chart:repeated="86"/>
          </chart:series>
          <chart:series chart:style-name="ch9" chart:values-cell-range-address="Sheet1.B40:Sheet1.CI40" chart:label-cell-address="Sheet1.A40:Sheet1.A40" chart:class="chart:bar">
            <chart:data-point chart:repeated="86"/>
          </chart:series>
          <chart:series chart:style-name="ch10" chart:values-cell-range-address="Sheet1.B41:Sheet1.CI41" chart:label-cell-address="Sheet1.A41:Sheet1.A41" chart:class="chart:bar">
            <chart:data-point chart:repeated="86"/>
          </chart:series>
          <chart:series chart:style-name="ch11" chart:values-cell-range-address="Sheet1.B42:Sheet1.CI42" chart:label-cell-address="Sheet1.A42:Sheet1.A42" chart:class="chart:bar">
            <chart:data-point chart:repeated="86"/>
          </chart:series>
          <chart:series chart:style-name="ch12" chart:values-cell-range-address="Sheet1.B43:Sheet1.CI43" chart:label-cell-address="Sheet1.A43:Sheet1.A43" chart:class="chart:bar">
            <chart:data-point chart:repeated="86"/>
          </chart:series>
          <chart:series chart:style-name="ch13" chart:values-cell-range-address="Sheet1.B44:Sheet1.CI44" chart:label-cell-address="Sheet1.A44:Sheet1.A44" chart:class="chart:bar">
            <chart:data-point chart:repeated="86"/>
          </chart:series>
          <chart:series chart:style-name="ch14" chart:values-cell-range-address="Sheet1.B45:Sheet1.CI45" chart:label-cell-address="Sheet1.A45:Sheet1.A45" chart:class="chart:bar">
            <chart:data-point chart:repeated="86"/>
          </chart:series>
          <chart:series chart:style-name="ch15" chart:values-cell-range-address="Sheet1.B46:Sheet1.CI46" chart:label-cell-address="Sheet1.A46:Sheet1.A46" chart:class="chart:bar">
            <chart:data-point chart:repeated="86"/>
          </chart:series>
          <chart:series chart:style-name="ch16" chart:values-cell-range-address="Sheet1.B47:Sheet1.CI47" chart:label-cell-address="Sheet1.A47:Sheet1.A47" chart:class="chart:bar">
            <chart:data-point chart:repeated="86"/>
          </chart:series>
          <chart:series chart:style-name="ch17" chart:values-cell-range-address="Sheet1.B48:Sheet1.CI48" chart:label-cell-address="Sheet1.A48:Sheet1.A48" chart:class="chart:bar">
            <chart:data-point chart:repeated="86"/>
          </chart:series>
          <chart:series chart:style-name="ch18" chart:values-cell-range-address="Sheet1.B49:Sheet1.CI49" chart:label-cell-address="Sheet1.A49:Sheet1.A49" chart:class="chart:bar">
            <chart:data-point chart:repeated="86"/>
          </chart:series>
          <chart:series chart:style-name="ch7" chart:values-cell-range-address="Sheet1.B50:Sheet1.CI50" chart:label-cell-address="Sheet1.A50:Sheet1.A50" chart:class="chart:bar">
            <chart:data-point chart:repeated="86"/>
          </chart:series>
          <chart:series chart:style-name="ch8" chart:values-cell-range-address="Sheet1.B51:Sheet1.CI51" chart:label-cell-address="Sheet1.A51:Sheet1.A51" chart:class="chart:bar">
            <chart:data-point chart:repeated="86"/>
          </chart:series>
          <chart:series chart:style-name="ch9" chart:values-cell-range-address="Sheet1.B52:Sheet1.CI52" chart:label-cell-address="Sheet1.A52:Sheet1.A52" chart:class="chart:bar">
            <chart:data-point chart:repeated="86"/>
          </chart:series>
          <chart:series chart:style-name="ch10" chart:values-cell-range-address="Sheet1.B53:Sheet1.CI53" chart:label-cell-address="Sheet1.A53:Sheet1.A53" chart:class="chart:bar">
            <chart:data-point chart:repeated="86"/>
          </chart:series>
          <chart:series chart:style-name="ch11" chart:values-cell-range-address="Sheet1.B54:Sheet1.CI54" chart:label-cell-address="Sheet1.A54:Sheet1.A54" chart:class="chart:bar">
            <chart:data-point chart:repeated="86"/>
          </chart:series>
          <chart:series chart:style-name="ch12" chart:values-cell-range-address="Sheet1.B55:Sheet1.CI55" chart:label-cell-address="Sheet1.A55:Sheet1.A55" chart:class="chart:bar">
            <chart:data-point chart:repeated="86"/>
          </chart:series>
          <chart:series chart:style-name="ch13" chart:values-cell-range-address="Sheet1.B56:Sheet1.CI56" chart:label-cell-address="Sheet1.A56:Sheet1.A56" chart:class="chart:bar">
            <chart:data-point chart:repeated="86"/>
          </chart:series>
          <chart:series chart:style-name="ch14" chart:values-cell-range-address="Sheet1.B57:Sheet1.CI57" chart:label-cell-address="Sheet1.A57:Sheet1.A57" chart:class="chart:bar">
            <chart:data-point chart:repeated="86"/>
          </chart:series>
          <chart:series chart:style-name="ch15" chart:values-cell-range-address="Sheet1.B58:Sheet1.CI58" chart:label-cell-address="Sheet1.A58:Sheet1.A58" chart:class="chart:bar">
            <chart:data-point chart:repeated="86"/>
          </chart:series>
          <chart:series chart:style-name="ch16" chart:values-cell-range-address="Sheet1.B59:Sheet1.CI59" chart:label-cell-address="Sheet1.A59:Sheet1.A59" chart:class="chart:bar">
            <chart:data-point chart:repeated="86"/>
          </chart:series>
          <chart:series chart:style-name="ch17" chart:values-cell-range-address="Sheet1.B60:Sheet1.CI60" chart:label-cell-address="Sheet1.A60:Sheet1.A60" chart:class="chart:bar">
            <chart:data-point chart:repeated="86"/>
          </chart:series>
          <chart:series chart:style-name="ch18" chart:values-cell-range-address="Sheet1.B61:Sheet1.CI61" chart:label-cell-address="Sheet1.A61:Sheet1.A61" chart:class="chart:bar">
            <chart:data-point chart:repeated="8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hole-program</text:p>
                <draw:g>
                  <svg:desc>Sheet1.B1:Sheet1.CI1</svg:desc>
                </draw:g>
              </table:table-cell>
              <table:table-cell office:value-type="string">
                <text:p>strlen</text:p>
              </table:table-cell>
              <table:table-cell office:value-type="string">
                <text:p>phicprop</text:p>
              </table:table-cell>
              <table:table-cell office:value-type="string">
                <text:p>reassoc</text:p>
              </table:table-cell>
              <table:table-cell office:value-type="string">
                <text:p>widening_mul</text:p>
              </table:table-cell>
              <table:table-cell office:value-type="string">
                <text:p>pure-const</text:p>
              </table:table-cell>
              <table:table-cell office:value-type="string">
                <text:p>ehdisp</text:p>
              </table:table-cell>
              <table:table-cell office:value-type="string">
                <text:p>stdarg</text:p>
              </table:table-cell>
              <table:table-cell office:value-type="string">
                <text:p>aprefetch</text:p>
              </table:table-cell>
              <table:table-cell office:value-type="string">
                <text:p>cdtor</text:p>
              </table:table-cell>
              <table:table-cell office:value-type="string">
                <text:p>sink</text:p>
              </table:table-cell>
              <table:table-cell office:value-type="string">
                <text:p>pta</text:p>
              </table:table-cell>
              <table:table-cell office:value-type="string">
                <text:p>tailr</text:p>
              </table:table-cell>
              <table:table-cell office:value-type="string">
                <text:p>fnsplit</text:p>
              </table:table-cell>
              <table:table-cell office:value-type="string">
                <text:p>loopinit</text:p>
              </table:table-cell>
              <table:table-cell office:value-type="string">
                <text:p>ckdd</text:p>
              </table:table-cell>
              <table:table-cell office:value-type="string">
                <text:p>recip</text:p>
              </table:table-cell>
              <table:table-cell office:value-type="string">
                <text:p>profile_estimate</text:p>
              </table:table-cell>
              <table:table-cell office:value-type="string">
                <text:p>ehcleanup</text:p>
              </table:table-cell>
              <table:table-cell office:value-type="string">
                <text:p>isolate-paths</text:p>
              </table:table-cell>
              <table:table-cell office:value-type="string">
                <text:p>esra</text:p>
              </table:table-cell>
              <table:table-cell office:value-type="string">
                <text:p>crited</text:p>
              </table:table-cell>
              <table:table-cell office:value-type="string">
                <text:p>slsr</text:p>
              </table:table-cell>
              <table:table-cell office:value-type="string">
                <text:p>ifcombine</text:p>
              </table:table-cell>
              <table:table-cell office:value-type="string">
                <text:p>loopdone</text:p>
              </table:table-cell>
              <table:table-cell office:value-type="string">
                <text:p>ch</text:p>
              </table:table-cell>
              <table:table-cell office:value-type="string">
                <text:p>forwprop</text:p>
              </table:table-cell>
              <table:table-cell office:value-type="string">
                <text:p>alias</text:p>
              </table:table-cell>
              <table:table-cell office:value-type="string">
                <text:p>dce</text:p>
              </table:table-cell>
              <table:table-cell office:value-type="string">
                <text:p>tmipa</text:p>
              </table:table-cell>
              <table:table-cell office:value-type="string">
                <text:p>ldist</text:p>
              </table:table-cell>
              <table:table-cell office:value-type="string">
                <text:p>ivopts</text:p>
              </table:table-cell>
              <table:table-cell office:value-type="string">
                <text:p>mergephi</text:p>
              </table:table-cell>
              <table:table-cell office:value-type="string">
                <text:p>graphite0</text:p>
              </table:table-cell>
              <table:table-cell office:value-type="string">
                <text:p>tracer</text:p>
              </table:table-cell>
              <table:table-cell office:value-type="string">
                <text:p>pcom</text:p>
              </table:table-cell>
              <table:table-cell office:value-type="string">
                <text:p>retslot</text:p>
              </table:table-cell>
              <table:table-cell office:value-type="string">
                <text:p>einline</text:p>
              </table:table-cell>
              <table:table-cell office:value-type="string">
                <text:p>cselim</text:p>
              </table:table-cell>
              <table:table-cell office:value-type="string">
                <text:p>vrp</text:p>
              </table:table-cell>
              <table:table-cell office:value-type="string">
                <text:p>release_ssa</text:p>
              </table:table-cell>
              <table:table-cell office:value-type="string">
                <text:p>fab</text:p>
              </table:table-cell>
              <table:table-cell office:value-type="string">
                <text:p>sra</text:p>
              </table:table-cell>
              <table:table-cell office:value-type="string">
                <text:p>ivcanon</text:p>
              </table:table-cell>
              <table:table-cell office:value-type="string">
                <text:p>cp</text:p>
              </table:table-cell>
              <table:table-cell office:value-type="string">
                <text:p>dse</text:p>
              </table:table-cell>
              <table:table-cell office:value-type="string">
                <text:p>switchconv</text:p>
              </table:table-cell>
              <table:table-cell office:value-type="string">
                <text:p>static-var</text:p>
              </table:table-cell>
              <table:table-cell office:value-type="string">
                <text:p>cddce</text:p>
              </table:table-cell>
              <table:table-cell office:value-type="string">
                <text:p>inline</text:p>
              </table:table-cell>
              <table:table-cell office:value-type="string">
                <text:p>cdce</text:p>
              </table:table-cell>
              <table:table-cell office:value-type="string">
                <text:p>sccp</text:p>
              </table:table-cell>
              <table:table-cell office:value-type="string">
                <text:p>uninit</text:p>
              </table:table-cell>
              <table:table-cell office:value-type="string">
                <text:p>ealias</text:p>
              </table:table-cell>
              <table:table-cell office:value-type="string">
                <text:p>parloops</text:p>
              </table:table-cell>
              <table:table-cell office:value-type="string">
                <text:p>tailc</text:p>
              </table:table-cell>
              <table:table-cell office:value-type="string">
                <text:p>ifcvt</text:p>
              </table:table-cell>
              <table:table-cell office:value-type="string">
                <text:p>simdclone</text:p>
              </table:table-cell>
              <table:table-cell office:value-type="string">
                <text:p>ccp</text:p>
              </table:table-cell>
              <table:table-cell office:value-type="string">
                <text:p>copyprop</text:p>
              </table:table-cell>
              <table:table-cell office:value-type="string">
                <text:p>objsz</text:p>
              </table:table-cell>
              <table:table-cell office:value-type="string">
                <text:p>pre</text:p>
              </table:table-cell>
              <table:table-cell office:value-type="string">
                <text:p>dom</text:p>
              </table:table-cell>
              <table:table-cell office:value-type="string">
                <text:p>early_optimizations</text:p>
              </table:table-cell>
              <table:table-cell office:value-type="string">
                <text:p>sincos</text:p>
              </table:table-cell>
              <table:table-cell office:value-type="string">
                <text:p>vect</text:p>
              </table:table-cell>
              <table:table-cell office:value-type="string">
                <text:p>loop</text:p>
              </table:table-cell>
              <table:table-cell office:value-type="string">
                <text:p>inline_param</text:p>
              </table:table-cell>
              <table:table-cell office:value-type="string">
                <text:p>cunroll</text:p>
              </table:table-cell>
              <table:table-cell office:value-type="string">
                <text:p>fre</text:p>
              </table:table-cell>
              <table:table-cell office:value-type="string">
                <text:p>profile</text:p>
              </table:table-cell>
              <table:table-cell office:value-type="string">
                <text:p>phiprop</text:p>
              </table:table-cell>
              <table:table-cell office:value-type="string">
                <text:p>copyrename</text:p>
              </table:table-cell>
              <table:table-cell office:value-type="string">
                <text:p>veclower2</text:p>
              </table:table-cell>
              <table:table-cell office:value-type="string">
                <text:p>lim</text:p>
              </table:table-cell>
              <table:table-cell office:value-type="string">
                <text:p>emutls</text:p>
              </table:table-cell>
              <table:table-cell office:value-type="string">
                <text:p>dceloop</text:p>
              </table:table-cell>
              <table:table-cell office:value-type="string">
                <text:p>phiopt</text:p>
              </table:table-cell>
              <table:table-cell office:value-type="string">
                <text:p>bswap</text:p>
              </table:table-cell>
              <table:table-cell office:value-type="string">
                <text:p>cunrolli</text:p>
              </table:table-cell>
              <table:table-cell office:value-type="string">
                <text:p>local-pure-const</text:p>
              </table:table-cell>
              <table:table-cell office:value-type="string">
                <text:p>devirt</text:p>
              </table:table-cell>
              <table:table-cell office:value-type="string">
                <text:p>increase_alignment</text:p>
              </table:table-cell>
              <table:table-cell office:value-type="string">
                <text:p>eipa_sra</text:p>
              </table:table-cell>
              <table:table-cell office:value-type="string">
                <text:p>unswitch</text:p>
              </table:table-cell>
              <table:table-cell office:value-type="string">
                <text:p>slp</text:p>
              </table:table-cell>
            </table:table-row>
          </table:table-header-rows>
          <table:table-rows>
            <table:table-row>
              <table:table-cell office:value-type="string">
                <text:p>dijkstra</text:p>
                <draw:g>
                  <svg:desc>Sheet1.A2:Sheet1.A2</svg:desc>
                </draw:g>
              </table:table-cell>
              <table:table-cell office:value-type="float" office:value="-0.106611024814117">
                <text:p>-0.106611024814117</text:p>
                <draw:g>
                  <svg:desc>Sheet1.B2:Sheet1.CI2</svg:desc>
                </draw:g>
              </table:table-cell>
              <table:table-cell office:value-type="float" office:value="0.241801751662429">
                <text:p>0.241801751662429</text:p>
              </table:table-cell>
              <table:table-cell office:value-type="float" office:value="-0.0346259567631728">
                <text:p>-0.0346259567631728</text:p>
              </table:table-cell>
              <table:table-cell office:value-type="float" office:value="0.496181326324545">
                <text:p>0.496181326324545</text:p>
              </table:table-cell>
              <table:table-cell office:value-type="float" office:value="-0.725509261014557">
                <text:p>-0.725509261014557</text:p>
              </table:table-cell>
              <table:table-cell office:value-type="float" office:value="0.0852446029965057">
                <text:p>0.0852446029965057</text:p>
              </table:table-cell>
              <table:table-cell office:value-type="float" office:value="-0.728087103136924">
                <text:p>-0.728087103136924</text:p>
              </table:table-cell>
              <table:table-cell office:value-type="float" office:value="-0.0864504658117781">
                <text:p>-0.0864504658117781</text:p>
              </table:table-cell>
              <table:table-cell office:value-type="float" office:value="-0.207359600272209">
                <text:p>-0.207359600272209</text:p>
              </table:table-cell>
              <table:table-cell office:value-type="float" office:value="0.00561083067834572">
                <text:p>0.00561083067834572</text:p>
              </table:table-cell>
              <table:table-cell office:value-type="float" office:value="-0.0984825611543535">
                <text:p>-0.0984825611543535</text:p>
              </table:table-cell>
              <table:table-cell office:value-type="float" office:value="0.0788559932310185">
                <text:p>0.0788559932310185</text:p>
              </table:table-cell>
              <table:table-cell office:value-type="float" office:value="-0.0659557472650126">
                <text:p>-0.0659557472650126</text:p>
              </table:table-cell>
              <table:table-cell office:value-type="float" office:value="-0.275912117292745">
                <text:p>-0.275912117292745</text:p>
              </table:table-cell>
              <table:table-cell office:value-type="float" office:value="-0.342384208672353">
                <text:p>-0.342384208672353</text:p>
              </table:table-cell>
              <table:table-cell office:value-type="float" office:value="-0.0512924265719475">
                <text:p>-0.0512924265719475</text:p>
              </table:table-cell>
              <table:table-cell office:value-type="float" office:value="0.1709324016657">
                <text:p>0.1709324016657</text:p>
              </table:table-cell>
              <table:table-cell office:value-type="float" office:value="-1.35444890485719">
                <text:p>-1.35444890485719</text:p>
              </table:table-cell>
              <table:table-cell office:value-type="float" office:value="-0.292862075904069">
                <text:p>-0.292862075904069</text:p>
              </table:table-cell>
              <table:table-cell office:value-type="float" office:value="0.064803580667045">
                <text:p>0.064803580667045</text:p>
              </table:table-cell>
              <table:table-cell office:value-type="float" office:value="-0.40624356287765">
                <text:p>-0.40624356287765</text:p>
              </table:table-cell>
              <table:table-cell office:value-type="float" office:value="0.478923600357907">
                <text:p>0.478923600357907</text:p>
              </table:table-cell>
              <table:table-cell office:value-type="float" office:value="-0.10107264118578">
                <text:p>-0.10107264118578</text:p>
              </table:table-cell>
              <table:table-cell office:value-type="float" office:value="0.199185663990113">
                <text:p>0.199185663990113</text:p>
              </table:table-cell>
              <table:table-cell office:value-type="float" office:value="-0.327306385035618">
                <text:p>-0.327306385035618</text:p>
              </table:table-cell>
              <table:table-cell office:value-type="float" office:value="-0.772527150328543">
                <text:p>-0.772527150328543</text:p>
              </table:table-cell>
              <table:table-cell office:value-type="float" office:value="-0.929069570778504">
                <text:p>-0.929069570778504</text:p>
              </table:table-cell>
              <table:table-cell office:value-type="float" office:value="0.250149343928446">
                <text:p>0.250149343928446</text:p>
              </table:table-cell>
              <table:table-cell office:value-type="float" office:value="-0.240942704434871">
                <text:p>-0.240942704434871</text:p>
              </table:table-cell>
              <table:table-cell office:value-type="float" office:value="0.140915097816301">
                <text:p>0.140915097816301</text:p>
              </table:table-cell>
              <table:table-cell office:value-type="float" office:value="-0.35618018182846">
                <text:p>-0.35618018182846</text:p>
              </table:table-cell>
              <table:table-cell office:value-type="float" office:value="-0.303454915582564">
                <text:p>-0.303454915582564</text:p>
              </table:table-cell>
              <table:table-cell office:value-type="float" office:value="0.595820761843348">
                <text:p>0.595820761843348</text:p>
              </table:table-cell>
              <table:table-cell office:value-type="float" office:value="-0.32472489113135">
                <text:p>-0.32472489113135</text:p>
              </table:table-cell>
              <table:table-cell office:value-type="float" office:value="-0.570285616173424">
                <text:p>-0.570285616173424</text:p>
              </table:table-cell>
              <table:table-cell office:value-type="float" office:value="0.087061082162109">
                <text:p>0.087061082162109</text:p>
              </table:table-cell>
              <table:table-cell office:value-type="float" office:value="-0.57198317952516">
                <text:p>-0.57198317952516</text:p>
              </table:table-cell>
              <table:table-cell office:value-type="float" office:value="0.0307142324721594">
                <text:p>0.0307142324721594</text:p>
              </table:table-cell>
              <table:table-cell office:value-type="float" office:value="-0.666037697798436">
                <text:p>-0.666037697798436</text:p>
              </table:table-cell>
              <table:table-cell office:value-type="float" office:value="0.282511600019191">
                <text:p>0.282511600019191</text:p>
              </table:table-cell>
              <table:table-cell office:value-type="float" office:value="0.0223639882018031">
                <text:p>0.0223639882018031</text:p>
              </table:table-cell>
              <table:table-cell office:value-type="float" office:value="-0.288939161755009">
                <text:p>-0.288939161755009</text:p>
              </table:table-cell>
              <table:table-cell office:value-type="float" office:value="-0.241671827605055">
                <text:p>-0.241671827605055</text:p>
              </table:table-cell>
              <table:table-cell office:value-type="float" office:value="-0.0554562493879906">
                <text:p>-0.0554562493879906</text:p>
              </table:table-cell>
              <table:table-cell office:value-type="float" office:value="0.311174012086926">
                <text:p>0.311174012086926</text:p>
              </table:table-cell>
              <table:table-cell office:value-type="float" office:value="-0.758758286781432">
                <text:p>-0.758758286781432</text:p>
              </table:table-cell>
              <table:table-cell office:value-type="float" office:value="-0.381799180712854">
                <text:p>-0.381799180712854</text:p>
              </table:table-cell>
              <table:table-cell office:value-type="float" office:value="-0.257300549281865">
                <text:p>-0.257300549281865</text:p>
              </table:table-cell>
              <table:table-cell office:value-type="float" office:value="-0.0764404315761741">
                <text:p>-0.0764404315761741</text:p>
              </table:table-cell>
              <table:table-cell office:value-type="float" office:value="-0.374090458669247">
                <text:p>-0.374090458669247</text:p>
              </table:table-cell>
              <table:table-cell office:value-type="float" office:value="0.247897919089822">
                <text:p>0.247897919089822</text:p>
              </table:table-cell>
              <table:table-cell office:value-type="float" office:value="0.228190322466022">
                <text:p>0.228190322466022</text:p>
              </table:table-cell>
              <table:table-cell office:value-type="float" office:value="-0.07829556766562">
                <text:p>-0.07829556766562</text:p>
              </table:table-cell>
              <table:table-cell office:value-type="float" office:value="-0.295407055660475">
                <text:p>-0.295407055660475</text:p>
              </table:table-cell>
              <table:table-cell office:value-type="float" office:value="0.18865554067866">
                <text:p>0.18865554067866</text:p>
              </table:table-cell>
              <table:table-cell office:value-type="float" office:value="-0.145567969382135">
                <text:p>-0.145567969382135</text:p>
              </table:table-cell>
              <table:table-cell office:value-type="float" office:value="-0.205401773952976">
                <text:p>-0.205401773952976</text:p>
              </table:table-cell>
              <table:table-cell office:value-type="float" office:value="0.240852093282312">
                <text:p>0.240852093282312</text:p>
              </table:table-cell>
              <table:table-cell office:value-type="float" office:value="-0.199715354942901">
                <text:p>-0.199715354942901</text:p>
              </table:table-cell>
              <table:table-cell office:value-type="float" office:value="-0.0559203235176044">
                <text:p>-0.0559203235176044</text:p>
              </table:table-cell>
              <table:table-cell office:value-type="float" office:value="-0.0987095441673112">
                <text:p>-0.0987095441673112</text:p>
              </table:table-cell>
              <table:table-cell office:value-type="float" office:value="-1.88213536361716">
                <text:p>-1.88213536361716</text:p>
              </table:table-cell>
              <table:table-cell office:value-type="float" office:value="1.38559502440016">
                <text:p>1.38559502440016</text:p>
              </table:table-cell>
              <table:table-cell office:value-type="float" office:value="-1.53681945762043">
                <text:p>-1.53681945762043</text:p>
              </table:table-cell>
              <table:table-cell office:value-type="float" office:value="0.17618708690187">
                <text:p>0.17618708690187</text:p>
              </table:table-cell>
              <table:table-cell office:value-type="float" office:value="0.518987149540131">
                <text:p>0.518987149540131</text:p>
              </table:table-cell>
              <table:table-cell office:value-type="float" office:value="0.120104842761815">
                <text:p>0.120104842761815</text:p>
              </table:table-cell>
              <table:table-cell office:value-type="float" office:value="-0.0944378773166889">
                <text:p>-0.0944378773166889</text:p>
              </table:table-cell>
              <table:table-cell office:value-type="float" office:value="-0.0023155868500895">
                <text:p>-0.0023155868500895</text:p>
              </table:table-cell>
              <table:table-cell office:value-type="float" office:value="2.06529787900246">
                <text:p>2.06529787900246</text:p>
              </table:table-cell>
              <table:table-cell office:value-type="float" office:value="0.223762043235136">
                <text:p>0.223762043235136</text:p>
              </table:table-cell>
              <table:table-cell office:value-type="float" office:value="0.0597292781560175">
                <text:p>0.0597292781560175</text:p>
              </table:table-cell>
              <table:table-cell office:value-type="float" office:value="-0.649518978972189">
                <text:p>-0.649518978972189</text:p>
              </table:table-cell>
              <table:table-cell office:value-type="float" office:value="-0.0592090461262681">
                <text:p>-0.0592090461262681</text:p>
              </table:table-cell>
              <table:table-cell office:value-type="float" office:value="-0.356142695205403">
                <text:p>-0.356142695205403</text:p>
              </table:table-cell>
              <table:table-cell office:value-type="float" office:value="-0.410433007205804">
                <text:p>-0.410433007205804</text:p>
              </table:table-cell>
              <table:table-cell office:value-type="float" office:value="0.663497370891813">
                <text:p>0.663497370891813</text:p>
              </table:table-cell>
              <table:table-cell office:value-type="float" office:value="-0.842200628503153">
                <text:p>-0.842200628503153</text:p>
              </table:table-cell>
              <table:table-cell office:value-type="float" office:value="-0.525400281116583">
                <text:p>-0.525400281116583</text:p>
              </table:table-cell>
              <table:table-cell office:value-type="float" office:value="-0.292872103931286">
                <text:p>-0.292872103931286</text:p>
              </table:table-cell>
              <table:table-cell office:value-type="float" office:value="-0.0388008892191724">
                <text:p>-0.0388008892191724</text:p>
              </table:table-cell>
              <table:table-cell office:value-type="float" office:value="0.578432110276425">
                <text:p>0.578432110276425</text:p>
              </table:table-cell>
              <table:table-cell office:value-type="float" office:value="-0.0695520910648304">
                <text:p>-0.0695520910648304</text:p>
              </table:table-cell>
              <table:table-cell office:value-type="float" office:value="-0.276585685389833">
                <text:p>-0.276585685389833</text:p>
              </table:table-cell>
              <table:table-cell office:value-type="float" office:value="-0.671339800818506">
                <text:p>-0.671339800818506</text:p>
              </table:table-cell>
              <table:table-cell office:value-type="float" office:value="-0.481521632930459">
                <text:p>-0.481521632930459</text:p>
              </table:table-cell>
            </table:table-row>
            <table:table-row>
              <table:table-cell office:value-type="string">
                <text:p>nettle-md5</text:p>
                <draw:g>
                  <svg:desc>Sheet1.A3:Sheet1.A3</svg:desc>
                </draw:g>
              </table:table-cell>
              <table:table-cell office:value-type="float" office:value="0.718981073981055">
                <text:p>0.718981073981055</text:p>
                <draw:g>
                  <svg:desc>Sheet1.B3:Sheet1.CI3</svg:desc>
                </draw:g>
              </table:table-cell>
              <table:table-cell office:value-type="float" office:value="0.0145429936010728">
                <text:p>0.0145429936010728</text:p>
              </table:table-cell>
              <table:table-cell office:value-type="float" office:value="0.0982502985466886">
                <text:p>0.0982502985466886</text:p>
              </table:table-cell>
              <table:table-cell office:value-type="float" office:value="-7.95986964700199">
                <text:p>-7.95986964700199</text:p>
              </table:table-cell>
              <table:table-cell office:value-type="float" office:value="0.463186278248589">
                <text:p>0.463186278248589</text:p>
              </table:table-cell>
              <table:table-cell office:value-type="float" office:value="-0.663391598354132">
                <text:p>-0.663391598354132</text:p>
              </table:table-cell>
              <table:table-cell office:value-type="float" office:value="1.09959460374916">
                <text:p>1.09959460374916</text:p>
              </table:table-cell>
              <table:table-cell office:value-type="float" office:value="0.236766524862281">
                <text:p>0.236766524862281</text:p>
              </table:table-cell>
              <table:table-cell office:value-type="float" office:value="0.220299113962021">
                <text:p>0.220299113962021</text:p>
              </table:table-cell>
              <table:table-cell office:value-type="float" office:value="0.141693371330833">
                <text:p>0.141693371330833</text:p>
              </table:table-cell>
              <table:table-cell office:value-type="float" office:value="-0.0029522993632519">
                <text:p>-0.0029522993632519</text:p>
              </table:table-cell>
              <table:table-cell office:value-type="float" office:value="-0.711103470206204">
                <text:p>-0.711103470206204</text:p>
              </table:table-cell>
              <table:table-cell office:value-type="float" office:value="0.42972509940675">
                <text:p>0.42972509940675</text:p>
              </table:table-cell>
              <table:table-cell office:value-type="float" office:value="0.560359895337546">
                <text:p>0.560359895337546</text:p>
              </table:table-cell>
              <table:table-cell office:value-type="float" office:value="-0.27344136638066">
                <text:p>-0.27344136638066</text:p>
              </table:table-cell>
              <table:table-cell office:value-type="float" office:value="-0.00665887375592157">
                <text:p>-0.00665887375592157</text:p>
              </table:table-cell>
              <table:table-cell office:value-type="float" office:value="-0.0221748154116851">
                <text:p>-0.0221748154116851</text:p>
              </table:table-cell>
              <table:table-cell office:value-type="float" office:value="0.106538216752839">
                <text:p>0.106538216752839</text:p>
              </table:table-cell>
              <table:table-cell office:value-type="float" office:value="-1.36761461161472">
                <text:p>-1.36761461161472</text:p>
              </table:table-cell>
              <table:table-cell office:value-type="float" office:value="-0.326470249409101">
                <text:p>-0.326470249409101</text:p>
              </table:table-cell>
              <table:table-cell office:value-type="float" office:value="0.76414669235625">
                <text:p>0.76414669235625</text:p>
              </table:table-cell>
              <table:table-cell office:value-type="float" office:value="-0.777093294280231">
                <text:p>-0.777093294280231</text:p>
              </table:table-cell>
              <table:table-cell office:value-type="float" office:value="-0.172027477217478">
                <text:p>-0.172027477217478</text:p>
              </table:table-cell>
              <table:table-cell office:value-type="float" office:value="-0.197409880704883">
                <text:p>-0.197409880704883</text:p>
              </table:table-cell>
              <table:table-cell office:value-type="float" office:value="-0.252335099116053">
                <text:p>-0.252335099116053</text:p>
              </table:table-cell>
              <table:table-cell office:value-type="float" office:value="0.783852460545617">
                <text:p>0.783852460545617</text:p>
              </table:table-cell>
              <table:table-cell office:value-type="float" office:value="1.9210576539979">
                <text:p>1.9210576539979</text:p>
              </table:table-cell>
              <table:table-cell office:value-type="float" office:value="0.577588164590565">
                <text:p>0.577588164590565</text:p>
              </table:table-cell>
              <table:table-cell office:value-type="float" office:value="1.52378958476267">
                <text:p>1.52378958476267</text:p>
              </table:table-cell>
              <table:table-cell office:value-type="float" office:value="0.958885066361348">
                <text:p>0.958885066361348</text:p>
              </table:table-cell>
              <table:table-cell office:value-type="float" office:value="0.308234047533015">
                <text:p>0.308234047533015</text:p>
              </table:table-cell>
              <table:table-cell office:value-type="float" office:value="-1.19928307834733">
                <text:p>-1.19928307834733</text:p>
              </table:table-cell>
              <table:table-cell office:value-type="float" office:value="-0.402185387862137">
                <text:p>-0.402185387862137</text:p>
              </table:table-cell>
              <table:table-cell office:value-type="float" office:value="-0.114386254873311">
                <text:p>-0.114386254873311</text:p>
              </table:table-cell>
              <table:table-cell office:value-type="float" office:value="-0.195366065133838">
                <text:p>-0.195366065133838</text:p>
              </table:table-cell>
              <table:table-cell office:value-type="float" office:value="-0.436310871297643">
                <text:p>-0.436310871297643</text:p>
              </table:table-cell>
              <table:table-cell office:value-type="float" office:value="-0.929689814161481">
                <text:p>-0.929689814161481</text:p>
              </table:table-cell>
              <table:table-cell office:value-type="float" office:value="-1.17632892263347">
                <text:p>-1.17632892263347</text:p>
              </table:table-cell>
              <table:table-cell office:value-type="float" office:value="-0.3975714106677">
                <text:p>-0.3975714106677</text:p>
              </table:table-cell>
              <table:table-cell office:value-type="float" office:value="0.462838554803326">
                <text:p>0.462838554803326</text:p>
              </table:table-cell>
              <table:table-cell office:value-type="float" office:value="0.198224402451328">
                <text:p>0.198224402451328</text:p>
              </table:table-cell>
              <table:table-cell office:value-type="float" office:value="-0.199666020710368">
                <text:p>-0.199666020710368</text:p>
              </table:table-cell>
              <table:table-cell office:value-type="float" office:value="-0.500930654451514">
                <text:p>-0.500930654451514</text:p>
              </table:table-cell>
              <table:table-cell office:value-type="float" office:value="-0.639112365322536">
                <text:p>-0.639112365322536</text:p>
              </table:table-cell>
              <table:table-cell office:value-type="float" office:value="0.221073541161412">
                <text:p>0.221073541161412</text:p>
              </table:table-cell>
              <table:table-cell office:value-type="float" office:value="0.413299999673767">
                <text:p>0.413299999673767</text:p>
              </table:table-cell>
              <table:table-cell office:value-type="float" office:value="1.04151092177876">
                <text:p>1.04151092177876</text:p>
              </table:table-cell>
              <table:table-cell office:value-type="float" office:value="0.190144510935355">
                <text:p>0.190144510935355</text:p>
              </table:table-cell>
              <table:table-cell office:value-type="float" office:value="0.382210580189644">
                <text:p>0.382210580189644</text:p>
              </table:table-cell>
              <table:table-cell office:value-type="float" office:value="0.132354855063864">
                <text:p>0.132354855063864</text:p>
              </table:table-cell>
              <table:table-cell office:value-type="float" office:value="0.2097513847446">
                <text:p>0.2097513847446</text:p>
              </table:table-cell>
              <table:table-cell office:value-type="float" office:value="-0.812377271514371">
                <text:p>-0.812377271514371</text:p>
              </table:table-cell>
              <table:table-cell office:value-type="float" office:value="-0.0340431660071604">
                <text:p>-0.0340431660071604</text:p>
              </table:table-cell>
              <table:table-cell office:value-type="float" office:value="-1.26311374154632">
                <text:p>-1.26311374154632</text:p>
              </table:table-cell>
              <table:table-cell office:value-type="float" office:value="0.422755064656036">
                <text:p>0.422755064656036</text:p>
              </table:table-cell>
              <table:table-cell office:value-type="float" office:value="0.500632777351945">
                <text:p>0.500632777351945</text:p>
              </table:table-cell>
              <table:table-cell office:value-type="float" office:value="-0.0326999605822461">
                <text:p>-0.0326999605822461</text:p>
              </table:table-cell>
              <table:table-cell office:value-type="float" office:value="0.25590347136921">
                <text:p>0.25590347136921</text:p>
              </table:table-cell>
              <table:table-cell office:value-type="float" office:value="-0.109248574207457">
                <text:p>-0.109248574207457</text:p>
              </table:table-cell>
              <table:table-cell office:value-type="float" office:value="1.67504172354304">
                <text:p>1.67504172354304</text:p>
              </table:table-cell>
              <table:table-cell office:value-type="float" office:value="-0.420271047045399">
                <text:p>-0.420271047045399</text:p>
              </table:table-cell>
              <table:table-cell office:value-type="float" office:value="0.468651484756179">
                <text:p>0.468651484756179</text:p>
              </table:table-cell>
              <table:table-cell office:value-type="float" office:value="0.0337700081361786">
                <text:p>0.0337700081361786</text:p>
              </table:table-cell>
              <table:table-cell office:value-type="float" office:value="0.624707236803346">
                <text:p>0.624707236803346</text:p>
              </table:table-cell>
              <table:table-cell office:value-type="float" office:value="0.287082246840736">
                <text:p>0.287082246840736</text:p>
              </table:table-cell>
              <table:table-cell office:value-type="float" office:value="0.42794746299097">
                <text:p>0.42794746299097</text:p>
              </table:table-cell>
              <table:table-cell office:value-type="float" office:value="-1.49694354548116">
                <text:p>-1.49694354548116</text:p>
              </table:table-cell>
              <table:table-cell office:value-type="float" office:value="0.929969534838014">
                <text:p>0.929969534838014</text:p>
              </table:table-cell>
              <table:table-cell office:value-type="float" office:value="-0.17402160126872">
                <text:p>-0.17402160126872</text:p>
              </table:table-cell>
              <table:table-cell office:value-type="float" office:value="-0.247149849545393">
                <text:p>-0.247149849545393</text:p>
              </table:table-cell>
              <table:table-cell office:value-type="float" office:value="0.184400685453725">
                <text:p>0.184400685453725</text:p>
              </table:table-cell>
              <table:table-cell office:value-type="float" office:value="-0.883478303478799">
                <text:p>-0.883478303478799</text:p>
              </table:table-cell>
              <table:table-cell office:value-type="float" office:value="-1.67242055251837">
                <text:p>-1.67242055251837</text:p>
              </table:table-cell>
              <table:table-cell office:value-type="float" office:value="-0.326594116811167">
                <text:p>-0.326594116811167</text:p>
              </table:table-cell>
              <table:table-cell office:value-type="float" office:value="-0.249379024857267">
                <text:p>-0.249379024857267</text:p>
              </table:table-cell>
              <table:table-cell office:value-type="float" office:value="0.883863301771757">
                <text:p>0.883863301771757</text:p>
              </table:table-cell>
              <table:table-cell office:value-type="float" office:value="0.12276106418551">
                <text:p>0.12276106418551</text:p>
              </table:table-cell>
              <table:table-cell office:value-type="float" office:value="0.649487689958507">
                <text:p>0.649487689958507</text:p>
              </table:table-cell>
              <table:table-cell office:value-type="float" office:value="0.246519574111574">
                <text:p>0.246519574111574</text:p>
              </table:table-cell>
              <table:table-cell office:value-type="float" office:value="-0.923189854474599">
                <text:p>-0.923189854474599</text:p>
              </table:table-cell>
              <table:table-cell office:value-type="float" office:value="0.430057212103819">
                <text:p>0.430057212103819</text:p>
              </table:table-cell>
              <table:table-cell office:value-type="float" office:value="-0.215235019600922">
                <text:p>-0.215235019600922</text:p>
              </table:table-cell>
              <table:table-cell office:value-type="float" office:value="0.996105924738746">
                <text:p>0.996105924738746</text:p>
              </table:table-cell>
              <table:table-cell office:value-type="float" office:value="-0.319836759670658">
                <text:p>-0.319836759670658</text:p>
              </table:table-cell>
              <table:table-cell office:value-type="float" office:value="-0.644245718606589">
                <text:p>-0.644245718606589</text:p>
              </table:table-cell>
              <table:table-cell office:value-type="float" office:value="-0.744957487993422">
                <text:p>-0.744957487993422</text:p>
              </table:table-cell>
            </table:table-row>
            <table:table-row>
              <table:table-cell office:value-type="string">
                <text:p>stb_perlin</text:p>
                <draw:g>
                  <svg:desc>Sheet1.A4:Sheet1.A4</svg:desc>
                </draw:g>
              </table:table-cell>
              <table:table-cell office:value-type="float" office:value="19.5112506519099">
                <text:p>19.5112506519099</text:p>
                <draw:g>
                  <svg:desc>Sheet1.B4:Sheet1.CI4</svg:desc>
                </draw:g>
              </table:table-cell>
              <table:table-cell office:value-type="float" office:value="-1.61225947820322">
                <text:p>-1.61225947820322</text:p>
              </table:table-cell>
              <table:table-cell office:value-type="float" office:value="-26.9343536797601">
                <text:p>-26.9343536797601</text:p>
              </table:table-cell>
              <table:table-cell office:value-type="float" office:value="40.1666790068934">
                <text:p>40.1666790068934</text:p>
              </table:table-cell>
              <table:table-cell office:value-type="float" office:value="2.16622072532827">
                <text:p>2.16622072532827</text:p>
              </table:table-cell>
              <table:table-cell office:value-type="float" office:value="-7.77390786944409">
                <text:p>-7.77390786944409</text:p>
              </table:table-cell>
              <table:table-cell office:value-type="float" office:value="-0.798493196373784">
                <text:p>-0.798493196373784</text:p>
              </table:table-cell>
              <table:table-cell office:value-type="float" office:value="14.193966838526">
                <text:p>14.193966838526</text:p>
              </table:table-cell>
              <table:table-cell office:value-type="float" office:value="-4.74947244011304">
                <text:p>-4.74947244011304</text:p>
              </table:table-cell>
              <table:table-cell office:value-type="float" office:value="-6.46449427227211">
                <text:p>-6.46449427227211</text:p>
              </table:table-cell>
              <table:table-cell office:value-type="float" office:value="11.6086958787945">
                <text:p>11.6086958787945</text:p>
              </table:table-cell>
              <table:table-cell office:value-type="float" office:value="8.94637751865668">
                <text:p>8.94637751865668</text:p>
              </table:table-cell>
              <table:table-cell office:value-type="float" office:value="-12.8627234287317">
                <text:p>-12.8627234287317</text:p>
              </table:table-cell>
              <table:table-cell office:value-type="float" office:value="8.21054896588543">
                <text:p>8.21054896588543</text:p>
              </table:table-cell>
              <table:table-cell office:value-type="float" office:value="-27.0868956613141">
                <text:p>-27.0868956613141</text:p>
              </table:table-cell>
              <table:table-cell office:value-type="float" office:value="7.16980013213939">
                <text:p>7.16980013213939</text:p>
              </table:table-cell>
              <table:table-cell office:value-type="float" office:value="-8.26328107362473">
                <text:p>-8.26328107362473</text:p>
              </table:table-cell>
              <table:table-cell office:value-type="float" office:value="-17.5246436618442">
                <text:p>-17.5246436618442</text:p>
              </table:table-cell>
              <table:table-cell office:value-type="float" office:value="-0.401574280630632">
                <text:p>-0.401574280630632</text:p>
              </table:table-cell>
              <table:table-cell office:value-type="float" office:value="7.28293130655705">
                <text:p>7.28293130655705</text:p>
              </table:table-cell>
              <table:table-cell office:value-type="float" office:value="-29.8626405234855">
                <text:p>-29.8626405234855</text:p>
              </table:table-cell>
              <table:table-cell office:value-type="float" office:value="-22.4305785094131">
                <text:p>-22.4305785094131</text:p>
              </table:table-cell>
              <table:table-cell office:value-type="float" office:value="11.0267672693295">
                <text:p>11.0267672693295</text:p>
              </table:table-cell>
              <table:table-cell office:value-type="float" office:value="35.1271555884734">
                <text:p>35.1271555884734</text:p>
              </table:table-cell>
              <table:table-cell office:value-type="float" office:value="-20.2418430446789">
                <text:p>-20.2418430446789</text:p>
              </table:table-cell>
              <table:table-cell office:value-type="float" office:value="-23.4374547456951">
                <text:p>-23.4374547456951</text:p>
              </table:table-cell>
              <table:table-cell office:value-type="float" office:value="-10.6100141953158">
                <text:p>-10.6100141953158</text:p>
              </table:table-cell>
              <table:table-cell office:value-type="float" office:value="-22.285450657028">
                <text:p>-22.285450657028</text:p>
              </table:table-cell>
              <table:table-cell office:value-type="float" office:value="-31.4940729481324">
                <text:p>-31.4940729481324</text:p>
              </table:table-cell>
              <table:table-cell office:value-type="float" office:value="-19.1373455408298">
                <text:p>-19.1373455408298</text:p>
              </table:table-cell>
              <table:table-cell office:value-type="float" office:value="-0.368721919332829">
                <text:p>-0.368721919332829</text:p>
              </table:table-cell>
              <table:table-cell office:value-type="float" office:value="12.2042908142616">
                <text:p>12.2042908142616</text:p>
              </table:table-cell>
              <table:table-cell office:value-type="float" office:value="-8.7722480348135">
                <text:p>-8.7722480348135</text:p>
              </table:table-cell>
              <table:table-cell office:value-type="float" office:value="6.16085567408429">
                <text:p>6.16085567408429</text:p>
              </table:table-cell>
              <table:table-cell office:value-type="float" office:value="0.219774018959323">
                <text:p>0.219774018959323</text:p>
              </table:table-cell>
              <table:table-cell office:value-type="float" office:value="4.14540491217527">
                <text:p>4.14540491217527</text:p>
              </table:table-cell>
              <table:table-cell office:value-type="float" office:value="14.1450222534082">
                <text:p>14.1450222534082</text:p>
              </table:table-cell>
              <table:table-cell office:value-type="float" office:value="5.96813189602046">
                <text:p>5.96813189602046</text:p>
              </table:table-cell>
              <table:table-cell office:value-type="float" office:value="-7.51201543242549">
                <text:p>-7.51201543242549</text:p>
              </table:table-cell>
              <table:table-cell office:value-type="float" office:value="4.52134598490803">
                <text:p>4.52134598490803</text:p>
              </table:table-cell>
              <table:table-cell office:value-type="float" office:value="11.4666530550363">
                <text:p>11.4666530550363</text:p>
              </table:table-cell>
              <table:table-cell office:value-type="float" office:value="8.19240252854827">
                <text:p>8.19240252854827</text:p>
              </table:table-cell>
              <table:table-cell office:value-type="float" office:value="-6.2179451538641">
                <text:p>-6.2179451538641</text:p>
              </table:table-cell>
              <table:table-cell office:value-type="float" office:value="-17.7252326929257">
                <text:p>-17.7252326929257</text:p>
              </table:table-cell>
              <table:table-cell office:value-type="float" office:value="8.91835291489494">
                <text:p>8.91835291489494</text:p>
              </table:table-cell>
              <table:table-cell office:value-type="float" office:value="-17.6452794343713">
                <text:p>-17.6452794343713</text:p>
              </table:table-cell>
              <table:table-cell office:value-type="float" office:value="-19.2731158169571">
                <text:p>-19.2731158169571</text:p>
              </table:table-cell>
              <table:table-cell office:value-type="float" office:value="9.1551984451428">
                <text:p>9.1551984451428</text:p>
              </table:table-cell>
              <table:table-cell office:value-type="float" office:value="12.083441559103">
                <text:p>12.083441559103</text:p>
              </table:table-cell>
              <table:table-cell office:value-type="float" office:value="31.7814698118647">
                <text:p>31.7814698118647</text:p>
              </table:table-cell>
              <table:table-cell office:value-type="float" office:value="-9.59224783695849">
                <text:p>-9.59224783695849</text:p>
              </table:table-cell>
              <table:table-cell office:value-type="float" office:value="9.44911404872691">
                <text:p>9.44911404872691</text:p>
              </table:table-cell>
              <table:table-cell office:value-type="float" office:value="1.12814471980759">
                <text:p>1.12814471980759</text:p>
              </table:table-cell>
              <table:table-cell office:value-type="float" office:value="11.7353205375579">
                <text:p>11.7353205375579</text:p>
              </table:table-cell>
              <table:table-cell office:value-type="float" office:value="7.66091104186879">
                <text:p>7.66091104186879</text:p>
              </table:table-cell>
              <table:table-cell office:value-type="float" office:value="-8.83339281552701">
                <text:p>-8.83339281552701</text:p>
              </table:table-cell>
              <table:table-cell office:value-type="float" office:value="-7.11998346186815">
                <text:p>-7.11998346186815</text:p>
              </table:table-cell>
              <table:table-cell office:value-type="float" office:value="-3.08989679614455">
                <text:p>-3.08989679614455</text:p>
              </table:table-cell>
              <table:table-cell office:value-type="float" office:value="35.5274195582465">
                <text:p>35.5274195582465</text:p>
              </table:table-cell>
              <table:table-cell office:value-type="float" office:value="-12.7120288119958">
                <text:p>-12.7120288119958</text:p>
              </table:table-cell>
              <table:table-cell office:value-type="float" office:value="21.6417422645841">
                <text:p>21.6417422645841</text:p>
              </table:table-cell>
              <table:table-cell office:value-type="float" office:value="-92.0628303979005">
                <text:p>-92.0628303979005</text:p>
              </table:table-cell>
              <table:table-cell office:value-type="float" office:value="-26.1457410996488">
                <text:p>-26.1457410996488</text:p>
              </table:table-cell>
              <table:table-cell office:value-type="float" office:value="-0.00561441194039538">
                <text:p>-0.00561441194039538</text:p>
              </table:table-cell>
              <table:table-cell office:value-type="float" office:value="2.16606902814859">
                <text:p>2.16606902814859</text:p>
              </table:table-cell>
              <table:table-cell office:value-type="float" office:value="23.233257837091">
                <text:p>23.233257837091</text:p>
              </table:table-cell>
              <table:table-cell office:value-type="float" office:value="-41.5900046450154">
                <text:p>-41.5900046450154</text:p>
              </table:table-cell>
              <table:table-cell office:value-type="float" office:value="-9.22256562770855">
                <text:p>-9.22256562770855</text:p>
              </table:table-cell>
              <table:table-cell office:value-type="float" office:value="32.0328994750474">
                <text:p>32.0328994750474</text:p>
              </table:table-cell>
              <table:table-cell office:value-type="float" office:value="16.9876725340526">
                <text:p>16.9876725340526</text:p>
              </table:table-cell>
              <table:table-cell office:value-type="float" office:value="-23.8792826698255">
                <text:p>-23.8792826698255</text:p>
              </table:table-cell>
              <table:table-cell office:value-type="float" office:value="-8.89797925260625">
                <text:p>-8.89797925260625</text:p>
              </table:table-cell>
              <table:table-cell office:value-type="float" office:value="14.3633495071692">
                <text:p>14.3633495071692</text:p>
              </table:table-cell>
              <table:table-cell office:value-type="float" office:value="-9.30274254717002">
                <text:p>-9.30274254717002</text:p>
              </table:table-cell>
              <table:table-cell office:value-type="float" office:value="-3.84583782480596">
                <text:p>-3.84583782480596</text:p>
              </table:table-cell>
              <table:table-cell office:value-type="float" office:value="-11.1713618310465">
                <text:p>-11.1713618310465</text:p>
              </table:table-cell>
              <table:table-cell office:value-type="float" office:value="-17.7179478696799">
                <text:p>-17.7179478696799</text:p>
              </table:table-cell>
              <table:table-cell office:value-type="float" office:value="-4.52788846747536">
                <text:p>-4.52788846747536</text:p>
              </table:table-cell>
              <table:table-cell office:value-type="float" office:value="0.149846608235269">
                <text:p>0.149846608235269</text:p>
              </table:table-cell>
              <table:table-cell office:value-type="float" office:value="-10.2207719088785">
                <text:p>-10.2207719088785</text:p>
              </table:table-cell>
              <table:table-cell office:value-type="float" office:value="38.7158143218034">
                <text:p>38.7158143218034</text:p>
              </table:table-cell>
              <table:table-cell office:value-type="float" office:value="-0.595318710079518">
                <text:p>-0.595318710079518</text:p>
              </table:table-cell>
              <table:table-cell office:value-type="float" office:value="30.99966871459">
                <text:p>30.99966871459</text:p>
              </table:table-cell>
              <table:table-cell office:value-type="float" office:value="9.60500846072824">
                <text:p>9.60500846072824</text:p>
              </table:table-cell>
              <table:table-cell office:value-type="float" office:value="13.1406353687878">
                <text:p>13.1406353687878</text:p>
              </table:table-cell>
              <table:table-cell office:value-type="float" office:value="8.65362415689226">
                <text:p>8.65362415689226</text:p>
              </table:table-cell>
            </table:table-row>
            <table:table-row>
              <table:table-cell office:value-type="string">
                <text:p>ud</text:p>
                <draw:g>
                  <svg:desc>Sheet1.A5:Sheet1.A5</svg:desc>
                </draw:g>
              </table:table-cell>
              <table:table-cell office:value-type="float" office:value="-0.0966295137473243">
                <text:p>-0.0966295137473243</text:p>
                <draw:g>
                  <svg:desc>Sheet1.B5:Sheet1.CI5</svg:desc>
                </draw:g>
              </table:table-cell>
              <table:table-cell office:value-type="float" office:value="-0.174062944745447">
                <text:p>-0.174062944745447</text:p>
              </table:table-cell>
              <table:table-cell office:value-type="float" office:value="-0.218396251785507">
                <text:p>-0.218396251785507</text:p>
              </table:table-cell>
              <table:table-cell office:value-type="float" office:value="0.462933347552162">
                <text:p>0.462933347552162</text:p>
              </table:table-cell>
              <table:table-cell office:value-type="float" office:value="0.096323624616226">
                <text:p>0.096323624616226</text:p>
              </table:table-cell>
              <table:table-cell office:value-type="float" office:value="-0.363878929803241">
                <text:p>-0.363878929803241</text:p>
              </table:table-cell>
              <table:table-cell office:value-type="float" office:value="-0.0918801675875457">
                <text:p>-0.0918801675875457</text:p>
              </table:table-cell>
              <table:table-cell office:value-type="float" office:value="-0.0819648784736871">
                <text:p>-0.0819648784736871</text:p>
              </table:table-cell>
              <table:table-cell office:value-type="float" office:value="0.0108503367343154">
                <text:p>0.0108503367343154</text:p>
              </table:table-cell>
              <table:table-cell office:value-type="float" office:value="0.132040134218301">
                <text:p>0.132040134218301</text:p>
              </table:table-cell>
              <table:table-cell office:value-type="float" office:value="-0.379623750275178">
                <text:p>-0.379623750275178</text:p>
              </table:table-cell>
              <table:table-cell office:value-type="float" office:value="0.0361198408932445">
                <text:p>0.0361198408932445</text:p>
              </table:table-cell>
              <table:table-cell office:value-type="float" office:value="-0.206196198652226">
                <text:p>-0.206196198652226</text:p>
              </table:table-cell>
              <table:table-cell office:value-type="float" office:value="-0.142684040036862">
                <text:p>-0.142684040036862</text:p>
              </table:table-cell>
              <table:table-cell office:value-type="float" office:value="-0.591579190186722">
                <text:p>-0.591579190186722</text:p>
              </table:table-cell>
              <table:table-cell office:value-type="float" office:value="-0.274969634469926">
                <text:p>-0.274969634469926</text:p>
              </table:table-cell>
              <table:table-cell office:value-type="float" office:value="0.00903706959756038">
                <text:p>0.00903706959756038</text:p>
              </table:table-cell>
              <table:table-cell office:value-type="float" office:value="-1.15691485138971">
                <text:p>-1.15691485138971</text:p>
              </table:table-cell>
              <table:table-cell office:value-type="float" office:value="0.0336252048215348">
                <text:p>0.0336252048215348</text:p>
              </table:table-cell>
              <table:table-cell office:value-type="float" office:value="-0.0406625775284705">
                <text:p>-0.0406625775284705</text:p>
              </table:table-cell>
              <table:table-cell office:value-type="float" office:value="-0.211132060927236">
                <text:p>-0.211132060927236</text:p>
              </table:table-cell>
              <table:table-cell office:value-type="float" office:value="-0.242942955474059">
                <text:p>-0.242942955474059</text:p>
              </table:table-cell>
              <table:table-cell office:value-type="float" office:value="-0.0177435235417178">
                <text:p>-0.0177435235417178</text:p>
              </table:table-cell>
              <table:table-cell office:value-type="float" office:value="0.301410891746491">
                <text:p>0.301410891746491</text:p>
              </table:table-cell>
              <table:table-cell office:value-type="float" office:value="-0.0583987481696269">
                <text:p>-0.0583987481696269</text:p>
              </table:table-cell>
              <table:table-cell office:value-type="float" office:value="-1.91416447885548">
                <text:p>-1.91416447885548</text:p>
              </table:table-cell>
              <table:table-cell office:value-type="float" office:value="0.667117118490094">
                <text:p>0.667117118490094</text:p>
              </table:table-cell>
              <table:table-cell office:value-type="float" office:value="-0.0335036646960369">
                <text:p>-0.0335036646960369</text:p>
              </table:table-cell>
              <table:table-cell office:value-type="float" office:value="-0.404657563506119">
                <text:p>-0.404657563506119</text:p>
              </table:table-cell>
              <table:table-cell office:value-type="float" office:value="0.050288247218581">
                <text:p>0.050288247218581</text:p>
              </table:table-cell>
              <table:table-cell office:value-type="float" office:value="-0.0995190676820463">
                <text:p>-0.0995190676820463</text:p>
              </table:table-cell>
              <table:table-cell office:value-type="float" office:value="-0.513249802698254">
                <text:p>-0.513249802698254</text:p>
              </table:table-cell>
              <table:table-cell office:value-type="float" office:value="0.0906861232891648">
                <text:p>0.0906861232891648</text:p>
              </table:table-cell>
              <table:table-cell office:value-type="float" office:value="-0.124890397033228">
                <text:p>-0.124890397033228</text:p>
              </table:table-cell>
              <table:table-cell office:value-type="float" office:value="-0.431924637091327">
                <text:p>-0.431924637091327</text:p>
              </table:table-cell>
              <table:table-cell office:value-type="float" office:value="-0.219418676162116">
                <text:p>-0.219418676162116</text:p>
              </table:table-cell>
              <table:table-cell office:value-type="float" office:value="-0.0343445969856548">
                <text:p>-0.0343445969856548</text:p>
              </table:table-cell>
              <table:table-cell office:value-type="float" office:value="-0.163348583372485">
                <text:p>-0.163348583372485</text:p>
              </table:table-cell>
              <table:table-cell office:value-type="float" office:value="-0.0486159757383398">
                <text:p>-0.0486159757383398</text:p>
              </table:table-cell>
              <table:table-cell office:value-type="float" office:value="-0.160194305127242">
                <text:p>-0.160194305127242</text:p>
              </table:table-cell>
              <table:table-cell office:value-type="float" office:value="-0.277730475362128">
                <text:p>-0.277730475362128</text:p>
              </table:table-cell>
              <table:table-cell office:value-type="float" office:value="-0.124376841347577">
                <text:p>-0.124376841347577</text:p>
              </table:table-cell>
              <table:table-cell office:value-type="float" office:value="-0.238314222867725">
                <text:p>-0.238314222867725</text:p>
              </table:table-cell>
              <table:table-cell office:value-type="float" office:value="0.00262501268581573">
                <text:p>0.00262501268581573</text:p>
              </table:table-cell>
              <table:table-cell office:value-type="float" office:value="-0.109029116764394">
                <text:p>-0.109029116764394</text:p>
              </table:table-cell>
              <table:table-cell office:value-type="float" office:value="-0.278001287623385">
                <text:p>-0.278001287623385</text:p>
              </table:table-cell>
              <table:table-cell office:value-type="float" office:value="0.0454668805648424">
                <text:p>0.0454668805648424</text:p>
              </table:table-cell>
              <table:table-cell office:value-type="float" office:value="0.256931322867367">
                <text:p>0.256931322867367</text:p>
              </table:table-cell>
              <table:table-cell office:value-type="float" office:value="0.17392531973694">
                <text:p>0.17392531973694</text:p>
              </table:table-cell>
              <table:table-cell office:value-type="float" office:value="0.236301932925384">
                <text:p>0.236301932925384</text:p>
              </table:table-cell>
              <table:table-cell office:value-type="float" office:value="0.330899215983067">
                <text:p>0.330899215983067</text:p>
              </table:table-cell>
              <table:table-cell office:value-type="float" office:value="0.233231987807608">
                <text:p>0.233231987807608</text:p>
              </table:table-cell>
              <table:table-cell office:value-type="float" office:value="-0.183432828348156">
                <text:p>-0.183432828348156</text:p>
              </table:table-cell>
              <table:table-cell office:value-type="float" office:value="0.0602988331280026">
                <text:p>0.0602988331280026</text:p>
              </table:table-cell>
              <table:table-cell office:value-type="float" office:value="-0.0593598180307841">
                <text:p>-0.0593598180307841</text:p>
              </table:table-cell>
              <table:table-cell office:value-type="float" office:value="0.136642887731488">
                <text:p>0.136642887731488</text:p>
              </table:table-cell>
              <table:table-cell office:value-type="float" office:value="-0.184193279096449">
                <text:p>-0.184193279096449</text:p>
              </table:table-cell>
              <table:table-cell office:value-type="float" office:value="0.125640778204645">
                <text:p>0.125640778204645</text:p>
              </table:table-cell>
              <table:table-cell office:value-type="float" office:value="-0.248527886566548">
                <text:p>-0.248527886566548</text:p>
              </table:table-cell>
              <table:table-cell office:value-type="float" office:value="0.2800866088212">
                <text:p>0.2800866088212</text:p>
              </table:table-cell>
              <table:table-cell office:value-type="float" office:value="-0.612102096058683">
                <text:p>-0.612102096058683</text:p>
              </table:table-cell>
              <table:table-cell office:value-type="float" office:value="-1.48929791336461">
                <text:p>-1.48929791336461</text:p>
              </table:table-cell>
              <table:table-cell office:value-type="float" office:value="-0.658671702911996">
                <text:p>-0.658671702911996</text:p>
              </table:table-cell>
              <table:table-cell office:value-type="float" office:value="-1.13072575175903">
                <text:p>-1.13072575175903</text:p>
              </table:table-cell>
              <table:table-cell office:value-type="float" office:value="0.00907865226215449">
                <text:p>0.00907865226215449</text:p>
              </table:table-cell>
              <table:table-cell office:value-type="float" office:value="0.317878541780447">
                <text:p>0.317878541780447</text:p>
              </table:table-cell>
              <table:table-cell office:value-type="float" office:value="-0.273850892570085">
                <text:p>-0.273850892570085</text:p>
              </table:table-cell>
              <table:table-cell office:value-type="float" office:value="-0.242686156797817">
                <text:p>-0.242686156797817</text:p>
              </table:table-cell>
              <table:table-cell office:value-type="float" office:value="-0.0267938370480536">
                <text:p>-0.0267938370480536</text:p>
              </table:table-cell>
              <table:table-cell office:value-type="float" office:value="0.715981472481505">
                <text:p>0.715981472481505</text:p>
              </table:table-cell>
              <table:table-cell office:value-type="float" office:value="-0.218818323251884">
                <text:p>-0.218818323251884</text:p>
              </table:table-cell>
              <table:table-cell office:value-type="float" office:value="0.392034651551341">
                <text:p>0.392034651551341</text:p>
              </table:table-cell>
              <table:table-cell office:value-type="float" office:value="-0.624156530803778">
                <text:p>-0.624156530803778</text:p>
              </table:table-cell>
              <table:table-cell office:value-type="float" office:value="0.100684171798903">
                <text:p>0.100684171798903</text:p>
              </table:table-cell>
              <table:table-cell office:value-type="float" office:value="0.433393293380045">
                <text:p>0.433393293380045</text:p>
              </table:table-cell>
              <table:table-cell office:value-type="float" office:value="-0.40744775476654">
                <text:p>-0.40744775476654</text:p>
              </table:table-cell>
              <table:table-cell office:value-type="float" office:value="0.285059207599979">
                <text:p>0.285059207599979</text:p>
              </table:table-cell>
              <table:table-cell office:value-type="float" office:value="-0.317182300057">
                <text:p>-0.317182300057</text:p>
              </table:table-cell>
              <table:table-cell office:value-type="float" office:value="-0.0632765847117689">
                <text:p>-0.0632765847117689</text:p>
              </table:table-cell>
              <table:table-cell office:value-type="float" office:value="-0.0358565202456944">
                <text:p>-0.0358565202456944</text:p>
              </table:table-cell>
              <table:table-cell office:value-type="float" office:value="0.0911638643573423">
                <text:p>0.0911638643573423</text:p>
              </table:table-cell>
              <table:table-cell office:value-type="float" office:value="0.204607603857354">
                <text:p>0.204607603857354</text:p>
              </table:table-cell>
              <table:table-cell office:value-type="float" office:value="-0.111683431497976">
                <text:p>-0.111683431497976</text:p>
              </table:table-cell>
              <table:table-cell office:value-type="float" office:value="-0.240574174136511">
                <text:p>-0.240574174136511</text:p>
              </table:table-cell>
              <table:table-cell office:value-type="float" office:value="-0.112442741569269">
                <text:p>-0.112442741569269</text:p>
              </table:table-cell>
              <table:table-cell office:value-type="float" office:value="-0.222656291762985">
                <text:p>-0.222656291762985</text:p>
              </table:table-cell>
            </table:table-row>
            <table:table-row>
              <table:table-cell office:value-type="string">
                <text:p>lcdnum</text:p>
                <draw:g>
                  <svg:desc>Sheet1.A6:Sheet1.A6</svg:desc>
                </draw:g>
              </table:table-cell>
              <table:table-cell office:value-type="float" office:value="3.84999059717317">
                <text:p>3.84999059717317</text:p>
                <draw:g>
                  <svg:desc>Sheet1.B6:Sheet1.CI6</svg:desc>
                </draw:g>
              </table:table-cell>
              <table:table-cell office:value-type="float" office:value="-2.85789261157945">
                <text:p>-2.85789261157945</text:p>
              </table:table-cell>
              <table:table-cell office:value-type="float" office:value="-3.49476122346975">
                <text:p>-3.49476122346975</text:p>
              </table:table-cell>
              <table:table-cell office:value-type="float" office:value="-0.785667700919085">
                <text:p>-0.785667700919085</text:p>
              </table:table-cell>
              <table:table-cell office:value-type="float" office:value="0.67709787715513">
                <text:p>0.67709787715513</text:p>
              </table:table-cell>
              <table:table-cell office:value-type="float" office:value="-1.16352577356201">
                <text:p>-1.16352577356201</text:p>
              </table:table-cell>
              <table:table-cell office:value-type="float" office:value="-1.02840169457244">
                <text:p>-1.02840169457244</text:p>
              </table:table-cell>
              <table:table-cell office:value-type="float" office:value="-2.10429659589482">
                <text:p>-2.10429659589482</text:p>
              </table:table-cell>
              <table:table-cell office:value-type="float" office:value="2.63329158565912">
                <text:p>2.63329158565912</text:p>
              </table:table-cell>
              <table:table-cell office:value-type="float" office:value="-3.36334107537077">
                <text:p>-3.36334107537077</text:p>
              </table:table-cell>
              <table:table-cell office:value-type="float" office:value="-0.756657202456331">
                <text:p>-0.756657202456331</text:p>
              </table:table-cell>
              <table:table-cell office:value-type="float" office:value="-0.890980431158186">
                <text:p>-0.890980431158186</text:p>
              </table:table-cell>
              <table:table-cell office:value-type="float" office:value="-1.70626400367568">
                <text:p>-1.70626400367568</text:p>
              </table:table-cell>
              <table:table-cell office:value-type="float" office:value="-3.30931793324727">
                <text:p>-3.30931793324727</text:p>
              </table:table-cell>
              <table:table-cell office:value-type="float" office:value="-1.16521869255569">
                <text:p>-1.16521869255569</text:p>
              </table:table-cell>
              <table:table-cell office:value-type="float" office:value="-0.378270151647885">
                <text:p>-0.378270151647885</text:p>
              </table:table-cell>
              <table:table-cell office:value-type="float" office:value="0.822797650253126">
                <text:p>0.822797650253126</text:p>
              </table:table-cell>
              <table:table-cell office:value-type="float" office:value="-4.07625075604779">
                <text:p>-4.07625075604779</text:p>
              </table:table-cell>
              <table:table-cell office:value-type="float" office:value="-0.107971401998909">
                <text:p>-0.107971401998909</text:p>
              </table:table-cell>
              <table:table-cell office:value-type="float" office:value="-0.537045535536328">
                <text:p>-0.537045535536328</text:p>
              </table:table-cell>
              <table:table-cell office:value-type="float" office:value="-0.687529160864009">
                <text:p>-0.687529160864009</text:p>
              </table:table-cell>
              <table:table-cell office:value-type="float" office:value="2.89870978171129">
                <text:p>2.89870978171129</text:p>
              </table:table-cell>
              <table:table-cell office:value-type="float" office:value="2.71832110431667">
                <text:p>2.71832110431667</text:p>
              </table:table-cell>
              <table:table-cell office:value-type="float" office:value="2.71892967330391">
                <text:p>2.71892967330391</text:p>
              </table:table-cell>
              <table:table-cell office:value-type="float" office:value="1.96872326785624">
                <text:p>1.96872326785624</text:p>
              </table:table-cell>
              <table:table-cell office:value-type="float" office:value="2.86646959911784">
                <text:p>2.86646959911784</text:p>
              </table:table-cell>
              <table:table-cell office:value-type="float" office:value="0.355496884199979">
                <text:p>0.355496884199979</text:p>
              </table:table-cell>
              <table:table-cell office:value-type="float" office:value="0.254921259712327">
                <text:p>0.254921259712327</text:p>
              </table:table-cell>
              <table:table-cell office:value-type="float" office:value="0.0837027261970623">
                <text:p>0.0837027261970623</text:p>
              </table:table-cell>
              <table:table-cell office:value-type="float" office:value="-0.640527349110645">
                <text:p>-0.640527349110645</text:p>
              </table:table-cell>
              <table:table-cell office:value-type="float" office:value="-0.872091502337119">
                <text:p>-0.872091502337119</text:p>
              </table:table-cell>
              <table:table-cell office:value-type="float" office:value="-0.944898579074774">
                <text:p>-0.944898579074774</text:p>
              </table:table-cell>
              <table:table-cell office:value-type="float" office:value="-1.58084685674969">
                <text:p>-1.58084685674969</text:p>
              </table:table-cell>
              <table:table-cell office:value-type="float" office:value="-0.633168560886497">
                <text:p>-0.633168560886497</text:p>
              </table:table-cell>
              <table:table-cell office:value-type="float" office:value="-0.906706716534553">
                <text:p>-0.906706716534553</text:p>
              </table:table-cell>
              <table:table-cell office:value-type="float" office:value="-0.28131669318778">
                <text:p>-0.28131669318778</text:p>
              </table:table-cell>
              <table:table-cell office:value-type="float" office:value="-2.96652880709568">
                <text:p>-2.96652880709568</text:p>
              </table:table-cell>
              <table:table-cell office:value-type="float" office:value="-6.24984673039771">
                <text:p>-6.24984673039771</text:p>
              </table:table-cell>
              <table:table-cell office:value-type="float" office:value="-5.48030011443167">
                <text:p>-5.48030011443167</text:p>
              </table:table-cell>
              <table:table-cell office:value-type="float" office:value="0.457639181791585">
                <text:p>0.457639181791585</text:p>
              </table:table-cell>
              <table:table-cell office:value-type="float" office:value="0.8399197865708">
                <text:p>0.8399197865708</text:p>
              </table:table-cell>
              <table:table-cell office:value-type="float" office:value="-0.216164383676472">
                <text:p>-0.216164383676472</text:p>
              </table:table-cell>
              <table:table-cell office:value-type="float" office:value="3.0200728126517">
                <text:p>3.0200728126517</text:p>
              </table:table-cell>
              <table:table-cell office:value-type="float" office:value="-1.0122987218925">
                <text:p>-1.0122987218925</text:p>
              </table:table-cell>
              <table:table-cell office:value-type="float" office:value="-2.3383490788854">
                <text:p>-2.3383490788854</text:p>
              </table:table-cell>
              <table:table-cell office:value-type="float" office:value="-1.74241974055357">
                <text:p>-1.74241974055357</text:p>
              </table:table-cell>
              <table:table-cell office:value-type="float" office:value="-9.93240516722544">
                <text:p>-9.93240516722544</text:p>
              </table:table-cell>
              <table:table-cell office:value-type="float" office:value="-1.70478539822827">
                <text:p>-1.70478539822827</text:p>
              </table:table-cell>
              <table:table-cell office:value-type="float" office:value="-2.38806204027834">
                <text:p>-2.38806204027834</text:p>
              </table:table-cell>
              <table:table-cell office:value-type="float" office:value="-4.24966886376178">
                <text:p>-4.24966886376178</text:p>
              </table:table-cell>
              <table:table-cell office:value-type="float" office:value="1.82141413127115">
                <text:p>1.82141413127115</text:p>
              </table:table-cell>
              <table:table-cell office:value-type="float" office:value="0.764763481626793">
                <text:p>0.764763481626793</text:p>
              </table:table-cell>
              <table:table-cell office:value-type="float" office:value="0.280384725757133">
                <text:p>0.280384725757133</text:p>
              </table:table-cell>
              <table:table-cell office:value-type="float" office:value="-0.858080595333261">
                <text:p>-0.858080595333261</text:p>
              </table:table-cell>
              <table:table-cell office:value-type="float" office:value="1.29538401462337">
                <text:p>1.29538401462337</text:p>
              </table:table-cell>
              <table:table-cell office:value-type="float" office:value="1.38260549176532">
                <text:p>1.38260549176532</text:p>
              </table:table-cell>
              <table:table-cell office:value-type="float" office:value="-0.955384544457773">
                <text:p>-0.955384544457773</text:p>
              </table:table-cell>
              <table:table-cell office:value-type="float" office:value="-2.64500635610719">
                <text:p>-2.64500635610719</text:p>
              </table:table-cell>
              <table:table-cell office:value-type="float" office:value="1.81446207521961">
                <text:p>1.81446207521961</text:p>
              </table:table-cell>
              <table:table-cell office:value-type="float" office:value="-4.79632000099029">
                <text:p>-4.79632000099029</text:p>
              </table:table-cell>
              <table:table-cell office:value-type="float" office:value="0.400830245793639">
                <text:p>0.400830245793639</text:p>
              </table:table-cell>
              <table:table-cell office:value-type="float" office:value="0.65595622445451">
                <text:p>0.65595622445451</text:p>
              </table:table-cell>
              <table:table-cell office:value-type="float" office:value="-3.71738504023225">
                <text:p>-3.71738504023225</text:p>
              </table:table-cell>
              <table:table-cell office:value-type="float" office:value="-11.6815186234149">
                <text:p>-11.6815186234149</text:p>
              </table:table-cell>
              <table:table-cell office:value-type="float" office:value="-0.112883343012169">
                <text:p>-0.112883343012169</text:p>
              </table:table-cell>
              <table:table-cell office:value-type="float" office:value="-0.156308280488078">
                <text:p>-0.156308280488078</text:p>
              </table:table-cell>
              <table:table-cell office:value-type="float" office:value="-0.46005384482958">
                <text:p>-0.46005384482958</text:p>
              </table:table-cell>
              <table:table-cell office:value-type="float" office:value="-2.82687333010583">
                <text:p>-2.82687333010583</text:p>
              </table:table-cell>
              <table:table-cell office:value-type="float" office:value="0.420954465032255">
                <text:p>0.420954465032255</text:p>
              </table:table-cell>
              <table:table-cell office:value-type="float" office:value="1.30701805351828">
                <text:p>1.30701805351828</text:p>
              </table:table-cell>
              <table:table-cell office:value-type="float" office:value="-2.53623516543645">
                <text:p>-2.53623516543645</text:p>
              </table:table-cell>
              <table:table-cell office:value-type="float" office:value="1.860697448003">
                <text:p>1.860697448003</text:p>
              </table:table-cell>
              <table:table-cell office:value-type="float" office:value="-3.29388051794781">
                <text:p>-3.29388051794781</text:p>
              </table:table-cell>
              <table:table-cell office:value-type="float" office:value="-1.78257405225728">
                <text:p>-1.78257405225728</text:p>
              </table:table-cell>
              <table:table-cell office:value-type="float" office:value="1.97185031285606">
                <text:p>1.97185031285606</text:p>
              </table:table-cell>
              <table:table-cell office:value-type="float" office:value="0.108570702872827">
                <text:p>0.108570702872827</text:p>
              </table:table-cell>
              <table:table-cell office:value-type="float" office:value="6.1457289767073">
                <text:p>6.1457289767073</text:p>
              </table:table-cell>
              <table:table-cell office:value-type="float" office:value="-3.08979982149804">
                <text:p>-3.08979982149804</text:p>
              </table:table-cell>
              <table:table-cell office:value-type="float" office:value="-0.782089308123841">
                <text:p>-0.782089308123841</text:p>
              </table:table-cell>
              <table:table-cell office:value-type="float" office:value="-3.37209160409415">
                <text:p>-3.37209160409415</text:p>
              </table:table-cell>
              <table:table-cell office:value-type="float" office:value="0.0970795288850405">
                <text:p>0.0970795288850405</text:p>
              </table:table-cell>
              <table:table-cell office:value-type="float" office:value="-1.30400063014388">
                <text:p>-1.30400063014388</text:p>
              </table:table-cell>
              <table:table-cell office:value-type="float" office:value="2.33611526182749">
                <text:p>2.33611526182749</text:p>
              </table:table-cell>
              <table:table-cell office:value-type="float" office:value="-2.1337460899338">
                <text:p>-2.1337460899338</text:p>
              </table:table-cell>
              <table:table-cell office:value-type="float" office:value="-1.42629577465083">
                <text:p>-1.42629577465083</text:p>
              </table:table-cell>
              <table:table-cell office:value-type="float" office:value="-0.818051586082817">
                <text:p>-0.818051586082817</text:p>
              </table:table-cell>
            </table:table-row>
            <table:table-row>
              <table:table-cell office:value-type="string">
                <text:p>aha-compress</text:p>
                <draw:g>
                  <svg:desc>Sheet1.A7:Sheet1.A7</svg:desc>
                </draw:g>
              </table:table-cell>
              <table:table-cell office:value-type="float" office:value="0.348019947430527">
                <text:p>0.348019947430527</text:p>
                <draw:g>
                  <svg:desc>Sheet1.B7:Sheet1.CI7</svg:desc>
                </draw:g>
              </table:table-cell>
              <table:table-cell office:value-type="float" office:value="-0.519426560065964">
                <text:p>-0.519426560065964</text:p>
              </table:table-cell>
              <table:table-cell office:value-type="float" office:value="0.211250392162357">
                <text:p>0.211250392162357</text:p>
              </table:table-cell>
              <table:table-cell office:value-type="float" office:value="0.264138576291471">
                <text:p>0.264138576291471</text:p>
              </table:table-cell>
              <table:table-cell office:value-type="float" office:value="-0.134439412323078">
                <text:p>-0.134439412323078</text:p>
              </table:table-cell>
              <table:table-cell office:value-type="float" office:value="0.130705863299969">
                <text:p>0.130705863299969</text:p>
              </table:table-cell>
              <table:table-cell office:value-type="float" office:value="0.0552791266483416">
                <text:p>0.0552791266483416</text:p>
              </table:table-cell>
              <table:table-cell office:value-type="float" office:value="0.146168038082612">
                <text:p>0.146168038082612</text:p>
              </table:table-cell>
              <table:table-cell office:value-type="float" office:value="0.0677829518332869">
                <text:p>0.0677829518332869</text:p>
              </table:table-cell>
              <table:table-cell office:value-type="float" office:value="-0.378534406166926">
                <text:p>-0.378534406166926</text:p>
              </table:table-cell>
              <table:table-cell office:value-type="float" office:value="-0.279865669918354">
                <text:p>-0.279865669918354</text:p>
              </table:table-cell>
              <table:table-cell office:value-type="float" office:value="-0.111050085823617">
                <text:p>-0.111050085823617</text:p>
              </table:table-cell>
              <table:table-cell office:value-type="float" office:value="-0.0493947342755643">
                <text:p>-0.0493947342755643</text:p>
              </table:table-cell>
              <table:table-cell office:value-type="float" office:value="0.526827552090054">
                <text:p>0.526827552090054</text:p>
              </table:table-cell>
              <table:table-cell office:value-type="float" office:value="0.40776512687318">
                <text:p>0.40776512687318</text:p>
              </table:table-cell>
              <table:table-cell office:value-type="float" office:value="0.64733363371805">
                <text:p>0.64733363371805</text:p>
              </table:table-cell>
              <table:table-cell office:value-type="float" office:value="-0.139619394350004">
                <text:p>-0.139619394350004</text:p>
              </table:table-cell>
              <table:table-cell office:value-type="float" office:value="-0.591983489774997">
                <text:p>-0.591983489774997</text:p>
              </table:table-cell>
              <table:table-cell office:value-type="float" office:value="0.212714128454951">
                <text:p>0.212714128454951</text:p>
              </table:table-cell>
              <table:table-cell office:value-type="float" office:value="-0.153154782462431">
                <text:p>-0.153154782462431</text:p>
              </table:table-cell>
              <table:table-cell office:value-type="float" office:value="-0.179952278159438">
                <text:p>-0.179952278159438</text:p>
              </table:table-cell>
              <table:table-cell office:value-type="float" office:value="-0.295405357483985">
                <text:p>-0.295405357483985</text:p>
              </table:table-cell>
              <table:table-cell office:value-type="float" office:value="0.437415073257201">
                <text:p>0.437415073257201</text:p>
              </table:table-cell>
              <table:table-cell office:value-type="float" office:value="0.329640916662139">
                <text:p>0.329640916662139</text:p>
              </table:table-cell>
              <table:table-cell office:value-type="float" office:value="0.591077469066447">
                <text:p>0.591077469066447</text:p>
              </table:table-cell>
              <table:table-cell office:value-type="float" office:value="-0.0843674400093107">
                <text:p>-0.0843674400093107</text:p>
              </table:table-cell>
              <table:table-cell office:value-type="float" office:value="0.409112663501858">
                <text:p>0.409112663501858</text:p>
              </table:table-cell>
              <table:table-cell office:value-type="float" office:value="0.0501468625009188">
                <text:p>0.0501468625009188</text:p>
              </table:table-cell>
              <table:table-cell office:value-type="float" office:value="-0.279740816510244">
                <text:p>-0.279740816510244</text:p>
              </table:table-cell>
              <table:table-cell office:value-type="float" office:value="-0.191926992684558">
                <text:p>-0.191926992684558</text:p>
              </table:table-cell>
              <table:table-cell office:value-type="float" office:value="0.011817792724859">
                <text:p>0.011817792724859</text:p>
              </table:table-cell>
              <table:table-cell office:value-type="float" office:value="-0.0902682401381519">
                <text:p>-0.0902682401381519</text:p>
              </table:table-cell>
              <table:table-cell office:value-type="float" office:value="-0.295746705594997">
                <text:p>-0.295746705594997</text:p>
              </table:table-cell>
              <table:table-cell office:value-type="float" office:value="-0.260526635329584">
                <text:p>-0.260526635329584</text:p>
              </table:table-cell>
              <table:table-cell office:value-type="float" office:value="0.17929936016771">
                <text:p>0.17929936016771</text:p>
              </table:table-cell>
              <table:table-cell office:value-type="float" office:value="0.23667525499039">
                <text:p>0.23667525499039</text:p>
              </table:table-cell>
              <table:table-cell office:value-type="float" office:value="0.0941884340989271">
                <text:p>0.0941884340989271</text:p>
              </table:table-cell>
              <table:table-cell office:value-type="float" office:value="-0.261031679886094">
                <text:p>-0.261031679886094</text:p>
              </table:table-cell>
              <table:table-cell office:value-type="float" office:value="0.106368057369521">
                <text:p>0.106368057369521</text:p>
              </table:table-cell>
              <table:table-cell office:value-type="float" office:value="-0.53422577670632">
                <text:p>-0.53422577670632</text:p>
              </table:table-cell>
              <table:table-cell office:value-type="float" office:value="-0.158330060966487">
                <text:p>-0.158330060966487</text:p>
              </table:table-cell>
              <table:table-cell office:value-type="float" office:value="-0.0139996377132868">
                <text:p>-0.0139996377132868</text:p>
              </table:table-cell>
              <table:table-cell office:value-type="float" office:value="-0.120881440983061">
                <text:p>-0.120881440983061</text:p>
              </table:table-cell>
              <table:table-cell office:value-type="float" office:value="-0.0506903166122895">
                <text:p>-0.0506903166122895</text:p>
              </table:table-cell>
              <table:table-cell office:value-type="float" office:value="0.485046374282704">
                <text:p>0.485046374282704</text:p>
              </table:table-cell>
              <table:table-cell office:value-type="float" office:value="-0.27662227337225">
                <text:p>-0.27662227337225</text:p>
              </table:table-cell>
              <table:table-cell office:value-type="float" office:value="-0.216501337343805">
                <text:p>-0.216501337343805</text:p>
              </table:table-cell>
              <table:table-cell office:value-type="float" office:value="-0.0836680849346897">
                <text:p>-0.0836680849346897</text:p>
              </table:table-cell>
              <table:table-cell office:value-type="float" office:value="0.201582359832928">
                <text:p>0.201582359832928</text:p>
              </table:table-cell>
              <table:table-cell office:value-type="float" office:value="-0.254314541316737">
                <text:p>-0.254314541316737</text:p>
              </table:table-cell>
              <table:table-cell office:value-type="float" office:value="-0.0535123276772498">
                <text:p>-0.0535123276772498</text:p>
              </table:table-cell>
              <table:table-cell office:value-type="float" office:value="0.0242368572716535">
                <text:p>0.0242368572716535</text:p>
              </table:table-cell>
              <table:table-cell office:value-type="float" office:value="-0.0408421522485354">
                <text:p>-0.0408421522485354</text:p>
              </table:table-cell>
              <table:table-cell office:value-type="float" office:value="0.0105247256371167">
                <text:p>0.0105247256371167</text:p>
              </table:table-cell>
              <table:table-cell office:value-type="float" office:value="-0.285322285469834">
                <text:p>-0.285322285469834</text:p>
              </table:table-cell>
              <table:table-cell office:value-type="float" office:value="-0.139628868543327">
                <text:p>-0.139628868543327</text:p>
              </table:table-cell>
              <table:table-cell office:value-type="float" office:value="0.187470994345119">
                <text:p>0.187470994345119</text:p>
              </table:table-cell>
              <table:table-cell office:value-type="float" office:value="-0.0693929617138066">
                <text:p>-0.0693929617138066</text:p>
              </table:table-cell>
              <table:table-cell office:value-type="float" office:value="-0.190059133595175">
                <text:p>-0.190059133595175</text:p>
              </table:table-cell>
              <table:table-cell office:value-type="float" office:value="0.354931316883119">
                <text:p>0.354931316883119</text:p>
              </table:table-cell>
              <table:table-cell office:value-type="float" office:value="-0.327791729546707">
                <text:p>-0.327791729546707</text:p>
              </table:table-cell>
              <table:table-cell office:value-type="float" office:value="0.287451825516605">
                <text:p>0.287451825516605</text:p>
              </table:table-cell>
              <table:table-cell office:value-type="float" office:value="0.114349189426209">
                <text:p>0.114349189426209</text:p>
              </table:table-cell>
              <table:table-cell office:value-type="float" office:value="-0.77663164691681">
                <text:p>-0.77663164691681</text:p>
              </table:table-cell>
              <table:table-cell office:value-type="float" office:value="0.0613013562781428">
                <text:p>0.0613013562781428</text:p>
              </table:table-cell>
              <table:table-cell office:value-type="float" office:value="0.514279344412456">
                <text:p>0.514279344412456</text:p>
              </table:table-cell>
              <table:table-cell office:value-type="float" office:value="0.341690667438857">
                <text:p>0.341690667438857</text:p>
              </table:table-cell>
              <table:table-cell office:value-type="float" office:value="0.209050728539776">
                <text:p>0.209050728539776</text:p>
              </table:table-cell>
              <table:table-cell office:value-type="float" office:value="-0.0302260107168271">
                <text:p>-0.0302260107168271</text:p>
              </table:table-cell>
              <table:table-cell office:value-type="float" office:value="0.522420693565837">
                <text:p>0.522420693565837</text:p>
              </table:table-cell>
              <table:table-cell office:value-type="float" office:value="0.606325312492748">
                <text:p>0.606325312492748</text:p>
              </table:table-cell>
              <table:table-cell office:value-type="float" office:value="0.0209526406499341">
                <text:p>0.0209526406499341</text:p>
              </table:table-cell>
              <table:table-cell office:value-type="float" office:value="0.359432350998808">
                <text:p>0.359432350998808</text:p>
              </table:table-cell>
              <table:table-cell office:value-type="float" office:value="-0.0616560357711819">
                <text:p>-0.0616560357711819</text:p>
              </table:table-cell>
              <table:table-cell office:value-type="float" office:value="-0.0174818636703422">
                <text:p>-0.0174818636703422</text:p>
              </table:table-cell>
              <table:table-cell office:value-type="float" office:value="0.0732152104200603">
                <text:p>0.0732152104200603</text:p>
              </table:table-cell>
              <table:table-cell office:value-type="float" office:value="-0.482414703822787">
                <text:p>-0.482414703822787</text:p>
              </table:table-cell>
              <table:table-cell office:value-type="float" office:value="-0.0805594903664938">
                <text:p>-0.0805594903664938</text:p>
              </table:table-cell>
              <table:table-cell office:value-type="float" office:value="-0.0113818782209103">
                <text:p>-0.0113818782209103</text:p>
              </table:table-cell>
              <table:table-cell office:value-type="float" office:value="0.0409202503350191">
                <text:p>0.0409202503350191</text:p>
              </table:table-cell>
              <table:table-cell office:value-type="float" office:value="-0.266967294066137">
                <text:p>-0.266967294066137</text:p>
              </table:table-cell>
              <table:table-cell office:value-type="float" office:value="0.160975047858486">
                <text:p>0.160975047858486</text:p>
              </table:table-cell>
              <table:table-cell office:value-type="float" office:value="-0.0672422866821169">
                <text:p>-0.0672422866821169</text:p>
              </table:table-cell>
              <table:table-cell office:value-type="float" office:value="-0.486962514138473">
                <text:p>-0.486962514138473</text:p>
              </table:table-cell>
              <table:table-cell office:value-type="float" office:value="-0.252746388850875">
                <text:p>-0.252746388850875</text:p>
              </table:table-cell>
              <table:table-cell office:value-type="float" office:value="0.368400345190047">
                <text:p>0.368400345190047</text:p>
              </table:table-cell>
            </table:table-row>
            <table:table-row>
              <table:table-cell office:value-type="string">
                <text:p>crc32</text:p>
                <draw:g>
                  <svg:desc>Sheet1.A8:Sheet1.A8</svg:desc>
                </draw:g>
              </table:table-cell>
              <table:table-cell office:value-type="float" office:value="-0.129931020581774">
                <text:p>-0.129931020581774</text:p>
                <draw:g>
                  <svg:desc>Sheet1.B8:Sheet1.CI8</svg:desc>
                </draw:g>
              </table:table-cell>
              <table:table-cell office:value-type="float" office:value="0.0461771203103279">
                <text:p>0.0461771203103279</text:p>
              </table:table-cell>
              <table:table-cell office:value-type="float" office:value="0.023636873907417">
                <text:p>0.023636873907417</text:p>
              </table:table-cell>
              <table:table-cell office:value-type="float" office:value="-0.0738507538488293">
                <text:p>-0.0738507538488293</text:p>
              </table:table-cell>
              <table:table-cell office:value-type="float" office:value="-0.0215866764086399">
                <text:p>-0.0215866764086399</text:p>
              </table:table-cell>
              <table:table-cell office:value-type="float" office:value="0.030865315654717">
                <text:p>0.030865315654717</text:p>
              </table:table-cell>
              <table:table-cell office:value-type="float" office:value="-0.008593578579845">
                <text:p>-0.008593578579845</text:p>
              </table:table-cell>
              <table:table-cell office:value-type="float" office:value="-0.0232124806300838">
                <text:p>-0.0232124806300838</text:p>
              </table:table-cell>
              <table:table-cell office:value-type="float" office:value="-0.0107471802262857">
                <text:p>-0.0107471802262857</text:p>
              </table:table-cell>
              <table:table-cell office:value-type="float" office:value="-0.0546459647382275">
                <text:p>-0.0546459647382275</text:p>
              </table:table-cell>
              <table:table-cell office:value-type="float" office:value="-0.0416090040511685">
                <text:p>-0.0416090040511685</text:p>
              </table:table-cell>
              <table:table-cell office:value-type="float" office:value="-0.0148246892179814">
                <text:p>-0.0148246892179814</text:p>
              </table:table-cell>
              <table:table-cell office:value-type="float" office:value="-0.0493005009756755">
                <text:p>-0.0493005009756755</text:p>
              </table:table-cell>
              <table:table-cell office:value-type="float" office:value="-0.113701720091121">
                <text:p>-0.113701720091121</text:p>
              </table:table-cell>
              <table:table-cell office:value-type="float" office:value="-0.149662855778667">
                <text:p>-0.149662855778667</text:p>
              </table:table-cell>
              <table:table-cell office:value-type="float" office:value="-0.0129480145326918">
                <text:p>-0.0129480145326918</text:p>
              </table:table-cell>
              <table:table-cell office:value-type="float" office:value="-0.0158102393222015">
                <text:p>-0.0158102393222015</text:p>
              </table:table-cell>
              <table:table-cell office:value-type="float" office:value="-0.0148284347842064">
                <text:p>-0.0148284347842064</text:p>
              </table:table-cell>
              <table:table-cell office:value-type="float" office:value="0.0214947132839375">
                <text:p>0.0214947132839375</text:p>
              </table:table-cell>
              <table:table-cell office:value-type="float" office:value="-0.0222467561674892">
                <text:p>-0.0222467561674892</text:p>
              </table:table-cell>
              <table:table-cell office:value-type="float" office:value="-0.0177629197552324">
                <text:p>-0.0177629197552324</text:p>
              </table:table-cell>
              <table:table-cell office:value-type="float" office:value="0.00935260831042224">
                <text:p>0.00935260831042224</text:p>
              </table:table-cell>
              <table:table-cell office:value-type="float" office:value="-0.0168805270150437">
                <text:p>-0.0168805270150437</text:p>
              </table:table-cell>
              <table:table-cell office:value-type="float" office:value="-0.0112018442640056">
                <text:p>-0.0112018442640056</text:p>
              </table:table-cell>
              <table:table-cell office:value-type="float" office:value="-0.0914518891520692">
                <text:p>-0.0914518891520692</text:p>
              </table:table-cell>
              <table:table-cell office:value-type="float" office:value="0.0654938692208305">
                <text:p>0.0654938692208305</text:p>
              </table:table-cell>
              <table:table-cell office:value-type="float" office:value="-0.069441710012943">
                <text:p>-0.069441710012943</text:p>
              </table:table-cell>
              <table:table-cell office:value-type="float" office:value="-0.0200389715863716">
                <text:p>-0.0200389715863716</text:p>
              </table:table-cell>
              <table:table-cell office:value-type="float" office:value="0.020359120618233">
                <text:p>0.020359120618233</text:p>
              </table:table-cell>
              <table:table-cell office:value-type="float" office:value="-0.00863012758819637">
                <text:p>-0.00863012758819637</text:p>
              </table:table-cell>
              <table:table-cell office:value-type="float" office:value="-0.0425571579996792">
                <text:p>-0.0425571579996792</text:p>
              </table:table-cell>
              <table:table-cell office:value-type="float" office:value="-0.0531563699170196">
                <text:p>-0.0531563699170196</text:p>
              </table:table-cell>
              <table:table-cell office:value-type="float" office:value="-0.0278168864832744">
                <text:p>-0.0278168864832744</text:p>
              </table:table-cell>
              <table:table-cell office:value-type="float" office:value="0.0222576990407233">
                <text:p>0.0222576990407233</text:p>
              </table:table-cell>
              <table:table-cell office:value-type="float" office:value="-0.0556550106291958">
                <text:p>-0.0556550106291958</text:p>
              </table:table-cell>
              <table:table-cell office:value-type="float" office:value="-0.0815777954757128">
                <text:p>-0.0815777954757128</text:p>
              </table:table-cell>
              <table:table-cell office:value-type="float" office:value="-0.0606917918509167">
                <text:p>-0.0606917918509167</text:p>
              </table:table-cell>
              <table:table-cell office:value-type="float" office:value="-0.0809510619055684">
                <text:p>-0.0809510619055684</text:p>
              </table:table-cell>
              <table:table-cell office:value-type="float" office:value="-0.0609570356081242">
                <text:p>-0.0609570356081242</text:p>
              </table:table-cell>
              <table:table-cell office:value-type="float" office:value="0.111925747312511">
                <text:p>0.111925747312511</text:p>
              </table:table-cell>
              <table:table-cell office:value-type="float" office:value="0.0293921844462741">
                <text:p>0.0293921844462741</text:p>
              </table:table-cell>
              <table:table-cell office:value-type="float" office:value="-0.0115626495701777">
                <text:p>-0.0115626495701777</text:p>
              </table:table-cell>
              <table:table-cell office:value-type="float" office:value="-0.0580131060554331">
                <text:p>-0.0580131060554331</text:p>
              </table:table-cell>
              <table:table-cell office:value-type="float" office:value="-0.0962099336797462">
                <text:p>-0.0962099336797462</text:p>
              </table:table-cell>
              <table:table-cell office:value-type="float" office:value="-0.0585264371164605">
                <text:p>-0.0585264371164605</text:p>
              </table:table-cell>
              <table:table-cell office:value-type="float" office:value="-0.0346308494415867">
                <text:p>-0.0346308494415867</text:p>
              </table:table-cell>
              <table:table-cell office:value-type="float" office:value="-0.0264605495920527">
                <text:p>-0.0264605495920527</text:p>
              </table:table-cell>
              <table:table-cell office:value-type="float" office:value="0.0157902373560474">
                <text:p>0.0157902373560474</text:p>
              </table:table-cell>
              <table:table-cell office:value-type="float" office:value="0.0470637025819064">
                <text:p>0.0470637025819064</text:p>
              </table:table-cell>
              <table:table-cell office:value-type="float" office:value="0.0129249355249996">
                <text:p>0.0129249355249996</text:p>
              </table:table-cell>
              <table:table-cell office:value-type="float" office:value="0.0271129590953805">
                <text:p>0.0271129590953805</text:p>
              </table:table-cell>
              <table:table-cell office:value-type="float" office:value="-0.0747550880340351">
                <text:p>-0.0747550880340351</text:p>
              </table:table-cell>
              <table:table-cell office:value-type="float" office:value="-0.0136673136580853">
                <text:p>-0.0136673136580853</text:p>
              </table:table-cell>
              <table:table-cell office:value-type="float" office:value="-0.0600666484975323">
                <text:p>-0.0600666484975323</text:p>
              </table:table-cell>
              <table:table-cell office:value-type="float" office:value="0.0513997452596317">
                <text:p>0.0513997452596317</text:p>
              </table:table-cell>
              <table:table-cell office:value-type="float" office:value="0.046938475066844">
                <text:p>0.046938475066844</text:p>
              </table:table-cell>
              <table:table-cell office:value-type="float" office:value="0.0323381688356274">
                <text:p>0.0323381688356274</text:p>
              </table:table-cell>
              <table:table-cell office:value-type="float" office:value="-0.00304719041060414">
                <text:p>-0.00304719041060414</text:p>
              </table:table-cell>
              <table:table-cell office:value-type="float" office:value="0.0400351622374648">
                <text:p>0.0400351622374648</text:p>
              </table:table-cell>
              <table:table-cell office:value-type="float" office:value="-0.12254051824942">
                <text:p>-0.12254051824942</text:p>
              </table:table-cell>
              <table:table-cell office:value-type="float" office:value="-0.0136606069901301">
                <text:p>-0.0136606069901301</text:p>
              </table:table-cell>
              <table:table-cell office:value-type="float" office:value="0.0255258502118173">
                <text:p>0.0255258502118173</text:p>
              </table:table-cell>
              <table:table-cell office:value-type="float" office:value="0.0632141296086664">
                <text:p>0.0632141296086664</text:p>
              </table:table-cell>
              <table:table-cell office:value-type="float" office:value="0.00678589247736066">
                <text:p>0.00678589247736066</text:p>
              </table:table-cell>
              <table:table-cell office:value-type="float" office:value="0.0589691440620099">
                <text:p>0.0589691440620099</text:p>
              </table:table-cell>
              <table:table-cell office:value-type="float" office:value="-0.0126349072255253">
                <text:p>-0.0126349072255253</text:p>
              </table:table-cell>
              <table:table-cell office:value-type="float" office:value="-0.175313496656279">
                <text:p>-0.175313496656279</text:p>
              </table:table-cell>
              <table:table-cell office:value-type="float" office:value="0.0551938390616506">
                <text:p>0.0551938390616506</text:p>
              </table:table-cell>
              <table:table-cell office:value-type="float" office:value="-0.0317076770294055">
                <text:p>-0.0317076770294055</text:p>
              </table:table-cell>
              <table:table-cell office:value-type="float" office:value="0.0662952000063346">
                <text:p>0.0662952000063346</text:p>
              </table:table-cell>
              <table:table-cell office:value-type="float" office:value="-0.0052544229460173">
                <text:p>-0.0052544229460173</text:p>
              </table:table-cell>
              <table:table-cell office:value-type="float" office:value="0.0418749546424731">
                <text:p>0.0418749546424731</text:p>
              </table:table-cell>
              <table:table-cell office:value-type="float" office:value="0.00580346006924978">
                <text:p>0.00580346006924978</text:p>
              </table:table-cell>
              <table:table-cell office:value-type="float" office:value="-0.0384978593702114">
                <text:p>-0.0384978593702114</text:p>
              </table:table-cell>
              <table:table-cell office:value-type="float" office:value="-0.0834152541838941">
                <text:p>-0.0834152541838941</text:p>
              </table:table-cell>
              <table:table-cell office:value-type="float" office:value="0.0143792650428231">
                <text:p>0.0143792650428231</text:p>
              </table:table-cell>
              <table:table-cell office:value-type="float" office:value="-0.022872722192717">
                <text:p>-0.022872722192717</text:p>
              </table:table-cell>
              <table:table-cell office:value-type="float" office:value="0.100832863351684">
                <text:p>0.100832863351684</text:p>
              </table:table-cell>
              <table:table-cell office:value-type="float" office:value="-0.0212193799568789">
                <text:p>-0.0212193799568789</text:p>
              </table:table-cell>
              <table:table-cell office:value-type="float" office:value="0.0904076382815031">
                <text:p>0.0904076382815031</text:p>
              </table:table-cell>
              <table:table-cell office:value-type="float" office:value="0.0223855939422441">
                <text:p>0.0223855939422441</text:p>
              </table:table-cell>
              <table:table-cell office:value-type="float" office:value="0.0157970787566759">
                <text:p>0.0157970787566759</text:p>
              </table:table-cell>
              <table:table-cell office:value-type="float" office:value="-0.0448575966458307">
                <text:p>-0.0448575966458307</text:p>
              </table:table-cell>
              <table:table-cell office:value-type="float" office:value="-0.0472003750078538">
                <text:p>-0.0472003750078538</text:p>
              </table:table-cell>
              <table:table-cell office:value-type="float" office:value="-0.116235102404956">
                <text:p>-0.116235102404956</text:p>
              </table:table-cell>
              <table:table-cell office:value-type="float" office:value="-0.0121041845992339">
                <text:p>-0.0121041845992339</text:p>
              </table:table-cell>
            </table:table-row>
            <table:table-row>
              <table:table-cell office:value-type="string">
                <text:p>ludcmp</text:p>
                <draw:g>
                  <svg:desc>Sheet1.A9:Sheet1.A9</svg:desc>
                </draw:g>
              </table:table-cell>
              <table:table-cell office:value-type="float" office:value="-0.0311430711237882">
                <text:p>-0.0311430711237882</text:p>
                <draw:g>
                  <svg:desc>Sheet1.B9:Sheet1.CI9</svg:desc>
                </draw:g>
              </table:table-cell>
              <table:table-cell office:value-type="float" office:value="-0.426273411681358">
                <text:p>-0.426273411681358</text:p>
              </table:table-cell>
              <table:table-cell office:value-type="float" office:value="-0.0990999505517896">
                <text:p>-0.0990999505517896</text:p>
              </table:table-cell>
              <table:table-cell office:value-type="float" office:value="0.036385165571922">
                <text:p>0.036385165571922</text:p>
              </table:table-cell>
              <table:table-cell office:value-type="float" office:value="0.0623256488218924">
                <text:p>0.0623256488218924</text:p>
              </table:table-cell>
              <table:table-cell office:value-type="float" office:value="-0.366681361138145">
                <text:p>-0.366681361138145</text:p>
              </table:table-cell>
              <table:table-cell office:value-type="float" office:value="0.00120399010107821">
                <text:p>0.00120399010107821</text:p>
              </table:table-cell>
              <table:table-cell office:value-type="float" office:value="0.253235123788852">
                <text:p>0.253235123788852</text:p>
              </table:table-cell>
              <table:table-cell office:value-type="float" office:value="-0.141166520722672">
                <text:p>-0.141166520722672</text:p>
              </table:table-cell>
              <table:table-cell office:value-type="float" office:value="-0.0928202430370646">
                <text:p>-0.0928202430370646</text:p>
              </table:table-cell>
              <table:table-cell office:value-type="float" office:value="-0.307496795790314">
                <text:p>-0.307496795790314</text:p>
              </table:table-cell>
              <table:table-cell office:value-type="float" office:value="-0.187330013651538">
                <text:p>-0.187330013651538</text:p>
              </table:table-cell>
              <table:table-cell office:value-type="float" office:value="-0.365110857919851">
                <text:p>-0.365110857919851</text:p>
              </table:table-cell>
              <table:table-cell office:value-type="float" office:value="-0.282385405552264">
                <text:p>-0.282385405552264</text:p>
              </table:table-cell>
              <table:table-cell office:value-type="float" office:value="-0.588945387053033">
                <text:p>-0.588945387053033</text:p>
              </table:table-cell>
              <table:table-cell office:value-type="float" office:value="0.0548312669259341">
                <text:p>0.0548312669259341</text:p>
              </table:table-cell>
              <table:table-cell office:value-type="float" office:value="0.0277651603385725">
                <text:p>0.0277651603385725</text:p>
              </table:table-cell>
              <table:table-cell office:value-type="float" office:value="-0.784846698095942">
                <text:p>-0.784846698095942</text:p>
              </table:table-cell>
              <table:table-cell office:value-type="float" office:value="-0.33610325321588">
                <text:p>-0.33610325321588</text:p>
              </table:table-cell>
              <table:table-cell office:value-type="float" office:value="-0.133094128832158">
                <text:p>-0.133094128832158</text:p>
              </table:table-cell>
              <table:table-cell office:value-type="float" office:value="-0.366608429171822">
                <text:p>-0.366608429171822</text:p>
              </table:table-cell>
              <table:table-cell office:value-type="float" office:value="-0.0368090661568843">
                <text:p>-0.0368090661568843</text:p>
              </table:table-cell>
              <table:table-cell office:value-type="float" office:value="0.105028642656779">
                <text:p>0.105028642656779</text:p>
              </table:table-cell>
              <table:table-cell office:value-type="float" office:value="-0.122753226130319">
                <text:p>-0.122753226130319</text:p>
              </table:table-cell>
              <table:table-cell office:value-type="float" office:value="-0.55385402740956">
                <text:p>-0.55385402740956</text:p>
              </table:table-cell>
              <table:table-cell office:value-type="float" office:value="-0.278228546858109">
                <text:p>-0.278228546858109</text:p>
              </table:table-cell>
              <table:table-cell office:value-type="float" office:value="0.0513037504598911">
                <text:p>0.0513037504598911</text:p>
              </table:table-cell>
              <table:table-cell office:value-type="float" office:value="-0.462034885637661">
                <text:p>-0.462034885637661</text:p>
              </table:table-cell>
              <table:table-cell office:value-type="float" office:value="-0.0216739848663273">
                <text:p>-0.0216739848663273</text:p>
              </table:table-cell>
              <table:table-cell office:value-type="float" office:value="0.529269079081799">
                <text:p>0.529269079081799</text:p>
              </table:table-cell>
              <table:table-cell office:value-type="float" office:value="-0.403576222398584">
                <text:p>-0.403576222398584</text:p>
              </table:table-cell>
              <table:table-cell office:value-type="float" office:value="-0.750814646014157">
                <text:p>-0.750814646014157</text:p>
              </table:table-cell>
              <table:table-cell office:value-type="float" office:value="-0.228027927933934">
                <text:p>-0.228027927933934</text:p>
              </table:table-cell>
              <table:table-cell office:value-type="float" office:value="0.195838018084145">
                <text:p>0.195838018084145</text:p>
              </table:table-cell>
              <table:table-cell office:value-type="float" office:value="0.0901035811316886">
                <text:p>0.0901035811316886</text:p>
              </table:table-cell>
              <table:table-cell office:value-type="float" office:value="0.00462163953280628">
                <text:p>0.00462163953280628</text:p>
              </table:table-cell>
              <table:table-cell office:value-type="float" office:value="-0.297775787148289">
                <text:p>-0.297775787148289</text:p>
              </table:table-cell>
              <table:table-cell office:value-type="float" office:value="-0.392659432459009">
                <text:p>-0.392659432459009</text:p>
              </table:table-cell>
              <table:table-cell office:value-type="float" office:value="-0.254976214188791">
                <text:p>-0.254976214188791</text:p>
              </table:table-cell>
              <table:table-cell office:value-type="float" office:value="-0.667290747627054">
                <text:p>-0.667290747627054</text:p>
              </table:table-cell>
              <table:table-cell office:value-type="float" office:value="-0.381099176896571">
                <text:p>-0.381099176896571</text:p>
              </table:table-cell>
              <table:table-cell office:value-type="float" office:value="0.0330745653425585">
                <text:p>0.0330745653425585</text:p>
              </table:table-cell>
              <table:table-cell office:value-type="float" office:value="-0.49082990714892">
                <text:p>-0.49082990714892</text:p>
              </table:table-cell>
              <table:table-cell office:value-type="float" office:value="0.140915633478738">
                <text:p>0.140915633478738</text:p>
              </table:table-cell>
              <table:table-cell office:value-type="float" office:value="-0.0330427499104628">
                <text:p>-0.0330427499104628</text:p>
              </table:table-cell>
              <table:table-cell office:value-type="float" office:value="0.031241677270011">
                <text:p>0.031241677270011</text:p>
              </table:table-cell>
              <table:table-cell office:value-type="float" office:value="-0.090867641589534">
                <text:p>-0.090867641589534</text:p>
              </table:table-cell>
              <table:table-cell office:value-type="float" office:value="0.29269258710702">
                <text:p>0.29269258710702</text:p>
              </table:table-cell>
              <table:table-cell office:value-type="float" office:value="-0.542393074077346">
                <text:p>-0.542393074077346</text:p>
              </table:table-cell>
              <table:table-cell office:value-type="float" office:value="0.00527939055855479">
                <text:p>0.00527939055855479</text:p>
              </table:table-cell>
              <table:table-cell office:value-type="float" office:value="0.219436229813674">
                <text:p>0.219436229813674</text:p>
              </table:table-cell>
              <table:table-cell office:value-type="float" office:value="0.022033084459292">
                <text:p>0.022033084459292</text:p>
              </table:table-cell>
              <table:table-cell office:value-type="float" office:value="-0.241683906171652">
                <text:p>-0.241683906171652</text:p>
              </table:table-cell>
              <table:table-cell office:value-type="float" office:value="-0.243775672100465">
                <text:p>-0.243775672100465</text:p>
              </table:table-cell>
              <table:table-cell office:value-type="float" office:value="0.0729250960581658">
                <text:p>0.0729250960581658</text:p>
              </table:table-cell>
              <table:table-cell office:value-type="float" office:value="0.223920364691582">
                <text:p>0.223920364691582</text:p>
              </table:table-cell>
              <table:table-cell office:value-type="float" office:value="-0.331168190341814">
                <text:p>-0.331168190341814</text:p>
              </table:table-cell>
              <table:table-cell office:value-type="float" office:value="0.297371928038983">
                <text:p>0.297371928038983</text:p>
              </table:table-cell>
              <table:table-cell office:value-type="float" office:value="0.849115777304383">
                <text:p>0.849115777304383</text:p>
              </table:table-cell>
              <table:table-cell office:value-type="float" office:value="-0.798826257185483">
                <text:p>-0.798826257185483</text:p>
              </table:table-cell>
              <table:table-cell office:value-type="float" office:value="-0.398015879427812">
                <text:p>-0.398015879427812</text:p>
              </table:table-cell>
              <table:table-cell office:value-type="float" office:value="0.658857481355445">
                <text:p>0.658857481355445</text:p>
              </table:table-cell>
              <table:table-cell office:value-type="float" office:value="-0.467123870804906">
                <text:p>-0.467123870804906</text:p>
              </table:table-cell>
              <table:table-cell office:value-type="float" office:value="-1.03078831486462">
                <text:p>-1.03078831486462</text:p>
              </table:table-cell>
              <table:table-cell office:value-type="float" office:value="0.059744361251272">
                <text:p>0.059744361251272</text:p>
              </table:table-cell>
              <table:table-cell office:value-type="float" office:value="-0.250399773264219">
                <text:p>-0.250399773264219</text:p>
              </table:table-cell>
              <table:table-cell office:value-type="float" office:value="-0.533666325842927">
                <text:p>-0.533666325842927</text:p>
              </table:table-cell>
              <table:table-cell office:value-type="float" office:value="0.0470022452051424">
                <text:p>0.0470022452051424</text:p>
              </table:table-cell>
              <table:table-cell office:value-type="float" office:value="0.0706316543737412">
                <text:p>0.0706316543737412</text:p>
              </table:table-cell>
              <table:table-cell office:value-type="float" office:value="0.443785647889065">
                <text:p>0.443785647889065</text:p>
              </table:table-cell>
              <table:table-cell office:value-type="float" office:value="0.189668497086889">
                <text:p>0.189668497086889</text:p>
              </table:table-cell>
              <table:table-cell office:value-type="float" office:value="0.319058260624898">
                <text:p>0.319058260624898</text:p>
              </table:table-cell>
              <table:table-cell office:value-type="float" office:value="0.182597971047143">
                <text:p>0.182597971047143</text:p>
              </table:table-cell>
              <table:table-cell office:value-type="float" office:value="-0.183345098410897">
                <text:p>-0.183345098410897</text:p>
              </table:table-cell>
              <table:table-cell office:value-type="float" office:value="0.065665410030852">
                <text:p>0.065665410030852</text:p>
              </table:table-cell>
              <table:table-cell office:value-type="float" office:value="-0.256031188972278">
                <text:p>-0.256031188972278</text:p>
              </table:table-cell>
              <table:table-cell office:value-type="float" office:value="0.0460512019475258">
                <text:p>0.0460512019475258</text:p>
              </table:table-cell>
              <table:table-cell office:value-type="float" office:value="-0.00334253232613309">
                <text:p>-0.00334253232613309</text:p>
              </table:table-cell>
              <table:table-cell office:value-type="float" office:value="0.0477294833259679">
                <text:p>0.0477294833259679</text:p>
              </table:table-cell>
              <table:table-cell office:value-type="float" office:value="0.0473414511364169">
                <text:p>0.0473414511364169</text:p>
              </table:table-cell>
              <table:table-cell office:value-type="float" office:value="-0.116015670346333">
                <text:p>-0.116015670346333</text:p>
              </table:table-cell>
              <table:table-cell office:value-type="float" office:value="0.0832163241314555">
                <text:p>0.0832163241314555</text:p>
              </table:table-cell>
              <table:table-cell office:value-type="float" office:value="-0.526877584403975">
                <text:p>-0.526877584403975</text:p>
              </table:table-cell>
              <table:table-cell office:value-type="float" office:value="-0.119963079331167">
                <text:p>-0.119963079331167</text:p>
              </table:table-cell>
              <table:table-cell office:value-type="float" office:value="-0.190835963246695">
                <text:p>-0.190835963246695</text:p>
              </table:table-cell>
              <table:table-cell office:value-type="float" office:value="-0.0711307762374443">
                <text:p>-0.0711307762374443</text:p>
              </table:table-cell>
            </table:table-row>
            <table:table-row>
              <table:table-cell office:value-type="string">
                <text:p>duff</text:p>
                <draw:g>
                  <svg:desc>Sheet1.A10:Sheet1.A10</svg:desc>
                </draw:g>
              </table:table-cell>
              <table:table-cell office:value-type="float" office:value="0.365819459381512">
                <text:p>0.365819459381512</text:p>
                <draw:g>
                  <svg:desc>Sheet1.B10:Sheet1.CI10</svg:desc>
                </draw:g>
              </table:table-cell>
              <table:table-cell office:value-type="float" office:value="-1.82090608205563">
                <text:p>-1.82090608205563</text:p>
              </table:table-cell>
              <table:table-cell office:value-type="float" office:value="-3.16794414334082">
                <text:p>-3.16794414334082</text:p>
              </table:table-cell>
              <table:table-cell office:value-type="float" office:value="-1.62942595812163">
                <text:p>-1.62942595812163</text:p>
              </table:table-cell>
              <table:table-cell office:value-type="float" office:value="3.18326241404183">
                <text:p>3.18326241404183</text:p>
              </table:table-cell>
              <table:table-cell office:value-type="float" office:value="-1.04365128613989">
                <text:p>-1.04365128613989</text:p>
              </table:table-cell>
              <table:table-cell office:value-type="float" office:value="2.88612236043078">
                <text:p>2.88612236043078</text:p>
              </table:table-cell>
              <table:table-cell office:value-type="float" office:value="2.33591232928067">
                <text:p>2.33591232928067</text:p>
              </table:table-cell>
              <table:table-cell office:value-type="float" office:value="0.714726085933427">
                <text:p>0.714726085933427</text:p>
              </table:table-cell>
              <table:table-cell office:value-type="float" office:value="0.935230509765227">
                <text:p>0.935230509765227</text:p>
              </table:table-cell>
              <table:table-cell office:value-type="float" office:value="-1.27937775956572">
                <text:p>-1.27937775956572</text:p>
              </table:table-cell>
              <table:table-cell office:value-type="float" office:value="-0.3079450479105">
                <text:p>-0.3079450479105</text:p>
              </table:table-cell>
              <table:table-cell office:value-type="float" office:value="-3.14018507653503">
                <text:p>-3.14018507653503</text:p>
              </table:table-cell>
              <table:table-cell office:value-type="float" office:value="-0.392341284536457">
                <text:p>-0.392341284536457</text:p>
              </table:table-cell>
              <table:table-cell office:value-type="float" office:value="-3.18033737638108">
                <text:p>-3.18033737638108</text:p>
              </table:table-cell>
              <table:table-cell office:value-type="float" office:value="1.22278029644235">
                <text:p>1.22278029644235</text:p>
              </table:table-cell>
              <table:table-cell office:value-type="float" office:value="3.08249572829211">
                <text:p>3.08249572829211</text:p>
              </table:table-cell>
              <table:table-cell office:value-type="float" office:value="-1.01384269176336">
                <text:p>-1.01384269176336</text:p>
              </table:table-cell>
              <table:table-cell office:value-type="float" office:value="-1.55441687847143">
                <text:p>-1.55441687847143</text:p>
              </table:table-cell>
              <table:table-cell office:value-type="float" office:value="-1.40858968388397">
                <text:p>-1.40858968388397</text:p>
              </table:table-cell>
              <table:table-cell office:value-type="float" office:value="-1.16188644556724">
                <text:p>-1.16188644556724</text:p>
              </table:table-cell>
              <table:table-cell office:value-type="float" office:value="0.0371631875127278">
                <text:p>0.0371631875127278</text:p>
              </table:table-cell>
              <table:table-cell office:value-type="float" office:value="0.943076928075961">
                <text:p>0.943076928075961</text:p>
              </table:table-cell>
              <table:table-cell office:value-type="float" office:value="1.09415743738665">
                <text:p>1.09415743738665</text:p>
              </table:table-cell>
              <table:table-cell office:value-type="float" office:value="-1.82603182111321">
                <text:p>-1.82603182111321</text:p>
              </table:table-cell>
              <table:table-cell office:value-type="float" office:value="-2.56492339415936">
                <text:p>-2.56492339415936</text:p>
              </table:table-cell>
              <table:table-cell office:value-type="float" office:value="-1.18172272639968">
                <text:p>-1.18172272639968</text:p>
              </table:table-cell>
              <table:table-cell office:value-type="float" office:value="-0.895653294749624">
                <text:p>-0.895653294749624</text:p>
              </table:table-cell>
              <table:table-cell office:value-type="float" office:value="1.18613057636073">
                <text:p>1.18613057636073</text:p>
              </table:table-cell>
              <table:table-cell office:value-type="float" office:value="2.79575319419988">
                <text:p>2.79575319419988</text:p>
              </table:table-cell>
              <table:table-cell office:value-type="float" office:value="-2.53414898170412">
                <text:p>-2.53414898170412</text:p>
              </table:table-cell>
              <table:table-cell office:value-type="float" office:value="-3.08739288328475">
                <text:p>-3.08739288328475</text:p>
              </table:table-cell>
              <table:table-cell office:value-type="float" office:value="-2.19470904172496">
                <text:p>-2.19470904172496</text:p>
              </table:table-cell>
              <table:table-cell office:value-type="float" office:value="2.64866169334958">
                <text:p>2.64866169334958</text:p>
              </table:table-cell>
              <table:table-cell office:value-type="float" office:value="2.47680340055289">
                <text:p>2.47680340055289</text:p>
              </table:table-cell>
              <table:table-cell office:value-type="float" office:value="0.905050575819945">
                <text:p>0.905050575819945</text:p>
              </table:table-cell>
              <table:table-cell office:value-type="float" office:value="-0.636547241709296">
                <text:p>-0.636547241709296</text:p>
              </table:table-cell>
              <table:table-cell office:value-type="float" office:value="-4.32818443874785">
                <text:p>-4.32818443874785</text:p>
              </table:table-cell>
              <table:table-cell office:value-type="float" office:value="0.0816585276300429">
                <text:p>0.0816585276300429</text:p>
              </table:table-cell>
              <table:table-cell office:value-type="float" office:value="-3.3412003345624">
                <text:p>-3.3412003345624</text:p>
              </table:table-cell>
              <table:table-cell office:value-type="float" office:value="-0.254747053667097">
                <text:p>-0.254747053667097</text:p>
              </table:table-cell>
              <table:table-cell office:value-type="float" office:value="0.295394662122711">
                <text:p>0.295394662122711</text:p>
              </table:table-cell>
              <table:table-cell office:value-type="float" office:value="-3.93299894026166">
                <text:p>-3.93299894026166</text:p>
              </table:table-cell>
              <table:table-cell office:value-type="float" office:value="-1.66426677025912">
                <text:p>-1.66426677025912</text:p>
              </table:table-cell>
              <table:table-cell office:value-type="float" office:value="1.44494900230929">
                <text:p>1.44494900230929</text:p>
              </table:table-cell>
              <table:table-cell office:value-type="float" office:value="0.334407849449051">
                <text:p>0.334407849449051</text:p>
              </table:table-cell>
              <table:table-cell office:value-type="float" office:value="1.05738548139266">
                <text:p>1.05738548139266</text:p>
              </table:table-cell>
              <table:table-cell office:value-type="float" office:value="3.37455888950845">
                <text:p>3.37455888950845</text:p>
              </table:table-cell>
              <table:table-cell office:value-type="float" office:value="-1.57261236217767">
                <text:p>-1.57261236217767</text:p>
              </table:table-cell>
              <table:table-cell office:value-type="float" office:value="3.06007796577159">
                <text:p>3.06007796577159</text:p>
              </table:table-cell>
              <table:table-cell office:value-type="float" office:value="0.033538244242574">
                <text:p>0.033538244242574</text:p>
              </table:table-cell>
              <table:table-cell office:value-type="float" office:value="-1.3469993579971">
                <text:p>-1.3469993579971</text:p>
              </table:table-cell>
              <table:table-cell office:value-type="float" office:value="0.785552512725273">
                <text:p>0.785552512725273</text:p>
              </table:table-cell>
              <table:table-cell office:value-type="float" office:value="-0.483993021903787">
                <text:p>-0.483993021903787</text:p>
              </table:table-cell>
              <table:table-cell office:value-type="float" office:value="1.90940759687775">
                <text:p>1.90940759687775</text:p>
              </table:table-cell>
              <table:table-cell office:value-type="float" office:value="0.872879595001853">
                <text:p>0.872879595001853</text:p>
              </table:table-cell>
              <table:table-cell office:value-type="float" office:value="-0.823296293860964">
                <text:p>-0.823296293860964</text:p>
              </table:table-cell>
              <table:table-cell office:value-type="float" office:value="3.00190955532918">
                <text:p>3.00190955532918</text:p>
              </table:table-cell>
              <table:table-cell office:value-type="float" office:value="6.85796438336255">
                <text:p>6.85796438336255</text:p>
              </table:table-cell>
              <table:table-cell office:value-type="float" office:value="-2.27309425890812">
                <text:p>-2.27309425890812</text:p>
              </table:table-cell>
              <table:table-cell office:value-type="float" office:value="-1.20631837839606">
                <text:p>-1.20631837839606</text:p>
              </table:table-cell>
              <table:table-cell office:value-type="float" office:value="-1.76849146708357">
                <text:p>-1.76849146708357</text:p>
              </table:table-cell>
              <table:table-cell office:value-type="float" office:value="-1.59772547760274">
                <text:p>-1.59772547760274</text:p>
              </table:table-cell>
              <table:table-cell office:value-type="float" office:value="0.427596901388454">
                <text:p>0.427596901388454</text:p>
              </table:table-cell>
              <table:table-cell office:value-type="float" office:value="0.324662558588431">
                <text:p>0.324662558588431</text:p>
              </table:table-cell>
              <table:table-cell office:value-type="float" office:value="0.535107532588449">
                <text:p>0.535107532588449</text:p>
              </table:table-cell>
              <table:table-cell office:value-type="float" office:value="-5.89532537955815">
                <text:p>-5.89532537955815</text:p>
              </table:table-cell>
              <table:table-cell office:value-type="float" office:value="0.617223034717707">
                <text:p>0.617223034717707</text:p>
              </table:table-cell>
              <table:table-cell office:value-type="float" office:value="1.31194432169917">
                <text:p>1.31194432169917</text:p>
              </table:table-cell>
              <table:table-cell office:value-type="float" office:value="1.01714217702356">
                <text:p>1.01714217702356</text:p>
              </table:table-cell>
              <table:table-cell office:value-type="float" office:value="0.0537132490675809">
                <text:p>0.0537132490675809</text:p>
              </table:table-cell>
              <table:table-cell office:value-type="float" office:value="1.04562464990704">
                <text:p>1.04562464990704</text:p>
              </table:table-cell>
              <table:table-cell office:value-type="float" office:value="-0.215683894700986">
                <text:p>-0.215683894700986</text:p>
              </table:table-cell>
              <table:table-cell office:value-type="float" office:value="-0.775992292372557">
                <text:p>-0.775992292372557</text:p>
              </table:table-cell>
              <table:table-cell office:value-type="float" office:value="0.464368146697107">
                <text:p>0.464368146697107</text:p>
              </table:table-cell>
              <table:table-cell office:value-type="float" office:value="-0.955211384597219">
                <text:p>-0.955211384597219</text:p>
              </table:table-cell>
              <table:table-cell office:value-type="float" office:value="2.6437028383814">
                <text:p>2.6437028383814</text:p>
              </table:table-cell>
              <table:table-cell office:value-type="float" office:value="-1.19114723576352">
                <text:p>-1.19114723576352</text:p>
              </table:table-cell>
              <table:table-cell office:value-type="float" office:value="1.31943688293266">
                <text:p>1.31943688293266</text:p>
              </table:table-cell>
              <table:table-cell office:value-type="float" office:value="1.02767911833484">
                <text:p>1.02767911833484</text:p>
              </table:table-cell>
              <table:table-cell office:value-type="float" office:value="-1.24934083078813">
                <text:p>-1.24934083078813</text:p>
              </table:table-cell>
              <table:table-cell office:value-type="float" office:value="0.13645043758195">
                <text:p>0.13645043758195</text:p>
              </table:table-cell>
              <table:table-cell office:value-type="float" office:value="-2.12871641882262">
                <text:p>-2.12871641882262</text:p>
              </table:table-cell>
              <table:table-cell office:value-type="float" office:value="1.53807708542647">
                <text:p>1.53807708542647</text:p>
              </table:table-cell>
              <table:table-cell office:value-type="float" office:value="1.15138196030715">
                <text:p>1.15138196030715</text:p>
              </table:table-cell>
              <table:table-cell office:value-type="float" office:value="-0.101295122076536">
                <text:p>-0.101295122076536</text:p>
              </table:table-cell>
            </table:table-row>
            <table:table-row>
              <table:table-cell office:value-type="string">
                <text:p>bs</text:p>
                <draw:g>
                  <svg:desc>Sheet1.A11:Sheet1.A11</svg:desc>
                </draw:g>
              </table:table-cell>
              <table:table-cell office:value-type="float" office:value="-0.904753726786982">
                <text:p>-0.904753726786982</text:p>
                <draw:g>
                  <svg:desc>Sheet1.B11:Sheet1.CI11</svg:desc>
                </draw:g>
              </table:table-cell>
              <table:table-cell office:value-type="float" office:value="0.089081758192397">
                <text:p>0.089081758192397</text:p>
              </table:table-cell>
              <table:table-cell office:value-type="float" office:value="1.07526103893855">
                <text:p>1.07526103893855</text:p>
              </table:table-cell>
              <table:table-cell office:value-type="float" office:value="-1.037523901832">
                <text:p>-1.037523901832</text:p>
              </table:table-cell>
              <table:table-cell office:value-type="float" office:value="-2.15517820416763">
                <text:p>-2.15517820416763</text:p>
              </table:table-cell>
              <table:table-cell office:value-type="float" office:value="-1.89730617701377">
                <text:p>-1.89730617701377</text:p>
              </table:table-cell>
              <table:table-cell office:value-type="float" office:value="-0.583710624786934">
                <text:p>-0.583710624786934</text:p>
              </table:table-cell>
              <table:table-cell office:value-type="float" office:value="3.74465349616461">
                <text:p>3.74465349616461</text:p>
              </table:table-cell>
              <table:table-cell office:value-type="float" office:value="1.16172437302113">
                <text:p>1.16172437302113</text:p>
              </table:table-cell>
              <table:table-cell office:value-type="float" office:value="0.932108291385313">
                <text:p>0.932108291385313</text:p>
              </table:table-cell>
              <table:table-cell office:value-type="float" office:value="-0.414698535832992">
                <text:p>-0.414698535832992</text:p>
              </table:table-cell>
              <table:table-cell office:value-type="float" office:value="-6.21714870875846">
                <text:p>-6.21714870875846</text:p>
              </table:table-cell>
              <table:table-cell office:value-type="float" office:value="0.179986075728271">
                <text:p>0.179986075728271</text:p>
              </table:table-cell>
              <table:table-cell office:value-type="float" office:value="-0.308741966643087">
                <text:p>-0.308741966643087</text:p>
              </table:table-cell>
              <table:table-cell office:value-type="float" office:value="0.845206693238658">
                <text:p>0.845206693238658</text:p>
              </table:table-cell>
              <table:table-cell office:value-type="float" office:value="-0.931305495752345">
                <text:p>-0.931305495752345</text:p>
              </table:table-cell>
              <table:table-cell office:value-type="float" office:value="-0.643049197429293">
                <text:p>-0.643049197429293</text:p>
              </table:table-cell>
              <table:table-cell office:value-type="float" office:value="1.30420635431915">
                <text:p>1.30420635431915</text:p>
              </table:table-cell>
              <table:table-cell office:value-type="float" office:value="2.89322704703969">
                <text:p>2.89322704703969</text:p>
              </table:table-cell>
              <table:table-cell office:value-type="float" office:value="0.679764036899731">
                <text:p>0.679764036899731</text:p>
              </table:table-cell>
              <table:table-cell office:value-type="float" office:value="-1.27765302989745">
                <text:p>-1.27765302989745</text:p>
              </table:table-cell>
              <table:table-cell office:value-type="float" office:value="4.98724383610326">
                <text:p>4.98724383610326</text:p>
              </table:table-cell>
              <table:table-cell office:value-type="float" office:value="-1.38339869656474">
                <text:p>-1.38339869656474</text:p>
              </table:table-cell>
              <table:table-cell office:value-type="float" office:value="-0.355429361354684">
                <text:p>-0.355429361354684</text:p>
              </table:table-cell>
              <table:table-cell office:value-type="float" office:value="0.03359474720864">
                <text:p>0.03359474720864</text:p>
              </table:table-cell>
              <table:table-cell office:value-type="float" office:value="-1.66270137278809">
                <text:p>-1.66270137278809</text:p>
              </table:table-cell>
              <table:table-cell office:value-type="float" office:value="3.99529617150261">
                <text:p>3.99529617150261</text:p>
              </table:table-cell>
              <table:table-cell office:value-type="float" office:value="-1.00957045985746">
                <text:p>-1.00957045985746</text:p>
              </table:table-cell>
              <table:table-cell office:value-type="float" office:value="1.7604791774939">
                <text:p>1.7604791774939</text:p>
              </table:table-cell>
              <table:table-cell office:value-type="float" office:value="2.63104456036321">
                <text:p>2.63104456036321</text:p>
              </table:table-cell>
              <table:table-cell office:value-type="float" office:value="0.221570190522484">
                <text:p>0.221570190522484</text:p>
              </table:table-cell>
              <table:table-cell office:value-type="float" office:value="1.87659646871147">
                <text:p>1.87659646871147</text:p>
              </table:table-cell>
              <table:table-cell office:value-type="float" office:value="-0.136795640583825">
                <text:p>-0.136795640583825</text:p>
              </table:table-cell>
              <table:table-cell office:value-type="float" office:value="0.377445204296334">
                <text:p>0.377445204296334</text:p>
              </table:table-cell>
              <table:table-cell office:value-type="float" office:value="-0.841270369585197">
                <text:p>-0.841270369585197</text:p>
              </table:table-cell>
              <table:table-cell office:value-type="float" office:value="-1.93396125030475">
                <text:p>-1.93396125030475</text:p>
              </table:table-cell>
              <table:table-cell office:value-type="float" office:value="-4.33344036523095">
                <text:p>-4.33344036523095</text:p>
              </table:table-cell>
              <table:table-cell office:value-type="float" office:value="-8.54684021958641">
                <text:p>-8.54684021958641</text:p>
              </table:table-cell>
              <table:table-cell office:value-type="float" office:value="-2.81873775474059">
                <text:p>-2.81873775474059</text:p>
              </table:table-cell>
              <table:table-cell office:value-type="float" office:value="-0.262051401300053">
                <text:p>-0.262051401300053</text:p>
              </table:table-cell>
              <table:table-cell office:value-type="float" office:value="1.47927193817711">
                <text:p>1.47927193817711</text:p>
              </table:table-cell>
              <table:table-cell office:value-type="float" office:value="-0.236639258380907">
                <text:p>-0.236639258380907</text:p>
              </table:table-cell>
              <table:table-cell office:value-type="float" office:value="-1.47431451419212">
                <text:p>-1.47431451419212</text:p>
              </table:table-cell>
              <table:table-cell office:value-type="float" office:value="-1.99075723400803">
                <text:p>-1.99075723400803</text:p>
              </table:table-cell>
              <table:table-cell office:value-type="float" office:value="-0.157750442782603">
                <text:p>-0.157750442782603</text:p>
              </table:table-cell>
              <table:table-cell office:value-type="float" office:value="1.62687173550109">
                <text:p>1.62687173550109</text:p>
              </table:table-cell>
              <table:table-cell office:value-type="float" office:value="-0.309968883848864">
                <text:p>-0.309968883848864</text:p>
              </table:table-cell>
              <table:table-cell office:value-type="float" office:value="-0.438678840667017">
                <text:p>-0.438678840667017</text:p>
              </table:table-cell>
              <table:table-cell office:value-type="float" office:value="-0.668770854675696">
                <text:p>-0.668770854675696</text:p>
              </table:table-cell>
              <table:table-cell office:value-type="float" office:value="-0.37998257813296">
                <text:p>-0.37998257813296</text:p>
              </table:table-cell>
              <table:table-cell office:value-type="float" office:value="2.44559179593614">
                <text:p>2.44559179593614</text:p>
              </table:table-cell>
              <table:table-cell office:value-type="float" office:value="-0.349816685029289">
                <text:p>-0.349816685029289</text:p>
              </table:table-cell>
              <table:table-cell office:value-type="float" office:value="-1.2681820040251">
                <text:p>-1.2681820040251</text:p>
              </table:table-cell>
              <table:table-cell office:value-type="float" office:value="-1.36695736572823">
                <text:p>-1.36695736572823</text:p>
              </table:table-cell>
              <table:table-cell office:value-type="float" office:value="-0.218053861155297">
                <text:p>-0.218053861155297</text:p>
              </table:table-cell>
              <table:table-cell office:value-type="float" office:value="0.170800561176427">
                <text:p>0.170800561176427</text:p>
              </table:table-cell>
              <table:table-cell office:value-type="float" office:value="0.361904744118342">
                <text:p>0.361904744118342</text:p>
              </table:table-cell>
              <table:table-cell office:value-type="float" office:value="-0.679536145391289">
                <text:p>-0.679536145391289</text:p>
              </table:table-cell>
              <table:table-cell office:value-type="float" office:value="4.00944216034122">
                <text:p>4.00944216034122</text:p>
              </table:table-cell>
              <table:table-cell office:value-type="float" office:value="-4.88107070884978">
                <text:p>-4.88107070884978</text:p>
              </table:table-cell>
              <table:table-cell office:value-type="float" office:value="0.319614967271426">
                <text:p>0.319614967271426</text:p>
              </table:table-cell>
              <table:table-cell office:value-type="float" office:value="0.657647846275552">
                <text:p>0.657647846275552</text:p>
              </table:table-cell>
              <table:table-cell office:value-type="float" office:value="0.0391535271589928">
                <text:p>0.0391535271589928</text:p>
              </table:table-cell>
              <table:table-cell office:value-type="float" office:value="-4.33469398600463">
                <text:p>-4.33469398600463</text:p>
              </table:table-cell>
              <table:table-cell office:value-type="float" office:value="1.48773547028544">
                <text:p>1.48773547028544</text:p>
              </table:table-cell>
              <table:table-cell office:value-type="float" office:value="1.03890968223704">
                <text:p>1.03890968223704</text:p>
              </table:table-cell>
              <table:table-cell office:value-type="float" office:value="-0.951267304077123">
                <text:p>-0.951267304077123</text:p>
              </table:table-cell>
              <table:table-cell office:value-type="float" office:value="-3.76861063856742">
                <text:p>-3.76861063856742</text:p>
              </table:table-cell>
              <table:table-cell office:value-type="float" office:value="0.610920573420468">
                <text:p>0.610920573420468</text:p>
              </table:table-cell>
              <table:table-cell office:value-type="float" office:value="-6.54399695326317">
                <text:p>-6.54399695326317</text:p>
              </table:table-cell>
              <table:table-cell office:value-type="float" office:value="-1.23326743080636">
                <text:p>-1.23326743080636</text:p>
              </table:table-cell>
              <table:table-cell office:value-type="float" office:value="-0.13933277106747">
                <text:p>-0.13933277106747</text:p>
              </table:table-cell>
              <table:table-cell office:value-type="float" office:value="-4.5894521509453">
                <text:p>-4.5894521509453</text:p>
              </table:table-cell>
              <table:table-cell office:value-type="float" office:value="-1.65688652382999">
                <text:p>-1.65688652382999</text:p>
              </table:table-cell>
              <table:table-cell office:value-type="float" office:value="1.76303339275083">
                <text:p>1.76303339275083</text:p>
              </table:table-cell>
              <table:table-cell office:value-type="float" office:value="1.69986866112845">
                <text:p>1.69986866112845</text:p>
              </table:table-cell>
              <table:table-cell office:value-type="float" office:value="1.00765732504186">
                <text:p>1.00765732504186</text:p>
              </table:table-cell>
              <table:table-cell office:value-type="float" office:value="-5.13790967084224">
                <text:p>-5.13790967084224</text:p>
              </table:table-cell>
              <table:table-cell office:value-type="float" office:value="-1.07392739498722">
                <text:p>-1.07392739498722</text:p>
              </table:table-cell>
              <table:table-cell office:value-type="float" office:value="-2.44694028636087">
                <text:p>-2.44694028636087</text:p>
              </table:table-cell>
              <table:table-cell office:value-type="float" office:value="0.771777764212465">
                <text:p>0.771777764212465</text:p>
              </table:table-cell>
              <table:table-cell office:value-type="float" office:value="3.55038991187135">
                <text:p>3.55038991187135</text:p>
              </table:table-cell>
              <table:table-cell office:value-type="float" office:value="-3.4361873216556">
                <text:p>-3.4361873216556</text:p>
              </table:table-cell>
              <table:table-cell office:value-type="float" office:value="-1.96006435313266">
                <text:p>-1.96006435313266</text:p>
              </table:table-cell>
              <table:table-cell office:value-type="float" office:value="0.288349611753253">
                <text:p>0.288349611753253</text:p>
              </table:table-cell>
              <table:table-cell office:value-type="float" office:value="0.756452694716195">
                <text:p>0.756452694716195</text:p>
              </table:table-cell>
            </table:table-row>
            <table:table-row>
              <table:table-cell office:value-type="string">
                <text:p>ctl-stack</text:p>
                <draw:g>
                  <svg:desc>Sheet1.A12:Sheet1.A12</svg:desc>
                </draw:g>
              </table:table-cell>
              <table:table-cell office:value-type="float" office:value="0.114262688230472">
                <text:p>0.114262688230472</text:p>
                <draw:g>
                  <svg:desc>Sheet1.B12:Sheet1.CI12</svg:desc>
                </draw:g>
              </table:table-cell>
              <table:table-cell office:value-type="float" office:value="-0.62713425804623">
                <text:p>-0.62713425804623</text:p>
              </table:table-cell>
              <table:table-cell office:value-type="float" office:value="-0.671740444397574">
                <text:p>-0.671740444397574</text:p>
              </table:table-cell>
              <table:table-cell office:value-type="float" office:value="0.274425145673692">
                <text:p>0.274425145673692</text:p>
              </table:table-cell>
              <table:table-cell office:value-type="float" office:value="0.565866461068477">
                <text:p>0.565866461068477</text:p>
              </table:table-cell>
              <table:table-cell office:value-type="float" office:value="-0.625671274444654">
                <text:p>-0.625671274444654</text:p>
              </table:table-cell>
              <table:table-cell office:value-type="float" office:value="0.191641930184964">
                <text:p>0.191641930184964</text:p>
              </table:table-cell>
              <table:table-cell office:value-type="float" office:value="-0.417282151016669">
                <text:p>-0.417282151016669</text:p>
              </table:table-cell>
              <table:table-cell office:value-type="float" office:value="-0.351805137452799">
                <text:p>-0.351805137452799</text:p>
              </table:table-cell>
              <table:table-cell office:value-type="float" office:value="-0.0831479538326544">
                <text:p>-0.0831479538326544</text:p>
              </table:table-cell>
              <table:table-cell office:value-type="float" office:value="-1.1359226731045">
                <text:p>-1.1359226731045</text:p>
              </table:table-cell>
              <table:table-cell office:value-type="float" office:value="0.357522787103502">
                <text:p>0.357522787103502</text:p>
              </table:table-cell>
              <table:table-cell office:value-type="float" office:value="-0.0931642468307179">
                <text:p>-0.0931642468307179</text:p>
              </table:table-cell>
              <table:table-cell office:value-type="float" office:value="-0.111687600311732">
                <text:p>-0.111687600311732</text:p>
              </table:table-cell>
              <table:table-cell office:value-type="float" office:value="-0.822543571622992">
                <text:p>-0.822543571622992</text:p>
              </table:table-cell>
              <table:table-cell office:value-type="float" office:value="0.114940101632606">
                <text:p>0.114940101632606</text:p>
              </table:table-cell>
              <table:table-cell office:value-type="float" office:value="0.442513114638023">
                <text:p>0.442513114638023</text:p>
              </table:table-cell>
              <table:table-cell office:value-type="float" office:value="-2.02417785216438">
                <text:p>-2.02417785216438</text:p>
              </table:table-cell>
              <table:table-cell office:value-type="float" office:value="-0.446887989324335">
                <text:p>-0.446887989324335</text:p>
              </table:table-cell>
              <table:table-cell office:value-type="float" office:value="0.543379987981527">
                <text:p>0.543379987981527</text:p>
              </table:table-cell>
              <table:table-cell office:value-type="float" office:value="-0.219833393865089">
                <text:p>-0.219833393865089</text:p>
              </table:table-cell>
              <table:table-cell office:value-type="float" office:value="-0.367058603743299">
                <text:p>-0.367058603743299</text:p>
              </table:table-cell>
              <table:table-cell office:value-type="float" office:value="0.328745061581613">
                <text:p>0.328745061581613</text:p>
              </table:table-cell>
              <table:table-cell office:value-type="float" office:value="-0.198365824276883">
                <text:p>-0.198365824276883</text:p>
              </table:table-cell>
              <table:table-cell office:value-type="float" office:value="-0.455467983812163">
                <text:p>-0.455467983812163</text:p>
              </table:table-cell>
              <table:table-cell office:value-type="float" office:value="-1.69775676746493">
                <text:p>-1.69775676746493</text:p>
              </table:table-cell>
              <table:table-cell office:value-type="float" office:value="-1.22424998651558">
                <text:p>-1.22424998651558</text:p>
              </table:table-cell>
              <table:table-cell office:value-type="float" office:value="-0.00933548365504014">
                <text:p>-0.00933548365504014</text:p>
              </table:table-cell>
              <table:table-cell office:value-type="float" office:value="-0.132502254552025">
                <text:p>-0.132502254552025</text:p>
              </table:table-cell>
              <table:table-cell office:value-type="float" office:value="-0.0193021857679618">
                <text:p>-0.0193021857679618</text:p>
              </table:table-cell>
              <table:table-cell office:value-type="float" office:value="-0.654848582188822">
                <text:p>-0.654848582188822</text:p>
              </table:table-cell>
              <table:table-cell office:value-type="float" office:value="-1.23463553850912">
                <text:p>-1.23463553850912</text:p>
              </table:table-cell>
              <table:table-cell office:value-type="float" office:value="-0.100118228205085">
                <text:p>-0.100118228205085</text:p>
              </table:table-cell>
              <table:table-cell office:value-type="float" office:value="0.0599624357699844">
                <text:p>0.0599624357699844</text:p>
              </table:table-cell>
              <table:table-cell office:value-type="float" office:value="0.634983754482313">
                <text:p>0.634983754482313</text:p>
              </table:table-cell>
              <table:table-cell office:value-type="float" office:value="-0.00753602530602599">
                <text:p>-0.00753602530602599</text:p>
              </table:table-cell>
              <table:table-cell office:value-type="float" office:value="0.370244754061673">
                <text:p>0.370244754061673</text:p>
              </table:table-cell>
              <table:table-cell office:value-type="float" office:value="0.602286022620585">
                <text:p>0.602286022620585</text:p>
              </table:table-cell>
              <table:table-cell office:value-type="float" office:value="-0.0833184366062267">
                <text:p>-0.0833184366062267</text:p>
              </table:table-cell>
              <table:table-cell office:value-type="float" office:value="-0.453607812701319">
                <text:p>-0.453607812701319</text:p>
              </table:table-cell>
              <table:table-cell office:value-type="float" office:value="-0.787008307026362">
                <text:p>-0.787008307026362</text:p>
              </table:table-cell>
              <table:table-cell office:value-type="float" office:value="0.338340162422882">
                <text:p>0.338340162422882</text:p>
              </table:table-cell>
              <table:table-cell office:value-type="float" office:value="-0.274238155656447">
                <text:p>-0.274238155656447</text:p>
              </table:table-cell>
              <table:table-cell office:value-type="float" office:value="0.223195348799695">
                <text:p>0.223195348799695</text:p>
              </table:table-cell>
              <table:table-cell office:value-type="float" office:value="-0.508435908619858">
                <text:p>-0.508435908619858</text:p>
              </table:table-cell>
              <table:table-cell office:value-type="float" office:value="-0.132916915663761">
                <text:p>-0.132916915663761</text:p>
              </table:table-cell>
              <table:table-cell office:value-type="float" office:value="0.0606189886596395">
                <text:p>0.0606189886596395</text:p>
              </table:table-cell>
              <table:table-cell office:value-type="float" office:value="0.238207800439389">
                <text:p>0.238207800439389</text:p>
              </table:table-cell>
              <table:table-cell office:value-type="float" office:value="-0.272371624419538">
                <text:p>-0.272371624419538</text:p>
              </table:table-cell>
              <table:table-cell office:value-type="float" office:value="0.0139680798679942">
                <text:p>0.0139680798679942</text:p>
              </table:table-cell>
              <table:table-cell office:value-type="float" office:value="0.396678701281719">
                <text:p>0.396678701281719</text:p>
              </table:table-cell>
              <table:table-cell office:value-type="float" office:value="0.0918063741761292">
                <text:p>0.0918063741761292</text:p>
              </table:table-cell>
              <table:table-cell office:value-type="float" office:value="-0.01858456667944">
                <text:p>-0.01858456667944</text:p>
              </table:table-cell>
              <table:table-cell office:value-type="float" office:value="0.0683881132746841">
                <text:p>0.0683881132746841</text:p>
              </table:table-cell>
              <table:table-cell office:value-type="float" office:value="0.370026705774419">
                <text:p>0.370026705774419</text:p>
              </table:table-cell>
              <table:table-cell office:value-type="float" office:value="-0.228596558980563">
                <text:p>-0.228596558980563</text:p>
              </table:table-cell>
              <table:table-cell office:value-type="float" office:value="-0.576281879853663">
                <text:p>-0.576281879853663</text:p>
              </table:table-cell>
              <table:table-cell office:value-type="float" office:value="0.637442477147289">
                <text:p>0.637442477147289</text:p>
              </table:table-cell>
              <table:table-cell office:value-type="float" office:value="1.18043693314227">
                <text:p>1.18043693314227</text:p>
              </table:table-cell>
              <table:table-cell office:value-type="float" office:value="0.890111816601473">
                <text:p>0.890111816601473</text:p>
              </table:table-cell>
              <table:table-cell office:value-type="float" office:value="-1.11428299835943">
                <text:p>-1.11428299835943</text:p>
              </table:table-cell>
              <table:table-cell office:value-type="float" office:value="-0.132509930337367">
                <text:p>-0.132509930337367</text:p>
              </table:table-cell>
              <table:table-cell office:value-type="float" office:value="-0.417341148393634">
                <text:p>-0.417341148393634</text:p>
              </table:table-cell>
              <table:table-cell office:value-type="float" office:value="-1.65177985398139">
                <text:p>-1.65177985398139</text:p>
              </table:table-cell>
              <table:table-cell office:value-type="float" office:value="-0.270967728336766">
                <text:p>-0.270967728336766</text:p>
              </table:table-cell>
              <table:table-cell office:value-type="float" office:value="-0.573625214708104">
                <text:p>-0.573625214708104</text:p>
              </table:table-cell>
              <table:table-cell office:value-type="float" office:value="-1.05857202778404">
                <text:p>-1.05857202778404</text:p>
              </table:table-cell>
              <table:table-cell office:value-type="float" office:value="-0.307684982411553">
                <text:p>-0.307684982411553</text:p>
              </table:table-cell>
              <table:table-cell office:value-type="float" office:value="-0.445765120548213">
                <text:p>-0.445765120548213</text:p>
              </table:table-cell>
              <table:table-cell office:value-type="float" office:value="0.827503346396447">
                <text:p>0.827503346396447</text:p>
              </table:table-cell>
              <table:table-cell office:value-type="float" office:value="-0.213993857748054">
                <text:p>-0.213993857748054</text:p>
              </table:table-cell>
              <table:table-cell office:value-type="float" office:value="0.628341520313608">
                <text:p>0.628341520313608</text:p>
              </table:table-cell>
              <table:table-cell office:value-type="float" office:value="-0.318067181889001">
                <text:p>-0.318067181889001</text:p>
              </table:table-cell>
              <table:table-cell office:value-type="float" office:value="-0.197901113476435">
                <text:p>-0.197901113476435</text:p>
              </table:table-cell>
              <table:table-cell office:value-type="float" office:value="0.27497277983854">
                <text:p>0.27497277983854</text:p>
              </table:table-cell>
              <table:table-cell office:value-type="float" office:value="-0.446323049389913">
                <text:p>-0.446323049389913</text:p>
              </table:table-cell>
              <table:table-cell office:value-type="float" office:value="0.205259589688048">
                <text:p>0.205259589688048</text:p>
              </table:table-cell>
              <table:table-cell office:value-type="float" office:value="0.430515116434589">
                <text:p>0.430515116434589</text:p>
              </table:table-cell>
              <table:table-cell office:value-type="float" office:value="-0.0848926298362002">
                <text:p>-0.0848926298362002</text:p>
              </table:table-cell>
              <table:table-cell office:value-type="float" office:value="0.0728611362296435">
                <text:p>0.0728611362296435</text:p>
              </table:table-cell>
              <table:table-cell office:value-type="float" office:value="-0.159395413010744">
                <text:p>-0.159395413010744</text:p>
              </table:table-cell>
              <table:table-cell office:value-type="float" office:value="0.0747584682989885">
                <text:p>0.0747584682989885</text:p>
              </table:table-cell>
              <table:table-cell office:value-type="float" office:value="-0.14797639039203">
                <text:p>-0.14797639039203</text:p>
              </table:table-cell>
              <table:table-cell office:value-type="float" office:value="-0.199209587998958">
                <text:p>-0.199209587998958</text:p>
              </table:table-cell>
              <table:table-cell office:value-type="float" office:value="0.115209765092008">
                <text:p>0.115209765092008</text:p>
              </table:table-cell>
              <table:table-cell office:value-type="float" office:value="-0.421738883297794">
                <text:p>-0.421738883297794</text:p>
              </table:table-cell>
            </table:table-row>
            <table:table-row>
              <table:table-cell office:value-type="string">
                <text:p>newlib-exp</text:p>
                <draw:g>
                  <svg:desc>Sheet1.A13:Sheet1.A13</svg:desc>
                </draw:g>
              </table:table-cell>
              <table:table-cell office:value-type="float" office:value="-0.129879318673179">
                <text:p>-0.129879318673179</text:p>
                <draw:g>
                  <svg:desc>Sheet1.B13:Sheet1.CI13</svg:desc>
                </draw:g>
              </table:table-cell>
              <table:table-cell office:value-type="float" office:value="0.0310343380673614">
                <text:p>0.0310343380673614</text:p>
              </table:table-cell>
              <table:table-cell office:value-type="float" office:value="0.0300663704697805">
                <text:p>0.0300663704697805</text:p>
              </table:table-cell>
              <table:table-cell office:value-type="float" office:value="-0.0641020961629507">
                <text:p>-0.0641020961629507</text:p>
              </table:table-cell>
              <table:table-cell office:value-type="float" office:value="0.0581870626835574">
                <text:p>0.0581870626835574</text:p>
              </table:table-cell>
              <table:table-cell office:value-type="float" office:value="0.0166353917508248">
                <text:p>0.0166353917508248</text:p>
              </table:table-cell>
              <table:table-cell office:value-type="float" office:value="-0.0291655173462974">
                <text:p>-0.0291655173462974</text:p>
              </table:table-cell>
              <table:table-cell office:value-type="float" office:value="0.104387599730072">
                <text:p>0.104387599730072</text:p>
              </table:table-cell>
              <table:table-cell office:value-type="float" office:value="0.0525189165242839">
                <text:p>0.0525189165242839</text:p>
              </table:table-cell>
              <table:table-cell office:value-type="float" office:value="-0.0635130025062373">
                <text:p>-0.0635130025062373</text:p>
              </table:table-cell>
              <table:table-cell office:value-type="float" office:value="0.129216516689263">
                <text:p>0.129216516689263</text:p>
              </table:table-cell>
              <table:table-cell office:value-type="float" office:value="0.0389765312945336">
                <text:p>0.0389765312945336</text:p>
              </table:table-cell>
              <table:table-cell office:value-type="float" office:value="-0.14395809950315">
                <text:p>-0.14395809950315</text:p>
              </table:table-cell>
              <table:table-cell office:value-type="float" office:value="0.0940866344837044">
                <text:p>0.0940866344837044</text:p>
              </table:table-cell>
              <table:table-cell office:value-type="float" office:value="-0.0966974519067755">
                <text:p>-0.0966974519067755</text:p>
              </table:table-cell>
              <table:table-cell office:value-type="float" office:value="0.0252705829192291">
                <text:p>0.0252705829192291</text:p>
              </table:table-cell>
              <table:table-cell office:value-type="float" office:value="-0.0753123556059541">
                <text:p>-0.0753123556059541</text:p>
              </table:table-cell>
              <table:table-cell office:value-type="float" office:value="0.272900392906536">
                <text:p>0.272900392906536</text:p>
              </table:table-cell>
              <table:table-cell office:value-type="float" office:value="0.016189115940667">
                <text:p>0.016189115940667</text:p>
              </table:table-cell>
              <table:table-cell office:value-type="float" office:value="-0.0544783861183914">
                <text:p>-0.0544783861183914</text:p>
              </table:table-cell>
              <table:table-cell office:value-type="float" office:value="-0.0634597389084697">
                <text:p>-0.0634597389084697</text:p>
              </table:table-cell>
              <table:table-cell office:value-type="float" office:value="-0.0706998243131364">
                <text:p>-0.0706998243131364</text:p>
              </table:table-cell>
              <table:table-cell office:value-type="float" office:value="-0.0754495926728817">
                <text:p>-0.0754495926728817</text:p>
              </table:table-cell>
              <table:table-cell office:value-type="float" office:value="-0.0244901548711113">
                <text:p>-0.0244901548711113</text:p>
              </table:table-cell>
              <table:table-cell office:value-type="float" office:value="0.0157920538496316">
                <text:p>0.0157920538496316</text:p>
              </table:table-cell>
              <table:table-cell office:value-type="float" office:value="0.0653656466619538">
                <text:p>0.0653656466619538</text:p>
              </table:table-cell>
              <table:table-cell office:value-type="float" office:value="0.0999297979967273">
                <text:p>0.0999297979967273</text:p>
              </table:table-cell>
              <table:table-cell office:value-type="float" office:value="-0.147981464722341">
                <text:p>-0.147981464722341</text:p>
              </table:table-cell>
              <table:table-cell office:value-type="float" office:value="0.127691117577301">
                <text:p>0.127691117577301</text:p>
              </table:table-cell>
              <table:table-cell office:value-type="float" office:value="0.0257418620291872">
                <text:p>0.0257418620291872</text:p>
              </table:table-cell>
              <table:table-cell office:value-type="float" office:value="-0.0379918937545233">
                <text:p>-0.0379918937545233</text:p>
              </table:table-cell>
              <table:table-cell office:value-type="float" office:value="-0.0203476359861092">
                <text:p>-0.0203476359861092</text:p>
              </table:table-cell>
              <table:table-cell office:value-type="float" office:value="0.0231532123047026">
                <text:p>0.0231532123047026</text:p>
              </table:table-cell>
              <table:table-cell office:value-type="float" office:value="0.18648762371474">
                <text:p>0.18648762371474</text:p>
              </table:table-cell>
              <table:table-cell office:value-type="float" office:value="0.213270505653056">
                <text:p>0.213270505653056</text:p>
              </table:table-cell>
              <table:table-cell office:value-type="float" office:value="-0.11384136259202">
                <text:p>-0.11384136259202</text:p>
              </table:table-cell>
              <table:table-cell office:value-type="float" office:value="-0.0635188998341602">
                <text:p>-0.0635188998341602</text:p>
              </table:table-cell>
              <table:table-cell office:value-type="float" office:value="-0.0474119743946151">
                <text:p>-0.0474119743946151</text:p>
              </table:table-cell>
              <table:table-cell office:value-type="float" office:value="0.126573591501319">
                <text:p>0.126573591501319</text:p>
              </table:table-cell>
              <table:table-cell office:value-type="float" office:value="0.0799684984505662">
                <text:p>0.0799684984505662</text:p>
              </table:table-cell>
              <table:table-cell office:value-type="float" office:value="0.00813816996469705">
                <text:p>0.00813816996469705</text:p>
              </table:table-cell>
              <table:table-cell office:value-type="float" office:value="-0.0707998385200207">
                <text:p>-0.0707998385200207</text:p>
              </table:table-cell>
              <table:table-cell office:value-type="float" office:value="-0.226668236719153">
                <text:p>-0.226668236719153</text:p>
              </table:table-cell>
              <table:table-cell office:value-type="float" office:value="0.0222980263803324">
                <text:p>0.0222980263803324</text:p>
              </table:table-cell>
              <table:table-cell office:value-type="float" office:value="-0.00208851826990472">
                <text:p>-0.00208851826990472</text:p>
              </table:table-cell>
              <table:table-cell office:value-type="float" office:value="0.0362477964156245">
                <text:p>0.0362477964156245</text:p>
              </table:table-cell>
              <table:table-cell office:value-type="float" office:value="-0.0129119142107826">
                <text:p>-0.0129119142107826</text:p>
              </table:table-cell>
              <table:table-cell office:value-type="float" office:value="0.0593607396898398">
                <text:p>0.0593607396898398</text:p>
              </table:table-cell>
              <table:table-cell office:value-type="float" office:value="0.0456159832781477">
                <text:p>0.0456159832781477</text:p>
              </table:table-cell>
              <table:table-cell office:value-type="float" office:value="-0.0787406886460855">
                <text:p>-0.0787406886460855</text:p>
              </table:table-cell>
              <table:table-cell office:value-type="float" office:value="-0.00880841101619345">
                <text:p>-0.00880841101619345</text:p>
              </table:table-cell>
              <table:table-cell office:value-type="float" office:value="-0.170386839627471">
                <text:p>-0.170386839627471</text:p>
              </table:table-cell>
              <table:table-cell office:value-type="float" office:value="-0.136302214727501">
                <text:p>-0.136302214727501</text:p>
              </table:table-cell>
              <table:table-cell office:value-type="float" office:value="-0.011833496440868">
                <text:p>-0.011833496440868</text:p>
              </table:table-cell>
              <table:table-cell office:value-type="float" office:value="0.0280401702300847">
                <text:p>0.0280401702300847</text:p>
              </table:table-cell>
              <table:table-cell office:value-type="float" office:value="0.0486510305339351">
                <text:p>0.0486510305339351</text:p>
              </table:table-cell>
              <table:table-cell office:value-type="float" office:value="0.0655306570918284">
                <text:p>0.0655306570918284</text:p>
              </table:table-cell>
              <table:table-cell office:value-type="float" office:value="-0.00282801190822132">
                <text:p>-0.00282801190822132</text:p>
              </table:table-cell>
              <table:table-cell office:value-type="float" office:value="0.0784502843203933">
                <text:p>0.0784502843203933</text:p>
              </table:table-cell>
              <table:table-cell office:value-type="float" office:value="-0.251645757881786">
                <text:p>-0.251645757881786</text:p>
              </table:table-cell>
              <table:table-cell office:value-type="float" office:value="0.121099495556546">
                <text:p>0.121099495556546</text:p>
              </table:table-cell>
              <table:table-cell office:value-type="float" office:value="-0.0764829260483048">
                <text:p>-0.0764829260483048</text:p>
              </table:table-cell>
              <table:table-cell office:value-type="float" office:value="0.00110912339420957">
                <text:p>0.00110912339420957</text:p>
              </table:table-cell>
              <table:table-cell office:value-type="float" office:value="0.553841800293082">
                <text:p>0.553841800293082</text:p>
              </table:table-cell>
              <table:table-cell office:value-type="float" office:value="-0.00482757205778563">
                <text:p>-0.00482757205778563</text:p>
              </table:table-cell>
              <table:table-cell office:value-type="float" office:value="-0.0191422191746198">
                <text:p>-0.0191422191746198</text:p>
              </table:table-cell>
              <table:table-cell office:value-type="float" office:value="-0.0928888942108047">
                <text:p>-0.0928888942108047</text:p>
              </table:table-cell>
              <table:table-cell office:value-type="float" office:value="0.0606830539513079">
                <text:p>0.0606830539513079</text:p>
              </table:table-cell>
              <table:table-cell office:value-type="float" office:value="0.030647203553031">
                <text:p>0.030647203553031</text:p>
              </table:table-cell>
              <table:table-cell office:value-type="float" office:value="-0.118435103833105">
                <text:p>-0.118435103833105</text:p>
              </table:table-cell>
              <table:table-cell office:value-type="float" office:value="0.0818700601719486">
                <text:p>0.0818700601719486</text:p>
              </table:table-cell>
              <table:table-cell office:value-type="float" office:value="-0.0333987034299176">
                <text:p>-0.0333987034299176</text:p>
              </table:table-cell>
              <table:table-cell office:value-type="float" office:value="0.127144600030771">
                <text:p>0.127144600030771</text:p>
              </table:table-cell>
              <table:table-cell office:value-type="float" office:value="0.0511688824812556">
                <text:p>0.0511688824812556</text:p>
              </table:table-cell>
              <table:table-cell office:value-type="float" office:value="-0.0804995772950334">
                <text:p>-0.0804995772950334</text:p>
              </table:table-cell>
              <table:table-cell office:value-type="float" office:value="0.0555515994173572">
                <text:p>0.0555515994173572</text:p>
              </table:table-cell>
              <table:table-cell office:value-type="float" office:value="-0.231254376638333">
                <text:p>-0.231254376638333</text:p>
              </table:table-cell>
              <table:table-cell office:value-type="float" office:value="0.0781025527392723">
                <text:p>0.0781025527392723</text:p>
              </table:table-cell>
              <table:table-cell office:value-type="float" office:value="-0.0205806681624789">
                <text:p>-0.0205806681624789</text:p>
              </table:table-cell>
              <table:table-cell office:value-type="float" office:value="0.0607741085297521">
                <text:p>0.0607741085297521</text:p>
              </table:table-cell>
              <table:table-cell office:value-type="float" office:value="0.0762940359614985">
                <text:p>0.0762940359614985</text:p>
              </table:table-cell>
              <table:table-cell office:value-type="float" office:value="-0.10218581896727">
                <text:p>-0.10218581896727</text:p>
              </table:table-cell>
              <table:table-cell office:value-type="float" office:value="0.132507636389176">
                <text:p>0.132507636389176</text:p>
              </table:table-cell>
              <table:table-cell office:value-type="float" office:value="0.0737417260574552">
                <text:p>0.0737417260574552</text:p>
              </table:table-cell>
              <table:table-cell office:value-type="float" office:value="-0.0130059561024793">
                <text:p>-0.0130059561024793</text:p>
              </table:table-cell>
              <table:table-cell office:value-type="float" office:value="0.0186486067772173">
                <text:p>0.0186486067772173</text:p>
              </table:table-cell>
            </table:table-row>
            <table:table-row>
              <table:table-cell office:value-type="string">
                <text:p>ctl-string</text:p>
                <draw:g>
                  <svg:desc>Sheet1.A14:Sheet1.A14</svg:desc>
                </draw:g>
              </table:table-cell>
              <table:table-cell office:value-type="float" office:value="0.738002760567048">
                <text:p>0.738002760567048</text:p>
                <draw:g>
                  <svg:desc>Sheet1.B14:Sheet1.CI14</svg:desc>
                </draw:g>
              </table:table-cell>
              <table:table-cell office:value-type="float" office:value="0.526212141170029">
                <text:p>0.526212141170029</text:p>
              </table:table-cell>
              <table:table-cell office:value-type="float" office:value="-0.0898621047668834">
                <text:p>-0.0898621047668834</text:p>
              </table:table-cell>
              <table:table-cell office:value-type="float" office:value="-0.195886544538902">
                <text:p>-0.195886544538902</text:p>
              </table:table-cell>
              <table:table-cell office:value-type="float" office:value="-0.485166084845402">
                <text:p>-0.485166084845402</text:p>
              </table:table-cell>
              <table:table-cell office:value-type="float" office:value="-0.359269946831226">
                <text:p>-0.359269946831226</text:p>
              </table:table-cell>
              <table:table-cell office:value-type="float" office:value="0.922350030047207">
                <text:p>0.922350030047207</text:p>
              </table:table-cell>
              <table:table-cell office:value-type="float" office:value="0.220079093910007">
                <text:p>0.220079093910007</text:p>
              </table:table-cell>
              <table:table-cell office:value-type="float" office:value="-0.373617471392066">
                <text:p>-0.373617471392066</text:p>
              </table:table-cell>
              <table:table-cell office:value-type="float" office:value="0.547453912508994">
                <text:p>0.547453912508994</text:p>
              </table:table-cell>
              <table:table-cell office:value-type="float" office:value="0.408975557943863">
                <text:p>0.408975557943863</text:p>
              </table:table-cell>
              <table:table-cell office:value-type="float" office:value="-0.943680186847702">
                <text:p>-0.943680186847702</text:p>
              </table:table-cell>
              <table:table-cell office:value-type="float" office:value="0.657398669303364">
                <text:p>0.657398669303364</text:p>
              </table:table-cell>
              <table:table-cell office:value-type="float" office:value="-1.22822894494028">
                <text:p>-1.22822894494028</text:p>
              </table:table-cell>
              <table:table-cell office:value-type="float" office:value="-0.968602521956669">
                <text:p>-0.968602521956669</text:p>
              </table:table-cell>
              <table:table-cell office:value-type="float" office:value="0.975587306954815">
                <text:p>0.975587306954815</text:p>
              </table:table-cell>
              <table:table-cell office:value-type="float" office:value="-0.40935035583266">
                <text:p>-0.40935035583266</text:p>
              </table:table-cell>
              <table:table-cell office:value-type="float" office:value="-1.42599318814214">
                <text:p>-1.42599318814214</text:p>
              </table:table-cell>
              <table:table-cell office:value-type="float" office:value="0.686679048224507">
                <text:p>0.686679048224507</text:p>
              </table:table-cell>
              <table:table-cell office:value-type="float" office:value="-0.230768922931478">
                <text:p>-0.230768922931478</text:p>
              </table:table-cell>
              <table:table-cell office:value-type="float" office:value="-0.323305043723104">
                <text:p>-0.323305043723104</text:p>
              </table:table-cell>
              <table:table-cell office:value-type="float" office:value="0.0680783489640791">
                <text:p>0.0680783489640791</text:p>
              </table:table-cell>
              <table:table-cell office:value-type="float" office:value="-0.597111634645933">
                <text:p>-0.597111634645933</text:p>
              </table:table-cell>
              <table:table-cell office:value-type="float" office:value="1.19962768380378">
                <text:p>1.19962768380378</text:p>
              </table:table-cell>
              <table:table-cell office:value-type="float" office:value="-1.04395909723656">
                <text:p>-1.04395909723656</text:p>
              </table:table-cell>
              <table:table-cell office:value-type="float" office:value="-0.00436304179997022">
                <text:p>-0.00436304179997022</text:p>
              </table:table-cell>
              <table:table-cell office:value-type="float" office:value="0.891495786658475">
                <text:p>0.891495786658475</text:p>
              </table:table-cell>
              <table:table-cell office:value-type="float" office:value="-0.487736544427595">
                <text:p>-0.487736544427595</text:p>
              </table:table-cell>
              <table:table-cell office:value-type="float" office:value="-2.59786874515995">
                <text:p>-2.59786874515995</text:p>
              </table:table-cell>
              <table:table-cell office:value-type="float" office:value="0.33993551619584">
                <text:p>0.33993551619584</text:p>
              </table:table-cell>
              <table:table-cell office:value-type="float" office:value="-0.452476932687554">
                <text:p>-0.452476932687554</text:p>
              </table:table-cell>
              <table:table-cell office:value-type="float" office:value="-0.911733678135736">
                <text:p>-0.911733678135736</text:p>
              </table:table-cell>
              <table:table-cell office:value-type="float" office:value="-1.09214214464855">
                <text:p>-1.09214214464855</text:p>
              </table:table-cell>
              <table:table-cell office:value-type="float" office:value="0.544083824309759">
                <text:p>0.544083824309759</text:p>
              </table:table-cell>
              <table:table-cell office:value-type="float" office:value="-0.193624191835895">
                <text:p>-0.193624191835895</text:p>
              </table:table-cell>
              <table:table-cell office:value-type="float" office:value="-0.137428486049556">
                <text:p>-0.137428486049556</text:p>
              </table:table-cell>
              <table:table-cell office:value-type="float" office:value="-0.433024523641062">
                <text:p>-0.433024523641062</text:p>
              </table:table-cell>
              <table:table-cell office:value-type="float" office:value="0.279889018593207">
                <text:p>0.279889018593207</text:p>
              </table:table-cell>
              <table:table-cell office:value-type="float" office:value="-0.180428864219418">
                <text:p>-0.180428864219418</text:p>
              </table:table-cell>
              <table:table-cell office:value-type="float" office:value="0.227274109836993">
                <text:p>0.227274109836993</text:p>
              </table:table-cell>
              <table:table-cell office:value-type="float" office:value="1.21586920456074">
                <text:p>1.21586920456074</text:p>
              </table:table-cell>
              <table:table-cell office:value-type="float" office:value="-0.586925592625749">
                <text:p>-0.586925592625749</text:p>
              </table:table-cell>
              <table:table-cell office:value-type="float" office:value="0.391392747744905">
                <text:p>0.391392747744905</text:p>
              </table:table-cell>
              <table:table-cell office:value-type="float" office:value="-0.0761360408226484">
                <text:p>-0.0761360408226484</text:p>
              </table:table-cell>
              <table:table-cell office:value-type="float" office:value="-0.528340263310884">
                <text:p>-0.528340263310884</text:p>
              </table:table-cell>
              <table:table-cell office:value-type="float" office:value="0.838604334334122">
                <text:p>0.838604334334122</text:p>
              </table:table-cell>
              <table:table-cell office:value-type="float" office:value="-0.299260737114703">
                <text:p>-0.299260737114703</text:p>
              </table:table-cell>
              <table:table-cell office:value-type="float" office:value="0.435183056179232">
                <text:p>0.435183056179232</text:p>
              </table:table-cell>
              <table:table-cell office:value-type="float" office:value="0.581128266220001">
                <text:p>0.581128266220001</text:p>
              </table:table-cell>
              <table:table-cell office:value-type="float" office:value="1.12781767490592">
                <text:p>1.12781767490592</text:p>
              </table:table-cell>
              <table:table-cell office:value-type="float" office:value="0.794381851464237">
                <text:p>0.794381851464237</text:p>
              </table:table-cell>
              <table:table-cell office:value-type="float" office:value="1.16273799040721">
                <text:p>1.16273799040721</text:p>
              </table:table-cell>
              <table:table-cell office:value-type="float" office:value="0.792281332452109">
                <text:p>0.792281332452109</text:p>
              </table:table-cell>
              <table:table-cell office:value-type="float" office:value="-0.690428946284728">
                <text:p>-0.690428946284728</text:p>
              </table:table-cell>
              <table:table-cell office:value-type="float" office:value="0.318947970532567">
                <text:p>0.318947970532567</text:p>
              </table:table-cell>
              <table:table-cell office:value-type="float" office:value="0.28110768562227">
                <text:p>0.28110768562227</text:p>
              </table:table-cell>
              <table:table-cell office:value-type="float" office:value="0.156152910569058">
                <text:p>0.156152910569058</text:p>
              </table:table-cell>
              <table:table-cell office:value-type="float" office:value="-0.086276857214097">
                <text:p>-0.086276857214097</text:p>
              </table:table-cell>
              <table:table-cell office:value-type="float" office:value="-0.191318300125896">
                <text:p>-0.191318300125896</text:p>
              </table:table-cell>
              <table:table-cell office:value-type="float" office:value="0.491530007462507">
                <text:p>0.491530007462507</text:p>
              </table:table-cell>
              <table:table-cell office:value-type="float" office:value="-0.787726427098599">
                <text:p>-0.787726427098599</text:p>
              </table:table-cell>
              <table:table-cell office:value-type="float" office:value="-1.49720019295803">
                <text:p>-1.49720019295803</text:p>
              </table:table-cell>
              <table:table-cell office:value-type="float" office:value="-1.36885510566175">
                <text:p>-1.36885510566175</text:p>
              </table:table-cell>
              <table:table-cell office:value-type="float" office:value="-1.46471800744495">
                <text:p>-1.46471800744495</text:p>
              </table:table-cell>
              <table:table-cell office:value-type="float" office:value="1.03181079107774">
                <text:p>1.03181079107774</text:p>
              </table:table-cell>
              <table:table-cell office:value-type="float" office:value="0.235413800803705">
                <text:p>0.235413800803705</text:p>
              </table:table-cell>
              <table:table-cell office:value-type="float" office:value="-0.121352355322686">
                <text:p>-0.121352355322686</text:p>
              </table:table-cell>
              <table:table-cell office:value-type="float" office:value="-1.22514640688378">
                <text:p>-1.22514640688378</text:p>
              </table:table-cell>
              <table:table-cell office:value-type="float" office:value="0.793246633342659">
                <text:p>0.793246633342659</text:p>
              </table:table-cell>
              <table:table-cell office:value-type="float" office:value="-2.94641160430651">
                <text:p>-2.94641160430651</text:p>
              </table:table-cell>
              <table:table-cell office:value-type="float" office:value="-0.720763739424985">
                <text:p>-0.720763739424985</text:p>
              </table:table-cell>
              <table:table-cell office:value-type="float" office:value="-0.060775555628024">
                <text:p>-0.060775555628024</text:p>
              </table:table-cell>
              <table:table-cell office:value-type="float" office:value="0.240878270420644">
                <text:p>0.240878270420644</text:p>
              </table:table-cell>
              <table:table-cell office:value-type="float" office:value="0.295698201092297">
                <text:p>0.295698201092297</text:p>
              </table:table-cell>
              <table:table-cell office:value-type="float" office:value="0.933178072765842">
                <text:p>0.933178072765842</text:p>
              </table:table-cell>
              <table:table-cell office:value-type="float" office:value="0.10280685083086">
                <text:p>0.10280685083086</text:p>
              </table:table-cell>
              <table:table-cell office:value-type="float" office:value="-0.863729150842769">
                <text:p>-0.863729150842769</text:p>
              </table:table-cell>
              <table:table-cell office:value-type="float" office:value="0.0625150178026889">
                <text:p>0.0625150178026889</text:p>
              </table:table-cell>
              <table:table-cell office:value-type="float" office:value="0.188174630030028">
                <text:p>0.188174630030028</text:p>
              </table:table-cell>
              <table:table-cell office:value-type="float" office:value="-0.494188187365802">
                <text:p>-0.494188187365802</text:p>
              </table:table-cell>
              <table:table-cell office:value-type="float" office:value="0.830075875656395">
                <text:p>0.830075875656395</text:p>
              </table:table-cell>
              <table:table-cell office:value-type="float" office:value="-0.330443320641491">
                <text:p>-0.330443320641491</text:p>
              </table:table-cell>
              <table:table-cell office:value-type="float" office:value="-0.949493149432366">
                <text:p>-0.949493149432366</text:p>
              </table:table-cell>
              <table:table-cell office:value-type="float" office:value="0.113033747007023">
                <text:p>0.113033747007023</text:p>
              </table:table-cell>
              <table:table-cell office:value-type="float" office:value="-0.479895935463863">
                <text:p>-0.479895935463863</text:p>
              </table:table-cell>
              <table:table-cell office:value-type="float" office:value="-0.108088900034213">
                <text:p>-0.108088900034213</text:p>
              </table:table-cell>
            </table:table-row>
            <table:table-row>
              <table:table-cell office:value-type="string">
                <text:p>levenshtein</text:p>
                <draw:g>
                  <svg:desc>Sheet1.A15:Sheet1.A15</svg:desc>
                </draw:g>
              </table:table-cell>
              <table:table-cell office:value-type="float" office:value="0.757386388763546">
                <text:p>0.757386388763546</text:p>
                <draw:g>
                  <svg:desc>Sheet1.B15:Sheet1.CI15</svg:desc>
                </draw:g>
              </table:table-cell>
              <table:table-cell office:value-type="float" office:value="0.391745163177751">
                <text:p>0.391745163177751</text:p>
              </table:table-cell>
              <table:table-cell office:value-type="float" office:value="0.0536346002858145">
                <text:p>0.0536346002858145</text:p>
              </table:table-cell>
              <table:table-cell office:value-type="float" office:value="0.233092941672981">
                <text:p>0.233092941672981</text:p>
              </table:table-cell>
              <table:table-cell office:value-type="float" office:value="1.62999751456917">
                <text:p>1.62999751456917</text:p>
              </table:table-cell>
              <table:table-cell office:value-type="float" office:value="-1.43732079233316">
                <text:p>-1.43732079233316</text:p>
              </table:table-cell>
              <table:table-cell office:value-type="float" office:value="0.475910865013986">
                <text:p>0.475910865013986</text:p>
              </table:table-cell>
              <table:table-cell office:value-type="float" office:value="0.012288071027637">
                <text:p>0.012288071027637</text:p>
              </table:table-cell>
              <table:table-cell office:value-type="float" office:value="0.704558796531103">
                <text:p>0.704558796531103</text:p>
              </table:table-cell>
              <table:table-cell office:value-type="float" office:value="0.126136989465991">
                <text:p>0.126136989465991</text:p>
              </table:table-cell>
              <table:table-cell office:value-type="float" office:value="-1.46887527068579">
                <text:p>-1.46887527068579</text:p>
              </table:table-cell>
              <table:table-cell office:value-type="float" office:value="-0.671691665251336">
                <text:p>-0.671691665251336</text:p>
              </table:table-cell>
              <table:table-cell office:value-type="float" office:value="0.0853766085191591">
                <text:p>0.0853766085191591</text:p>
              </table:table-cell>
              <table:table-cell office:value-type="float" office:value="-0.454565801953141">
                <text:p>-0.454565801953141</text:p>
              </table:table-cell>
              <table:table-cell office:value-type="float" office:value="-2.53166332386997">
                <text:p>-2.53166332386997</text:p>
              </table:table-cell>
              <table:table-cell office:value-type="float" office:value="2.35531344939672">
                <text:p>2.35531344939672</text:p>
              </table:table-cell>
              <table:table-cell office:value-type="float" office:value="0.892199587629198">
                <text:p>0.892199587629198</text:p>
              </table:table-cell>
              <table:table-cell office:value-type="float" office:value="-4.22312699589553">
                <text:p>-4.22312699589553</text:p>
              </table:table-cell>
              <table:table-cell office:value-type="float" office:value="0.144110539820812">
                <text:p>0.144110539820812</text:p>
              </table:table-cell>
              <table:table-cell office:value-type="float" office:value="1.22290396575869">
                <text:p>1.22290396575869</text:p>
              </table:table-cell>
              <table:table-cell office:value-type="float" office:value="0.358119994146033">
                <text:p>0.358119994146033</text:p>
              </table:table-cell>
              <table:table-cell office:value-type="float" office:value="-0.508069593381866">
                <text:p>-0.508069593381866</text:p>
              </table:table-cell>
              <table:table-cell office:value-type="float" office:value="1.05661892446955">
                <text:p>1.05661892446955</text:p>
              </table:table-cell>
              <table:table-cell office:value-type="float" office:value="1.09448768947004">
                <text:p>1.09448768947004</text:p>
              </table:table-cell>
              <table:table-cell office:value-type="float" office:value="-0.162836361353981">
                <text:p>-0.162836361353981</text:p>
              </table:table-cell>
              <table:table-cell office:value-type="float" office:value="-5.2928663578586">
                <text:p>-5.2928663578586</text:p>
              </table:table-cell>
              <table:table-cell office:value-type="float" office:value="1.11816824982856">
                <text:p>1.11816824982856</text:p>
              </table:table-cell>
              <table:table-cell office:value-type="float" office:value="0.952158175880784">
                <text:p>0.952158175880784</text:p>
              </table:table-cell>
              <table:table-cell office:value-type="float" office:value="-1.97735344084336">
                <text:p>-1.97735344084336</text:p>
              </table:table-cell>
              <table:table-cell office:value-type="float" office:value="0.242465244219059">
                <text:p>0.242465244219059</text:p>
              </table:table-cell>
              <table:table-cell office:value-type="float" office:value="0.109030038681534">
                <text:p>0.109030038681534</text:p>
              </table:table-cell>
              <table:table-cell office:value-type="float" office:value="-0.569250048134089">
                <text:p>-0.569250048134089</text:p>
              </table:table-cell>
              <table:table-cell office:value-type="float" office:value="-1.53201307572568">
                <text:p>-1.53201307572568</text:p>
              </table:table-cell>
              <table:table-cell office:value-type="float" office:value="1.76795344316796">
                <text:p>1.76795344316796</text:p>
              </table:table-cell>
              <table:table-cell office:value-type="float" office:value="1.07188630441815">
                <text:p>1.07188630441815</text:p>
              </table:table-cell>
              <table:table-cell office:value-type="float" office:value="-0.276594826298442">
                <text:p>-0.276594826298442</text:p>
              </table:table-cell>
              <table:table-cell office:value-type="float" office:value="0.585482074581675">
                <text:p>0.585482074581675</text:p>
              </table:table-cell>
              <table:table-cell office:value-type="float" office:value="1.10960919881911">
                <text:p>1.10960919881911</text:p>
              </table:table-cell>
              <table:table-cell office:value-type="float" office:value="0.734101942654718">
                <text:p>0.734101942654718</text:p>
              </table:table-cell>
              <table:table-cell office:value-type="float" office:value="0.0831673339620868">
                <text:p>0.0831673339620868</text:p>
              </table:table-cell>
              <table:table-cell office:value-type="float" office:value="0.863640501041799">
                <text:p>0.863640501041799</text:p>
              </table:table-cell>
              <table:table-cell office:value-type="float" office:value="-0.131705313047835">
                <text:p>-0.131705313047835</text:p>
              </table:table-cell>
              <table:table-cell office:value-type="float" office:value="-0.135874511439673">
                <text:p>-0.135874511439673</text:p>
              </table:table-cell>
              <table:table-cell office:value-type="float" office:value="-0.275581361966417">
                <text:p>-0.275581361966417</text:p>
              </table:table-cell>
              <table:table-cell office:value-type="float" office:value="-0.317850958956946">
                <text:p>-0.317850958956946</text:p>
              </table:table-cell>
              <table:table-cell office:value-type="float" office:value="-0.252841045603572">
                <text:p>-0.252841045603572</text:p>
              </table:table-cell>
              <table:table-cell office:value-type="float" office:value="0.838840768336384">
                <text:p>0.838840768336384</text:p>
              </table:table-cell>
              <table:table-cell office:value-type="float" office:value="0.903852568897448">
                <text:p>0.903852568897448</text:p>
              </table:table-cell>
              <table:table-cell office:value-type="float" office:value="0.866409087410943">
                <text:p>0.866409087410943</text:p>
              </table:table-cell>
              <table:table-cell office:value-type="float" office:value="1.02080077572648">
                <text:p>1.02080077572648</text:p>
              </table:table-cell>
              <table:table-cell office:value-type="float" office:value="1.14869837492892">
                <text:p>1.14869837492892</text:p>
              </table:table-cell>
              <table:table-cell office:value-type="float" office:value="1.64619293987751">
                <text:p>1.64619293987751</text:p>
              </table:table-cell>
              <table:table-cell office:value-type="float" office:value="0.416868715952591">
                <text:p>0.416868715952591</text:p>
              </table:table-cell>
              <table:table-cell office:value-type="float" office:value="-0.829043691490492">
                <text:p>-0.829043691490492</text:p>
              </table:table-cell>
              <table:table-cell office:value-type="float" office:value="0.871280784086661">
                <text:p>0.871280784086661</text:p>
              </table:table-cell>
              <table:table-cell office:value-type="float" office:value="0.721734957470812">
                <text:p>0.721734957470812</text:p>
              </table:table-cell>
              <table:table-cell office:value-type="float" office:value="-1.06448862974058">
                <text:p>-1.06448862974058</text:p>
              </table:table-cell>
              <table:table-cell office:value-type="float" office:value="0.0722038448415019">
                <text:p>0.0722038448415019</text:p>
              </table:table-cell>
              <table:table-cell office:value-type="float" office:value="2.18810647773176">
                <text:p>2.18810647773176</text:p>
              </table:table-cell>
              <table:table-cell office:value-type="float" office:value="-0.248812937286645">
                <text:p>-0.248812937286645</text:p>
              </table:table-cell>
              <table:table-cell office:value-type="float" office:value="-1.49896248342492">
                <text:p>-1.49896248342492</text:p>
              </table:table-cell>
              <table:table-cell office:value-type="float" office:value="-3.48548491560561">
                <text:p>-3.48548491560561</text:p>
              </table:table-cell>
              <table:table-cell office:value-type="float" office:value="-0.569443223718505">
                <text:p>-0.569443223718505</text:p>
              </table:table-cell>
              <table:table-cell office:value-type="float" office:value="-6.9487173171856">
                <text:p>-6.9487173171856</text:p>
              </table:table-cell>
              <table:table-cell office:value-type="float" office:value="2.14324281511668">
                <text:p>2.14324281511668</text:p>
              </table:table-cell>
              <table:table-cell office:value-type="float" office:value="-0.200143900132986">
                <text:p>-0.200143900132986</text:p>
              </table:table-cell>
              <table:table-cell office:value-type="float" office:value="-2.48554793319695">
                <text:p>-2.48554793319695</text:p>
              </table:table-cell>
              <table:table-cell office:value-type="float" office:value="-1.89701334217942">
                <text:p>-1.89701334217942</text:p>
              </table:table-cell>
              <table:table-cell office:value-type="float" office:value="0.255497744513147">
                <text:p>0.255497744513147</text:p>
              </table:table-cell>
              <table:table-cell office:value-type="float" office:value="1.1359716164466">
                <text:p>1.1359716164466</text:p>
              </table:table-cell>
              <table:table-cell office:value-type="float" office:value="-0.944170160980035">
                <text:p>-0.944170160980035</text:p>
              </table:table-cell>
              <table:table-cell office:value-type="float" office:value="1.69930411420305">
                <text:p>1.69930411420305</text:p>
              </table:table-cell>
              <table:table-cell office:value-type="float" office:value="-1.92846107149713">
                <text:p>-1.92846107149713</text:p>
              </table:table-cell>
              <table:table-cell office:value-type="float" office:value="0.917433719973639">
                <text:p>0.917433719973639</text:p>
              </table:table-cell>
              <table:table-cell office:value-type="float" office:value="1.37409931424691">
                <text:p>1.37409931424691</text:p>
              </table:table-cell>
              <table:table-cell office:value-type="float" office:value="0.237452349302494">
                <text:p>0.237452349302494</text:p>
              </table:table-cell>
              <table:table-cell office:value-type="float" office:value="0.686151877624859">
                <text:p>0.686151877624859</text:p>
              </table:table-cell>
              <table:table-cell office:value-type="float" office:value="-0.570866103017828">
                <text:p>-0.570866103017828</text:p>
              </table:table-cell>
              <table:table-cell office:value-type="float" office:value="-0.0105353913230032">
                <text:p>-0.0105353913230032</text:p>
              </table:table-cell>
              <table:table-cell office:value-type="float" office:value="-0.231458171265338">
                <text:p>-0.231458171265338</text:p>
              </table:table-cell>
              <table:table-cell office:value-type="float" office:value="1.1263219099222">
                <text:p>1.1263219099222</text:p>
              </table:table-cell>
              <table:table-cell office:value-type="float" office:value="0.908540753307763">
                <text:p>0.908540753307763</text:p>
              </table:table-cell>
              <table:table-cell office:value-type="float" office:value="-0.0906205448321101">
                <text:p>-0.0906205448321101</text:p>
              </table:table-cell>
              <table:table-cell office:value-type="float" office:value="-1.12143852514546">
                <text:p>-1.12143852514546</text:p>
              </table:table-cell>
              <table:table-cell office:value-type="float" office:value="-0.886499418759117">
                <text:p>-0.886499418759117</text:p>
              </table:table-cell>
              <table:table-cell office:value-type="float" office:value="-0.144593146110275">
                <text:p>-0.144593146110275</text:p>
              </table:table-cell>
            </table:table-row>
            <table:table-row>
              <table:table-cell office:value-type="string">
                <text:p>cover</text:p>
                <draw:g>
                  <svg:desc>Sheet1.A16:Sheet1.A16</svg:desc>
                </draw:g>
              </table:table-cell>
              <table:table-cell office:value-type="float" office:value="0.0338093241404203">
                <text:p>0.0338093241404203</text:p>
                <draw:g>
                  <svg:desc>Sheet1.B16:Sheet1.CI16</svg:desc>
                </draw:g>
              </table:table-cell>
              <table:table-cell office:value-type="float" office:value="-0.335997237794021">
                <text:p>-0.335997237794021</text:p>
              </table:table-cell>
              <table:table-cell office:value-type="float" office:value="-0.671790637935927">
                <text:p>-0.671790637935927</text:p>
              </table:table-cell>
              <table:table-cell office:value-type="float" office:value="0.758028184704115">
                <text:p>0.758028184704115</text:p>
              </table:table-cell>
              <table:table-cell office:value-type="float" office:value="0.129039610437667">
                <text:p>0.129039610437667</text:p>
              </table:table-cell>
              <table:table-cell office:value-type="float" office:value="-1.13260180094033">
                <text:p>-1.13260180094033</text:p>
              </table:table-cell>
              <table:table-cell office:value-type="float" office:value="-0.887524219264075">
                <text:p>-0.887524219264075</text:p>
              </table:table-cell>
              <table:table-cell office:value-type="float" office:value="-0.468333060556473">
                <text:p>-0.468333060556473</text:p>
              </table:table-cell>
              <table:table-cell office:value-type="float" office:value="-0.339645985639483">
                <text:p>-0.339645985639483</text:p>
              </table:table-cell>
              <table:table-cell office:value-type="float" office:value="0.781038290788772">
                <text:p>0.781038290788772</text:p>
              </table:table-cell>
              <table:table-cell office:value-type="float" office:value="-1.83630679651885">
                <text:p>-1.83630679651885</text:p>
              </table:table-cell>
              <table:table-cell office:value-type="float" office:value="-0.32853183694964">
                <text:p>-0.32853183694964</text:p>
              </table:table-cell>
              <table:table-cell office:value-type="float" office:value="-0.609866019130076">
                <text:p>-0.609866019130076</text:p>
              </table:table-cell>
              <table:table-cell office:value-type="float" office:value="-0.172100847932111">
                <text:p>-0.172100847932111</text:p>
              </table:table-cell>
              <table:table-cell office:value-type="float" office:value="-1.20767918364452">
                <text:p>-1.20767918364452</text:p>
              </table:table-cell>
              <table:table-cell office:value-type="float" office:value="-0.968511885550522">
                <text:p>-0.968511885550522</text:p>
              </table:table-cell>
              <table:table-cell office:value-type="float" office:value="0.0995156083860572">
                <text:p>0.0995156083860572</text:p>
              </table:table-cell>
              <table:table-cell office:value-type="float" office:value="-2.58588833520265">
                <text:p>-2.58588833520265</text:p>
              </table:table-cell>
              <table:table-cell office:value-type="float" office:value="-0.123794153811513">
                <text:p>-0.123794153811513</text:p>
              </table:table-cell>
              <table:table-cell office:value-type="float" office:value="-1.28386098056209">
                <text:p>-1.28386098056209</text:p>
              </table:table-cell>
              <table:table-cell office:value-type="float" office:value="-0.872146820732586">
                <text:p>-0.872146820732586</text:p>
              </table:table-cell>
              <table:table-cell office:value-type="float" office:value="0.298187328080817">
                <text:p>0.298187328080817</text:p>
              </table:table-cell>
              <table:table-cell office:value-type="float" office:value="-0.778459649925355">
                <text:p>-0.778459649925355</text:p>
              </table:table-cell>
              <table:table-cell office:value-type="float" office:value="-0.367803084628849">
                <text:p>-0.367803084628849</text:p>
              </table:table-cell>
              <table:table-cell office:value-type="float" office:value="0.393337188232977">
                <text:p>0.393337188232977</text:p>
              </table:table-cell>
              <table:table-cell office:value-type="float" office:value="-1.36156380342918">
                <text:p>-1.36156380342918</text:p>
              </table:table-cell>
              <table:table-cell office:value-type="float" office:value="-0.0935967861790144">
                <text:p>-0.0935967861790144</text:p>
              </table:table-cell>
              <table:table-cell office:value-type="float" office:value="0.196287952177211">
                <text:p>0.196287952177211</text:p>
              </table:table-cell>
              <table:table-cell office:value-type="float" office:value="-0.849659299573369">
                <text:p>-0.849659299573369</text:p>
              </table:table-cell>
              <table:table-cell office:value-type="float" office:value="1.01375247969456">
                <text:p>1.01375247969456</text:p>
              </table:table-cell>
              <table:table-cell office:value-type="float" office:value="-0.699186324457178">
                <text:p>-0.699186324457178</text:p>
              </table:table-cell>
              <table:table-cell office:value-type="float" office:value="-1.20176234223774">
                <text:p>-1.20176234223774</text:p>
              </table:table-cell>
              <table:table-cell office:value-type="float" office:value="-1.24294729918098">
                <text:p>-1.24294729918098</text:p>
              </table:table-cell>
              <table:table-cell office:value-type="float" office:value="0.481776413709974">
                <text:p>0.481776413709974</text:p>
              </table:table-cell>
              <table:table-cell office:value-type="float" office:value="-0.590949611915987">
                <text:p>-0.590949611915987</text:p>
              </table:table-cell>
              <table:table-cell office:value-type="float" office:value="-0.65979884391487">
                <text:p>-0.65979884391487</text:p>
              </table:table-cell>
              <table:table-cell office:value-type="float" office:value="-0.316868539883287">
                <text:p>-0.316868539883287</text:p>
              </table:table-cell>
              <table:table-cell office:value-type="float" office:value="-1.022857144106">
                <text:p>-1.022857144106</text:p>
              </table:table-cell>
              <table:table-cell office:value-type="float" office:value="0.235113524043042">
                <text:p>0.235113524043042</text:p>
              </table:table-cell>
              <table:table-cell office:value-type="float" office:value="2.56913165707215">
                <text:p>2.56913165707215</text:p>
              </table:table-cell>
              <table:table-cell office:value-type="float" office:value="-0.428509217906234">
                <text:p>-0.428509217906234</text:p>
              </table:table-cell>
              <table:table-cell office:value-type="float" office:value="-0.085233724527727">
                <text:p>-0.085233724527727</text:p>
              </table:table-cell>
              <table:table-cell office:value-type="float" office:value="-0.187862134343422">
                <text:p>-0.187862134343422</text:p>
              </table:table-cell>
              <table:table-cell office:value-type="float" office:value="0.48637399448101">
                <text:p>0.48637399448101</text:p>
              </table:table-cell>
              <table:table-cell office:value-type="float" office:value="-0.801733853758919">
                <text:p>-0.801733853758919</text:p>
              </table:table-cell>
              <table:table-cell office:value-type="float" office:value="1.18144287463019">
                <text:p>1.18144287463019</text:p>
              </table:table-cell>
              <table:table-cell office:value-type="float" office:value="-0.618600970619967">
                <text:p>-0.618600970619967</text:p>
              </table:table-cell>
              <table:table-cell office:value-type="float" office:value="1.27484617594248">
                <text:p>1.27484617594248</text:p>
              </table:table-cell>
              <table:table-cell office:value-type="float" office:value="0.281412629771714">
                <text:p>0.281412629771714</text:p>
              </table:table-cell>
              <table:table-cell office:value-type="float" office:value="0.168671535435285">
                <text:p>0.168671535435285</text:p>
              </table:table-cell>
              <table:table-cell office:value-type="float" office:value="1.52498978584379">
                <text:p>1.52498978584379</text:p>
              </table:table-cell>
              <table:table-cell office:value-type="float" office:value="-0.564197562460961">
                <text:p>-0.564197562460961</text:p>
              </table:table-cell>
              <table:table-cell office:value-type="float" office:value="-0.111896143492909">
                <text:p>-0.111896143492909</text:p>
              </table:table-cell>
              <table:table-cell office:value-type="float" office:value="0.860026782830404">
                <text:p>0.860026782830404</text:p>
              </table:table-cell>
              <table:table-cell office:value-type="float" office:value="0.0474768551723816">
                <text:p>0.0474768551723816</text:p>
              </table:table-cell>
              <table:table-cell office:value-type="float" office:value="1.29575079598657">
                <text:p>1.29575079598657</text:p>
              </table:table-cell>
              <table:table-cell office:value-type="float" office:value="-1.33694857871682">
                <text:p>-1.33694857871682</text:p>
              </table:table-cell>
              <table:table-cell office:value-type="float" office:value="1.59240818790432">
                <text:p>1.59240818790432</text:p>
              </table:table-cell>
              <table:table-cell office:value-type="float" office:value="1.70985492805547">
                <text:p>1.70985492805547</text:p>
              </table:table-cell>
              <table:table-cell office:value-type="float" office:value="-2.3276206004472">
                <text:p>-2.3276206004472</text:p>
              </table:table-cell>
              <table:table-cell office:value-type="float" office:value="-1.72118656559147">
                <text:p>-1.72118656559147</text:p>
              </table:table-cell>
              <table:table-cell office:value-type="float" office:value="-1.21438543746625">
                <text:p>-1.21438543746625</text:p>
              </table:table-cell>
              <table:table-cell office:value-type="float" office:value="-3.82239161973241">
                <text:p>-3.82239161973241</text:p>
              </table:table-cell>
              <table:table-cell office:value-type="float" office:value="-1.81211285396751">
                <text:p>-1.81211285396751</text:p>
              </table:table-cell>
              <table:table-cell office:value-type="float" office:value="-0.79530348635392">
                <text:p>-0.79530348635392</text:p>
              </table:table-cell>
              <table:table-cell office:value-type="float" office:value="-0.987303007942506">
                <text:p>-0.987303007942506</text:p>
              </table:table-cell>
              <table:table-cell office:value-type="float" office:value="-1.75870959227889">
                <text:p>-1.75870959227889</text:p>
              </table:table-cell>
              <table:table-cell office:value-type="float" office:value="-0.349841393493154">
                <text:p>-0.349841393493154</text:p>
              </table:table-cell>
              <table:table-cell office:value-type="float" office:value="0.11961676789254">
                <text:p>0.11961676789254</text:p>
              </table:table-cell>
              <table:table-cell office:value-type="float" office:value="-0.747071537300643">
                <text:p>-0.747071537300643</text:p>
              </table:table-cell>
              <table:table-cell office:value-type="float" office:value="-0.314708175298054">
                <text:p>-0.314708175298054</text:p>
              </table:table-cell>
              <table:table-cell office:value-type="float" office:value="1.43994923074984">
                <text:p>1.43994923074984</text:p>
              </table:table-cell>
              <table:table-cell office:value-type="float" office:value="-0.391808198762635">
                <text:p>-0.391808198762635</text:p>
              </table:table-cell>
              <table:table-cell office:value-type="float" office:value="0.24305326735209">
                <text:p>0.24305326735209</text:p>
              </table:table-cell>
              <table:table-cell office:value-type="float" office:value="1.15275190466086">
                <text:p>1.15275190466086</text:p>
              </table:table-cell>
              <table:table-cell office:value-type="float" office:value="0.215334629520902">
                <text:p>0.215334629520902</text:p>
              </table:table-cell>
              <table:table-cell office:value-type="float" office:value="0.677810445047619">
                <text:p>0.677810445047619</text:p>
              </table:table-cell>
              <table:table-cell office:value-type="float" office:value="-0.337315704788673">
                <text:p>-0.337315704788673</text:p>
              </table:table-cell>
              <table:table-cell office:value-type="float" office:value="0.255009381002047">
                <text:p>0.255009381002047</text:p>
              </table:table-cell>
              <table:table-cell office:value-type="float" office:value="-0.182553908325301">
                <text:p>-0.182553908325301</text:p>
              </table:table-cell>
              <table:table-cell office:value-type="float" office:value="-0.421270099768148">
                <text:p>-0.421270099768148</text:p>
              </table:table-cell>
              <table:table-cell office:value-type="float" office:value="-0.00930740433355481">
                <text:p>-0.00930740433355481</text:p>
              </table:table-cell>
              <table:table-cell office:value-type="float" office:value="-1.81684691125479">
                <text:p>-1.81684691125479</text:p>
              </table:table-cell>
              <table:table-cell office:value-type="float" office:value="0.437430528227374">
                <text:p>0.437430528227374</text:p>
              </table:table-cell>
              <table:table-cell office:value-type="float" office:value="-0.275251665579865">
                <text:p>-0.275251665579865</text:p>
              </table:table-cell>
              <table:table-cell office:value-type="float" office:value="-0.111555580442673">
                <text:p>-0.111555580442673</text:p>
              </table:table-cell>
            </table:table-row>
            <table:table-row>
              <table:table-cell office:value-type="string">
                <text:p>sglib-rbtree</text:p>
                <draw:g>
                  <svg:desc>Sheet1.A17:Sheet1.A17</svg:desc>
                </draw:g>
              </table:table-cell>
              <table:table-cell office:value-type="float" office:value="0.278431267128934">
                <text:p>0.278431267128934</text:p>
                <draw:g>
                  <svg:desc>Sheet1.B17:Sheet1.CI17</svg:desc>
                </draw:g>
              </table:table-cell>
              <table:table-cell office:value-type="float" office:value="-0.196718394790499">
                <text:p>-0.196718394790499</text:p>
              </table:table-cell>
              <table:table-cell office:value-type="float" office:value="-0.393169848664651">
                <text:p>-0.393169848664651</text:p>
              </table:table-cell>
              <table:table-cell office:value-type="float" office:value="-0.331932027769127">
                <text:p>-0.331932027769127</text:p>
              </table:table-cell>
              <table:table-cell office:value-type="float" office:value="0.0619725789552125">
                <text:p>0.0619725789552125</text:p>
              </table:table-cell>
              <table:table-cell office:value-type="float" office:value="-0.548117830718231">
                <text:p>-0.548117830718231</text:p>
              </table:table-cell>
              <table:table-cell office:value-type="float" office:value="0.333970783601829">
                <text:p>0.333970783601829</text:p>
              </table:table-cell>
              <table:table-cell office:value-type="float" office:value="-0.242003332245898">
                <text:p>-0.242003332245898</text:p>
              </table:table-cell>
              <table:table-cell office:value-type="float" office:value="0.434710612363239">
                <text:p>0.434710612363239</text:p>
              </table:table-cell>
              <table:table-cell office:value-type="float" office:value="-0.33406877115152">
                <text:p>-0.33406877115152</text:p>
              </table:table-cell>
              <table:table-cell office:value-type="float" office:value="-0.535332439648263">
                <text:p>-0.535332439648263</text:p>
              </table:table-cell>
              <table:table-cell office:value-type="float" office:value="-0.214378248170326">
                <text:p>-0.214378248170326</text:p>
              </table:table-cell>
              <table:table-cell office:value-type="float" office:value="-0.650303732083312">
                <text:p>-0.650303732083312</text:p>
              </table:table-cell>
              <table:table-cell office:value-type="float" office:value="-0.490009159149643">
                <text:p>-0.490009159149643</text:p>
              </table:table-cell>
              <table:table-cell office:value-type="float" office:value="-0.338534728354311">
                <text:p>-0.338534728354311</text:p>
              </table:table-cell>
              <table:table-cell office:value-type="float" office:value="0.0183956758910935">
                <text:p>0.0183956758910935</text:p>
              </table:table-cell>
              <table:table-cell office:value-type="float" office:value="0.681706593186769">
                <text:p>0.681706593186769</text:p>
              </table:table-cell>
              <table:table-cell office:value-type="float" office:value="-2.23375863664102">
                <text:p>-2.23375863664102</text:p>
              </table:table-cell>
              <table:table-cell office:value-type="float" office:value="-0.0939015857292288">
                <text:p>-0.0939015857292288</text:p>
              </table:table-cell>
              <table:table-cell office:value-type="float" office:value="0.0228471403631519">
                <text:p>0.0228471403631519</text:p>
              </table:table-cell>
              <table:table-cell office:value-type="float" office:value="-0.554766841578392">
                <text:p>-0.554766841578392</text:p>
              </table:table-cell>
              <table:table-cell office:value-type="float" office:value="0.244474783790998">
                <text:p>0.244474783790998</text:p>
              </table:table-cell>
              <table:table-cell office:value-type="float" office:value="0.633785309521435">
                <text:p>0.633785309521435</text:p>
              </table:table-cell>
              <table:table-cell office:value-type="float" office:value="0.319606942468719">
                <text:p>0.319606942468719</text:p>
              </table:table-cell>
              <table:table-cell office:value-type="float" office:value="-0.0219720643410775">
                <text:p>-0.0219720643410775</text:p>
              </table:table-cell>
              <table:table-cell office:value-type="float" office:value="-1.26891659977326">
                <text:p>-1.26891659977326</text:p>
              </table:table-cell>
              <table:table-cell office:value-type="float" office:value="1.21602744518624">
                <text:p>1.21602744518624</text:p>
              </table:table-cell>
              <table:table-cell office:value-type="float" office:value="0.364176410013384">
                <text:p>0.364176410013384</text:p>
              </table:table-cell>
              <table:table-cell office:value-type="float" office:value="-0.708654691879207">
                <text:p>-0.708654691879207</text:p>
              </table:table-cell>
              <table:table-cell office:value-type="float" office:value="0.238640641394774">
                <text:p>0.238640641394774</text:p>
              </table:table-cell>
              <table:table-cell office:value-type="float" office:value="0.0391120724996885">
                <text:p>0.0391120724996885</text:p>
              </table:table-cell>
              <table:table-cell office:value-type="float" office:value="-0.312364829932384">
                <text:p>-0.312364829932384</text:p>
              </table:table-cell>
              <table:table-cell office:value-type="float" office:value="-0.381473653717508">
                <text:p>-0.381473653717508</text:p>
              </table:table-cell>
              <table:table-cell office:value-type="float" office:value="-0.355900166363524">
                <text:p>-0.355900166363524</text:p>
              </table:table-cell>
              <table:table-cell office:value-type="float" office:value="0.132617689095344">
                <text:p>0.132617689095344</text:p>
              </table:table-cell>
              <table:table-cell office:value-type="float" office:value="-0.86650820136699">
                <text:p>-0.86650820136699</text:p>
              </table:table-cell>
              <table:table-cell office:value-type="float" office:value="-0.336014678924995">
                <text:p>-0.336014678924995</text:p>
              </table:table-cell>
              <table:table-cell office:value-type="float" office:value="-2.57527383380943">
                <text:p>-2.57527383380943</text:p>
              </table:table-cell>
              <table:table-cell office:value-type="float" office:value="-0.319455647050524">
                <text:p>-0.319455647050524</text:p>
              </table:table-cell>
              <table:table-cell office:value-type="float" office:value="-1.15493624127669">
                <text:p>-1.15493624127669</text:p>
              </table:table-cell>
              <table:table-cell office:value-type="float" office:value="-0.0906802588269531">
                <text:p>-0.0906802588269531</text:p>
              </table:table-cell>
              <table:table-cell office:value-type="float" office:value="-0.0820310844112065">
                <text:p>-0.0820310844112065</text:p>
              </table:table-cell>
              <table:table-cell office:value-type="float" office:value="-0.103919792308942">
                <text:p>-0.103919792308942</text:p>
              </table:table-cell>
              <table:table-cell office:value-type="float" office:value="-0.321137778983101">
                <text:p>-0.321137778983101</text:p>
              </table:table-cell>
              <table:table-cell office:value-type="float" office:value="0.0173935907526782">
                <text:p>0.0173935907526782</text:p>
              </table:table-cell>
              <table:table-cell office:value-type="float" office:value="-0.278692087871146">
                <text:p>-0.278692087871146</text:p>
              </table:table-cell>
              <table:table-cell office:value-type="float" office:value="-0.0639419867007639">
                <text:p>-0.0639419867007639</text:p>
              </table:table-cell>
              <table:table-cell office:value-type="float" office:value="0.293303995763592">
                <text:p>0.293303995763592</text:p>
              </table:table-cell>
              <table:table-cell office:value-type="float" office:value="0.311643428177524">
                <text:p>0.311643428177524</text:p>
              </table:table-cell>
              <table:table-cell office:value-type="float" office:value="0.450599317967161">
                <text:p>0.450599317967161</text:p>
              </table:table-cell>
              <table:table-cell office:value-type="float" office:value="0.563249496347107">
                <text:p>0.563249496347107</text:p>
              </table:table-cell>
              <table:table-cell office:value-type="float" office:value="0.514197989656905">
                <text:p>0.514197989656905</text:p>
              </table:table-cell>
              <table:table-cell office:value-type="float" office:value="0.157945676668318">
                <text:p>0.157945676668318</text:p>
              </table:table-cell>
              <table:table-cell office:value-type="float" office:value="-0.131210886118061">
                <text:p>-0.131210886118061</text:p>
              </table:table-cell>
              <table:table-cell office:value-type="float" office:value="0.131317829720139">
                <text:p>0.131317829720139</text:p>
              </table:table-cell>
              <table:table-cell office:value-type="float" office:value="-0.160214216776011">
                <text:p>-0.160214216776011</text:p>
              </table:table-cell>
              <table:table-cell office:value-type="float" office:value="0.225704710769569">
                <text:p>0.225704710769569</text:p>
              </table:table-cell>
              <table:table-cell office:value-type="float" office:value="-0.0413316601895748">
                <text:p>-0.0413316601895748</text:p>
              </table:table-cell>
              <table:table-cell office:value-type="float" office:value="0.731287337251923">
                <text:p>0.731287337251923</text:p>
              </table:table-cell>
              <table:table-cell office:value-type="float" office:value="-0.333867967153931">
                <text:p>-0.333867967153931</text:p>
              </table:table-cell>
              <table:table-cell office:value-type="float" office:value="-0.795092094046801">
                <text:p>-0.795092094046801</text:p>
              </table:table-cell>
              <table:table-cell office:value-type="float" office:value="-2.08778214551105">
                <text:p>-2.08778214551105</text:p>
              </table:table-cell>
              <table:table-cell office:value-type="float" office:value="0.0787087938513431">
                <text:p>0.0787087938513431</text:p>
              </table:table-cell>
              <table:table-cell office:value-type="float" office:value="-2.67267467749218">
                <text:p>-2.67267467749218</text:p>
              </table:table-cell>
              <table:table-cell office:value-type="float" office:value="0.673944650867749">
                <text:p>0.673944650867749</text:p>
              </table:table-cell>
              <table:table-cell office:value-type="float" office:value="0.637412049923822">
                <text:p>0.637412049923822</text:p>
              </table:table-cell>
              <table:table-cell office:value-type="float" office:value="-0.89822064752589">
                <text:p>-0.89822064752589</text:p>
              </table:table-cell>
              <table:table-cell office:value-type="float" office:value="-0.586293673389657">
                <text:p>-0.586293673389657</text:p>
              </table:table-cell>
              <table:table-cell office:value-type="float" office:value="-0.157247391605057">
                <text:p>-0.157247391605057</text:p>
              </table:table-cell>
              <table:table-cell office:value-type="float" office:value="0.592667486212446">
                <text:p>0.592667486212446</text:p>
              </table:table-cell>
              <table:table-cell office:value-type="float" office:value="-0.381469650486583">
                <text:p>-0.381469650486583</text:p>
              </table:table-cell>
              <table:table-cell office:value-type="float" office:value="0.41093734566606">
                <text:p>0.41093734566606</text:p>
              </table:table-cell>
              <table:table-cell office:value-type="float" office:value="-0.23906205604831">
                <text:p>-0.23906205604831</text:p>
              </table:table-cell>
              <table:table-cell office:value-type="float" office:value="-0.123460623753283">
                <text:p>-0.123460623753283</text:p>
              </table:table-cell>
              <table:table-cell office:value-type="float" office:value="0.778088604765116">
                <text:p>0.778088604765116</text:p>
              </table:table-cell>
              <table:table-cell office:value-type="float" office:value="0.04994613921712">
                <text:p>0.04994613921712</text:p>
              </table:table-cell>
              <table:table-cell office:value-type="float" office:value="0.75211208010487">
                <text:p>0.75211208010487</text:p>
              </table:table-cell>
              <table:table-cell office:value-type="float" office:value="-0.950478326696225">
                <text:p>-0.950478326696225</text:p>
              </table:table-cell>
              <table:table-cell office:value-type="float" office:value="-0.147496315357954">
                <text:p>-0.147496315357954</text:p>
              </table:table-cell>
              <table:table-cell office:value-type="float" office:value="-0.473259090405729">
                <text:p>-0.473259090405729</text:p>
              </table:table-cell>
              <table:table-cell office:value-type="float" office:value="0.19764745391297">
                <text:p>0.19764745391297</text:p>
              </table:table-cell>
              <table:table-cell office:value-type="float" office:value="0.415206437536677">
                <text:p>0.415206437536677</text:p>
              </table:table-cell>
              <table:table-cell office:value-type="float" office:value="-0.232055722627708">
                <text:p>-0.232055722627708</text:p>
              </table:table-cell>
              <table:table-cell office:value-type="float" office:value="-0.616867293031686">
                <text:p>-0.616867293031686</text:p>
              </table:table-cell>
              <table:table-cell office:value-type="float" office:value="-0.00895184764831165">
                <text:p>-0.00895184764831165</text:p>
              </table:table-cell>
              <table:table-cell office:value-type="float" office:value="-0.623396775907998">
                <text:p>-0.623396775907998</text:p>
              </table:table-cell>
            </table:table-row>
            <table:table-row>
              <table:table-cell office:value-type="string">
                <text:p>sqrt</text:p>
                <draw:g>
                  <svg:desc>Sheet1.A18:Sheet1.A18</svg:desc>
                </draw:g>
              </table:table-cell>
              <table:table-cell office:value-type="float" office:value="-0.0563006357383766">
                <text:p>-0.0563006357383766</text:p>
                <draw:g>
                  <svg:desc>Sheet1.B18:Sheet1.CI18</svg:desc>
                </draw:g>
              </table:table-cell>
              <table:table-cell office:value-type="float" office:value="0.0595832525357201">
                <text:p>0.0595832525357201</text:p>
              </table:table-cell>
              <table:table-cell office:value-type="float" office:value="0.0700025764635064">
                <text:p>0.0700025764635064</text:p>
              </table:table-cell>
              <table:table-cell office:value-type="float" office:value="0.00204064761257741">
                <text:p>0.00204064761257741</text:p>
              </table:table-cell>
              <table:table-cell office:value-type="float" office:value="-0.0421820206222683">
                <text:p>-0.0421820206222683</text:p>
              </table:table-cell>
              <table:table-cell office:value-type="float" office:value="-0.000214271661883228">
                <text:p>-0.000214271661883228</text:p>
              </table:table-cell>
              <table:table-cell office:value-type="float" office:value="0.0000382338101201866">
                <text:p>0.0000382338101201866</text:p>
              </table:table-cell>
              <table:table-cell office:value-type="float" office:value="-0.0711353378669805">
                <text:p>-0.0711353378669805</text:p>
              </table:table-cell>
              <table:table-cell office:value-type="float" office:value="-0.0262039810965356">
                <text:p>-0.0262039810965356</text:p>
              </table:table-cell>
              <table:table-cell office:value-type="float" office:value="-0.0676073433674579">
                <text:p>-0.0676073433674579</text:p>
              </table:table-cell>
              <table:table-cell office:value-type="float" office:value="-0.101998767965779">
                <text:p>-0.101998767965779</text:p>
              </table:table-cell>
              <table:table-cell office:value-type="float" office:value="-0.059149673331926">
                <text:p>-0.059149673331926</text:p>
              </table:table-cell>
              <table:table-cell office:value-type="float" office:value="-0.10465314783566">
                <text:p>-0.10465314783566</text:p>
              </table:table-cell>
              <table:table-cell office:value-type="float" office:value="-0.102733849830672">
                <text:p>-0.102733849830672</text:p>
              </table:table-cell>
              <table:table-cell office:value-type="float" office:value="-0.0242926223234669">
                <text:p>-0.0242926223234669</text:p>
              </table:table-cell>
              <table:table-cell office:value-type="float" office:value="0.0647539332431393">
                <text:p>0.0647539332431393</text:p>
              </table:table-cell>
              <table:table-cell office:value-type="float" office:value="-0.0141886960596495">
                <text:p>-0.0141886960596495</text:p>
              </table:table-cell>
              <table:table-cell office:value-type="float" office:value="-0.286953367003066">
                <text:p>-0.286953367003066</text:p>
              </table:table-cell>
              <table:table-cell office:value-type="float" office:value="-0.0256497893307858">
                <text:p>-0.0256497893307858</text:p>
              </table:table-cell>
              <table:table-cell office:value-type="float" office:value="0.0710286667089603">
                <text:p>0.0710286667089603</text:p>
              </table:table-cell>
              <table:table-cell office:value-type="float" office:value="-0.0594744974466577">
                <text:p>-0.0594744974466577</text:p>
              </table:table-cell>
              <table:table-cell office:value-type="float" office:value="0.0691895990003522">
                <text:p>0.0691895990003522</text:p>
              </table:table-cell>
              <table:table-cell office:value-type="float" office:value="0.184873903026529">
                <text:p>0.184873903026529</text:p>
              </table:table-cell>
              <table:table-cell office:value-type="float" office:value="0.0163958259295366">
                <text:p>0.0163958259295366</text:p>
              </table:table-cell>
              <table:table-cell office:value-type="float" office:value="-0.0262115177118735">
                <text:p>-0.0262115177118735</text:p>
              </table:table-cell>
              <table:table-cell office:value-type="float" office:value="0.00131488563813858">
                <text:p>0.00131488563813858</text:p>
              </table:table-cell>
              <table:table-cell office:value-type="float" office:value="-0.165767900387573">
                <text:p>-0.165767900387573</text:p>
              </table:table-cell>
              <table:table-cell office:value-type="float" office:value="0.0389541657797168">
                <text:p>0.0389541657797168</text:p>
              </table:table-cell>
              <table:table-cell office:value-type="float" office:value="-0.0909114579490773">
                <text:p>-0.0909114579490773</text:p>
              </table:table-cell>
              <table:table-cell office:value-type="float" office:value="0.000681659328537694">
                <text:p>0.000681659328537694</text:p>
              </table:table-cell>
              <table:table-cell office:value-type="float" office:value="-0.0391810412233892">
                <text:p>-0.0391810412233892</text:p>
              </table:table-cell>
              <table:table-cell office:value-type="float" office:value="-0.0281250684268896">
                <text:p>-0.0281250684268896</text:p>
              </table:table-cell>
              <table:table-cell office:value-type="float" office:value="-0.0808207202852959">
                <text:p>-0.0808207202852959</text:p>
              </table:table-cell>
              <table:table-cell office:value-type="float" office:value="0.0157394038677133">
                <text:p>0.0157394038677133</text:p>
              </table:table-cell>
              <table:table-cell office:value-type="float" office:value="-0.0161360888906546">
                <text:p>-0.0161360888906546</text:p>
              </table:table-cell>
              <table:table-cell office:value-type="float" office:value="-0.0548800820124438">
                <text:p>-0.0548800820124438</text:p>
              </table:table-cell>
              <table:table-cell office:value-type="float" office:value="-0.0930648318501332">
                <text:p>-0.0930648318501332</text:p>
              </table:table-cell>
              <table:table-cell office:value-type="float" office:value="0.00231721122957696">
                <text:p>0.00231721122957696</text:p>
              </table:table-cell>
              <table:table-cell office:value-type="float" office:value="-0.00907879658980624">
                <text:p>-0.00907879658980624</text:p>
              </table:table-cell>
              <table:table-cell office:value-type="float" office:value="-0.0165815005445667">
                <text:p>-0.0165815005445667</text:p>
              </table:table-cell>
              <table:table-cell office:value-type="float" office:value="0.0035456941776593">
                <text:p>0.0035456941776593</text:p>
              </table:table-cell>
              <table:table-cell office:value-type="float" office:value="-0.0246607241264515">
                <text:p>-0.0246607241264515</text:p>
              </table:table-cell>
              <table:table-cell office:value-type="float" office:value="-0.0469867987706923">
                <text:p>-0.0469867987706923</text:p>
              </table:table-cell>
              <table:table-cell office:value-type="float" office:value="-0.0186960104726137">
                <text:p>-0.0186960104726137</text:p>
              </table:table-cell>
              <table:table-cell office:value-type="float" office:value="-0.0237239128718228">
                <text:p>-0.0237239128718228</text:p>
              </table:table-cell>
              <table:table-cell office:value-type="float" office:value="-0.0887822771838622">
                <text:p>-0.0887822771838622</text:p>
              </table:table-cell>
              <table:table-cell office:value-type="float" office:value="-0.0360881423438751">
                <text:p>-0.0360881423438751</text:p>
              </table:table-cell>
              <table:table-cell office:value-type="float" office:value="0.0322779189161638">
                <text:p>0.0322779189161638</text:p>
              </table:table-cell>
              <table:table-cell office:value-type="float" office:value="-0.0283619383847396">
                <text:p>-0.0283619383847396</text:p>
              </table:table-cell>
              <table:table-cell office:value-type="float" office:value="0.0252944993708572">
                <text:p>0.0252944993708572</text:p>
              </table:table-cell>
              <table:table-cell office:value-type="float" office:value="0.106809384266679">
                <text:p>0.106809384266679</text:p>
              </table:table-cell>
              <table:table-cell office:value-type="float" office:value="0.000824956924639237">
                <text:p>0.000824956924639237</text:p>
              </table:table-cell>
              <table:table-cell office:value-type="float" office:value="-0.0265093317379106">
                <text:p>-0.0265093317379106</text:p>
              </table:table-cell>
              <table:table-cell office:value-type="float" office:value="-0.059881749770403">
                <text:p>-0.059881749770403</text:p>
              </table:table-cell>
              <table:table-cell office:value-type="float" office:value="0.0340510956358373">
                <text:p>0.0340510956358373</text:p>
              </table:table-cell>
              <table:table-cell office:value-type="float" office:value="0.059798771838983">
                <text:p>0.059798771838983</text:p>
              </table:table-cell>
              <table:table-cell office:value-type="float" office:value="0.0718620112774215">
                <text:p>0.0718620112774215</text:p>
              </table:table-cell>
              <table:table-cell office:value-type="float" office:value="0.0431733664940727">
                <text:p>0.0431733664940727</text:p>
              </table:table-cell>
              <table:table-cell office:value-type="float" office:value="0.0978432205610571">
                <text:p>0.0978432205610571</text:p>
              </table:table-cell>
              <table:table-cell office:value-type="float" office:value="-0.142661557650546">
                <text:p>-0.142661557650546</text:p>
              </table:table-cell>
              <table:table-cell office:value-type="float" office:value="-0.18385908727679">
                <text:p>-0.18385908727679</text:p>
              </table:table-cell>
              <table:table-cell office:value-type="float" office:value="-0.0107374605807247">
                <text:p>-0.0107374605807247</text:p>
              </table:table-cell>
              <table:table-cell office:value-type="float" office:value="0.177622922338879">
                <text:p>0.177622922338879</text:p>
              </table:table-cell>
              <table:table-cell office:value-type="float" office:value="-0.447279002147334">
                <text:p>-0.447279002147334</text:p>
              </table:table-cell>
              <table:table-cell office:value-type="float" office:value="0.104931038174933">
                <text:p>0.104931038174933</text:p>
              </table:table-cell>
              <table:table-cell office:value-type="float" office:value="-0.0175029720933617">
                <text:p>-0.0175029720933617</text:p>
              </table:table-cell>
              <table:table-cell office:value-type="float" office:value="-0.185404407198578">
                <text:p>-0.185404407198578</text:p>
              </table:table-cell>
              <table:table-cell office:value-type="float" office:value="-0.00533601157002151">
                <text:p>-0.00533601157002151</text:p>
              </table:table-cell>
              <table:table-cell office:value-type="float" office:value="-0.0435745945898531">
                <text:p>-0.0435745945898531</text:p>
              </table:table-cell>
              <table:table-cell office:value-type="float" office:value="0.194215210172718">
                <text:p>0.194215210172718</text:p>
              </table:table-cell>
              <table:table-cell office:value-type="float" office:value="0.0340540686898779">
                <text:p>0.0340540686898779</text:p>
              </table:table-cell>
              <table:table-cell office:value-type="float" office:value="0.146168512372079">
                <text:p>0.146168512372079</text:p>
              </table:table-cell>
              <table:table-cell office:value-type="float" office:value="0.00323693155709511">
                <text:p>0.00323693155709511</text:p>
              </table:table-cell>
              <table:table-cell office:value-type="float" office:value="-0.0211559933782232">
                <text:p>-0.0211559933782232</text:p>
              </table:table-cell>
              <table:table-cell office:value-type="float" office:value="0.00449224702131001">
                <text:p>0.00449224702131001</text:p>
              </table:table-cell>
              <table:table-cell office:value-type="float" office:value="-0.0246527483748057">
                <text:p>-0.0246527483748057</text:p>
              </table:table-cell>
              <table:table-cell office:value-type="float" office:value="0.0384347955183507">
                <text:p>0.0384347955183507</text:p>
              </table:table-cell>
              <table:table-cell office:value-type="float" office:value="0.0167333741152743">
                <text:p>0.0167333741152743</text:p>
              </table:table-cell>
              <table:table-cell office:value-type="float" office:value="-0.0217535760979486">
                <text:p>-0.0217535760979486</text:p>
              </table:table-cell>
              <table:table-cell office:value-type="float" office:value="0.0399760875437593">
                <text:p>0.0399760875437593</text:p>
              </table:table-cell>
              <table:table-cell office:value-type="float" office:value="0.0387924380815819">
                <text:p>0.0387924380815819</text:p>
              </table:table-cell>
              <table:table-cell office:value-type="float" office:value="0.133840346157838">
                <text:p>0.133840346157838</text:p>
              </table:table-cell>
              <table:table-cell office:value-type="float" office:value="-0.0746392392778835">
                <text:p>-0.0746392392778835</text:p>
              </table:table-cell>
              <table:table-cell office:value-type="float" office:value="-0.0311291931816077">
                <text:p>-0.0311291931816077</text:p>
              </table:table-cell>
              <table:table-cell office:value-type="float" office:value="-0.101632026606011">
                <text:p>-0.101632026606011</text:p>
              </table:table-cell>
              <table:table-cell office:value-type="float" office:value="-0.095341960676705">
                <text:p>-0.095341960676705</text:p>
              </table:table-cell>
            </table:table-row>
            <table:table-row>
              <table:table-cell office:value-type="string">
                <text:p>nettle-arcfour</text:p>
                <draw:g>
                  <svg:desc>Sheet1.A19:Sheet1.A19</svg:desc>
                </draw:g>
              </table:table-cell>
              <table:table-cell office:value-type="float" office:value="0.0577975105806066">
                <text:p>0.0577975105806066</text:p>
                <draw:g>
                  <svg:desc>Sheet1.B19:Sheet1.CI19</svg:desc>
                </draw:g>
              </table:table-cell>
              <table:table-cell office:value-type="float" office:value="-0.318139424590755">
                <text:p>-0.318139424590755</text:p>
              </table:table-cell>
              <table:table-cell office:value-type="float" office:value="-0.218172369571004">
                <text:p>-0.218172369571004</text:p>
              </table:table-cell>
              <table:table-cell office:value-type="float" office:value="-0.0733042731066007">
                <text:p>-0.0733042731066007</text:p>
              </table:table-cell>
              <table:table-cell office:value-type="float" office:value="0.537348375924001">
                <text:p>0.537348375924001</text:p>
              </table:table-cell>
              <table:table-cell office:value-type="float" office:value="-0.139266156393569">
                <text:p>-0.139266156393569</text:p>
              </table:table-cell>
              <table:table-cell office:value-type="float" office:value="0.321662409310754">
                <text:p>0.321662409310754</text:p>
              </table:table-cell>
              <table:table-cell office:value-type="float" office:value="0.453310252431019">
                <text:p>0.453310252431019</text:p>
              </table:table-cell>
              <table:table-cell office:value-type="float" office:value="0.0221465371209619">
                <text:p>0.0221465371209619</text:p>
              </table:table-cell>
              <table:table-cell office:value-type="float" office:value="0.146699187449105">
                <text:p>0.146699187449105</text:p>
              </table:table-cell>
              <table:table-cell office:value-type="float" office:value="-0.347372151276259">
                <text:p>-0.347372151276259</text:p>
              </table:table-cell>
              <table:table-cell office:value-type="float" office:value="-0.157513428003664">
                <text:p>-0.157513428003664</text:p>
              </table:table-cell>
              <table:table-cell office:value-type="float" office:value="-0.523977142563022">
                <text:p>-0.523977142563022</text:p>
              </table:table-cell>
              <table:table-cell office:value-type="float" office:value="0.0160073107825026">
                <text:p>0.0160073107825026</text:p>
              </table:table-cell>
              <table:table-cell office:value-type="float" office:value="-0.288265029588666">
                <text:p>-0.288265029588666</text:p>
              </table:table-cell>
              <table:table-cell office:value-type="float" office:value="-0.0614204596485643">
                <text:p>-0.0614204596485643</text:p>
              </table:table-cell>
              <table:table-cell office:value-type="float" office:value="0.554554897788947">
                <text:p>0.554554897788947</text:p>
              </table:table-cell>
              <table:table-cell office:value-type="float" office:value="-0.516805660059648">
                <text:p>-0.516805660059648</text:p>
              </table:table-cell>
              <table:table-cell office:value-type="float" office:value="-0.232814581976134">
                <text:p>-0.232814581976134</text:p>
              </table:table-cell>
              <table:table-cell office:value-type="float" office:value="-0.373246549181771">
                <text:p>-0.373246549181771</text:p>
              </table:table-cell>
              <table:table-cell office:value-type="float" office:value="-0.324606368120238">
                <text:p>-0.324606368120238</text:p>
              </table:table-cell>
              <table:table-cell office:value-type="float" office:value="0.127370639667983">
                <text:p>0.127370639667983</text:p>
              </table:table-cell>
              <table:table-cell office:value-type="float" office:value="0.334517756919499">
                <text:p>0.334517756919499</text:p>
              </table:table-cell>
              <table:table-cell office:value-type="float" office:value="0.135390424195129">
                <text:p>0.135390424195129</text:p>
              </table:table-cell>
              <table:table-cell office:value-type="float" office:value="-0.148403924991263">
                <text:p>-0.148403924991263</text:p>
              </table:table-cell>
              <table:table-cell office:value-type="float" office:value="-0.538053152146173">
                <text:p>-0.538053152146173</text:p>
              </table:table-cell>
              <table:table-cell office:value-type="float" office:value="0.126140457124364">
                <text:p>0.126140457124364</text:p>
              </table:table-cell>
              <table:table-cell office:value-type="float" office:value="-0.0404156659197429">
                <text:p>-0.0404156659197429</text:p>
              </table:table-cell>
              <table:table-cell office:value-type="float" office:value="0.232175968809002">
                <text:p>0.232175968809002</text:p>
              </table:table-cell>
              <table:table-cell office:value-type="float" office:value="0.563997832158964">
                <text:p>0.563997832158964</text:p>
              </table:table-cell>
              <table:table-cell office:value-type="float" office:value="-0.331684837711036">
                <text:p>-0.331684837711036</text:p>
              </table:table-cell>
              <table:table-cell office:value-type="float" office:value="-0.645680246494343">
                <text:p>-0.645680246494343</text:p>
              </table:table-cell>
              <table:table-cell office:value-type="float" office:value="-0.0853874990418602">
                <text:p>-0.0853874990418602</text:p>
              </table:table-cell>
              <table:table-cell office:value-type="float" office:value="0.252777469050553">
                <text:p>0.252777469050553</text:p>
              </table:table-cell>
              <table:table-cell office:value-type="float" office:value="0.0451406539157956">
                <text:p>0.0451406539157956</text:p>
              </table:table-cell>
              <table:table-cell office:value-type="float" office:value="0.181028959654563">
                <text:p>0.181028959654563</text:p>
              </table:table-cell>
              <table:table-cell office:value-type="float" office:value="-0.163649467632308">
                <text:p>-0.163649467632308</text:p>
              </table:table-cell>
              <table:table-cell office:value-type="float" office:value="-0.434810876526979">
                <text:p>-0.434810876526979</text:p>
              </table:table-cell>
              <table:table-cell office:value-type="float" office:value="0.185077695161017">
                <text:p>0.185077695161017</text:p>
              </table:table-cell>
              <table:table-cell office:value-type="float" office:value="-0.406612505821775">
                <text:p>-0.406612505821775</text:p>
              </table:table-cell>
              <table:table-cell office:value-type="float" office:value="-0.259948562841221">
                <text:p>-0.259948562841221</text:p>
              </table:table-cell>
              <table:table-cell office:value-type="float" office:value="-0.0348900079918454">
                <text:p>-0.0348900079918454</text:p>
              </table:table-cell>
              <table:table-cell office:value-type="float" office:value="-0.382471917745441">
                <text:p>-0.382471917745441</text:p>
              </table:table-cell>
              <table:table-cell office:value-type="float" office:value="-0.0302079219391851">
                <text:p>-0.0302079219391851</text:p>
              </table:table-cell>
              <table:table-cell office:value-type="float" office:value="0.27109536419981">
                <text:p>0.27109536419981</text:p>
              </table:table-cell>
              <table:table-cell office:value-type="float" office:value="0.0812008181059273">
                <text:p>0.0812008181059273</text:p>
              </table:table-cell>
              <table:table-cell office:value-type="float" office:value="0.336168730256797">
                <text:p>0.336168730256797</text:p>
              </table:table-cell>
              <table:table-cell office:value-type="float" office:value="0.500860412858521">
                <text:p>0.500860412858521</text:p>
              </table:table-cell>
              <table:table-cell office:value-type="float" office:value="0.00354401365943507">
                <text:p>0.00354401365943507</text:p>
              </table:table-cell>
              <table:table-cell office:value-type="float" office:value="0.337738847500184">
                <text:p>0.337738847500184</text:p>
              </table:table-cell>
              <table:table-cell office:value-type="float" office:value="0.274925588507432">
                <text:p>0.274925588507432</text:p>
              </table:table-cell>
              <table:table-cell office:value-type="float" office:value="-0.192302847975414">
                <text:p>-0.192302847975414</text:p>
              </table:table-cell>
              <table:table-cell office:value-type="float" office:value="0.0432553649127719">
                <text:p>0.0432553649127719</text:p>
              </table:table-cell>
              <table:table-cell office:value-type="float" office:value="0.0460207119957206">
                <text:p>0.0460207119957206</text:p>
              </table:table-cell>
              <table:table-cell office:value-type="float" office:value="0.289780382911771">
                <text:p>0.289780382911771</text:p>
              </table:table-cell>
              <table:table-cell office:value-type="float" office:value="0.255975764577816">
                <text:p>0.255975764577816</text:p>
              </table:table-cell>
              <table:table-cell office:value-type="float" office:value="-0.281193336320306">
                <text:p>-0.281193336320306</text:p>
              </table:table-cell>
              <table:table-cell office:value-type="float" office:value="0.587649796029648">
                <text:p>0.587649796029648</text:p>
              </table:table-cell>
              <table:table-cell office:value-type="float" office:value="0.679023139320814">
                <text:p>0.679023139320814</text:p>
              </table:table-cell>
              <table:table-cell office:value-type="float" office:value="-0.0845988139468636">
                <text:p>-0.0845988139468636</text:p>
              </table:table-cell>
              <table:table-cell office:value-type="float" office:value="-0.317952297994823">
                <text:p>-0.317952297994823</text:p>
              </table:table-cell>
              <table:table-cell office:value-type="float" office:value="-0.263410466622767">
                <text:p>-0.263410466622767</text:p>
              </table:table-cell>
              <table:table-cell office:value-type="float" office:value="-0.52846168555804">
                <text:p>-0.52846168555804</text:p>
              </table:table-cell>
              <table:table-cell office:value-type="float" office:value="-0.417766534867489">
                <text:p>-0.417766534867489</text:p>
              </table:table-cell>
              <table:table-cell office:value-type="float" office:value="-0.00206622897143804">
                <text:p>-0.00206622897143804</text:p>
              </table:table-cell>
              <table:table-cell office:value-type="float" office:value="0.24930448743669">
                <text:p>0.24930448743669</text:p>
              </table:table-cell>
              <table:table-cell office:value-type="float" office:value="-0.547237738374684">
                <text:p>-0.547237738374684</text:p>
              </table:table-cell>
              <table:table-cell office:value-type="float" office:value="0.10306036684539">
                <text:p>0.10306036684539</text:p>
              </table:table-cell>
              <table:table-cell office:value-type="float" office:value="0.207803839698666">
                <text:p>0.207803839698666</text:p>
              </table:table-cell>
              <table:table-cell office:value-type="float" office:value="0.241753139832648">
                <text:p>0.241753139832648</text:p>
              </table:table-cell>
              <table:table-cell office:value-type="float" office:value="0.0681761474460826">
                <text:p>0.0681761474460826</text:p>
              </table:table-cell>
              <table:table-cell office:value-type="float" office:value="0.0988761579214072">
                <text:p>0.0988761579214072</text:p>
              </table:table-cell>
              <table:table-cell office:value-type="float" office:value="-0.280239763719255">
                <text:p>-0.280239763719255</text:p>
              </table:table-cell>
              <table:table-cell office:value-type="float" office:value="-0.00805116250532456">
                <text:p>-0.00805116250532456</text:p>
              </table:table-cell>
              <table:table-cell office:value-type="float" office:value="0.161710378972181">
                <text:p>0.161710378972181</text:p>
              </table:table-cell>
              <table:table-cell office:value-type="float" office:value="-0.0515061171653375">
                <text:p>-0.0515061171653375</text:p>
              </table:table-cell>
              <table:table-cell office:value-type="float" office:value="0.426503419331689">
                <text:p>0.426503419331689</text:p>
              </table:table-cell>
              <table:table-cell office:value-type="float" office:value="-0.436067346500922">
                <text:p>-0.436067346500922</text:p>
              </table:table-cell>
              <table:table-cell office:value-type="float" office:value="0.197587560234186">
                <text:p>0.197587560234186</text:p>
              </table:table-cell>
              <table:table-cell office:value-type="float" office:value="0.140283131715017">
                <text:p>0.140283131715017</text:p>
              </table:table-cell>
              <table:table-cell office:value-type="float" office:value="-0.216264967475396">
                <text:p>-0.216264967475396</text:p>
              </table:table-cell>
              <table:table-cell office:value-type="float" office:value="-0.0145390763340326">
                <text:p>-0.0145390763340326</text:p>
              </table:table-cell>
              <table:table-cell office:value-type="float" office:value="-0.27445872034574">
                <text:p>-0.27445872034574</text:p>
              </table:table-cell>
              <table:table-cell office:value-type="float" office:value="0.326123699745248">
                <text:p>0.326123699745248</text:p>
              </table:table-cell>
              <table:table-cell office:value-type="float" office:value="-0.0216601441628378">
                <text:p>-0.0216601441628378</text:p>
              </table:table-cell>
              <table:table-cell office:value-type="float" office:value="-0.0963413898471695">
                <text:p>-0.0963413898471695</text:p>
              </table:table-cell>
            </table:table-row>
            <table:table-row>
              <table:table-cell office:value-type="string">
                <text:p>ndes</text:p>
                <draw:g>
                  <svg:desc>Sheet1.A20:Sheet1.A20</svg:desc>
                </draw:g>
              </table:table-cell>
              <table:table-cell office:value-type="float" office:value="2.24485025767809">
                <text:p>2.24485025767809</text:p>
                <draw:g>
                  <svg:desc>Sheet1.B20:Sheet1.CI20</svg:desc>
                </draw:g>
              </table:table-cell>
              <table:table-cell office:value-type="float" office:value="-2.25911954525307">
                <text:p>-2.25911954525307</text:p>
              </table:table-cell>
              <table:table-cell office:value-type="float" office:value="-5.61263989635635">
                <text:p>-5.61263989635635</text:p>
              </table:table-cell>
              <table:table-cell office:value-type="float" office:value="-2.5400226729061">
                <text:p>-2.5400226729061</text:p>
              </table:table-cell>
              <table:table-cell office:value-type="float" office:value="0.585452707053785">
                <text:p>0.585452707053785</text:p>
              </table:table-cell>
              <table:table-cell office:value-type="float" office:value="2.76140727572746">
                <text:p>2.76140727572746</text:p>
              </table:table-cell>
              <table:table-cell office:value-type="float" office:value="0.509791231408247">
                <text:p>0.509791231408247</text:p>
              </table:table-cell>
              <table:table-cell office:value-type="float" office:value="0.47635111614468">
                <text:p>0.47635111614468</text:p>
              </table:table-cell>
              <table:table-cell office:value-type="float" office:value="1.35709377118506">
                <text:p>1.35709377118506</text:p>
              </table:table-cell>
              <table:table-cell office:value-type="float" office:value="-3.30498395209883">
                <text:p>-3.30498395209883</text:p>
              </table:table-cell>
              <table:table-cell office:value-type="float" office:value="-1.99134662320088">
                <text:p>-1.99134662320088</text:p>
              </table:table-cell>
              <table:table-cell office:value-type="float" office:value="-5.37092932480703">
                <text:p>-5.37092932480703</text:p>
              </table:table-cell>
              <table:table-cell office:value-type="float" office:value="-0.0466882824930764">
                <text:p>-0.0466882824930764</text:p>
              </table:table-cell>
              <table:table-cell office:value-type="float" office:value="0.797276578033618">
                <text:p>0.797276578033618</text:p>
              </table:table-cell>
              <table:table-cell office:value-type="float" office:value="-1.47563947435115">
                <text:p>-1.47563947435115</text:p>
              </table:table-cell>
              <table:table-cell office:value-type="float" office:value="-1.81566108742481">
                <text:p>-1.81566108742481</text:p>
              </table:table-cell>
              <table:table-cell office:value-type="float" office:value="-0.129580774703774">
                <text:p>-0.129580774703774</text:p>
              </table:table-cell>
              <table:table-cell office:value-type="float" office:value="-7.75586360413334">
                <text:p>-7.75586360413334</text:p>
              </table:table-cell>
              <table:table-cell office:value-type="float" office:value="-2.53524259152535">
                <text:p>-2.53524259152535</text:p>
              </table:table-cell>
              <table:table-cell office:value-type="float" office:value="-0.268738295945754">
                <text:p>-0.268738295945754</text:p>
              </table:table-cell>
              <table:table-cell office:value-type="float" office:value="-7.18671602621724">
                <text:p>-7.18671602621724</text:p>
              </table:table-cell>
              <table:table-cell office:value-type="float" office:value="0.235778518701277">
                <text:p>0.235778518701277</text:p>
              </table:table-cell>
              <table:table-cell office:value-type="float" office:value="3.22056308197273">
                <text:p>3.22056308197273</text:p>
              </table:table-cell>
              <table:table-cell office:value-type="float" office:value="-3.15207707593104">
                <text:p>-3.15207707593104</text:p>
              </table:table-cell>
              <table:table-cell office:value-type="float" office:value="-0.860656044142233">
                <text:p>-0.860656044142233</text:p>
              </table:table-cell>
              <table:table-cell office:value-type="float" office:value="-3.43109157136025">
                <text:p>-3.43109157136025</text:p>
              </table:table-cell>
              <table:table-cell office:value-type="float" office:value="15.0766884151424">
                <text:p>15.0766884151424</text:p>
              </table:table-cell>
              <table:table-cell office:value-type="float" office:value="0.805450265355718">
                <text:p>0.805450265355718</text:p>
              </table:table-cell>
              <table:table-cell office:value-type="float" office:value="-4.46119866511245">
                <text:p>-4.46119866511245</text:p>
              </table:table-cell>
              <table:table-cell office:value-type="float" office:value="8.31049520685132">
                <text:p>8.31049520685132</text:p>
              </table:table-cell>
              <table:table-cell office:value-type="float" office:value="0.236251331656031">
                <text:p>0.236251331656031</text:p>
              </table:table-cell>
              <table:table-cell office:value-type="float" office:value="-2.5083482373162">
                <text:p>-2.5083482373162</text:p>
              </table:table-cell>
              <table:table-cell office:value-type="float" office:value="-0.775412317344695">
                <text:p>-0.775412317344695</text:p>
              </table:table-cell>
              <table:table-cell office:value-type="float" office:value="-2.54431315567677">
                <text:p>-2.54431315567677</text:p>
              </table:table-cell>
              <table:table-cell office:value-type="float" office:value="-0.856869775205368">
                <text:p>-0.856869775205368</text:p>
              </table:table-cell>
              <table:table-cell office:value-type="float" office:value="-1.2049471070541">
                <text:p>-1.2049471070541</text:p>
              </table:table-cell>
              <table:table-cell office:value-type="float" office:value="-4.33724474518506">
                <text:p>-4.33724474518506</text:p>
              </table:table-cell>
              <table:table-cell office:value-type="float" office:value="-21.2612687430863">
                <text:p>-21.2612687430863</text:p>
              </table:table-cell>
              <table:table-cell office:value-type="float" office:value="-1.44405757442317">
                <text:p>-1.44405757442317</text:p>
              </table:table-cell>
              <table:table-cell office:value-type="float" office:value="-3.54676002221256">
                <text:p>-3.54676002221256</text:p>
              </table:table-cell>
              <table:table-cell office:value-type="float" office:value="1.33636210895536">
                <text:p>1.33636210895536</text:p>
              </table:table-cell>
              <table:table-cell office:value-type="float" office:value="-1.27575420870042">
                <text:p>-1.27575420870042</text:p>
              </table:table-cell>
              <table:table-cell office:value-type="float" office:value="-13.9333971975989">
                <text:p>-13.9333971975989</text:p>
              </table:table-cell>
              <table:table-cell office:value-type="float" office:value="-0.879789739369332">
                <text:p>-0.879789739369332</text:p>
              </table:table-cell>
              <table:table-cell office:value-type="float" office:value="0.438394500660651">
                <text:p>0.438394500660651</text:p>
              </table:table-cell>
              <table:table-cell office:value-type="float" office:value="4.5614627806288">
                <text:p>4.5614627806288</text:p>
              </table:table-cell>
              <table:table-cell office:value-type="float" office:value="-1.33255137664915">
                <text:p>-1.33255137664915</text:p>
              </table:table-cell>
              <table:table-cell office:value-type="float" office:value="0.935792278412229">
                <text:p>0.935792278412229</text:p>
              </table:table-cell>
              <table:table-cell office:value-type="float" office:value="1.49123217246056">
                <text:p>1.49123217246056</text:p>
              </table:table-cell>
              <table:table-cell office:value-type="float" office:value="-1.16294105676198">
                <text:p>-1.16294105676198</text:p>
              </table:table-cell>
              <table:table-cell office:value-type="float" office:value="2.56931678238822">
                <text:p>2.56931678238822</text:p>
              </table:table-cell>
              <table:table-cell office:value-type="float" office:value="-0.0633699178127275">
                <text:p>-0.0633699178127275</text:p>
              </table:table-cell>
              <table:table-cell office:value-type="float" office:value="-0.0473111532266298">
                <text:p>-0.0473111532266298</text:p>
              </table:table-cell>
              <table:table-cell office:value-type="float" office:value="2.51248096800136">
                <text:p>2.51248096800136</text:p>
              </table:table-cell>
              <table:table-cell office:value-type="float" office:value="-1.04440202885121">
                <text:p>-1.04440202885121</text:p>
              </table:table-cell>
              <table:table-cell office:value-type="float" office:value="1.54459705515863">
                <text:p>1.54459705515863</text:p>
              </table:table-cell>
              <table:table-cell office:value-type="float" office:value="2.18493490762754">
                <text:p>2.18493490762754</text:p>
              </table:table-cell>
              <table:table-cell office:value-type="float" office:value="1.72617122468488">
                <text:p>1.72617122468488</text:p>
              </table:table-cell>
              <table:table-cell office:value-type="float" office:value="0.790026791356337">
                <text:p>0.790026791356337</text:p>
              </table:table-cell>
              <table:table-cell office:value-type="float" office:value="-11.8166275373762">
                <text:p>-11.8166275373762</text:p>
              </table:table-cell>
              <table:table-cell office:value-type="float" office:value="2.64321045547869">
                <text:p>2.64321045547869</text:p>
              </table:table-cell>
              <table:table-cell office:value-type="float" office:value="2.44912500298759">
                <text:p>2.44912500298759</text:p>
              </table:table-cell>
              <table:table-cell office:value-type="float" office:value="0.326973404192253">
                <text:p>0.326973404192253</text:p>
              </table:table-cell>
              <table:table-cell office:value-type="float" office:value="-3.44739523698506">
                <text:p>-3.44739523698506</text:p>
              </table:table-cell>
              <table:table-cell office:value-type="float" office:value="3.27854150915792">
                <text:p>3.27854150915792</text:p>
              </table:table-cell>
              <table:table-cell office:value-type="float" office:value="2.39731010377193">
                <text:p>2.39731010377193</text:p>
              </table:table-cell>
              <table:table-cell office:value-type="float" office:value="-5.35468730807349">
                <text:p>-5.35468730807349</text:p>
              </table:table-cell>
              <table:table-cell office:value-type="float" office:value="-2.25280233413713">
                <text:p>-2.25280233413713</text:p>
              </table:table-cell>
              <table:table-cell office:value-type="float" office:value="-0.596683254577539">
                <text:p>-0.596683254577539</text:p>
              </table:table-cell>
              <table:table-cell office:value-type="float" office:value="-1.00448208754534">
                <text:p>-1.00448208754534</text:p>
              </table:table-cell>
              <table:table-cell office:value-type="float" office:value="-0.248305462175476">
                <text:p>-0.248305462175476</text:p>
              </table:table-cell>
              <table:table-cell office:value-type="float" office:value="4.42235022543446">
                <text:p>4.42235022543446</text:p>
              </table:table-cell>
              <table:table-cell office:value-type="float" office:value="2.22507845748627">
                <text:p>2.22507845748627</text:p>
              </table:table-cell>
              <table:table-cell office:value-type="float" office:value="-1.89939367329438">
                <text:p>-1.89939367329438</text:p>
              </table:table-cell>
              <table:table-cell office:value-type="float" office:value="-2.19992552055126">
                <text:p>-2.19992552055126</text:p>
              </table:table-cell>
              <table:table-cell office:value-type="float" office:value="3.11462942326223">
                <text:p>3.11462942326223</text:p>
              </table:table-cell>
              <table:table-cell office:value-type="float" office:value="3.35286227681568">
                <text:p>3.35286227681568</text:p>
              </table:table-cell>
              <table:table-cell office:value-type="float" office:value="8.59440036462793">
                <text:p>8.59440036462793</text:p>
              </table:table-cell>
              <table:table-cell office:value-type="float" office:value="-0.909703603168843">
                <text:p>-0.909703603168843</text:p>
              </table:table-cell>
              <table:table-cell office:value-type="float" office:value="0.793941108030776">
                <text:p>0.793941108030776</text:p>
              </table:table-cell>
              <table:table-cell office:value-type="float" office:value="-0.604485706245599">
                <text:p>-0.604485706245599</text:p>
              </table:table-cell>
              <table:table-cell office:value-type="float" office:value="0.0123861935404883">
                <text:p>0.0123861935404883</text:p>
              </table:table-cell>
              <table:table-cell office:value-type="float" office:value="-5.38431889686898">
                <text:p>-5.38431889686898</text:p>
              </table:table-cell>
              <table:table-cell office:value-type="float" office:value="-5.51591027164125">
                <text:p>-5.51591027164125</text:p>
              </table:table-cell>
              <table:table-cell office:value-type="float" office:value="2.78100373912353">
                <text:p>2.78100373912353</text:p>
              </table:table-cell>
              <table:table-cell office:value-type="float" office:value="0.0499763481906953">
                <text:p>0.0499763481906953</text:p>
              </table:table-cell>
            </table:table-row>
            <table:table-row>
              <table:table-cell office:value-type="string">
                <text:p>lms</text:p>
                <draw:g>
                  <svg:desc>Sheet1.A21:Sheet1.A21</svg:desc>
                </draw:g>
              </table:table-cell>
              <table:table-cell office:value-type="float" office:value="0.133359285895327">
                <text:p>0.133359285895327</text:p>
                <draw:g>
                  <svg:desc>Sheet1.B21:Sheet1.CI21</svg:desc>
                </draw:g>
              </table:table-cell>
              <table:table-cell office:value-type="float" office:value="0.195224438839724">
                <text:p>0.195224438839724</text:p>
              </table:table-cell>
              <table:table-cell office:value-type="float" office:value="-0.154435112174695">
                <text:p>-0.154435112174695</text:p>
              </table:table-cell>
              <table:table-cell office:value-type="float" office:value="-0.210703684039484">
                <text:p>-0.210703684039484</text:p>
              </table:table-cell>
              <table:table-cell office:value-type="float" office:value="0.0577442845294398">
                <text:p>0.0577442845294398</text:p>
              </table:table-cell>
              <table:table-cell office:value-type="float" office:value="-0.180492306817432">
                <text:p>-0.180492306817432</text:p>
              </table:table-cell>
              <table:table-cell office:value-type="float" office:value="0.185907368061679">
                <text:p>0.185907368061679</text:p>
              </table:table-cell>
              <table:table-cell office:value-type="float" office:value="-0.0875201388366555">
                <text:p>-0.0875201388366555</text:p>
              </table:table-cell>
              <table:table-cell office:value-type="float" office:value="-0.0775795318178372">
                <text:p>-0.0775795318178372</text:p>
              </table:table-cell>
              <table:table-cell office:value-type="float" office:value="0.0792939783702722">
                <text:p>0.0792939783702722</text:p>
              </table:table-cell>
              <table:table-cell office:value-type="float" office:value="-0.157009599137097">
                <text:p>-0.157009599137097</text:p>
              </table:table-cell>
              <table:table-cell office:value-type="float" office:value="-0.214182535134639">
                <text:p>-0.214182535134639</text:p>
              </table:table-cell>
              <table:table-cell office:value-type="float" office:value="-0.0601232375762753">
                <text:p>-0.0601232375762753</text:p>
              </table:table-cell>
              <table:table-cell office:value-type="float" office:value="-0.292105397832384">
                <text:p>-0.292105397832384</text:p>
              </table:table-cell>
              <table:table-cell office:value-type="float" office:value="-0.395084100250531">
                <text:p>-0.395084100250531</text:p>
              </table:table-cell>
              <table:table-cell office:value-type="float" office:value="0.0921304300420651">
                <text:p>0.0921304300420651</text:p>
              </table:table-cell>
              <table:table-cell office:value-type="float" office:value="0.0415922947348026">
                <text:p>0.0415922947348026</text:p>
              </table:table-cell>
              <table:table-cell office:value-type="float" office:value="-0.682527454162622">
                <text:p>-0.682527454162622</text:p>
              </table:table-cell>
              <table:table-cell office:value-type="float" office:value="0.0344064199830492">
                <text:p>0.0344064199830492</text:p>
              </table:table-cell>
              <table:table-cell office:value-type="float" office:value="-0.0389991495869805">
                <text:p>-0.0389991495869805</text:p>
              </table:table-cell>
              <table:table-cell office:value-type="float" office:value="-0.150329157266471">
                <text:p>-0.150329157266471</text:p>
              </table:table-cell>
              <table:table-cell office:value-type="float" office:value="0.0336841833875287">
                <text:p>0.0336841833875287</text:p>
              </table:table-cell>
              <table:table-cell office:value-type="float" office:value="0.0154328009559154">
                <text:p>0.0154328009559154</text:p>
              </table:table-cell>
              <table:table-cell office:value-type="float" office:value="0.249845765402498">
                <text:p>0.249845765402498</text:p>
              </table:table-cell>
              <table:table-cell office:value-type="float" office:value="-0.290158038162838">
                <text:p>-0.290158038162838</text:p>
              </table:table-cell>
              <table:table-cell office:value-type="float" office:value="-0.17966399443068">
                <text:p>-0.17966399443068</text:p>
              </table:table-cell>
              <table:table-cell office:value-type="float" office:value="-0.00829066841437131">
                <text:p>-0.00829066841437131</text:p>
              </table:table-cell>
              <table:table-cell office:value-type="float" office:value="-0.0826801507802476">
                <text:p>-0.0826801507802476</text:p>
              </table:table-cell>
              <table:table-cell office:value-type="float" office:value="-0.394976804879018">
                <text:p>-0.394976804879018</text:p>
              </table:table-cell>
              <table:table-cell office:value-type="float" office:value="0.126658869874883">
                <text:p>0.126658869874883</text:p>
              </table:table-cell>
              <table:table-cell office:value-type="float" office:value="-0.0374781065440663">
                <text:p>-0.0374781065440663</text:p>
              </table:table-cell>
              <table:table-cell office:value-type="float" office:value="-0.405050414209653">
                <text:p>-0.405050414209653</text:p>
              </table:table-cell>
              <table:table-cell office:value-type="float" office:value="-0.316560470222164">
                <text:p>-0.316560470222164</text:p>
              </table:table-cell>
              <table:table-cell office:value-type="float" office:value="0.119855065669652">
                <text:p>0.119855065669652</text:p>
              </table:table-cell>
              <table:table-cell office:value-type="float" office:value="-0.0493118154441803">
                <text:p>-0.0493118154441803</text:p>
              </table:table-cell>
              <table:table-cell office:value-type="float" office:value="0.0766339676887288">
                <text:p>0.0766339676887288</text:p>
              </table:table-cell>
              <table:table-cell office:value-type="float" office:value="-0.039465351996932">
                <text:p>-0.039465351996932</text:p>
              </table:table-cell>
              <table:table-cell office:value-type="float" office:value="-0.135488822287973">
                <text:p>-0.135488822287973</text:p>
              </table:table-cell>
              <table:table-cell office:value-type="float" office:value="-0.0616566331492437">
                <text:p>-0.0616566331492437</text:p>
              </table:table-cell>
              <table:table-cell office:value-type="float" office:value="-0.0633842214563723">
                <text:p>-0.0633842214563723</text:p>
              </table:table-cell>
              <table:table-cell office:value-type="float" office:value="0.0309376195040582">
                <text:p>0.0309376195040582</text:p>
              </table:table-cell>
              <table:table-cell office:value-type="float" office:value="-0.0909725196573802">
                <text:p>-0.0909725196573802</text:p>
              </table:table-cell>
              <table:table-cell office:value-type="float" office:value="0.0227282815109928">
                <text:p>0.0227282815109928</text:p>
              </table:table-cell>
              <table:table-cell office:value-type="float" office:value="-0.128335141451858">
                <text:p>-0.128335141451858</text:p>
              </table:table-cell>
              <table:table-cell office:value-type="float" office:value="-0.0352739980824993">
                <text:p>-0.0352739980824993</text:p>
              </table:table-cell>
              <table:table-cell office:value-type="float" office:value="0.0752546820840931">
                <text:p>0.0752546820840931</text:p>
              </table:table-cell>
              <table:table-cell office:value-type="float" office:value="-0.0887021857795957">
                <text:p>-0.0887021857795957</text:p>
              </table:table-cell>
              <table:table-cell office:value-type="float" office:value="0.174069917003111">
                <text:p>0.174069917003111</text:p>
              </table:table-cell>
              <table:table-cell office:value-type="float" office:value="-0.00117741879864605">
                <text:p>-0.00117741879864605</text:p>
              </table:table-cell>
              <table:table-cell office:value-type="float" office:value="0.256293106693418">
                <text:p>0.256293106693418</text:p>
              </table:table-cell>
              <table:table-cell office:value-type="float" office:value="0.151919570106693">
                <text:p>0.151919570106693</text:p>
              </table:table-cell>
              <table:table-cell office:value-type="float" office:value="0.129939299841317">
                <text:p>0.129939299841317</text:p>
              </table:table-cell>
              <table:table-cell office:value-type="float" office:value="0.229263078808196">
                <text:p>0.229263078808196</text:p>
              </table:table-cell>
              <table:table-cell office:value-type="float" office:value="-0.189953881586467">
                <text:p>-0.189953881586467</text:p>
              </table:table-cell>
              <table:table-cell office:value-type="float" office:value="-0.0427008104685265">
                <text:p>-0.0427008104685265</text:p>
              </table:table-cell>
              <table:table-cell office:value-type="float" office:value="0.0522015855995233">
                <text:p>0.0522015855995233</text:p>
              </table:table-cell>
              <table:table-cell office:value-type="float" office:value="-0.0516368819999739">
                <text:p>-0.0516368819999739</text:p>
              </table:table-cell>
              <table:table-cell office:value-type="float" office:value="0.0651837811891674">
                <text:p>0.0651837811891674</text:p>
              </table:table-cell>
              <table:table-cell office:value-type="float" office:value="0.36556029664945">
                <text:p>0.36556029664945</text:p>
              </table:table-cell>
              <table:table-cell office:value-type="float" office:value="0.140123032954442">
                <text:p>0.140123032954442</text:p>
              </table:table-cell>
              <table:table-cell office:value-type="float" office:value="-0.43715767472588">
                <text:p>-0.43715767472588</text:p>
              </table:table-cell>
              <table:table-cell office:value-type="float" office:value="-0.322104245468837">
                <text:p>-0.322104245468837</text:p>
              </table:table-cell>
              <table:table-cell office:value-type="float" office:value="-0.363077075088469">
                <text:p>-0.363077075088469</text:p>
              </table:table-cell>
              <table:table-cell office:value-type="float" office:value="-0.821857384483285">
                <text:p>-0.821857384483285</text:p>
              </table:table-cell>
              <table:table-cell office:value-type="float" office:value="0.191407581666819">
                <text:p>0.191407581666819</text:p>
              </table:table-cell>
              <table:table-cell office:value-type="float" office:value="0.00741472222055997">
                <text:p>0.00741472222055997</text:p>
              </table:table-cell>
              <table:table-cell office:value-type="float" office:value="-0.374769147822818">
                <text:p>-0.374769147822818</text:p>
              </table:table-cell>
              <table:table-cell office:value-type="float" office:value="-0.164674247045975">
                <text:p>-0.164674247045975</text:p>
              </table:table-cell>
              <table:table-cell office:value-type="float" office:value="-0.0400046522052759">
                <text:p>-0.0400046522052759</text:p>
              </table:table-cell>
              <table:table-cell office:value-type="float" office:value="-0.0747699853396207">
                <text:p>-0.0747699853396207</text:p>
              </table:table-cell>
              <table:table-cell office:value-type="float" office:value="-0.0655945050445236">
                <text:p>-0.0655945050445236</text:p>
              </table:table-cell>
              <table:table-cell office:value-type="float" office:value="0.207184730429369">
                <text:p>0.207184730429369</text:p>
              </table:table-cell>
              <table:table-cell office:value-type="float" office:value="0.102481547470778">
                <text:p>0.102481547470778</text:p>
              </table:table-cell>
              <table:table-cell office:value-type="float" office:value="-0.213883346402597">
                <text:p>-0.213883346402597</text:p>
              </table:table-cell>
              <table:table-cell office:value-type="float" office:value="0.252841113504388">
                <text:p>0.252841113504388</text:p>
              </table:table-cell>
              <table:table-cell office:value-type="float" office:value="-0.0948816417380523">
                <text:p>-0.0948816417380523</text:p>
              </table:table-cell>
              <table:table-cell office:value-type="float" office:value="-0.00341142528828123">
                <text:p>-0.00341142528828123</text:p>
              </table:table-cell>
              <table:table-cell office:value-type="float" office:value="0.103514792691697">
                <text:p>0.103514792691697</text:p>
              </table:table-cell>
              <table:table-cell office:value-type="float" office:value="0.0385144950983311">
                <text:p>0.0385144950983311</text:p>
              </table:table-cell>
              <table:table-cell office:value-type="float" office:value="-0.149536118962866">
                <text:p>-0.149536118962866</text:p>
              </table:table-cell>
              <table:table-cell office:value-type="float" office:value="0.10495923731114">
                <text:p>0.10495923731114</text:p>
              </table:table-cell>
              <table:table-cell office:value-type="float" office:value="0.0915274471360499">
                <text:p>0.0915274471360499</text:p>
              </table:table-cell>
              <table:table-cell office:value-type="float" office:value="-0.164785823778576">
                <text:p>-0.164785823778576</text:p>
              </table:table-cell>
              <table:table-cell office:value-type="float" office:value="-0.158185865954801">
                <text:p>-0.158185865954801</text:p>
              </table:table-cell>
              <table:table-cell office:value-type="float" office:value="-0.161099833612904">
                <text:p>-0.161099833612904</text:p>
              </table:table-cell>
              <table:table-cell office:value-type="float" office:value="-0.165760380232168">
                <text:p>-0.165760380232168</text:p>
              </table:table-cell>
            </table:table-row>
            <table:table-row>
              <table:table-cell office:value-type="string">
                <text:p>dtoa</text:p>
                <draw:g>
                  <svg:desc>Sheet1.A22:Sheet1.A22</svg:desc>
                </draw:g>
              </table:table-cell>
              <table:table-cell office:value-type="float" office:value="0.876545003219415">
                <text:p>0.876545003219415</text:p>
                <draw:g>
                  <svg:desc>Sheet1.B22:Sheet1.CI22</svg:desc>
                </draw:g>
              </table:table-cell>
              <table:table-cell office:value-type="float" office:value="0.266000611867534">
                <text:p>0.266000611867534</text:p>
              </table:table-cell>
              <table:table-cell office:value-type="float" office:value="1.48699074066763">
                <text:p>1.48699074066763</text:p>
              </table:table-cell>
              <table:table-cell office:value-type="float" office:value="-0.801989520005491">
                <text:p>-0.801989520005491</text:p>
              </table:table-cell>
              <table:table-cell office:value-type="float" office:value="-0.0698864320527324">
                <text:p>-0.0698864320527324</text:p>
              </table:table-cell>
              <table:table-cell office:value-type="float" office:value="0.933510376753299">
                <text:p>0.933510376753299</text:p>
              </table:table-cell>
              <table:table-cell office:value-type="float" office:value="0.344079577130063">
                <text:p>0.344079577130063</text:p>
              </table:table-cell>
              <table:table-cell office:value-type="float" office:value="0.519224078022176">
                <text:p>0.519224078022176</text:p>
              </table:table-cell>
              <table:table-cell office:value-type="float" office:value="-0.768917785775765">
                <text:p>-0.768917785775765</text:p>
              </table:table-cell>
              <table:table-cell office:value-type="float" office:value="-0.00632415467532211">
                <text:p>-0.00632415467532211</text:p>
              </table:table-cell>
              <table:table-cell office:value-type="float" office:value="-0.310389032293065">
                <text:p>-0.310389032293065</text:p>
              </table:table-cell>
              <table:table-cell office:value-type="float" office:value="0.974051094622486">
                <text:p>0.974051094622486</text:p>
              </table:table-cell>
              <table:table-cell office:value-type="float" office:value="-2.47944490631776">
                <text:p>-2.47944490631776</text:p>
              </table:table-cell>
              <table:table-cell office:value-type="float" office:value="0.895211383926578">
                <text:p>0.895211383926578</text:p>
              </table:table-cell>
              <table:table-cell office:value-type="float" office:value="0.0243695188313834">
                <text:p>0.0243695188313834</text:p>
              </table:table-cell>
              <table:table-cell office:value-type="float" office:value="0.366040066566015">
                <text:p>0.366040066566015</text:p>
              </table:table-cell>
              <table:table-cell office:value-type="float" office:value="-0.898345810682614">
                <text:p>-0.898345810682614</text:p>
              </table:table-cell>
              <table:table-cell office:value-type="float" office:value="-1.18361269570898">
                <text:p>-1.18361269570898</text:p>
              </table:table-cell>
              <table:table-cell office:value-type="float" office:value="-0.131939154140135">
                <text:p>-0.131939154140135</text:p>
              </table:table-cell>
              <table:table-cell office:value-type="float" office:value="-0.631371222349197">
                <text:p>-0.631371222349197</text:p>
              </table:table-cell>
              <table:table-cell office:value-type="float" office:value="-1.20553848117409">
                <text:p>-1.20553848117409</text:p>
              </table:table-cell>
              <table:table-cell office:value-type="float" office:value="-3.49511753118599">
                <text:p>-3.49511753118599</text:p>
              </table:table-cell>
              <table:table-cell office:value-type="float" office:value="-0.290251442339033">
                <text:p>-0.290251442339033</text:p>
              </table:table-cell>
              <table:table-cell office:value-type="float" office:value="0.850274363464191">
                <text:p>0.850274363464191</text:p>
              </table:table-cell>
              <table:table-cell office:value-type="float" office:value="0.869840424464309">
                <text:p>0.869840424464309</text:p>
              </table:table-cell>
              <table:table-cell office:value-type="float" office:value="0.896329575897919">
                <text:p>0.896329575897919</text:p>
              </table:table-cell>
              <table:table-cell office:value-type="float" office:value="-1.84401601811454">
                <text:p>-1.84401601811454</text:p>
              </table:table-cell>
              <table:table-cell office:value-type="float" office:value="-0.170571919866433">
                <text:p>-0.170571919866433</text:p>
              </table:table-cell>
              <table:table-cell office:value-type="float" office:value="-0.24054694088373">
                <text:p>-0.24054694088373</text:p>
              </table:table-cell>
              <table:table-cell office:value-type="float" office:value="0.0289563657224322">
                <text:p>0.0289563657224322</text:p>
              </table:table-cell>
              <table:table-cell office:value-type="float" office:value="-0.474750865440966">
                <text:p>-0.474750865440966</text:p>
              </table:table-cell>
              <table:table-cell office:value-type="float" office:value="0.0114984529478475">
                <text:p>0.0114984529478475</text:p>
              </table:table-cell>
              <table:table-cell office:value-type="float" office:value="0.316926478956467">
                <text:p>0.316926478956467</text:p>
              </table:table-cell>
              <table:table-cell office:value-type="float" office:value="1.23325514320835">
                <text:p>1.23325514320835</text:p>
              </table:table-cell>
              <table:table-cell office:value-type="float" office:value="0.841879828825959">
                <text:p>0.841879828825959</text:p>
              </table:table-cell>
              <table:table-cell office:value-type="float" office:value="-0.691907905595802">
                <text:p>-0.691907905595802</text:p>
              </table:table-cell>
              <table:table-cell office:value-type="float" office:value="-0.355749726246389">
                <text:p>-0.355749726246389</text:p>
              </table:table-cell>
              <table:table-cell office:value-type="float" office:value="0.0197307954275785">
                <text:p>0.0197307954275785</text:p>
              </table:table-cell>
              <table:table-cell office:value-type="float" office:value="0.485639335893347">
                <text:p>0.485639335893347</text:p>
              </table:table-cell>
              <table:table-cell office:value-type="float" office:value="0.208696752824805">
                <text:p>0.208696752824805</text:p>
              </table:table-cell>
              <table:table-cell office:value-type="float" office:value="-1.46876596975996">
                <text:p>-1.46876596975996</text:p>
              </table:table-cell>
              <table:table-cell office:value-type="float" office:value="-0.510145525433118">
                <text:p>-0.510145525433118</text:p>
              </table:table-cell>
              <table:table-cell office:value-type="float" office:value="-1.87223441320312">
                <text:p>-1.87223441320312</text:p>
              </table:table-cell>
              <table:table-cell office:value-type="float" office:value="-0.832449749802465">
                <text:p>-0.832449749802465</text:p>
              </table:table-cell>
              <table:table-cell office:value-type="float" office:value="-0.142399472778545">
                <text:p>-0.142399472778545</text:p>
              </table:table-cell>
              <table:table-cell office:value-type="float" office:value="1.23080017813186">
                <text:p>1.23080017813186</text:p>
              </table:table-cell>
              <table:table-cell office:value-type="float" office:value="1.59459972220979">
                <text:p>1.59459972220979</text:p>
              </table:table-cell>
              <table:table-cell office:value-type="float" office:value="0.621488885483951">
                <text:p>0.621488885483951</text:p>
              </table:table-cell>
              <table:table-cell office:value-type="float" office:value="1.07040030994407">
                <text:p>1.07040030994407</text:p>
              </table:table-cell>
              <table:table-cell office:value-type="float" office:value="-0.813630843668519">
                <text:p>-0.813630843668519</text:p>
              </table:table-cell>
              <table:table-cell office:value-type="float" office:value="0.411129888449604">
                <text:p>0.411129888449604</text:p>
              </table:table-cell>
              <table:table-cell office:value-type="float" office:value="0.775445834607875">
                <text:p>0.775445834607875</text:p>
              </table:table-cell>
              <table:table-cell office:value-type="float" office:value="0.814848336384819">
                <text:p>0.814848336384819</text:p>
              </table:table-cell>
              <table:table-cell office:value-type="float" office:value="-1.01551688394855">
                <text:p>-1.01551688394855</text:p>
              </table:table-cell>
              <table:table-cell office:value-type="float" office:value="0.488625199508468">
                <text:p>0.488625199508468</text:p>
              </table:table-cell>
              <table:table-cell office:value-type="float" office:value="1.75193232996404">
                <text:p>1.75193232996404</text:p>
              </table:table-cell>
              <table:table-cell office:value-type="float" office:value="-0.156179077168042">
                <text:p>-0.156179077168042</text:p>
              </table:table-cell>
              <table:table-cell office:value-type="float" office:value="0.112015696040218">
                <text:p>0.112015696040218</text:p>
              </table:table-cell>
              <table:table-cell office:value-type="float" office:value="1.33804009222508">
                <text:p>1.33804009222508</text:p>
              </table:table-cell>
              <table:table-cell office:value-type="float" office:value="-0.000518987440499968">
                <text:p>-0.000518987440499968</text:p>
              </table:table-cell>
              <table:table-cell office:value-type="float" office:value="-0.785949520949191">
                <text:p>-0.785949520949191</text:p>
              </table:table-cell>
              <table:table-cell office:value-type="float" office:value="-0.595184523169055">
                <text:p>-0.595184523169055</text:p>
              </table:table-cell>
              <table:table-cell office:value-type="float" office:value="-0.674183776683206">
                <text:p>-0.674183776683206</text:p>
              </table:table-cell>
              <table:table-cell office:value-type="float" office:value="-0.954622407135755">
                <text:p>-0.954622407135755</text:p>
              </table:table-cell>
              <table:table-cell office:value-type="float" office:value="-0.397578656954302">
                <text:p>-0.397578656954302</text:p>
              </table:table-cell>
              <table:table-cell office:value-type="float" office:value="-0.932164927153806">
                <text:p>-0.932164927153806</text:p>
              </table:table-cell>
              <table:table-cell office:value-type="float" office:value="-1.47313601195077">
                <text:p>-1.47313601195077</text:p>
              </table:table-cell>
              <table:table-cell office:value-type="float" office:value="-0.179829314465369">
                <text:p>-0.179829314465369</text:p>
              </table:table-cell>
              <table:table-cell office:value-type="float" office:value="-0.953841752808239">
                <text:p>-0.953841752808239</text:p>
              </table:table-cell>
              <table:table-cell office:value-type="float" office:value="0.896304392882577">
                <text:p>0.896304392882577</text:p>
              </table:table-cell>
              <table:table-cell office:value-type="float" office:value="0.649275645930484">
                <text:p>0.649275645930484</text:p>
              </table:table-cell>
              <table:table-cell office:value-type="float" office:value="0.324514637604107">
                <text:p>0.324514637604107</text:p>
              </table:table-cell>
              <table:table-cell office:value-type="float" office:value="2.15677600508472">
                <text:p>2.15677600508472</text:p>
              </table:table-cell>
              <table:table-cell office:value-type="float" office:value="-0.0886474391678582">
                <text:p>-0.0886474391678582</text:p>
              </table:table-cell>
              <table:table-cell office:value-type="float" office:value="0.989796285452481">
                <text:p>0.989796285452481</text:p>
              </table:table-cell>
              <table:table-cell office:value-type="float" office:value="-0.346848590949332">
                <text:p>-0.346848590949332</text:p>
              </table:table-cell>
              <table:table-cell office:value-type="float" office:value="-1.00387388099781">
                <text:p>-1.00387388099781</text:p>
              </table:table-cell>
              <table:table-cell office:value-type="float" office:value="-0.608746805769902">
                <text:p>-0.608746805769902</text:p>
              </table:table-cell>
              <table:table-cell office:value-type="float" office:value="-0.389180781246004">
                <text:p>-0.389180781246004</text:p>
              </table:table-cell>
              <table:table-cell office:value-type="float" office:value="0.21433398156029">
                <text:p>0.21433398156029</text:p>
              </table:table-cell>
              <table:table-cell office:value-type="float" office:value="0.418852328350917">
                <text:p>0.418852328350917</text:p>
              </table:table-cell>
              <table:table-cell office:value-type="float" office:value="-0.0737795797263993">
                <text:p>-0.0737795797263993</text:p>
              </table:table-cell>
              <table:table-cell office:value-type="float" office:value="0.350018871295716">
                <text:p>0.350018871295716</text:p>
              </table:table-cell>
              <table:table-cell office:value-type="float" office:value="-0.835984849863298">
                <text:p>-0.835984849863298</text:p>
              </table:table-cell>
              <table:table-cell office:value-type="float" office:value="0.939311066711362">
                <text:p>0.939311066711362</text:p>
              </table:table-cell>
              <table:table-cell office:value-type="float" office:value="0.954792261496124">
                <text:p>0.954792261496124</text:p>
              </table:table-cell>
            </table:table-row>
            <table:table-row>
              <table:table-cell office:value-type="string">
                <text:p>select</text:p>
                <draw:g>
                  <svg:desc>Sheet1.A23:Sheet1.A23</svg:desc>
                </draw:g>
              </table:table-cell>
              <table:table-cell office:value-type="float" office:value="-7.32484665436848">
                <text:p>-7.32484665436848</text:p>
                <draw:g>
                  <svg:desc>Sheet1.B23:Sheet1.CI23</svg:desc>
                </draw:g>
              </table:table-cell>
              <table:table-cell office:value-type="float" office:value="16.6049699757525">
                <text:p>16.6049699757525</text:p>
              </table:table-cell>
              <table:table-cell office:value-type="float" office:value="22.6332276372161">
                <text:p>22.6332276372161</text:p>
              </table:table-cell>
              <table:table-cell office:value-type="float" office:value="-7.37767876863854">
                <text:p>-7.37767876863854</text:p>
              </table:table-cell>
              <table:table-cell office:value-type="float" office:value="7.98104572708481">
                <text:p>7.98104572708481</text:p>
              </table:table-cell>
              <table:table-cell office:value-type="float" office:value="-1.08469605388217">
                <text:p>-1.08469605388217</text:p>
              </table:table-cell>
              <table:table-cell office:value-type="float" office:value="9.55266570501561">
                <text:p>9.55266570501561</text:p>
              </table:table-cell>
              <table:table-cell office:value-type="float" office:value="0.82672413174086">
                <text:p>0.82672413174086</text:p>
              </table:table-cell>
              <table:table-cell office:value-type="float" office:value="9.58589590374151">
                <text:p>9.58589590374151</text:p>
              </table:table-cell>
              <table:table-cell office:value-type="float" office:value="-1.27941575628719">
                <text:p>-1.27941575628719</text:p>
              </table:table-cell>
              <table:table-cell office:value-type="float" office:value="-9.7782755128016">
                <text:p>-9.7782755128016</text:p>
              </table:table-cell>
              <table:table-cell office:value-type="float" office:value="-21.1970964990438">
                <text:p>-21.1970964990438</text:p>
              </table:table-cell>
              <table:table-cell office:value-type="float" office:value="1.48323657684168">
                <text:p>1.48323657684168</text:p>
              </table:table-cell>
              <table:table-cell office:value-type="float" office:value="6.81243933397698">
                <text:p>6.81243933397698</text:p>
              </table:table-cell>
              <table:table-cell office:value-type="float" office:value="-13.6746642934639">
                <text:p>-13.6746642934639</text:p>
              </table:table-cell>
              <table:table-cell office:value-type="float" office:value="-5.90520707281091">
                <text:p>-5.90520707281091</text:p>
              </table:table-cell>
              <table:table-cell office:value-type="float" office:value="2.95205185649087">
                <text:p>2.95205185649087</text:p>
              </table:table-cell>
              <table:table-cell office:value-type="float" office:value="6.14072787301888">
                <text:p>6.14072787301888</text:p>
              </table:table-cell>
              <table:table-cell office:value-type="float" office:value="7.89824677437369">
                <text:p>7.89824677437369</text:p>
              </table:table-cell>
              <table:table-cell office:value-type="float" office:value="14.7261331416464">
                <text:p>14.7261331416464</text:p>
              </table:table-cell>
              <table:table-cell office:value-type="float" office:value="6.36403128967133">
                <text:p>6.36403128967133</text:p>
              </table:table-cell>
              <table:table-cell office:value-type="float" office:value="28.3731459466171">
                <text:p>28.3731459466171</text:p>
              </table:table-cell>
              <table:table-cell office:value-type="float" office:value="3.99757398073824">
                <text:p>3.99757398073824</text:p>
              </table:table-cell>
              <table:table-cell office:value-type="float" office:value="-4.13514824384777">
                <text:p>-4.13514824384777</text:p>
              </table:table-cell>
              <table:table-cell office:value-type="float" office:value="-22.5994412036877">
                <text:p>-22.5994412036877</text:p>
              </table:table-cell>
              <table:table-cell office:value-type="float" office:value="-0.722013845750089">
                <text:p>-0.722013845750089</text:p>
              </table:table-cell>
              <table:table-cell office:value-type="float" office:value="17.9041608690513">
                <text:p>17.9041608690513</text:p>
              </table:table-cell>
              <table:table-cell office:value-type="float" office:value="-10.9992350730801">
                <text:p>-10.9992350730801</text:p>
              </table:table-cell>
              <table:table-cell office:value-type="float" office:value="39.7892127365183">
                <text:p>39.7892127365183</text:p>
              </table:table-cell>
              <table:table-cell office:value-type="float" office:value="4.31696982313932">
                <text:p>4.31696982313932</text:p>
              </table:table-cell>
              <table:table-cell office:value-type="float" office:value="-8.1947050695691">
                <text:p>-8.1947050695691</text:p>
              </table:table-cell>
              <table:table-cell office:value-type="float" office:value="-9.96154926725869">
                <text:p>-9.96154926725869</text:p>
              </table:table-cell>
              <table:table-cell office:value-type="float" office:value="21.4673009162068">
                <text:p>21.4673009162068</text:p>
              </table:table-cell>
              <table:table-cell office:value-type="float" office:value="-5.12877756146934">
                <text:p>-5.12877756146934</text:p>
              </table:table-cell>
              <table:table-cell office:value-type="float" office:value="10.5042951450047">
                <text:p>10.5042951450047</text:p>
              </table:table-cell>
              <table:table-cell office:value-type="float" office:value="21.3263467865799">
                <text:p>21.3263467865799</text:p>
              </table:table-cell>
              <table:table-cell office:value-type="float" office:value="16.1734327678001">
                <text:p>16.1734327678001</text:p>
              </table:table-cell>
              <table:table-cell office:value-type="float" office:value="-0.482848989676732">
                <text:p>-0.482848989676732</text:p>
              </table:table-cell>
              <table:table-cell office:value-type="float" office:value="4.22023531039658">
                <text:p>4.22023531039658</text:p>
              </table:table-cell>
              <table:table-cell office:value-type="float" office:value="-6.5871680423413">
                <text:p>-6.5871680423413</text:p>
              </table:table-cell>
              <table:table-cell office:value-type="float" office:value="-11.6758584564719">
                <text:p>-11.6758584564719</text:p>
              </table:table-cell>
              <table:table-cell office:value-type="float" office:value="-15.7106322532662">
                <text:p>-15.7106322532662</text:p>
              </table:table-cell>
              <table:table-cell office:value-type="float" office:value="2.22288627294732">
                <text:p>2.22288627294732</text:p>
              </table:table-cell>
              <table:table-cell office:value-type="float" office:value="7.21844653480798">
                <text:p>7.21844653480798</text:p>
              </table:table-cell>
              <table:table-cell office:value-type="float" office:value="-0.62865607699781">
                <text:p>-0.62865607699781</text:p>
              </table:table-cell>
              <table:table-cell office:value-type="float" office:value="-17.7023082827805">
                <text:p>-17.7023082827805</text:p>
              </table:table-cell>
              <table:table-cell office:value-type="float" office:value="-1.92816915745409">
                <text:p>-1.92816915745409</text:p>
              </table:table-cell>
              <table:table-cell office:value-type="float" office:value="5.10254844529776">
                <text:p>5.10254844529776</text:p>
              </table:table-cell>
              <table:table-cell office:value-type="float" office:value="-15.3478117748985">
                <text:p>-15.3478117748985</text:p>
              </table:table-cell>
              <table:table-cell office:value-type="float" office:value="-14.1460260510348">
                <text:p>-14.1460260510348</text:p>
              </table:table-cell>
              <table:table-cell office:value-type="float" office:value="-7.03097385562402">
                <text:p>-7.03097385562402</text:p>
              </table:table-cell>
              <table:table-cell office:value-type="float" office:value="-7.67068975847382">
                <text:p>-7.67068975847382</text:p>
              </table:table-cell>
              <table:table-cell office:value-type="float" office:value="-3.91952244375468">
                <text:p>-3.91952244375468</text:p>
              </table:table-cell>
              <table:table-cell office:value-type="float" office:value="-16.364448105475">
                <text:p>-16.364448105475</text:p>
              </table:table-cell>
              <table:table-cell office:value-type="float" office:value="-9.35309228387915">
                <text:p>-9.35309228387915</text:p>
              </table:table-cell>
              <table:table-cell office:value-type="float" office:value="-13.188857832991">
                <text:p>-13.188857832991</text:p>
              </table:table-cell>
              <table:table-cell office:value-type="float" office:value="3.18564371748001">
                <text:p>3.18564371748001</text:p>
              </table:table-cell>
              <table:table-cell office:value-type="float" office:value="8.73694073559199">
                <text:p>8.73694073559199</text:p>
              </table:table-cell>
              <table:table-cell office:value-type="float" office:value="43.2854017526949">
                <text:p>43.2854017526949</text:p>
              </table:table-cell>
              <table:table-cell office:value-type="float" office:value="80.6482836021119">
                <text:p>80.6482836021119</text:p>
              </table:table-cell>
              <table:table-cell office:value-type="float" office:value="27.0464099323781">
                <text:p>27.0464099323781</text:p>
              </table:table-cell>
              <table:table-cell office:value-type="float" office:value="49.0904942755198">
                <text:p>49.0904942755198</text:p>
              </table:table-cell>
              <table:table-cell office:value-type="float" office:value="-2.14459700343708">
                <text:p>-2.14459700343708</text:p>
              </table:table-cell>
              <table:table-cell office:value-type="float" office:value="3.37600339432709">
                <text:p>3.37600339432709</text:p>
              </table:table-cell>
              <table:table-cell office:value-type="float" office:value="39.0511989928299">
                <text:p>39.0511989928299</text:p>
              </table:table-cell>
              <table:table-cell office:value-type="float" office:value="1.34881409528655">
                <text:p>1.34881409528655</text:p>
              </table:table-cell>
              <table:table-cell office:value-type="float" office:value="-2.62371888843338">
                <text:p>-2.62371888843338</text:p>
              </table:table-cell>
              <table:table-cell office:value-type="float" office:value="0.863752285033369">
                <text:p>0.863752285033369</text:p>
              </table:table-cell>
              <table:table-cell office:value-type="float" office:value="-9.95506362673582">
                <text:p>-9.95506362673582</text:p>
              </table:table-cell>
              <table:table-cell office:value-type="float" office:value="-18.8557025932482">
                <text:p>-18.8557025932482</text:p>
              </table:table-cell>
              <table:table-cell office:value-type="float" office:value="1.114984836175">
                <text:p>1.114984836175</text:p>
              </table:table-cell>
              <table:table-cell office:value-type="float" office:value="-13.0790820915948">
                <text:p>-13.0790820915948</text:p>
              </table:table-cell>
              <table:table-cell office:value-type="float" office:value="-15.0719026761817">
                <text:p>-15.0719026761817</text:p>
              </table:table-cell>
              <table:table-cell office:value-type="float" office:value="-5.06969285600098">
                <text:p>-5.06969285600098</text:p>
              </table:table-cell>
              <table:table-cell office:value-type="float" office:value="-19.5493456833046">
                <text:p>-19.5493456833046</text:p>
              </table:table-cell>
              <table:table-cell office:value-type="float" office:value="-0.704971919436813">
                <text:p>-0.704971919436813</text:p>
              </table:table-cell>
              <table:table-cell office:value-type="float" office:value="-2.34443335416716">
                <text:p>-2.34443335416716</text:p>
              </table:table-cell>
              <table:table-cell office:value-type="float" office:value="-4.85041970768203">
                <text:p>-4.85041970768203</text:p>
              </table:table-cell>
              <table:table-cell office:value-type="float" office:value="-2.45176070787143">
                <text:p>-2.45176070787143</text:p>
              </table:table-cell>
              <table:table-cell office:value-type="float" office:value="-11.4381783664184">
                <text:p>-11.4381783664184</text:p>
              </table:table-cell>
              <table:table-cell office:value-type="float" office:value="1.30953286665637">
                <text:p>1.30953286665637</text:p>
              </table:table-cell>
              <table:table-cell office:value-type="float" office:value="6.73798035089483">
                <text:p>6.73798035089483</text:p>
              </table:table-cell>
              <table:table-cell office:value-type="float" office:value="-11.381647982037">
                <text:p>-11.381647982037</text:p>
              </table:table-cell>
              <table:table-cell office:value-type="float" office:value="6.68417922604127">
                <text:p>6.68417922604127</text:p>
              </table:table-cell>
              <table:table-cell office:value-type="float" office:value="-22.5160184565157">
                <text:p>-22.5160184565157</text:p>
              </table:table-cell>
              <table:table-cell office:value-type="float" office:value="-0.0455377578660081">
                <text:p>-0.0455377578660081</text:p>
              </table:table-cell>
            </table:table-row>
            <table:table-row>
              <table:table-cell office:value-type="string">
                <text:p>2dfir</text:p>
                <draw:g>
                  <svg:desc>Sheet1.A24:Sheet1.A24</svg:desc>
                </draw:g>
              </table:table-cell>
              <table:table-cell office:value-type="float" office:value="0.456756398737337">
                <text:p>0.456756398737337</text:p>
                <draw:g>
                  <svg:desc>Sheet1.B24:Sheet1.CI24</svg:desc>
                </draw:g>
              </table:table-cell>
              <table:table-cell office:value-type="float" office:value="-0.0117669077372139">
                <text:p>-0.0117669077372139</text:p>
              </table:table-cell>
              <table:table-cell office:value-type="float" office:value="-1.22491583520676">
                <text:p>-1.22491583520676</text:p>
              </table:table-cell>
              <table:table-cell office:value-type="float" office:value="1.03363241559297">
                <text:p>1.03363241559297</text:p>
              </table:table-cell>
              <table:table-cell office:value-type="float" office:value="0.225739826057605">
                <text:p>0.225739826057605</text:p>
              </table:table-cell>
              <table:table-cell office:value-type="float" office:value="-0.584785348363965">
                <text:p>-0.584785348363965</text:p>
              </table:table-cell>
              <table:table-cell office:value-type="float" office:value="0.147557665905132">
                <text:p>0.147557665905132</text:p>
              </table:table-cell>
              <table:table-cell office:value-type="float" office:value="0.526412860551285">
                <text:p>0.526412860551285</text:p>
              </table:table-cell>
              <table:table-cell office:value-type="float" office:value="-0.333166315746633">
                <text:p>-0.333166315746633</text:p>
              </table:table-cell>
              <table:table-cell office:value-type="float" office:value="-0.517375680297016">
                <text:p>-0.517375680297016</text:p>
              </table:table-cell>
              <table:table-cell office:value-type="float" office:value="-0.0926470380810239">
                <text:p>-0.0926470380810239</text:p>
              </table:table-cell>
              <table:table-cell office:value-type="float" office:value="-0.0926666218877135">
                <text:p>-0.0926666218877135</text:p>
              </table:table-cell>
              <table:table-cell office:value-type="float" office:value="-0.811095522942007">
                <text:p>-0.811095522942007</text:p>
              </table:table-cell>
              <table:table-cell office:value-type="float" office:value="0.2618945560807">
                <text:p>0.2618945560807</text:p>
              </table:table-cell>
              <table:table-cell office:value-type="float" office:value="-1.63211088812433">
                <text:p>-1.63211088812433</text:p>
              </table:table-cell>
              <table:table-cell office:value-type="float" office:value="0.170616031401098">
                <text:p>0.170616031401098</text:p>
              </table:table-cell>
              <table:table-cell office:value-type="float" office:value="-0.346477022702115">
                <text:p>-0.346477022702115</text:p>
              </table:table-cell>
              <table:table-cell office:value-type="float" office:value="-1.57568316081793">
                <text:p>-1.57568316081793</text:p>
              </table:table-cell>
              <table:table-cell office:value-type="float" office:value="-0.0256688752730284">
                <text:p>-0.0256688752730284</text:p>
              </table:table-cell>
              <table:table-cell office:value-type="float" office:value="0.367916944450927">
                <text:p>0.367916944450927</text:p>
              </table:table-cell>
              <table:table-cell office:value-type="float" office:value="-1.7002535918096">
                <text:p>-1.7002535918096</text:p>
              </table:table-cell>
              <table:table-cell office:value-type="float" office:value="-0.492440478597778">
                <text:p>-0.492440478597778</text:p>
              </table:table-cell>
              <table:table-cell office:value-type="float" office:value="0.607057019957903">
                <text:p>0.607057019957903</text:p>
              </table:table-cell>
              <table:table-cell office:value-type="float" office:value="0.956176542050538">
                <text:p>0.956176542050538</text:p>
              </table:table-cell>
              <table:table-cell office:value-type="float" office:value="-1.34732559191441">
                <text:p>-1.34732559191441</text:p>
              </table:table-cell>
              <table:table-cell office:value-type="float" office:value="-1.11564691750526">
                <text:p>-1.11564691750526</text:p>
              </table:table-cell>
              <table:table-cell office:value-type="float" office:value="-0.041013692756307">
                <text:p>-0.041013692756307</text:p>
              </table:table-cell>
              <table:table-cell office:value-type="float" office:value="-0.809583845739888">
                <text:p>-0.809583845739888</text:p>
              </table:table-cell>
              <table:table-cell office:value-type="float" office:value="-1.34026540346345">
                <text:p>-1.34026540346345</text:p>
              </table:table-cell>
              <table:table-cell office:value-type="float" office:value="-0.475251699449712">
                <text:p>-0.475251699449712</text:p>
              </table:table-cell>
              <table:table-cell office:value-type="float" office:value="0.101782155992757">
                <text:p>0.101782155992757</text:p>
              </table:table-cell>
              <table:table-cell office:value-type="float" office:value="0.00660882893559642">
                <text:p>0.00660882893559642</text:p>
              </table:table-cell>
              <table:table-cell office:value-type="float" office:value="-0.135599489093834">
                <text:p>-0.135599489093834</text:p>
              </table:table-cell>
              <table:table-cell office:value-type="float" office:value="0.086030161196842">
                <text:p>0.086030161196842</text:p>
              </table:table-cell>
              <table:table-cell office:value-type="float" office:value="-0.111528182632221">
                <text:p>-0.111528182632221</text:p>
              </table:table-cell>
              <table:table-cell office:value-type="float" office:value="0.206708882629065">
                <text:p>0.206708882629065</text:p>
              </table:table-cell>
              <table:table-cell office:value-type="float" office:value="0.447055886816841">
                <text:p>0.447055886816841</text:p>
              </table:table-cell>
              <table:table-cell office:value-type="float" office:value="-0.0145361349999068">
                <text:p>-0.0145361349999068</text:p>
              </table:table-cell>
              <table:table-cell office:value-type="float" office:value="-0.39821674170682">
                <text:p>-0.39821674170682</text:p>
              </table:table-cell>
              <table:table-cell office:value-type="float" office:value="-0.244241294592661">
                <text:p>-0.244241294592661</text:p>
              </table:table-cell>
              <table:table-cell office:value-type="float" office:value="0.0351842569792521">
                <text:p>0.0351842569792521</text:p>
              </table:table-cell>
              <table:table-cell office:value-type="float" office:value="0.339138060738106">
                <text:p>0.339138060738106</text:p>
              </table:table-cell>
              <table:table-cell office:value-type="float" office:value="-0.631323404101476">
                <text:p>-0.631323404101476</text:p>
              </table:table-cell>
              <table:table-cell office:value-type="float" office:value="-0.558595215944453">
                <text:p>-0.558595215944453</text:p>
              </table:table-cell>
              <table:table-cell office:value-type="float" office:value="0.61269469012654">
                <text:p>0.61269469012654</text:p>
              </table:table-cell>
              <table:table-cell office:value-type="float" office:value="-0.904570108665015">
                <text:p>-0.904570108665015</text:p>
              </table:table-cell>
              <table:table-cell office:value-type="float" office:value="-0.543281885650507">
                <text:p>-0.543281885650507</text:p>
              </table:table-cell>
              <table:table-cell office:value-type="float" office:value="0.3700302072582">
                <text:p>0.3700302072582</text:p>
              </table:table-cell>
              <table:table-cell office:value-type="float" office:value="0.686674699888183">
                <text:p>0.686674699888183</text:p>
              </table:table-cell>
              <table:table-cell office:value-type="float" office:value="0.64152464463774">
                <text:p>0.64152464463774</text:p>
              </table:table-cell>
              <table:table-cell office:value-type="float" office:value="-0.13069411293842">
                <text:p>-0.13069411293842</text:p>
              </table:table-cell>
              <table:table-cell office:value-type="float" office:value="0.347612802643713">
                <text:p>0.347612802643713</text:p>
              </table:table-cell>
              <table:table-cell office:value-type="float" office:value="-0.166218122831722">
                <text:p>-0.166218122831722</text:p>
              </table:table-cell>
              <table:table-cell office:value-type="float" office:value="0.551719042897726">
                <text:p>0.551719042897726</text:p>
              </table:table-cell>
              <table:table-cell office:value-type="float" office:value="-0.129898028819391">
                <text:p>-0.129898028819391</text:p>
              </table:table-cell>
              <table:table-cell office:value-type="float" office:value="-0.368562261172607">
                <text:p>-0.368562261172607</text:p>
              </table:table-cell>
              <table:table-cell office:value-type="float" office:value="-0.461086599818919">
                <text:p>-0.461086599818919</text:p>
              </table:table-cell>
              <table:table-cell office:value-type="float" office:value="0.105060354293541">
                <text:p>0.105060354293541</text:p>
              </table:table-cell>
              <table:table-cell office:value-type="float" office:value="1.11802645463838">
                <text:p>1.11802645463838</text:p>
              </table:table-cell>
              <table:table-cell office:value-type="float" office:value="-0.377191295509648">
                <text:p>-0.377191295509648</text:p>
              </table:table-cell>
              <table:table-cell office:value-type="float" office:value="0.239884896961191">
                <text:p>0.239884896961191</text:p>
              </table:table-cell>
              <table:table-cell office:value-type="float" office:value="-5.29476226709173">
                <text:p>-5.29476226709173</text:p>
              </table:table-cell>
              <table:table-cell office:value-type="float" office:value="-1.685490496346">
                <text:p>-1.685490496346</text:p>
              </table:table-cell>
              <table:table-cell office:value-type="float" office:value="-0.675888037465712">
                <text:p>-0.675888037465712</text:p>
              </table:table-cell>
              <table:table-cell office:value-type="float" office:value="-0.112213956102678">
                <text:p>-0.112213956102678</text:p>
              </table:table-cell>
              <table:table-cell office:value-type="float" office:value="1.03015464817886">
                <text:p>1.03015464817886</text:p>
              </table:table-cell>
              <table:table-cell office:value-type="float" office:value="-2.67445891197932">
                <text:p>-2.67445891197932</text:p>
              </table:table-cell>
              <table:table-cell office:value-type="float" office:value="-0.582342111240812">
                <text:p>-0.582342111240812</text:p>
              </table:table-cell>
              <table:table-cell office:value-type="float" office:value="0.916651484153194">
                <text:p>0.916651484153194</text:p>
              </table:table-cell>
              <table:table-cell office:value-type="float" office:value="0.689304789366185">
                <text:p>0.689304789366185</text:p>
              </table:table-cell>
              <table:table-cell office:value-type="float" office:value="-0.506253193341977">
                <text:p>-0.506253193341977</text:p>
              </table:table-cell>
              <table:table-cell office:value-type="float" office:value="-0.0784595099549333">
                <text:p>-0.0784595099549333</text:p>
              </table:table-cell>
              <table:table-cell office:value-type="float" office:value="0.0805271477338045">
                <text:p>0.0805271477338045</text:p>
              </table:table-cell>
              <table:table-cell office:value-type="float" office:value="-0.559105011101586">
                <text:p>-0.559105011101586</text:p>
              </table:table-cell>
              <table:table-cell office:value-type="float" office:value="-0.134047904070543">
                <text:p>-0.134047904070543</text:p>
              </table:table-cell>
              <table:table-cell office:value-type="float" office:value="-0.696372307002476">
                <text:p>-0.696372307002476</text:p>
              </table:table-cell>
              <table:table-cell office:value-type="float" office:value="-0.450137221969228">
                <text:p>-0.450137221969228</text:p>
              </table:table-cell>
              <table:table-cell office:value-type="float" office:value="0.542026354666787">
                <text:p>0.542026354666787</text:p>
              </table:table-cell>
              <table:table-cell office:value-type="float" office:value="0.368572730175397">
                <text:p>0.368572730175397</text:p>
              </table:table-cell>
              <table:table-cell office:value-type="float" office:value="0.18791174472111">
                <text:p>0.18791174472111</text:p>
              </table:table-cell>
              <table:table-cell office:value-type="float" office:value="1.16625528315308">
                <text:p>1.16625528315308</text:p>
              </table:table-cell>
              <table:table-cell office:value-type="float" office:value="0.230282433536882">
                <text:p>0.230282433536882</text:p>
              </table:table-cell>
              <table:table-cell office:value-type="float" office:value="0.67298160017381">
                <text:p>0.67298160017381</text:p>
              </table:table-cell>
              <table:table-cell office:value-type="float" office:value="0.436251352164976">
                <text:p>0.436251352164976</text:p>
              </table:table-cell>
              <table:table-cell office:value-type="float" office:value="0.373494753866128">
                <text:p>0.373494753866128</text:p>
              </table:table-cell>
              <table:table-cell office:value-type="float" office:value="0.071588261240014">
                <text:p>0.071588261240014</text:p>
              </table:table-cell>
            </table:table-row>
            <table:table-row>
              <table:table-cell office:value-type="string">
                <text:p>cnt</text:p>
                <draw:g>
                  <svg:desc>Sheet1.A25:Sheet1.A25</svg:desc>
                </draw:g>
              </table:table-cell>
              <table:table-cell office:value-type="float" office:value="0.0138682707011668">
                <text:p>0.0138682707011668</text:p>
                <draw:g>
                  <svg:desc>Sheet1.B25:Sheet1.CI25</svg:desc>
                </draw:g>
              </table:table-cell>
              <table:table-cell office:value-type="float" office:value="-0.51530104796562">
                <text:p>-0.51530104796562</text:p>
              </table:table-cell>
              <table:table-cell office:value-type="float" office:value="-0.0156130392031542">
                <text:p>-0.0156130392031542</text:p>
              </table:table-cell>
              <table:table-cell office:value-type="float" office:value="-1.30318770274633">
                <text:p>-1.30318770274633</text:p>
              </table:table-cell>
              <table:table-cell office:value-type="float" office:value="0.212701217504204">
                <text:p>0.212701217504204</text:p>
              </table:table-cell>
              <table:table-cell office:value-type="float" office:value="0.451141566360542">
                <text:p>0.451141566360542</text:p>
              </table:table-cell>
              <table:table-cell office:value-type="float" office:value="-0.472123062575788">
                <text:p>-0.472123062575788</text:p>
              </table:table-cell>
              <table:table-cell office:value-type="float" office:value="-0.179106036398458">
                <text:p>-0.179106036398458</text:p>
              </table:table-cell>
              <table:table-cell office:value-type="float" office:value="0.518240743529798">
                <text:p>0.518240743529798</text:p>
              </table:table-cell>
              <table:table-cell office:value-type="float" office:value="-0.537851817024094">
                <text:p>-0.537851817024094</text:p>
              </table:table-cell>
              <table:table-cell office:value-type="float" office:value="-0.393358751854341">
                <text:p>-0.393358751854341</text:p>
              </table:table-cell>
              <table:table-cell office:value-type="float" office:value="-0.600699067074388">
                <text:p>-0.600699067074388</text:p>
              </table:table-cell>
              <table:table-cell office:value-type="float" office:value="-0.122160905685901">
                <text:p>-0.122160905685901</text:p>
              </table:table-cell>
              <table:table-cell office:value-type="float" office:value="1.37075221502435">
                <text:p>1.37075221502435</text:p>
              </table:table-cell>
              <table:table-cell office:value-type="float" office:value="0.980936162309912">
                <text:p>0.980936162309912</text:p>
              </table:table-cell>
              <table:table-cell office:value-type="float" office:value="0.518008971565933">
                <text:p>0.518008971565933</text:p>
              </table:table-cell>
              <table:table-cell office:value-type="float" office:value="0.645466113750908">
                <text:p>0.645466113750908</text:p>
              </table:table-cell>
              <table:table-cell office:value-type="float" office:value="-0.228569688329932">
                <text:p>-0.228569688329932</text:p>
              </table:table-cell>
              <table:table-cell office:value-type="float" office:value="-0.36587201301349">
                <text:p>-0.36587201301349</text:p>
              </table:table-cell>
              <table:table-cell office:value-type="float" office:value="-0.207402576107564">
                <text:p>-0.207402576107564</text:p>
              </table:table-cell>
              <table:table-cell office:value-type="float" office:value="-0.27625010793453">
                <text:p>-0.27625010793453</text:p>
              </table:table-cell>
              <table:table-cell office:value-type="float" office:value="-0.0216503900111038">
                <text:p>-0.0216503900111038</text:p>
              </table:table-cell>
              <table:table-cell office:value-type="float" office:value="-0.250125179276683">
                <text:p>-0.250125179276683</text:p>
              </table:table-cell>
              <table:table-cell office:value-type="float" office:value="0.312186455237469">
                <text:p>0.312186455237469</text:p>
              </table:table-cell>
              <table:table-cell office:value-type="float" office:value="1.32299185287827">
                <text:p>1.32299185287827</text:p>
              </table:table-cell>
              <table:table-cell office:value-type="float" office:value="-0.0501348613561623">
                <text:p>-0.0501348613561623</text:p>
              </table:table-cell>
              <table:table-cell office:value-type="float" office:value="1.57597466378511">
                <text:p>1.57597466378511</text:p>
              </table:table-cell>
              <table:table-cell office:value-type="float" office:value="0.896243383276098">
                <text:p>0.896243383276098</text:p>
              </table:table-cell>
              <table:table-cell office:value-type="float" office:value="0.397234710898305">
                <text:p>0.397234710898305</text:p>
              </table:table-cell>
              <table:table-cell office:value-type="float" office:value="0.183806951901553">
                <text:p>0.183806951901553</text:p>
              </table:table-cell>
              <table:table-cell office:value-type="float" office:value="-0.36510627081197">
                <text:p>-0.36510627081197</text:p>
              </table:table-cell>
              <table:table-cell office:value-type="float" office:value="-0.834016990853779">
                <text:p>-0.834016990853779</text:p>
              </table:table-cell>
              <table:table-cell office:value-type="float" office:value="-0.708543226336458">
                <text:p>-0.708543226336458</text:p>
              </table:table-cell>
              <table:table-cell office:value-type="float" office:value="-0.45525105884078">
                <text:p>-0.45525105884078</text:p>
              </table:table-cell>
              <table:table-cell office:value-type="float" office:value="0.20860373147216">
                <text:p>0.20860373147216</text:p>
              </table:table-cell>
              <table:table-cell office:value-type="float" office:value="-0.327508183827017">
                <text:p>-0.327508183827017</text:p>
              </table:table-cell>
              <table:table-cell office:value-type="float" office:value="-0.657104455151263">
                <text:p>-0.657104455151263</text:p>
              </table:table-cell>
              <table:table-cell office:value-type="float" office:value="-3.27284737924504">
                <text:p>-3.27284737924504</text:p>
              </table:table-cell>
              <table:table-cell office:value-type="float" office:value="-0.104679822655373">
                <text:p>-0.104679822655373</text:p>
              </table:table-cell>
              <table:table-cell office:value-type="float" office:value="-1.02460960071992">
                <text:p>-1.02460960071992</text:p>
              </table:table-cell>
              <table:table-cell office:value-type="float" office:value="-0.527458391731931">
                <text:p>-0.527458391731931</text:p>
              </table:table-cell>
              <table:table-cell office:value-type="float" office:value="0.359569148196884">
                <text:p>0.359569148196884</text:p>
              </table:table-cell>
              <table:table-cell office:value-type="float" office:value="-0.145573011278383">
                <text:p>-0.145573011278383</text:p>
              </table:table-cell>
              <table:table-cell office:value-type="float" office:value="-0.919938386443372">
                <text:p>-0.919938386443372</text:p>
              </table:table-cell>
              <table:table-cell office:value-type="float" office:value="0.290853044320406">
                <text:p>0.290853044320406</text:p>
              </table:table-cell>
              <table:table-cell office:value-type="float" office:value="0.922678498695426">
                <text:p>0.922678498695426</text:p>
              </table:table-cell>
              <table:table-cell office:value-type="float" office:value="-0.175479867834354">
                <text:p>-0.175479867834354</text:p>
              </table:table-cell>
              <table:table-cell office:value-type="float" office:value="0.420486358255535">
                <text:p>0.420486358255535</text:p>
              </table:table-cell>
              <table:table-cell office:value-type="float" office:value="-0.072511283705573">
                <text:p>-0.072511283705573</text:p>
              </table:table-cell>
              <table:table-cell office:value-type="float" office:value="-0.25974105029417">
                <text:p>-0.25974105029417</text:p>
              </table:table-cell>
              <table:table-cell office:value-type="float" office:value="0.382483086314202">
                <text:p>0.382483086314202</text:p>
              </table:table-cell>
              <table:table-cell office:value-type="float" office:value="0.174573978734462">
                <text:p>0.174573978734462</text:p>
              </table:table-cell>
              <table:table-cell office:value-type="float" office:value="0.342215179639621">
                <text:p>0.342215179639621</text:p>
              </table:table-cell>
              <table:table-cell office:value-type="float" office:value="-0.424345495201046">
                <text:p>-0.424345495201046</text:p>
              </table:table-cell>
              <table:table-cell office:value-type="float" office:value="-0.674579186425974">
                <text:p>-0.674579186425974</text:p>
              </table:table-cell>
              <table:table-cell office:value-type="float" office:value="-0.0276674043066518">
                <text:p>-0.0276674043066518</text:p>
              </table:table-cell>
              <table:table-cell office:value-type="float" office:value="1.4409280345533">
                <text:p>1.4409280345533</text:p>
              </table:table-cell>
              <table:table-cell office:value-type="float" office:value="-0.302197019676835">
                <text:p>-0.302197019676835</text:p>
              </table:table-cell>
              <table:table-cell office:value-type="float" office:value="0.349836314354549">
                <text:p>0.349836314354549</text:p>
              </table:table-cell>
              <table:table-cell office:value-type="float" office:value="0.235589019413731">
                <text:p>0.235589019413731</text:p>
              </table:table-cell>
              <table:table-cell office:value-type="float" office:value="-0.367205760694543">
                <text:p>-0.367205760694543</text:p>
              </table:table-cell>
              <table:table-cell office:value-type="float" office:value="0.200122895037867">
                <text:p>0.200122895037867</text:p>
              </table:table-cell>
              <table:table-cell office:value-type="float" office:value="-0.272514820326405">
                <text:p>-0.272514820326405</text:p>
              </table:table-cell>
              <table:table-cell office:value-type="float" office:value="-0.858734535071642">
                <text:p>-0.858734535071642</text:p>
              </table:table-cell>
              <table:table-cell office:value-type="float" office:value="1.11508058053434">
                <text:p>1.11508058053434</text:p>
              </table:table-cell>
              <table:table-cell office:value-type="float" office:value="-0.13414557356308">
                <text:p>-0.13414557356308</text:p>
              </table:table-cell>
              <table:table-cell office:value-type="float" office:value="1.35940218432925">
                <text:p>1.35940218432925</text:p>
              </table:table-cell>
              <table:table-cell office:value-type="float" office:value="0.821355466328549">
                <text:p>0.821355466328549</text:p>
              </table:table-cell>
              <table:table-cell office:value-type="float" office:value="0.0919366202542389">
                <text:p>0.0919366202542389</text:p>
              </table:table-cell>
              <table:table-cell office:value-type="float" office:value="0.729050391886242">
                <text:p>0.729050391886242</text:p>
              </table:table-cell>
              <table:table-cell office:value-type="float" office:value="0.387414714429955">
                <text:p>0.387414714429955</text:p>
              </table:table-cell>
              <table:table-cell office:value-type="float" office:value="0.472973524105746">
                <text:p>0.472973524105746</text:p>
              </table:table-cell>
              <table:table-cell office:value-type="float" office:value="1.17555593357846">
                <text:p>1.17555593357846</text:p>
              </table:table-cell>
              <table:table-cell office:value-type="float" office:value="-0.963706990333413">
                <text:p>-0.963706990333413</text:p>
              </table:table-cell>
              <table:table-cell office:value-type="float" office:value="0.412117742658009">
                <text:p>0.412117742658009</text:p>
              </table:table-cell>
              <table:table-cell office:value-type="float" office:value="0.510950997555197">
                <text:p>0.510950997555197</text:p>
              </table:table-cell>
              <table:table-cell office:value-type="float" office:value="-0.426555497003293">
                <text:p>-0.426555497003293</text:p>
              </table:table-cell>
              <table:table-cell office:value-type="float" office:value="-1.20238234591266">
                <text:p>-1.20238234591266</text:p>
              </table:table-cell>
              <table:table-cell office:value-type="float" office:value="0.245702246337666">
                <text:p>0.245702246337666</text:p>
              </table:table-cell>
              <table:table-cell office:value-type="float" office:value="-0.276625226359266">
                <text:p>-0.276625226359266</text:p>
              </table:table-cell>
              <table:table-cell office:value-type="float" office:value="0.0297878096667374">
                <text:p>0.0297878096667374</text:p>
              </table:table-cell>
              <table:table-cell office:value-type="float" office:value="0.153376403192546">
                <text:p>0.153376403192546</text:p>
              </table:table-cell>
              <table:table-cell office:value-type="float" office:value="-0.513367506699837">
                <text:p>-0.513367506699837</text:p>
              </table:table-cell>
              <table:table-cell office:value-type="float" office:value="-0.473406591184392">
                <text:p>-0.473406591184392</text:p>
              </table:table-cell>
              <table:table-cell office:value-type="float" office:value="-0.0264861260845267">
                <text:p>-0.0264861260845267</text:p>
              </table:table-cell>
              <table:table-cell office:value-type="float" office:value="-0.0640744798890261">
                <text:p>-0.0640744798890261</text:p>
              </table:table-cell>
            </table:table-row>
            <table:table-row>
              <table:table-cell office:value-type="string">
                <text:p>sglib-listsort</text:p>
                <draw:g>
                  <svg:desc>Sheet1.A26:Sheet1.A26</svg:desc>
                </draw:g>
              </table:table-cell>
              <table:table-cell office:value-type="float" office:value="-1.96826207827142">
                <text:p>-1.96826207827142</text:p>
                <draw:g>
                  <svg:desc>Sheet1.B26:Sheet1.CI26</svg:desc>
                </draw:g>
              </table:table-cell>
              <table:table-cell office:value-type="float" office:value="1.20642740922056">
                <text:p>1.20642740922056</text:p>
              </table:table-cell>
              <table:table-cell office:value-type="float" office:value="-6.1777040920608">
                <text:p>-6.1777040920608</text:p>
              </table:table-cell>
              <table:table-cell office:value-type="float" office:value="6.25683195897856">
                <text:p>6.25683195897856</text:p>
              </table:table-cell>
              <table:table-cell office:value-type="float" office:value="5.53246159957622">
                <text:p>5.53246159957622</text:p>
              </table:table-cell>
              <table:table-cell office:value-type="float" office:value="-1.68001572649679">
                <text:p>-1.68001572649679</text:p>
              </table:table-cell>
              <table:table-cell office:value-type="float" office:value="-2.56661306046474">
                <text:p>-2.56661306046474</text:p>
              </table:table-cell>
              <table:table-cell office:value-type="float" office:value="2.27723706355961">
                <text:p>2.27723706355961</text:p>
              </table:table-cell>
              <table:table-cell office:value-type="float" office:value="1.30008106456502">
                <text:p>1.30008106456502</text:p>
              </table:table-cell>
              <table:table-cell office:value-type="float" office:value="2.53270908372911">
                <text:p>2.53270908372911</text:p>
              </table:table-cell>
              <table:table-cell office:value-type="float" office:value="-1.60455688398543">
                <text:p>-1.60455688398543</text:p>
              </table:table-cell>
              <table:table-cell office:value-type="float" office:value="2.35279807461691">
                <text:p>2.35279807461691</text:p>
              </table:table-cell>
              <table:table-cell office:value-type="float" office:value="-0.00213396022848987">
                <text:p>-0.00213396022848987</text:p>
              </table:table-cell>
              <table:table-cell office:value-type="float" office:value="1.90587918922739">
                <text:p>1.90587918922739</text:p>
              </table:table-cell>
              <table:table-cell office:value-type="float" office:value="-2.20076274884834">
                <text:p>-2.20076274884834</text:p>
              </table:table-cell>
              <table:table-cell office:value-type="float" office:value="1.34430136394863">
                <text:p>1.34430136394863</text:p>
              </table:table-cell>
              <table:table-cell office:value-type="float" office:value="-2.9865551253116">
                <text:p>-2.9865551253116</text:p>
              </table:table-cell>
              <table:table-cell office:value-type="float" office:value="-1.98382988621349">
                <text:p>-1.98382988621349</text:p>
              </table:table-cell>
              <table:table-cell office:value-type="float" office:value="1.75905145596254">
                <text:p>1.75905145596254</text:p>
              </table:table-cell>
              <table:table-cell office:value-type="float" office:value="10.0544160521659">
                <text:p>10.0544160521659</text:p>
              </table:table-cell>
              <table:table-cell office:value-type="float" office:value="1.39719076699917">
                <text:p>1.39719076699917</text:p>
              </table:table-cell>
              <table:table-cell office:value-type="float" office:value="22.5573339733055">
                <text:p>22.5573339733055</text:p>
              </table:table-cell>
              <table:table-cell office:value-type="float" office:value="-1.94619269211918">
                <text:p>-1.94619269211918</text:p>
              </table:table-cell>
              <table:table-cell office:value-type="float" office:value="-4.93939232190768">
                <text:p>-4.93939232190768</text:p>
              </table:table-cell>
              <table:table-cell office:value-type="float" office:value="-2.19283668424285">
                <text:p>-2.19283668424285</text:p>
              </table:table-cell>
              <table:table-cell office:value-type="float" office:value="-11.3778475100878">
                <text:p>-11.3778475100878</text:p>
              </table:table-cell>
              <table:table-cell office:value-type="float" office:value="-4.07558363701328">
                <text:p>-4.07558363701328</text:p>
              </table:table-cell>
              <table:table-cell office:value-type="float" office:value="10.370288115896">
                <text:p>10.370288115896</text:p>
              </table:table-cell>
              <table:table-cell office:value-type="float" office:value="-1.62334879177801">
                <text:p>-1.62334879177801</text:p>
              </table:table-cell>
              <table:table-cell office:value-type="float" office:value="-1.61331291446408">
                <text:p>-1.61331291446408</text:p>
              </table:table-cell>
              <table:table-cell office:value-type="float" office:value="2.01128678331988">
                <text:p>2.01128678331988</text:p>
              </table:table-cell>
              <table:table-cell office:value-type="float" office:value="1.20422653207738">
                <text:p>1.20422653207738</text:p>
              </table:table-cell>
              <table:table-cell office:value-type="float" office:value="4.13131006645486">
                <text:p>4.13131006645486</text:p>
              </table:table-cell>
              <table:table-cell office:value-type="float" office:value="-3.05986649676478">
                <text:p>-3.05986649676478</text:p>
              </table:table-cell>
              <table:table-cell office:value-type="float" office:value="1.32451306051475">
                <text:p>1.32451306051475</text:p>
              </table:table-cell>
              <table:table-cell office:value-type="float" office:value="1.58497752768013">
                <text:p>1.58497752768013</text:p>
              </table:table-cell>
              <table:table-cell office:value-type="float" office:value="6.21483902177403">
                <text:p>6.21483902177403</text:p>
              </table:table-cell>
              <table:table-cell office:value-type="float" office:value="-0.590697858595411">
                <text:p>-0.590697858595411</text:p>
              </table:table-cell>
              <table:table-cell office:value-type="float" office:value="-5.49452701933066">
                <text:p>-5.49452701933066</text:p>
              </table:table-cell>
              <table:table-cell office:value-type="float" office:value="-2.7065361096847">
                <text:p>-2.7065361096847</text:p>
              </table:table-cell>
              <table:table-cell office:value-type="float" office:value="-1.41391393396575">
                <text:p>-1.41391393396575</text:p>
              </table:table-cell>
              <table:table-cell office:value-type="float" office:value="5.6158199097645">
                <text:p>5.6158199097645</text:p>
              </table:table-cell>
              <table:table-cell office:value-type="float" office:value="-4.78489598539142">
                <text:p>-4.78489598539142</text:p>
              </table:table-cell>
              <table:table-cell office:value-type="float" office:value="-5.69012392704058">
                <text:p>-5.69012392704058</text:p>
              </table:table-cell>
              <table:table-cell office:value-type="float" office:value="-2.05026997209058">
                <text:p>-2.05026997209058</text:p>
              </table:table-cell>
              <table:table-cell office:value-type="float" office:value="-1.52101466254022">
                <text:p>-1.52101466254022</text:p>
              </table:table-cell>
              <table:table-cell office:value-type="float" office:value="-5.42481940638399">
                <text:p>-5.42481940638399</text:p>
              </table:table-cell>
              <table:table-cell office:value-type="float" office:value="-1.91078233136504">
                <text:p>-1.91078233136504</text:p>
              </table:table-cell>
              <table:table-cell office:value-type="float" office:value="-6.80652757980078">
                <text:p>-6.80652757980078</text:p>
              </table:table-cell>
              <table:table-cell office:value-type="float" office:value="-1.63602542142849">
                <text:p>-1.63602542142849</text:p>
              </table:table-cell>
              <table:table-cell office:value-type="float" office:value="6.30481734482801">
                <text:p>6.30481734482801</text:p>
              </table:table-cell>
              <table:table-cell office:value-type="float" office:value="2.33947440301573">
                <text:p>2.33947440301573</text:p>
              </table:table-cell>
              <table:table-cell office:value-type="float" office:value="-1.60359501493303">
                <text:p>-1.60359501493303</text:p>
              </table:table-cell>
              <table:table-cell office:value-type="float" office:value="2.29879666738787">
                <text:p>2.29879666738787</text:p>
              </table:table-cell>
              <table:table-cell office:value-type="float" office:value="1.13917081658633">
                <text:p>1.13917081658633</text:p>
              </table:table-cell>
              <table:table-cell office:value-type="float" office:value="2.07558457830992">
                <text:p>2.07558457830992</text:p>
              </table:table-cell>
              <table:table-cell office:value-type="float" office:value="-1.8563523245097">
                <text:p>-1.8563523245097</text:p>
              </table:table-cell>
              <table:table-cell office:value-type="float" office:value="2.47777846014646">
                <text:p>2.47777846014646</text:p>
              </table:table-cell>
              <table:table-cell office:value-type="float" office:value="2.77042741976736">
                <text:p>2.77042741976736</text:p>
              </table:table-cell>
              <table:table-cell office:value-type="float" office:value="-3.51773785398319">
                <text:p>-3.51773785398319</text:p>
              </table:table-cell>
              <table:table-cell office:value-type="float" office:value="2.07794863612755">
                <text:p>2.07794863612755</text:p>
              </table:table-cell>
              <table:table-cell office:value-type="float" office:value="-10.3110258524325">
                <text:p>-10.3110258524325</text:p>
              </table:table-cell>
              <table:table-cell office:value-type="float" office:value="-6.27900961575045">
                <text:p>-6.27900961575045</text:p>
              </table:table-cell>
              <table:table-cell office:value-type="float" office:value="-3.54618683226985">
                <text:p>-3.54618683226985</text:p>
              </table:table-cell>
              <table:table-cell office:value-type="float" office:value="6.1757669255192">
                <text:p>6.1757669255192</text:p>
              </table:table-cell>
              <table:table-cell office:value-type="float" office:value="1.45351945378493">
                <text:p>1.45351945378493</text:p>
              </table:table-cell>
              <table:table-cell office:value-type="float" office:value="-6.12743973721604">
                <text:p>-6.12743973721604</text:p>
              </table:table-cell>
              <table:table-cell office:value-type="float" office:value="2.50570518930504">
                <text:p>2.50570518930504</text:p>
              </table:table-cell>
              <table:table-cell office:value-type="float" office:value="2.25906638521841">
                <text:p>2.25906638521841</text:p>
              </table:table-cell>
              <table:table-cell office:value-type="float" office:value="-0.882860180531839">
                <text:p>-0.882860180531839</text:p>
              </table:table-cell>
              <table:table-cell office:value-type="float" office:value="-1.912615660652">
                <text:p>-1.912615660652</text:p>
              </table:table-cell>
              <table:table-cell office:value-type="float" office:value="2.30871295772775">
                <text:p>2.30871295772775</text:p>
              </table:table-cell>
              <table:table-cell office:value-type="float" office:value="-5.13672678070069">
                <text:p>-5.13672678070069</text:p>
              </table:table-cell>
              <table:table-cell office:value-type="float" office:value="-5.88819111427303">
                <text:p>-5.88819111427303</text:p>
              </table:table-cell>
              <table:table-cell office:value-type="float" office:value="-1.33929698198699">
                <text:p>-1.33929698198699</text:p>
              </table:table-cell>
              <table:table-cell office:value-type="float" office:value="-1.57403832444844">
                <text:p>-1.57403832444844</text:p>
              </table:table-cell>
              <table:table-cell office:value-type="float" office:value="4.16261434027584">
                <text:p>4.16261434027584</text:p>
              </table:table-cell>
              <table:table-cell office:value-type="float" office:value="-5.35892789430744">
                <text:p>-5.35892789430744</text:p>
              </table:table-cell>
              <table:table-cell office:value-type="float" office:value="-1.69280936331879">
                <text:p>-1.69280936331879</text:p>
              </table:table-cell>
              <table:table-cell office:value-type="float" office:value="5.47928919635489">
                <text:p>5.47928919635489</text:p>
              </table:table-cell>
              <table:table-cell office:value-type="float" office:value="2.5988921173553">
                <text:p>2.5988921173553</text:p>
              </table:table-cell>
              <table:table-cell office:value-type="float" office:value="6.53741160691249">
                <text:p>6.53741160691249</text:p>
              </table:table-cell>
              <table:table-cell office:value-type="float" office:value="-1.5795245157805">
                <text:p>-1.5795245157805</text:p>
              </table:table-cell>
              <table:table-cell office:value-type="float" office:value="10.5102970157837">
                <text:p>10.5102970157837</text:p>
              </table:table-cell>
              <table:table-cell office:value-type="float" office:value="1.68893523103188">
                <text:p>1.68893523103188</text:p>
              </table:table-cell>
              <table:table-cell office:value-type="float" office:value="-2.53509266561858">
                <text:p>-2.53509266561858</text:p>
              </table:table-cell>
            </table:table-row>
            <table:table-row>
              <table:table-cell office:value-type="string">
                <text:p>fdct</text:p>
                <draw:g>
                  <svg:desc>Sheet1.A27:Sheet1.A27</svg:desc>
                </draw:g>
              </table:table-cell>
              <table:table-cell office:value-type="float" office:value="-0.0383090819610161">
                <text:p>-0.0383090819610161</text:p>
                <draw:g>
                  <svg:desc>Sheet1.B27:Sheet1.CI27</svg:desc>
                </draw:g>
              </table:table-cell>
              <table:table-cell office:value-type="float" office:value="-0.126076441611932">
                <text:p>-0.126076441611932</text:p>
              </table:table-cell>
              <table:table-cell office:value-type="float" office:value="0.0625411320951052">
                <text:p>0.0625411320951052</text:p>
              </table:table-cell>
              <table:table-cell office:value-type="float" office:value="0.16277020071037">
                <text:p>0.16277020071037</text:p>
              </table:table-cell>
              <table:table-cell office:value-type="float" office:value="-0.413406076183756">
                <text:p>-0.413406076183756</text:p>
              </table:table-cell>
              <table:table-cell office:value-type="float" office:value="-0.148951276068427">
                <text:p>-0.148951276068427</text:p>
              </table:table-cell>
              <table:table-cell office:value-type="float" office:value="-0.127272078950159">
                <text:p>-0.127272078950159</text:p>
              </table:table-cell>
              <table:table-cell office:value-type="float" office:value="0.0588000937609592">
                <text:p>0.0588000937609592</text:p>
              </table:table-cell>
              <table:table-cell office:value-type="float" office:value="-0.0738611060308446">
                <text:p>-0.0738611060308446</text:p>
              </table:table-cell>
              <table:table-cell office:value-type="float" office:value="-0.00965044294564001">
                <text:p>-0.00965044294564001</text:p>
              </table:table-cell>
              <table:table-cell office:value-type="float" office:value="-0.148153582209011">
                <text:p>-0.148153582209011</text:p>
              </table:table-cell>
              <table:table-cell office:value-type="float" office:value="-0.0568344934073789">
                <text:p>-0.0568344934073789</text:p>
              </table:table-cell>
              <table:table-cell office:value-type="float" office:value="-0.104829752125973">
                <text:p>-0.104829752125973</text:p>
              </table:table-cell>
              <table:table-cell office:value-type="float" office:value="0.00942203358076313">
                <text:p>0.00942203358076313</text:p>
              </table:table-cell>
              <table:table-cell office:value-type="float" office:value="0.00540091710702144">
                <text:p>0.00540091710702144</text:p>
              </table:table-cell>
              <table:table-cell office:value-type="float" office:value="0.00226828652921309">
                <text:p>0.00226828652921309</text:p>
              </table:table-cell>
              <table:table-cell office:value-type="float" office:value="-0.0192923704656914">
                <text:p>-0.0192923704656914</text:p>
              </table:table-cell>
              <table:table-cell office:value-type="float" office:value="-0.53058055672953">
                <text:p>-0.53058055672953</text:p>
              </table:table-cell>
              <table:table-cell office:value-type="float" office:value="0.0553681579761259">
                <text:p>0.0553681579761259</text:p>
              </table:table-cell>
              <table:table-cell office:value-type="float" office:value="0.0650279948184852">
                <text:p>0.0650279948184852</text:p>
              </table:table-cell>
              <table:table-cell office:value-type="float" office:value="-0.258659508066276">
                <text:p>-0.258659508066276</text:p>
              </table:table-cell>
              <table:table-cell office:value-type="float" office:value="-0.153388906381002">
                <text:p>-0.153388906381002</text:p>
              </table:table-cell>
              <table:table-cell office:value-type="float" office:value="0.00610754616834767">
                <text:p>0.00610754616834767</text:p>
              </table:table-cell>
              <table:table-cell office:value-type="float" office:value="-0.0345983750281267">
                <text:p>-0.0345983750281267</text:p>
              </table:table-cell>
              <table:table-cell office:value-type="float" office:value="-0.122083195379418">
                <text:p>-0.122083195379418</text:p>
              </table:table-cell>
              <table:table-cell office:value-type="float" office:value="-0.0687411878279404">
                <text:p>-0.0687411878279404</text:p>
              </table:table-cell>
              <table:table-cell office:value-type="float" office:value="-0.0859648131367772">
                <text:p>-0.0859648131367772</text:p>
              </table:table-cell>
              <table:table-cell office:value-type="float" office:value="-0.02794655521244">
                <text:p>-0.02794655521244</text:p>
              </table:table-cell>
              <table:table-cell office:value-type="float" office:value="-0.175671698578802">
                <text:p>-0.175671698578802</text:p>
              </table:table-cell>
              <table:table-cell office:value-type="float" office:value="0.0623611433486305">
                <text:p>0.0623611433486305</text:p>
              </table:table-cell>
              <table:table-cell office:value-type="float" office:value="-0.0264406588517566">
                <text:p>-0.0264406588517566</text:p>
              </table:table-cell>
              <table:table-cell office:value-type="float" office:value="-0.272245580068918">
                <text:p>-0.272245580068918</text:p>
              </table:table-cell>
              <table:table-cell office:value-type="float" office:value="0.0182873871969615">
                <text:p>0.0182873871969615</text:p>
              </table:table-cell>
              <table:table-cell office:value-type="float" office:value="-0.015026090089368">
                <text:p>-0.015026090089368</text:p>
              </table:table-cell>
              <table:table-cell office:value-type="float" office:value="-0.0461675652096423">
                <text:p>-0.0461675652096423</text:p>
              </table:table-cell>
              <table:table-cell office:value-type="float" office:value="-0.201905804865406">
                <text:p>-0.201905804865406</text:p>
              </table:table-cell>
              <table:table-cell office:value-type="float" office:value="-0.0038695653673709">
                <text:p>-0.0038695653673709</text:p>
              </table:table-cell>
              <table:table-cell office:value-type="float" office:value="-0.0803588405317477">
                <text:p>-0.0803588405317477</text:p>
              </table:table-cell>
              <table:table-cell office:value-type="float" office:value="-0.0426442246273352">
                <text:p>-0.0426442246273352</text:p>
              </table:table-cell>
              <table:table-cell office:value-type="float" office:value="-0.0262535539435889">
                <text:p>-0.0262535539435889</text:p>
              </table:table-cell>
              <table:table-cell office:value-type="float" office:value="-0.0412033741487212">
                <text:p>-0.0412033741487212</text:p>
              </table:table-cell>
              <table:table-cell office:value-type="float" office:value="0.0410434388191452">
                <text:p>0.0410434388191452</text:p>
              </table:table-cell>
              <table:table-cell office:value-type="float" office:value="-0.0244242169710264">
                <text:p>-0.0244242169710264</text:p>
              </table:table-cell>
              <table:table-cell office:value-type="float" office:value="0.0798678055314063">
                <text:p>0.0798678055314063</text:p>
              </table:table-cell>
              <table:table-cell office:value-type="float" office:value="-0.0618621218696864">
                <text:p>-0.0618621218696864</text:p>
              </table:table-cell>
              <table:table-cell office:value-type="float" office:value="-0.0640882947989273">
                <text:p>-0.0640882947989273</text:p>
              </table:table-cell>
              <table:table-cell office:value-type="float" office:value="0.00823057431807258">
                <text:p>0.00823057431807258</text:p>
              </table:table-cell>
              <table:table-cell office:value-type="float" office:value="-0.0432561981559671">
                <text:p>-0.0432561981559671</text:p>
              </table:table-cell>
              <table:table-cell office:value-type="float" office:value="-0.0225886433991963">
                <text:p>-0.0225886433991963</text:p>
              </table:table-cell>
              <table:table-cell office:value-type="float" office:value="0.061856717860432">
                <text:p>0.061856717860432</text:p>
              </table:table-cell>
              <table:table-cell office:value-type="float" office:value="0.154055728887627">
                <text:p>0.154055728887627</text:p>
              </table:table-cell>
              <table:table-cell office:value-type="float" office:value="-0.041663823304305">
                <text:p>-0.041663823304305</text:p>
              </table:table-cell>
              <table:table-cell office:value-type="float" office:value="0.0045991342002007">
                <text:p>0.0045991342002007</text:p>
              </table:table-cell>
              <table:table-cell office:value-type="float" office:value="-0.0712072392272125">
                <text:p>-0.0712072392272125</text:p>
              </table:table-cell>
              <table:table-cell office:value-type="float" office:value="-0.0629308904962968">
                <text:p>-0.0629308904962968</text:p>
              </table:table-cell>
              <table:table-cell office:value-type="float" office:value="0.0528647946357552">
                <text:p>0.0528647946357552</text:p>
              </table:table-cell>
              <table:table-cell office:value-type="float" office:value="-0.0741684367104788">
                <text:p>-0.0741684367104788</text:p>
              </table:table-cell>
              <table:table-cell office:value-type="float" office:value="0.0130095074841762">
                <text:p>0.0130095074841762</text:p>
              </table:table-cell>
              <table:table-cell office:value-type="float" office:value="-0.0353275297761942">
                <text:p>-0.0353275297761942</text:p>
              </table:table-cell>
              <table:table-cell office:value-type="float" office:value="-0.026731214449708">
                <text:p>-0.026731214449708</text:p>
              </table:table-cell>
              <table:table-cell office:value-type="float" office:value="-0.203593878672557">
                <text:p>-0.203593878672557</text:p>
              </table:table-cell>
              <table:table-cell office:value-type="float" office:value="0.0483766950281434">
                <text:p>0.0483766950281434</text:p>
              </table:table-cell>
              <table:table-cell office:value-type="float" office:value="-0.134225086658594">
                <text:p>-0.134225086658594</text:p>
              </table:table-cell>
              <table:table-cell office:value-type="float" office:value="-0.552903274470353">
                <text:p>-0.552903274470353</text:p>
              </table:table-cell>
              <table:table-cell office:value-type="float" office:value="0.0589389259253838">
                <text:p>0.0589389259253838</text:p>
              </table:table-cell>
              <table:table-cell office:value-type="float" office:value="-0.0189581728254557">
                <text:p>-0.0189581728254557</text:p>
              </table:table-cell>
              <table:table-cell office:value-type="float" office:value="-0.1538792015902">
                <text:p>-0.1538792015902</text:p>
              </table:table-cell>
              <table:table-cell office:value-type="float" office:value="-0.111676406308215">
                <text:p>-0.111676406308215</text:p>
              </table:table-cell>
              <table:table-cell office:value-type="float" office:value="0.0109566182370975">
                <text:p>0.0109566182370975</text:p>
              </table:table-cell>
              <table:table-cell office:value-type="float" office:value="0.109555128157766">
                <text:p>0.109555128157766</text:p>
              </table:table-cell>
              <table:table-cell office:value-type="float" office:value="0.0811777657420007">
                <text:p>0.0811777657420007</text:p>
              </table:table-cell>
              <table:table-cell office:value-type="float" office:value="0.225374677310185">
                <text:p>0.225374677310185</text:p>
              </table:table-cell>
              <table:table-cell office:value-type="float" office:value="0.049214812888144">
                <text:p>0.049214812888144</text:p>
              </table:table-cell>
              <table:table-cell office:value-type="float" office:value="-0.104660046724028">
                <text:p>-0.104660046724028</text:p>
              </table:table-cell>
              <table:table-cell office:value-type="float" office:value="0.0600303489781693">
                <text:p>0.0600303489781693</text:p>
              </table:table-cell>
              <table:table-cell office:value-type="float" office:value="-0.0857588290938668">
                <text:p>-0.0857588290938668</text:p>
              </table:table-cell>
              <table:table-cell office:value-type="float" office:value="-0.0410777464425526">
                <text:p>-0.0410777464425526</text:p>
              </table:table-cell>
              <table:table-cell office:value-type="float" office:value="-0.0192670804242156">
                <text:p>-0.0192670804242156</text:p>
              </table:table-cell>
              <table:table-cell office:value-type="float" office:value="0.123398602911623">
                <text:p>0.123398602911623</text:p>
              </table:table-cell>
              <table:table-cell office:value-type="float" office:value="0.159524452447843">
                <text:p>0.159524452447843</text:p>
              </table:table-cell>
              <table:table-cell office:value-type="float" office:value="0.0945553688662432">
                <text:p>0.0945553688662432</text:p>
              </table:table-cell>
              <table:table-cell office:value-type="float" office:value="0.0923669417105715">
                <text:p>0.0923669417105715</text:p>
              </table:table-cell>
              <table:table-cell office:value-type="float" office:value="-0.0254597745987815">
                <text:p>-0.0254597745987815</text:p>
              </table:table-cell>
              <table:table-cell office:value-type="float" office:value="-0.0452023312815049">
                <text:p>-0.0452023312815049</text:p>
              </table:table-cell>
              <table:table-cell office:value-type="float" office:value="-0.0847832592814152">
                <text:p>-0.0847832592814152</text:p>
              </table:table-cell>
              <table:table-cell office:value-type="float" office:value="-0.0570012472097033">
                <text:p>-0.0570012472097033</text:p>
              </table:table-cell>
            </table:table-row>
            <table:table-row>
              <table:table-cell office:value-type="string">
                <text:p>expint</text:p>
                <draw:g>
                  <svg:desc>Sheet1.A28:Sheet1.A28</svg:desc>
                </draw:g>
              </table:table-cell>
              <table:table-cell office:value-type="float" office:value="10.4130826279645">
                <text:p>10.4130826279645</text:p>
                <draw:g>
                  <svg:desc>Sheet1.B28:Sheet1.CI28</svg:desc>
                </draw:g>
              </table:table-cell>
              <table:table-cell office:value-type="float" office:value="-5.51670356317967">
                <text:p>-5.51670356317967</text:p>
              </table:table-cell>
              <table:table-cell office:value-type="float" office:value="-19.0744234072824">
                <text:p>-19.0744234072824</text:p>
              </table:table-cell>
              <table:table-cell office:value-type="float" office:value="-15.5419811462446">
                <text:p>-15.5419811462446</text:p>
              </table:table-cell>
              <table:table-cell office:value-type="float" office:value="0.812155116279344">
                <text:p>0.812155116279344</text:p>
              </table:table-cell>
              <table:table-cell office:value-type="float" office:value="-13.3695758698416">
                <text:p>-13.3695758698416</text:p>
              </table:table-cell>
              <table:table-cell office:value-type="float" office:value="15.6027632377615">
                <text:p>15.6027632377615</text:p>
              </table:table-cell>
              <table:table-cell office:value-type="float" office:value="8.97532897460339">
                <text:p>8.97532897460339</text:p>
              </table:table-cell>
              <table:table-cell office:value-type="float" office:value="10.2550058968969">
                <text:p>10.2550058968969</text:p>
              </table:table-cell>
              <table:table-cell office:value-type="float" office:value="-9.23968027631294">
                <text:p>-9.23968027631294</text:p>
              </table:table-cell>
              <table:table-cell office:value-type="float" office:value="-14.8631613175578">
                <text:p>-14.8631613175578</text:p>
              </table:table-cell>
              <table:table-cell office:value-type="float" office:value="12.1882501753617">
                <text:p>12.1882501753617</text:p>
              </table:table-cell>
              <table:table-cell office:value-type="float" office:value="-2.94744442186403">
                <text:p>-2.94744442186403</text:p>
              </table:table-cell>
              <table:table-cell office:value-type="float" office:value="14.1066414644725">
                <text:p>14.1066414644725</text:p>
              </table:table-cell>
              <table:table-cell office:value-type="float" office:value="-17.7359641419771">
                <text:p>-17.7359641419771</text:p>
              </table:table-cell>
              <table:table-cell office:value-type="float" office:value="14.0993746758596">
                <text:p>14.0993746758596</text:p>
              </table:table-cell>
              <table:table-cell office:value-type="float" office:value="2.43675684712712">
                <text:p>2.43675684712712</text:p>
              </table:table-cell>
              <table:table-cell office:value-type="float" office:value="-27.7988775761401">
                <text:p>-27.7988775761401</text:p>
              </table:table-cell>
              <table:table-cell office:value-type="float" office:value="-0.875010077829065">
                <text:p>-0.875010077829065</text:p>
              </table:table-cell>
              <table:table-cell office:value-type="float" office:value="-9.57388189816454">
                <text:p>-9.57388189816454</text:p>
              </table:table-cell>
              <table:table-cell office:value-type="float" office:value="-18.7876608907729">
                <text:p>-18.7876608907729</text:p>
              </table:table-cell>
              <table:table-cell office:value-type="float" office:value="-4.34886662930021">
                <text:p>-4.34886662930021</text:p>
              </table:table-cell>
              <table:table-cell office:value-type="float" office:value="-6.5271902734893">
                <text:p>-6.5271902734893</text:p>
              </table:table-cell>
              <table:table-cell office:value-type="float" office:value="12.0563054033331">
                <text:p>12.0563054033331</text:p>
              </table:table-cell>
              <table:table-cell office:value-type="float" office:value="-0.727036591343353">
                <text:p>-0.727036591343353</text:p>
              </table:table-cell>
              <table:table-cell office:value-type="float" office:value="-0.559312725878506">
                <text:p>-0.559312725878506</text:p>
              </table:table-cell>
              <table:table-cell office:value-type="float" office:value="13.2259484702299">
                <text:p>13.2259484702299</text:p>
              </table:table-cell>
              <table:table-cell office:value-type="float" office:value="-8.0218727801105">
                <text:p>-8.0218727801105</text:p>
              </table:table-cell>
              <table:table-cell office:value-type="float" office:value="-14.2418268115649">
                <text:p>-14.2418268115649</text:p>
              </table:table-cell>
              <table:table-cell office:value-type="float" office:value="-3.8788635604684">
                <text:p>-3.8788635604684</text:p>
              </table:table-cell>
              <table:table-cell office:value-type="float" office:value="0.467788471475093">
                <text:p>0.467788471475093</text:p>
              </table:table-cell>
              <table:table-cell office:value-type="float" office:value="8.70643880864218">
                <text:p>8.70643880864218</text:p>
              </table:table-cell>
              <table:table-cell office:value-type="float" office:value="-2.49862358110427">
                <text:p>-2.49862358110427</text:p>
              </table:table-cell>
              <table:table-cell office:value-type="float" office:value="12.1339603983353">
                <text:p>12.1339603983353</text:p>
              </table:table-cell>
              <table:table-cell office:value-type="float" office:value="17.5816688676671">
                <text:p>17.5816688676671</text:p>
              </table:table-cell>
              <table:table-cell office:value-type="float" office:value="-8.32672671431">
                <text:p>-8.32672671431</text:p>
              </table:table-cell>
              <table:table-cell office:value-type="float" office:value="-3.77573215679112">
                <text:p>-3.77573215679112</text:p>
              </table:table-cell>
              <table:table-cell office:value-type="float" office:value="-47.6787903702686">
                <text:p>-47.6787903702686</text:p>
              </table:table-cell>
              <table:table-cell office:value-type="float" office:value="-9.27047559139997">
                <text:p>-9.27047559139997</text:p>
              </table:table-cell>
              <table:table-cell office:value-type="float" office:value="11.1739528203025">
                <text:p>11.1739528203025</text:p>
              </table:table-cell>
              <table:table-cell office:value-type="float" office:value="-2.09347129741101">
                <text:p>-2.09347129741101</text:p>
              </table:table-cell>
              <table:table-cell office:value-type="float" office:value="12.0922540706285">
                <text:p>12.0922540706285</text:p>
              </table:table-cell>
              <table:table-cell office:value-type="float" office:value="2.62074795047071">
                <text:p>2.62074795047071</text:p>
              </table:table-cell>
              <table:table-cell office:value-type="float" office:value="-6.73149688724181">
                <text:p>-6.73149688724181</text:p>
              </table:table-cell>
              <table:table-cell office:value-type="float" office:value="1.19590078894288">
                <text:p>1.19590078894288</text:p>
              </table:table-cell>
              <table:table-cell office:value-type="float" office:value="-4.602854290424">
                <text:p>-4.602854290424</text:p>
              </table:table-cell>
              <table:table-cell office:value-type="float" office:value="4.08796601706247">
                <text:p>4.08796601706247</text:p>
              </table:table-cell>
              <table:table-cell office:value-type="float" office:value="15.3073069530689">
                <text:p>15.3073069530689</text:p>
              </table:table-cell>
              <table:table-cell office:value-type="float" office:value="1.53489870312741">
                <text:p>1.53489870312741</text:p>
              </table:table-cell>
              <table:table-cell office:value-type="float" office:value="15.647639213682">
                <text:p>15.647639213682</text:p>
              </table:table-cell>
              <table:table-cell office:value-type="float" office:value="2.18350346395168">
                <text:p>2.18350346395168</text:p>
              </table:table-cell>
              <table:table-cell office:value-type="float" office:value="5.56274309319133">
                <text:p>5.56274309319133</text:p>
              </table:table-cell>
              <table:table-cell office:value-type="float" office:value="6.8763867677646">
                <text:p>6.8763867677646</text:p>
              </table:table-cell>
              <table:table-cell office:value-type="float" office:value="0.924230291316783">
                <text:p>0.924230291316783</text:p>
              </table:table-cell>
              <table:table-cell office:value-type="float" office:value="10.4564885372919">
                <text:p>10.4564885372919</text:p>
              </table:table-cell>
              <table:table-cell office:value-type="float" office:value="5.58631469242161">
                <text:p>5.58631469242161</text:p>
              </table:table-cell>
              <table:table-cell office:value-type="float" office:value="3.76370836035157">
                <text:p>3.76370836035157</text:p>
              </table:table-cell>
              <table:table-cell office:value-type="float" office:value="1.00197340221638">
                <text:p>1.00197340221638</text:p>
              </table:table-cell>
              <table:table-cell office:value-type="float" office:value="32.5423144990613">
                <text:p>32.5423144990613</text:p>
              </table:table-cell>
              <table:table-cell office:value-type="float" office:value="51.7479052662903">
                <text:p>51.7479052662903</text:p>
              </table:table-cell>
              <table:table-cell office:value-type="float" office:value="19.6043356126624">
                <text:p>19.6043356126624</text:p>
              </table:table-cell>
              <table:table-cell office:value-type="float" office:value="-39.9633032588077">
                <text:p>-39.9633032588077</text:p>
              </table:table-cell>
              <table:table-cell office:value-type="float" office:value="-19.0491593358127">
                <text:p>-19.0491593358127</text:p>
              </table:table-cell>
              <table:table-cell office:value-type="float" office:value="6.81971692321951">
                <text:p>6.81971692321951</text:p>
              </table:table-cell>
              <table:table-cell office:value-type="float" office:value="7.4301533138255">
                <text:p>7.4301533138255</text:p>
              </table:table-cell>
              <table:table-cell office:value-type="float" office:value="3.72950581056451">
                <text:p>3.72950581056451</text:p>
              </table:table-cell>
              <table:table-cell office:value-type="float" office:value="-27.8300623351973">
                <text:p>-27.8300623351973</text:p>
              </table:table-cell>
              <table:table-cell office:value-type="float" office:value="7.61632088510937">
                <text:p>7.61632088510937</text:p>
              </table:table-cell>
              <table:table-cell office:value-type="float" office:value="-0.571506780376281">
                <text:p>-0.571506780376281</text:p>
              </table:table-cell>
              <table:table-cell office:value-type="float" office:value="-2.42764034373458">
                <text:p>-2.42764034373458</text:p>
              </table:table-cell>
              <table:table-cell office:value-type="float" office:value="-3.48838399805023">
                <text:p>-3.48838399805023</text:p>
              </table:table-cell>
              <table:table-cell office:value-type="float" office:value="-0.454937272874652">
                <text:p>-0.454937272874652</text:p>
              </table:table-cell>
              <table:table-cell office:value-type="float" office:value="-6.84722053832281">
                <text:p>-6.84722053832281</text:p>
              </table:table-cell>
              <table:table-cell office:value-type="float" office:value="3.8908820810821">
                <text:p>3.8908820810821</text:p>
              </table:table-cell>
              <table:table-cell office:value-type="float" office:value="-2.559614140086">
                <text:p>-2.559614140086</text:p>
              </table:table-cell>
              <table:table-cell office:value-type="float" office:value="2.25459915600877">
                <text:p>2.25459915600877</text:p>
              </table:table-cell>
              <table:table-cell office:value-type="float" office:value="5.96196812790581">
                <text:p>5.96196812790581</text:p>
              </table:table-cell>
              <table:table-cell office:value-type="float" office:value="-7.63599694983603">
                <text:p>-7.63599694983603</text:p>
              </table:table-cell>
              <table:table-cell office:value-type="float" office:value="-12.1109603180134">
                <text:p>-12.1109603180134</text:p>
              </table:table-cell>
              <table:table-cell office:value-type="float" office:value="-5.44663863507761">
                <text:p>-5.44663863507761</text:p>
              </table:table-cell>
              <table:table-cell office:value-type="float" office:value="2.19830756939393">
                <text:p>2.19830756939393</text:p>
              </table:table-cell>
              <table:table-cell office:value-type="float" office:value="5.48904162776718">
                <text:p>5.48904162776718</text:p>
              </table:table-cell>
              <table:table-cell office:value-type="float" office:value="23.1020479466282">
                <text:p>23.1020479466282</text:p>
              </table:table-cell>
              <table:table-cell office:value-type="float" office:value="3.91984358785618">
                <text:p>3.91984358785618</text:p>
              </table:table-cell>
              <table:table-cell office:value-type="float" office:value="13.8127400901972">
                <text:p>13.8127400901972</text:p>
              </table:table-cell>
              <table:table-cell office:value-type="float" office:value="-4.08395672092884">
                <text:p>-4.08395672092884</text:p>
              </table:table-cell>
            </table:table-row>
            <table:table-row>
              <table:table-cell office:value-type="string">
                <text:p>slre</text:p>
                <draw:g>
                  <svg:desc>Sheet1.A29:Sheet1.A29</svg:desc>
                </draw:g>
              </table:table-cell>
              <table:table-cell office:value-type="float" office:value="-0.128074617632546">
                <text:p>-0.128074617632546</text:p>
                <draw:g>
                  <svg:desc>Sheet1.B29:Sheet1.CI29</svg:desc>
                </draw:g>
              </table:table-cell>
              <table:table-cell office:value-type="float" office:value="-1.21738360628476">
                <text:p>-1.21738360628476</text:p>
              </table:table-cell>
              <table:table-cell office:value-type="float" office:value="-1.90998306233845">
                <text:p>-1.90998306233845</text:p>
              </table:table-cell>
              <table:table-cell office:value-type="float" office:value="-1.55639641143905">
                <text:p>-1.55639641143905</text:p>
              </table:table-cell>
              <table:table-cell office:value-type="float" office:value="-0.456856765698452">
                <text:p>-0.456856765698452</text:p>
              </table:table-cell>
              <table:table-cell office:value-type="float" office:value="-0.819878722098445">
                <text:p>-0.819878722098445</text:p>
              </table:table-cell>
              <table:table-cell office:value-type="float" office:value="-0.622813394402779">
                <text:p>-0.622813394402779</text:p>
              </table:table-cell>
              <table:table-cell office:value-type="float" office:value="0.782827317177699">
                <text:p>0.782827317177699</text:p>
              </table:table-cell>
              <table:table-cell office:value-type="float" office:value="0.837767548312508">
                <text:p>0.837767548312508</text:p>
              </table:table-cell>
              <table:table-cell office:value-type="float" office:value="-0.970175524973173">
                <text:p>-0.970175524973173</text:p>
              </table:table-cell>
              <table:table-cell office:value-type="float" office:value="0.000875934566835163">
                <text:p>0.000875934566835163</text:p>
              </table:table-cell>
              <table:table-cell office:value-type="float" office:value="-0.0629461393487472">
                <text:p>-0.0629461393487472</text:p>
              </table:table-cell>
              <table:table-cell office:value-type="float" office:value="-1.19542236059226">
                <text:p>-1.19542236059226</text:p>
              </table:table-cell>
              <table:table-cell office:value-type="float" office:value="-0.242446962259169">
                <text:p>-0.242446962259169</text:p>
              </table:table-cell>
              <table:table-cell office:value-type="float" office:value="-1.03269922686357">
                <text:p>-1.03269922686357</text:p>
              </table:table-cell>
              <table:table-cell office:value-type="float" office:value="0.223987771207761">
                <text:p>0.223987771207761</text:p>
              </table:table-cell>
              <table:table-cell office:value-type="float" office:value="1.01928750015342">
                <text:p>1.01928750015342</text:p>
              </table:table-cell>
              <table:table-cell office:value-type="float" office:value="-2.20702033057216">
                <text:p>-2.20702033057216</text:p>
              </table:table-cell>
              <table:table-cell office:value-type="float" office:value="-0.147084893514246">
                <text:p>-0.147084893514246</text:p>
              </table:table-cell>
              <table:table-cell office:value-type="float" office:value="-0.126605858043888">
                <text:p>-0.126605858043888</text:p>
              </table:table-cell>
              <table:table-cell office:value-type="float" office:value="-1.65744215402986">
                <text:p>-1.65744215402986</text:p>
              </table:table-cell>
              <table:table-cell office:value-type="float" office:value="-1.34267126417431">
                <text:p>-1.34267126417431</text:p>
              </table:table-cell>
              <table:table-cell office:value-type="float" office:value="0.228050395930217">
                <text:p>0.228050395930217</text:p>
              </table:table-cell>
              <table:table-cell office:value-type="float" office:value="-0.228201537776269">
                <text:p>-0.228201537776269</text:p>
              </table:table-cell>
              <table:table-cell office:value-type="float" office:value="0.572399084677468">
                <text:p>0.572399084677468</text:p>
              </table:table-cell>
              <table:table-cell office:value-type="float" office:value="-0.49314961739358">
                <text:p>-0.49314961739358</text:p>
              </table:table-cell>
              <table:table-cell office:value-type="float" office:value="2.2459305070331">
                <text:p>2.2459305070331</text:p>
              </table:table-cell>
              <table:table-cell office:value-type="float" office:value="0.66853522680175">
                <text:p>0.66853522680175</text:p>
              </table:table-cell>
              <table:table-cell office:value-type="float" office:value="-0.941764900111974">
                <text:p>-0.941764900111974</text:p>
              </table:table-cell>
              <table:table-cell office:value-type="float" office:value="0.344876867559119">
                <text:p>0.344876867559119</text:p>
              </table:table-cell>
              <table:table-cell office:value-type="float" office:value="0.895257636905528">
                <text:p>0.895257636905528</text:p>
              </table:table-cell>
              <table:table-cell office:value-type="float" office:value="-0.600698214597714">
                <text:p>-0.600698214597714</text:p>
              </table:table-cell>
              <table:table-cell office:value-type="float" office:value="-0.85831198810323">
                <text:p>-0.85831198810323</text:p>
              </table:table-cell>
              <table:table-cell office:value-type="float" office:value="-0.839019731129955">
                <text:p>-0.839019731129955</text:p>
              </table:table-cell>
              <table:table-cell office:value-type="float" office:value="1.00244911897581">
                <text:p>1.00244911897581</text:p>
              </table:table-cell>
              <table:table-cell office:value-type="float" office:value="-1.32822926904476">
                <text:p>-1.32822926904476</text:p>
              </table:table-cell>
              <table:table-cell office:value-type="float" office:value="-0.72171949174717">
                <text:p>-0.72171949174717</text:p>
              </table:table-cell>
              <table:table-cell office:value-type="float" office:value="-9.47293016501488">
                <text:p>-9.47293016501488</text:p>
              </table:table-cell>
              <table:table-cell office:value-type="float" office:value="-0.700393121221968">
                <text:p>-0.700393121221968</text:p>
              </table:table-cell>
              <table:table-cell office:value-type="float" office:value="-1.41221535134282">
                <text:p>-1.41221535134282</text:p>
              </table:table-cell>
              <table:table-cell office:value-type="float" office:value="0.555990257766623">
                <text:p>0.555990257766623</text:p>
              </table:table-cell>
              <table:table-cell office:value-type="float" office:value="-0.472048926220487">
                <text:p>-0.472048926220487</text:p>
              </table:table-cell>
              <table:table-cell office:value-type="float" office:value="-0.158876277429252">
                <text:p>-0.158876277429252</text:p>
              </table:table-cell>
              <table:table-cell office:value-type="float" office:value="-2.35318933299272">
                <text:p>-2.35318933299272</text:p>
              </table:table-cell>
              <table:table-cell office:value-type="float" office:value="-0.672180857251409">
                <text:p>-0.672180857251409</text:p>
              </table:table-cell>
              <table:table-cell office:value-type="float" office:value="0.612813915733612">
                <text:p>0.612813915733612</text:p>
              </table:table-cell>
              <table:table-cell office:value-type="float" office:value="-0.14701665578114">
                <text:p>-0.14701665578114</text:p>
              </table:table-cell>
              <table:table-cell office:value-type="float" office:value="0.580979176987915">
                <text:p>0.580979176987915</text:p>
              </table:table-cell>
              <table:table-cell office:value-type="float" office:value="-0.218416525467018">
                <text:p>-0.218416525467018</text:p>
              </table:table-cell>
              <table:table-cell office:value-type="float" office:value="-0.333589587713268">
                <text:p>-0.333589587713268</text:p>
              </table:table-cell>
              <table:table-cell office:value-type="float" office:value="0.277044016506886">
                <text:p>0.277044016506886</text:p>
              </table:table-cell>
              <table:table-cell office:value-type="float" office:value="-0.598096255234234">
                <text:p>-0.598096255234234</text:p>
              </table:table-cell>
              <table:table-cell office:value-type="float" office:value="-0.0168426485132585">
                <text:p>-0.0168426485132585</text:p>
              </table:table-cell>
              <table:table-cell office:value-type="float" office:value="-0.245110379398306">
                <text:p>-0.245110379398306</text:p>
              </table:table-cell>
              <table:table-cell office:value-type="float" office:value="-0.357278203354822">
                <text:p>-0.357278203354822</text:p>
              </table:table-cell>
              <table:table-cell office:value-type="float" office:value="-0.158387720663831">
                <text:p>-0.158387720663831</text:p>
              </table:table-cell>
              <table:table-cell office:value-type="float" office:value="-0.43040513665773">
                <text:p>-0.43040513665773</text:p>
              </table:table-cell>
              <table:table-cell office:value-type="float" office:value="0.0525349751433254">
                <text:p>0.0525349751433254</text:p>
              </table:table-cell>
              <table:table-cell office:value-type="float" office:value="-0.0112773403314935">
                <text:p>-0.0112773403314935</text:p>
              </table:table-cell>
              <table:table-cell office:value-type="float" office:value="-1.15230299473633">
                <text:p>-1.15230299473633</text:p>
              </table:table-cell>
              <table:table-cell office:value-type="float" office:value="0.268758223556054">
                <text:p>0.268758223556054</text:p>
              </table:table-cell>
              <table:table-cell office:value-type="float" office:value="0.565510290215379">
                <text:p>0.565510290215379</text:p>
              </table:table-cell>
              <table:table-cell office:value-type="float" office:value="-1.99509571369527">
                <text:p>-1.99509571369527</text:p>
              </table:table-cell>
              <table:table-cell office:value-type="float" office:value="1.34793965479496">
                <text:p>1.34793965479496</text:p>
              </table:table-cell>
              <table:table-cell office:value-type="float" office:value="1.08685339522806">
                <text:p>1.08685339522806</text:p>
              </table:table-cell>
              <table:table-cell office:value-type="float" office:value="0.672062403431175">
                <text:p>0.672062403431175</text:p>
              </table:table-cell>
              <table:table-cell office:value-type="float" office:value="-1.59089835037785">
                <text:p>-1.59089835037785</text:p>
              </table:table-cell>
              <table:table-cell office:value-type="float" office:value="-0.0775404782680165">
                <text:p>-0.0775404782680165</text:p>
              </table:table-cell>
              <table:table-cell office:value-type="float" office:value="-0.653522147414405">
                <text:p>-0.653522147414405</text:p>
              </table:table-cell>
              <table:table-cell office:value-type="float" office:value="-0.341103197353993">
                <text:p>-0.341103197353993</text:p>
              </table:table-cell>
              <table:table-cell office:value-type="float" office:value="1.11692883268163">
                <text:p>1.11692883268163</text:p>
              </table:table-cell>
              <table:table-cell office:value-type="float" office:value="-0.209657176595574">
                <text:p>-0.209657176595574</text:p>
              </table:table-cell>
              <table:table-cell office:value-type="float" office:value="2.25543627214726">
                <text:p>2.25543627214726</text:p>
              </table:table-cell>
              <table:table-cell office:value-type="float" office:value="-0.244512390371041">
                <text:p>-0.244512390371041</text:p>
              </table:table-cell>
              <table:table-cell office:value-type="float" office:value="-0.109485593737293">
                <text:p>-0.109485593737293</text:p>
              </table:table-cell>
              <table:table-cell office:value-type="float" office:value="-0.51808448396204">
                <text:p>-0.51808448396204</text:p>
              </table:table-cell>
              <table:table-cell office:value-type="float" office:value="0.944909475527917">
                <text:p>0.944909475527917</text:p>
              </table:table-cell>
              <table:table-cell office:value-type="float" office:value="-0.763586219824426">
                <text:p>-0.763586219824426</text:p>
              </table:table-cell>
              <table:table-cell office:value-type="float" office:value="0.160828179963802">
                <text:p>0.160828179963802</text:p>
              </table:table-cell>
              <table:table-cell office:value-type="float" office:value="-0.804409203361714">
                <text:p>-0.804409203361714</text:p>
              </table:table-cell>
              <table:table-cell office:value-type="float" office:value="1.18941710495834">
                <text:p>1.18941710495834</text:p>
              </table:table-cell>
              <table:table-cell office:value-type="float" office:value="-0.851141621019004">
                <text:p>-0.851141621019004</text:p>
              </table:table-cell>
              <table:table-cell office:value-type="float" office:value="-0.0959720331815517">
                <text:p>-0.0959720331815517</text:p>
              </table:table-cell>
              <table:table-cell office:value-type="float" office:value="-1.00944667083037">
                <text:p>-1.00944667083037</text:p>
              </table:table-cell>
              <table:table-cell office:value-type="float" office:value="0.376191639925507">
                <text:p>0.376191639925507</text:p>
              </table:table-cell>
              <table:table-cell office:value-type="float" office:value="0.508902922900486">
                <text:p>0.508902922900486</text:p>
              </table:table-cell>
            </table:table-row>
            <table:table-row>
              <table:table-cell office:value-type="string">
                <text:p>qurt</text:p>
                <draw:g>
                  <svg:desc>Sheet1.A30:Sheet1.A30</svg:desc>
                </draw:g>
              </table:table-cell>
              <table:table-cell office:value-type="float" office:value="-0.200821174027664">
                <text:p>-0.200821174027664</text:p>
                <draw:g>
                  <svg:desc>Sheet1.B30:Sheet1.CI30</svg:desc>
                </draw:g>
              </table:table-cell>
              <table:table-cell office:value-type="float" office:value="0.00533670995154082">
                <text:p>0.00533670995154082</text:p>
              </table:table-cell>
              <table:table-cell office:value-type="float" office:value="0.0911917197811317">
                <text:p>0.0911917197811317</text:p>
              </table:table-cell>
              <table:table-cell office:value-type="float" office:value="0.0438597217307733">
                <text:p>0.0438597217307733</text:p>
              </table:table-cell>
              <table:table-cell office:value-type="float" office:value="-0.0875446291023234">
                <text:p>-0.0875446291023234</text:p>
              </table:table-cell>
              <table:table-cell office:value-type="float" office:value="-0.0130630311621149">
                <text:p>-0.0130630311621149</text:p>
              </table:table-cell>
              <table:table-cell office:value-type="float" office:value="-0.108037954736173">
                <text:p>-0.108037954736173</text:p>
              </table:table-cell>
              <table:table-cell office:value-type="float" office:value="0.0857539470205885">
                <text:p>0.0857539470205885</text:p>
              </table:table-cell>
              <table:table-cell office:value-type="float" office:value="-0.137296245389159">
                <text:p>-0.137296245389159</text:p>
              </table:table-cell>
              <table:table-cell office:value-type="float" office:value="-0.0730633318283528">
                <text:p>-0.0730633318283528</text:p>
              </table:table-cell>
              <table:table-cell office:value-type="float" office:value="-0.183718630303578">
                <text:p>-0.183718630303578</text:p>
              </table:table-cell>
              <table:table-cell office:value-type="float" office:value="0.107130524303924">
                <text:p>0.107130524303924</text:p>
              </table:table-cell>
              <table:table-cell office:value-type="float" office:value="0.202203990527378">
                <text:p>0.202203990527378</text:p>
              </table:table-cell>
              <table:table-cell office:value-type="float" office:value="-0.0396643463157645">
                <text:p>-0.0396643463157645</text:p>
              </table:table-cell>
              <table:table-cell office:value-type="float" office:value="-0.0874418937521954">
                <text:p>-0.0874418937521954</text:p>
              </table:table-cell>
              <table:table-cell office:value-type="float" office:value="-0.155286258604188">
                <text:p>-0.155286258604188</text:p>
              </table:table-cell>
              <table:table-cell office:value-type="float" office:value="-1.25373140236875">
                <text:p>-1.25373140236875</text:p>
              </table:table-cell>
              <table:table-cell office:value-type="float" office:value="0.128277549789095">
                <text:p>0.128277549789095</text:p>
              </table:table-cell>
              <table:table-cell office:value-type="float" office:value="-0.0720990516687625">
                <text:p>-0.0720990516687625</text:p>
              </table:table-cell>
              <table:table-cell office:value-type="float" office:value="0.0488630376153359">
                <text:p>0.0488630376153359</text:p>
              </table:table-cell>
              <table:table-cell office:value-type="float" office:value="-0.121080442134556">
                <text:p>-0.121080442134556</text:p>
              </table:table-cell>
              <table:table-cell office:value-type="float" office:value="0.0251435923548866">
                <text:p>0.0251435923548866</text:p>
              </table:table-cell>
              <table:table-cell office:value-type="float" office:value="0.0220921113250816">
                <text:p>0.0220921113250816</text:p>
              </table:table-cell>
              <table:table-cell office:value-type="float" office:value="-0.0760058490542496">
                <text:p>-0.0760058490542496</text:p>
              </table:table-cell>
              <table:table-cell office:value-type="float" office:value="0.0323301044065112">
                <text:p>0.0323301044065112</text:p>
              </table:table-cell>
              <table:table-cell office:value-type="float" office:value="-0.0921590693902023">
                <text:p>-0.0921590693902023</text:p>
              </table:table-cell>
              <table:table-cell office:value-type="float" office:value="0.2100149899082">
                <text:p>0.2100149899082</text:p>
              </table:table-cell>
              <table:table-cell office:value-type="float" office:value="-0.0218420638701612">
                <text:p>-0.0218420638701612</text:p>
              </table:table-cell>
              <table:table-cell office:value-type="float" office:value="-0.169901463493704">
                <text:p>-0.169901463493704</text:p>
              </table:table-cell>
              <table:table-cell office:value-type="float" office:value="-0.0633596263512292">
                <text:p>-0.0633596263512292</text:p>
              </table:table-cell>
              <table:table-cell office:value-type="float" office:value="0.0118655463338938">
                <text:p>0.0118655463338938</text:p>
              </table:table-cell>
              <table:table-cell office:value-type="float" office:value="0.00119143905099547">
                <text:p>0.00119143905099547</text:p>
              </table:table-cell>
              <table:table-cell office:value-type="float" office:value="-0.0932919489291983">
                <text:p>-0.0932919489291983</text:p>
              </table:table-cell>
              <table:table-cell office:value-type="float" office:value="-0.00135587223381814">
                <text:p>-0.00135587223381814</text:p>
              </table:table-cell>
              <table:table-cell office:value-type="float" office:value="0.0839056998293561">
                <text:p>0.0839056998293561</text:p>
              </table:table-cell>
              <table:table-cell office:value-type="float" office:value="-0.0748819809809278">
                <text:p>-0.0748819809809278</text:p>
              </table:table-cell>
              <table:table-cell office:value-type="float" office:value="-0.0785131428897856">
                <text:p>-0.0785131428897856</text:p>
              </table:table-cell>
              <table:table-cell office:value-type="float" office:value="0.130954984509494">
                <text:p>0.130954984509494</text:p>
              </table:table-cell>
              <table:table-cell office:value-type="float" office:value="0.002568593734038">
                <text:p>0.002568593734038</text:p>
              </table:table-cell>
              <table:table-cell office:value-type="float" office:value="-0.0258812209364376">
                <text:p>-0.0258812209364376</text:p>
              </table:table-cell>
              <table:table-cell office:value-type="float" office:value="0.0917130367354748">
                <text:p>0.0917130367354748</text:p>
              </table:table-cell>
              <table:table-cell office:value-type="float" office:value="0.0686904784812328">
                <text:p>0.0686904784812328</text:p>
              </table:table-cell>
              <table:table-cell office:value-type="float" office:value="-0.204944324101324">
                <text:p>-0.204944324101324</text:p>
              </table:table-cell>
              <table:table-cell office:value-type="float" office:value="0.00465015787936301">
                <text:p>0.00465015787936301</text:p>
              </table:table-cell>
              <table:table-cell office:value-type="float" office:value="0.0140205292632076">
                <text:p>0.0140205292632076</text:p>
              </table:table-cell>
              <table:table-cell office:value-type="float" office:value="0.000605264849776745">
                <text:p>0.000605264849776745</text:p>
              </table:table-cell>
              <table:table-cell office:value-type="float" office:value="-0.0453980923235421">
                <text:p>-0.0453980923235421</text:p>
              </table:table-cell>
              <table:table-cell office:value-type="float" office:value="0.0765590851005738">
                <text:p>0.0765590851005738</text:p>
              </table:table-cell>
              <table:table-cell office:value-type="float" office:value="0.125297507040767">
                <text:p>0.125297507040767</text:p>
              </table:table-cell>
              <table:table-cell office:value-type="float" office:value="0.126002461510264">
                <text:p>0.126002461510264</text:p>
              </table:table-cell>
              <table:table-cell office:value-type="float" office:value="0.108573694665989">
                <text:p>0.108573694665989</text:p>
              </table:table-cell>
              <table:table-cell office:value-type="float" office:value="-0.111879050619688">
                <text:p>-0.111879050619688</text:p>
              </table:table-cell>
              <table:table-cell office:value-type="float" office:value="0.0401451171164286">
                <text:p>0.0401451171164286</text:p>
              </table:table-cell>
              <table:table-cell office:value-type="float" office:value="0.101792899964903">
                <text:p>0.101792899964903</text:p>
              </table:table-cell>
              <table:table-cell office:value-type="float" office:value="0.0701016664169271">
                <text:p>0.0701016664169271</text:p>
              </table:table-cell>
              <table:table-cell office:value-type="float" office:value="-0.0296762138638009">
                <text:p>-0.0296762138638009</text:p>
              </table:table-cell>
              <table:table-cell office:value-type="float" office:value="0.0844739713731723">
                <text:p>0.0844739713731723</text:p>
              </table:table-cell>
              <table:table-cell office:value-type="float" office:value="-0.0265097174894357">
                <text:p>-0.0265097174894357</text:p>
              </table:table-cell>
              <table:table-cell office:value-type="float" office:value="-0.0885720602248064">
                <text:p>-0.0885720602248064</text:p>
              </table:table-cell>
              <table:table-cell office:value-type="float" office:value="-0.191564132655105">
                <text:p>-0.191564132655105</text:p>
              </table:table-cell>
              <table:table-cell office:value-type="float" office:value="-0.0258103269966472">
                <text:p>-0.0258103269966472</text:p>
              </table:table-cell>
              <table:table-cell office:value-type="float" office:value="0.00332778593179178">
                <text:p>0.00332778593179178</text:p>
              </table:table-cell>
              <table:table-cell office:value-type="float" office:value="0.105552939473317">
                <text:p>0.105552939473317</text:p>
              </table:table-cell>
              <table:table-cell office:value-type="float" office:value="0.0391777222142087">
                <text:p>0.0391777222142087</text:p>
              </table:table-cell>
              <table:table-cell office:value-type="float" office:value="-0.0333474133695844">
                <text:p>-0.0333474133695844</text:p>
              </table:table-cell>
              <table:table-cell office:value-type="float" office:value="-0.111458392422125">
                <text:p>-0.111458392422125</text:p>
              </table:table-cell>
              <table:table-cell office:value-type="float" office:value="0.018530973458897">
                <text:p>0.018530973458897</text:p>
              </table:table-cell>
              <table:table-cell office:value-type="float" office:value="0.225885776590481">
                <text:p>0.225885776590481</text:p>
              </table:table-cell>
              <table:table-cell office:value-type="float" office:value="-0.0968255366713018">
                <text:p>-0.0968255366713018</text:p>
              </table:table-cell>
              <table:table-cell office:value-type="float" office:value="0.0260070167410606">
                <text:p>0.0260070167410606</text:p>
              </table:table-cell>
              <table:table-cell office:value-type="float" office:value="0.157827036677926">
                <text:p>0.157827036677926</text:p>
              </table:table-cell>
              <table:table-cell office:value-type="float" office:value="0.217793399864565">
                <text:p>0.217793399864565</text:p>
              </table:table-cell>
              <table:table-cell office:value-type="float" office:value="0.513185097775222">
                <text:p>0.513185097775222</text:p>
              </table:table-cell>
              <table:table-cell office:value-type="float" office:value="0.0135192953770768">
                <text:p>0.0135192953770768</text:p>
              </table:table-cell>
              <table:table-cell office:value-type="float" office:value="-0.055135819159545">
                <text:p>-0.055135819159545</text:p>
              </table:table-cell>
              <table:table-cell office:value-type="float" office:value="-0.0111747544791568">
                <text:p>-0.0111747544791568</text:p>
              </table:table-cell>
              <table:table-cell office:value-type="float" office:value="-0.247223097767072">
                <text:p>-0.247223097767072</text:p>
              </table:table-cell>
              <table:table-cell office:value-type="float" office:value="0.103123267404564">
                <text:p>0.103123267404564</text:p>
              </table:table-cell>
              <table:table-cell office:value-type="float" office:value="0.0863421055142066">
                <text:p>0.0863421055142066</text:p>
              </table:table-cell>
              <table:table-cell office:value-type="float" office:value="0.059880460061389">
                <text:p>0.059880460061389</text:p>
              </table:table-cell>
              <table:table-cell office:value-type="float" office:value="0.059814497038604">
                <text:p>0.059814497038604</text:p>
              </table:table-cell>
              <table:table-cell office:value-type="float" office:value="0.00356137462817659">
                <text:p>0.00356137462817659</text:p>
              </table:table-cell>
              <table:table-cell office:value-type="float" office:value="0.135215958210123">
                <text:p>0.135215958210123</text:p>
              </table:table-cell>
              <table:table-cell office:value-type="float" office:value="-0.217646647951995">
                <text:p>-0.217646647951995</text:p>
              </table:table-cell>
              <table:table-cell office:value-type="float" office:value="-0.0239165696239335">
                <text:p>-0.0239165696239335</text:p>
              </table:table-cell>
              <table:table-cell office:value-type="float" office:value="-0.0342484379841772">
                <text:p>-0.0342484379841772</text:p>
              </table:table-cell>
            </table:table-row>
            <table:table-row>
              <table:table-cell office:value-type="string">
                <text:p>nbody</text:p>
                <draw:g>
                  <svg:desc>Sheet1.A31:Sheet1.A31</svg:desc>
                </draw:g>
              </table:table-cell>
              <table:table-cell office:value-type="float" office:value="-0.350722149810697">
                <text:p>-0.350722149810697</text:p>
                <draw:g>
                  <svg:desc>Sheet1.B31:Sheet1.CI31</svg:desc>
                </draw:g>
              </table:table-cell>
              <table:table-cell office:value-type="float" office:value="0.408561158770916">
                <text:p>0.408561158770916</text:p>
              </table:table-cell>
              <table:table-cell office:value-type="float" office:value="-0.128407269208819">
                <text:p>-0.128407269208819</text:p>
              </table:table-cell>
              <table:table-cell office:value-type="float" office:value="0.628546185583139">
                <text:p>0.628546185583139</text:p>
              </table:table-cell>
              <table:table-cell office:value-type="float" office:value="-0.314509757190267">
                <text:p>-0.314509757190267</text:p>
              </table:table-cell>
              <table:table-cell office:value-type="float" office:value="0.0911978041439161">
                <text:p>0.0911978041439161</text:p>
              </table:table-cell>
              <table:table-cell office:value-type="float" office:value="0.281774819141348">
                <text:p>0.281774819141348</text:p>
              </table:table-cell>
              <table:table-cell office:value-type="float" office:value="0.325882552744629">
                <text:p>0.325882552744629</text:p>
              </table:table-cell>
              <table:table-cell office:value-type="float" office:value="0.24166377724309">
                <text:p>0.24166377724309</text:p>
              </table:table-cell>
              <table:table-cell office:value-type="float" office:value="-0.0999704433782314">
                <text:p>-0.0999704433782314</text:p>
              </table:table-cell>
              <table:table-cell office:value-type="float" office:value="0.320807542998906">
                <text:p>0.320807542998906</text:p>
              </table:table-cell>
              <table:table-cell office:value-type="float" office:value="-0.15875562868201">
                <text:p>-0.15875562868201</text:p>
              </table:table-cell>
              <table:table-cell office:value-type="float" office:value="-1.23871968169069">
                <text:p>-1.23871968169069</text:p>
              </table:table-cell>
              <table:table-cell office:value-type="float" office:value="0.0557643261373704">
                <text:p>0.0557643261373704</text:p>
              </table:table-cell>
              <table:table-cell office:value-type="float" office:value="-0.591905246683496">
                <text:p>-0.591905246683496</text:p>
              </table:table-cell>
              <table:table-cell office:value-type="float" office:value="0.0326713503942214">
                <text:p>0.0326713503942214</text:p>
              </table:table-cell>
              <table:table-cell office:value-type="float" office:value="-0.0930372712610865">
                <text:p>-0.0930372712610865</text:p>
              </table:table-cell>
              <table:table-cell office:value-type="float" office:value="-0.11611568968135">
                <text:p>-0.11611568968135</text:p>
              </table:table-cell>
              <table:table-cell office:value-type="float" office:value="-0.593699487893441">
                <text:p>-0.593699487893441</text:p>
              </table:table-cell>
              <table:table-cell office:value-type="float" office:value="0.0231147609303672">
                <text:p>0.0231147609303672</text:p>
              </table:table-cell>
              <table:table-cell office:value-type="float" office:value="-0.364004477925629">
                <text:p>-0.364004477925629</text:p>
              </table:table-cell>
              <table:table-cell office:value-type="float" office:value="0.232903149737529">
                <text:p>0.232903149737529</text:p>
              </table:table-cell>
              <table:table-cell office:value-type="float" office:value="0.0967851484114327">
                <text:p>0.0967851484114327</text:p>
              </table:table-cell>
              <table:table-cell office:value-type="float" office:value="-0.361065619861988">
                <text:p>-0.361065619861988</text:p>
              </table:table-cell>
              <table:table-cell office:value-type="float" office:value="-0.475109423734875">
                <text:p>-0.475109423734875</text:p>
              </table:table-cell>
              <table:table-cell office:value-type="float" office:value="-0.132552973669631">
                <text:p>-0.132552973669631</text:p>
              </table:table-cell>
              <table:table-cell office:value-type="float" office:value="0.955852312513649">
                <text:p>0.955852312513649</text:p>
              </table:table-cell>
              <table:table-cell office:value-type="float" office:value="-0.231140473892142">
                <text:p>-0.231140473892142</text:p>
              </table:table-cell>
              <table:table-cell office:value-type="float" office:value="-0.110906432650018">
                <text:p>-0.110906432650018</text:p>
              </table:table-cell>
              <table:table-cell office:value-type="float" office:value="0.334180317889658">
                <text:p>0.334180317889658</text:p>
              </table:table-cell>
              <table:table-cell office:value-type="float" office:value="-0.152425193076214">
                <text:p>-0.152425193076214</text:p>
              </table:table-cell>
              <table:table-cell office:value-type="float" office:value="-0.199806193667822">
                <text:p>-0.199806193667822</text:p>
              </table:table-cell>
              <table:table-cell office:value-type="float" office:value="-1.031195245805">
                <text:p>-1.031195245805</text:p>
              </table:table-cell>
              <table:table-cell office:value-type="float" office:value="0.443940012767521">
                <text:p>0.443940012767521</text:p>
              </table:table-cell>
              <table:table-cell office:value-type="float" office:value="0.141398463744197">
                <text:p>0.141398463744197</text:p>
              </table:table-cell>
              <table:table-cell office:value-type="float" office:value="0.679178574044925">
                <text:p>0.679178574044925</text:p>
              </table:table-cell>
              <table:table-cell office:value-type="float" office:value="0.00798273079554234">
                <text:p>0.00798273079554234</text:p>
              </table:table-cell>
              <table:table-cell office:value-type="float" office:value="-0.649304381226017">
                <text:p>-0.649304381226017</text:p>
              </table:table-cell>
              <table:table-cell office:value-type="float" office:value="-0.280054663783336">
                <text:p>-0.280054663783336</text:p>
              </table:table-cell>
              <table:table-cell office:value-type="float" office:value="0.370223011108615">
                <text:p>0.370223011108615</text:p>
              </table:table-cell>
              <table:table-cell office:value-type="float" office:value="-0.318381167516828">
                <text:p>-0.318381167516828</text:p>
              </table:table-cell>
              <table:table-cell office:value-type="float" office:value="-0.0370515121698189">
                <text:p>-0.0370515121698189</text:p>
              </table:table-cell>
              <table:table-cell office:value-type="float" office:value="0.313980900630044">
                <text:p>0.313980900630044</text:p>
              </table:table-cell>
              <table:table-cell office:value-type="float" office:value="0.490991669363268">
                <text:p>0.490991669363268</text:p>
              </table:table-cell>
              <table:table-cell office:value-type="float" office:value="0.230482594073341">
                <text:p>0.230482594073341</text:p>
              </table:table-cell>
              <table:table-cell office:value-type="float" office:value="-0.613376447429188">
                <text:p>-0.613376447429188</text:p>
              </table:table-cell>
              <table:table-cell office:value-type="float" office:value="-0.329103211769658">
                <text:p>-0.329103211769658</text:p>
              </table:table-cell>
              <table:table-cell office:value-type="float" office:value="0.275059894034995">
                <text:p>0.275059894034995</text:p>
              </table:table-cell>
              <table:table-cell office:value-type="float" office:value="-5.2456496334446">
                <text:p>-5.2456496334446</text:p>
              </table:table-cell>
              <table:table-cell office:value-type="float" office:value="-0.304808649925907">
                <text:p>-0.304808649925907</text:p>
              </table:table-cell>
              <table:table-cell office:value-type="float" office:value="-0.08921358924464">
                <text:p>-0.08921358924464</text:p>
              </table:table-cell>
              <table:table-cell office:value-type="float" office:value="-0.698133625281889">
                <text:p>-0.698133625281889</text:p>
              </table:table-cell>
              <table:table-cell office:value-type="float" office:value="-0.914498289864143">
                <text:p>-0.914498289864143</text:p>
              </table:table-cell>
              <table:table-cell office:value-type="float" office:value="0.0514806592292276">
                <text:p>0.0514806592292276</text:p>
              </table:table-cell>
              <table:table-cell office:value-type="float" office:value="-0.620952194446943">
                <text:p>-0.620952194446943</text:p>
              </table:table-cell>
              <table:table-cell office:value-type="float" office:value="0.500179919644293">
                <text:p>0.500179919644293</text:p>
              </table:table-cell>
              <table:table-cell office:value-type="float" office:value="-0.219058030191558">
                <text:p>-0.219058030191558</text:p>
              </table:table-cell>
              <table:table-cell office:value-type="float" office:value="0.150702442383265">
                <text:p>0.150702442383265</text:p>
              </table:table-cell>
              <table:table-cell office:value-type="float" office:value="0.0195214405280441">
                <text:p>0.0195214405280441</text:p>
              </table:table-cell>
              <table:table-cell office:value-type="float" office:value="1.59731224425379">
                <text:p>1.59731224425379</text:p>
              </table:table-cell>
              <table:table-cell office:value-type="float" office:value="0.12773349642558">
                <text:p>0.12773349642558</text:p>
              </table:table-cell>
              <table:table-cell office:value-type="float" office:value="-0.466161841761813">
                <text:p>-0.466161841761813</text:p>
              </table:table-cell>
              <table:table-cell office:value-type="float" office:value="-0.229756978325228">
                <text:p>-0.229756978325228</text:p>
              </table:table-cell>
              <table:table-cell office:value-type="float" office:value="-0.554542733765316">
                <text:p>-0.554542733765316</text:p>
              </table:table-cell>
              <table:table-cell office:value-type="float" office:value="-0.096765029233025">
                <text:p>-0.096765029233025</text:p>
              </table:table-cell>
              <table:table-cell office:value-type="float" office:value="0.592345078744607">
                <text:p>0.592345078744607</text:p>
              </table:table-cell>
              <table:table-cell office:value-type="float" office:value="-1.03504214529014">
                <text:p>-1.03504214529014</text:p>
              </table:table-cell>
              <table:table-cell office:value-type="float" office:value="-0.21128759419091">
                <text:p>-0.21128759419091</text:p>
              </table:table-cell>
              <table:table-cell office:value-type="float" office:value="-0.1003138602048">
                <text:p>-0.1003138602048</text:p>
              </table:table-cell>
              <table:table-cell office:value-type="float" office:value="0.0578249012592762">
                <text:p>0.0578249012592762</text:p>
              </table:table-cell>
              <table:table-cell office:value-type="float" office:value="-0.307644583869069">
                <text:p>-0.307644583869069</text:p>
              </table:table-cell>
              <table:table-cell office:value-type="float" office:value="0.407512312609555">
                <text:p>0.407512312609555</text:p>
              </table:table-cell>
              <table:table-cell office:value-type="float" office:value="1.59922242003643">
                <text:p>1.59922242003643</text:p>
              </table:table-cell>
              <table:table-cell office:value-type="float" office:value="-0.171781872467837">
                <text:p>-0.171781872467837</text:p>
              </table:table-cell>
              <table:table-cell office:value-type="float" office:value="0.295033700987444">
                <text:p>0.295033700987444</text:p>
              </table:table-cell>
              <table:table-cell office:value-type="float" office:value="-0.213391679956157">
                <text:p>-0.213391679956157</text:p>
              </table:table-cell>
              <table:table-cell office:value-type="float" office:value="0.349895859283141">
                <text:p>0.349895859283141</text:p>
              </table:table-cell>
              <table:table-cell office:value-type="float" office:value="0.00426404710038447">
                <text:p>0.00426404710038447</text:p>
              </table:table-cell>
              <table:table-cell office:value-type="float" office:value="-0.471842639957203">
                <text:p>-0.471842639957203</text:p>
              </table:table-cell>
              <table:table-cell office:value-type="float" office:value="-0.038932621675547">
                <text:p>-0.038932621675547</text:p>
              </table:table-cell>
              <table:table-cell office:value-type="float" office:value="0.0772099789270392">
                <text:p>0.0772099789270392</text:p>
              </table:table-cell>
              <table:table-cell office:value-type="float" office:value="0.275214100099541">
                <text:p>0.275214100099541</text:p>
              </table:table-cell>
              <table:table-cell office:value-type="float" office:value="-0.123756480857953">
                <text:p>-0.123756480857953</text:p>
              </table:table-cell>
              <table:table-cell office:value-type="float" office:value="-0.0142193071329002">
                <text:p>-0.0142193071329002</text:p>
              </table:table-cell>
              <table:table-cell office:value-type="float" office:value="0.469340811326324">
                <text:p>0.469340811326324</text:p>
              </table:table-cell>
              <table:table-cell office:value-type="float" office:value="0.777216616747767">
                <text:p>0.777216616747767</text:p>
              </table:table-cell>
            </table:table-row>
            <table:table-row>
              <table:table-cell office:value-type="string">
                <text:p>aha-mont64</text:p>
                <draw:g>
                  <svg:desc>Sheet1.A32:Sheet1.A32</svg:desc>
                </draw:g>
              </table:table-cell>
              <table:table-cell office:value-type="float" office:value="-1.91465568367288">
                <text:p>-1.91465568367288</text:p>
                <draw:g>
                  <svg:desc>Sheet1.B32:Sheet1.CI32</svg:desc>
                </draw:g>
              </table:table-cell>
              <table:table-cell office:value-type="float" office:value="2.08347096282348">
                <text:p>2.08347096282348</text:p>
              </table:table-cell>
              <table:table-cell office:value-type="float" office:value="6.00200219662369">
                <text:p>6.00200219662369</text:p>
              </table:table-cell>
              <table:table-cell office:value-type="float" office:value="-0.303251652408443">
                <text:p>-0.303251652408443</text:p>
              </table:table-cell>
              <table:table-cell office:value-type="float" office:value="-1.41949652852466">
                <text:p>-1.41949652852466</text:p>
              </table:table-cell>
              <table:table-cell office:value-type="float" office:value="0.449950775590572">
                <text:p>0.449950775590572</text:p>
              </table:table-cell>
              <table:table-cell office:value-type="float" office:value="-3.35802153598678">
                <text:p>-3.35802153598678</text:p>
              </table:table-cell>
              <table:table-cell office:value-type="float" office:value="-0.941997724791436">
                <text:p>-0.941997724791436</text:p>
              </table:table-cell>
              <table:table-cell office:value-type="float" office:value="5.1097070488001">
                <text:p>5.1097070488001</text:p>
              </table:table-cell>
              <table:table-cell office:value-type="float" office:value="-0.192239495673045">
                <text:p>-0.192239495673045</text:p>
              </table:table-cell>
              <table:table-cell office:value-type="float" office:value="0.790581980219683">
                <text:p>0.790581980219683</text:p>
              </table:table-cell>
              <table:table-cell office:value-type="float" office:value="4.48708119803771">
                <text:p>4.48708119803771</text:p>
              </table:table-cell>
              <table:table-cell office:value-type="float" office:value="-11.0523194331083">
                <text:p>-11.0523194331083</text:p>
              </table:table-cell>
              <table:table-cell office:value-type="float" office:value="0.900193307993499">
                <text:p>0.900193307993499</text:p>
              </table:table-cell>
              <table:table-cell office:value-type="float" office:value="1.11387143523996">
                <text:p>1.11387143523996</text:p>
              </table:table-cell>
              <table:table-cell office:value-type="float" office:value="-0.929771261957688">
                <text:p>-0.929771261957688</text:p>
              </table:table-cell>
              <table:table-cell office:value-type="float" office:value="0.318553046846191">
                <text:p>0.318553046846191</text:p>
              </table:table-cell>
              <table:table-cell office:value-type="float" office:value="3.54461790384588">
                <text:p>3.54461790384588</text:p>
              </table:table-cell>
              <table:table-cell office:value-type="float" office:value="-2.65628297705106">
                <text:p>-2.65628297705106</text:p>
              </table:table-cell>
              <table:table-cell office:value-type="float" office:value="-1.9844925672356">
                <text:p>-1.9844925672356</text:p>
              </table:table-cell>
              <table:table-cell office:value-type="float" office:value="1.39912096059174">
                <text:p>1.39912096059174</text:p>
              </table:table-cell>
              <table:table-cell office:value-type="float" office:value="5.84057715307236">
                <text:p>5.84057715307236</text:p>
              </table:table-cell>
              <table:table-cell office:value-type="float" office:value="-1.58745099451148">
                <text:p>-1.58745099451148</text:p>
              </table:table-cell>
              <table:table-cell office:value-type="float" office:value="3.52728180655135">
                <text:p>3.52728180655135</text:p>
              </table:table-cell>
              <table:table-cell office:value-type="float" office:value="-0.163401213415137">
                <text:p>-0.163401213415137</text:p>
              </table:table-cell>
              <table:table-cell office:value-type="float" office:value="0.366336947185655">
                <text:p>0.366336947185655</text:p>
              </table:table-cell>
              <table:table-cell office:value-type="float" office:value="-0.469762147788868">
                <text:p>-0.469762147788868</text:p>
              </table:table-cell>
              <table:table-cell office:value-type="float" office:value="3.0232531613304">
                <text:p>3.0232531613304</text:p>
              </table:table-cell>
              <table:table-cell office:value-type="float" office:value="4.6012917856804">
                <text:p>4.6012917856804</text:p>
              </table:table-cell>
              <table:table-cell office:value-type="float" office:value="-0.876901996259936">
                <text:p>-0.876901996259936</text:p>
              </table:table-cell>
              <table:table-cell office:value-type="float" office:value="-4.74625025753883">
                <text:p>-4.74625025753883</text:p>
              </table:table-cell>
              <table:table-cell office:value-type="float" office:value="-2.51681948977103">
                <text:p>-2.51681948977103</text:p>
              </table:table-cell>
              <table:table-cell office:value-type="float" office:value="-1.6364981944868">
                <text:p>-1.6364981944868</text:p>
              </table:table-cell>
              <table:table-cell office:value-type="float" office:value="2.20064300105775">
                <text:p>2.20064300105775</text:p>
              </table:table-cell>
              <table:table-cell office:value-type="float" office:value="0.251549538908433">
                <text:p>0.251549538908433</text:p>
              </table:table-cell>
              <table:table-cell office:value-type="float" office:value="6.08301388351612">
                <text:p>6.08301388351612</text:p>
              </table:table-cell>
              <table:table-cell office:value-type="float" office:value="-3.82109798388687">
                <text:p>-3.82109798388687</text:p>
              </table:table-cell>
              <table:table-cell office:value-type="float" office:value="6.64467884522113">
                <text:p>6.64467884522113</text:p>
              </table:table-cell>
              <table:table-cell office:value-type="float" office:value="-1.55715369937952">
                <text:p>-1.55715369937952</text:p>
              </table:table-cell>
              <table:table-cell office:value-type="float" office:value="-6.83913644908603">
                <text:p>-6.83913644908603</text:p>
              </table:table-cell>
              <table:table-cell office:value-type="float" office:value="-6.03255556058775">
                <text:p>-6.03255556058775</text:p>
              </table:table-cell>
              <table:table-cell office:value-type="float" office:value="0.648525732114125">
                <text:p>0.648525732114125</text:p>
              </table:table-cell>
              <table:table-cell office:value-type="float" office:value="-0.126073474802961">
                <text:p>-0.126073474802961</text:p>
              </table:table-cell>
              <table:table-cell office:value-type="float" office:value="-1.97082673019248">
                <text:p>-1.97082673019248</text:p>
              </table:table-cell>
              <table:table-cell office:value-type="float" office:value="0.228127984782772">
                <text:p>0.228127984782772</text:p>
              </table:table-cell>
              <table:table-cell office:value-type="float" office:value="0.314558715666434">
                <text:p>0.314558715666434</text:p>
              </table:table-cell>
              <table:table-cell office:value-type="float" office:value="-3.37488135791538">
                <text:p>-3.37488135791538</text:p>
              </table:table-cell>
              <table:table-cell office:value-type="float" office:value="0.152513007380513">
                <text:p>0.152513007380513</text:p>
              </table:table-cell>
              <table:table-cell office:value-type="float" office:value="-17.102885966921">
                <text:p>-17.102885966921</text:p>
              </table:table-cell>
              <table:table-cell office:value-type="float" office:value="-1.3136792937932">
                <text:p>-1.3136792937932</text:p>
              </table:table-cell>
              <table:table-cell office:value-type="float" office:value="0.167413037703919">
                <text:p>0.167413037703919</text:p>
              </table:table-cell>
              <table:table-cell office:value-type="float" office:value="0.099037158175017">
                <text:p>0.099037158175017</text:p>
              </table:table-cell>
              <table:table-cell office:value-type="float" office:value="-3.11134863290731">
                <text:p>-3.11134863290731</text:p>
              </table:table-cell>
              <table:table-cell office:value-type="float" office:value="-4.92311831728744">
                <text:p>-4.92311831728744</text:p>
              </table:table-cell>
              <table:table-cell office:value-type="float" office:value="1.76746621210587">
                <text:p>1.76746621210587</text:p>
              </table:table-cell>
              <table:table-cell office:value-type="float" office:value="1.22504298973838">
                <text:p>1.22504298973838</text:p>
              </table:table-cell>
              <table:table-cell office:value-type="float" office:value="4.73040362428775">
                <text:p>4.73040362428775</text:p>
              </table:table-cell>
              <table:table-cell office:value-type="float" office:value="-0.260133133478252">
                <text:p>-0.260133133478252</text:p>
              </table:table-cell>
              <table:table-cell office:value-type="float" office:value="-2.40891622773108">
                <text:p>-2.40891622773108</text:p>
              </table:table-cell>
              <table:table-cell office:value-type="float" office:value="8.05240362001143">
                <text:p>8.05240362001143</text:p>
              </table:table-cell>
              <table:table-cell office:value-type="float" office:value="-4.02834538708436">
                <text:p>-4.02834538708436</text:p>
              </table:table-cell>
              <table:table-cell office:value-type="float" office:value="0.929516627925396">
                <text:p>0.929516627925396</text:p>
              </table:table-cell>
              <table:table-cell office:value-type="float" office:value="2.52189071716545">
                <text:p>2.52189071716545</text:p>
              </table:table-cell>
              <table:table-cell office:value-type="float" office:value="-6.2682381016022">
                <text:p>-6.2682381016022</text:p>
              </table:table-cell>
              <table:table-cell office:value-type="float" office:value="2.87014962204679">
                <text:p>2.87014962204679</text:p>
              </table:table-cell>
              <table:table-cell office:value-type="float" office:value="-3.11681725268883">
                <text:p>-3.11681725268883</text:p>
              </table:table-cell>
              <table:table-cell office:value-type="float" office:value="8.16679832450043">
                <text:p>8.16679832450043</text:p>
              </table:table-cell>
              <table:table-cell office:value-type="float" office:value="4.56206683524231">
                <text:p>4.56206683524231</text:p>
              </table:table-cell>
              <table:table-cell office:value-type="float" office:value="0.0538235223800412">
                <text:p>0.0538235223800412</text:p>
              </table:table-cell>
              <table:table-cell office:value-type="float" office:value="6.55451901760923">
                <text:p>6.55451901760923</text:p>
              </table:table-cell>
              <table:table-cell office:value-type="float" office:value="-0.431551700390783">
                <text:p>-0.431551700390783</text:p>
              </table:table-cell>
              <table:table-cell office:value-type="float" office:value="1.48367110242847">
                <text:p>1.48367110242847</text:p>
              </table:table-cell>
              <table:table-cell office:value-type="float" office:value="8.94462437215817">
                <text:p>8.94462437215817</text:p>
              </table:table-cell>
              <table:table-cell office:value-type="float" office:value="-1.14194460620806">
                <text:p>-1.14194460620806</text:p>
              </table:table-cell>
              <table:table-cell office:value-type="float" office:value="4.05221913217964">
                <text:p>4.05221913217964</text:p>
              </table:table-cell>
              <table:table-cell office:value-type="float" office:value="3.67949211908441">
                <text:p>3.67949211908441</text:p>
              </table:table-cell>
              <table:table-cell office:value-type="float" office:value="-1.9749695484015">
                <text:p>-1.9749695484015</text:p>
              </table:table-cell>
              <table:table-cell office:value-type="float" office:value="-4.17519575174023">
                <text:p>-4.17519575174023</text:p>
              </table:table-cell>
              <table:table-cell office:value-type="float" office:value="0.125564379890793">
                <text:p>0.125564379890793</text:p>
              </table:table-cell>
              <table:table-cell office:value-type="float" office:value="-2.52055236578483">
                <text:p>-2.52055236578483</text:p>
              </table:table-cell>
              <table:table-cell office:value-type="float" office:value="-2.91354891943354">
                <text:p>-2.91354891943354</text:p>
              </table:table-cell>
              <table:table-cell office:value-type="float" office:value="4.60631602819295">
                <text:p>4.60631602819295</text:p>
              </table:table-cell>
              <table:table-cell office:value-type="float" office:value="-3.71511500011626">
                <text:p>-3.71511500011626</text:p>
              </table:table-cell>
              <table:table-cell office:value-type="float" office:value="3.37631076364772">
                <text:p>3.37631076364772</text:p>
              </table:table-cell>
              <table:table-cell office:value-type="float" office:value="1.00123439840101">
                <text:p>1.00123439840101</text:p>
              </table:table-cell>
              <table:table-cell office:value-type="float" office:value="-4.67088201864554">
                <text:p>-4.67088201864554</text:p>
              </table:table-cell>
            </table:table-row>
            <table:table-row>
              <table:table-cell office:value-type="string">
                <text:p>st</text:p>
                <draw:g>
                  <svg:desc>Sheet1.A33:Sheet1.A33</svg:desc>
                </draw:g>
              </table:table-cell>
              <table:table-cell office:value-type="float" office:value="0.322362857875287">
                <text:p>0.322362857875287</text:p>
                <draw:g>
                  <svg:desc>Sheet1.B33:Sheet1.CI33</svg:desc>
                </draw:g>
              </table:table-cell>
              <table:table-cell office:value-type="float" office:value="0.327052557610506">
                <text:p>0.327052557610506</text:p>
              </table:table-cell>
              <table:table-cell office:value-type="float" office:value="-0.332750196425527">
                <text:p>-0.332750196425527</text:p>
              </table:table-cell>
              <table:table-cell office:value-type="float" office:value="-0.532186627479288">
                <text:p>-0.532186627479288</text:p>
              </table:table-cell>
              <table:table-cell office:value-type="float" office:value="-0.113678596989234">
                <text:p>-0.113678596989234</text:p>
              </table:table-cell>
              <table:table-cell office:value-type="float" office:value="-0.171333907747959">
                <text:p>-0.171333907747959</text:p>
              </table:table-cell>
              <table:table-cell office:value-type="float" office:value="0.305917197509489">
                <text:p>0.305917197509489</text:p>
              </table:table-cell>
              <table:table-cell office:value-type="float" office:value="-0.168746965418337">
                <text:p>-0.168746965418337</text:p>
              </table:table-cell>
              <table:table-cell office:value-type="float" office:value="-0.0995380599263864">
                <text:p>-0.0995380599263864</text:p>
              </table:table-cell>
              <table:table-cell office:value-type="float" office:value="0.0135635399271563">
                <text:p>0.0135635399271563</text:p>
              </table:table-cell>
              <table:table-cell office:value-type="float" office:value="0.0229044997353296">
                <text:p>0.0229044997353296</text:p>
              </table:table-cell>
              <table:table-cell office:value-type="float" office:value="-0.555591863534882">
                <text:p>-0.555591863534882</text:p>
              </table:table-cell>
              <table:table-cell office:value-type="float" office:value="0.064557940096883">
                <text:p>0.064557940096883</text:p>
              </table:table-cell>
              <table:table-cell office:value-type="float" office:value="-0.391375684114926">
                <text:p>-0.391375684114926</text:p>
              </table:table-cell>
              <table:table-cell office:value-type="float" office:value="-0.50338636418189">
                <text:p>-0.50338636418189</text:p>
              </table:table-cell>
              <table:table-cell office:value-type="float" office:value="0.0539697105834446">
                <text:p>0.0539697105834446</text:p>
              </table:table-cell>
              <table:table-cell office:value-type="float" office:value="-0.0276981482688365">
                <text:p>-0.0276981482688365</text:p>
              </table:table-cell>
              <table:table-cell office:value-type="float" office:value="-0.477627200896552">
                <text:p>-0.477627200896552</text:p>
              </table:table-cell>
              <table:table-cell office:value-type="float" office:value="-0.0562357596040173">
                <text:p>-0.0562357596040173</text:p>
              </table:table-cell>
              <table:table-cell office:value-type="float" office:value="0.0104271174639202">
                <text:p>0.0104271174639202</text:p>
              </table:table-cell>
              <table:table-cell office:value-type="float" office:value="-0.137482551299067">
                <text:p>-0.137482551299067</text:p>
              </table:table-cell>
              <table:table-cell office:value-type="float" office:value="-0.100757228441842">
                <text:p>-0.100757228441842</text:p>
              </table:table-cell>
              <table:table-cell office:value-type="float" office:value="0.0642159354427108">
                <text:p>0.0642159354427108</text:p>
              </table:table-cell>
              <table:table-cell office:value-type="float" office:value="0.330898880072108">
                <text:p>0.330898880072108</text:p>
              </table:table-cell>
              <table:table-cell office:value-type="float" office:value="-0.503270818153181">
                <text:p>-0.503270818153181</text:p>
              </table:table-cell>
              <table:table-cell office:value-type="float" office:value="0.214153680127317">
                <text:p>0.214153680127317</text:p>
              </table:table-cell>
              <table:table-cell office:value-type="float" office:value="0.390313509184486">
                <text:p>0.390313509184486</text:p>
              </table:table-cell>
              <table:table-cell office:value-type="float" office:value="0.114711705054966">
                <text:p>0.114711705054966</text:p>
              </table:table-cell>
              <table:table-cell office:value-type="float" office:value="-0.614438130385274">
                <text:p>-0.614438130385274</text:p>
              </table:table-cell>
              <table:table-cell office:value-type="float" office:value="0.266654712624827">
                <text:p>0.266654712624827</text:p>
              </table:table-cell>
              <table:table-cell office:value-type="float" office:value="0.08089361456977">
                <text:p>0.08089361456977</text:p>
              </table:table-cell>
              <table:table-cell office:value-type="float" office:value="-0.600592055086151">
                <text:p>-0.600592055086151</text:p>
              </table:table-cell>
              <table:table-cell office:value-type="float" office:value="-0.498868015621712">
                <text:p>-0.498868015621712</text:p>
              </table:table-cell>
              <table:table-cell office:value-type="float" office:value="0.0893406160603043">
                <text:p>0.0893406160603043</text:p>
              </table:table-cell>
              <table:table-cell office:value-type="float" office:value="0.121408330573558">
                <text:p>0.121408330573558</text:p>
              </table:table-cell>
              <table:table-cell office:value-type="float" office:value="0.089441224965143">
                <text:p>0.089441224965143</text:p>
              </table:table-cell>
              <table:table-cell office:value-type="float" office:value="0.0849975858947348">
                <text:p>0.0849975858947348</text:p>
              </table:table-cell>
              <table:table-cell office:value-type="float" office:value="-0.834099052974757">
                <text:p>-0.834099052974757</text:p>
              </table:table-cell>
              <table:table-cell office:value-type="float" office:value="0.026457772441012">
                <text:p>0.026457772441012</text:p>
              </table:table-cell>
              <table:table-cell office:value-type="float" office:value="-0.176717763293415">
                <text:p>-0.176717763293415</text:p>
              </table:table-cell>
              <table:table-cell office:value-type="float" office:value="0.265748531518267">
                <text:p>0.265748531518267</text:p>
              </table:table-cell>
              <table:table-cell office:value-type="float" office:value="0.121032129253048">
                <text:p>0.121032129253048</text:p>
              </table:table-cell>
              <table:table-cell office:value-type="float" office:value="0.161455783121519">
                <text:p>0.161455783121519</text:p>
              </table:table-cell>
              <table:table-cell office:value-type="float" office:value="-0.312881811157449">
                <text:p>-0.312881811157449</text:p>
              </table:table-cell>
              <table:table-cell office:value-type="float" office:value="-0.108724056028794">
                <text:p>-0.108724056028794</text:p>
              </table:table-cell>
              <table:table-cell office:value-type="float" office:value="0.272747604672669">
                <text:p>0.272747604672669</text:p>
              </table:table-cell>
              <table:table-cell office:value-type="float" office:value="0.12496362977018">
                <text:p>0.12496362977018</text:p>
              </table:table-cell>
              <table:table-cell office:value-type="float" office:value="0.201890055195908">
                <text:p>0.201890055195908</text:p>
              </table:table-cell>
              <table:table-cell office:value-type="float" office:value="0.29068604487085">
                <text:p>0.29068604487085</text:p>
              </table:table-cell>
              <table:table-cell office:value-type="float" office:value="0.45693778642925">
                <text:p>0.45693778642925</text:p>
              </table:table-cell>
              <table:table-cell office:value-type="float" office:value="-0.0390603781454486">
                <text:p>-0.0390603781454486</text:p>
              </table:table-cell>
              <table:table-cell office:value-type="float" office:value="0.303023451196428">
                <text:p>0.303023451196428</text:p>
              </table:table-cell>
              <table:table-cell office:value-type="float" office:value="0.339262270067249">
                <text:p>0.339262270067249</text:p>
              </table:table-cell>
              <table:table-cell office:value-type="float" office:value="-0.104778864481727">
                <text:p>-0.104778864481727</text:p>
              </table:table-cell>
              <table:table-cell office:value-type="float" office:value="-0.200773433100726">
                <text:p>-0.200773433100726</text:p>
              </table:table-cell>
              <table:table-cell office:value-type="float" office:value="-0.0481898250743438">
                <text:p>-0.0481898250743438</text:p>
              </table:table-cell>
              <table:table-cell office:value-type="float" office:value="0.0866452684340053">
                <text:p>0.0866452684340053</text:p>
              </table:table-cell>
              <table:table-cell office:value-type="float" office:value="0.0224899092298196">
                <text:p>0.0224899092298196</text:p>
              </table:table-cell>
              <table:table-cell office:value-type="float" office:value="0.335551541761007">
                <text:p>0.335551541761007</text:p>
              </table:table-cell>
              <table:table-cell office:value-type="float" office:value="-0.0847956664335633">
                <text:p>-0.0847956664335633</text:p>
              </table:table-cell>
              <table:table-cell office:value-type="float" office:value="-0.24541717621444">
                <text:p>-0.24541717621444</text:p>
              </table:table-cell>
              <table:table-cell office:value-type="float" office:value="-0.571449643338983">
                <text:p>-0.571449643338983</text:p>
              </table:table-cell>
              <table:table-cell office:value-type="float" office:value="-0.964122551288439">
                <text:p>-0.964122551288439</text:p>
              </table:table-cell>
              <table:table-cell office:value-type="float" office:value="-0.324244672229085">
                <text:p>-0.324244672229085</text:p>
              </table:table-cell>
              <table:table-cell office:value-type="float" office:value="0.404691823219044">
                <text:p>0.404691823219044</text:p>
              </table:table-cell>
              <table:table-cell office:value-type="float" office:value="0.00517435326562003">
                <text:p>0.00517435326562003</text:p>
              </table:table-cell>
              <table:table-cell office:value-type="float" office:value="-0.379124114356043">
                <text:p>-0.379124114356043</text:p>
              </table:table-cell>
              <table:table-cell office:value-type="float" office:value="-0.0607182592001653">
                <text:p>-0.0607182592001653</text:p>
              </table:table-cell>
              <table:table-cell office:value-type="float" office:value="0.171796483307075">
                <text:p>0.171796483307075</text:p>
              </table:table-cell>
              <table:table-cell office:value-type="float" office:value="-0.667004418788274">
                <text:p>-0.667004418788274</text:p>
              </table:table-cell>
              <table:table-cell office:value-type="float" office:value="-0.106735216452649">
                <text:p>-0.106735216452649</text:p>
              </table:table-cell>
              <table:table-cell office:value-type="float" office:value="-0.103629511853328">
                <text:p>-0.103629511853328</text:p>
              </table:table-cell>
              <table:table-cell office:value-type="float" office:value="0.359109041176219">
                <text:p>0.359109041176219</text:p>
              </table:table-cell>
              <table:table-cell office:value-type="float" office:value="-0.336788126615566">
                <text:p>-0.336788126615566</text:p>
              </table:table-cell>
              <table:table-cell office:value-type="float" office:value="0.224428761590554">
                <text:p>0.224428761590554</text:p>
              </table:table-cell>
              <table:table-cell office:value-type="float" office:value="0.0202888858544254">
                <text:p>0.0202888858544254</text:p>
              </table:table-cell>
              <table:table-cell office:value-type="float" office:value="-0.349303227396929">
                <text:p>-0.349303227396929</text:p>
              </table:table-cell>
              <table:table-cell office:value-type="float" office:value="0.136981823525962">
                <text:p>0.136981823525962</text:p>
              </table:table-cell>
              <table:table-cell office:value-type="float" office:value="0.185232302171517">
                <text:p>0.185232302171517</text:p>
              </table:table-cell>
              <table:table-cell office:value-type="float" office:value="-0.284689277723494">
                <text:p>-0.284689277723494</text:p>
              </table:table-cell>
              <table:table-cell office:value-type="float" office:value="0.193722409928049">
                <text:p>0.193722409928049</text:p>
              </table:table-cell>
              <table:table-cell office:value-type="float" office:value="-0.229329174693732">
                <text:p>-0.229329174693732</text:p>
              </table:table-cell>
              <table:table-cell office:value-type="float" office:value="-0.342367488090037">
                <text:p>-0.342367488090037</text:p>
              </table:table-cell>
              <table:table-cell office:value-type="float" office:value="0.0263460538505689">
                <text:p>0.0263460538505689</text:p>
              </table:table-cell>
              <table:table-cell office:value-type="float" office:value="-0.0622390747545588">
                <text:p>-0.0622390747545588</text:p>
              </table:table-cell>
              <table:table-cell office:value-type="float" office:value="-0.116875975223025">
                <text:p>-0.116875975223025</text:p>
              </table:table-cell>
            </table:table-row>
            <table:table-row>
              <table:table-cell office:value-type="string">
                <text:p>edn</text:p>
                <draw:g>
                  <svg:desc>Sheet1.A34:Sheet1.A34</svg:desc>
                </draw:g>
              </table:table-cell>
              <table:table-cell office:value-type="float" office:value="1.03733819355391">
                <text:p>1.03733819355391</text:p>
                <draw:g>
                  <svg:desc>Sheet1.B34:Sheet1.CI34</svg:desc>
                </draw:g>
              </table:table-cell>
              <table:table-cell office:value-type="float" office:value="-0.608942210502449">
                <text:p>-0.608942210502449</text:p>
              </table:table-cell>
              <table:table-cell office:value-type="float" office:value="-0.392858722290223">
                <text:p>-0.392858722290223</text:p>
              </table:table-cell>
              <table:table-cell office:value-type="float" office:value="0.824011139127899">
                <text:p>0.824011139127899</text:p>
              </table:table-cell>
              <table:table-cell office:value-type="float" office:value="1.44632266429824">
                <text:p>1.44632266429824</text:p>
              </table:table-cell>
              <table:table-cell office:value-type="float" office:value="-1.01774945303731">
                <text:p>-1.01774945303731</text:p>
              </table:table-cell>
              <table:table-cell office:value-type="float" office:value="0.672277007053271">
                <text:p>0.672277007053271</text:p>
              </table:table-cell>
              <table:table-cell office:value-type="float" office:value="1.85851597902298">
                <text:p>1.85851597902298</text:p>
              </table:table-cell>
              <table:table-cell office:value-type="float" office:value="0.505605981524842">
                <text:p>0.505605981524842</text:p>
              </table:table-cell>
              <table:table-cell office:value-type="float" office:value="1.41517770691919">
                <text:p>1.41517770691919</text:p>
              </table:table-cell>
              <table:table-cell office:value-type="float" office:value="-1.55785620710389">
                <text:p>-1.55785620710389</text:p>
              </table:table-cell>
              <table:table-cell office:value-type="float" office:value="-0.79088769004547">
                <text:p>-0.79088769004547</text:p>
              </table:table-cell>
              <table:table-cell office:value-type="float" office:value="-0.782067000340973">
                <text:p>-0.782067000340973</text:p>
              </table:table-cell>
              <table:table-cell office:value-type="float" office:value="-0.698317135715741">
                <text:p>-0.698317135715741</text:p>
              </table:table-cell>
              <table:table-cell office:value-type="float" office:value="-0.873974504771589">
                <text:p>-0.873974504771589</text:p>
              </table:table-cell>
              <table:table-cell office:value-type="float" office:value="0.0328111163805736">
                <text:p>0.0328111163805736</text:p>
              </table:table-cell>
              <table:table-cell office:value-type="float" office:value="2.20678466089754">
                <text:p>2.20678466089754</text:p>
              </table:table-cell>
              <table:table-cell office:value-type="float" office:value="-4.84017663303471">
                <text:p>-4.84017663303471</text:p>
              </table:table-cell>
              <table:table-cell office:value-type="float" office:value="-0.860975069923122">
                <text:p>-0.860975069923122</text:p>
              </table:table-cell>
              <table:table-cell office:value-type="float" office:value="-0.796630450052193">
                <text:p>-0.796630450052193</text:p>
              </table:table-cell>
              <table:table-cell office:value-type="float" office:value="-1.3387935965377">
                <text:p>-1.3387935965377</text:p>
              </table:table-cell>
              <table:table-cell office:value-type="float" office:value="1.25272139304749">
                <text:p>1.25272139304749</text:p>
              </table:table-cell>
              <table:table-cell office:value-type="float" office:value="-0.266913443840461">
                <text:p>-0.266913443840461</text:p>
              </table:table-cell>
              <table:table-cell office:value-type="float" office:value="0.454499072067192">
                <text:p>0.454499072067192</text:p>
              </table:table-cell>
              <table:table-cell office:value-type="float" office:value="-0.773284087872164">
                <text:p>-0.773284087872164</text:p>
              </table:table-cell>
              <table:table-cell office:value-type="float" office:value="-0.911303812349125">
                <text:p>-0.911303812349125</text:p>
              </table:table-cell>
              <table:table-cell office:value-type="float" office:value="-1.59468487616618">
                <text:p>-1.59468487616618</text:p>
              </table:table-cell>
              <table:table-cell office:value-type="float" office:value="1.09344402909741">
                <text:p>1.09344402909741</text:p>
              </table:table-cell>
              <table:table-cell office:value-type="float" office:value="0.108142927935893">
                <text:p>0.108142927935893</text:p>
              </table:table-cell>
              <table:table-cell office:value-type="float" office:value="2.04056880277199">
                <text:p>2.04056880277199</text:p>
              </table:table-cell>
              <table:table-cell office:value-type="float" office:value="-1.11737741003184">
                <text:p>-1.11737741003184</text:p>
              </table:table-cell>
              <table:table-cell office:value-type="float" office:value="-2.16820661205998">
                <text:p>-2.16820661205998</text:p>
              </table:table-cell>
              <table:table-cell office:value-type="float" office:value="-0.566725348495174">
                <text:p>-0.566725348495174</text:p>
              </table:table-cell>
              <table:table-cell office:value-type="float" office:value="1.41869747488441">
                <text:p>1.41869747488441</text:p>
              </table:table-cell>
              <table:table-cell office:value-type="float" office:value="-0.0252501445679138">
                <text:p>-0.0252501445679138</text:p>
              </table:table-cell>
              <table:table-cell office:value-type="float" office:value="0.169722131247852">
                <text:p>0.169722131247852</text:p>
              </table:table-cell>
              <table:table-cell office:value-type="float" office:value="-0.207697198416994">
                <text:p>-0.207697198416994</text:p>
              </table:table-cell>
              <table:table-cell office:value-type="float" office:value="-0.873655302741823">
                <text:p>-0.873655302741823</text:p>
              </table:table-cell>
              <table:table-cell office:value-type="float" office:value="-0.310447446251991">
                <text:p>-0.310447446251991</text:p>
              </table:table-cell>
              <table:table-cell office:value-type="float" office:value="0.357883075278341">
                <text:p>0.357883075278341</text:p>
              </table:table-cell>
              <table:table-cell office:value-type="float" office:value="-1.08126105685248">
                <text:p>-1.08126105685248</text:p>
              </table:table-cell>
              <table:table-cell office:value-type="float" office:value="0.0607658530403298">
                <text:p>0.0607658530403298</text:p>
              </table:table-cell>
              <table:table-cell office:value-type="float" office:value="-0.618710480379149">
                <text:p>-0.618710480379149</text:p>
              </table:table-cell>
              <table:table-cell office:value-type="float" office:value="0.75721184062788">
                <text:p>0.75721184062788</text:p>
              </table:table-cell>
              <table:table-cell office:value-type="float" office:value="1.38756311504777">
                <text:p>1.38756311504777</text:p>
              </table:table-cell>
              <table:table-cell office:value-type="float" office:value="-0.186084048087382">
                <text:p>-0.186084048087382</text:p>
              </table:table-cell>
              <table:table-cell office:value-type="float" office:value="1.08663253860797">
                <text:p>1.08663253860797</text:p>
              </table:table-cell>
              <table:table-cell office:value-type="float" office:value="1.10877780509057">
                <text:p>1.10877780509057</text:p>
              </table:table-cell>
              <table:table-cell office:value-type="float" office:value="-1.38241325415618">
                <text:p>-1.38241325415618</text:p>
              </table:table-cell>
              <table:table-cell office:value-type="float" office:value="0.795416848079469">
                <text:p>0.795416848079469</text:p>
              </table:table-cell>
              <table:table-cell office:value-type="float" office:value="1.40109571787706">
                <text:p>1.40109571787706</text:p>
              </table:table-cell>
              <table:table-cell office:value-type="float" office:value="-0.49521456603279">
                <text:p>-0.49521456603279</text:p>
              </table:table-cell>
              <table:table-cell office:value-type="float" office:value="0.693745241721653">
                <text:p>0.693745241721653</text:p>
              </table:table-cell>
              <table:table-cell office:value-type="float" office:value="0.161574955936555">
                <text:p>0.161574955936555</text:p>
              </table:table-cell>
              <table:table-cell office:value-type="float" office:value="0.618962126509782">
                <text:p>0.618962126509782</text:p>
              </table:table-cell>
              <table:table-cell office:value-type="float" office:value="0.977136083567197">
                <text:p>0.977136083567197</text:p>
              </table:table-cell>
              <table:table-cell office:value-type="float" office:value="-1.55724483200337">
                <text:p>-1.55724483200337</text:p>
              </table:table-cell>
              <table:table-cell office:value-type="float" office:value="2.14096209623132">
                <text:p>2.14096209623132</text:p>
              </table:table-cell>
              <table:table-cell office:value-type="float" office:value="3.24620943983149">
                <text:p>3.24620943983149</text:p>
              </table:table-cell>
              <table:table-cell office:value-type="float" office:value="-0.46201759379323">
                <text:p>-0.46201759379323</text:p>
              </table:table-cell>
              <table:table-cell office:value-type="float" office:value="-1.81545952809933">
                <text:p>-1.81545952809933</text:p>
              </table:table-cell>
              <table:table-cell office:value-type="float" office:value="-2.04327738762474">
                <text:p>-2.04327738762474</text:p>
              </table:table-cell>
              <table:table-cell office:value-type="float" office:value="-0.990345923868841">
                <text:p>-0.990345923868841</text:p>
              </table:table-cell>
              <table:table-cell office:value-type="float" office:value="-6.25607626361336">
                <text:p>-6.25607626361336</text:p>
              </table:table-cell>
              <table:table-cell office:value-type="float" office:value="0.153404158237668">
                <text:p>0.153404158237668</text:p>
              </table:table-cell>
              <table:table-cell office:value-type="float" office:value="1.47449956706815">
                <text:p>1.47449956706815</text:p>
              </table:table-cell>
              <table:table-cell office:value-type="float" office:value="-1.90097342764804">
                <text:p>-1.90097342764804</text:p>
              </table:table-cell>
              <table:table-cell office:value-type="float" office:value="-0.0551552813614339">
                <text:p>-0.0551552813614339</text:p>
              </table:table-cell>
              <table:table-cell office:value-type="float" office:value="0.606235704024989">
                <text:p>0.606235704024989</text:p>
              </table:table-cell>
              <table:table-cell office:value-type="float" office:value="2.44610531327043">
                <text:p>2.44610531327043</text:p>
              </table:table-cell>
              <table:table-cell office:value-type="float" office:value="0.362543873397795">
                <text:p>0.362543873397795</text:p>
              </table:table-cell>
              <table:table-cell office:value-type="float" office:value="1.03746121881037">
                <text:p>1.03746121881037</text:p>
              </table:table-cell>
              <table:table-cell office:value-type="float" office:value="-0.817993944303516">
                <text:p>-0.817993944303516</text:p>
              </table:table-cell>
              <table:table-cell office:value-type="float" office:value="-0.498795291239211">
                <text:p>-0.498795291239211</text:p>
              </table:table-cell>
              <table:table-cell office:value-type="float" office:value="0.909942730539394">
                <text:p>0.909942730539394</text:p>
              </table:table-cell>
              <table:table-cell office:value-type="float" office:value="-0.666570330401878">
                <text:p>-0.666570330401878</text:p>
              </table:table-cell>
              <table:table-cell office:value-type="float" office:value="3.97454613212397">
                <text:p>3.97454613212397</text:p>
              </table:table-cell>
              <table:table-cell office:value-type="float" office:value="-2.38128813989774">
                <text:p>-2.38128813989774</text:p>
              </table:table-cell>
              <table:table-cell office:value-type="float" office:value="-0.358023039290775">
                <text:p>-0.358023039290775</text:p>
              </table:table-cell>
              <table:table-cell office:value-type="float" office:value="0.790408357901909">
                <text:p>0.790408357901909</text:p>
              </table:table-cell>
              <table:table-cell office:value-type="float" office:value="-0.429557673468581">
                <text:p>-0.429557673468581</text:p>
              </table:table-cell>
              <table:table-cell office:value-type="float" office:value="0.468441667279758">
                <text:p>0.468441667279758</text:p>
              </table:table-cell>
              <table:table-cell office:value-type="float" office:value="-1.68539363400372">
                <text:p>-1.68539363400372</text:p>
              </table:table-cell>
              <table:table-cell office:value-type="float" office:value="0.241935308026259">
                <text:p>0.241935308026259</text:p>
              </table:table-cell>
              <table:table-cell office:value-type="float" office:value="-0.837023788943113">
                <text:p>-0.837023788943113</text:p>
              </table:table-cell>
              <table:table-cell office:value-type="float" office:value="-0.229882461257646">
                <text:p>-0.229882461257646</text:p>
              </table:table-cell>
            </table:table-row>
            <table:table-row>
              <table:table-cell office:value-type="string">
                <text:p>bubblesort</text:p>
                <draw:g>
                  <svg:desc>Sheet1.A35:Sheet1.A35</svg:desc>
                </draw:g>
              </table:table-cell>
              <table:table-cell office:value-type="float" office:value="0.968824313199777">
                <text:p>0.968824313199777</text:p>
                <draw:g>
                  <svg:desc>Sheet1.B35:Sheet1.CI35</svg:desc>
                </draw:g>
              </table:table-cell>
              <table:table-cell office:value-type="float" office:value="-2.22245831731026">
                <text:p>-2.22245831731026</text:p>
              </table:table-cell>
              <table:table-cell office:value-type="float" office:value="-1.88019618374701">
                <text:p>-1.88019618374701</text:p>
              </table:table-cell>
              <table:table-cell office:value-type="float" office:value="-3.36184547641922">
                <text:p>-3.36184547641922</text:p>
              </table:table-cell>
              <table:table-cell office:value-type="float" office:value="2.17381863553404">
                <text:p>2.17381863553404</text:p>
              </table:table-cell>
              <table:table-cell office:value-type="float" office:value="-0.234628484344919">
                <text:p>-0.234628484344919</text:p>
              </table:table-cell>
              <table:table-cell office:value-type="float" office:value="1.39837124544243">
                <text:p>1.39837124544243</text:p>
              </table:table-cell>
              <table:table-cell office:value-type="float" office:value="0.923119957534491">
                <text:p>0.923119957534491</text:p>
              </table:table-cell>
              <table:table-cell office:value-type="float" office:value="0.923177880159664">
                <text:p>0.923177880159664</text:p>
              </table:table-cell>
              <table:table-cell office:value-type="float" office:value="1.87918523038826">
                <text:p>1.87918523038826</text:p>
              </table:table-cell>
              <table:table-cell office:value-type="float" office:value="-0.58921244043435">
                <text:p>-0.58921244043435</text:p>
              </table:table-cell>
              <table:table-cell office:value-type="float" office:value="-0.449091292449171">
                <text:p>-0.449091292449171</text:p>
              </table:table-cell>
              <table:table-cell office:value-type="float" office:value="-0.485768706669114">
                <text:p>-0.485768706669114</text:p>
              </table:table-cell>
              <table:table-cell office:value-type="float" office:value="0.560579884298207">
                <text:p>0.560579884298207</text:p>
              </table:table-cell>
              <table:table-cell office:value-type="float" office:value="-2.41109632372075">
                <text:p>-2.41109632372075</text:p>
              </table:table-cell>
              <table:table-cell office:value-type="float" office:value="-1.49270893373985">
                <text:p>-1.49270893373985</text:p>
              </table:table-cell>
              <table:table-cell office:value-type="float" office:value="1.12581797289249">
                <text:p>1.12581797289249</text:p>
              </table:table-cell>
              <table:table-cell office:value-type="float" office:value="-1.90990089935835">
                <text:p>-1.90990089935835</text:p>
              </table:table-cell>
              <table:table-cell office:value-type="float" office:value="-1.66107941762474">
                <text:p>-1.66107941762474</text:p>
              </table:table-cell>
              <table:table-cell office:value-type="float" office:value="0.233492117911854">
                <text:p>0.233492117911854</text:p>
              </table:table-cell>
              <table:table-cell office:value-type="float" office:value="-2.58864388648553">
                <text:p>-2.58864388648553</text:p>
              </table:table-cell>
              <table:table-cell office:value-type="float" office:value="0.0761659837469302">
                <text:p>0.0761659837469302</text:p>
              </table:table-cell>
              <table:table-cell office:value-type="float" office:value="0.701895073355366">
                <text:p>0.701895073355366</text:p>
              </table:table-cell>
              <table:table-cell office:value-type="float" office:value="0.16494718094116">
                <text:p>0.16494718094116</text:p>
              </table:table-cell>
              <table:table-cell office:value-type="float" office:value="-2.38502314134912">
                <text:p>-2.38502314134912</text:p>
              </table:table-cell>
              <table:table-cell office:value-type="float" office:value="-0.671877485094995">
                <text:p>-0.671877485094995</text:p>
              </table:table-cell>
              <table:table-cell office:value-type="float" office:value="0.584490488353117">
                <text:p>0.584490488353117</text:p>
              </table:table-cell>
              <table:table-cell office:value-type="float" office:value="-0.968624386430225">
                <text:p>-0.968624386430225</text:p>
              </table:table-cell>
              <table:table-cell office:value-type="float" office:value="-0.255712558235243">
                <text:p>-0.255712558235243</text:p>
              </table:table-cell>
              <table:table-cell office:value-type="float" office:value="1.43508295846609">
                <text:p>1.43508295846609</text:p>
              </table:table-cell>
              <table:table-cell office:value-type="float" office:value="-0.436362380232471">
                <text:p>-0.436362380232471</text:p>
              </table:table-cell>
              <table:table-cell office:value-type="float" office:value="-4.07126542384967">
                <text:p>-4.07126542384967</text:p>
              </table:table-cell>
              <table:table-cell office:value-type="float" office:value="-1.03191771596576">
                <text:p>-1.03191771596576</text:p>
              </table:table-cell>
              <table:table-cell office:value-type="float" office:value="2.19490770987559">
                <text:p>2.19490770987559</text:p>
              </table:table-cell>
              <table:table-cell office:value-type="float" office:value="1.54018369781681">
                <text:p>1.54018369781681</text:p>
              </table:table-cell>
              <table:table-cell office:value-type="float" office:value="1.10872967361704">
                <text:p>1.10872967361704</text:p>
              </table:table-cell>
              <table:table-cell office:value-type="float" office:value="-1.71414174179836">
                <text:p>-1.71414174179836</text:p>
              </table:table-cell>
              <table:table-cell office:value-type="float" office:value="-3.58465303852867">
                <text:p>-3.58465303852867</text:p>
              </table:table-cell>
              <table:table-cell office:value-type="float" office:value="-1.83244275247203">
                <text:p>-1.83244275247203</text:p>
              </table:table-cell>
              <table:table-cell office:value-type="float" office:value="-2.90155338936066">
                <text:p>-2.90155338936066</text:p>
              </table:table-cell>
              <table:table-cell office:value-type="float" office:value="-3.46699799116448">
                <text:p>-3.46699799116448</text:p>
              </table:table-cell>
              <table:table-cell office:value-type="float" office:value="1.19127700025831">
                <text:p>1.19127700025831</text:p>
              </table:table-cell>
              <table:table-cell office:value-type="float" office:value="-1.91912854553741">
                <text:p>-1.91912854553741</text:p>
              </table:table-cell>
              <table:table-cell office:value-type="float" office:value="-0.276111552046417">
                <text:p>-0.276111552046417</text:p>
              </table:table-cell>
              <table:table-cell office:value-type="float" office:value="1.69434941109226">
                <text:p>1.69434941109226</text:p>
              </table:table-cell>
              <table:table-cell office:value-type="float" office:value="-0.278635601277114">
                <text:p>-0.278635601277114</text:p>
              </table:table-cell>
              <table:table-cell office:value-type="float" office:value="0.389997215178108">
                <text:p>0.389997215178108</text:p>
              </table:table-cell>
              <table:table-cell office:value-type="float" office:value="0.426820253565234">
                <text:p>0.426820253565234</text:p>
              </table:table-cell>
              <table:table-cell office:value-type="float" office:value="-0.318541803242956">
                <text:p>-0.318541803242956</text:p>
              </table:table-cell>
              <table:table-cell office:value-type="float" office:value="0.205064750638465">
                <text:p>0.205064750638465</text:p>
              </table:table-cell>
              <table:table-cell office:value-type="float" office:value="0.485279972399319">
                <text:p>0.485279972399319</text:p>
              </table:table-cell>
              <table:table-cell office:value-type="float" office:value="-0.456417323463451">
                <text:p>-0.456417323463451</text:p>
              </table:table-cell>
              <table:table-cell office:value-type="float" office:value="0.0650310769665628">
                <text:p>0.0650310769665628</text:p>
              </table:table-cell>
              <table:table-cell office:value-type="float" office:value="-0.759687743798536">
                <text:p>-0.759687743798536</text:p>
              </table:table-cell>
              <table:table-cell office:value-type="float" office:value="0.269111546812538">
                <text:p>0.269111546812538</text:p>
              </table:table-cell>
              <table:table-cell office:value-type="float" office:value="0.190152658001801">
                <text:p>0.190152658001801</text:p>
              </table:table-cell>
              <table:table-cell office:value-type="float" office:value="-2.14103730679334">
                <text:p>-2.14103730679334</text:p>
              </table:table-cell>
              <table:table-cell office:value-type="float" office:value="0.13566596248479">
                <text:p>0.13566596248479</text:p>
              </table:table-cell>
              <table:table-cell office:value-type="float" office:value="3.94316807323848">
                <text:p>3.94316807323848</text:p>
              </table:table-cell>
              <table:table-cell office:value-type="float" office:value="-0.168947409375007">
                <text:p>-0.168947409375007</text:p>
              </table:table-cell>
              <table:table-cell office:value-type="float" office:value="-1.31505236335614">
                <text:p>-1.31505236335614</text:p>
              </table:table-cell>
              <table:table-cell office:value-type="float" office:value="-0.961335505799238">
                <text:p>-0.961335505799238</text:p>
              </table:table-cell>
              <table:table-cell office:value-type="float" office:value="-3.91223706716567">
                <text:p>-3.91223706716567</text:p>
              </table:table-cell>
              <table:table-cell office:value-type="float" office:value="-0.799628856993048">
                <text:p>-0.799628856993048</text:p>
              </table:table-cell>
              <table:table-cell office:value-type="float" office:value="0.14807703757724">
                <text:p>0.14807703757724</text:p>
              </table:table-cell>
              <table:table-cell office:value-type="float" office:value="0.200046976694475">
                <text:p>0.200046976694475</text:p>
              </table:table-cell>
              <table:table-cell office:value-type="float" office:value="-3.16503249673864">
                <text:p>-3.16503249673864</text:p>
              </table:table-cell>
              <table:table-cell office:value-type="float" office:value="1.21704137398588">
                <text:p>1.21704137398588</text:p>
              </table:table-cell>
              <table:table-cell office:value-type="float" office:value="0.395947166397958">
                <text:p>0.395947166397958</text:p>
              </table:table-cell>
              <table:table-cell office:value-type="float" office:value="-0.299428509298353">
                <text:p>-0.299428509298353</text:p>
              </table:table-cell>
              <table:table-cell office:value-type="float" office:value="-1.02142439156558">
                <text:p>-1.02142439156558</text:p>
              </table:table-cell>
              <table:table-cell office:value-type="float" office:value="0.223554682117288">
                <text:p>0.223554682117288</text:p>
              </table:table-cell>
              <table:table-cell office:value-type="float" office:value="-0.116916039050527">
                <text:p>-0.116916039050527</text:p>
              </table:table-cell>
              <table:table-cell office:value-type="float" office:value="-1.75359212467839">
                <text:p>-1.75359212467839</text:p>
              </table:table-cell>
              <table:table-cell office:value-type="float" office:value="0.590559332391362">
                <text:p>0.590559332391362</text:p>
              </table:table-cell>
              <table:table-cell office:value-type="float" office:value="-3.06293591824552">
                <text:p>-3.06293591824552</text:p>
              </table:table-cell>
              <table:table-cell office:value-type="float" office:value="-1.56480330703371">
                <text:p>-1.56480330703371</text:p>
              </table:table-cell>
              <table:table-cell office:value-type="float" office:value="-2.56287396380087">
                <text:p>-2.56287396380087</text:p>
              </table:table-cell>
              <table:table-cell office:value-type="float" office:value="2.15824840999762">
                <text:p>2.15824840999762</text:p>
              </table:table-cell>
              <table:table-cell office:value-type="float" office:value="-0.365245370009716">
                <text:p>-0.365245370009716</text:p>
              </table:table-cell>
              <table:table-cell office:value-type="float" office:value="0.325637054881349">
                <text:p>0.325637054881349</text:p>
              </table:table-cell>
              <table:table-cell office:value-type="float" office:value="-0.999231610555705">
                <text:p>-0.999231610555705</text:p>
              </table:table-cell>
              <table:table-cell office:value-type="float" office:value="-1.48174305420482">
                <text:p>-1.48174305420482</text:p>
              </table:table-cell>
              <table:table-cell office:value-type="float" office:value="0.346549160812727">
                <text:p>0.346549160812727</text:p>
              </table:table-cell>
              <table:table-cell office:value-type="float" office:value="-0.56584039765494">
                <text:p>-0.56584039765494</text:p>
              </table:table-cell>
              <table:table-cell office:value-type="float" office:value="-0.263821890702439">
                <text:p>-0.263821890702439</text:p>
              </table:table-cell>
            </table:table-row>
            <table:table-row>
              <table:table-cell office:value-type="string">
                <text:p>fasta</text:p>
                <draw:g>
                  <svg:desc>Sheet1.A36:Sheet1.A36</svg:desc>
                </draw:g>
              </table:table-cell>
              <table:table-cell office:value-type="float" office:value="-5.52294576219952">
                <text:p>-5.52294576219952</text:p>
                <draw:g>
                  <svg:desc>Sheet1.B36:Sheet1.CI36</svg:desc>
                </draw:g>
              </table:table-cell>
              <table:table-cell office:value-type="float" office:value="9.33805483682708">
                <text:p>9.33805483682708</text:p>
              </table:table-cell>
              <table:table-cell office:value-type="float" office:value="5.61932052007235">
                <text:p>5.61932052007235</text:p>
              </table:table-cell>
              <table:table-cell office:value-type="float" office:value="5.42852759396202">
                <text:p>5.42852759396202</text:p>
              </table:table-cell>
              <table:table-cell office:value-type="float" office:value="-5.39216404451664">
                <text:p>-5.39216404451664</text:p>
              </table:table-cell>
              <table:table-cell office:value-type="float" office:value="-0.467853530094538">
                <text:p>-0.467853530094538</text:p>
              </table:table-cell>
              <table:table-cell office:value-type="float" office:value="4.11259267850435">
                <text:p>4.11259267850435</text:p>
              </table:table-cell>
              <table:table-cell office:value-type="float" office:value="0.344358023411579">
                <text:p>0.344358023411579</text:p>
              </table:table-cell>
              <table:table-cell office:value-type="float" office:value="2.55055102932261">
                <text:p>2.55055102932261</text:p>
              </table:table-cell>
              <table:table-cell office:value-type="float" office:value="0.959812816144718">
                <text:p>0.959812816144718</text:p>
              </table:table-cell>
              <table:table-cell office:value-type="float" office:value="6.90000025227745">
                <text:p>6.90000025227745</text:p>
              </table:table-cell>
              <table:table-cell office:value-type="float" office:value="3.78318932833247">
                <text:p>3.78318932833247</text:p>
              </table:table-cell>
              <table:table-cell office:value-type="float" office:value="-14.1214010386704">
                <text:p>-14.1214010386704</text:p>
              </table:table-cell>
              <table:table-cell office:value-type="float" office:value="-1.98259432623095">
                <text:p>-1.98259432623095</text:p>
              </table:table-cell>
              <table:table-cell office:value-type="float" office:value="-0.925357879773719">
                <text:p>-0.925357879773719</text:p>
              </table:table-cell>
              <table:table-cell office:value-type="float" office:value="2.19005523658256">
                <text:p>2.19005523658256</text:p>
              </table:table-cell>
              <table:table-cell office:value-type="float" office:value="-3.3038018941977">
                <text:p>-3.3038018941977</text:p>
              </table:table-cell>
              <table:table-cell office:value-type="float" office:value="-0.0770164696919178">
                <text:p>-0.0770164696919178</text:p>
              </table:table-cell>
              <table:table-cell office:value-type="float" office:value="-5.39344411592732">
                <text:p>-5.39344411592732</text:p>
              </table:table-cell>
              <table:table-cell office:value-type="float" office:value="2.49672489755614">
                <text:p>2.49672489755614</text:p>
              </table:table-cell>
              <table:table-cell office:value-type="float" office:value="1.64059669449539">
                <text:p>1.64059669449539</text:p>
              </table:table-cell>
              <table:table-cell office:value-type="float" office:value="4.50687979543824">
                <text:p>4.50687979543824</text:p>
              </table:table-cell>
              <table:table-cell office:value-type="float" office:value="-5.1063374227911">
                <text:p>-5.1063374227911</text:p>
              </table:table-cell>
              <table:table-cell office:value-type="float" office:value="-6.11551770207352">
                <text:p>-6.11551770207352</text:p>
              </table:table-cell>
              <table:table-cell office:value-type="float" office:value="-0.729829271490482">
                <text:p>-0.729829271490482</text:p>
              </table:table-cell>
              <table:table-cell office:value-type="float" office:value="1.78196084495669">
                <text:p>1.78196084495669</text:p>
              </table:table-cell>
              <table:table-cell office:value-type="float" office:value="4.48117889951429">
                <text:p>4.48117889951429</text:p>
              </table:table-cell>
              <table:table-cell office:value-type="float" office:value="3.44652746227037">
                <text:p>3.44652746227037</text:p>
              </table:table-cell>
              <table:table-cell office:value-type="float" office:value="-2.17149723787326">
                <text:p>-2.17149723787326</text:p>
              </table:table-cell>
              <table:table-cell office:value-type="float" office:value="-2.65784793637504">
                <text:p>-2.65784793637504</text:p>
              </table:table-cell>
              <table:table-cell office:value-type="float" office:value="-1.50796988041039">
                <text:p>-1.50796988041039</text:p>
              </table:table-cell>
              <table:table-cell office:value-type="float" office:value="-2.03162034834878">
                <text:p>-2.03162034834878</text:p>
              </table:table-cell>
              <table:table-cell office:value-type="float" office:value="-6.00269554639586">
                <text:p>-6.00269554639586</text:p>
              </table:table-cell>
              <table:table-cell office:value-type="float" office:value="9.48864434443161">
                <text:p>9.48864434443161</text:p>
              </table:table-cell>
              <table:table-cell office:value-type="float" office:value="-1.90334065784311">
                <text:p>-1.90334065784311</text:p>
              </table:table-cell>
              <table:table-cell office:value-type="float" office:value="14.2816916387906">
                <text:p>14.2816916387906</text:p>
              </table:table-cell>
              <table:table-cell office:value-type="float" office:value="-0.94568442662409">
                <text:p>-0.94568442662409</text:p>
              </table:table-cell>
              <table:table-cell office:value-type="float" office:value="-2.6057930106258">
                <text:p>-2.6057930106258</text:p>
              </table:table-cell>
              <table:table-cell office:value-type="float" office:value="-3.2968770783246">
                <text:p>-3.2968770783246</text:p>
              </table:table-cell>
              <table:table-cell office:value-type="float" office:value="4.6448869891991">
                <text:p>4.6448869891991</text:p>
              </table:table-cell>
              <table:table-cell office:value-type="float" office:value="-7.32277421798621">
                <text:p>-7.32277421798621</text:p>
              </table:table-cell>
              <table:table-cell office:value-type="float" office:value="2.07217237988615">
                <text:p>2.07217237988615</text:p>
              </table:table-cell>
              <table:table-cell office:value-type="float" office:value="5.87763407082282">
                <text:p>5.87763407082282</text:p>
              </table:table-cell>
              <table:table-cell office:value-type="float" office:value="5.79303316703836">
                <text:p>5.79303316703836</text:p>
              </table:table-cell>
              <table:table-cell office:value-type="float" office:value="5.64381388116957">
                <text:p>5.64381388116957</text:p>
              </table:table-cell>
              <table:table-cell office:value-type="float" office:value="-5.96219752850701">
                <text:p>-5.96219752850701</text:p>
              </table:table-cell>
              <table:table-cell office:value-type="float" office:value="-4.16876237418684">
                <text:p>-4.16876237418684</text:p>
              </table:table-cell>
              <table:table-cell office:value-type="float" office:value="1.91054589106656">
                <text:p>1.91054589106656</text:p>
              </table:table-cell>
              <table:table-cell office:value-type="float" office:value="-51.9768025946262">
                <text:p>-51.9768025946262</text:p>
              </table:table-cell>
              <table:table-cell office:value-type="float" office:value="-5.08757784055158">
                <text:p>-5.08757784055158</text:p>
              </table:table-cell>
              <table:table-cell office:value-type="float" office:value="-2.55016933021728">
                <text:p>-2.55016933021728</text:p>
              </table:table-cell>
              <table:table-cell office:value-type="float" office:value="-4.74262890440833">
                <text:p>-4.74262890440833</text:p>
              </table:table-cell>
              <table:table-cell office:value-type="float" office:value="-7.20741410843171">
                <text:p>-7.20741410843171</text:p>
              </table:table-cell>
              <table:table-cell office:value-type="float" office:value="-5.11179585572614">
                <text:p>-5.11179585572614</text:p>
              </table:table-cell>
              <table:table-cell office:value-type="float" office:value="-3.63907201282561">
                <text:p>-3.63907201282561</text:p>
              </table:table-cell>
              <table:table-cell office:value-type="float" office:value="5.54970878671284">
                <text:p>5.54970878671284</text:p>
              </table:table-cell>
              <table:table-cell office:value-type="float" office:value="0.422289945428516">
                <text:p>0.422289945428516</text:p>
              </table:table-cell>
              <table:table-cell office:value-type="float" office:value="4.47249303828858">
                <text:p>4.47249303828858</text:p>
              </table:table-cell>
              <table:table-cell office:value-type="float" office:value="-4.70696508753616">
                <text:p>-4.70696508753616</text:p>
              </table:table-cell>
              <table:table-cell office:value-type="float" office:value="32.5753792892185">
                <text:p>32.5753792892185</text:p>
              </table:table-cell>
              <table:table-cell office:value-type="float" office:value="1.56990100932334">
                <text:p>1.56990100932334</text:p>
              </table:table-cell>
              <table:table-cell office:value-type="float" office:value="9.02028640071491">
                <text:p>9.02028640071491</text:p>
              </table:table-cell>
              <table:table-cell office:value-type="float" office:value="2.43314975463006">
                <text:p>2.43314975463006</text:p>
              </table:table-cell>
              <table:table-cell office:value-type="float" office:value="-2.48716929022442">
                <text:p>-2.48716929022442</text:p>
              </table:table-cell>
              <table:table-cell office:value-type="float" office:value="3.25296541014822">
                <text:p>3.25296541014822</text:p>
              </table:table-cell>
              <table:table-cell office:value-type="float" office:value="4.57311985368893">
                <text:p>4.57311985368893</text:p>
              </table:table-cell>
              <table:table-cell office:value-type="float" office:value="0.0267144858124917">
                <text:p>0.0267144858124917</text:p>
              </table:table-cell>
              <table:table-cell office:value-type="float" office:value="0.899375008380497">
                <text:p>0.899375008380497</text:p>
              </table:table-cell>
              <table:table-cell office:value-type="float" office:value="-1.9385267350577">
                <text:p>-1.9385267350577</text:p>
              </table:table-cell>
              <table:table-cell office:value-type="float" office:value="2.82976940276432">
                <text:p>2.82976940276432</text:p>
              </table:table-cell>
              <table:table-cell office:value-type="float" office:value="-1.65960751785129">
                <text:p>-1.65960751785129</text:p>
              </table:table-cell>
              <table:table-cell office:value-type="float" office:value="5.37926179651696">
                <text:p>5.37926179651696</text:p>
              </table:table-cell>
              <table:table-cell office:value-type="float" office:value="32.6677303636984">
                <text:p>32.6677303636984</text:p>
              </table:table-cell>
              <table:table-cell office:value-type="float" office:value="-2.26692058333297">
                <text:p>-2.26692058333297</text:p>
              </table:table-cell>
              <table:table-cell office:value-type="float" office:value="2.50393566568047">
                <text:p>2.50393566568047</text:p>
              </table:table-cell>
              <table:table-cell office:value-type="float" office:value="1.79308682935386">
                <text:p>1.79308682935386</text:p>
              </table:table-cell>
              <table:table-cell office:value-type="float" office:value="7.67322339738714">
                <text:p>7.67322339738714</text:p>
              </table:table-cell>
              <table:table-cell office:value-type="float" office:value="-8.23294999772601">
                <text:p>-8.23294999772601</text:p>
              </table:table-cell>
              <table:table-cell office:value-type="float" office:value="-5.40458676404726">
                <text:p>-5.40458676404726</text:p>
              </table:table-cell>
              <table:table-cell office:value-type="float" office:value="-3.0066103895817">
                <text:p>-3.0066103895817</text:p>
              </table:table-cell>
              <table:table-cell office:value-type="float" office:value="0.327170509040757">
                <text:p>0.327170509040757</text:p>
              </table:table-cell>
              <table:table-cell office:value-type="float" office:value="5.21804256828575">
                <text:p>5.21804256828575</text:p>
              </table:table-cell>
              <table:table-cell office:value-type="float" office:value="-3.89277276496871">
                <text:p>-3.89277276496871</text:p>
              </table:table-cell>
              <table:table-cell office:value-type="float" office:value="-0.473435647339317">
                <text:p>-0.473435647339317</text:p>
              </table:table-cell>
              <table:table-cell office:value-type="float" office:value="4.5139773262903">
                <text:p>4.5139773262903</text:p>
              </table:table-cell>
              <table:table-cell office:value-type="float" office:value="8.16722421452336">
                <text:p>8.16722421452336</text:p>
              </table:table-cell>
            </table:table-row>
            <table:table-row>
              <table:table-cell office:value-type="string">
                <text:p>newlib-sqrt</text:p>
                <draw:g>
                  <svg:desc>Sheet1.A37:Sheet1.A37</svg:desc>
                </draw:g>
              </table:table-cell>
              <table:table-cell office:value-type="float" office:value="0.170243820419562">
                <text:p>0.170243820419562</text:p>
                <draw:g>
                  <svg:desc>Sheet1.B37:Sheet1.CI37</svg:desc>
                </draw:g>
              </table:table-cell>
              <table:table-cell office:value-type="float" office:value="2.11718819391122">
                <text:p>2.11718819391122</text:p>
              </table:table-cell>
              <table:table-cell office:value-type="float" office:value="20.5918373398363">
                <text:p>20.5918373398363</text:p>
              </table:table-cell>
              <table:table-cell office:value-type="float" office:value="-10.4132293457932">
                <text:p>-10.4132293457932</text:p>
              </table:table-cell>
              <table:table-cell office:value-type="float" office:value="1.92388540542054">
                <text:p>1.92388540542054</text:p>
              </table:table-cell>
              <table:table-cell office:value-type="float" office:value="12.6053880858945">
                <text:p>12.6053880858945</text:p>
              </table:table-cell>
              <table:table-cell office:value-type="float" office:value="-5.15498699159192">
                <text:p>-5.15498699159192</text:p>
              </table:table-cell>
              <table:table-cell office:value-type="float" office:value="-6.70645722412765">
                <text:p>-6.70645722412765</text:p>
              </table:table-cell>
              <table:table-cell office:value-type="float" office:value="7.18338343873815">
                <text:p>7.18338343873815</text:p>
              </table:table-cell>
              <table:table-cell office:value-type="float" office:value="-2.0463038776873">
                <text:p>-2.0463038776873</text:p>
              </table:table-cell>
              <table:table-cell office:value-type="float" office:value="-0.866752206887806">
                <text:p>-0.866752206887806</text:p>
              </table:table-cell>
              <table:table-cell office:value-type="float" office:value="-0.995516795935457">
                <text:p>-0.995516795935457</text:p>
              </table:table-cell>
              <table:table-cell office:value-type="float" office:value="5.72887072252717">
                <text:p>5.72887072252717</text:p>
              </table:table-cell>
              <table:table-cell office:value-type="float" office:value="22.0525995194445">
                <text:p>22.0525995194445</text:p>
              </table:table-cell>
              <table:table-cell office:value-type="float" office:value="31.0088164199582">
                <text:p>31.0088164199582</text:p>
              </table:table-cell>
              <table:table-cell office:value-type="float" office:value="9.09711124114157">
                <text:p>9.09711124114157</text:p>
              </table:table-cell>
              <table:table-cell office:value-type="float" office:value="1.19044029506925">
                <text:p>1.19044029506925</text:p>
              </table:table-cell>
              <table:table-cell office:value-type="float" office:value="19.9578713753682">
                <text:p>19.9578713753682</text:p>
              </table:table-cell>
              <table:table-cell office:value-type="float" office:value="6.74082020761122">
                <text:p>6.74082020761122</text:p>
              </table:table-cell>
              <table:table-cell office:value-type="float" office:value="-4.11908462064412">
                <text:p>-4.11908462064412</text:p>
              </table:table-cell>
              <table:table-cell office:value-type="float" office:value="13.8239500412207">
                <text:p>13.8239500412207</text:p>
              </table:table-cell>
              <table:table-cell office:value-type="float" office:value="-0.0063190958621522">
                <text:p>-0.0063190958621522</text:p>
              </table:table-cell>
              <table:table-cell office:value-type="float" office:value="-12.1743566078285">
                <text:p>-12.1743566078285</text:p>
              </table:table-cell>
              <table:table-cell office:value-type="float" office:value="11.4868444746014">
                <text:p>11.4868444746014</text:p>
              </table:table-cell>
              <table:table-cell office:value-type="float" office:value="30.7799146510932">
                <text:p>30.7799146510932</text:p>
              </table:table-cell>
              <table:table-cell office:value-type="float" office:value="7.70112504676613">
                <text:p>7.70112504676613</text:p>
              </table:table-cell>
              <table:table-cell office:value-type="float" office:value="15.8518241537129">
                <text:p>15.8518241537129</text:p>
              </table:table-cell>
              <table:table-cell office:value-type="float" office:value="12.5456406064663">
                <text:p>12.5456406064663</text:p>
              </table:table-cell>
              <table:table-cell office:value-type="float" office:value="7.37713055925541">
                <text:p>7.37713055925541</text:p>
              </table:table-cell>
              <table:table-cell office:value-type="float" office:value="-6.92380844468222">
                <text:p>-6.92380844468222</text:p>
              </table:table-cell>
              <table:table-cell office:value-type="float" office:value="0.250258685645339">
                <text:p>0.250258685645339</text:p>
              </table:table-cell>
              <table:table-cell office:value-type="float" office:value="1.89749292164696">
                <text:p>1.89749292164696</text:p>
              </table:table-cell>
              <table:table-cell office:value-type="float" office:value="-0.136359291023681">
                <text:p>-0.136359291023681</text:p>
              </table:table-cell>
              <table:table-cell office:value-type="float" office:value="-4.1600591530019">
                <text:p>-4.1600591530019</text:p>
              </table:table-cell>
              <table:table-cell office:value-type="float" office:value="0.219897813282528">
                <text:p>0.219897813282528</text:p>
              </table:table-cell>
              <table:table-cell office:value-type="float" office:value="0.74647260202165">
                <text:p>0.74647260202165</text:p>
              </table:table-cell>
              <table:table-cell office:value-type="float" office:value="-5.63549635225102">
                <text:p>-5.63549635225102</text:p>
              </table:table-cell>
              <table:table-cell office:value-type="float" office:value="19.4415691067264">
                <text:p>19.4415691067264</text:p>
              </table:table-cell>
              <table:table-cell office:value-type="float" office:value="6.06848193977229">
                <text:p>6.06848193977229</text:p>
              </table:table-cell>
              <table:table-cell office:value-type="float" office:value="-4.90654997598097">
                <text:p>-4.90654997598097</text:p>
              </table:table-cell>
              <table:table-cell office:value-type="float" office:value="-1.06351224810286">
                <text:p>-1.06351224810286</text:p>
              </table:table-cell>
              <table:table-cell office:value-type="float" office:value="6.66268921058583">
                <text:p>6.66268921058583</text:p>
              </table:table-cell>
              <table:table-cell office:value-type="float" office:value="4.73608917836337">
                <text:p>4.73608917836337</text:p>
              </table:table-cell>
              <table:table-cell office:value-type="float" office:value="0.282102039138238">
                <text:p>0.282102039138238</text:p>
              </table:table-cell>
              <table:table-cell office:value-type="float" office:value="6.85518300452965">
                <text:p>6.85518300452965</text:p>
              </table:table-cell>
              <table:table-cell office:value-type="float" office:value="8.9923542059296">
                <text:p>8.9923542059296</text:p>
              </table:table-cell>
              <table:table-cell office:value-type="float" office:value="-1.47145790211756">
                <text:p>-1.47145790211756</text:p>
              </table:table-cell>
              <table:table-cell office:value-type="float" office:value="0.129422382310274">
                <text:p>0.129422382310274</text:p>
              </table:table-cell>
              <table:table-cell office:value-type="float" office:value="2.51559451814422">
                <text:p>2.51559451814422</text:p>
              </table:table-cell>
              <table:table-cell office:value-type="float" office:value="-6.48517287487502">
                <text:p>-6.48517287487502</text:p>
              </table:table-cell>
              <table:table-cell office:value-type="float" office:value="1.079882657976">
                <text:p>1.079882657976</text:p>
              </table:table-cell>
              <table:table-cell office:value-type="float" office:value="6.59266021716196">
                <text:p>6.59266021716196</text:p>
              </table:table-cell>
              <table:table-cell office:value-type="float" office:value="5.42457443111688">
                <text:p>5.42457443111688</text:p>
              </table:table-cell>
              <table:table-cell office:value-type="float" office:value="-8.15800882734738">
                <text:p>-8.15800882734738</text:p>
              </table:table-cell>
              <table:table-cell office:value-type="float" office:value="-5.2895130049937">
                <text:p>-5.2895130049937</text:p>
              </table:table-cell>
              <table:table-cell office:value-type="float" office:value="-0.0797842457312777">
                <text:p>-0.0797842457312777</text:p>
              </table:table-cell>
              <table:table-cell office:value-type="float" office:value="28.783566402057">
                <text:p>28.783566402057</text:p>
              </table:table-cell>
              <table:table-cell office:value-type="float" office:value="-12.7441569301359">
                <text:p>-12.7441569301359</text:p>
              </table:table-cell>
              <table:table-cell office:value-type="float" office:value="-12.4405850800987">
                <text:p>-12.4405850800987</text:p>
              </table:table-cell>
              <table:table-cell office:value-type="float" office:value="15.6685894517139">
                <text:p>15.6685894517139</text:p>
              </table:table-cell>
              <table:table-cell office:value-type="float" office:value="-2.17547915572641">
                <text:p>-2.17547915572641</text:p>
              </table:table-cell>
              <table:table-cell office:value-type="float" office:value="-0.265351142148199">
                <text:p>-0.265351142148199</text:p>
              </table:table-cell>
              <table:table-cell office:value-type="float" office:value="8.73527129489436">
                <text:p>8.73527129489436</text:p>
              </table:table-cell>
              <table:table-cell office:value-type="float" office:value="0.782659667731709">
                <text:p>0.782659667731709</text:p>
              </table:table-cell>
              <table:table-cell office:value-type="float" office:value="12.4161720501466">
                <text:p>12.4161720501466</text:p>
              </table:table-cell>
              <table:table-cell office:value-type="float" office:value="-4.78623080413296">
                <text:p>-4.78623080413296</text:p>
              </table:table-cell>
              <table:table-cell office:value-type="float" office:value="45.6966914217505">
                <text:p>45.6966914217505</text:p>
              </table:table-cell>
              <table:table-cell office:value-type="float" office:value="10.2622853442324">
                <text:p>10.2622853442324</text:p>
              </table:table-cell>
              <table:table-cell office:value-type="float" office:value="-0.0615076786719315">
                <text:p>-0.0615076786719315</text:p>
              </table:table-cell>
              <table:table-cell office:value-type="float" office:value="8.66893439107773">
                <text:p>8.66893439107773</text:p>
              </table:table-cell>
              <table:table-cell office:value-type="float" office:value="7.02623733218472">
                <text:p>7.02623733218472</text:p>
              </table:table-cell>
              <table:table-cell office:value-type="float" office:value="6.47411589600335">
                <text:p>6.47411589600335</text:p>
              </table:table-cell>
              <table:table-cell office:value-type="float" office:value="16.6081691049365">
                <text:p>16.6081691049365</text:p>
              </table:table-cell>
              <table:table-cell office:value-type="float" office:value="-6.27544123830618">
                <text:p>-6.27544123830618</text:p>
              </table:table-cell>
              <table:table-cell office:value-type="float" office:value="10.8606213254937">
                <text:p>10.8606213254937</text:p>
              </table:table-cell>
              <table:table-cell office:value-type="float" office:value="12.0974151817969">
                <text:p>12.0974151817969</text:p>
              </table:table-cell>
              <table:table-cell office:value-type="float" office:value="-16.338036081596">
                <text:p>-16.338036081596</text:p>
              </table:table-cell>
              <table:table-cell office:value-type="float" office:value="-11.2211554430572">
                <text:p>-11.2211554430572</text:p>
              </table:table-cell>
              <table:table-cell office:value-type="float" office:value="0.0117576172830637">
                <text:p>0.0117576172830637</text:p>
              </table:table-cell>
              <table:table-cell office:value-type="float" office:value="-5.51456530076489">
                <text:p>-5.51456530076489</text:p>
              </table:table-cell>
              <table:table-cell office:value-type="float" office:value="-0.303850889595323">
                <text:p>-0.303850889595323</text:p>
              </table:table-cell>
              <table:table-cell office:value-type="float" office:value="6.69555163992928">
                <text:p>6.69555163992928</text:p>
              </table:table-cell>
              <table:table-cell office:value-type="float" office:value="5.80346718923202">
                <text:p>5.80346718923202</text:p>
              </table:table-cell>
              <table:table-cell office:value-type="float" office:value="-1.06215942693176">
                <text:p>-1.06215942693176</text:p>
              </table:table-cell>
              <table:table-cell office:value-type="float" office:value="-4.60297974177378">
                <text:p>-4.60297974177378</text:p>
              </table:table-cell>
              <table:table-cell office:value-type="float" office:value="1.05601334340532">
                <text:p>1.05601334340532</text:p>
              </table:table-cell>
            </table:table-row>
            <table:table-row>
              <table:table-cell office:value-type="string">
                <text:p>sglib-hashtable</text:p>
                <draw:g>
                  <svg:desc>Sheet1.A38:Sheet1.A38</svg:desc>
                </draw:g>
              </table:table-cell>
              <table:table-cell office:value-type="float" office:value="-0.120116594774507">
                <text:p>-0.120116594774507</text:p>
                <draw:g>
                  <svg:desc>Sheet1.B38:Sheet1.CI38</svg:desc>
                </draw:g>
              </table:table-cell>
              <table:table-cell office:value-type="float" office:value="-0.590804347198391">
                <text:p>-0.590804347198391</text:p>
              </table:table-cell>
              <table:table-cell office:value-type="float" office:value="-1.6136184132149">
                <text:p>-1.6136184132149</text:p>
              </table:table-cell>
              <table:table-cell office:value-type="float" office:value="-1.33891832752707">
                <text:p>-1.33891832752707</text:p>
              </table:table-cell>
              <table:table-cell office:value-type="float" office:value="-1.53045118279502">
                <text:p>-1.53045118279502</text:p>
              </table:table-cell>
              <table:table-cell office:value-type="float" office:value="-0.883222824711027">
                <text:p>-0.883222824711027</text:p>
              </table:table-cell>
              <table:table-cell office:value-type="float" office:value="0.259672797298425">
                <text:p>0.259672797298425</text:p>
              </table:table-cell>
              <table:table-cell office:value-type="float" office:value="0.0842940364091958">
                <text:p>0.0842940364091958</text:p>
              </table:table-cell>
              <table:table-cell office:value-type="float" office:value="0.753628780392814">
                <text:p>0.753628780392814</text:p>
              </table:table-cell>
              <table:table-cell office:value-type="float" office:value="-0.456577997976125">
                <text:p>-0.456577997976125</text:p>
              </table:table-cell>
              <table:table-cell office:value-type="float" office:value="-0.38972023045947">
                <text:p>-0.38972023045947</text:p>
              </table:table-cell>
              <table:table-cell office:value-type="float" office:value="-0.889593149197589">
                <text:p>-0.889593149197589</text:p>
              </table:table-cell>
              <table:table-cell office:value-type="float" office:value="-0.28384486227987">
                <text:p>-0.28384486227987</text:p>
              </table:table-cell>
              <table:table-cell office:value-type="float" office:value="0.226259158068154">
                <text:p>0.226259158068154</text:p>
              </table:table-cell>
              <table:table-cell office:value-type="float" office:value="-1.00204870630859">
                <text:p>-1.00204870630859</text:p>
              </table:table-cell>
              <table:table-cell office:value-type="float" office:value="0.649647149136886">
                <text:p>0.649647149136886</text:p>
              </table:table-cell>
              <table:table-cell office:value-type="float" office:value="0.610439962635639">
                <text:p>0.610439962635639</text:p>
              </table:table-cell>
              <table:table-cell office:value-type="float" office:value="-1.89529367432608">
                <text:p>-1.89529367432608</text:p>
              </table:table-cell>
              <table:table-cell office:value-type="float" office:value="-0.552747030492814">
                <text:p>-0.552747030492814</text:p>
              </table:table-cell>
              <table:table-cell office:value-type="float" office:value="-0.737250758252605">
                <text:p>-0.737250758252605</text:p>
              </table:table-cell>
              <table:table-cell office:value-type="float" office:value="-0.852039852575083">
                <text:p>-0.852039852575083</text:p>
              </table:table-cell>
              <table:table-cell office:value-type="float" office:value="0.416706573873902">
                <text:p>0.416706573873902</text:p>
              </table:table-cell>
              <table:table-cell office:value-type="float" office:value="0.332966222362196">
                <text:p>0.332966222362196</text:p>
              </table:table-cell>
              <table:table-cell office:value-type="float" office:value="-0.100600767711041">
                <text:p>-0.100600767711041</text:p>
              </table:table-cell>
              <table:table-cell office:value-type="float" office:value="-0.0499069935930312">
                <text:p>-0.0499069935930312</text:p>
              </table:table-cell>
              <table:table-cell office:value-type="float" office:value="-1.32827739947667">
                <text:p>-1.32827739947667</text:p>
              </table:table-cell>
              <table:table-cell office:value-type="float" office:value="1.99369687537178">
                <text:p>1.99369687537178</text:p>
              </table:table-cell>
              <table:table-cell office:value-type="float" office:value="0.0397330146835332">
                <text:p>0.0397330146835332</text:p>
              </table:table-cell>
              <table:table-cell office:value-type="float" office:value="-0.614971397834739">
                <text:p>-0.614971397834739</text:p>
              </table:table-cell>
              <table:table-cell office:value-type="float" office:value="0.860255084138359">
                <text:p>0.860255084138359</text:p>
              </table:table-cell>
              <table:table-cell office:value-type="float" office:value="0.637329419295873">
                <text:p>0.637329419295873</text:p>
              </table:table-cell>
              <table:table-cell office:value-type="float" office:value="0.0153329677499201">
                <text:p>0.0153329677499201</text:p>
              </table:table-cell>
              <table:table-cell office:value-type="float" office:value="-0.20444177033255">
                <text:p>-0.20444177033255</text:p>
              </table:table-cell>
              <table:table-cell office:value-type="float" office:value="-0.5155453852901">
                <text:p>-0.5155453852901</text:p>
              </table:table-cell>
              <table:table-cell office:value-type="float" office:value="0.822362489141499">
                <text:p>0.822362489141499</text:p>
              </table:table-cell>
              <table:table-cell office:value-type="float" office:value="-0.980258568900061">
                <text:p>-0.980258568900061</text:p>
              </table:table-cell>
              <table:table-cell office:value-type="float" office:value="-0.929740770610979">
                <text:p>-0.929740770610979</text:p>
              </table:table-cell>
              <table:table-cell office:value-type="float" office:value="-10.2235839833003">
                <text:p>-10.2235839833003</text:p>
              </table:table-cell>
              <table:table-cell office:value-type="float" office:value="-0.711282636456386">
                <text:p>-0.711282636456386</text:p>
              </table:table-cell>
              <table:table-cell office:value-type="float" office:value="0.470391310680766">
                <text:p>0.470391310680766</text:p>
              </table:table-cell>
              <table:table-cell office:value-type="float" office:value="0.0117639157950225">
                <text:p>0.0117639157950225</text:p>
              </table:table-cell>
              <table:table-cell office:value-type="float" office:value="0.0103778440328972">
                <text:p>0.0103778440328972</text:p>
              </table:table-cell>
              <table:table-cell office:value-type="float" office:value="-0.155238414348501">
                <text:p>-0.155238414348501</text:p>
              </table:table-cell>
              <table:table-cell office:value-type="float" office:value="-1.69747163908566">
                <text:p>-1.69747163908566</text:p>
              </table:table-cell>
              <table:table-cell office:value-type="float" office:value="-0.0652502290160149">
                <text:p>-0.0652502290160149</text:p>
              </table:table-cell>
              <table:table-cell office:value-type="float" office:value="0.0321541308012018">
                <text:p>0.0321541308012018</text:p>
              </table:table-cell>
              <table:table-cell office:value-type="float" office:value="0.680182955044106">
                <text:p>0.680182955044106</text:p>
              </table:table-cell>
              <table:table-cell office:value-type="float" office:value="-0.0200570064256136">
                <text:p>-0.0200570064256136</text:p>
              </table:table-cell>
              <table:table-cell office:value-type="float" office:value="-0.0192830860742726">
                <text:p>-0.0192830860742726</text:p>
              </table:table-cell>
              <table:table-cell office:value-type="float" office:value="0.316228740536742">
                <text:p>0.316228740536742</text:p>
              </table:table-cell>
              <table:table-cell office:value-type="float" office:value="0.194097079965189">
                <text:p>0.194097079965189</text:p>
              </table:table-cell>
              <table:table-cell office:value-type="float" office:value="-0.279680142683044">
                <text:p>-0.279680142683044</text:p>
              </table:table-cell>
              <table:table-cell office:value-type="float" office:value="0.304348539896543">
                <text:p>0.304348539896543</text:p>
              </table:table-cell>
              <table:table-cell office:value-type="float" office:value="0.204568378834317">
                <text:p>0.204568378834317</text:p>
              </table:table-cell>
              <table:table-cell office:value-type="float" office:value="-1.08703270648139">
                <text:p>-1.08703270648139</text:p>
              </table:table-cell>
              <table:table-cell office:value-type="float" office:value="-0.0565302144128154">
                <text:p>-0.0565302144128154</text:p>
              </table:table-cell>
              <table:table-cell office:value-type="float" office:value="1.12451357561751">
                <text:p>1.12451357561751</text:p>
              </table:table-cell>
              <table:table-cell office:value-type="float" office:value="1.1453792383445">
                <text:p>1.1453792383445</text:p>
              </table:table-cell>
              <table:table-cell office:value-type="float" office:value="0.507736663932897">
                <text:p>0.507736663932897</text:p>
              </table:table-cell>
              <table:table-cell office:value-type="float" office:value="0.0611315859132309">
                <text:p>0.0611315859132309</text:p>
              </table:table-cell>
              <table:table-cell office:value-type="float" office:value="0.58695373770114">
                <text:p>0.58695373770114</text:p>
              </table:table-cell>
              <table:table-cell office:value-type="float" office:value="-0.854580755125248">
                <text:p>-0.854580755125248</text:p>
              </table:table-cell>
              <table:table-cell office:value-type="float" office:value="-0.101909839527855">
                <text:p>-0.101909839527855</text:p>
              </table:table-cell>
              <table:table-cell office:value-type="float" office:value="0.874169849801745">
                <text:p>0.874169849801745</text:p>
              </table:table-cell>
              <table:table-cell office:value-type="float" office:value="1.09940553563313">
                <text:p>1.09940553563313</text:p>
              </table:table-cell>
              <table:table-cell office:value-type="float" office:value="0.845168944428207">
                <text:p>0.845168944428207</text:p>
              </table:table-cell>
              <table:table-cell office:value-type="float" office:value="-1.08911465565294">
                <text:p>-1.08911465565294</text:p>
              </table:table-cell>
              <table:table-cell office:value-type="float" office:value="-0.326947363487724">
                <text:p>-0.326947363487724</text:p>
              </table:table-cell>
              <table:table-cell office:value-type="float" office:value="-0.134228675928246">
                <text:p>-0.134228675928246</text:p>
              </table:table-cell>
              <table:table-cell office:value-type="float" office:value="-1.41861243987701">
                <text:p>-1.41861243987701</text:p>
              </table:table-cell>
              <table:table-cell office:value-type="float" office:value="-0.129589541376434">
                <text:p>-0.129589541376434</text:p>
              </table:table-cell>
              <table:table-cell office:value-type="float" office:value="-0.0964048713086073">
                <text:p>-0.0964048713086073</text:p>
              </table:table-cell>
              <table:table-cell office:value-type="float" office:value="-0.164765609044213">
                <text:p>-0.164765609044213</text:p>
              </table:table-cell>
              <table:table-cell office:value-type="float" office:value="-0.749541049962868">
                <text:p>-0.749541049962868</text:p>
              </table:table-cell>
              <table:table-cell office:value-type="float" office:value="-0.431227469223713">
                <text:p>-0.431227469223713</text:p>
              </table:table-cell>
              <table:table-cell office:value-type="float" office:value="-0.153067492361475">
                <text:p>-0.153067492361475</text:p>
              </table:table-cell>
              <table:table-cell office:value-type="float" office:value="0.935773103755833">
                <text:p>0.935773103755833</text:p>
              </table:table-cell>
              <table:table-cell office:value-type="float" office:value="-0.796669482643697">
                <text:p>-0.796669482643697</text:p>
              </table:table-cell>
              <table:table-cell office:value-type="float" office:value="-0.955420956951623">
                <text:p>-0.955420956951623</text:p>
              </table:table-cell>
              <table:table-cell office:value-type="float" office:value="-0.391403549393895">
                <text:p>-0.391403549393895</text:p>
              </table:table-cell>
              <table:table-cell office:value-type="float" office:value="0.326022479456035">
                <text:p>0.326022479456035</text:p>
              </table:table-cell>
              <table:table-cell office:value-type="float" office:value="-0.58974740939615">
                <text:p>-0.58974740939615</text:p>
              </table:table-cell>
              <table:table-cell office:value-type="float" office:value="-0.61450381180991">
                <text:p>-0.61450381180991</text:p>
              </table:table-cell>
              <table:table-cell office:value-type="float" office:value="-0.760563553126569">
                <text:p>-0.760563553126569</text:p>
              </table:table-cell>
              <table:table-cell office:value-type="float" office:value="0.958923375502957">
                <text:p>0.958923375502957</text:p>
              </table:table-cell>
              <table:table-cell office:value-type="float" office:value="0.0506401658340094">
                <text:p>0.0506401658340094</text:p>
              </table:table-cell>
            </table:table-row>
            <table:table-row>
              <table:table-cell office:value-type="string">
                <text:p>strstr</text:p>
                <draw:g>
                  <svg:desc>Sheet1.A39:Sheet1.A39</svg:desc>
                </draw:g>
              </table:table-cell>
              <table:table-cell office:value-type="float" office:value="-0.468222081746547">
                <text:p>-0.468222081746547</text:p>
                <draw:g>
                  <svg:desc>Sheet1.B39:Sheet1.CI39</svg:desc>
                </draw:g>
              </table:table-cell>
              <table:table-cell office:value-type="float" office:value="0.0384774866163084">
                <text:p>0.0384774866163084</text:p>
              </table:table-cell>
              <table:table-cell office:value-type="float" office:value="-1.09728023960939">
                <text:p>-1.09728023960939</text:p>
              </table:table-cell>
              <table:table-cell office:value-type="float" office:value="0.857067457773294">
                <text:p>0.857067457773294</text:p>
              </table:table-cell>
              <table:table-cell office:value-type="float" office:value="-0.698295771336565">
                <text:p>-0.698295771336565</text:p>
              </table:table-cell>
              <table:table-cell office:value-type="float" office:value="0.465043594894062">
                <text:p>0.465043594894062</text:p>
              </table:table-cell>
              <table:table-cell office:value-type="float" office:value="-0.861716437256041">
                <text:p>-0.861716437256041</text:p>
              </table:table-cell>
              <table:table-cell office:value-type="float" office:value="1.00054070197232">
                <text:p>1.00054070197232</text:p>
              </table:table-cell>
              <table:table-cell office:value-type="float" office:value="0.340606787766363">
                <text:p>0.340606787766363</text:p>
              </table:table-cell>
              <table:table-cell office:value-type="float" office:value="-0.226941757948477">
                <text:p>-0.226941757948477</text:p>
              </table:table-cell>
              <table:table-cell office:value-type="float" office:value="-0.872025514042813">
                <text:p>-0.872025514042813</text:p>
              </table:table-cell>
              <table:table-cell office:value-type="float" office:value="0.0309786128381829">
                <text:p>0.0309786128381829</text:p>
              </table:table-cell>
              <table:table-cell office:value-type="float" office:value="0.690512011536036">
                <text:p>0.690512011536036</text:p>
              </table:table-cell>
              <table:table-cell office:value-type="float" office:value="0.647439947773935">
                <text:p>0.647439947773935</text:p>
              </table:table-cell>
              <table:table-cell office:value-type="float" office:value="-1.08638912735812">
                <text:p>-1.08638912735812</text:p>
              </table:table-cell>
              <table:table-cell office:value-type="float" office:value="-0.130334593254923">
                <text:p>-0.130334593254923</text:p>
              </table:table-cell>
              <table:table-cell office:value-type="float" office:value="-0.564179552809008">
                <text:p>-0.564179552809008</text:p>
              </table:table-cell>
              <table:table-cell office:value-type="float" office:value="-0.717710148335794">
                <text:p>-0.717710148335794</text:p>
              </table:table-cell>
              <table:table-cell office:value-type="float" office:value="-0.874731199813732">
                <text:p>-0.874731199813732</text:p>
              </table:table-cell>
              <table:table-cell office:value-type="float" office:value="-0.0867965679901627">
                <text:p>-0.0867965679901627</text:p>
              </table:table-cell>
              <table:table-cell office:value-type="float" office:value="-0.0775875514707811">
                <text:p>-0.0775875514707811</text:p>
              </table:table-cell>
              <table:table-cell office:value-type="float" office:value="-0.218051736245511">
                <text:p>-0.218051736245511</text:p>
              </table:table-cell>
              <table:table-cell office:value-type="float" office:value="-0.357661041555669">
                <text:p>-0.357661041555669</text:p>
              </table:table-cell>
              <table:table-cell office:value-type="float" office:value="-0.207955476862998">
                <text:p>-0.207955476862998</text:p>
              </table:table-cell>
              <table:table-cell office:value-type="float" office:value="1.03541586001103">
                <text:p>1.03541586001103</text:p>
              </table:table-cell>
              <table:table-cell office:value-type="float" office:value="-5.7087946353637">
                <text:p>-5.7087946353637</text:p>
              </table:table-cell>
              <table:table-cell office:value-type="float" office:value="-1.5243407907249">
                <text:p>-1.5243407907249</text:p>
              </table:table-cell>
              <table:table-cell office:value-type="float" office:value="-1.72351489638792">
                <text:p>-1.72351489638792</text:p>
              </table:table-cell>
              <table:table-cell office:value-type="float" office:value="-0.062931637136192">
                <text:p>-0.062931637136192</text:p>
              </table:table-cell>
              <table:table-cell office:value-type="float" office:value="-0.212136996239154">
                <text:p>-0.212136996239154</text:p>
              </table:table-cell>
              <table:table-cell office:value-type="float" office:value="0.0138053092533175">
                <text:p>0.0138053092533175</text:p>
              </table:table-cell>
              <table:table-cell office:value-type="float" office:value="-0.877853776823533">
                <text:p>-0.877853776823533</text:p>
              </table:table-cell>
              <table:table-cell office:value-type="float" office:value="-1.1401333871506">
                <text:p>-1.1401333871506</text:p>
              </table:table-cell>
              <table:table-cell office:value-type="float" office:value="0.00644020734594421">
                <text:p>0.00644020734594421</text:p>
              </table:table-cell>
              <table:table-cell office:value-type="float" office:value="0.294273747955116">
                <text:p>0.294273747955116</text:p>
              </table:table-cell>
              <table:table-cell office:value-type="float" office:value="0.00970513519436622">
                <text:p>0.00970513519436622</text:p>
              </table:table-cell>
              <table:table-cell office:value-type="float" office:value="0.172847157307432">
                <text:p>0.172847157307432</text:p>
              </table:table-cell>
              <table:table-cell office:value-type="float" office:value="0.463957149081587">
                <text:p>0.463957149081587</text:p>
              </table:table-cell>
              <table:table-cell office:value-type="float" office:value="-0.908484736470749">
                <text:p>-0.908484736470749</text:p>
              </table:table-cell>
              <table:table-cell office:value-type="float" office:value="1.25818487113278">
                <text:p>1.25818487113278</text:p>
              </table:table-cell>
              <table:table-cell office:value-type="float" office:value="-0.216534487135712">
                <text:p>-0.216534487135712</text:p>
              </table:table-cell>
              <table:table-cell office:value-type="float" office:value="-0.181043403127623">
                <text:p>-0.181043403127623</text:p>
              </table:table-cell>
              <table:table-cell office:value-type="float" office:value="-0.874814786026441">
                <text:p>-0.874814786026441</text:p>
              </table:table-cell>
              <table:table-cell office:value-type="float" office:value="0.231621746848192">
                <text:p>0.231621746848192</text:p>
              </table:table-cell>
              <table:table-cell office:value-type="float" office:value="-1.52769237623712">
                <text:p>-1.52769237623712</text:p>
              </table:table-cell>
              <table:table-cell office:value-type="float" office:value="0.11544863939841">
                <text:p>0.11544863939841</text:p>
              </table:table-cell>
              <table:table-cell office:value-type="float" office:value="-0.674782138225083">
                <text:p>-0.674782138225083</text:p>
              </table:table-cell>
              <table:table-cell office:value-type="float" office:value="-0.232207493222803">
                <text:p>-0.232207493222803</text:p>
              </table:table-cell>
              <table:table-cell office:value-type="float" office:value="0.806944956579137">
                <text:p>0.806944956579137</text:p>
              </table:table-cell>
              <table:table-cell office:value-type="float" office:value="-1.25566886912402">
                <text:p>-1.25566886912402</text:p>
              </table:table-cell>
              <table:table-cell office:value-type="float" office:value="0.523339959207271">
                <text:p>0.523339959207271</text:p>
              </table:table-cell>
              <table:table-cell office:value-type="float" office:value="-0.621160624046574">
                <text:p>-0.621160624046574</text:p>
              </table:table-cell>
              <table:table-cell office:value-type="float" office:value="0.00251302042139035">
                <text:p>0.00251302042139035</text:p>
              </table:table-cell>
              <table:table-cell office:value-type="float" office:value="-0.814425867767836">
                <text:p>-0.814425867767836</text:p>
              </table:table-cell>
              <table:table-cell office:value-type="float" office:value="0.100222795432524">
                <text:p>0.100222795432524</text:p>
              </table:table-cell>
              <table:table-cell office:value-type="float" office:value="-1.14734658911786">
                <text:p>-1.14734658911786</text:p>
              </table:table-cell>
              <table:table-cell office:value-type="float" office:value="-0.494760043844535">
                <text:p>-0.494760043844535</text:p>
              </table:table-cell>
              <table:table-cell office:value-type="float" office:value="-0.443842687594831">
                <text:p>-0.443842687594831</text:p>
              </table:table-cell>
              <table:table-cell office:value-type="float" office:value="-0.796800488572262">
                <text:p>-0.796800488572262</text:p>
              </table:table-cell>
              <table:table-cell office:value-type="float" office:value="-1.88900261069346">
                <text:p>-1.88900261069346</text:p>
              </table:table-cell>
              <table:table-cell office:value-type="float" office:value="-0.701302447751095">
                <text:p>-0.701302447751095</text:p>
              </table:table-cell>
              <table:table-cell office:value-type="float" office:value="-1.29679864275466">
                <text:p>-1.29679864275466</text:p>
              </table:table-cell>
              <table:table-cell office:value-type="float" office:value="1.77019154448049">
                <text:p>1.77019154448049</text:p>
              </table:table-cell>
              <table:table-cell office:value-type="float" office:value="0.88588895657126">
                <text:p>0.88588895657126</text:p>
              </table:table-cell>
              <table:table-cell office:value-type="float" office:value="-0.68295162277185">
                <text:p>-0.68295162277185</text:p>
              </table:table-cell>
              <table:table-cell office:value-type="float" office:value="0.493212849610264">
                <text:p>0.493212849610264</text:p>
              </table:table-cell>
              <table:table-cell office:value-type="float" office:value="-1.70405439344627">
                <text:p>-1.70405439344627</text:p>
              </table:table-cell>
              <table:table-cell office:value-type="float" office:value="-1.17914561185685">
                <text:p>-1.17914561185685</text:p>
              </table:table-cell>
              <table:table-cell office:value-type="float" office:value="-0.309738039776564">
                <text:p>-0.309738039776564</text:p>
              </table:table-cell>
              <table:table-cell office:value-type="float" office:value="1.3657216239388">
                <text:p>1.3657216239388</text:p>
              </table:table-cell>
              <table:table-cell office:value-type="float" office:value="0.893261130946036">
                <text:p>0.893261130946036</text:p>
              </table:table-cell>
              <table:table-cell office:value-type="float" office:value="1.40125868019036">
                <text:p>1.40125868019036</text:p>
              </table:table-cell>
              <table:table-cell office:value-type="float" office:value="-2.65981894505316">
                <text:p>-2.65981894505316</text:p>
              </table:table-cell>
              <table:table-cell office:value-type="float" office:value="-0.125205834365708">
                <text:p>-0.125205834365708</text:p>
              </table:table-cell>
              <table:table-cell office:value-type="float" office:value="-0.492682028460599">
                <text:p>-0.492682028460599</text:p>
              </table:table-cell>
              <table:table-cell office:value-type="float" office:value="-1.95316817171475">
                <text:p>-1.95316817171475</text:p>
              </table:table-cell>
              <table:table-cell office:value-type="float" office:value="0.825264619260683">
                <text:p>0.825264619260683</text:p>
              </table:table-cell>
              <table:table-cell office:value-type="float" office:value="0.852171597335045">
                <text:p>0.852171597335045</text:p>
              </table:table-cell>
              <table:table-cell office:value-type="float" office:value="1.38932362262223">
                <text:p>1.38932362262223</text:p>
              </table:table-cell>
              <table:table-cell office:value-type="float" office:value="0.715326914657231">
                <text:p>0.715326914657231</text:p>
              </table:table-cell>
              <table:table-cell office:value-type="float" office:value="1.55982775219205">
                <text:p>1.55982775219205</text:p>
              </table:table-cell>
              <table:table-cell office:value-type="float" office:value="-0.4906181415755">
                <text:p>-0.4906181415755</text:p>
              </table:table-cell>
              <table:table-cell office:value-type="float" office:value="1.22870611541666">
                <text:p>1.22870611541666</text:p>
              </table:table-cell>
              <table:table-cell office:value-type="float" office:value="0.0600339290356295">
                <text:p>0.0600339290356295</text:p>
              </table:table-cell>
              <table:table-cell office:value-type="float" office:value="-0.573700731525932">
                <text:p>-0.573700731525932</text:p>
              </table:table-cell>
              <table:table-cell office:value-type="float" office:value="0.00821600179630942">
                <text:p>0.00821600179630942</text:p>
              </table:table-cell>
            </table:table-row>
            <table:table-row>
              <table:table-cell office:value-type="string">
                <text:p>statemate</text:p>
                <draw:g>
                  <svg:desc>Sheet1.A40:Sheet1.A40</svg:desc>
                </draw:g>
              </table:table-cell>
              <table:table-cell office:value-type="float" office:value="-0.21242931622472">
                <text:p>-0.21242931622472</text:p>
                <draw:g>
                  <svg:desc>Sheet1.B40:Sheet1.CI40</svg:desc>
                </draw:g>
              </table:table-cell>
              <table:table-cell office:value-type="float" office:value="0.0739966338963422">
                <text:p>0.0739966338963422</text:p>
              </table:table-cell>
              <table:table-cell office:value-type="float" office:value="-0.033583841721893">
                <text:p>-0.033583841721893</text:p>
              </table:table-cell>
              <table:table-cell office:value-type="float" office:value="-0.016494074544308">
                <text:p>-0.016494074544308</text:p>
              </table:table-cell>
              <table:table-cell office:value-type="float" office:value="-0.0292962395168945">
                <text:p>-0.0292962395168945</text:p>
              </table:table-cell>
              <table:table-cell office:value-type="float" office:value="-0.0111724446825684">
                <text:p>-0.0111724446825684</text:p>
              </table:table-cell>
              <table:table-cell office:value-type="float" office:value="0.0396885898747792">
                <text:p>0.0396885898747792</text:p>
              </table:table-cell>
              <table:table-cell office:value-type="float" office:value="-0.0679985191536801">
                <text:p>-0.0679985191536801</text:p>
              </table:table-cell>
              <table:table-cell office:value-type="float" office:value="0.0308171839423847">
                <text:p>0.0308171839423847</text:p>
              </table:table-cell>
              <table:table-cell office:value-type="float" office:value="-0.0798510572599003">
                <text:p>-0.0798510572599003</text:p>
              </table:table-cell>
              <table:table-cell office:value-type="float" office:value="-0.0303296380669354">
                <text:p>-0.0303296380669354</text:p>
              </table:table-cell>
              <table:table-cell office:value-type="float" office:value="-0.00675363340545091">
                <text:p>-0.00675363340545091</text:p>
              </table:table-cell>
              <table:table-cell office:value-type="float" office:value="-0.118653420189187">
                <text:p>-0.118653420189187</text:p>
              </table:table-cell>
              <table:table-cell office:value-type="float" office:value="0.173445034122414">
                <text:p>0.173445034122414</text:p>
              </table:table-cell>
              <table:table-cell office:value-type="float" office:value="-0.107051022583927">
                <text:p>-0.107051022583927</text:p>
              </table:table-cell>
              <table:table-cell office:value-type="float" office:value="0.0158882566960422">
                <text:p>0.0158882566960422</text:p>
              </table:table-cell>
              <table:table-cell office:value-type="float" office:value="-0.00903430607896704">
                <text:p>-0.00903430607896704</text:p>
              </table:table-cell>
              <table:table-cell office:value-type="float" office:value="0.219074456418883">
                <text:p>0.219074456418883</text:p>
              </table:table-cell>
              <table:table-cell office:value-type="float" office:value="-0.163064252614177">
                <text:p>-0.163064252614177</text:p>
              </table:table-cell>
              <table:table-cell office:value-type="float" office:value="0.0555127246557941">
                <text:p>0.0555127246557941</text:p>
              </table:table-cell>
              <table:table-cell office:value-type="float" office:value="0.0502996210964589">
                <text:p>0.0502996210964589</text:p>
              </table:table-cell>
              <table:table-cell office:value-type="float" office:value="-0.072414375305034">
                <text:p>-0.072414375305034</text:p>
              </table:table-cell>
              <table:table-cell office:value-type="float" office:value="-0.0599063742447634">
                <text:p>-0.0599063742447634</text:p>
              </table:table-cell>
              <table:table-cell office:value-type="float" office:value="-0.055533621717957">
                <text:p>-0.055533621717957</text:p>
              </table:table-cell>
              <table:table-cell office:value-type="float" office:value="0.130195979088302">
                <text:p>0.130195979088302</text:p>
              </table:table-cell>
              <table:table-cell office:value-type="float" office:value="-0.812666708453272">
                <text:p>-0.812666708453272</text:p>
              </table:table-cell>
              <table:table-cell office:value-type="float" office:value="0.00143413621608896">
                <text:p>0.00143413621608896</text:p>
              </table:table-cell>
              <table:table-cell office:value-type="float" office:value="0.000100091300681389">
                <text:p>0.000100091300681389</text:p>
              </table:table-cell>
              <table:table-cell office:value-type="float" office:value="0.202597647180155">
                <text:p>0.202597647180155</text:p>
              </table:table-cell>
              <table:table-cell office:value-type="float" office:value="0.135205940050072">
                <text:p>0.135205940050072</text:p>
              </table:table-cell>
              <table:table-cell office:value-type="float" office:value="0.069967721282886">
                <text:p>0.069967721282886</text:p>
              </table:table-cell>
              <table:table-cell office:value-type="float" office:value="0.13885374767678">
                <text:p>0.13885374767678</text:p>
              </table:table-cell>
              <table:table-cell office:value-type="float" office:value="0.0521271955511461">
                <text:p>0.0521271955511461</text:p>
              </table:table-cell>
              <table:table-cell office:value-type="float" office:value="0.0544337351154461">
                <text:p>0.0544337351154461</text:p>
              </table:table-cell>
              <table:table-cell office:value-type="float" office:value="-0.0218731812441223">
                <text:p>-0.0218731812441223</text:p>
              </table:table-cell>
              <table:table-cell office:value-type="float" office:value="0.0700630696058632">
                <text:p>0.0700630696058632</text:p>
              </table:table-cell>
              <table:table-cell office:value-type="float" office:value="0.0824418652130544">
                <text:p>0.0824418652130544</text:p>
              </table:table-cell>
              <table:table-cell office:value-type="float" office:value="-0.754148121222418">
                <text:p>-0.754148121222418</text:p>
              </table:table-cell>
              <table:table-cell office:value-type="float" office:value="0.093911577657687">
                <text:p>0.093911577657687</text:p>
              </table:table-cell>
              <table:table-cell office:value-type="float" office:value="0.0506479081350386">
                <text:p>0.0506479081350386</text:p>
              </table:table-cell>
              <table:table-cell office:value-type="float" office:value="-0.192236201596354">
                <text:p>-0.192236201596354</text:p>
              </table:table-cell>
              <table:table-cell office:value-type="float" office:value="-0.0623047344121041">
                <text:p>-0.0623047344121041</text:p>
              </table:table-cell>
              <table:table-cell office:value-type="float" office:value="-0.0478563901403446">
                <text:p>-0.0478563901403446</text:p>
              </table:table-cell>
              <table:table-cell office:value-type="float" office:value="-0.13502831162769">
                <text:p>-0.13502831162769</text:p>
              </table:table-cell>
              <table:table-cell office:value-type="float" office:value="0.0210549131713568">
                <text:p>0.0210549131713568</text:p>
              </table:table-cell>
              <table:table-cell office:value-type="float" office:value="-0.145047022405978">
                <text:p>-0.145047022405978</text:p>
              </table:table-cell>
              <table:table-cell office:value-type="float" office:value="0.115919179621999">
                <text:p>0.115919179621999</text:p>
              </table:table-cell>
              <table:table-cell office:value-type="float" office:value="0.0845178621082391">
                <text:p>0.0845178621082391</text:p>
              </table:table-cell>
              <table:table-cell office:value-type="float" office:value="0.0180317240990296">
                <text:p>0.0180317240990296</text:p>
              </table:table-cell>
              <table:table-cell office:value-type="float" office:value="0.00299551743402555">
                <text:p>0.00299551743402555</text:p>
              </table:table-cell>
              <table:table-cell office:value-type="float" office:value="-0.0323390765896166">
                <text:p>-0.0323390765896166</text:p>
              </table:table-cell>
              <table:table-cell office:value-type="float" office:value="0.00472285367441431">
                <text:p>0.00472285367441431</text:p>
              </table:table-cell>
              <table:table-cell office:value-type="float" office:value="-0.0758399959799074">
                <text:p>-0.0758399959799074</text:p>
              </table:table-cell>
              <table:table-cell office:value-type="float" office:value="-0.15896077546233">
                <text:p>-0.15896077546233</text:p>
              </table:table-cell>
              <table:table-cell office:value-type="float" office:value="-0.166441512161979">
                <text:p>-0.166441512161979</text:p>
              </table:table-cell>
              <table:table-cell office:value-type="float" office:value="-0.00572935848430744">
                <text:p>-0.00572935848430744</text:p>
              </table:table-cell>
              <table:table-cell office:value-type="float" office:value="0.120250161494054">
                <text:p>0.120250161494054</text:p>
              </table:table-cell>
              <table:table-cell office:value-type="float" office:value="0.0158131576147446">
                <text:p>0.0158131576147446</text:p>
              </table:table-cell>
              <table:table-cell office:value-type="float" office:value="-0.137833086164994">
                <text:p>-0.137833086164994</text:p>
              </table:table-cell>
              <table:table-cell office:value-type="float" office:value="-0.169727763487655">
                <text:p>-0.169727763487655</text:p>
              </table:table-cell>
              <table:table-cell office:value-type="float" office:value="0.203782866139072">
                <text:p>0.203782866139072</text:p>
              </table:table-cell>
              <table:table-cell office:value-type="float" office:value="-0.180296538008474">
                <text:p>-0.180296538008474</text:p>
              </table:table-cell>
              <table:table-cell office:value-type="float" office:value="-0.0430911630379889">
                <text:p>-0.0430911630379889</text:p>
              </table:table-cell>
              <table:table-cell office:value-type="float" office:value="0.743151595656296">
                <text:p>0.743151595656296</text:p>
              </table:table-cell>
              <table:table-cell office:value-type="float" office:value="-0.0754093059740216">
                <text:p>-0.0754093059740216</text:p>
              </table:table-cell>
              <table:table-cell office:value-type="float" office:value="0.0756201914241316">
                <text:p>0.0756201914241316</text:p>
              </table:table-cell>
              <table:table-cell office:value-type="float" office:value="-0.187188627617745">
                <text:p>-0.187188627617745</text:p>
              </table:table-cell>
              <table:table-cell office:value-type="float" office:value="0.0647361525581163">
                <text:p>0.0647361525581163</text:p>
              </table:table-cell>
              <table:table-cell office:value-type="float" office:value="0.0601606535808338">
                <text:p>0.0601606535808338</text:p>
              </table:table-cell>
              <table:table-cell office:value-type="float" office:value="-0.0291700833538077">
                <text:p>-0.0291700833538077</text:p>
              </table:table-cell>
              <table:table-cell office:value-type="float" office:value="-0.00887032456202395">
                <text:p>-0.00887032456202395</text:p>
              </table:table-cell>
              <table:table-cell office:value-type="float" office:value="-0.0714065665296507">
                <text:p>-0.0714065665296507</text:p>
              </table:table-cell>
              <table:table-cell office:value-type="float" office:value="-0.54591773228737">
                <text:p>-0.54591773228737</text:p>
              </table:table-cell>
              <table:table-cell office:value-type="float" office:value="0.0874602074816305">
                <text:p>0.0874602074816305</text:p>
              </table:table-cell>
              <table:table-cell office:value-type="float" office:value="-0.0226031430301617">
                <text:p>-0.0226031430301617</text:p>
              </table:table-cell>
              <table:table-cell office:value-type="float" office:value="-0.040593214338899">
                <text:p>-0.040593214338899</text:p>
              </table:table-cell>
              <table:table-cell office:value-type="float" office:value="-0.0649569392820279">
                <text:p>-0.0649569392820279</text:p>
              </table:table-cell>
              <table:table-cell office:value-type="float" office:value="0.0611597188087333">
                <text:p>0.0611597188087333</text:p>
              </table:table-cell>
              <table:table-cell office:value-type="float" office:value="-0.144823194964529">
                <text:p>-0.144823194964529</text:p>
              </table:table-cell>
              <table:table-cell office:value-type="float" office:value="0.0937979598651105">
                <text:p>0.0937979598651105</text:p>
              </table:table-cell>
              <table:table-cell office:value-type="float" office:value="0.0453362671463146">
                <text:p>0.0453362671463146</text:p>
              </table:table-cell>
              <table:table-cell office:value-type="float" office:value="-0.244342326420325">
                <text:p>-0.244342326420325</text:p>
              </table:table-cell>
              <table:table-cell office:value-type="float" office:value="0.0277378603788092">
                <text:p>0.0277378603788092</text:p>
              </table:table-cell>
              <table:table-cell office:value-type="float" office:value="-0.0635085630055867">
                <text:p>-0.0635085630055867</text:p>
              </table:table-cell>
              <table:table-cell office:value-type="float" office:value="0.139097422508623">
                <text:p>0.139097422508623</text:p>
              </table:table-cell>
              <table:table-cell office:value-type="float" office:value="0.0346227442990119">
                <text:p>0.0346227442990119</text:p>
              </table:table-cell>
            </table:table-row>
            <table:table-row>
              <table:table-cell office:value-type="string">
                <text:p>janne_complex</text:p>
                <draw:g>
                  <svg:desc>Sheet1.A41:Sheet1.A41</svg:desc>
                </draw:g>
              </table:table-cell>
              <table:table-cell office:value-type="float" office:value="2.85883741878639">
                <text:p>2.85883741878639</text:p>
                <draw:g>
                  <svg:desc>Sheet1.B41:Sheet1.CI41</svg:desc>
                </draw:g>
              </table:table-cell>
              <table:table-cell office:value-type="float" office:value="-0.727269966425463">
                <text:p>-0.727269966425463</text:p>
              </table:table-cell>
              <table:table-cell office:value-type="float" office:value="2.50027691616897">
                <text:p>2.50027691616897</text:p>
              </table:table-cell>
              <table:table-cell office:value-type="float" office:value="0.767514827886244">
                <text:p>0.767514827886244</text:p>
              </table:table-cell>
              <table:table-cell office:value-type="float" office:value="0.921858308779258">
                <text:p>0.921858308779258</text:p>
              </table:table-cell>
              <table:table-cell office:value-type="float" office:value="1.72064810494504">
                <text:p>1.72064810494504</text:p>
              </table:table-cell>
              <table:table-cell office:value-type="float" office:value="0.848717946171874">
                <text:p>0.848717946171874</text:p>
              </table:table-cell>
              <table:table-cell office:value-type="float" office:value="-1.15144986323901">
                <text:p>-1.15144986323901</text:p>
              </table:table-cell>
              <table:table-cell office:value-type="float" office:value="3.13537937371369">
                <text:p>3.13537937371369</text:p>
              </table:table-cell>
              <table:table-cell office:value-type="float" office:value="-1.46183764909241">
                <text:p>-1.46183764909241</text:p>
              </table:table-cell>
              <table:table-cell office:value-type="float" office:value="-0.591941233557505">
                <text:p>-0.591941233557505</text:p>
              </table:table-cell>
              <table:table-cell office:value-type="float" office:value="1.8648785078657">
                <text:p>1.8648785078657</text:p>
              </table:table-cell>
              <table:table-cell office:value-type="float" office:value="-0.604766522930931">
                <text:p>-0.604766522930931</text:p>
              </table:table-cell>
              <table:table-cell office:value-type="float" office:value="2.29655111492619">
                <text:p>2.29655111492619</text:p>
              </table:table-cell>
              <table:table-cell office:value-type="float" office:value="4.64442267129548">
                <text:p>4.64442267129548</text:p>
              </table:table-cell>
              <table:table-cell office:value-type="float" office:value="2.37159092742604">
                <text:p>2.37159092742604</text:p>
              </table:table-cell>
              <table:table-cell office:value-type="float" office:value="2.31498282577907">
                <text:p>2.31498282577907</text:p>
              </table:table-cell>
              <table:table-cell office:value-type="float" office:value="-0.703236190151775">
                <text:p>-0.703236190151775</text:p>
              </table:table-cell>
              <table:table-cell office:value-type="float" office:value="0.674271499048337">
                <text:p>0.674271499048337</text:p>
              </table:table-cell>
              <table:table-cell office:value-type="float" office:value="-2.16823448453933">
                <text:p>-2.16823448453933</text:p>
              </table:table-cell>
              <table:table-cell office:value-type="float" office:value="-0.0961440370845346">
                <text:p>-0.0961440370845346</text:p>
              </table:table-cell>
              <table:table-cell office:value-type="float" office:value="0.295536289273849">
                <text:p>0.295536289273849</text:p>
              </table:table-cell>
              <table:table-cell office:value-type="float" office:value="-0.147997694541609">
                <text:p>-0.147997694541609</text:p>
              </table:table-cell>
              <table:table-cell office:value-type="float" office:value="2.49802718488813">
                <text:p>2.49802718488813</text:p>
              </table:table-cell>
              <table:table-cell office:value-type="float" office:value="5.04695139485949">
                <text:p>5.04695139485949</text:p>
              </table:table-cell>
              <table:table-cell office:value-type="float" office:value="1.60815763063606">
                <text:p>1.60815763063606</text:p>
              </table:table-cell>
              <table:table-cell office:value-type="float" office:value="3.78802673384408">
                <text:p>3.78802673384408</text:p>
              </table:table-cell>
              <table:table-cell office:value-type="float" office:value="0.467275152798863">
                <text:p>0.467275152798863</text:p>
              </table:table-cell>
              <table:table-cell office:value-type="float" office:value="-0.626473511727683">
                <text:p>-0.626473511727683</text:p>
              </table:table-cell>
              <table:table-cell office:value-type="float" office:value="-2.4553701120268">
                <text:p>-2.4553701120268</text:p>
              </table:table-cell>
              <table:table-cell office:value-type="float" office:value="-0.451055540525875">
                <text:p>-0.451055540525875</text:p>
              </table:table-cell>
              <table:table-cell office:value-type="float" office:value="0.666340324678531">
                <text:p>0.666340324678531</text:p>
              </table:table-cell>
              <table:table-cell office:value-type="float" office:value="-0.0690659720900654">
                <text:p>-0.0690659720900654</text:p>
              </table:table-cell>
              <table:table-cell office:value-type="float" office:value="-1.41963151140107">
                <text:p>-1.41963151140107</text:p>
              </table:table-cell>
              <table:table-cell office:value-type="float" office:value="0.0687283794237455">
                <text:p>0.0687283794237455</text:p>
              </table:table-cell>
              <table:table-cell office:value-type="float" office:value="2.94678632545019">
                <text:p>2.94678632545019</text:p>
              </table:table-cell>
              <table:table-cell office:value-type="float" office:value="-0.950451112872084">
                <text:p>-0.950451112872084</text:p>
              </table:table-cell>
              <table:table-cell office:value-type="float" office:value="0.770398217056339">
                <text:p>0.770398217056339</text:p>
              </table:table-cell>
              <table:table-cell office:value-type="float" office:value="0.895053055613671">
                <text:p>0.895053055613671</text:p>
              </table:table-cell>
              <table:table-cell office:value-type="float" office:value="-4.30612226268482">
                <text:p>-4.30612226268482</text:p>
              </table:table-cell>
              <table:table-cell office:value-type="float" office:value="0.0595420334951778">
                <text:p>0.0595420334951778</text:p>
              </table:table-cell>
              <table:table-cell office:value-type="float" office:value="-0.0987001725382587">
                <text:p>-0.0987001725382587</text:p>
              </table:table-cell>
              <table:table-cell office:value-type="float" office:value="2.64434051795512">
                <text:p>2.64434051795512</text:p>
              </table:table-cell>
              <table:table-cell office:value-type="float" office:value="0.250238946478762">
                <text:p>0.250238946478762</text:p>
              </table:table-cell>
              <table:table-cell office:value-type="float" office:value="2.45988543488186">
                <text:p>2.45988543488186</text:p>
              </table:table-cell>
              <table:table-cell office:value-type="float" office:value="1.20340635280762">
                <text:p>1.20340635280762</text:p>
              </table:table-cell>
              <table:table-cell office:value-type="float" office:value="-0.755853058801213">
                <text:p>-0.755853058801213</text:p>
              </table:table-cell>
              <table:table-cell office:value-type="float" office:value="1.48402512281589">
                <text:p>1.48402512281589</text:p>
              </table:table-cell>
              <table:table-cell office:value-type="float" office:value="-1.55147496622464">
                <text:p>-1.55147496622464</text:p>
              </table:table-cell>
              <table:table-cell office:value-type="float" office:value="-0.653965984852611">
                <text:p>-0.653965984852611</text:p>
              </table:table-cell>
              <table:table-cell office:value-type="float" office:value="0.160380173199211">
                <text:p>0.160380173199211</text:p>
              </table:table-cell>
              <table:table-cell office:value-type="float" office:value="3.39177923178123">
                <text:p>3.39177923178123</text:p>
              </table:table-cell>
              <table:table-cell office:value-type="float" office:value="1.38226693459536">
                <text:p>1.38226693459536</text:p>
              </table:table-cell>
              <table:table-cell office:value-type="float" office:value="-1.34556926685024">
                <text:p>-1.34556926685024</text:p>
              </table:table-cell>
              <table:table-cell office:value-type="float" office:value="0.909938399942566">
                <text:p>0.909938399942566</text:p>
              </table:table-cell>
              <table:table-cell office:value-type="float" office:value="-1.53476210178422">
                <text:p>-1.53476210178422</text:p>
              </table:table-cell>
              <table:table-cell office:value-type="float" office:value="4.42741234158539">
                <text:p>4.42741234158539</text:p>
              </table:table-cell>
              <table:table-cell office:value-type="float" office:value="-0.769774465466165">
                <text:p>-0.769774465466165</text:p>
              </table:table-cell>
              <table:table-cell office:value-type="float" office:value="-0.678499985219521">
                <text:p>-0.678499985219521</text:p>
              </table:table-cell>
              <table:table-cell office:value-type="float" office:value="2.89926800427603">
                <text:p>2.89926800427603</text:p>
              </table:table-cell>
              <table:table-cell office:value-type="float" office:value="-0.391700410492538">
                <text:p>-0.391700410492538</text:p>
              </table:table-cell>
              <table:table-cell office:value-type="float" office:value="2.71664456125149">
                <text:p>2.71664456125149</text:p>
              </table:table-cell>
              <table:table-cell office:value-type="float" office:value="1.92695903533785">
                <text:p>1.92695903533785</text:p>
              </table:table-cell>
              <table:table-cell office:value-type="float" office:value="-4.21578059738318">
                <text:p>-4.21578059738318</text:p>
              </table:table-cell>
              <table:table-cell office:value-type="float" office:value="3.45471895286465">
                <text:p>3.45471895286465</text:p>
              </table:table-cell>
              <table:table-cell office:value-type="float" office:value="2.21750313226416">
                <text:p>2.21750313226416</text:p>
              </table:table-cell>
              <table:table-cell office:value-type="float" office:value="6.75182640489094">
                <text:p>6.75182640489094</text:p>
              </table:table-cell>
              <table:table-cell office:value-type="float" office:value="2.13139729304588">
                <text:p>2.13139729304588</text:p>
              </table:table-cell>
              <table:table-cell office:value-type="float" office:value="0.833587791680408">
                <text:p>0.833587791680408</text:p>
              </table:table-cell>
              <table:table-cell office:value-type="float" office:value="3.29056855189069">
                <text:p>3.29056855189069</text:p>
              </table:table-cell>
              <table:table-cell office:value-type="float" office:value="3.11860058978577">
                <text:p>3.11860058978577</text:p>
              </table:table-cell>
              <table:table-cell office:value-type="float" office:value="1.53311971741274">
                <text:p>1.53311971741274</text:p>
              </table:table-cell>
              <table:table-cell office:value-type="float" office:value="1.98033627429609">
                <text:p>1.98033627429609</text:p>
              </table:table-cell>
              <table:table-cell office:value-type="float" office:value="0.466519213142739">
                <text:p>0.466519213142739</text:p>
              </table:table-cell>
              <table:table-cell office:value-type="float" office:value="1.66717552804251">
                <text:p>1.66717552804251</text:p>
              </table:table-cell>
              <table:table-cell office:value-type="float" office:value="0.255003391772457">
                <text:p>0.255003391772457</text:p>
              </table:table-cell>
              <table:table-cell office:value-type="float" office:value="-2.82888964882239">
                <text:p>-2.82888964882239</text:p>
              </table:table-cell>
              <table:table-cell office:value-type="float" office:value="-5.32024980007266">
                <text:p>-5.32024980007266</text:p>
              </table:table-cell>
              <table:table-cell office:value-type="float" office:value="0.926361044926141">
                <text:p>0.926361044926141</text:p>
              </table:table-cell>
              <table:table-cell office:value-type="float" office:value="-1.34354958401302">
                <text:p>-1.34354958401302</text:p>
              </table:table-cell>
              <table:table-cell office:value-type="float" office:value="-1.19516346772902">
                <text:p>-1.19516346772902</text:p>
              </table:table-cell>
              <table:table-cell office:value-type="float" office:value="2.86655683727669">
                <text:p>2.86655683727669</text:p>
              </table:table-cell>
              <table:table-cell office:value-type="float" office:value="-0.324963201937937">
                <text:p>-0.324963201937937</text:p>
              </table:table-cell>
              <table:table-cell office:value-type="float" office:value="-0.126054462353997">
                <text:p>-0.126054462353997</text:p>
              </table:table-cell>
              <table:table-cell office:value-type="float" office:value="-1.98611227105304">
                <text:p>-1.98611227105304</text:p>
              </table:table-cell>
              <table:table-cell office:value-type="float" office:value="0.896699505387828">
                <text:p>0.896699505387828</text:p>
              </table:table-cell>
            </table:table-row>
            <table:table-row>
              <table:table-cell office:value-type="string">
                <text:p>sglib-listinsertsort</text:p>
                <draw:g>
                  <svg:desc>Sheet1.A42:Sheet1.A42</svg:desc>
                </draw:g>
              </table:table-cell>
              <table:table-cell office:value-type="float" office:value="1.95178321002683">
                <text:p>1.95178321002683</text:p>
                <draw:g>
                  <svg:desc>Sheet1.B42:Sheet1.CI42</svg:desc>
                </draw:g>
              </table:table-cell>
              <table:table-cell office:value-type="float" office:value="1.48803455059916">
                <text:p>1.48803455059916</text:p>
              </table:table-cell>
              <table:table-cell office:value-type="float" office:value="1.14760149600242">
                <text:p>1.14760149600242</text:p>
              </table:table-cell>
              <table:table-cell office:value-type="float" office:value="-0.608690983579028">
                <text:p>-0.608690983579028</text:p>
              </table:table-cell>
              <table:table-cell office:value-type="float" office:value="-0.787984426438061">
                <text:p>-0.787984426438061</text:p>
              </table:table-cell>
              <table:table-cell office:value-type="float" office:value="0.126939296948947">
                <text:p>0.126939296948947</text:p>
              </table:table-cell>
              <table:table-cell office:value-type="float" office:value="0.743673377483911">
                <text:p>0.743673377483911</text:p>
              </table:table-cell>
              <table:table-cell office:value-type="float" office:value="-0.75849130937522">
                <text:p>-0.75849130937522</text:p>
              </table:table-cell>
              <table:table-cell office:value-type="float" office:value="-0.27202580468639">
                <text:p>-0.27202580468639</text:p>
              </table:table-cell>
              <table:table-cell office:value-type="float" office:value="1.23150256743545">
                <text:p>1.23150256743545</text:p>
              </table:table-cell>
              <table:table-cell office:value-type="float" office:value="-1.08237865133098">
                <text:p>-1.08237865133098</text:p>
              </table:table-cell>
              <table:table-cell office:value-type="float" office:value="-0.963447280994129">
                <text:p>-0.963447280994129</text:p>
              </table:table-cell>
              <table:table-cell office:value-type="float" office:value="0.921514933986547">
                <text:p>0.921514933986547</text:p>
              </table:table-cell>
              <table:table-cell office:value-type="float" office:value="-0.285682479004035">
                <text:p>-0.285682479004035</text:p>
              </table:table-cell>
              <table:table-cell office:value-type="float" office:value="-0.819674219945425">
                <text:p>-0.819674219945425</text:p>
              </table:table-cell>
              <table:table-cell office:value-type="float" office:value="2.1801144470231">
                <text:p>2.1801144470231</text:p>
              </table:table-cell>
              <table:table-cell office:value-type="float" office:value="-0.213238458935842">
                <text:p>-0.213238458935842</text:p>
              </table:table-cell>
              <table:table-cell office:value-type="float" office:value="-0.700846197408573">
                <text:p>-0.700846197408573</text:p>
              </table:table-cell>
              <table:table-cell office:value-type="float" office:value="2.57173855048599">
                <text:p>2.57173855048599</text:p>
              </table:table-cell>
              <table:table-cell office:value-type="float" office:value="-0.363120418626715">
                <text:p>-0.363120418626715</text:p>
              </table:table-cell>
              <table:table-cell office:value-type="float" office:value="1.16797257809232">
                <text:p>1.16797257809232</text:p>
              </table:table-cell>
              <table:table-cell office:value-type="float" office:value="0.806633247272372">
                <text:p>0.806633247272372</text:p>
              </table:table-cell>
              <table:table-cell office:value-type="float" office:value="-0.758470638595749">
                <text:p>-0.758470638595749</text:p>
              </table:table-cell>
              <table:table-cell office:value-type="float" office:value="0.701486523053953">
                <text:p>0.701486523053953</text:p>
              </table:table-cell>
              <table:table-cell office:value-type="float" office:value="-0.659913292389995">
                <text:p>-0.659913292389995</text:p>
              </table:table-cell>
              <table:table-cell office:value-type="float" office:value="-4.89714561259078">
                <text:p>-4.89714561259078</text:p>
              </table:table-cell>
              <table:table-cell office:value-type="float" office:value="0.545128770541406">
                <text:p>0.545128770541406</text:p>
              </table:table-cell>
              <table:table-cell office:value-type="float" office:value="-0.660179482627833">
                <text:p>-0.660179482627833</text:p>
              </table:table-cell>
              <table:table-cell office:value-type="float" office:value="-1.86715446535539">
                <text:p>-1.86715446535539</text:p>
              </table:table-cell>
              <table:table-cell office:value-type="float" office:value="1.61339299248073">
                <text:p>1.61339299248073</text:p>
              </table:table-cell>
              <table:table-cell office:value-type="float" office:value="-0.740466022094868">
                <text:p>-0.740466022094868</text:p>
              </table:table-cell>
              <table:table-cell office:value-type="float" office:value="-1.67680686785493">
                <text:p>-1.67680686785493</text:p>
              </table:table-cell>
              <table:table-cell office:value-type="float" office:value="0.471023307069177">
                <text:p>0.471023307069177</text:p>
              </table:table-cell>
              <table:table-cell office:value-type="float" office:value="0.606194916349399">
                <text:p>0.606194916349399</text:p>
              </table:table-cell>
              <table:table-cell office:value-type="float" office:value="0.000891722268747452">
                <text:p>0.000891722268747452</text:p>
              </table:table-cell>
              <table:table-cell office:value-type="float" office:value="0.626414928970201">
                <text:p>0.626414928970201</text:p>
              </table:table-cell>
              <table:table-cell office:value-type="float" office:value="-0.0437393361067832">
                <text:p>-0.0437393361067832</text:p>
              </table:table-cell>
              <table:table-cell office:value-type="float" office:value="-0.936222866506561">
                <text:p>-0.936222866506561</text:p>
              </table:table-cell>
              <table:table-cell office:value-type="float" office:value="-0.770168546445908">
                <text:p>-0.770168546445908</text:p>
              </table:table-cell>
              <table:table-cell office:value-type="float" office:value="-0.448320965493516">
                <text:p>-0.448320965493516</text:p>
              </table:table-cell>
              <table:table-cell office:value-type="float" office:value="1.393081537169">
                <text:p>1.393081537169</text:p>
              </table:table-cell>
              <table:table-cell office:value-type="float" office:value="-0.47073852328668">
                <text:p>-0.47073852328668</text:p>
              </table:table-cell>
              <table:table-cell office:value-type="float" office:value="0.912914326924459">
                <text:p>0.912914326924459</text:p>
              </table:table-cell>
              <table:table-cell office:value-type="float" office:value="0.00119606434476907">
                <text:p>0.00119606434476907</text:p>
              </table:table-cell>
              <table:table-cell office:value-type="float" office:value="0.545954318985977">
                <text:p>0.545954318985977</text:p>
              </table:table-cell>
              <table:table-cell office:value-type="float" office:value="0.973465511369421">
                <text:p>0.973465511369421</text:p>
              </table:table-cell>
              <table:table-cell office:value-type="float" office:value="-0.171830601462389">
                <text:p>-0.171830601462389</text:p>
              </table:table-cell>
              <table:table-cell office:value-type="float" office:value="0.690843032917161">
                <text:p>0.690843032917161</text:p>
              </table:table-cell>
              <table:table-cell office:value-type="float" office:value="-0.21374062566394">
                <text:p>-0.21374062566394</text:p>
              </table:table-cell>
              <table:table-cell office:value-type="float" office:value="1.41011045820387">
                <text:p>1.41011045820387</text:p>
              </table:table-cell>
              <table:table-cell office:value-type="float" office:value="0.767807244466442">
                <text:p>0.767807244466442</text:p>
              </table:table-cell>
              <table:table-cell office:value-type="float" office:value="2.20101918895429">
                <text:p>2.20101918895429</text:p>
              </table:table-cell>
              <table:table-cell office:value-type="float" office:value="1.34079446807008">
                <text:p>1.34079446807008</text:p>
              </table:table-cell>
              <table:table-cell office:value-type="float" office:value="-1.25568038165414">
                <text:p>-1.25568038165414</text:p>
              </table:table-cell>
              <table:table-cell office:value-type="float" office:value="-0.606392196922153">
                <text:p>-0.606392196922153</text:p>
              </table:table-cell>
              <table:table-cell office:value-type="float" office:value="0.106464567723434">
                <text:p>0.106464567723434</text:p>
              </table:table-cell>
              <table:table-cell office:value-type="float" office:value="0.724924698987561">
                <text:p>0.724924698987561</text:p>
              </table:table-cell>
              <table:table-cell office:value-type="float" office:value="0.368354875710911">
                <text:p>0.368354875710911</text:p>
              </table:table-cell>
              <table:table-cell office:value-type="float" office:value="-1.20163900248345">
                <text:p>-1.20163900248345</text:p>
              </table:table-cell>
              <table:table-cell office:value-type="float" office:value="0.167480690108285">
                <text:p>0.167480690108285</text:p>
              </table:table-cell>
              <table:table-cell office:value-type="float" office:value="-1.36473346907324">
                <text:p>-1.36473346907324</text:p>
              </table:table-cell>
              <table:table-cell office:value-type="float" office:value="0.168021134994077">
                <text:p>0.168021134994077</text:p>
              </table:table-cell>
              <table:table-cell office:value-type="float" office:value="-0.864844255977575">
                <text:p>-0.864844255977575</text:p>
              </table:table-cell>
              <table:table-cell office:value-type="float" office:value="0.294667615211994">
                <text:p>0.294667615211994</text:p>
              </table:table-cell>
              <table:table-cell office:value-type="float" office:value="1.39587728152986">
                <text:p>1.39587728152986</text:p>
              </table:table-cell>
              <table:table-cell office:value-type="float" office:value="0.0493995463886103">
                <text:p>0.0493995463886103</text:p>
              </table:table-cell>
              <table:table-cell office:value-type="float" office:value="0.198607154837746">
                <text:p>0.198607154837746</text:p>
              </table:table-cell>
              <table:table-cell office:value-type="float" office:value="-3.1191439518107">
                <text:p>-3.1191439518107</text:p>
              </table:table-cell>
              <table:table-cell office:value-type="float" office:value="1.47884361069316">
                <text:p>1.47884361069316</text:p>
              </table:table-cell>
              <table:table-cell office:value-type="float" office:value="-4.35453094604686">
                <text:p>-4.35453094604686</text:p>
              </table:table-cell>
              <table:table-cell office:value-type="float" office:value="-0.558135174345465">
                <text:p>-0.558135174345465</text:p>
              </table:table-cell>
              <table:table-cell office:value-type="float" office:value="1.96562127197361">
                <text:p>1.96562127197361</text:p>
              </table:table-cell>
              <table:table-cell office:value-type="float" office:value="-0.681211473221429">
                <text:p>-0.681211473221429</text:p>
              </table:table-cell>
              <table:table-cell office:value-type="float" office:value="1.68802600207405">
                <text:p>1.68802600207405</text:p>
              </table:table-cell>
              <table:table-cell office:value-type="float" office:value="1.61788069872906">
                <text:p>1.61788069872906</text:p>
              </table:table-cell>
              <table:table-cell office:value-type="float" office:value="0.322383326252972">
                <text:p>0.322383326252972</text:p>
              </table:table-cell>
              <table:table-cell office:value-type="float" office:value="-3.28104684877141">
                <text:p>-3.28104684877141</text:p>
              </table:table-cell>
              <table:table-cell office:value-type="float" office:value="-0.231655786883118">
                <text:p>-0.231655786883118</text:p>
              </table:table-cell>
              <table:table-cell office:value-type="float" office:value="-0.326728012201579">
                <text:p>-0.326728012201579</text:p>
              </table:table-cell>
              <table:table-cell office:value-type="float" office:value="-1.66896748599956">
                <text:p>-1.66896748599956</text:p>
              </table:table-cell>
              <table:table-cell office:value-type="float" office:value="0.819601019640701">
                <text:p>0.819601019640701</text:p>
              </table:table-cell>
              <table:table-cell office:value-type="float" office:value="-0.668455032464934">
                <text:p>-0.668455032464934</text:p>
              </table:table-cell>
              <table:table-cell office:value-type="float" office:value="-0.732766263804599">
                <text:p>-0.732766263804599</text:p>
              </table:table-cell>
              <table:table-cell office:value-type="float" office:value="-0.700711323574758">
                <text:p>-0.700711323574758</text:p>
              </table:table-cell>
              <table:table-cell office:value-type="float" office:value="-1.13617673499714">
                <text:p>-1.13617673499714</text:p>
              </table:table-cell>
              <table:table-cell office:value-type="float" office:value="-0.0664180687360326">
                <text:p>-0.0664180687360326</text:p>
              </table:table-cell>
            </table:table-row>
            <table:table-row>
              <table:table-cell office:value-type="string">
                <text:p>sglib-dllist</text:p>
                <draw:g>
                  <svg:desc>Sheet1.A43:Sheet1.A43</svg:desc>
                </draw:g>
              </table:table-cell>
              <table:table-cell office:value-type="float" office:value="-1.87282517977848">
                <text:p>-1.87282517977848</text:p>
                <draw:g>
                  <svg:desc>Sheet1.B43:Sheet1.CI43</svg:desc>
                </draw:g>
              </table:table-cell>
              <table:table-cell office:value-type="float" office:value="1.2956043071331">
                <text:p>1.2956043071331</text:p>
              </table:table-cell>
              <table:table-cell office:value-type="float" office:value="-5.82294579297739">
                <text:p>-5.82294579297739</text:p>
              </table:table-cell>
              <table:table-cell office:value-type="float" office:value="5.27407515988534">
                <text:p>5.27407515988534</text:p>
              </table:table-cell>
              <table:table-cell office:value-type="float" office:value="5.21998427373254">
                <text:p>5.21998427373254</text:p>
              </table:table-cell>
              <table:table-cell office:value-type="float" office:value="-1.82753413426833">
                <text:p>-1.82753413426833</text:p>
              </table:table-cell>
              <table:table-cell office:value-type="float" office:value="-2.3303653895935">
                <text:p>-2.3303653895935</text:p>
              </table:table-cell>
              <table:table-cell office:value-type="float" office:value="2.28804710858083">
                <text:p>2.28804710858083</text:p>
              </table:table-cell>
              <table:table-cell office:value-type="float" office:value="1.40489416952485">
                <text:p>1.40489416952485</text:p>
              </table:table-cell>
              <table:table-cell office:value-type="float" office:value="2.69431131188303">
                <text:p>2.69431131188303</text:p>
              </table:table-cell>
              <table:table-cell office:value-type="float" office:value="-2.03812242466152">
                <text:p>-2.03812242466152</text:p>
              </table:table-cell>
              <table:table-cell office:value-type="float" office:value="1.63586716576462">
                <text:p>1.63586716576462</text:p>
              </table:table-cell>
              <table:table-cell office:value-type="float" office:value="0.0831290738463702">
                <text:p>0.0831290738463702</text:p>
              </table:table-cell>
              <table:table-cell office:value-type="float" office:value="1.48530398620032">
                <text:p>1.48530398620032</text:p>
              </table:table-cell>
              <table:table-cell office:value-type="float" office:value="-2.51727197450917">
                <text:p>-2.51727197450917</text:p>
              </table:table-cell>
              <table:table-cell office:value-type="float" office:value="1.45166144904729">
                <text:p>1.45166144904729</text:p>
              </table:table-cell>
              <table:table-cell office:value-type="float" office:value="-2.51841892983457">
                <text:p>-2.51841892983457</text:p>
              </table:table-cell>
              <table:table-cell office:value-type="float" office:value="-2.0806734281106">
                <text:p>-2.0806734281106</text:p>
              </table:table-cell>
              <table:table-cell office:value-type="float" office:value="2.34224548762342">
                <text:p>2.34224548762342</text:p>
              </table:table-cell>
              <table:table-cell office:value-type="float" office:value="9.40785008441944">
                <text:p>9.40785008441944</text:p>
              </table:table-cell>
              <table:table-cell office:value-type="float" office:value="1.234348235499">
                <text:p>1.234348235499</text:p>
              </table:table-cell>
              <table:table-cell office:value-type="float" office:value="21.9905570502248">
                <text:p>21.9905570502248</text:p>
              </table:table-cell>
              <table:table-cell office:value-type="float" office:value="-2.0666336438397">
                <text:p>-2.0666336438397</text:p>
              </table:table-cell>
              <table:table-cell office:value-type="float" office:value="-4.33559896882784">
                <text:p>-4.33559896882784</text:p>
              </table:table-cell>
              <table:table-cell office:value-type="float" office:value="-2.41494147762535">
                <text:p>-2.41494147762535</text:p>
              </table:table-cell>
              <table:table-cell office:value-type="float" office:value="-10.8906132305446">
                <text:p>-10.8906132305446</text:p>
              </table:table-cell>
              <table:table-cell office:value-type="float" office:value="-3.91080501382876">
                <text:p>-3.91080501382876</text:p>
              </table:table-cell>
              <table:table-cell office:value-type="float" office:value="10.0574048649461">
                <text:p>10.0574048649461</text:p>
              </table:table-cell>
              <table:table-cell office:value-type="float" office:value="-1.20781985150069">
                <text:p>-1.20781985150069</text:p>
              </table:table-cell>
              <table:table-cell office:value-type="float" office:value="-1.3392593590175">
                <text:p>-1.3392593590175</text:p>
              </table:table-cell>
              <table:table-cell office:value-type="float" office:value="2.08236309860995">
                <text:p>2.08236309860995</text:p>
              </table:table-cell>
              <table:table-cell office:value-type="float" office:value="1.36144785278481">
                <text:p>1.36144785278481</text:p>
              </table:table-cell>
              <table:table-cell office:value-type="float" office:value="3.65978652519824">
                <text:p>3.65978652519824</text:p>
              </table:table-cell>
              <table:table-cell office:value-type="float" office:value="-2.79086222449944">
                <text:p>-2.79086222449944</text:p>
              </table:table-cell>
              <table:table-cell office:value-type="float" office:value="1.34592990743651">
                <text:p>1.34592990743651</text:p>
              </table:table-cell>
              <table:table-cell office:value-type="float" office:value="1.38812391041258">
                <text:p>1.38812391041258</text:p>
              </table:table-cell>
              <table:table-cell office:value-type="float" office:value="5.05335213161733">
                <text:p>5.05335213161733</text:p>
              </table:table-cell>
              <table:table-cell office:value-type="float" office:value="-1.02515766780114">
                <text:p>-1.02515766780114</text:p>
              </table:table-cell>
              <table:table-cell office:value-type="float" office:value="-5.70485381638114">
                <text:p>-5.70485381638114</text:p>
              </table:table-cell>
              <table:table-cell office:value-type="float" office:value="-2.44719039844621">
                <text:p>-2.44719039844621</text:p>
              </table:table-cell>
              <table:table-cell office:value-type="float" office:value="-1.51836368441678">
                <text:p>-1.51836368441678</text:p>
              </table:table-cell>
              <table:table-cell office:value-type="float" office:value="5.61025646775502">
                <text:p>5.61025646775502</text:p>
              </table:table-cell>
              <table:table-cell office:value-type="float" office:value="-4.71505273349702">
                <text:p>-4.71505273349702</text:p>
              </table:table-cell>
              <table:table-cell office:value-type="float" office:value="-5.51268816474032">
                <text:p>-5.51268816474032</text:p>
              </table:table-cell>
              <table:table-cell office:value-type="float" office:value="-1.76107068076773">
                <text:p>-1.76107068076773</text:p>
              </table:table-cell>
              <table:table-cell office:value-type="float" office:value="-1.37954522989408">
                <text:p>-1.37954522989408</text:p>
              </table:table-cell>
              <table:table-cell office:value-type="float" office:value="-5.0372412845845">
                <text:p>-5.0372412845845</text:p>
              </table:table-cell>
              <table:table-cell office:value-type="float" office:value="-1.93143124995488">
                <text:p>-1.93143124995488</text:p>
              </table:table-cell>
              <table:table-cell office:value-type="float" office:value="-6.5429714836404">
                <text:p>-6.5429714836404</text:p>
              </table:table-cell>
              <table:table-cell office:value-type="float" office:value="-1.57239313871515">
                <text:p>-1.57239313871515</text:p>
              </table:table-cell>
              <table:table-cell office:value-type="float" office:value="6.17784256524348">
                <text:p>6.17784256524348</text:p>
              </table:table-cell>
              <table:table-cell office:value-type="float" office:value="2.39125375492492">
                <text:p>2.39125375492492</text:p>
              </table:table-cell>
              <table:table-cell office:value-type="float" office:value="-1.56325289558913">
                <text:p>-1.56325289558913</text:p>
              </table:table-cell>
              <table:table-cell office:value-type="float" office:value="1.9653230515885">
                <text:p>1.9653230515885</text:p>
              </table:table-cell>
              <table:table-cell office:value-type="float" office:value="1.73891850646437">
                <text:p>1.73891850646437</text:p>
              </table:table-cell>
              <table:table-cell office:value-type="float" office:value="2.12007622446263">
                <text:p>2.12007622446263</text:p>
              </table:table-cell>
              <table:table-cell office:value-type="float" office:value="-1.61357160501944">
                <text:p>-1.61357160501944</text:p>
              </table:table-cell>
              <table:table-cell office:value-type="float" office:value="2.03173217306189">
                <text:p>2.03173217306189</text:p>
              </table:table-cell>
              <table:table-cell office:value-type="float" office:value="3.57574381601594">
                <text:p>3.57574381601594</text:p>
              </table:table-cell>
              <table:table-cell office:value-type="float" office:value="-4.28541990730616">
                <text:p>-4.28541990730616</text:p>
              </table:table-cell>
              <table:table-cell office:value-type="float" office:value="2.14447296188027">
                <text:p>2.14447296188027</text:p>
              </table:table-cell>
              <table:table-cell office:value-type="float" office:value="-10.1938211240675">
                <text:p>-10.1938211240675</text:p>
              </table:table-cell>
              <table:table-cell office:value-type="float" office:value="-5.8398765654862">
                <text:p>-5.8398765654862</text:p>
              </table:table-cell>
              <table:table-cell office:value-type="float" office:value="-4.934204850173">
                <text:p>-4.934204850173</text:p>
              </table:table-cell>
              <table:table-cell office:value-type="float" office:value="6.45739494591511">
                <text:p>6.45739494591511</text:p>
              </table:table-cell>
              <table:table-cell office:value-type="float" office:value="1.8427704238736">
                <text:p>1.8427704238736</text:p>
              </table:table-cell>
              <table:table-cell office:value-type="float" office:value="-6.05096054226532">
                <text:p>-6.05096054226532</text:p>
              </table:table-cell>
              <table:table-cell office:value-type="float" office:value="1.9645002477977">
                <text:p>1.9645002477977</text:p>
              </table:table-cell>
              <table:table-cell office:value-type="float" office:value="2.07872596041437">
                <text:p>2.07872596041437</text:p>
              </table:table-cell>
              <table:table-cell office:value-type="float" office:value="-1.45788964718592">
                <text:p>-1.45788964718592</text:p>
              </table:table-cell>
              <table:table-cell office:value-type="float" office:value="-2.20049862239952">
                <text:p>-2.20049862239952</text:p>
              </table:table-cell>
              <table:table-cell office:value-type="float" office:value="2.42457685415771">
                <text:p>2.42457685415771</text:p>
              </table:table-cell>
              <table:table-cell office:value-type="float" office:value="-5.70643644543044">
                <text:p>-5.70643644543044</text:p>
              </table:table-cell>
              <table:table-cell office:value-type="float" office:value="-5.66019469962062">
                <text:p>-5.66019469962062</text:p>
              </table:table-cell>
              <table:table-cell office:value-type="float" office:value="-1.0273868604283">
                <text:p>-1.0273868604283</text:p>
              </table:table-cell>
              <table:table-cell office:value-type="float" office:value="-1.48334180516412">
                <text:p>-1.48334180516412</text:p>
              </table:table-cell>
              <table:table-cell office:value-type="float" office:value="4.06462999852406">
                <text:p>4.06462999852406</text:p>
              </table:table-cell>
              <table:table-cell office:value-type="float" office:value="-5.90653784564463">
                <text:p>-5.90653784564463</text:p>
              </table:table-cell>
              <table:table-cell office:value-type="float" office:value="-2.38837033192563">
                <text:p>-2.38837033192563</text:p>
              </table:table-cell>
              <table:table-cell office:value-type="float" office:value="5.05949172783748">
                <text:p>5.05949172783748</text:p>
              </table:table-cell>
              <table:table-cell office:value-type="float" office:value="2.75209352726724">
                <text:p>2.75209352726724</text:p>
              </table:table-cell>
              <table:table-cell office:value-type="float" office:value="6.51181448420276">
                <text:p>6.51181448420276</text:p>
              </table:table-cell>
              <table:table-cell office:value-type="float" office:value="-1.90126266461082">
                <text:p>-1.90126266461082</text:p>
              </table:table-cell>
              <table:table-cell office:value-type="float" office:value="9.64371385036765">
                <text:p>9.64371385036765</text:p>
              </table:table-cell>
              <table:table-cell office:value-type="float" office:value="0.942157516645947">
                <text:p>0.942157516645947</text:p>
              </table:table-cell>
              <table:table-cell office:value-type="float" office:value="-2.37008429351015">
                <text:p>-2.37008429351015</text:p>
              </table:table-cell>
            </table:table-row>
            <table:table-row>
              <table:table-cell office:value-type="string">
                <text:p>fft</text:p>
                <draw:g>
                  <svg:desc>Sheet1.A44:Sheet1.A44</svg:desc>
                </draw:g>
              </table:table-cell>
              <table:table-cell office:value-type="float" office:value="-0.0566258704949882">
                <text:p>-0.0566258704949882</text:p>
                <draw:g>
                  <svg:desc>Sheet1.B44:Sheet1.CI44</svg:desc>
                </draw:g>
              </table:table-cell>
              <table:table-cell office:value-type="float" office:value="0.000749107917261701">
                <text:p>0.000749107917261701</text:p>
              </table:table-cell>
              <table:table-cell office:value-type="float" office:value="-1.5696440552586">
                <text:p>-1.5696440552586</text:p>
              </table:table-cell>
              <table:table-cell office:value-type="float" office:value="1.20665501191397">
                <text:p>1.20665501191397</text:p>
              </table:table-cell>
              <table:table-cell office:value-type="float" office:value="0.293927316174678">
                <text:p>0.293927316174678</text:p>
              </table:table-cell>
              <table:table-cell office:value-type="float" office:value="0.0616109593620768">
                <text:p>0.0616109593620768</text:p>
              </table:table-cell>
              <table:table-cell office:value-type="float" office:value="-1.06336467999509">
                <text:p>-1.06336467999509</text:p>
              </table:table-cell>
              <table:table-cell office:value-type="float" office:value="0.260909358666162">
                <text:p>0.260909358666162</text:p>
              </table:table-cell>
              <table:table-cell office:value-type="float" office:value="-0.253217703463083">
                <text:p>-0.253217703463083</text:p>
              </table:table-cell>
              <table:table-cell office:value-type="float" office:value="-0.110672270583619">
                <text:p>-0.110672270583619</text:p>
              </table:table-cell>
              <table:table-cell office:value-type="float" office:value="0.36506445151909">
                <text:p>0.36506445151909</text:p>
              </table:table-cell>
              <table:table-cell office:value-type="float" office:value="0.0169686661266197">
                <text:p>0.0169686661266197</text:p>
              </table:table-cell>
              <table:table-cell office:value-type="float" office:value="-1.52548351986219">
                <text:p>-1.52548351986219</text:p>
              </table:table-cell>
              <table:table-cell office:value-type="float" office:value="1.04076370514345">
                <text:p>1.04076370514345</text:p>
              </table:table-cell>
              <table:table-cell office:value-type="float" office:value="-0.289985833093533">
                <text:p>-0.289985833093533</text:p>
              </table:table-cell>
              <table:table-cell office:value-type="float" office:value="-0.0656858363340098">
                <text:p>-0.0656858363340098</text:p>
              </table:table-cell>
              <table:table-cell office:value-type="float" office:value="0.0422096725996115">
                <text:p>0.0422096725996115</text:p>
              </table:table-cell>
              <table:table-cell office:value-type="float" office:value="-1.09853036596542">
                <text:p>-1.09853036596542</text:p>
              </table:table-cell>
              <table:table-cell office:value-type="float" office:value="-0.521018253611386">
                <text:p>-0.521018253611386</text:p>
              </table:table-cell>
              <table:table-cell office:value-type="float" office:value="-0.0203336005445194">
                <text:p>-0.0203336005445194</text:p>
              </table:table-cell>
              <table:table-cell office:value-type="float" office:value="-1.12014857863438">
                <text:p>-1.12014857863438</text:p>
              </table:table-cell>
              <table:table-cell office:value-type="float" office:value="-1.26296499280215">
                <text:p>-1.26296499280215</text:p>
              </table:table-cell>
              <table:table-cell office:value-type="float" office:value="-0.0329975948792716">
                <text:p>-0.0329975948792716</text:p>
              </table:table-cell>
              <table:table-cell office:value-type="float" office:value="1.52730937240223">
                <text:p>1.52730937240223</text:p>
              </table:table-cell>
              <table:table-cell office:value-type="float" office:value="0.240309141427137">
                <text:p>0.240309141427137</text:p>
              </table:table-cell>
              <table:table-cell office:value-type="float" office:value="-2.19476598749248">
                <text:p>-2.19476598749248</text:p>
              </table:table-cell>
              <table:table-cell office:value-type="float" office:value="0.237202422456485">
                <text:p>0.237202422456485</text:p>
              </table:table-cell>
              <table:table-cell office:value-type="float" office:value="-0.032420947423262">
                <text:p>-0.032420947423262</text:p>
              </table:table-cell>
              <table:table-cell office:value-type="float" office:value="-1.29397760163197">
                <text:p>-1.29397760163197</text:p>
              </table:table-cell>
              <table:table-cell office:value-type="float" office:value="-0.729636847663461">
                <text:p>-0.729636847663461</text:p>
              </table:table-cell>
              <table:table-cell office:value-type="float" office:value="-0.0059222688348857">
                <text:p>-0.0059222688348857</text:p>
              </table:table-cell>
              <table:table-cell office:value-type="float" office:value="0.15469386797695">
                <text:p>0.15469386797695</text:p>
              </table:table-cell>
              <table:table-cell office:value-type="float" office:value="-0.217305311904677">
                <text:p>-0.217305311904677</text:p>
              </table:table-cell>
              <table:table-cell office:value-type="float" office:value="-0.0123629949147329">
                <text:p>-0.0123629949147329</text:p>
              </table:table-cell>
              <table:table-cell office:value-type="float" office:value="-0.511466177737378">
                <text:p>-0.511466177737378</text:p>
              </table:table-cell>
              <table:table-cell office:value-type="float" office:value="-0.759571140850704">
                <text:p>-0.759571140850704</text:p>
              </table:table-cell>
              <table:table-cell office:value-type="float" office:value="0.281307969551067">
                <text:p>0.281307969551067</text:p>
              </table:table-cell>
              <table:table-cell office:value-type="float" office:value="0.892602654486066">
                <text:p>0.892602654486066</text:p>
              </table:table-cell>
              <table:table-cell office:value-type="float" office:value="0.437955699754249">
                <text:p>0.437955699754249</text:p>
              </table:table-cell>
              <table:table-cell office:value-type="float" office:value="0.311436319026396">
                <text:p>0.311436319026396</text:p>
              </table:table-cell>
              <table:table-cell office:value-type="float" office:value="-0.00708327484113371">
                <text:p>-0.00708327484113371</text:p>
              </table:table-cell>
              <table:table-cell office:value-type="float" office:value="0.504100950602945">
                <text:p>0.504100950602945</text:p>
              </table:table-cell>
              <table:table-cell office:value-type="float" office:value="-0.607872861167762">
                <text:p>-0.607872861167762</text:p>
              </table:table-cell>
              <table:table-cell office:value-type="float" office:value="-1.06609563087819">
                <text:p>-1.06609563087819</text:p>
              </table:table-cell>
              <table:table-cell office:value-type="float" office:value="0.509158322859243">
                <text:p>0.509158322859243</text:p>
              </table:table-cell>
              <table:table-cell office:value-type="float" office:value="-0.933443250420392">
                <text:p>-0.933443250420392</text:p>
              </table:table-cell>
              <table:table-cell office:value-type="float" office:value="-0.743741230263585">
                <text:p>-0.743741230263585</text:p>
              </table:table-cell>
              <table:table-cell office:value-type="float" office:value="0.668798042057358">
                <text:p>0.668798042057358</text:p>
              </table:table-cell>
              <table:table-cell office:value-type="float" office:value="1.15385737728934">
                <text:p>1.15385737728934</text:p>
              </table:table-cell>
              <table:table-cell office:value-type="float" office:value="1.09605159972251">
                <text:p>1.09605159972251</text:p>
              </table:table-cell>
              <table:table-cell office:value-type="float" office:value="-0.076883351075788">
                <text:p>-0.076883351075788</text:p>
              </table:table-cell>
              <table:table-cell office:value-type="float" office:value="0.490406588826543">
                <text:p>0.490406588826543</text:p>
              </table:table-cell>
              <table:table-cell office:value-type="float" office:value="0.480758352716254">
                <text:p>0.480758352716254</text:p>
              </table:table-cell>
              <table:table-cell office:value-type="float" office:value="0.518701248552584">
                <text:p>0.518701248552584</text:p>
              </table:table-cell>
              <table:table-cell office:value-type="float" office:value="-0.424500394285862">
                <text:p>-0.424500394285862</text:p>
              </table:table-cell>
              <table:table-cell office:value-type="float" office:value="0.0777554660019876">
                <text:p>0.0777554660019876</text:p>
              </table:table-cell>
              <table:table-cell office:value-type="float" office:value="-0.0642015129180957">
                <text:p>-0.0642015129180957</text:p>
              </table:table-cell>
              <table:table-cell office:value-type="float" office:value="-0.210818724822577">
                <text:p>-0.210818724822577</text:p>
              </table:table-cell>
              <table:table-cell office:value-type="float" office:value="0.138069780521909">
                <text:p>0.138069780521909</text:p>
              </table:table-cell>
              <table:table-cell office:value-type="float" office:value="0.247828246312842">
                <text:p>0.247828246312842</text:p>
              </table:table-cell>
              <table:table-cell office:value-type="float" office:value="0.447273917785585">
                <text:p>0.447273917785585</text:p>
              </table:table-cell>
              <table:table-cell office:value-type="float" office:value="-10.9381680537446">
                <text:p>-10.9381680537446</text:p>
              </table:table-cell>
              <table:table-cell office:value-type="float" office:value="-2.24057058626391">
                <text:p>-2.24057058626391</text:p>
              </table:table-cell>
              <table:table-cell office:value-type="float" office:value="0.107531018951553">
                <text:p>0.107531018951553</text:p>
              </table:table-cell>
              <table:table-cell office:value-type="float" office:value="-0.0742937221210647">
                <text:p>-0.0742937221210647</text:p>
              </table:table-cell>
              <table:table-cell office:value-type="float" office:value="0.767965963692797">
                <text:p>0.767965963692797</text:p>
              </table:table-cell>
              <table:table-cell office:value-type="float" office:value="-0.597095818540523">
                <text:p>-0.597095818540523</text:p>
              </table:table-cell>
              <table:table-cell office:value-type="float" office:value="-0.186172061597699">
                <text:p>-0.186172061597699</text:p>
              </table:table-cell>
              <table:table-cell office:value-type="float" office:value="1.02032927625848">
                <text:p>1.02032927625848</text:p>
              </table:table-cell>
              <table:table-cell office:value-type="float" office:value="1.33082836160279">
                <text:p>1.33082836160279</text:p>
              </table:table-cell>
              <table:table-cell office:value-type="float" office:value="-0.942101561907206">
                <text:p>-0.942101561907206</text:p>
              </table:table-cell>
              <table:table-cell office:value-type="float" office:value="-0.945450944761673">
                <text:p>-0.945450944761673</text:p>
              </table:table-cell>
              <table:table-cell office:value-type="float" office:value="1.31964434839404">
                <text:p>1.31964434839404</text:p>
              </table:table-cell>
              <table:table-cell office:value-type="float" office:value="-1.00753889554887">
                <text:p>-1.00753889554887</text:p>
              </table:table-cell>
              <table:table-cell office:value-type="float" office:value="0.73128861551181">
                <text:p>0.73128861551181</text:p>
              </table:table-cell>
              <table:table-cell office:value-type="float" office:value="0.170865268696195">
                <text:p>0.170865268696195</text:p>
              </table:table-cell>
              <table:table-cell office:value-type="float" office:value="-0.906470289248349">
                <text:p>-0.906470289248349</text:p>
              </table:table-cell>
              <table:table-cell office:value-type="float" office:value="-1.34896760175485">
                <text:p>-1.34896760175485</text:p>
              </table:table-cell>
              <table:table-cell office:value-type="float" office:value="-0.536028456095324">
                <text:p>-0.536028456095324</text:p>
              </table:table-cell>
              <table:table-cell office:value-type="float" office:value="-1.06215252529464">
                <text:p>-1.06215252529464</text:p>
              </table:table-cell>
              <table:table-cell office:value-type="float" office:value="1.38130659648383">
                <text:p>1.38130659648383</text:p>
              </table:table-cell>
              <table:table-cell office:value-type="float" office:value="-0.515931925192563">
                <text:p>-0.515931925192563</text:p>
              </table:table-cell>
              <table:table-cell office:value-type="float" office:value="1.613433970342">
                <text:p>1.613433970342</text:p>
              </table:table-cell>
              <table:table-cell office:value-type="float" office:value="0.92722313289244">
                <text:p>0.92722313289244</text:p>
              </table:table-cell>
              <table:table-cell office:value-type="float" office:value="0.216847699883446">
                <text:p>0.216847699883446</text:p>
              </table:table-cell>
              <table:table-cell office:value-type="float" office:value="-0.551691698844912">
                <text:p>-0.551691698844912</text:p>
              </table:table-cell>
            </table:table-row>
            <table:table-row>
              <table:table-cell office:value-type="string">
                <text:p>mergesort</text:p>
                <draw:g>
                  <svg:desc>Sheet1.A45:Sheet1.A45</svg:desc>
                </draw:g>
              </table:table-cell>
              <table:table-cell office:value-type="float" office:value="-0.237361115295599">
                <text:p>-0.237361115295599</text:p>
                <draw:g>
                  <svg:desc>Sheet1.B45:Sheet1.CI45</svg:desc>
                </draw:g>
              </table:table-cell>
              <table:table-cell office:value-type="float" office:value="-0.487256196976605">
                <text:p>-0.487256196976605</text:p>
              </table:table-cell>
              <table:table-cell office:value-type="float" office:value="0.0503526428299035">
                <text:p>0.0503526428299035</text:p>
              </table:table-cell>
              <table:table-cell office:value-type="float" office:value="0.197451108611743">
                <text:p>0.197451108611743</text:p>
              </table:table-cell>
              <table:table-cell office:value-type="float" office:value="0.381224380032471">
                <text:p>0.381224380032471</text:p>
              </table:table-cell>
              <table:table-cell office:value-type="float" office:value="1.44180237870549">
                <text:p>1.44180237870549</text:p>
              </table:table-cell>
              <table:table-cell office:value-type="float" office:value="0.217792039664446">
                <text:p>0.217792039664446</text:p>
              </table:table-cell>
              <table:table-cell office:value-type="float" office:value="1.54495226166466">
                <text:p>1.54495226166466</text:p>
              </table:table-cell>
              <table:table-cell office:value-type="float" office:value="0.0481597534643716">
                <text:p>0.0481597534643716</text:p>
              </table:table-cell>
              <table:table-cell office:value-type="float" office:value="-0.424791024786423">
                <text:p>-0.424791024786423</text:p>
              </table:table-cell>
              <table:table-cell office:value-type="float" office:value="-0.898535987562227">
                <text:p>-0.898535987562227</text:p>
              </table:table-cell>
              <table:table-cell office:value-type="float" office:value="-1.41811593991947">
                <text:p>-1.41811593991947</text:p>
              </table:table-cell>
              <table:table-cell office:value-type="float" office:value="0.470734205393346">
                <text:p>0.470734205393346</text:p>
              </table:table-cell>
              <table:table-cell office:value-type="float" office:value="0.182287195553057">
                <text:p>0.182287195553057</text:p>
              </table:table-cell>
              <table:table-cell office:value-type="float" office:value="-0.555568655944299">
                <text:p>-0.555568655944299</text:p>
              </table:table-cell>
              <table:table-cell office:value-type="float" office:value="-0.161951316539304">
                <text:p>-0.161951316539304</text:p>
              </table:table-cell>
              <table:table-cell office:value-type="float" office:value="-1.07093920573199">
                <text:p>-1.07093920573199</text:p>
              </table:table-cell>
              <table:table-cell office:value-type="float" office:value="-2.26094900704741">
                <text:p>-2.26094900704741</text:p>
              </table:table-cell>
              <table:table-cell office:value-type="float" office:value="0.117747477995839">
                <text:p>0.117747477995839</text:p>
              </table:table-cell>
              <table:table-cell office:value-type="float" office:value="0.496174124569445">
                <text:p>0.496174124569445</text:p>
              </table:table-cell>
              <table:table-cell office:value-type="float" office:value="-2.31473389109225">
                <text:p>-2.31473389109225</text:p>
              </table:table-cell>
              <table:table-cell office:value-type="float" office:value="-0.288261778312302">
                <text:p>-0.288261778312302</text:p>
              </table:table-cell>
              <table:table-cell office:value-type="float" office:value="0.144713048438279">
                <text:p>0.144713048438279</text:p>
              </table:table-cell>
              <table:table-cell office:value-type="float" office:value="-0.418429195988195">
                <text:p>-0.418429195988195</text:p>
              </table:table-cell>
              <table:table-cell office:value-type="float" office:value="-0.843031143325697">
                <text:p>-0.843031143325697</text:p>
              </table:table-cell>
              <table:table-cell office:value-type="float" office:value="-1.59074530415348">
                <text:p>-1.59074530415348</text:p>
              </table:table-cell>
              <table:table-cell office:value-type="float" office:value="3.63895165307772">
                <text:p>3.63895165307772</text:p>
              </table:table-cell>
              <table:table-cell office:value-type="float" office:value="-0.392626920500128">
                <text:p>-0.392626920500128</text:p>
              </table:table-cell>
              <table:table-cell office:value-type="float" office:value="-2.21346737946198">
                <text:p>-2.21346737946198</text:p>
              </table:table-cell>
              <table:table-cell office:value-type="float" office:value="0.977743544190132">
                <text:p>0.977743544190132</text:p>
              </table:table-cell>
              <table:table-cell office:value-type="float" office:value="0.804733379352726">
                <text:p>0.804733379352726</text:p>
              </table:table-cell>
              <table:table-cell office:value-type="float" office:value="-1.35638242007958">
                <text:p>-1.35638242007958</text:p>
              </table:table-cell>
              <table:table-cell office:value-type="float" office:value="0.832622956187367">
                <text:p>0.832622956187367</text:p>
              </table:table-cell>
              <table:table-cell office:value-type="float" office:value="0.738114801402291">
                <text:p>0.738114801402291</text:p>
              </table:table-cell>
              <table:table-cell office:value-type="float" office:value="-0.20658271683161">
                <text:p>-0.20658271683161</text:p>
              </table:table-cell>
              <table:table-cell office:value-type="float" office:value="-0.163799910041142">
                <text:p>-0.163799910041142</text:p>
              </table:table-cell>
              <table:table-cell office:value-type="float" office:value="-1.23470824934352">
                <text:p>-1.23470824934352</text:p>
              </table:table-cell>
              <table:table-cell office:value-type="float" office:value="-0.674102679669963">
                <text:p>-0.674102679669963</text:p>
              </table:table-cell>
              <table:table-cell office:value-type="float" office:value="-0.0511655160345227">
                <text:p>-0.0511655160345227</text:p>
              </table:table-cell>
              <table:table-cell office:value-type="float" office:value="-1.3146990893729">
                <text:p>-1.3146990893729</text:p>
              </table:table-cell>
              <table:table-cell office:value-type="float" office:value="-0.320772358197608">
                <text:p>-0.320772358197608</text:p>
              </table:table-cell>
              <table:table-cell office:value-type="float" office:value="-0.0735220791314122">
                <text:p>-0.0735220791314122</text:p>
              </table:table-cell>
              <table:table-cell office:value-type="float" office:value="-8.40162588309362">
                <text:p>-8.40162588309362</text:p>
              </table:table-cell>
              <table:table-cell office:value-type="float" office:value="0.529099258227442">
                <text:p>0.529099258227442</text:p>
              </table:table-cell>
              <table:table-cell office:value-type="float" office:value="0.257991869773834">
                <text:p>0.257991869773834</text:p>
              </table:table-cell>
              <table:table-cell office:value-type="float" office:value="1.51617666515623">
                <text:p>1.51617666515623</text:p>
              </table:table-cell>
              <table:table-cell office:value-type="float" office:value="-0.413541607512762">
                <text:p>-0.413541607512762</text:p>
              </table:table-cell>
              <table:table-cell office:value-type="float" office:value="-0.291017163971902">
                <text:p>-0.291017163971902</text:p>
              </table:table-cell>
              <table:table-cell office:value-type="float" office:value="0.304036692448508">
                <text:p>0.304036692448508</text:p>
              </table:table-cell>
              <table:table-cell office:value-type="float" office:value="-0.858106911883617">
                <text:p>-0.858106911883617</text:p>
              </table:table-cell>
              <table:table-cell office:value-type="float" office:value="0.911261947789645">
                <text:p>0.911261947789645</text:p>
              </table:table-cell>
              <table:table-cell office:value-type="float" office:value="0.608708684079432">
                <text:p>0.608708684079432</text:p>
              </table:table-cell>
              <table:table-cell office:value-type="float" office:value="0.750413255681861">
                <text:p>0.750413255681861</text:p>
              </table:table-cell>
              <table:table-cell office:value-type="float" office:value="0.271504675741396">
                <text:p>0.271504675741396</text:p>
              </table:table-cell>
              <table:table-cell office:value-type="float" office:value="0.168080627434921">
                <text:p>0.168080627434921</text:p>
              </table:table-cell>
              <table:table-cell office:value-type="float" office:value="0.411612728173018">
                <text:p>0.411612728173018</text:p>
              </table:table-cell>
              <table:table-cell office:value-type="float" office:value="-0.603860936777929">
                <text:p>-0.603860936777929</text:p>
              </table:table-cell>
              <table:table-cell office:value-type="float" office:value="-0.360753422991176">
                <text:p>-0.360753422991176</text:p>
              </table:table-cell>
              <table:table-cell office:value-type="float" office:value="1.31133018886573">
                <text:p>1.31133018886573</text:p>
              </table:table-cell>
              <table:table-cell office:value-type="float" office:value="-3.86192823926954">
                <text:p>-3.86192823926954</text:p>
              </table:table-cell>
              <table:table-cell office:value-type="float" office:value="-0.451044547588215">
                <text:p>-0.451044547588215</text:p>
              </table:table-cell>
              <table:table-cell office:value-type="float" office:value="-1.45427975299622">
                <text:p>-1.45427975299622</text:p>
              </table:table-cell>
              <table:table-cell office:value-type="float" office:value="0.291465664553014">
                <text:p>0.291465664553014</text:p>
              </table:table-cell>
              <table:table-cell office:value-type="float" office:value="-2.61248332941391">
                <text:p>-2.61248332941391</text:p>
              </table:table-cell>
              <table:table-cell office:value-type="float" office:value="0.752387438496075">
                <text:p>0.752387438496075</text:p>
              </table:table-cell>
              <table:table-cell office:value-type="float" office:value="0.213360428507463">
                <text:p>0.213360428507463</text:p>
              </table:table-cell>
              <table:table-cell office:value-type="float" office:value="-3.18084479461633">
                <text:p>-3.18084479461633</text:p>
              </table:table-cell>
              <table:table-cell office:value-type="float" office:value="-1.66489319934772">
                <text:p>-1.66489319934772</text:p>
              </table:table-cell>
              <table:table-cell office:value-type="float" office:value="-0.0165528322421906">
                <text:p>-0.0165528322421906</text:p>
              </table:table-cell>
              <table:table-cell office:value-type="float" office:value="0.827365316120457">
                <text:p>0.827365316120457</text:p>
              </table:table-cell>
              <table:table-cell office:value-type="float" office:value="-0.387864884611524">
                <text:p>-0.387864884611524</text:p>
              </table:table-cell>
              <table:table-cell office:value-type="float" office:value="1.63537118367554">
                <text:p>1.63537118367554</text:p>
              </table:table-cell>
              <table:table-cell office:value-type="float" office:value="0.263398773635891">
                <text:p>0.263398773635891</text:p>
              </table:table-cell>
              <table:table-cell office:value-type="float" office:value="-1.67593309472377">
                <text:p>-1.67593309472377</text:p>
              </table:table-cell>
              <table:table-cell office:value-type="float" office:value="0.262486450629748">
                <text:p>0.262486450629748</text:p>
              </table:table-cell>
              <table:table-cell office:value-type="float" office:value="0.434361966463772">
                <text:p>0.434361966463772</text:p>
              </table:table-cell>
              <table:table-cell office:value-type="float" office:value="1.06984984779913">
                <text:p>1.06984984779913</text:p>
              </table:table-cell>
              <table:table-cell office:value-type="float" office:value="0.350138689352814">
                <text:p>0.350138689352814</text:p>
              </table:table-cell>
              <table:table-cell office:value-type="float" office:value="-0.200738916645046">
                <text:p>-0.200738916645046</text:p>
              </table:table-cell>
              <table:table-cell office:value-type="float" office:value="0.312163830244551">
                <text:p>0.312163830244551</text:p>
              </table:table-cell>
              <table:table-cell office:value-type="float" office:value="-0.0735578420314634">
                <text:p>-0.0735578420314634</text:p>
              </table:table-cell>
              <table:table-cell office:value-type="float" office:value="0.450023852820561">
                <text:p>0.450023852820561</text:p>
              </table:table-cell>
              <table:table-cell office:value-type="float" office:value="-1.19401968544641">
                <text:p>-1.19401968544641</text:p>
              </table:table-cell>
              <table:table-cell office:value-type="float" office:value="-0.513453897083232">
                <text:p>-0.513453897083232</text:p>
              </table:table-cell>
              <table:table-cell office:value-type="float" office:value="0.425132000833754">
                <text:p>0.425132000833754</text:p>
              </table:table-cell>
              <table:table-cell office:value-type="float" office:value="-0.285455947540882">
                <text:p>-0.285455947540882</text:p>
              </table:table-cell>
            </table:table-row>
            <table:table-row>
              <table:table-cell office:value-type="string">
                <text:p>fac</text:p>
                <draw:g>
                  <svg:desc>Sheet1.A46:Sheet1.A46</svg:desc>
                </draw:g>
              </table:table-cell>
              <table:table-cell office:value-type="float" office:value="-1.98278158862243">
                <text:p>-1.98278158862243</text:p>
                <draw:g>
                  <svg:desc>Sheet1.B46:Sheet1.CI46</svg:desc>
                </draw:g>
              </table:table-cell>
              <table:table-cell office:value-type="float" office:value="-7.7254097482309">
                <text:p>-7.7254097482309</text:p>
              </table:table-cell>
              <table:table-cell office:value-type="float" office:value="-2.49915715095828">
                <text:p>-2.49915715095828</text:p>
              </table:table-cell>
              <table:table-cell office:value-type="float" office:value="4.86734190850535">
                <text:p>4.86734190850535</text:p>
              </table:table-cell>
              <table:table-cell office:value-type="float" office:value="-4.4257384866946">
                <text:p>-4.4257384866946</text:p>
              </table:table-cell>
              <table:table-cell office:value-type="float" office:value="-2.62036230780198">
                <text:p>-2.62036230780198</text:p>
              </table:table-cell>
              <table:table-cell office:value-type="float" office:value="0.224748812517794">
                <text:p>0.224748812517794</text:p>
              </table:table-cell>
              <table:table-cell office:value-type="float" office:value="-3.16780027706954">
                <text:p>-3.16780027706954</text:p>
              </table:table-cell>
              <table:table-cell office:value-type="float" office:value="-2.16461689795087">
                <text:p>-2.16461689795087</text:p>
              </table:table-cell>
              <table:table-cell office:value-type="float" office:value="-7.04034554850445">
                <text:p>-7.04034554850445</text:p>
              </table:table-cell>
              <table:table-cell office:value-type="float" office:value="1.54062853417241">
                <text:p>1.54062853417241</text:p>
              </table:table-cell>
              <table:table-cell office:value-type="float" office:value="5.65856399137431">
                <text:p>5.65856399137431</text:p>
              </table:table-cell>
              <table:table-cell office:value-type="float" office:value="-25.3463154422169">
                <text:p>-25.3463154422169</text:p>
              </table:table-cell>
              <table:table-cell office:value-type="float" office:value="-0.0526749193490892">
                <text:p>-0.0526749193490892</text:p>
              </table:table-cell>
              <table:table-cell office:value-type="float" office:value="-1.7577990059583">
                <text:p>-1.7577990059583</text:p>
              </table:table-cell>
              <table:table-cell office:value-type="float" office:value="-3.9827109270284">
                <text:p>-3.9827109270284</text:p>
              </table:table-cell>
              <table:table-cell office:value-type="float" office:value="1.36547272765648">
                <text:p>1.36547272765648</text:p>
              </table:table-cell>
              <table:table-cell office:value-type="float" office:value="-2.1990852748551">
                <text:p>-2.1990852748551</text:p>
              </table:table-cell>
              <table:table-cell office:value-type="float" office:value="3.18088283935233">
                <text:p>3.18088283935233</text:p>
              </table:table-cell>
              <table:table-cell office:value-type="float" office:value="-3.08728195673789">
                <text:p>-3.08728195673789</text:p>
              </table:table-cell>
              <table:table-cell office:value-type="float" office:value="2.67812058796264">
                <text:p>2.67812058796264</text:p>
              </table:table-cell>
              <table:table-cell office:value-type="float" office:value="8.02548376836686">
                <text:p>8.02548376836686</text:p>
              </table:table-cell>
              <table:table-cell office:value-type="float" office:value="6.5790281008312">
                <text:p>6.5790281008312</text:p>
              </table:table-cell>
              <table:table-cell office:value-type="float" office:value="-2.68004622544984">
                <text:p>-2.68004622544984</text:p>
              </table:table-cell>
              <table:table-cell office:value-type="float" office:value="2.6508296921974">
                <text:p>2.6508296921974</text:p>
              </table:table-cell>
              <table:table-cell office:value-type="float" office:value="-7.43099290133386">
                <text:p>-7.43099290133386</text:p>
              </table:table-cell>
              <table:table-cell office:value-type="float" office:value="8.31315892111874">
                <text:p>8.31315892111874</text:p>
              </table:table-cell>
              <table:table-cell office:value-type="float" office:value="2.11766757581966">
                <text:p>2.11766757581966</text:p>
              </table:table-cell>
              <table:table-cell office:value-type="float" office:value="2.78814935252425">
                <text:p>2.78814935252425</text:p>
              </table:table-cell>
              <table:table-cell office:value-type="float" office:value="6.24500981897277">
                <text:p>6.24500981897277</text:p>
              </table:table-cell>
              <table:table-cell office:value-type="float" office:value="-1.04962897585948">
                <text:p>-1.04962897585948</text:p>
              </table:table-cell>
              <table:table-cell office:value-type="float" office:value="-1.00237231221825">
                <text:p>-1.00237231221825</text:p>
              </table:table-cell>
              <table:table-cell office:value-type="float" office:value="6.14997899471436">
                <text:p>6.14997899471436</text:p>
              </table:table-cell>
              <table:table-cell office:value-type="float" office:value="0.336613842002891">
                <text:p>0.336613842002891</text:p>
              </table:table-cell>
              <table:table-cell office:value-type="float" office:value="-1.93906533465691">
                <text:p>-1.93906533465691</text:p>
              </table:table-cell>
              <table:table-cell office:value-type="float" office:value="-2.14954151726047">
                <text:p>-2.14954151726047</text:p>
              </table:table-cell>
              <table:table-cell office:value-type="float" office:value="1.1429154610334">
                <text:p>1.1429154610334</text:p>
              </table:table-cell>
              <table:table-cell office:value-type="float" office:value="-3.94435679827586">
                <text:p>-3.94435679827586</text:p>
              </table:table-cell>
              <table:table-cell office:value-type="float" office:value="1.59677149776331">
                <text:p>1.59677149776331</text:p>
              </table:table-cell>
              <table:table-cell office:value-type="float" office:value="-5.20882876318447">
                <text:p>-5.20882876318447</text:p>
              </table:table-cell>
              <table:table-cell office:value-type="float" office:value="-0.950081367936908">
                <text:p>-0.950081367936908</text:p>
              </table:table-cell>
              <table:table-cell office:value-type="float" office:value="0.0531999557336792">
                <text:p>0.0531999557336792</text:p>
              </table:table-cell>
              <table:table-cell office:value-type="float" office:value="2.80885857622803">
                <text:p>2.80885857622803</text:p>
              </table:table-cell>
              <table:table-cell office:value-type="float" office:value="5.06971109944312">
                <text:p>5.06971109944312</text:p>
              </table:table-cell>
              <table:table-cell office:value-type="float" office:value="5.22317607527717">
                <text:p>5.22317607527717</text:p>
              </table:table-cell>
              <table:table-cell office:value-type="float" office:value="-0.864635869577814">
                <text:p>-0.864635869577814</text:p>
              </table:table-cell>
              <table:table-cell office:value-type="float" office:value="-1.54960199860066">
                <text:p>-1.54960199860066</text:p>
              </table:table-cell>
              <table:table-cell office:value-type="float" office:value="4.68016666109197">
                <text:p>4.68016666109197</text:p>
              </table:table-cell>
              <table:table-cell office:value-type="float" office:value="-3.23537801662159">
                <text:p>-3.23537801662159</text:p>
              </table:table-cell>
              <table:table-cell office:value-type="float" office:value="-3.25745373065525">
                <text:p>-3.25745373065525</text:p>
              </table:table-cell>
              <table:table-cell office:value-type="float" office:value="3.15742330512114">
                <text:p>3.15742330512114</text:p>
              </table:table-cell>
              <table:table-cell office:value-type="float" office:value="-2.30795861637277">
                <text:p>-2.30795861637277</text:p>
              </table:table-cell>
              <table:table-cell office:value-type="float" office:value="-6.46139511183316">
                <text:p>-6.46139511183316</text:p>
              </table:table-cell>
              <table:table-cell office:value-type="float" office:value="-0.409124156849581">
                <text:p>-0.409124156849581</text:p>
              </table:table-cell>
              <table:table-cell office:value-type="float" office:value="-1.82725397073449">
                <text:p>-1.82725397073449</text:p>
              </table:table-cell>
              <table:table-cell office:value-type="float" office:value="-8.8101288055167">
                <text:p>-8.8101288055167</text:p>
              </table:table-cell>
              <table:table-cell office:value-type="float" office:value="3.79332271107504">
                <text:p>3.79332271107504</text:p>
              </table:table-cell>
              <table:table-cell office:value-type="float" office:value="2.72848724969948">
                <text:p>2.72848724969948</text:p>
              </table:table-cell>
              <table:table-cell office:value-type="float" office:value="-5.94168531756764">
                <text:p>-5.94168531756764</text:p>
              </table:table-cell>
              <table:table-cell office:value-type="float" office:value="1.87775506050296">
                <text:p>1.87775506050296</text:p>
              </table:table-cell>
              <table:table-cell office:value-type="float" office:value="-5.25422579536458">
                <text:p>-5.25422579536458</text:p>
              </table:table-cell>
              <table:table-cell office:value-type="float" office:value="-1.80010342445498">
                <text:p>-1.80010342445498</text:p>
              </table:table-cell>
              <table:table-cell office:value-type="float" office:value="4.96144208552342">
                <text:p>4.96144208552342</text:p>
              </table:table-cell>
              <table:table-cell office:value-type="float" office:value="-6.84909534040185">
                <text:p>-6.84909534040185</text:p>
              </table:table-cell>
              <table:table-cell office:value-type="float" office:value="3.05795008340593">
                <text:p>3.05795008340593</text:p>
              </table:table-cell>
              <table:table-cell office:value-type="float" office:value="0.453386748685549">
                <text:p>0.453386748685549</text:p>
              </table:table-cell>
              <table:table-cell office:value-type="float" office:value="-1.89925875504861">
                <text:p>-1.89925875504861</text:p>
              </table:table-cell>
              <table:table-cell office:value-type="float" office:value="-1.19495667279868">
                <text:p>-1.19495667279868</text:p>
              </table:table-cell>
              <table:table-cell office:value-type="float" office:value="-1.44239309739466">
                <text:p>-1.44239309739466</text:p>
              </table:table-cell>
              <table:table-cell office:value-type="float" office:value="1.86208756257812">
                <text:p>1.86208756257812</text:p>
              </table:table-cell>
              <table:table-cell office:value-type="float" office:value="-0.0392557897963165">
                <text:p>-0.0392557897963165</text:p>
              </table:table-cell>
              <table:table-cell office:value-type="float" office:value="-1.01766472249734">
                <text:p>-1.01766472249734</text:p>
              </table:table-cell>
              <table:table-cell office:value-type="float" office:value="4.37870244430753">
                <text:p>4.37870244430753</text:p>
              </table:table-cell>
              <table:table-cell office:value-type="float" office:value="3.24612576526603">
                <text:p>3.24612576526603</text:p>
              </table:table-cell>
              <table:table-cell office:value-type="float" office:value="4.73067121662523">
                <text:p>4.73067121662523</text:p>
              </table:table-cell>
              <table:table-cell office:value-type="float" office:value="5.05060235763199">
                <text:p>5.05060235763199</text:p>
              </table:table-cell>
              <table:table-cell office:value-type="float" office:value="0.280239096020135">
                <text:p>0.280239096020135</text:p>
              </table:table-cell>
              <table:table-cell office:value-type="float" office:value="5.09945461150961">
                <text:p>5.09945461150961</text:p>
              </table:table-cell>
              <table:table-cell office:value-type="float" office:value="2.62933045643138">
                <text:p>2.62933045643138</text:p>
              </table:table-cell>
              <table:table-cell office:value-type="float" office:value="1.05937586643814">
                <text:p>1.05937586643814</text:p>
              </table:table-cell>
              <table:table-cell office:value-type="float" office:value="-5.45311094583644">
                <text:p>-5.45311094583644</text:p>
              </table:table-cell>
              <table:table-cell office:value-type="float" office:value="3.16568960236654">
                <text:p>3.16568960236654</text:p>
              </table:table-cell>
              <table:table-cell office:value-type="float" office:value="0.41508559293351">
                <text:p>0.41508559293351</text:p>
              </table:table-cell>
              <table:table-cell office:value-type="float" office:value="3.87033354528299">
                <text:p>3.87033354528299</text:p>
              </table:table-cell>
              <table:table-cell office:value-type="float" office:value="3.10760904729086">
                <text:p>3.10760904729086</text:p>
              </table:table-cell>
              <table:table-cell office:value-type="float" office:value="-5.05653999950772">
                <text:p>-5.05653999950772</text:p>
              </table:table-cell>
            </table:table-row>
            <table:table-row>
              <table:table-cell office:value-type="string">
                <text:p>jfdctint</text:p>
                <draw:g>
                  <svg:desc>Sheet1.A47:Sheet1.A47</svg:desc>
                </draw:g>
              </table:table-cell>
              <table:table-cell office:value-type="float" office:value="-0.0833744706603209">
                <text:p>-0.0833744706603209</text:p>
                <draw:g>
                  <svg:desc>Sheet1.B47:Sheet1.CI47</svg:desc>
                </draw:g>
              </table:table-cell>
              <table:table-cell office:value-type="float" office:value="-0.125834718131556">
                <text:p>-0.125834718131556</text:p>
              </table:table-cell>
              <table:table-cell office:value-type="float" office:value="-0.143996469445067">
                <text:p>-0.143996469445067</text:p>
              </table:table-cell>
              <table:table-cell office:value-type="float" office:value="-0.24535220261558">
                <text:p>-0.24535220261558</text:p>
              </table:table-cell>
              <table:table-cell office:value-type="float" office:value="0.00910436395243233">
                <text:p>0.00910436395243233</text:p>
              </table:table-cell>
              <table:table-cell office:value-type="float" office:value="-0.0100345464330843">
                <text:p>-0.0100345464330843</text:p>
              </table:table-cell>
              <table:table-cell office:value-type="float" office:value="0.0526134734240347">
                <text:p>0.0526134734240347</text:p>
              </table:table-cell>
              <table:table-cell office:value-type="float" office:value="0.08308544453825">
                <text:p>0.08308544453825</text:p>
              </table:table-cell>
              <table:table-cell office:value-type="float" office:value="-0.00312528989354056">
                <text:p>-0.00312528989354056</text:p>
              </table:table-cell>
              <table:table-cell office:value-type="float" office:value="0.00228818594243232">
                <text:p>0.00228818594243232</text:p>
              </table:table-cell>
              <table:table-cell office:value-type="float" office:value="-0.0203439718229189">
                <text:p>-0.0203439718229189</text:p>
              </table:table-cell>
              <table:table-cell office:value-type="float" office:value="-0.0508754927404218">
                <text:p>-0.0508754927404218</text:p>
              </table:table-cell>
              <table:table-cell office:value-type="float" office:value="-0.0539052640765447">
                <text:p>-0.0539052640765447</text:p>
              </table:table-cell>
              <table:table-cell office:value-type="float" office:value="0.0581298358216576">
                <text:p>0.0581298358216576</text:p>
              </table:table-cell>
              <table:table-cell office:value-type="float" office:value="-0.264059341362471">
                <text:p>-0.264059341362471</text:p>
              </table:table-cell>
              <table:table-cell office:value-type="float" office:value="-0.134815531231188">
                <text:p>-0.134815531231188</text:p>
              </table:table-cell>
              <table:table-cell office:value-type="float" office:value="-0.0994358166303805">
                <text:p>-0.0994358166303805</text:p>
              </table:table-cell>
              <table:table-cell office:value-type="float" office:value="0.122479743115576">
                <text:p>0.122479743115576</text:p>
              </table:table-cell>
              <table:table-cell office:value-type="float" office:value="-0.160377276428338">
                <text:p>-0.160377276428338</text:p>
              </table:table-cell>
              <table:table-cell office:value-type="float" office:value="-0.0419543918266642">
                <text:p>-0.0419543918266642</text:p>
              </table:table-cell>
              <table:table-cell office:value-type="float" office:value="-0.104240269864063">
                <text:p>-0.104240269864063</text:p>
              </table:table-cell>
              <table:table-cell office:value-type="float" office:value="0.0162119585406335">
                <text:p>0.0162119585406335</text:p>
              </table:table-cell>
              <table:table-cell office:value-type="float" office:value="-0.0390274893775375">
                <text:p>-0.0390274893775375</text:p>
              </table:table-cell>
              <table:table-cell office:value-type="float" office:value="-0.0103331221233742">
                <text:p>-0.0103331221233742</text:p>
              </table:table-cell>
              <table:table-cell office:value-type="float" office:value="-0.205678045386311">
                <text:p>-0.205678045386311</text:p>
              </table:table-cell>
              <table:table-cell office:value-type="float" office:value="-0.0796867290151995">
                <text:p>-0.0796867290151995</text:p>
              </table:table-cell>
              <table:table-cell office:value-type="float" office:value="-0.0818615841835019">
                <text:p>-0.0818615841835019</text:p>
              </table:table-cell>
              <table:table-cell office:value-type="float" office:value="-0.176703699412452">
                <text:p>-0.176703699412452</text:p>
              </table:table-cell>
              <table:table-cell office:value-type="float" office:value="0.08489156328385">
                <text:p>0.08489156328385</text:p>
              </table:table-cell>
              <table:table-cell office:value-type="float" office:value="0.148021709259431">
                <text:p>0.148021709259431</text:p>
              </table:table-cell>
              <table:table-cell office:value-type="float" office:value="-0.221520224843452">
                <text:p>-0.221520224843452</text:p>
              </table:table-cell>
              <table:table-cell office:value-type="float" office:value="-0.263787389855509">
                <text:p>-0.263787389855509</text:p>
              </table:table-cell>
              <table:table-cell office:value-type="float" office:value="-0.0471207728057404">
                <text:p>-0.0471207728057404</text:p>
              </table:table-cell>
              <table:table-cell office:value-type="float" office:value="0.214871734004111">
                <text:p>0.214871734004111</text:p>
              </table:table-cell>
              <table:table-cell office:value-type="float" office:value="0.0214973206273917">
                <text:p>0.0214973206273917</text:p>
              </table:table-cell>
              <table:table-cell office:value-type="float" office:value="0.00991214802012066">
                <text:p>0.00991214802012066</text:p>
              </table:table-cell>
              <table:table-cell office:value-type="float" office:value="-0.0871126837369924">
                <text:p>-0.0871126837369924</text:p>
              </table:table-cell>
              <table:table-cell office:value-type="float" office:value="-0.261816082643048">
                <text:p>-0.261816082643048</text:p>
              </table:table-cell>
              <table:table-cell office:value-type="float" office:value="-0.13460093137765">
                <text:p>-0.13460093137765</text:p>
              </table:table-cell>
              <table:table-cell office:value-type="float" office:value="-0.0462517989040296">
                <text:p>-0.0462517989040296</text:p>
              </table:table-cell>
              <table:table-cell office:value-type="float" office:value="-0.197247250642759">
                <text:p>-0.197247250642759</text:p>
              </table:table-cell>
              <table:table-cell office:value-type="float" office:value="0.0131350646628667">
                <text:p>0.0131350646628667</text:p>
              </table:table-cell>
              <table:table-cell office:value-type="float" office:value="-0.20623799683292">
                <text:p>-0.20623799683292</text:p>
              </table:table-cell>
              <table:table-cell office:value-type="float" office:value="-0.0640822907245131">
                <text:p>-0.0640822907245131</text:p>
              </table:table-cell>
              <table:table-cell office:value-type="float" office:value="0.0741396018852767">
                <text:p>0.0741396018852767</text:p>
              </table:table-cell>
              <table:table-cell office:value-type="float" office:value="-0.162803508122931">
                <text:p>-0.162803508122931</text:p>
              </table:table-cell>
              <table:table-cell office:value-type="float" office:value="0.074567750043908">
                <text:p>0.074567750043908</text:p>
              </table:table-cell>
              <table:table-cell office:value-type="float" office:value="0.00620159171301656">
                <text:p>0.00620159171301656</text:p>
              </table:table-cell>
              <table:table-cell office:value-type="float" office:value="-0.0282317872208644">
                <text:p>-0.0282317872208644</text:p>
              </table:table-cell>
              <table:table-cell office:value-type="float" office:value="-0.106280605388622">
                <text:p>-0.106280605388622</text:p>
              </table:table-cell>
              <table:table-cell office:value-type="float" office:value="-0.179392761456966">
                <text:p>-0.179392761456966</text:p>
              </table:table-cell>
              <table:table-cell office:value-type="float" office:value="-0.0941128290808771">
                <text:p>-0.0941128290808771</text:p>
              </table:table-cell>
              <table:table-cell office:value-type="float" office:value="0.027340422761739">
                <text:p>0.027340422761739</text:p>
              </table:table-cell>
              <table:table-cell office:value-type="float" office:value="-0.0419797850430327">
                <text:p>-0.0419797850430327</text:p>
              </table:table-cell>
              <table:table-cell office:value-type="float" office:value="-0.0554970294378433">
                <text:p>-0.0554970294378433</text:p>
              </table:table-cell>
              <table:table-cell office:value-type="float" office:value="-0.107027845169779">
                <text:p>-0.107027845169779</text:p>
              </table:table-cell>
              <table:table-cell office:value-type="float" office:value="-0.0780757824500224">
                <text:p>-0.0780757824500224</text:p>
              </table:table-cell>
              <table:table-cell office:value-type="float" office:value="0.0626195370761067">
                <text:p>0.0626195370761067</text:p>
              </table:table-cell>
              <table:table-cell office:value-type="float" office:value="0.092177461973535">
                <text:p>0.092177461973535</text:p>
              </table:table-cell>
              <table:table-cell office:value-type="float" office:value="-0.246808927987486">
                <text:p>-0.246808927987486</text:p>
              </table:table-cell>
              <table:table-cell office:value-type="float" office:value="-0.0240242427235568">
                <text:p>-0.0240242427235568</text:p>
              </table:table-cell>
              <table:table-cell office:value-type="float" office:value="-0.0165022334737272">
                <text:p>-0.0165022334737272</text:p>
              </table:table-cell>
              <table:table-cell office:value-type="float" office:value="-0.189147562658368">
                <text:p>-0.189147562658368</text:p>
              </table:table-cell>
              <table:table-cell office:value-type="float" office:value="0.283009086615565">
                <text:p>0.283009086615565</text:p>
              </table:table-cell>
              <table:table-cell office:value-type="float" office:value="-0.0201690863637236">
                <text:p>-0.0201690863637236</text:p>
              </table:table-cell>
              <table:table-cell office:value-type="float" office:value="-0.004336613807872">
                <text:p>-0.004336613807872</text:p>
              </table:table-cell>
              <table:table-cell office:value-type="float" office:value="-0.241600797699828">
                <text:p>-0.241600797699828</text:p>
              </table:table-cell>
              <table:table-cell office:value-type="float" office:value="0.219019040870582">
                <text:p>0.219019040870582</text:p>
              </table:table-cell>
              <table:table-cell office:value-type="float" office:value="0.0290017035470699">
                <text:p>0.0290017035470699</text:p>
              </table:table-cell>
              <table:table-cell office:value-type="float" office:value="0.0897978981463707">
                <text:p>0.0897978981463707</text:p>
              </table:table-cell>
              <table:table-cell office:value-type="float" office:value="0.00336065843947889">
                <text:p>0.00336065843947889</text:p>
              </table:table-cell>
              <table:table-cell office:value-type="float" office:value="0.00653567231441068">
                <text:p>0.00653567231441068</text:p>
              </table:table-cell>
              <table:table-cell office:value-type="float" office:value="-0.024423207794839">
                <text:p>-0.024423207794839</text:p>
              </table:table-cell>
              <table:table-cell office:value-type="float" office:value="-0.17957330818179">
                <text:p>-0.17957330818179</text:p>
              </table:table-cell>
              <table:table-cell office:value-type="float" office:value="-0.111966494287577">
                <text:p>-0.111966494287577</text:p>
              </table:table-cell>
              <table:table-cell office:value-type="float" office:value="-0.208419676240033">
                <text:p>-0.208419676240033</text:p>
              </table:table-cell>
              <table:table-cell office:value-type="float" office:value="-0.147957957228529">
                <text:p>-0.147957957228529</text:p>
              </table:table-cell>
              <table:table-cell office:value-type="float" office:value="0.0284979869043801">
                <text:p>0.0284979869043801</text:p>
              </table:table-cell>
              <table:table-cell office:value-type="float" office:value="0.146839148803862">
                <text:p>0.146839148803862</text:p>
              </table:table-cell>
              <table:table-cell office:value-type="float" office:value="0.0906080600054385">
                <text:p>0.0906080600054385</text:p>
              </table:table-cell>
              <table:table-cell office:value-type="float" office:value="0.0208175171917763">
                <text:p>0.0208175171917763</text:p>
              </table:table-cell>
              <table:table-cell office:value-type="float" office:value="-0.0910872793400161">
                <text:p>-0.0910872793400161</text:p>
              </table:table-cell>
              <table:table-cell office:value-type="float" office:value="-0.0476824019255195">
                <text:p>-0.0476824019255195</text:p>
              </table:table-cell>
              <table:table-cell office:value-type="float" office:value="0.0122644101679437">
                <text:p>0.0122644101679437</text:p>
              </table:table-cell>
              <table:table-cell office:value-type="float" office:value="-0.0582335334401045">
                <text:p>-0.0582335334401045</text:p>
              </table:table-cell>
              <table:table-cell office:value-type="float" office:value="-0.0343104923565967">
                <text:p>-0.0343104923565967</text:p>
              </table:table-cell>
            </table:table-row>
            <table:table-row>
              <table:table-cell office:value-type="string">
                <text:p>nettle-des</text:p>
                <draw:g>
                  <svg:desc>Sheet1.A48:Sheet1.A48</svg:desc>
                </draw:g>
              </table:table-cell>
              <table:table-cell office:value-type="float" office:value="-0.419998815815947">
                <text:p>-0.419998815815947</text:p>
                <draw:g>
                  <svg:desc>Sheet1.B48:Sheet1.CI48</svg:desc>
                </draw:g>
              </table:table-cell>
              <table:table-cell office:value-type="float" office:value="0.891159312807125">
                <text:p>0.891159312807125</text:p>
              </table:table-cell>
              <table:table-cell office:value-type="float" office:value="-0.8609303296714">
                <text:p>-0.8609303296714</text:p>
              </table:table-cell>
              <table:table-cell office:value-type="float" office:value="0.55515776415696">
                <text:p>0.55515776415696</text:p>
              </table:table-cell>
              <table:table-cell office:value-type="float" office:value="-0.69056823030044">
                <text:p>-0.69056823030044</text:p>
              </table:table-cell>
              <table:table-cell office:value-type="float" office:value="-0.115565889294727">
                <text:p>-0.115565889294727</text:p>
              </table:table-cell>
              <table:table-cell office:value-type="float" office:value="-1.00083706568707">
                <text:p>-1.00083706568707</text:p>
              </table:table-cell>
              <table:table-cell office:value-type="float" office:value="0.51406086114839">
                <text:p>0.51406086114839</text:p>
              </table:table-cell>
              <table:table-cell office:value-type="float" office:value="0.41121904230661">
                <text:p>0.41121904230661</text:p>
              </table:table-cell>
              <table:table-cell office:value-type="float" office:value="-0.7216174266636">
                <text:p>-0.7216174266636</text:p>
              </table:table-cell>
              <table:table-cell office:value-type="float" office:value="-0.840929088240028">
                <text:p>-0.840929088240028</text:p>
              </table:table-cell>
              <table:table-cell office:value-type="float" office:value="-0.0749592336842663">
                <text:p>-0.0749592336842663</text:p>
              </table:table-cell>
              <table:table-cell office:value-type="float" office:value="-0.407494573555463">
                <text:p>-0.407494573555463</text:p>
              </table:table-cell>
              <table:table-cell office:value-type="float" office:value="-0.661075986061425">
                <text:p>-0.661075986061425</text:p>
              </table:table-cell>
              <table:table-cell office:value-type="float" office:value="0.238316821972975">
                <text:p>0.238316821972975</text:p>
              </table:table-cell>
              <table:table-cell office:value-type="float" office:value="-0.658979893772406">
                <text:p>-0.658979893772406</text:p>
              </table:table-cell>
              <table:table-cell office:value-type="float" office:value="0.913850236309221">
                <text:p>0.913850236309221</text:p>
              </table:table-cell>
              <table:table-cell office:value-type="float" office:value="0.0887048621335499">
                <text:p>0.0887048621335499</text:p>
              </table:table-cell>
              <table:table-cell office:value-type="float" office:value="-0.403444259563137">
                <text:p>-0.403444259563137</text:p>
              </table:table-cell>
              <table:table-cell office:value-type="float" office:value="-1.86010819167301">
                <text:p>-1.86010819167301</text:p>
              </table:table-cell>
              <table:table-cell office:value-type="float" office:value="-0.684279385864168">
                <text:p>-0.684279385864168</text:p>
              </table:table-cell>
              <table:table-cell office:value-type="float" office:value="0.278283719751779">
                <text:p>0.278283719751779</text:p>
              </table:table-cell>
              <table:table-cell office:value-type="float" office:value="-0.371683161517588">
                <text:p>-0.371683161517588</text:p>
              </table:table-cell>
              <table:table-cell office:value-type="float" office:value="0.16902548609879">
                <text:p>0.16902548609879</text:p>
              </table:table-cell>
              <table:table-cell office:value-type="float" office:value="-0.139164257671102">
                <text:p>-0.139164257671102</text:p>
              </table:table-cell>
              <table:table-cell office:value-type="float" office:value="-1.06776826227209">
                <text:p>-1.06776826227209</text:p>
              </table:table-cell>
              <table:table-cell office:value-type="float" office:value="0.669200889250961">
                <text:p>0.669200889250961</text:p>
              </table:table-cell>
              <table:table-cell office:value-type="float" office:value="0.0368856586101893">
                <text:p>0.0368856586101893</text:p>
              </table:table-cell>
              <table:table-cell office:value-type="float" office:value="-0.0951128326503343">
                <text:p>-0.0951128326503343</text:p>
              </table:table-cell>
              <table:table-cell office:value-type="float" office:value="0.40388196651918">
                <text:p>0.40388196651918</text:p>
              </table:table-cell>
              <table:table-cell office:value-type="float" office:value="-0.724703476745183">
                <text:p>-0.724703476745183</text:p>
              </table:table-cell>
              <table:table-cell office:value-type="float" office:value="0.448802106912018">
                <text:p>0.448802106912018</text:p>
              </table:table-cell>
              <table:table-cell office:value-type="float" office:value="-0.385920776106206">
                <text:p>-0.385920776106206</text:p>
              </table:table-cell>
              <table:table-cell office:value-type="float" office:value="-1.61469183475183">
                <text:p>-1.61469183475183</text:p>
              </table:table-cell>
              <table:table-cell office:value-type="float" office:value="0.52628096350633">
                <text:p>0.52628096350633</text:p>
              </table:table-cell>
              <table:table-cell office:value-type="float" office:value="-1.02749592532301">
                <text:p>-1.02749592532301</text:p>
              </table:table-cell>
              <table:table-cell office:value-type="float" office:value="0.318291012706751">
                <text:p>0.318291012706751</text:p>
              </table:table-cell>
              <table:table-cell office:value-type="float" office:value="-4.57196866875632">
                <text:p>-4.57196866875632</text:p>
              </table:table-cell>
              <table:table-cell office:value-type="float" office:value="-0.316303790827439">
                <text:p>-0.316303790827439</text:p>
              </table:table-cell>
              <table:table-cell office:value-type="float" office:value="0.340223191277728">
                <text:p>0.340223191277728</text:p>
              </table:table-cell>
              <table:table-cell office:value-type="float" office:value="-0.0164434663710436">
                <text:p>-0.0164434663710436</text:p>
              </table:table-cell>
              <table:table-cell office:value-type="float" office:value="0.415816572223055">
                <text:p>0.415816572223055</text:p>
              </table:table-cell>
              <table:table-cell office:value-type="float" office:value="-0.176411387322367">
                <text:p>-0.176411387322367</text:p>
              </table:table-cell>
              <table:table-cell office:value-type="float" office:value="-1.03332549737183">
                <text:p>-1.03332549737183</text:p>
              </table:table-cell>
              <table:table-cell office:value-type="float" office:value="-0.397620479654347">
                <text:p>-0.397620479654347</text:p>
              </table:table-cell>
              <table:table-cell office:value-type="float" office:value="1.22709365699189">
                <text:p>1.22709365699189</text:p>
              </table:table-cell>
              <table:table-cell office:value-type="float" office:value="-0.541892995227942">
                <text:p>-0.541892995227942</text:p>
              </table:table-cell>
              <table:table-cell office:value-type="float" office:value="0.992998118147776">
                <text:p>0.992998118147776</text:p>
              </table:table-cell>
              <table:table-cell office:value-type="float" office:value="0.41850222329734">
                <text:p>0.41850222329734</text:p>
              </table:table-cell>
              <table:table-cell office:value-type="float" office:value="-0.760169030252761">
                <text:p>-0.760169030252761</text:p>
              </table:table-cell>
              <table:table-cell office:value-type="float" office:value="-0.222317994116346">
                <text:p>-0.222317994116346</text:p>
              </table:table-cell>
              <table:table-cell office:value-type="float" office:value="-1.12837707771247">
                <text:p>-1.12837707771247</text:p>
              </table:table-cell>
              <table:table-cell office:value-type="float" office:value="-0.876148413624186">
                <text:p>-0.876148413624186</text:p>
              </table:table-cell>
              <table:table-cell office:value-type="float" office:value="-0.24804612217577">
                <text:p>-0.24804612217577</text:p>
              </table:table-cell>
              <table:table-cell office:value-type="float" office:value="0.00848487634367453">
                <text:p>0.00848487634367453</text:p>
              </table:table-cell>
              <table:table-cell office:value-type="float" office:value="0.184633228060407">
                <text:p>0.184633228060407</text:p>
              </table:table-cell>
              <table:table-cell office:value-type="float" office:value="-0.241316462236621">
                <text:p>-0.241316462236621</text:p>
              </table:table-cell>
              <table:table-cell office:value-type="float" office:value="0.522319312385307">
                <text:p>0.522319312385307</text:p>
              </table:table-cell>
              <table:table-cell office:value-type="float" office:value="0.27240120101042">
                <text:p>0.27240120101042</text:p>
              </table:table-cell>
              <table:table-cell office:value-type="float" office:value="0.530519816715398">
                <text:p>0.530519816715398</text:p>
              </table:table-cell>
              <table:table-cell office:value-type="float" office:value="0.823890945889316">
                <text:p>0.823890945889316</text:p>
              </table:table-cell>
              <table:table-cell office:value-type="float" office:value="0.538345803726943">
                <text:p>0.538345803726943</text:p>
              </table:table-cell>
              <table:table-cell office:value-type="float" office:value="-1.27198570523836">
                <text:p>-1.27198570523836</text:p>
              </table:table-cell>
              <table:table-cell office:value-type="float" office:value="0.83235298672569">
                <text:p>0.83235298672569</text:p>
              </table:table-cell>
              <table:table-cell office:value-type="float" office:value="0.314332912811712">
                <text:p>0.314332912811712</text:p>
              </table:table-cell>
              <table:table-cell office:value-type="float" office:value="0.88768689309285">
                <text:p>0.88768689309285</text:p>
              </table:table-cell>
              <table:table-cell office:value-type="float" office:value="0.054351433777438">
                <text:p>0.054351433777438</text:p>
              </table:table-cell>
              <table:table-cell office:value-type="float" office:value="0.0212583608040629">
                <text:p>0.0212583608040629</text:p>
              </table:table-cell>
              <table:table-cell office:value-type="float" office:value="0.321204897029265">
                <text:p>0.321204897029265</text:p>
              </table:table-cell>
              <table:table-cell office:value-type="float" office:value="1.01058730058718">
                <text:p>1.01058730058718</text:p>
              </table:table-cell>
              <table:table-cell office:value-type="float" office:value="0.302546235587313">
                <text:p>0.302546235587313</text:p>
              </table:table-cell>
              <table:table-cell office:value-type="float" office:value="0.752556615010511">
                <text:p>0.752556615010511</text:p>
              </table:table-cell>
              <table:table-cell office:value-type="float" office:value="-3.27573490281631">
                <text:p>-3.27573490281631</text:p>
              </table:table-cell>
              <table:table-cell office:value-type="float" office:value="0.197781831634087">
                <text:p>0.197781831634087</text:p>
              </table:table-cell>
              <table:table-cell office:value-type="float" office:value="-0.00834032615959184">
                <text:p>-0.00834032615959184</text:p>
              </table:table-cell>
              <table:table-cell office:value-type="float" office:value="-0.688986583343259">
                <text:p>-0.688986583343259</text:p>
              </table:table-cell>
              <table:table-cell office:value-type="float" office:value="1.02696829727438">
                <text:p>1.02696829727438</text:p>
              </table:table-cell>
              <table:table-cell office:value-type="float" office:value="0.763648056036046">
                <text:p>0.763648056036046</text:p>
              </table:table-cell>
              <table:table-cell office:value-type="float" office:value="0.0191465485945504">
                <text:p>0.0191465485945504</text:p>
              </table:table-cell>
              <table:table-cell office:value-type="float" office:value="0.296631498948792">
                <text:p>0.296631498948792</text:p>
              </table:table-cell>
              <table:table-cell office:value-type="float" office:value="-0.606224594428801">
                <text:p>-0.606224594428801</text:p>
              </table:table-cell>
              <table:table-cell office:value-type="float" office:value="0.40189784257605">
                <text:p>0.40189784257605</text:p>
              </table:table-cell>
              <table:table-cell office:value-type="float" office:value="-0.154169871704109">
                <text:p>-0.154169871704109</text:p>
              </table:table-cell>
              <table:table-cell office:value-type="float" office:value="-1.39034510236446">
                <text:p>-1.39034510236446</text:p>
              </table:table-cell>
              <table:table-cell office:value-type="float" office:value="0.362788289458026">
                <text:p>0.362788289458026</text:p>
              </table:table-cell>
              <table:table-cell office:value-type="float" office:value="0.0766278878279132">
                <text:p>0.0766278878279132</text:p>
              </table:table-cell>
            </table:table-row>
            <table:table-row>
              <table:table-cell office:value-type="string">
                <text:p>crc</text:p>
                <draw:g>
                  <svg:desc>Sheet1.A49:Sheet1.A49</svg:desc>
                </draw:g>
              </table:table-cell>
              <table:table-cell office:value-type="float" office:value="0.303413557288218">
                <text:p>0.303413557288218</text:p>
                <draw:g>
                  <svg:desc>Sheet1.B49:Sheet1.CI49</svg:desc>
                </draw:g>
              </table:table-cell>
              <table:table-cell office:value-type="float" office:value="-0.568556421535348">
                <text:p>-0.568556421535348</text:p>
              </table:table-cell>
              <table:table-cell office:value-type="float" office:value="0.416712238451029">
                <text:p>0.416712238451029</text:p>
              </table:table-cell>
              <table:table-cell office:value-type="float" office:value="1.84281638492823">
                <text:p>1.84281638492823</text:p>
              </table:table-cell>
              <table:table-cell office:value-type="float" office:value="-0.519218401693111">
                <text:p>-0.519218401693111</text:p>
              </table:table-cell>
              <table:table-cell office:value-type="float" office:value="0.782190061500201">
                <text:p>0.782190061500201</text:p>
              </table:table-cell>
              <table:table-cell office:value-type="float" office:value="-1.50886961733893">
                <text:p>-1.50886961733893</text:p>
              </table:table-cell>
              <table:table-cell office:value-type="float" office:value="-0.579426538176507">
                <text:p>-0.579426538176507</text:p>
              </table:table-cell>
              <table:table-cell office:value-type="float" office:value="0.662594188062215">
                <text:p>0.662594188062215</text:p>
              </table:table-cell>
              <table:table-cell office:value-type="float" office:value="-1.98645652041802">
                <text:p>-1.98645652041802</text:p>
              </table:table-cell>
              <table:table-cell office:value-type="float" office:value="-0.227601637117056">
                <text:p>-0.227601637117056</text:p>
              </table:table-cell>
              <table:table-cell office:value-type="float" office:value="0.978706619024031">
                <text:p>0.978706619024031</text:p>
              </table:table-cell>
              <table:table-cell office:value-type="float" office:value="0.157763504267598">
                <text:p>0.157763504267598</text:p>
              </table:table-cell>
              <table:table-cell office:value-type="float" office:value="-0.453103812267642">
                <text:p>-0.453103812267642</text:p>
              </table:table-cell>
              <table:table-cell office:value-type="float" office:value="0.411141365256094">
                <text:p>0.411141365256094</text:p>
              </table:table-cell>
              <table:table-cell office:value-type="float" office:value="-0.261092891051484">
                <text:p>-0.261092891051484</text:p>
              </table:table-cell>
              <table:table-cell office:value-type="float" office:value="-0.711057250573846">
                <text:p>-0.711057250573846</text:p>
              </table:table-cell>
              <table:table-cell office:value-type="float" office:value="-2.04628853947706">
                <text:p>-2.04628853947706</text:p>
              </table:table-cell>
              <table:table-cell office:value-type="float" office:value="0.312784616093079">
                <text:p>0.312784616093079</text:p>
              </table:table-cell>
              <table:table-cell office:value-type="float" office:value="0.144986984218886">
                <text:p>0.144986984218886</text:p>
              </table:table-cell>
              <table:table-cell office:value-type="float" office:value="0.273949321994735">
                <text:p>0.273949321994735</text:p>
              </table:table-cell>
              <table:table-cell office:value-type="float" office:value="-1.40302479724747">
                <text:p>-1.40302479724747</text:p>
              </table:table-cell>
              <table:table-cell office:value-type="float" office:value="-0.00133847647833275">
                <text:p>-0.00133847647833275</text:p>
              </table:table-cell>
              <table:table-cell office:value-type="float" office:value="1.10423602079739">
                <text:p>1.10423602079739</text:p>
              </table:table-cell>
              <table:table-cell office:value-type="float" office:value="2.42655273813288">
                <text:p>2.42655273813288</text:p>
              </table:table-cell>
              <table:table-cell office:value-type="float" office:value="-4.78504308702764">
                <text:p>-4.78504308702764</text:p>
              </table:table-cell>
              <table:table-cell office:value-type="float" office:value="5.58357188247188">
                <text:p>5.58357188247188</text:p>
              </table:table-cell>
              <table:table-cell office:value-type="float" office:value="-1.10584101994196">
                <text:p>-1.10584101994196</text:p>
              </table:table-cell>
              <table:table-cell office:value-type="float" office:value="-1.2163335081434">
                <text:p>-1.2163335081434</text:p>
              </table:table-cell>
              <table:table-cell office:value-type="float" office:value="-0.993832067434966">
                <text:p>-0.993832067434966</text:p>
              </table:table-cell>
              <table:table-cell office:value-type="float" office:value="0.488625430593328">
                <text:p>0.488625430593328</text:p>
              </table:table-cell>
              <table:table-cell office:value-type="float" office:value="0.693612013210555">
                <text:p>0.693612013210555</text:p>
              </table:table-cell>
              <table:table-cell office:value-type="float" office:value="0.0364728866451142">
                <text:p>0.0364728866451142</text:p>
              </table:table-cell>
              <table:table-cell office:value-type="float" office:value="-1.00383318586562">
                <text:p>-1.00383318586562</text:p>
              </table:table-cell>
              <table:table-cell office:value-type="float" office:value="-1.61941170923193">
                <text:p>-1.61941170923193</text:p>
              </table:table-cell>
              <table:table-cell office:value-type="float" office:value="0.561873024014259">
                <text:p>0.561873024014259</text:p>
              </table:table-cell>
              <table:table-cell office:value-type="float" office:value="-0.445835578550167">
                <text:p>-0.445835578550167</text:p>
              </table:table-cell>
              <table:table-cell office:value-type="float" office:value="1.43929956907311">
                <text:p>1.43929956907311</text:p>
              </table:table-cell>
              <table:table-cell office:value-type="float" office:value="-0.287626491126842">
                <text:p>-0.287626491126842</text:p>
              </table:table-cell>
              <table:table-cell office:value-type="float" office:value="0.662271863877876">
                <text:p>0.662271863877876</text:p>
              </table:table-cell>
              <table:table-cell office:value-type="float" office:value="1.78327812425887">
                <text:p>1.78327812425887</text:p>
              </table:table-cell>
              <table:table-cell office:value-type="float" office:value="-1.95335651041723">
                <text:p>-1.95335651041723</text:p>
              </table:table-cell>
              <table:table-cell office:value-type="float" office:value="-0.195839706392881">
                <text:p>-0.195839706392881</text:p>
              </table:table-cell>
              <table:table-cell office:value-type="float" office:value="0.425026159769078">
                <text:p>0.425026159769078</text:p>
              </table:table-cell>
              <table:table-cell office:value-type="float" office:value="-0.491955424442101">
                <text:p>-0.491955424442101</text:p>
              </table:table-cell>
              <table:table-cell office:value-type="float" office:value="-0.783164987075008">
                <text:p>-0.783164987075008</text:p>
              </table:table-cell>
              <table:table-cell office:value-type="float" office:value="-1.88589968643842">
                <text:p>-1.88589968643842</text:p>
              </table:table-cell>
              <table:table-cell office:value-type="float" office:value="-1.0146855475008">
                <text:p>-1.0146855475008</text:p>
              </table:table-cell>
              <table:table-cell office:value-type="float" office:value="0.763581936791447">
                <text:p>0.763581936791447</text:p>
              </table:table-cell>
              <table:table-cell office:value-type="float" office:value="-1.42441489859834">
                <text:p>-1.42441489859834</text:p>
              </table:table-cell>
              <table:table-cell office:value-type="float" office:value="0.283477389631943">
                <text:p>0.283477389631943</text:p>
              </table:table-cell>
              <table:table-cell office:value-type="float" office:value="0.614496776662466">
                <text:p>0.614496776662466</text:p>
              </table:table-cell>
              <table:table-cell office:value-type="float" office:value="-0.349215921973173">
                <text:p>-0.349215921973173</text:p>
              </table:table-cell>
              <table:table-cell office:value-type="float" office:value="-0.881181143027169">
                <text:p>-0.881181143027169</text:p>
              </table:table-cell>
              <table:table-cell office:value-type="float" office:value="-0.117479149401106">
                <text:p>-0.117479149401106</text:p>
              </table:table-cell>
              <table:table-cell office:value-type="float" office:value="0.062194995645332">
                <text:p>0.062194995645332</text:p>
              </table:table-cell>
              <table:table-cell office:value-type="float" office:value="-0.155551568610066">
                <text:p>-0.155551568610066</text:p>
              </table:table-cell>
              <table:table-cell office:value-type="float" office:value="-0.549947616743395">
                <text:p>-0.549947616743395</text:p>
              </table:table-cell>
              <table:table-cell office:value-type="float" office:value="-4.95697294450144">
                <text:p>-4.95697294450144</text:p>
              </table:table-cell>
              <table:table-cell office:value-type="float" office:value="-1.70095290141847">
                <text:p>-1.70095290141847</text:p>
              </table:table-cell>
              <table:table-cell office:value-type="float" office:value="0.0916814007665091">
                <text:p>0.0916814007665091</text:p>
              </table:table-cell>
              <table:table-cell office:value-type="float" office:value="0.171339854442626">
                <text:p>0.171339854442626</text:p>
              </table:table-cell>
              <table:table-cell office:value-type="float" office:value="1.71115042905793">
                <text:p>1.71115042905793</text:p>
              </table:table-cell>
              <table:table-cell office:value-type="float" office:value="-1.65543669926425">
                <text:p>-1.65543669926425</text:p>
              </table:table-cell>
              <table:table-cell office:value-type="float" office:value="0.191385308267399">
                <text:p>0.191385308267399</text:p>
              </table:table-cell>
              <table:table-cell office:value-type="float" office:value="0.871585720938101">
                <text:p>0.871585720938101</text:p>
              </table:table-cell>
              <table:table-cell office:value-type="float" office:value="1.18745655902059">
                <text:p>1.18745655902059</text:p>
              </table:table-cell>
              <table:table-cell office:value-type="float" office:value="-1.06633299611203">
                <text:p>-1.06633299611203</text:p>
              </table:table-cell>
              <table:table-cell office:value-type="float" office:value="1.226028069585">
                <text:p>1.226028069585</text:p>
              </table:table-cell>
              <table:table-cell office:value-type="float" office:value="2.42194387022431">
                <text:p>2.42194387022431</text:p>
              </table:table-cell>
              <table:table-cell office:value-type="float" office:value="0.365748731082874">
                <text:p>0.365748731082874</text:p>
              </table:table-cell>
              <table:table-cell office:value-type="float" office:value="1.68519694213257">
                <text:p>1.68519694213257</text:p>
              </table:table-cell>
              <table:table-cell office:value-type="float" office:value="-0.548873195028615">
                <text:p>-0.548873195028615</text:p>
              </table:table-cell>
              <table:table-cell office:value-type="float" office:value="1.47501637164661">
                <text:p>1.47501637164661</text:p>
              </table:table-cell>
              <table:table-cell office:value-type="float" office:value="-0.294124233714471">
                <text:p>-0.294124233714471</text:p>
              </table:table-cell>
              <table:table-cell office:value-type="float" office:value="-0.257793256309372">
                <text:p>-0.257793256309372</text:p>
              </table:table-cell>
              <table:table-cell office:value-type="float" office:value="0.564873878034172">
                <text:p>0.564873878034172</text:p>
              </table:table-cell>
              <table:table-cell office:value-type="float" office:value="0.625498920924357">
                <text:p>0.625498920924357</text:p>
              </table:table-cell>
              <table:table-cell office:value-type="float" office:value="0.57121460663014">
                <text:p>0.57121460663014</text:p>
              </table:table-cell>
              <table:table-cell office:value-type="float" office:value="0.51058806579914">
                <text:p>0.51058806579914</text:p>
              </table:table-cell>
              <table:table-cell office:value-type="float" office:value="0.524124183433012">
                <text:p>0.524124183433012</text:p>
              </table:table-cell>
              <table:table-cell office:value-type="float" office:value="-0.425458873120596">
                <text:p>-0.425458873120596</text:p>
              </table:table-cell>
              <table:table-cell office:value-type="float" office:value="1.75988642616117">
                <text:p>1.75988642616117</text:p>
              </table:table-cell>
              <table:table-cell office:value-type="float" office:value="-0.748137131304127">
                <text:p>-0.748137131304127</text:p>
              </table:table-cell>
              <table:table-cell office:value-type="float" office:value="-2.03959343873212">
                <text:p>-2.03959343873212</text:p>
              </table:table-cell>
              <table:table-cell office:value-type="float" office:value="0.0960649051686957">
                <text:p>0.0960649051686957</text:p>
              </table:table-cell>
            </table:table-row>
            <table:table-row>
              <table:table-cell office:value-type="string">
                <text:p>recursion</text:p>
                <draw:g>
                  <svg:desc>Sheet1.A50:Sheet1.A50</svg:desc>
                </draw:g>
              </table:table-cell>
              <table:table-cell office:value-type="float" office:value="-0.437658998596938">
                <text:p>-0.437658998596938</text:p>
                <draw:g>
                  <svg:desc>Sheet1.B50:Sheet1.CI50</svg:desc>
                </draw:g>
              </table:table-cell>
              <table:table-cell office:value-type="float" office:value="-4.72329914278519">
                <text:p>-4.72329914278519</text:p>
              </table:table-cell>
              <table:table-cell office:value-type="float" office:value="-1.52680261831761">
                <text:p>-1.52680261831761</text:p>
              </table:table-cell>
              <table:table-cell office:value-type="float" office:value="-8.54386857400663">
                <text:p>-8.54386857400663</text:p>
              </table:table-cell>
              <table:table-cell office:value-type="float" office:value="-3.13342763282984">
                <text:p>-3.13342763282984</text:p>
              </table:table-cell>
              <table:table-cell office:value-type="float" office:value="-3.45470446259313">
                <text:p>-3.45470446259313</text:p>
              </table:table-cell>
              <table:table-cell office:value-type="float" office:value="2.17972845908309">
                <text:p>2.17972845908309</text:p>
              </table:table-cell>
              <table:table-cell office:value-type="float" office:value="-2.00290225720023">
                <text:p>-2.00290225720023</text:p>
              </table:table-cell>
              <table:table-cell office:value-type="float" office:value="-2.23151291881992">
                <text:p>-2.23151291881992</text:p>
              </table:table-cell>
              <table:table-cell office:value-type="float" office:value="-4.33363155005859">
                <text:p>-4.33363155005859</text:p>
              </table:table-cell>
              <table:table-cell office:value-type="float" office:value="1.09992878642696">
                <text:p>1.09992878642696</text:p>
              </table:table-cell>
              <table:table-cell office:value-type="float" office:value="2.89612999163471">
                <text:p>2.89612999163471</text:p>
              </table:table-cell>
              <table:table-cell office:value-type="float" office:value="-17.8555958211084">
                <text:p>-17.8555958211084</text:p>
              </table:table-cell>
              <table:table-cell office:value-type="float" office:value="1.14632266512665">
                <text:p>1.14632266512665</text:p>
              </table:table-cell>
              <table:table-cell office:value-type="float" office:value="-1.69477383946599">
                <text:p>-1.69477383946599</text:p>
              </table:table-cell>
              <table:table-cell office:value-type="float" office:value="-2.54624046629267">
                <text:p>-2.54624046629267</text:p>
              </table:table-cell>
              <table:table-cell office:value-type="float" office:value="0.862241454995567">
                <text:p>0.862241454995567</text:p>
              </table:table-cell>
              <table:table-cell office:value-type="float" office:value="-2.31937347121155">
                <text:p>-2.31937347121155</text:p>
              </table:table-cell>
              <table:table-cell office:value-type="float" office:value="0.3146101423754">
                <text:p>0.3146101423754</text:p>
              </table:table-cell>
              <table:table-cell office:value-type="float" office:value="-2.0610238701306">
                <text:p>-2.0610238701306</text:p>
              </table:table-cell>
              <table:table-cell office:value-type="float" office:value="4.46356220171225">
                <text:p>4.46356220171225</text:p>
              </table:table-cell>
              <table:table-cell office:value-type="float" office:value="4.75253540378466">
                <text:p>4.75253540378466</text:p>
              </table:table-cell>
              <table:table-cell office:value-type="float" office:value="4.50685598041279">
                <text:p>4.50685598041279</text:p>
              </table:table-cell>
              <table:table-cell office:value-type="float" office:value="-2.91811569659395">
                <text:p>-2.91811569659395</text:p>
              </table:table-cell>
              <table:table-cell office:value-type="float" office:value="0.521323837784746">
                <text:p>0.521323837784746</text:p>
              </table:table-cell>
              <table:table-cell office:value-type="float" office:value="-5.26346753325137">
                <text:p>-5.26346753325137</text:p>
              </table:table-cell>
              <table:table-cell office:value-type="float" office:value="3.67034718741112">
                <text:p>3.67034718741112</text:p>
              </table:table-cell>
              <table:table-cell office:value-type="float" office:value="3.06032649527206">
                <text:p>3.06032649527206</text:p>
              </table:table-cell>
              <table:table-cell office:value-type="float" office:value="3.9070466567188">
                <text:p>3.9070466567188</text:p>
              </table:table-cell>
              <table:table-cell office:value-type="float" office:value="5.53682790889287">
                <text:p>5.53682790889287</text:p>
              </table:table-cell>
              <table:table-cell office:value-type="float" office:value="0.91412922616911">
                <text:p>0.91412922616911</text:p>
              </table:table-cell>
              <table:table-cell office:value-type="float" office:value="-2.24069774421883">
                <text:p>-2.24069774421883</text:p>
              </table:table-cell>
              <table:table-cell office:value-type="float" office:value="5.27430297435097">
                <text:p>5.27430297435097</text:p>
              </table:table-cell>
              <table:table-cell office:value-type="float" office:value="-0.226405201156186">
                <text:p>-0.226405201156186</text:p>
              </table:table-cell>
              <table:table-cell office:value-type="float" office:value="-1.93104969181506">
                <text:p>-1.93104969181506</text:p>
              </table:table-cell>
              <table:table-cell office:value-type="float" office:value="-2.8105190185509">
                <text:p>-2.8105190185509</text:p>
              </table:table-cell>
              <table:table-cell office:value-type="float" office:value="-0.221291928263587">
                <text:p>-0.221291928263587</text:p>
              </table:table-cell>
              <table:table-cell office:value-type="float" office:value="-1.5825114112136">
                <text:p>-1.5825114112136</text:p>
              </table:table-cell>
              <table:table-cell office:value-type="float" office:value="1.35559009128424">
                <text:p>1.35559009128424</text:p>
              </table:table-cell>
              <table:table-cell office:value-type="float" office:value="-2.99861528822684">
                <text:p>-2.99861528822684</text:p>
              </table:table-cell>
              <table:table-cell office:value-type="float" office:value="0.237155962626088">
                <text:p>0.237155962626088</text:p>
              </table:table-cell>
              <table:table-cell office:value-type="float" office:value="0.253891278203366">
                <text:p>0.253891278203366</text:p>
              </table:table-cell>
              <table:table-cell office:value-type="float" office:value="2.33296618277091">
                <text:p>2.33296618277091</text:p>
              </table:table-cell>
              <table:table-cell office:value-type="float" office:value="3.07488182448168">
                <text:p>3.07488182448168</text:p>
              </table:table-cell>
              <table:table-cell office:value-type="float" office:value="3.75849589294422">
                <text:p>3.75849589294422</text:p>
              </table:table-cell>
              <table:table-cell office:value-type="float" office:value="0.740087572212918">
                <text:p>0.740087572212918</text:p>
              </table:table-cell>
              <table:table-cell office:value-type="float" office:value="1.78629835917248">
                <text:p>1.78629835917248</text:p>
              </table:table-cell>
              <table:table-cell office:value-type="float" office:value="5.03537933605825">
                <text:p>5.03537933605825</text:p>
              </table:table-cell>
              <table:table-cell office:value-type="float" office:value="-0.938428461716809">
                <text:p>-0.938428461716809</text:p>
              </table:table-cell>
              <table:table-cell office:value-type="float" office:value="-1.03210692979416">
                <text:p>-1.03210692979416</text:p>
              </table:table-cell>
              <table:table-cell office:value-type="float" office:value="3.7503966108927">
                <text:p>3.7503966108927</text:p>
              </table:table-cell>
              <table:table-cell office:value-type="float" office:value="-2.62355113950053">
                <text:p>-2.62355113950053</text:p>
              </table:table-cell>
              <table:table-cell office:value-type="float" office:value="-3.6102499226021">
                <text:p>-3.6102499226021</text:p>
              </table:table-cell>
              <table:table-cell office:value-type="float" office:value="-3.35881533315917">
                <text:p>-3.35881533315917</text:p>
              </table:table-cell>
              <table:table-cell office:value-type="float" office:value="-0.982173566671314">
                <text:p>-0.982173566671314</text:p>
              </table:table-cell>
              <table:table-cell office:value-type="float" office:value="-6.87129558006498">
                <text:p>-6.87129558006498</text:p>
              </table:table-cell>
              <table:table-cell office:value-type="float" office:value="1.01269938363516">
                <text:p>1.01269938363516</text:p>
              </table:table-cell>
              <table:table-cell office:value-type="float" office:value="3.13728181206008">
                <text:p>3.13728181206008</text:p>
              </table:table-cell>
              <table:table-cell office:value-type="float" office:value="-3.99433560716274">
                <text:p>-3.99433560716274</text:p>
              </table:table-cell>
              <table:table-cell office:value-type="float" office:value="8.12312620404226">
                <text:p>8.12312620404226</text:p>
              </table:table-cell>
              <table:table-cell office:value-type="float" office:value="-3.40880346004589">
                <text:p>-3.40880346004589</text:p>
              </table:table-cell>
              <table:table-cell office:value-type="float" office:value="-2.09739723495891">
                <text:p>-2.09739723495891</text:p>
              </table:table-cell>
              <table:table-cell office:value-type="float" office:value="3.30542739255613">
                <text:p>3.30542739255613</text:p>
              </table:table-cell>
              <table:table-cell office:value-type="float" office:value="-2.94365506025155">
                <text:p>-2.94365506025155</text:p>
              </table:table-cell>
              <table:table-cell office:value-type="float" office:value="2.17150856879676">
                <text:p>2.17150856879676</text:p>
              </table:table-cell>
              <table:table-cell office:value-type="float" office:value="1.52005699386687">
                <text:p>1.52005699386687</text:p>
              </table:table-cell>
              <table:table-cell office:value-type="float" office:value="-3.04119489525224">
                <text:p>-3.04119489525224</text:p>
              </table:table-cell>
              <table:table-cell office:value-type="float" office:value="0.854031675670833">
                <text:p>0.854031675670833</text:p>
              </table:table-cell>
              <table:table-cell office:value-type="float" office:value="-2.63016793113701">
                <text:p>-2.63016793113701</text:p>
              </table:table-cell>
              <table:table-cell office:value-type="float" office:value="-0.627344797703972">
                <text:p>-0.627344797703972</text:p>
              </table:table-cell>
              <table:table-cell office:value-type="float" office:value="0.00775975192888677">
                <text:p>0.00775975192888677</text:p>
              </table:table-cell>
              <table:table-cell office:value-type="float" office:value="-2.80511705428479">
                <text:p>-2.80511705428479</text:p>
              </table:table-cell>
              <table:table-cell office:value-type="float" office:value="0.924034258695339">
                <text:p>0.924034258695339</text:p>
              </table:table-cell>
              <table:table-cell office:value-type="float" office:value="3.07841978477758">
                <text:p>3.07841978477758</text:p>
              </table:table-cell>
              <table:table-cell office:value-type="float" office:value="4.10243497500173">
                <text:p>4.10243497500173</text:p>
              </table:table-cell>
              <table:table-cell office:value-type="float" office:value="5.68410960190367">
                <text:p>5.68410960190367</text:p>
              </table:table-cell>
              <table:table-cell office:value-type="float" office:value="1.18992527483064">
                <text:p>1.18992527483064</text:p>
              </table:table-cell>
              <table:table-cell office:value-type="float" office:value="6.70616617394904">
                <text:p>6.70616617394904</text:p>
              </table:table-cell>
              <table:table-cell office:value-type="float" office:value="1.75182195831232">
                <text:p>1.75182195831232</text:p>
              </table:table-cell>
              <table:table-cell office:value-type="float" office:value="-1.65438073656796">
                <text:p>-1.65438073656796</text:p>
              </table:table-cell>
              <table:table-cell office:value-type="float" office:value="-3.38157462727904">
                <text:p>-3.38157462727904</text:p>
              </table:table-cell>
              <table:table-cell office:value-type="float" office:value="2.20328805054213">
                <text:p>2.20328805054213</text:p>
              </table:table-cell>
              <table:table-cell office:value-type="float" office:value="1.65774203585579">
                <text:p>1.65774203585579</text:p>
              </table:table-cell>
              <table:table-cell office:value-type="float" office:value="2.92104547461221">
                <text:p>2.92104547461221</text:p>
              </table:table-cell>
              <table:table-cell office:value-type="float" office:value="2.02321943640489">
                <text:p>2.02321943640489</text:p>
              </table:table-cell>
              <table:table-cell office:value-type="float" office:value="-4.39251902725508">
                <text:p>-4.39251902725508</text:p>
              </table:table-cell>
            </table:table-row>
            <table:table-row>
              <table:table-cell office:value-type="string">
                <text:p>sglib-queue</text:p>
                <draw:g>
                  <svg:desc>Sheet1.A51:Sheet1.A51</svg:desc>
                </draw:g>
              </table:table-cell>
              <table:table-cell office:value-type="float" office:value="0.268452865888728">
                <text:p>0.268452865888728</text:p>
                <draw:g>
                  <svg:desc>Sheet1.B51:Sheet1.CI51</svg:desc>
                </draw:g>
              </table:table-cell>
              <table:table-cell office:value-type="float" office:value="-0.236403577385505">
                <text:p>-0.236403577385505</text:p>
              </table:table-cell>
              <table:table-cell office:value-type="float" office:value="-0.641654649525986">
                <text:p>-0.641654649525986</text:p>
              </table:table-cell>
              <table:table-cell office:value-type="float" office:value="0.670346051383609">
                <text:p>0.670346051383609</text:p>
              </table:table-cell>
              <table:table-cell office:value-type="float" office:value="0.858336653012827">
                <text:p>0.858336653012827</text:p>
              </table:table-cell>
              <table:table-cell office:value-type="float" office:value="-0.714027151346619">
                <text:p>-0.714027151346619</text:p>
              </table:table-cell>
              <table:table-cell office:value-type="float" office:value="-0.15982646898453">
                <text:p>-0.15982646898453</text:p>
              </table:table-cell>
              <table:table-cell office:value-type="float" office:value="0.00411400176466248">
                <text:p>0.00411400176466248</text:p>
              </table:table-cell>
              <table:table-cell office:value-type="float" office:value="0.199130222576533">
                <text:p>0.199130222576533</text:p>
              </table:table-cell>
              <table:table-cell office:value-type="float" office:value="-0.293723052294369">
                <text:p>-0.293723052294369</text:p>
              </table:table-cell>
              <table:table-cell office:value-type="float" office:value="-0.142731703653205">
                <text:p>-0.142731703653205</text:p>
              </table:table-cell>
              <table:table-cell office:value-type="float" office:value="-0.65209481011118">
                <text:p>-0.65209481011118</text:p>
              </table:table-cell>
              <table:table-cell office:value-type="float" office:value="-0.204517830635928">
                <text:p>-0.204517830635928</text:p>
              </table:table-cell>
              <table:table-cell office:value-type="float" office:value="-0.451142161848364">
                <text:p>-0.451142161848364</text:p>
              </table:table-cell>
              <table:table-cell office:value-type="float" office:value="-0.449310618671605">
                <text:p>-0.449310618671605</text:p>
              </table:table-cell>
              <table:table-cell office:value-type="float" office:value="0.254629580001445">
                <text:p>0.254629580001445</text:p>
              </table:table-cell>
              <table:table-cell office:value-type="float" office:value="-0.160603419423791">
                <text:p>-0.160603419423791</text:p>
              </table:table-cell>
              <table:table-cell office:value-type="float" office:value="-2.32959892146269">
                <text:p>-2.32959892146269</text:p>
              </table:table-cell>
              <table:table-cell office:value-type="float" office:value="0.28795570857532">
                <text:p>0.28795570857532</text:p>
              </table:table-cell>
              <table:table-cell office:value-type="float" office:value="0.467797247673237">
                <text:p>0.467797247673237</text:p>
              </table:table-cell>
              <table:table-cell office:value-type="float" office:value="-1.25154557942358">
                <text:p>-1.25154557942358</text:p>
              </table:table-cell>
              <table:table-cell office:value-type="float" office:value="-0.556472278541648">
                <text:p>-0.556472278541648</text:p>
              </table:table-cell>
              <table:table-cell office:value-type="float" office:value="0.126570698852138">
                <text:p>0.126570698852138</text:p>
              </table:table-cell>
              <table:table-cell office:value-type="float" office:value="0.211082037831075">
                <text:p>0.211082037831075</text:p>
              </table:table-cell>
              <table:table-cell office:value-type="float" office:value="-0.126655154633158">
                <text:p>-0.126655154633158</text:p>
              </table:table-cell>
              <table:table-cell office:value-type="float" office:value="-0.913937231048445">
                <text:p>-0.913937231048445</text:p>
              </table:table-cell>
              <table:table-cell office:value-type="float" office:value="0.344875650592925">
                <text:p>0.344875650592925</text:p>
              </table:table-cell>
              <table:table-cell office:value-type="float" office:value="-0.657788623084891">
                <text:p>-0.657788623084891</text:p>
              </table:table-cell>
              <table:table-cell office:value-type="float" office:value="-1.13457036310032">
                <text:p>-1.13457036310032</text:p>
              </table:table-cell>
              <table:table-cell office:value-type="float" office:value="-0.266741557078648">
                <text:p>-0.266741557078648</text:p>
              </table:table-cell>
              <table:table-cell office:value-type="float" office:value="0.527688545832848">
                <text:p>0.527688545832848</text:p>
              </table:table-cell>
              <table:table-cell office:value-type="float" office:value="-0.68980355783076">
                <text:p>-0.68980355783076</text:p>
              </table:table-cell>
              <table:table-cell office:value-type="float" office:value="-0.383756950698595">
                <text:p>-0.383756950698595</text:p>
              </table:table-cell>
              <table:table-cell office:value-type="float" office:value="0.145334320739426">
                <text:p>0.145334320739426</text:p>
              </table:table-cell>
              <table:table-cell office:value-type="float" office:value="-0.478047266263279">
                <text:p>-0.478047266263279</text:p>
              </table:table-cell>
              <table:table-cell office:value-type="float" office:value="0.177361938835697">
                <text:p>0.177361938835697</text:p>
              </table:table-cell>
              <table:table-cell office:value-type="float" office:value="0.518086910844156">
                <text:p>0.518086910844156</text:p>
              </table:table-cell>
              <table:table-cell office:value-type="float" office:value="0.402953093697548">
                <text:p>0.402953093697548</text:p>
              </table:table-cell>
              <table:table-cell office:value-type="float" office:value="-0.145846815801602">
                <text:p>-0.145846815801602</text:p>
              </table:table-cell>
              <table:table-cell office:value-type="float" office:value="-1.49431900085259">
                <text:p>-1.49431900085259</text:p>
              </table:table-cell>
              <table:table-cell office:value-type="float" office:value="0.155252264685906">
                <text:p>0.155252264685906</text:p>
              </table:table-cell>
              <table:table-cell office:value-type="float" office:value="0.703638830416568">
                <text:p>0.703638830416568</text:p>
              </table:table-cell>
              <table:table-cell office:value-type="float" office:value="0.0182366507082385">
                <text:p>0.0182366507082385</text:p>
              </table:table-cell>
              <table:table-cell office:value-type="float" office:value="-0.68540171899204">
                <text:p>-0.68540171899204</text:p>
              </table:table-cell>
              <table:table-cell office:value-type="float" office:value="-0.485362214212046">
                <text:p>-0.485362214212046</text:p>
              </table:table-cell>
              <table:table-cell office:value-type="float" office:value="0.48830738804567">
                <text:p>0.48830738804567</text:p>
              </table:table-cell>
              <table:table-cell office:value-type="float" office:value="-0.912295739023296">
                <text:p>-0.912295739023296</text:p>
              </table:table-cell>
              <table:table-cell office:value-type="float" office:value="0.232025274418836">
                <text:p>0.232025274418836</text:p>
              </table:table-cell>
              <table:table-cell office:value-type="float" office:value="-0.0683066797461087">
                <text:p>-0.0683066797461087</text:p>
              </table:table-cell>
              <table:table-cell office:value-type="float" office:value="0.464816762306998">
                <text:p>0.464816762306998</text:p>
              </table:table-cell>
              <table:table-cell office:value-type="float" office:value="0.765687090664258">
                <text:p>0.765687090664258</text:p>
              </table:table-cell>
              <table:table-cell office:value-type="float" office:value="0.435454618289351">
                <text:p>0.435454618289351</text:p>
              </table:table-cell>
              <table:table-cell office:value-type="float" office:value="0.722042779449367">
                <text:p>0.722042779449367</text:p>
              </table:table-cell>
              <table:table-cell office:value-type="float" office:value="0.135431524580342">
                <text:p>0.135431524580342</text:p>
              </table:table-cell>
              <table:table-cell office:value-type="float" office:value="-0.640317983000524">
                <text:p>-0.640317983000524</text:p>
              </table:table-cell>
              <table:table-cell office:value-type="float" office:value="0.0845409210763159">
                <text:p>0.0845409210763159</text:p>
              </table:table-cell>
              <table:table-cell office:value-type="float" office:value="-0.778462318331121">
                <text:p>-0.778462318331121</text:p>
              </table:table-cell>
              <table:table-cell office:value-type="float" office:value="-0.268783179035942">
                <text:p>-0.268783179035942</text:p>
              </table:table-cell>
              <table:table-cell office:value-type="float" office:value="1.027131066081">
                <text:p>1.027131066081</text:p>
              </table:table-cell>
              <table:table-cell office:value-type="float" office:value="0.631899165261967">
                <text:p>0.631899165261967</text:p>
              </table:table-cell>
              <table:table-cell office:value-type="float" office:value="-0.958154044824735">
                <text:p>-0.958154044824735</text:p>
              </table:table-cell>
              <table:table-cell office:value-type="float" office:value="-1.26698392948578">
                <text:p>-1.26698392948578</text:p>
              </table:table-cell>
              <table:table-cell office:value-type="float" office:value="-3.47431389138265">
                <text:p>-3.47431389138265</text:p>
              </table:table-cell>
              <table:table-cell office:value-type="float" office:value="-3.31008461541152">
                <text:p>-3.31008461541152</text:p>
              </table:table-cell>
              <table:table-cell office:value-type="float" office:value="0.512631021036306">
                <text:p>0.512631021036306</text:p>
              </table:table-cell>
              <table:table-cell office:value-type="float" office:value="-0.126961782091061">
                <text:p>-0.126961782091061</text:p>
              </table:table-cell>
              <table:table-cell office:value-type="float" office:value="-1.14140016319183">
                <text:p>-1.14140016319183</text:p>
              </table:table-cell>
              <table:table-cell office:value-type="float" office:value="-2.04486849854495">
                <text:p>-2.04486849854495</text:p>
              </table:table-cell>
              <table:table-cell office:value-type="float" office:value="0.158143372950516">
                <text:p>0.158143372950516</text:p>
              </table:table-cell>
              <table:table-cell office:value-type="float" office:value="-0.64314812093128">
                <text:p>-0.64314812093128</text:p>
              </table:table-cell>
              <table:table-cell office:value-type="float" office:value="-0.695745800724584">
                <text:p>-0.695745800724584</text:p>
              </table:table-cell>
              <table:table-cell office:value-type="float" office:value="0.178614782263341">
                <text:p>0.178614782263341</text:p>
              </table:table-cell>
              <table:table-cell office:value-type="float" office:value="0.528566170852479">
                <text:p>0.528566170852479</text:p>
              </table:table-cell>
              <table:table-cell office:value-type="float" office:value="-0.54244645184655">
                <text:p>-0.54244645184655</text:p>
              </table:table-cell>
              <table:table-cell office:value-type="float" office:value="1.52200073380487">
                <text:p>1.52200073380487</text:p>
              </table:table-cell>
              <table:table-cell office:value-type="float" office:value="-0.612369526305788">
                <text:p>-0.612369526305788</text:p>
              </table:table-cell>
              <table:table-cell office:value-type="float" office:value="0.465020916500422">
                <text:p>0.465020916500422</text:p>
              </table:table-cell>
              <table:table-cell office:value-type="float" office:value="0.304779580428369">
                <text:p>0.304779580428369</text:p>
              </table:table-cell>
              <table:table-cell office:value-type="float" office:value="0.545706843347651">
                <text:p>0.545706843347651</text:p>
              </table:table-cell>
              <table:table-cell office:value-type="float" office:value="-0.38681393316902">
                <text:p>-0.38681393316902</text:p>
              </table:table-cell>
              <table:table-cell office:value-type="float" office:value="0.598731228063542">
                <text:p>0.598731228063542</text:p>
              </table:table-cell>
              <table:table-cell office:value-type="float" office:value="-0.266624384653408">
                <text:p>-0.266624384653408</text:p>
              </table:table-cell>
              <table:table-cell office:value-type="float" office:value="-0.076638814307426">
                <text:p>-0.076638814307426</text:p>
              </table:table-cell>
              <table:table-cell office:value-type="float" office:value="-0.414013752572864">
                <text:p>-0.414013752572864</text:p>
              </table:table-cell>
              <table:table-cell office:value-type="float" office:value="0.534012738430648">
                <text:p>0.534012738430648</text:p>
              </table:table-cell>
              <table:table-cell office:value-type="float" office:value="-0.484584815858287">
                <text:p>-0.484584815858287</text:p>
              </table:table-cell>
            </table:table-row>
            <table:table-row>
              <table:table-cell office:value-type="string">
                <text:p>newlib-mod</text:p>
                <draw:g>
                  <svg:desc>Sheet1.A52:Sheet1.A52</svg:desc>
                </draw:g>
              </table:table-cell>
              <table:table-cell office:value-type="float" office:value="-0.795800220819954">
                <text:p>-0.795800220819954</text:p>
                <draw:g>
                  <svg:desc>Sheet1.B52:Sheet1.CI52</svg:desc>
                </draw:g>
              </table:table-cell>
              <table:table-cell office:value-type="float" office:value="-0.100156962064798">
                <text:p>-0.100156962064798</text:p>
              </table:table-cell>
              <table:table-cell office:value-type="float" office:value="-0.0944547583104666">
                <text:p>-0.0944547583104666</text:p>
              </table:table-cell>
              <table:table-cell office:value-type="float" office:value="0.0807895800728865">
                <text:p>0.0807895800728865</text:p>
              </table:table-cell>
              <table:table-cell office:value-type="float" office:value="0.441244635974428">
                <text:p>0.441244635974428</text:p>
              </table:table-cell>
              <table:table-cell office:value-type="float" office:value="0.269188060956045">
                <text:p>0.269188060956045</text:p>
              </table:table-cell>
              <table:table-cell office:value-type="float" office:value="0.0826349864701667">
                <text:p>0.0826349864701667</text:p>
              </table:table-cell>
              <table:table-cell office:value-type="float" office:value="0.371275075382203">
                <text:p>0.371275075382203</text:p>
              </table:table-cell>
              <table:table-cell office:value-type="float" office:value="-0.39667895482558">
                <text:p>-0.39667895482558</text:p>
              </table:table-cell>
              <table:table-cell office:value-type="float" office:value="0.323005971849602">
                <text:p>0.323005971849602</text:p>
              </table:table-cell>
              <table:table-cell office:value-type="float" office:value="-0.932372293115197">
                <text:p>-0.932372293115197</text:p>
              </table:table-cell>
              <table:table-cell office:value-type="float" office:value="-0.313324952635809">
                <text:p>-0.313324952635809</text:p>
              </table:table-cell>
              <table:table-cell office:value-type="float" office:value="0.651806526164595">
                <text:p>0.651806526164595</text:p>
              </table:table-cell>
              <table:table-cell office:value-type="float" office:value="-0.0954157364981659">
                <text:p>-0.0954157364981659</text:p>
              </table:table-cell>
              <table:table-cell office:value-type="float" office:value="-0.166710109896366">
                <text:p>-0.166710109896366</text:p>
              </table:table-cell>
              <table:table-cell office:value-type="float" office:value="0.202885908907385">
                <text:p>0.202885908907385</text:p>
              </table:table-cell>
              <table:table-cell office:value-type="float" office:value="0.147266561119891">
                <text:p>0.147266561119891</text:p>
              </table:table-cell>
              <table:table-cell office:value-type="float" office:value="-0.291459655778623">
                <text:p>-0.291459655778623</text:p>
              </table:table-cell>
              <table:table-cell office:value-type="float" office:value="0.341748247924086">
                <text:p>0.341748247924086</text:p>
              </table:table-cell>
              <table:table-cell office:value-type="float" office:value="0.274545445231185">
                <text:p>0.274545445231185</text:p>
              </table:table-cell>
              <table:table-cell office:value-type="float" office:value="-0.427278810420505">
                <text:p>-0.427278810420505</text:p>
              </table:table-cell>
              <table:table-cell office:value-type="float" office:value="0.230508100817918">
                <text:p>0.230508100817918</text:p>
              </table:table-cell>
              <table:table-cell office:value-type="float" office:value="-1.06036775310745">
                <text:p>-1.06036775310745</text:p>
              </table:table-cell>
              <table:table-cell office:value-type="float" office:value="-0.424643853141706">
                <text:p>-0.424643853141706</text:p>
              </table:table-cell>
              <table:table-cell office:value-type="float" office:value="-0.312970570111836">
                <text:p>-0.312970570111836</text:p>
              </table:table-cell>
              <table:table-cell office:value-type="float" office:value="-0.545549430526034">
                <text:p>-0.545549430526034</text:p>
              </table:table-cell>
              <table:table-cell office:value-type="float" office:value="2.19736566265106">
                <text:p>2.19736566265106</text:p>
              </table:table-cell>
              <table:table-cell office:value-type="float" office:value="-0.0090872327299665">
                <text:p>-0.0090872327299665</text:p>
              </table:table-cell>
              <table:table-cell office:value-type="float" office:value="-0.605927500729423">
                <text:p>-0.605927500729423</text:p>
              </table:table-cell>
              <table:table-cell office:value-type="float" office:value="-0.184123350966122">
                <text:p>-0.184123350966122</text:p>
              </table:table-cell>
              <table:table-cell office:value-type="float" office:value="-0.747995231028219">
                <text:p>-0.747995231028219</text:p>
              </table:table-cell>
              <table:table-cell office:value-type="float" office:value="-0.208971866931484">
                <text:p>-0.208971866931484</text:p>
              </table:table-cell>
              <table:table-cell office:value-type="float" office:value="0.65150330173732">
                <text:p>0.65150330173732</text:p>
              </table:table-cell>
              <table:table-cell office:value-type="float" office:value="-0.205543952101641">
                <text:p>-0.205543952101641</text:p>
              </table:table-cell>
              <table:table-cell office:value-type="float" office:value="-0.0983123868884107">
                <text:p>-0.0983123868884107</text:p>
              </table:table-cell>
              <table:table-cell office:value-type="float" office:value="-0.0988787199294405">
                <text:p>-0.0988787199294405</text:p>
              </table:table-cell>
              <table:table-cell office:value-type="float" office:value="-0.114306873932984">
                <text:p>-0.114306873932984</text:p>
              </table:table-cell>
              <table:table-cell office:value-type="float" office:value="0.00588501575622205">
                <text:p>0.00588501575622205</text:p>
              </table:table-cell>
              <table:table-cell office:value-type="float" office:value="0.109339420047852">
                <text:p>0.109339420047852</text:p>
              </table:table-cell>
              <table:table-cell office:value-type="float" office:value="0.623703456049247">
                <text:p>0.623703456049247</text:p>
              </table:table-cell>
              <table:table-cell office:value-type="float" office:value="0.154752018460993">
                <text:p>0.154752018460993</text:p>
              </table:table-cell>
              <table:table-cell office:value-type="float" office:value="-0.365802084326537">
                <text:p>-0.365802084326537</text:p>
              </table:table-cell>
              <table:table-cell office:value-type="float" office:value="-0.436240044247106">
                <text:p>-0.436240044247106</text:p>
              </table:table-cell>
              <table:table-cell office:value-type="float" office:value="0.546572717541705">
                <text:p>0.546572717541705</text:p>
              </table:table-cell>
              <table:table-cell office:value-type="float" office:value="-0.0837603816370434">
                <text:p>-0.0837603816370434</text:p>
              </table:table-cell>
              <table:table-cell office:value-type="float" office:value="0.449642906760397">
                <text:p>0.449642906760397</text:p>
              </table:table-cell>
              <table:table-cell office:value-type="float" office:value="0.0828747904686136">
                <text:p>0.0828747904686136</text:p>
              </table:table-cell>
              <table:table-cell office:value-type="float" office:value="-0.142149126849704">
                <text:p>-0.142149126849704</text:p>
              </table:table-cell>
              <table:table-cell office:value-type="float" office:value="0.157209698361506">
                <text:p>0.157209698361506</text:p>
              </table:table-cell>
              <table:table-cell office:value-type="float" office:value="0.106719945166421">
                <text:p>0.106719945166421</text:p>
              </table:table-cell>
              <table:table-cell office:value-type="float" office:value="0.258947772886803">
                <text:p>0.258947772886803</text:p>
              </table:table-cell>
              <table:table-cell office:value-type="float" office:value="0.149891818807904">
                <text:p>0.149891818807904</text:p>
              </table:table-cell>
              <table:table-cell office:value-type="float" office:value="-0.319010588338742">
                <text:p>-0.319010588338742</text:p>
              </table:table-cell>
              <table:table-cell office:value-type="float" office:value="0.545509494919993">
                <text:p>0.545509494919993</text:p>
              </table:table-cell>
              <table:table-cell office:value-type="float" office:value="0.455690731012478">
                <text:p>0.455690731012478</text:p>
              </table:table-cell>
              <table:table-cell office:value-type="float" office:value="0.306777087631052">
                <text:p>0.306777087631052</text:p>
              </table:table-cell>
              <table:table-cell office:value-type="float" office:value="0.117420338596171">
                <text:p>0.117420338596171</text:p>
              </table:table-cell>
              <table:table-cell office:value-type="float" office:value="0.309706819213721">
                <text:p>0.309706819213721</text:p>
              </table:table-cell>
              <table:table-cell office:value-type="float" office:value="-0.137575758984809">
                <text:p>-0.137575758984809</text:p>
              </table:table-cell>
              <table:table-cell office:value-type="float" office:value="1.58580300258388">
                <text:p>1.58580300258388</text:p>
              </table:table-cell>
              <table:table-cell office:value-type="float" office:value="0.310193401531161">
                <text:p>0.310193401531161</text:p>
              </table:table-cell>
              <table:table-cell office:value-type="float" office:value="-0.223329917734195">
                <text:p>-0.223329917734195</text:p>
              </table:table-cell>
              <table:table-cell office:value-type="float" office:value="-0.208181452260366">
                <text:p>-0.208181452260366</text:p>
              </table:table-cell>
              <table:table-cell office:value-type="float" office:value="0.523839599929147">
                <text:p>0.523839599929147</text:p>
              </table:table-cell>
              <table:table-cell office:value-type="float" office:value="0.241319699833618">
                <text:p>0.241319699833618</text:p>
              </table:table-cell>
              <table:table-cell office:value-type="float" office:value="-0.244380323108328">
                <text:p>-0.244380323108328</text:p>
              </table:table-cell>
              <table:table-cell office:value-type="float" office:value="-0.0364474204765052">
                <text:p>-0.0364474204765052</text:p>
              </table:table-cell>
              <table:table-cell office:value-type="float" office:value="-0.168244018088631">
                <text:p>-0.168244018088631</text:p>
              </table:table-cell>
              <table:table-cell office:value-type="float" office:value="0.185111109491426">
                <text:p>0.185111109491426</text:p>
              </table:table-cell>
              <table:table-cell office:value-type="float" office:value="-0.943767448945028">
                <text:p>-0.943767448945028</text:p>
              </table:table-cell>
              <table:table-cell office:value-type="float" office:value="-0.257035037456438">
                <text:p>-0.257035037456438</text:p>
              </table:table-cell>
              <table:table-cell office:value-type="float" office:value="-0.177735611419273">
                <text:p>-0.177735611419273</text:p>
              </table:table-cell>
              <table:table-cell office:value-type="float" office:value="-0.6599442167873">
                <text:p>-0.6599442167873</text:p>
              </table:table-cell>
              <table:table-cell office:value-type="float" office:value="-0.261470165115884">
                <text:p>-0.261470165115884</text:p>
              </table:table-cell>
              <table:table-cell office:value-type="float" office:value="-0.318118969012529">
                <text:p>-0.318118969012529</text:p>
              </table:table-cell>
              <table:table-cell office:value-type="float" office:value="0.310312721401937">
                <text:p>0.310312721401937</text:p>
              </table:table-cell>
              <table:table-cell office:value-type="float" office:value="-0.626654019652566">
                <text:p>-0.626654019652566</text:p>
              </table:table-cell>
              <table:table-cell office:value-type="float" office:value="-0.0658843280379412">
                <text:p>-0.0658843280379412</text:p>
              </table:table-cell>
              <table:table-cell office:value-type="float" office:value="-0.080246995761999">
                <text:p>-0.080246995761999</text:p>
              </table:table-cell>
              <table:table-cell office:value-type="float" office:value="0.323800953154549">
                <text:p>0.323800953154549</text:p>
              </table:table-cell>
              <table:table-cell office:value-type="float" office:value="0.0153946875646943">
                <text:p>0.0153946875646943</text:p>
              </table:table-cell>
              <table:table-cell office:value-type="float" office:value="0.0313835990142768">
                <text:p>0.0313835990142768</text:p>
              </table:table-cell>
              <table:table-cell office:value-type="float" office:value="-0.61192405678423">
                <text:p>-0.61192405678423</text:p>
              </table:table-cell>
              <table:table-cell office:value-type="float" office:value="-0.174906949214971">
                <text:p>-0.174906949214971</text:p>
              </table:table-cell>
              <table:table-cell office:value-type="float" office:value="0.145650775201405">
                <text:p>0.145650775201405</text:p>
              </table:table-cell>
              <table:table-cell office:value-type="float" office:value="0.0408001111832828">
                <text:p>0.0408001111832828</text:p>
              </table:table-cell>
            </table:table-row>
            <table:table-row>
              <table:table-cell office:value-type="string">
                <text:p>sglib-arrayquicksort</text:p>
                <draw:g>
                  <svg:desc>Sheet1.A53:Sheet1.A53</svg:desc>
                </draw:g>
              </table:table-cell>
              <table:table-cell office:value-type="float" office:value="2.60765037173338">
                <text:p>2.60765037173338</text:p>
                <draw:g>
                  <svg:desc>Sheet1.B53:Sheet1.CI53</svg:desc>
                </draw:g>
              </table:table-cell>
              <table:table-cell office:value-type="float" office:value="-0.665216411800618">
                <text:p>-0.665216411800618</text:p>
              </table:table-cell>
              <table:table-cell office:value-type="float" office:value="-0.031840504127786">
                <text:p>-0.031840504127786</text:p>
              </table:table-cell>
              <table:table-cell office:value-type="float" office:value="-0.745767631958152">
                <text:p>-0.745767631958152</text:p>
              </table:table-cell>
              <table:table-cell office:value-type="float" office:value="2.41194676717559">
                <text:p>2.41194676717559</text:p>
              </table:table-cell>
              <table:table-cell office:value-type="float" office:value="-1.28030226071444">
                <text:p>-1.28030226071444</text:p>
              </table:table-cell>
              <table:table-cell office:value-type="float" office:value="1.54223536347574">
                <text:p>1.54223536347574</text:p>
              </table:table-cell>
              <table:table-cell office:value-type="float" office:value="1.17202067431548">
                <text:p>1.17202067431548</text:p>
              </table:table-cell>
              <table:table-cell office:value-type="float" office:value="-0.297230661731231">
                <text:p>-0.297230661731231</text:p>
              </table:table-cell>
              <table:table-cell office:value-type="float" office:value="-0.486208979755995">
                <text:p>-0.486208979755995</text:p>
              </table:table-cell>
              <table:table-cell office:value-type="float" office:value="-0.0447533280119065">
                <text:p>-0.0447533280119065</text:p>
              </table:table-cell>
              <table:table-cell office:value-type="float" office:value="-0.63176165668274">
                <text:p>-0.63176165668274</text:p>
              </table:table-cell>
              <table:table-cell office:value-type="float" office:value="-1.068904851653">
                <text:p>-1.068904851653</text:p>
              </table:table-cell>
              <table:table-cell office:value-type="float" office:value="0.9572551719296">
                <text:p>0.9572551719296</text:p>
              </table:table-cell>
              <table:table-cell office:value-type="float" office:value="-3.05868309438024">
                <text:p>-3.05868309438024</text:p>
              </table:table-cell>
              <table:table-cell office:value-type="float" office:value="0.636554172336301">
                <text:p>0.636554172336301</text:p>
              </table:table-cell>
              <table:table-cell office:value-type="float" office:value="-1.44422525635581">
                <text:p>-1.44422525635581</text:p>
              </table:table-cell>
              <table:table-cell office:value-type="float" office:value="-3.36522011103177">
                <text:p>-3.36522011103177</text:p>
              </table:table-cell>
              <table:table-cell office:value-type="float" office:value="0.405220418947265">
                <text:p>0.405220418947265</text:p>
              </table:table-cell>
              <table:table-cell office:value-type="float" office:value="1.43823917898553">
                <text:p>1.43823917898553</text:p>
              </table:table-cell>
              <table:table-cell office:value-type="float" office:value="-3.44457908366334">
                <text:p>-3.44457908366334</text:p>
              </table:table-cell>
              <table:table-cell office:value-type="float" office:value="-3.48462333278137">
                <text:p>-3.48462333278137</text:p>
              </table:table-cell>
              <table:table-cell office:value-type="float" office:value="-0.488863368903887">
                <text:p>-0.488863368903887</text:p>
              </table:table-cell>
              <table:table-cell office:value-type="float" office:value="-0.354271874898762">
                <text:p>-0.354271874898762</text:p>
              </table:table-cell>
              <table:table-cell office:value-type="float" office:value="-2.24056616021542">
                <text:p>-2.24056616021542</text:p>
              </table:table-cell>
              <table:table-cell office:value-type="float" office:value="1.12736694444988">
                <text:p>1.12736694444988</text:p>
              </table:table-cell>
              <table:table-cell office:value-type="float" office:value="-3.8845976700878">
                <text:p>-3.8845976700878</text:p>
              </table:table-cell>
              <table:table-cell office:value-type="float" office:value="-1.26946053871155">
                <text:p>-1.26946053871155</text:p>
              </table:table-cell>
              <table:table-cell office:value-type="float" office:value="-1.56061015657116">
                <text:p>-1.56061015657116</text:p>
              </table:table-cell>
              <table:table-cell office:value-type="float" office:value="-1.66319827132615">
                <text:p>-1.66319827132615</text:p>
              </table:table-cell>
              <table:table-cell office:value-type="float" office:value="0.240047458129953">
                <text:p>0.240047458129953</text:p>
              </table:table-cell>
              <table:table-cell office:value-type="float" office:value="-0.411421501772604">
                <text:p>-0.411421501772604</text:p>
              </table:table-cell>
              <table:table-cell office:value-type="float" office:value="-1.14636207951157">
                <text:p>-1.14636207951157</text:p>
              </table:table-cell>
              <table:table-cell office:value-type="float" office:value="0.64400322091348">
                <text:p>0.64400322091348</text:p>
              </table:table-cell>
              <table:table-cell office:value-type="float" office:value="0.0896727358595575">
                <text:p>0.0896727358595575</text:p>
              </table:table-cell>
              <table:table-cell office:value-type="float" office:value="-1.11808638175795">
                <text:p>-1.11808638175795</text:p>
              </table:table-cell>
              <table:table-cell office:value-type="float" office:value="1.85937023016789">
                <text:p>1.85937023016789</text:p>
              </table:table-cell>
              <table:table-cell office:value-type="float" office:value="1.09704730336652">
                <text:p>1.09704730336652</text:p>
              </table:table-cell>
              <table:table-cell office:value-type="float" office:value="-1.62974548268265">
                <text:p>-1.62974548268265</text:p>
              </table:table-cell>
              <table:table-cell office:value-type="float" office:value="-2.04221837569297">
                <text:p>-2.04221837569297</text:p>
              </table:table-cell>
              <table:table-cell office:value-type="float" office:value="-0.996706140271448">
                <text:p>-0.996706140271448</text:p>
              </table:table-cell>
              <table:table-cell office:value-type="float" office:value="0.657801070353171">
                <text:p>0.657801070353171</text:p>
              </table:table-cell>
              <table:table-cell office:value-type="float" office:value="-1.20874201975275">
                <text:p>-1.20874201975275</text:p>
              </table:table-cell>
              <table:table-cell office:value-type="float" office:value="-1.18977658858331">
                <text:p>-1.18977658858331</text:p>
              </table:table-cell>
              <table:table-cell office:value-type="float" office:value="0.621272851866095">
                <text:p>0.621272851866095</text:p>
              </table:table-cell>
              <table:table-cell office:value-type="float" office:value="1.83703968785187">
                <text:p>1.83703968785187</text:p>
              </table:table-cell>
              <table:table-cell office:value-type="float" office:value="-0.411489623673211">
                <text:p>-0.411489623673211</text:p>
              </table:table-cell>
              <table:table-cell office:value-type="float" office:value="1.48723765040971">
                <text:p>1.48723765040971</text:p>
              </table:table-cell>
              <table:table-cell office:value-type="float" office:value="-1.00534210739892">
                <text:p>-1.00534210739892</text:p>
              </table:table-cell>
              <table:table-cell office:value-type="float" office:value="0.803736401682071">
                <text:p>0.803736401682071</text:p>
              </table:table-cell>
              <table:table-cell office:value-type="float" office:value="0.0593457249567944">
                <text:p>0.0593457249567944</text:p>
              </table:table-cell>
              <table:table-cell office:value-type="float" office:value="-0.667966535243094">
                <text:p>-0.667966535243094</text:p>
              </table:table-cell>
              <table:table-cell office:value-type="float" office:value="2.06481517913959">
                <text:p>2.06481517913959</text:p>
              </table:table-cell>
              <table:table-cell office:value-type="float" office:value="-0.590838885392093">
                <text:p>-0.590838885392093</text:p>
              </table:table-cell>
              <table:table-cell office:value-type="float" office:value="-1.98001404689389">
                <text:p>-1.98001404689389</text:p>
              </table:table-cell>
              <table:table-cell office:value-type="float" office:value="1.60390312004754">
                <text:p>1.60390312004754</text:p>
              </table:table-cell>
              <table:table-cell office:value-type="float" office:value="-2.66956255866256">
                <text:p>-2.66956255866256</text:p>
              </table:table-cell>
              <table:table-cell office:value-type="float" office:value="-0.405702622606307">
                <text:p>-0.405702622606307</text:p>
              </table:table-cell>
              <table:table-cell office:value-type="float" office:value="6.08023759153495">
                <text:p>6.08023759153495</text:p>
              </table:table-cell>
              <table:table-cell office:value-type="float" office:value="1.32986292476647">
                <text:p>1.32986292476647</text:p>
              </table:table-cell>
              <table:table-cell office:value-type="float" office:value="-1.66393109732856">
                <text:p>-1.66393109732856</text:p>
              </table:table-cell>
              <table:table-cell office:value-type="float" office:value="-5.24831633517779">
                <text:p>-5.24831633517779</text:p>
              </table:table-cell>
              <table:table-cell office:value-type="float" office:value="-8.74240599327358">
                <text:p>-8.74240599327358</text:p>
              </table:table-cell>
              <table:table-cell office:value-type="float" office:value="-3.43691816747171">
                <text:p>-3.43691816747171</text:p>
              </table:table-cell>
              <table:table-cell office:value-type="float" office:value="0.200991191233489">
                <text:p>0.200991191233489</text:p>
              </table:table-cell>
              <table:table-cell office:value-type="float" office:value="0.665679587681647">
                <text:p>0.665679587681647</text:p>
              </table:table-cell>
              <table:table-cell office:value-type="float" office:value="-5.41327448365351">
                <text:p>-5.41327448365351</text:p>
              </table:table-cell>
              <table:table-cell office:value-type="float" office:value="-0.068839729405337">
                <text:p>-0.068839729405337</text:p>
              </table:table-cell>
              <table:table-cell office:value-type="float" office:value="0.487902823404983">
                <text:p>0.487902823404983</text:p>
              </table:table-cell>
              <table:table-cell office:value-type="float" office:value="-0.509476320148902">
                <text:p>-0.509476320148902</text:p>
              </table:table-cell>
              <table:table-cell office:value-type="float" office:value="-0.573271943120414">
                <text:p>-0.573271943120414</text:p>
              </table:table-cell>
              <table:table-cell office:value-type="float" office:value="-0.514915769581482">
                <text:p>-0.514915769581482</text:p>
              </table:table-cell>
              <table:table-cell office:value-type="float" office:value="2.93320522817299">
                <text:p>2.93320522817299</text:p>
              </table:table-cell>
              <table:table-cell office:value-type="float" office:value="-0.581933119868183">
                <text:p>-0.581933119868183</text:p>
              </table:table-cell>
              <table:table-cell office:value-type="float" office:value="2.87319694779668">
                <text:p>2.87319694779668</text:p>
              </table:table-cell>
              <table:table-cell office:value-type="float" office:value="-1.26994396737142">
                <text:p>-1.26994396737142</text:p>
              </table:table-cell>
              <table:table-cell office:value-type="float" office:value="0.492424961594569">
                <text:p>0.492424961594569</text:p>
              </table:table-cell>
              <table:table-cell office:value-type="float" office:value="0.876055692296335">
                <text:p>0.876055692296335</text:p>
              </table:table-cell>
              <table:table-cell office:value-type="float" office:value="0.50358401789829">
                <text:p>0.50358401789829</text:p>
              </table:table-cell>
              <table:table-cell office:value-type="float" office:value="-0.849624440546375">
                <text:p>-0.849624440546375</text:p>
              </table:table-cell>
              <table:table-cell office:value-type="float" office:value="2.08223644462875">
                <text:p>2.08223644462875</text:p>
              </table:table-cell>
              <table:table-cell office:value-type="float" office:value="1.06930378324111">
                <text:p>1.06930378324111</text:p>
              </table:table-cell>
              <table:table-cell office:value-type="float" office:value="1.03419279296072">
                <text:p>1.03419279296072</text:p>
              </table:table-cell>
              <table:table-cell office:value-type="float" office:value="1.69506328760245">
                <text:p>1.69506328760245</text:p>
              </table:table-cell>
              <table:table-cell office:value-type="float" office:value="3.6834771135689">
                <text:p>3.6834771135689</text:p>
              </table:table-cell>
              <table:table-cell office:value-type="float" office:value="-0.221179597771125">
                <text:p>-0.221179597771125</text:p>
              </table:table-cell>
            </table:table-row>
            <table:table-row>
              <table:table-cell office:value-type="string">
                <text:p>sglib-arrayheapsort</text:p>
                <draw:g>
                  <svg:desc>Sheet1.A54:Sheet1.A54</svg:desc>
                </draw:g>
              </table:table-cell>
              <table:table-cell office:value-type="float" office:value="3.65940471044474">
                <text:p>3.65940471044474</text:p>
                <draw:g>
                  <svg:desc>Sheet1.B54:Sheet1.CI54</svg:desc>
                </draw:g>
              </table:table-cell>
              <table:table-cell office:value-type="float" office:value="0.377613850919607">
                <text:p>0.377613850919607</text:p>
              </table:table-cell>
              <table:table-cell office:value-type="float" office:value="0.820991680741335">
                <text:p>0.820991680741335</text:p>
              </table:table-cell>
              <table:table-cell office:value-type="float" office:value="-0.941331489304972">
                <text:p>-0.941331489304972</text:p>
              </table:table-cell>
              <table:table-cell office:value-type="float" office:value="1.0593100544499">
                <text:p>1.0593100544499</text:p>
              </table:table-cell>
              <table:table-cell office:value-type="float" office:value="-1.51580539448715">
                <text:p>-1.51580539448715</text:p>
              </table:table-cell>
              <table:table-cell office:value-type="float" office:value="0.969657152908664">
                <text:p>0.969657152908664</text:p>
              </table:table-cell>
              <table:table-cell office:value-type="float" office:value="-2.54678619863637">
                <text:p>-2.54678619863637</text:p>
              </table:table-cell>
              <table:table-cell office:value-type="float" office:value="-0.83191023976346">
                <text:p>-0.83191023976346</text:p>
              </table:table-cell>
              <table:table-cell office:value-type="float" office:value="0.850746987228117">
                <text:p>0.850746987228117</text:p>
              </table:table-cell>
              <table:table-cell office:value-type="float" office:value="0.0164252010517111">
                <text:p>0.0164252010517111</text:p>
              </table:table-cell>
              <table:table-cell office:value-type="float" office:value="-1.03315684571869">
                <text:p>-1.03315684571869</text:p>
              </table:table-cell>
              <table:table-cell office:value-type="float" office:value="-2.1634965694835">
                <text:p>-2.1634965694835</text:p>
              </table:table-cell>
              <table:table-cell office:value-type="float" office:value="-0.12674648166486">
                <text:p>-0.12674648166486</text:p>
              </table:table-cell>
              <table:table-cell office:value-type="float" office:value="-1.88699640177049">
                <text:p>-1.88699640177049</text:p>
              </table:table-cell>
              <table:table-cell office:value-type="float" office:value="0.120496873698921">
                <text:p>0.120496873698921</text:p>
              </table:table-cell>
              <table:table-cell office:value-type="float" office:value="0.846058303525278">
                <text:p>0.846058303525278</text:p>
              </table:table-cell>
              <table:table-cell office:value-type="float" office:value="-3.72985256718193">
                <text:p>-3.72985256718193</text:p>
              </table:table-cell>
              <table:table-cell office:value-type="float" office:value="0.890138476768721">
                <text:p>0.890138476768721</text:p>
              </table:table-cell>
              <table:table-cell office:value-type="float" office:value="0.618833652748624">
                <text:p>0.618833652748624</text:p>
              </table:table-cell>
              <table:table-cell office:value-type="float" office:value="-1.7339182848005">
                <text:p>-1.7339182848005</text:p>
              </table:table-cell>
              <table:table-cell office:value-type="float" office:value="-3.83689039343605">
                <text:p>-3.83689039343605</text:p>
              </table:table-cell>
              <table:table-cell office:value-type="float" office:value="-1.5211684378185">
                <text:p>-1.5211684378185</text:p>
              </table:table-cell>
              <table:table-cell office:value-type="float" office:value="-2.25197309212916">
                <text:p>-2.25197309212916</text:p>
              </table:table-cell>
              <table:table-cell office:value-type="float" office:value="-1.1846293659035">
                <text:p>-1.1846293659035</text:p>
              </table:table-cell>
              <table:table-cell office:value-type="float" office:value="1.19026129517455">
                <text:p>1.19026129517455</text:p>
              </table:table-cell>
              <table:table-cell office:value-type="float" office:value="4.35059229281903">
                <text:p>4.35059229281903</text:p>
              </table:table-cell>
              <table:table-cell office:value-type="float" office:value="0.321805592175087">
                <text:p>0.321805592175087</text:p>
              </table:table-cell>
              <table:table-cell office:value-type="float" office:value="-2.17134326158976">
                <text:p>-2.17134326158976</text:p>
              </table:table-cell>
              <table:table-cell office:value-type="float" office:value="0.651693021671219">
                <text:p>0.651693021671219</text:p>
              </table:table-cell>
              <table:table-cell office:value-type="float" office:value="1.59726970738591">
                <text:p>1.59726970738591</text:p>
              </table:table-cell>
              <table:table-cell office:value-type="float" office:value="-1.62403276706865">
                <text:p>-1.62403276706865</text:p>
              </table:table-cell>
              <table:table-cell office:value-type="float" office:value="0.317807959895389">
                <text:p>0.317807959895389</text:p>
              </table:table-cell>
              <table:table-cell office:value-type="float" office:value="-1.57974482889915">
                <text:p>-1.57974482889915</text:p>
              </table:table-cell>
              <table:table-cell office:value-type="float" office:value="1.12345012523592">
                <text:p>1.12345012523592</text:p>
              </table:table-cell>
              <table:table-cell office:value-type="float" office:value="0.740218037328292">
                <text:p>0.740218037328292</text:p>
              </table:table-cell>
              <table:table-cell office:value-type="float" office:value="1.76841658167335">
                <text:p>1.76841658167335</text:p>
              </table:table-cell>
              <table:table-cell office:value-type="float" office:value="0.60966112203947">
                <text:p>0.60966112203947</text:p>
              </table:table-cell>
              <table:table-cell office:value-type="float" office:value="1.54462925272183">
                <text:p>1.54462925272183</text:p>
              </table:table-cell>
              <table:table-cell office:value-type="float" office:value="-2.72633594996753">
                <text:p>-2.72633594996753</text:p>
              </table:table-cell>
              <table:table-cell office:value-type="float" office:value="-0.408076478574926">
                <text:p>-0.408076478574926</text:p>
              </table:table-cell>
              <table:table-cell office:value-type="float" office:value="0.492007930961865">
                <text:p>0.492007930961865</text:p>
              </table:table-cell>
              <table:table-cell office:value-type="float" office:value="1.06862693576222">
                <text:p>1.06862693576222</text:p>
              </table:table-cell>
              <table:table-cell office:value-type="float" office:value="-0.14235473469076">
                <text:p>-0.14235473469076</text:p>
              </table:table-cell>
              <table:table-cell office:value-type="float" office:value="-2.28848030309663">
                <text:p>-2.28848030309663</text:p>
              </table:table-cell>
              <table:table-cell office:value-type="float" office:value="3.44099221184784">
                <text:p>3.44099221184784</text:p>
              </table:table-cell>
              <table:table-cell office:value-type="float" office:value="-0.565684682029062">
                <text:p>-0.565684682029062</text:p>
              </table:table-cell>
              <table:table-cell office:value-type="float" office:value="2.00728863119323">
                <text:p>2.00728863119323</text:p>
              </table:table-cell>
              <table:table-cell office:value-type="float" office:value="1.66943831884592">
                <text:p>1.66943831884592</text:p>
              </table:table-cell>
              <table:table-cell office:value-type="float" office:value="1.87579313062048">
                <text:p>1.87579313062048</text:p>
              </table:table-cell>
              <table:table-cell office:value-type="float" office:value="2.1537839068998">
                <text:p>2.1537839068998</text:p>
              </table:table-cell>
              <table:table-cell office:value-type="float" office:value="1.34016263755392">
                <text:p>1.34016263755392</text:p>
              </table:table-cell>
              <table:table-cell office:value-type="float" office:value="0.499046089932408">
                <text:p>0.499046089932408</text:p>
              </table:table-cell>
              <table:table-cell office:value-type="float" office:value="-1.06723048606129">
                <text:p>-1.06723048606129</text:p>
              </table:table-cell>
              <table:table-cell office:value-type="float" office:value="-0.719270319606888">
                <text:p>-0.719270319606888</text:p>
              </table:table-cell>
              <table:table-cell office:value-type="float" office:value="1.64880027252895">
                <text:p>1.64880027252895</text:p>
              </table:table-cell>
              <table:table-cell office:value-type="float" office:value="-0.643589673474917">
                <text:p>-0.643589673474917</text:p>
              </table:table-cell>
              <table:table-cell office:value-type="float" office:value="-0.451895187580502">
                <text:p>-0.451895187580502</text:p>
              </table:table-cell>
              <table:table-cell office:value-type="float" office:value="3.414819665242">
                <text:p>3.414819665242</text:p>
              </table:table-cell>
              <table:table-cell office:value-type="float" office:value="2.22591029626877">
                <text:p>2.22591029626877</text:p>
              </table:table-cell>
              <table:table-cell office:value-type="float" office:value="-0.91776651674162">
                <text:p>-0.91776651674162</text:p>
              </table:table-cell>
              <table:table-cell office:value-type="float" office:value="-1.01267936547657">
                <text:p>-1.01267936547657</text:p>
              </table:table-cell>
              <table:table-cell office:value-type="float" office:value="-9.9668696189348">
                <text:p>-9.9668696189348</text:p>
              </table:table-cell>
              <table:table-cell office:value-type="float" office:value="-1.68658722647483">
                <text:p>-1.68658722647483</text:p>
              </table:table-cell>
              <table:table-cell office:value-type="float" office:value="1.8631829668523">
                <text:p>1.8631829668523</text:p>
              </table:table-cell>
              <table:table-cell office:value-type="float" office:value="-0.222184070058474">
                <text:p>-0.222184070058474</text:p>
              </table:table-cell>
              <table:table-cell office:value-type="float" office:value="-1.65201372757789">
                <text:p>-1.65201372757789</text:p>
              </table:table-cell>
              <table:table-cell office:value-type="float" office:value="-1.2982246494073">
                <text:p>-1.2982246494073</text:p>
              </table:table-cell>
              <table:table-cell office:value-type="float" office:value="0.875947439103734">
                <text:p>0.875947439103734</text:p>
              </table:table-cell>
              <table:table-cell office:value-type="float" office:value="-3.58076250509316">
                <text:p>-3.58076250509316</text:p>
              </table:table-cell>
              <table:table-cell office:value-type="float" office:value="0.466941882180827">
                <text:p>0.466941882180827</text:p>
              </table:table-cell>
              <table:table-cell office:value-type="float" office:value="-0.900097120477471">
                <text:p>-0.900097120477471</text:p>
              </table:table-cell>
              <table:table-cell office:value-type="float" office:value="3.45598218584246">
                <text:p>3.45598218584246</text:p>
              </table:table-cell>
              <table:table-cell office:value-type="float" office:value="-0.758625435185339">
                <text:p>-0.758625435185339</text:p>
              </table:table-cell>
              <table:table-cell office:value-type="float" office:value="4.70378907505612">
                <text:p>4.70378907505612</text:p>
              </table:table-cell>
              <table:table-cell office:value-type="float" office:value="0.70212493294949">
                <text:p>0.70212493294949</text:p>
              </table:table-cell>
              <table:table-cell office:value-type="float" office:value="-0.955528133799503">
                <text:p>-0.955528133799503</text:p>
              </table:table-cell>
              <table:table-cell office:value-type="float" office:value="-1.4063902126321">
                <text:p>-1.4063902126321</text:p>
              </table:table-cell>
              <table:table-cell office:value-type="float" office:value="2.50361680677566">
                <text:p>2.50361680677566</text:p>
              </table:table-cell>
              <table:table-cell office:value-type="float" office:value="-0.945459523747388">
                <text:p>-0.945459523747388</text:p>
              </table:table-cell>
              <table:table-cell office:value-type="float" office:value="1.84763811935671">
                <text:p>1.84763811935671</text:p>
              </table:table-cell>
              <table:table-cell office:value-type="float" office:value="1.36529901577174">
                <text:p>1.36529901577174</text:p>
              </table:table-cell>
              <table:table-cell office:value-type="float" office:value="-0.0711908276010754">
                <text:p>-0.0711908276010754</text:p>
              </table:table-cell>
              <table:table-cell office:value-type="float" office:value="0.198487784579966">
                <text:p>0.198487784579966</text:p>
              </table:table-cell>
              <table:table-cell office:value-type="float" office:value="0.502716476046022">
                <text:p>0.502716476046022</text:p>
              </table:table-cell>
              <table:table-cell office:value-type="float" office:value="-1.59392870127185">
                <text:p>-1.59392870127185</text:p>
              </table:table-cell>
            </table:table-row>
            <table:table-row>
              <table:table-cell office:value-type="string">
                <text:p>minver</text:p>
                <draw:g>
                  <svg:desc>Sheet1.A55:Sheet1.A55</svg:desc>
                </draw:g>
              </table:table-cell>
              <table:table-cell office:value-type="float" office:value="0.238364604960294">
                <text:p>0.238364604960294</text:p>
                <draw:g>
                  <svg:desc>Sheet1.B55:Sheet1.CI55</svg:desc>
                </draw:g>
              </table:table-cell>
              <table:table-cell office:value-type="float" office:value="-0.382644142121672">
                <text:p>-0.382644142121672</text:p>
              </table:table-cell>
              <table:table-cell office:value-type="float" office:value="1.15917749823514">
                <text:p>1.15917749823514</text:p>
              </table:table-cell>
              <table:table-cell office:value-type="float" office:value="1.18299967314961">
                <text:p>1.18299967314961</text:p>
              </table:table-cell>
              <table:table-cell office:value-type="float" office:value="-0.33938720448303">
                <text:p>-0.33938720448303</text:p>
              </table:table-cell>
              <table:table-cell office:value-type="float" office:value="-0.331561389096086">
                <text:p>-0.331561389096086</text:p>
              </table:table-cell>
              <table:table-cell office:value-type="float" office:value="-0.403353175596641">
                <text:p>-0.403353175596641</text:p>
              </table:table-cell>
              <table:table-cell office:value-type="float" office:value="0.362626717804337">
                <text:p>0.362626717804337</text:p>
              </table:table-cell>
              <table:table-cell office:value-type="float" office:value="-0.300225967673296">
                <text:p>-0.300225967673296</text:p>
              </table:table-cell>
              <table:table-cell office:value-type="float" office:value="-1.02015917552556">
                <text:p>-1.02015917552556</text:p>
              </table:table-cell>
              <table:table-cell office:value-type="float" office:value="-0.269507524507333">
                <text:p>-0.269507524507333</text:p>
              </table:table-cell>
              <table:table-cell office:value-type="float" office:value="1.2889581109992">
                <text:p>1.2889581109992</text:p>
              </table:table-cell>
              <table:table-cell office:value-type="float" office:value="-1.15523965286907">
                <text:p>-1.15523965286907</text:p>
              </table:table-cell>
              <table:table-cell office:value-type="float" office:value="-0.376349250721091">
                <text:p>-0.376349250721091</text:p>
              </table:table-cell>
              <table:table-cell office:value-type="float" office:value="-0.0602140852915134">
                <text:p>-0.0602140852915134</text:p>
              </table:table-cell>
              <table:table-cell office:value-type="float" office:value="0.270166353819073">
                <text:p>0.270166353819073</text:p>
              </table:table-cell>
              <table:table-cell office:value-type="float" office:value="-6.94341058842142">
                <text:p>-6.94341058842142</text:p>
              </table:table-cell>
              <table:table-cell office:value-type="float" office:value="-0.0736513372272136">
                <text:p>-0.0736513372272136</text:p>
              </table:table-cell>
              <table:table-cell office:value-type="float" office:value="0.230741745344031">
                <text:p>0.230741745344031</text:p>
              </table:table-cell>
              <table:table-cell office:value-type="float" office:value="0.187055271603769">
                <text:p>0.187055271603769</text:p>
              </table:table-cell>
              <table:table-cell office:value-type="float" office:value="-0.705994276458474">
                <text:p>-0.705994276458474</text:p>
              </table:table-cell>
              <table:table-cell office:value-type="float" office:value="-0.13714730778223">
                <text:p>-0.13714730778223</text:p>
              </table:table-cell>
              <table:table-cell office:value-type="float" office:value="0.210265334919716">
                <text:p>0.210265334919716</text:p>
              </table:table-cell>
              <table:table-cell office:value-type="float" office:value="-0.0646110146476204">
                <text:p>-0.0646110146476204</text:p>
              </table:table-cell>
              <table:table-cell office:value-type="float" office:value="0.46393866055144">
                <text:p>0.46393866055144</text:p>
              </table:table-cell>
              <table:table-cell office:value-type="float" office:value="-0.172273380283367">
                <text:p>-0.172273380283367</text:p>
              </table:table-cell>
              <table:table-cell office:value-type="float" office:value="3.78827031908612">
                <text:p>3.78827031908612</text:p>
              </table:table-cell>
              <table:table-cell office:value-type="float" office:value="0.636994644960153">
                <text:p>0.636994644960153</text:p>
              </table:table-cell>
              <table:table-cell office:value-type="float" office:value="-0.485018101478473">
                <text:p>-0.485018101478473</text:p>
              </table:table-cell>
              <table:table-cell office:value-type="float" office:value="-0.494324777589855">
                <text:p>-0.494324777589855</text:p>
              </table:table-cell>
              <table:table-cell office:value-type="float" office:value="1.06364565258739">
                <text:p>1.06364565258739</text:p>
              </table:table-cell>
              <table:table-cell office:value-type="float" office:value="1.11777627400408">
                <text:p>1.11777627400408</text:p>
              </table:table-cell>
              <table:table-cell office:value-type="float" office:value="1.46600277559434">
                <text:p>1.46600277559434</text:p>
              </table:table-cell>
              <table:table-cell office:value-type="float" office:value="-0.980209659537637">
                <text:p>-0.980209659537637</text:p>
              </table:table-cell>
              <table:table-cell office:value-type="float" office:value="-0.308384968481972">
                <text:p>-0.308384968481972</text:p>
              </table:table-cell>
              <table:table-cell office:value-type="float" office:value="1.0765651976942">
                <text:p>1.0765651976942</text:p>
              </table:table-cell>
              <table:table-cell office:value-type="float" office:value="-0.810480778421501">
                <text:p>-0.810480778421501</text:p>
              </table:table-cell>
              <table:table-cell office:value-type="float" office:value="1.7029432532531">
                <text:p>1.7029432532531</text:p>
              </table:table-cell>
              <table:table-cell office:value-type="float" office:value="0.0715511403042987">
                <text:p>0.0715511403042987</text:p>
              </table:table-cell>
              <table:table-cell office:value-type="float" office:value="-3.03664264160953">
                <text:p>-3.03664264160953</text:p>
              </table:table-cell>
              <table:table-cell office:value-type="float" office:value="0.361421541591484">
                <text:p>0.361421541591484</text:p>
              </table:table-cell>
              <table:table-cell office:value-type="float" office:value="0.427997341536468">
                <text:p>0.427997341536468</text:p>
              </table:table-cell>
              <table:table-cell office:value-type="float" office:value="-1.19298072161918">
                <text:p>-1.19298072161918</text:p>
              </table:table-cell>
              <table:table-cell office:value-type="float" office:value="-0.310276397937839">
                <text:p>-0.310276397937839</text:p>
              </table:table-cell>
              <table:table-cell office:value-type="float" office:value="0.950283679985548">
                <text:p>0.950283679985548</text:p>
              </table:table-cell>
              <table:table-cell office:value-type="float" office:value="-0.612416020298635">
                <text:p>-0.612416020298635</text:p>
              </table:table-cell>
              <table:table-cell office:value-type="float" office:value="-0.556017973901262">
                <text:p>-0.556017973901262</text:p>
              </table:table-cell>
              <table:table-cell office:value-type="float" office:value="-0.0325357061445145">
                <text:p>-0.0325357061445145</text:p>
              </table:table-cell>
              <table:table-cell office:value-type="float" office:value="0.436573797683649">
                <text:p>0.436573797683649</text:p>
              </table:table-cell>
              <table:table-cell office:value-type="float" office:value="0.195910347758273">
                <text:p>0.195910347758273</text:p>
              </table:table-cell>
              <table:table-cell office:value-type="float" office:value="0.528389117257703">
                <text:p>0.528389117257703</text:p>
              </table:table-cell>
              <table:table-cell office:value-type="float" office:value="0.690630651113902">
                <text:p>0.690630651113902</text:p>
              </table:table-cell>
              <table:table-cell office:value-type="float" office:value="0.830498796145399">
                <text:p>0.830498796145399</text:p>
              </table:table-cell>
              <table:table-cell office:value-type="float" office:value="0.423172710890408">
                <text:p>0.423172710890408</text:p>
              </table:table-cell>
              <table:table-cell office:value-type="float" office:value="0.3961183147619">
                <text:p>0.3961183147619</text:p>
              </table:table-cell>
              <table:table-cell office:value-type="float" office:value="-1.18248583025721">
                <text:p>-1.18248583025721</text:p>
              </table:table-cell>
              <table:table-cell office:value-type="float" office:value="0.886083111318684">
                <text:p>0.886083111318684</text:p>
              </table:table-cell>
              <table:table-cell office:value-type="float" office:value="-0.173901302544312">
                <text:p>-0.173901302544312</text:p>
              </table:table-cell>
              <table:table-cell office:value-type="float" office:value="-1.17427054808165">
                <text:p>-1.17427054808165</text:p>
              </table:table-cell>
              <table:table-cell office:value-type="float" office:value="1.93761636717684">
                <text:p>1.93761636717684</text:p>
              </table:table-cell>
              <table:table-cell office:value-type="float" office:value="-0.0527613635092063">
                <text:p>-0.0527613635092063</text:p>
              </table:table-cell>
              <table:table-cell office:value-type="float" office:value="1.17342905052605">
                <text:p>1.17342905052605</text:p>
              </table:table-cell>
              <table:table-cell office:value-type="float" office:value="-0.476205872485526">
                <text:p>-0.476205872485526</text:p>
              </table:table-cell>
              <table:table-cell office:value-type="float" office:value="-1.43436532152812">
                <text:p>-1.43436532152812</text:p>
              </table:table-cell>
              <table:table-cell office:value-type="float" office:value="0.000506779977525891">
                <text:p>0.000506779977525891</text:p>
              </table:table-cell>
              <table:table-cell office:value-type="float" office:value="-0.344260388510871">
                <text:p>-0.344260388510871</text:p>
              </table:table-cell>
              <table:table-cell office:value-type="float" office:value="0.65640109831736">
                <text:p>0.65640109831736</text:p>
              </table:table-cell>
              <table:table-cell office:value-type="float" office:value="0.70725778970528">
                <text:p>0.70725778970528</text:p>
              </table:table-cell>
              <table:table-cell office:value-type="float" office:value="-1.36666859571858">
                <text:p>-1.36666859571858</text:p>
              </table:table-cell>
              <table:table-cell office:value-type="float" office:value="0.118605007424758">
                <text:p>0.118605007424758</text:p>
              </table:table-cell>
              <table:table-cell office:value-type="float" office:value="1.67217177015524">
                <text:p>1.67217177015524</text:p>
              </table:table-cell>
              <table:table-cell office:value-type="float" office:value="1.0928022674139">
                <text:p>1.0928022674139</text:p>
              </table:table-cell>
              <table:table-cell office:value-type="float" office:value="4.33618220002247">
                <text:p>4.33618220002247</text:p>
              </table:table-cell>
              <table:table-cell office:value-type="float" office:value="-0.277909682625725">
                <text:p>-0.277909682625725</text:p>
              </table:table-cell>
              <table:table-cell office:value-type="float" office:value="0.865386945226358">
                <text:p>0.865386945226358</text:p>
              </table:table-cell>
              <table:table-cell office:value-type="float" office:value="0.54293864337582">
                <text:p>0.54293864337582</text:p>
              </table:table-cell>
              <table:table-cell office:value-type="float" office:value="-0.617292035980466">
                <text:p>-0.617292035980466</text:p>
              </table:table-cell>
              <table:table-cell office:value-type="float" office:value="0.367994606589388">
                <text:p>0.367994606589388</text:p>
              </table:table-cell>
              <table:table-cell office:value-type="float" office:value="0.121197398488707">
                <text:p>0.121197398488707</text:p>
              </table:table-cell>
              <table:table-cell office:value-type="float" office:value="0.273750946740096">
                <text:p>0.273750946740096</text:p>
              </table:table-cell>
              <table:table-cell office:value-type="float" office:value="0.0598444976887757">
                <text:p>0.0598444976887757</text:p>
              </table:table-cell>
              <table:table-cell office:value-type="float" office:value="1.83885359748492">
                <text:p>1.83885359748492</text:p>
              </table:table-cell>
              <table:table-cell office:value-type="float" office:value="1.04058610019148">
                <text:p>1.04058610019148</text:p>
              </table:table-cell>
              <table:table-cell office:value-type="float" office:value="-0.252607319638062">
                <text:p>-0.252607319638062</text:p>
              </table:table-cell>
              <table:table-cell office:value-type="float" office:value="0.450939266419151">
                <text:p>0.450939266419151</text:p>
              </table:table-cell>
              <table:table-cell office:value-type="float" office:value="0.437377722011703">
                <text:p>0.437377722011703</text:p>
              </table:table-cell>
            </table:table-row>
            <table:table-row>
              <table:table-cell office:value-type="string">
                <text:p>insertsort</text:p>
                <draw:g>
                  <svg:desc>Sheet1.A56:Sheet1.A56</svg:desc>
                </draw:g>
              </table:table-cell>
              <table:table-cell office:value-type="float" office:value="0.57277740410213">
                <text:p>0.57277740410213</text:p>
                <draw:g>
                  <svg:desc>Sheet1.B56:Sheet1.CI56</svg:desc>
                </draw:g>
              </table:table-cell>
              <table:table-cell office:value-type="float" office:value="-0.944317527798184">
                <text:p>-0.944317527798184</text:p>
              </table:table-cell>
              <table:table-cell office:value-type="float" office:value="-2.84344289178621">
                <text:p>-2.84344289178621</text:p>
              </table:table-cell>
              <table:table-cell office:value-type="float" office:value="-4.25182331097634">
                <text:p>-4.25182331097634</text:p>
              </table:table-cell>
              <table:table-cell office:value-type="float" office:value="0.380550389452062">
                <text:p>0.380550389452062</text:p>
              </table:table-cell>
              <table:table-cell office:value-type="float" office:value="-1.01462555368704">
                <text:p>-1.01462555368704</text:p>
              </table:table-cell>
              <table:table-cell office:value-type="float" office:value="3.3053980316467">
                <text:p>3.3053980316467</text:p>
              </table:table-cell>
              <table:table-cell office:value-type="float" office:value="0.864447108314695">
                <text:p>0.864447108314695</text:p>
              </table:table-cell>
              <table:table-cell office:value-type="float" office:value="-0.136774723335909">
                <text:p>-0.136774723335909</text:p>
              </table:table-cell>
              <table:table-cell office:value-type="float" office:value="0.592956336988607">
                <text:p>0.592956336988607</text:p>
              </table:table-cell>
              <table:table-cell office:value-type="float" office:value="0.851246397154084">
                <text:p>0.851246397154084</text:p>
              </table:table-cell>
              <table:table-cell office:value-type="float" office:value="-1.81064109514681">
                <text:p>-1.81064109514681</text:p>
              </table:table-cell>
              <table:table-cell office:value-type="float" office:value="1.54146963632588">
                <text:p>1.54146963632588</text:p>
              </table:table-cell>
              <table:table-cell office:value-type="float" office:value="-2.39544313697783">
                <text:p>-2.39544313697783</text:p>
              </table:table-cell>
              <table:table-cell office:value-type="float" office:value="-5.66164957085052">
                <text:p>-5.66164957085052</text:p>
              </table:table-cell>
              <table:table-cell office:value-type="float" office:value="1.89164908238703">
                <text:p>1.89164908238703</text:p>
              </table:table-cell>
              <table:table-cell office:value-type="float" office:value="-0.0449460555927199">
                <text:p>-0.0449460555927199</text:p>
              </table:table-cell>
              <table:table-cell office:value-type="float" office:value="-1.73636537681887">
                <text:p>-1.73636537681887</text:p>
              </table:table-cell>
              <table:table-cell office:value-type="float" office:value="-0.401034549954365">
                <text:p>-0.401034549954365</text:p>
              </table:table-cell>
              <table:table-cell office:value-type="float" office:value="-0.418841732682591">
                <text:p>-0.418841732682591</text:p>
              </table:table-cell>
              <table:table-cell office:value-type="float" office:value="-2.00359352183413">
                <text:p>-2.00359352183413</text:p>
              </table:table-cell>
              <table:table-cell office:value-type="float" office:value="1.17281609582237">
                <text:p>1.17281609582237</text:p>
              </table:table-cell>
              <table:table-cell office:value-type="float" office:value="-2.11017436783683">
                <text:p>-2.11017436783683</text:p>
              </table:table-cell>
              <table:table-cell office:value-type="float" office:value="1.69531548987027">
                <text:p>1.69531548987027</text:p>
              </table:table-cell>
              <table:table-cell office:value-type="float" office:value="-6.00383132053444">
                <text:p>-6.00383132053444</text:p>
              </table:table-cell>
              <table:table-cell office:value-type="float" office:value="-0.0469357532243877">
                <text:p>-0.0469357532243877</text:p>
              </table:table-cell>
              <table:table-cell office:value-type="float" office:value="1.22037370851654">
                <text:p>1.22037370851654</text:p>
              </table:table-cell>
              <table:table-cell office:value-type="float" office:value="-1.01740793221381">
                <text:p>-1.01740793221381</text:p>
              </table:table-cell>
              <table:table-cell office:value-type="float" office:value="-4.86491745993714">
                <text:p>-4.86491745993714</text:p>
              </table:table-cell>
              <table:table-cell office:value-type="float" office:value="1.58088432037187">
                <text:p>1.58088432037187</text:p>
              </table:table-cell>
              <table:table-cell office:value-type="float" office:value="-2.3487476129227">
                <text:p>-2.3487476129227</text:p>
              </table:table-cell>
              <table:table-cell office:value-type="float" office:value="-6.25223067812715">
                <text:p>-6.25223067812715</text:p>
              </table:table-cell>
              <table:table-cell office:value-type="float" office:value="-1.57097193961306">
                <text:p>-1.57097193961306</text:p>
              </table:table-cell>
              <table:table-cell office:value-type="float" office:value="2.5612856502903">
                <text:p>2.5612856502903</text:p>
              </table:table-cell>
              <table:table-cell office:value-type="float" office:value="-0.508948486564647">
                <text:p>-0.508948486564647</text:p>
              </table:table-cell>
              <table:table-cell office:value-type="float" office:value="0.381080957271124">
                <text:p>0.381080957271124</text:p>
              </table:table-cell>
              <table:table-cell office:value-type="float" office:value="-2.39491750697278">
                <text:p>-2.39491750697278</text:p>
              </table:table-cell>
              <table:table-cell office:value-type="float" office:value="-3.35388920743676">
                <text:p>-3.35388920743676</text:p>
              </table:table-cell>
              <table:table-cell office:value-type="float" office:value="-3.53283844388415">
                <text:p>-3.53283844388415</text:p>
              </table:table-cell>
              <table:table-cell office:value-type="float" office:value="-0.475913054826888">
                <text:p>-0.475913054826888</text:p>
              </table:table-cell>
              <table:table-cell office:value-type="float" office:value="0.879865040439887">
                <text:p>0.879865040439887</text:p>
              </table:table-cell>
              <table:table-cell office:value-type="float" office:value="0.341367257844407">
                <text:p>0.341367257844407</text:p>
              </table:table-cell>
              <table:table-cell office:value-type="float" office:value="-2.59600404609987">
                <text:p>-2.59600404609987</text:p>
              </table:table-cell>
              <table:table-cell office:value-type="float" office:value="-0.31796596410942">
                <text:p>-0.31796596410942</text:p>
              </table:table-cell>
              <table:table-cell office:value-type="float" office:value="0.26156494614782">
                <text:p>0.26156494614782</text:p>
              </table:table-cell>
              <table:table-cell office:value-type="float" office:value="0.397037708136478">
                <text:p>0.397037708136478</text:p>
              </table:table-cell>
              <table:table-cell office:value-type="float" office:value="-0.570711412982531">
                <text:p>-0.570711412982531</text:p>
              </table:table-cell>
              <table:table-cell office:value-type="float" office:value="-0.017306028123183">
                <text:p>-0.017306028123183</text:p>
              </table:table-cell>
              <table:table-cell office:value-type="float" office:value="-0.686345416347413">
                <text:p>-0.686345416347413</text:p>
              </table:table-cell>
              <table:table-cell office:value-type="float" office:value="2.05051054174511">
                <text:p>2.05051054174511</text:p>
              </table:table-cell>
              <table:table-cell office:value-type="float" office:value="1.17527658729887">
                <text:p>1.17527658729887</text:p>
              </table:table-cell>
              <table:table-cell office:value-type="float" office:value="0.245504833210528">
                <text:p>0.245504833210528</text:p>
              </table:table-cell>
              <table:table-cell office:value-type="float" office:value="1.66767742456571">
                <text:p>1.66767742456571</text:p>
              </table:table-cell>
              <table:table-cell office:value-type="float" office:value="-1.07278679808316">
                <text:p>-1.07278679808316</text:p>
              </table:table-cell>
              <table:table-cell office:value-type="float" office:value="1.64675272439028">
                <text:p>1.64675272439028</text:p>
              </table:table-cell>
              <table:table-cell office:value-type="float" office:value="-1.07455377187447">
                <text:p>-1.07455377187447</text:p>
              </table:table-cell>
              <table:table-cell office:value-type="float" office:value="-0.668578479780115">
                <text:p>-0.668578479780115</text:p>
              </table:table-cell>
              <table:table-cell office:value-type="float" office:value="1.1100209102208">
                <text:p>1.1100209102208</text:p>
              </table:table-cell>
              <table:table-cell office:value-type="float" office:value="1.43839178723775">
                <text:p>1.43839178723775</text:p>
              </table:table-cell>
              <table:table-cell office:value-type="float" office:value="-0.9892544591163">
                <text:p>-0.9892544591163</text:p>
              </table:table-cell>
              <table:table-cell office:value-type="float" office:value="-1.76256240253006">
                <text:p>-1.76256240253006</text:p>
              </table:table-cell>
              <table:table-cell office:value-type="float" office:value="-2.64008856153798">
                <text:p>-2.64008856153798</text:p>
              </table:table-cell>
              <table:table-cell office:value-type="float" office:value="-4.02434309198776">
                <text:p>-4.02434309198776</text:p>
              </table:table-cell>
              <table:table-cell office:value-type="float" office:value="-0.935220419444002">
                <text:p>-0.935220419444002</text:p>
              </table:table-cell>
              <table:table-cell office:value-type="float" office:value="3.01738376897392">
                <text:p>3.01738376897392</text:p>
              </table:table-cell>
              <table:table-cell office:value-type="float" office:value="1.74961544705225">
                <text:p>1.74961544705225</text:p>
              </table:table-cell>
              <table:table-cell office:value-type="float" office:value="-4.93129147475419">
                <text:p>-4.93129147475419</text:p>
              </table:table-cell>
              <table:table-cell office:value-type="float" office:value="0.142238423480352">
                <text:p>0.142238423480352</text:p>
              </table:table-cell>
              <table:table-cell office:value-type="float" office:value="1.23752279590499">
                <text:p>1.23752279590499</text:p>
              </table:table-cell>
              <table:table-cell office:value-type="float" office:value="-3.68360105062257">
                <text:p>-3.68360105062257</text:p>
              </table:table-cell>
              <table:table-cell office:value-type="float" office:value="-2.4941932173135">
                <text:p>-2.4941932173135</text:p>
              </table:table-cell>
              <table:table-cell office:value-type="float" office:value="0.863729458756264">
                <text:p>0.863729458756264</text:p>
              </table:table-cell>
              <table:table-cell office:value-type="float" office:value="-1.40941958257998">
                <text:p>-1.40941958257998</text:p>
              </table:table-cell>
              <table:table-cell office:value-type="float" office:value="-2.14595874313762">
                <text:p>-2.14595874313762</text:p>
              </table:table-cell>
              <table:table-cell office:value-type="float" office:value="-0.285957018442778">
                <text:p>-0.285957018442778</text:p>
              </table:table-cell>
              <table:table-cell office:value-type="float" office:value="-2.28767450687298">
                <text:p>-2.28767450687298</text:p>
              </table:table-cell>
              <table:table-cell office:value-type="float" office:value="-1.87433450580287">
                <text:p>-1.87433450580287</text:p>
              </table:table-cell>
              <table:table-cell office:value-type="float" office:value="-0.181778748699062">
                <text:p>-0.181778748699062</text:p>
              </table:table-cell>
              <table:table-cell office:value-type="float" office:value="2.42273963975316">
                <text:p>2.42273963975316</text:p>
              </table:table-cell>
              <table:table-cell office:value-type="float" office:value="1.17380702124303">
                <text:p>1.17380702124303</text:p>
              </table:table-cell>
              <table:table-cell office:value-type="float" office:value="0.874120210768184">
                <text:p>0.874120210768184</text:p>
              </table:table-cell>
              <table:table-cell office:value-type="float" office:value="-0.303990128025316">
                <text:p>-0.303990128025316</text:p>
              </table:table-cell>
              <table:table-cell office:value-type="float" office:value="-4.50342872645487">
                <text:p>-4.50342872645487</text:p>
              </table:table-cell>
              <table:table-cell office:value-type="float" office:value="0.38553388587739">
                <text:p>0.38553388587739</text:p>
              </table:table-cell>
              <table:table-cell office:value-type="float" office:value="-1.69200238303336">
                <text:p>-1.69200238303336</text:p>
              </table:table-cell>
              <table:table-cell office:value-type="float" office:value="-0.288707059391482">
                <text:p>-0.288707059391482</text:p>
              </table:table-cell>
            </table:table-row>
            <table:table-row>
              <table:table-cell office:value-type="string">
                <text:p>sglib-arraybinsearch</text:p>
                <draw:g>
                  <svg:desc>Sheet1.A57:Sheet1.A57</svg:desc>
                </draw:g>
              </table:table-cell>
              <table:table-cell office:value-type="float" office:value="-1.31126155491551">
                <text:p>-1.31126155491551</text:p>
                <draw:g>
                  <svg:desc>Sheet1.B57:Sheet1.CI57</svg:desc>
                </draw:g>
              </table:table-cell>
              <table:table-cell office:value-type="float" office:value="-2.67224099188893">
                <text:p>-2.67224099188893</text:p>
              </table:table-cell>
              <table:table-cell office:value-type="float" office:value="-0.235491344523691">
                <text:p>-0.235491344523691</text:p>
              </table:table-cell>
              <table:table-cell office:value-type="float" office:value="4.91796199591617">
                <text:p>4.91796199591617</text:p>
              </table:table-cell>
              <table:table-cell office:value-type="float" office:value="3.80409517864647">
                <text:p>3.80409517864647</text:p>
              </table:table-cell>
              <table:table-cell office:value-type="float" office:value="-3.44990977904879">
                <text:p>-3.44990977904879</text:p>
              </table:table-cell>
              <table:table-cell office:value-type="float" office:value="0.958068385583483">
                <text:p>0.958068385583483</text:p>
              </table:table-cell>
              <table:table-cell office:value-type="float" office:value="-1.77918578859017">
                <text:p>-1.77918578859017</text:p>
              </table:table-cell>
              <table:table-cell office:value-type="float" office:value="0.900836960705838">
                <text:p>0.900836960705838</text:p>
              </table:table-cell>
              <table:table-cell office:value-type="float" office:value="-2.10274076057235">
                <text:p>-2.10274076057235</text:p>
              </table:table-cell>
              <table:table-cell office:value-type="float" office:value="2.27483601617031">
                <text:p>2.27483601617031</text:p>
              </table:table-cell>
              <table:table-cell office:value-type="float" office:value="0.159352409743969">
                <text:p>0.159352409743969</text:p>
              </table:table-cell>
              <table:table-cell office:value-type="float" office:value="-1.7045333777431">
                <text:p>-1.7045333777431</text:p>
              </table:table-cell>
              <table:table-cell office:value-type="float" office:value="-1.94207769697242">
                <text:p>-1.94207769697242</text:p>
              </table:table-cell>
              <table:table-cell office:value-type="float" office:value="-3.52146871326252">
                <text:p>-3.52146871326252</text:p>
              </table:table-cell>
              <table:table-cell office:value-type="float" office:value="-1.79926442678703">
                <text:p>-1.79926442678703</text:p>
              </table:table-cell>
              <table:table-cell office:value-type="float" office:value="-0.754350959000104">
                <text:p>-0.754350959000104</text:p>
              </table:table-cell>
              <table:table-cell office:value-type="float" office:value="-4.06130146208903">
                <text:p>-4.06130146208903</text:p>
              </table:table-cell>
              <table:table-cell office:value-type="float" office:value="2.24974139692825">
                <text:p>2.24974139692825</text:p>
              </table:table-cell>
              <table:table-cell office:value-type="float" office:value="0.169757368455441">
                <text:p>0.169757368455441</text:p>
              </table:table-cell>
              <table:table-cell office:value-type="float" office:value="-2.48720376027344">
                <text:p>-2.48720376027344</text:p>
              </table:table-cell>
              <table:table-cell office:value-type="float" office:value="-3.76319814405048">
                <text:p>-3.76319814405048</text:p>
              </table:table-cell>
              <table:table-cell office:value-type="float" office:value="0.758103846289609">
                <text:p>0.758103846289609</text:p>
              </table:table-cell>
              <table:table-cell office:value-type="float" office:value="0.0835458033902465">
                <text:p>0.0835458033902465</text:p>
              </table:table-cell>
              <table:table-cell office:value-type="float" office:value="-1.33368595422349">
                <text:p>-1.33368595422349</text:p>
              </table:table-cell>
              <table:table-cell office:value-type="float" office:value="-5.68085642634955">
                <text:p>-5.68085642634955</text:p>
              </table:table-cell>
              <table:table-cell office:value-type="float" office:value="5.36285948016062">
                <text:p>5.36285948016062</text:p>
              </table:table-cell>
              <table:table-cell office:value-type="float" office:value="0.393985760758997">
                <text:p>0.393985760758997</text:p>
              </table:table-cell>
              <table:table-cell office:value-type="float" office:value="-0.674866389674992">
                <text:p>-0.674866389674992</text:p>
              </table:table-cell>
              <table:table-cell office:value-type="float" office:value="2.63090595833869">
                <text:p>2.63090595833869</text:p>
              </table:table-cell>
              <table:table-cell office:value-type="float" office:value="2.4910032033469">
                <text:p>2.4910032033469</text:p>
              </table:table-cell>
              <table:table-cell office:value-type="float" office:value="3.13268887792535">
                <text:p>3.13268887792535</text:p>
              </table:table-cell>
              <table:table-cell office:value-type="float" office:value="-1.68757318293435">
                <text:p>-1.68757318293435</text:p>
              </table:table-cell>
              <table:table-cell office:value-type="float" office:value="-3.58509408018203">
                <text:p>-3.58509408018203</text:p>
              </table:table-cell>
              <table:table-cell office:value-type="float" office:value="-3.60036834083883">
                <text:p>-3.60036834083883</text:p>
              </table:table-cell>
              <table:table-cell office:value-type="float" office:value="1.64494566687269">
                <text:p>1.64494566687269</text:p>
              </table:table-cell>
              <table:table-cell office:value-type="float" office:value="1.4958385241169">
                <text:p>1.4958385241169</text:p>
              </table:table-cell>
              <table:table-cell office:value-type="float" office:value="-0.332818293569755">
                <text:p>-0.332818293569755</text:p>
              </table:table-cell>
              <table:table-cell office:value-type="float" office:value="-2.01414646425815">
                <text:p>-2.01414646425815</text:p>
              </table:table-cell>
              <table:table-cell office:value-type="float" office:value="-15.6917481318696">
                <text:p>-15.6917481318696</text:p>
              </table:table-cell>
              <table:table-cell office:value-type="float" office:value="-1.4820727658246">
                <text:p>-1.4820727658246</text:p>
              </table:table-cell>
              <table:table-cell office:value-type="float" office:value="3.72037588089587">
                <text:p>3.72037588089587</text:p>
              </table:table-cell>
              <table:table-cell office:value-type="float" office:value="-0.68692138830369">
                <text:p>-0.68692138830369</text:p>
              </table:table-cell>
              <table:table-cell office:value-type="float" office:value="0.979377112365694">
                <text:p>0.979377112365694</text:p>
              </table:table-cell>
              <table:table-cell office:value-type="float" office:value="-1.97893501434505">
                <text:p>-1.97893501434505</text:p>
              </table:table-cell>
              <table:table-cell office:value-type="float" office:value="-1.49549394445163">
                <text:p>-1.49549394445163</text:p>
              </table:table-cell>
              <table:table-cell office:value-type="float" office:value="-1.43529495013932">
                <text:p>-1.43529495013932</text:p>
              </table:table-cell>
              <table:table-cell office:value-type="float" office:value="-0.67899226053991">
                <text:p>-0.67899226053991</text:p>
              </table:table-cell>
              <table:table-cell office:value-type="float" office:value="0.13573387993824">
                <text:p>0.13573387993824</text:p>
              </table:table-cell>
              <table:table-cell office:value-type="float" office:value="2.20688520330629">
                <text:p>2.20688520330629</text:p>
              </table:table-cell>
              <table:table-cell office:value-type="float" office:value="2.43997427877613">
                <text:p>2.43997427877613</text:p>
              </table:table-cell>
              <table:table-cell office:value-type="float" office:value="4.07491644926383">
                <text:p>4.07491644926383</text:p>
              </table:table-cell>
              <table:table-cell office:value-type="float" office:value="-0.209716718856963">
                <text:p>-0.209716718856963</text:p>
              </table:table-cell>
              <table:table-cell office:value-type="float" office:value="0.143351158987326">
                <text:p>0.143351158987326</text:p>
              </table:table-cell>
              <table:table-cell office:value-type="float" office:value="-1.50827082961252">
                <text:p>-1.50827082961252</text:p>
              </table:table-cell>
              <table:table-cell office:value-type="float" office:value="0.125772913536095">
                <text:p>0.125772913536095</text:p>
              </table:table-cell>
              <table:table-cell office:value-type="float" office:value="-0.799174704910522">
                <text:p>-0.799174704910522</text:p>
              </table:table-cell>
              <table:table-cell office:value-type="float" office:value="-1.74772574963395">
                <text:p>-1.74772574963395</text:p>
              </table:table-cell>
              <table:table-cell office:value-type="float" office:value="4.22882571312354">
                <text:p>4.22882571312354</text:p>
              </table:table-cell>
              <table:table-cell office:value-type="float" office:value="-9.43285182473937">
                <text:p>-9.43285182473937</text:p>
              </table:table-cell>
              <table:table-cell office:value-type="float" office:value="-1.42683845421325">
                <text:p>-1.42683845421325</text:p>
              </table:table-cell>
              <table:table-cell office:value-type="float" office:value="1.3430490538051">
                <text:p>1.3430490538051</text:p>
              </table:table-cell>
              <table:table-cell office:value-type="float" office:value="-12.7213097228221">
                <text:p>-12.7213097228221</text:p>
              </table:table-cell>
              <table:table-cell office:value-type="float" office:value="-2.95969073465741">
                <text:p>-2.95969073465741</text:p>
              </table:table-cell>
              <table:table-cell office:value-type="float" office:value="-0.524361155176277">
                <text:p>-0.524361155176277</text:p>
              </table:table-cell>
              <table:table-cell office:value-type="float" office:value="1.81688453701699">
                <text:p>1.81688453701699</text:p>
              </table:table-cell>
              <table:table-cell office:value-type="float" office:value="-3.21800985552768">
                <text:p>-3.21800985552768</text:p>
              </table:table-cell>
              <table:table-cell office:value-type="float" office:value="-2.00947470292063">
                <text:p>-2.00947470292063</text:p>
              </table:table-cell>
              <table:table-cell office:value-type="float" office:value="0.334636154164022">
                <text:p>0.334636154164022</text:p>
              </table:table-cell>
              <table:table-cell office:value-type="float" office:value="2.01301544631817">
                <text:p>2.01301544631817</text:p>
              </table:table-cell>
              <table:table-cell office:value-type="float" office:value="1.60599830565067">
                <text:p>1.60599830565067</text:p>
              </table:table-cell>
              <table:table-cell office:value-type="float" office:value="1.79370776074681">
                <text:p>1.79370776074681</text:p>
              </table:table-cell>
              <table:table-cell office:value-type="float" office:value="2.19109453374624">
                <text:p>2.19109453374624</text:p>
              </table:table-cell>
              <table:table-cell office:value-type="float" office:value="0.180679072648307">
                <text:p>0.180679072648307</text:p>
              </table:table-cell>
              <table:table-cell office:value-type="float" office:value="6.20031782961571">
                <text:p>6.20031782961571</text:p>
              </table:table-cell>
              <table:table-cell office:value-type="float" office:value="-2.12248578008868">
                <text:p>-2.12248578008868</text:p>
              </table:table-cell>
              <table:table-cell office:value-type="float" office:value="0.352132841608411">
                <text:p>0.352132841608411</text:p>
              </table:table-cell>
              <table:table-cell office:value-type="float" office:value="2.43380063293749">
                <text:p>2.43380063293749</text:p>
              </table:table-cell>
              <table:table-cell office:value-type="float" office:value="2.77295563310548">
                <text:p>2.77295563310548</text:p>
              </table:table-cell>
              <table:table-cell office:value-type="float" office:value="-1.15200930250847">
                <text:p>-1.15200930250847</text:p>
              </table:table-cell>
              <table:table-cell office:value-type="float" office:value="4.1655913842984">
                <text:p>4.1655913842984</text:p>
              </table:table-cell>
              <table:table-cell office:value-type="float" office:value="0.46101743958567">
                <text:p>0.46101743958567</text:p>
              </table:table-cell>
              <table:table-cell office:value-type="float" office:value="1.20932803621998">
                <text:p>1.20932803621998</text:p>
              </table:table-cell>
              <table:table-cell office:value-type="float" office:value="-3.93966069154163">
                <text:p>-3.93966069154163</text:p>
              </table:table-cell>
              <table:table-cell office:value-type="float" office:value="2.55954224466929">
                <text:p>2.55954224466929</text:p>
              </table:table-cell>
              <table:table-cell office:value-type="float" office:value="0.357883270877691">
                <text:p>0.357883270877691</text:p>
              </table:table-cell>
            </table:table-row>
            <table:table-row>
              <table:table-cell office:value-type="string">
                <text:p>tarai</text:p>
                <draw:g>
                  <svg:desc>Sheet1.A58:Sheet1.A58</svg:desc>
                </draw:g>
              </table:table-cell>
              <table:table-cell office:value-type="float" office:value="-0.354890168443762">
                <text:p>-0.354890168443762</text:p>
                <draw:g>
                  <svg:desc>Sheet1.B58:Sheet1.CI58</svg:desc>
                </draw:g>
              </table:table-cell>
              <table:table-cell office:value-type="float" office:value="0.023518920355749">
                <text:p>0.023518920355749</text:p>
              </table:table-cell>
              <table:table-cell office:value-type="float" office:value="0.0898734225839127">
                <text:p>0.0898734225839127</text:p>
              </table:table-cell>
              <table:table-cell office:value-type="float" office:value="-0.499918854112965">
                <text:p>-0.499918854112965</text:p>
              </table:table-cell>
              <table:table-cell office:value-type="float" office:value="-0.019658297629675">
                <text:p>-0.019658297629675</text:p>
              </table:table-cell>
              <table:table-cell office:value-type="float" office:value="0.387009610111607">
                <text:p>0.387009610111607</text:p>
              </table:table-cell>
              <table:table-cell office:value-type="float" office:value="0.0360251798432641">
                <text:p>0.0360251798432641</text:p>
              </table:table-cell>
              <table:table-cell office:value-type="float" office:value="0.22167250557226">
                <text:p>0.22167250557226</text:p>
              </table:table-cell>
              <table:table-cell office:value-type="float" office:value="0.0837438112958307">
                <text:p>0.0837438112958307</text:p>
              </table:table-cell>
              <table:table-cell office:value-type="float" office:value="-0.164939270147744">
                <text:p>-0.164939270147744</text:p>
              </table:table-cell>
              <table:table-cell office:value-type="float" office:value="0.37124396375451">
                <text:p>0.37124396375451</text:p>
              </table:table-cell>
              <table:table-cell office:value-type="float" office:value="-0.0368716556140879">
                <text:p>-0.0368716556140879</text:p>
              </table:table-cell>
              <table:table-cell office:value-type="float" office:value="0.0695997636318681">
                <text:p>0.0695997636318681</text:p>
              </table:table-cell>
              <table:table-cell office:value-type="float" office:value="0.21594124792279">
                <text:p>0.21594124792279</text:p>
              </table:table-cell>
              <table:table-cell office:value-type="float" office:value="-0.0131641730008618">
                <text:p>-0.0131641730008618</text:p>
              </table:table-cell>
              <table:table-cell office:value-type="float" office:value="-0.243985967837878">
                <text:p>-0.243985967837878</text:p>
              </table:table-cell>
              <table:table-cell office:value-type="float" office:value="-0.31102063015929">
                <text:p>-0.31102063015929</text:p>
              </table:table-cell>
              <table:table-cell office:value-type="float" office:value="1.56843602688125">
                <text:p>1.56843602688125</text:p>
              </table:table-cell>
              <table:table-cell office:value-type="float" office:value="0.0473435170738659">
                <text:p>0.0473435170738659</text:p>
              </table:table-cell>
              <table:table-cell office:value-type="float" office:value="-0.300819693737452">
                <text:p>-0.300819693737452</text:p>
              </table:table-cell>
              <table:table-cell office:value-type="float" office:value="0.255517348487333">
                <text:p>0.255517348487333</text:p>
              </table:table-cell>
              <table:table-cell office:value-type="float" office:value="-0.27343969567681">
                <text:p>-0.27343969567681</text:p>
              </table:table-cell>
              <table:table-cell office:value-type="float" office:value="-0.25808983333728">
                <text:p>-0.25808983333728</text:p>
              </table:table-cell>
              <table:table-cell office:value-type="float" office:value="-0.174267954392851">
                <text:p>-0.174267954392851</text:p>
              </table:table-cell>
              <table:table-cell office:value-type="float" office:value="0.113220428602327">
                <text:p>0.113220428602327</text:p>
              </table:table-cell>
              <table:table-cell office:value-type="float" office:value="0.179071442817738">
                <text:p>0.179071442817738</text:p>
              </table:table-cell>
              <table:table-cell office:value-type="float" office:value="0.396210344568035">
                <text:p>0.396210344568035</text:p>
              </table:table-cell>
              <table:table-cell office:value-type="float" office:value="-0.142669880520334">
                <text:p>-0.142669880520334</text:p>
              </table:table-cell>
              <table:table-cell office:value-type="float" office:value="0.614776188672939">
                <text:p>0.614776188672939</text:p>
              </table:table-cell>
              <table:table-cell office:value-type="float" office:value="0.109568391382376">
                <text:p>0.109568391382376</text:p>
              </table:table-cell>
              <table:table-cell office:value-type="float" office:value="-0.167887291929664">
                <text:p>-0.167887291929664</text:p>
              </table:table-cell>
              <table:table-cell office:value-type="float" office:value="0.244799478486628">
                <text:p>0.244799478486628</text:p>
              </table:table-cell>
              <table:table-cell office:value-type="float" office:value="0.240856096136716">
                <text:p>0.240856096136716</text:p>
              </table:table-cell>
              <table:table-cell office:value-type="float" office:value="0.222134921354684">
                <text:p>0.222134921354684</text:p>
              </table:table-cell>
              <table:table-cell office:value-type="float" office:value="-0.0318882818687679">
                <text:p>-0.0318882818687679</text:p>
              </table:table-cell>
              <table:table-cell office:value-type="float" office:value="0.0561791853843195">
                <text:p>0.0561791853843195</text:p>
              </table:table-cell>
              <table:table-cell office:value-type="float" office:value="-0.0557302543295949">
                <text:p>-0.0557302543295949</text:p>
              </table:table-cell>
              <table:table-cell office:value-type="float" office:value="-0.317720440460611">
                <text:p>-0.317720440460611</text:p>
              </table:table-cell>
              <table:table-cell office:value-type="float" office:value="0.0789321958582355">
                <text:p>0.0789321958582355</text:p>
              </table:table-cell>
              <table:table-cell office:value-type="float" office:value="0.00260340332922766">
                <text:p>0.00260340332922766</text:p>
              </table:table-cell>
              <table:table-cell office:value-type="float" office:value="-0.0360623135246176">
                <text:p>-0.0360623135246176</text:p>
              </table:table-cell>
              <table:table-cell office:value-type="float" office:value="-0.0374285144826508">
                <text:p>-0.0374285144826508</text:p>
              </table:table-cell>
              <table:table-cell office:value-type="float" office:value="-0.315208850954575">
                <text:p>-0.315208850954575</text:p>
              </table:table-cell>
              <table:table-cell office:value-type="float" office:value="-0.0725188607958194">
                <text:p>-0.0725188607958194</text:p>
              </table:table-cell>
              <table:table-cell office:value-type="float" office:value="0.132861067826923">
                <text:p>0.132861067826923</text:p>
              </table:table-cell>
              <table:table-cell office:value-type="float" office:value="-0.140137928361065">
                <text:p>-0.140137928361065</text:p>
              </table:table-cell>
              <table:table-cell office:value-type="float" office:value="0.156864525322008">
                <text:p>0.156864525322008</text:p>
              </table:table-cell>
              <table:table-cell office:value-type="float" office:value="-0.018745185638424">
                <text:p>-0.018745185638424</text:p>
              </table:table-cell>
              <table:table-cell office:value-type="float" office:value="0.10074142685226">
                <text:p>0.10074142685226</text:p>
              </table:table-cell>
              <table:table-cell office:value-type="float" office:value="-0.0905047530995009">
                <text:p>-0.0905047530995009</text:p>
              </table:table-cell>
              <table:table-cell office:value-type="float" office:value="-0.448798711506854">
                <text:p>-0.448798711506854</text:p>
              </table:table-cell>
              <table:table-cell office:value-type="float" office:value="-0.285034776708168">
                <text:p>-0.285034776708168</text:p>
              </table:table-cell>
              <table:table-cell office:value-type="float" office:value="0.0632724357033042">
                <text:p>0.0632724357033042</text:p>
              </table:table-cell>
              <table:table-cell office:value-type="float" office:value="-0.0031230347663759">
                <text:p>-0.0031230347663759</text:p>
              </table:table-cell>
              <table:table-cell office:value-type="float" office:value="-0.227188691933214">
                <text:p>-0.227188691933214</text:p>
              </table:table-cell>
              <table:table-cell office:value-type="float" office:value="0.0162308725005227">
                <text:p>0.0162308725005227</text:p>
              </table:table-cell>
              <table:table-cell office:value-type="float" office:value="0.204438709382042">
                <text:p>0.204438709382042</text:p>
              </table:table-cell>
              <table:table-cell office:value-type="float" office:value="-0.13785613981576">
                <text:p>-0.13785613981576</text:p>
              </table:table-cell>
              <table:table-cell office:value-type="float" office:value="-0.439941116982706">
                <text:p>-0.439941116982706</text:p>
              </table:table-cell>
              <table:table-cell office:value-type="float" office:value="-0.451344624824159">
                <text:p>-0.451344624824159</text:p>
              </table:table-cell>
              <table:table-cell office:value-type="float" office:value="0.663917670163126">
                <text:p>0.663917670163126</text:p>
              </table:table-cell>
              <table:table-cell office:value-type="float" office:value="0.179785096556006">
                <text:p>0.179785096556006</text:p>
              </table:table-cell>
              <table:table-cell office:value-type="float" office:value="-0.445997412214762">
                <text:p>-0.445997412214762</text:p>
              </table:table-cell>
              <table:table-cell office:value-type="float" office:value="2.42299511455157">
                <text:p>2.42299511455157</text:p>
              </table:table-cell>
              <table:table-cell office:value-type="float" office:value="-0.204709641438666">
                <text:p>-0.204709641438666</text:p>
              </table:table-cell>
              <table:table-cell office:value-type="float" office:value="-0.0447272132593781">
                <text:p>-0.0447272132593781</text:p>
              </table:table-cell>
              <table:table-cell office:value-type="float" office:value="0.105774743383284">
                <text:p>0.105774743383284</text:p>
              </table:table-cell>
              <table:table-cell office:value-type="float" office:value="0.595766117455554">
                <text:p>0.595766117455554</text:p>
              </table:table-cell>
              <table:table-cell office:value-type="float" office:value="0.167845249392781">
                <text:p>0.167845249392781</text:p>
              </table:table-cell>
              <table:table-cell office:value-type="float" office:value="-0.223199006466374">
                <text:p>-0.223199006466374</text:p>
              </table:table-cell>
              <table:table-cell office:value-type="float" office:value="0.244814606058183">
                <text:p>0.244814606058183</text:p>
              </table:table-cell>
              <table:table-cell office:value-type="float" office:value="-0.443456090530446">
                <text:p>-0.443456090530446</text:p>
              </table:table-cell>
              <table:table-cell office:value-type="float" office:value="-0.158247715697453">
                <text:p>-0.158247715697453</text:p>
              </table:table-cell>
              <table:table-cell office:value-type="float" office:value="0.0327479975475578">
                <text:p>0.0327479975475578</text:p>
              </table:table-cell>
              <table:table-cell office:value-type="float" office:value="-0.119801429092303">
                <text:p>-0.119801429092303</text:p>
              </table:table-cell>
              <table:table-cell office:value-type="float" office:value="0.00769821258845332">
                <text:p>0.00769821258845332</text:p>
              </table:table-cell>
              <table:table-cell office:value-type="float" office:value="-0.249567441906285">
                <text:p>-0.249567441906285</text:p>
              </table:table-cell>
              <table:table-cell office:value-type="float" office:value="0.0244494431416509">
                <text:p>0.0244494431416509</text:p>
              </table:table-cell>
              <table:table-cell office:value-type="float" office:value="0.128283060509792">
                <text:p>0.128283060509792</text:p>
              </table:table-cell>
              <table:table-cell office:value-type="float" office:value="0.105499418604673">
                <text:p>0.105499418604673</text:p>
              </table:table-cell>
              <table:table-cell office:value-type="float" office:value="0.151542956136722">
                <text:p>0.151542956136722</text:p>
              </table:table-cell>
              <table:table-cell office:value-type="float" office:value="-0.501494506103708">
                <text:p>-0.501494506103708</text:p>
              </table:table-cell>
              <table:table-cell office:value-type="float" office:value="0.24658003988024">
                <text:p>0.24658003988024</text:p>
              </table:table-cell>
              <table:table-cell office:value-type="float" office:value="0.207075045582804">
                <text:p>0.207075045582804</text:p>
              </table:table-cell>
              <table:table-cell office:value-type="float" office:value="0.241159039797203">
                <text:p>0.241159039797203</text:p>
              </table:table-cell>
              <table:table-cell office:value-type="float" office:value="0.121511645251809">
                <text:p>0.121511645251809</text:p>
              </table:table-cell>
            </table:table-row>
            <table:table-row>
              <table:table-cell office:value-type="string">
                <text:p>ctl-vector</text:p>
                <draw:g>
                  <svg:desc>Sheet1.A59:Sheet1.A59</svg:desc>
                </draw:g>
              </table:table-cell>
              <table:table-cell office:value-type="float" office:value="0.31795637409744">
                <text:p>0.31795637409744</text:p>
                <draw:g>
                  <svg:desc>Sheet1.B59:Sheet1.CI59</svg:desc>
                </draw:g>
              </table:table-cell>
              <table:table-cell office:value-type="float" office:value="-0.999809835583383">
                <text:p>-0.999809835583383</text:p>
              </table:table-cell>
              <table:table-cell office:value-type="float" office:value="-3.69439878286971">
                <text:p>-3.69439878286971</text:p>
              </table:table-cell>
              <table:table-cell office:value-type="float" office:value="-2.64552719715181">
                <text:p>-2.64552719715181</text:p>
              </table:table-cell>
              <table:table-cell office:value-type="float" office:value="-1.30185972827621">
                <text:p>-1.30185972827621</text:p>
              </table:table-cell>
              <table:table-cell office:value-type="float" office:value="-1.60377106494851">
                <text:p>-1.60377106494851</text:p>
              </table:table-cell>
              <table:table-cell office:value-type="float" office:value="0.803030122032314">
                <text:p>0.803030122032314</text:p>
              </table:table-cell>
              <table:table-cell office:value-type="float" office:value="-0.19786305908407">
                <text:p>-0.19786305908407</text:p>
              </table:table-cell>
              <table:table-cell office:value-type="float" office:value="1.69145412724121">
                <text:p>1.69145412724121</text:p>
              </table:table-cell>
              <table:table-cell office:value-type="float" office:value="-1.25248895461898">
                <text:p>-1.25248895461898</text:p>
              </table:table-cell>
              <table:table-cell office:value-type="float" office:value="-0.562998676005885">
                <text:p>-0.562998676005885</text:p>
              </table:table-cell>
              <table:table-cell office:value-type="float" office:value="-1.37697819625353">
                <text:p>-1.37697819625353</text:p>
              </table:table-cell>
              <table:table-cell office:value-type="float" office:value="-1.63838075727867">
                <text:p>-1.63838075727867</text:p>
              </table:table-cell>
              <table:table-cell office:value-type="float" office:value="1.11103329298569">
                <text:p>1.11103329298569</text:p>
              </table:table-cell>
              <table:table-cell office:value-type="float" office:value="-0.108666894228959">
                <text:p>-0.108666894228959</text:p>
              </table:table-cell>
              <table:table-cell office:value-type="float" office:value="0.892083069960112">
                <text:p>0.892083069960112</text:p>
              </table:table-cell>
              <table:table-cell office:value-type="float" office:value="2.85102717020863">
                <text:p>2.85102717020863</text:p>
              </table:table-cell>
              <table:table-cell office:value-type="float" office:value="-5.06982293158078">
                <text:p>-5.06982293158078</text:p>
              </table:table-cell>
              <table:table-cell office:value-type="float" office:value="-1.81717661419627">
                <text:p>-1.81717661419627</text:p>
              </table:table-cell>
              <table:table-cell office:value-type="float" office:value="-1.18140191156579">
                <text:p>-1.18140191156579</text:p>
              </table:table-cell>
              <table:table-cell office:value-type="float" office:value="-1.87210682832155">
                <text:p>-1.87210682832155</text:p>
              </table:table-cell>
              <table:table-cell office:value-type="float" office:value="-0.262592338731636">
                <text:p>-0.262592338731636</text:p>
              </table:table-cell>
              <table:table-cell office:value-type="float" office:value="1.8054469425586">
                <text:p>1.8054469425586</text:p>
              </table:table-cell>
              <table:table-cell office:value-type="float" office:value="-0.233388595121636">
                <text:p>-0.233388595121636</text:p>
              </table:table-cell>
              <table:table-cell office:value-type="float" office:value="0.786566437940047">
                <text:p>0.786566437940047</text:p>
              </table:table-cell>
              <table:table-cell office:value-type="float" office:value="-0.419580673365138">
                <text:p>-0.419580673365138</text:p>
              </table:table-cell>
              <table:table-cell office:value-type="float" office:value="1.77937230151627">
                <text:p>1.77937230151627</text:p>
              </table:table-cell>
              <table:table-cell office:value-type="float" office:value="1.17032539187918">
                <text:p>1.17032539187918</text:p>
              </table:table-cell>
              <table:table-cell office:value-type="float" office:value="-1.45978438403623">
                <text:p>-1.45978438403623</text:p>
              </table:table-cell>
              <table:table-cell office:value-type="float" office:value="2.4844768533511">
                <text:p>2.4844768533511</text:p>
              </table:table-cell>
              <table:table-cell office:value-type="float" office:value="1.47969937754521">
                <text:p>1.47969937754521</text:p>
              </table:table-cell>
              <table:table-cell office:value-type="float" office:value="-0.0236617275735753">
                <text:p>-0.0236617275735753</text:p>
              </table:table-cell>
              <table:table-cell office:value-type="float" office:value="-0.299250663982643">
                <text:p>-0.299250663982643</text:p>
              </table:table-cell>
              <table:table-cell office:value-type="float" office:value="-0.924537205918769">
                <text:p>-0.924537205918769</text:p>
              </table:table-cell>
              <table:table-cell office:value-type="float" office:value="0.949745837280728">
                <text:p>0.949745837280728</text:p>
              </table:table-cell>
              <table:table-cell office:value-type="float" office:value="-0.970254099787091">
                <text:p>-0.970254099787091</text:p>
              </table:table-cell>
              <table:table-cell office:value-type="float" office:value="-0.801602518842586">
                <text:p>-0.801602518842586</text:p>
              </table:table-cell>
              <table:table-cell office:value-type="float" office:value="-17.9334563658685">
                <text:p>-17.9334563658685</text:p>
              </table:table-cell>
              <table:table-cell office:value-type="float" office:value="-0.992191287473228">
                <text:p>-0.992191287473228</text:p>
              </table:table-cell>
              <table:table-cell office:value-type="float" office:value="-0.705665259623367">
                <text:p>-0.705665259623367</text:p>
              </table:table-cell>
              <table:table-cell office:value-type="float" office:value="-1.12336692888617">
                <text:p>-1.12336692888617</text:p>
              </table:table-cell>
              <table:table-cell office:value-type="float" office:value="-0.151699185446789">
                <text:p>-0.151699185446789</text:p>
              </table:table-cell>
              <table:table-cell office:value-type="float" office:value="-0.0368003191049176">
                <text:p>-0.0368003191049176</text:p>
              </table:table-cell>
              <table:table-cell office:value-type="float" office:value="-2.6559062729456">
                <text:p>-2.6559062729456</text:p>
              </table:table-cell>
              <table:table-cell office:value-type="float" office:value="0.749417972968279">
                <text:p>0.749417972968279</text:p>
              </table:table-cell>
              <table:table-cell office:value-type="float" office:value="0.855760114716477">
                <text:p>0.855760114716477</text:p>
              </table:table-cell>
              <table:table-cell office:value-type="float" office:value="0.417546273776378">
                <text:p>0.417546273776378</text:p>
              </table:table-cell>
              <table:table-cell office:value-type="float" office:value="0.771384030176172">
                <text:p>0.771384030176172</text:p>
              </table:table-cell>
              <table:table-cell office:value-type="float" office:value="-0.27583327352592">
                <text:p>-0.27583327352592</text:p>
              </table:table-cell>
              <table:table-cell office:value-type="float" office:value="1.94716234769231">
                <text:p>1.94716234769231</text:p>
              </table:table-cell>
              <table:table-cell office:value-type="float" office:value="1.06012661153561">
                <text:p>1.06012661153561</text:p>
              </table:table-cell>
              <table:table-cell office:value-type="float" office:value="0.913193983454554">
                <text:p>0.913193983454554</text:p>
              </table:table-cell>
              <table:table-cell office:value-type="float" office:value="1.42442743537652">
                <text:p>1.42442743537652</text:p>
              </table:table-cell>
              <table:table-cell office:value-type="float" office:value="0.286337241621547">
                <text:p>0.286337241621547</text:p>
              </table:table-cell>
              <table:table-cell office:value-type="float" office:value="-1.66903611496637">
                <text:p>-1.66903611496637</text:p>
              </table:table-cell>
              <table:table-cell office:value-type="float" office:value="0.764214804088246">
                <text:p>0.764214804088246</text:p>
              </table:table-cell>
              <table:table-cell office:value-type="float" office:value="1.78464395612057">
                <text:p>1.78464395612057</text:p>
              </table:table-cell>
              <table:table-cell office:value-type="float" office:value="2.55872739744708">
                <text:p>2.55872739744708</text:p>
              </table:table-cell>
              <table:table-cell office:value-type="float" office:value="2.03414481943398">
                <text:p>2.03414481943398</text:p>
              </table:table-cell>
              <table:table-cell office:value-type="float" office:value="-0.910864895623212">
                <text:p>-0.910864895623212</text:p>
              </table:table-cell>
              <table:table-cell office:value-type="float" office:value="0.518389377127062">
                <text:p>0.518389377127062</text:p>
              </table:table-cell>
              <table:table-cell office:value-type="float" office:value="0.221882088105537">
                <text:p>0.221882088105537</text:p>
              </table:table-cell>
              <table:table-cell office:value-type="float" office:value="-1.3550279717604">
                <text:p>-1.3550279717604</text:p>
              </table:table-cell>
              <table:table-cell office:value-type="float" office:value="-0.361850746380526">
                <text:p>-0.361850746380526</text:p>
              </table:table-cell>
              <table:table-cell office:value-type="float" office:value="1.95243691833551">
                <text:p>1.95243691833551</text:p>
              </table:table-cell>
              <table:table-cell office:value-type="float" office:value="0.623546887459378">
                <text:p>0.623546887459378</text:p>
              </table:table-cell>
              <table:table-cell office:value-type="float" office:value="-2.71160571014766">
                <text:p>-2.71160571014766</text:p>
              </table:table-cell>
              <table:table-cell office:value-type="float" office:value="-0.0275327937463563">
                <text:p>-0.0275327937463563</text:p>
              </table:table-cell>
              <table:table-cell office:value-type="float" office:value="-0.0570333277188993">
                <text:p>-0.0570333277188993</text:p>
              </table:table-cell>
              <table:table-cell office:value-type="float" office:value="-0.919679130325976">
                <text:p>-0.919679130325976</text:p>
              </table:table-cell>
              <table:table-cell office:value-type="float" office:value="0.121539077370086">
                <text:p>0.121539077370086</text:p>
              </table:table-cell>
              <table:table-cell office:value-type="float" office:value="0.436974789408352">
                <text:p>0.436974789408352</text:p>
              </table:table-cell>
              <table:table-cell office:value-type="float" office:value="2.22188343461485">
                <text:p>2.22188343461485</text:p>
              </table:table-cell>
              <table:table-cell office:value-type="float" office:value="-1.21696917391376">
                <text:p>-1.21696917391376</text:p>
              </table:table-cell>
              <table:table-cell office:value-type="float" office:value="-0.428711647570505">
                <text:p>-0.428711647570505</text:p>
              </table:table-cell>
              <table:table-cell office:value-type="float" office:value="-0.489024636589326">
                <text:p>-0.489024636589326</text:p>
              </table:table-cell>
              <table:table-cell office:value-type="float" office:value="3.36042889789907">
                <text:p>3.36042889789907</text:p>
              </table:table-cell>
              <table:table-cell office:value-type="float" office:value="-1.02182490599414">
                <text:p>-1.02182490599414</text:p>
              </table:table-cell>
              <table:table-cell office:value-type="float" office:value="-0.491725358969756">
                <text:p>-0.491725358969756</text:p>
              </table:table-cell>
              <table:table-cell office:value-type="float" office:value="-0.482439998492275">
                <text:p>-0.482439998492275</text:p>
              </table:table-cell>
              <table:table-cell office:value-type="float" office:value="0.43268063203144">
                <text:p>0.43268063203144</text:p>
              </table:table-cell>
              <table:table-cell office:value-type="float" office:value="-0.82926472490906">
                <text:p>-0.82926472490906</text:p>
              </table:table-cell>
              <table:table-cell office:value-type="float" office:value="-1.81548940098841">
                <text:p>-1.81548940098841</text:p>
              </table:table-cell>
              <table:table-cell office:value-type="float" office:value="-2.62684839055691">
                <text:p>-2.62684839055691</text:p>
              </table:table-cell>
              <table:table-cell office:value-type="float" office:value="2.04081216107815">
                <text:p>2.04081216107815</text:p>
              </table:table-cell>
              <table:table-cell office:value-type="float" office:value="0.307682683858833">
                <text:p>0.307682683858833</text:p>
              </table:table-cell>
            </table:table-row>
            <table:table-row>
              <table:table-cell office:value-type="string">
                <text:p>prime</text:p>
                <draw:g>
                  <svg:desc>Sheet1.A60:Sheet1.A60</svg:desc>
                </draw:g>
              </table:table-cell>
              <table:table-cell office:value-type="float" office:value="0.0446790346549555">
                <text:p>0.0446790346549555</text:p>
                <draw:g>
                  <svg:desc>Sheet1.B60:Sheet1.CI60</svg:desc>
                </draw:g>
              </table:table-cell>
              <table:table-cell office:value-type="float" office:value="-0.132352565281704">
                <text:p>-0.132352565281704</text:p>
              </table:table-cell>
              <table:table-cell office:value-type="float" office:value="-0.0740468364716566">
                <text:p>-0.0740468364716566</text:p>
              </table:table-cell>
              <table:table-cell office:value-type="float" office:value="0.0416017058671862">
                <text:p>0.0416017058671862</text:p>
              </table:table-cell>
              <table:table-cell office:value-type="float" office:value="0.189960520797569">
                <text:p>0.189960520797569</text:p>
              </table:table-cell>
              <table:table-cell office:value-type="float" office:value="-0.000856199980310211">
                <text:p>-0.000856199980310211</text:p>
              </table:table-cell>
              <table:table-cell office:value-type="float" office:value="-0.0348502163036411">
                <text:p>-0.0348502163036411</text:p>
              </table:table-cell>
              <table:table-cell office:value-type="float" office:value="0.0173642741869524">
                <text:p>0.0173642741869524</text:p>
              </table:table-cell>
              <table:table-cell office:value-type="float" office:value="0.0481201130804246">
                <text:p>0.0481201130804246</text:p>
              </table:table-cell>
              <table:table-cell office:value-type="float" office:value="-0.0216325513857937">
                <text:p>-0.0216325513857937</text:p>
              </table:table-cell>
              <table:table-cell office:value-type="float" office:value="0.0156117867854067">
                <text:p>0.0156117867854067</text:p>
              </table:table-cell>
              <table:table-cell office:value-type="float" office:value="0.0231683099062666">
                <text:p>0.0231683099062666</text:p>
              </table:table-cell>
              <table:table-cell office:value-type="float" office:value="-0.0392101196771054">
                <text:p>-0.0392101196771054</text:p>
              </table:table-cell>
              <table:table-cell office:value-type="float" office:value="0.133284432427402">
                <text:p>0.133284432427402</text:p>
              </table:table-cell>
              <table:table-cell office:value-type="float" office:value="-0.136555492658937">
                <text:p>-0.136555492658937</text:p>
              </table:table-cell>
              <table:table-cell office:value-type="float" office:value="0.0354920160961773">
                <text:p>0.0354920160961773</text:p>
              </table:table-cell>
              <table:table-cell office:value-type="float" office:value="-0.0168630373740387">
                <text:p>-0.0168630373740387</text:p>
              </table:table-cell>
              <table:table-cell office:value-type="float" office:value="-0.0843771150951106">
                <text:p>-0.0843771150951106</text:p>
              </table:table-cell>
              <table:table-cell office:value-type="float" office:value="-0.115548185358563">
                <text:p>-0.115548185358563</text:p>
              </table:table-cell>
              <table:table-cell office:value-type="float" office:value="-0.0720874801555995">
                <text:p>-0.0720874801555995</text:p>
              </table:table-cell>
              <table:table-cell office:value-type="float" office:value="0.145784244988456">
                <text:p>0.145784244988456</text:p>
              </table:table-cell>
              <table:table-cell office:value-type="float" office:value="-0.220039375864019">
                <text:p>-0.220039375864019</text:p>
              </table:table-cell>
              <table:table-cell office:value-type="float" office:value="-0.119161266736487">
                <text:p>-0.119161266736487</text:p>
              </table:table-cell>
              <table:table-cell office:value-type="float" office:value="0.0395162671851119">
                <text:p>0.0395162671851119</text:p>
              </table:table-cell>
              <table:table-cell office:value-type="float" office:value="-0.0727759600276613">
                <text:p>-0.0727759600276613</text:p>
              </table:table-cell>
              <table:table-cell office:value-type="float" office:value="-0.15587317716482">
                <text:p>-0.15587317716482</text:p>
              </table:table-cell>
              <table:table-cell office:value-type="float" office:value="-0.421202538465802">
                <text:p>-0.421202538465802</text:p>
              </table:table-cell>
              <table:table-cell office:value-type="float" office:value="-0.128144921768691">
                <text:p>-0.128144921768691</text:p>
              </table:table-cell>
              <table:table-cell office:value-type="float" office:value="0.0206781424970476">
                <text:p>0.0206781424970476</text:p>
              </table:table-cell>
              <table:table-cell office:value-type="float" office:value="0.0181140464345668">
                <text:p>0.0181140464345668</text:p>
              </table:table-cell>
              <table:table-cell office:value-type="float" office:value="-0.0541873632902699">
                <text:p>-0.0541873632902699</text:p>
              </table:table-cell>
              <table:table-cell office:value-type="float" office:value="-0.00661419867155205">
                <text:p>-0.00661419867155205</text:p>
              </table:table-cell>
              <table:table-cell office:value-type="float" office:value="-0.0123215436913015">
                <text:p>-0.0123215436913015</text:p>
              </table:table-cell>
              <table:table-cell office:value-type="float" office:value="0.0359079920632918">
                <text:p>0.0359079920632918</text:p>
              </table:table-cell>
              <table:table-cell office:value-type="float" office:value="-0.0236138876105319">
                <text:p>-0.0236138876105319</text:p>
              </table:table-cell>
              <table:table-cell office:value-type="float" office:value="0.260127363919054">
                <text:p>0.260127363919054</text:p>
              </table:table-cell>
              <table:table-cell office:value-type="float" office:value="0.0771954931704699">
                <text:p>0.0771954931704699</text:p>
              </table:table-cell>
              <table:table-cell office:value-type="float" office:value="0.0589045693800055">
                <text:p>0.0589045693800055</text:p>
              </table:table-cell>
              <table:table-cell office:value-type="float" office:value="0.167774921637801">
                <text:p>0.167774921637801</text:p>
              </table:table-cell>
              <table:table-cell office:value-type="float" office:value="-0.214653693240557">
                <text:p>-0.214653693240557</text:p>
              </table:table-cell>
              <table:table-cell office:value-type="float" office:value="-0.00456613340901074">
                <text:p>-0.00456613340901074</text:p>
              </table:table-cell>
              <table:table-cell office:value-type="float" office:value="0.0122289479452163">
                <text:p>0.0122289479452163</text:p>
              </table:table-cell>
              <table:table-cell office:value-type="float" office:value="0.0425981934588727">
                <text:p>0.0425981934588727</text:p>
              </table:table-cell>
              <table:table-cell office:value-type="float" office:value="-0.0624307627628519">
                <text:p>-0.0624307627628519</text:p>
              </table:table-cell>
              <table:table-cell office:value-type="float" office:value="0.0257443037761934">
                <text:p>0.0257443037761934</text:p>
              </table:table-cell>
              <table:table-cell office:value-type="float" office:value="-0.0335449313279337">
                <text:p>-0.0335449313279337</text:p>
              </table:table-cell>
              <table:table-cell office:value-type="float" office:value="0.0529556482850112">
                <text:p>0.0529556482850112</text:p>
              </table:table-cell>
              <table:table-cell office:value-type="float" office:value="-0.0647904961040615">
                <text:p>-0.0647904961040615</text:p>
              </table:table-cell>
              <table:table-cell office:value-type="float" office:value="0.173011129925401">
                <text:p>0.173011129925401</text:p>
              </table:table-cell>
              <table:table-cell office:value-type="float" office:value="0.19796990482387">
                <text:p>0.19796990482387</text:p>
              </table:table-cell>
              <table:table-cell office:value-type="float" office:value="-0.0116423652726834">
                <text:p>-0.0116423652726834</text:p>
              </table:table-cell>
              <table:table-cell office:value-type="float" office:value="0.00215939586323002">
                <text:p>0.00215939586323002</text:p>
              </table:table-cell>
              <table:table-cell office:value-type="float" office:value="0.0142735364322421">
                <text:p>0.0142735364322421</text:p>
              </table:table-cell>
              <table:table-cell office:value-type="float" office:value="0.0435180848640789">
                <text:p>0.0435180848640789</text:p>
              </table:table-cell>
              <table:table-cell office:value-type="float" office:value="-0.126734353910138">
                <text:p>-0.126734353910138</text:p>
              </table:table-cell>
              <table:table-cell office:value-type="float" office:value="0.127152941188285">
                <text:p>0.127152941188285</text:p>
              </table:table-cell>
              <table:table-cell office:value-type="float" office:value="0.00399355742569986">
                <text:p>0.00399355742569986</text:p>
              </table:table-cell>
              <table:table-cell office:value-type="float" office:value="-0.0469546539831757">
                <text:p>-0.0469546539831757</text:p>
              </table:table-cell>
              <table:table-cell office:value-type="float" office:value="0.110109355292929">
                <text:p>0.110109355292929</text:p>
              </table:table-cell>
              <table:table-cell office:value-type="float" office:value="-0.577732418636144">
                <text:p>-0.577732418636144</text:p>
              </table:table-cell>
              <table:table-cell office:value-type="float" office:value="-0.08331171471491">
                <text:p>-0.08331171471491</text:p>
              </table:table-cell>
              <table:table-cell office:value-type="float" office:value="-0.15273475432026">
                <text:p>-0.15273475432026</text:p>
              </table:table-cell>
              <table:table-cell office:value-type="float" office:value="-0.226725894454994">
                <text:p>-0.226725894454994</text:p>
              </table:table-cell>
              <table:table-cell office:value-type="float" office:value="0.12664595291278">
                <text:p>0.12664595291278</text:p>
              </table:table-cell>
              <table:table-cell office:value-type="float" office:value="-0.134274288149139">
                <text:p>-0.134274288149139</text:p>
              </table:table-cell>
              <table:table-cell office:value-type="float" office:value="0.0492159845642523">
                <text:p>0.0492159845642523</text:p>
              </table:table-cell>
              <table:table-cell office:value-type="float" office:value="-0.267634030135934">
                <text:p>-0.267634030135934</text:p>
              </table:table-cell>
              <table:table-cell office:value-type="float" office:value="-0.0650158448125389">
                <text:p>-0.0650158448125389</text:p>
              </table:table-cell>
              <table:table-cell office:value-type="float" office:value="-0.179663242770987">
                <text:p>-0.179663242770987</text:p>
              </table:table-cell>
              <table:table-cell office:value-type="float" office:value="0.0574499829485954">
                <text:p>0.0574499829485954</text:p>
              </table:table-cell>
              <table:table-cell office:value-type="float" office:value="0.0288313759237886">
                <text:p>0.0288313759237886</text:p>
              </table:table-cell>
              <table:table-cell office:value-type="float" office:value="0.113311937196531">
                <text:p>0.113311937196531</text:p>
              </table:table-cell>
              <table:table-cell office:value-type="float" office:value="0.158055915944604">
                <text:p>0.158055915944604</text:p>
              </table:table-cell>
              <table:table-cell office:value-type="float" office:value="-0.113303718544559">
                <text:p>-0.113303718544559</text:p>
              </table:table-cell>
              <table:table-cell office:value-type="float" office:value="-0.0444978005771391">
                <text:p>-0.0444978005771391</text:p>
              </table:table-cell>
              <table:table-cell office:value-type="float" office:value="-0.0900128770353383">
                <text:p>-0.0900128770353383</text:p>
              </table:table-cell>
              <table:table-cell office:value-type="float" office:value="-0.0828422316591525">
                <text:p>-0.0828422316591525</text:p>
              </table:table-cell>
              <table:table-cell office:value-type="float" office:value="0.367030242431149">
                <text:p>0.367030242431149</text:p>
              </table:table-cell>
              <table:table-cell office:value-type="float" office:value="-0.0327972599785949">
                <text:p>-0.0327972599785949</text:p>
              </table:table-cell>
              <table:table-cell office:value-type="float" office:value="0.116693577630708">
                <text:p>0.116693577630708</text:p>
              </table:table-cell>
              <table:table-cell office:value-type="float" office:value="0.234524373043052">
                <text:p>0.234524373043052</text:p>
              </table:table-cell>
              <table:table-cell office:value-type="float" office:value="-0.239392174182044">
                <text:p>-0.239392174182044</text:p>
              </table:table-cell>
              <table:table-cell office:value-type="float" office:value="0.197978118953884">
                <text:p>0.197978118953884</text:p>
              </table:table-cell>
              <table:table-cell office:value-type="float" office:value="-0.0908280711972851">
                <text:p>-0.0908280711972851</text:p>
              </table:table-cell>
              <table:table-cell office:value-type="float" office:value="0.152361623677115">
                <text:p>0.152361623677115</text:p>
              </table:table-cell>
              <table:table-cell office:value-type="float" office:value="-0.0499112533253492">
                <text:p>-0.0499112533253492</text:p>
              </table:table-cell>
            </table:table-row>
            <table:table-row>
              <table:table-cell office:value-type="string">
                <text:p>sha</text:p>
                <draw:g>
                  <svg:desc>Sheet1.A61:Sheet1.A61</svg:desc>
                </draw:g>
              </table:table-cell>
              <table:table-cell office:value-type="float" office:value="0.921270177959509">
                <text:p>0.921270177959509</text:p>
                <draw:g>
                  <svg:desc>Sheet1.B61:Sheet1.CI61</svg:desc>
                </draw:g>
              </table:table-cell>
              <table:table-cell office:value-type="float" office:value="-0.179757031271827">
                <text:p>-0.179757031271827</text:p>
              </table:table-cell>
              <table:table-cell office:value-type="float" office:value="0.27898138546">
                <text:p>0.27898138546</text:p>
              </table:table-cell>
              <table:table-cell office:value-type="float" office:value="-0.798645912168396">
                <text:p>-0.798645912168396</text:p>
              </table:table-cell>
              <table:table-cell office:value-type="float" office:value="0.0521368435241099">
                <text:p>0.0521368435241099</text:p>
              </table:table-cell>
              <table:table-cell office:value-type="float" office:value="-0.477168756924083">
                <text:p>-0.477168756924083</text:p>
              </table:table-cell>
              <table:table-cell office:value-type="float" office:value="0.115500424090162">
                <text:p>0.115500424090162</text:p>
              </table:table-cell>
              <table:table-cell office:value-type="float" office:value="0.00611074711288085">
                <text:p>0.00611074711288085</text:p>
              </table:table-cell>
              <table:table-cell office:value-type="float" office:value="-0.111603873106218">
                <text:p>-0.111603873106218</text:p>
              </table:table-cell>
              <table:table-cell office:value-type="float" office:value="-0.121034332525404">
                <text:p>-0.121034332525404</text:p>
              </table:table-cell>
              <table:table-cell office:value-type="float" office:value="-0.378600989124822">
                <text:p>-0.378600989124822</text:p>
              </table:table-cell>
              <table:table-cell office:value-type="float" office:value="0.128866357940931">
                <text:p>0.128866357940931</text:p>
              </table:table-cell>
              <table:table-cell office:value-type="float" office:value="0.220884478310317">
                <text:p>0.220884478310317</text:p>
              </table:table-cell>
              <table:table-cell office:value-type="float" office:value="0.603412965899146">
                <text:p>0.603412965899146</text:p>
              </table:table-cell>
              <table:table-cell office:value-type="float" office:value="-0.00911563393376466">
                <text:p>-0.00911563393376466</text:p>
              </table:table-cell>
              <table:table-cell office:value-type="float" office:value="0.30984890646924">
                <text:p>0.30984890646924</text:p>
              </table:table-cell>
              <table:table-cell office:value-type="float" office:value="-0.399473176615712">
                <text:p>-0.399473176615712</text:p>
              </table:table-cell>
              <table:table-cell office:value-type="float" office:value="-1.53998157264133">
                <text:p>-1.53998157264133</text:p>
              </table:table-cell>
              <table:table-cell office:value-type="float" office:value="-0.0241307158826471">
                <text:p>-0.0241307158826471</text:p>
              </table:table-cell>
              <table:table-cell office:value-type="float" office:value="-0.0196329808739907">
                <text:p>-0.0196329808739907</text:p>
              </table:table-cell>
              <table:table-cell office:value-type="float" office:value="-0.308336196890738">
                <text:p>-0.308336196890738</text:p>
              </table:table-cell>
              <table:table-cell office:value-type="float" office:value="-0.517746736979098">
                <text:p>-0.517746736979098</text:p>
              </table:table-cell>
              <table:table-cell office:value-type="float" office:value="0.397231929510713">
                <text:p>0.397231929510713</text:p>
              </table:table-cell>
              <table:table-cell office:value-type="float" office:value="0.19079539437593">
                <text:p>0.19079539437593</text:p>
              </table:table-cell>
              <table:table-cell office:value-type="float" office:value="-0.0208932937111324">
                <text:p>-0.0208932937111324</text:p>
              </table:table-cell>
              <table:table-cell office:value-type="float" office:value="-0.292235480488246">
                <text:p>-0.292235480488246</text:p>
              </table:table-cell>
              <table:table-cell office:value-type="float" office:value="-0.826644334991312">
                <text:p>-0.826644334991312</text:p>
              </table:table-cell>
              <table:table-cell office:value-type="float" office:value="-0.0460775340244702">
                <text:p>-0.0460775340244702</text:p>
              </table:table-cell>
              <table:table-cell office:value-type="float" office:value="-0.699163708576023">
                <text:p>-0.699163708576023</text:p>
              </table:table-cell>
              <table:table-cell office:value-type="float" office:value="-0.128494312463722">
                <text:p>-0.128494312463722</text:p>
              </table:table-cell>
              <table:table-cell office:value-type="float" office:value="0.173304856672225">
                <text:p>0.173304856672225</text:p>
              </table:table-cell>
              <table:table-cell office:value-type="float" office:value="-0.302877869174267">
                <text:p>-0.302877869174267</text:p>
              </table:table-cell>
              <table:table-cell office:value-type="float" office:value="0.0352040709149686">
                <text:p>0.0352040709149686</text:p>
              </table:table-cell>
              <table:table-cell office:value-type="float" office:value="0.136313067224893">
                <text:p>0.136313067224893</text:p>
              </table:table-cell>
              <table:table-cell office:value-type="float" office:value="0.0631502291629347">
                <text:p>0.0631502291629347</text:p>
              </table:table-cell>
              <table:table-cell office:value-type="float" office:value="0.606647433197431">
                <text:p>0.606647433197431</text:p>
              </table:table-cell>
              <table:table-cell office:value-type="float" office:value="0.114263589720516">
                <text:p>0.114263589720516</text:p>
              </table:table-cell>
              <table:table-cell office:value-type="float" office:value="0.370577708866002">
                <text:p>0.370577708866002</text:p>
              </table:table-cell>
              <table:table-cell office:value-type="float" office:value="-0.00817315944847684">
                <text:p>-0.00817315944847684</text:p>
              </table:table-cell>
              <table:table-cell office:value-type="float" office:value="-0.172177618336028">
                <text:p>-0.172177618336028</text:p>
              </table:table-cell>
              <table:table-cell office:value-type="float" office:value="-0.0748845463376039">
                <text:p>-0.0748845463376039</text:p>
              </table:table-cell>
              <table:table-cell office:value-type="float" office:value="0.155731072458528">
                <text:p>0.155731072458528</text:p>
              </table:table-cell>
              <table:table-cell office:value-type="float" office:value="0.292227985706085">
                <text:p>0.292227985706085</text:p>
              </table:table-cell>
              <table:table-cell office:value-type="float" office:value="0.237270179117709">
                <text:p>0.237270179117709</text:p>
              </table:table-cell>
              <table:table-cell office:value-type="float" office:value="0.321356410762866">
                <text:p>0.321356410762866</text:p>
              </table:table-cell>
              <table:table-cell office:value-type="float" office:value="0.0667591717242127">
                <text:p>0.0667591717242127</text:p>
              </table:table-cell>
              <table:table-cell office:value-type="float" office:value="0.0986520331471577">
                <text:p>0.0986520331471577</text:p>
              </table:table-cell>
              <table:table-cell office:value-type="float" office:value="0.235851687163209">
                <text:p>0.235851687163209</text:p>
              </table:table-cell>
              <table:table-cell office:value-type="float" office:value="-0.221720987931354">
                <text:p>-0.221720987931354</text:p>
              </table:table-cell>
              <table:table-cell office:value-type="float" office:value="0.0775033844170339">
                <text:p>0.0775033844170339</text:p>
              </table:table-cell>
              <table:table-cell office:value-type="float" office:value="0.539357302576033">
                <text:p>0.539357302576033</text:p>
              </table:table-cell>
              <table:table-cell office:value-type="float" office:value="-0.264985743468244">
                <text:p>-0.264985743468244</text:p>
              </table:table-cell>
              <table:table-cell office:value-type="float" office:value="0.132488565392104">
                <text:p>0.132488565392104</text:p>
              </table:table-cell>
              <table:table-cell office:value-type="float" office:value="-0.146611768514535">
                <text:p>-0.146611768514535</text:p>
              </table:table-cell>
              <table:table-cell office:value-type="float" office:value="-0.107159377333283">
                <text:p>-0.107159377333283</text:p>
              </table:table-cell>
              <table:table-cell office:value-type="float" office:value="-0.0103053349241964">
                <text:p>-0.0103053349241964</text:p>
              </table:table-cell>
              <table:table-cell office:value-type="float" office:value="-0.343439890092742">
                <text:p>-0.343439890092742</text:p>
              </table:table-cell>
              <table:table-cell office:value-type="float" office:value="0.345206909888949">
                <text:p>0.345206909888949</text:p>
              </table:table-cell>
              <table:table-cell office:value-type="float" office:value="0.187484758969108">
                <text:p>0.187484758969108</text:p>
              </table:table-cell>
              <table:table-cell office:value-type="float" office:value="0.0950185794710675">
                <text:p>0.0950185794710675</text:p>
              </table:table-cell>
              <table:table-cell office:value-type="float" office:value="-0.566375107983903">
                <text:p>-0.566375107983903</text:p>
              </table:table-cell>
              <table:table-cell office:value-type="float" office:value="0.153455242644838">
                <text:p>0.153455242644838</text:p>
              </table:table-cell>
              <table:table-cell office:value-type="float" office:value="-0.782903455654219">
                <text:p>-0.782903455654219</text:p>
              </table:table-cell>
              <table:table-cell office:value-type="float" office:value="-1.32471361063686">
                <text:p>-1.32471361063686</text:p>
              </table:table-cell>
              <table:table-cell office:value-type="float" office:value="0.034897315648">
                <text:p>0.034897315648</text:p>
              </table:table-cell>
              <table:table-cell office:value-type="float" office:value="0.477749350524141">
                <text:p>0.477749350524141</text:p>
              </table:table-cell>
              <table:table-cell office:value-type="float" office:value="-0.426227073371772">
                <text:p>-0.426227073371772</text:p>
              </table:table-cell>
              <table:table-cell office:value-type="float" office:value="0.142208910053266">
                <text:p>0.142208910053266</text:p>
              </table:table-cell>
              <table:table-cell office:value-type="float" office:value="-0.135718570013793">
                <text:p>-0.135718570013793</text:p>
              </table:table-cell>
              <table:table-cell office:value-type="float" office:value="0.579262190854887">
                <text:p>0.579262190854887</text:p>
              </table:table-cell>
              <table:table-cell office:value-type="float" office:value="0.239890329151799">
                <text:p>0.239890329151799</text:p>
              </table:table-cell>
              <table:table-cell office:value-type="float" office:value="0.283800981799998">
                <text:p>0.283800981799998</text:p>
              </table:table-cell>
              <table:table-cell office:value-type="float" office:value="-0.205762738409699">
                <text:p>-0.205762738409699</text:p>
              </table:table-cell>
              <table:table-cell office:value-type="float" office:value="0.132261683499582">
                <text:p>0.132261683499582</text:p>
              </table:table-cell>
              <table:table-cell office:value-type="float" office:value="0.503356795263025">
                <text:p>0.503356795263025</text:p>
              </table:table-cell>
              <table:table-cell office:value-type="float" office:value="-0.127790422714299">
                <text:p>-0.127790422714299</text:p>
              </table:table-cell>
              <table:table-cell office:value-type="float" office:value="-0.00983765205544872">
                <text:p>-0.00983765205544872</text:p>
              </table:table-cell>
              <table:table-cell office:value-type="float" office:value="0.286645402921944">
                <text:p>0.286645402921944</text:p>
              </table:table-cell>
              <table:table-cell office:value-type="float" office:value="0.310519971225276">
                <text:p>0.310519971225276</text:p>
              </table:table-cell>
              <table:table-cell office:value-type="float" office:value="-0.096079447008069">
                <text:p>-0.096079447008069</text:p>
              </table:table-cell>
              <table:table-cell office:value-type="float" office:value="0.597364854672144">
                <text:p>0.597364854672144</text:p>
              </table:table-cell>
              <table:table-cell office:value-type="float" office:value="0.429509383681942">
                <text:p>0.429509383681942</text:p>
              </table:table-cell>
              <table:table-cell office:value-type="float" office:value="0.389094076279746">
                <text:p>0.389094076279746</text:p>
              </table:table-cell>
              <table:table-cell office:value-type="float" office:value="-0.2740126578681">
                <text:p>-0.2740126578681</text:p>
              </table:table-cell>
              <table:table-cell office:value-type="float" office:value="0.270600360919479">
                <text:p>0.270600360919479</text:p>
              </table:table-cell>
              <table:table-cell office:value-type="float" office:value="0.139303658260498">
                <text:p>0.1393036582604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